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700000018825B3EC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2.0146in"/>
    </style:style>
    <style:style style:name="co5" style:family="table-column">
      <style:table-column-properties fo:break-before="auto" style:column-width="0.9134in"/>
    </style:style>
    <style:style style:name="co6" style:family="table-column">
      <style:table-column-properties fo:break-before="auto" style:column-width="1.1201in"/>
    </style:style>
    <style:style style:name="co7" style:family="table-column">
      <style:table-column-properties fo:break-before="auto" style:column-width="1.4591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2.9909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0.8681in"/>
    </style:style>
    <style:style style:name="co14" style:family="table-column">
      <style:table-column-properties fo:break-before="auto" style:column-width="3.0874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2.1437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761in"/>
    </style:style>
    <style:style style:name="co20" style:family="table-column">
      <style:table-column-properties fo:break-before="auto" style:column-width="2.798in"/>
    </style:style>
    <style:style style:name="co21" style:family="table-column">
      <style:table-column-properties fo:break-before="auto" style:column-width="1.5327in"/>
    </style:style>
    <style:style style:name="co22" style:family="table-column">
      <style:table-column-properties fo:break-before="auto" style:column-width="2.4335in"/>
    </style:style>
    <style:style style:name="co23" style:family="table-column">
      <style:table-column-properties fo:break-before="auto" style:column-width="1.4689in"/>
    </style:style>
    <style:style style:name="co24" style:family="table-column">
      <style:table-column-properties fo:break-before="auto" style:column-width="0.1717in"/>
    </style:style>
    <style:style style:name="co25" style:family="table-column">
      <style:table-column-properties fo:break-before="auto" style:column-width="1.3217in"/>
    </style:style>
    <style:style style:name="co26" style:family="table-column">
      <style:table-column-properties fo:break-before="auto" style:column-width="2.9807in"/>
    </style:style>
    <style:style style:name="co27" style:family="table-column">
      <style:table-column-properties fo:break-before="auto" style:column-width="1.557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3583in" fo:break-before="auto" style:use-optimal-row-height="fals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currency-style style:name="N50103P0" style:volatile="true" number:language="cs" number:country="CZ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50103" number:language="cs" number:country="CZ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50103P0"/>
    </number:currency-style>
    <style:style style:name="ce1" style:family="table-cell" style:parent-style-name="Default">
      <style:table-cell-properties style:diagonal-bl-tr="none" style:diagonal-tl-br="none" fo:border="none" fo:padding="0.028in" style:rotation-align="none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Normální_20_2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000000" fo:background-color="#ccffff" style:diagonal-bl-tr="none" style:diagonal-tl-br="none" fo:border-left="0.99pt solid #000000" fo:padding="0.028in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padding="0.028in" fo:border-right="0.99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fo:background-color="#ffffff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8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0.06pt double #000000" style:border-line-width-top="0in 0.0016in 0.0008in"/>
    </style:style>
    <style:style style:name="ce9" style:family="table-cell" style:parent-style-name="Default" style:data-style-name="N3">
      <style:table-cell-properties style:diagonal-bl-tr="none" style:diagonal-tl-br="none" fo:border="none" fo:padding="0.028in" style:rotation-align="none"/>
    </style:style>
    <style:style style:name="ce10" style:family="table-cell" style:parent-style-name="Default">
      <style:table-cell-properties fo:border-bottom="0.06pt solid #000000" fo:background-color="#ccffff" style:diagonal-bl-tr="none" style:diagonal-tl-br="none" fo:border-left="0.06pt solid #000000" fo:padding="0.028in" fo:border-right="0.06pt solid #000000" style:rotation-align="none" fo:border-top="0.99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ccffff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4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5" style:family="table-cell" style:parent-style-name="Default" style:data-style-name="N3">
      <style:table-cell-properties style:diagonal-bl-tr="none" style:diagonal-tl-br="none" fo:border="0.06pt solid #000000" fo:padding="0.028in" style:rotation-align="none"/>
    </style:style>
    <style:style style:name="ce16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50103">
      <style:table-cell-properties fo:border="0.06pt solid #000000"/>
    </style:style>
    <style:style style:name="ce21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ální_20_2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8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29" style:family="table-cell" style:parent-style-name="Default" style:data-style-name="N3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</style:style>
    <style:style style:name="ce30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3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06pt solid #000000" style:direction="ltr" fo:padding="0.028in" fo:border-right="0.99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154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154">
      <style:table-cell-properties fo:border-bottom="none" fo:background-color="#ccccff" style:diagonal-bl-tr="none" style:diagonal-tl-br="none" fo:border-left="0.06pt solid #000000" fo:padding="0.028in" fo:border-right="0.06pt solid #000000" style:rotation-align="none" fo:border-top="0.06pt double #000000" style:border-line-width-top="0in 0.0016in 0.000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ackground-color="transparent" fo:padding="0.028in"/>
    </style:style>
    <style:style style:name="ce4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Droid Sans Fallback" style:font-name-complex="FreeSans"/>
    </style:style>
    <style:style style:name="ce49" style:family="table-cell" style:parent-style-name="Default">
      <style:table-cell-properties fo:background-color="#ffff99" fo:wrap-option="wrap"/>
      <style:text-properties fo:font-weight="bold" style:font-weight-asian="bold" style:font-weight-complex="bold" fo:hyphenate="true"/>
    </style:style>
    <style:style style:name="ce50" style:family="table-cell" style:parent-style-name="Default">
      <style:table-cell-properties fo:background-color="#ffff99" fo:wrap-option="wrap"/>
      <style:text-properties fo:hyphenate="true"/>
    </style:style>
    <style:style style:name="ce51" style:family="table-cell" style:parent-style-name="Default">
      <style:table-cell-properties fo:wrap-option="wrap"/>
      <style:text-properties fo:hyphenate="true"/>
    </style:style>
    <style:style style:name="ce52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 fo:hyphenate="true"/>
    </style:style>
    <style:style style:name="ce53" style:family="table-cell" style:parent-style-name="Default" style:data-style-name="N163">
      <style:table-cell-properties fo:wrap-option="wrap"/>
      <style:text-properties fo:hyphenate="true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5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style:font-name-asian="Droid Sans Fallback" style:font-name-complex="FreeSans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roPojistovnu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5"/>
        <table:table-column table:style-name="co3" table:default-cell-style-name="ce15"/>
        <table:table-column table:style-name="co4" table:default-cell-style-name="ce13"/>
        <table:table-column table:style-name="co5" table:default-cell-style-name="ce13"/>
        <table:table-column table:style-name="co6" table:default-cell-style-name="ce15"/>
        <table:table-column table:style-name="co7" table:default-cell-style-name="ce38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9" table:number-columns-repeated="2"/>
          <table:table-cell table:style-name="ce22" table:number-columns-repeated="2"/>
          <table:table-cell table:style-name="ce9"/>
          <table:table-cell table:style-name="ce31"/>
          <table:table-cell table:number-columns-repeated="1017"/>
        </table:table-row>
        <table:table-row table:style-name="ro1">
          <table:table-cell table:style-name="ce1">
            <draw:frame table:end-cell-address="ProPojistovnu.A3" table:end-x="2.0189in" table:end-y="0.1913in" draw:z-index="0" draw:name="obrázek 1" draw:style-name="gr1" draw:text-style-name="P1" svg:width="1.9232in" svg:height="0.4035in" svg:x="0.0957in" svg:y="0.0012in">
              <draw:image xlink:href="Pictures/100000000000008700000018825B3ECA.jpg" xlink:type="simple" xlink:show="embed" xlink:actuate="onLoad">
                <text:p/>
              </draw:image>
            </draw:frame>
          </table:table-cell>
          <table:table-cell table:style-name="ce9" table:number-columns-repeated="2"/>
          <table:table-cell table:style-name="ce22" table:number-columns-repeated="2"/>
          <table:table-cell table:style-name="ce9"/>
          <table:table-cell table:style-name="ce31"/>
          <table:table-cell table:number-columns-repeated="1017"/>
        </table:table-row>
        <table:table-row table:style-name="ro1">
          <table:table-cell table:style-name="ce1"/>
          <table:table-cell table:style-name="ce9" table:number-columns-repeated="2"/>
          <table:table-cell table:style-name="ce23"/>
          <table:table-cell table:style-name="ce22"/>
          <table:table-cell table:style-name="ce9"/>
          <table:table-cell table:style-name="ce31"/>
          <table:table-cell table:number-columns-repeated="1017"/>
        </table:table-row>
        <table:table-row table:style-name="ro1">
          <table:table-cell table:style-name="ce2" table:number-columns-spanned="7" table:number-rows-spanned="1"/>
          <table:covered-table-cell table:number-columns-repeated="6"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STANOVENÍ VÝŠE ŠKODY věci movité</text:p>
          </table:table-cell>
          <table:table-cell table:style-name="ce10" office:value-type="string" calcext:value-type="string">
            <text:p>Číslo PU</text:p>
          </table:table-cell>
          <table:table-cell table:style-name="ce17"/>
          <table:table-cell table:style-name="ce24" table:number-columns-repeated="2"/>
          <table:table-cell table:style-name="ce10"/>
          <table:table-cell table:style-name="ce32"/>
          <table:table-cell table:number-columns-repeated="1017"/>
        </table:table-row>
        <table:table-row table:style-name="ro2">
          <table:table-cell table:style-name="ce4"/>
          <table:table-cell table:style-name="ce11" office:value-type="string" calcext:value-type="string">
            <text:p>Číslo zakázky</text:p>
          </table:table-cell>
          <table:table-cell table:style-name="ce18"/>
          <table:table-cell table:style-name="ce11" table:number-columns-repeated="3"/>
          <table:table-cell table:style-name="ce33"/>
          <table:table-cell table:number-columns-repeated="1017"/>
        </table:table-row>
        <table:table-row table:style-name="ro3">
          <table:table-cell table:style-name="ce5" table:number-columns-spanned="7" table:number-rows-spanned="1"/>
          <table:covered-table-cell table:number-columns-repeated="5" table:style-name="ce12"/>
          <table:covered-table-cell table:style-name="ce34"/>
          <table:table-cell table:number-columns-repeated="1017"/>
        </table:table-row>
        <table:table-row table:style-name="ro4">
          <table:table-cell table:style-name="ce6" table:number-columns-repeated="2"/>
          <table:table-cell table:style-name="ce19"/>
          <table:table-cell table:style-name="ce25" table:number-columns-repeated="2"/>
          <table:table-cell table:style-name="ce29"/>
          <table:table-cell table:style-name="ce35"/>
          <table:table-cell table:number-columns-repeated="1017"/>
        </table:table-row>
        <table:table-row table:style-name="ro1">
          <table:table-cell office:value-type="string" calcext:value-type="string">
            <text:p>položka</text:p>
          </table:table-cell>
          <table:table-cell table:style-name="ce13" office:value-type="string" calcext:value-type="string">
            <text:p>cena uplatněná</text:p>
          </table:table-cell>
          <table:table-cell table:style-name="ce13" office:value-type="string" calcext:value-type="string">
            <text:p>nová cena zjištěná</text:p>
          </table:table-cell>
          <table:table-cell table:style-name="ce26" office:value-type="string" calcext:value-type="string">
            <text:p>zdroj ceny</text:p>
          </table:table-cell>
          <table:table-cell table:style-name="ce26" office:value-type="string" calcext:value-type="string">
            <text:p>stáří</text:p>
          </table:table-cell>
          <table:table-cell table:style-name="ce13" office:value-type="string" calcext:value-type="string">
            <text:p>amortizace</text:p>
          </table:table-cell>
          <table:table-cell table:style-name="ce36" office:value-type="string" calcext:value-type="string">
            <text:p>výše škody</text:p>
          </table:table-cell>
          <table:table-cell table:number-columns-repeated="1017"/>
        </table:table-row>
        <table:table-row table:style-name="ro4">
          <table:table-cell table:formula="of:=IF([Evidence.C5]&lt;&gt;&quot;&quot;;CONCATENATE(&quot;(&quot;;[Evidence.A5];&quot;) - &quot;;[Evidence.C5];&quot; - &quot;;[Evidence.D5];&quot;, [&quot;;[Evidence.L5];&quot;]&quot;);&quot;EMPTY&quot;)" office:value-type="string" office:string-value="(1) - kavovar - Krups, [DSC_7515.jpg]" calcext:value-type="string">
            <text:p>(1) - kavovar - Krups, [DSC_7515.jpg]</text:p>
          </table:table-cell>
          <table:table-cell table:style-name="ce14" table:formula="of:=[Evidence.E5]" office:value-type="float" office:value="0" calcext:value-type="float">
            <text:p>0 Kč</text:p>
          </table:table-cell>
          <table:table-cell table:style-name="ce20" table:formula="of:=[Evidence.F5]" office:value-type="currency" office:currency="CZK" office:value="0" calcext:value-type="currency">
            <text:p>0 Kč</text:p>
          </table:table-cell>
          <table:table-cell table:style-name="ce27" table:formula="of:=[Evidence.K5]" office:value-type="float" office:value="0" calcext:value-type="float">
            <text:p>0</text:p>
          </table:table-cell>
          <table:table-cell table:style-name="ce27" table:formula="of:=2014-[Evidence.H5]" office:value-type="float" office:value="5" calcext:value-type="float">
            <text:p>5</text:p>
          </table:table-cell>
          <table:table-cell table:style-name="ce13"/>
          <table:table-cell table:style-name="ce37" table:formula="of:=((100-[.F10])/100)*[.B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6]&lt;&gt;&quot;&quot;;CONCATENATE(&quot;(&quot;;[Evidence.A6];&quot;) - &quot;;[Evidence.C6];&quot; - &quot;;[Evidence.D6];&quot;, [&quot;;[Evidence.L6];&quot;]&quot;);&quot;EMPTY&quot;)" office:value-type="string" office:string-value="(2) - telefon smartphone - Samsung, [_APE0805.jpg]" calcext:value-type="string">
            <text:p>(2) - telefon smartphone - Samsung, [_APE0805.jpg]</text:p>
          </table:table-cell>
          <table:table-cell table:style-name="ce14" table:formula="of:=[Evidence.E6]" office:value-type="float" office:value="0" calcext:value-type="float">
            <text:p>0 Kč</text:p>
          </table:table-cell>
          <table:table-cell table:style-name="ce20" table:formula="of:=[Evidence.F6]" office:value-type="currency" office:currency="CZK" office:value="0" calcext:value-type="currency">
            <text:p>0 Kč</text:p>
          </table:table-cell>
          <table:table-cell table:style-name="ce27" table:formula="of:=[Evidence.K6]" office:value-type="float" office:value="0" calcext:value-type="float">
            <text:p>0</text:p>
          </table:table-cell>
          <table:table-cell table:style-name="ce27" table:formula="of:=2014-[Evidence.H6]" office:value-type="float" office:value="2014" calcext:value-type="float">
            <text:p>2,014</text:p>
          </table:table-cell>
          <table:table-cell table:style-name="ce13"/>
          <table:table-cell table:style-name="ce37" table:formula="of:=((100-[.F11])/100)*[.B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7]&lt;&gt;&quot;&quot;;CONCATENATE(&quot;(&quot;;[Evidence.A7];&quot;) - &quot;;[Evidence.C7];&quot; - &quot;;[Evidence.D7];&quot;, [&quot;;[Evidence.L7];&quot;]&quot;);&quot;EMPTY&quot;)" office:value-type="string" office:string-value="(3) - pracka - Bosh WFC 2066, [_APE0798.jpg 20140625_0023.jpg]" calcext:value-type="string">
            <text:p>(3) - pracka - Bosh WFC 2066, [_APE0798.jpg 20140625_0023.jpg]</text:p>
          </table:table-cell>
          <table:table-cell table:style-name="ce14" table:formula="of:=[Evidence.E7]" office:value-type="float" office:value="0" calcext:value-type="float">
            <text:p>0 Kč</text:p>
          </table:table-cell>
          <table:table-cell table:style-name="ce20" table:formula="of:=[Evidence.F7]" office:value-type="currency" office:currency="CZK" office:value="0" calcext:value-type="currency">
            <text:p>0 Kč</text:p>
          </table:table-cell>
          <table:table-cell table:style-name="ce27" table:formula="of:=[Evidence.K7]" office:value-type="float" office:value="0" calcext:value-type="float">
            <text:p>0</text:p>
          </table:table-cell>
          <table:table-cell table:style-name="ce27" table:formula="of:=2014-[Evidence.H7]" office:value-type="float" office:value="2014" calcext:value-type="float">
            <text:p>2,014</text:p>
          </table:table-cell>
          <table:table-cell table:style-name="ce13"/>
          <table:table-cell table:style-name="ce37" table:formula="of:=((100-[.F12])/100)*[.B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8]&lt;&gt;&quot;&quot;;CONCATENATE(&quot;(&quot;;[Evidence.A8];&quot;) - &quot;;[Evidence.C8];&quot; - &quot;;[Evidence.D8];&quot;, [&quot;;[Evidence.L8];&quot;]&quot;);&quot;EMPTY&quot;)" office:value-type="string" office:string-value="(4) - podlahove listy - samolepici, []" calcext:value-type="string">
            <text:p>(4) - podlahove listy - samolepici, []</text:p>
          </table:table-cell>
          <table:table-cell table:style-name="ce14" table:formula="of:=[Evidence.E8]">
            <text:p/>
          </table:table-cell>
          <table:table-cell table:style-name="ce20" table:formula="of:=[Evidence.F8]">
            <text:p/>
          </table:table-cell>
          <table:table-cell table:style-name="ce27" table:formula="of:=[Evidence.K8]" office:value-type="float" office:value="0" calcext:value-type="float">
            <text:p>0</text:p>
          </table:table-cell>
          <table:table-cell table:style-name="ce27" table:formula="of:=2014-[Evidence.H8]" office:value-type="float" office:value="2014" calcext:value-type="float">
            <text:p>2,014</text:p>
          </table:table-cell>
          <table:table-cell table:style-name="ce13"/>
          <table:table-cell table:style-name="ce37" table:formula="of:=((100-[.F13])/100)*[.B13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4">
          <table:table-cell table:formula="of:=IF([Evidence.C9]&lt;&gt;&quot;&quot;;CONCATENATE(&quot;(&quot;;[Evidence.A9];&quot;) - &quot;;[Evidence.C9];&quot; - &quot;;[Evidence.D9];&quot;, [&quot;;[Evidence.L9];&quot;]&quot;);&quot;EMPTY&quot;)" office:value-type="string" office:string-value="(5) - 2x orchidej - , [20140625_0024.jpg]" calcext:value-type="string">
            <text:p>(5) - 2x orchidej - , [20140625_0024.jpg]</text:p>
          </table:table-cell>
          <table:table-cell table:style-name="ce14" table:formula="of:=[Evidence.E9]" office:value-type="float" office:value="0" calcext:value-type="float">
            <text:p>0 Kč</text:p>
          </table:table-cell>
          <table:table-cell table:style-name="ce20" table:formula="of:=[Evidence.F9]" office:value-type="currency" office:currency="CZK" office:value="0" calcext:value-type="currency">
            <text:p>0 Kč</text:p>
          </table:table-cell>
          <table:table-cell table:style-name="ce27" table:formula="of:=[Evidence.K9]" office:value-type="float" office:value="0" calcext:value-type="float">
            <text:p>0</text:p>
          </table:table-cell>
          <table:table-cell table:style-name="ce27" table:formula="of:=2014-[Evidence.H9]" office:value-type="float" office:value="2014" calcext:value-type="float">
            <text:p>2,014</text:p>
          </table:table-cell>
          <table:table-cell table:style-name="ce13"/>
          <table:table-cell table:style-name="ce37" table:formula="of:=((100-[.F14])/100)*[.B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0]&lt;&gt;&quot;&quot;;CONCATENATE(&quot;(&quot;;[Evidence.A10];&quot;) - &quot;;[Evidence.C10];&quot; - &quot;;[Evidence.D10];&quot;, [&quot;;[Evidence.L10];&quot;]&quot;);&quot;EMPTY&quot;)" office:value-type="string" office:string-value="(6) - 1x kvetinac pro orchydej - plast, [20140625_0024.jpg]" calcext:value-type="string">
            <text:p>(6) - 1x kvetinac pro orchydej - plast, [20140625_0024.jpg]</text:p>
          </table:table-cell>
          <table:table-cell table:style-name="ce14" table:formula="of:=[Evidence.E10]" office:value-type="float" office:value="0" calcext:value-type="float">
            <text:p>0 Kč</text:p>
          </table:table-cell>
          <table:table-cell table:style-name="ce20" table:formula="of:=[Evidence.F10]" office:value-type="currency" office:currency="CZK" office:value="0" calcext:value-type="currency">
            <text:p>0 Kč</text:p>
          </table:table-cell>
          <table:table-cell table:style-name="ce27" table:formula="of:=[Evidence.K10]" office:value-type="float" office:value="0" calcext:value-type="float">
            <text:p>0</text:p>
          </table:table-cell>
          <table:table-cell table:style-name="ce27" table:formula="of:=2014-[Evidence.H10]" office:value-type="float" office:value="2014" calcext:value-type="float">
            <text:p>2,014</text:p>
          </table:table-cell>
          <table:table-cell table:style-name="ce13"/>
          <table:table-cell table:style-name="ce37" table:formula="of:=((100-[.F15])/100)*[.B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1]&lt;&gt;&quot;&quot;;CONCATENATE(&quot;(&quot;;[Evidence.A11];&quot;) - &quot;;[Evidence.C11];&quot; - &quot;;[Evidence.D11];&quot;, [&quot;;[Evidence.L11];&quot;]&quot;);&quot;EMPTY&quot;)" office:value-type="string" office:string-value="(7) - 2x bylinky - , [20140625_0024.jpg]" calcext:value-type="string">
            <text:p>(7) - 2x bylinky - , [20140625_0024.jpg]</text:p>
          </table:table-cell>
          <table:table-cell table:style-name="ce14" table:formula="of:=[Evidence.E11]" office:value-type="float" office:value="0" calcext:value-type="float">
            <text:p>0 Kč</text:p>
          </table:table-cell>
          <table:table-cell table:style-name="ce20" table:formula="of:=[Evidence.F11]" office:value-type="currency" office:currency="CZK" office:value="0" calcext:value-type="currency">
            <text:p>0 Kč</text:p>
          </table:table-cell>
          <table:table-cell table:style-name="ce27" table:formula="of:=[Evidence.K11]" office:value-type="float" office:value="0" calcext:value-type="float">
            <text:p>0</text:p>
          </table:table-cell>
          <table:table-cell table:style-name="ce27" table:formula="of:=2014-[Evidence.H11]" office:value-type="float" office:value="2014" calcext:value-type="float">
            <text:p>2,014</text:p>
          </table:table-cell>
          <table:table-cell table:style-name="ce13"/>
          <table:table-cell table:style-name="ce37" table:formula="of:=((100-[.F16])/100)*[.B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2]&lt;&gt;&quot;&quot;;CONCATENATE(&quot;(&quot;;[Evidence.A12];&quot;) - &quot;;[Evidence.C12];&quot; - &quot;;[Evidence.D12];&quot;, [&quot;;[Evidence.L12];&quot;]&quot;);&quot;EMPTY&quot;)" office:value-type="string" office:string-value="(8) - 2x kvetinac pro bylinky - keramika, [20140625_0024.jpg]" calcext:value-type="string">
            <text:p>(8) - 2x kvetinac pro bylinky - keramika, [20140625_0024.jpg]</text:p>
          </table:table-cell>
          <table:table-cell table:style-name="ce14" table:formula="of:=[Evidence.E12]" office:value-type="float" office:value="0" calcext:value-type="float">
            <text:p>0 Kč</text:p>
          </table:table-cell>
          <table:table-cell table:style-name="ce20" table:formula="of:=[Evidence.F12]" office:value-type="currency" office:currency="CZK" office:value="0" calcext:value-type="currency">
            <text:p>0 Kč</text:p>
          </table:table-cell>
          <table:table-cell table:style-name="ce27" table:formula="of:=[Evidence.K12]" office:value-type="float" office:value="0" calcext:value-type="float">
            <text:p>0</text:p>
          </table:table-cell>
          <table:table-cell table:style-name="ce27" table:formula="of:=2014-[Evidence.H12]" office:value-type="float" office:value="2014" calcext:value-type="float">
            <text:p>2,014</text:p>
          </table:table-cell>
          <table:table-cell table:style-name="ce13"/>
          <table:table-cell table:style-name="ce37" table:formula="of:=((100-[.F17])/100)*[.B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3]&lt;&gt;&quot;&quot;;CONCATENATE(&quot;(&quot;;[Evidence.A13];&quot;) - &quot;;[Evidence.C13];&quot; - &quot;;[Evidence.D13];&quot;, [&quot;;[Evidence.L13];&quot;]&quot;);&quot;EMPTY&quot;)" office:value-type="string" office:string-value="(9) - zaclona 3x - , [_APE0760.jpg]" calcext:value-type="string">
            <text:p>(9) - zaclona 3x - , [_APE0760.jpg]</text:p>
          </table:table-cell>
          <table:table-cell table:style-name="ce14" table:formula="of:=[Evidence.E13]" office:value-type="float" office:value="0" calcext:value-type="float">
            <text:p>0 Kč</text:p>
          </table:table-cell>
          <table:table-cell table:style-name="ce20" table:formula="of:=[Evidence.F13]" office:value-type="currency" office:currency="CZK" office:value="0" calcext:value-type="currency">
            <text:p>0 Kč</text:p>
          </table:table-cell>
          <table:table-cell table:style-name="ce27" table:formula="of:=[Evidence.K13]" office:value-type="float" office:value="0" calcext:value-type="float">
            <text:p>0</text:p>
          </table:table-cell>
          <table:table-cell table:style-name="ce27" table:formula="of:=2014-[Evidence.H13]" office:value-type="float" office:value="2014" calcext:value-type="float">
            <text:p>2,014</text:p>
          </table:table-cell>
          <table:table-cell table:style-name="ce13"/>
          <table:table-cell table:style-name="ce37" table:formula="of:=((100-[.F18])/100)*[.B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4]&lt;&gt;&quot;&quot;;CONCATENATE(&quot;(&quot;;[Evidence.A14];&quot;) - &quot;;[Evidence.C14];&quot; - &quot;;[Evidence.D14];&quot;, [&quot;;[Evidence.L14];&quot;]&quot;);&quot;EMPTY&quot;)" office:value-type="string" office:string-value="(10) - hacky na zaclonu 3x - , [_APE0760.jpg]" calcext:value-type="string">
            <text:p>(10) - hacky na zaclonu 3x - , [_APE0760.jpg]</text:p>
          </table:table-cell>
          <table:table-cell table:style-name="ce14" table:formula="of:=[Evidence.E14]" office:value-type="float" office:value="0" calcext:value-type="float">
            <text:p>0 Kč</text:p>
          </table:table-cell>
          <table:table-cell table:style-name="ce20" table:formula="of:=[Evidence.F14]" office:value-type="currency" office:currency="CZK" office:value="0" calcext:value-type="currency">
            <text:p>0 Kč</text:p>
          </table:table-cell>
          <table:table-cell table:style-name="ce27" table:formula="of:=[Evidence.K14]" office:value-type="float" office:value="0" calcext:value-type="float">
            <text:p>0</text:p>
          </table:table-cell>
          <table:table-cell table:style-name="ce27" table:formula="of:=2014-[Evidence.H14]" office:value-type="float" office:value="2014" calcext:value-type="float">
            <text:p>2,014</text:p>
          </table:table-cell>
          <table:table-cell table:style-name="ce13"/>
          <table:table-cell table:style-name="ce37" table:formula="of:=((100-[.F19])/100)*[.B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5]&lt;&gt;&quot;&quot;;CONCATENATE(&quot;(&quot;;[Evidence.A15];&quot;) - &quot;;[Evidence.C15];&quot; - &quot;;[Evidence.D15];&quot;, [&quot;;[Evidence.L15];&quot;]&quot;);&quot;EMPTY&quot;)" office:value-type="string" office:string-value="(11) - konzole 3x - ikea, [20140625_0023.jpg _APE0760.jpg]" calcext:value-type="string">
            <text:p>(11) - konzole 3x - ikea, [20140625_0023.jpg _APE0760.jpg]</text:p>
          </table:table-cell>
          <table:table-cell table:style-name="ce14" table:formula="of:=[Evidence.E15]" office:value-type="float" office:value="0" calcext:value-type="float">
            <text:p>0 Kč</text:p>
          </table:table-cell>
          <table:table-cell table:style-name="ce20" table:formula="of:=[Evidence.F15]" office:value-type="currency" office:currency="CZK" office:value="0" calcext:value-type="currency">
            <text:p>0 Kč</text:p>
          </table:table-cell>
          <table:table-cell table:style-name="ce27" table:formula="of:=[Evidence.K15]" office:value-type="float" office:value="0" calcext:value-type="float">
            <text:p>0</text:p>
          </table:table-cell>
          <table:table-cell table:style-name="ce27" table:formula="of:=2014-[Evidence.H15]" office:value-type="float" office:value="2014" calcext:value-type="float">
            <text:p>2,014</text:p>
          </table:table-cell>
          <table:table-cell table:style-name="ce13"/>
          <table:table-cell table:style-name="ce37" table:formula="of:=((100-[.F20])/100)*[.B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6]&lt;&gt;&quot;&quot;;CONCATENATE(&quot;(&quot;;[Evidence.A16];&quot;) - &quot;;[Evidence.C16];&quot; - &quot;;[Evidence.D16];&quot;, [&quot;;[Evidence.L16];&quot;]&quot;);&quot;EMPTY&quot;)" office:value-type="string" office:string-value="(12) - jar - , [_APE0799.jpg]" calcext:value-type="string">
            <text:p>(12) - jar - , [_APE0799.jpg]</text:p>
          </table:table-cell>
          <table:table-cell table:style-name="ce14" table:formula="of:=[Evidence.E16]" office:value-type="float" office:value="0" calcext:value-type="float">
            <text:p>0 Kč</text:p>
          </table:table-cell>
          <table:table-cell table:style-name="ce20" table:formula="of:=[Evidence.F16]" office:value-type="currency" office:currency="CZK" office:value="0" calcext:value-type="currency">
            <text:p>0 Kč</text:p>
          </table:table-cell>
          <table:table-cell table:style-name="ce27" table:formula="of:=[Evidence.K16]" office:value-type="float" office:value="0" calcext:value-type="float">
            <text:p>0</text:p>
          </table:table-cell>
          <table:table-cell table:style-name="ce27" table:formula="of:=2014-[Evidence.H16]" office:value-type="float" office:value="2014" calcext:value-type="float">
            <text:p>2,014</text:p>
          </table:table-cell>
          <table:table-cell table:style-name="ce13"/>
          <table:table-cell table:style-name="ce37" table:formula="of:=((100-[.F21])/100)*[.B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7]&lt;&gt;&quot;&quot;;CONCATENATE(&quot;(&quot;;[Evidence.A17];&quot;) - &quot;;[Evidence.C17];&quot; - &quot;;[Evidence.D17];&quot;, [&quot;;[Evidence.L17];&quot;]&quot;);&quot;EMPTY&quot;)" office:value-type="string" office:string-value="(13) - houbicka na nadobi - , [_APE0799.jpg]" calcext:value-type="string">
            <text:p>(13) - houbicka na nadobi - , [_APE0799.jpg]</text:p>
          </table:table-cell>
          <table:table-cell table:style-name="ce14" table:formula="of:=[Evidence.E17]" office:value-type="float" office:value="0" calcext:value-type="float">
            <text:p>0 Kč</text:p>
          </table:table-cell>
          <table:table-cell table:style-name="ce20" table:formula="of:=[Evidence.F17]" office:value-type="currency" office:currency="CZK" office:value="0" calcext:value-type="currency">
            <text:p>0 Kč</text:p>
          </table:table-cell>
          <table:table-cell table:style-name="ce27" table:formula="of:=[Evidence.K17]" office:value-type="float" office:value="0" calcext:value-type="float">
            <text:p>0</text:p>
          </table:table-cell>
          <table:table-cell table:style-name="ce27" table:formula="of:=2014-[Evidence.H17]" office:value-type="float" office:value="2014" calcext:value-type="float">
            <text:p>2,014</text:p>
          </table:table-cell>
          <table:table-cell table:style-name="ce13"/>
          <table:table-cell table:style-name="ce37" table:formula="of:=((100-[.F22])/100)*[.B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8]&lt;&gt;&quot;&quot;;CONCATENATE(&quot;(&quot;;[Evidence.A18];&quot;) - &quot;;[Evidence.C18];&quot; - &quot;;[Evidence.D18];&quot;, [&quot;;[Evidence.L18];&quot;]&quot;);&quot;EMPTY&quot;)" office:value-type="string" office:string-value="(14) - stojan na pribor - ikea, [_APE0799.jpg]" calcext:value-type="string">
            <text:p>(14) - stojan na pribor - ikea, [_APE0799.jpg]</text:p>
          </table:table-cell>
          <table:table-cell table:style-name="ce14" table:formula="of:=[Evidence.E18]" office:value-type="float" office:value="0" calcext:value-type="float">
            <text:p>0 Kč</text:p>
          </table:table-cell>
          <table:table-cell table:style-name="ce20" table:formula="of:=[Evidence.F18]" office:value-type="currency" office:currency="CZK" office:value="0" calcext:value-type="currency">
            <text:p>0 Kč</text:p>
          </table:table-cell>
          <table:table-cell table:style-name="ce27" table:formula="of:=[Evidence.K18]" office:value-type="float" office:value="0" calcext:value-type="float">
            <text:p>0</text:p>
          </table:table-cell>
          <table:table-cell table:style-name="ce27" table:formula="of:=2014-[Evidence.H18]" office:value-type="float" office:value="2014" calcext:value-type="float">
            <text:p>2,014</text:p>
          </table:table-cell>
          <table:table-cell table:style-name="ce13"/>
          <table:table-cell table:style-name="ce37" table:formula="of:=((100-[.F23])/100)*[.B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9]&lt;&gt;&quot;&quot;;CONCATENATE(&quot;(&quot;;[Evidence.A19];&quot;) - &quot;;[Evidence.C19];&quot; - &quot;;[Evidence.D19];&quot;, [&quot;;[Evidence.L19];&quot;]&quot;);&quot;EMPTY&quot;)" office:value-type="string" office:string-value="(15) - odkapavac tescoma - , [_APE0799.jpg]" calcext:value-type="string">
            <text:p>(15) - odkapavac tescoma - , [_APE0799.jpg]</text:p>
          </table:table-cell>
          <table:table-cell table:style-name="ce14" table:formula="of:=[Evidence.E19]" office:value-type="float" office:value="0" calcext:value-type="float">
            <text:p>0 Kč</text:p>
          </table:table-cell>
          <table:table-cell table:style-name="ce20" table:formula="of:=[Evidence.F19]" office:value-type="currency" office:currency="CZK" office:value="0" calcext:value-type="currency">
            <text:p>0 Kč</text:p>
          </table:table-cell>
          <table:table-cell table:style-name="ce27" table:formula="of:=[Evidence.K19]" office:value-type="float" office:value="0" calcext:value-type="float">
            <text:p>0</text:p>
          </table:table-cell>
          <table:table-cell table:style-name="ce27" table:formula="of:=2014-[Evidence.H19]" office:value-type="float" office:value="2014" calcext:value-type="float">
            <text:p>2,014</text:p>
          </table:table-cell>
          <table:table-cell table:style-name="ce13"/>
          <table:table-cell table:style-name="ce37" table:formula="of:=((100-[.F24])/100)*[.B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0]&lt;&gt;&quot;&quot;;CONCATENATE(&quot;(&quot;;[Evidence.A20];&quot;) - &quot;;[Evidence.C20];&quot; - &quot;;[Evidence.D20];&quot;, [&quot;;[Evidence.L20];&quot;]&quot;);&quot;EMPTY&quot;)" office:value-type="string" office:string-value="(16) - detska lahvicka Mama - , [_APE0808.jpg]" calcext:value-type="string">
            <text:p>(16) - detska lahvicka Mama - , [_APE0808.jpg]</text:p>
          </table:table-cell>
          <table:table-cell table:style-name="ce14" table:formula="of:=[Evidence.E20]" office:value-type="float" office:value="0" calcext:value-type="float">
            <text:p>0 Kč</text:p>
          </table:table-cell>
          <table:table-cell table:style-name="ce20" table:formula="of:=[Evidence.F20]" office:value-type="currency" office:currency="CZK" office:value="0" calcext:value-type="currency">
            <text:p>0 Kč</text:p>
          </table:table-cell>
          <table:table-cell table:style-name="ce27" table:formula="of:=[Evidence.K20]" office:value-type="float" office:value="0" calcext:value-type="float">
            <text:p>0</text:p>
          </table:table-cell>
          <table:table-cell table:style-name="ce27" table:formula="of:=2014-[Evidence.H20]" office:value-type="float" office:value="2014" calcext:value-type="float">
            <text:p>2,014</text:p>
          </table:table-cell>
          <table:table-cell table:style-name="ce13"/>
          <table:table-cell table:style-name="ce37" table:formula="of:=((100-[.F25])/100)*[.B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1]&lt;&gt;&quot;&quot;;CONCATENATE(&quot;(&quot;;[Evidence.A21];&quot;) - &quot;;[Evidence.C21];&quot; - &quot;;[Evidence.D21];&quot;, [&quot;;[Evidence.L21];&quot;]&quot;);&quot;EMPTY&quot;)" office:value-type="string" office:string-value="(17) - 2x lahvicka se savickou tommee - , [_APE0808.jpg]" calcext:value-type="string">
            <text:p>(17) - 2x lahvicka se savickou tommee - , [_APE0808.jpg]</text:p>
          </table:table-cell>
          <table:table-cell table:style-name="ce14" table:formula="of:=[Evidence.E21]" office:value-type="float" office:value="0" calcext:value-type="float">
            <text:p>0 Kč</text:p>
          </table:table-cell>
          <table:table-cell table:style-name="ce20" table:formula="of:=[Evidence.F21]" office:value-type="currency" office:currency="CZK" office:value="0" calcext:value-type="currency">
            <text:p>0 Kč</text:p>
          </table:table-cell>
          <table:table-cell table:style-name="ce27" table:formula="of:=[Evidence.K21]" office:value-type="float" office:value="0" calcext:value-type="float">
            <text:p>0</text:p>
          </table:table-cell>
          <table:table-cell table:style-name="ce27" table:formula="of:=2014-[Evidence.H21]" office:value-type="float" office:value="2014" calcext:value-type="float">
            <text:p>2,014</text:p>
          </table:table-cell>
          <table:table-cell table:style-name="ce13"/>
          <table:table-cell table:style-name="ce37" table:formula="of:=((100-[.F26])/100)*[.B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2]&lt;&gt;&quot;&quot;;CONCATENATE(&quot;(&quot;;[Evidence.A22];&quot;) - &quot;;[Evidence.C22];&quot; - &quot;;[Evidence.D22];&quot;, [&quot;;[Evidence.L22];&quot;]&quot;);&quot;EMPTY&quot;)" office:value-type="string" office:string-value="(18) - mixer tycovy - , [TBD]" calcext:value-type="string">
            <text:p>(18) - mixer tycovy - , [TBD]</text:p>
          </table:table-cell>
          <table:table-cell table:style-name="ce14" table:formula="of:=[Evidence.E22]" office:value-type="float" office:value="0" calcext:value-type="float">
            <text:p>0 Kč</text:p>
          </table:table-cell>
          <table:table-cell table:style-name="ce20" table:formula="of:=[Evidence.F22]" office:value-type="currency" office:currency="CZK" office:value="0" calcext:value-type="currency">
            <text:p>0 Kč</text:p>
          </table:table-cell>
          <table:table-cell table:style-name="ce27" table:formula="of:=[Evidence.K22]" office:value-type="float" office:value="0" calcext:value-type="float">
            <text:p>0</text:p>
          </table:table-cell>
          <table:table-cell table:style-name="ce27" table:formula="of:=2014-[Evidence.H22]" office:value-type="float" office:value="2014" calcext:value-type="float">
            <text:p>2,014</text:p>
          </table:table-cell>
          <table:table-cell table:style-name="ce13"/>
          <table:table-cell table:style-name="ce37" table:formula="of:=((100-[.F27])/100)*[.B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3]&lt;&gt;&quot;&quot;;CONCATENATE(&quot;(&quot;;[Evidence.A23];&quot;) - &quot;;[Evidence.C23];&quot; - &quot;;[Evidence.D23];&quot;, [&quot;;[Evidence.L23];&quot;]&quot;);&quot;EMPTY&quot;)" office:value-type="string" office:string-value="(19) - kuchynsky multifunkcni robot - , [DSC_7496.jpg _APE0808.jpg]" calcext:value-type="string">
            <text:p>(19) - kuchynsky multifunkcni robot - , [DSC_7496.jpg _APE0808.jpg]</text:p>
          </table:table-cell>
          <table:table-cell table:style-name="ce14" table:formula="of:=[Evidence.E23]" office:value-type="float" office:value="0" calcext:value-type="float">
            <text:p>0 Kč</text:p>
          </table:table-cell>
          <table:table-cell table:style-name="ce20" table:formula="of:=[Evidence.F23]" office:value-type="currency" office:currency="CZK" office:value="0" calcext:value-type="currency">
            <text:p>0 Kč</text:p>
          </table:table-cell>
          <table:table-cell table:style-name="ce27" table:formula="of:=[Evidence.K23]" office:value-type="float" office:value="0" calcext:value-type="float">
            <text:p>0</text:p>
          </table:table-cell>
          <table:table-cell table:style-name="ce27" table:formula="of:=2014-[Evidence.H23]" office:value-type="float" office:value="2014" calcext:value-type="float">
            <text:p>2,014</text:p>
          </table:table-cell>
          <table:table-cell table:style-name="ce13"/>
          <table:table-cell table:style-name="ce37" table:formula="of:=((100-[.F28])/100)*[.B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4]&lt;&gt;&quot;&quot;;CONCATENATE(&quot;(&quot;;[Evidence.A24];&quot;) - &quot;;[Evidence.C24];&quot; - &quot;;[Evidence.D24];&quot;, [&quot;;[Evidence.L24];&quot;]&quot;);&quot;EMPTY&quot;)" office:value-type="string" office:string-value="(20) - toustovac - philips, [DSC_7496.jpg]" calcext:value-type="string">
            <text:p>(20) - toustovac - philips, [DSC_7496.jpg]</text:p>
          </table:table-cell>
          <table:table-cell table:style-name="ce14" table:formula="of:=[Evidence.E24]" office:value-type="float" office:value="0" calcext:value-type="float">
            <text:p>0 Kč</text:p>
          </table:table-cell>
          <table:table-cell table:style-name="ce20" table:formula="of:=[Evidence.F24]" office:value-type="currency" office:currency="CZK" office:value="0" calcext:value-type="currency">
            <text:p>0 Kč</text:p>
          </table:table-cell>
          <table:table-cell table:style-name="ce27" table:formula="of:=[Evidence.K24]" office:value-type="float" office:value="0" calcext:value-type="float">
            <text:p>0</text:p>
          </table:table-cell>
          <table:table-cell table:style-name="ce27" table:formula="of:=2014-[Evidence.H24]" office:value-type="float" office:value="2014" calcext:value-type="float">
            <text:p>2,014</text:p>
          </table:table-cell>
          <table:table-cell table:style-name="ce13"/>
          <table:table-cell table:style-name="ce37" table:formula="of:=((100-[.F29])/100)*[.B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5]&lt;&gt;&quot;&quot;;CONCATENATE(&quot;(&quot;;[Evidence.A25];&quot;) - &quot;;[Evidence.C25];&quot; - &quot;;[Evidence.D25];&quot;, [&quot;;[Evidence.L25];&quot;]&quot;);&quot;EMPTY&quot;)" office:value-type="string" office:string-value="(21) - Silikonova  forma -babovka - tescoma, [DSC_7513.jpg]" calcext:value-type="string">
            <text:p>(21) - Silikonova <text:s/>forma -babovka - tescoma, [DSC_7513.jpg]</text:p>
          </table:table-cell>
          <table:table-cell table:style-name="ce14" table:formula="of:=[Evidence.E25]" office:value-type="float" office:value="0" calcext:value-type="float">
            <text:p>0 Kč</text:p>
          </table:table-cell>
          <table:table-cell table:style-name="ce20" table:formula="of:=[Evidence.F25]" office:value-type="currency" office:currency="CZK" office:value="0" calcext:value-type="currency">
            <text:p>0 Kč</text:p>
          </table:table-cell>
          <table:table-cell table:style-name="ce27" table:formula="of:=[Evidence.K25]" office:value-type="float" office:value="0" calcext:value-type="float">
            <text:p>0</text:p>
          </table:table-cell>
          <table:table-cell table:style-name="ce27" table:formula="of:=2014-[Evidence.H25]" office:value-type="float" office:value="2014" calcext:value-type="float">
            <text:p>2,014</text:p>
          </table:table-cell>
          <table:table-cell table:style-name="ce13"/>
          <table:table-cell table:style-name="ce37" table:formula="of:=((100-[.F30])/100)*[.B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6]&lt;&gt;&quot;&quot;;CONCATENATE(&quot;(&quot;;[Evidence.A26];&quot;) - &quot;;[Evidence.C26];&quot; - &quot;;[Evidence.D26];&quot;, [&quot;;[Evidence.L26];&quot;]&quot;);&quot;EMPTY&quot;)" office:value-type="string" office:string-value="(22) - silikonova  forma -muffiny - tescoma, [DSC_7513.jpg]" calcext:value-type="string">
            <text:p>(22) - silikonova <text:s/>forma -muffiny - tescoma, [DSC_7513.jpg]</text:p>
          </table:table-cell>
          <table:table-cell table:style-name="ce14" table:formula="of:=[Evidence.E26]" office:value-type="float" office:value="0" calcext:value-type="float">
            <text:p>0 Kč</text:p>
          </table:table-cell>
          <table:table-cell table:style-name="ce20" table:formula="of:=[Evidence.F26]" office:value-type="currency" office:currency="CZK" office:value="0" calcext:value-type="currency">
            <text:p>0 Kč</text:p>
          </table:table-cell>
          <table:table-cell table:style-name="ce27" table:formula="of:=[Evidence.K26]" office:value-type="float" office:value="0" calcext:value-type="float">
            <text:p>0</text:p>
          </table:table-cell>
          <table:table-cell table:style-name="ce27" table:formula="of:=2014-[Evidence.H26]" office:value-type="float" office:value="2014" calcext:value-type="float">
            <text:p>2,014</text:p>
          </table:table-cell>
          <table:table-cell table:style-name="ce13"/>
          <table:table-cell table:style-name="ce37" table:formula="of:=((100-[.F31])/100)*[.B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7]&lt;&gt;&quot;&quot;;CONCATENATE(&quot;(&quot;;[Evidence.A27];&quot;) - &quot;;[Evidence.C27];&quot; - &quot;;[Evidence.D27];&quot;, [&quot;;[Evidence.L27];&quot;]&quot;);&quot;EMPTY&quot;)" office:value-type="string" office:string-value="(23) - priborovy odkapavac - tescoma, [_APE0808.jpg]" calcext:value-type="string">
            <text:p>(23) - priborovy odkapavac - tescoma, [_APE0808.jpg]</text:p>
          </table:table-cell>
          <table:table-cell table:style-name="ce14" table:formula="of:=[Evidence.E27]" office:value-type="float" office:value="0" calcext:value-type="float">
            <text:p>0 Kč</text:p>
          </table:table-cell>
          <table:table-cell table:style-name="ce20" table:formula="of:=[Evidence.F27]" office:value-type="currency" office:currency="CZK" office:value="0" calcext:value-type="currency">
            <text:p>0 Kč</text:p>
          </table:table-cell>
          <table:table-cell table:style-name="ce27" table:formula="of:=[Evidence.K27]" office:value-type="float" office:value="0" calcext:value-type="float">
            <text:p>0</text:p>
          </table:table-cell>
          <table:table-cell table:style-name="ce27" table:formula="of:=2014-[Evidence.H27]" office:value-type="float" office:value="2014" calcext:value-type="float">
            <text:p>2,014</text:p>
          </table:table-cell>
          <table:table-cell table:style-name="ce13"/>
          <table:table-cell table:style-name="ce37" table:formula="of:=((100-[.F32])/100)*[.B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8]&lt;&gt;&quot;&quot;;CONCATENATE(&quot;(&quot;;[Evidence.A28];&quot;) - &quot;;[Evidence.C28];&quot; - &quot;;[Evidence.D28];&quot;, [&quot;;[Evidence.L28];&quot;]&quot;);&quot;EMPTY&quot;)" office:value-type="string" office:string-value="(24) - silikonovy val  - , [DSC_7491.jpg]" calcext:value-type="string">
            <text:p>(24) - silikonovy val <text:s/>- , [DSC_7491.jpg]</text:p>
          </table:table-cell>
          <table:table-cell table:style-name="ce14" table:formula="of:=[Evidence.E28]" office:value-type="float" office:value="0" calcext:value-type="float">
            <text:p>0 Kč</text:p>
          </table:table-cell>
          <table:table-cell table:style-name="ce20" table:formula="of:=[Evidence.F28]" office:value-type="currency" office:currency="CZK" office:value="0" calcext:value-type="currency">
            <text:p>0 Kč</text:p>
          </table:table-cell>
          <table:table-cell table:style-name="ce27" table:formula="of:=[Evidence.K28]" office:value-type="float" office:value="0" calcext:value-type="float">
            <text:p>0</text:p>
          </table:table-cell>
          <table:table-cell table:style-name="ce27" table:formula="of:=2014-[Evidence.H28]" office:value-type="float" office:value="2014" calcext:value-type="float">
            <text:p>2,014</text:p>
          </table:table-cell>
          <table:table-cell table:style-name="ce13"/>
          <table:table-cell table:style-name="ce37" table:formula="of:=((100-[.F33])/100)*[.B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9]&lt;&gt;&quot;&quot;;CONCATENATE(&quot;(&quot;;[Evidence.A29];&quot;) - &quot;;[Evidence.C29];&quot; - &quot;;[Evidence.D29];&quot;, [&quot;;[Evidence.L29];&quot;]&quot;);&quot;EMPTY&quot;)" office:value-type="string" office:string-value="(25) - dudlik -  , [_APE0808.jpg]" calcext:value-type="string">
            <text:p>(25) - dudlik - <text:s/>, [_APE0808.jpg]</text:p>
          </table:table-cell>
          <table:table-cell table:style-name="ce14" table:formula="of:=[Evidence.E29]" office:value-type="float" office:value="0" calcext:value-type="float">
            <text:p>0 Kč</text:p>
          </table:table-cell>
          <table:table-cell table:style-name="ce20" table:formula="of:=[Evidence.F29]" office:value-type="currency" office:currency="CZK" office:value="0" calcext:value-type="currency">
            <text:p>0 Kč</text:p>
          </table:table-cell>
          <table:table-cell table:style-name="ce27" table:formula="of:=[Evidence.K29]" office:value-type="float" office:value="0" calcext:value-type="float">
            <text:p>0</text:p>
          </table:table-cell>
          <table:table-cell table:style-name="ce27" table:formula="of:=2014-[Evidence.H29]" office:value-type="float" office:value="2014" calcext:value-type="float">
            <text:p>2,014</text:p>
          </table:table-cell>
          <table:table-cell table:style-name="ce13"/>
          <table:table-cell table:style-name="ce37" table:formula="of:=((100-[.F972])/100)*[.B972]" office:value-type="currency" office:currency="CZK" office:value="61869" calcext:value-type="currency">
            <text:p>61,869.00 Kč </text:p>
          </table:table-cell>
          <table:table-cell table:number-columns-repeated="1017"/>
        </table:table-row>
        <table:table-row table:style-name="ro4">
          <table:table-cell table:formula="of:=IF([Evidence.C30]&lt;&gt;&quot;&quot;;CONCATENATE(&quot;(&quot;;[Evidence.A30];&quot;) - &quot;;[Evidence.C30];&quot; - &quot;;[Evidence.D30];&quot;, [&quot;;[Evidence.L30];&quot;]&quot;);&quot;EMPTY&quot;)" office:value-type="string" office:string-value="(26) - teflonovy pecici papir - , [DSC_7512.jpg]" calcext:value-type="string">
            <text:p>(26) - teflonovy pecici papir - , [DSC_7512.jpg]</text:p>
          </table:table-cell>
          <table:table-cell table:style-name="ce14" table:formula="of:=[Evidence.E30]" office:value-type="float" office:value="0" calcext:value-type="float">
            <text:p>0 Kč</text:p>
          </table:table-cell>
          <table:table-cell table:style-name="ce20" table:formula="of:=[Evidence.F30]" office:value-type="currency" office:currency="CZK" office:value="0" calcext:value-type="currency">
            <text:p>0 Kč</text:p>
          </table:table-cell>
          <table:table-cell table:style-name="ce27" table:formula="of:=[Evidence.K30]" office:value-type="float" office:value="0" calcext:value-type="float">
            <text:p>0</text:p>
          </table:table-cell>
          <table:table-cell table:style-name="ce27" table:formula="of:=2014-[Evidence.H30]" office:value-type="float" office:value="2014" calcext:value-type="float">
            <text:p>2,014</text:p>
          </table:table-cell>
          <table:table-cell table:style-name="ce13"/>
          <table:table-cell table:style-name="ce37" table:formula="of:=((100-[.F35])/100)*[.B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1]&lt;&gt;&quot;&quot;;CONCATENATE(&quot;(&quot;;[Evidence.A31];&quot;) - &quot;;[Evidence.C31];&quot; - &quot;;[Evidence.D31];&quot;, [&quot;;[Evidence.L31];&quot;]&quot;);&quot;EMPTY&quot;)" office:value-type="string" office:string-value="(27) - prouteny kosik do zasuvky - , []" calcext:value-type="string">
            <text:p>(27) - prouteny kosik do zasuvky - , []</text:p>
          </table:table-cell>
          <table:table-cell table:style-name="ce14" table:formula="of:=[Evidence.E31]" office:value-type="float" office:value="0" calcext:value-type="float">
            <text:p>0 Kč</text:p>
          </table:table-cell>
          <table:table-cell table:style-name="ce20" table:formula="of:=[Evidence.F31]" office:value-type="currency" office:currency="CZK" office:value="0" calcext:value-type="currency">
            <text:p>0 Kč</text:p>
          </table:table-cell>
          <table:table-cell table:style-name="ce27" table:formula="of:=[Evidence.K31]" office:value-type="float" office:value="0" calcext:value-type="float">
            <text:p>0</text:p>
          </table:table-cell>
          <table:table-cell table:style-name="ce27" table:formula="of:=2014-[Evidence.H31]" office:value-type="float" office:value="2014" calcext:value-type="float">
            <text:p>2,014</text:p>
          </table:table-cell>
          <table:table-cell table:style-name="ce13"/>
          <table:table-cell table:style-name="ce37" table:formula="of:=((100-[.F36])/100)*[.B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2]&lt;&gt;&quot;&quot;;CONCATENATE(&quot;(&quot;;[Evidence.A32];&quot;) - &quot;;[Evidence.C32];&quot; - &quot;;[Evidence.D32];&quot;, [&quot;;[Evidence.L32];&quot;]&quot;);&quot;EMPTY&quot;)" office:value-type="string" office:string-value="(28) - Kuchynska linka - , []" calcext:value-type="string">
            <text:p>(28) - Kuchynska linka - , []</text:p>
          </table:table-cell>
          <table:table-cell table:style-name="ce14" table:formula="of:=[Evidence.E32]" office:value-type="float" office:value="0" calcext:value-type="float">
            <text:p>0 Kč</text:p>
          </table:table-cell>
          <table:table-cell table:style-name="ce20" table:formula="of:=[Evidence.F32]" office:value-type="currency" office:currency="CZK" office:value="0" calcext:value-type="currency">
            <text:p>0 Kč</text:p>
          </table:table-cell>
          <table:table-cell table:style-name="ce27" table:formula="of:=[Evidence.K32]" office:value-type="float" office:value="0" calcext:value-type="float">
            <text:p>0</text:p>
          </table:table-cell>
          <table:table-cell table:style-name="ce27" table:formula="of:=2014-[Evidence.H32]" office:value-type="float" office:value="2014" calcext:value-type="float">
            <text:p>2,014</text:p>
          </table:table-cell>
          <table:table-cell table:style-name="ce13"/>
          <table:table-cell table:style-name="ce37" table:formula="of:=((100-[.F37])/100)*[.B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3]&lt;&gt;&quot;&quot;;CONCATENATE(&quot;(&quot;;[Evidence.A33];&quot;) - &quot;;[Evidence.C33];&quot; - &quot;;[Evidence.D33];&quot;, [&quot;;[Evidence.L33];&quot;]&quot;);&quot;EMPTY&quot;)" office:value-type="string" office:string-value="(29) - trouba - Elektrolux, vestavna, [_APE0792.jpg]" calcext:value-type="string">
            <text:p>(29) - trouba - Elektrolux, vestavna, [_APE0792.jpg]</text:p>
          </table:table-cell>
          <table:table-cell table:style-name="ce14" table:formula="of:=[Evidence.E33]" office:value-type="float" office:value="0" calcext:value-type="float">
            <text:p>0 Kč</text:p>
          </table:table-cell>
          <table:table-cell table:style-name="ce20" table:formula="of:=[Evidence.F33]" office:value-type="currency" office:currency="CZK" office:value="0" calcext:value-type="currency">
            <text:p>0 Kč</text:p>
          </table:table-cell>
          <table:table-cell table:style-name="ce27" table:formula="of:=[Evidence.K33]" office:value-type="float" office:value="0" calcext:value-type="float">
            <text:p>0</text:p>
          </table:table-cell>
          <table:table-cell table:style-name="ce27" table:formula="of:=2014-[Evidence.H33]" office:value-type="float" office:value="2014" calcext:value-type="float">
            <text:p>2,014</text:p>
          </table:table-cell>
          <table:table-cell table:style-name="ce13"/>
          <table:table-cell table:style-name="ce37" table:formula="of:=((100-[.F38])/100)*[.B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4]&lt;&gt;&quot;&quot;;CONCATENATE(&quot;(&quot;;[Evidence.A34];&quot;) - &quot;;[Evidence.C34];&quot; - &quot;;[Evidence.D34];&quot;, [&quot;;[Evidence.L34];&quot;]&quot;);&quot;EMPTY&quot;)" office:value-type="string" office:string-value="(30) - lednice s mraznickou - Vestavna, [_APE0790.jpg]" calcext:value-type="string">
            <text:p>(30) - lednice s mraznickou - Vestavna, [_APE0790.jpg]</text:p>
          </table:table-cell>
          <table:table-cell table:style-name="ce14" table:formula="of:=[Evidence.E34]" office:value-type="float" office:value="0" calcext:value-type="float">
            <text:p>0 Kč</text:p>
          </table:table-cell>
          <table:table-cell table:style-name="ce20" table:formula="of:=[Evidence.F34]" office:value-type="currency" office:currency="CZK" office:value="0" calcext:value-type="currency">
            <text:p>0 Kč</text:p>
          </table:table-cell>
          <table:table-cell table:style-name="ce27" table:formula="of:=[Evidence.K34]" office:value-type="float" office:value="0" calcext:value-type="float">
            <text:p>0</text:p>
          </table:table-cell>
          <table:table-cell table:style-name="ce27" table:formula="of:=2014-[Evidence.H34]" office:value-type="float" office:value="2014" calcext:value-type="float">
            <text:p>2,014</text:p>
          </table:table-cell>
          <table:table-cell table:style-name="ce13"/>
          <table:table-cell table:style-name="ce37" table:formula="of:=((100-[.F39])/100)*[.B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5]&lt;&gt;&quot;&quot;;CONCATENATE(&quot;(&quot;;[Evidence.A35];&quot;) - &quot;;[Evidence.C35];&quot; - &quot;;[Evidence.D35];&quot;, [&quot;;[Evidence.L35];&quot;]&quot;);&quot;EMPTY&quot;)" office:value-type="string" office:string-value="(31) - mycka - Vestavna, [DSC_7509.jpg]" calcext:value-type="string">
            <text:p>(31) - mycka - Vestavna, [DSC_7509.jpg]</text:p>
          </table:table-cell>
          <table:table-cell table:style-name="ce14" table:formula="of:=[Evidence.E35]" office:value-type="float" office:value="0" calcext:value-type="float">
            <text:p>0 Kč</text:p>
          </table:table-cell>
          <table:table-cell table:style-name="ce20" table:formula="of:=[Evidence.F35]" office:value-type="currency" office:currency="CZK" office:value="0" calcext:value-type="currency">
            <text:p>0 Kč</text:p>
          </table:table-cell>
          <table:table-cell table:style-name="ce27" table:formula="of:=[Evidence.K35]" office:value-type="float" office:value="0" calcext:value-type="float">
            <text:p>0</text:p>
          </table:table-cell>
          <table:table-cell table:style-name="ce27" table:formula="of:=2014-[Evidence.H35]" office:value-type="float" office:value="2014" calcext:value-type="float">
            <text:p>2,014</text:p>
          </table:table-cell>
          <table:table-cell table:style-name="ce13"/>
          <table:table-cell table:style-name="ce37" table:formula="of:=((100-[.F40])/100)*[.B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6]&lt;&gt;&quot;&quot;;CONCATENATE(&quot;(&quot;;[Evidence.A36];&quot;) - &quot;;[Evidence.C36];&quot; - &quot;;[Evidence.D36];&quot;, [&quot;;[Evidence.L36];&quot;]&quot;);&quot;EMPTY&quot;)" office:value-type="string" office:string-value="(32) - samolepka na zdi - kytka na zdi, [--]" calcext:value-type="string">
            <text:p>(32) - samolepka na zdi - kytka na zdi, [--]</text:p>
          </table:table-cell>
          <table:table-cell table:style-name="ce14" table:formula="of:=[Evidence.E36]" office:value-type="float" office:value="0" calcext:value-type="float">
            <text:p>0 Kč</text:p>
          </table:table-cell>
          <table:table-cell table:style-name="ce20" table:formula="of:=[Evidence.F36]" office:value-type="currency" office:currency="CZK" office:value="0" calcext:value-type="currency">
            <text:p>0 Kč</text:p>
          </table:table-cell>
          <table:table-cell table:style-name="ce27" table:formula="of:=[Evidence.K36]" office:value-type="float" office:value="0" calcext:value-type="float">
            <text:p>0</text:p>
          </table:table-cell>
          <table:table-cell table:style-name="ce27" table:formula="of:=2014-[Evidence.H36]" office:value-type="float" office:value="2014" calcext:value-type="float">
            <text:p>2,014</text:p>
          </table:table-cell>
          <table:table-cell table:style-name="ce13"/>
          <table:table-cell table:style-name="ce37" table:formula="of:=((100-[.F41])/100)*[.B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7]&lt;&gt;&quot;&quot;;CONCATENATE(&quot;(&quot;;[Evidence.A37];&quot;) - &quot;;[Evidence.C37];&quot; - &quot;;[Evidence.D37];&quot;, [&quot;;[Evidence.L37];&quot;]&quot;);&quot;EMPTY&quot;)" office:value-type="string" office:string-value="(33) - varna deska - Brandt, indukcni, 4x plotna s Boost a casovacem, [20140625_0024.jpg]" calcext:value-type="string">
            <text:p>(33) - varna deska - Brandt, indukcni, 4x plotna s Boost a casovacem, [20140625_0024.jpg]</text:p>
          </table:table-cell>
          <table:table-cell table:style-name="ce14" table:formula="of:=[Evidence.E37]" office:value-type="float" office:value="0" calcext:value-type="float">
            <text:p>0 Kč</text:p>
          </table:table-cell>
          <table:table-cell table:style-name="ce20" table:formula="of:=[Evidence.F37]" office:value-type="currency" office:currency="CZK" office:value="0" calcext:value-type="currency">
            <text:p>0 Kč</text:p>
          </table:table-cell>
          <table:table-cell table:style-name="ce27" table:formula="of:=[Evidence.K37]" office:value-type="float" office:value="0" calcext:value-type="float">
            <text:p>0</text:p>
          </table:table-cell>
          <table:table-cell table:style-name="ce27" table:formula="of:=2014-[Evidence.H37]" office:value-type="float" office:value="2014" calcext:value-type="float">
            <text:p>2,014</text:p>
          </table:table-cell>
          <table:table-cell table:style-name="ce13"/>
          <table:table-cell table:style-name="ce37" table:formula="of:=((100-[.F42])/100)*[.B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8]&lt;&gt;&quot;&quot;;CONCATENATE(&quot;(&quot;;[Evidence.A38];&quot;) - &quot;;[Evidence.C38];&quot; - &quot;;[Evidence.D38];&quot;, [&quot;;[Evidence.L38];&quot;]&quot;);&quot;EMPTY&quot;)" office:value-type="string" office:string-value="(34) - digestor - , [_APE0812.jpg _APE0817.jpg]" calcext:value-type="string">
            <text:p>(34) - digestor - , [_APE0812.jpg _APE0817.jpg]</text:p>
          </table:table-cell>
          <table:table-cell table:style-name="ce14" table:formula="of:=[Evidence.E38]" office:value-type="float" office:value="0" calcext:value-type="float">
            <text:p>0 Kč</text:p>
          </table:table-cell>
          <table:table-cell table:style-name="ce20" table:formula="of:=[Evidence.F38]" office:value-type="currency" office:currency="CZK" office:value="0" calcext:value-type="currency">
            <text:p>0 Kč</text:p>
          </table:table-cell>
          <table:table-cell table:style-name="ce27" table:formula="of:=[Evidence.K38]" office:value-type="float" office:value="0" calcext:value-type="float">
            <text:p>0</text:p>
          </table:table-cell>
          <table:table-cell table:style-name="ce27" table:formula="of:=2014-[Evidence.H38]" office:value-type="float" office:value="2014" calcext:value-type="float">
            <text:p>2,014</text:p>
          </table:table-cell>
          <table:table-cell table:style-name="ce13"/>
          <table:table-cell table:style-name="ce37" table:formula="of:=((100-[.F43])/100)*[.B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9]&lt;&gt;&quot;&quot;;CONCATENATE(&quot;(&quot;;[Evidence.A39];&quot;) - &quot;;[Evidence.C39];&quot; - &quot;;[Evidence.D39];&quot;, [&quot;;[Evidence.L39];&quot;]&quot;);&quot;EMPTY&quot;)" office:value-type="string" office:string-value="(35) - drez - , [DSC_7505.jpg]" calcext:value-type="string">
            <text:p>(35) - drez - , [DSC_7505.jpg]</text:p>
          </table:table-cell>
          <table:table-cell table:style-name="ce14" table:formula="of:=[Evidence.E39]" office:value-type="float" office:value="0" calcext:value-type="float">
            <text:p>0 Kč</text:p>
          </table:table-cell>
          <table:table-cell table:style-name="ce20" table:formula="of:=[Evidence.F39]" office:value-type="currency" office:currency="CZK" office:value="0" calcext:value-type="currency">
            <text:p>0 Kč</text:p>
          </table:table-cell>
          <table:table-cell table:style-name="ce27" table:formula="of:=[Evidence.K39]" office:value-type="float" office:value="0" calcext:value-type="float">
            <text:p>0</text:p>
          </table:table-cell>
          <table:table-cell table:style-name="ce27" table:formula="of:=2014-[Evidence.H39]" office:value-type="float" office:value="2014" calcext:value-type="float">
            <text:p>2,014</text:p>
          </table:table-cell>
          <table:table-cell table:style-name="ce13"/>
          <table:table-cell table:style-name="ce37" table:formula="of:=((100-[.F44])/100)*[.B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0]&lt;&gt;&quot;&quot;;CONCATENATE(&quot;(&quot;;[Evidence.A40];&quot;) - &quot;;[Evidence.C40];&quot; - &quot;;[Evidence.D40];&quot;, [&quot;;[Evidence.L40];&quot;]&quot;);&quot;EMPTY&quot;)" office:value-type="string" office:string-value="(36) - vodovodni baterie - , [DSC_7505.jpg]" calcext:value-type="string">
            <text:p>(36) - vodovodni baterie - , [DSC_7505.jpg]</text:p>
          </table:table-cell>
          <table:table-cell table:style-name="ce14" table:formula="of:=[Evidence.E40]" office:value-type="float" office:value="0" calcext:value-type="float">
            <text:p>0 Kč</text:p>
          </table:table-cell>
          <table:table-cell table:style-name="ce20" table:formula="of:=[Evidence.F40]" office:value-type="currency" office:currency="CZK" office:value="0" calcext:value-type="currency">
            <text:p>0 Kč</text:p>
          </table:table-cell>
          <table:table-cell table:style-name="ce27" table:formula="of:=[Evidence.K40]" office:value-type="float" office:value="0" calcext:value-type="float">
            <text:p>0</text:p>
          </table:table-cell>
          <table:table-cell table:style-name="ce27" table:formula="of:=2014-[Evidence.H40]" office:value-type="float" office:value="2014" calcext:value-type="float">
            <text:p>2,014</text:p>
          </table:table-cell>
          <table:table-cell table:style-name="ce13"/>
          <table:table-cell table:style-name="ce37" table:formula="of:=((100-[.F45])/100)*[.B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1]&lt;&gt;&quot;&quot;;CONCATENATE(&quot;(&quot;;[Evidence.A41];&quot;) - &quot;;[Evidence.C41];&quot; - &quot;;[Evidence.D41];&quot;, [&quot;;[Evidence.L41];&quot;]&quot;);&quot;EMPTY&quot;)" office:value-type="string" office:string-value="(37) - barove svetla 2x - , [DSC_7505.jpg]" calcext:value-type="string">
            <text:p>(37) - barove svetla 2x - , [DSC_7505.jpg]</text:p>
          </table:table-cell>
          <table:table-cell table:style-name="ce14" table:formula="of:=[Evidence.E41]" office:value-type="float" office:value="0" calcext:value-type="float">
            <text:p>0 Kč</text:p>
          </table:table-cell>
          <table:table-cell table:style-name="ce20" table:formula="of:=[Evidence.F41]" office:value-type="currency" office:currency="CZK" office:value="0" calcext:value-type="currency">
            <text:p>0 Kč</text:p>
          </table:table-cell>
          <table:table-cell table:style-name="ce27" table:formula="of:=[Evidence.K41]" office:value-type="float" office:value="0" calcext:value-type="float">
            <text:p>0</text:p>
          </table:table-cell>
          <table:table-cell table:style-name="ce27" table:formula="of:=2014-[Evidence.H41]" office:value-type="float" office:value="2014" calcext:value-type="float">
            <text:p>2,014</text:p>
          </table:table-cell>
          <table:table-cell table:style-name="ce13"/>
          <table:table-cell table:style-name="ce37" table:formula="of:=((100-[.F46])/100)*[.B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2]&lt;&gt;&quot;&quot;;CONCATENATE(&quot;(&quot;;[Evidence.A42];&quot;) - &quot;;[Evidence.C42];&quot; - &quot;;[Evidence.D42];&quot;, [&quot;;[Evidence.L42];&quot;]&quot;);&quot;EMPTY&quot;)" office:value-type="string" office:string-value="(38) - vypinace 4x - , [DSC_7505.jpg]" calcext:value-type="string">
            <text:p>(38) - vypinace 4x - , [DSC_7505.jpg]</text:p>
          </table:table-cell>
          <table:table-cell table:style-name="ce14" table:formula="of:=[Evidence.E42]" office:value-type="float" office:value="0" calcext:value-type="float">
            <text:p>0 Kč</text:p>
          </table:table-cell>
          <table:table-cell table:style-name="ce20" table:formula="of:=[Evidence.F42]" office:value-type="currency" office:currency="CZK" office:value="0" calcext:value-type="currency">
            <text:p>0 Kč</text:p>
          </table:table-cell>
          <table:table-cell table:style-name="ce27" table:formula="of:=[Evidence.K42]" office:value-type="float" office:value="0" calcext:value-type="float">
            <text:p>0</text:p>
          </table:table-cell>
          <table:table-cell table:style-name="ce27" table:formula="of:=2014-[Evidence.H42]" office:value-type="float" office:value="2014" calcext:value-type="float">
            <text:p>2,014</text:p>
          </table:table-cell>
          <table:table-cell table:style-name="ce13"/>
          <table:table-cell table:style-name="ce37" table:formula="of:=((100-[.F47])/100)*[.B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3]&lt;&gt;&quot;&quot;;CONCATENATE(&quot;(&quot;;[Evidence.A43];&quot;) - &quot;;[Evidence.C43];&quot; - &quot;;[Evidence.D43];&quot;, [&quot;;[Evidence.L43];&quot;]&quot;);&quot;EMPTY&quot;)" office:value-type="string" office:string-value="(39) - okna  - , [DSC_7505.jpg]" calcext:value-type="string">
            <text:p>(39) - okna <text:s/>- , [DSC_7505.jpg]</text:p>
          </table:table-cell>
          <table:table-cell table:style-name="ce14" table:formula="of:=[Evidence.E43]" office:value-type="float" office:value="0" calcext:value-type="float">
            <text:p>0 Kč</text:p>
          </table:table-cell>
          <table:table-cell table:style-name="ce20" table:formula="of:=[Evidence.F43]" office:value-type="currency" office:currency="CZK" office:value="0" calcext:value-type="currency">
            <text:p>0 Kč</text:p>
          </table:table-cell>
          <table:table-cell table:style-name="ce27" table:formula="of:=[Evidence.K43]" office:value-type="float" office:value="0" calcext:value-type="float">
            <text:p>0</text:p>
          </table:table-cell>
          <table:table-cell table:style-name="ce27" table:formula="of:=2014-[Evidence.H43]" office:value-type="float" office:value="2014" calcext:value-type="float">
            <text:p>2,014</text:p>
          </table:table-cell>
          <table:table-cell table:style-name="ce13"/>
          <table:table-cell table:style-name="ce37" table:formula="of:=((100-[.F48])/100)*[.B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4]&lt;&gt;&quot;&quot;;CONCATENATE(&quot;(&quot;;[Evidence.A44];&quot;) - &quot;;[Evidence.C44];&quot; - &quot;;[Evidence.D44];&quot;, [&quot;;[Evidence.L44];&quot;]&quot;);&quot;EMPTY&quot;)" office:value-type="string" office:string-value="(40) - ventilicni mrizka - , [_APE0818.jpg]" calcext:value-type="string">
            <text:p>(40) - ventilicni mrizka - , [_APE0818.jpg]</text:p>
          </table:table-cell>
          <table:table-cell table:style-name="ce14" table:formula="of:=[Evidence.E44]" office:value-type="float" office:value="0" calcext:value-type="float">
            <text:p>0 Kč</text:p>
          </table:table-cell>
          <table:table-cell table:style-name="ce20" table:formula="of:=[Evidence.F44]" office:value-type="currency" office:currency="CZK" office:value="0" calcext:value-type="currency">
            <text:p>0 Kč</text:p>
          </table:table-cell>
          <table:table-cell table:style-name="ce27" table:formula="of:=[Evidence.K44]" office:value-type="float" office:value="0" calcext:value-type="float">
            <text:p>0</text:p>
          </table:table-cell>
          <table:table-cell table:style-name="ce27" table:formula="of:=2014-[Evidence.H44]" office:value-type="float" office:value="2014" calcext:value-type="float">
            <text:p>2,014</text:p>
          </table:table-cell>
          <table:table-cell table:style-name="ce13"/>
          <table:table-cell table:style-name="ce37" table:formula="of:=((100-[.F49])/100)*[.B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5]&lt;&gt;&quot;&quot;;CONCATENATE(&quot;(&quot;;[Evidence.A45];&quot;) - &quot;;[Evidence.C45];&quot; - &quot;;[Evidence.D45];&quot;, [&quot;;[Evidence.L45];&quot;]&quot;);&quot;EMPTY&quot;)" office:value-type="string" office:string-value="(41) - spary na podlaze - , [_APE0818.jpg]" calcext:value-type="string">
            <text:p>(41) - spary na podlaze - , [_APE0818.jpg]</text:p>
          </table:table-cell>
          <table:table-cell table:style-name="ce14" table:formula="of:=[Evidence.E45]" office:value-type="float" office:value="0" calcext:value-type="float">
            <text:p>0 Kč</text:p>
          </table:table-cell>
          <table:table-cell table:style-name="ce20" table:formula="of:=[Evidence.F45]" office:value-type="currency" office:currency="CZK" office:value="0" calcext:value-type="currency">
            <text:p>0 Kč</text:p>
          </table:table-cell>
          <table:table-cell table:style-name="ce27" table:formula="of:=[Evidence.K45]" office:value-type="float" office:value="0" calcext:value-type="float">
            <text:p>0</text:p>
          </table:table-cell>
          <table:table-cell table:style-name="ce27" table:formula="of:=2014-[Evidence.H45]" office:value-type="float" office:value="2014" calcext:value-type="float">
            <text:p>2,014</text:p>
          </table:table-cell>
          <table:table-cell table:style-name="ce13"/>
          <table:table-cell table:style-name="ce37" table:formula="of:=((100-[.F50])/100)*[.B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6]&lt;&gt;&quot;&quot;;CONCATENATE(&quot;(&quot;;[Evidence.A46];&quot;) - &quot;;[Evidence.C46];&quot; - &quot;;[Evidence.D46];&quot;, [&quot;;[Evidence.L46];&quot;]&quot;);&quot;EMPTY&quot;)" office:value-type="string" office:string-value="(42) - samolepka na zdi - , [_APE0818.jpg]" calcext:value-type="string">
            <text:p>(42) - samolepka na zdi - , [_APE0818.jpg]</text:p>
          </table:table-cell>
          <table:table-cell table:style-name="ce14" table:formula="of:=[Evidence.E46]" office:value-type="float" office:value="0" calcext:value-type="float">
            <text:p>0 Kč</text:p>
          </table:table-cell>
          <table:table-cell table:style-name="ce20" table:formula="of:=[Evidence.F46]" office:value-type="currency" office:currency="CZK" office:value="0" calcext:value-type="currency">
            <text:p>0 Kč</text:p>
          </table:table-cell>
          <table:table-cell table:style-name="ce27" table:formula="of:=[Evidence.K46]" office:value-type="float" office:value="0" calcext:value-type="float">
            <text:p>0</text:p>
          </table:table-cell>
          <table:table-cell table:style-name="ce27" table:formula="of:=2014-[Evidence.H46]" office:value-type="float" office:value="2014" calcext:value-type="float">
            <text:p>2,014</text:p>
          </table:table-cell>
          <table:table-cell table:style-name="ce13"/>
          <table:table-cell table:style-name="ce37" table:formula="of:=((100-[.F51])/100)*[.B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7]&lt;&gt;&quot;&quot;;CONCATENATE(&quot;(&quot;;[Evidence.A47];&quot;) - &quot;;[Evidence.C47];&quot; - &quot;;[Evidence.D47];&quot;, [&quot;;[Evidence.L47];&quot;]&quot;);&quot;EMPTY&quot;)" office:value-type="string" office:string-value="(43) - Zasuvky3x/vyhorele - , [_APE0805.jpg]" calcext:value-type="string">
            <text:p>(43) - Zasuvky3x/vyhorele - , [_APE0805.jpg]</text:p>
          </table:table-cell>
          <table:table-cell table:style-name="ce14" table:formula="of:=[Evidence.E47]" office:value-type="float" office:value="0" calcext:value-type="float">
            <text:p>0 Kč</text:p>
          </table:table-cell>
          <table:table-cell table:style-name="ce20" table:formula="of:=[Evidence.F47]" office:value-type="currency" office:currency="CZK" office:value="0" calcext:value-type="currency">
            <text:p>0 Kč</text:p>
          </table:table-cell>
          <table:table-cell table:style-name="ce27" table:formula="of:=[Evidence.K47]" office:value-type="float" office:value="0" calcext:value-type="float">
            <text:p>0</text:p>
          </table:table-cell>
          <table:table-cell table:style-name="ce27" table:formula="of:=2014-[Evidence.H47]" office:value-type="float" office:value="2014" calcext:value-type="float">
            <text:p>2,014</text:p>
          </table:table-cell>
          <table:table-cell table:style-name="ce13"/>
          <table:table-cell table:style-name="ce37" table:formula="of:=((100-[.F52])/100)*[.B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8]&lt;&gt;&quot;&quot;;CONCATENATE(&quot;(&quot;;[Evidence.A48];&quot;) - &quot;;[Evidence.C48];&quot; - &quot;;[Evidence.D48];&quot;, [&quot;;[Evidence.L48];&quot;]&quot;);&quot;EMPTY&quot;)" office:value-type="string" office:string-value="(44) - parapet - , [_APE0805.jpg]" calcext:value-type="string">
            <text:p>(44) - parapet - , [_APE0805.jpg]</text:p>
          </table:table-cell>
          <table:table-cell table:style-name="ce14" table:formula="of:=[Evidence.E48]" office:value-type="float" office:value="0" calcext:value-type="float">
            <text:p>0 Kč</text:p>
          </table:table-cell>
          <table:table-cell table:style-name="ce20" table:formula="of:=[Evidence.F48]" office:value-type="currency" office:currency="CZK" office:value="0" calcext:value-type="currency">
            <text:p>0 Kč</text:p>
          </table:table-cell>
          <table:table-cell table:style-name="ce27" table:formula="of:=[Evidence.K48]" office:value-type="float" office:value="0" calcext:value-type="float">
            <text:p>0</text:p>
          </table:table-cell>
          <table:table-cell table:style-name="ce27" table:formula="of:=2014-[Evidence.H48]" office:value-type="float" office:value="2014" calcext:value-type="float">
            <text:p>2,014</text:p>
          </table:table-cell>
          <table:table-cell table:style-name="ce13"/>
          <table:table-cell table:style-name="ce37" table:formula="of:=((100-[.F53])/100)*[.B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9]&lt;&gt;&quot;&quot;;CONCATENATE(&quot;(&quot;;[Evidence.A49];&quot;) - &quot;;[Evidence.C49];&quot; - &quot;;[Evidence.D49];&quot;, [&quot;;[Evidence.L49];&quot;]&quot;);&quot;EMPTY&quot;)" office:value-type="string" office:string-value="(45) - zarivky 2x - , [_APE0805.jpg]" calcext:value-type="string">
            <text:p>(45) - zarivky 2x - , [_APE0805.jpg]</text:p>
          </table:table-cell>
          <table:table-cell table:style-name="ce14" table:formula="of:=[Evidence.E49]" office:value-type="float" office:value="0" calcext:value-type="float">
            <text:p>0 Kč</text:p>
          </table:table-cell>
          <table:table-cell table:style-name="ce20" table:formula="of:=[Evidence.F49]" office:value-type="currency" office:currency="CZK" office:value="0" calcext:value-type="currency">
            <text:p>0 Kč</text:p>
          </table:table-cell>
          <table:table-cell table:style-name="ce27" table:formula="of:=[Evidence.K49]" office:value-type="float" office:value="0" calcext:value-type="float">
            <text:p>0</text:p>
          </table:table-cell>
          <table:table-cell table:style-name="ce27" table:formula="of:=2014-[Evidence.H49]" office:value-type="float" office:value="2014" calcext:value-type="float">
            <text:p>2,014</text:p>
          </table:table-cell>
          <table:table-cell table:style-name="ce13"/>
          <table:table-cell table:style-name="ce37" table:formula="of:=((100-[.F54])/100)*[.B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0]&lt;&gt;&quot;&quot;;CONCATENATE(&quot;(&quot;;[Evidence.A50];&quot;) - &quot;;[Evidence.C50];&quot; - &quot;;[Evidence.D50];&quot;, [&quot;;[Evidence.L50];&quot;]&quot;);&quot;EMPTY&quot;)" office:value-type="string" office:string-value="(46) - Zasuvky2x-ocouzene - , [_APE0805.jpg]" calcext:value-type="string">
            <text:p>(46) - Zasuvky2x-ocouzene - , [_APE0805.jpg]</text:p>
          </table:table-cell>
          <table:table-cell table:style-name="ce14" table:formula="of:=[Evidence.E50]" office:value-type="float" office:value="0" calcext:value-type="float">
            <text:p>0 Kč</text:p>
          </table:table-cell>
          <table:table-cell table:style-name="ce20" table:formula="of:=[Evidence.F50]" office:value-type="currency" office:currency="CZK" office:value="0" calcext:value-type="currency">
            <text:p>0 Kč</text:p>
          </table:table-cell>
          <table:table-cell table:style-name="ce27" table:formula="of:=[Evidence.K50]" office:value-type="float" office:value="0" calcext:value-type="float">
            <text:p>0</text:p>
          </table:table-cell>
          <table:table-cell table:style-name="ce27" table:formula="of:=2014-[Evidence.H50]" office:value-type="float" office:value="2014" calcext:value-type="float">
            <text:p>2,014</text:p>
          </table:table-cell>
          <table:table-cell table:style-name="ce13"/>
          <table:table-cell table:style-name="ce37" table:formula="of:=((100-[.F55])/100)*[.B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1]&lt;&gt;&quot;&quot;;CONCATENATE(&quot;(&quot;;[Evidence.A51];&quot;) - &quot;;[Evidence.C51];&quot; - &quot;;[Evidence.D51];&quot;, [&quot;;[Evidence.L51];&quot;]&quot;);&quot;EMPTY&quot;)" office:value-type="string" office:string-value="(47) - svetla dekoracni nad lednici - , [20140625_0021.jpg]" calcext:value-type="string">
            <text:p>(47) - svetla dekoracni nad lednici - , [20140625_0021.jpg]</text:p>
          </table:table-cell>
          <table:table-cell table:style-name="ce14" table:formula="of:=[Evidence.E51]" office:value-type="float" office:value="0" calcext:value-type="float">
            <text:p>0 Kč</text:p>
          </table:table-cell>
          <table:table-cell table:style-name="ce20" table:formula="of:=[Evidence.F51]" office:value-type="currency" office:currency="CZK" office:value="0" calcext:value-type="currency">
            <text:p>0 Kč</text:p>
          </table:table-cell>
          <table:table-cell table:style-name="ce27" table:formula="of:=[Evidence.K51]" office:value-type="float" office:value="0" calcext:value-type="float">
            <text:p>0</text:p>
          </table:table-cell>
          <table:table-cell table:style-name="ce27" table:formula="of:=2014-[Evidence.H51]" office:value-type="float" office:value="2014" calcext:value-type="float">
            <text:p>2,014</text:p>
          </table:table-cell>
          <table:table-cell table:style-name="ce13"/>
          <table:table-cell table:style-name="ce37" table:formula="of:=((100-[.F56])/100)*[.B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2]&lt;&gt;&quot;&quot;;CONCATENATE(&quot;(&quot;;[Evidence.A52];&quot;) - &quot;;[Evidence.C52];&quot; - &quot;;[Evidence.D52];&quot;, [&quot;;[Evidence.L52];&quot;]&quot;);&quot;EMPTY&quot;)" office:value-type="string" office:string-value="(48) - okno kuchyne - , [20140625_0023.jpg]" calcext:value-type="string">
            <text:p>(48) - okno kuchyne - , [20140625_0023.jpg]</text:p>
          </table:table-cell>
          <table:table-cell table:style-name="ce14" table:formula="of:=[Evidence.E52]" office:value-type="float" office:value="0" calcext:value-type="float">
            <text:p>0 Kč</text:p>
          </table:table-cell>
          <table:table-cell table:style-name="ce20" table:formula="of:=[Evidence.F52]" office:value-type="currency" office:currency="CZK" office:value="0" calcext:value-type="currency">
            <text:p>0 Kč</text:p>
          </table:table-cell>
          <table:table-cell table:style-name="ce27" table:formula="of:=[Evidence.K52]" office:value-type="float" office:value="0" calcext:value-type="float">
            <text:p>0</text:p>
          </table:table-cell>
          <table:table-cell table:style-name="ce27" table:formula="of:=2014-[Evidence.H52]" office:value-type="float" office:value="2014" calcext:value-type="float">
            <text:p>2,014</text:p>
          </table:table-cell>
          <table:table-cell table:style-name="ce13"/>
          <table:table-cell table:style-name="ce37" table:formula="of:=((100-[.F57])/100)*[.B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3]&lt;&gt;&quot;&quot;;CONCATENATE(&quot;(&quot;;[Evidence.A53];&quot;) - &quot;;[Evidence.C53];&quot; - &quot;;[Evidence.D53];&quot;, [&quot;;[Evidence.L53];&quot;]&quot;);&quot;EMPTY&quot;)" office:value-type="string" office:string-value="(49) - konvice na vodu (filtrovaci) - Brita – cca 1,5L, [20140625_0023.jpg]" calcext:value-type="string">
            <text:p>(49) - konvice na vodu (filtrovaci) - Brita – cca 1,5L, [20140625_0023.jpg]</text:p>
          </table:table-cell>
          <table:table-cell table:style-name="ce14" table:formula="of:=[Evidence.E53]" office:value-type="float" office:value="0" calcext:value-type="float">
            <text:p>0 Kč</text:p>
          </table:table-cell>
          <table:table-cell table:style-name="ce20" table:formula="of:=[Evidence.F53]" office:value-type="currency" office:currency="CZK" office:value="0" calcext:value-type="currency">
            <text:p>0 Kč</text:p>
          </table:table-cell>
          <table:table-cell table:style-name="ce27" table:formula="of:=[Evidence.K53]" office:value-type="float" office:value="0" calcext:value-type="float">
            <text:p>0</text:p>
          </table:table-cell>
          <table:table-cell table:style-name="ce27" table:formula="of:=2014-[Evidence.H53]" office:value-type="float" office:value="2014" calcext:value-type="float">
            <text:p>2,014</text:p>
          </table:table-cell>
          <table:table-cell table:style-name="ce13"/>
          <table:table-cell table:style-name="ce37" table:formula="of:=((100-[.F58])/100)*[.B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4]&lt;&gt;&quot;&quot;;CONCATENATE(&quot;(&quot;;[Evidence.A54];&quot;) - &quot;;[Evidence.C54];&quot; - &quot;;[Evidence.D54];&quot;, [&quot;;[Evidence.L54];&quot;]&quot;);&quot;EMPTY&quot;)" office:value-type="string" office:string-value="(50) - konvice na vodu (na sporak) - TBD, [_APE0793.jpg 20140625_0023.jpg]" calcext:value-type="string">
            <text:p>(50) - konvice na vodu (na sporak) - TBD, [_APE0793.jpg 20140625_0023.jpg]</text:p>
          </table:table-cell>
          <table:table-cell table:style-name="ce14" table:formula="of:=[Evidence.E54]" office:value-type="float" office:value="0" calcext:value-type="float">
            <text:p>0 Kč</text:p>
          </table:table-cell>
          <table:table-cell table:style-name="ce20" table:formula="of:=[Evidence.F54]" office:value-type="currency" office:currency="CZK" office:value="0" calcext:value-type="currency">
            <text:p>0 Kč</text:p>
          </table:table-cell>
          <table:table-cell table:style-name="ce27" table:formula="of:=[Evidence.K54]" office:value-type="float" office:value="0" calcext:value-type="float">
            <text:p>0</text:p>
          </table:table-cell>
          <table:table-cell table:style-name="ce27" table:formula="of:=2014-[Evidence.H54]" office:value-type="float" office:value="2014" calcext:value-type="float">
            <text:p>2,014</text:p>
          </table:table-cell>
          <table:table-cell table:style-name="ce13"/>
          <table:table-cell table:style-name="ce37" table:formula="of:=((100-[.F59])/100)*[.B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5]&lt;&gt;&quot;&quot;;CONCATENATE(&quot;(&quot;;[Evidence.A55];&quot;) - &quot;;[Evidence.C55];&quot; - &quot;;[Evidence.D55];&quot;, [&quot;;[Evidence.L55];&quot;]&quot;);&quot;EMPTY&quot;)" office:value-type="string" office:string-value="(51) - podnost na jidlo – plast - S obrazkem krtecka, [_APE0799.jpg]" calcext:value-type="string">
            <text:p>(51) - podnost na jidlo – plast - S obrazkem krtecka, [_APE0799.jpg]</text:p>
          </table:table-cell>
          <table:table-cell table:style-name="ce14" table:formula="of:=[Evidence.E55]" office:value-type="float" office:value="139" calcext:value-type="float">
            <text:p>139 Kč</text:p>
          </table:table-cell>
          <table:table-cell table:style-name="ce20" table:formula="of:=[Evidence.F55]" office:value-type="currency" office:currency="CZK" office:value="139" calcext:value-type="currency">
            <text:p>139 Kč</text:p>
          </table:table-cell>
          <table:table-cell table:style-name="ce27" table:formula="of:=[Evidence.K55]" office:value-type="float" office:value="0" calcext:value-type="float">
            <text:p>0</text:p>
          </table:table-cell>
          <table:table-cell table:style-name="ce27" table:formula="of:=2014-[Evidence.H55]" office:value-type="float" office:value="2014" calcext:value-type="float">
            <text:p>2,014</text:p>
          </table:table-cell>
          <table:table-cell table:style-name="ce13"/>
          <table:table-cell table:style-name="ce37" table:formula="of:=((100-[.F60])/100)*[.B60]" office:value-type="currency" office:currency="CZK" office:value="139" calcext:value-type="currency">
            <text:p>139.00 Kč </text:p>
          </table:table-cell>
          <table:table-cell table:number-columns-repeated="1017"/>
        </table:table-row>
        <table:table-row table:style-name="ro4">
          <table:table-cell table:formula="of:=IF([Evidence.C56]&lt;&gt;&quot;&quot;;CONCATENATE(&quot;(&quot;;[Evidence.A56];&quot;) - &quot;;[Evidence.C56];&quot; - &quot;;[Evidence.D56];&quot;, [&quot;;[Evidence.L56];&quot;]&quot;);&quot;EMPTY&quot;)" office:value-type="string" office:string-value="(52) - podnost na jidlo – vetsi - , [_APE0799.jpg]" calcext:value-type="string">
            <text:p>(52) - podnost na jidlo – vetsi - , [_APE0799.jpg]</text:p>
          </table:table-cell>
          <table:table-cell table:style-name="ce14" table:formula="of:=[Evidence.E56]" office:value-type="float" office:value="0" calcext:value-type="float">
            <text:p>0 Kč</text:p>
          </table:table-cell>
          <table:table-cell table:style-name="ce20" table:formula="of:=[Evidence.F56]" office:value-type="currency" office:currency="CZK" office:value="0" calcext:value-type="currency">
            <text:p>0 Kč</text:p>
          </table:table-cell>
          <table:table-cell table:style-name="ce27" table:formula="of:=[Evidence.K56]" office:value-type="float" office:value="0" calcext:value-type="float">
            <text:p>0</text:p>
          </table:table-cell>
          <table:table-cell table:style-name="ce27" table:formula="of:=2014-[Evidence.H56]" office:value-type="float" office:value="2014" calcext:value-type="float">
            <text:p>2,014</text:p>
          </table:table-cell>
          <table:table-cell table:style-name="ce13"/>
          <table:table-cell table:style-name="ce37" table:formula="of:=((100-[.F61])/100)*[.B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7]&lt;&gt;&quot;&quot;;CONCATENATE(&quot;(&quot;;[Evidence.A57];&quot;) - &quot;;[Evidence.C57];&quot; - &quot;;[Evidence.D57];&quot;, [&quot;;[Evidence.L57];&quot;]&quot;);&quot;EMPTY&quot;)" office:value-type="string" office:string-value="(53) - Kuchynske drevene prkenko 2x - dve velikosti, [_APE0799.jpg]" calcext:value-type="string">
            <text:p>(53) - Kuchynske drevene prkenko 2x - dve velikosti, [_APE0799.jpg]</text:p>
          </table:table-cell>
          <table:table-cell table:style-name="ce14" table:formula="of:=[Evidence.E57]" office:value-type="float" office:value="0" calcext:value-type="float">
            <text:p>0 Kč</text:p>
          </table:table-cell>
          <table:table-cell table:style-name="ce20" table:formula="of:=[Evidence.F57]" office:value-type="currency" office:currency="CZK" office:value="0" calcext:value-type="currency">
            <text:p>0 Kč</text:p>
          </table:table-cell>
          <table:table-cell table:style-name="ce27" table:formula="of:=[Evidence.K57]" office:value-type="float" office:value="0" calcext:value-type="float">
            <text:p>0</text:p>
          </table:table-cell>
          <table:table-cell table:style-name="ce27" table:formula="of:=2014-[Evidence.H57]" office:value-type="float" office:value="2014" calcext:value-type="float">
            <text:p>2,014</text:p>
          </table:table-cell>
          <table:table-cell table:style-name="ce13"/>
          <table:table-cell table:style-name="ce37" table:formula="of:=((100-[.F62])/100)*[.B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8]&lt;&gt;&quot;&quot;;CONCATENATE(&quot;(&quot;;[Evidence.A58];&quot;) - &quot;;[Evidence.C58];&quot; - &quot;;[Evidence.D58];&quot;, [&quot;;[Evidence.L58];&quot;]&quot;);&quot;EMPTY&quot;)" office:value-type="string" office:string-value="(54) - Keramicka miska - umelecke dilo, [20140625_0024.jpg]" calcext:value-type="string">
            <text:p>(54) - Keramicka miska - umelecke dilo, [20140625_0024.jpg]</text:p>
          </table:table-cell>
          <table:table-cell table:style-name="ce14" table:formula="of:=[Evidence.E58]" office:value-type="float" office:value="0" calcext:value-type="float">
            <text:p>0 Kč</text:p>
          </table:table-cell>
          <table:table-cell table:style-name="ce20" table:formula="of:=[Evidence.F58]" office:value-type="currency" office:currency="CZK" office:value="0" calcext:value-type="currency">
            <text:p>0 Kč</text:p>
          </table:table-cell>
          <table:table-cell table:style-name="ce27" table:formula="of:=[Evidence.K58]" office:value-type="float" office:value="0" calcext:value-type="float">
            <text:p>0</text:p>
          </table:table-cell>
          <table:table-cell table:style-name="ce27" table:formula="of:=2014-[Evidence.H58]" office:value-type="float" office:value="2014" calcext:value-type="float">
            <text:p>2,014</text:p>
          </table:table-cell>
          <table:table-cell table:style-name="ce13"/>
          <table:table-cell table:style-name="ce37" table:formula="of:=((100-[.F63])/100)*[.B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9]&lt;&gt;&quot;&quot;;CONCATENATE(&quot;(&quot;;[Evidence.A59];&quot;) - &quot;;[Evidence.C59];&quot; - &quot;;[Evidence.D59];&quot;, [&quot;;[Evidence.L59];&quot;]&quot;);&quot;EMPTY&quot;)" office:value-type="string" office:string-value="(55) - Igracek kominik - hracka, [20140625_0024.jpg DSC_7540.jpg]" calcext:value-type="string">
            <text:p>(55) - Igracek kominik - hracka, [20140625_0024.jpg DSC_7540.jpg]</text:p>
          </table:table-cell>
          <table:table-cell table:style-name="ce14" table:formula="of:=[Evidence.E59]" office:value-type="float" office:value="0" calcext:value-type="float">
            <text:p>0 Kč</text:p>
          </table:table-cell>
          <table:table-cell table:style-name="ce20" table:formula="of:=[Evidence.F59]" office:value-type="currency" office:currency="CZK" office:value="0" calcext:value-type="currency">
            <text:p>0 Kč</text:p>
          </table:table-cell>
          <table:table-cell table:style-name="ce27" table:formula="of:=[Evidence.K59]" office:value-type="float" office:value="0" calcext:value-type="float">
            <text:p>0</text:p>
          </table:table-cell>
          <table:table-cell table:style-name="ce27" table:formula="of:=2014-[Evidence.H59]" office:value-type="float" office:value="2014" calcext:value-type="float">
            <text:p>2,014</text:p>
          </table:table-cell>
          <table:table-cell table:style-name="ce13"/>
          <table:table-cell table:style-name="ce37" table:formula="of:=((100-[.F64])/100)*[.B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60]&lt;&gt;&quot;&quot;;CONCATENATE(&quot;(&quot;;[Evidence.A60];&quot;) - &quot;;[Evidence.C60];&quot; - &quot;;[Evidence.D60];&quot;, [&quot;;[Evidence.L60];&quot;]&quot;);&quot;EMPTY&quot;)" office:value-type="string" office:string-value="(56) - podlaha kuchyne - , [_APE0788.jpg]" calcext:value-type="string">
            <text:p>(56) - podlaha kuchyne - , [_APE0788.jpg]</text:p>
          </table:table-cell>
          <table:table-cell table:style-name="ce14" table:formula="of:=[Evidence.E60]" office:value-type="float" office:value="0" calcext:value-type="float">
            <text:p>0 Kč</text:p>
          </table:table-cell>
          <table:table-cell table:style-name="ce20" table:formula="of:=[Evidence.F60]" office:value-type="currency" office:currency="CZK" office:value="0" calcext:value-type="currency">
            <text:p>0 Kč</text:p>
          </table:table-cell>
          <table:table-cell table:style-name="ce27" table:formula="of:=[Evidence.K60]" office:value-type="float" office:value="0" calcext:value-type="float">
            <text:p>0</text:p>
          </table:table-cell>
          <table:table-cell table:style-name="ce27" table:formula="of:=2014-[Evidence.H60]" office:value-type="float" office:value="2014" calcext:value-type="float">
            <text:p>2,014</text:p>
          </table:table-cell>
          <table:table-cell table:style-name="ce13"/>
          <table:table-cell table:style-name="ce37" table:formula="of:=((100-[.F65])/100)*[.B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61]&lt;&gt;&quot;&quot;;CONCATENATE(&quot;(&quot;;[Evidence.A61];&quot;) - &quot;;[Evidence.C61];&quot; - &quot;;[Evidence.D61];&quot;, [&quot;;[Evidence.L61];&quot;]&quot;);&quot;EMPTY&quot;)" office:value-type="string" office:string-value="(57) - nastenne hodiny - designove, [_APE0791.jpg _APE0790.jpg]" calcext:value-type="string">
            <text:p>(57) - nastenne hodiny - designove, [_APE0791.jpg _APE0790.jpg]</text:p>
          </table:table-cell>
          <table:table-cell table:style-name="ce14" table:formula="of:=[Evidence.E61]" office:value-type="float" office:value="0" calcext:value-type="float">
            <text:p>0 Kč</text:p>
          </table:table-cell>
          <table:table-cell table:style-name="ce20" table:formula="of:=[Evidence.F61]" office:value-type="currency" office:currency="CZK" office:value="0" calcext:value-type="currency">
            <text:p>0 Kč</text:p>
          </table:table-cell>
          <table:table-cell table:style-name="ce27" table:formula="of:=[Evidence.K61]" office:value-type="float" office:value="0" calcext:value-type="float">
            <text:p>0</text:p>
          </table:table-cell>
          <table:table-cell table:style-name="ce27" table:formula="of:=2014-[Evidence.H61]" office:value-type="float" office:value="2014" calcext:value-type="float">
            <text:p>2,014</text:p>
          </table:table-cell>
          <table:table-cell table:style-name="ce13"/>
          <table:table-cell table:style-name="ce37" table:formula="of:=((100-[.F66])/100)*[.B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62]&lt;&gt;&quot;&quot;;CONCATENATE(&quot;(&quot;;[Evidence.A62];&quot;) - &quot;;[Evidence.C62];&quot; - &quot;;[Evidence.D62];&quot;, [&quot;;[Evidence.L62];&quot;]&quot;);&quot;EMPTY&quot;)" office:value-type="string" office:string-value="(58) - 5x darkova taska - papirova, [_APE0793.jpg]" calcext:value-type="string">
            <text:p>(58) - 5x darkova taska - papirova, [_APE0793.jpg]</text:p>
          </table:table-cell>
          <table:table-cell table:style-name="ce14" table:formula="of:=[Evidence.E62]" office:value-type="float" office:value="0" calcext:value-type="float">
            <text:p>0 Kč</text:p>
          </table:table-cell>
          <table:table-cell table:style-name="ce20" table:formula="of:=[Evidence.F62]" office:value-type="currency" office:currency="CZK" office:value="0" calcext:value-type="currency">
            <text:p>0 Kč</text:p>
          </table:table-cell>
          <table:table-cell table:style-name="ce27" table:formula="of:=[Evidence.K62]" office:value-type="float" office:value="0" calcext:value-type="float">
            <text:p>0</text:p>
          </table:table-cell>
          <table:table-cell table:style-name="ce27" table:formula="of:=2014-[Evidence.H62]" office:value-type="float" office:value="2014" calcext:value-type="float">
            <text:p>2,014</text:p>
          </table:table-cell>
          <table:table-cell table:style-name="ce13"/>
          <table:table-cell table:style-name="ce37" table:formula="of:=((100-[.F67])/100)*[.B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63]&lt;&gt;&quot;&quot;;CONCATENATE(&quot;(&quot;;[Evidence.A63];&quot;) - &quot;;[Evidence.C63];&quot; - &quot;;[Evidence.D63];&quot;, [&quot;;[Evidence.L63];&quot;]&quot;);&quot;EMPTY&quot;)" office:value-type="string" office:string-value="(59) - korenky - dve sady, [DSC_7482.jpg _APE0793.jpg]" calcext:value-type="string">
            <text:p>(59) - korenky - dve sady, [DSC_7482.jpg _APE0793.jpg]</text:p>
          </table:table-cell>
          <table:table-cell table:style-name="ce14" table:formula="of:=[Evidence.E63]" office:value-type="float" office:value="0" calcext:value-type="float">
            <text:p>0 Kč</text:p>
          </table:table-cell>
          <table:table-cell table:style-name="ce20" table:formula="of:=[Evidence.F63]" office:value-type="currency" office:currency="CZK" office:value="0" calcext:value-type="currency">
            <text:p>0 Kč</text:p>
          </table:table-cell>
          <table:table-cell table:style-name="ce27" table:formula="of:=[Evidence.K63]" office:value-type="float" office:value="0" calcext:value-type="float">
            <text:p>0</text:p>
          </table:table-cell>
          <table:table-cell table:style-name="ce27" table:formula="of:=2014-[Evidence.H63]" office:value-type="float" office:value="2014" calcext:value-type="float">
            <text:p>2,014</text:p>
          </table:table-cell>
          <table:table-cell table:style-name="ce13"/>
          <table:table-cell table:style-name="ce37" table:formula="of:=((100-[.F68])/100)*[.B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64]&lt;&gt;&quot;&quot;;CONCATENATE(&quot;(&quot;;[Evidence.A64];&quot;) - &quot;;[Evidence.C64];&quot; - &quot;;[Evidence.D64];&quot;, [&quot;;[Evidence.L64];&quot;]&quot;);&quot;EMPTY&quot;)" office:value-type="string" office:string-value="(60) - plastova miska mala - sada 4ks, [_APE0795.jpg]" calcext:value-type="string">
            <text:p>(60) - plastova miska mala - sada 4ks, [_APE0795.jpg]</text:p>
          </table:table-cell>
          <table:table-cell table:style-name="ce14" table:formula="of:=[Evidence.E64]" office:value-type="float" office:value="0" calcext:value-type="float">
            <text:p>0 Kč</text:p>
          </table:table-cell>
          <table:table-cell table:style-name="ce20" table:formula="of:=[Evidence.F64]" office:value-type="currency" office:currency="CZK" office:value="0" calcext:value-type="currency">
            <text:p>0 Kč</text:p>
          </table:table-cell>
          <table:table-cell table:style-name="ce27" table:formula="of:=[Evidence.K64]" office:value-type="float" office:value="0" calcext:value-type="float">
            <text:p>0</text:p>
          </table:table-cell>
          <table:table-cell table:style-name="ce27" table:formula="of:=2014-[Evidence.H64]" office:value-type="float" office:value="2014" calcext:value-type="float">
            <text:p>2,014</text:p>
          </table:table-cell>
          <table:table-cell table:style-name="ce13"/>
          <table:table-cell table:style-name="ce37" table:formula="of:=((100-[.F69])/100)*[.B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65]&lt;&gt;&quot;&quot;;CONCATENATE(&quot;(&quot;;[Evidence.A65];&quot;) - &quot;;[Evidence.C65];&quot; - &quot;;[Evidence.D65];&quot;, [&quot;;[Evidence.L65];&quot;]&quot;);&quot;EMPTY&quot;)" office:value-type="string" office:string-value="(61) - zehlicka - Philips Azur 4xxx, [_APE0796.jpg]" calcext:value-type="string">
            <text:p>(61) - zehlicka - Philips Azur 4xxx, [_APE0796.jpg]</text:p>
          </table:table-cell>
          <table:table-cell table:style-name="ce14" table:formula="of:=[Evidence.E65]" office:value-type="float" office:value="0" calcext:value-type="float">
            <text:p>0 Kč</text:p>
          </table:table-cell>
          <table:table-cell table:style-name="ce20" table:formula="of:=[Evidence.F65]" office:value-type="currency" office:currency="CZK" office:value="0" calcext:value-type="currency">
            <text:p>0 Kč</text:p>
          </table:table-cell>
          <table:table-cell table:style-name="ce27" table:formula="of:=[Evidence.K65]" office:value-type="float" office:value="0" calcext:value-type="float">
            <text:p>0</text:p>
          </table:table-cell>
          <table:table-cell table:style-name="ce27" table:formula="of:=2014-[Evidence.H65]" office:value-type="float" office:value="2014" calcext:value-type="float">
            <text:p>2,014</text:p>
          </table:table-cell>
          <table:table-cell table:style-name="ce13"/>
          <table:table-cell table:style-name="ce37" table:formula="of:=((100-[.F70])/100)*[.B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66]&lt;&gt;&quot;&quot;;CONCATENATE(&quot;(&quot;;[Evidence.A66];&quot;) - &quot;;[Evidence.C66];&quot; - &quot;;[Evidence.D66];&quot;, [&quot;;[Evidence.L66];&quot;]&quot;);&quot;EMPTY&quot;)" office:value-type="string" office:string-value="(62) - doza s vikem - cca 20cm prumer, [_APE0795.jpg]" calcext:value-type="string">
            <text:p>(62) - doza s vikem - cca 20cm prumer, [_APE0795.jpg]</text:p>
          </table:table-cell>
          <table:table-cell table:style-name="ce14" table:formula="of:=[Evidence.E66]" office:value-type="float" office:value="0" calcext:value-type="float">
            <text:p>0 Kč</text:p>
          </table:table-cell>
          <table:table-cell table:style-name="ce20" table:formula="of:=[Evidence.F66]" office:value-type="currency" office:currency="CZK" office:value="0" calcext:value-type="currency">
            <text:p>0 Kč</text:p>
          </table:table-cell>
          <table:table-cell table:style-name="ce27" table:formula="of:=[Evidence.K66]" office:value-type="float" office:value="0" calcext:value-type="float">
            <text:p>0</text:p>
          </table:table-cell>
          <table:table-cell table:style-name="ce27" table:formula="of:=2014-[Evidence.H66]" office:value-type="float" office:value="2014" calcext:value-type="float">
            <text:p>2,014</text:p>
          </table:table-cell>
          <table:table-cell table:style-name="ce13"/>
          <table:table-cell table:style-name="ce37" table:formula="of:=((100-[.F71])/100)*[.B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67]&lt;&gt;&quot;&quot;;CONCATENATE(&quot;(&quot;;[Evidence.A67];&quot;) - &quot;;[Evidence.C67];&quot; - &quot;;[Evidence.D67];&quot;, [&quot;;[Evidence.L67];&quot;]&quot;);&quot;EMPTY&quot;)" office:value-type="string" office:string-value="(63) - krabice na caj - drevena, vcetne caje, [_APE0795.jpg]" calcext:value-type="string">
            <text:p>(63) - krabice na caj - drevena, vcetne caje, [_APE0795.jpg]</text:p>
          </table:table-cell>
          <table:table-cell table:style-name="ce14" table:formula="of:=[Evidence.E67]" office:value-type="float" office:value="0" calcext:value-type="float">
            <text:p>0 Kč</text:p>
          </table:table-cell>
          <table:table-cell table:style-name="ce20" table:formula="of:=[Evidence.F67]" office:value-type="currency" office:currency="CZK" office:value="0" calcext:value-type="currency">
            <text:p>0 Kč</text:p>
          </table:table-cell>
          <table:table-cell table:style-name="ce27" table:formula="of:=[Evidence.K67]" office:value-type="float" office:value="0" calcext:value-type="float">
            <text:p>0</text:p>
          </table:table-cell>
          <table:table-cell table:style-name="ce27" table:formula="of:=2014-[Evidence.H67]" office:value-type="float" office:value="2014" calcext:value-type="float">
            <text:p>2,014</text:p>
          </table:table-cell>
          <table:table-cell table:style-name="ce13"/>
          <table:table-cell table:style-name="ce37" table:formula="of:=((100-[.F72])/100)*[.B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68]&lt;&gt;&quot;&quot;;CONCATENATE(&quot;(&quot;;[Evidence.A68];&quot;) - &quot;;[Evidence.C68];&quot; - &quot;;[Evidence.D68];&quot;, [&quot;;[Evidence.L68];&quot;]&quot;);&quot;EMPTY&quot;)" office:value-type="string" office:string-value="(64) - mydlo - lahvicka s davkovacem, cca 300ml, []" calcext:value-type="string">
            <text:p>(64) - mydlo - lahvicka s davkovacem, cca 300ml, []</text:p>
          </table:table-cell>
          <table:table-cell table:style-name="ce14" table:formula="of:=[Evidence.E68]" office:value-type="float" office:value="0" calcext:value-type="float">
            <text:p>0 Kč</text:p>
          </table:table-cell>
          <table:table-cell table:style-name="ce20" table:formula="of:=[Evidence.F68]" office:value-type="currency" office:currency="CZK" office:value="0" calcext:value-type="currency">
            <text:p>0 Kč</text:p>
          </table:table-cell>
          <table:table-cell table:style-name="ce27" table:formula="of:=[Evidence.K68]" office:value-type="float" office:value="0" calcext:value-type="float">
            <text:p>0</text:p>
          </table:table-cell>
          <table:table-cell table:style-name="ce27" table:formula="of:=2014-[Evidence.H68]" office:value-type="float" office:value="2014" calcext:value-type="float">
            <text:p>2,014</text:p>
          </table:table-cell>
          <table:table-cell table:style-name="ce13"/>
          <table:table-cell table:style-name="ce37" table:formula="of:=((100-[.F73])/100)*[.B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69]&lt;&gt;&quot;&quot;;CONCATENATE(&quot;(&quot;;[Evidence.A69];&quot;) - &quot;;[Evidence.C69];&quot; - &quot;;[Evidence.D69];&quot;, [&quot;;[Evidence.L69];&quot;]&quot;);&quot;EMPTY&quot;)" office:value-type="string" office:string-value="(65) - Kvetinac + kytka - --, [_APE0799.jpg]" calcext:value-type="string">
            <text:p>(65) - Kvetinac + kytka - --, [_APE0799.jpg]</text:p>
          </table:table-cell>
          <table:table-cell table:style-name="ce14" table:formula="of:=[Evidence.E69]" office:value-type="float" office:value="0" calcext:value-type="float">
            <text:p>0 Kč</text:p>
          </table:table-cell>
          <table:table-cell table:style-name="ce20" table:formula="of:=[Evidence.F69]" office:value-type="currency" office:currency="CZK" office:value="0" calcext:value-type="currency">
            <text:p>0 Kč</text:p>
          </table:table-cell>
          <table:table-cell table:style-name="ce27" table:formula="of:=[Evidence.K69]" office:value-type="float" office:value="0" calcext:value-type="float">
            <text:p>0</text:p>
          </table:table-cell>
          <table:table-cell table:style-name="ce27" table:formula="of:=2014-[Evidence.H69]" office:value-type="float" office:value="2014" calcext:value-type="float">
            <text:p>2,014</text:p>
          </table:table-cell>
          <table:table-cell table:style-name="ce13"/>
          <table:table-cell table:style-name="ce37" table:formula="of:=((100-[.F74])/100)*[.B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70]&lt;&gt;&quot;&quot;;CONCATENATE(&quot;(&quot;;[Evidence.A70];&quot;) - &quot;;[Evidence.C70];&quot; - &quot;;[Evidence.D70];&quot;, [&quot;;[Evidence.L70];&quot;]&quot;);&quot;EMPTY&quot;)" office:value-type="string" office:string-value="(66) - stetka na nadobi - (asi vileda), [_APE0799.jpg]" calcext:value-type="string">
            <text:p>(66) - stetka na nadobi - (asi vileda), [_APE0799.jpg]</text:p>
          </table:table-cell>
          <table:table-cell table:style-name="ce14" table:formula="of:=[Evidence.E70]" office:value-type="float" office:value="0" calcext:value-type="float">
            <text:p>0 Kč</text:p>
          </table:table-cell>
          <table:table-cell table:style-name="ce20" table:formula="of:=[Evidence.F70]" office:value-type="currency" office:currency="CZK" office:value="0" calcext:value-type="currency">
            <text:p>0 Kč</text:p>
          </table:table-cell>
          <table:table-cell table:style-name="ce27" table:formula="of:=[Evidence.K70]" office:value-type="float" office:value="0" calcext:value-type="float">
            <text:p>0</text:p>
          </table:table-cell>
          <table:table-cell table:style-name="ce27" table:formula="of:=2014-[Evidence.H70]" office:value-type="float" office:value="2014" calcext:value-type="float">
            <text:p>2,014</text:p>
          </table:table-cell>
          <table:table-cell table:style-name="ce13"/>
          <table:table-cell table:style-name="ce37" table:formula="of:=((100-[.F75])/100)*[.B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71]&lt;&gt;&quot;&quot;;CONCATENATE(&quot;(&quot;;[Evidence.A71];&quot;) - &quot;;[Evidence.C71];&quot; - &quot;;[Evidence.D71];&quot;, [&quot;;[Evidence.L71];&quot;]&quot;);&quot;EMPTY&quot;)" office:value-type="string" office:string-value="(67) - stetka na detske lahvicky - , [_APE0799.jpg]" calcext:value-type="string">
            <text:p>(67) - stetka na detske lahvicky - , [_APE0799.jpg]</text:p>
          </table:table-cell>
          <table:table-cell table:style-name="ce14" table:formula="of:=[Evidence.E71]" office:value-type="float" office:value="0" calcext:value-type="float">
            <text:p>0 Kč</text:p>
          </table:table-cell>
          <table:table-cell table:style-name="ce20" table:formula="of:=[Evidence.F71]" office:value-type="currency" office:currency="CZK" office:value="0" calcext:value-type="currency">
            <text:p>0 Kč</text:p>
          </table:table-cell>
          <table:table-cell table:style-name="ce27" table:formula="of:=[Evidence.K71]" office:value-type="float" office:value="0" calcext:value-type="float">
            <text:p>0</text:p>
          </table:table-cell>
          <table:table-cell table:style-name="ce27" table:formula="of:=2014-[Evidence.H71]" office:value-type="float" office:value="2014" calcext:value-type="float">
            <text:p>2,014</text:p>
          </table:table-cell>
          <table:table-cell table:style-name="ce13"/>
          <table:table-cell table:style-name="ce37" table:formula="of:=((100-[.F76])/100)*[.B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72]&lt;&gt;&quot;&quot;;CONCATENATE(&quot;(&quot;;[Evidence.A72];&quot;) - &quot;;[Evidence.C72];&quot; - &quot;;[Evidence.D72];&quot;, [&quot;;[Evidence.L72];&quot;]&quot;);&quot;EMPTY&quot;)" office:value-type="string" office:string-value="(68) - 2x zarivka - , [_APE0799.jpg]" calcext:value-type="string">
            <text:p>(68) - 2x zarivka - , [_APE0799.jpg]</text:p>
          </table:table-cell>
          <table:table-cell table:style-name="ce14" table:formula="of:=[Evidence.E72]" office:value-type="float" office:value="0" calcext:value-type="float">
            <text:p>0 Kč</text:p>
          </table:table-cell>
          <table:table-cell table:style-name="ce20" table:formula="of:=[Evidence.F72]" office:value-type="currency" office:currency="CZK" office:value="0" calcext:value-type="currency">
            <text:p>0 Kč</text:p>
          </table:table-cell>
          <table:table-cell table:style-name="ce27" table:formula="of:=[Evidence.K72]" office:value-type="float" office:value="0" calcext:value-type="float">
            <text:p>0</text:p>
          </table:table-cell>
          <table:table-cell table:style-name="ce27" table:formula="of:=2014-[Evidence.H72]" office:value-type="float" office:value="2014" calcext:value-type="float">
            <text:p>2,014</text:p>
          </table:table-cell>
          <table:table-cell table:style-name="ce13"/>
          <table:table-cell table:style-name="ce37" table:formula="of:=((100-[.F77])/100)*[.B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73]&lt;&gt;&quot;&quot;;CONCATENATE(&quot;(&quot;;[Evidence.A73];&quot;) - &quot;;[Evidence.C73];&quot; - &quot;;[Evidence.D73];&quot;, [&quot;;[Evidence.L73];&quot;]&quot;);&quot;EMPTY&quot;)" office:value-type="string" office:string-value="(69) - doza na cervene vino - , [DSC_7517.jpg _APE0803.jpg]" calcext:value-type="string">
            <text:p>(69) - doza na cervene vino - , [DSC_7517.jpg _APE0803.jpg]</text:p>
          </table:table-cell>
          <table:table-cell table:style-name="ce14" table:formula="of:=[Evidence.E73]" office:value-type="float" office:value="0" calcext:value-type="float">
            <text:p>0 Kč</text:p>
          </table:table-cell>
          <table:table-cell table:style-name="ce20" table:formula="of:=[Evidence.F73]" office:value-type="currency" office:currency="CZK" office:value="0" calcext:value-type="currency">
            <text:p>0 Kč</text:p>
          </table:table-cell>
          <table:table-cell table:style-name="ce27" table:formula="of:=[Evidence.K73]" office:value-type="float" office:value="0" calcext:value-type="float">
            <text:p>0</text:p>
          </table:table-cell>
          <table:table-cell table:style-name="ce27" table:formula="of:=2014-[Evidence.H73]" office:value-type="float" office:value="2014" calcext:value-type="float">
            <text:p>2,014</text:p>
          </table:table-cell>
          <table:table-cell table:style-name="ce13"/>
          <table:table-cell table:style-name="ce37" table:formula="of:=((100-[.F78])/100)*[.B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74]&lt;&gt;&quot;&quot;;CONCATENATE(&quot;(&quot;;[Evidence.A74];&quot;) - &quot;;[Evidence.C74];&quot; - &quot;;[Evidence.D74];&quot;, [&quot;;[Evidence.L74];&quot;]&quot;);&quot;EMPTY&quot;)" office:value-type="string" office:string-value="(70) - dzban na pivo - svijany, [_APE0803.jpg]" calcext:value-type="string">
            <text:p>(70) - dzban na pivo - svijany, [_APE0803.jpg]</text:p>
          </table:table-cell>
          <table:table-cell table:style-name="ce14" table:formula="of:=[Evidence.E74]" office:value-type="float" office:value="0" calcext:value-type="float">
            <text:p>0 Kč</text:p>
          </table:table-cell>
          <table:table-cell table:style-name="ce20" table:formula="of:=[Evidence.F74]" office:value-type="currency" office:currency="CZK" office:value="0" calcext:value-type="currency">
            <text:p>0 Kč</text:p>
          </table:table-cell>
          <table:table-cell table:style-name="ce27" table:formula="of:=[Evidence.K74]" office:value-type="float" office:value="0" calcext:value-type="float">
            <text:p>0</text:p>
          </table:table-cell>
          <table:table-cell table:style-name="ce27" table:formula="of:=2014-[Evidence.H74]" office:value-type="float" office:value="2014" calcext:value-type="float">
            <text:p>2,014</text:p>
          </table:table-cell>
          <table:table-cell table:style-name="ce13"/>
          <table:table-cell table:style-name="ce37" table:formula="of:=((100-[.F79])/100)*[.B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75]&lt;&gt;&quot;&quot;;CONCATENATE(&quot;(&quot;;[Evidence.A75];&quot;) - &quot;;[Evidence.C75];&quot; - &quot;;[Evidence.D75];&quot;, [&quot;;[Evidence.L75];&quot;]&quot;);&quot;EMPTY&quot;)" office:value-type="string" office:string-value="(71) - koloidni mineraly - lek, [_APE0805.jpg]" calcext:value-type="string">
            <text:p>(71) - koloidni mineraly - lek, [_APE0805.jpg]</text:p>
          </table:table-cell>
          <table:table-cell table:style-name="ce14" table:formula="of:=[Evidence.E75]" office:value-type="float" office:value="0" calcext:value-type="float">
            <text:p>0 Kč</text:p>
          </table:table-cell>
          <table:table-cell table:style-name="ce20" table:formula="of:=[Evidence.F75]" office:value-type="currency" office:currency="CZK" office:value="0" calcext:value-type="currency">
            <text:p>0 Kč</text:p>
          </table:table-cell>
          <table:table-cell table:style-name="ce27" table:formula="of:=[Evidence.K75]" office:value-type="float" office:value="0" calcext:value-type="float">
            <text:p>0</text:p>
          </table:table-cell>
          <table:table-cell table:style-name="ce27" table:formula="of:=2014-[Evidence.H75]" office:value-type="float" office:value="2014" calcext:value-type="float">
            <text:p>2,014</text:p>
          </table:table-cell>
          <table:table-cell table:style-name="ce13"/>
          <table:table-cell table:style-name="ce37" table:formula="of:=((100-[.F80])/100)*[.B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76]&lt;&gt;&quot;&quot;;CONCATENATE(&quot;(&quot;;[Evidence.A76];&quot;) - &quot;;[Evidence.C76];&quot; - &quot;;[Evidence.D76];&quot;, [&quot;;[Evidence.L76];&quot;]&quot;);&quot;EMPTY&quot;)" office:value-type="string" office:string-value="(72) - doza na kafe - , [_APE0805.jpg]" calcext:value-type="string">
            <text:p>(72) - doza na kafe - , [_APE0805.jpg]</text:p>
          </table:table-cell>
          <table:table-cell table:style-name="ce14" table:formula="of:=[Evidence.E76]" office:value-type="float" office:value="0" calcext:value-type="float">
            <text:p>0 Kč</text:p>
          </table:table-cell>
          <table:table-cell table:style-name="ce20" table:formula="of:=[Evidence.F76]" office:value-type="currency" office:currency="CZK" office:value="0" calcext:value-type="currency">
            <text:p>0 Kč</text:p>
          </table:table-cell>
          <table:table-cell table:style-name="ce27" table:formula="of:=[Evidence.K76]" office:value-type="float" office:value="0" calcext:value-type="float">
            <text:p>0</text:p>
          </table:table-cell>
          <table:table-cell table:style-name="ce27" table:formula="of:=2014-[Evidence.H76]" office:value-type="float" office:value="2014" calcext:value-type="float">
            <text:p>2,014</text:p>
          </table:table-cell>
          <table:table-cell table:style-name="ce13"/>
          <table:table-cell table:style-name="ce37" table:formula="of:=((100-[.F81])/100)*[.B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77]&lt;&gt;&quot;&quot;;CONCATENATE(&quot;(&quot;;[Evidence.A77];&quot;) - &quot;;[Evidence.C77];&quot; - &quot;;[Evidence.D77];&quot;, [&quot;;[Evidence.L77];&quot;]&quot;);&quot;EMPTY&quot;)" office:value-type="string" office:string-value="(73) - Kvetinac + kytka - , [_APE0805.jpg]" calcext:value-type="string">
            <text:p>(73) - Kvetinac + kytka - , [_APE0805.jpg]</text:p>
          </table:table-cell>
          <table:table-cell table:style-name="ce14" table:formula="of:=[Evidence.E77]" office:value-type="float" office:value="0" calcext:value-type="float">
            <text:p>0 Kč</text:p>
          </table:table-cell>
          <table:table-cell table:style-name="ce20" table:formula="of:=[Evidence.F77]" office:value-type="currency" office:currency="CZK" office:value="0" calcext:value-type="currency">
            <text:p>0 Kč</text:p>
          </table:table-cell>
          <table:table-cell table:style-name="ce27" table:formula="of:=[Evidence.K77]" office:value-type="float" office:value="0" calcext:value-type="float">
            <text:p>0</text:p>
          </table:table-cell>
          <table:table-cell table:style-name="ce27" table:formula="of:=2014-[Evidence.H77]" office:value-type="float" office:value="2014" calcext:value-type="float">
            <text:p>2,014</text:p>
          </table:table-cell>
          <table:table-cell table:style-name="ce13"/>
          <table:table-cell table:style-name="ce37" table:formula="of:=((100-[.F82])/100)*[.B82]" office:value-type="currency" office:currency="CZK" office:value="0" calcext:value-type="currency">
            <text:p>- Kč </text:p>
          </table:table-cell>
          <table:table-cell table:style-name="ce40" table:number-columns-repeated="1017"/>
        </table:table-row>
        <table:table-row table:style-name="ro4">
          <table:table-cell table:formula="of:=IF([Evidence.C78]&lt;&gt;&quot;&quot;;CONCATENATE(&quot;(&quot;;[Evidence.A78];&quot;) - &quot;;[Evidence.C78];&quot; - &quot;;[Evidence.D78];&quot;, [&quot;;[Evidence.L78];&quot;]&quot;);&quot;EMPTY&quot;)" office:value-type="string" office:string-value="(74) - kuchynska chnapka - sada 2ks (z toho 1x rukavice), [_APE0791.jpg]" calcext:value-type="string">
            <text:p>(74) - kuchynska chnapka - sada 2ks (z toho 1x rukavice), [_APE0791.jpg]</text:p>
          </table:table-cell>
          <table:table-cell table:style-name="ce14" table:formula="of:=[Evidence.E78]" office:value-type="float" office:value="0" calcext:value-type="float">
            <text:p>0 Kč</text:p>
          </table:table-cell>
          <table:table-cell table:style-name="ce20" table:formula="of:=[Evidence.F78]" office:value-type="currency" office:currency="CZK" office:value="0" calcext:value-type="currency">
            <text:p>0 Kč</text:p>
          </table:table-cell>
          <table:table-cell table:style-name="ce27" table:formula="of:=[Evidence.K78]" office:value-type="float" office:value="0" calcext:value-type="float">
            <text:p>0</text:p>
          </table:table-cell>
          <table:table-cell table:style-name="ce27" table:formula="of:=2014-[Evidence.H78]" office:value-type="float" office:value="2014" calcext:value-type="float">
            <text:p>2,014</text:p>
          </table:table-cell>
          <table:table-cell table:style-name="ce13"/>
          <table:table-cell table:style-name="ce37" table:formula="of:=((100-[.F83])/100)*[.B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79]&lt;&gt;&quot;&quot;;CONCATENATE(&quot;(&quot;;[Evidence.A79];&quot;) - &quot;;[Evidence.C79];&quot; - &quot;;[Evidence.D79];&quot;, [&quot;;[Evidence.L79];&quot;]&quot;);&quot;EMPTY&quot;)" office:value-type="string" office:string-value="(75) - kuchnyske chnapky - obyc ctvercove 2x, [_APE0791.jpg]" calcext:value-type="string">
            <text:p>(75) - kuchnyske chnapky - obyc ctvercove 2x, [_APE0791.jpg]</text:p>
          </table:table-cell>
          <table:table-cell table:style-name="ce14" table:formula="of:=[Evidence.E79]" office:value-type="float" office:value="0" calcext:value-type="float">
            <text:p>0 Kč</text:p>
          </table:table-cell>
          <table:table-cell table:style-name="ce20" table:formula="of:=[Evidence.F79]" office:value-type="currency" office:currency="CZK" office:value="0" calcext:value-type="currency">
            <text:p>0 Kč</text:p>
          </table:table-cell>
          <table:table-cell table:style-name="ce27" table:formula="of:=[Evidence.K79]" office:value-type="float" office:value="0" calcext:value-type="float">
            <text:p>0</text:p>
          </table:table-cell>
          <table:table-cell table:style-name="ce27" table:formula="of:=2014-[Evidence.H79]" office:value-type="float" office:value="2014" calcext:value-type="float">
            <text:p>2,014</text:p>
          </table:table-cell>
          <table:table-cell table:style-name="ce13"/>
          <table:table-cell table:style-name="ce37" table:formula="of:=((100-[.F84])/100)*[.B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80]&lt;&gt;&quot;&quot;;CONCATENATE(&quot;(&quot;;[Evidence.A80];&quot;) - &quot;;[Evidence.C80];&quot; - &quot;;[Evidence.D80];&quot;, [&quot;;[Evidence.L80];&quot;]&quot;);&quot;EMPTY&quot;)" office:value-type="string" office:string-value="(76) - spatchtle na vareni - tescoma, [_APE0791.jpg]" calcext:value-type="string">
            <text:p>(76) - spatchtle na vareni - tescoma, [_APE0791.jpg]</text:p>
          </table:table-cell>
          <table:table-cell table:style-name="ce14" table:formula="of:=[Evidence.E80]" office:value-type="float" office:value="0" calcext:value-type="float">
            <text:p>0 Kč</text:p>
          </table:table-cell>
          <table:table-cell table:style-name="ce20" table:formula="of:=[Evidence.F80]" office:value-type="currency" office:currency="CZK" office:value="0" calcext:value-type="currency">
            <text:p>0 Kč</text:p>
          </table:table-cell>
          <table:table-cell table:style-name="ce27" table:formula="of:=[Evidence.K80]" office:value-type="float" office:value="0" calcext:value-type="float">
            <text:p>0</text:p>
          </table:table-cell>
          <table:table-cell table:style-name="ce27" table:formula="of:=2014-[Evidence.H80]" office:value-type="float" office:value="2014" calcext:value-type="float">
            <text:p>2,014</text:p>
          </table:table-cell>
          <table:table-cell table:style-name="ce13"/>
          <table:table-cell table:style-name="ce37" table:formula="of:=((100-[.F85])/100)*[.B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81]&lt;&gt;&quot;&quot;;CONCATENATE(&quot;(&quot;;[Evidence.A81];&quot;) - &quot;;[Evidence.C81];&quot; - &quot;;[Evidence.D81];&quot;, [&quot;;[Evidence.L81];&quot;]&quot;);&quot;EMPTY&quot;)" office:value-type="string" office:string-value="(77) - hrnek s vickem (kocka) - --, [_APE0791.jpg]" calcext:value-type="string">
            <text:p>(77) - hrnek s vickem (kocka) - --, [_APE0791.jpg]</text:p>
          </table:table-cell>
          <table:table-cell table:style-name="ce14" table:formula="of:=[Evidence.E81]" office:value-type="float" office:value="0" calcext:value-type="float">
            <text:p>0 Kč</text:p>
          </table:table-cell>
          <table:table-cell table:style-name="ce20" table:formula="of:=[Evidence.F81]" office:value-type="currency" office:currency="CZK" office:value="0" calcext:value-type="currency">
            <text:p>0 Kč</text:p>
          </table:table-cell>
          <table:table-cell table:style-name="ce27" table:formula="of:=[Evidence.K81]" office:value-type="float" office:value="0" calcext:value-type="float">
            <text:p>0</text:p>
          </table:table-cell>
          <table:table-cell table:style-name="ce27" table:formula="of:=2014-[Evidence.H81]" office:value-type="float" office:value="2014" calcext:value-type="float">
            <text:p>2,014</text:p>
          </table:table-cell>
          <table:table-cell table:style-name="ce13"/>
          <table:table-cell table:style-name="ce37" table:formula="of:=((100-[.F86])/100)*[.B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82]&lt;&gt;&quot;&quot;;CONCATENATE(&quot;(&quot;;[Evidence.A82];&quot;) - &quot;;[Evidence.C82];&quot; - &quot;;[Evidence.D82];&quot;, [&quot;;[Evidence.L82];&quot;]&quot;);&quot;EMPTY&quot;)" office:value-type="string" office:string-value="(78) - alpska sul - --, [_APE0791.jpg]" calcext:value-type="string">
            <text:p>(78) - alpska sul - --, [_APE0791.jpg]</text:p>
          </table:table-cell>
          <table:table-cell table:style-name="ce14" table:formula="of:=[Evidence.E82]" office:value-type="float" office:value="0" calcext:value-type="float">
            <text:p>0 Kč</text:p>
          </table:table-cell>
          <table:table-cell table:style-name="ce20" table:formula="of:=[Evidence.F82]" office:value-type="currency" office:currency="CZK" office:value="0" calcext:value-type="currency">
            <text:p>0 Kč</text:p>
          </table:table-cell>
          <table:table-cell table:style-name="ce27" table:formula="of:=[Evidence.K82]" office:value-type="float" office:value="0" calcext:value-type="float">
            <text:p>0</text:p>
          </table:table-cell>
          <table:table-cell table:style-name="ce27" table:formula="of:=2014-[Evidence.H82]" office:value-type="float" office:value="2014" calcext:value-type="float">
            <text:p>2,014</text:p>
          </table:table-cell>
          <table:table-cell table:style-name="ce13"/>
          <table:table-cell table:style-name="ce37" table:formula="of:=((100-[.F87])/100)*[.B87]" office:value-type="currency" office:currency="CZK" office:value="0" calcext:value-type="currency">
            <text:p>- Kč </text:p>
          </table:table-cell>
          <table:table-cell table:style-name="ce41" table:number-columns-repeated="1017"/>
        </table:table-row>
        <table:table-row table:style-name="ro4">
          <table:table-cell table:formula="of:=IF([Evidence.C83]&lt;&gt;&quot;&quot;;CONCATENATE(&quot;(&quot;;[Evidence.A83];&quot;) - &quot;;[Evidence.C83];&quot; - &quot;;[Evidence.D83];&quot;, [&quot;;[Evidence.L83];&quot;]&quot;);&quot;EMPTY&quot;)" office:value-type="string" office:string-value="(79) - Koreni susene chili papricky - --, [_APE0791.jpg]" calcext:value-type="string">
            <text:p>(79) - Koreni susene chili papricky - --, [_APE0791.jpg]</text:p>
          </table:table-cell>
          <table:table-cell table:style-name="ce14" table:formula="of:=[Evidence.E83]" office:value-type="float" office:value="0" calcext:value-type="float">
            <text:p>0 Kč</text:p>
          </table:table-cell>
          <table:table-cell table:style-name="ce20" table:formula="of:=[Evidence.F83]" office:value-type="currency" office:currency="CZK" office:value="0" calcext:value-type="currency">
            <text:p>0 Kč</text:p>
          </table:table-cell>
          <table:table-cell table:style-name="ce27" table:formula="of:=[Evidence.K83]" office:value-type="float" office:value="0" calcext:value-type="float">
            <text:p>0</text:p>
          </table:table-cell>
          <table:table-cell table:style-name="ce27" table:formula="of:=2014-[Evidence.H83]" office:value-type="float" office:value="2014" calcext:value-type="float">
            <text:p>2,014</text:p>
          </table:table-cell>
          <table:table-cell table:style-name="ce13"/>
          <table:table-cell table:style-name="ce37" table:formula="of:=((100-[.F88])/100)*[.B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84]&lt;&gt;&quot;&quot;;CONCATENATE(&quot;(&quot;;[Evidence.A84];&quot;) - &quot;;[Evidence.C84];&quot; - &quot;;[Evidence.D84];&quot;, [&quot;;[Evidence.L84];&quot;]&quot;);&quot;EMPTY&quot;)" office:value-type="string" office:string-value="(80) - slanka a peprenka - --, [_APE0791.jpg]" calcext:value-type="string">
            <text:p>(80) - slanka a peprenka - --, [_APE0791.jpg]</text:p>
          </table:table-cell>
          <table:table-cell table:style-name="ce14" table:formula="of:=[Evidence.E84]" office:value-type="float" office:value="0" calcext:value-type="float">
            <text:p>0 Kč</text:p>
          </table:table-cell>
          <table:table-cell table:style-name="ce20" table:formula="of:=[Evidence.F84]" office:value-type="currency" office:currency="CZK" office:value="0" calcext:value-type="currency">
            <text:p>0 Kč</text:p>
          </table:table-cell>
          <table:table-cell table:style-name="ce27" table:formula="of:=[Evidence.K84]" office:value-type="float" office:value="0" calcext:value-type="float">
            <text:p>0</text:p>
          </table:table-cell>
          <table:table-cell table:style-name="ce27" table:formula="of:=2014-[Evidence.H84]" office:value-type="float" office:value="2014" calcext:value-type="float">
            <text:p>2,014</text:p>
          </table:table-cell>
          <table:table-cell table:style-name="ce13"/>
          <table:table-cell table:style-name="ce37" table:formula="of:=((100-[.F89])/100)*[.B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85]&lt;&gt;&quot;&quot;;CONCATENATE(&quot;(&quot;;[Evidence.A85];&quot;) - &quot;;[Evidence.C85];&quot; - &quot;;[Evidence.D85];&quot;, [&quot;;[Evidence.L85];&quot;]&quot;);&quot;EMPTY&quot;)" office:value-type="string" office:string-value="(81) - paratka - --, [_APE0791.jpg]" calcext:value-type="string">
            <text:p>(81) - paratka - --, [_APE0791.jpg]</text:p>
          </table:table-cell>
          <table:table-cell table:style-name="ce14" table:formula="of:=[Evidence.E85]" office:value-type="float" office:value="0" calcext:value-type="float">
            <text:p>0 Kč</text:p>
          </table:table-cell>
          <table:table-cell table:style-name="ce20" table:formula="of:=[Evidence.F85]" office:value-type="currency" office:currency="CZK" office:value="0" calcext:value-type="currency">
            <text:p>0 Kč</text:p>
          </table:table-cell>
          <table:table-cell table:style-name="ce27" table:formula="of:=[Evidence.K85]" office:value-type="float" office:value="0" calcext:value-type="float">
            <text:p>0</text:p>
          </table:table-cell>
          <table:table-cell table:style-name="ce27" table:formula="of:=2014-[Evidence.H85]" office:value-type="float" office:value="2014" calcext:value-type="float">
            <text:p>2,014</text:p>
          </table:table-cell>
          <table:table-cell table:style-name="ce13"/>
          <table:table-cell table:style-name="ce37" table:formula="of:=((100-[.F90])/100)*[.B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86]&lt;&gt;&quot;&quot;;CONCATENATE(&quot;(&quot;;[Evidence.A86];&quot;) - &quot;;[Evidence.C86];&quot; - &quot;;[Evidence.D86];&quot;, [&quot;;[Evidence.L86];&quot;]&quot;);&quot;EMPTY&quot;)" office:value-type="string" office:string-value="(82) - jidlo, cesnek - , [_APE0791.jpg]" calcext:value-type="string">
            <text:p>(82) - jidlo, cesnek - , [_APE0791.jpg]</text:p>
          </table:table-cell>
          <table:table-cell table:style-name="ce14" table:formula="of:=[Evidence.E86]" office:value-type="float" office:value="0" calcext:value-type="float">
            <text:p>0 Kč</text:p>
          </table:table-cell>
          <table:table-cell table:style-name="ce20" table:formula="of:=[Evidence.F86]" office:value-type="currency" office:currency="CZK" office:value="0" calcext:value-type="currency">
            <text:p>0 Kč</text:p>
          </table:table-cell>
          <table:table-cell table:style-name="ce27" table:formula="of:=[Evidence.K86]" office:value-type="float" office:value="0" calcext:value-type="float">
            <text:p>0</text:p>
          </table:table-cell>
          <table:table-cell table:style-name="ce27" table:formula="of:=2014-[Evidence.H86]" office:value-type="float" office:value="2014" calcext:value-type="float">
            <text:p>2,014</text:p>
          </table:table-cell>
          <table:table-cell table:style-name="ce13"/>
          <table:table-cell table:style-name="ce37" table:formula="of:=((100-[.F91])/100)*[.B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87]&lt;&gt;&quot;&quot;;CONCATENATE(&quot;(&quot;;[Evidence.A87];&quot;) - &quot;;[Evidence.C87];&quot; - &quot;;[Evidence.D87];&quot;, [&quot;;[Evidence.L87];&quot;]&quot;);&quot;EMPTY&quot;)" office:value-type="string" office:string-value="(83) - 2x caj (cerny, ochuceny, malaisie) - --, [_APE0791.jpg]" calcext:value-type="string">
            <text:p>(83) - 2x caj (cerny, ochuceny, malaisie) - --, [_APE0791.jpg]</text:p>
          </table:table-cell>
          <table:table-cell table:style-name="ce14" table:formula="of:=[Evidence.E87]" office:value-type="float" office:value="0" calcext:value-type="float">
            <text:p>0 Kč</text:p>
          </table:table-cell>
          <table:table-cell table:style-name="ce20" table:formula="of:=[Evidence.F87]" office:value-type="currency" office:currency="CZK" office:value="0" calcext:value-type="currency">
            <text:p>0 Kč</text:p>
          </table:table-cell>
          <table:table-cell table:style-name="ce27" table:formula="of:=[Evidence.K87]" office:value-type="float" office:value="0" calcext:value-type="float">
            <text:p>0</text:p>
          </table:table-cell>
          <table:table-cell table:style-name="ce27" table:formula="of:=2014-[Evidence.H87]" office:value-type="float" office:value="2014" calcext:value-type="float">
            <text:p>2,014</text:p>
          </table:table-cell>
          <table:table-cell table:style-name="ce13"/>
          <table:table-cell table:style-name="ce37" table:formula="of:=((100-[.F92])/100)*[.B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88]&lt;&gt;&quot;&quot;;CONCATENATE(&quot;(&quot;;[Evidence.A88];&quot;) - &quot;;[Evidence.C88];&quot; - &quot;;[Evidence.D88];&quot;, [&quot;;[Evidence.L88];&quot;]&quot;);&quot;EMPTY&quot;)" office:value-type="string" office:string-value="(84) - doza kovova designova - WF, [_APE0791.jpg]" calcext:value-type="string">
            <text:p>(84) - doza kovova designova - WF, [_APE0791.jpg]</text:p>
          </table:table-cell>
          <table:table-cell table:style-name="ce14" table:formula="of:=[Evidence.E88]" office:value-type="string" office:string-value="POKUD" calcext:value-type="string">
            <text:p>POKUD</text:p>
          </table:table-cell>
          <table:table-cell table:style-name="ce20" table:formula="of:=[Evidence.F88]" office:value-type="string" office:string-value="POKUD" calcext:value-type="string">
            <text:p>POKUD</text:p>
          </table:table-cell>
          <table:table-cell table:style-name="ce27" table:formula="of:=[Evidence.K88]" office:value-type="float" office:value="0" calcext:value-type="float">
            <text:p>0</text:p>
          </table:table-cell>
          <table:table-cell table:style-name="ce27" table:formula="of:=2014-[Evidence.H88]" office:value-type="float" office:value="2014" calcext:value-type="float">
            <text:p>2,014</text:p>
          </table:table-cell>
          <table:table-cell table:style-name="ce13"/>
          <table:table-cell table:style-name="ce37" table:formula="of:=((100-[.F93])/100)*[.B93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4">
          <table:table-cell table:formula="of:=IF([Evidence.C89]&lt;&gt;&quot;&quot;;CONCATENATE(&quot;(&quot;;[Evidence.A89];&quot;) - &quot;;[Evidence.C89];&quot; - &quot;;[Evidence.D89];&quot;, [&quot;;[Evidence.L89];&quot;]&quot;);&quot;EMPTY&quot;)" office:value-type="string" office:string-value="(85) - kamenny hmozdir - , [_APE0791.jpg]" calcext:value-type="string">
            <text:p>(85) - kamenny hmozdir - , [_APE0791.jpg]</text:p>
          </table:table-cell>
          <table:table-cell table:style-name="ce14" table:formula="of:=[Evidence.E89]" office:value-type="float" office:value="0" calcext:value-type="float">
            <text:p>0 Kč</text:p>
          </table:table-cell>
          <table:table-cell table:style-name="ce20" table:formula="of:=[Evidence.F89]" office:value-type="currency" office:currency="CZK" office:value="0" calcext:value-type="currency">
            <text:p>0 Kč</text:p>
          </table:table-cell>
          <table:table-cell table:style-name="ce27" table:formula="of:=[Evidence.K89]" office:value-type="float" office:value="0" calcext:value-type="float">
            <text:p>0</text:p>
          </table:table-cell>
          <table:table-cell table:style-name="ce27" table:formula="of:=2014-[Evidence.H89]" office:value-type="float" office:value="2014" calcext:value-type="float">
            <text:p>2,014</text:p>
          </table:table-cell>
          <table:table-cell table:style-name="ce13"/>
          <table:table-cell table:style-name="ce37" table:formula="of:=((100-[.F94])/100)*[.B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90]&lt;&gt;&quot;&quot;;CONCATENATE(&quot;(&quot;;[Evidence.A90];&quot;) - &quot;;[Evidence.C90];&quot; - &quot;;[Evidence.D90];&quot;, [&quot;;[Evidence.L90];&quot;]&quot;);&quot;EMPTY&quot;)" office:value-type="string" office:string-value="(86) - 2x el.mlynek na sul a pepr - , [_APE0808.jpg]" calcext:value-type="string">
            <text:p>(86) - 2x el.mlynek na sul a pepr - , [_APE0808.jpg]</text:p>
          </table:table-cell>
          <table:table-cell table:style-name="ce14" table:formula="of:=[Evidence.E90]" office:value-type="float" office:value="0" calcext:value-type="float">
            <text:p>0 Kč</text:p>
          </table:table-cell>
          <table:table-cell table:style-name="ce20" table:formula="of:=[Evidence.F90]" office:value-type="currency" office:currency="CZK" office:value="0" calcext:value-type="currency">
            <text:p>0 Kč</text:p>
          </table:table-cell>
          <table:table-cell table:style-name="ce27" table:formula="of:=[Evidence.K90]" office:value-type="float" office:value="0" calcext:value-type="float">
            <text:p>0</text:p>
          </table:table-cell>
          <table:table-cell table:style-name="ce27" table:formula="of:=2014-[Evidence.H90]" office:value-type="float" office:value="2014" calcext:value-type="float">
            <text:p>2,014</text:p>
          </table:table-cell>
          <table:table-cell table:style-name="ce13"/>
          <table:table-cell table:style-name="ce37" table:formula="of:=((100-[.F95])/100)*[.B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91]&lt;&gt;&quot;&quot;;CONCATENATE(&quot;(&quot;;[Evidence.A91];&quot;) - &quot;;[Evidence.C91];&quot; - &quot;;[Evidence.D91];&quot;, [&quot;;[Evidence.L91];&quot;]&quot;);&quot;EMPTY&quot;)" office:value-type="string" office:string-value="(87) - konvice na vodu - doza, ikea, [_APE0808.jpg]" calcext:value-type="string">
            <text:p>(87) - konvice na vodu - doza, ikea, [_APE0808.jpg]</text:p>
          </table:table-cell>
          <table:table-cell table:style-name="ce14" table:formula="of:=[Evidence.E91]" office:value-type="float" office:value="0" calcext:value-type="float">
            <text:p>0 Kč</text:p>
          </table:table-cell>
          <table:table-cell table:style-name="ce20" table:formula="of:=[Evidence.F91]" office:value-type="currency" office:currency="CZK" office:value="0" calcext:value-type="currency">
            <text:p>0 Kč</text:p>
          </table:table-cell>
          <table:table-cell table:style-name="ce27" table:formula="of:=[Evidence.K91]" office:value-type="float" office:value="0" calcext:value-type="float">
            <text:p>0</text:p>
          </table:table-cell>
          <table:table-cell table:style-name="ce27" table:formula="of:=2014-[Evidence.H91]" office:value-type="float" office:value="2014" calcext:value-type="float">
            <text:p>2,014</text:p>
          </table:table-cell>
          <table:table-cell table:style-name="ce13"/>
          <table:table-cell table:style-name="ce37" table:formula="of:=((100-[.F96])/100)*[.B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92]&lt;&gt;&quot;&quot;;CONCATENATE(&quot;(&quot;;[Evidence.A92];&quot;) - &quot;;[Evidence.C92];&quot; - &quot;;[Evidence.D92];&quot;, [&quot;;[Evidence.L92];&quot;]&quot;);&quot;EMPTY&quot;)" office:value-type="string" office:string-value="(88) - hrnek modry - --, [_APE0808.jpg]" calcext:value-type="string">
            <text:p>(88) - hrnek modry - --, [_APE0808.jpg]</text:p>
          </table:table-cell>
          <table:table-cell table:style-name="ce14" table:formula="of:=[Evidence.E92]" office:value-type="float" office:value="0" calcext:value-type="float">
            <text:p>0 Kč</text:p>
          </table:table-cell>
          <table:table-cell table:style-name="ce20" table:formula="of:=[Evidence.F92]" office:value-type="currency" office:currency="CZK" office:value="0" calcext:value-type="currency">
            <text:p>0 Kč</text:p>
          </table:table-cell>
          <table:table-cell table:style-name="ce27" table:formula="of:=[Evidence.K92]" office:value-type="float" office:value="0" calcext:value-type="float">
            <text:p>0</text:p>
          </table:table-cell>
          <table:table-cell table:style-name="ce27" table:formula="of:=2014-[Evidence.H92]" office:value-type="float" office:value="2014" calcext:value-type="float">
            <text:p>2,014</text:p>
          </table:table-cell>
          <table:table-cell table:style-name="ce13"/>
          <table:table-cell table:style-name="ce37" table:formula="of:=((100-[.F97])/100)*[.B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93]&lt;&gt;&quot;&quot;;CONCATENATE(&quot;(&quot;;[Evidence.A93];&quot;) - &quot;;[Evidence.C93];&quot; - &quot;;[Evidence.D93];&quot;, [&quot;;[Evidence.L93];&quot;]&quot;);&quot;EMPTY&quot;)" office:value-type="string" office:string-value="(89) - sada plast. Dozicek na detska jidla (s vickem) - Avent, [_APE0808.jpg VPOLICCE TBD]" calcext:value-type="string">
            <text:p>(89) - sada plast. Dozicek na detska jidla (s vickem) - Avent, [_APE0808.jpg VPOLICCE TBD]</text:p>
          </table:table-cell>
          <table:table-cell table:style-name="ce14" table:formula="of:=[Evidence.E93]" office:value-type="float" office:value="0" calcext:value-type="float">
            <text:p>0 Kč</text:p>
          </table:table-cell>
          <table:table-cell table:style-name="ce20" table:formula="of:=[Evidence.F93]" office:value-type="currency" office:currency="CZK" office:value="0" calcext:value-type="currency">
            <text:p>0 Kč</text:p>
          </table:table-cell>
          <table:table-cell table:style-name="ce27" table:formula="of:=[Evidence.K93]" office:value-type="float" office:value="0" calcext:value-type="float">
            <text:p>0</text:p>
          </table:table-cell>
          <table:table-cell table:style-name="ce27" table:formula="of:=2014-[Evidence.H93]" office:value-type="float" office:value="2014" calcext:value-type="float">
            <text:p>2,014</text:p>
          </table:table-cell>
          <table:table-cell table:style-name="ce13"/>
          <table:table-cell table:style-name="ce37" table:formula="of:=((100-[.F98])/100)*[.B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94]&lt;&gt;&quot;&quot;;CONCATENATE(&quot;(&quot;;[Evidence.A94];&quot;) - &quot;;[Evidence.C94];&quot; - &quot;;[Evidence.D94];&quot;, [&quot;;[Evidence.L94];&quot;]&quot;);&quot;EMPTY&quot;)" office:value-type="string" office:string-value="(90) - kuchynsky nuz - tescoma, [_APE0808.jpg]" calcext:value-type="string">
            <text:p>(90) - kuchynsky nuz - tescoma, [_APE0808.jpg]</text:p>
          </table:table-cell>
          <table:table-cell table:style-name="ce14" table:formula="of:=[Evidence.E94]" office:value-type="float" office:value="0" calcext:value-type="float">
            <text:p>0 Kč</text:p>
          </table:table-cell>
          <table:table-cell table:style-name="ce20" table:formula="of:=[Evidence.F94]" office:value-type="currency" office:currency="CZK" office:value="0" calcext:value-type="currency">
            <text:p>0 Kč</text:p>
          </table:table-cell>
          <table:table-cell table:style-name="ce27" table:formula="of:=[Evidence.K94]" office:value-type="float" office:value="0" calcext:value-type="float">
            <text:p>0</text:p>
          </table:table-cell>
          <table:table-cell table:style-name="ce27" table:formula="of:=2014-[Evidence.H94]" office:value-type="float" office:value="2014" calcext:value-type="float">
            <text:p>2,014</text:p>
          </table:table-cell>
          <table:table-cell table:style-name="ce13"/>
          <table:table-cell table:style-name="ce37" table:formula="of:=((100-[.F99])/100)*[.B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95]&lt;&gt;&quot;&quot;;CONCATENATE(&quot;(&quot;;[Evidence.A95];&quot;) - &quot;;[Evidence.C95];&quot; - &quot;;[Evidence.D95];&quot;, [&quot;;[Evidence.L95];&quot;]&quot;);&quot;EMPTY&quot;)" office:value-type="string" office:string-value="(91) - sklenene mysticky male - ikea, [_APE0808.jpg]" calcext:value-type="string">
            <text:p>(91) - sklenene mysticky male - ikea, [_APE0808.jpg]</text:p>
          </table:table-cell>
          <table:table-cell table:style-name="ce14" table:formula="of:=[Evidence.E95]" office:value-type="float" office:value="0" calcext:value-type="float">
            <text:p>0 Kč</text:p>
          </table:table-cell>
          <table:table-cell table:style-name="ce20" table:formula="of:=[Evidence.F95]" office:value-type="currency" office:currency="CZK" office:value="0" calcext:value-type="currency">
            <text:p>0 Kč</text:p>
          </table:table-cell>
          <table:table-cell table:style-name="ce27" table:formula="of:=[Evidence.K95]" office:value-type="float" office:value="0" calcext:value-type="float">
            <text:p>0</text:p>
          </table:table-cell>
          <table:table-cell table:style-name="ce27" table:formula="of:=2014-[Evidence.H95]" office:value-type="float" office:value="2014" calcext:value-type="float">
            <text:p>2,014</text:p>
          </table:table-cell>
          <table:table-cell table:style-name="ce13"/>
          <table:table-cell table:style-name="ce37" table:formula="of:=((100-[.F100])/100)*[.B1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96]&lt;&gt;&quot;&quot;;CONCATENATE(&quot;(&quot;;[Evidence.A96];&quot;) - &quot;;[Evidence.C96];&quot; - &quot;;[Evidence.D96];&quot;, [&quot;;[Evidence.L96];&quot;]&quot;);&quot;EMPTY&quot;)" office:value-type="string" office:string-value="(92) - ruzne druhy koreni v sacku - kotani, vitana, [DSC_7482.jpg]" calcext:value-type="string">
            <text:p>(92) - ruzne druhy koreni v sacku - kotani, vitana, [DSC_7482.jpg]</text:p>
          </table:table-cell>
          <table:table-cell table:style-name="ce14" table:formula="of:=[Evidence.E96]" office:value-type="float" office:value="0" calcext:value-type="float">
            <text:p>0 Kč</text:p>
          </table:table-cell>
          <table:table-cell table:style-name="ce20" table:formula="of:=[Evidence.F96]" office:value-type="currency" office:currency="CZK" office:value="0" calcext:value-type="currency">
            <text:p>0 Kč</text:p>
          </table:table-cell>
          <table:table-cell table:style-name="ce27" table:formula="of:=[Evidence.K96]" office:value-type="float" office:value="0" calcext:value-type="float">
            <text:p>0</text:p>
          </table:table-cell>
          <table:table-cell table:style-name="ce27" table:formula="of:=2014-[Evidence.H96]" office:value-type="float" office:value="2014" calcext:value-type="float">
            <text:p>2,014</text:p>
          </table:table-cell>
          <table:table-cell table:style-name="ce13"/>
          <table:table-cell table:style-name="ce37" table:formula="of:=((100-[.F101])/100)*[.B1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97]&lt;&gt;&quot;&quot;;CONCATENATE(&quot;(&quot;;[Evidence.A97];&quot;) - &quot;;[Evidence.C97];&quot; - &quot;;[Evidence.D97];&quot;, [&quot;;[Evidence.L97];&quot;]&quot;);&quot;EMPTY&quot;)" office:value-type="string" office:string-value="(93) - drevene nacini na vareni - ruzne, [DSC_7482.jpg]" calcext:value-type="string">
            <text:p>(93) - drevene nacini na vareni - ruzne, [DSC_7482.jpg]</text:p>
          </table:table-cell>
          <table:table-cell table:style-name="ce14" table:formula="of:=[Evidence.E97]" office:value-type="float" office:value="0" calcext:value-type="float">
            <text:p>0 Kč</text:p>
          </table:table-cell>
          <table:table-cell table:style-name="ce20" table:formula="of:=[Evidence.F97]" office:value-type="currency" office:currency="CZK" office:value="0" calcext:value-type="currency">
            <text:p>0 Kč</text:p>
          </table:table-cell>
          <table:table-cell table:style-name="ce27" table:formula="of:=[Evidence.K97]" office:value-type="float" office:value="0" calcext:value-type="float">
            <text:p>0</text:p>
          </table:table-cell>
          <table:table-cell table:style-name="ce27" table:formula="of:=2014-[Evidence.H97]" office:value-type="float" office:value="2014" calcext:value-type="float">
            <text:p>2,014</text:p>
          </table:table-cell>
          <table:table-cell table:style-name="ce13"/>
          <table:table-cell table:style-name="ce37" table:formula="of:=((100-[.F102])/100)*[.B1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98]&lt;&gt;&quot;&quot;;CONCATENATE(&quot;(&quot;;[Evidence.A98];&quot;) - &quot;;[Evidence.C98];&quot; - &quot;;[Evidence.D98];&quot;, [&quot;;[Evidence.L98];&quot;]&quot;);&quot;EMPTY&quot;)" office:value-type="string" office:string-value="(94) - dreveny hmozdir na orechy - , [DSC_7482.jpg]" calcext:value-type="string">
            <text:p>(94) - dreveny hmozdir na orechy - , [DSC_7482.jpg]</text:p>
          </table:table-cell>
          <table:table-cell table:style-name="ce14" table:formula="of:=[Evidence.E98]" office:value-type="float" office:value="0" calcext:value-type="float">
            <text:p>0 Kč</text:p>
          </table:table-cell>
          <table:table-cell table:style-name="ce20" table:formula="of:=[Evidence.F98]" office:value-type="currency" office:currency="CZK" office:value="0" calcext:value-type="currency">
            <text:p>0 Kč</text:p>
          </table:table-cell>
          <table:table-cell table:style-name="ce27" table:formula="of:=[Evidence.K98]" office:value-type="float" office:value="0" calcext:value-type="float">
            <text:p>0</text:p>
          </table:table-cell>
          <table:table-cell table:style-name="ce27" table:formula="of:=2014-[Evidence.H98]" office:value-type="float" office:value="2014" calcext:value-type="float">
            <text:p>2,014</text:p>
          </table:table-cell>
          <table:table-cell table:style-name="ce13"/>
          <table:table-cell table:style-name="ce37" table:formula="of:=((100-[.F103])/100)*[.B1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99]&lt;&gt;&quot;&quot;;CONCATENATE(&quot;(&quot;;[Evidence.A99];&quot;) - &quot;;[Evidence.C99];&quot; - &quot;;[Evidence.D99];&quot;, [&quot;;[Evidence.L99];&quot;]&quot;);&quot;EMPTY&quot;)" office:value-type="string" office:string-value="(95) - 2x japonske tycinky na ryzi/sushi - design do sady, [DSC_7482.jpg]" calcext:value-type="string">
            <text:p>(95) - 2x japonske tycinky na ryzi/sushi - design do sady, [DSC_7482.jpg]</text:p>
          </table:table-cell>
          <table:table-cell table:style-name="ce14" table:formula="of:=[Evidence.E99]" office:value-type="float" office:value="0" calcext:value-type="float">
            <text:p>0 Kč</text:p>
          </table:table-cell>
          <table:table-cell table:style-name="ce20" table:formula="of:=[Evidence.F99]" office:value-type="currency" office:currency="CZK" office:value="0" calcext:value-type="currency">
            <text:p>0 Kč</text:p>
          </table:table-cell>
          <table:table-cell table:style-name="ce27" table:formula="of:=[Evidence.K99]" office:value-type="float" office:value="0" calcext:value-type="float">
            <text:p>0</text:p>
          </table:table-cell>
          <table:table-cell table:style-name="ce27" table:formula="of:=2014-[Evidence.H99]" office:value-type="float" office:value="2014" calcext:value-type="float">
            <text:p>2,014</text:p>
          </table:table-cell>
          <table:table-cell table:style-name="ce13"/>
          <table:table-cell table:style-name="ce37" table:formula="of:=((100-[.F104])/100)*[.B1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00]&lt;&gt;&quot;&quot;;CONCATENATE(&quot;(&quot;;[Evidence.A100];&quot;) - &quot;;[Evidence.C100];&quot; - &quot;;[Evidence.D100];&quot;, [&quot;;[Evidence.L100];&quot;]&quot;);&quot;EMPTY&quot;)" office:value-type="string" office:string-value="(96) - grilovaci paratka (sada) - lidl, [DSC_7482.jpg]" calcext:value-type="string">
            <text:p>(96) - grilovaci paratka (sada) - lidl, [DSC_7482.jpg]</text:p>
          </table:table-cell>
          <table:table-cell table:style-name="ce14" table:formula="of:=[Evidence.E100]" office:value-type="float" office:value="0" calcext:value-type="float">
            <text:p>0 Kč</text:p>
          </table:table-cell>
          <table:table-cell table:style-name="ce20" table:formula="of:=[Evidence.F100]" office:value-type="currency" office:currency="CZK" office:value="0" calcext:value-type="currency">
            <text:p>0 Kč</text:p>
          </table:table-cell>
          <table:table-cell table:style-name="ce27" table:formula="of:=[Evidence.K100]" office:value-type="float" office:value="0" calcext:value-type="float">
            <text:p>0</text:p>
          </table:table-cell>
          <table:table-cell table:style-name="ce27" table:formula="of:=2014-[Evidence.H100]" office:value-type="float" office:value="2014" calcext:value-type="float">
            <text:p>2,014</text:p>
          </table:table-cell>
          <table:table-cell table:style-name="ce13"/>
          <table:table-cell table:style-name="ce37" table:formula="of:=((100-[.F105])/100)*[.B1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01]&lt;&gt;&quot;&quot;;CONCATENATE(&quot;(&quot;;[Evidence.A101];&quot;) - &quot;;[Evidence.C101];&quot; - &quot;;[Evidence.D101];&quot;, [&quot;;[Evidence.L101];&quot;]&quot;);&quot;EMPTY&quot;)" office:value-type="string" office:string-value="(97) - plastove nacini na vareni - tescoma, [DSC_7482.jpg]" calcext:value-type="string">
            <text:p>(97) - plastove nacini na vareni - tescoma, [DSC_7482.jpg]</text:p>
          </table:table-cell>
          <table:table-cell table:style-name="ce14" table:formula="of:=[Evidence.E101]" office:value-type="float" office:value="0" calcext:value-type="float">
            <text:p>0 Kč</text:p>
          </table:table-cell>
          <table:table-cell table:style-name="ce20" table:formula="of:=[Evidence.F101]" office:value-type="currency" office:currency="CZK" office:value="0" calcext:value-type="currency">
            <text:p>0 Kč</text:p>
          </table:table-cell>
          <table:table-cell table:style-name="ce27" table:formula="of:=[Evidence.K101]" office:value-type="float" office:value="0" calcext:value-type="float">
            <text:p>0</text:p>
          </table:table-cell>
          <table:table-cell table:style-name="ce27" table:formula="of:=2014-[Evidence.H101]" office:value-type="float" office:value="2014" calcext:value-type="float">
            <text:p>2,014</text:p>
          </table:table-cell>
          <table:table-cell table:style-name="ce13"/>
          <table:table-cell table:style-name="ce37" table:formula="of:=((100-[.F106])/100)*[.B1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02]&lt;&gt;&quot;&quot;;CONCATENATE(&quot;(&quot;;[Evidence.A102];&quot;) - &quot;;[Evidence.C102];&quot; - &quot;;[Evidence.D102];&quot;, [&quot;;[Evidence.L102];&quot;]&quot;);&quot;EMPTY&quot;)" office:value-type="string" office:string-value="(98) - nuzky - , [DSC_7482.jpg]" calcext:value-type="string">
            <text:p>(98) - nuzky - , [DSC_7482.jpg]</text:p>
          </table:table-cell>
          <table:table-cell table:style-name="ce14" table:formula="of:=[Evidence.E102]" office:value-type="float" office:value="0" calcext:value-type="float">
            <text:p>0 Kč</text:p>
          </table:table-cell>
          <table:table-cell table:style-name="ce20" table:formula="of:=[Evidence.F102]" office:value-type="currency" office:currency="CZK" office:value="0" calcext:value-type="currency">
            <text:p>0 Kč</text:p>
          </table:table-cell>
          <table:table-cell table:style-name="ce27" table:formula="of:=[Evidence.K102]" office:value-type="float" office:value="0" calcext:value-type="float">
            <text:p>0</text:p>
          </table:table-cell>
          <table:table-cell table:style-name="ce27" table:formula="of:=2014-[Evidence.H102]" office:value-type="float" office:value="2014" calcext:value-type="float">
            <text:p>2,014</text:p>
          </table:table-cell>
          <table:table-cell table:style-name="ce13"/>
          <table:table-cell table:style-name="ce37" table:formula="of:=((100-[.F107])/100)*[.B1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03]&lt;&gt;&quot;&quot;;CONCATENATE(&quot;(&quot;;[Evidence.A103];&quot;) - &quot;;[Evidence.C103];&quot; - &quot;;[Evidence.D103];&quot;, [&quot;;[Evidence.L103];&quot;]&quot;);&quot;EMPTY&quot;)" office:value-type="string" office:string-value="(99) - digitalni teplomer na potraviny a vareni v troube - , [DSC_7482.jpg]" calcext:value-type="string">
            <text:p>(99) - digitalni teplomer na potraviny a vareni v troube - , [DSC_7482.jpg]</text:p>
          </table:table-cell>
          <table:table-cell table:style-name="ce14" table:formula="of:=[Evidence.E103]" office:value-type="float" office:value="0" calcext:value-type="float">
            <text:p>0 Kč</text:p>
          </table:table-cell>
          <table:table-cell table:style-name="ce20" table:formula="of:=[Evidence.F103]" office:value-type="currency" office:currency="CZK" office:value="0" calcext:value-type="currency">
            <text:p>0 Kč</text:p>
          </table:table-cell>
          <table:table-cell table:style-name="ce27" table:formula="of:=[Evidence.K103]" office:value-type="float" office:value="0" calcext:value-type="float">
            <text:p>0</text:p>
          </table:table-cell>
          <table:table-cell table:style-name="ce27" table:formula="of:=2014-[Evidence.H103]" office:value-type="float" office:value="2014" calcext:value-type="float">
            <text:p>2,014</text:p>
          </table:table-cell>
          <table:table-cell table:style-name="ce13"/>
          <table:table-cell table:style-name="ce37" table:formula="of:=((100-[.F108])/100)*[.B1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04]&lt;&gt;&quot;&quot;;CONCATENATE(&quot;(&quot;;[Evidence.A104];&quot;) - &quot;;[Evidence.C104];&quot; - &quot;;[Evidence.D104];&quot;, [&quot;;[Evidence.L104];&quot;]&quot;);&quot;EMPTY&quot;)" office:value-type="string" office:string-value="(100) - sada skripcu na jidlo - ikea, [DSC_7482.jpg DSC_7510.jpg]" calcext:value-type="string">
            <text:p>(100) - sada skripcu na jidlo - ikea, [DSC_7482.jpg DSC_7510.jpg]</text:p>
          </table:table-cell>
          <table:table-cell table:style-name="ce14" table:formula="of:=[Evidence.E104]" office:value-type="float" office:value="0" calcext:value-type="float">
            <text:p>0 Kč</text:p>
          </table:table-cell>
          <table:table-cell table:style-name="ce20" table:formula="of:=[Evidence.F104]" office:value-type="currency" office:currency="CZK" office:value="0" calcext:value-type="currency">
            <text:p>0 Kč</text:p>
          </table:table-cell>
          <table:table-cell table:style-name="ce27" table:formula="of:=[Evidence.K104]" office:value-type="float" office:value="0" calcext:value-type="float">
            <text:p>0</text:p>
          </table:table-cell>
          <table:table-cell table:style-name="ce27" table:formula="of:=2014-[Evidence.H104]" office:value-type="float" office:value="2014" calcext:value-type="float">
            <text:p>2,014</text:p>
          </table:table-cell>
          <table:table-cell table:style-name="ce13"/>
          <table:table-cell table:style-name="ce37" table:formula="of:=((100-[.F109])/100)*[.B1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05]&lt;&gt;&quot;&quot;;CONCATENATE(&quot;(&quot;;[Evidence.A105];&quot;) - &quot;;[Evidence.C105];&quot; - &quot;;[Evidence.D105];&quot;, [&quot;;[Evidence.L105];&quot;]&quot;);&quot;EMPTY&quot;)" office:value-type="string" office:string-value="(101) - lihovy fix - asi centropen, [DSC_7482.jpg]" calcext:value-type="string">
            <text:p>(101) - lihovy fix - asi centropen, [DSC_7482.jpg]</text:p>
          </table:table-cell>
          <table:table-cell table:style-name="ce14" table:formula="of:=[Evidence.E105]" office:value-type="float" office:value="0" calcext:value-type="float">
            <text:p>0 Kč</text:p>
          </table:table-cell>
          <table:table-cell table:style-name="ce20" table:formula="of:=[Evidence.F105]" office:value-type="currency" office:currency="CZK" office:value="0" calcext:value-type="currency">
            <text:p>0 Kč</text:p>
          </table:table-cell>
          <table:table-cell table:style-name="ce27" table:formula="of:=[Evidence.K105]" office:value-type="float" office:value="0" calcext:value-type="float">
            <text:p>0</text:p>
          </table:table-cell>
          <table:table-cell table:style-name="ce27" table:formula="of:=2014-[Evidence.H105]" office:value-type="float" office:value="2014" calcext:value-type="float">
            <text:p>2,014</text:p>
          </table:table-cell>
          <table:table-cell table:style-name="ce13"/>
          <table:table-cell table:style-name="ce37" table:formula="of:=((100-[.F110])/100)*[.B1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06]&lt;&gt;&quot;&quot;;CONCATENATE(&quot;(&quot;;[Evidence.A106];&quot;) - &quot;;[Evidence.C106];&quot; - &quot;;[Evidence.D106];&quot;, [&quot;;[Evidence.L106];&quot;]&quot;);&quot;EMPTY&quot;)" office:value-type="string" office:string-value="(102) - lepici paska - , [DSC_7482.jpg]" calcext:value-type="string">
            <text:p>(102) - lepici paska - , [DSC_7482.jpg]</text:p>
          </table:table-cell>
          <table:table-cell table:style-name="ce14" table:formula="of:=[Evidence.E106]" office:value-type="float" office:value="0" calcext:value-type="float">
            <text:p>0 Kč</text:p>
          </table:table-cell>
          <table:table-cell table:style-name="ce20" table:formula="of:=[Evidence.F106]" office:value-type="currency" office:currency="CZK" office:value="0" calcext:value-type="currency">
            <text:p>0 Kč</text:p>
          </table:table-cell>
          <table:table-cell table:style-name="ce27" table:formula="of:=[Evidence.K106]" office:value-type="float" office:value="0" calcext:value-type="float">
            <text:p>0</text:p>
          </table:table-cell>
          <table:table-cell table:style-name="ce27" table:formula="of:=2014-[Evidence.H106]" office:value-type="float" office:value="2014" calcext:value-type="float">
            <text:p>2,014</text:p>
          </table:table-cell>
          <table:table-cell table:style-name="ce13"/>
          <table:table-cell table:style-name="ce37" table:formula="of:=((100-[.F111])/100)*[.B111]" office:value-type="currency" office:currency="CZK" office:value="0" calcext:value-type="currency">
            <text:p>- Kč </text:p>
          </table:table-cell>
          <table:table-cell table:style-name="ce40" table:number-columns-repeated="1017"/>
        </table:table-row>
        <table:table-row table:style-name="ro4">
          <table:table-cell table:formula="of:=IF([Evidence.C107]&lt;&gt;&quot;&quot;;CONCATENATE(&quot;(&quot;;[Evidence.A107];&quot;) - &quot;;[Evidence.C107];&quot; - &quot;;[Evidence.D107];&quot;, [&quot;;[Evidence.L107];&quot;]&quot;);&quot;EMPTY&quot;)" office:value-type="string" office:string-value="(103) - sada sirek - , [DSC_7482.jpg]" calcext:value-type="string">
            <text:p>(103) - sada sirek - , [DSC_7482.jpg]</text:p>
          </table:table-cell>
          <table:table-cell table:style-name="ce14" table:formula="of:=[Evidence.E107]" office:value-type="float" office:value="0" calcext:value-type="float">
            <text:p>0 Kč</text:p>
          </table:table-cell>
          <table:table-cell table:style-name="ce20" table:formula="of:=[Evidence.F107]" office:value-type="currency" office:currency="CZK" office:value="0" calcext:value-type="currency">
            <text:p>0 Kč</text:p>
          </table:table-cell>
          <table:table-cell table:style-name="ce27" table:formula="of:=[Evidence.K107]" office:value-type="float" office:value="0" calcext:value-type="float">
            <text:p>0</text:p>
          </table:table-cell>
          <table:table-cell table:style-name="ce27" table:formula="of:=2014-[Evidence.H107]" office:value-type="float" office:value="2014" calcext:value-type="float">
            <text:p>2,014</text:p>
          </table:table-cell>
          <table:table-cell table:style-name="ce13"/>
          <table:table-cell table:style-name="ce37" table:formula="of:=((100-[.F112])/100)*[.B1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08]&lt;&gt;&quot;&quot;;CONCATENATE(&quot;(&quot;;[Evidence.A108];&quot;) - &quot;;[Evidence.C108];&quot; - &quot;;[Evidence.D108];&quot;, [&quot;;[Evidence.L108];&quot;]&quot;);&quot;EMPTY&quot;)" office:value-type="string" office:string-value="(104) - maly tycovy mixer na naslehani mleka - , [DSC_7482.jpg]" calcext:value-type="string">
            <text:p>(104) - maly tycovy mixer na naslehani mleka - , [DSC_7482.jpg]</text:p>
          </table:table-cell>
          <table:table-cell table:style-name="ce14" table:formula="of:=[Evidence.E108]" office:value-type="float" office:value="0" calcext:value-type="float">
            <text:p>0 Kč</text:p>
          </table:table-cell>
          <table:table-cell table:style-name="ce20" table:formula="of:=[Evidence.F108]" office:value-type="currency" office:currency="CZK" office:value="0" calcext:value-type="currency">
            <text:p>0 Kč</text:p>
          </table:table-cell>
          <table:table-cell table:style-name="ce27" table:formula="of:=[Evidence.K108]" office:value-type="float" office:value="0" calcext:value-type="float">
            <text:p>0</text:p>
          </table:table-cell>
          <table:table-cell table:style-name="ce27" table:formula="of:=2014-[Evidence.H108]" office:value-type="float" office:value="2014" calcext:value-type="float">
            <text:p>2,014</text:p>
          </table:table-cell>
          <table:table-cell table:style-name="ce13"/>
          <table:table-cell table:style-name="ce37" table:formula="of:=((100-[.F113])/100)*[.B1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09]&lt;&gt;&quot;&quot;;CONCATENATE(&quot;(&quot;;[Evidence.A109];&quot;) - &quot;;[Evidence.C109];&quot; - &quot;;[Evidence.D109];&quot;, [&quot;;[Evidence.L109];&quot;]&quot;);&quot;EMPTY&quot;)" office:value-type="string" office:string-value="(105) - plastova brcka - baleni cca 50-100ks, [DSC_7482.jpg]" calcext:value-type="string">
            <text:p>(105) - plastova brcka - baleni cca 50-100ks, [DSC_7482.jpg]</text:p>
          </table:table-cell>
          <table:table-cell table:style-name="ce14" table:formula="of:=[Evidence.E109]" office:value-type="float" office:value="0" calcext:value-type="float">
            <text:p>0 Kč</text:p>
          </table:table-cell>
          <table:table-cell table:style-name="ce20" table:formula="of:=[Evidence.F109]" office:value-type="currency" office:currency="CZK" office:value="0" calcext:value-type="currency">
            <text:p>0 Kč</text:p>
          </table:table-cell>
          <table:table-cell table:style-name="ce27" table:formula="of:=[Evidence.K109]" office:value-type="float" office:value="0" calcext:value-type="float">
            <text:p>0</text:p>
          </table:table-cell>
          <table:table-cell table:style-name="ce27" table:formula="of:=2014-[Evidence.H109]" office:value-type="float" office:value="2014" calcext:value-type="float">
            <text:p>2,014</text:p>
          </table:table-cell>
          <table:table-cell table:style-name="ce13"/>
          <table:table-cell table:style-name="ce37" table:formula="of:=((100-[.F114])/100)*[.B1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10]&lt;&gt;&quot;&quot;;CONCATENATE(&quot;(&quot;;[Evidence.A110];&quot;) - &quot;;[Evidence.C110];&quot; - &quot;;[Evidence.D110];&quot;, [&quot;;[Evidence.L110];&quot;]&quot;);&quot;EMPTY&quot;)" office:value-type="string" office:string-value="(106) - kapesni nuz, otviraci - Mikov, [DSC_7482.jpg]" calcext:value-type="string">
            <text:p>(106) - kapesni nuz, otviraci - Mikov, [DSC_7482.jpg]</text:p>
          </table:table-cell>
          <table:table-cell table:style-name="ce14" table:formula="of:=[Evidence.E110]" office:value-type="float" office:value="0" calcext:value-type="float">
            <text:p>0 Kč</text:p>
          </table:table-cell>
          <table:table-cell table:style-name="ce20" table:formula="of:=[Evidence.F110]" office:value-type="currency" office:currency="CZK" office:value="0" calcext:value-type="currency">
            <text:p>0 Kč</text:p>
          </table:table-cell>
          <table:table-cell table:style-name="ce27" table:formula="of:=[Evidence.K110]" office:value-type="float" office:value="0" calcext:value-type="float">
            <text:p>0</text:p>
          </table:table-cell>
          <table:table-cell table:style-name="ce27" table:formula="of:=2014-[Evidence.H110]" office:value-type="float" office:value="2014" calcext:value-type="float">
            <text:p>2,014</text:p>
          </table:table-cell>
          <table:table-cell table:style-name="ce13"/>
          <table:table-cell table:style-name="ce37" table:formula="of:=((100-[.F115])/100)*[.B1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11]&lt;&gt;&quot;&quot;;CONCATENATE(&quot;(&quot;;[Evidence.A111];&quot;) - &quot;;[Evidence.C111];&quot; - &quot;;[Evidence.D111];&quot;, [&quot;;[Evidence.L111];&quot;]&quot;);&quot;EMPTY&quot;)" office:value-type="string" office:string-value="(107) - haluskovac - tescoma, [DSC_7482.jpg]" calcext:value-type="string">
            <text:p>(107) - haluskovac - tescoma, [DSC_7482.jpg]</text:p>
          </table:table-cell>
          <table:table-cell table:style-name="ce14" table:formula="of:=[Evidence.E111]" office:value-type="float" office:value="0" calcext:value-type="float">
            <text:p>0 Kč</text:p>
          </table:table-cell>
          <table:table-cell table:style-name="ce20" table:formula="of:=[Evidence.F111]" office:value-type="currency" office:currency="CZK" office:value="0" calcext:value-type="currency">
            <text:p>0 Kč</text:p>
          </table:table-cell>
          <table:table-cell table:style-name="ce27" table:formula="of:=[Evidence.K111]" office:value-type="float" office:value="0" calcext:value-type="float">
            <text:p>0</text:p>
          </table:table-cell>
          <table:table-cell table:style-name="ce27" table:formula="of:=2014-[Evidence.H111]" office:value-type="float" office:value="2014" calcext:value-type="float">
            <text:p>2,014</text:p>
          </table:table-cell>
          <table:table-cell table:style-name="ce13"/>
          <table:table-cell table:style-name="ce37" table:formula="of:=((100-[.F116])/100)*[.B1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12]&lt;&gt;&quot;&quot;;CONCATENATE(&quot;(&quot;;[Evidence.A112];&quot;) - &quot;;[Evidence.C112];&quot; - &quot;;[Evidence.D112];&quot;, [&quot;;[Evidence.L112];&quot;]&quot;);&quot;EMPTY&quot;)" office:value-type="string" office:string-value="(108) - naberacky - tescoma, [DSC_7482.jpg]" calcext:value-type="string">
            <text:p>(108) - naberacky - tescoma, [DSC_7482.jpg]</text:p>
          </table:table-cell>
          <table:table-cell table:style-name="ce14" table:formula="of:=[Evidence.E112]" office:value-type="float" office:value="0" calcext:value-type="float">
            <text:p>0 Kč</text:p>
          </table:table-cell>
          <table:table-cell table:style-name="ce20" table:formula="of:=[Evidence.F112]" office:value-type="currency" office:currency="CZK" office:value="0" calcext:value-type="currency">
            <text:p>0 Kč</text:p>
          </table:table-cell>
          <table:table-cell table:style-name="ce27" table:formula="of:=[Evidence.K112]" office:value-type="float" office:value="0" calcext:value-type="float">
            <text:p>0</text:p>
          </table:table-cell>
          <table:table-cell table:style-name="ce27" table:formula="of:=2014-[Evidence.H112]" office:value-type="float" office:value="2014" calcext:value-type="float">
            <text:p>2,014</text:p>
          </table:table-cell>
          <table:table-cell table:style-name="ce13"/>
          <table:table-cell table:style-name="ce37" table:formula="of:=((100-[.F117])/100)*[.B1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13]&lt;&gt;&quot;&quot;;CONCATENATE(&quot;(&quot;;[Evidence.A113];&quot;) - &quot;;[Evidence.C113];&quot; - &quot;;[Evidence.D113];&quot;, [&quot;;[Evidence.L113];&quot;]&quot;);&quot;EMPTY&quot;)" office:value-type="string" office:string-value="(109) - spejle - , [DSC_7482.jpg]" calcext:value-type="string">
            <text:p>(109) - spejle - , [DSC_7482.jpg]</text:p>
          </table:table-cell>
          <table:table-cell table:style-name="ce14" table:formula="of:=[Evidence.E113]" office:value-type="float" office:value="0" calcext:value-type="float">
            <text:p>0 Kč</text:p>
          </table:table-cell>
          <table:table-cell table:style-name="ce20" table:formula="of:=[Evidence.F113]" office:value-type="currency" office:currency="CZK" office:value="0" calcext:value-type="currency">
            <text:p>0 Kč</text:p>
          </table:table-cell>
          <table:table-cell table:style-name="ce27" table:formula="of:=[Evidence.K113]" office:value-type="float" office:value="0" calcext:value-type="float">
            <text:p>0</text:p>
          </table:table-cell>
          <table:table-cell table:style-name="ce27" table:formula="of:=2014-[Evidence.H113]" office:value-type="float" office:value="2014" calcext:value-type="float">
            <text:p>2,014</text:p>
          </table:table-cell>
          <table:table-cell table:style-name="ce13"/>
          <table:table-cell table:style-name="ce37" table:formula="of:=((100-[.F118])/100)*[.B1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14]&lt;&gt;&quot;&quot;;CONCATENATE(&quot;(&quot;;[Evidence.A114];&quot;) - &quot;;[Evidence.C114];&quot; - &quot;;[Evidence.D114];&quot;, [&quot;;[Evidence.L114];&quot;]&quot;);&quot;EMPTY&quot;)" office:value-type="string" office:string-value="(110) - valec na testo - , [DSC_7482.jpg]" calcext:value-type="string">
            <text:p>(110) - valec na testo - , [DSC_7482.jpg]</text:p>
          </table:table-cell>
          <table:table-cell table:style-name="ce14" table:formula="of:=[Evidence.E114]" office:value-type="float" office:value="0" calcext:value-type="float">
            <text:p>0 Kč</text:p>
          </table:table-cell>
          <table:table-cell table:style-name="ce20" table:formula="of:=[Evidence.F114]" office:value-type="currency" office:currency="CZK" office:value="0" calcext:value-type="currency">
            <text:p>0 Kč</text:p>
          </table:table-cell>
          <table:table-cell table:style-name="ce27" table:formula="of:=[Evidence.K114]" office:value-type="float" office:value="0" calcext:value-type="float">
            <text:p>0</text:p>
          </table:table-cell>
          <table:table-cell table:style-name="ce27" table:formula="of:=2014-[Evidence.H114]" office:value-type="float" office:value="2014" calcext:value-type="float">
            <text:p>2,014</text:p>
          </table:table-cell>
          <table:table-cell table:style-name="ce13"/>
          <table:table-cell table:style-name="ce37" table:formula="of:=((100-[.F119])/100)*[.B1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15]&lt;&gt;&quot;&quot;;CONCATENATE(&quot;(&quot;;[Evidence.A115];&quot;) - &quot;;[Evidence.C115];&quot; - &quot;;[Evidence.D115];&quot;, [&quot;;[Evidence.L115];&quot;]&quot;);&quot;EMPTY&quot;)" office:value-type="string" office:string-value="(111) - plastova tvoritka na pirohy - , [DSC_7490.jpg]" calcext:value-type="string">
            <text:p>(111) - plastova tvoritka na pirohy - , [DSC_7490.jpg]</text:p>
          </table:table-cell>
          <table:table-cell table:style-name="ce14" table:formula="of:=[Evidence.E115]" office:value-type="float" office:value="0" calcext:value-type="float">
            <text:p>0 Kč</text:p>
          </table:table-cell>
          <table:table-cell table:style-name="ce20" table:formula="of:=[Evidence.F115]" office:value-type="currency" office:currency="CZK" office:value="0" calcext:value-type="currency">
            <text:p>0 Kč</text:p>
          </table:table-cell>
          <table:table-cell table:style-name="ce27" table:formula="of:=[Evidence.K115]" office:value-type="float" office:value="0" calcext:value-type="float">
            <text:p>0</text:p>
          </table:table-cell>
          <table:table-cell table:style-name="ce27" table:formula="of:=2014-[Evidence.H115]" office:value-type="float" office:value="2014" calcext:value-type="float">
            <text:p>2,014</text:p>
          </table:table-cell>
          <table:table-cell table:style-name="ce13"/>
          <table:table-cell table:style-name="ce37" table:formula="of:=((100-[.F120])/100)*[.B1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16]&lt;&gt;&quot;&quot;;CONCATENATE(&quot;(&quot;;[Evidence.A116];&quot;) - &quot;;[Evidence.C116];&quot; - &quot;;[Evidence.D116];&quot;, [&quot;;[Evidence.L116];&quot;]&quot;);&quot;EMPTY&quot;)" office:value-type="string" office:string-value="(112) - haluskovac obyc - , [DSC_7490.jpg]" calcext:value-type="string">
            <text:p>(112) - haluskovac obyc - , [DSC_7490.jpg]</text:p>
          </table:table-cell>
          <table:table-cell table:style-name="ce14" table:formula="of:=[Evidence.E116]" office:value-type="float" office:value="0" calcext:value-type="float">
            <text:p>0 Kč</text:p>
          </table:table-cell>
          <table:table-cell table:style-name="ce20" table:formula="of:=[Evidence.F116]" office:value-type="currency" office:currency="CZK" office:value="0" calcext:value-type="currency">
            <text:p>0 Kč</text:p>
          </table:table-cell>
          <table:table-cell table:style-name="ce27" table:formula="of:=[Evidence.K116]" office:value-type="float" office:value="0" calcext:value-type="float">
            <text:p>0</text:p>
          </table:table-cell>
          <table:table-cell table:style-name="ce27" table:formula="of:=2014-[Evidence.H116]" office:value-type="float" office:value="2014" calcext:value-type="float">
            <text:p>2,014</text:p>
          </table:table-cell>
          <table:table-cell table:style-name="ce13"/>
          <table:table-cell table:style-name="ce37" table:formula="of:=((100-[.F121])/100)*[.B1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17]&lt;&gt;&quot;&quot;;CONCATENATE(&quot;(&quot;;[Evidence.A117];&quot;) - &quot;;[Evidence.C117];&quot; - &quot;;[Evidence.D117];&quot;, [&quot;;[Evidence.L117];&quot;]&quot;);&quot;EMPTY&quot;)" office:value-type="string" office:string-value="(113) - kuchynska odmerka - tescoma, [DSC_7490.jpg]" calcext:value-type="string">
            <text:p>(113) - kuchynska odmerka - tescoma, [DSC_7490.jpg]</text:p>
          </table:table-cell>
          <table:table-cell table:style-name="ce14" table:formula="of:=[Evidence.E117]" office:value-type="float" office:value="0" calcext:value-type="float">
            <text:p>0 Kč</text:p>
          </table:table-cell>
          <table:table-cell table:style-name="ce20" table:formula="of:=[Evidence.F117]" office:value-type="currency" office:currency="CZK" office:value="0" calcext:value-type="currency">
            <text:p>0 Kč</text:p>
          </table:table-cell>
          <table:table-cell table:style-name="ce27" table:formula="of:=[Evidence.K117]" office:value-type="float" office:value="0" calcext:value-type="float">
            <text:p>0</text:p>
          </table:table-cell>
          <table:table-cell table:style-name="ce27" table:formula="of:=2014-[Evidence.H117]" office:value-type="float" office:value="2014" calcext:value-type="float">
            <text:p>2,014</text:p>
          </table:table-cell>
          <table:table-cell table:style-name="ce13"/>
          <table:table-cell table:style-name="ce37" table:formula="of:=((100-[.F122])/100)*[.B1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18]&lt;&gt;&quot;&quot;;CONCATENATE(&quot;(&quot;;[Evidence.A118];&quot;) - &quot;;[Evidence.C118];&quot; - &quot;;[Evidence.D118];&quot;, [&quot;;[Evidence.L118];&quot;]&quot;);&quot;EMPTY&quot;)" office:value-type="string" office:string-value="(114) - rohozka na susi - , [DSC_7490.jpg]" calcext:value-type="string">
            <text:p>(114) - rohozka na susi - , [DSC_7490.jpg]</text:p>
          </table:table-cell>
          <table:table-cell table:style-name="ce14" table:formula="of:=[Evidence.E118]" office:value-type="float" office:value="0" calcext:value-type="float">
            <text:p>0 Kč</text:p>
          </table:table-cell>
          <table:table-cell table:style-name="ce20" table:formula="of:=[Evidence.F118]" office:value-type="currency" office:currency="CZK" office:value="0" calcext:value-type="currency">
            <text:p>0 Kč</text:p>
          </table:table-cell>
          <table:table-cell table:style-name="ce27" table:formula="of:=[Evidence.K118]" office:value-type="float" office:value="0" calcext:value-type="float">
            <text:p>0</text:p>
          </table:table-cell>
          <table:table-cell table:style-name="ce27" table:formula="of:=2014-[Evidence.H118]" office:value-type="float" office:value="2014" calcext:value-type="float">
            <text:p>2,014</text:p>
          </table:table-cell>
          <table:table-cell table:style-name="ce13"/>
          <table:table-cell table:style-name="ce37" table:formula="of:=((100-[.F123])/100)*[.B1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19]&lt;&gt;&quot;&quot;;CONCATENATE(&quot;(&quot;;[Evidence.A119];&quot;) - &quot;;[Evidence.C119];&quot; - &quot;;[Evidence.D119];&quot;, [&quot;;[Evidence.L119];&quot;]&quot;);&quot;EMPTY&quot;)" office:value-type="string" office:string-value="(115) - party papirove kelimky - , [DSC_7491.jpg]" calcext:value-type="string">
            <text:p>(115) - party papirove kelimky - , [DSC_7491.jpg]</text:p>
          </table:table-cell>
          <table:table-cell table:style-name="ce14" table:formula="of:=[Evidence.E119]" office:value-type="float" office:value="0" calcext:value-type="float">
            <text:p>0 Kč</text:p>
          </table:table-cell>
          <table:table-cell table:style-name="ce20" table:formula="of:=[Evidence.F119]" office:value-type="currency" office:currency="CZK" office:value="0" calcext:value-type="currency">
            <text:p>0 Kč</text:p>
          </table:table-cell>
          <table:table-cell table:style-name="ce27" table:formula="of:=[Evidence.K119]" office:value-type="float" office:value="0" calcext:value-type="float">
            <text:p>0</text:p>
          </table:table-cell>
          <table:table-cell table:style-name="ce27" table:formula="of:=2014-[Evidence.H119]" office:value-type="float" office:value="2014" calcext:value-type="float">
            <text:p>2,014</text:p>
          </table:table-cell>
          <table:table-cell table:style-name="ce13"/>
          <table:table-cell table:style-name="ce37" table:formula="of:=((100-[.F124])/100)*[.B1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20]&lt;&gt;&quot;&quot;;CONCATENATE(&quot;(&quot;;[Evidence.A120];&quot;) - &quot;;[Evidence.C120];&quot; - &quot;;[Evidence.D120];&quot;, [&quot;;[Evidence.L120];&quot;]&quot;);&quot;EMPTY&quot;)" office:value-type="string" office:string-value="(116) - babovkova forma - , [DSC_7491.jpg]" calcext:value-type="string">
            <text:p>(116) - babovkova forma - , [DSC_7491.jpg]</text:p>
          </table:table-cell>
          <table:table-cell table:style-name="ce14" table:formula="of:=[Evidence.E120]" office:value-type="float" office:value="0" calcext:value-type="float">
            <text:p>0 Kč</text:p>
          </table:table-cell>
          <table:table-cell table:style-name="ce20" table:formula="of:=[Evidence.F120]" office:value-type="currency" office:currency="CZK" office:value="0" calcext:value-type="currency">
            <text:p>0 Kč</text:p>
          </table:table-cell>
          <table:table-cell table:style-name="ce27" table:formula="of:=[Evidence.K120]" office:value-type="float" office:value="0" calcext:value-type="float">
            <text:p>0</text:p>
          </table:table-cell>
          <table:table-cell table:style-name="ce27" table:formula="of:=2014-[Evidence.H120]" office:value-type="float" office:value="2014" calcext:value-type="float">
            <text:p>2,014</text:p>
          </table:table-cell>
          <table:table-cell table:style-name="ce13"/>
          <table:table-cell table:style-name="ce37" table:formula="of:=((100-[.F125])/100)*[.B1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21]&lt;&gt;&quot;&quot;;CONCATENATE(&quot;(&quot;;[Evidence.A121];&quot;) - &quot;;[Evidence.C121];&quot; - &quot;;[Evidence.D121];&quot;, [&quot;;[Evidence.L121];&quot;]&quot;);&quot;EMPTY&quot;)" office:value-type="string" office:string-value="(117) - kuchynske prostirani 2x ks. - ikea, [DSC_7491.jpg]" calcext:value-type="string">
            <text:p>(117) - kuchynske prostirani 2x ks. - ikea, [DSC_7491.jpg]</text:p>
          </table:table-cell>
          <table:table-cell table:style-name="ce14" table:formula="of:=[Evidence.E121]" office:value-type="float" office:value="0" calcext:value-type="float">
            <text:p>0 Kč</text:p>
          </table:table-cell>
          <table:table-cell table:style-name="ce20" table:formula="of:=[Evidence.F121]" office:value-type="currency" office:currency="CZK" office:value="0" calcext:value-type="currency">
            <text:p>0 Kč</text:p>
          </table:table-cell>
          <table:table-cell table:style-name="ce27" table:formula="of:=[Evidence.K121]" office:value-type="float" office:value="0" calcext:value-type="float">
            <text:p>0</text:p>
          </table:table-cell>
          <table:table-cell table:style-name="ce27" table:formula="of:=2014-[Evidence.H121]" office:value-type="float" office:value="2014" calcext:value-type="float">
            <text:p>2,014</text:p>
          </table:table-cell>
          <table:table-cell table:style-name="ce13"/>
          <table:table-cell table:style-name="ce37" table:formula="of:=((100-[.F126])/100)*[.B1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22]&lt;&gt;&quot;&quot;;CONCATENATE(&quot;(&quot;;[Evidence.A122];&quot;) - &quot;;[Evidence.C122];&quot; - &quot;;[Evidence.D122];&quot;, [&quot;;[Evidence.L122];&quot;]&quot;);&quot;EMPTY&quot;)" office:value-type="string" office:string-value="(118) - kuchynske prostirani 4x ks. - ikea, [DSC_7491.jpg]" calcext:value-type="string">
            <text:p>(118) - kuchynske prostirani 4x ks. - ikea, [DSC_7491.jpg]</text:p>
          </table:table-cell>
          <table:table-cell table:style-name="ce14" table:formula="of:=[Evidence.E122]" office:value-type="float" office:value="0" calcext:value-type="float">
            <text:p>0 Kč</text:p>
          </table:table-cell>
          <table:table-cell table:style-name="ce20" table:formula="of:=[Evidence.F122]" office:value-type="currency" office:currency="CZK" office:value="0" calcext:value-type="currency">
            <text:p>0 Kč</text:p>
          </table:table-cell>
          <table:table-cell table:style-name="ce27" table:formula="of:=[Evidence.K122]" office:value-type="float" office:value="0" calcext:value-type="float">
            <text:p>0</text:p>
          </table:table-cell>
          <table:table-cell table:style-name="ce27" table:formula="of:=2014-[Evidence.H122]" office:value-type="float" office:value="2014" calcext:value-type="float">
            <text:p>2,014</text:p>
          </table:table-cell>
          <table:table-cell table:style-name="ce13"/>
          <table:table-cell table:style-name="ce37" table:formula="of:=((100-[.F127])/100)*[.B1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23]&lt;&gt;&quot;&quot;;CONCATENATE(&quot;(&quot;;[Evidence.A123];&quot;) - &quot;;[Evidence.C123];&quot; - &quot;;[Evidence.D123];&quot;, [&quot;;[Evidence.L123];&quot;]&quot;);&quot;EMPTY&quot;)" office:value-type="string" office:string-value="(119) - krajec na jablka - tescoma, [DSC_7491.jpg]" calcext:value-type="string">
            <text:p>(119) - krajec na jablka - tescoma, [DSC_7491.jpg]</text:p>
          </table:table-cell>
          <table:table-cell table:style-name="ce14" table:formula="of:=[Evidence.E123]" office:value-type="float" office:value="0" calcext:value-type="float">
            <text:p>0 Kč</text:p>
          </table:table-cell>
          <table:table-cell table:style-name="ce20" table:formula="of:=[Evidence.F123]" office:value-type="currency" office:currency="CZK" office:value="0" calcext:value-type="currency">
            <text:p>0 Kč</text:p>
          </table:table-cell>
          <table:table-cell table:style-name="ce27" table:formula="of:=[Evidence.K123]" office:value-type="float" office:value="0" calcext:value-type="float">
            <text:p>0</text:p>
          </table:table-cell>
          <table:table-cell table:style-name="ce27" table:formula="of:=2014-[Evidence.H123]" office:value-type="float" office:value="2014" calcext:value-type="float">
            <text:p>2,014</text:p>
          </table:table-cell>
          <table:table-cell table:style-name="ce13"/>
          <table:table-cell table:style-name="ce37" table:formula="of:=((100-[.F128])/100)*[.B1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24]&lt;&gt;&quot;&quot;;CONCATENATE(&quot;(&quot;;[Evidence.A124];&quot;) - &quot;;[Evidence.C124];&quot; - &quot;;[Evidence.D124];&quot;, [&quot;;[Evidence.L124];&quot;]&quot;);&quot;EMPTY&quot;)" office:value-type="string" office:string-value="(120) - sekacek kuchynsky - , [DSC_7491.jpg]" calcext:value-type="string">
            <text:p>(120) - sekacek kuchynsky - , [DSC_7491.jpg]</text:p>
          </table:table-cell>
          <table:table-cell table:style-name="ce14" table:formula="of:=[Evidence.E124]" office:value-type="float" office:value="0" calcext:value-type="float">
            <text:p>0 Kč</text:p>
          </table:table-cell>
          <table:table-cell table:style-name="ce20" table:formula="of:=[Evidence.F124]" office:value-type="currency" office:currency="CZK" office:value="0" calcext:value-type="currency">
            <text:p>0 Kč</text:p>
          </table:table-cell>
          <table:table-cell table:style-name="ce27" table:formula="of:=[Evidence.K124]" office:value-type="float" office:value="0" calcext:value-type="float">
            <text:p>0</text:p>
          </table:table-cell>
          <table:table-cell table:style-name="ce27" table:formula="of:=2014-[Evidence.H124]" office:value-type="float" office:value="2014" calcext:value-type="float">
            <text:p>2,014</text:p>
          </table:table-cell>
          <table:table-cell table:style-name="ce13"/>
          <table:table-cell table:style-name="ce37" table:formula="of:=((100-[.F129])/100)*[.B1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25]&lt;&gt;&quot;&quot;;CONCATENATE(&quot;(&quot;;[Evidence.A125];&quot;) - &quot;;[Evidence.C125];&quot; - &quot;;[Evidence.D125];&quot;, [&quot;;[Evidence.L125];&quot;]&quot;);&quot;EMPTY&quot;)" office:value-type="string" office:string-value="(121) - keramicka sada nozu - ceres?, [DSC_7492.jpg]" calcext:value-type="string">
            <text:p>(121) - keramicka sada nozu - ceres?, [DSC_7492.jpg]</text:p>
          </table:table-cell>
          <table:table-cell table:style-name="ce14" table:formula="of:=[Evidence.E125]" office:value-type="float" office:value="0" calcext:value-type="float">
            <text:p>0 Kč</text:p>
          </table:table-cell>
          <table:table-cell table:style-name="ce20" table:formula="of:=[Evidence.F125]" office:value-type="currency" office:currency="CZK" office:value="0" calcext:value-type="currency">
            <text:p>0 Kč</text:p>
          </table:table-cell>
          <table:table-cell table:style-name="ce27" table:formula="of:=[Evidence.K125]" office:value-type="float" office:value="0" calcext:value-type="float">
            <text:p>0</text:p>
          </table:table-cell>
          <table:table-cell table:style-name="ce27" table:formula="of:=2014-[Evidence.H125]" office:value-type="float" office:value="2014" calcext:value-type="float">
            <text:p>2,014</text:p>
          </table:table-cell>
          <table:table-cell table:style-name="ce13"/>
          <table:table-cell table:style-name="ce37" table:formula="of:=((100-[.F130])/100)*[.B1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26]&lt;&gt;&quot;&quot;;CONCATENATE(&quot;(&quot;;[Evidence.A126];&quot;) - &quot;;[Evidence.C126];&quot; - &quot;;[Evidence.D126];&quot;, [&quot;;[Evidence.L126];&quot;]&quot;);&quot;EMPTY&quot;)" office:value-type="string" office:string-value="(122) - detsky pribor 1r - tescoma, [DSC_7492.jpg]" calcext:value-type="string">
            <text:p>(122) - detsky pribor 1r - tescoma, [DSC_7492.jpg]</text:p>
          </table:table-cell>
          <table:table-cell table:style-name="ce14" table:formula="of:=[Evidence.E126]" office:value-type="float" office:value="0" calcext:value-type="float">
            <text:p>0 Kč</text:p>
          </table:table-cell>
          <table:table-cell table:style-name="ce20" table:formula="of:=[Evidence.F126]" office:value-type="currency" office:currency="CZK" office:value="0" calcext:value-type="currency">
            <text:p>0 Kč</text:p>
          </table:table-cell>
          <table:table-cell table:style-name="ce27" table:formula="of:=[Evidence.K126]" office:value-type="float" office:value="0" calcext:value-type="float">
            <text:p>0</text:p>
          </table:table-cell>
          <table:table-cell table:style-name="ce27" table:formula="of:=2014-[Evidence.H126]" office:value-type="float" office:value="2014" calcext:value-type="float">
            <text:p>2,014</text:p>
          </table:table-cell>
          <table:table-cell table:style-name="ce13"/>
          <table:table-cell table:style-name="ce37" table:formula="of:=((100-[.F131])/100)*[.B1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27]&lt;&gt;&quot;&quot;;CONCATENATE(&quot;(&quot;;[Evidence.A127];&quot;) - &quot;;[Evidence.C127];&quot; - &quot;;[Evidence.D127];&quot;, [&quot;;[Evidence.L127];&quot;]&quot;);&quot;EMPTY&quot;)" office:value-type="string" office:string-value="(123) - detske lzicky - tescoma, [DSC_7492.jpg]" calcext:value-type="string">
            <text:p>(123) - detske lzicky - tescoma, [DSC_7492.jpg]</text:p>
          </table:table-cell>
          <table:table-cell table:style-name="ce14" table:formula="of:=[Evidence.E127]" office:value-type="float" office:value="0" calcext:value-type="float">
            <text:p>0 Kč</text:p>
          </table:table-cell>
          <table:table-cell table:style-name="ce20" table:formula="of:=[Evidence.F127]" office:value-type="currency" office:currency="CZK" office:value="0" calcext:value-type="currency">
            <text:p>0 Kč</text:p>
          </table:table-cell>
          <table:table-cell table:style-name="ce27" table:formula="of:=[Evidence.K127]" office:value-type="float" office:value="0" calcext:value-type="float">
            <text:p>0</text:p>
          </table:table-cell>
          <table:table-cell table:style-name="ce27" table:formula="of:=2014-[Evidence.H127]" office:value-type="float" office:value="2014" calcext:value-type="float">
            <text:p>2,014</text:p>
          </table:table-cell>
          <table:table-cell table:style-name="ce13"/>
          <table:table-cell table:style-name="ce37" table:formula="of:=((100-[.F132])/100)*[.B1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28]&lt;&gt;&quot;&quot;;CONCATENATE(&quot;(&quot;;[Evidence.A128];&quot;) - &quot;;[Evidence.C128];&quot; - &quot;;[Evidence.D128];&quot;, [&quot;;[Evidence.L128];&quot;]&quot;);&quot;EMPTY&quot;)" office:value-type="string" office:string-value="(124) - keramicka skrabka - , [DSC_7492.jpg]" calcext:value-type="string">
            <text:p>(124) - keramicka skrabka - , [DSC_7492.jpg]</text:p>
          </table:table-cell>
          <table:table-cell table:style-name="ce14" table:formula="of:=[Evidence.E128]" office:value-type="float" office:value="0" calcext:value-type="float">
            <text:p>0 Kč</text:p>
          </table:table-cell>
          <table:table-cell table:style-name="ce20" table:formula="of:=[Evidence.F128]" office:value-type="currency" office:currency="CZK" office:value="0" calcext:value-type="currency">
            <text:p>0 Kč</text:p>
          </table:table-cell>
          <table:table-cell table:style-name="ce27" table:formula="of:=[Evidence.K128]" office:value-type="float" office:value="0" calcext:value-type="float">
            <text:p>0</text:p>
          </table:table-cell>
          <table:table-cell table:style-name="ce27" table:formula="of:=2014-[Evidence.H128]" office:value-type="float" office:value="2014" calcext:value-type="float">
            <text:p>2,014</text:p>
          </table:table-cell>
          <table:table-cell table:style-name="ce13"/>
          <table:table-cell table:style-name="ce37" table:formula="of:=((100-[.F133])/100)*[.B1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29]&lt;&gt;&quot;&quot;;CONCATENATE(&quot;(&quot;;[Evidence.A129];&quot;) - &quot;;[Evidence.C129];&quot; - &quot;;[Evidence.D129];&quot;, [&quot;;[Evidence.L129];&quot;]&quot;);&quot;EMPTY&quot;)" office:value-type="string" office:string-value="(125) - dreveny nuz na maslo - , [DSC_7492.jpg]" calcext:value-type="string">
            <text:p>(125) - dreveny nuz na maslo - , [DSC_7492.jpg]</text:p>
          </table:table-cell>
          <table:table-cell table:style-name="ce14" table:formula="of:=[Evidence.E129]" office:value-type="float" office:value="0" calcext:value-type="float">
            <text:p>0 Kč</text:p>
          </table:table-cell>
          <table:table-cell table:style-name="ce20" table:formula="of:=[Evidence.F129]" office:value-type="currency" office:currency="CZK" office:value="0" calcext:value-type="currency">
            <text:p>0 Kč</text:p>
          </table:table-cell>
          <table:table-cell table:style-name="ce27" table:formula="of:=[Evidence.K129]" office:value-type="float" office:value="0" calcext:value-type="float">
            <text:p>0</text:p>
          </table:table-cell>
          <table:table-cell table:style-name="ce27" table:formula="of:=2014-[Evidence.H129]" office:value-type="float" office:value="2014" calcext:value-type="float">
            <text:p>2,014</text:p>
          </table:table-cell>
          <table:table-cell table:style-name="ce13"/>
          <table:table-cell table:style-name="ce37" table:formula="of:=((100-[.F134])/100)*[.B1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30]&lt;&gt;&quot;&quot;;CONCATENATE(&quot;(&quot;;[Evidence.A130];&quot;) - &quot;;[Evidence.C130];&quot; - &quot;;[Evidence.D130];&quot;, [&quot;;[Evidence.L130];&quot;]&quot;);&quot;EMPTY&quot;)" office:value-type="string" office:string-value="(126) - sada nozu - tescoma (prevazne), [DSC_7492.jpg]" calcext:value-type="string">
            <text:p>(126) - sada nozu - tescoma (prevazne), [DSC_7492.jpg]</text:p>
          </table:table-cell>
          <table:table-cell table:style-name="ce14" table:formula="of:=[Evidence.E130]" office:value-type="float" office:value="0" calcext:value-type="float">
            <text:p>0 Kč</text:p>
          </table:table-cell>
          <table:table-cell table:style-name="ce20" table:formula="of:=[Evidence.F130]" office:value-type="currency" office:currency="CZK" office:value="0" calcext:value-type="currency">
            <text:p>0 Kč</text:p>
          </table:table-cell>
          <table:table-cell table:style-name="ce27" table:formula="of:=[Evidence.K130]" office:value-type="float" office:value="0" calcext:value-type="float">
            <text:p>0</text:p>
          </table:table-cell>
          <table:table-cell table:style-name="ce27" table:formula="of:=2014-[Evidence.H130]" office:value-type="float" office:value="2014" calcext:value-type="float">
            <text:p>2,014</text:p>
          </table:table-cell>
          <table:table-cell table:style-name="ce13"/>
          <table:table-cell table:style-name="ce37" table:formula="of:=((100-[.F135])/100)*[.B1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31]&lt;&gt;&quot;&quot;;CONCATENATE(&quot;(&quot;;[Evidence.A131];&quot;) - &quot;;[Evidence.C131];&quot; - &quot;;[Evidence.D131];&quot;, [&quot;;[Evidence.L131];&quot;]&quot;);&quot;EMPTY&quot;)" office:value-type="string" office:string-value="(127) - drtic na mochito - WMF, [DSC_7490.jpg]" calcext:value-type="string">
            <text:p>(127) - drtic na mochito - WMF, [DSC_7490.jpg]</text:p>
          </table:table-cell>
          <table:table-cell table:style-name="ce14" table:formula="of:=[Evidence.E131]" office:value-type="float" office:value="0" calcext:value-type="float">
            <text:p>0 Kč</text:p>
          </table:table-cell>
          <table:table-cell table:style-name="ce20" table:formula="of:=[Evidence.F131]" office:value-type="currency" office:currency="CZK" office:value="0" calcext:value-type="currency">
            <text:p>0 Kč</text:p>
          </table:table-cell>
          <table:table-cell table:style-name="ce27" table:formula="of:=[Evidence.K131]" office:value-type="float" office:value="0" calcext:value-type="float">
            <text:p>0</text:p>
          </table:table-cell>
          <table:table-cell table:style-name="ce27" table:formula="of:=2014-[Evidence.H131]" office:value-type="float" office:value="2014" calcext:value-type="float">
            <text:p>2,014</text:p>
          </table:table-cell>
          <table:table-cell table:style-name="ce13"/>
          <table:table-cell table:style-name="ce37" table:formula="of:=((100-[.F136])/100)*[.B1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32]&lt;&gt;&quot;&quot;;CONCATENATE(&quot;(&quot;;[Evidence.A132];&quot;) - &quot;;[Evidence.C132];&quot; - &quot;;[Evidence.D132];&quot;, [&quot;;[Evidence.L132];&quot;]&quot;);&quot;EMPTY&quot;)" office:value-type="string" office:string-value="(128) - brcka na mochito - WMF, [DSC_7490.jpg]" calcext:value-type="string">
            <text:p>(128) - brcka na mochito - WMF, [DSC_7490.jpg]</text:p>
          </table:table-cell>
          <table:table-cell table:style-name="ce14" table:formula="of:=[Evidence.E132]" office:value-type="float" office:value="0" calcext:value-type="float">
            <text:p>0 Kč</text:p>
          </table:table-cell>
          <table:table-cell table:style-name="ce20" table:formula="of:=[Evidence.F132]" office:value-type="currency" office:currency="CZK" office:value="0" calcext:value-type="currency">
            <text:p>0 Kč</text:p>
          </table:table-cell>
          <table:table-cell table:style-name="ce27" table:formula="of:=[Evidence.K132]" office:value-type="float" office:value="0" calcext:value-type="float">
            <text:p>0</text:p>
          </table:table-cell>
          <table:table-cell table:style-name="ce27" table:formula="of:=2014-[Evidence.H132]" office:value-type="float" office:value="2014" calcext:value-type="float">
            <text:p>2,014</text:p>
          </table:table-cell>
          <table:table-cell table:style-name="ce13"/>
          <table:table-cell table:style-name="ce37" table:formula="of:=((100-[.F137])/100)*[.B1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33]&lt;&gt;&quot;&quot;;CONCATENATE(&quot;(&quot;;[Evidence.A133];&quot;) - &quot;;[Evidence.C133];&quot; - &quot;;[Evidence.D133];&quot;, [&quot;;[Evidence.L133];&quot;]&quot;);&quot;EMPTY&quot;)" office:value-type="string" office:string-value="(129) - loupac na brambory - obyc, [DSC_7492.jpg]" calcext:value-type="string">
            <text:p>(129) - loupac na brambory - obyc, [DSC_7492.jpg]</text:p>
          </table:table-cell>
          <table:table-cell table:style-name="ce14" table:formula="of:=[Evidence.E133]" office:value-type="float" office:value="0" calcext:value-type="float">
            <text:p>0 Kč</text:p>
          </table:table-cell>
          <table:table-cell table:style-name="ce20" table:formula="of:=[Evidence.F133]" office:value-type="currency" office:currency="CZK" office:value="0" calcext:value-type="currency">
            <text:p>0 Kč</text:p>
          </table:table-cell>
          <table:table-cell table:style-name="ce27" table:formula="of:=[Evidence.K133]" office:value-type="float" office:value="0" calcext:value-type="float">
            <text:p>0</text:p>
          </table:table-cell>
          <table:table-cell table:style-name="ce27" table:formula="of:=2014-[Evidence.H133]" office:value-type="float" office:value="2014" calcext:value-type="float">
            <text:p>2,014</text:p>
          </table:table-cell>
          <table:table-cell table:style-name="ce13"/>
          <table:table-cell table:style-name="ce37" table:formula="of:=((100-[.F138])/100)*[.B1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34]&lt;&gt;&quot;&quot;;CONCATENATE(&quot;(&quot;;[Evidence.A134];&quot;) - &quot;;[Evidence.C134];&quot; - &quot;;[Evidence.D134];&quot;, [&quot;;[Evidence.L134];&quot;]&quot;);&quot;EMPTY&quot;)" office:value-type="string" office:string-value="(130) - 8x folie do supliku - ikea, [DSC_7492.jpg]" calcext:value-type="string">
            <text:p>(130) - 8x folie do supliku - ikea, [DSC_7492.jpg]</text:p>
          </table:table-cell>
          <table:table-cell table:style-name="ce14" table:formula="of:=[Evidence.E134]" office:value-type="float" office:value="0" calcext:value-type="float">
            <text:p>0 Kč</text:p>
          </table:table-cell>
          <table:table-cell table:style-name="ce20" table:formula="of:=[Evidence.F134]" office:value-type="currency" office:currency="CZK" office:value="0" calcext:value-type="currency">
            <text:p>0 Kč</text:p>
          </table:table-cell>
          <table:table-cell table:style-name="ce27" table:formula="of:=[Evidence.K134]" office:value-type="float" office:value="0" calcext:value-type="float">
            <text:p>0</text:p>
          </table:table-cell>
          <table:table-cell table:style-name="ce27" table:formula="of:=2014-[Evidence.H134]" office:value-type="float" office:value="2014" calcext:value-type="float">
            <text:p>2,014</text:p>
          </table:table-cell>
          <table:table-cell table:style-name="ce13"/>
          <table:table-cell table:style-name="ce37" table:formula="of:=((100-[.F139])/100)*[.B1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35]&lt;&gt;&quot;&quot;;CONCATENATE(&quot;(&quot;;[Evidence.A135];&quot;) - &quot;;[Evidence.C135];&quot; - &quot;;[Evidence.D135];&quot;, [&quot;;[Evidence.L135];&quot;]&quot;);&quot;EMPTY&quot;)" office:value-type="string" office:string-value="(131) - tridic priboru - ???, [DSC_7492.jpg]" calcext:value-type="string">
            <text:p>(131) - tridic priboru - ???, [DSC_7492.jpg]</text:p>
          </table:table-cell>
          <table:table-cell table:style-name="ce14" table:formula="of:=[Evidence.E135]" office:value-type="float" office:value="0" calcext:value-type="float">
            <text:p>0 Kč</text:p>
          </table:table-cell>
          <table:table-cell table:style-name="ce20" table:formula="of:=[Evidence.F135]" office:value-type="currency" office:currency="CZK" office:value="0" calcext:value-type="currency">
            <text:p>0 Kč</text:p>
          </table:table-cell>
          <table:table-cell table:style-name="ce27" table:formula="of:=[Evidence.K135]" office:value-type="float" office:value="0" calcext:value-type="float">
            <text:p>0</text:p>
          </table:table-cell>
          <table:table-cell table:style-name="ce27" table:formula="of:=2014-[Evidence.H135]" office:value-type="float" office:value="2014" calcext:value-type="float">
            <text:p>2,014</text:p>
          </table:table-cell>
          <table:table-cell table:style-name="ce13"/>
          <table:table-cell table:style-name="ce37" table:formula="of:=((100-[.F140])/100)*[.B1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36]&lt;&gt;&quot;&quot;;CONCATENATE(&quot;(&quot;;[Evidence.A136];&quot;) - &quot;;[Evidence.C136];&quot; - &quot;;[Evidence.D136];&quot;, [&quot;;[Evidence.L136];&quot;]&quot;);&quot;EMPTY&quot;)" office:value-type="string" office:string-value="(132) - placinkovaci panev - tefal, [DSC_7492.jpg]" calcext:value-type="string">
            <text:p>(132) - placinkovaci panev - tefal, [DSC_7492.jpg]</text:p>
          </table:table-cell>
          <table:table-cell table:style-name="ce14" table:formula="of:=[Evidence.E136]" office:value-type="float" office:value="0" calcext:value-type="float">
            <text:p>0 Kč</text:p>
          </table:table-cell>
          <table:table-cell table:style-name="ce20" table:formula="of:=[Evidence.F136]" office:value-type="currency" office:currency="CZK" office:value="0" calcext:value-type="currency">
            <text:p>0 Kč</text:p>
          </table:table-cell>
          <table:table-cell table:style-name="ce27" table:formula="of:=[Evidence.K136]" office:value-type="float" office:value="0" calcext:value-type="float">
            <text:p>0</text:p>
          </table:table-cell>
          <table:table-cell table:style-name="ce27" table:formula="of:=2014-[Evidence.H136]" office:value-type="float" office:value="2014" calcext:value-type="float">
            <text:p>2,014</text:p>
          </table:table-cell>
          <table:table-cell table:style-name="ce13"/>
          <table:table-cell table:style-name="ce37" table:formula="of:=((100-[.F141])/100)*[.B1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37]&lt;&gt;&quot;&quot;;CONCATENATE(&quot;(&quot;;[Evidence.A137];&quot;) - &quot;;[Evidence.C137];&quot; - &quot;;[Evidence.D137];&quot;, [&quot;;[Evidence.L137];&quot;]&quot;);&quot;EMPTY&quot;)" office:value-type="string" office:string-value="(133) - vetci panev na vareni - tefal, [DSC_7492.jpg]" calcext:value-type="string">
            <text:p>(133) - vetci panev na vareni - tefal, [DSC_7492.jpg]</text:p>
          </table:table-cell>
          <table:table-cell table:style-name="ce14" table:formula="of:=[Evidence.E137]" office:value-type="float" office:value="0" calcext:value-type="float">
            <text:p>0 Kč</text:p>
          </table:table-cell>
          <table:table-cell table:style-name="ce20" table:formula="of:=[Evidence.F137]" office:value-type="currency" office:currency="CZK" office:value="0" calcext:value-type="currency">
            <text:p>0 Kč</text:p>
          </table:table-cell>
          <table:table-cell table:style-name="ce27" table:formula="of:=[Evidence.K137]" office:value-type="float" office:value="0" calcext:value-type="float">
            <text:p>0</text:p>
          </table:table-cell>
          <table:table-cell table:style-name="ce27" table:formula="of:=2014-[Evidence.H137]" office:value-type="float" office:value="2014" calcext:value-type="float">
            <text:p>2,014</text:p>
          </table:table-cell>
          <table:table-cell table:style-name="ce13"/>
          <table:table-cell table:style-name="ce37" table:formula="of:=((100-[.F142])/100)*[.B1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38]&lt;&gt;&quot;&quot;;CONCATENATE(&quot;(&quot;;[Evidence.A138];&quot;) - &quot;;[Evidence.C138];&quot; - &quot;;[Evidence.D138];&quot;, [&quot;;[Evidence.L138];&quot;]&quot;);&quot;EMPTY&quot;)" office:value-type="string" office:string-value="(134) - menci panev na vareni - tefal, [DSC_7492.jpg]" calcext:value-type="string">
            <text:p>(134) - menci panev na vareni - tefal, [DSC_7492.jpg]</text:p>
          </table:table-cell>
          <table:table-cell table:style-name="ce14" table:formula="of:=[Evidence.E138]" office:value-type="float" office:value="0" calcext:value-type="float">
            <text:p>0 Kč</text:p>
          </table:table-cell>
          <table:table-cell table:style-name="ce20" table:formula="of:=[Evidence.F138]" office:value-type="currency" office:currency="CZK" office:value="0" calcext:value-type="currency">
            <text:p>0 Kč</text:p>
          </table:table-cell>
          <table:table-cell table:style-name="ce27" table:formula="of:=[Evidence.K138]" office:value-type="float" office:value="0" calcext:value-type="float">
            <text:p>0</text:p>
          </table:table-cell>
          <table:table-cell table:style-name="ce27" table:formula="of:=2014-[Evidence.H138]" office:value-type="float" office:value="2014" calcext:value-type="float">
            <text:p>2,014</text:p>
          </table:table-cell>
          <table:table-cell table:style-name="ce13"/>
          <table:table-cell table:style-name="ce37" table:formula="of:=((100-[.F143])/100)*[.B1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39]&lt;&gt;&quot;&quot;;CONCATENATE(&quot;(&quot;;[Evidence.A139];&quot;) - &quot;;[Evidence.C139];&quot; - &quot;;[Evidence.D139];&quot;, [&quot;;[Evidence.L139];&quot;]&quot;);&quot;EMPTY&quot;)" office:value-type="string" office:string-value="(135) - wok panev na vareni - tefal, [DSC_7492.jpg]" calcext:value-type="string">
            <text:p>(135) - wok panev na vareni - tefal, [DSC_7492.jpg]</text:p>
          </table:table-cell>
          <table:table-cell table:style-name="ce14" table:formula="of:=[Evidence.E139]" office:value-type="float" office:value="0" calcext:value-type="float">
            <text:p>0 Kč</text:p>
          </table:table-cell>
          <table:table-cell table:style-name="ce20" table:formula="of:=[Evidence.F139]" office:value-type="currency" office:currency="CZK" office:value="0" calcext:value-type="currency">
            <text:p>0 Kč</text:p>
          </table:table-cell>
          <table:table-cell table:style-name="ce27" table:formula="of:=[Evidence.K139]" office:value-type="float" office:value="0" calcext:value-type="float">
            <text:p>0</text:p>
          </table:table-cell>
          <table:table-cell table:style-name="ce27" table:formula="of:=2014-[Evidence.H139]" office:value-type="float" office:value="2014" calcext:value-type="float">
            <text:p>2,014</text:p>
          </table:table-cell>
          <table:table-cell table:style-name="ce13"/>
          <table:table-cell table:style-name="ce37" table:formula="of:=((100-[.F144])/100)*[.B1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40]&lt;&gt;&quot;&quot;;CONCATENATE(&quot;(&quot;;[Evidence.A140];&quot;) - &quot;;[Evidence.C140];&quot; - &quot;;[Evidence.D140];&quot;, [&quot;;[Evidence.L140];&quot;]&quot;);&quot;EMPTY&quot;)" office:value-type="string" office:string-value="(136) - sada nadobi 5ks - tescoma, [DSC_7492.jpg]" calcext:value-type="string">
            <text:p>(136) - sada nadobi 5ks - tescoma, [DSC_7492.jpg]</text:p>
          </table:table-cell>
          <table:table-cell table:style-name="ce14" table:formula="of:=[Evidence.E140]" office:value-type="float" office:value="0" calcext:value-type="float">
            <text:p>0 Kč</text:p>
          </table:table-cell>
          <table:table-cell table:style-name="ce20" table:formula="of:=[Evidence.F140]" office:value-type="currency" office:currency="CZK" office:value="0" calcext:value-type="currency">
            <text:p>0 Kč</text:p>
          </table:table-cell>
          <table:table-cell table:style-name="ce27" table:formula="of:=[Evidence.K140]" office:value-type="float" office:value="0" calcext:value-type="float">
            <text:p>0</text:p>
          </table:table-cell>
          <table:table-cell table:style-name="ce27" table:formula="of:=2014-[Evidence.H140]" office:value-type="float" office:value="2014" calcext:value-type="float">
            <text:p>2,014</text:p>
          </table:table-cell>
          <table:table-cell table:style-name="ce13"/>
          <table:table-cell table:style-name="ce37" table:formula="of:=((100-[.F145])/100)*[.B1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41]&lt;&gt;&quot;&quot;;CONCATENATE(&quot;(&quot;;[Evidence.A141];&quot;) - &quot;;[Evidence.C141];&quot; - &quot;;[Evidence.D141];&quot;, [&quot;;[Evidence.L141];&quot;]&quot;);&quot;EMPTY&quot;)" office:value-type="string" office:string-value="(137) - papinuv hrnec - tescoma, [DSC_7494.jpg]" calcext:value-type="string">
            <text:p>(137) - papinuv hrnec - tescoma, [DSC_7494.jpg]</text:p>
          </table:table-cell>
          <table:table-cell table:style-name="ce14" table:formula="of:=[Evidence.E141]" office:value-type="float" office:value="0" calcext:value-type="float">
            <text:p>0 Kč</text:p>
          </table:table-cell>
          <table:table-cell table:style-name="ce20" table:formula="of:=[Evidence.F141]" office:value-type="currency" office:currency="CZK" office:value="0" calcext:value-type="currency">
            <text:p>0 Kč</text:p>
          </table:table-cell>
          <table:table-cell table:style-name="ce27" table:formula="of:=[Evidence.K141]" office:value-type="float" office:value="0" calcext:value-type="float">
            <text:p>0</text:p>
          </table:table-cell>
          <table:table-cell table:style-name="ce27" table:formula="of:=2014-[Evidence.H141]" office:value-type="float" office:value="2014" calcext:value-type="float">
            <text:p>2,014</text:p>
          </table:table-cell>
          <table:table-cell table:style-name="ce13"/>
          <table:table-cell table:style-name="ce37" table:formula="of:=((100-[.F146])/100)*[.B1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42]&lt;&gt;&quot;&quot;;CONCATENATE(&quot;(&quot;;[Evidence.A142];&quot;) - &quot;;[Evidence.C142];&quot; - &quot;;[Evidence.D142];&quot;, [&quot;;[Evidence.L142];&quot;]&quot;);&quot;EMPTY&quot;)" office:value-type="string" office:string-value="(138) - 20ks sada plastovych mysticek na jidlo s vikem - ruzne, [DSC_7495.jpg DSC_7498.jpg]" calcext:value-type="string">
            <text:p>(138) - 20ks sada plastovych mysticek na jidlo s vikem - ruzne, [DSC_7495.jpg DSC_7498.jpg]</text:p>
          </table:table-cell>
          <table:table-cell table:style-name="ce14" table:formula="of:=[Evidence.E142]" office:value-type="float" office:value="0" calcext:value-type="float">
            <text:p>0 Kč</text:p>
          </table:table-cell>
          <table:table-cell table:style-name="ce20" table:formula="of:=[Evidence.F142]" office:value-type="currency" office:currency="CZK" office:value="0" calcext:value-type="currency">
            <text:p>0 Kč</text:p>
          </table:table-cell>
          <table:table-cell table:style-name="ce27" table:formula="of:=[Evidence.K142]" office:value-type="float" office:value="0" calcext:value-type="float">
            <text:p>0</text:p>
          </table:table-cell>
          <table:table-cell table:style-name="ce27" table:formula="of:=2014-[Evidence.H142]" office:value-type="float" office:value="2014" calcext:value-type="float">
            <text:p>2,014</text:p>
          </table:table-cell>
          <table:table-cell table:style-name="ce13"/>
          <table:table-cell table:style-name="ce37" table:formula="of:=((100-[.F147])/100)*[.B1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43]&lt;&gt;&quot;&quot;;CONCATENATE(&quot;(&quot;;[Evidence.A143];&quot;) - &quot;;[Evidence.C143];&quot; - &quot;;[Evidence.D143];&quot;, [&quot;;[Evidence.L143];&quot;]&quot;);&quot;EMPTY&quot;)" office:value-type="string" office:string-value="(139) - 20ks obyc mysky na jidlo - , [DSC_7495.jpg DSC_7498.jpg]" calcext:value-type="string">
            <text:p>(139) - 20ks obyc mysky na jidlo - , [DSC_7495.jpg DSC_7498.jpg]</text:p>
          </table:table-cell>
          <table:table-cell table:style-name="ce14" table:formula="of:=[Evidence.E143]" office:value-type="float" office:value="0" calcext:value-type="float">
            <text:p>0 Kč</text:p>
          </table:table-cell>
          <table:table-cell table:style-name="ce20" table:formula="of:=[Evidence.F143]" office:value-type="currency" office:currency="CZK" office:value="0" calcext:value-type="currency">
            <text:p>0 Kč</text:p>
          </table:table-cell>
          <table:table-cell table:style-name="ce27" table:formula="of:=[Evidence.K143]" office:value-type="float" office:value="0" calcext:value-type="float">
            <text:p>0</text:p>
          </table:table-cell>
          <table:table-cell table:style-name="ce27" table:formula="of:=2014-[Evidence.H143]" office:value-type="float" office:value="2014" calcext:value-type="float">
            <text:p>2,014</text:p>
          </table:table-cell>
          <table:table-cell table:style-name="ce13"/>
          <table:table-cell table:style-name="ce37" table:formula="of:=((100-[.F148])/100)*[.B1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44]&lt;&gt;&quot;&quot;;CONCATENATE(&quot;(&quot;;[Evidence.A144];&quot;) - &quot;;[Evidence.C144];&quot; - &quot;;[Evidence.D144];&quot;, [&quot;;[Evidence.L144];&quot;]&quot;);&quot;EMPTY&quot;)" office:value-type="string" office:string-value="(140) - struhadlo - tescoma, [DSC_7495.jpg DSC_7498.jpg]" calcext:value-type="string">
            <text:p>(140) - struhadlo - tescoma, [DSC_7495.jpg DSC_7498.jpg]</text:p>
          </table:table-cell>
          <table:table-cell table:style-name="ce14" table:formula="of:=[Evidence.E144]" office:value-type="float" office:value="0" calcext:value-type="float">
            <text:p>0 Kč</text:p>
          </table:table-cell>
          <table:table-cell table:style-name="ce20" table:formula="of:=[Evidence.F144]" office:value-type="currency" office:currency="CZK" office:value="0" calcext:value-type="currency">
            <text:p>0 Kč</text:p>
          </table:table-cell>
          <table:table-cell table:style-name="ce27" table:formula="of:=[Evidence.K144]" office:value-type="float" office:value="0" calcext:value-type="float">
            <text:p>0</text:p>
          </table:table-cell>
          <table:table-cell table:style-name="ce27" table:formula="of:=2014-[Evidence.H144]" office:value-type="float" office:value="2014" calcext:value-type="float">
            <text:p>2,014</text:p>
          </table:table-cell>
          <table:table-cell table:style-name="ce13"/>
          <table:table-cell table:style-name="ce37" table:formula="of:=((100-[.F149])/100)*[.B1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45]&lt;&gt;&quot;&quot;;CONCATENATE(&quot;(&quot;;[Evidence.A145];&quot;) - &quot;;[Evidence.C145];&quot; - &quot;;[Evidence.D145];&quot;, [&quot;;[Evidence.L145];&quot;]&quot;);&quot;EMPTY&quot;)" office:value-type="string" office:string-value="(141) - mixer kuchynsky - , [DSC_7495.jpg DSC_7498.jpg]" calcext:value-type="string">
            <text:p>(141) - mixer kuchynsky - , [DSC_7495.jpg DSC_7498.jpg]</text:p>
          </table:table-cell>
          <table:table-cell table:style-name="ce14" table:formula="of:=[Evidence.E145]" office:value-type="float" office:value="0" calcext:value-type="float">
            <text:p>0 Kč</text:p>
          </table:table-cell>
          <table:table-cell table:style-name="ce20" table:formula="of:=[Evidence.F145]" office:value-type="currency" office:currency="CZK" office:value="0" calcext:value-type="currency">
            <text:p>0 Kč</text:p>
          </table:table-cell>
          <table:table-cell table:style-name="ce27" table:formula="of:=[Evidence.K145]" office:value-type="float" office:value="0" calcext:value-type="float">
            <text:p>0</text:p>
          </table:table-cell>
          <table:table-cell table:style-name="ce27" table:formula="of:=2014-[Evidence.H145]" office:value-type="float" office:value="2014" calcext:value-type="float">
            <text:p>2,014</text:p>
          </table:table-cell>
          <table:table-cell table:style-name="ce13"/>
          <table:table-cell table:style-name="ce37" table:formula="of:=((100-[.F150])/100)*[.B1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46]&lt;&gt;&quot;&quot;;CONCATENATE(&quot;(&quot;;[Evidence.A146];&quot;) - &quot;;[Evidence.C146];&quot; - &quot;;[Evidence.D146];&quot;, [&quot;;[Evidence.L146];&quot;]&quot;);&quot;EMPTY&quot;)" office:value-type="string" office:string-value="(142) - sitka proti prskani oleje na panvi - lidl, [DSC_7495.jpg DSC_7498.jpg]" calcext:value-type="string">
            <text:p>(142) - sitka proti prskani oleje na panvi - lidl, [DSC_7495.jpg DSC_7498.jpg]</text:p>
          </table:table-cell>
          <table:table-cell table:style-name="ce14" table:formula="of:=[Evidence.E146]" office:value-type="float" office:value="0" calcext:value-type="float">
            <text:p>0 Kč</text:p>
          </table:table-cell>
          <table:table-cell table:style-name="ce20" table:formula="of:=[Evidence.F146]" office:value-type="currency" office:currency="CZK" office:value="0" calcext:value-type="currency">
            <text:p>0 Kč</text:p>
          </table:table-cell>
          <table:table-cell table:style-name="ce27" table:formula="of:=[Evidence.K146]" office:value-type="float" office:value="0" calcext:value-type="float">
            <text:p>0</text:p>
          </table:table-cell>
          <table:table-cell table:style-name="ce27" table:formula="of:=2014-[Evidence.H146]" office:value-type="float" office:value="2014" calcext:value-type="float">
            <text:p>2,014</text:p>
          </table:table-cell>
          <table:table-cell table:style-name="ce13"/>
          <table:table-cell table:style-name="ce37" table:formula="of:=((100-[.F151])/100)*[.B1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47]&lt;&gt;&quot;&quot;;CONCATENATE(&quot;(&quot;;[Evidence.A147];&quot;) - &quot;;[Evidence.C147];&quot; - &quot;;[Evidence.D147];&quot;, [&quot;;[Evidence.L147];&quot;]&quot;);&quot;EMPTY&quot;)" office:value-type="string" office:string-value="(143) - plastovy podnos s nozickami - , [DSC_7495.jpg DSC_7498.jpg]" calcext:value-type="string">
            <text:p>(143) - plastovy podnos s nozickami - , [DSC_7495.jpg DSC_7498.jpg]</text:p>
          </table:table-cell>
          <table:table-cell table:style-name="ce14" table:formula="of:=[Evidence.E147]" office:value-type="float" office:value="0" calcext:value-type="float">
            <text:p>0 Kč</text:p>
          </table:table-cell>
          <table:table-cell table:style-name="ce20" table:formula="of:=[Evidence.F147]" office:value-type="currency" office:currency="CZK" office:value="0" calcext:value-type="currency">
            <text:p>0 Kč</text:p>
          </table:table-cell>
          <table:table-cell table:style-name="ce27" table:formula="of:=[Evidence.K147]" office:value-type="float" office:value="0" calcext:value-type="float">
            <text:p>0</text:p>
          </table:table-cell>
          <table:table-cell table:style-name="ce27" table:formula="of:=2014-[Evidence.H147]" office:value-type="float" office:value="2014" calcext:value-type="float">
            <text:p>2,014</text:p>
          </table:table-cell>
          <table:table-cell table:style-name="ce13"/>
          <table:table-cell table:style-name="ce37" table:formula="of:=((100-[.F152])/100)*[.B1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48]&lt;&gt;&quot;&quot;;CONCATENATE(&quot;(&quot;;[Evidence.A148];&quot;) - &quot;;[Evidence.C148];&quot; - &quot;;[Evidence.D148];&quot;, [&quot;;[Evidence.L148];&quot;]&quot;);&quot;EMPTY&quot;)" office:value-type="string" office:string-value="(144) - bambusovy podnos s nozickami - , [DSC_7495.jpg DSC_7498.jpg]" calcext:value-type="string">
            <text:p>(144) - bambusovy podnos s nozickami - , [DSC_7495.jpg DSC_7498.jpg]</text:p>
          </table:table-cell>
          <table:table-cell table:style-name="ce14" table:formula="of:=[Evidence.E148]" office:value-type="float" office:value="0" calcext:value-type="float">
            <text:p>0 Kč</text:p>
          </table:table-cell>
          <table:table-cell table:style-name="ce20" table:formula="of:=[Evidence.F148]" office:value-type="currency" office:currency="CZK" office:value="0" calcext:value-type="currency">
            <text:p>0 Kč</text:p>
          </table:table-cell>
          <table:table-cell table:style-name="ce27" table:formula="of:=[Evidence.K148]" office:value-type="float" office:value="0" calcext:value-type="float">
            <text:p>0</text:p>
          </table:table-cell>
          <table:table-cell table:style-name="ce27" table:formula="of:=2014-[Evidence.H148]" office:value-type="float" office:value="2014" calcext:value-type="float">
            <text:p>2,014</text:p>
          </table:table-cell>
          <table:table-cell table:style-name="ce13"/>
          <table:table-cell table:style-name="ce37" table:formula="of:=((100-[.F153])/100)*[.B1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49]&lt;&gt;&quot;&quot;;CONCATENATE(&quot;(&quot;;[Evidence.A149];&quot;) - &quot;;[Evidence.C149];&quot; - &quot;;[Evidence.D149];&quot;, [&quot;;[Evidence.L149];&quot;]&quot;);&quot;EMPTY&quot;)" office:value-type="string" office:string-value="(145) - krajeci prkenko  - tescoma, [DSC_7495.jpg DSC_7498.jpg]" calcext:value-type="string">
            <text:p>(145) - krajeci prkenko <text:s/>- tescoma, [DSC_7495.jpg DSC_7498.jpg]</text:p>
          </table:table-cell>
          <table:table-cell table:style-name="ce14" table:formula="of:=[Evidence.E149]" office:value-type="float" office:value="0" calcext:value-type="float">
            <text:p>0 Kč</text:p>
          </table:table-cell>
          <table:table-cell table:style-name="ce20" table:formula="of:=[Evidence.F149]" office:value-type="currency" office:currency="CZK" office:value="0" calcext:value-type="currency">
            <text:p>0 Kč</text:p>
          </table:table-cell>
          <table:table-cell table:style-name="ce27" table:formula="of:=[Evidence.K149]" office:value-type="float" office:value="0" calcext:value-type="float">
            <text:p>0</text:p>
          </table:table-cell>
          <table:table-cell table:style-name="ce27" table:formula="of:=2014-[Evidence.H149]" office:value-type="float" office:value="2014" calcext:value-type="float">
            <text:p>2,014</text:p>
          </table:table-cell>
          <table:table-cell table:style-name="ce13"/>
          <table:table-cell table:style-name="ce37" table:formula="of:=((100-[.F154])/100)*[.B1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50]&lt;&gt;&quot;&quot;;CONCATENATE(&quot;(&quot;;[Evidence.A150];&quot;) - &quot;;[Evidence.C150];&quot; - &quot;;[Evidence.D150];&quot;, [&quot;;[Evidence.L150];&quot;]&quot;);&quot;EMPTY&quot;)" office:value-type="string" office:string-value="(146) - servirovaci prkenko - , [DSC_7495.jpg DSC_7498.jpg]" calcext:value-type="string">
            <text:p>(146) - servirovaci prkenko - , [DSC_7495.jpg DSC_7498.jpg]</text:p>
          </table:table-cell>
          <table:table-cell table:style-name="ce14" table:formula="of:=[Evidence.E150]" office:value-type="float" office:value="0" calcext:value-type="float">
            <text:p>0 Kč</text:p>
          </table:table-cell>
          <table:table-cell table:style-name="ce20" table:formula="of:=[Evidence.F150]" office:value-type="currency" office:currency="CZK" office:value="0" calcext:value-type="currency">
            <text:p>0 Kč</text:p>
          </table:table-cell>
          <table:table-cell table:style-name="ce27" table:formula="of:=[Evidence.K150]" office:value-type="float" office:value="0" calcext:value-type="float">
            <text:p>0</text:p>
          </table:table-cell>
          <table:table-cell table:style-name="ce27" table:formula="of:=2014-[Evidence.H150]" office:value-type="float" office:value="2014" calcext:value-type="float">
            <text:p>2,014</text:p>
          </table:table-cell>
          <table:table-cell table:style-name="ce13"/>
          <table:table-cell table:style-name="ce37" table:formula="of:=((100-[.F155])/100)*[.B1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51]&lt;&gt;&quot;&quot;;CONCATENATE(&quot;(&quot;;[Evidence.A151];&quot;) - &quot;;[Evidence.C151];&quot; - &quot;;[Evidence.D151];&quot;, [&quot;;[Evidence.L151];&quot;]&quot;);&quot;EMPTY&quot;)" office:value-type="string" office:string-value="(147) - 2x sada pulkulatych misek - , [DSC_7495.jpg DSC_7498.jpg]" calcext:value-type="string">
            <text:p>(147) - 2x sada pulkulatych misek - , [DSC_7495.jpg DSC_7498.jpg]</text:p>
          </table:table-cell>
          <table:table-cell table:style-name="ce14" table:formula="of:=[Evidence.E151]" office:value-type="float" office:value="0" calcext:value-type="float">
            <text:p>0 Kč</text:p>
          </table:table-cell>
          <table:table-cell table:style-name="ce20" table:formula="of:=[Evidence.F151]" office:value-type="currency" office:currency="CZK" office:value="0" calcext:value-type="currency">
            <text:p>0 Kč</text:p>
          </table:table-cell>
          <table:table-cell table:style-name="ce27" table:formula="of:=[Evidence.K151]" office:value-type="float" office:value="0" calcext:value-type="float">
            <text:p>0</text:p>
          </table:table-cell>
          <table:table-cell table:style-name="ce27" table:formula="of:=2014-[Evidence.H151]" office:value-type="float" office:value="2014" calcext:value-type="float">
            <text:p>2,014</text:p>
          </table:table-cell>
          <table:table-cell table:style-name="ce13"/>
          <table:table-cell table:style-name="ce37" table:formula="of:=((100-[.F156])/100)*[.B1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52]&lt;&gt;&quot;&quot;;CONCATENATE(&quot;(&quot;;[Evidence.A152];&quot;) - &quot;;[Evidence.C152];&quot; - &quot;;[Evidence.D152];&quot;, [&quot;;[Evidence.L152];&quot;]&quot;);&quot;EMPTY&quot;)" office:value-type="string" office:string-value="(148) - balsamico na salat - , [DSC_7499.jpg]" calcext:value-type="string">
            <text:p>(148) - balsamico na salat - , [DSC_7499.jpg]</text:p>
          </table:table-cell>
          <table:table-cell table:style-name="ce14" table:formula="of:=[Evidence.E152]" office:value-type="float" office:value="0" calcext:value-type="float">
            <text:p>0 Kč</text:p>
          </table:table-cell>
          <table:table-cell table:style-name="ce20" table:formula="of:=[Evidence.F152]" office:value-type="currency" office:currency="CZK" office:value="0" calcext:value-type="currency">
            <text:p>0 Kč</text:p>
          </table:table-cell>
          <table:table-cell table:style-name="ce27" table:formula="of:=[Evidence.K152]" office:value-type="float" office:value="0" calcext:value-type="float">
            <text:p>0</text:p>
          </table:table-cell>
          <table:table-cell table:style-name="ce27" table:formula="of:=2014-[Evidence.H152]" office:value-type="float" office:value="2014" calcext:value-type="float">
            <text:p>2,014</text:p>
          </table:table-cell>
          <table:table-cell table:style-name="ce13"/>
          <table:table-cell table:style-name="ce37" table:formula="of:=((100-[.F157])/100)*[.B1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53]&lt;&gt;&quot;&quot;;CONCATENATE(&quot;(&quot;;[Evidence.A153];&quot;) - &quot;;[Evidence.C153];&quot; - &quot;;[Evidence.D153];&quot;, [&quot;;[Evidence.L153];&quot;]&quot;);&quot;EMPTY&quot;)" office:value-type="string" office:string-value="(149) - kuchynsky olej veg. - , [DSC_7499.jpg]" calcext:value-type="string">
            <text:p>(149) - kuchynsky olej veg. - , [DSC_7499.jpg]</text:p>
          </table:table-cell>
          <table:table-cell table:style-name="ce14" table:formula="of:=[Evidence.E153]" office:value-type="float" office:value="0" calcext:value-type="float">
            <text:p>0 Kč</text:p>
          </table:table-cell>
          <table:table-cell table:style-name="ce20" table:formula="of:=[Evidence.F153]" office:value-type="currency" office:currency="CZK" office:value="0" calcext:value-type="currency">
            <text:p>0 Kč</text:p>
          </table:table-cell>
          <table:table-cell table:style-name="ce27" table:formula="of:=[Evidence.K153]" office:value-type="float" office:value="0" calcext:value-type="float">
            <text:p>0</text:p>
          </table:table-cell>
          <table:table-cell table:style-name="ce27" table:formula="of:=2014-[Evidence.H153]" office:value-type="float" office:value="2014" calcext:value-type="float">
            <text:p>2,014</text:p>
          </table:table-cell>
          <table:table-cell table:style-name="ce13"/>
          <table:table-cell table:style-name="ce37" table:formula="of:=((100-[.F158])/100)*[.B1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54]&lt;&gt;&quot;&quot;;CONCATENATE(&quot;(&quot;;[Evidence.A154];&quot;) - &quot;;[Evidence.C154];&quot; - &quot;;[Evidence.D154];&quot;, [&quot;;[Evidence.L154];&quot;]&quot;);&quot;EMPTY&quot;)" office:value-type="string" office:string-value="(150) - stava - , [DSC_7499.jpg]" calcext:value-type="string">
            <text:p>(150) - stava - , [DSC_7499.jpg]</text:p>
          </table:table-cell>
          <table:table-cell table:style-name="ce14" table:formula="of:=[Evidence.E154]" office:value-type="float" office:value="0" calcext:value-type="float">
            <text:p>0 Kč</text:p>
          </table:table-cell>
          <table:table-cell table:style-name="ce20" table:formula="of:=[Evidence.F154]" office:value-type="currency" office:currency="CZK" office:value="0" calcext:value-type="currency">
            <text:p>0 Kč</text:p>
          </table:table-cell>
          <table:table-cell table:style-name="ce27" table:formula="of:=[Evidence.K154]" office:value-type="float" office:value="0" calcext:value-type="float">
            <text:p>0</text:p>
          </table:table-cell>
          <table:table-cell table:style-name="ce27" table:formula="of:=2014-[Evidence.H154]" office:value-type="float" office:value="2014" calcext:value-type="float">
            <text:p>2,014</text:p>
          </table:table-cell>
          <table:table-cell table:style-name="ce13"/>
          <table:table-cell table:style-name="ce37" table:formula="of:=((100-[.F159])/100)*[.B1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55]&lt;&gt;&quot;&quot;;CONCATENATE(&quot;(&quot;;[Evidence.A155];&quot;) - &quot;;[Evidence.C155];&quot; - &quot;;[Evidence.D155];&quot;, [&quot;;[Evidence.L155];&quot;]&quot;);&quot;EMPTY&quot;)" office:value-type="string" office:string-value="(151) - uterky 2x - , [DSC_7504.jpg]" calcext:value-type="string">
            <text:p>(151) - uterky 2x - , [DSC_7504.jpg]</text:p>
          </table:table-cell>
          <table:table-cell table:style-name="ce14" table:formula="of:=[Evidence.E155]" office:value-type="float" office:value="0" calcext:value-type="float">
            <text:p>0 Kč</text:p>
          </table:table-cell>
          <table:table-cell table:style-name="ce20" table:formula="of:=[Evidence.F155]" office:value-type="currency" office:currency="CZK" office:value="0" calcext:value-type="currency">
            <text:p>0 Kč</text:p>
          </table:table-cell>
          <table:table-cell table:style-name="ce27" table:formula="of:=[Evidence.K155]" office:value-type="float" office:value="0" calcext:value-type="float">
            <text:p>0</text:p>
          </table:table-cell>
          <table:table-cell table:style-name="ce27" table:formula="of:=2014-[Evidence.H155]" office:value-type="float" office:value="2014" calcext:value-type="float">
            <text:p>2,014</text:p>
          </table:table-cell>
          <table:table-cell table:style-name="ce13"/>
          <table:table-cell table:style-name="ce37" table:formula="of:=((100-[.F160])/100)*[.B1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56]&lt;&gt;&quot;&quot;;CONCATENATE(&quot;(&quot;;[Evidence.A156];&quot;) - &quot;;[Evidence.C156];&quot; - &quot;;[Evidence.D156];&quot;, [&quot;;[Evidence.L156];&quot;]&quot;);&quot;EMPTY&quot;)" office:value-type="string" office:string-value="(152) - vaza na kytice - , [DSC_7505.jpg]" calcext:value-type="string">
            <text:p>(152) - vaza na kytice - , [DSC_7505.jpg]</text:p>
          </table:table-cell>
          <table:table-cell table:style-name="ce14" table:formula="of:=[Evidence.E156]" office:value-type="float" office:value="0" calcext:value-type="float">
            <text:p>0 Kč</text:p>
          </table:table-cell>
          <table:table-cell table:style-name="ce20" table:formula="of:=[Evidence.F156]" office:value-type="currency" office:currency="CZK" office:value="0" calcext:value-type="currency">
            <text:p>0 Kč</text:p>
          </table:table-cell>
          <table:table-cell table:style-name="ce27" table:formula="of:=[Evidence.K156]" office:value-type="float" office:value="0" calcext:value-type="float">
            <text:p>0</text:p>
          </table:table-cell>
          <table:table-cell table:style-name="ce27" table:formula="of:=2014-[Evidence.H156]" office:value-type="float" office:value="2014" calcext:value-type="float">
            <text:p>2,014</text:p>
          </table:table-cell>
          <table:table-cell table:style-name="ce13"/>
          <table:table-cell table:style-name="ce37" table:formula="of:=((100-[.F161])/100)*[.B1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57]&lt;&gt;&quot;&quot;;CONCATENATE(&quot;(&quot;;[Evidence.A157];&quot;) - &quot;;[Evidence.C157];&quot; - &quot;;[Evidence.D157];&quot;, [&quot;;[Evidence.L157];&quot;]&quot;);&quot;EMPTY&quot;)" office:value-type="string" office:string-value="(153) - drtic cesneku - tescoma, [DSC_7505.jpg]" calcext:value-type="string">
            <text:p>(153) - drtic cesneku - tescoma, [DSC_7505.jpg]</text:p>
          </table:table-cell>
          <table:table-cell table:style-name="ce14" table:formula="of:=[Evidence.E157]" office:value-type="float" office:value="0" calcext:value-type="float">
            <text:p>0 Kč</text:p>
          </table:table-cell>
          <table:table-cell table:style-name="ce20" table:formula="of:=[Evidence.F157]" office:value-type="currency" office:currency="CZK" office:value="0" calcext:value-type="currency">
            <text:p>0 Kč</text:p>
          </table:table-cell>
          <table:table-cell table:style-name="ce27" table:formula="of:=[Evidence.K157]" office:value-type="float" office:value="0" calcext:value-type="float">
            <text:p>0</text:p>
          </table:table-cell>
          <table:table-cell table:style-name="ce27" table:formula="of:=2014-[Evidence.H157]" office:value-type="float" office:value="2014" calcext:value-type="float">
            <text:p>2,014</text:p>
          </table:table-cell>
          <table:table-cell table:style-name="ce13"/>
          <table:table-cell table:style-name="ce37" table:formula="of:=((100-[.F162])/100)*[.B1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58]&lt;&gt;&quot;&quot;;CONCATENATE(&quot;(&quot;;[Evidence.A158];&quot;) - &quot;;[Evidence.C158];&quot; - &quot;;[Evidence.D158];&quot;, [&quot;;[Evidence.L158];&quot;]&quot;);&quot;EMPTY&quot;)" office:value-type="string" office:string-value="(154) - sada na uklizeni - vileda, [DSC_7508.jpg]" calcext:value-type="string">
            <text:p>(154) - sada na uklizeni - vileda, [DSC_7508.jpg]</text:p>
          </table:table-cell>
          <table:table-cell table:style-name="ce14" table:formula="of:=[Evidence.E158]" office:value-type="float" office:value="0" calcext:value-type="float">
            <text:p>0 Kč</text:p>
          </table:table-cell>
          <table:table-cell table:style-name="ce20" table:formula="of:=[Evidence.F158]" office:value-type="currency" office:currency="CZK" office:value="0" calcext:value-type="currency">
            <text:p>0 Kč</text:p>
          </table:table-cell>
          <table:table-cell table:style-name="ce27" table:formula="of:=[Evidence.K158]" office:value-type="float" office:value="0" calcext:value-type="float">
            <text:p>0</text:p>
          </table:table-cell>
          <table:table-cell table:style-name="ce27" table:formula="of:=2014-[Evidence.H158]" office:value-type="float" office:value="2014" calcext:value-type="float">
            <text:p>2,014</text:p>
          </table:table-cell>
          <table:table-cell table:style-name="ce13"/>
          <table:table-cell table:style-name="ce37" table:formula="of:=((100-[.F163])/100)*[.B1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59]&lt;&gt;&quot;&quot;;CONCATENATE(&quot;(&quot;;[Evidence.A159];&quot;) - &quot;;[Evidence.C159];&quot; - &quot;;[Evidence.D159];&quot;, [&quot;;[Evidence.L159];&quot;]&quot;);&quot;EMPTY&quot;)" office:value-type="string" office:string-value="(155) - praci prasek - persil, [DSC_7508.jpg]" calcext:value-type="string">
            <text:p>(155) - praci prasek - persil, [DSC_7508.jpg]</text:p>
          </table:table-cell>
          <table:table-cell table:style-name="ce14" table:formula="of:=[Evidence.E159]" office:value-type="float" office:value="0" calcext:value-type="float">
            <text:p>0 Kč</text:p>
          </table:table-cell>
          <table:table-cell table:style-name="ce20" table:formula="of:=[Evidence.F159]" office:value-type="currency" office:currency="CZK" office:value="0" calcext:value-type="currency">
            <text:p>0 Kč</text:p>
          </table:table-cell>
          <table:table-cell table:style-name="ce27" table:formula="of:=[Evidence.K159]" office:value-type="float" office:value="0" calcext:value-type="float">
            <text:p>0</text:p>
          </table:table-cell>
          <table:table-cell table:style-name="ce27" table:formula="of:=2014-[Evidence.H159]" office:value-type="float" office:value="2014" calcext:value-type="float">
            <text:p>2,014</text:p>
          </table:table-cell>
          <table:table-cell table:style-name="ce13"/>
          <table:table-cell table:style-name="ce37" table:formula="of:=((100-[.F164])/100)*[.B1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60]&lt;&gt;&quot;&quot;;CONCATENATE(&quot;(&quot;;[Evidence.A160];&quot;) - &quot;;[Evidence.C160];&quot; - &quot;;[Evidence.D160];&quot;, [&quot;;[Evidence.L160];&quot;]&quot;);&quot;EMPTY&quot;)" office:value-type="string" office:string-value="(156) - vanish na cisteni - vanish, [DSC_7508.jpg]" calcext:value-type="string">
            <text:p>(156) - vanish na cisteni - vanish, [DSC_7508.jpg]</text:p>
          </table:table-cell>
          <table:table-cell table:style-name="ce14" table:formula="of:=[Evidence.E160]" office:value-type="float" office:value="0" calcext:value-type="float">
            <text:p>0 Kč</text:p>
          </table:table-cell>
          <table:table-cell table:style-name="ce20" table:formula="of:=[Evidence.F160]" office:value-type="currency" office:currency="CZK" office:value="0" calcext:value-type="currency">
            <text:p>0 Kč</text:p>
          </table:table-cell>
          <table:table-cell table:style-name="ce27" table:formula="of:=[Evidence.K160]" office:value-type="float" office:value="0" calcext:value-type="float">
            <text:p>0</text:p>
          </table:table-cell>
          <table:table-cell table:style-name="ce27" table:formula="of:=2014-[Evidence.H160]" office:value-type="float" office:value="2014" calcext:value-type="float">
            <text:p>2,014</text:p>
          </table:table-cell>
          <table:table-cell table:style-name="ce13"/>
          <table:table-cell table:style-name="ce37" table:formula="of:=((100-[.F165])/100)*[.B1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61]&lt;&gt;&quot;&quot;;CONCATENATE(&quot;(&quot;;[Evidence.A161];&quot;) - &quot;;[Evidence.C161];&quot; - &quot;;[Evidence.D161];&quot;, [&quot;;[Evidence.L161];&quot;]&quot;);&quot;EMPTY&quot;)" office:value-type="string" office:string-value="(157) - lestenka na sklokeramicke desky - , [DSC_7508.jpg]" calcext:value-type="string">
            <text:p>(157) - lestenka na sklokeramicke desky - , [DSC_7508.jpg]</text:p>
          </table:table-cell>
          <table:table-cell table:style-name="ce14" table:formula="of:=[Evidence.E161]" office:value-type="float" office:value="0" calcext:value-type="float">
            <text:p>0 Kč</text:p>
          </table:table-cell>
          <table:table-cell table:style-name="ce20" table:formula="of:=[Evidence.F161]" office:value-type="currency" office:currency="CZK" office:value="0" calcext:value-type="currency">
            <text:p>0 Kč</text:p>
          </table:table-cell>
          <table:table-cell table:style-name="ce27" table:formula="of:=[Evidence.K161]" office:value-type="float" office:value="0" calcext:value-type="float">
            <text:p>0</text:p>
          </table:table-cell>
          <table:table-cell table:style-name="ce27" table:formula="of:=2014-[Evidence.H161]" office:value-type="float" office:value="2014" calcext:value-type="float">
            <text:p>2,014</text:p>
          </table:table-cell>
          <table:table-cell table:style-name="ce13"/>
          <table:table-cell table:style-name="ce37" table:formula="of:=((100-[.F166])/100)*[.B1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62]&lt;&gt;&quot;&quot;;CONCATENATE(&quot;(&quot;;[Evidence.A162];&quot;) - &quot;;[Evidence.C162];&quot; - &quot;;[Evidence.D162];&quot;, [&quot;;[Evidence.L162];&quot;]&quot;);&quot;EMPTY&quot;)" office:value-type="string" office:string-value="(158) - lestenka do mycky - , [DSC_7508.jpg]" calcext:value-type="string">
            <text:p>(158) - lestenka do mycky - , [DSC_7508.jpg]</text:p>
          </table:table-cell>
          <table:table-cell table:style-name="ce14" table:formula="of:=[Evidence.E162]" office:value-type="float" office:value="0" calcext:value-type="float">
            <text:p>0 Kč</text:p>
          </table:table-cell>
          <table:table-cell table:style-name="ce20" table:formula="of:=[Evidence.F162]" office:value-type="currency" office:currency="CZK" office:value="0" calcext:value-type="currency">
            <text:p>0 Kč</text:p>
          </table:table-cell>
          <table:table-cell table:style-name="ce27" table:formula="of:=[Evidence.K162]" office:value-type="float" office:value="0" calcext:value-type="float">
            <text:p>0</text:p>
          </table:table-cell>
          <table:table-cell table:style-name="ce27" table:formula="of:=2014-[Evidence.H162]" office:value-type="float" office:value="2014" calcext:value-type="float">
            <text:p>2,014</text:p>
          </table:table-cell>
          <table:table-cell table:style-name="ce13"/>
          <table:table-cell table:style-name="ce37" table:formula="of:=((100-[.F167])/100)*[.B1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63]&lt;&gt;&quot;&quot;;CONCATENATE(&quot;(&quot;;[Evidence.A163];&quot;) - &quot;;[Evidence.C163];&quot; - &quot;;[Evidence.D163];&quot;, [&quot;;[Evidence.L163];&quot;]&quot;);&quot;EMPTY&quot;)" office:value-type="string" office:string-value="(159) - prasek do mycky - , [DSC_7508.jpg]" calcext:value-type="string">
            <text:p>(159) - prasek do mycky - , [DSC_7508.jpg]</text:p>
          </table:table-cell>
          <table:table-cell table:style-name="ce14" table:formula="of:=[Evidence.E163]" office:value-type="float" office:value="0" calcext:value-type="float">
            <text:p>0 Kč</text:p>
          </table:table-cell>
          <table:table-cell table:style-name="ce20" table:formula="of:=[Evidence.F163]" office:value-type="currency" office:currency="CZK" office:value="0" calcext:value-type="currency">
            <text:p>0 Kč</text:p>
          </table:table-cell>
          <table:table-cell table:style-name="ce27" table:formula="of:=[Evidence.K163]" office:value-type="float" office:value="0" calcext:value-type="float">
            <text:p>0</text:p>
          </table:table-cell>
          <table:table-cell table:style-name="ce27" table:formula="of:=2014-[Evidence.H163]" office:value-type="float" office:value="2014" calcext:value-type="float">
            <text:p>2,014</text:p>
          </table:table-cell>
          <table:table-cell table:style-name="ce13"/>
          <table:table-cell table:style-name="ce37" table:formula="of:=((100-[.F168])/100)*[.B1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64]&lt;&gt;&quot;&quot;;CONCATENATE(&quot;(&quot;;[Evidence.A164];&quot;) - &quot;;[Evidence.C164];&quot; - &quot;;[Evidence.D164];&quot;, [&quot;;[Evidence.L164];&quot;]&quot;);&quot;EMPTY&quot;)" office:value-type="string" office:string-value="(160) - 4x velka doza na potraviny - ikea, [DSC_7510.jpg]" calcext:value-type="string">
            <text:p>(160) - 4x velka doza na potraviny - ikea, [DSC_7510.jpg]</text:p>
          </table:table-cell>
          <table:table-cell table:style-name="ce14" table:formula="of:=[Evidence.E164]" office:value-type="float" office:value="0" calcext:value-type="float">
            <text:p>0 Kč</text:p>
          </table:table-cell>
          <table:table-cell table:style-name="ce20" table:formula="of:=[Evidence.F164]" office:value-type="currency" office:currency="CZK" office:value="0" calcext:value-type="currency">
            <text:p>0 Kč</text:p>
          </table:table-cell>
          <table:table-cell table:style-name="ce27" table:formula="of:=[Evidence.K164]" office:value-type="float" office:value="0" calcext:value-type="float">
            <text:p>0</text:p>
          </table:table-cell>
          <table:table-cell table:style-name="ce27" table:formula="of:=2014-[Evidence.H164]" office:value-type="float" office:value="2014" calcext:value-type="float">
            <text:p>2,014</text:p>
          </table:table-cell>
          <table:table-cell table:style-name="ce13"/>
          <table:table-cell table:style-name="ce37" table:formula="of:=((100-[.F169])/100)*[.B1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65]&lt;&gt;&quot;&quot;;CONCATENATE(&quot;(&quot;;[Evidence.A165];&quot;) - &quot;;[Evidence.C165];&quot; - &quot;;[Evidence.D165];&quot;, [&quot;;[Evidence.L165];&quot;]&quot;);&quot;EMPTY&quot;)" office:value-type="string" office:string-value="(161) - 4x stredni doza na potraviny - ikea, [DSC_7510.jpg]" calcext:value-type="string">
            <text:p>(161) - 4x stredni doza na potraviny - ikea, [DSC_7510.jpg]</text:p>
          </table:table-cell>
          <table:table-cell table:style-name="ce14" table:formula="of:=[Evidence.E165]" office:value-type="float" office:value="0" calcext:value-type="float">
            <text:p>0 Kč</text:p>
          </table:table-cell>
          <table:table-cell table:style-name="ce20" table:formula="of:=[Evidence.F165]" office:value-type="currency" office:currency="CZK" office:value="0" calcext:value-type="currency">
            <text:p>0 Kč</text:p>
          </table:table-cell>
          <table:table-cell table:style-name="ce27" table:formula="of:=[Evidence.K165]" office:value-type="float" office:value="0" calcext:value-type="float">
            <text:p>0</text:p>
          </table:table-cell>
          <table:table-cell table:style-name="ce27" table:formula="of:=2014-[Evidence.H165]" office:value-type="float" office:value="2014" calcext:value-type="float">
            <text:p>2,014</text:p>
          </table:table-cell>
          <table:table-cell table:style-name="ce13"/>
          <table:table-cell table:style-name="ce37" table:formula="of:=((100-[.F170])/100)*[.B1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66]&lt;&gt;&quot;&quot;;CONCATENATE(&quot;(&quot;;[Evidence.A166];&quot;) - &quot;;[Evidence.C166];&quot; - &quot;;[Evidence.D166];&quot;, [&quot;;[Evidence.L166];&quot;]&quot;);&quot;EMPTY&quot;)" office:value-type="string" office:string-value="(162) - 2x mala doza na potraviny - ikea, [DSC_7510.jpg]" calcext:value-type="string">
            <text:p>(162) - 2x mala doza na potraviny - ikea, [DSC_7510.jpg]</text:p>
          </table:table-cell>
          <table:table-cell table:style-name="ce14" table:formula="of:=[Evidence.E166]" office:value-type="float" office:value="0" calcext:value-type="float">
            <text:p>0 Kč</text:p>
          </table:table-cell>
          <table:table-cell table:style-name="ce20" table:formula="of:=[Evidence.F166]" office:value-type="currency" office:currency="CZK" office:value="0" calcext:value-type="currency">
            <text:p>0 Kč</text:p>
          </table:table-cell>
          <table:table-cell table:style-name="ce27" table:formula="of:=[Evidence.K166]" office:value-type="float" office:value="0" calcext:value-type="float">
            <text:p>0</text:p>
          </table:table-cell>
          <table:table-cell table:style-name="ce27" table:formula="of:=2014-[Evidence.H166]" office:value-type="float" office:value="2014" calcext:value-type="float">
            <text:p>2,014</text:p>
          </table:table-cell>
          <table:table-cell table:style-name="ce13"/>
          <table:table-cell table:style-name="ce37" table:formula="of:=((100-[.F171])/100)*[.B1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67]&lt;&gt;&quot;&quot;;CONCATENATE(&quot;(&quot;;[Evidence.A167];&quot;) - &quot;;[Evidence.C167];&quot; - &quot;;[Evidence.D167];&quot;, [&quot;;[Evidence.L167];&quot;]&quot;);&quot;EMPTY&quot;)" office:value-type="string" office:string-value="(163) - 2x mala doza na potraviny, sypaci - , [DSC_7510.jpg]" calcext:value-type="string">
            <text:p>(163) - 2x mala doza na potraviny, sypaci - , [DSC_7510.jpg]</text:p>
          </table:table-cell>
          <table:table-cell table:style-name="ce14" table:formula="of:=[Evidence.E167]" office:value-type="float" office:value="0" calcext:value-type="float">
            <text:p>0 Kč</text:p>
          </table:table-cell>
          <table:table-cell table:style-name="ce20" table:formula="of:=[Evidence.F167]" office:value-type="currency" office:currency="CZK" office:value="0" calcext:value-type="currency">
            <text:p>0 Kč</text:p>
          </table:table-cell>
          <table:table-cell table:style-name="ce27" table:formula="of:=[Evidence.K167]" office:value-type="float" office:value="0" calcext:value-type="float">
            <text:p>0</text:p>
          </table:table-cell>
          <table:table-cell table:style-name="ce27" table:formula="of:=2014-[Evidence.H167]" office:value-type="float" office:value="2014" calcext:value-type="float">
            <text:p>2,014</text:p>
          </table:table-cell>
          <table:table-cell table:style-name="ce13"/>
          <table:table-cell table:style-name="ce37" table:formula="of:=((100-[.F172])/100)*[.B1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68]&lt;&gt;&quot;&quot;;CONCATENATE(&quot;(&quot;;[Evidence.A168];&quot;) - &quot;;[Evidence.C168];&quot; - &quot;;[Evidence.D168];&quot;, [&quot;;[Evidence.L168];&quot;]&quot;);&quot;EMPTY&quot;)" office:value-type="string" office:string-value="(164) - Potraviny – horni spizirena - , [DSC_7510.jpg]" calcext:value-type="string">
            <text:p>(164) - Potraviny – horni spizirena - , [DSC_7510.jpg]</text:p>
          </table:table-cell>
          <table:table-cell table:style-name="ce14" table:formula="of:=[Evidence.E168]" office:value-type="float" office:value="2000" calcext:value-type="float">
            <text:p>2,000 Kč</text:p>
          </table:table-cell>
          <table:table-cell table:style-name="ce20" table:formula="of:=[Evidence.F168]" office:value-type="currency" office:currency="CZK" office:value="2000" calcext:value-type="currency">
            <text:p>2 000 Kč</text:p>
          </table:table-cell>
          <table:table-cell table:style-name="ce27" table:formula="of:=[Evidence.K168]" office:value-type="float" office:value="0" calcext:value-type="float">
            <text:p>0</text:p>
          </table:table-cell>
          <table:table-cell table:style-name="ce27" table:formula="of:=2014-[Evidence.H168]" office:value-type="float" office:value="2014" calcext:value-type="float">
            <text:p>2,014</text:p>
          </table:table-cell>
          <table:table-cell table:style-name="ce13"/>
          <table:table-cell table:style-name="ce37" table:formula="of:=((100-[.F173])/100)*[.B173]" office:value-type="currency" office:currency="CZK" office:value="2000" calcext:value-type="currency">
            <text:p>2,000.00 Kč </text:p>
          </table:table-cell>
          <table:table-cell table:number-columns-repeated="1017"/>
        </table:table-row>
        <table:table-row table:style-name="ro4">
          <table:table-cell table:formula="of:=IF([Evidence.C169]&lt;&gt;&quot;&quot;;CONCATENATE(&quot;(&quot;;[Evidence.A169];&quot;) - &quot;;[Evidence.C169];&quot; - &quot;;[Evidence.D169];&quot;, [&quot;;[Evidence.L169];&quot;]&quot;);&quot;EMPTY&quot;)" office:value-type="string" office:string-value="(165) - Potraviny – dolni spizirena - , [DSC_7511.jpg]" calcext:value-type="string">
            <text:p>(165) - Potraviny – dolni spizirena - , [DSC_7511.jpg]</text:p>
          </table:table-cell>
          <table:table-cell table:style-name="ce14" table:formula="of:=[Evidence.E169]" office:value-type="float" office:value="600" calcext:value-type="float">
            <text:p>600 Kč</text:p>
          </table:table-cell>
          <table:table-cell table:style-name="ce20" table:formula="of:=[Evidence.F169]" office:value-type="currency" office:currency="CZK" office:value="600" calcext:value-type="currency">
            <text:p>600 Kč</text:p>
          </table:table-cell>
          <table:table-cell table:style-name="ce27" table:formula="of:=[Evidence.K169]" office:value-type="float" office:value="0" calcext:value-type="float">
            <text:p>0</text:p>
          </table:table-cell>
          <table:table-cell table:style-name="ce27" table:formula="of:=2014-[Evidence.H169]" office:value-type="float" office:value="2014" calcext:value-type="float">
            <text:p>2,014</text:p>
          </table:table-cell>
          <table:table-cell table:style-name="ce13"/>
          <table:table-cell table:style-name="ce37" table:formula="of:=((100-[.F174])/100)*[.B174]" office:value-type="currency" office:currency="CZK" office:value="600" calcext:value-type="currency">
            <text:p>600.00 Kč </text:p>
          </table:table-cell>
          <table:table-cell table:number-columns-repeated="1017"/>
        </table:table-row>
        <table:table-row table:style-name="ro4">
          <table:table-cell table:formula="of:=IF([Evidence.C170]&lt;&gt;&quot;&quot;;CONCATENATE(&quot;(&quot;;[Evidence.A170];&quot;) - &quot;;[Evidence.C170];&quot; - &quot;;[Evidence.D170];&quot;, [&quot;;[Evidence.L170];&quot;]&quot;);&quot;EMPTY&quot;)" office:value-type="string" office:string-value="(166) - Potraviny – pod troubou - , [DSC_7512.jpg]" calcext:value-type="string">
            <text:p>(166) - Potraviny – pod troubou - , [DSC_7512.jpg]</text:p>
          </table:table-cell>
          <table:table-cell table:style-name="ce14" table:formula="of:=[Evidence.E170]" office:value-type="float" office:value="1000" calcext:value-type="float">
            <text:p>1,000 Kč</text:p>
          </table:table-cell>
          <table:table-cell table:style-name="ce20" table:formula="of:=[Evidence.F170]" office:value-type="currency" office:currency="CZK" office:value="1000" calcext:value-type="currency">
            <text:p>1 000 Kč</text:p>
          </table:table-cell>
          <table:table-cell table:style-name="ce27" table:formula="of:=[Evidence.K170]" office:value-type="float" office:value="0" calcext:value-type="float">
            <text:p>0</text:p>
          </table:table-cell>
          <table:table-cell table:style-name="ce27" table:formula="of:=2014-[Evidence.H170]" office:value-type="float" office:value="2014" calcext:value-type="float">
            <text:p>2,014</text:p>
          </table:table-cell>
          <table:table-cell table:style-name="ce13"/>
          <table:table-cell table:style-name="ce37" table:formula="of:=((100-[.F175])/100)*[.B175]" office:value-type="currency" office:currency="CZK" office:value="1000" calcext:value-type="currency">
            <text:p>1,000.00 Kč </text:p>
          </table:table-cell>
          <table:table-cell table:number-columns-repeated="1017"/>
        </table:table-row>
        <table:table-row table:style-name="ro4">
          <table:table-cell table:formula="of:=IF([Evidence.C171]&lt;&gt;&quot;&quot;;CONCATENATE(&quot;(&quot;;[Evidence.A171];&quot;) - &quot;;[Evidence.C171];&quot; - &quot;;[Evidence.D171];&quot;, [&quot;;[Evidence.L171];&quot;]&quot;);&quot;EMPTY&quot;)" office:value-type="string" office:string-value="(167) - kucharka 2x - , [DSC_7512.jpg]" calcext:value-type="string">
            <text:p>(167) - kucharka 2x - , [DSC_7512.jpg]</text:p>
          </table:table-cell>
          <table:table-cell table:style-name="ce14" table:formula="of:=[Evidence.E171]" office:value-type="float" office:value="800" calcext:value-type="float">
            <text:p>800 Kč</text:p>
          </table:table-cell>
          <table:table-cell table:style-name="ce20" table:formula="of:=[Evidence.F171]" office:value-type="currency" office:currency="CZK" office:value="800" calcext:value-type="currency">
            <text:p>800 Kč</text:p>
          </table:table-cell>
          <table:table-cell table:style-name="ce27" table:formula="of:=[Evidence.K171]" office:value-type="float" office:value="0" calcext:value-type="float">
            <text:p>0</text:p>
          </table:table-cell>
          <table:table-cell table:style-name="ce27" table:formula="of:=2014-[Evidence.H171]" office:value-type="float" office:value="2014" calcext:value-type="float">
            <text:p>2,014</text:p>
          </table:table-cell>
          <table:table-cell table:style-name="ce13"/>
          <table:table-cell table:style-name="ce37" table:formula="of:=((100-[.F176])/100)*[.B176]" office:value-type="currency" office:currency="CZK" office:value="800" calcext:value-type="currency">
            <text:p>800.00 Kč </text:p>
          </table:table-cell>
          <table:table-cell table:number-columns-repeated="1017"/>
        </table:table-row>
        <table:table-row table:style-name="ro4">
          <table:table-cell table:formula="of:=IF([Evidence.C172]&lt;&gt;&quot;&quot;;CONCATENATE(&quot;(&quot;;[Evidence.A172];&quot;) - &quot;;[Evidence.C172];&quot; - &quot;;[Evidence.D172];&quot;, [&quot;;[Evidence.L172];&quot;]&quot;);&quot;EMPTY&quot;)" office:value-type="string" office:string-value="(168) - Potraviny – nad troubou - , [DSC_7514.jpg]" calcext:value-type="string">
            <text:p>(168) - Potraviny – nad troubou - , [DSC_7514.jpg]</text:p>
          </table:table-cell>
          <table:table-cell table:style-name="ce14" table:formula="of:=[Evidence.E172]" office:value-type="float" office:value="2000" calcext:value-type="float">
            <text:p>2,000 Kč</text:p>
          </table:table-cell>
          <table:table-cell table:style-name="ce20" table:formula="of:=[Evidence.F172]" office:value-type="currency" office:currency="CZK" office:value="2000" calcext:value-type="currency">
            <text:p>2 000 Kč</text:p>
          </table:table-cell>
          <table:table-cell table:style-name="ce27" table:formula="of:=[Evidence.K172]" office:value-type="float" office:value="0" calcext:value-type="float">
            <text:p>0</text:p>
          </table:table-cell>
          <table:table-cell table:style-name="ce27" table:formula="of:=2014-[Evidence.H172]" office:value-type="float" office:value="2014" calcext:value-type="float">
            <text:p>2,014</text:p>
          </table:table-cell>
          <table:table-cell table:style-name="ce13"/>
          <table:table-cell table:style-name="ce37" table:formula="of:=((100-[.F177])/100)*[.B177]" office:value-type="currency" office:currency="CZK" office:value="2000" calcext:value-type="currency">
            <text:p>2,000.00 Kč </text:p>
          </table:table-cell>
          <table:table-cell table:number-columns-repeated="1017"/>
        </table:table-row>
        <table:table-row table:style-name="ro4">
          <table:table-cell table:formula="of:=IF([Evidence.C173]&lt;&gt;&quot;&quot;;CONCATENATE(&quot;(&quot;;[Evidence.A173];&quot;) - &quot;;[Evidence.C173];&quot; - &quot;;[Evidence.D173];&quot;, [&quot;;[Evidence.L173];&quot;]&quot;);&quot;EMPTY&quot;)" office:value-type="string" office:string-value="(169) - sada na vyrobu syra - , [DSC_7514.jpg]" calcext:value-type="string">
            <text:p>(169) - sada na vyrobu syra - , [DSC_7514.jpg]</text:p>
          </table:table-cell>
          <table:table-cell table:style-name="ce14" table:formula="of:=[Evidence.E173]" office:value-type="float" office:value="1500" calcext:value-type="float">
            <text:p>1,500 Kč</text:p>
          </table:table-cell>
          <table:table-cell table:style-name="ce20" table:formula="of:=[Evidence.F173]" office:value-type="currency" office:currency="CZK" office:value="1500" calcext:value-type="currency">
            <text:p>1 500 Kč</text:p>
          </table:table-cell>
          <table:table-cell table:style-name="ce27" table:formula="of:=[Evidence.K173]" office:value-type="float" office:value="0" calcext:value-type="float">
            <text:p>0</text:p>
          </table:table-cell>
          <table:table-cell table:style-name="ce27" table:formula="of:=2014-[Evidence.H173]" office:value-type="float" office:value="2014" calcext:value-type="float">
            <text:p>2,014</text:p>
          </table:table-cell>
          <table:table-cell table:style-name="ce13"/>
          <table:table-cell table:style-name="ce37" table:formula="of:=((100-[.F178])/100)*[.B178]" office:value-type="currency" office:currency="CZK" office:value="1500" calcext:value-type="currency">
            <text:p>1,500.00 Kč </text:p>
          </table:table-cell>
          <table:table-cell table:number-columns-repeated="1017"/>
        </table:table-row>
        <table:table-row table:style-name="ro4">
          <table:table-cell table:formula="of:=IF([Evidence.C174]&lt;&gt;&quot;&quot;;CONCATENATE(&quot;(&quot;;[Evidence.A174];&quot;) - &quot;;[Evidence.C174];&quot; - &quot;;[Evidence.D174];&quot;, [&quot;;[Evidence.L174];&quot;]&quot;);&quot;EMPTY&quot;)" office:value-type="string" office:string-value="(170) - prouteny kosik  - , [DSC_7514.jpg]" calcext:value-type="string">
            <text:p>(170) - prouteny kosik <text:s/>- , [DSC_7514.jpg]</text:p>
          </table:table-cell>
          <table:table-cell table:style-name="ce14" table:formula="of:=[Evidence.E174]" office:value-type="float" office:value="0" calcext:value-type="float">
            <text:p>0 Kč</text:p>
          </table:table-cell>
          <table:table-cell table:style-name="ce20" table:formula="of:=[Evidence.F174]" office:value-type="currency" office:currency="CZK" office:value="0" calcext:value-type="currency">
            <text:p>0 Kč</text:p>
          </table:table-cell>
          <table:table-cell table:style-name="ce27" table:formula="of:=[Evidence.K174]" office:value-type="float" office:value="0" calcext:value-type="float">
            <text:p>0</text:p>
          </table:table-cell>
          <table:table-cell table:style-name="ce27" table:formula="of:=2014-[Evidence.H174]" office:value-type="float" office:value="2014" calcext:value-type="float">
            <text:p>2,014</text:p>
          </table:table-cell>
          <table:table-cell table:style-name="ce13"/>
          <table:table-cell table:style-name="ce37" table:formula="of:=((100-[.F179])/100)*[.B1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75]&lt;&gt;&quot;&quot;;CONCATENATE(&quot;(&quot;;[Evidence.A175];&quot;) - &quot;;[Evidence.C175];&quot; - &quot;;[Evidence.D175];&quot;, [&quot;;[Evidence.L175];&quot;]&quot;);&quot;EMPTY&quot;)" office:value-type="string" office:string-value="(171) - Sklenicky na vino, brousene - , [DSC_7514.jpg]" calcext:value-type="string">
            <text:p>(171) - Sklenicky na vino, brousene - , [DSC_7514.jpg]</text:p>
          </table:table-cell>
          <table:table-cell table:style-name="ce14" table:formula="of:=[Evidence.E175]" office:value-type="string" office:string-value="POKUD" calcext:value-type="string">
            <text:p>POKUD</text:p>
          </table:table-cell>
          <table:table-cell table:style-name="ce20" table:formula="of:=[Evidence.F175]" office:value-type="string" office:string-value="POKUD" calcext:value-type="string">
            <text:p>POKUD</text:p>
          </table:table-cell>
          <table:table-cell table:style-name="ce27" table:formula="of:=[Evidence.K175]" office:value-type="float" office:value="0" calcext:value-type="float">
            <text:p>0</text:p>
          </table:table-cell>
          <table:table-cell table:style-name="ce27" table:formula="of:=2014-[Evidence.H175]" office:value-type="float" office:value="2014" calcext:value-type="float">
            <text:p>2,014</text:p>
          </table:table-cell>
          <table:table-cell table:style-name="ce13"/>
          <table:table-cell table:style-name="ce37" table:formula="of:=((100-[.F180])/100)*[.B18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4">
          <table:table-cell table:formula="of:=IF([Evidence.C176]&lt;&gt;&quot;&quot;;CONCATENATE(&quot;(&quot;;[Evidence.A176];&quot;) - &quot;;[Evidence.C176];&quot; - &quot;;[Evidence.D176];&quot;, [&quot;;[Evidence.L176];&quot;]&quot;);&quot;EMPTY&quot;)" office:value-type="string" office:string-value="(172) - papir na peceni - , [DSC_7514.jpg]" calcext:value-type="string">
            <text:p>(172) - papir na peceni - , [DSC_7514.jpg]</text:p>
          </table:table-cell>
          <table:table-cell table:style-name="ce14" table:formula="of:=[Evidence.E176]" office:value-type="float" office:value="0" calcext:value-type="float">
            <text:p>0 Kč</text:p>
          </table:table-cell>
          <table:table-cell table:style-name="ce20" table:formula="of:=[Evidence.F176]" office:value-type="currency" office:currency="CZK" office:value="0" calcext:value-type="currency">
            <text:p>0 Kč</text:p>
          </table:table-cell>
          <table:table-cell table:style-name="ce27" table:formula="of:=[Evidence.K176]" office:value-type="float" office:value="0" calcext:value-type="float">
            <text:p>0</text:p>
          </table:table-cell>
          <table:table-cell table:style-name="ce27" table:formula="of:=2014-[Evidence.H176]" office:value-type="float" office:value="2014" calcext:value-type="float">
            <text:p>2,014</text:p>
          </table:table-cell>
          <table:table-cell table:style-name="ce13"/>
          <table:table-cell table:style-name="ce37" table:formula="of:=((100-[.F181])/100)*[.B1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177]&lt;&gt;&quot;&quot;;CONCATENATE(&quot;(&quot;;[Evidence.A177];&quot;) - &quot;;[Evidence.C177];&quot; - &quot;;[Evidence.D177];&quot;, [&quot;;[Evidence.L177];&quot;]&quot;);&quot;EMPTY&quot;)" office:value-type="string" office:string-value="(173) - masinka Brio - Brio, se sirenou, [_APE0757.jpg]" calcext:value-type="string">
            <text:p>(173) - masinka Brio - Brio, se sirenou, [_APE0757.jpg]</text:p>
          </table:table-cell>
          <table:table-cell table:style-name="ce14" table:formula="of:=[Evidence.E177]" office:value-type="float" office:value="0" calcext:value-type="float">
            <text:p>0 Kč</text:p>
          </table:table-cell>
          <table:table-cell table:style-name="ce20" table:formula="of:=[Evidence.F177]" office:value-type="currency" office:currency="CZK" office:value="0" calcext:value-type="currency">
            <text:p>0 Kč</text:p>
          </table:table-cell>
          <table:table-cell table:style-name="ce27" table:formula="of:=[Evidence.K177]" office:value-type="float" office:value="0" calcext:value-type="float">
            <text:p>0</text:p>
          </table:table-cell>
          <table:table-cell table:style-name="ce27" table:formula="of:=2014-[Evidence.H177]" office:value-type="float" office:value="2014" calcext:value-type="float">
            <text:p>2,014</text:p>
          </table:table-cell>
          <table:table-cell table:style-name="ce13"/>
          <table:table-cell table:style-name="ce37" table:formula="of:=((100-[.F182])/100)*[.B1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78]&lt;&gt;&quot;&quot;;CONCATENATE(&quot;(&quot;;[Evidence.A178];&quot;) - &quot;;[Evidence.C178];&quot; - &quot;;[Evidence.D178];&quot;, [&quot;;[Evidence.L178];&quot;]&quot;);&quot;EMPTY&quot;)" office:value-type="string" office:string-value="EMPTY" calcext:value-type="string">
            <text:p>EMPTY</text:p>
          </table:table-cell>
          <table:table-cell table:style-name="ce14" table:formula="of:=[Evidence.E178]" office:value-type="float" office:value="0" calcext:value-type="float">
            <text:p>0 Kč</text:p>
          </table:table-cell>
          <table:table-cell table:style-name="ce20" table:formula="of:=[Evidence.F178]" office:value-type="currency" office:currency="CZK" office:value="0" calcext:value-type="currency">
            <text:p>0 Kč</text:p>
          </table:table-cell>
          <table:table-cell table:style-name="ce27" table:formula="of:=[Evidence.K178]" office:value-type="float" office:value="0" calcext:value-type="float">
            <text:p>0</text:p>
          </table:table-cell>
          <table:table-cell table:style-name="ce27" table:formula="of:=2014-[Evidence.H178]" office:value-type="float" office:value="2014" calcext:value-type="float">
            <text:p>2,014</text:p>
          </table:table-cell>
          <table:table-cell table:style-name="ce13"/>
          <table:table-cell table:style-name="ce37" table:formula="of:=((100-[.F183])/100)*[.B1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79]&lt;&gt;&quot;&quot;;CONCATENATE(&quot;(&quot;;[Evidence.A179];&quot;) - &quot;;[Evidence.C179];&quot; - &quot;;[Evidence.D179];&quot;, [&quot;;[Evidence.L179];&quot;]&quot;);&quot;EMPTY&quot;)" office:value-type="string" office:string-value="EMPTY" calcext:value-type="string">
            <text:p>EMPTY</text:p>
          </table:table-cell>
          <table:table-cell table:style-name="ce14" table:formula="of:=[Evidence.E179]" office:value-type="float" office:value="0" calcext:value-type="float">
            <text:p>0 Kč</text:p>
          </table:table-cell>
          <table:table-cell table:style-name="ce20" table:formula="of:=[Evidence.F179]" office:value-type="currency" office:currency="CZK" office:value="0" calcext:value-type="currency">
            <text:p>0 Kč</text:p>
          </table:table-cell>
          <table:table-cell table:style-name="ce27" table:formula="of:=[Evidence.K179]" office:value-type="float" office:value="0" calcext:value-type="float">
            <text:p>0</text:p>
          </table:table-cell>
          <table:table-cell table:style-name="ce27" table:formula="of:=2014-[Evidence.H179]" office:value-type="float" office:value="2014" calcext:value-type="float">
            <text:p>2,014</text:p>
          </table:table-cell>
          <table:table-cell table:style-name="ce13"/>
          <table:table-cell table:style-name="ce37" table:formula="of:=((100-[.F184])/100)*[.B1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80]&lt;&gt;&quot;&quot;;CONCATENATE(&quot;(&quot;;[Evidence.A180];&quot;) - &quot;;[Evidence.C180];&quot; - &quot;;[Evidence.D180];&quot;, [&quot;;[Evidence.L180];&quot;]&quot;);&quot;EMPTY&quot;)" office:value-type="string" office:string-value="EMPTY" calcext:value-type="string">
            <text:p>EMPTY</text:p>
          </table:table-cell>
          <table:table-cell table:style-name="ce14" table:formula="of:=[Evidence.E180]" office:value-type="float" office:value="0" calcext:value-type="float">
            <text:p>0 Kč</text:p>
          </table:table-cell>
          <table:table-cell table:style-name="ce20" table:formula="of:=[Evidence.F180]" office:value-type="currency" office:currency="CZK" office:value="0" calcext:value-type="currency">
            <text:p>0 Kč</text:p>
          </table:table-cell>
          <table:table-cell table:style-name="ce27" table:formula="of:=[Evidence.K180]" office:value-type="float" office:value="0" calcext:value-type="float">
            <text:p>0</text:p>
          </table:table-cell>
          <table:table-cell table:style-name="ce27" table:formula="of:=2014-[Evidence.H180]" office:value-type="float" office:value="2014" calcext:value-type="float">
            <text:p>2,014</text:p>
          </table:table-cell>
          <table:table-cell table:style-name="ce13"/>
          <table:table-cell table:style-name="ce37" table:formula="of:=((100-[.F185])/100)*[.B1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81]&lt;&gt;&quot;&quot;;CONCATENATE(&quot;(&quot;;[Evidence.A181];&quot;) - &quot;;[Evidence.C181];&quot; - &quot;;[Evidence.D181];&quot;, [&quot;;[Evidence.L181];&quot;]&quot;);&quot;EMPTY&quot;)" office:value-type="string" office:string-value="EMPTY" calcext:value-type="string">
            <text:p>EMPTY</text:p>
          </table:table-cell>
          <table:table-cell table:style-name="ce14" table:formula="of:=[Evidence.E181]" office:value-type="float" office:value="0" calcext:value-type="float">
            <text:p>0 Kč</text:p>
          </table:table-cell>
          <table:table-cell table:style-name="ce20" table:formula="of:=[Evidence.F181]" office:value-type="currency" office:currency="CZK" office:value="0" calcext:value-type="currency">
            <text:p>0 Kč</text:p>
          </table:table-cell>
          <table:table-cell table:style-name="ce27" table:formula="of:=[Evidence.K181]" office:value-type="float" office:value="0" calcext:value-type="float">
            <text:p>0</text:p>
          </table:table-cell>
          <table:table-cell table:style-name="ce27" table:formula="of:=2014-[Evidence.H181]" office:value-type="float" office:value="2014" calcext:value-type="float">
            <text:p>2,014</text:p>
          </table:table-cell>
          <table:table-cell table:style-name="ce13"/>
          <table:table-cell table:style-name="ce37" table:formula="of:=((100-[.F186])/100)*[.B1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82]&lt;&gt;&quot;&quot;;CONCATENATE(&quot;(&quot;;[Evidence.A182];&quot;) - &quot;;[Evidence.C182];&quot; - &quot;;[Evidence.D182];&quot;, [&quot;;[Evidence.L182];&quot;]&quot;);&quot;EMPTY&quot;)" office:value-type="string" office:string-value="EMPTY" calcext:value-type="string">
            <text:p>EMPTY</text:p>
          </table:table-cell>
          <table:table-cell table:style-name="ce14" table:formula="of:=[Evidence.E182]" office:value-type="float" office:value="0" calcext:value-type="float">
            <text:p>0 Kč</text:p>
          </table:table-cell>
          <table:table-cell table:style-name="ce20" table:formula="of:=[Evidence.F182]" office:value-type="currency" office:currency="CZK" office:value="0" calcext:value-type="currency">
            <text:p>0 Kč</text:p>
          </table:table-cell>
          <table:table-cell table:style-name="ce27" table:formula="of:=[Evidence.K182]" office:value-type="float" office:value="0" calcext:value-type="float">
            <text:p>0</text:p>
          </table:table-cell>
          <table:table-cell table:style-name="ce27" table:formula="of:=2014-[Evidence.H182]" office:value-type="float" office:value="2014" calcext:value-type="float">
            <text:p>2,014</text:p>
          </table:table-cell>
          <table:table-cell table:style-name="ce13"/>
          <table:table-cell table:style-name="ce37" table:formula="of:=((100-[.F187])/100)*[.B1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83]&lt;&gt;&quot;&quot;;CONCATENATE(&quot;(&quot;;[Evidence.A183];&quot;) - &quot;;[Evidence.C183];&quot; - &quot;;[Evidence.D183];&quot;, [&quot;;[Evidence.L183];&quot;]&quot;);&quot;EMPTY&quot;)" office:value-type="string" office:string-value="EMPTY" calcext:value-type="string">
            <text:p>EMPTY</text:p>
          </table:table-cell>
          <table:table-cell table:style-name="ce14" table:formula="of:=[Evidence.E183]" office:value-type="float" office:value="0" calcext:value-type="float">
            <text:p>0 Kč</text:p>
          </table:table-cell>
          <table:table-cell table:style-name="ce20" table:formula="of:=[Evidence.F183]" office:value-type="currency" office:currency="CZK" office:value="0" calcext:value-type="currency">
            <text:p>0 Kč</text:p>
          </table:table-cell>
          <table:table-cell table:style-name="ce27" table:formula="of:=[Evidence.K183]" office:value-type="float" office:value="0" calcext:value-type="float">
            <text:p>0</text:p>
          </table:table-cell>
          <table:table-cell table:style-name="ce27" table:formula="of:=2014-[Evidence.H183]" office:value-type="float" office:value="2014" calcext:value-type="float">
            <text:p>2,014</text:p>
          </table:table-cell>
          <table:table-cell table:style-name="ce13"/>
          <table:table-cell table:style-name="ce37" table:formula="of:=((100-[.F188])/100)*[.B1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84]&lt;&gt;&quot;&quot;;CONCATENATE(&quot;(&quot;;[Evidence.A184];&quot;) - &quot;;[Evidence.C184];&quot; - &quot;;[Evidence.D184];&quot;, [&quot;;[Evidence.L184];&quot;]&quot;);&quot;EMPTY&quot;)" office:value-type="string" office:string-value="EMPTY" calcext:value-type="string">
            <text:p>EMPTY</text:p>
          </table:table-cell>
          <table:table-cell table:style-name="ce14" table:formula="of:=[Evidence.E184]" office:value-type="float" office:value="0" calcext:value-type="float">
            <text:p>0 Kč</text:p>
          </table:table-cell>
          <table:table-cell table:style-name="ce20" table:formula="of:=[Evidence.F184]" office:value-type="currency" office:currency="CZK" office:value="0" calcext:value-type="currency">
            <text:p>0 Kč</text:p>
          </table:table-cell>
          <table:table-cell table:style-name="ce27" table:formula="of:=[Evidence.K184]" office:value-type="float" office:value="0" calcext:value-type="float">
            <text:p>0</text:p>
          </table:table-cell>
          <table:table-cell table:style-name="ce27" table:formula="of:=2014-[Evidence.H184]" office:value-type="float" office:value="2014" calcext:value-type="float">
            <text:p>2,014</text:p>
          </table:table-cell>
          <table:table-cell table:style-name="ce13"/>
          <table:table-cell table:style-name="ce37" table:formula="of:=((100-[.F189])/100)*[.B1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85]&lt;&gt;&quot;&quot;;CONCATENATE(&quot;(&quot;;[Evidence.A185];&quot;) - &quot;;[Evidence.C185];&quot; - &quot;;[Evidence.D185];&quot;, [&quot;;[Evidence.L185];&quot;]&quot;);&quot;EMPTY&quot;)" office:value-type="string" office:string-value="EMPTY" calcext:value-type="string">
            <text:p>EMPTY</text:p>
          </table:table-cell>
          <table:table-cell table:style-name="ce14" table:formula="of:=[Evidence.E185]" office:value-type="float" office:value="0" calcext:value-type="float">
            <text:p>0 Kč</text:p>
          </table:table-cell>
          <table:table-cell table:style-name="ce20" table:formula="of:=[Evidence.F185]" office:value-type="currency" office:currency="CZK" office:value="0" calcext:value-type="currency">
            <text:p>0 Kč</text:p>
          </table:table-cell>
          <table:table-cell table:style-name="ce27" table:formula="of:=[Evidence.K185]" office:value-type="float" office:value="0" calcext:value-type="float">
            <text:p>0</text:p>
          </table:table-cell>
          <table:table-cell table:style-name="ce27" table:formula="of:=2014-[Evidence.H185]" office:value-type="float" office:value="2014" calcext:value-type="float">
            <text:p>2,014</text:p>
          </table:table-cell>
          <table:table-cell table:style-name="ce13"/>
          <table:table-cell table:style-name="ce37" table:formula="of:=((100-[.F190])/100)*[.B1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86]&lt;&gt;&quot;&quot;;CONCATENATE(&quot;(&quot;;[Evidence.A186];&quot;) - &quot;;[Evidence.C186];&quot; - &quot;;[Evidence.D186];&quot;, [&quot;;[Evidence.L186];&quot;]&quot;);&quot;EMPTY&quot;)" office:value-type="string" office:string-value="EMPTY" calcext:value-type="string">
            <text:p>EMPTY</text:p>
          </table:table-cell>
          <table:table-cell table:style-name="ce14" table:formula="of:=[Evidence.E186]" office:value-type="float" office:value="0" calcext:value-type="float">
            <text:p>0 Kč</text:p>
          </table:table-cell>
          <table:table-cell table:style-name="ce20" table:formula="of:=[Evidence.F186]" office:value-type="currency" office:currency="CZK" office:value="0" calcext:value-type="currency">
            <text:p>0 Kč</text:p>
          </table:table-cell>
          <table:table-cell table:style-name="ce27" table:formula="of:=[Evidence.K186]" office:value-type="float" office:value="0" calcext:value-type="float">
            <text:p>0</text:p>
          </table:table-cell>
          <table:table-cell table:style-name="ce27" table:formula="of:=2014-[Evidence.H186]" office:value-type="float" office:value="2014" calcext:value-type="float">
            <text:p>2,014</text:p>
          </table:table-cell>
          <table:table-cell table:style-name="ce13"/>
          <table:table-cell table:style-name="ce37" table:formula="of:=((100-[.F191])/100)*[.B1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87]&lt;&gt;&quot;&quot;;CONCATENATE(&quot;(&quot;;[Evidence.A187];&quot;) - &quot;;[Evidence.C187];&quot; - &quot;;[Evidence.D187];&quot;, [&quot;;[Evidence.L187];&quot;]&quot;);&quot;EMPTY&quot;)" office:value-type="string" office:string-value="EMPTY" calcext:value-type="string">
            <text:p>EMPTY</text:p>
          </table:table-cell>
          <table:table-cell table:style-name="ce14" table:formula="of:=[Evidence.E187]" office:value-type="float" office:value="0" calcext:value-type="float">
            <text:p>0 Kč</text:p>
          </table:table-cell>
          <table:table-cell table:style-name="ce20" table:formula="of:=[Evidence.F187]" office:value-type="currency" office:currency="CZK" office:value="0" calcext:value-type="currency">
            <text:p>0 Kč</text:p>
          </table:table-cell>
          <table:table-cell table:style-name="ce27" table:formula="of:=[Evidence.K187]" office:value-type="float" office:value="0" calcext:value-type="float">
            <text:p>0</text:p>
          </table:table-cell>
          <table:table-cell table:style-name="ce27" table:formula="of:=2014-[Evidence.H187]" office:value-type="float" office:value="2014" calcext:value-type="float">
            <text:p>2,014</text:p>
          </table:table-cell>
          <table:table-cell table:style-name="ce13"/>
          <table:table-cell table:style-name="ce37" table:formula="of:=((100-[.F192])/100)*[.B1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88]&lt;&gt;&quot;&quot;;CONCATENATE(&quot;(&quot;;[Evidence.A188];&quot;) - &quot;;[Evidence.C188];&quot; - &quot;;[Evidence.D188];&quot;, [&quot;;[Evidence.L188];&quot;]&quot;);&quot;EMPTY&quot;)" office:value-type="string" office:string-value="EMPTY" calcext:value-type="string">
            <text:p>EMPTY</text:p>
          </table:table-cell>
          <table:table-cell table:style-name="ce14" table:formula="of:=[Evidence.E188]" office:value-type="float" office:value="0" calcext:value-type="float">
            <text:p>0 Kč</text:p>
          </table:table-cell>
          <table:table-cell table:style-name="ce20" table:formula="of:=[Evidence.F188]" office:value-type="currency" office:currency="CZK" office:value="0" calcext:value-type="currency">
            <text:p>0 Kč</text:p>
          </table:table-cell>
          <table:table-cell table:style-name="ce27" table:formula="of:=[Evidence.K188]" office:value-type="float" office:value="0" calcext:value-type="float">
            <text:p>0</text:p>
          </table:table-cell>
          <table:table-cell table:style-name="ce27" table:formula="of:=2014-[Evidence.H188]" office:value-type="float" office:value="2014" calcext:value-type="float">
            <text:p>2,014</text:p>
          </table:table-cell>
          <table:table-cell table:style-name="ce13"/>
          <table:table-cell table:style-name="ce37" table:formula="of:=((100-[.F193])/100)*[.B1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89]&lt;&gt;&quot;&quot;;CONCATENATE(&quot;(&quot;;[Evidence.A189];&quot;) - &quot;;[Evidence.C189];&quot; - &quot;;[Evidence.D189];&quot;, [&quot;;[Evidence.L189];&quot;]&quot;);&quot;EMPTY&quot;)" office:value-type="string" office:string-value="EMPTY" calcext:value-type="string">
            <text:p>EMPTY</text:p>
          </table:table-cell>
          <table:table-cell table:style-name="ce14" table:formula="of:=[Evidence.E189]" office:value-type="float" office:value="0" calcext:value-type="float">
            <text:p>0 Kč</text:p>
          </table:table-cell>
          <table:table-cell table:style-name="ce20" table:formula="of:=[Evidence.F189]" office:value-type="currency" office:currency="CZK" office:value="0" calcext:value-type="currency">
            <text:p>0 Kč</text:p>
          </table:table-cell>
          <table:table-cell table:style-name="ce27" table:formula="of:=[Evidence.K189]" office:value-type="float" office:value="0" calcext:value-type="float">
            <text:p>0</text:p>
          </table:table-cell>
          <table:table-cell table:style-name="ce27" table:formula="of:=2014-[Evidence.H189]" office:value-type="float" office:value="2014" calcext:value-type="float">
            <text:p>2,014</text:p>
          </table:table-cell>
          <table:table-cell table:style-name="ce13"/>
          <table:table-cell table:style-name="ce37" table:formula="of:=((100-[.F194])/100)*[.B1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90]&lt;&gt;&quot;&quot;;CONCATENATE(&quot;(&quot;;[Evidence.A190];&quot;) - &quot;;[Evidence.C190];&quot; - &quot;;[Evidence.D190];&quot;, [&quot;;[Evidence.L190];&quot;]&quot;);&quot;EMPTY&quot;)" office:value-type="string" office:string-value="EMPTY" calcext:value-type="string">
            <text:p>EMPTY</text:p>
          </table:table-cell>
          <table:table-cell table:style-name="ce14" table:formula="of:=[Evidence.E190]" office:value-type="float" office:value="0" calcext:value-type="float">
            <text:p>0 Kč</text:p>
          </table:table-cell>
          <table:table-cell table:style-name="ce20" table:formula="of:=[Evidence.F190]" office:value-type="currency" office:currency="CZK" office:value="0" calcext:value-type="currency">
            <text:p>0 Kč</text:p>
          </table:table-cell>
          <table:table-cell table:style-name="ce27" table:formula="of:=[Evidence.K190]" office:value-type="float" office:value="0" calcext:value-type="float">
            <text:p>0</text:p>
          </table:table-cell>
          <table:table-cell table:style-name="ce27" table:formula="of:=2014-[Evidence.H190]" office:value-type="float" office:value="2014" calcext:value-type="float">
            <text:p>2,014</text:p>
          </table:table-cell>
          <table:table-cell table:style-name="ce13"/>
          <table:table-cell table:style-name="ce37" table:formula="of:=((100-[.F195])/100)*[.B1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91]&lt;&gt;&quot;&quot;;CONCATENATE(&quot;(&quot;;[Evidence.A191];&quot;) - &quot;;[Evidence.C191];&quot; - &quot;;[Evidence.D191];&quot;, [&quot;;[Evidence.L191];&quot;]&quot;);&quot;EMPTY&quot;)" office:value-type="string" office:string-value="EMPTY" calcext:value-type="string">
            <text:p>EMPTY</text:p>
          </table:table-cell>
          <table:table-cell table:style-name="ce14" table:formula="of:=[Evidence.E191]" office:value-type="float" office:value="0" calcext:value-type="float">
            <text:p>0 Kč</text:p>
          </table:table-cell>
          <table:table-cell table:style-name="ce20" table:formula="of:=[Evidence.F191]" office:value-type="currency" office:currency="CZK" office:value="0" calcext:value-type="currency">
            <text:p>0 Kč</text:p>
          </table:table-cell>
          <table:table-cell table:style-name="ce27" table:formula="of:=[Evidence.K191]" office:value-type="float" office:value="0" calcext:value-type="float">
            <text:p>0</text:p>
          </table:table-cell>
          <table:table-cell table:style-name="ce27" table:formula="of:=2014-[Evidence.H191]" office:value-type="float" office:value="2014" calcext:value-type="float">
            <text:p>2,014</text:p>
          </table:table-cell>
          <table:table-cell table:style-name="ce13"/>
          <table:table-cell table:style-name="ce37" table:formula="of:=((100-[.F196])/100)*[.B1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92]&lt;&gt;&quot;&quot;;CONCATENATE(&quot;(&quot;;[Evidence.A192];&quot;) - &quot;;[Evidence.C192];&quot; - &quot;;[Evidence.D192];&quot;, [&quot;;[Evidence.L192];&quot;]&quot;);&quot;EMPTY&quot;)" office:value-type="string" office:string-value="EMPTY" calcext:value-type="string">
            <text:p>EMPTY</text:p>
          </table:table-cell>
          <table:table-cell table:style-name="ce14" table:formula="of:=[Evidence.E192]" office:value-type="float" office:value="0" calcext:value-type="float">
            <text:p>0 Kč</text:p>
          </table:table-cell>
          <table:table-cell table:style-name="ce20" table:formula="of:=[Evidence.F192]" office:value-type="currency" office:currency="CZK" office:value="0" calcext:value-type="currency">
            <text:p>0 Kč</text:p>
          </table:table-cell>
          <table:table-cell table:style-name="ce27" table:formula="of:=[Evidence.K192]" office:value-type="float" office:value="0" calcext:value-type="float">
            <text:p>0</text:p>
          </table:table-cell>
          <table:table-cell table:style-name="ce27" table:formula="of:=2014-[Evidence.H192]" office:value-type="float" office:value="2014" calcext:value-type="float">
            <text:p>2,014</text:p>
          </table:table-cell>
          <table:table-cell table:style-name="ce13"/>
          <table:table-cell table:style-name="ce37" table:formula="of:=((100-[.F197])/100)*[.B1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93]&lt;&gt;&quot;&quot;;CONCATENATE(&quot;(&quot;;[Evidence.A193];&quot;) - &quot;;[Evidence.C193];&quot; - &quot;;[Evidence.D193];&quot;, [&quot;;[Evidence.L193];&quot;]&quot;);&quot;EMPTY&quot;)" office:value-type="string" office:string-value="EMPTY" calcext:value-type="string">
            <text:p>EMPTY</text:p>
          </table:table-cell>
          <table:table-cell table:style-name="ce14" table:formula="of:=[Evidence.E193]" office:value-type="float" office:value="0" calcext:value-type="float">
            <text:p>0 Kč</text:p>
          </table:table-cell>
          <table:table-cell table:style-name="ce20" table:formula="of:=[Evidence.F193]" office:value-type="currency" office:currency="CZK" office:value="0" calcext:value-type="currency">
            <text:p>0 Kč</text:p>
          </table:table-cell>
          <table:table-cell table:style-name="ce27" table:formula="of:=[Evidence.K193]" office:value-type="float" office:value="0" calcext:value-type="float">
            <text:p>0</text:p>
          </table:table-cell>
          <table:table-cell table:style-name="ce27" table:formula="of:=2014-[Evidence.H193]" office:value-type="float" office:value="2014" calcext:value-type="float">
            <text:p>2,014</text:p>
          </table:table-cell>
          <table:table-cell table:style-name="ce13"/>
          <table:table-cell table:style-name="ce37" table:formula="of:=((100-[.F198])/100)*[.B1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94]&lt;&gt;&quot;&quot;;CONCATENATE(&quot;(&quot;;[Evidence.A194];&quot;) - &quot;;[Evidence.C194];&quot; - &quot;;[Evidence.D194];&quot;, [&quot;;[Evidence.L194];&quot;]&quot;);&quot;EMPTY&quot;)" office:value-type="string" office:string-value="EMPTY" calcext:value-type="string">
            <text:p>EMPTY</text:p>
          </table:table-cell>
          <table:table-cell table:style-name="ce14" table:formula="of:=[Evidence.E194]" office:value-type="float" office:value="0" calcext:value-type="float">
            <text:p>0 Kč</text:p>
          </table:table-cell>
          <table:table-cell table:style-name="ce20" table:formula="of:=[Evidence.F194]" office:value-type="currency" office:currency="CZK" office:value="0" calcext:value-type="currency">
            <text:p>0 Kč</text:p>
          </table:table-cell>
          <table:table-cell table:style-name="ce27" table:formula="of:=[Evidence.K194]" office:value-type="float" office:value="0" calcext:value-type="float">
            <text:p>0</text:p>
          </table:table-cell>
          <table:table-cell table:style-name="ce27" table:formula="of:=2014-[Evidence.H194]" office:value-type="float" office:value="2014" calcext:value-type="float">
            <text:p>2,014</text:p>
          </table:table-cell>
          <table:table-cell table:style-name="ce13"/>
          <table:table-cell table:style-name="ce37" table:formula="of:=((100-[.F199])/100)*[.B1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95]&lt;&gt;&quot;&quot;;CONCATENATE(&quot;(&quot;;[Evidence.A195];&quot;) - &quot;;[Evidence.C195];&quot; - &quot;;[Evidence.D195];&quot;, [&quot;;[Evidence.L195];&quot;]&quot;);&quot;EMPTY&quot;)" office:value-type="string" office:string-value="EMPTY" calcext:value-type="string">
            <text:p>EMPTY</text:p>
          </table:table-cell>
          <table:table-cell table:style-name="ce14" table:formula="of:=[Evidence.E195]" office:value-type="float" office:value="0" calcext:value-type="float">
            <text:p>0 Kč</text:p>
          </table:table-cell>
          <table:table-cell table:style-name="ce20" table:formula="of:=[Evidence.F195]" office:value-type="currency" office:currency="CZK" office:value="0" calcext:value-type="currency">
            <text:p>0 Kč</text:p>
          </table:table-cell>
          <table:table-cell table:style-name="ce27" table:formula="of:=[Evidence.K195]" office:value-type="float" office:value="0" calcext:value-type="float">
            <text:p>0</text:p>
          </table:table-cell>
          <table:table-cell table:style-name="ce27" table:formula="of:=2014-[Evidence.H195]" office:value-type="float" office:value="2014" calcext:value-type="float">
            <text:p>2,014</text:p>
          </table:table-cell>
          <table:table-cell table:style-name="ce13"/>
          <table:table-cell table:style-name="ce37" table:formula="of:=((100-[.F200])/100)*[.B2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96]&lt;&gt;&quot;&quot;;CONCATENATE(&quot;(&quot;;[Evidence.A196];&quot;) - &quot;;[Evidence.C196];&quot; - &quot;;[Evidence.D196];&quot;, [&quot;;[Evidence.L196];&quot;]&quot;);&quot;EMPTY&quot;)" office:value-type="string" office:string-value="EMPTY" calcext:value-type="string">
            <text:p>EMPTY</text:p>
          </table:table-cell>
          <table:table-cell table:style-name="ce14" table:formula="of:=[Evidence.E196]" office:value-type="float" office:value="0" calcext:value-type="float">
            <text:p>0 Kč</text:p>
          </table:table-cell>
          <table:table-cell table:style-name="ce20" table:formula="of:=[Evidence.F196]" office:value-type="currency" office:currency="CZK" office:value="0" calcext:value-type="currency">
            <text:p>0 Kč</text:p>
          </table:table-cell>
          <table:table-cell table:style-name="ce27" table:formula="of:=[Evidence.K196]" office:value-type="float" office:value="0" calcext:value-type="float">
            <text:p>0</text:p>
          </table:table-cell>
          <table:table-cell table:style-name="ce27" table:formula="of:=2014-[Evidence.H196]" office:value-type="float" office:value="2014" calcext:value-type="float">
            <text:p>2,014</text:p>
          </table:table-cell>
          <table:table-cell table:style-name="ce13"/>
          <table:table-cell table:style-name="ce37" table:formula="of:=((100-[.F201])/100)*[.B2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97]&lt;&gt;&quot;&quot;;CONCATENATE(&quot;(&quot;;[Evidence.A197];&quot;) - &quot;;[Evidence.C197];&quot; - &quot;;[Evidence.D197];&quot;, [&quot;;[Evidence.L197];&quot;]&quot;);&quot;EMPTY&quot;)" office:value-type="string" office:string-value="EMPTY" calcext:value-type="string">
            <text:p>EMPTY</text:p>
          </table:table-cell>
          <table:table-cell table:style-name="ce14" table:formula="of:=[Evidence.E197]" office:value-type="float" office:value="0" calcext:value-type="float">
            <text:p>0 Kč</text:p>
          </table:table-cell>
          <table:table-cell table:style-name="ce20" table:formula="of:=[Evidence.F197]" office:value-type="currency" office:currency="CZK" office:value="0" calcext:value-type="currency">
            <text:p>0 Kč</text:p>
          </table:table-cell>
          <table:table-cell table:style-name="ce27" table:formula="of:=[Evidence.K197]" office:value-type="float" office:value="0" calcext:value-type="float">
            <text:p>0</text:p>
          </table:table-cell>
          <table:table-cell table:style-name="ce27" table:formula="of:=2014-[Evidence.H197]" office:value-type="float" office:value="2014" calcext:value-type="float">
            <text:p>2,014</text:p>
          </table:table-cell>
          <table:table-cell table:style-name="ce13"/>
          <table:table-cell table:style-name="ce37" table:formula="of:=((100-[.F202])/100)*[.B2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98]&lt;&gt;&quot;&quot;;CONCATENATE(&quot;(&quot;;[Evidence.A198];&quot;) - &quot;;[Evidence.C198];&quot; - &quot;;[Evidence.D198];&quot;, [&quot;;[Evidence.L198];&quot;]&quot;);&quot;EMPTY&quot;)" office:value-type="string" office:string-value="EMPTY" calcext:value-type="string">
            <text:p>EMPTY</text:p>
          </table:table-cell>
          <table:table-cell table:style-name="ce14" table:formula="of:=[Evidence.E198]" office:value-type="float" office:value="0" calcext:value-type="float">
            <text:p>0 Kč</text:p>
          </table:table-cell>
          <table:table-cell table:style-name="ce20" table:formula="of:=[Evidence.F198]" office:value-type="currency" office:currency="CZK" office:value="0" calcext:value-type="currency">
            <text:p>0 Kč</text:p>
          </table:table-cell>
          <table:table-cell table:style-name="ce27" table:formula="of:=[Evidence.K198]" office:value-type="float" office:value="0" calcext:value-type="float">
            <text:p>0</text:p>
          </table:table-cell>
          <table:table-cell table:style-name="ce27" table:formula="of:=2014-[Evidence.H198]" office:value-type="float" office:value="2014" calcext:value-type="float">
            <text:p>2,014</text:p>
          </table:table-cell>
          <table:table-cell table:style-name="ce13"/>
          <table:table-cell table:style-name="ce37" table:formula="of:=((100-[.F203])/100)*[.B2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199]&lt;&gt;&quot;&quot;;CONCATENATE(&quot;(&quot;;[Evidence.A199];&quot;) - &quot;;[Evidence.C199];&quot; - &quot;;[Evidence.D199];&quot;, [&quot;;[Evidence.L199];&quot;]&quot;);&quot;EMPTY&quot;)" office:value-type="string" office:string-value="EMPTY" calcext:value-type="string">
            <text:p>EMPTY</text:p>
          </table:table-cell>
          <table:table-cell table:style-name="ce14" table:formula="of:=[Evidence.E199]" office:value-type="float" office:value="0" calcext:value-type="float">
            <text:p>0 Kč</text:p>
          </table:table-cell>
          <table:table-cell table:style-name="ce20" table:formula="of:=[Evidence.F199]" office:value-type="currency" office:currency="CZK" office:value="0" calcext:value-type="currency">
            <text:p>0 Kč</text:p>
          </table:table-cell>
          <table:table-cell table:style-name="ce27" table:formula="of:=[Evidence.K199]" office:value-type="float" office:value="0" calcext:value-type="float">
            <text:p>0</text:p>
          </table:table-cell>
          <table:table-cell table:style-name="ce27" table:formula="of:=2014-[Evidence.H199]" office:value-type="float" office:value="2014" calcext:value-type="float">
            <text:p>2,014</text:p>
          </table:table-cell>
          <table:table-cell table:style-name="ce13"/>
          <table:table-cell table:style-name="ce37" table:formula="of:=((100-[.F204])/100)*[.B2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00]&lt;&gt;&quot;&quot;;CONCATENATE(&quot;(&quot;;[Evidence.A200];&quot;) - &quot;;[Evidence.C200];&quot; - &quot;;[Evidence.D200];&quot;, [&quot;;[Evidence.L200];&quot;]&quot;);&quot;EMPTY&quot;)" office:value-type="string" office:string-value="EMPTY" calcext:value-type="string">
            <text:p>EMPTY</text:p>
          </table:table-cell>
          <table:table-cell table:style-name="ce14" table:formula="of:=[Evidence.E200]" office:value-type="float" office:value="0" calcext:value-type="float">
            <text:p>0 Kč</text:p>
          </table:table-cell>
          <table:table-cell table:style-name="ce20" table:formula="of:=[Evidence.F200]" office:value-type="currency" office:currency="CZK" office:value="0" calcext:value-type="currency">
            <text:p>0 Kč</text:p>
          </table:table-cell>
          <table:table-cell table:style-name="ce27" table:formula="of:=[Evidence.K200]" office:value-type="float" office:value="0" calcext:value-type="float">
            <text:p>0</text:p>
          </table:table-cell>
          <table:table-cell table:style-name="ce27" table:formula="of:=2014-[Evidence.H200]" office:value-type="float" office:value="2014" calcext:value-type="float">
            <text:p>2,014</text:p>
          </table:table-cell>
          <table:table-cell table:style-name="ce13"/>
          <table:table-cell table:style-name="ce37" table:formula="of:=((100-[.F205])/100)*[.B2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01]&lt;&gt;&quot;&quot;;CONCATENATE(&quot;(&quot;;[Evidence.A201];&quot;) - &quot;;[Evidence.C201];&quot; - &quot;;[Evidence.D201];&quot;, [&quot;;[Evidence.L201];&quot;]&quot;);&quot;EMPTY&quot;)" office:value-type="string" office:string-value="EMPTY" calcext:value-type="string">
            <text:p>EMPTY</text:p>
          </table:table-cell>
          <table:table-cell table:style-name="ce14" table:formula="of:=[Evidence.E201]" office:value-type="float" office:value="0" calcext:value-type="float">
            <text:p>0 Kč</text:p>
          </table:table-cell>
          <table:table-cell table:style-name="ce20" table:formula="of:=[Evidence.F201]" office:value-type="currency" office:currency="CZK" office:value="0" calcext:value-type="currency">
            <text:p>0 Kč</text:p>
          </table:table-cell>
          <table:table-cell table:style-name="ce27" table:formula="of:=[Evidence.K201]" office:value-type="float" office:value="0" calcext:value-type="float">
            <text:p>0</text:p>
          </table:table-cell>
          <table:table-cell table:style-name="ce27" table:formula="of:=2014-[Evidence.H201]" office:value-type="float" office:value="2014" calcext:value-type="float">
            <text:p>2,014</text:p>
          </table:table-cell>
          <table:table-cell table:style-name="ce13"/>
          <table:table-cell table:style-name="ce37" table:formula="of:=((100-[.F206])/100)*[.B2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02]&lt;&gt;&quot;&quot;;CONCATENATE(&quot;(&quot;;[Evidence.A202];&quot;) - &quot;;[Evidence.C202];&quot; - &quot;;[Evidence.D202];&quot;, [&quot;;[Evidence.L202];&quot;]&quot;);&quot;EMPTY&quot;)" office:value-type="string" office:string-value="EMPTY" calcext:value-type="string">
            <text:p>EMPTY</text:p>
          </table:table-cell>
          <table:table-cell table:style-name="ce14" table:formula="of:=[Evidence.E202]" office:value-type="float" office:value="0" calcext:value-type="float">
            <text:p>0 Kč</text:p>
          </table:table-cell>
          <table:table-cell table:style-name="ce20" table:formula="of:=[Evidence.F202]" office:value-type="currency" office:currency="CZK" office:value="0" calcext:value-type="currency">
            <text:p>0 Kč</text:p>
          </table:table-cell>
          <table:table-cell table:style-name="ce27" table:formula="of:=[Evidence.K202]" office:value-type="float" office:value="0" calcext:value-type="float">
            <text:p>0</text:p>
          </table:table-cell>
          <table:table-cell table:style-name="ce27" table:formula="of:=2014-[Evidence.H202]" office:value-type="float" office:value="2014" calcext:value-type="float">
            <text:p>2,014</text:p>
          </table:table-cell>
          <table:table-cell table:style-name="ce13"/>
          <table:table-cell table:style-name="ce37" table:formula="of:=((100-[.F207])/100)*[.B2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03]&lt;&gt;&quot;&quot;;CONCATENATE(&quot;(&quot;;[Evidence.A203];&quot;) - &quot;;[Evidence.C203];&quot; - &quot;;[Evidence.D203];&quot;, [&quot;;[Evidence.L203];&quot;]&quot;);&quot;EMPTY&quot;)" office:value-type="string" office:string-value="EMPTY" calcext:value-type="string">
            <text:p>EMPTY</text:p>
          </table:table-cell>
          <table:table-cell table:style-name="ce14" table:formula="of:=[Evidence.E203]" office:value-type="float" office:value="0" calcext:value-type="float">
            <text:p>0 Kč</text:p>
          </table:table-cell>
          <table:table-cell table:style-name="ce20" table:formula="of:=[Evidence.F203]" office:value-type="currency" office:currency="CZK" office:value="0" calcext:value-type="currency">
            <text:p>0 Kč</text:p>
          </table:table-cell>
          <table:table-cell table:style-name="ce27" table:formula="of:=[Evidence.K203]" office:value-type="float" office:value="0" calcext:value-type="float">
            <text:p>0</text:p>
          </table:table-cell>
          <table:table-cell table:style-name="ce27" table:formula="of:=2014-[Evidence.H203]" office:value-type="float" office:value="2014" calcext:value-type="float">
            <text:p>2,014</text:p>
          </table:table-cell>
          <table:table-cell table:style-name="ce13"/>
          <table:table-cell table:style-name="ce37" table:formula="of:=((100-[.F208])/100)*[.B2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04]&lt;&gt;&quot;&quot;;CONCATENATE(&quot;(&quot;;[Evidence.A204];&quot;) - &quot;;[Evidence.C204];&quot; - &quot;;[Evidence.D204];&quot;, [&quot;;[Evidence.L204];&quot;]&quot;);&quot;EMPTY&quot;)" office:value-type="string" office:string-value="(200) - ipod sluchatka - apple, [_APE0790.jpg]" calcext:value-type="string">
            <text:p>(200) - ipod sluchatka - apple, [_APE0790.jpg]</text:p>
          </table:table-cell>
          <table:table-cell table:style-name="ce14" table:formula="of:=[Evidence.E204]" office:value-type="float" office:value="0" calcext:value-type="float">
            <text:p>0 Kč</text:p>
          </table:table-cell>
          <table:table-cell table:style-name="ce20" table:formula="of:=[Evidence.F204]" office:value-type="currency" office:currency="CZK" office:value="0" calcext:value-type="currency">
            <text:p>0 Kč</text:p>
          </table:table-cell>
          <table:table-cell table:style-name="ce27" table:formula="of:=[Evidence.K204]" office:value-type="float" office:value="0" calcext:value-type="float">
            <text:p>0</text:p>
          </table:table-cell>
          <table:table-cell table:style-name="ce27" table:formula="of:=2014-[Evidence.H204]" office:value-type="float" office:value="2014" calcext:value-type="float">
            <text:p>2,014</text:p>
          </table:table-cell>
          <table:table-cell table:style-name="ce13"/>
          <table:table-cell table:style-name="ce37" table:formula="of:=((100-[.F209])/100)*[.B2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05]&lt;&gt;&quot;&quot;;CONCATENATE(&quot;(&quot;;[Evidence.A205];&quot;) - &quot;;[Evidence.C205];&quot; - &quot;;[Evidence.D205];&quot;, [&quot;;[Evidence.L205];&quot;]&quot;);&quot;EMPTY&quot;)" office:value-type="string" office:string-value="(201) - univerzalni tape lepici paska - hornbach, [_APE0790.jpg]" calcext:value-type="string">
            <text:p>(201) - univerzalni tape lepici paska - hornbach, [_APE0790.jpg]</text:p>
          </table:table-cell>
          <table:table-cell table:style-name="ce14" table:formula="of:=[Evidence.E205]" office:value-type="float" office:value="0" calcext:value-type="float">
            <text:p>0 Kč</text:p>
          </table:table-cell>
          <table:table-cell table:style-name="ce20" table:formula="of:=[Evidence.F205]" office:value-type="currency" office:currency="CZK" office:value="0" calcext:value-type="currency">
            <text:p>0 Kč</text:p>
          </table:table-cell>
          <table:table-cell table:style-name="ce27" table:formula="of:=[Evidence.K205]" office:value-type="float" office:value="0" calcext:value-type="float">
            <text:p>0</text:p>
          </table:table-cell>
          <table:table-cell table:style-name="ce27" table:formula="of:=2014-[Evidence.H205]" office:value-type="float" office:value="2014" calcext:value-type="float">
            <text:p>2,014</text:p>
          </table:table-cell>
          <table:table-cell table:style-name="ce13"/>
          <table:table-cell table:style-name="ce37" table:formula="of:=((100-[.F210])/100)*[.B2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06]&lt;&gt;&quot;&quot;;CONCATENATE(&quot;(&quot;;[Evidence.A206];&quot;) - &quot;;[Evidence.C206];&quot; - &quot;;[Evidence.D206];&quot;, [&quot;;[Evidence.L206];&quot;]&quot;);&quot;EMPTY&quot;)" office:value-type="string" office:string-value="(202) - Igracek pumpar - , [DSC_7540.jpg]" calcext:value-type="string">
            <text:p>(202) - Igracek pumpar - , [DSC_7540.jpg]</text:p>
          </table:table-cell>
          <table:table-cell table:style-name="ce14" table:formula="of:=[Evidence.E206]" office:value-type="float" office:value="0" calcext:value-type="float">
            <text:p>0 Kč</text:p>
          </table:table-cell>
          <table:table-cell table:style-name="ce20" table:formula="of:=[Evidence.F206]" office:value-type="currency" office:currency="CZK" office:value="0" calcext:value-type="currency">
            <text:p>0 Kč</text:p>
          </table:table-cell>
          <table:table-cell table:style-name="ce27" table:formula="of:=[Evidence.K206]" office:value-type="float" office:value="0" calcext:value-type="float">
            <text:p>0</text:p>
          </table:table-cell>
          <table:table-cell table:style-name="ce27" table:formula="of:=2014-[Evidence.H206]" office:value-type="float" office:value="2014" calcext:value-type="float">
            <text:p>2,014</text:p>
          </table:table-cell>
          <table:table-cell table:style-name="ce13"/>
          <table:table-cell table:style-name="ce37" table:formula="of:=((100-[.F211])/100)*[.B2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07]&lt;&gt;&quot;&quot;;CONCATENATE(&quot;(&quot;;[Evidence.A207];&quot;) - &quot;;[Evidence.C207];&quot; - &quot;;[Evidence.D207];&quot;, [&quot;;[Evidence.L207];&quot;]&quot;);&quot;EMPTY&quot;)" office:value-type="string" office:string-value="(203) - papirove kapesniky - , [_APE0820.jpg DSC_7540.jpg]" calcext:value-type="string">
            <text:p>(203) - papirove kapesniky - , [_APE0820.jpg DSC_7540.jpg]</text:p>
          </table:table-cell>
          <table:table-cell table:style-name="ce14" table:formula="of:=[Evidence.E207]" office:value-type="float" office:value="0" calcext:value-type="float">
            <text:p>0 Kč</text:p>
          </table:table-cell>
          <table:table-cell table:style-name="ce20" table:formula="of:=[Evidence.F207]" office:value-type="currency" office:currency="CZK" office:value="0" calcext:value-type="currency">
            <text:p>0 Kč</text:p>
          </table:table-cell>
          <table:table-cell table:style-name="ce27" table:formula="of:=[Evidence.K207]" office:value-type="float" office:value="0" calcext:value-type="float">
            <text:p>0</text:p>
          </table:table-cell>
          <table:table-cell table:style-name="ce27" table:formula="of:=2014-[Evidence.H207]" office:value-type="float" office:value="2014" calcext:value-type="float">
            <text:p>2,014</text:p>
          </table:table-cell>
          <table:table-cell table:style-name="ce13"/>
          <table:table-cell table:style-name="ce37" table:formula="of:=((100-[.F212])/100)*[.B2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08]&lt;&gt;&quot;&quot;;CONCATENATE(&quot;(&quot;;[Evidence.A208];&quot;) - &quot;;[Evidence.C208];&quot; - &quot;;[Evidence.D208];&quot;, [&quot;;[Evidence.L208];&quot;]&quot;);&quot;EMPTY&quot;)" office:value-type="string" office:string-value="(204) - 2x sedak na barove zidle - , [DSC_7540.jpg]" calcext:value-type="string">
            <text:p>(204) - 2x sedak na barove zidle - , [DSC_7540.jpg]</text:p>
          </table:table-cell>
          <table:table-cell table:style-name="ce14" table:formula="of:=[Evidence.E208]" office:value-type="float" office:value="0" calcext:value-type="float">
            <text:p>0 Kč</text:p>
          </table:table-cell>
          <table:table-cell table:style-name="ce20" table:formula="of:=[Evidence.F208]" office:value-type="currency" office:currency="CZK" office:value="0" calcext:value-type="currency">
            <text:p>0 Kč</text:p>
          </table:table-cell>
          <table:table-cell table:style-name="ce27" table:formula="of:=[Evidence.K208]" office:value-type="float" office:value="0" calcext:value-type="float">
            <text:p>0</text:p>
          </table:table-cell>
          <table:table-cell table:style-name="ce27" table:formula="of:=2014-[Evidence.H208]" office:value-type="float" office:value="2014" calcext:value-type="float">
            <text:p>2,014</text:p>
          </table:table-cell>
          <table:table-cell table:style-name="ce13"/>
          <table:table-cell table:style-name="ce37" table:formula="of:=((100-[.F213])/100)*[.B2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09]&lt;&gt;&quot;&quot;;CONCATENATE(&quot;(&quot;;[Evidence.A209];&quot;) - &quot;;[Evidence.C209];&quot; - &quot;;[Evidence.D209];&quot;, [&quot;;[Evidence.L209];&quot;]&quot;);&quot;EMPTY&quot;)" office:value-type="string" office:string-value="(205) - 2x barova zidle - ton, [DSC_7540.jpg]" calcext:value-type="string">
            <text:p>(205) - 2x barova zidle - ton, [DSC_7540.jpg]</text:p>
          </table:table-cell>
          <table:table-cell table:style-name="ce14" table:formula="of:=[Evidence.E209]" office:value-type="float" office:value="0" calcext:value-type="float">
            <text:p>0 Kč</text:p>
          </table:table-cell>
          <table:table-cell table:style-name="ce20" table:formula="of:=[Evidence.F209]" office:value-type="currency" office:currency="CZK" office:value="0" calcext:value-type="currency">
            <text:p>0 Kč</text:p>
          </table:table-cell>
          <table:table-cell table:style-name="ce27" table:formula="of:=[Evidence.K209]" office:value-type="float" office:value="0" calcext:value-type="float">
            <text:p>0</text:p>
          </table:table-cell>
          <table:table-cell table:style-name="ce27" table:formula="of:=2014-[Evidence.H209]" office:value-type="float" office:value="2014" calcext:value-type="float">
            <text:p>2,014</text:p>
          </table:table-cell>
          <table:table-cell table:style-name="ce13"/>
          <table:table-cell table:style-name="ce37" table:formula="of:=((100-[.F214])/100)*[.B2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10]&lt;&gt;&quot;&quot;;CONCATENATE(&quot;(&quot;;[Evidence.A210];&quot;) - &quot;;[Evidence.C210];&quot; - &quot;;[Evidence.D210];&quot;, [&quot;;[Evidence.L210];&quot;]&quot;);&quot;EMPTY&quot;)" office:value-type="string" office:string-value="(206) - kalhoty manzestr - , [DSC_7540.jpg]" calcext:value-type="string">
            <text:p>(206) - kalhoty manzestr - , [DSC_7540.jpg]</text:p>
          </table:table-cell>
          <table:table-cell table:style-name="ce14" table:formula="of:=[Evidence.E210]" office:value-type="float" office:value="0" calcext:value-type="float">
            <text:p>0 Kč</text:p>
          </table:table-cell>
          <table:table-cell table:style-name="ce20" table:formula="of:=[Evidence.F210]" office:value-type="currency" office:currency="CZK" office:value="0" calcext:value-type="currency">
            <text:p>0 Kč</text:p>
          </table:table-cell>
          <table:table-cell table:style-name="ce27" table:formula="of:=[Evidence.K210]" office:value-type="float" office:value="0" calcext:value-type="float">
            <text:p>0</text:p>
          </table:table-cell>
          <table:table-cell table:style-name="ce27" table:formula="of:=2014-[Evidence.H210]" office:value-type="float" office:value="2014" calcext:value-type="float">
            <text:p>2,014</text:p>
          </table:table-cell>
          <table:table-cell table:style-name="ce13"/>
          <table:table-cell table:style-name="ce37" table:formula="of:=((100-[.F215])/100)*[.B2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11]&lt;&gt;&quot;&quot;;CONCATENATE(&quot;(&quot;;[Evidence.A211];&quot;) - &quot;;[Evidence.C211];&quot; - &quot;;[Evidence.D211];&quot;, [&quot;;[Evidence.L211];&quot;]&quot;);&quot;EMPTY&quot;)" office:value-type="string" office:string-value="(207) -         f - , [DSC_7540.jpg]" calcext:value-type="string">
            <text:p>(207) - <text:s text:c="8"/>f - , [DSC_7540.jpg]</text:p>
          </table:table-cell>
          <table:table-cell table:style-name="ce14" table:formula="of:=[Evidence.E211]" office:value-type="float" office:value="0" calcext:value-type="float">
            <text:p>0 Kč</text:p>
          </table:table-cell>
          <table:table-cell table:style-name="ce20" table:formula="of:=[Evidence.F211]" office:value-type="currency" office:currency="CZK" office:value="0" calcext:value-type="currency">
            <text:p>0 Kč</text:p>
          </table:table-cell>
          <table:table-cell table:style-name="ce27" table:formula="of:=[Evidence.K211]" office:value-type="float" office:value="0" calcext:value-type="float">
            <text:p>0</text:p>
          </table:table-cell>
          <table:table-cell table:style-name="ce27" table:formula="of:=2014-[Evidence.H211]" office:value-type="float" office:value="2014" calcext:value-type="float">
            <text:p>2,014</text:p>
          </table:table-cell>
          <table:table-cell table:style-name="ce13"/>
          <table:table-cell table:style-name="ce37" table:formula="of:=((100-[.F216])/100)*[.B2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12]&lt;&gt;&quot;&quot;;CONCATENATE(&quot;(&quot;;[Evidence.A212];&quot;) - &quot;;[Evidence.C212];&quot; - &quot;;[Evidence.D212];&quot;, [&quot;;[Evidence.L212];&quot;]&quot;);&quot;EMPTY&quot;)" office:value-type="string" office:string-value="(208) - kytka s kvetinacem a plast miskou u baru - , [DSC_7540.jpg]" calcext:value-type="string">
            <text:p>(208) - kytka s kvetinacem a plast miskou u baru - , [DSC_7540.jpg]</text:p>
          </table:table-cell>
          <table:table-cell table:style-name="ce14" table:formula="of:=[Evidence.E212]" office:value-type="float" office:value="0" calcext:value-type="float">
            <text:p>0 Kč</text:p>
          </table:table-cell>
          <table:table-cell table:style-name="ce20" table:formula="of:=[Evidence.F212]" office:value-type="currency" office:currency="CZK" office:value="0" calcext:value-type="currency">
            <text:p>0 Kč</text:p>
          </table:table-cell>
          <table:table-cell table:style-name="ce27" table:formula="of:=[Evidence.K212]" office:value-type="float" office:value="0" calcext:value-type="float">
            <text:p>0</text:p>
          </table:table-cell>
          <table:table-cell table:style-name="ce27" table:formula="of:=2014-[Evidence.H212]" office:value-type="float" office:value="2014" calcext:value-type="float">
            <text:p>2,014</text:p>
          </table:table-cell>
          <table:table-cell table:style-name="ce13"/>
          <table:table-cell table:style-name="ce37" table:formula="of:=((100-[.F217])/100)*[.B2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13]&lt;&gt;&quot;&quot;;CONCATENATE(&quot;(&quot;;[Evidence.A213];&quot;) - &quot;;[Evidence.C213];&quot; - &quot;;[Evidence.D213];&quot;, [&quot;;[Evidence.L213];&quot;]&quot;);&quot;EMPTY&quot;)" office:value-type="string" office:string-value="EMPTY" calcext:value-type="string">
            <text:p>EMPTY</text:p>
          </table:table-cell>
          <table:table-cell table:style-name="ce14" table:formula="of:=[Evidence.E213]" office:value-type="float" office:value="0" calcext:value-type="float">
            <text:p>0 Kč</text:p>
          </table:table-cell>
          <table:table-cell table:style-name="ce20" table:formula="of:=[Evidence.F213]" office:value-type="currency" office:currency="CZK" office:value="0" calcext:value-type="currency">
            <text:p>0 Kč</text:p>
          </table:table-cell>
          <table:table-cell table:style-name="ce27" table:formula="of:=[Evidence.K213]" office:value-type="float" office:value="0" calcext:value-type="float">
            <text:p>0</text:p>
          </table:table-cell>
          <table:table-cell table:style-name="ce27" table:formula="of:=2014-[Evidence.H213]" office:value-type="float" office:value="2014" calcext:value-type="float">
            <text:p>2,014</text:p>
          </table:table-cell>
          <table:table-cell table:style-name="ce13"/>
          <table:table-cell table:style-name="ce37" table:formula="of:=((100-[.F218])/100)*[.B2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14]&lt;&gt;&quot;&quot;;CONCATENATE(&quot;(&quot;;[Evidence.A214];&quot;) - &quot;;[Evidence.C214];&quot; - &quot;;[Evidence.D214];&quot;, [&quot;;[Evidence.L214];&quot;]&quot;);&quot;EMPTY&quot;)" office:value-type="string" office:string-value="EMPTY" calcext:value-type="string">
            <text:p>EMPTY</text:p>
          </table:table-cell>
          <table:table-cell table:style-name="ce14" table:formula="of:=[Evidence.E214]" office:value-type="float" office:value="0" calcext:value-type="float">
            <text:p>0 Kč</text:p>
          </table:table-cell>
          <table:table-cell table:style-name="ce20" table:formula="of:=[Evidence.F214]" office:value-type="currency" office:currency="CZK" office:value="0" calcext:value-type="currency">
            <text:p>0 Kč</text:p>
          </table:table-cell>
          <table:table-cell table:style-name="ce27" table:formula="of:=[Evidence.K214]" office:value-type="float" office:value="0" calcext:value-type="float">
            <text:p>0</text:p>
          </table:table-cell>
          <table:table-cell table:style-name="ce27" table:formula="of:=2014-[Evidence.H214]" office:value-type="float" office:value="2014" calcext:value-type="float">
            <text:p>2,014</text:p>
          </table:table-cell>
          <table:table-cell table:style-name="ce13"/>
          <table:table-cell table:style-name="ce37" table:formula="of:=((100-[.F219])/100)*[.B2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15]&lt;&gt;&quot;&quot;;CONCATENATE(&quot;(&quot;;[Evidence.A215];&quot;) - &quot;;[Evidence.C215];&quot; - &quot;;[Evidence.D215];&quot;, [&quot;;[Evidence.L215];&quot;]&quot;);&quot;EMPTY&quot;)" office:value-type="string" office:string-value="(211) - Detska zidlicka - , [_APE0757.jpg]" calcext:value-type="string">
            <text:p>(211) - Detska zidlicka - , [_APE0757.jpg]</text:p>
          </table:table-cell>
          <table:table-cell table:style-name="ce14" table:formula="of:=[Evidence.E215]" office:value-type="float" office:value="0" calcext:value-type="float">
            <text:p>0 Kč</text:p>
          </table:table-cell>
          <table:table-cell table:style-name="ce20" table:formula="of:=[Evidence.F215]" office:value-type="currency" office:currency="CZK" office:value="0" calcext:value-type="currency">
            <text:p>0 Kč</text:p>
          </table:table-cell>
          <table:table-cell table:style-name="ce27" table:formula="of:=[Evidence.K215]" office:value-type="float" office:value="0" calcext:value-type="float">
            <text:p>0</text:p>
          </table:table-cell>
          <table:table-cell table:style-name="ce27" table:formula="of:=2014-[Evidence.H215]" office:value-type="float" office:value="2014" calcext:value-type="float">
            <text:p>2,014</text:p>
          </table:table-cell>
          <table:table-cell table:style-name="ce13"/>
          <table:table-cell table:style-name="ce37" table:formula="of:=((100-[.F220])/100)*[.B2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16]&lt;&gt;&quot;&quot;;CONCATENATE(&quot;(&quot;;[Evidence.A216];&quot;) - &quot;;[Evidence.C216];&quot; - &quot;;[Evidence.D216];&quot;, [&quot;;[Evidence.L216];&quot;]&quot;);&quot;EMPTY&quot;)" office:value-type="string" office:string-value="(212) - cistici ubrousky - , [_APE0757.jpg]" calcext:value-type="string">
            <text:p>(212) - cistici ubrousky - , [_APE0757.jpg]</text:p>
          </table:table-cell>
          <table:table-cell table:style-name="ce14" table:formula="of:=[Evidence.E216]" office:value-type="float" office:value="0" calcext:value-type="float">
            <text:p>0 Kč</text:p>
          </table:table-cell>
          <table:table-cell table:style-name="ce20" table:formula="of:=[Evidence.F216]" office:value-type="currency" office:currency="CZK" office:value="0" calcext:value-type="currency">
            <text:p>0 Kč</text:p>
          </table:table-cell>
          <table:table-cell table:style-name="ce27" table:formula="of:=[Evidence.K216]" office:value-type="float" office:value="0" calcext:value-type="float">
            <text:p>0</text:p>
          </table:table-cell>
          <table:table-cell table:style-name="ce27" table:formula="of:=2014-[Evidence.H216]" office:value-type="float" office:value="2014" calcext:value-type="float">
            <text:p>2,014</text:p>
          </table:table-cell>
          <table:table-cell table:style-name="ce13"/>
          <table:table-cell table:style-name="ce37" table:formula="of:=((100-[.F221])/100)*[.B2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17]&lt;&gt;&quot;&quot;;CONCATENATE(&quot;(&quot;;[Evidence.A217];&quot;) - &quot;;[Evidence.C217];&quot; - &quot;;[Evidence.D217];&quot;, [&quot;;[Evidence.L217];&quot;]&quot;);&quot;EMPTY&quot;)" office:value-type="string" office:string-value="(213) - jidelni stul - ikea, [_APE0756.jpg]" calcext:value-type="string">
            <text:p>(213) - jidelni stul - ikea, [_APE0756.jpg]</text:p>
          </table:table-cell>
          <table:table-cell table:style-name="ce14" table:formula="of:=[Evidence.E217]" office:value-type="float" office:value="0" calcext:value-type="float">
            <text:p>0 Kč</text:p>
          </table:table-cell>
          <table:table-cell table:style-name="ce20" table:formula="of:=[Evidence.F217]" office:value-type="currency" office:currency="CZK" office:value="0" calcext:value-type="currency">
            <text:p>0 Kč</text:p>
          </table:table-cell>
          <table:table-cell table:style-name="ce27" table:formula="of:=[Evidence.K217]" office:value-type="float" office:value="0" calcext:value-type="float">
            <text:p>0</text:p>
          </table:table-cell>
          <table:table-cell table:style-name="ce27" table:formula="of:=2014-[Evidence.H217]" office:value-type="float" office:value="2014" calcext:value-type="float">
            <text:p>2,014</text:p>
          </table:table-cell>
          <table:table-cell table:style-name="ce13"/>
          <table:table-cell table:style-name="ce37" table:formula="of:=((100-[.F222])/100)*[.B2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18]&lt;&gt;&quot;&quot;;CONCATENATE(&quot;(&quot;;[Evidence.A218];&quot;) - &quot;;[Evidence.C218];&quot; - &quot;;[Evidence.D218];&quot;, [&quot;;[Evidence.L218];&quot;]&quot;);&quot;EMPTY&quot;)" office:value-type="string" office:string-value="(214) - zidle ke stolu 3x - ikea, [_APE0756.jpg]" calcext:value-type="string">
            <text:p>(214) - zidle ke stolu 3x - ikea, [_APE0756.jpg]</text:p>
          </table:table-cell>
          <table:table-cell table:style-name="ce14" table:formula="of:=[Evidence.E218]" office:value-type="float" office:value="0" calcext:value-type="float">
            <text:p>0 Kč</text:p>
          </table:table-cell>
          <table:table-cell table:style-name="ce20" table:formula="of:=[Evidence.F218]" office:value-type="currency" office:currency="CZK" office:value="0" calcext:value-type="currency">
            <text:p>0 Kč</text:p>
          </table:table-cell>
          <table:table-cell table:style-name="ce27" table:formula="of:=[Evidence.K218]" office:value-type="float" office:value="0" calcext:value-type="float">
            <text:p>0</text:p>
          </table:table-cell>
          <table:table-cell table:style-name="ce27" table:formula="of:=2014-[Evidence.H218]" office:value-type="float" office:value="2014" calcext:value-type="float">
            <text:p>2,014</text:p>
          </table:table-cell>
          <table:table-cell table:style-name="ce13"/>
          <table:table-cell table:style-name="ce37" table:formula="of:=((100-[.F223])/100)*[.B2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19]&lt;&gt;&quot;&quot;;CONCATENATE(&quot;(&quot;;[Evidence.A219];&quot;) - &quot;;[Evidence.C219];&quot; - &quot;;[Evidence.D219];&quot;, [&quot;;[Evidence.L219];&quot;]&quot;);&quot;EMPTY&quot;)" office:value-type="string" office:string-value="(215) - lepidlo herkules - , [_APE0756.jpg]" calcext:value-type="string">
            <text:p>(215) - lepidlo herkules - , [_APE0756.jpg]</text:p>
          </table:table-cell>
          <table:table-cell table:style-name="ce14" table:formula="of:=[Evidence.E219]" office:value-type="float" office:value="0" calcext:value-type="float">
            <text:p>0 Kč</text:p>
          </table:table-cell>
          <table:table-cell table:style-name="ce20" table:formula="of:=[Evidence.F219]" office:value-type="currency" office:currency="CZK" office:value="0" calcext:value-type="currency">
            <text:p>0 Kč</text:p>
          </table:table-cell>
          <table:table-cell table:style-name="ce27" table:formula="of:=[Evidence.K219]" office:value-type="float" office:value="0" calcext:value-type="float">
            <text:p>0</text:p>
          </table:table-cell>
          <table:table-cell table:style-name="ce27" table:formula="of:=2014-[Evidence.H219]" office:value-type="float" office:value="2014" calcext:value-type="float">
            <text:p>2,014</text:p>
          </table:table-cell>
          <table:table-cell table:style-name="ce13"/>
          <table:table-cell table:style-name="ce37" table:formula="of:=((100-[.F224])/100)*[.B2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20]&lt;&gt;&quot;&quot;;CONCATENATE(&quot;(&quot;;[Evidence.A220];&quot;) - &quot;;[Evidence.C220];&quot; - &quot;;[Evidence.D220];&quot;, [&quot;;[Evidence.L220];&quot;]&quot;);&quot;EMPTY&quot;)" office:value-type="string" office:string-value="(216) - 2x kytka (orchydej a kytka ve vazach) - , [_APE0756.jpg]" calcext:value-type="string">
            <text:p>(216) - 2x kytka (orchydej a kytka ve vazach) - , [_APE0756.jpg]</text:p>
          </table:table-cell>
          <table:table-cell table:style-name="ce14" table:formula="of:=[Evidence.E220]" office:value-type="float" office:value="0" calcext:value-type="float">
            <text:p>0 Kč</text:p>
          </table:table-cell>
          <table:table-cell table:style-name="ce20" table:formula="of:=[Evidence.F220]" office:value-type="currency" office:currency="CZK" office:value="0" calcext:value-type="currency">
            <text:p>0 Kč</text:p>
          </table:table-cell>
          <table:table-cell table:style-name="ce27" table:formula="of:=[Evidence.K220]" office:value-type="float" office:value="0" calcext:value-type="float">
            <text:p>0</text:p>
          </table:table-cell>
          <table:table-cell table:style-name="ce27" table:formula="of:=2014-[Evidence.H220]" office:value-type="float" office:value="2014" calcext:value-type="float">
            <text:p>2,014</text:p>
          </table:table-cell>
          <table:table-cell table:style-name="ce13"/>
          <table:table-cell table:style-name="ce37" table:formula="of:=((100-[.F225])/100)*[.B2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21]&lt;&gt;&quot;&quot;;CONCATENATE(&quot;(&quot;;[Evidence.A221];&quot;) - &quot;;[Evidence.C221];&quot; - &quot;;[Evidence.D221];&quot;, [&quot;;[Evidence.L221];&quot;]&quot;);&quot;EMPTY&quot;)" office:value-type="string" office:string-value="(217) - ubrousky, prostirani - papirove, [_APE0756.jpg]" calcext:value-type="string">
            <text:p>(217) - ubrousky, prostirani - papirove, [_APE0756.jpg]</text:p>
          </table:table-cell>
          <table:table-cell table:style-name="ce14" table:formula="of:=[Evidence.E221]" office:value-type="float" office:value="0" calcext:value-type="float">
            <text:p>0 Kč</text:p>
          </table:table-cell>
          <table:table-cell table:style-name="ce20" table:formula="of:=[Evidence.F221]" office:value-type="currency" office:currency="CZK" office:value="0" calcext:value-type="currency">
            <text:p>0 Kč</text:p>
          </table:table-cell>
          <table:table-cell table:style-name="ce27" table:formula="of:=[Evidence.K221]" office:value-type="float" office:value="0" calcext:value-type="float">
            <text:p>0</text:p>
          </table:table-cell>
          <table:table-cell table:style-name="ce27" table:formula="of:=2014-[Evidence.H221]" office:value-type="float" office:value="2014" calcext:value-type="float">
            <text:p>2,014</text:p>
          </table:table-cell>
          <table:table-cell table:style-name="ce13"/>
          <table:table-cell table:style-name="ce37" table:formula="of:=((100-[.F226])/100)*[.B2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22]&lt;&gt;&quot;&quot;;CONCATENATE(&quot;(&quot;;[Evidence.A222];&quot;) - &quot;;[Evidence.C222];&quot; - &quot;;[Evidence.D222];&quot;, [&quot;;[Evidence.L222];&quot;]&quot;);&quot;EMPTY&quot;)" office:value-type="string" office:string-value="(218) - sedaky proutene 2x - ikea, [_APE0763.jpg]" calcext:value-type="string">
            <text:p>(218) - sedaky proutene 2x - ikea, [_APE0763.jpg]</text:p>
          </table:table-cell>
          <table:table-cell table:style-name="ce14" table:formula="of:=[Evidence.E222]" office:value-type="float" office:value="0" calcext:value-type="float">
            <text:p>0 Kč</text:p>
          </table:table-cell>
          <table:table-cell table:style-name="ce20" table:formula="of:=[Evidence.F222]" office:value-type="currency" office:currency="CZK" office:value="0" calcext:value-type="currency">
            <text:p>0 Kč</text:p>
          </table:table-cell>
          <table:table-cell table:style-name="ce27" table:formula="of:=[Evidence.K222]" office:value-type="float" office:value="0" calcext:value-type="float">
            <text:p>0</text:p>
          </table:table-cell>
          <table:table-cell table:style-name="ce27" table:formula="of:=2014-[Evidence.H222]" office:value-type="float" office:value="2014" calcext:value-type="float">
            <text:p>2,014</text:p>
          </table:table-cell>
          <table:table-cell table:style-name="ce13"/>
          <table:table-cell table:style-name="ce37" table:formula="of:=((100-[.F227])/100)*[.B2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23]&lt;&gt;&quot;&quot;;CONCATENATE(&quot;(&quot;;[Evidence.A223];&quot;) - &quot;;[Evidence.C223];&quot; - &quot;;[Evidence.D223];&quot;, [&quot;;[Evidence.L223];&quot;]&quot;);&quot;EMPTY&quot;)" office:value-type="string" office:string-value="(219) - tablet - apple, [_APE0758.jpg _APE0756.jpg]" calcext:value-type="string">
            <text:p>(219) - tablet - apple, [_APE0758.jpg _APE0756.jpg]</text:p>
          </table:table-cell>
          <table:table-cell table:style-name="ce14" table:formula="of:=[Evidence.E223]" office:value-type="float" office:value="0" calcext:value-type="float">
            <text:p>0 Kč</text:p>
          </table:table-cell>
          <table:table-cell table:style-name="ce20" table:formula="of:=[Evidence.F223]" office:value-type="currency" office:currency="CZK" office:value="0" calcext:value-type="currency">
            <text:p>0 Kč</text:p>
          </table:table-cell>
          <table:table-cell table:style-name="ce27" table:formula="of:=[Evidence.K223]" office:value-type="float" office:value="0" calcext:value-type="float">
            <text:p>0</text:p>
          </table:table-cell>
          <table:table-cell table:style-name="ce27" table:formula="of:=2014-[Evidence.H223]" office:value-type="float" office:value="2014" calcext:value-type="float">
            <text:p>2,014</text:p>
          </table:table-cell>
          <table:table-cell table:style-name="ce13"/>
          <table:table-cell table:style-name="ce37" table:formula="of:=((100-[.F228])/100)*[.B2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24]&lt;&gt;&quot;&quot;;CONCATENATE(&quot;(&quot;;[Evidence.A224];&quot;) - &quot;;[Evidence.C224];&quot; - &quot;;[Evidence.D224];&quot;, [&quot;;[Evidence.L224];&quot;]&quot;);&quot;EMPTY&quot;)" office:value-type="string" office:string-value="(220) - obal na table tapple - apple, [_APE0756.jpg]" calcext:value-type="string">
            <text:p>(220) - obal na table tapple - apple, [_APE0756.jpg]</text:p>
          </table:table-cell>
          <table:table-cell table:style-name="ce14" table:formula="of:=[Evidence.E224]" office:value-type="float" office:value="0" calcext:value-type="float">
            <text:p>0 Kč</text:p>
          </table:table-cell>
          <table:table-cell table:style-name="ce20" table:formula="of:=[Evidence.F224]" office:value-type="currency" office:currency="CZK" office:value="0" calcext:value-type="currency">
            <text:p>0 Kč</text:p>
          </table:table-cell>
          <table:table-cell table:style-name="ce27" table:formula="of:=[Evidence.K224]" office:value-type="float" office:value="0" calcext:value-type="float">
            <text:p>0</text:p>
          </table:table-cell>
          <table:table-cell table:style-name="ce27" table:formula="of:=2014-[Evidence.H224]" office:value-type="float" office:value="2014" calcext:value-type="float">
            <text:p>2,014</text:p>
          </table:table-cell>
          <table:table-cell table:style-name="ce13"/>
          <table:table-cell table:style-name="ce37" table:formula="of:=((100-[.F229])/100)*[.B2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25]&lt;&gt;&quot;&quot;;CONCATENATE(&quot;(&quot;;[Evidence.A225];&quot;) - &quot;;[Evidence.C225];&quot; - &quot;;[Evidence.D225];&quot;, [&quot;;[Evidence.L225];&quot;]&quot;);&quot;EMPTY&quot;)" office:value-type="string" office:string-value="(221) - podtacky drevene - , [_APE0759.jpg]" calcext:value-type="string">
            <text:p>(221) - podtacky drevene - , [_APE0759.jpg]</text:p>
          </table:table-cell>
          <table:table-cell table:style-name="ce14" table:formula="of:=[Evidence.E225]" office:value-type="float" office:value="0" calcext:value-type="float">
            <text:p>0 Kč</text:p>
          </table:table-cell>
          <table:table-cell table:style-name="ce20" table:formula="of:=[Evidence.F225]" office:value-type="currency" office:currency="CZK" office:value="0" calcext:value-type="currency">
            <text:p>0 Kč</text:p>
          </table:table-cell>
          <table:table-cell table:style-name="ce27" table:formula="of:=[Evidence.K225]" office:value-type="float" office:value="0" calcext:value-type="float">
            <text:p>0</text:p>
          </table:table-cell>
          <table:table-cell table:style-name="ce27" table:formula="of:=2014-[Evidence.H225]" office:value-type="float" office:value="2014" calcext:value-type="float">
            <text:p>2,014</text:p>
          </table:table-cell>
          <table:table-cell table:style-name="ce13"/>
          <table:table-cell table:style-name="ce37" table:formula="of:=((100-[.F230])/100)*[.B2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26]&lt;&gt;&quot;&quot;;CONCATENATE(&quot;(&quot;;[Evidence.A226];&quot;) - &quot;;[Evidence.C226];&quot; - &quot;;[Evidence.D226];&quot;, [&quot;;[Evidence.L226];&quot;]&quot;);&quot;EMPTY&quot;)" office:value-type="string" office:string-value="(222) - zaclona - , [_APE0760.jpg]" calcext:value-type="string">
            <text:p>(222) - zaclona - , [_APE0760.jpg]</text:p>
          </table:table-cell>
          <table:table-cell table:style-name="ce14" table:formula="of:=[Evidence.E226]" office:value-type="float" office:value="0" calcext:value-type="float">
            <text:p>0 Kč</text:p>
          </table:table-cell>
          <table:table-cell table:style-name="ce20" table:formula="of:=[Evidence.F226]" office:value-type="currency" office:currency="CZK" office:value="0" calcext:value-type="currency">
            <text:p>0 Kč</text:p>
          </table:table-cell>
          <table:table-cell table:style-name="ce27" table:formula="of:=[Evidence.K226]" office:value-type="float" office:value="0" calcext:value-type="float">
            <text:p>0</text:p>
          </table:table-cell>
          <table:table-cell table:style-name="ce27" table:formula="of:=2014-[Evidence.H226]" office:value-type="float" office:value="2014" calcext:value-type="float">
            <text:p>2,014</text:p>
          </table:table-cell>
          <table:table-cell table:style-name="ce13"/>
          <table:table-cell table:style-name="ce37" table:formula="of:=((100-[.F231])/100)*[.B2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27]&lt;&gt;&quot;&quot;;CONCATENATE(&quot;(&quot;;[Evidence.A227];&quot;) - &quot;;[Evidence.C227];&quot; - &quot;;[Evidence.D227];&quot;, [&quot;;[Evidence.L227];&quot;]&quot;);&quot;EMPTY&quot;)" office:value-type="string" office:string-value="(223) - hacky na zaclonu - ikea, [_APE0760.jpg]" calcext:value-type="string">
            <text:p>(223) - hacky na zaclonu - ikea, [_APE0760.jpg]</text:p>
          </table:table-cell>
          <table:table-cell table:style-name="ce14" table:formula="of:=[Evidence.E227]" office:value-type="float" office:value="0" calcext:value-type="float">
            <text:p>0 Kč</text:p>
          </table:table-cell>
          <table:table-cell table:style-name="ce20" table:formula="of:=[Evidence.F227]" office:value-type="currency" office:currency="CZK" office:value="0" calcext:value-type="currency">
            <text:p>0 Kč</text:p>
          </table:table-cell>
          <table:table-cell table:style-name="ce27" table:formula="of:=[Evidence.K227]" office:value-type="float" office:value="0" calcext:value-type="float">
            <text:p>0</text:p>
          </table:table-cell>
          <table:table-cell table:style-name="ce27" table:formula="of:=2014-[Evidence.H227]" office:value-type="float" office:value="2014" calcext:value-type="float">
            <text:p>2,014</text:p>
          </table:table-cell>
          <table:table-cell table:style-name="ce13"/>
          <table:table-cell table:style-name="ce37" table:formula="of:=((100-[.F232])/100)*[.B2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28]&lt;&gt;&quot;&quot;;CONCATENATE(&quot;(&quot;;[Evidence.A228];&quot;) - &quot;;[Evidence.C228];&quot; - &quot;;[Evidence.D228];&quot;, [&quot;;[Evidence.L228];&quot;]&quot;);&quot;EMPTY&quot;)" office:value-type="string" office:string-value="(224) - konzole - ikea, [_APE0760.jpg]" calcext:value-type="string">
            <text:p>(224) - konzole - ikea, [_APE0760.jpg]</text:p>
          </table:table-cell>
          <table:table-cell table:style-name="ce14" table:formula="of:=[Evidence.E228]" office:value-type="float" office:value="0" calcext:value-type="float">
            <text:p>0 Kč</text:p>
          </table:table-cell>
          <table:table-cell table:style-name="ce20" table:formula="of:=[Evidence.F228]" office:value-type="currency" office:currency="CZK" office:value="0" calcext:value-type="currency">
            <text:p>0 Kč</text:p>
          </table:table-cell>
          <table:table-cell table:style-name="ce27" table:formula="of:=[Evidence.K228]" office:value-type="float" office:value="0" calcext:value-type="float">
            <text:p>0</text:p>
          </table:table-cell>
          <table:table-cell table:style-name="ce27" table:formula="of:=2014-[Evidence.H228]" office:value-type="float" office:value="2014" calcext:value-type="float">
            <text:p>2,014</text:p>
          </table:table-cell>
          <table:table-cell table:style-name="ce13"/>
          <table:table-cell table:style-name="ce37" table:formula="of:=((100-[.F233])/100)*[.B2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29]&lt;&gt;&quot;&quot;;CONCATENATE(&quot;(&quot;;[Evidence.A229];&quot;) - &quot;;[Evidence.C229];&quot; - &quot;;[Evidence.D229];&quot;, [&quot;;[Evidence.L229];&quot;]&quot;);&quot;EMPTY&quot;)" office:value-type="string" office:string-value="(225) - svetla s trafo - ikea, [_APE0761.jpg]" calcext:value-type="string">
            <text:p>(225) - svetla s trafo - ikea, [_APE0761.jpg]</text:p>
          </table:table-cell>
          <table:table-cell table:style-name="ce14" table:formula="of:=[Evidence.E229]" office:value-type="float" office:value="0" calcext:value-type="float">
            <text:p>0 Kč</text:p>
          </table:table-cell>
          <table:table-cell table:style-name="ce20" table:formula="of:=[Evidence.F229]" office:value-type="currency" office:currency="CZK" office:value="0" calcext:value-type="currency">
            <text:p>0 Kč</text:p>
          </table:table-cell>
          <table:table-cell table:style-name="ce27" table:formula="of:=[Evidence.K229]" office:value-type="float" office:value="0" calcext:value-type="float">
            <text:p>0</text:p>
          </table:table-cell>
          <table:table-cell table:style-name="ce27" table:formula="of:=2014-[Evidence.H229]" office:value-type="float" office:value="2014" calcext:value-type="float">
            <text:p>2,014</text:p>
          </table:table-cell>
          <table:table-cell table:style-name="ce13"/>
          <table:table-cell table:style-name="ce37" table:formula="of:=((100-[.F234])/100)*[.B2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30]&lt;&gt;&quot;&quot;;CONCATENATE(&quot;(&quot;;[Evidence.A230];&quot;) - &quot;;[Evidence.C230];&quot; - &quot;;[Evidence.D230];&quot;, [&quot;;[Evidence.L230];&quot;]&quot;);&quot;EMPTY&quot;)" office:value-type="string" office:string-value="(226) - polstarek s potahem - , [_APE0763.jpg]" calcext:value-type="string">
            <text:p>(226) - polstarek s potahem - , [_APE0763.jpg]</text:p>
          </table:table-cell>
          <table:table-cell table:style-name="ce14" table:formula="of:=[Evidence.E230]" office:value-type="float" office:value="0" calcext:value-type="float">
            <text:p>0 Kč</text:p>
          </table:table-cell>
          <table:table-cell table:style-name="ce20" table:formula="of:=[Evidence.F230]" office:value-type="currency" office:currency="CZK" office:value="0" calcext:value-type="currency">
            <text:p>0 Kč</text:p>
          </table:table-cell>
          <table:table-cell table:style-name="ce27" table:formula="of:=[Evidence.K230]" office:value-type="float" office:value="0" calcext:value-type="float">
            <text:p>0</text:p>
          </table:table-cell>
          <table:table-cell table:style-name="ce27" table:formula="of:=2014-[Evidence.H230]" office:value-type="float" office:value="2014" calcext:value-type="float">
            <text:p>2,014</text:p>
          </table:table-cell>
          <table:table-cell table:style-name="ce13"/>
          <table:table-cell table:style-name="ce37" table:formula="of:=((100-[.F235])/100)*[.B2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31]&lt;&gt;&quot;&quot;;CONCATENATE(&quot;(&quot;;[Evidence.A231];&quot;) - &quot;;[Evidence.C231];&quot; - &quot;;[Evidence.D231];&quot;, [&quot;;[Evidence.L231];&quot;]&quot;);&quot;EMPTY&quot;)" office:value-type="string" office:string-value="(227) - sedak na zidli - ikea, [_APE0763.jpg]" calcext:value-type="string">
            <text:p>(227) - sedak na zidli - ikea, [_APE0763.jpg]</text:p>
          </table:table-cell>
          <table:table-cell table:style-name="ce14" table:formula="of:=[Evidence.E231]" office:value-type="float" office:value="0" calcext:value-type="float">
            <text:p>0 Kč</text:p>
          </table:table-cell>
          <table:table-cell table:style-name="ce20" table:formula="of:=[Evidence.F231]" office:value-type="currency" office:currency="CZK" office:value="0" calcext:value-type="currency">
            <text:p>0 Kč</text:p>
          </table:table-cell>
          <table:table-cell table:style-name="ce27" table:formula="of:=[Evidence.K231]" office:value-type="float" office:value="0" calcext:value-type="float">
            <text:p>0</text:p>
          </table:table-cell>
          <table:table-cell table:style-name="ce27" table:formula="of:=2014-[Evidence.H231]" office:value-type="float" office:value="2014" calcext:value-type="float">
            <text:p>2,014</text:p>
          </table:table-cell>
          <table:table-cell table:style-name="ce13"/>
          <table:table-cell table:style-name="ce37" table:formula="of:=((100-[.F236])/100)*[.B2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32]&lt;&gt;&quot;&quot;;CONCATENATE(&quot;(&quot;;[Evidence.A232];&quot;) - &quot;;[Evidence.C232];&quot; - &quot;;[Evidence.D232];&quot;, [&quot;;[Evidence.L232];&quot;]&quot;);&quot;EMPTY&quot;)" office:value-type="string" office:string-value="(228) - 2x obraz ve drevenem ramu - svatebni dar, [_APE0764.jpg]" calcext:value-type="string">
            <text:p>(228) - 2x obraz ve drevenem ramu - svatebni dar, [_APE0764.jpg]</text:p>
          </table:table-cell>
          <table:table-cell table:style-name="ce14" table:formula="of:=[Evidence.E232]" office:value-type="float" office:value="0" calcext:value-type="float">
            <text:p>0 Kč</text:p>
          </table:table-cell>
          <table:table-cell table:style-name="ce20" table:formula="of:=[Evidence.F232]" office:value-type="currency" office:currency="CZK" office:value="0" calcext:value-type="currency">
            <text:p>0 Kč</text:p>
          </table:table-cell>
          <table:table-cell table:style-name="ce27" table:formula="of:=[Evidence.K232]" office:value-type="float" office:value="0" calcext:value-type="float">
            <text:p>0</text:p>
          </table:table-cell>
          <table:table-cell table:style-name="ce27" table:formula="of:=2014-[Evidence.H232]" office:value-type="float" office:value="2014" calcext:value-type="float">
            <text:p>2,014</text:p>
          </table:table-cell>
          <table:table-cell table:style-name="ce13"/>
          <table:table-cell table:style-name="ce37" table:formula="of:=((100-[.F237])/100)*[.B2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33]&lt;&gt;&quot;&quot;;CONCATENATE(&quot;(&quot;;[Evidence.A233];&quot;) - &quot;;[Evidence.C233];&quot; - &quot;;[Evidence.D233];&quot;, [&quot;;[Evidence.L233];&quot;]&quot;);&quot;EMPTY&quot;)" office:value-type="string" office:string-value="(229) - mop na nasazovaci uterak - , [_APE0764.jpg]" calcext:value-type="string">
            <text:p>(229) - mop na nasazovaci uterak - , [_APE0764.jpg]</text:p>
          </table:table-cell>
          <table:table-cell table:style-name="ce14" table:formula="of:=[Evidence.E233]" office:value-type="float" office:value="0" calcext:value-type="float">
            <text:p>0 Kč</text:p>
          </table:table-cell>
          <table:table-cell table:style-name="ce20" table:formula="of:=[Evidence.F233]" office:value-type="currency" office:currency="CZK" office:value="0" calcext:value-type="currency">
            <text:p>0 Kč</text:p>
          </table:table-cell>
          <table:table-cell table:style-name="ce27" table:formula="of:=[Evidence.K233]" office:value-type="float" office:value="0" calcext:value-type="float">
            <text:p>0</text:p>
          </table:table-cell>
          <table:table-cell table:style-name="ce27" table:formula="of:=2014-[Evidence.H233]" office:value-type="float" office:value="2014" calcext:value-type="float">
            <text:p>2,014</text:p>
          </table:table-cell>
          <table:table-cell table:style-name="ce13"/>
          <table:table-cell table:style-name="ce37" table:formula="of:=((100-[.F238])/100)*[.B2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34]&lt;&gt;&quot;&quot;;CONCATENATE(&quot;(&quot;;[Evidence.A234];&quot;) - &quot;;[Evidence.C234];&quot; - &quot;;[Evidence.D234];&quot;, [&quot;;[Evidence.L234];&quot;]&quot;);&quot;EMPTY&quot;)" office:value-type="string" office:string-value="(230) - skakaci konik - lidl, [_APE0764.jpg]" calcext:value-type="string">
            <text:p>(230) - skakaci konik - lidl, [_APE0764.jpg]</text:p>
          </table:table-cell>
          <table:table-cell table:style-name="ce14" table:formula="of:=[Evidence.E234]" office:value-type="float" office:value="350" calcext:value-type="float">
            <text:p>350 Kč</text:p>
          </table:table-cell>
          <table:table-cell table:style-name="ce20" table:formula="of:=[Evidence.F234]" office:value-type="currency" office:currency="CZK" office:value="350" calcext:value-type="currency">
            <text:p>350 Kč</text:p>
          </table:table-cell>
          <table:table-cell table:style-name="ce27" table:formula="of:=[Evidence.K234]" office:value-type="float" office:value="0" calcext:value-type="float">
            <text:p>0</text:p>
          </table:table-cell>
          <table:table-cell table:style-name="ce27" table:formula="of:=2014-[Evidence.H234]" office:value-type="float" office:value="2014" calcext:value-type="float">
            <text:p>2,014</text:p>
          </table:table-cell>
          <table:table-cell table:style-name="ce13"/>
          <table:table-cell table:style-name="ce37" table:formula="of:=((100-[.F239])/100)*[.B239]" office:value-type="currency" office:currency="CZK" office:value="350" calcext:value-type="currency">
            <text:p>350.00 Kč </text:p>
          </table:table-cell>
          <table:table-cell table:number-columns-repeated="1017"/>
        </table:table-row>
        <table:table-row table:style-name="ro4">
          <table:table-cell table:formula="of:=IF([Evidence.C235]&lt;&gt;&quot;&quot;;CONCATENATE(&quot;(&quot;;[Evidence.A235];&quot;) - &quot;;[Evidence.C235];&quot; - &quot;;[Evidence.D235];&quot;, [&quot;;[Evidence.L235];&quot;]&quot;);&quot;EMPTY&quot;)" office:value-type="string" office:string-value="(231) - Pucmeloun – mluvici plysak - , [_APE0764.jpg]" calcext:value-type="string">
            <text:p>(231) - Pucmeloun – mluvici plysak - , [_APE0764.jpg]</text:p>
          </table:table-cell>
          <table:table-cell table:style-name="ce14" table:formula="of:=[Evidence.E235]" office:value-type="string" office:string-value="dar" calcext:value-type="string">
            <text:p>dar</text:p>
          </table:table-cell>
          <table:table-cell table:style-name="ce20" table:formula="of:=[Evidence.F235]" office:value-type="string" office:string-value="dar" calcext:value-type="string">
            <text:p>dar</text:p>
          </table:table-cell>
          <table:table-cell table:style-name="ce27" table:formula="of:=[Evidence.K235]" office:value-type="float" office:value="0" calcext:value-type="float">
            <text:p>0</text:p>
          </table:table-cell>
          <table:table-cell table:style-name="ce27" table:formula="of:=2014-[Evidence.H235]" office:value-type="float" office:value="2014" calcext:value-type="float">
            <text:p>2,014</text:p>
          </table:table-cell>
          <table:table-cell table:style-name="ce13"/>
          <table:table-cell table:style-name="ce37" table:formula="of:=((100-[.F240])/100)*[.B24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4">
          <table:table-cell table:formula="of:=IF([Evidence.C236]&lt;&gt;&quot;&quot;;CONCATENATE(&quot;(&quot;;[Evidence.A236];&quot;) - &quot;;[Evidence.C236];&quot; - &quot;;[Evidence.D236];&quot;, [&quot;;[Evidence.L236];&quot;]&quot;);&quot;EMPTY&quot;)" office:value-type="string" office:string-value="(232) - detska hraci deka pro miminka - , [_APE0764.jpg]" calcext:value-type="string">
            <text:p>(232) - detska hraci deka pro miminka - , [_APE0764.jpg]</text:p>
          </table:table-cell>
          <table:table-cell table:style-name="ce14" table:formula="of:=[Evidence.E236]" office:value-type="float" office:value="2500" calcext:value-type="float">
            <text:p>2,500 Kč</text:p>
          </table:table-cell>
          <table:table-cell table:style-name="ce20" table:formula="of:=[Evidence.F236]" office:value-type="currency" office:currency="CZK" office:value="2500" calcext:value-type="currency">
            <text:p>2 500 Kč</text:p>
          </table:table-cell>
          <table:table-cell table:style-name="ce27" table:formula="of:=[Evidence.K236]" office:value-type="float" office:value="0" calcext:value-type="float">
            <text:p>0</text:p>
          </table:table-cell>
          <table:table-cell table:style-name="ce27" table:formula="of:=2014-[Evidence.H236]" office:value-type="float" office:value="2014" calcext:value-type="float">
            <text:p>2,014</text:p>
          </table:table-cell>
          <table:table-cell table:style-name="ce13"/>
          <table:table-cell table:style-name="ce37" table:formula="of:=((100-[.F241])/100)*[.B241]" office:value-type="currency" office:currency="CZK" office:value="2500" calcext:value-type="currency">
            <text:p>2,500.00 Kč </text:p>
          </table:table-cell>
          <table:table-cell table:number-columns-repeated="1017"/>
        </table:table-row>
        <table:table-row table:style-name="ro4">
          <table:table-cell table:formula="of:=IF([Evidence.C237]&lt;&gt;&quot;&quot;;CONCATENATE(&quot;(&quot;;[Evidence.A237];&quot;) - &quot;;[Evidence.C237];&quot; - &quot;;[Evidence.D237];&quot;, [&quot;;[Evidence.L237];&quot;]&quot;);&quot;EMPTY&quot;)" office:value-type="string" office:string-value="(233) - detska tabule na kridu a fix - Woody, [_APE0765.jpg]" calcext:value-type="string">
            <text:p>(233) - detska tabule na kridu a fix - Woody, [_APE0765.jpg]</text:p>
          </table:table-cell>
          <table:table-cell table:style-name="ce14" table:formula="of:=[Evidence.E237]" office:value-type="float" office:value="500" calcext:value-type="float">
            <text:p>500 Kč</text:p>
          </table:table-cell>
          <table:table-cell table:style-name="ce20" table:formula="of:=[Evidence.F237]" office:value-type="currency" office:currency="CZK" office:value="500" calcext:value-type="currency">
            <text:p>500 Kč</text:p>
          </table:table-cell>
          <table:table-cell table:style-name="ce27" table:formula="of:=[Evidence.K237]" office:value-type="float" office:value="0" calcext:value-type="float">
            <text:p>0</text:p>
          </table:table-cell>
          <table:table-cell table:style-name="ce27" table:formula="of:=2014-[Evidence.H237]" office:value-type="float" office:value="2014" calcext:value-type="float">
            <text:p>2,014</text:p>
          </table:table-cell>
          <table:table-cell table:style-name="ce13"/>
          <table:table-cell table:style-name="ce37" table:formula="of:=((100-[.F242])/100)*[.B242]" office:value-type="currency" office:currency="CZK" office:value="500" calcext:value-type="currency">
            <text:p>500.00 Kč </text:p>
          </table:table-cell>
          <table:table-cell table:number-columns-repeated="1017"/>
        </table:table-row>
        <table:table-row table:style-name="ro4">
          <table:table-cell table:formula="of:=IF([Evidence.C238]&lt;&gt;&quot;&quot;;CONCATENATE(&quot;(&quot;;[Evidence.A238];&quot;) - &quot;;[Evidence.C238];&quot; - &quot;;[Evidence.D238];&quot;, [&quot;;[Evidence.L238];&quot;]&quot;);&quot;EMPTY&quot;)" office:value-type="string" office:string-value="(234) - vysavac - AEG, [_APE0766.jpg]" calcext:value-type="string">
            <text:p>(234) - vysavac - AEG, [_APE0766.jpg]</text:p>
          </table:table-cell>
          <table:table-cell table:style-name="ce14" table:formula="of:=[Evidence.E238]" office:value-type="float" office:value="0" calcext:value-type="float">
            <text:p>0 Kč</text:p>
          </table:table-cell>
          <table:table-cell table:style-name="ce20" table:formula="of:=[Evidence.F238]" office:value-type="currency" office:currency="CZK" office:value="0" calcext:value-type="currency">
            <text:p>0 Kč</text:p>
          </table:table-cell>
          <table:table-cell table:style-name="ce27" table:formula="of:=[Evidence.K238]" office:value-type="float" office:value="0" calcext:value-type="float">
            <text:p>0</text:p>
          </table:table-cell>
          <table:table-cell table:style-name="ce27" table:formula="of:=2014-[Evidence.H238]" office:value-type="float" office:value="2014" calcext:value-type="float">
            <text:p>2,014</text:p>
          </table:table-cell>
          <table:table-cell table:style-name="ce13"/>
          <table:table-cell table:style-name="ce37" table:formula="of:=((100-[.F243])/100)*[.B2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39]&lt;&gt;&quot;&quot;;CONCATENATE(&quot;(&quot;;[Evidence.A239];&quot;) - &quot;;[Evidence.C239];&quot; - &quot;;[Evidence.D239];&quot;, [&quot;;[Evidence.L239];&quot;]&quot;);&quot;EMPTY&quot;)" office:value-type="string" office:string-value="(235) - voleyball ballon z tesco - tesco, [_APE0766.jpg]" calcext:value-type="string">
            <text:p>(235) - voleyball ballon z tesco - tesco, [_APE0766.jpg]</text:p>
          </table:table-cell>
          <table:table-cell table:style-name="ce14" table:formula="of:=[Evidence.E239]" office:value-type="float" office:value="0" calcext:value-type="float">
            <text:p>0 Kč</text:p>
          </table:table-cell>
          <table:table-cell table:style-name="ce20" table:formula="of:=[Evidence.F239]" office:value-type="currency" office:currency="CZK" office:value="0" calcext:value-type="currency">
            <text:p>0 Kč</text:p>
          </table:table-cell>
          <table:table-cell table:style-name="ce27" table:formula="of:=[Evidence.K239]" office:value-type="float" office:value="0" calcext:value-type="float">
            <text:p>0</text:p>
          </table:table-cell>
          <table:table-cell table:style-name="ce27" table:formula="of:=2014-[Evidence.H239]" office:value-type="float" office:value="2014" calcext:value-type="float">
            <text:p>2,014</text:p>
          </table:table-cell>
          <table:table-cell table:style-name="ce13"/>
          <table:table-cell table:style-name="ce37" table:formula="of:=((100-[.F244])/100)*[.B2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40]&lt;&gt;&quot;&quot;;CONCATENATE(&quot;(&quot;;[Evidence.A240];&quot;) - &quot;;[Evidence.C240];&quot; - &quot;;[Evidence.D240];&quot;, [&quot;;[Evidence.L240];&quot;]&quot;);&quot;EMPTY&quot;)" office:value-type="string" office:string-value="(236) - Detske, sada plast. Kosticek na skladani - neznamy, [_APE0766.jpg]" calcext:value-type="string">
            <text:p>(236) - Detske, sada plast. Kosticek na skladani - neznamy, [_APE0766.jpg]</text:p>
          </table:table-cell>
          <table:table-cell table:style-name="ce14" table:formula="of:=[Evidence.E240]" office:value-type="float" office:value="0" calcext:value-type="float">
            <text:p>0 Kč</text:p>
          </table:table-cell>
          <table:table-cell table:style-name="ce20" table:formula="of:=[Evidence.F240]" office:value-type="currency" office:currency="CZK" office:value="0" calcext:value-type="currency">
            <text:p>0 Kč</text:p>
          </table:table-cell>
          <table:table-cell table:style-name="ce27" table:formula="of:=[Evidence.K240]" office:value-type="float" office:value="0" calcext:value-type="float">
            <text:p>0</text:p>
          </table:table-cell>
          <table:table-cell table:style-name="ce27" table:formula="of:=2014-[Evidence.H240]" office:value-type="float" office:value="2014" calcext:value-type="float">
            <text:p>2,014</text:p>
          </table:table-cell>
          <table:table-cell table:style-name="ce13"/>
          <table:table-cell table:style-name="ce37" table:formula="of:=((100-[.F245])/100)*[.B2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41]&lt;&gt;&quot;&quot;;CONCATENATE(&quot;(&quot;;[Evidence.A241];&quot;) - &quot;;[Evidence.C241];&quot; - &quot;;[Evidence.D241];&quot;, [&quot;;[Evidence.L241];&quot;]&quot;);&quot;EMPTY&quot;)" office:value-type="string" office:string-value="(237) - plastovy kos na pradlo - lidl, [_APE0766.jpg]" calcext:value-type="string">
            <text:p>(237) - plastovy kos na pradlo - lidl, [_APE0766.jpg]</text:p>
          </table:table-cell>
          <table:table-cell table:style-name="ce14" table:formula="of:=[Evidence.E241]" office:value-type="float" office:value="100" calcext:value-type="float">
            <text:p>100 Kč</text:p>
          </table:table-cell>
          <table:table-cell table:style-name="ce20" table:formula="of:=[Evidence.F241]" office:value-type="currency" office:currency="CZK" office:value="100" calcext:value-type="currency">
            <text:p>100 Kč</text:p>
          </table:table-cell>
          <table:table-cell table:style-name="ce27" table:formula="of:=[Evidence.K241]" office:value-type="float" office:value="0" calcext:value-type="float">
            <text:p>0</text:p>
          </table:table-cell>
          <table:table-cell table:style-name="ce27" table:formula="of:=2014-[Evidence.H241]" office:value-type="float" office:value="2014" calcext:value-type="float">
            <text:p>2,014</text:p>
          </table:table-cell>
          <table:table-cell table:style-name="ce13"/>
          <table:table-cell table:style-name="ce37" table:formula="of:=((100-[.F246])/100)*[.B246]" office:value-type="currency" office:currency="CZK" office:value="100" calcext:value-type="currency">
            <text:p>100.00 Kč </text:p>
          </table:table-cell>
          <table:table-cell table:number-columns-repeated="1017"/>
        </table:table-row>
        <table:table-row table:style-name="ro4">
          <table:table-cell table:formula="of:=IF([Evidence.C242]&lt;&gt;&quot;&quot;;CONCATENATE(&quot;(&quot;;[Evidence.A242];&quot;) - &quot;;[Evidence.C242];&quot; - &quot;;[Evidence.D242];&quot;, [&quot;;[Evidence.L242];&quot;]&quot;);&quot;EMPTY&quot;)" office:value-type="string" office:string-value="(238) - Detske, tunel na lezeni pro deti, skladaci - ikea, [_APE0766.jpg]" calcext:value-type="string">
            <text:p>(238) - Detske, tunel na lezeni pro deti, skladaci - ikea, [_APE0766.jpg]</text:p>
          </table:table-cell>
          <table:table-cell table:style-name="ce14" table:formula="of:=[Evidence.E242]" office:value-type="float" office:value="0" calcext:value-type="float">
            <text:p>0 Kč</text:p>
          </table:table-cell>
          <table:table-cell table:style-name="ce20" table:formula="of:=[Evidence.F242]" office:value-type="currency" office:currency="CZK" office:value="0" calcext:value-type="currency">
            <text:p>0 Kč</text:p>
          </table:table-cell>
          <table:table-cell table:style-name="ce27" table:formula="of:=[Evidence.K242]" office:value-type="float" office:value="0" calcext:value-type="float">
            <text:p>0</text:p>
          </table:table-cell>
          <table:table-cell table:style-name="ce27" table:formula="of:=2014-[Evidence.H242]" office:value-type="float" office:value="2014" calcext:value-type="float">
            <text:p>2,014</text:p>
          </table:table-cell>
          <table:table-cell table:style-name="ce13"/>
          <table:table-cell table:style-name="ce37" table:formula="of:=((100-[.F247])/100)*[.B2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43]&lt;&gt;&quot;&quot;;CONCATENATE(&quot;(&quot;;[Evidence.A243];&quot;) - &quot;;[Evidence.C243];&quot; - &quot;;[Evidence.D243];&quot;, [&quot;;[Evidence.L243];&quot;]&quot;);&quot;EMPTY&quot;)" office:value-type="string" office:string-value="(239) - Detske, zatloukaci hrebiky - woody, [_APE0766.jpg]" calcext:value-type="string">
            <text:p>(239) - Detske, zatloukaci hrebiky - woody, [_APE0766.jpg]</text:p>
          </table:table-cell>
          <table:table-cell table:style-name="ce14" table:formula="of:=[Evidence.E243]" office:value-type="float" office:value="0" calcext:value-type="float">
            <text:p>0 Kč</text:p>
          </table:table-cell>
          <table:table-cell table:style-name="ce20" table:formula="of:=[Evidence.F243]" office:value-type="currency" office:currency="CZK" office:value="0" calcext:value-type="currency">
            <text:p>0 Kč</text:p>
          </table:table-cell>
          <table:table-cell table:style-name="ce27" table:formula="of:=[Evidence.K243]" office:value-type="float" office:value="0" calcext:value-type="float">
            <text:p>0</text:p>
          </table:table-cell>
          <table:table-cell table:style-name="ce27" table:formula="of:=2014-[Evidence.H243]" office:value-type="float" office:value="2014" calcext:value-type="float">
            <text:p>2,014</text:p>
          </table:table-cell>
          <table:table-cell table:style-name="ce13"/>
          <table:table-cell table:style-name="ce37" table:formula="of:=((100-[.F248])/100)*[.B2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44]&lt;&gt;&quot;&quot;;CONCATENATE(&quot;(&quot;;[Evidence.A244];&quot;) - &quot;;[Evidence.C244];&quot; - &quot;;[Evidence.D244];&quot;, [&quot;;[Evidence.L244];&quot;]&quot;);&quot;EMPTY&quot;)" office:value-type="string" office:string-value="EMPTY" calcext:value-type="string">
            <text:p>EMPTY</text:p>
          </table:table-cell>
          <table:table-cell table:style-name="ce14" table:formula="of:=[Evidence.E244]" office:value-type="float" office:value="0" calcext:value-type="float">
            <text:p>0 Kč</text:p>
          </table:table-cell>
          <table:table-cell table:style-name="ce20" table:formula="of:=[Evidence.F244]" office:value-type="currency" office:currency="CZK" office:value="0" calcext:value-type="currency">
            <text:p>0 Kč</text:p>
          </table:table-cell>
          <table:table-cell table:style-name="ce27" table:formula="of:=[Evidence.K244]" office:value-type="float" office:value="0" calcext:value-type="float">
            <text:p>0</text:p>
          </table:table-cell>
          <table:table-cell table:style-name="ce27" table:formula="of:=2014-[Evidence.H244]" office:value-type="float" office:value="2014" calcext:value-type="float">
            <text:p>2,014</text:p>
          </table:table-cell>
          <table:table-cell table:style-name="ce13"/>
          <table:table-cell table:style-name="ce37" table:formula="of:=((100-[.F249])/100)*[.B2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45]&lt;&gt;&quot;&quot;;CONCATENATE(&quot;(&quot;;[Evidence.A245];&quot;) - &quot;;[Evidence.C245];&quot; - &quot;;[Evidence.D245];&quot;, [&quot;;[Evidence.L245];&quot;]&quot;);&quot;EMPTY&quot;)" office:value-type="string" office:string-value="EMPTY" calcext:value-type="string">
            <text:p>EMPTY</text:p>
          </table:table-cell>
          <table:table-cell table:style-name="ce14" table:formula="of:=[Evidence.E245]" office:value-type="float" office:value="0" calcext:value-type="float">
            <text:p>0 Kč</text:p>
          </table:table-cell>
          <table:table-cell table:style-name="ce20" table:formula="of:=[Evidence.F245]" office:value-type="currency" office:currency="CZK" office:value="0" calcext:value-type="currency">
            <text:p>0 Kč</text:p>
          </table:table-cell>
          <table:table-cell table:style-name="ce27" table:formula="of:=[Evidence.K245]" office:value-type="float" office:value="0" calcext:value-type="float">
            <text:p>0</text:p>
          </table:table-cell>
          <table:table-cell table:style-name="ce27" table:formula="of:=2014-[Evidence.H245]" office:value-type="float" office:value="2014" calcext:value-type="float">
            <text:p>2,014</text:p>
          </table:table-cell>
          <table:table-cell table:style-name="ce13"/>
          <table:table-cell table:style-name="ce37" table:formula="of:=((100-[.F250])/100)*[.B2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46]&lt;&gt;&quot;&quot;;CONCATENATE(&quot;(&quot;;[Evidence.A246];&quot;) - &quot;;[Evidence.C246];&quot; - &quot;;[Evidence.D246];&quot;, [&quot;;[Evidence.L246];&quot;]&quot;);&quot;EMPTY&quot;)" office:value-type="string" office:string-value="EMPTY" calcext:value-type="string">
            <text:p>EMPTY</text:p>
          </table:table-cell>
          <table:table-cell table:style-name="ce14" table:formula="of:=[Evidence.E246]" office:value-type="float" office:value="0" calcext:value-type="float">
            <text:p>0 Kč</text:p>
          </table:table-cell>
          <table:table-cell table:style-name="ce20" table:formula="of:=[Evidence.F246]" office:value-type="currency" office:currency="CZK" office:value="0" calcext:value-type="currency">
            <text:p>0 Kč</text:p>
          </table:table-cell>
          <table:table-cell table:style-name="ce27" table:formula="of:=[Evidence.K246]" office:value-type="float" office:value="0" calcext:value-type="float">
            <text:p>0</text:p>
          </table:table-cell>
          <table:table-cell table:style-name="ce27" table:formula="of:=2014-[Evidence.H246]" office:value-type="float" office:value="2014" calcext:value-type="float">
            <text:p>2,014</text:p>
          </table:table-cell>
          <table:table-cell table:style-name="ce13"/>
          <table:table-cell table:style-name="ce37" table:formula="of:=((100-[.F251])/100)*[.B2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47]&lt;&gt;&quot;&quot;;CONCATENATE(&quot;(&quot;;[Evidence.A247];&quot;) - &quot;;[Evidence.C247];&quot; - &quot;;[Evidence.D247];&quot;, [&quot;;[Evidence.L247];&quot;]&quot;);&quot;EMPTY&quot;)" office:value-type="string" office:string-value="EMPTY" calcext:value-type="string">
            <text:p>EMPTY</text:p>
          </table:table-cell>
          <table:table-cell table:style-name="ce14" table:formula="of:=[Evidence.E247]" office:value-type="float" office:value="0" calcext:value-type="float">
            <text:p>0 Kč</text:p>
          </table:table-cell>
          <table:table-cell table:style-name="ce20" table:formula="of:=[Evidence.F247]" office:value-type="currency" office:currency="CZK" office:value="0" calcext:value-type="currency">
            <text:p>0 Kč</text:p>
          </table:table-cell>
          <table:table-cell table:style-name="ce27" table:formula="of:=[Evidence.K247]" office:value-type="float" office:value="0" calcext:value-type="float">
            <text:p>0</text:p>
          </table:table-cell>
          <table:table-cell table:style-name="ce27" table:formula="of:=2014-[Evidence.H247]" office:value-type="float" office:value="2014" calcext:value-type="float">
            <text:p>2,014</text:p>
          </table:table-cell>
          <table:table-cell table:style-name="ce13"/>
          <table:table-cell table:style-name="ce37" table:formula="of:=((100-[.F252])/100)*[.B2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48]&lt;&gt;&quot;&quot;;CONCATENATE(&quot;(&quot;;[Evidence.A248];&quot;) - &quot;;[Evidence.C248];&quot; - &quot;;[Evidence.D248];&quot;, [&quot;;[Evidence.L248];&quot;]&quot;);&quot;EMPTY&quot;)" office:value-type="string" office:string-value="EMPTY" calcext:value-type="string">
            <text:p>EMPTY</text:p>
          </table:table-cell>
          <table:table-cell table:style-name="ce14" table:formula="of:=[Evidence.E248]" office:value-type="float" office:value="0" calcext:value-type="float">
            <text:p>0 Kč</text:p>
          </table:table-cell>
          <table:table-cell table:style-name="ce20" table:formula="of:=[Evidence.F248]" office:value-type="currency" office:currency="CZK" office:value="0" calcext:value-type="currency">
            <text:p>0 Kč</text:p>
          </table:table-cell>
          <table:table-cell table:style-name="ce27" table:formula="of:=[Evidence.K248]" office:value-type="float" office:value="0" calcext:value-type="float">
            <text:p>0</text:p>
          </table:table-cell>
          <table:table-cell table:style-name="ce27" table:formula="of:=2014-[Evidence.H248]" office:value-type="float" office:value="2014" calcext:value-type="float">
            <text:p>2,014</text:p>
          </table:table-cell>
          <table:table-cell table:style-name="ce13"/>
          <table:table-cell table:style-name="ce37" table:formula="of:=((100-[.F253])/100)*[.B2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49]&lt;&gt;&quot;&quot;;CONCATENATE(&quot;(&quot;;[Evidence.A249];&quot;) - &quot;;[Evidence.C249];&quot; - &quot;;[Evidence.D249];&quot;, [&quot;;[Evidence.L249];&quot;]&quot;);&quot;EMPTY&quot;)" office:value-type="string" office:string-value="EMPTY" calcext:value-type="string">
            <text:p>EMPTY</text:p>
          </table:table-cell>
          <table:table-cell table:style-name="ce14" table:formula="of:=[Evidence.E249]" office:value-type="float" office:value="0" calcext:value-type="float">
            <text:p>0 Kč</text:p>
          </table:table-cell>
          <table:table-cell table:style-name="ce20" table:formula="of:=[Evidence.F249]" office:value-type="currency" office:currency="CZK" office:value="0" calcext:value-type="currency">
            <text:p>0 Kč</text:p>
          </table:table-cell>
          <table:table-cell table:style-name="ce27" table:formula="of:=[Evidence.K249]" office:value-type="float" office:value="0" calcext:value-type="float">
            <text:p>0</text:p>
          </table:table-cell>
          <table:table-cell table:style-name="ce27" table:formula="of:=2014-[Evidence.H249]" office:value-type="float" office:value="2014" calcext:value-type="float">
            <text:p>2,014</text:p>
          </table:table-cell>
          <table:table-cell table:style-name="ce13"/>
          <table:table-cell table:style-name="ce37" table:formula="of:=((100-[.F254])/100)*[.B2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50]&lt;&gt;&quot;&quot;;CONCATENATE(&quot;(&quot;;[Evidence.A250];&quot;) - &quot;;[Evidence.C250];&quot; - &quot;;[Evidence.D250];&quot;, [&quot;;[Evidence.L250];&quot;]&quot;);&quot;EMPTY&quot;)" office:value-type="string" office:string-value="EMPTY" calcext:value-type="string">
            <text:p>EMPTY</text:p>
          </table:table-cell>
          <table:table-cell table:style-name="ce14" table:formula="of:=[Evidence.E250]" office:value-type="float" office:value="0" calcext:value-type="float">
            <text:p>0 Kč</text:p>
          </table:table-cell>
          <table:table-cell table:style-name="ce20" table:formula="of:=[Evidence.F250]" office:value-type="currency" office:currency="CZK" office:value="0" calcext:value-type="currency">
            <text:p>0 Kč</text:p>
          </table:table-cell>
          <table:table-cell table:style-name="ce27" table:formula="of:=[Evidence.K250]" office:value-type="float" office:value="0" calcext:value-type="float">
            <text:p>0</text:p>
          </table:table-cell>
          <table:table-cell table:style-name="ce27" table:formula="of:=2014-[Evidence.H250]" office:value-type="float" office:value="2014" calcext:value-type="float">
            <text:p>2,014</text:p>
          </table:table-cell>
          <table:table-cell table:style-name="ce13"/>
          <table:table-cell table:style-name="ce37" table:formula="of:=((100-[.F255])/100)*[.B2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51]&lt;&gt;&quot;&quot;;CONCATENATE(&quot;(&quot;;[Evidence.A251];&quot;) - &quot;;[Evidence.C251];&quot; - &quot;;[Evidence.D251];&quot;, [&quot;;[Evidence.L251];&quot;]&quot;);&quot;EMPTY&quot;)" office:value-type="string" office:string-value="EMPTY" calcext:value-type="string">
            <text:p>EMPTY</text:p>
          </table:table-cell>
          <table:table-cell table:style-name="ce14" table:formula="of:=[Evidence.E251]" office:value-type="float" office:value="0" calcext:value-type="float">
            <text:p>0 Kč</text:p>
          </table:table-cell>
          <table:table-cell table:style-name="ce20" table:formula="of:=[Evidence.F251]" office:value-type="currency" office:currency="CZK" office:value="0" calcext:value-type="currency">
            <text:p>0 Kč</text:p>
          </table:table-cell>
          <table:table-cell table:style-name="ce27" table:formula="of:=[Evidence.K251]" office:value-type="float" office:value="0" calcext:value-type="float">
            <text:p>0</text:p>
          </table:table-cell>
          <table:table-cell table:style-name="ce27" table:formula="of:=2014-[Evidence.H251]" office:value-type="float" office:value="2014" calcext:value-type="float">
            <text:p>2,014</text:p>
          </table:table-cell>
          <table:table-cell table:style-name="ce13"/>
          <table:table-cell table:style-name="ce37" table:formula="of:=((100-[.F256])/100)*[.B2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52]&lt;&gt;&quot;&quot;;CONCATENATE(&quot;(&quot;;[Evidence.A252];&quot;) - &quot;;[Evidence.C252];&quot; - &quot;;[Evidence.D252];&quot;, [&quot;;[Evidence.L252];&quot;]&quot;);&quot;EMPTY&quot;)" office:value-type="string" office:string-value="EMPTY" calcext:value-type="string">
            <text:p>EMPTY</text:p>
          </table:table-cell>
          <table:table-cell table:style-name="ce14" table:formula="of:=[Evidence.E252]" office:value-type="float" office:value="0" calcext:value-type="float">
            <text:p>0 Kč</text:p>
          </table:table-cell>
          <table:table-cell table:style-name="ce20" table:formula="of:=[Evidence.F252]" office:value-type="currency" office:currency="CZK" office:value="0" calcext:value-type="currency">
            <text:p>0 Kč</text:p>
          </table:table-cell>
          <table:table-cell table:style-name="ce27" table:formula="of:=[Evidence.K252]" office:value-type="float" office:value="0" calcext:value-type="float">
            <text:p>0</text:p>
          </table:table-cell>
          <table:table-cell table:style-name="ce27" table:formula="of:=2014-[Evidence.H252]" office:value-type="float" office:value="2014" calcext:value-type="float">
            <text:p>2,014</text:p>
          </table:table-cell>
          <table:table-cell table:style-name="ce13"/>
          <table:table-cell table:style-name="ce37" table:formula="of:=((100-[.F257])/100)*[.B2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253]&lt;&gt;&quot;&quot;;CONCATENATE(&quot;(&quot;;[Evidence.A253];&quot;) - &quot;;[Evidence.C253];&quot; - &quot;;[Evidence.D253];&quot;, [&quot;;[Evidence.L253];&quot;]&quot;);&quot;EMPTY&quot;)" office:value-type="string" office:string-value="EMPTY" calcext:value-type="string">
            <text:p>EMPTY</text:p>
          </table:table-cell>
          <table:table-cell table:style-name="ce14" table:formula="of:=[Evidence.E253]" office:value-type="float" office:value="0" calcext:value-type="float">
            <text:p>0 Kč</text:p>
          </table:table-cell>
          <table:table-cell table:style-name="ce20" table:formula="of:=[Evidence.F253]" office:value-type="currency" office:currency="CZK" office:value="0" calcext:value-type="currency">
            <text:p>0 Kč</text:p>
          </table:table-cell>
          <table:table-cell table:style-name="ce27" table:formula="of:=[Evidence.K253]" office:value-type="float" office:value="0" calcext:value-type="float">
            <text:p>0</text:p>
          </table:table-cell>
          <table:table-cell table:style-name="ce27" table:formula="of:=2014-[Evidence.H253]" office:value-type="float" office:value="2014" calcext:value-type="float">
            <text:p>2,014</text:p>
          </table:table-cell>
          <table:table-cell table:style-name="ce13"/>
          <table:table-cell table:style-name="ce37" table:formula="of:=((100-[.F258])/100)*[.B2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54]&lt;&gt;&quot;&quot;;CONCATENATE(&quot;(&quot;;[Evidence.A254];&quot;) - &quot;;[Evidence.C254];&quot; - &quot;;[Evidence.D254];&quot;, [&quot;;[Evidence.L254];&quot;]&quot;);&quot;EMPTY&quot;)" office:value-type="string" office:string-value="(250) - obraz - umelecke dilo, [_APE0767.jpg _APE0769.jpg]" calcext:value-type="string">
            <text:p>(250) - obraz - umelecke dilo, [_APE0767.jpg _APE0769.jpg]</text:p>
          </table:table-cell>
          <table:table-cell table:style-name="ce14" table:formula="of:=[Evidence.E254]" office:value-type="float" office:value="35000" calcext:value-type="float">
            <text:p>35,000 Kč</text:p>
          </table:table-cell>
          <table:table-cell table:style-name="ce20" table:formula="of:=[Evidence.F254]" office:value-type="currency" office:currency="CZK" office:value="35000" calcext:value-type="currency">
            <text:p>35 000 Kč</text:p>
          </table:table-cell>
          <table:table-cell table:style-name="ce27" table:formula="of:=[Evidence.K254]" office:value-type="float" office:value="0" calcext:value-type="float">
            <text:p>0</text:p>
          </table:table-cell>
          <table:table-cell table:style-name="ce27" table:formula="of:=2014-[Evidence.H254]" office:value-type="float" office:value="2014" calcext:value-type="float">
            <text:p>2,014</text:p>
          </table:table-cell>
          <table:table-cell table:style-name="ce13"/>
          <table:table-cell table:style-name="ce37" table:formula="of:=((100-[.F259])/100)*[.B259]" office:value-type="currency" office:currency="CZK" office:value="35000" calcext:value-type="currency">
            <text:p>35,000.00 Kč </text:p>
          </table:table-cell>
          <table:table-cell table:number-columns-repeated="1017"/>
        </table:table-row>
        <table:table-row table:style-name="ro4">
          <table:table-cell table:formula="of:=IF([Evidence.C255]&lt;&gt;&quot;&quot;;CONCATENATE(&quot;(&quot;;[Evidence.A255];&quot;) - &quot;;[Evidence.C255];&quot; - &quot;;[Evidence.D255];&quot;, [&quot;;[Evidence.L255];&quot;]&quot;);&quot;EMPTY&quot;)" office:value-type="string" office:string-value="(251) - nabijecka k tabletu - apple, [_APE0770.jpg]" calcext:value-type="string">
            <text:p>(251) - nabijecka k tabletu - apple, [_APE0770.jpg]</text:p>
          </table:table-cell>
          <table:table-cell table:style-name="ce14" table:formula="of:=[Evidence.E255]" office:value-type="float" office:value="0" calcext:value-type="float">
            <text:p>0 Kč</text:p>
          </table:table-cell>
          <table:table-cell table:style-name="ce20" table:formula="of:=[Evidence.F255]" office:value-type="currency" office:currency="CZK" office:value="0" calcext:value-type="currency">
            <text:p>0 Kč</text:p>
          </table:table-cell>
          <table:table-cell table:style-name="ce27" table:formula="of:=[Evidence.K255]" office:value-type="float" office:value="0" calcext:value-type="float">
            <text:p>0</text:p>
          </table:table-cell>
          <table:table-cell table:style-name="ce27" table:formula="of:=2014-[Evidence.H255]" office:value-type="float" office:value="2014" calcext:value-type="float">
            <text:p>2,014</text:p>
          </table:table-cell>
          <table:table-cell table:style-name="ce13"/>
          <table:table-cell table:style-name="ce37" table:formula="of:=((100-[.F260])/100)*[.B2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56]&lt;&gt;&quot;&quot;;CONCATENATE(&quot;(&quot;;[Evidence.A256];&quot;) - &quot;;[Evidence.C256];&quot; - &quot;;[Evidence.D256];&quot;, [&quot;;[Evidence.L256];&quot;]&quot;);&quot;EMPTY&quot;)" office:value-type="string" office:string-value="(252) - usb prodluzovaci kabel - noname, [_APE0770.jpg]" calcext:value-type="string">
            <text:p>(252) - usb prodluzovaci kabel - noname, [_APE0770.jpg]</text:p>
          </table:table-cell>
          <table:table-cell table:style-name="ce14" table:formula="of:=[Evidence.E256]" office:value-type="float" office:value="0" calcext:value-type="float">
            <text:p>0 Kč</text:p>
          </table:table-cell>
          <table:table-cell table:style-name="ce20" table:formula="of:=[Evidence.F256]" office:value-type="currency" office:currency="CZK" office:value="0" calcext:value-type="currency">
            <text:p>0 Kč</text:p>
          </table:table-cell>
          <table:table-cell table:style-name="ce27" table:formula="of:=[Evidence.K256]" office:value-type="float" office:value="0" calcext:value-type="float">
            <text:p>0</text:p>
          </table:table-cell>
          <table:table-cell table:style-name="ce27" table:formula="of:=2014-[Evidence.H256]" office:value-type="float" office:value="2014" calcext:value-type="float">
            <text:p>2,014</text:p>
          </table:table-cell>
          <table:table-cell table:style-name="ce13"/>
          <table:table-cell table:style-name="ce37" table:formula="of:=((100-[.F261])/100)*[.B2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57]&lt;&gt;&quot;&quot;;CONCATENATE(&quot;(&quot;;[Evidence.A257];&quot;) - &quot;;[Evidence.C257];&quot; - &quot;;[Evidence.D257];&quot;, [&quot;;[Evidence.L257];&quot;]&quot;);&quot;EMPTY&quot;)" office:value-type="string" office:string-value="(253) - usb propojovaci kabel pro tablet - apple, [_APE0770.jpg]" calcext:value-type="string">
            <text:p>(253) - usb propojovaci kabel pro tablet - apple, [_APE0770.jpg]</text:p>
          </table:table-cell>
          <table:table-cell table:style-name="ce14" table:formula="of:=[Evidence.E257]" office:value-type="float" office:value="0" calcext:value-type="float">
            <text:p>0 Kč</text:p>
          </table:table-cell>
          <table:table-cell table:style-name="ce20" table:formula="of:=[Evidence.F257]" office:value-type="currency" office:currency="CZK" office:value="0" calcext:value-type="currency">
            <text:p>0 Kč</text:p>
          </table:table-cell>
          <table:table-cell table:style-name="ce27" table:formula="of:=[Evidence.K257]" office:value-type="float" office:value="0" calcext:value-type="float">
            <text:p>0</text:p>
          </table:table-cell>
          <table:table-cell table:style-name="ce27" table:formula="of:=2014-[Evidence.H257]" office:value-type="float" office:value="2014" calcext:value-type="float">
            <text:p>2,014</text:p>
          </table:table-cell>
          <table:table-cell table:style-name="ce13"/>
          <table:table-cell table:style-name="ce37" table:formula="of:=((100-[.F262])/100)*[.B2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58]&lt;&gt;&quot;&quot;;CONCATENATE(&quot;(&quot;;[Evidence.A258];&quot;) - &quot;;[Evidence.C258];&quot; - &quot;;[Evidence.D258];&quot;, [&quot;;[Evidence.L258];&quot;]&quot;);&quot;EMPTY&quot;)" office:value-type="string" office:string-value="(254) - Detske, houpaci konik - neznackovy, [_APE0770.jpg]" calcext:value-type="string">
            <text:p>(254) - Detske, houpaci konik - neznackovy, [_APE0770.jpg]</text:p>
          </table:table-cell>
          <table:table-cell table:style-name="ce14" table:formula="of:=[Evidence.E258]" office:value-type="float" office:value="0" calcext:value-type="float">
            <text:p>0 Kč</text:p>
          </table:table-cell>
          <table:table-cell table:style-name="ce20" table:formula="of:=[Evidence.F258]" office:value-type="currency" office:currency="CZK" office:value="0" calcext:value-type="currency">
            <text:p>0 Kč</text:p>
          </table:table-cell>
          <table:table-cell table:style-name="ce27" table:formula="of:=[Evidence.K258]" office:value-type="float" office:value="0" calcext:value-type="float">
            <text:p>0</text:p>
          </table:table-cell>
          <table:table-cell table:style-name="ce27" table:formula="of:=2014-[Evidence.H258]" office:value-type="float" office:value="2014" calcext:value-type="float">
            <text:p>2,014</text:p>
          </table:table-cell>
          <table:table-cell table:style-name="ce13"/>
          <table:table-cell table:style-name="ce37" table:formula="of:=((100-[.F263])/100)*[.B2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59]&lt;&gt;&quot;&quot;;CONCATENATE(&quot;(&quot;;[Evidence.A259];&quot;) - &quot;;[Evidence.C259];&quot; - &quot;;[Evidence.D259];&quot;, [&quot;;[Evidence.L259];&quot;]&quot;);&quot;EMPTY&quot;)" office:value-type="string" office:string-value="(255) - Detske, slon, plysak - , [_APE0771.jpg]" calcext:value-type="string">
            <text:p>(255) - Detske, slon, plysak - , [_APE0771.jpg]</text:p>
          </table:table-cell>
          <table:table-cell table:style-name="ce14" table:formula="of:=[Evidence.E259]" office:value-type="float" office:value="0" calcext:value-type="float">
            <text:p>0 Kč</text:p>
          </table:table-cell>
          <table:table-cell table:style-name="ce20" table:formula="of:=[Evidence.F259]" office:value-type="currency" office:currency="CZK" office:value="0" calcext:value-type="currency">
            <text:p>0 Kč</text:p>
          </table:table-cell>
          <table:table-cell table:style-name="ce27" table:formula="of:=[Evidence.K259]" office:value-type="float" office:value="0" calcext:value-type="float">
            <text:p>0</text:p>
          </table:table-cell>
          <table:table-cell table:style-name="ce27" table:formula="of:=2014-[Evidence.H259]" office:value-type="float" office:value="2014" calcext:value-type="float">
            <text:p>2,014</text:p>
          </table:table-cell>
          <table:table-cell table:style-name="ce13"/>
          <table:table-cell table:style-name="ce37" table:formula="of:=((100-[.F264])/100)*[.B2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60]&lt;&gt;&quot;&quot;;CONCATENATE(&quot;(&quot;;[Evidence.A260];&quot;) - &quot;;[Evidence.C260];&quot; - &quot;;[Evidence.D260];&quot;, [&quot;;[Evidence.L260];&quot;]&quot;);&quot;EMPTY&quot;)" office:value-type="string" office:string-value="(256) - police z ikea, podelna - ikea, [_APE0771.jpg]" calcext:value-type="string">
            <text:p>(256) - police z ikea, podelna - ikea, [_APE0771.jpg]</text:p>
          </table:table-cell>
          <table:table-cell table:style-name="ce14" table:formula="of:=[Evidence.E260]" office:value-type="float" office:value="0" calcext:value-type="float">
            <text:p>0 Kč</text:p>
          </table:table-cell>
          <table:table-cell table:style-name="ce20" table:formula="of:=[Evidence.F260]" office:value-type="currency" office:currency="CZK" office:value="0" calcext:value-type="currency">
            <text:p>0 Kč</text:p>
          </table:table-cell>
          <table:table-cell table:style-name="ce27" table:formula="of:=[Evidence.K260]" office:value-type="float" office:value="0" calcext:value-type="float">
            <text:p>0</text:p>
          </table:table-cell>
          <table:table-cell table:style-name="ce27" table:formula="of:=2014-[Evidence.H260]" office:value-type="float" office:value="2014" calcext:value-type="float">
            <text:p>2,014</text:p>
          </table:table-cell>
          <table:table-cell table:style-name="ce13"/>
          <table:table-cell table:style-name="ce37" table:formula="of:=((100-[.F265])/100)*[.B2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61]&lt;&gt;&quot;&quot;;CONCATENATE(&quot;(&quot;;[Evidence.A261];&quot;) - &quot;;[Evidence.C261];&quot; - &quot;;[Evidence.D261];&quot;, [&quot;;[Evidence.L261];&quot;]&quot;);&quot;EMPTY&quot;)" office:value-type="string" office:string-value="(257) - destke, plysova hracka drak - , [_APE0771.jpg]" calcext:value-type="string">
            <text:p>(257) - destke, plysova hracka drak - , [_APE0771.jpg]</text:p>
          </table:table-cell>
          <table:table-cell table:style-name="ce14" table:formula="of:=[Evidence.E261]" office:value-type="float" office:value="0" calcext:value-type="float">
            <text:p>0 Kč</text:p>
          </table:table-cell>
          <table:table-cell table:style-name="ce20" table:formula="of:=[Evidence.F261]" office:value-type="currency" office:currency="CZK" office:value="0" calcext:value-type="currency">
            <text:p>0 Kč</text:p>
          </table:table-cell>
          <table:table-cell table:style-name="ce27" table:formula="of:=[Evidence.K261]" office:value-type="float" office:value="0" calcext:value-type="float">
            <text:p>0</text:p>
          </table:table-cell>
          <table:table-cell table:style-name="ce27" table:formula="of:=2014-[Evidence.H261]" office:value-type="float" office:value="2014" calcext:value-type="float">
            <text:p>2,014</text:p>
          </table:table-cell>
          <table:table-cell table:style-name="ce13"/>
          <table:table-cell table:style-name="ce37" table:formula="of:=((100-[.F266])/100)*[.B2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62]&lt;&gt;&quot;&quot;;CONCATENATE(&quot;(&quot;;[Evidence.A262];&quot;) - &quot;;[Evidence.C262];&quot; - &quot;;[Evidence.D262];&quot;, [&quot;;[Evidence.L262];&quot;]&quot;);&quot;EMPTY&quot;)" office:value-type="string" office:string-value="(258) - plastovy kos na pradlo - lidl, [_APE0771.jpg]" calcext:value-type="string">
            <text:p>(258) - plastovy kos na pradlo - lidl, [_APE0771.jpg]</text:p>
          </table:table-cell>
          <table:table-cell table:style-name="ce14" table:formula="of:=[Evidence.E262]" office:value-type="float" office:value="0" calcext:value-type="float">
            <text:p>0 Kč</text:p>
          </table:table-cell>
          <table:table-cell table:style-name="ce20" table:formula="of:=[Evidence.F262]" office:value-type="currency" office:currency="CZK" office:value="0" calcext:value-type="currency">
            <text:p>0 Kč</text:p>
          </table:table-cell>
          <table:table-cell table:style-name="ce27" table:formula="of:=[Evidence.K262]" office:value-type="float" office:value="0" calcext:value-type="float">
            <text:p>0</text:p>
          </table:table-cell>
          <table:table-cell table:style-name="ce27" table:formula="of:=2014-[Evidence.H262]" office:value-type="float" office:value="2014" calcext:value-type="float">
            <text:p>2,014</text:p>
          </table:table-cell>
          <table:table-cell table:style-name="ce13"/>
          <table:table-cell table:style-name="ce37" table:formula="of:=((100-[.F267])/100)*[.B2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63]&lt;&gt;&quot;&quot;;CONCATENATE(&quot;(&quot;;[Evidence.A263];&quot;) - &quot;;[Evidence.C263];&quot; - &quot;;[Evidence.D263];&quot;, [&quot;;[Evidence.L263];&quot;]&quot;);&quot;EMPTY&quot;)" office:value-type="string" office:string-value="(259) - kopaci balon - , [_APE0771.jpg]" calcext:value-type="string">
            <text:p>(259) - kopaci balon - , [_APE0771.jpg]</text:p>
          </table:table-cell>
          <table:table-cell table:style-name="ce14" table:formula="of:=[Evidence.E263]" office:value-type="float" office:value="0" calcext:value-type="float">
            <text:p>0 Kč</text:p>
          </table:table-cell>
          <table:table-cell table:style-name="ce20" table:formula="of:=[Evidence.F263]" office:value-type="currency" office:currency="CZK" office:value="0" calcext:value-type="currency">
            <text:p>0 Kč</text:p>
          </table:table-cell>
          <table:table-cell table:style-name="ce27" table:formula="of:=[Evidence.K263]" office:value-type="float" office:value="0" calcext:value-type="float">
            <text:p>0</text:p>
          </table:table-cell>
          <table:table-cell table:style-name="ce27" table:formula="of:=2014-[Evidence.H263]" office:value-type="float" office:value="2014" calcext:value-type="float">
            <text:p>2,014</text:p>
          </table:table-cell>
          <table:table-cell table:style-name="ce13"/>
          <table:table-cell table:style-name="ce37" table:formula="of:=((100-[.F268])/100)*[.B2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64]&lt;&gt;&quot;&quot;;CONCATENATE(&quot;(&quot;;[Evidence.A264];&quot;) - &quot;;[Evidence.C264];&quot; - &quot;;[Evidence.D264];&quot;, [&quot;;[Evidence.L264];&quot;]&quot;);&quot;EMPTY&quot;)" office:value-type="string" office:string-value="(260) - kocka z textilie - rucni prace, [_APE0771.jpg]" calcext:value-type="string">
            <text:p>(260) - kocka z textilie - rucni prace, [_APE0771.jpg]</text:p>
          </table:table-cell>
          <table:table-cell table:style-name="ce14" table:formula="of:=[Evidence.E264]" office:value-type="float" office:value="0" calcext:value-type="float">
            <text:p>0 Kč</text:p>
          </table:table-cell>
          <table:table-cell table:style-name="ce20" table:formula="of:=[Evidence.F264]" office:value-type="currency" office:currency="CZK" office:value="0" calcext:value-type="currency">
            <text:p>0 Kč</text:p>
          </table:table-cell>
          <table:table-cell table:style-name="ce27" table:formula="of:=[Evidence.K264]" office:value-type="float" office:value="0" calcext:value-type="float">
            <text:p>0</text:p>
          </table:table-cell>
          <table:table-cell table:style-name="ce27" table:formula="of:=2014-[Evidence.H264]" office:value-type="float" office:value="2014" calcext:value-type="float">
            <text:p>2,014</text:p>
          </table:table-cell>
          <table:table-cell table:style-name="ce13"/>
          <table:table-cell table:style-name="ce37" table:formula="of:=((100-[.F269])/100)*[.B2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65]&lt;&gt;&quot;&quot;;CONCATENATE(&quot;(&quot;;[Evidence.A265];&quot;) - &quot;;[Evidence.C265];&quot; - &quot;;[Evidence.D265];&quot;, [&quot;;[Evidence.L265];&quot;]&quot;);&quot;EMPTY&quot;)" office:value-type="string" office:string-value="(261) - detsky nocnik - , [_APE0772.jpg]" calcext:value-type="string">
            <text:p>(261) - detsky nocnik - , [_APE0772.jpg]</text:p>
          </table:table-cell>
          <table:table-cell table:style-name="ce14" table:formula="of:=[Evidence.E265]" office:value-type="float" office:value="0" calcext:value-type="float">
            <text:p>0 Kč</text:p>
          </table:table-cell>
          <table:table-cell table:style-name="ce20" table:formula="of:=[Evidence.F265]" office:value-type="currency" office:currency="CZK" office:value="0" calcext:value-type="currency">
            <text:p>0 Kč</text:p>
          </table:table-cell>
          <table:table-cell table:style-name="ce27" table:formula="of:=[Evidence.K265]" office:value-type="float" office:value="0" calcext:value-type="float">
            <text:p>0</text:p>
          </table:table-cell>
          <table:table-cell table:style-name="ce27" table:formula="of:=2014-[Evidence.H265]" office:value-type="float" office:value="2014" calcext:value-type="float">
            <text:p>2,014</text:p>
          </table:table-cell>
          <table:table-cell table:style-name="ce13"/>
          <table:table-cell table:style-name="ce37" table:formula="of:=((100-[.F270])/100)*[.B2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66]&lt;&gt;&quot;&quot;;CONCATENATE(&quot;(&quot;;[Evidence.A266];&quot;) - &quot;;[Evidence.C266];&quot; - &quot;;[Evidence.D266];&quot;, [&quot;;[Evidence.L266];&quot;]&quot;);&quot;EMPTY&quot;)" office:value-type="string" office:string-value="(262) - sedak z pohanky - , [_APE0772.jpg]" calcext:value-type="string">
            <text:p>(262) - sedak z pohanky - , [_APE0772.jpg]</text:p>
          </table:table-cell>
          <table:table-cell table:style-name="ce14" table:formula="of:=[Evidence.E266]" office:value-type="float" office:value="0" calcext:value-type="float">
            <text:p>0 Kč</text:p>
          </table:table-cell>
          <table:table-cell table:style-name="ce20" table:formula="of:=[Evidence.F266]" office:value-type="currency" office:currency="CZK" office:value="0" calcext:value-type="currency">
            <text:p>0 Kč</text:p>
          </table:table-cell>
          <table:table-cell table:style-name="ce27" table:formula="of:=[Evidence.K266]" office:value-type="float" office:value="0" calcext:value-type="float">
            <text:p>0</text:p>
          </table:table-cell>
          <table:table-cell table:style-name="ce27" table:formula="of:=2014-[Evidence.H266]" office:value-type="float" office:value="2014" calcext:value-type="float">
            <text:p>2,014</text:p>
          </table:table-cell>
          <table:table-cell table:style-name="ce13"/>
          <table:table-cell table:style-name="ce37" table:formula="of:=((100-[.F271])/100)*[.B2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67]&lt;&gt;&quot;&quot;;CONCATENATE(&quot;(&quot;;[Evidence.A267];&quot;) - &quot;;[Evidence.C267];&quot; - &quot;;[Evidence.D267];&quot;, [&quot;;[Evidence.L267];&quot;]&quot;);&quot;EMPTY&quot;)" office:value-type="string" office:string-value="(263) - obyvakova sedaci souprava s taburetem - xxx lux, [_APE0772.jpg]" calcext:value-type="string">
            <text:p>(263) - obyvakova sedaci souprava s taburetem - xxx lux, [_APE0772.jpg]</text:p>
          </table:table-cell>
          <table:table-cell table:style-name="ce14" table:formula="of:=[Evidence.E267]" office:value-type="float" office:value="0" calcext:value-type="float">
            <text:p>0 Kč</text:p>
          </table:table-cell>
          <table:table-cell table:style-name="ce20" table:formula="of:=[Evidence.F267]" office:value-type="currency" office:currency="CZK" office:value="0" calcext:value-type="currency">
            <text:p>0 Kč</text:p>
          </table:table-cell>
          <table:table-cell table:style-name="ce27" table:formula="of:=[Evidence.K267]" office:value-type="float" office:value="0" calcext:value-type="float">
            <text:p>0</text:p>
          </table:table-cell>
          <table:table-cell table:style-name="ce27" table:formula="of:=2014-[Evidence.H267]" office:value-type="float" office:value="2014" calcext:value-type="float">
            <text:p>2,014</text:p>
          </table:table-cell>
          <table:table-cell table:style-name="ce13"/>
          <table:table-cell table:style-name="ce37" table:formula="of:=((100-[.F272])/100)*[.B2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68]&lt;&gt;&quot;&quot;;CONCATENATE(&quot;(&quot;;[Evidence.A268];&quot;) - &quot;;[Evidence.C268];&quot; - &quot;;[Evidence.D268];&quot;, [&quot;;[Evidence.L268];&quot;]&quot;);&quot;EMPTY&quot;)" office:value-type="string" office:string-value="(264) - fotoplatno, cerne - , [_APE0772.jpg]" calcext:value-type="string">
            <text:p>(264) - fotoplatno, cerne - , [_APE0772.jpg]</text:p>
          </table:table-cell>
          <table:table-cell table:style-name="ce14" table:formula="of:=[Evidence.E268]" office:value-type="float" office:value="0" calcext:value-type="float">
            <text:p>0 Kč</text:p>
          </table:table-cell>
          <table:table-cell table:style-name="ce20" table:formula="of:=[Evidence.F268]" office:value-type="currency" office:currency="CZK" office:value="0" calcext:value-type="currency">
            <text:p>0 Kč</text:p>
          </table:table-cell>
          <table:table-cell table:style-name="ce27" table:formula="of:=[Evidence.K268]" office:value-type="float" office:value="0" calcext:value-type="float">
            <text:p>0</text:p>
          </table:table-cell>
          <table:table-cell table:style-name="ce27" table:formula="of:=2014-[Evidence.H268]" office:value-type="float" office:value="2014" calcext:value-type="float">
            <text:p>2,014</text:p>
          </table:table-cell>
          <table:table-cell table:style-name="ce13"/>
          <table:table-cell table:style-name="ce37" table:formula="of:=((100-[.F273])/100)*[.B2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69]&lt;&gt;&quot;&quot;;CONCATENATE(&quot;(&quot;;[Evidence.A269];&quot;) - &quot;;[Evidence.C269];&quot; - &quot;;[Evidence.D269];&quot;, [&quot;;[Evidence.L269];&quot;]&quot;);&quot;EMPTY&quot;)" office:value-type="string" office:string-value="(265) - 3x polstar na gauc - , [_APE0772.jpg]" calcext:value-type="string">
            <text:p>(265) - 3x polstar na gauc - , [_APE0772.jpg]</text:p>
          </table:table-cell>
          <table:table-cell table:style-name="ce14" table:formula="of:=[Evidence.E269]" office:value-type="float" office:value="0" calcext:value-type="float">
            <text:p>0 Kč</text:p>
          </table:table-cell>
          <table:table-cell table:style-name="ce20" table:formula="of:=[Evidence.F269]" office:value-type="currency" office:currency="CZK" office:value="0" calcext:value-type="currency">
            <text:p>0 Kč</text:p>
          </table:table-cell>
          <table:table-cell table:style-name="ce27" table:formula="of:=[Evidence.K269]" office:value-type="float" office:value="0" calcext:value-type="float">
            <text:p>0</text:p>
          </table:table-cell>
          <table:table-cell table:style-name="ce27" table:formula="of:=2014-[Evidence.H269]" office:value-type="float" office:value="2014" calcext:value-type="float">
            <text:p>2,014</text:p>
          </table:table-cell>
          <table:table-cell table:style-name="ce13"/>
          <table:table-cell table:style-name="ce37" table:formula="of:=((100-[.F274])/100)*[.B2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70]&lt;&gt;&quot;&quot;;CONCATENATE(&quot;(&quot;;[Evidence.A270];&quot;) - &quot;;[Evidence.C270];&quot; - &quot;;[Evidence.D270];&quot;, [&quot;;[Evidence.L270];&quot;]&quot;);&quot;EMPTY&quot;)" office:value-type="string" office:string-value="(266) - design lampa - TBD, italie, [_APE0774.jpg]" calcext:value-type="string">
            <text:p>(266) - design lampa - TBD, italie, [_APE0774.jpg]</text:p>
          </table:table-cell>
          <table:table-cell table:style-name="ce14" table:formula="of:=[Evidence.E270]" office:value-type="float" office:value="0" calcext:value-type="float">
            <text:p>0 Kč</text:p>
          </table:table-cell>
          <table:table-cell table:style-name="ce20" table:formula="of:=[Evidence.F270]" office:value-type="currency" office:currency="CZK" office:value="0" calcext:value-type="currency">
            <text:p>0 Kč</text:p>
          </table:table-cell>
          <table:table-cell table:style-name="ce27" table:formula="of:=[Evidence.K270]" office:value-type="float" office:value="0" calcext:value-type="float">
            <text:p>0</text:p>
          </table:table-cell>
          <table:table-cell table:style-name="ce27" table:formula="of:=2014-[Evidence.H270]" office:value-type="float" office:value="2014" calcext:value-type="float">
            <text:p>2,014</text:p>
          </table:table-cell>
          <table:table-cell table:style-name="ce13"/>
          <table:table-cell table:style-name="ce37" table:formula="of:=((100-[.F275])/100)*[.B2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71]&lt;&gt;&quot;&quot;;CONCATENATE(&quot;(&quot;;[Evidence.A271];&quot;) - &quot;;[Evidence.C271];&quot; - &quot;;[Evidence.D271];&quot;, [&quot;;[Evidence.L271];&quot;]&quot;);&quot;EMPTY&quot;)" office:value-type="string" office:string-value="(267) - kytka v plastovem kvetinaci - , [_APE0774.jpg]" calcext:value-type="string">
            <text:p>(267) - kytka v plastovem kvetinaci - , [_APE0774.jpg]</text:p>
          </table:table-cell>
          <table:table-cell table:style-name="ce14" table:formula="of:=[Evidence.E271]" office:value-type="float" office:value="0" calcext:value-type="float">
            <text:p>0 Kč</text:p>
          </table:table-cell>
          <table:table-cell table:style-name="ce20" table:formula="of:=[Evidence.F271]" office:value-type="currency" office:currency="CZK" office:value="0" calcext:value-type="currency">
            <text:p>0 Kč</text:p>
          </table:table-cell>
          <table:table-cell table:style-name="ce27" table:formula="of:=[Evidence.K271]" office:value-type="float" office:value="0" calcext:value-type="float">
            <text:p>0</text:p>
          </table:table-cell>
          <table:table-cell table:style-name="ce27" table:formula="of:=2014-[Evidence.H271]" office:value-type="float" office:value="2014" calcext:value-type="float">
            <text:p>2,014</text:p>
          </table:table-cell>
          <table:table-cell table:style-name="ce13"/>
          <table:table-cell table:style-name="ce37" table:formula="of:=((100-[.F276])/100)*[.B2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72]&lt;&gt;&quot;&quot;;CONCATENATE(&quot;(&quot;;[Evidence.A272];&quot;) - &quot;;[Evidence.C272];&quot; - &quot;;[Evidence.D272];&quot;, [&quot;;[Evidence.L272];&quot;]&quot;);&quot;EMPTY&quot;)" office:value-type="string" office:string-value="(268) - susicka - Bosh, [_APE0762.jpg _APE0774.jpg]" calcext:value-type="string">
            <text:p>(268) - susicka - Bosh, [_APE0762.jpg _APE0774.jpg]</text:p>
          </table:table-cell>
          <table:table-cell table:style-name="ce14" table:formula="of:=[Evidence.E272]" office:value-type="float" office:value="0" calcext:value-type="float">
            <text:p>0 Kč</text:p>
          </table:table-cell>
          <table:table-cell table:style-name="ce20" table:formula="of:=[Evidence.F272]" office:value-type="currency" office:currency="CZK" office:value="0" calcext:value-type="currency">
            <text:p>0 Kč</text:p>
          </table:table-cell>
          <table:table-cell table:style-name="ce27" table:formula="of:=[Evidence.K272]" office:value-type="float" office:value="0" calcext:value-type="float">
            <text:p>0</text:p>
          </table:table-cell>
          <table:table-cell table:style-name="ce27" table:formula="of:=2014-[Evidence.H272]" office:value-type="float" office:value="2014" calcext:value-type="float">
            <text:p>2,014</text:p>
          </table:table-cell>
          <table:table-cell table:style-name="ce13"/>
          <table:table-cell table:style-name="ce37" table:formula="of:=((100-[.F277])/100)*[.B2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73]&lt;&gt;&quot;&quot;;CONCATENATE(&quot;(&quot;;[Evidence.A273];&quot;) - &quot;;[Evidence.C273];&quot; - &quot;;[Evidence.D273];&quot;, [&quot;;[Evidence.L273];&quot;]&quot;);&quot;EMPTY&quot;)" office:value-type="string" office:string-value="(269) - velky kvetinac a vzrostly benjamin - , [_APE0774.jpg]" calcext:value-type="string">
            <text:p>(269) - velky kvetinac a vzrostly benjamin - , [_APE0774.jpg]</text:p>
          </table:table-cell>
          <table:table-cell table:style-name="ce14" table:formula="of:=[Evidence.E273]" office:value-type="float" office:value="0" calcext:value-type="float">
            <text:p>0 Kč</text:p>
          </table:table-cell>
          <table:table-cell table:style-name="ce20" table:formula="of:=[Evidence.F273]" office:value-type="currency" office:currency="CZK" office:value="0" calcext:value-type="currency">
            <text:p>0 Kč</text:p>
          </table:table-cell>
          <table:table-cell table:style-name="ce27" table:formula="of:=[Evidence.K273]" office:value-type="float" office:value="0" calcext:value-type="float">
            <text:p>0</text:p>
          </table:table-cell>
          <table:table-cell table:style-name="ce27" table:formula="of:=2014-[Evidence.H273]" office:value-type="float" office:value="2014" calcext:value-type="float">
            <text:p>2,014</text:p>
          </table:table-cell>
          <table:table-cell table:style-name="ce13"/>
          <table:table-cell table:style-name="ce37" table:formula="of:=((100-[.F278])/100)*[.B2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74]&lt;&gt;&quot;&quot;;CONCATENATE(&quot;(&quot;;[Evidence.A274];&quot;) - &quot;;[Evidence.C274];&quot; - &quot;;[Evidence.D274];&quot;, [&quot;;[Evidence.L274];&quot;]&quot;);&quot;EMPTY&quot;)" office:value-type="string" office:string-value="(270) - Cca 30 knih - , [_APE0787.jpg]" calcext:value-type="string">
            <text:p>(270) - Cca 30 knih - , [_APE0787.jpg]</text:p>
          </table:table-cell>
          <table:table-cell table:style-name="ce14" table:formula="of:=[Evidence.E274]" office:value-type="float" office:value="0" calcext:value-type="float">
            <text:p>0 Kč</text:p>
          </table:table-cell>
          <table:table-cell table:style-name="ce20" table:formula="of:=[Evidence.F274]" office:value-type="currency" office:currency="CZK" office:value="0" calcext:value-type="currency">
            <text:p>0 Kč</text:p>
          </table:table-cell>
          <table:table-cell table:style-name="ce27" table:formula="of:=[Evidence.K274]" office:value-type="float" office:value="0" calcext:value-type="float">
            <text:p>0</text:p>
          </table:table-cell>
          <table:table-cell table:style-name="ce27" table:formula="of:=2014-[Evidence.H274]" office:value-type="float" office:value="2014" calcext:value-type="float">
            <text:p>2,014</text:p>
          </table:table-cell>
          <table:table-cell table:style-name="ce13"/>
          <table:table-cell table:style-name="ce37" table:formula="of:=((100-[.F279])/100)*[.B2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75]&lt;&gt;&quot;&quot;;CONCATENATE(&quot;(&quot;;[Evidence.A275];&quot;) - &quot;;[Evidence.C275];&quot; - &quot;;[Evidence.D275];&quot;, [&quot;;[Evidence.L275];&quot;]&quot;);&quot;EMPTY&quot;)" office:value-type="string" office:string-value="(271) - police ikea 4x4 - ikea, [DSC_7527.jpg]" calcext:value-type="string">
            <text:p>(271) - police ikea 4x4 - ikea, [DSC_7527.jpg]</text:p>
          </table:table-cell>
          <table:table-cell table:style-name="ce14" table:formula="of:=[Evidence.E275]" office:value-type="float" office:value="0" calcext:value-type="float">
            <text:p>0 Kč</text:p>
          </table:table-cell>
          <table:table-cell table:style-name="ce20" table:formula="of:=[Evidence.F275]" office:value-type="currency" office:currency="CZK" office:value="0" calcext:value-type="currency">
            <text:p>0 Kč</text:p>
          </table:table-cell>
          <table:table-cell table:style-name="ce27" table:formula="of:=[Evidence.K275]" office:value-type="float" office:value="0" calcext:value-type="float">
            <text:p>0</text:p>
          </table:table-cell>
          <table:table-cell table:style-name="ce27" table:formula="of:=2014-[Evidence.H275]" office:value-type="float" office:value="2014" calcext:value-type="float">
            <text:p>2,014</text:p>
          </table:table-cell>
          <table:table-cell table:style-name="ce13"/>
          <table:table-cell table:style-name="ce37" table:formula="of:=((100-[.F280])/100)*[.B2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76]&lt;&gt;&quot;&quot;;CONCATENATE(&quot;(&quot;;[Evidence.A276];&quot;) - &quot;;[Evidence.C276];&quot; - &quot;;[Evidence.D276];&quot;, [&quot;;[Evidence.L276];&quot;]&quot;);&quot;EMPTY&quot;)" office:value-type="string" office:string-value="(272) - police ikea 2x1 - ikea, [DSC_7528.jpg]" calcext:value-type="string">
            <text:p>(272) - police ikea 2x1 - ikea, [DSC_7528.jpg]</text:p>
          </table:table-cell>
          <table:table-cell table:style-name="ce14" table:formula="of:=[Evidence.E276]" office:value-type="float" office:value="0" calcext:value-type="float">
            <text:p>0 Kč</text:p>
          </table:table-cell>
          <table:table-cell table:style-name="ce20" table:formula="of:=[Evidence.F276]" office:value-type="currency" office:currency="CZK" office:value="0" calcext:value-type="currency">
            <text:p>0 Kč</text:p>
          </table:table-cell>
          <table:table-cell table:style-name="ce27" table:formula="of:=[Evidence.K276]" office:value-type="float" office:value="0" calcext:value-type="float">
            <text:p>0</text:p>
          </table:table-cell>
          <table:table-cell table:style-name="ce27" table:formula="of:=2014-[Evidence.H276]" office:value-type="float" office:value="2014" calcext:value-type="float">
            <text:p>2,014</text:p>
          </table:table-cell>
          <table:table-cell table:style-name="ce13"/>
          <table:table-cell table:style-name="ce37" table:formula="of:=((100-[.F281])/100)*[.B2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77]&lt;&gt;&quot;&quot;;CONCATENATE(&quot;(&quot;;[Evidence.A277];&quot;) - &quot;;[Evidence.C277];&quot; - &quot;;[Evidence.D277];&quot;, [&quot;;[Evidence.L277];&quot;]&quot;);&quot;EMPTY&quot;)" office:value-type="string" office:string-value="(273) - police ikea 1x1 - ikea, [DSC_7528.jpg]" calcext:value-type="string">
            <text:p>(273) - police ikea 1x1 - ikea, [DSC_7528.jpg]</text:p>
          </table:table-cell>
          <table:table-cell table:style-name="ce14" table:formula="of:=[Evidence.E277]" office:value-type="float" office:value="0" calcext:value-type="float">
            <text:p>0 Kč</text:p>
          </table:table-cell>
          <table:table-cell table:style-name="ce20" table:formula="of:=[Evidence.F277]" office:value-type="currency" office:currency="CZK" office:value="0" calcext:value-type="currency">
            <text:p>0 Kč</text:p>
          </table:table-cell>
          <table:table-cell table:style-name="ce27" table:formula="of:=[Evidence.K277]" office:value-type="float" office:value="0" calcext:value-type="float">
            <text:p>0</text:p>
          </table:table-cell>
          <table:table-cell table:style-name="ce27" table:formula="of:=2014-[Evidence.H277]" office:value-type="float" office:value="2014" calcext:value-type="float">
            <text:p>2,014</text:p>
          </table:table-cell>
          <table:table-cell table:style-name="ce13"/>
          <table:table-cell table:style-name="ce37" table:formula="of:=((100-[.F282])/100)*[.B2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78]&lt;&gt;&quot;&quot;;CONCATENATE(&quot;(&quot;;[Evidence.A278];&quot;) - &quot;;[Evidence.C278];&quot; - &quot;;[Evidence.D278];&quot;, [&quot;;[Evidence.L278];&quot;]&quot;);&quot;EMPTY&quot;)" office:value-type="string" office:string-value="(274) - proutenny kosik - , [DSC_7528.jpg]" calcext:value-type="string">
            <text:p>(274) - proutenny kosik - , [DSC_7528.jpg]</text:p>
          </table:table-cell>
          <table:table-cell table:style-name="ce14" table:formula="of:=[Evidence.E278]" office:value-type="float" office:value="0" calcext:value-type="float">
            <text:p>0 Kč</text:p>
          </table:table-cell>
          <table:table-cell table:style-name="ce20" table:formula="of:=[Evidence.F278]" office:value-type="currency" office:currency="CZK" office:value="0" calcext:value-type="currency">
            <text:p>0 Kč</text:p>
          </table:table-cell>
          <table:table-cell table:style-name="ce27" table:formula="of:=[Evidence.K278]" office:value-type="float" office:value="0" calcext:value-type="float">
            <text:p>0</text:p>
          </table:table-cell>
          <table:table-cell table:style-name="ce27" table:formula="of:=2014-[Evidence.H278]" office:value-type="float" office:value="2014" calcext:value-type="float">
            <text:p>2,014</text:p>
          </table:table-cell>
          <table:table-cell table:style-name="ce13"/>
          <table:table-cell table:style-name="ce37" table:formula="of:=((100-[.F283])/100)*[.B2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79]&lt;&gt;&quot;&quot;;CONCATENATE(&quot;(&quot;;[Evidence.A279];&quot;) - &quot;;[Evidence.C279];&quot; - &quot;;[Evidence.D279];&quot;, [&quot;;[Evidence.L279];&quot;]&quot;);&quot;EMPTY&quot;)" office:value-type="string" office:string-value="(275) - knihy v polici - ruzne, [DSC_7528.jpg]" calcext:value-type="string">
            <text:p>(275) - knihy v polici - ruzne, [DSC_7528.jpg]</text:p>
          </table:table-cell>
          <table:table-cell table:style-name="ce14" table:formula="of:=[Evidence.E279]" office:value-type="float" office:value="0" calcext:value-type="float">
            <text:p>0 Kč</text:p>
          </table:table-cell>
          <table:table-cell table:style-name="ce20" table:formula="of:=[Evidence.F279]" office:value-type="currency" office:currency="CZK" office:value="0" calcext:value-type="currency">
            <text:p>0 Kč</text:p>
          </table:table-cell>
          <table:table-cell table:style-name="ce27" table:formula="of:=[Evidence.K279]" office:value-type="float" office:value="0" calcext:value-type="float">
            <text:p>0</text:p>
          </table:table-cell>
          <table:table-cell table:style-name="ce27" table:formula="of:=2014-[Evidence.H279]" office:value-type="float" office:value="2014" calcext:value-type="float">
            <text:p>2,014</text:p>
          </table:table-cell>
          <table:table-cell table:style-name="ce13"/>
          <table:table-cell table:style-name="ce37" table:formula="of:=((100-[.F284])/100)*[.B2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IF([Evidence.C280]&lt;&gt;&quot;&quot;;CONCATENATE(&quot;(&quot;;[Evidence.A280];&quot;) - &quot;;[Evidence.C280];&quot; - &quot;;[Evidence.D280];&quot;, [&quot;;[Evidence.L280];&quot;]&quot;);&quot;EMPTY&quot;)" office:value-type="string" office:string-value="(276) - LCD monitor - HP, ZR2440w, [DSC_7529.jpg&#10;_APE0780.jpg]" calcext:value-type="string">
            <text:p>(276) - LCD monitor - HP, ZR2440w, [DSC_7529.jpg</text:p>
            <text:p>_APE0780.jpg]</text:p>
          </table:table-cell>
          <table:table-cell table:style-name="ce14" table:formula="of:=[Evidence.E280]" office:value-type="float" office:value="0" calcext:value-type="float">
            <text:p>0 Kč</text:p>
          </table:table-cell>
          <table:table-cell table:style-name="ce20" table:formula="of:=[Evidence.F280]" office:value-type="currency" office:currency="CZK" office:value="0" calcext:value-type="currency">
            <text:p>0 Kč</text:p>
          </table:table-cell>
          <table:table-cell table:style-name="ce27" table:formula="of:=[Evidence.K280]" office:value-type="float" office:value="0" calcext:value-type="float">
            <text:p>0</text:p>
          </table:table-cell>
          <table:table-cell table:style-name="ce27" table:formula="of:=2014-[Evidence.H280]" office:value-type="float" office:value="2014" calcext:value-type="float">
            <text:p>2,014</text:p>
          </table:table-cell>
          <table:table-cell table:style-name="ce13"/>
          <table:table-cell table:style-name="ce37" table:formula="of:=((100-[.F285])/100)*[.B2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81]&lt;&gt;&quot;&quot;;CONCATENATE(&quot;(&quot;;[Evidence.A281];&quot;) - &quot;;[Evidence.C281];&quot; - &quot;;[Evidence.D281];&quot;, [&quot;;[Evidence.L281];&quot;]&quot;);&quot;EMPTY&quot;)" office:value-type="string" office:string-value="(277) - Usb mys  - lenovo, [DSC_7529.jpg]" calcext:value-type="string">
            <text:p>(277) - Usb mys <text:s/>- lenovo, [DSC_7529.jpg]</text:p>
          </table:table-cell>
          <table:table-cell table:style-name="ce14" table:formula="of:=[Evidence.E281]" office:value-type="float" office:value="0" calcext:value-type="float">
            <text:p>0 Kč</text:p>
          </table:table-cell>
          <table:table-cell table:style-name="ce20" table:formula="of:=[Evidence.F281]" office:value-type="currency" office:currency="CZK" office:value="0" calcext:value-type="currency">
            <text:p>0 Kč</text:p>
          </table:table-cell>
          <table:table-cell table:style-name="ce27" table:formula="of:=[Evidence.K281]" office:value-type="float" office:value="0" calcext:value-type="float">
            <text:p>0</text:p>
          </table:table-cell>
          <table:table-cell table:style-name="ce27" table:formula="of:=2014-[Evidence.H281]" office:value-type="float" office:value="2014" calcext:value-type="float">
            <text:p>2,014</text:p>
          </table:table-cell>
          <table:table-cell table:style-name="ce13"/>
          <table:table-cell table:style-name="ce37" table:formula="of:=((100-[.F286])/100)*[.B2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82]&lt;&gt;&quot;&quot;;CONCATENATE(&quot;(&quot;;[Evidence.A282];&quot;) - &quot;;[Evidence.C282];&quot; - &quot;;[Evidence.D282];&quot;, [&quot;;[Evidence.L282];&quot;]&quot;);&quot;EMPTY&quot;)" office:value-type="string" office:string-value="(278) - sluchatka koss porta pro - koss, [DSC_7529.jpg]" calcext:value-type="string">
            <text:p>(278) - sluchatka koss porta pro - koss, [DSC_7529.jpg]</text:p>
          </table:table-cell>
          <table:table-cell table:style-name="ce14" table:formula="of:=[Evidence.E282]" office:value-type="float" office:value="0" calcext:value-type="float">
            <text:p>0 Kč</text:p>
          </table:table-cell>
          <table:table-cell table:style-name="ce20" table:formula="of:=[Evidence.F282]" office:value-type="currency" office:currency="CZK" office:value="0" calcext:value-type="currency">
            <text:p>0 Kč</text:p>
          </table:table-cell>
          <table:table-cell table:style-name="ce27" table:formula="of:=[Evidence.K282]" office:value-type="float" office:value="0" calcext:value-type="float">
            <text:p>0</text:p>
          </table:table-cell>
          <table:table-cell table:style-name="ce27" table:formula="of:=2014-[Evidence.H282]" office:value-type="float" office:value="2014" calcext:value-type="float">
            <text:p>2,014</text:p>
          </table:table-cell>
          <table:table-cell table:style-name="ce13"/>
          <table:table-cell table:style-name="ce37" table:formula="of:=((100-[.F287])/100)*[.B2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83]&lt;&gt;&quot;&quot;;CONCATENATE(&quot;(&quot;;[Evidence.A283];&quot;) - &quot;;[Evidence.C283];&quot; - &quot;;[Evidence.D283];&quot;, [&quot;;[Evidence.L283];&quot;]&quot;);&quot;EMPTY&quot;)" office:value-type="string" office:string-value="(279) - 2x skripec na fotoplatno - , [DSC_7529.jpg]" calcext:value-type="string">
            <text:p>(279) - 2x skripec na fotoplatno - , [DSC_7529.jpg]</text:p>
          </table:table-cell>
          <table:table-cell table:style-name="ce14" table:formula="of:=[Evidence.E283]" office:value-type="float" office:value="0" calcext:value-type="float">
            <text:p>0 Kč</text:p>
          </table:table-cell>
          <table:table-cell table:style-name="ce20" table:formula="of:=[Evidence.F283]" office:value-type="currency" office:currency="CZK" office:value="0" calcext:value-type="currency">
            <text:p>0 Kč</text:p>
          </table:table-cell>
          <table:table-cell table:style-name="ce27" table:formula="of:=[Evidence.K283]" office:value-type="float" office:value="0" calcext:value-type="float">
            <text:p>0</text:p>
          </table:table-cell>
          <table:table-cell table:style-name="ce27" table:formula="of:=2014-[Evidence.H283]" office:value-type="float" office:value="2014" calcext:value-type="float">
            <text:p>2,014</text:p>
          </table:table-cell>
          <table:table-cell table:style-name="ce13"/>
          <table:table-cell table:style-name="ce37" table:formula="of:=((100-[.F288])/100)*[.B2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84]&lt;&gt;&quot;&quot;;CONCATENATE(&quot;(&quot;;[Evidence.A284];&quot;) - &quot;;[Evidence.C284];&quot; - &quot;;[Evidence.D284];&quot;, [&quot;;[Evidence.L284];&quot;]&quot;);&quot;EMPTY&quot;)" office:value-type="string" office:string-value="(280) - ramecek na obrazek - ikea, [DSC_7529.jpg]" calcext:value-type="string">
            <text:p>(280) - ramecek na obrazek - ikea, [DSC_7529.jpg]</text:p>
          </table:table-cell>
          <table:table-cell table:style-name="ce14" table:formula="of:=[Evidence.E284]" office:value-type="float" office:value="0" calcext:value-type="float">
            <text:p>0 Kč</text:p>
          </table:table-cell>
          <table:table-cell table:style-name="ce20" table:formula="of:=[Evidence.F284]" office:value-type="currency" office:currency="CZK" office:value="0" calcext:value-type="currency">
            <text:p>0 Kč</text:p>
          </table:table-cell>
          <table:table-cell table:style-name="ce27" table:formula="of:=[Evidence.K284]" office:value-type="float" office:value="0" calcext:value-type="float">
            <text:p>0</text:p>
          </table:table-cell>
          <table:table-cell table:style-name="ce27" table:formula="of:=2014-[Evidence.H284]" office:value-type="float" office:value="2014" calcext:value-type="float">
            <text:p>2,014</text:p>
          </table:table-cell>
          <table:table-cell table:style-name="ce13"/>
          <table:table-cell table:style-name="ce37" table:formula="of:=((100-[.F289])/100)*[.B2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85]&lt;&gt;&quot;&quot;;CONCATENATE(&quot;(&quot;;[Evidence.A285];&quot;) - &quot;;[Evidence.C285];&quot; - &quot;;[Evidence.D285];&quot;, [&quot;;[Evidence.L285];&quot;]&quot;);&quot;EMPTY&quot;)" office:value-type="string" office:string-value="(281) - dekorace musle - , [DSC_7529.jpg]" calcext:value-type="string">
            <text:p>(281) - dekorace musle - , [DSC_7529.jpg]</text:p>
          </table:table-cell>
          <table:table-cell table:style-name="ce14" table:formula="of:=[Evidence.E285]" office:value-type="float" office:value="0" calcext:value-type="float">
            <text:p>0 Kč</text:p>
          </table:table-cell>
          <table:table-cell table:style-name="ce20" table:formula="of:=[Evidence.F285]" office:value-type="currency" office:currency="CZK" office:value="0" calcext:value-type="currency">
            <text:p>0 Kč</text:p>
          </table:table-cell>
          <table:table-cell table:style-name="ce27" table:formula="of:=[Evidence.K285]" office:value-type="float" office:value="0" calcext:value-type="float">
            <text:p>0</text:p>
          </table:table-cell>
          <table:table-cell table:style-name="ce27" table:formula="of:=2014-[Evidence.H285]" office:value-type="float" office:value="2014" calcext:value-type="float">
            <text:p>2,014</text:p>
          </table:table-cell>
          <table:table-cell table:style-name="ce13"/>
          <table:table-cell table:style-name="ce37" table:formula="of:=((100-[.F290])/100)*[.B2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86]&lt;&gt;&quot;&quot;;CONCATENATE(&quot;(&quot;;[Evidence.A286];&quot;) - &quot;;[Evidence.C286];&quot; - &quot;;[Evidence.D286];&quot;, [&quot;;[Evidence.L286];&quot;]&quot;);&quot;EMPTY&quot;)" office:value-type="string" office:string-value="(282) - detska ochrana na rohy - ikea, [DSC_7529.jpg]" calcext:value-type="string">
            <text:p>(282) - detska ochrana na rohy - ikea, [DSC_7529.jpg]</text:p>
          </table:table-cell>
          <table:table-cell table:style-name="ce14" table:formula="of:=[Evidence.E286]" office:value-type="float" office:value="0" calcext:value-type="float">
            <text:p>0 Kč</text:p>
          </table:table-cell>
          <table:table-cell table:style-name="ce20" table:formula="of:=[Evidence.F286]" office:value-type="currency" office:currency="CZK" office:value="0" calcext:value-type="currency">
            <text:p>0 Kč</text:p>
          </table:table-cell>
          <table:table-cell table:style-name="ce27" table:formula="of:=[Evidence.K286]" office:value-type="float" office:value="0" calcext:value-type="float">
            <text:p>0</text:p>
          </table:table-cell>
          <table:table-cell table:style-name="ce27" table:formula="of:=2014-[Evidence.H286]" office:value-type="float" office:value="2014" calcext:value-type="float">
            <text:p>2,014</text:p>
          </table:table-cell>
          <table:table-cell table:style-name="ce13"/>
          <table:table-cell table:style-name="ce37" table:formula="of:=((100-[.F291])/100)*[.B2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87]&lt;&gt;&quot;&quot;;CONCATENATE(&quot;(&quot;;[Evidence.A287];&quot;) - &quot;;[Evidence.C287];&quot; - &quot;;[Evidence.D287];&quot;, [&quot;;[Evidence.L287];&quot;]&quot;);&quot;EMPTY&quot;)" office:value-type="string" office:string-value="(283) - zesilovac - harman kardon, [_APE0775.jpg]" calcext:value-type="string">
            <text:p>(283) - zesilovac - harman kardon, [_APE0775.jpg]</text:p>
          </table:table-cell>
          <table:table-cell table:style-name="ce14" table:formula="of:=[Evidence.E287]" office:value-type="float" office:value="0" calcext:value-type="float">
            <text:p>0 Kč</text:p>
          </table:table-cell>
          <table:table-cell table:style-name="ce20" table:formula="of:=[Evidence.F287]" office:value-type="currency" office:currency="CZK" office:value="0" calcext:value-type="currency">
            <text:p>0 Kč</text:p>
          </table:table-cell>
          <table:table-cell table:style-name="ce27" table:formula="of:=[Evidence.K287]" office:value-type="float" office:value="0" calcext:value-type="float">
            <text:p>0</text:p>
          </table:table-cell>
          <table:table-cell table:style-name="ce27" table:formula="of:=2014-[Evidence.H287]" office:value-type="float" office:value="2014" calcext:value-type="float">
            <text:p>2,014</text:p>
          </table:table-cell>
          <table:table-cell table:style-name="ce13"/>
          <table:table-cell table:style-name="ce37" table:formula="of:=((100-[.F292])/100)*[.B2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88]&lt;&gt;&quot;&quot;;CONCATENATE(&quot;(&quot;;[Evidence.A288];&quot;) - &quot;;[Evidence.C288];&quot; - &quot;;[Evidence.D288];&quot;, [&quot;;[Evidence.L288];&quot;]&quot;);&quot;EMPTY&quot;)" office:value-type="string" office:string-value="(284) - reproduktory zadni - wharf dale, [_APE0779.jpg DSC_7529.jpg]" calcext:value-type="string">
            <text:p>(284) - reproduktory zadni - wharf dale, [_APE0779.jpg DSC_7529.jpg]</text:p>
          </table:table-cell>
          <table:table-cell table:style-name="ce14" table:formula="of:=[Evidence.E288]" office:value-type="float" office:value="0" calcext:value-type="float">
            <text:p>0 Kč</text:p>
          </table:table-cell>
          <table:table-cell table:style-name="ce20" table:formula="of:=[Evidence.F288]" office:value-type="currency" office:currency="CZK" office:value="0" calcext:value-type="currency">
            <text:p>0 Kč</text:p>
          </table:table-cell>
          <table:table-cell table:style-name="ce27" table:formula="of:=[Evidence.K288]" office:value-type="float" office:value="0" calcext:value-type="float">
            <text:p>0</text:p>
          </table:table-cell>
          <table:table-cell table:style-name="ce27" table:formula="of:=2014-[Evidence.H288]" office:value-type="float" office:value="2014" calcext:value-type="float">
            <text:p>2,014</text:p>
          </table:table-cell>
          <table:table-cell table:style-name="ce13"/>
          <table:table-cell table:style-name="ce37" table:formula="of:=((100-[.F293])/100)*[.B2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89]&lt;&gt;&quot;&quot;;CONCATENATE(&quot;(&quot;;[Evidence.A289];&quot;) - &quot;;[Evidence.C289];&quot; - &quot;;[Evidence.D289];&quot;, [&quot;;[Evidence.L289];&quot;]&quot;);&quot;EMPTY&quot;)" office:value-type="string" office:string-value="(285) - iMac mini - apple, [_APE0781.jpg]" calcext:value-type="string">
            <text:p>(285) - iMac mini - apple, [_APE0781.jpg]</text:p>
          </table:table-cell>
          <table:table-cell table:style-name="ce14" table:formula="of:=[Evidence.E289]" office:value-type="float" office:value="0" calcext:value-type="float">
            <text:p>0 Kč</text:p>
          </table:table-cell>
          <table:table-cell table:style-name="ce20" table:formula="of:=[Evidence.F289]" office:value-type="currency" office:currency="CZK" office:value="0" calcext:value-type="currency">
            <text:p>0 Kč</text:p>
          </table:table-cell>
          <table:table-cell table:style-name="ce27" table:formula="of:=[Evidence.K289]" office:value-type="float" office:value="0" calcext:value-type="float">
            <text:p>0</text:p>
          </table:table-cell>
          <table:table-cell table:style-name="ce27" table:formula="of:=2014-[Evidence.H289]" office:value-type="float" office:value="2014" calcext:value-type="float">
            <text:p>2,014</text:p>
          </table:table-cell>
          <table:table-cell table:style-name="ce13"/>
          <table:table-cell table:style-name="ce37" table:formula="of:=((100-[.F294])/100)*[.B2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90]&lt;&gt;&quot;&quot;;CONCATENATE(&quot;(&quot;;[Evidence.A290];&quot;) - &quot;;[Evidence.C290];&quot; - &quot;;[Evidence.D290];&quot;, [&quot;;[Evidence.L290];&quot;]&quot;);&quot;EMPTY&quot;)" office:value-type="string" office:string-value="(286) - wifi router - netgear, [DSC_7525.jpg]" calcext:value-type="string">
            <text:p>(286) - wifi router - netgear, [DSC_7525.jpg]</text:p>
          </table:table-cell>
          <table:table-cell table:style-name="ce14" table:formula="of:=[Evidence.E290]" office:value-type="float" office:value="0" calcext:value-type="float">
            <text:p>0 Kč</text:p>
          </table:table-cell>
          <table:table-cell table:style-name="ce20" table:formula="of:=[Evidence.F290]" office:value-type="currency" office:currency="CZK" office:value="0" calcext:value-type="currency">
            <text:p>0 Kč</text:p>
          </table:table-cell>
          <table:table-cell table:style-name="ce27" table:formula="of:=[Evidence.K290]" office:value-type="float" office:value="0" calcext:value-type="float">
            <text:p>0</text:p>
          </table:table-cell>
          <table:table-cell table:style-name="ce27" table:formula="of:=2014-[Evidence.H290]" office:value-type="float" office:value="2014" calcext:value-type="float">
            <text:p>2,014</text:p>
          </table:table-cell>
          <table:table-cell table:style-name="ce13"/>
          <table:table-cell table:style-name="ce37" table:formula="of:=((100-[.F295])/100)*[.B2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91]&lt;&gt;&quot;&quot;;CONCATENATE(&quot;(&quot;;[Evidence.A291];&quot;) - &quot;;[Evidence.C291];&quot; - &quot;;[Evidence.D291];&quot;, [&quot;;[Evidence.L291];&quot;]&quot;);&quot;EMPTY&quot;)" office:value-type="string" office:string-value="(287) - Network Attached Storage - ???, [DSC_7525.jpg]" calcext:value-type="string">
            <text:p>(287) - Network Attached Storage - ???, [DSC_7525.jpg]</text:p>
          </table:table-cell>
          <table:table-cell table:style-name="ce14" table:formula="of:=[Evidence.E291]" office:value-type="float" office:value="0" calcext:value-type="float">
            <text:p>0 Kč</text:p>
          </table:table-cell>
          <table:table-cell table:style-name="ce20" table:formula="of:=[Evidence.F291]" office:value-type="currency" office:currency="CZK" office:value="0" calcext:value-type="currency">
            <text:p>0 Kč</text:p>
          </table:table-cell>
          <table:table-cell table:style-name="ce27" table:formula="of:=[Evidence.K291]" office:value-type="float" office:value="0" calcext:value-type="float">
            <text:p>0</text:p>
          </table:table-cell>
          <table:table-cell table:style-name="ce27" table:formula="of:=2014-[Evidence.H291]" office:value-type="float" office:value="2014" calcext:value-type="float">
            <text:p>2,014</text:p>
          </table:table-cell>
          <table:table-cell table:style-name="ce13"/>
          <table:table-cell table:style-name="ce37" table:formula="of:=((100-[.F296])/100)*[.B2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92]&lt;&gt;&quot;&quot;;CONCATENATE(&quot;(&quot;;[Evidence.A292];&quot;) - &quot;;[Evidence.C292];&quot; - &quot;;[Evidence.D292];&quot;, [&quot;;[Evidence.L292];&quot;]&quot;);&quot;EMPTY&quot;)" office:value-type="string" office:string-value="(288) - USB/e-sata box + disk - raidsonic, [DSC_7525.jpg]" calcext:value-type="string">
            <text:p>(288) - USB/e-sata box + disk - raidsonic, [DSC_7525.jpg]</text:p>
          </table:table-cell>
          <table:table-cell table:style-name="ce14" table:formula="of:=[Evidence.E292]" office:value-type="float" office:value="0" calcext:value-type="float">
            <text:p>0 Kč</text:p>
          </table:table-cell>
          <table:table-cell table:style-name="ce20" table:formula="of:=[Evidence.F292]" office:value-type="currency" office:currency="CZK" office:value="0" calcext:value-type="currency">
            <text:p>0 Kč</text:p>
          </table:table-cell>
          <table:table-cell table:style-name="ce27" table:formula="of:=[Evidence.K292]" office:value-type="float" office:value="0" calcext:value-type="float">
            <text:p>0</text:p>
          </table:table-cell>
          <table:table-cell table:style-name="ce27" table:formula="of:=2014-[Evidence.H292]" office:value-type="float" office:value="2014" calcext:value-type="float">
            <text:p>2,014</text:p>
          </table:table-cell>
          <table:table-cell table:style-name="ce13"/>
          <table:table-cell table:style-name="ce37" table:formula="of:=((100-[.F297])/100)*[.B2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93]&lt;&gt;&quot;&quot;;CONCATENATE(&quot;(&quot;;[Evidence.A293];&quot;) - &quot;;[Evidence.C293];&quot; - &quot;;[Evidence.D293];&quot;, [&quot;;[Evidence.L293];&quot;]&quot;);&quot;EMPTY&quot;)" office:value-type="string" office:string-value="(289) - Usb DVBT klicenka - , [_APE0781.jpg]" calcext:value-type="string">
            <text:p>(289) - Usb DVBT klicenka - , [_APE0781.jpg]</text:p>
          </table:table-cell>
          <table:table-cell table:style-name="ce14" table:formula="of:=[Evidence.E293]" office:value-type="float" office:value="0" calcext:value-type="float">
            <text:p>0 Kč</text:p>
          </table:table-cell>
          <table:table-cell table:style-name="ce20" table:formula="of:=[Evidence.F293]" office:value-type="currency" office:currency="CZK" office:value="0" calcext:value-type="currency">
            <text:p>0 Kč</text:p>
          </table:table-cell>
          <table:table-cell table:style-name="ce27" table:formula="of:=[Evidence.K293]" office:value-type="float" office:value="0" calcext:value-type="float">
            <text:p>0</text:p>
          </table:table-cell>
          <table:table-cell table:style-name="ce27" table:formula="of:=2014-[Evidence.H293]" office:value-type="float" office:value="2014" calcext:value-type="float">
            <text:p>2,014</text:p>
          </table:table-cell>
          <table:table-cell table:style-name="ce13"/>
          <table:table-cell table:style-name="ce37" table:formula="of:=((100-[.F298])/100)*[.B2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94]&lt;&gt;&quot;&quot;;CONCATENATE(&quot;(&quot;;[Evidence.A294];&quot;) - &quot;;[Evidence.C294];&quot; - &quot;;[Evidence.D294];&quot;, [&quot;;[Evidence.L294];&quot;]&quot;);&quot;EMPTY&quot;)" office:value-type="string" office:string-value="(290) - dreveny ramecek na fotografii - , [_APE0774.jpg]" calcext:value-type="string">
            <text:p>(290) - dreveny ramecek na fotografii - , [_APE0774.jpg]</text:p>
          </table:table-cell>
          <table:table-cell table:style-name="ce14" table:formula="of:=[Evidence.E294]" office:value-type="float" office:value="0" calcext:value-type="float">
            <text:p>0 Kč</text:p>
          </table:table-cell>
          <table:table-cell table:style-name="ce20" table:formula="of:=[Evidence.F294]" office:value-type="currency" office:currency="CZK" office:value="0" calcext:value-type="currency">
            <text:p>0 Kč</text:p>
          </table:table-cell>
          <table:table-cell table:style-name="ce27" table:formula="of:=[Evidence.K294]" office:value-type="float" office:value="0" calcext:value-type="float">
            <text:p>0</text:p>
          </table:table-cell>
          <table:table-cell table:style-name="ce27" table:formula="of:=2014-[Evidence.H294]" office:value-type="float" office:value="2014" calcext:value-type="float">
            <text:p>2,014</text:p>
          </table:table-cell>
          <table:table-cell table:style-name="ce13"/>
          <table:table-cell table:style-name="ce37" table:formula="of:=((100-[.F299])/100)*[.B2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95]&lt;&gt;&quot;&quot;;CONCATENATE(&quot;(&quot;;[Evidence.A295];&quot;) - &quot;;[Evidence.C295];&quot; - &quot;;[Evidence.D295];&quot;, [&quot;;[Evidence.L295];&quot;]&quot;);&quot;EMPTY&quot;)" office:value-type="string" office:string-value="(291) - destka hra HEROS - , [_APE0775.jpg]" calcext:value-type="string">
            <text:p>(291) - destka hra HEROS - , [_APE0775.jpg]</text:p>
          </table:table-cell>
          <table:table-cell table:style-name="ce14" table:formula="of:=[Evidence.E295]" office:value-type="float" office:value="0" calcext:value-type="float">
            <text:p>0 Kč</text:p>
          </table:table-cell>
          <table:table-cell table:style-name="ce20" table:formula="of:=[Evidence.F295]" office:value-type="currency" office:currency="CZK" office:value="0" calcext:value-type="currency">
            <text:p>0 Kč</text:p>
          </table:table-cell>
          <table:table-cell table:style-name="ce27" table:formula="of:=[Evidence.K295]" office:value-type="float" office:value="0" calcext:value-type="float">
            <text:p>0</text:p>
          </table:table-cell>
          <table:table-cell table:style-name="ce27" table:formula="of:=2014-[Evidence.H295]" office:value-type="float" office:value="2014" calcext:value-type="float">
            <text:p>2,014</text:p>
          </table:table-cell>
          <table:table-cell table:style-name="ce13"/>
          <table:table-cell table:style-name="ce37" table:formula="of:=((100-[.F300])/100)*[.B3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96]&lt;&gt;&quot;&quot;;CONCATENATE(&quot;(&quot;;[Evidence.A296];&quot;) - &quot;;[Evidence.C296];&quot; - &quot;;[Evidence.D296];&quot;, [&quot;;[Evidence.L296];&quot;]&quot;);&quot;EMPTY&quot;)" office:value-type="string" office:string-value="(292) - detska sada zviratek - rucni prace, malovane, [_APE0775.jpg]" calcext:value-type="string">
            <text:p>(292) - detska sada zviratek - rucni prace, malovane, [_APE0775.jpg]</text:p>
          </table:table-cell>
          <table:table-cell table:style-name="ce14" table:formula="of:=[Evidence.E296]" office:value-type="float" office:value="0" calcext:value-type="float">
            <text:p>0 Kč</text:p>
          </table:table-cell>
          <table:table-cell table:style-name="ce20" table:formula="of:=[Evidence.F296]" office:value-type="currency" office:currency="CZK" office:value="0" calcext:value-type="currency">
            <text:p>0 Kč</text:p>
          </table:table-cell>
          <table:table-cell table:style-name="ce27" table:formula="of:=[Evidence.K296]" office:value-type="float" office:value="0" calcext:value-type="float">
            <text:p>0</text:p>
          </table:table-cell>
          <table:table-cell table:style-name="ce27" table:formula="of:=2014-[Evidence.H296]" office:value-type="float" office:value="2014" calcext:value-type="float">
            <text:p>2,014</text:p>
          </table:table-cell>
          <table:table-cell table:style-name="ce13"/>
          <table:table-cell table:style-name="ce37" table:formula="of:=((100-[.F301])/100)*[.B3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297]&lt;&gt;&quot;&quot;;CONCATENATE(&quot;(&quot;;[Evidence.A297];&quot;) - &quot;;[Evidence.C297];&quot; - &quot;;[Evidence.D297];&quot;, [&quot;;[Evidence.L297];&quot;]&quot;);&quot;EMPTY&quot;)" office:value-type="string" office:string-value="(293) - HDMI kabel - datart, [_APE0782.jpg]" calcext:value-type="string">
            <text:p>(293) - HDMI kabel - datart, [_APE0782.jpg]</text:p>
          </table:table-cell>
          <table:table-cell table:style-name="ce14" table:formula="of:=[Evidence.E297]" office:value-type="float" office:value="800" calcext:value-type="float">
            <text:p>800 Kč</text:p>
          </table:table-cell>
          <table:table-cell table:style-name="ce20" table:formula="of:=[Evidence.F297]" office:value-type="currency" office:currency="CZK" office:value="800" calcext:value-type="currency">
            <text:p>800 Kč</text:p>
          </table:table-cell>
          <table:table-cell table:style-name="ce27" table:formula="of:=[Evidence.K297]" office:value-type="float" office:value="0" calcext:value-type="float">
            <text:p>0</text:p>
          </table:table-cell>
          <table:table-cell table:style-name="ce27" table:formula="of:=2014-[Evidence.H297]" office:value-type="float" office:value="2014" calcext:value-type="float">
            <text:p>2,014</text:p>
          </table:table-cell>
          <table:table-cell table:style-name="ce13"/>
          <table:table-cell table:style-name="ce37" table:formula="of:=((100-[.F302])/100)*[.B302]" office:value-type="currency" office:currency="CZK" office:value="800" calcext:value-type="currency">
            <text:p>800.00 Kč </text:p>
          </table:table-cell>
          <table:table-cell table:number-columns-repeated="1017"/>
        </table:table-row>
        <table:table-row table:style-name="ro4">
          <table:table-cell table:formula="of:=IF([Evidence.C298]&lt;&gt;&quot;&quot;;CONCATENATE(&quot;(&quot;;[Evidence.A298];&quot;) - &quot;;[Evidence.C298];&quot; - &quot;;[Evidence.D298];&quot;, [&quot;;[Evidence.L298];&quot;]&quot;);&quot;EMPTY&quot;)" office:value-type="string" office:string-value="(294) - TOSLINK - datart, [_APE0782.jpg]" calcext:value-type="string">
            <text:p>(294) - TOSLINK - datart, [_APE0782.jpg]</text:p>
          </table:table-cell>
          <table:table-cell table:style-name="ce14" table:formula="of:=[Evidence.E298]" office:value-type="float" office:value="300" calcext:value-type="float">
            <text:p>300 Kč</text:p>
          </table:table-cell>
          <table:table-cell table:style-name="ce20" table:formula="of:=[Evidence.F298]" office:value-type="currency" office:currency="CZK" office:value="300" calcext:value-type="currency">
            <text:p>300 Kč</text:p>
          </table:table-cell>
          <table:table-cell table:style-name="ce27" table:formula="of:=[Evidence.K298]" office:value-type="float" office:value="0" calcext:value-type="float">
            <text:p>0</text:p>
          </table:table-cell>
          <table:table-cell table:style-name="ce27" table:formula="of:=2014-[Evidence.H298]" office:value-type="float" office:value="2014" calcext:value-type="float">
            <text:p>2,014</text:p>
          </table:table-cell>
          <table:table-cell table:style-name="ce13"/>
          <table:table-cell table:style-name="ce37" table:formula="of:=((100-[.F303])/100)*[.B303]" office:value-type="currency" office:currency="CZK" office:value="300" calcext:value-type="currency">
            <text:p>300.00 Kč </text:p>
          </table:table-cell>
          <table:table-cell table:number-columns-repeated="1017"/>
        </table:table-row>
        <table:table-row table:style-name="ro4">
          <table:table-cell table:formula="of:=IF([Evidence.C299]&lt;&gt;&quot;&quot;;CONCATENATE(&quot;(&quot;;[Evidence.A299];&quot;) - &quot;;[Evidence.C299];&quot; - &quot;;[Evidence.D299];&quot;, [&quot;;[Evidence.L299];&quot;]&quot;);&quot;EMPTY&quot;)" office:value-type="string" office:string-value="(295) - ipod - , [_APE0784.jpg]" calcext:value-type="string">
            <text:p>(295) - ipod - , [_APE0784.jpg]</text:p>
          </table:table-cell>
          <table:table-cell table:style-name="ce14" table:formula="of:=[Evidence.E299]" office:value-type="float" office:value="0" calcext:value-type="float">
            <text:p>0 Kč</text:p>
          </table:table-cell>
          <table:table-cell table:style-name="ce20" table:formula="of:=[Evidence.F299]" office:value-type="currency" office:currency="CZK" office:value="0" calcext:value-type="currency">
            <text:p>0 Kč</text:p>
          </table:table-cell>
          <table:table-cell table:style-name="ce27" table:formula="of:=[Evidence.K299]" office:value-type="float" office:value="0" calcext:value-type="float">
            <text:p>0</text:p>
          </table:table-cell>
          <table:table-cell table:style-name="ce27" table:formula="of:=2014-[Evidence.H299]" office:value-type="float" office:value="2014" calcext:value-type="float">
            <text:p>2,014</text:p>
          </table:table-cell>
          <table:table-cell table:style-name="ce13"/>
          <table:table-cell table:style-name="ce37" table:formula="of:=((100-[.F304])/100)*[.B3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00]&lt;&gt;&quot;&quot;;CONCATENATE(&quot;(&quot;;[Evidence.A300];&quot;) - &quot;;[Evidence.C300];&quot; - &quot;;[Evidence.D300];&quot;, [&quot;;[Evidence.L300];&quot;]&quot;);&quot;EMPTY&quot;)" office:value-type="string" office:string-value="(296) - propojovaci audio kabelaz 2x  6m - silny prurez, [_APE0785.jpg]" calcext:value-type="string">
            <text:p>(296) - propojovaci audio kabelaz 2x <text:s/>6m - silny prurez, [_APE0785.jpg]</text:p>
          </table:table-cell>
          <table:table-cell table:style-name="ce14" table:formula="of:=[Evidence.E300]" office:value-type="float" office:value="0" calcext:value-type="float">
            <text:p>0 Kč</text:p>
          </table:table-cell>
          <table:table-cell table:style-name="ce20" table:formula="of:=[Evidence.F300]" office:value-type="currency" office:currency="CZK" office:value="0" calcext:value-type="currency">
            <text:p>0 Kč</text:p>
          </table:table-cell>
          <table:table-cell table:style-name="ce27" table:formula="of:=[Evidence.K300]" office:value-type="float" office:value="0" calcext:value-type="float">
            <text:p>0</text:p>
          </table:table-cell>
          <table:table-cell table:style-name="ce27" table:formula="of:=2014-[Evidence.H300]" office:value-type="float" office:value="2014" calcext:value-type="float">
            <text:p>2,014</text:p>
          </table:table-cell>
          <table:table-cell table:style-name="ce13"/>
          <table:table-cell table:style-name="ce37" table:formula="of:=((100-[.F305])/100)*[.B3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01]&lt;&gt;&quot;&quot;;CONCATENATE(&quot;(&quot;;[Evidence.A301];&quot;) - &quot;;[Evidence.C301];&quot; - &quot;;[Evidence.D301];&quot;, [&quot;;[Evidence.L301];&quot;]&quot;);&quot;EMPTY&quot;)" office:value-type="string" office:string-value="(297) - puzzle detske 25ks - , [_APE0785.jpg]" calcext:value-type="string">
            <text:p>(297) - puzzle detske 25ks - , [_APE0785.jpg]</text:p>
          </table:table-cell>
          <table:table-cell table:style-name="ce14" table:formula="of:=[Evidence.E301]" office:value-type="float" office:value="0" calcext:value-type="float">
            <text:p>0 Kč</text:p>
          </table:table-cell>
          <table:table-cell table:style-name="ce20" table:formula="of:=[Evidence.F301]" office:value-type="currency" office:currency="CZK" office:value="0" calcext:value-type="currency">
            <text:p>0 Kč</text:p>
          </table:table-cell>
          <table:table-cell table:style-name="ce27" table:formula="of:=[Evidence.K301]" office:value-type="float" office:value="0" calcext:value-type="float">
            <text:p>0</text:p>
          </table:table-cell>
          <table:table-cell table:style-name="ce27" table:formula="of:=2014-[Evidence.H301]" office:value-type="float" office:value="2014" calcext:value-type="float">
            <text:p>2,014</text:p>
          </table:table-cell>
          <table:table-cell table:style-name="ce13"/>
          <table:table-cell table:style-name="ce37" table:formula="of:=((100-[.F306])/100)*[.B3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02]&lt;&gt;&quot;&quot;;CONCATENATE(&quot;(&quot;;[Evidence.A302];&quot;) - &quot;;[Evidence.C302];&quot; - &quot;;[Evidence.D302];&quot;, [&quot;;[Evidence.L302];&quot;]&quot;);&quot;EMPTY&quot;)" office:value-type="string" office:string-value="(298) - dreveny vagonek (tahaci) - , [_APE0785.jpg]" calcext:value-type="string">
            <text:p>(298) - dreveny vagonek (tahaci) - , [_APE0785.jpg]</text:p>
          </table:table-cell>
          <table:table-cell table:style-name="ce14" table:formula="of:=[Evidence.E302]" office:value-type="float" office:value="0" calcext:value-type="float">
            <text:p>0 Kč</text:p>
          </table:table-cell>
          <table:table-cell table:style-name="ce20" table:formula="of:=[Evidence.F302]" office:value-type="currency" office:currency="CZK" office:value="0" calcext:value-type="currency">
            <text:p>0 Kč</text:p>
          </table:table-cell>
          <table:table-cell table:style-name="ce27" table:formula="of:=[Evidence.K302]" office:value-type="float" office:value="0" calcext:value-type="float">
            <text:p>0</text:p>
          </table:table-cell>
          <table:table-cell table:style-name="ce27" table:formula="of:=2014-[Evidence.H302]" office:value-type="float" office:value="2014" calcext:value-type="float">
            <text:p>2,014</text:p>
          </table:table-cell>
          <table:table-cell table:style-name="ce13"/>
          <table:table-cell table:style-name="ce37" table:formula="of:=((100-[.F307])/100)*[.B3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03]&lt;&gt;&quot;&quot;;CONCATENATE(&quot;(&quot;;[Evidence.A303];&quot;) - &quot;;[Evidence.C303];&quot; - &quot;;[Evidence.D303];&quot;, [&quot;;[Evidence.L303];&quot;]&quot;);&quot;EMPTY&quot;)" office:value-type="string" office:string-value="(299) - obrazkova knizka pro novorozenata - , [_APE0785.jpg]" calcext:value-type="string">
            <text:p>(299) - obrazkova knizka pro novorozenata - , [_APE0785.jpg]</text:p>
          </table:table-cell>
          <table:table-cell table:style-name="ce14" table:formula="of:=[Evidence.E303]" office:value-type="float" office:value="0" calcext:value-type="float">
            <text:p>0 Kč</text:p>
          </table:table-cell>
          <table:table-cell table:style-name="ce20" table:formula="of:=[Evidence.F303]" office:value-type="currency" office:currency="CZK" office:value="0" calcext:value-type="currency">
            <text:p>0 Kč</text:p>
          </table:table-cell>
          <table:table-cell table:style-name="ce27" table:formula="of:=[Evidence.K303]" office:value-type="float" office:value="0" calcext:value-type="float">
            <text:p>0</text:p>
          </table:table-cell>
          <table:table-cell table:style-name="ce27" table:formula="of:=2014-[Evidence.H303]" office:value-type="float" office:value="2014" calcext:value-type="float">
            <text:p>2,014</text:p>
          </table:table-cell>
          <table:table-cell table:style-name="ce13"/>
          <table:table-cell table:style-name="ce37" table:formula="of:=((100-[.F308])/100)*[.B3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04]&lt;&gt;&quot;&quot;;CONCATENATE(&quot;(&quot;;[Evidence.A304];&quot;) - &quot;;[Evidence.C304];&quot; - &quot;;[Evidence.D304];&quot;, [&quot;;[Evidence.L304];&quot;]&quot;);&quot;EMPTY&quot;)" office:value-type="string" office:string-value="(300) - popelarske auto - , [_APE0785.jpg]" calcext:value-type="string">
            <text:p>(300) - popelarske auto - , [_APE0785.jpg]</text:p>
          </table:table-cell>
          <table:table-cell table:style-name="ce14" table:formula="of:=[Evidence.E304]" office:value-type="float" office:value="0" calcext:value-type="float">
            <text:p>0 Kč</text:p>
          </table:table-cell>
          <table:table-cell table:style-name="ce20" table:formula="of:=[Evidence.F304]" office:value-type="currency" office:currency="CZK" office:value="0" calcext:value-type="currency">
            <text:p>0 Kč</text:p>
          </table:table-cell>
          <table:table-cell table:style-name="ce27" table:formula="of:=[Evidence.K304]" office:value-type="float" office:value="0" calcext:value-type="float">
            <text:p>0</text:p>
          </table:table-cell>
          <table:table-cell table:style-name="ce27" table:formula="of:=2014-[Evidence.H304]" office:value-type="float" office:value="2014" calcext:value-type="float">
            <text:p>2,014</text:p>
          </table:table-cell>
          <table:table-cell table:style-name="ce13"/>
          <table:table-cell table:style-name="ce37" table:formula="of:=((100-[.F309])/100)*[.B3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05]&lt;&gt;&quot;&quot;;CONCATENATE(&quot;(&quot;;[Evidence.A305];&quot;) - &quot;;[Evidence.C305];&quot; - &quot;;[Evidence.D305];&quot;, [&quot;;[Evidence.L305];&quot;]&quot;);&quot;EMPTY&quot;)" office:value-type="string" office:string-value="(301) - Obyvak stolecek - ikea, [_APE0785.jpg]" calcext:value-type="string">
            <text:p>(301) - Obyvak stolecek - ikea, [_APE0785.jpg]</text:p>
          </table:table-cell>
          <table:table-cell table:style-name="ce14" table:formula="of:=[Evidence.E305]" office:value-type="float" office:value="0" calcext:value-type="float">
            <text:p>0 Kč</text:p>
          </table:table-cell>
          <table:table-cell table:style-name="ce20" table:formula="of:=[Evidence.F305]" office:value-type="currency" office:currency="CZK" office:value="0" calcext:value-type="currency">
            <text:p>0 Kč</text:p>
          </table:table-cell>
          <table:table-cell table:style-name="ce27" table:formula="of:=[Evidence.K305]" office:value-type="float" office:value="0" calcext:value-type="float">
            <text:p>0</text:p>
          </table:table-cell>
          <table:table-cell table:style-name="ce27" table:formula="of:=2014-[Evidence.H305]" office:value-type="float" office:value="2014" calcext:value-type="float">
            <text:p>2,014</text:p>
          </table:table-cell>
          <table:table-cell table:style-name="ce13"/>
          <table:table-cell table:style-name="ce37" table:formula="of:=((100-[.F310])/100)*[.B3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06]&lt;&gt;&quot;&quot;;CONCATENATE(&quot;(&quot;;[Evidence.A306];&quot;) - &quot;;[Evidence.C306];&quot; - &quot;;[Evidence.D306];&quot;, [&quot;;[Evidence.L306];&quot;]&quot;);&quot;EMPTY&quot;)" office:value-type="string" office:string-value="(302) - dalkove ovladani k harman kardon - harman kardon, [_APE0820.jpg]" calcext:value-type="string">
            <text:p>(302) - dalkove ovladani k harman kardon - harman kardon, [_APE0820.jpg]</text:p>
          </table:table-cell>
          <table:table-cell table:style-name="ce14" table:formula="of:=[Evidence.E306]" office:value-type="float" office:value="0" calcext:value-type="float">
            <text:p>0 Kč</text:p>
          </table:table-cell>
          <table:table-cell table:style-name="ce20" table:formula="of:=[Evidence.F306]" office:value-type="currency" office:currency="CZK" office:value="0" calcext:value-type="currency">
            <text:p>0 Kč</text:p>
          </table:table-cell>
          <table:table-cell table:style-name="ce27" table:formula="of:=[Evidence.K306]" office:value-type="float" office:value="0" calcext:value-type="float">
            <text:p>0</text:p>
          </table:table-cell>
          <table:table-cell table:style-name="ce27" table:formula="of:=2014-[Evidence.H306]" office:value-type="float" office:value="2014" calcext:value-type="float">
            <text:p>2,014</text:p>
          </table:table-cell>
          <table:table-cell table:style-name="ce13"/>
          <table:table-cell table:style-name="ce37" table:formula="of:=((100-[.F311])/100)*[.B3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07]&lt;&gt;&quot;&quot;;CONCATENATE(&quot;(&quot;;[Evidence.A307];&quot;) - &quot;;[Evidence.C307];&quot; - &quot;;[Evidence.D307];&quot;, [&quot;;[Evidence.L307];&quot;]&quot;);&quot;EMPTY&quot;)" office:value-type="string" office:string-value="(303) - klavesnice k pc - lenovo, [DSC_7523.jpg]" calcext:value-type="string">
            <text:p>(303) - klavesnice k pc - lenovo, [DSC_7523.jpg]</text:p>
          </table:table-cell>
          <table:table-cell table:style-name="ce14" table:formula="of:=[Evidence.E307]" office:value-type="float" office:value="0" calcext:value-type="float">
            <text:p>0 Kč</text:p>
          </table:table-cell>
          <table:table-cell table:style-name="ce20" table:formula="of:=[Evidence.F307]" office:value-type="currency" office:currency="CZK" office:value="0" calcext:value-type="currency">
            <text:p>0 Kč</text:p>
          </table:table-cell>
          <table:table-cell table:style-name="ce27" table:formula="of:=[Evidence.K307]" office:value-type="float" office:value="0" calcext:value-type="float">
            <text:p>0</text:p>
          </table:table-cell>
          <table:table-cell table:style-name="ce27" table:formula="of:=2014-[Evidence.H307]" office:value-type="float" office:value="2014" calcext:value-type="float">
            <text:p>2,014</text:p>
          </table:table-cell>
          <table:table-cell table:style-name="ce13"/>
          <table:table-cell table:style-name="ce37" table:formula="of:=((100-[.F312])/100)*[.B3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308]&lt;&gt;&quot;&quot;;CONCATENATE(&quot;(&quot;;[Evidence.A308];&quot;) - &quot;;[Evidence.C308];&quot; - &quot;;[Evidence.D308];&quot;, [&quot;;[Evidence.L308];&quot;]&quot;);&quot;EMPTY&quot;)" office:value-type="string" office:string-value="(304) - sada podtacku - z noveho zelandu, [_APE0758.jpg]" calcext:value-type="string">
            <text:p>(304) - sada podtacku - z noveho zelandu, [_APE0758.jpg]</text:p>
          </table:table-cell>
          <table:table-cell table:style-name="ce14" table:formula="of:=[Evidence.E308]" office:value-type="float" office:value="0" calcext:value-type="float">
            <text:p>0 Kč</text:p>
          </table:table-cell>
          <table:table-cell table:style-name="ce20" table:formula="of:=[Evidence.F308]" office:value-type="currency" office:currency="CZK" office:value="0" calcext:value-type="currency">
            <text:p>0 Kč</text:p>
          </table:table-cell>
          <table:table-cell table:style-name="ce27" table:formula="of:=[Evidence.K308]" office:value-type="float" office:value="0" calcext:value-type="float">
            <text:p>0</text:p>
          </table:table-cell>
          <table:table-cell table:style-name="ce27" table:formula="of:=2014-[Evidence.H308]" office:value-type="float" office:value="2014" calcext:value-type="float">
            <text:p>2,014</text:p>
          </table:table-cell>
          <table:table-cell table:style-name="ce13"/>
          <table:table-cell table:style-name="ce37" table:formula="of:=((100-[.F313])/100)*[.B3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09]&lt;&gt;&quot;&quot;;CONCATENATE(&quot;(&quot;;[Evidence.A309];&quot;) - &quot;;[Evidence.C309];&quot; - &quot;;[Evidence.D309];&quot;, [&quot;;[Evidence.L309];&quot;]&quot;);&quot;EMPTY&quot;)" office:value-type="string" office:string-value="EMPTY" calcext:value-type="string">
            <text:p>EMPTY</text:p>
          </table:table-cell>
          <table:table-cell table:style-name="ce14" table:formula="of:=[Evidence.E309]" office:value-type="float" office:value="0" calcext:value-type="float">
            <text:p>0 Kč</text:p>
          </table:table-cell>
          <table:table-cell table:style-name="ce20" table:formula="of:=[Evidence.F309]" office:value-type="currency" office:currency="CZK" office:value="0" calcext:value-type="currency">
            <text:p>0 Kč</text:p>
          </table:table-cell>
          <table:table-cell table:style-name="ce27" table:formula="of:=[Evidence.K309]" office:value-type="float" office:value="0" calcext:value-type="float">
            <text:p>0</text:p>
          </table:table-cell>
          <table:table-cell table:style-name="ce27" table:formula="of:=2014-[Evidence.H309]" office:value-type="float" office:value="2014" calcext:value-type="float">
            <text:p>2,014</text:p>
          </table:table-cell>
          <table:table-cell table:style-name="ce13"/>
          <table:table-cell table:style-name="ce37" table:formula="of:=((100-[.F314])/100)*[.B3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10]&lt;&gt;&quot;&quot;;CONCATENATE(&quot;(&quot;;[Evidence.A310];&quot;) - &quot;;[Evidence.C310];&quot; - &quot;;[Evidence.D310];&quot;, [&quot;;[Evidence.L310];&quot;]&quot;);&quot;EMPTY&quot;)" office:value-type="string" office:string-value="EMPTY" calcext:value-type="string">
            <text:p>EMPTY</text:p>
          </table:table-cell>
          <table:table-cell table:style-name="ce14" table:formula="of:=[Evidence.E310]" office:value-type="float" office:value="0" calcext:value-type="float">
            <text:p>0 Kč</text:p>
          </table:table-cell>
          <table:table-cell table:style-name="ce20" table:formula="of:=[Evidence.F310]" office:value-type="currency" office:currency="CZK" office:value="0" calcext:value-type="currency">
            <text:p>0 Kč</text:p>
          </table:table-cell>
          <table:table-cell table:style-name="ce27" table:formula="of:=[Evidence.K310]" office:value-type="float" office:value="0" calcext:value-type="float">
            <text:p>0</text:p>
          </table:table-cell>
          <table:table-cell table:style-name="ce27" table:formula="of:=2014-[Evidence.H310]" office:value-type="float" office:value="2014" calcext:value-type="float">
            <text:p>2,014</text:p>
          </table:table-cell>
          <table:table-cell table:style-name="ce13"/>
          <table:table-cell table:style-name="ce37" table:formula="of:=((100-[.F315])/100)*[.B3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11]&lt;&gt;&quot;&quot;;CONCATENATE(&quot;(&quot;;[Evidence.A311];&quot;) - &quot;;[Evidence.C311];&quot; - &quot;;[Evidence.D311];&quot;, [&quot;;[Evidence.L311];&quot;]&quot;);&quot;EMPTY&quot;)" office:value-type="string" office:string-value="EMPTY" calcext:value-type="string">
            <text:p>EMPTY</text:p>
          </table:table-cell>
          <table:table-cell table:style-name="ce14" table:formula="of:=[Evidence.E311]" office:value-type="float" office:value="0" calcext:value-type="float">
            <text:p>0 Kč</text:p>
          </table:table-cell>
          <table:table-cell table:style-name="ce20" table:formula="of:=[Evidence.F311]" office:value-type="currency" office:currency="CZK" office:value="0" calcext:value-type="currency">
            <text:p>0 Kč</text:p>
          </table:table-cell>
          <table:table-cell table:style-name="ce27" table:formula="of:=[Evidence.K311]" office:value-type="float" office:value="0" calcext:value-type="float">
            <text:p>0</text:p>
          </table:table-cell>
          <table:table-cell table:style-name="ce27" table:formula="of:=2014-[Evidence.H311]" office:value-type="float" office:value="2014" calcext:value-type="float">
            <text:p>2,014</text:p>
          </table:table-cell>
          <table:table-cell table:style-name="ce13"/>
          <table:table-cell table:style-name="ce37" table:formula="of:=((100-[.F316])/100)*[.B3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12]&lt;&gt;&quot;&quot;;CONCATENATE(&quot;(&quot;;[Evidence.A312];&quot;) - &quot;;[Evidence.C312];&quot; - &quot;;[Evidence.D312];&quot;, [&quot;;[Evidence.L312];&quot;]&quot;);&quot;EMPTY&quot;)" office:value-type="string" office:string-value="EMPTY" calcext:value-type="string">
            <text:p>EMPTY</text:p>
          </table:table-cell>
          <table:table-cell table:style-name="ce14" table:formula="of:=[Evidence.E312]" office:value-type="float" office:value="0" calcext:value-type="float">
            <text:p>0 Kč</text:p>
          </table:table-cell>
          <table:table-cell table:style-name="ce20" table:formula="of:=[Evidence.F312]" office:value-type="currency" office:currency="CZK" office:value="0" calcext:value-type="currency">
            <text:p>0 Kč</text:p>
          </table:table-cell>
          <table:table-cell table:style-name="ce27" table:formula="of:=[Evidence.K312]" office:value-type="float" office:value="0" calcext:value-type="float">
            <text:p>0</text:p>
          </table:table-cell>
          <table:table-cell table:style-name="ce27" table:formula="of:=2014-[Evidence.H312]" office:value-type="float" office:value="2014" calcext:value-type="float">
            <text:p>2,014</text:p>
          </table:table-cell>
          <table:table-cell table:style-name="ce13"/>
          <table:table-cell table:style-name="ce37" table:formula="of:=((100-[.F317])/100)*[.B3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13]&lt;&gt;&quot;&quot;;CONCATENATE(&quot;(&quot;;[Evidence.A313];&quot;) - &quot;;[Evidence.C313];&quot; - &quot;;[Evidence.D313];&quot;, [&quot;;[Evidence.L313];&quot;]&quot;);&quot;EMPTY&quot;)" office:value-type="string" office:string-value="EMPTY" calcext:value-type="string">
            <text:p>EMPTY</text:p>
          </table:table-cell>
          <table:table-cell table:style-name="ce14" table:formula="of:=[Evidence.E313]" office:value-type="float" office:value="0" calcext:value-type="float">
            <text:p>0 Kč</text:p>
          </table:table-cell>
          <table:table-cell table:style-name="ce20" table:formula="of:=[Evidence.F313]" office:value-type="currency" office:currency="CZK" office:value="0" calcext:value-type="currency">
            <text:p>0 Kč</text:p>
          </table:table-cell>
          <table:table-cell table:style-name="ce27" table:formula="of:=[Evidence.K313]" office:value-type="float" office:value="0" calcext:value-type="float">
            <text:p>0</text:p>
          </table:table-cell>
          <table:table-cell table:style-name="ce27" table:formula="of:=2014-[Evidence.H313]" office:value-type="float" office:value="2014" calcext:value-type="float">
            <text:p>2,014</text:p>
          </table:table-cell>
          <table:table-cell table:style-name="ce13"/>
          <table:table-cell table:style-name="ce37" table:formula="of:=((100-[.F318])/100)*[.B3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14]&lt;&gt;&quot;&quot;;CONCATENATE(&quot;(&quot;;[Evidence.A314];&quot;) - &quot;;[Evidence.C314];&quot; - &quot;;[Evidence.D314];&quot;, [&quot;;[Evidence.L314];&quot;]&quot;);&quot;EMPTY&quot;)" office:value-type="string" office:string-value="EMPTY" calcext:value-type="string">
            <text:p>EMPTY</text:p>
          </table:table-cell>
          <table:table-cell table:style-name="ce14" table:formula="of:=[Evidence.E314]" office:value-type="float" office:value="0" calcext:value-type="float">
            <text:p>0 Kč</text:p>
          </table:table-cell>
          <table:table-cell table:style-name="ce20" table:formula="of:=[Evidence.F314]" office:value-type="currency" office:currency="CZK" office:value="0" calcext:value-type="currency">
            <text:p>0 Kč</text:p>
          </table:table-cell>
          <table:table-cell table:style-name="ce27" table:formula="of:=[Evidence.K314]" office:value-type="float" office:value="0" calcext:value-type="float">
            <text:p>0</text:p>
          </table:table-cell>
          <table:table-cell table:style-name="ce27" table:formula="of:=2014-[Evidence.H314]" office:value-type="float" office:value="2014" calcext:value-type="float">
            <text:p>2,014</text:p>
          </table:table-cell>
          <table:table-cell table:style-name="ce13"/>
          <table:table-cell table:style-name="ce37" table:formula="of:=((100-[.F319])/100)*[.B3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15]&lt;&gt;&quot;&quot;;CONCATENATE(&quot;(&quot;;[Evidence.A315];&quot;) - &quot;;[Evidence.C315];&quot; - &quot;;[Evidence.D315];&quot;, [&quot;;[Evidence.L315];&quot;]&quot;);&quot;EMPTY&quot;)" office:value-type="string" office:string-value="EMPTY" calcext:value-type="string">
            <text:p>EMPTY</text:p>
          </table:table-cell>
          <table:table-cell table:style-name="ce14" table:formula="of:=[Evidence.E315]" office:value-type="float" office:value="0" calcext:value-type="float">
            <text:p>0 Kč</text:p>
          </table:table-cell>
          <table:table-cell table:style-name="ce20" table:formula="of:=[Evidence.F315]" office:value-type="currency" office:currency="CZK" office:value="0" calcext:value-type="currency">
            <text:p>0 Kč</text:p>
          </table:table-cell>
          <table:table-cell table:style-name="ce27" table:formula="of:=[Evidence.K315]" office:value-type="float" office:value="0" calcext:value-type="float">
            <text:p>0</text:p>
          </table:table-cell>
          <table:table-cell table:style-name="ce27" table:formula="of:=2014-[Evidence.H315]" office:value-type="float" office:value="2014" calcext:value-type="float">
            <text:p>2,014</text:p>
          </table:table-cell>
          <table:table-cell table:style-name="ce13"/>
          <table:table-cell table:style-name="ce37" table:formula="of:=((100-[.F320])/100)*[.B3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16]&lt;&gt;&quot;&quot;;CONCATENATE(&quot;(&quot;;[Evidence.A316];&quot;) - &quot;;[Evidence.C316];&quot; - &quot;;[Evidence.D316];&quot;, [&quot;;[Evidence.L316];&quot;]&quot;);&quot;EMPTY&quot;)" office:value-type="string" office:string-value="EMPTY" calcext:value-type="string">
            <text:p>EMPTY</text:p>
          </table:table-cell>
          <table:table-cell table:style-name="ce14" table:formula="of:=[Evidence.E316]" office:value-type="float" office:value="0" calcext:value-type="float">
            <text:p>0 Kč</text:p>
          </table:table-cell>
          <table:table-cell table:style-name="ce20" table:formula="of:=[Evidence.F316]" office:value-type="currency" office:currency="CZK" office:value="0" calcext:value-type="currency">
            <text:p>0 Kč</text:p>
          </table:table-cell>
          <table:table-cell table:style-name="ce27" table:formula="of:=[Evidence.K316]" office:value-type="float" office:value="0" calcext:value-type="float">
            <text:p>0</text:p>
          </table:table-cell>
          <table:table-cell table:style-name="ce27" table:formula="of:=2014-[Evidence.H316]" office:value-type="float" office:value="2014" calcext:value-type="float">
            <text:p>2,014</text:p>
          </table:table-cell>
          <table:table-cell table:style-name="ce13"/>
          <table:table-cell table:style-name="ce37" table:formula="of:=((100-[.F321])/100)*[.B3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17]&lt;&gt;&quot;&quot;;CONCATENATE(&quot;(&quot;;[Evidence.A317];&quot;) - &quot;;[Evidence.C317];&quot; - &quot;;[Evidence.D317];&quot;, [&quot;;[Evidence.L317];&quot;]&quot;);&quot;EMPTY&quot;)" office:value-type="string" office:string-value="EMPTY" calcext:value-type="string">
            <text:p>EMPTY</text:p>
          </table:table-cell>
          <table:table-cell table:style-name="ce14" table:formula="of:=[Evidence.E317]" office:value-type="float" office:value="0" calcext:value-type="float">
            <text:p>0 Kč</text:p>
          </table:table-cell>
          <table:table-cell table:style-name="ce20" table:formula="of:=[Evidence.F317]" office:value-type="currency" office:currency="CZK" office:value="0" calcext:value-type="currency">
            <text:p>0 Kč</text:p>
          </table:table-cell>
          <table:table-cell table:style-name="ce27" table:formula="of:=[Evidence.K317]" office:value-type="float" office:value="0" calcext:value-type="float">
            <text:p>0</text:p>
          </table:table-cell>
          <table:table-cell table:style-name="ce27" table:formula="of:=2014-[Evidence.H317]" office:value-type="float" office:value="2014" calcext:value-type="float">
            <text:p>2,014</text:p>
          </table:table-cell>
          <table:table-cell table:style-name="ce13"/>
          <table:table-cell table:style-name="ce37" table:formula="of:=((100-[.F322])/100)*[.B3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18]&lt;&gt;&quot;&quot;;CONCATENATE(&quot;(&quot;;[Evidence.A318];&quot;) - &quot;;[Evidence.C318];&quot; - &quot;;[Evidence.D318];&quot;, [&quot;;[Evidence.L318];&quot;]&quot;);&quot;EMPTY&quot;)" office:value-type="string" office:string-value="EMPTY" calcext:value-type="string">
            <text:p>EMPTY</text:p>
          </table:table-cell>
          <table:table-cell table:style-name="ce14" table:formula="of:=[Evidence.E318]" office:value-type="float" office:value="0" calcext:value-type="float">
            <text:p>0 Kč</text:p>
          </table:table-cell>
          <table:table-cell table:style-name="ce20" table:formula="of:=[Evidence.F318]" office:value-type="currency" office:currency="CZK" office:value="0" calcext:value-type="currency">
            <text:p>0 Kč</text:p>
          </table:table-cell>
          <table:table-cell table:style-name="ce27" table:formula="of:=[Evidence.K318]" office:value-type="float" office:value="0" calcext:value-type="float">
            <text:p>0</text:p>
          </table:table-cell>
          <table:table-cell table:style-name="ce27" table:formula="of:=2014-[Evidence.H318]" office:value-type="float" office:value="2014" calcext:value-type="float">
            <text:p>2,014</text:p>
          </table:table-cell>
          <table:table-cell table:style-name="ce13"/>
          <table:table-cell table:style-name="ce37" table:formula="of:=((100-[.F323])/100)*[.B3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19]&lt;&gt;&quot;&quot;;CONCATENATE(&quot;(&quot;;[Evidence.A319];&quot;) - &quot;;[Evidence.C319];&quot; - &quot;;[Evidence.D319];&quot;, [&quot;;[Evidence.L319];&quot;]&quot;);&quot;EMPTY&quot;)" office:value-type="string" office:string-value="EMPTY" calcext:value-type="string">
            <text:p>EMPTY</text:p>
          </table:table-cell>
          <table:table-cell table:style-name="ce14" table:formula="of:=[Evidence.E319]" office:value-type="float" office:value="0" calcext:value-type="float">
            <text:p>0 Kč</text:p>
          </table:table-cell>
          <table:table-cell table:style-name="ce20" table:formula="of:=[Evidence.F319]" office:value-type="currency" office:currency="CZK" office:value="0" calcext:value-type="currency">
            <text:p>0 Kč</text:p>
          </table:table-cell>
          <table:table-cell table:style-name="ce27" table:formula="of:=[Evidence.K319]" office:value-type="float" office:value="0" calcext:value-type="float">
            <text:p>0</text:p>
          </table:table-cell>
          <table:table-cell table:style-name="ce27" table:formula="of:=2014-[Evidence.H319]" office:value-type="float" office:value="2014" calcext:value-type="float">
            <text:p>2,014</text:p>
          </table:table-cell>
          <table:table-cell table:style-name="ce13"/>
          <table:table-cell table:style-name="ce37" table:formula="of:=((100-[.F324])/100)*[.B3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20]&lt;&gt;&quot;&quot;;CONCATENATE(&quot;(&quot;;[Evidence.A320];&quot;) - &quot;;[Evidence.C320];&quot; - &quot;;[Evidence.D320];&quot;, [&quot;;[Evidence.L320];&quot;]&quot;);&quot;EMPTY&quot;)" office:value-type="string" office:string-value="EMPTY" calcext:value-type="string">
            <text:p>EMPTY</text:p>
          </table:table-cell>
          <table:table-cell table:style-name="ce14" table:formula="of:=[Evidence.E320]" office:value-type="float" office:value="0" calcext:value-type="float">
            <text:p>0 Kč</text:p>
          </table:table-cell>
          <table:table-cell table:style-name="ce20" table:formula="of:=[Evidence.F320]" office:value-type="currency" office:currency="CZK" office:value="0" calcext:value-type="currency">
            <text:p>0 Kč</text:p>
          </table:table-cell>
          <table:table-cell table:style-name="ce27" table:formula="of:=[Evidence.K320]" office:value-type="float" office:value="0" calcext:value-type="float">
            <text:p>0</text:p>
          </table:table-cell>
          <table:table-cell table:style-name="ce27" table:formula="of:=2014-[Evidence.H320]" office:value-type="float" office:value="2014" calcext:value-type="float">
            <text:p>2,014</text:p>
          </table:table-cell>
          <table:table-cell table:style-name="ce13"/>
          <table:table-cell table:style-name="ce37" table:formula="of:=((100-[.F325])/100)*[.B3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21]&lt;&gt;&quot;&quot;;CONCATENATE(&quot;(&quot;;[Evidence.A321];&quot;) - &quot;;[Evidence.C321];&quot; - &quot;;[Evidence.D321];&quot;, [&quot;;[Evidence.L321];&quot;]&quot;);&quot;EMPTY&quot;)" office:value-type="string" office:string-value="EMPTY" calcext:value-type="string">
            <text:p>EMPTY</text:p>
          </table:table-cell>
          <table:table-cell table:style-name="ce14" table:formula="of:=[Evidence.E321]" office:value-type="float" office:value="0" calcext:value-type="float">
            <text:p>0 Kč</text:p>
          </table:table-cell>
          <table:table-cell table:style-name="ce20" table:formula="of:=[Evidence.F321]" office:value-type="currency" office:currency="CZK" office:value="0" calcext:value-type="currency">
            <text:p>0 Kč</text:p>
          </table:table-cell>
          <table:table-cell table:style-name="ce27" table:formula="of:=[Evidence.K321]" office:value-type="float" office:value="0" calcext:value-type="float">
            <text:p>0</text:p>
          </table:table-cell>
          <table:table-cell table:style-name="ce27" table:formula="of:=2014-[Evidence.H321]" office:value-type="float" office:value="2014" calcext:value-type="float">
            <text:p>2,014</text:p>
          </table:table-cell>
          <table:table-cell table:style-name="ce13"/>
          <table:table-cell table:style-name="ce37" table:formula="of:=((100-[.F326])/100)*[.B3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22]&lt;&gt;&quot;&quot;;CONCATENATE(&quot;(&quot;;[Evidence.A322];&quot;) - &quot;;[Evidence.C322];&quot; - &quot;;[Evidence.D322];&quot;, [&quot;;[Evidence.L322];&quot;]&quot;);&quot;EMPTY&quot;)" office:value-type="string" office:string-value="EMPTY" calcext:value-type="string">
            <text:p>EMPTY</text:p>
          </table:table-cell>
          <table:table-cell table:style-name="ce14" table:formula="of:=[Evidence.E322]" office:value-type="float" office:value="0" calcext:value-type="float">
            <text:p>0 Kč</text:p>
          </table:table-cell>
          <table:table-cell table:style-name="ce20" table:formula="of:=[Evidence.F322]" office:value-type="currency" office:currency="CZK" office:value="0" calcext:value-type="currency">
            <text:p>0 Kč</text:p>
          </table:table-cell>
          <table:table-cell table:style-name="ce27" table:formula="of:=[Evidence.K322]" office:value-type="float" office:value="0" calcext:value-type="float">
            <text:p>0</text:p>
          </table:table-cell>
          <table:table-cell table:style-name="ce27" table:formula="of:=2014-[Evidence.H322]" office:value-type="float" office:value="2014" calcext:value-type="float">
            <text:p>2,014</text:p>
          </table:table-cell>
          <table:table-cell table:style-name="ce13"/>
          <table:table-cell table:style-name="ce37" table:formula="of:=((100-[.F327])/100)*[.B3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23]&lt;&gt;&quot;&quot;;CONCATENATE(&quot;(&quot;;[Evidence.A323];&quot;) - &quot;;[Evidence.C323];&quot; - &quot;;[Evidence.D323];&quot;, [&quot;;[Evidence.L323];&quot;]&quot;);&quot;EMPTY&quot;)" office:value-type="string" office:string-value="EMPTY" calcext:value-type="string">
            <text:p>EMPTY</text:p>
          </table:table-cell>
          <table:table-cell table:style-name="ce14" table:formula="of:=[Evidence.E323]" office:value-type="float" office:value="0" calcext:value-type="float">
            <text:p>0 Kč</text:p>
          </table:table-cell>
          <table:table-cell table:style-name="ce20" table:formula="of:=[Evidence.F323]" office:value-type="currency" office:currency="CZK" office:value="0" calcext:value-type="currency">
            <text:p>0 Kč</text:p>
          </table:table-cell>
          <table:table-cell table:style-name="ce27" table:formula="of:=[Evidence.K323]" office:value-type="float" office:value="0" calcext:value-type="float">
            <text:p>0</text:p>
          </table:table-cell>
          <table:table-cell table:style-name="ce27" table:formula="of:=2014-[Evidence.H323]" office:value-type="float" office:value="2014" calcext:value-type="float">
            <text:p>2,014</text:p>
          </table:table-cell>
          <table:table-cell table:style-name="ce13"/>
          <table:table-cell table:style-name="ce37" table:formula="of:=((100-[.F328])/100)*[.B3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24]&lt;&gt;&quot;&quot;;CONCATENATE(&quot;(&quot;;[Evidence.A324];&quot;) - &quot;;[Evidence.C324];&quot; - &quot;;[Evidence.D324];&quot;, [&quot;;[Evidence.L324];&quot;]&quot;);&quot;EMPTY&quot;)" office:value-type="string" office:string-value="EMPTY" calcext:value-type="string">
            <text:p>EMPTY</text:p>
          </table:table-cell>
          <table:table-cell table:style-name="ce14" table:formula="of:=[Evidence.E324]" office:value-type="float" office:value="0" calcext:value-type="float">
            <text:p>0 Kč</text:p>
          </table:table-cell>
          <table:table-cell table:style-name="ce20" table:formula="of:=[Evidence.F324]" office:value-type="currency" office:currency="CZK" office:value="0" calcext:value-type="currency">
            <text:p>0 Kč</text:p>
          </table:table-cell>
          <table:table-cell table:style-name="ce27" table:formula="of:=[Evidence.K324]" office:value-type="float" office:value="0" calcext:value-type="float">
            <text:p>0</text:p>
          </table:table-cell>
          <table:table-cell table:style-name="ce27" table:formula="of:=2014-[Evidence.H324]" office:value-type="float" office:value="2014" calcext:value-type="float">
            <text:p>2,014</text:p>
          </table:table-cell>
          <table:table-cell table:style-name="ce13"/>
          <table:table-cell table:style-name="ce37" table:formula="of:=((100-[.F329])/100)*[.B3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25]&lt;&gt;&quot;&quot;;CONCATENATE(&quot;(&quot;;[Evidence.A325];&quot;) - &quot;;[Evidence.C325];&quot; - &quot;;[Evidence.D325];&quot;, [&quot;;[Evidence.L325];&quot;]&quot;);&quot;EMPTY&quot;)" office:value-type="string" office:string-value="EMPTY" calcext:value-type="string">
            <text:p>EMPTY</text:p>
          </table:table-cell>
          <table:table-cell table:style-name="ce14" table:formula="of:=[Evidence.E325]" office:value-type="float" office:value="0" calcext:value-type="float">
            <text:p>0 Kč</text:p>
          </table:table-cell>
          <table:table-cell table:style-name="ce20" table:formula="of:=[Evidence.F325]" office:value-type="currency" office:currency="CZK" office:value="0" calcext:value-type="currency">
            <text:p>0 Kč</text:p>
          </table:table-cell>
          <table:table-cell table:style-name="ce27" table:formula="of:=[Evidence.K325]" office:value-type="float" office:value="0" calcext:value-type="float">
            <text:p>0</text:p>
          </table:table-cell>
          <table:table-cell table:style-name="ce27" table:formula="of:=2014-[Evidence.H325]" office:value-type="float" office:value="2014" calcext:value-type="float">
            <text:p>2,014</text:p>
          </table:table-cell>
          <table:table-cell table:style-name="ce13"/>
          <table:table-cell table:style-name="ce37" table:formula="of:=((100-[.F330])/100)*[.B3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26]&lt;&gt;&quot;&quot;;CONCATENATE(&quot;(&quot;;[Evidence.A326];&quot;) - &quot;;[Evidence.C326];&quot; - &quot;;[Evidence.D326];&quot;, [&quot;;[Evidence.L326];&quot;]&quot;);&quot;EMPTY&quot;)" office:value-type="string" office:string-value="EMPTY" calcext:value-type="string">
            <text:p>EMPTY</text:p>
          </table:table-cell>
          <table:table-cell table:style-name="ce14" table:formula="of:=[Evidence.E326]" office:value-type="float" office:value="0" calcext:value-type="float">
            <text:p>0 Kč</text:p>
          </table:table-cell>
          <table:table-cell table:style-name="ce20" table:formula="of:=[Evidence.F326]" office:value-type="currency" office:currency="CZK" office:value="0" calcext:value-type="currency">
            <text:p>0 Kč</text:p>
          </table:table-cell>
          <table:table-cell table:style-name="ce27" table:formula="of:=[Evidence.K326]" office:value-type="float" office:value="0" calcext:value-type="float">
            <text:p>0</text:p>
          </table:table-cell>
          <table:table-cell table:style-name="ce27" table:formula="of:=2014-[Evidence.H326]" office:value-type="float" office:value="2014" calcext:value-type="float">
            <text:p>2,014</text:p>
          </table:table-cell>
          <table:table-cell table:style-name="ce13"/>
          <table:table-cell table:style-name="ce37" table:formula="of:=((100-[.F331])/100)*[.B3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27]&lt;&gt;&quot;&quot;;CONCATENATE(&quot;(&quot;;[Evidence.A327];&quot;) - &quot;;[Evidence.C327];&quot; - &quot;;[Evidence.D327];&quot;, [&quot;;[Evidence.L327];&quot;]&quot;);&quot;EMPTY&quot;)" office:value-type="string" office:string-value="EMPTY" calcext:value-type="string">
            <text:p>EMPTY</text:p>
          </table:table-cell>
          <table:table-cell table:style-name="ce14" table:formula="of:=[Evidence.E327]" office:value-type="float" office:value="0" calcext:value-type="float">
            <text:p>0 Kč</text:p>
          </table:table-cell>
          <table:table-cell table:style-name="ce20" table:formula="of:=[Evidence.F327]" office:value-type="currency" office:currency="CZK" office:value="0" calcext:value-type="currency">
            <text:p>0 Kč</text:p>
          </table:table-cell>
          <table:table-cell table:style-name="ce27" table:formula="of:=[Evidence.K327]" office:value-type="float" office:value="0" calcext:value-type="float">
            <text:p>0</text:p>
          </table:table-cell>
          <table:table-cell table:style-name="ce27" table:formula="of:=2014-[Evidence.H327]" office:value-type="float" office:value="2014" calcext:value-type="float">
            <text:p>2,014</text:p>
          </table:table-cell>
          <table:table-cell table:style-name="ce13"/>
          <table:table-cell table:style-name="ce37" table:formula="of:=((100-[.F332])/100)*[.B3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28]&lt;&gt;&quot;&quot;;CONCATENATE(&quot;(&quot;;[Evidence.A328];&quot;) - &quot;;[Evidence.C328];&quot; - &quot;;[Evidence.D328];&quot;, [&quot;;[Evidence.L328];&quot;]&quot;);&quot;EMPTY&quot;)" office:value-type="string" office:string-value="EMPTY" calcext:value-type="string">
            <text:p>EMPTY</text:p>
          </table:table-cell>
          <table:table-cell table:style-name="ce14" table:formula="of:=[Evidence.E328]" office:value-type="float" office:value="0" calcext:value-type="float">
            <text:p>0 Kč</text:p>
          </table:table-cell>
          <table:table-cell table:style-name="ce20" table:formula="of:=[Evidence.F328]" office:value-type="currency" office:currency="CZK" office:value="0" calcext:value-type="currency">
            <text:p>0 Kč</text:p>
          </table:table-cell>
          <table:table-cell table:style-name="ce27" table:formula="of:=[Evidence.K328]" office:value-type="float" office:value="0" calcext:value-type="float">
            <text:p>0</text:p>
          </table:table-cell>
          <table:table-cell table:style-name="ce27" table:formula="of:=2014-[Evidence.H328]" office:value-type="float" office:value="2014" calcext:value-type="float">
            <text:p>2,014</text:p>
          </table:table-cell>
          <table:table-cell table:style-name="ce13"/>
          <table:table-cell table:style-name="ce37" table:formula="of:=((100-[.F333])/100)*[.B3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29]&lt;&gt;&quot;&quot;;CONCATENATE(&quot;(&quot;;[Evidence.A329];&quot;) - &quot;;[Evidence.C329];&quot; - &quot;;[Evidence.D329];&quot;, [&quot;;[Evidence.L329];&quot;]&quot;);&quot;EMPTY&quot;)" office:value-type="string" office:string-value="EMPTY" calcext:value-type="string">
            <text:p>EMPTY</text:p>
          </table:table-cell>
          <table:table-cell table:style-name="ce14" table:formula="of:=[Evidence.E329]" office:value-type="float" office:value="0" calcext:value-type="float">
            <text:p>0 Kč</text:p>
          </table:table-cell>
          <table:table-cell table:style-name="ce20" table:formula="of:=[Evidence.F329]" office:value-type="currency" office:currency="CZK" office:value="0" calcext:value-type="currency">
            <text:p>0 Kč</text:p>
          </table:table-cell>
          <table:table-cell table:style-name="ce27" table:formula="of:=[Evidence.K329]" office:value-type="float" office:value="0" calcext:value-type="float">
            <text:p>0</text:p>
          </table:table-cell>
          <table:table-cell table:style-name="ce27" table:formula="of:=2014-[Evidence.H329]" office:value-type="float" office:value="2014" calcext:value-type="float">
            <text:p>2,014</text:p>
          </table:table-cell>
          <table:table-cell table:style-name="ce13"/>
          <table:table-cell table:style-name="ce37" table:formula="of:=((100-[.F334])/100)*[.B3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30]&lt;&gt;&quot;&quot;;CONCATENATE(&quot;(&quot;;[Evidence.A330];&quot;) - &quot;;[Evidence.C330];&quot; - &quot;;[Evidence.D330];&quot;, [&quot;;[Evidence.L330];&quot;]&quot;);&quot;EMPTY&quot;)" office:value-type="string" office:string-value="EMPTY" calcext:value-type="string">
            <text:p>EMPTY</text:p>
          </table:table-cell>
          <table:table-cell table:style-name="ce14" table:formula="of:=[Evidence.E330]" office:value-type="float" office:value="0" calcext:value-type="float">
            <text:p>0 Kč</text:p>
          </table:table-cell>
          <table:table-cell table:style-name="ce20" table:formula="of:=[Evidence.F330]" office:value-type="currency" office:currency="CZK" office:value="0" calcext:value-type="currency">
            <text:p>0 Kč</text:p>
          </table:table-cell>
          <table:table-cell table:style-name="ce27" table:formula="of:=[Evidence.K330]" office:value-type="float" office:value="0" calcext:value-type="float">
            <text:p>0</text:p>
          </table:table-cell>
          <table:table-cell table:style-name="ce27" table:formula="of:=2014-[Evidence.H330]" office:value-type="float" office:value="2014" calcext:value-type="float">
            <text:p>2,014</text:p>
          </table:table-cell>
          <table:table-cell table:style-name="ce13"/>
          <table:table-cell table:style-name="ce37" table:formula="of:=((100-[.F335])/100)*[.B3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31]&lt;&gt;&quot;&quot;;CONCATENATE(&quot;(&quot;;[Evidence.A331];&quot;) - &quot;;[Evidence.C331];&quot; - &quot;;[Evidence.D331];&quot;, [&quot;;[Evidence.L331];&quot;]&quot;);&quot;EMPTY&quot;)" office:value-type="string" office:string-value="EMPTY" calcext:value-type="string">
            <text:p>EMPTY</text:p>
          </table:table-cell>
          <table:table-cell table:style-name="ce14" table:formula="of:=[Evidence.E331]" office:value-type="float" office:value="0" calcext:value-type="float">
            <text:p>0 Kč</text:p>
          </table:table-cell>
          <table:table-cell table:style-name="ce20" table:formula="of:=[Evidence.F331]" office:value-type="currency" office:currency="CZK" office:value="0" calcext:value-type="currency">
            <text:p>0 Kč</text:p>
          </table:table-cell>
          <table:table-cell table:style-name="ce27" table:formula="of:=[Evidence.K331]" office:value-type="float" office:value="0" calcext:value-type="float">
            <text:p>0</text:p>
          </table:table-cell>
          <table:table-cell table:style-name="ce27" table:formula="of:=2014-[Evidence.H331]" office:value-type="float" office:value="2014" calcext:value-type="float">
            <text:p>2,014</text:p>
          </table:table-cell>
          <table:table-cell table:style-name="ce13"/>
          <table:table-cell table:style-name="ce37" table:formula="of:=((100-[.F336])/100)*[.B3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32]&lt;&gt;&quot;&quot;;CONCATENATE(&quot;(&quot;;[Evidence.A332];&quot;) - &quot;;[Evidence.C332];&quot; - &quot;;[Evidence.D332];&quot;, [&quot;;[Evidence.L332];&quot;]&quot;);&quot;EMPTY&quot;)" office:value-type="string" office:string-value="EMPTY" calcext:value-type="string">
            <text:p>EMPTY</text:p>
          </table:table-cell>
          <table:table-cell table:style-name="ce14" table:formula="of:=[Evidence.E332]" office:value-type="float" office:value="0" calcext:value-type="float">
            <text:p>0 Kč</text:p>
          </table:table-cell>
          <table:table-cell table:style-name="ce20" table:formula="of:=[Evidence.F332]" office:value-type="currency" office:currency="CZK" office:value="0" calcext:value-type="currency">
            <text:p>0 Kč</text:p>
          </table:table-cell>
          <table:table-cell table:style-name="ce27" table:formula="of:=[Evidence.K332]" office:value-type="float" office:value="0" calcext:value-type="float">
            <text:p>0</text:p>
          </table:table-cell>
          <table:table-cell table:style-name="ce27" table:formula="of:=2014-[Evidence.H332]" office:value-type="float" office:value="2014" calcext:value-type="float">
            <text:p>2,014</text:p>
          </table:table-cell>
          <table:table-cell table:style-name="ce13"/>
          <table:table-cell table:style-name="ce37" table:formula="of:=((100-[.F337])/100)*[.B3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33]&lt;&gt;&quot;&quot;;CONCATENATE(&quot;(&quot;;[Evidence.A333];&quot;) - &quot;;[Evidence.C333];&quot; - &quot;;[Evidence.D333];&quot;, [&quot;;[Evidence.L333];&quot;]&quot;);&quot;EMPTY&quot;)" office:value-type="string" office:string-value="EMPTY" calcext:value-type="string">
            <text:p>EMPTY</text:p>
          </table:table-cell>
          <table:table-cell table:style-name="ce14" table:formula="of:=[Evidence.E333]" office:value-type="float" office:value="0" calcext:value-type="float">
            <text:p>0 Kč</text:p>
          </table:table-cell>
          <table:table-cell table:style-name="ce20" table:formula="of:=[Evidence.F333]" office:value-type="currency" office:currency="CZK" office:value="0" calcext:value-type="currency">
            <text:p>0 Kč</text:p>
          </table:table-cell>
          <table:table-cell table:style-name="ce27" table:formula="of:=[Evidence.K333]" office:value-type="float" office:value="0" calcext:value-type="float">
            <text:p>0</text:p>
          </table:table-cell>
          <table:table-cell table:style-name="ce27" table:formula="of:=2014-[Evidence.H333]" office:value-type="float" office:value="2014" calcext:value-type="float">
            <text:p>2,014</text:p>
          </table:table-cell>
          <table:table-cell table:style-name="ce13"/>
          <table:table-cell table:style-name="ce37" table:formula="of:=((100-[.F338])/100)*[.B3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34]&lt;&gt;&quot;&quot;;CONCATENATE(&quot;(&quot;;[Evidence.A334];&quot;) - &quot;;[Evidence.C334];&quot; - &quot;;[Evidence.D334];&quot;, [&quot;;[Evidence.L334];&quot;]&quot;);&quot;EMPTY&quot;)" office:value-type="string" office:string-value="EMPTY" calcext:value-type="string">
            <text:p>EMPTY</text:p>
          </table:table-cell>
          <table:table-cell table:style-name="ce14" table:formula="of:=[Evidence.E334]" office:value-type="float" office:value="0" calcext:value-type="float">
            <text:p>0 Kč</text:p>
          </table:table-cell>
          <table:table-cell table:style-name="ce20" table:formula="of:=[Evidence.F334]" office:value-type="currency" office:currency="CZK" office:value="0" calcext:value-type="currency">
            <text:p>0 Kč</text:p>
          </table:table-cell>
          <table:table-cell table:style-name="ce27" table:formula="of:=[Evidence.K334]" office:value-type="float" office:value="0" calcext:value-type="float">
            <text:p>0</text:p>
          </table:table-cell>
          <table:table-cell table:style-name="ce27" table:formula="of:=2014-[Evidence.H334]" office:value-type="float" office:value="2014" calcext:value-type="float">
            <text:p>2,014</text:p>
          </table:table-cell>
          <table:table-cell table:style-name="ce13"/>
          <table:table-cell table:style-name="ce37" table:formula="of:=((100-[.F339])/100)*[.B3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35]&lt;&gt;&quot;&quot;;CONCATENATE(&quot;(&quot;;[Evidence.A335];&quot;) - &quot;;[Evidence.C335];&quot; - &quot;;[Evidence.D335];&quot;, [&quot;;[Evidence.L335];&quot;]&quot;);&quot;EMPTY&quot;)" office:value-type="string" office:string-value="EMPTY" calcext:value-type="string">
            <text:p>EMPTY</text:p>
          </table:table-cell>
          <table:table-cell table:style-name="ce14" table:formula="of:=[Evidence.E335]" office:value-type="float" office:value="0" calcext:value-type="float">
            <text:p>0 Kč</text:p>
          </table:table-cell>
          <table:table-cell table:style-name="ce20" table:formula="of:=[Evidence.F335]" office:value-type="currency" office:currency="CZK" office:value="0" calcext:value-type="currency">
            <text:p>0 Kč</text:p>
          </table:table-cell>
          <table:table-cell table:style-name="ce27" table:formula="of:=[Evidence.K335]" office:value-type="float" office:value="0" calcext:value-type="float">
            <text:p>0</text:p>
          </table:table-cell>
          <table:table-cell table:style-name="ce27" table:formula="of:=2014-[Evidence.H335]" office:value-type="float" office:value="2014" calcext:value-type="float">
            <text:p>2,014</text:p>
          </table:table-cell>
          <table:table-cell table:style-name="ce13"/>
          <table:table-cell table:style-name="ce37" table:formula="of:=((100-[.F340])/100)*[.B3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36]&lt;&gt;&quot;&quot;;CONCATENATE(&quot;(&quot;;[Evidence.A336];&quot;) - &quot;;[Evidence.C336];&quot; - &quot;;[Evidence.D336];&quot;, [&quot;;[Evidence.L336];&quot;]&quot;);&quot;EMPTY&quot;)" office:value-type="string" office:string-value="EMPTY" calcext:value-type="string">
            <text:p>EMPTY</text:p>
          </table:table-cell>
          <table:table-cell table:style-name="ce14" table:formula="of:=[Evidence.E336]" office:value-type="float" office:value="0" calcext:value-type="float">
            <text:p>0 Kč</text:p>
          </table:table-cell>
          <table:table-cell table:style-name="ce20" table:formula="of:=[Evidence.F336]" office:value-type="currency" office:currency="CZK" office:value="0" calcext:value-type="currency">
            <text:p>0 Kč</text:p>
          </table:table-cell>
          <table:table-cell table:style-name="ce27" table:formula="of:=[Evidence.K336]" office:value-type="float" office:value="0" calcext:value-type="float">
            <text:p>0</text:p>
          </table:table-cell>
          <table:table-cell table:style-name="ce27" table:formula="of:=2014-[Evidence.H336]" office:value-type="float" office:value="2014" calcext:value-type="float">
            <text:p>2,014</text:p>
          </table:table-cell>
          <table:table-cell table:style-name="ce13"/>
          <table:table-cell table:style-name="ce37" table:formula="of:=((100-[.F341])/100)*[.B3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37]&lt;&gt;&quot;&quot;;CONCATENATE(&quot;(&quot;;[Evidence.A337];&quot;) - &quot;;[Evidence.C337];&quot; - &quot;;[Evidence.D337];&quot;, [&quot;;[Evidence.L337];&quot;]&quot;);&quot;EMPTY&quot;)" office:value-type="string" office:string-value="EMPTY" calcext:value-type="string">
            <text:p>EMPTY</text:p>
          </table:table-cell>
          <table:table-cell table:style-name="ce14" table:formula="of:=[Evidence.E337]" office:value-type="float" office:value="0" calcext:value-type="float">
            <text:p>0 Kč</text:p>
          </table:table-cell>
          <table:table-cell table:style-name="ce20" table:formula="of:=[Evidence.F337]" office:value-type="currency" office:currency="CZK" office:value="0" calcext:value-type="currency">
            <text:p>0 Kč</text:p>
          </table:table-cell>
          <table:table-cell table:style-name="ce27" table:formula="of:=[Evidence.K337]" office:value-type="float" office:value="0" calcext:value-type="float">
            <text:p>0</text:p>
          </table:table-cell>
          <table:table-cell table:style-name="ce27" table:formula="of:=2014-[Evidence.H337]" office:value-type="float" office:value="2014" calcext:value-type="float">
            <text:p>2,014</text:p>
          </table:table-cell>
          <table:table-cell table:style-name="ce13"/>
          <table:table-cell table:style-name="ce37" table:formula="of:=((100-[.F342])/100)*[.B3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38]&lt;&gt;&quot;&quot;;CONCATENATE(&quot;(&quot;;[Evidence.A338];&quot;) - &quot;;[Evidence.C338];&quot; - &quot;;[Evidence.D338];&quot;, [&quot;;[Evidence.L338];&quot;]&quot;);&quot;EMPTY&quot;)" office:value-type="string" office:string-value="EMPTY" calcext:value-type="string">
            <text:p>EMPTY</text:p>
          </table:table-cell>
          <table:table-cell table:style-name="ce14" table:formula="of:=[Evidence.E338]" office:value-type="float" office:value="0" calcext:value-type="float">
            <text:p>0 Kč</text:p>
          </table:table-cell>
          <table:table-cell table:style-name="ce20" table:formula="of:=[Evidence.F338]" office:value-type="currency" office:currency="CZK" office:value="0" calcext:value-type="currency">
            <text:p>0 Kč</text:p>
          </table:table-cell>
          <table:table-cell table:style-name="ce27" table:formula="of:=[Evidence.K338]" office:value-type="float" office:value="0" calcext:value-type="float">
            <text:p>0</text:p>
          </table:table-cell>
          <table:table-cell table:style-name="ce27" table:formula="of:=2014-[Evidence.H338]" office:value-type="float" office:value="2014" calcext:value-type="float">
            <text:p>2,014</text:p>
          </table:table-cell>
          <table:table-cell table:style-name="ce13"/>
          <table:table-cell table:style-name="ce37" table:formula="of:=((100-[.F343])/100)*[.B3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39]&lt;&gt;&quot;&quot;;CONCATENATE(&quot;(&quot;;[Evidence.A339];&quot;) - &quot;;[Evidence.C339];&quot; - &quot;;[Evidence.D339];&quot;, [&quot;;[Evidence.L339];&quot;]&quot;);&quot;EMPTY&quot;)" office:value-type="string" office:string-value="EMPTY" calcext:value-type="string">
            <text:p>EMPTY</text:p>
          </table:table-cell>
          <table:table-cell table:style-name="ce14" table:formula="of:=[Evidence.E339]" office:value-type="float" office:value="0" calcext:value-type="float">
            <text:p>0 Kč</text:p>
          </table:table-cell>
          <table:table-cell table:style-name="ce20" table:formula="of:=[Evidence.F339]" office:value-type="currency" office:currency="CZK" office:value="0" calcext:value-type="currency">
            <text:p>0 Kč</text:p>
          </table:table-cell>
          <table:table-cell table:style-name="ce27" table:formula="of:=[Evidence.K339]" office:value-type="float" office:value="0" calcext:value-type="float">
            <text:p>0</text:p>
          </table:table-cell>
          <table:table-cell table:style-name="ce27" table:formula="of:=2014-[Evidence.H339]" office:value-type="float" office:value="2014" calcext:value-type="float">
            <text:p>2,014</text:p>
          </table:table-cell>
          <table:table-cell table:style-name="ce13"/>
          <table:table-cell table:style-name="ce37" table:formula="of:=((100-[.F344])/100)*[.B3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40]&lt;&gt;&quot;&quot;;CONCATENATE(&quot;(&quot;;[Evidence.A340];&quot;) - &quot;;[Evidence.C340];&quot; - &quot;;[Evidence.D340];&quot;, [&quot;;[Evidence.L340];&quot;]&quot;);&quot;EMPTY&quot;)" office:value-type="string" office:string-value="EMPTY" calcext:value-type="string">
            <text:p>EMPTY</text:p>
          </table:table-cell>
          <table:table-cell table:style-name="ce14" table:formula="of:=[Evidence.E340]" office:value-type="float" office:value="0" calcext:value-type="float">
            <text:p>0 Kč</text:p>
          </table:table-cell>
          <table:table-cell table:style-name="ce20" table:formula="of:=[Evidence.F340]" office:value-type="currency" office:currency="CZK" office:value="0" calcext:value-type="currency">
            <text:p>0 Kč</text:p>
          </table:table-cell>
          <table:table-cell table:style-name="ce27" table:formula="of:=[Evidence.K340]" office:value-type="float" office:value="0" calcext:value-type="float">
            <text:p>0</text:p>
          </table:table-cell>
          <table:table-cell table:style-name="ce27" table:formula="of:=2014-[Evidence.H340]" office:value-type="float" office:value="2014" calcext:value-type="float">
            <text:p>2,014</text:p>
          </table:table-cell>
          <table:table-cell table:style-name="ce13"/>
          <table:table-cell table:style-name="ce37" table:formula="of:=((100-[.F345])/100)*[.B3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41]&lt;&gt;&quot;&quot;;CONCATENATE(&quot;(&quot;;[Evidence.A341];&quot;) - &quot;;[Evidence.C341];&quot; - &quot;;[Evidence.D341];&quot;, [&quot;;[Evidence.L341];&quot;]&quot;);&quot;EMPTY&quot;)" office:value-type="string" office:string-value="EMPTY" calcext:value-type="string">
            <text:p>EMPTY</text:p>
          </table:table-cell>
          <table:table-cell table:style-name="ce14" table:formula="of:=[Evidence.E341]" office:value-type="float" office:value="0" calcext:value-type="float">
            <text:p>0 Kč</text:p>
          </table:table-cell>
          <table:table-cell table:style-name="ce20" table:formula="of:=[Evidence.F341]" office:value-type="currency" office:currency="CZK" office:value="0" calcext:value-type="currency">
            <text:p>0 Kč</text:p>
          </table:table-cell>
          <table:table-cell table:style-name="ce27" table:formula="of:=[Evidence.K341]" office:value-type="float" office:value="0" calcext:value-type="float">
            <text:p>0</text:p>
          </table:table-cell>
          <table:table-cell table:style-name="ce27" table:formula="of:=2014-[Evidence.H341]" office:value-type="float" office:value="2014" calcext:value-type="float">
            <text:p>2,014</text:p>
          </table:table-cell>
          <table:table-cell table:style-name="ce13"/>
          <table:table-cell table:style-name="ce37" table:formula="of:=((100-[.F346])/100)*[.B3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42]&lt;&gt;&quot;&quot;;CONCATENATE(&quot;(&quot;;[Evidence.A342];&quot;) - &quot;;[Evidence.C342];&quot; - &quot;;[Evidence.D342];&quot;, [&quot;;[Evidence.L342];&quot;]&quot;);&quot;EMPTY&quot;)" office:value-type="string" office:string-value="EMPTY" calcext:value-type="string">
            <text:p>EMPTY</text:p>
          </table:table-cell>
          <table:table-cell table:style-name="ce14" table:formula="of:=[Evidence.E342]" office:value-type="float" office:value="0" calcext:value-type="float">
            <text:p>0 Kč</text:p>
          </table:table-cell>
          <table:table-cell table:style-name="ce20" table:formula="of:=[Evidence.F342]" office:value-type="currency" office:currency="CZK" office:value="0" calcext:value-type="currency">
            <text:p>0 Kč</text:p>
          </table:table-cell>
          <table:table-cell table:style-name="ce27" table:formula="of:=[Evidence.K342]" office:value-type="float" office:value="0" calcext:value-type="float">
            <text:p>0</text:p>
          </table:table-cell>
          <table:table-cell table:style-name="ce27" table:formula="of:=2014-[Evidence.H342]" office:value-type="float" office:value="2014" calcext:value-type="float">
            <text:p>2,014</text:p>
          </table:table-cell>
          <table:table-cell table:style-name="ce13"/>
          <table:table-cell table:style-name="ce37" table:formula="of:=((100-[.F347])/100)*[.B3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43]&lt;&gt;&quot;&quot;;CONCATENATE(&quot;(&quot;;[Evidence.A343];&quot;) - &quot;;[Evidence.C343];&quot; - &quot;;[Evidence.D343];&quot;, [&quot;;[Evidence.L343];&quot;]&quot;);&quot;EMPTY&quot;)" office:value-type="string" office:string-value="EMPTY" calcext:value-type="string">
            <text:p>EMPTY</text:p>
          </table:table-cell>
          <table:table-cell table:style-name="ce14" table:formula="of:=[Evidence.E343]" office:value-type="float" office:value="0" calcext:value-type="float">
            <text:p>0 Kč</text:p>
          </table:table-cell>
          <table:table-cell table:style-name="ce20" table:formula="of:=[Evidence.F343]" office:value-type="currency" office:currency="CZK" office:value="0" calcext:value-type="currency">
            <text:p>0 Kč</text:p>
          </table:table-cell>
          <table:table-cell table:style-name="ce27" table:formula="of:=[Evidence.K343]" office:value-type="float" office:value="0" calcext:value-type="float">
            <text:p>0</text:p>
          </table:table-cell>
          <table:table-cell table:style-name="ce27" table:formula="of:=2014-[Evidence.H343]" office:value-type="float" office:value="2014" calcext:value-type="float">
            <text:p>2,014</text:p>
          </table:table-cell>
          <table:table-cell table:style-name="ce13"/>
          <table:table-cell table:style-name="ce37" table:formula="of:=((100-[.F348])/100)*[.B3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44]&lt;&gt;&quot;&quot;;CONCATENATE(&quot;(&quot;;[Evidence.A344];&quot;) - &quot;;[Evidence.C344];&quot; - &quot;;[Evidence.D344];&quot;, [&quot;;[Evidence.L344];&quot;]&quot;);&quot;EMPTY&quot;)" office:value-type="string" office:string-value="EMPTY" calcext:value-type="string">
            <text:p>EMPTY</text:p>
          </table:table-cell>
          <table:table-cell table:style-name="ce14" table:formula="of:=[Evidence.E344]" office:value-type="float" office:value="0" calcext:value-type="float">
            <text:p>0 Kč</text:p>
          </table:table-cell>
          <table:table-cell table:style-name="ce20" table:formula="of:=[Evidence.F344]" office:value-type="currency" office:currency="CZK" office:value="0" calcext:value-type="currency">
            <text:p>0 Kč</text:p>
          </table:table-cell>
          <table:table-cell table:style-name="ce27" table:formula="of:=[Evidence.K344]" office:value-type="float" office:value="0" calcext:value-type="float">
            <text:p>0</text:p>
          </table:table-cell>
          <table:table-cell table:style-name="ce27" table:formula="of:=2014-[Evidence.H344]" office:value-type="float" office:value="2014" calcext:value-type="float">
            <text:p>2,014</text:p>
          </table:table-cell>
          <table:table-cell table:style-name="ce13"/>
          <table:table-cell table:style-name="ce37" table:formula="of:=((100-[.F349])/100)*[.B3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45]&lt;&gt;&quot;&quot;;CONCATENATE(&quot;(&quot;;[Evidence.A345];&quot;) - &quot;;[Evidence.C345];&quot; - &quot;;[Evidence.D345];&quot;, [&quot;;[Evidence.L345];&quot;]&quot;);&quot;EMPTY&quot;)" office:value-type="string" office:string-value="EMPTY" calcext:value-type="string">
            <text:p>EMPTY</text:p>
          </table:table-cell>
          <table:table-cell table:style-name="ce14" table:formula="of:=[Evidence.E345]" office:value-type="float" office:value="0" calcext:value-type="float">
            <text:p>0 Kč</text:p>
          </table:table-cell>
          <table:table-cell table:style-name="ce20" table:formula="of:=[Evidence.F345]" office:value-type="currency" office:currency="CZK" office:value="0" calcext:value-type="currency">
            <text:p>0 Kč</text:p>
          </table:table-cell>
          <table:table-cell table:style-name="ce27" table:formula="of:=[Evidence.K345]" office:value-type="float" office:value="0" calcext:value-type="float">
            <text:p>0</text:p>
          </table:table-cell>
          <table:table-cell table:style-name="ce27" table:formula="of:=2014-[Evidence.H345]" office:value-type="float" office:value="2014" calcext:value-type="float">
            <text:p>2,014</text:p>
          </table:table-cell>
          <table:table-cell table:style-name="ce13"/>
          <table:table-cell table:style-name="ce37" table:formula="of:=((100-[.F350])/100)*[.B3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46]&lt;&gt;&quot;&quot;;CONCATENATE(&quot;(&quot;;[Evidence.A346];&quot;) - &quot;;[Evidence.C346];&quot; - &quot;;[Evidence.D346];&quot;, [&quot;;[Evidence.L346];&quot;]&quot;);&quot;EMPTY&quot;)" office:value-type="string" office:string-value="EMPTY" calcext:value-type="string">
            <text:p>EMPTY</text:p>
          </table:table-cell>
          <table:table-cell table:style-name="ce14" table:formula="of:=[Evidence.E346]" office:value-type="float" office:value="0" calcext:value-type="float">
            <text:p>0 Kč</text:p>
          </table:table-cell>
          <table:table-cell table:style-name="ce20" table:formula="of:=[Evidence.F346]" office:value-type="currency" office:currency="CZK" office:value="0" calcext:value-type="currency">
            <text:p>0 Kč</text:p>
          </table:table-cell>
          <table:table-cell table:style-name="ce27" table:formula="of:=[Evidence.K346]" office:value-type="float" office:value="0" calcext:value-type="float">
            <text:p>0</text:p>
          </table:table-cell>
          <table:table-cell table:style-name="ce27" table:formula="of:=2014-[Evidence.H346]" office:value-type="float" office:value="2014" calcext:value-type="float">
            <text:p>2,014</text:p>
          </table:table-cell>
          <table:table-cell table:style-name="ce13"/>
          <table:table-cell table:style-name="ce37" table:formula="of:=((100-[.F351])/100)*[.B3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47]&lt;&gt;&quot;&quot;;CONCATENATE(&quot;(&quot;;[Evidence.A347];&quot;) - &quot;;[Evidence.C347];&quot; - &quot;;[Evidence.D347];&quot;, [&quot;;[Evidence.L347];&quot;]&quot;);&quot;EMPTY&quot;)" office:value-type="string" office:string-value="EMPTY" calcext:value-type="string">
            <text:p>EMPTY</text:p>
          </table:table-cell>
          <table:table-cell table:style-name="ce14" table:formula="of:=[Evidence.E347]" office:value-type="float" office:value="0" calcext:value-type="float">
            <text:p>0 Kč</text:p>
          </table:table-cell>
          <table:table-cell table:style-name="ce20" table:formula="of:=[Evidence.F347]" office:value-type="currency" office:currency="CZK" office:value="0" calcext:value-type="currency">
            <text:p>0 Kč</text:p>
          </table:table-cell>
          <table:table-cell table:style-name="ce27" table:formula="of:=[Evidence.K347]" office:value-type="float" office:value="0" calcext:value-type="float">
            <text:p>0</text:p>
          </table:table-cell>
          <table:table-cell table:style-name="ce27" table:formula="of:=2014-[Evidence.H347]" office:value-type="float" office:value="2014" calcext:value-type="float">
            <text:p>2,014</text:p>
          </table:table-cell>
          <table:table-cell table:style-name="ce13"/>
          <table:table-cell table:style-name="ce37" table:formula="of:=((100-[.F352])/100)*[.B3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48]&lt;&gt;&quot;&quot;;CONCATENATE(&quot;(&quot;;[Evidence.A348];&quot;) - &quot;;[Evidence.C348];&quot; - &quot;;[Evidence.D348];&quot;, [&quot;;[Evidence.L348];&quot;]&quot;);&quot;EMPTY&quot;)" office:value-type="string" office:string-value="EMPTY" calcext:value-type="string">
            <text:p>EMPTY</text:p>
          </table:table-cell>
          <table:table-cell table:style-name="ce14" table:formula="of:=[Evidence.E348]" office:value-type="float" office:value="0" calcext:value-type="float">
            <text:p>0 Kč</text:p>
          </table:table-cell>
          <table:table-cell table:style-name="ce20" table:formula="of:=[Evidence.F348]" office:value-type="currency" office:currency="CZK" office:value="0" calcext:value-type="currency">
            <text:p>0 Kč</text:p>
          </table:table-cell>
          <table:table-cell table:style-name="ce27" table:formula="of:=[Evidence.K348]" office:value-type="float" office:value="0" calcext:value-type="float">
            <text:p>0</text:p>
          </table:table-cell>
          <table:table-cell table:style-name="ce27" table:formula="of:=2014-[Evidence.H348]" office:value-type="float" office:value="2014" calcext:value-type="float">
            <text:p>2,014</text:p>
          </table:table-cell>
          <table:table-cell table:style-name="ce13"/>
          <table:table-cell table:style-name="ce37" table:formula="of:=((100-[.F353])/100)*[.B3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49]&lt;&gt;&quot;&quot;;CONCATENATE(&quot;(&quot;;[Evidence.A349];&quot;) - &quot;;[Evidence.C349];&quot; - &quot;;[Evidence.D349];&quot;, [&quot;;[Evidence.L349];&quot;]&quot;);&quot;EMPTY&quot;)" office:value-type="string" office:string-value="EMPTY" calcext:value-type="string">
            <text:p>EMPTY</text:p>
          </table:table-cell>
          <table:table-cell table:style-name="ce14" table:formula="of:=[Evidence.E349]" office:value-type="float" office:value="0" calcext:value-type="float">
            <text:p>0 Kč</text:p>
          </table:table-cell>
          <table:table-cell table:style-name="ce20" table:formula="of:=[Evidence.F349]" office:value-type="currency" office:currency="CZK" office:value="0" calcext:value-type="currency">
            <text:p>0 Kč</text:p>
          </table:table-cell>
          <table:table-cell table:style-name="ce27" table:formula="of:=[Evidence.K349]" office:value-type="float" office:value="0" calcext:value-type="float">
            <text:p>0</text:p>
          </table:table-cell>
          <table:table-cell table:style-name="ce27" table:formula="of:=2014-[Evidence.H349]" office:value-type="float" office:value="2014" calcext:value-type="float">
            <text:p>2,014</text:p>
          </table:table-cell>
          <table:table-cell table:style-name="ce13"/>
          <table:table-cell table:style-name="ce37" table:formula="of:=((100-[.F354])/100)*[.B3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50]&lt;&gt;&quot;&quot;;CONCATENATE(&quot;(&quot;;[Evidence.A350];&quot;) - &quot;;[Evidence.C350];&quot; - &quot;;[Evidence.D350];&quot;, [&quot;;[Evidence.L350];&quot;]&quot;);&quot;EMPTY&quot;)" office:value-type="string" office:string-value="EMPTY" calcext:value-type="string">
            <text:p>EMPTY</text:p>
          </table:table-cell>
          <table:table-cell table:style-name="ce14" table:formula="of:=[Evidence.E350]" office:value-type="float" office:value="0" calcext:value-type="float">
            <text:p>0 Kč</text:p>
          </table:table-cell>
          <table:table-cell table:style-name="ce20" table:formula="of:=[Evidence.F350]" office:value-type="currency" office:currency="CZK" office:value="0" calcext:value-type="currency">
            <text:p>0 Kč</text:p>
          </table:table-cell>
          <table:table-cell table:style-name="ce27" table:formula="of:=[Evidence.K350]" office:value-type="float" office:value="0" calcext:value-type="float">
            <text:p>0</text:p>
          </table:table-cell>
          <table:table-cell table:style-name="ce27" table:formula="of:=2014-[Evidence.H350]" office:value-type="float" office:value="2014" calcext:value-type="float">
            <text:p>2,014</text:p>
          </table:table-cell>
          <table:table-cell table:style-name="ce13"/>
          <table:table-cell table:style-name="ce37" table:formula="of:=((100-[.F355])/100)*[.B3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51]&lt;&gt;&quot;&quot;;CONCATENATE(&quot;(&quot;;[Evidence.A351];&quot;) - &quot;;[Evidence.C351];&quot; - &quot;;[Evidence.D351];&quot;, [&quot;;[Evidence.L351];&quot;]&quot;);&quot;EMPTY&quot;)" office:value-type="string" office:string-value="EMPTY" calcext:value-type="string">
            <text:p>EMPTY</text:p>
          </table:table-cell>
          <table:table-cell table:style-name="ce14" table:formula="of:=[Evidence.E351]" office:value-type="float" office:value="0" calcext:value-type="float">
            <text:p>0 Kč</text:p>
          </table:table-cell>
          <table:table-cell table:style-name="ce20" table:formula="of:=[Evidence.F351]" office:value-type="currency" office:currency="CZK" office:value="0" calcext:value-type="currency">
            <text:p>0 Kč</text:p>
          </table:table-cell>
          <table:table-cell table:style-name="ce27" table:formula="of:=[Evidence.K351]" office:value-type="float" office:value="0" calcext:value-type="float">
            <text:p>0</text:p>
          </table:table-cell>
          <table:table-cell table:style-name="ce27" table:formula="of:=2014-[Evidence.H351]" office:value-type="float" office:value="2014" calcext:value-type="float">
            <text:p>2,014</text:p>
          </table:table-cell>
          <table:table-cell table:style-name="ce13"/>
          <table:table-cell table:style-name="ce37" table:formula="of:=((100-[.F356])/100)*[.B3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52]&lt;&gt;&quot;&quot;;CONCATENATE(&quot;(&quot;;[Evidence.A352];&quot;) - &quot;;[Evidence.C352];&quot; - &quot;;[Evidence.D352];&quot;, [&quot;;[Evidence.L352];&quot;]&quot;);&quot;EMPTY&quot;)" office:value-type="string" office:string-value="EMPTY" calcext:value-type="string">
            <text:p>EMPTY</text:p>
          </table:table-cell>
          <table:table-cell table:style-name="ce14" table:formula="of:=[Evidence.E352]" office:value-type="float" office:value="0" calcext:value-type="float">
            <text:p>0 Kč</text:p>
          </table:table-cell>
          <table:table-cell table:style-name="ce20" table:formula="of:=[Evidence.F352]" office:value-type="currency" office:currency="CZK" office:value="0" calcext:value-type="currency">
            <text:p>0 Kč</text:p>
          </table:table-cell>
          <table:table-cell table:style-name="ce27" table:formula="of:=[Evidence.K352]" office:value-type="float" office:value="0" calcext:value-type="float">
            <text:p>0</text:p>
          </table:table-cell>
          <table:table-cell table:style-name="ce27" table:formula="of:=2014-[Evidence.H352]" office:value-type="float" office:value="2014" calcext:value-type="float">
            <text:p>2,014</text:p>
          </table:table-cell>
          <table:table-cell table:style-name="ce13"/>
          <table:table-cell table:style-name="ce37" table:formula="of:=((100-[.F357])/100)*[.B3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53]&lt;&gt;&quot;&quot;;CONCATENATE(&quot;(&quot;;[Evidence.A353];&quot;) - &quot;;[Evidence.C353];&quot; - &quot;;[Evidence.D353];&quot;, [&quot;;[Evidence.L353];&quot;]&quot;);&quot;EMPTY&quot;)" office:value-type="string" office:string-value="EMPTY" calcext:value-type="string">
            <text:p>EMPTY</text:p>
          </table:table-cell>
          <table:table-cell table:style-name="ce14" table:formula="of:=[Evidence.E353]" office:value-type="float" office:value="0" calcext:value-type="float">
            <text:p>0 Kč</text:p>
          </table:table-cell>
          <table:table-cell table:style-name="ce20" table:formula="of:=[Evidence.F353]" office:value-type="currency" office:currency="CZK" office:value="0" calcext:value-type="currency">
            <text:p>0 Kč</text:p>
          </table:table-cell>
          <table:table-cell table:style-name="ce27" table:formula="of:=[Evidence.K353]" office:value-type="float" office:value="0" calcext:value-type="float">
            <text:p>0</text:p>
          </table:table-cell>
          <table:table-cell table:style-name="ce27" table:formula="of:=2014-[Evidence.H353]" office:value-type="float" office:value="2014" calcext:value-type="float">
            <text:p>2,014</text:p>
          </table:table-cell>
          <table:table-cell table:style-name="ce13"/>
          <table:table-cell table:style-name="ce37" table:formula="of:=((100-[.F358])/100)*[.B3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54]&lt;&gt;&quot;&quot;;CONCATENATE(&quot;(&quot;;[Evidence.A354];&quot;) - &quot;;[Evidence.C354];&quot; - &quot;;[Evidence.D354];&quot;, [&quot;;[Evidence.L354];&quot;]&quot;);&quot;EMPTY&quot;)" office:value-type="string" office:string-value="EMPTY" calcext:value-type="string">
            <text:p>EMPTY</text:p>
          </table:table-cell>
          <table:table-cell table:style-name="ce14" table:formula="of:=[Evidence.E354]" office:value-type="float" office:value="0" calcext:value-type="float">
            <text:p>0 Kč</text:p>
          </table:table-cell>
          <table:table-cell table:style-name="ce20" table:formula="of:=[Evidence.F354]" office:value-type="currency" office:currency="CZK" office:value="0" calcext:value-type="currency">
            <text:p>0 Kč</text:p>
          </table:table-cell>
          <table:table-cell table:style-name="ce27" table:formula="of:=[Evidence.K354]" office:value-type="float" office:value="0" calcext:value-type="float">
            <text:p>0</text:p>
          </table:table-cell>
          <table:table-cell table:style-name="ce27" table:formula="of:=2014-[Evidence.H354]" office:value-type="float" office:value="2014" calcext:value-type="float">
            <text:p>2,014</text:p>
          </table:table-cell>
          <table:table-cell table:style-name="ce13"/>
          <table:table-cell table:style-name="ce37" table:formula="of:=((100-[.F359])/100)*[.B3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55]&lt;&gt;&quot;&quot;;CONCATENATE(&quot;(&quot;;[Evidence.A355];&quot;) - &quot;;[Evidence.C355];&quot; - &quot;;[Evidence.D355];&quot;, [&quot;;[Evidence.L355];&quot;]&quot;);&quot;EMPTY&quot;)" office:value-type="string" office:string-value="EMPTY" calcext:value-type="string">
            <text:p>EMPTY</text:p>
          </table:table-cell>
          <table:table-cell table:style-name="ce14" table:formula="of:=[Evidence.E355]" office:value-type="float" office:value="0" calcext:value-type="float">
            <text:p>0 Kč</text:p>
          </table:table-cell>
          <table:table-cell table:style-name="ce20" table:formula="of:=[Evidence.F355]" office:value-type="currency" office:currency="CZK" office:value="0" calcext:value-type="currency">
            <text:p>0 Kč</text:p>
          </table:table-cell>
          <table:table-cell table:style-name="ce27" table:formula="of:=[Evidence.K355]" office:value-type="float" office:value="0" calcext:value-type="float">
            <text:p>0</text:p>
          </table:table-cell>
          <table:table-cell table:style-name="ce27" table:formula="of:=2014-[Evidence.H355]" office:value-type="float" office:value="2014" calcext:value-type="float">
            <text:p>2,014</text:p>
          </table:table-cell>
          <table:table-cell table:style-name="ce13"/>
          <table:table-cell table:style-name="ce37" table:formula="of:=((100-[.F360])/100)*[.B3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56]&lt;&gt;&quot;&quot;;CONCATENATE(&quot;(&quot;;[Evidence.A356];&quot;) - &quot;;[Evidence.C356];&quot; - &quot;;[Evidence.D356];&quot;, [&quot;;[Evidence.L356];&quot;]&quot;);&quot;EMPTY&quot;)" office:value-type="string" office:string-value="EMPTY" calcext:value-type="string">
            <text:p>EMPTY</text:p>
          </table:table-cell>
          <table:table-cell table:style-name="ce14" table:formula="of:=[Evidence.E356]" office:value-type="float" office:value="0" calcext:value-type="float">
            <text:p>0 Kč</text:p>
          </table:table-cell>
          <table:table-cell table:style-name="ce20" table:formula="of:=[Evidence.F356]" office:value-type="currency" office:currency="CZK" office:value="0" calcext:value-type="currency">
            <text:p>0 Kč</text:p>
          </table:table-cell>
          <table:table-cell table:style-name="ce27" table:formula="of:=[Evidence.K356]" office:value-type="float" office:value="0" calcext:value-type="float">
            <text:p>0</text:p>
          </table:table-cell>
          <table:table-cell table:style-name="ce27" table:formula="of:=2014-[Evidence.H356]" office:value-type="float" office:value="2014" calcext:value-type="float">
            <text:p>2,014</text:p>
          </table:table-cell>
          <table:table-cell table:style-name="ce13"/>
          <table:table-cell table:style-name="ce37" table:formula="of:=((100-[.F361])/100)*[.B3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57]&lt;&gt;&quot;&quot;;CONCATENATE(&quot;(&quot;;[Evidence.A357];&quot;) - &quot;;[Evidence.C357];&quot; - &quot;;[Evidence.D357];&quot;, [&quot;;[Evidence.L357];&quot;]&quot;);&quot;EMPTY&quot;)" office:value-type="string" office:string-value="EMPTY" calcext:value-type="string">
            <text:p>EMPTY</text:p>
          </table:table-cell>
          <table:table-cell table:style-name="ce14" table:formula="of:=[Evidence.E357]" office:value-type="float" office:value="0" calcext:value-type="float">
            <text:p>0 Kč</text:p>
          </table:table-cell>
          <table:table-cell table:style-name="ce20" table:formula="of:=[Evidence.F357]" office:value-type="currency" office:currency="CZK" office:value="0" calcext:value-type="currency">
            <text:p>0 Kč</text:p>
          </table:table-cell>
          <table:table-cell table:style-name="ce27" table:formula="of:=[Evidence.K357]" office:value-type="float" office:value="0" calcext:value-type="float">
            <text:p>0</text:p>
          </table:table-cell>
          <table:table-cell table:style-name="ce27" table:formula="of:=2014-[Evidence.H357]" office:value-type="float" office:value="2014" calcext:value-type="float">
            <text:p>2,014</text:p>
          </table:table-cell>
          <table:table-cell table:style-name="ce13"/>
          <table:table-cell table:style-name="ce37" table:formula="of:=((100-[.F362])/100)*[.B3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58]&lt;&gt;&quot;&quot;;CONCATENATE(&quot;(&quot;;[Evidence.A358];&quot;) - &quot;;[Evidence.C358];&quot; - &quot;;[Evidence.D358];&quot;, [&quot;;[Evidence.L358];&quot;]&quot;);&quot;EMPTY&quot;)" office:value-type="string" office:string-value="EMPTY" calcext:value-type="string">
            <text:p>EMPTY</text:p>
          </table:table-cell>
          <table:table-cell table:style-name="ce14" table:formula="of:=[Evidence.E358]" office:value-type="float" office:value="0" calcext:value-type="float">
            <text:p>0 Kč</text:p>
          </table:table-cell>
          <table:table-cell table:style-name="ce20" table:formula="of:=[Evidence.F358]" office:value-type="currency" office:currency="CZK" office:value="0" calcext:value-type="currency">
            <text:p>0 Kč</text:p>
          </table:table-cell>
          <table:table-cell table:style-name="ce27" table:formula="of:=[Evidence.K358]" office:value-type="float" office:value="0" calcext:value-type="float">
            <text:p>0</text:p>
          </table:table-cell>
          <table:table-cell table:style-name="ce27" table:formula="of:=2014-[Evidence.H358]" office:value-type="float" office:value="2014" calcext:value-type="float">
            <text:p>2,014</text:p>
          </table:table-cell>
          <table:table-cell table:style-name="ce13"/>
          <table:table-cell table:style-name="ce37" table:formula="of:=((100-[.F363])/100)*[.B3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59]&lt;&gt;&quot;&quot;;CONCATENATE(&quot;(&quot;;[Evidence.A359];&quot;) - &quot;;[Evidence.C359];&quot; - &quot;;[Evidence.D359];&quot;, [&quot;;[Evidence.L359];&quot;]&quot;);&quot;EMPTY&quot;)" office:value-type="string" office:string-value="EMPTY" calcext:value-type="string">
            <text:p>EMPTY</text:p>
          </table:table-cell>
          <table:table-cell table:style-name="ce14" table:formula="of:=[Evidence.E359]" office:value-type="float" office:value="0" calcext:value-type="float">
            <text:p>0 Kč</text:p>
          </table:table-cell>
          <table:table-cell table:style-name="ce20" table:formula="of:=[Evidence.F359]" office:value-type="currency" office:currency="CZK" office:value="0" calcext:value-type="currency">
            <text:p>0 Kč</text:p>
          </table:table-cell>
          <table:table-cell table:style-name="ce27" table:formula="of:=[Evidence.K359]" office:value-type="float" office:value="0" calcext:value-type="float">
            <text:p>0</text:p>
          </table:table-cell>
          <table:table-cell table:style-name="ce27" table:formula="of:=2014-[Evidence.H359]" office:value-type="float" office:value="2014" calcext:value-type="float">
            <text:p>2,014</text:p>
          </table:table-cell>
          <table:table-cell table:style-name="ce13"/>
          <table:table-cell table:style-name="ce37" table:formula="of:=((100-[.F364])/100)*[.B3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60]&lt;&gt;&quot;&quot;;CONCATENATE(&quot;(&quot;;[Evidence.A360];&quot;) - &quot;;[Evidence.C360];&quot; - &quot;;[Evidence.D360];&quot;, [&quot;;[Evidence.L360];&quot;]&quot;);&quot;EMPTY&quot;)" office:value-type="string" office:string-value="EMPTY" calcext:value-type="string">
            <text:p>EMPTY</text:p>
          </table:table-cell>
          <table:table-cell table:style-name="ce14" table:formula="of:=[Evidence.E360]" office:value-type="float" office:value="0" calcext:value-type="float">
            <text:p>0 Kč</text:p>
          </table:table-cell>
          <table:table-cell table:style-name="ce20" table:formula="of:=[Evidence.F360]" office:value-type="currency" office:currency="CZK" office:value="0" calcext:value-type="currency">
            <text:p>0 Kč</text:p>
          </table:table-cell>
          <table:table-cell table:style-name="ce27" table:formula="of:=[Evidence.K360]" office:value-type="float" office:value="0" calcext:value-type="float">
            <text:p>0</text:p>
          </table:table-cell>
          <table:table-cell table:style-name="ce27" table:formula="of:=2014-[Evidence.H360]" office:value-type="float" office:value="2014" calcext:value-type="float">
            <text:p>2,014</text:p>
          </table:table-cell>
          <table:table-cell table:style-name="ce13"/>
          <table:table-cell table:style-name="ce37" table:formula="of:=((100-[.F365])/100)*[.B3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61]&lt;&gt;&quot;&quot;;CONCATENATE(&quot;(&quot;;[Evidence.A361];&quot;) - &quot;;[Evidence.C361];&quot; - &quot;;[Evidence.D361];&quot;, [&quot;;[Evidence.L361];&quot;]&quot;);&quot;EMPTY&quot;)" office:value-type="string" office:string-value="EMPTY" calcext:value-type="string">
            <text:p>EMPTY</text:p>
          </table:table-cell>
          <table:table-cell table:style-name="ce14" table:formula="of:=[Evidence.E361]" office:value-type="float" office:value="0" calcext:value-type="float">
            <text:p>0 Kč</text:p>
          </table:table-cell>
          <table:table-cell table:style-name="ce20" table:formula="of:=[Evidence.F361]" office:value-type="currency" office:currency="CZK" office:value="0" calcext:value-type="currency">
            <text:p>0 Kč</text:p>
          </table:table-cell>
          <table:table-cell table:style-name="ce27" table:formula="of:=[Evidence.K361]" office:value-type="float" office:value="0" calcext:value-type="float">
            <text:p>0</text:p>
          </table:table-cell>
          <table:table-cell table:style-name="ce27" table:formula="of:=2014-[Evidence.H361]" office:value-type="float" office:value="2014" calcext:value-type="float">
            <text:p>2,014</text:p>
          </table:table-cell>
          <table:table-cell table:style-name="ce13"/>
          <table:table-cell table:style-name="ce37" table:formula="of:=((100-[.F366])/100)*[.B3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62]&lt;&gt;&quot;&quot;;CONCATENATE(&quot;(&quot;;[Evidence.A362];&quot;) - &quot;;[Evidence.C362];&quot; - &quot;;[Evidence.D362];&quot;, [&quot;;[Evidence.L362];&quot;]&quot;);&quot;EMPTY&quot;)" office:value-type="string" office:string-value="EMPTY" calcext:value-type="string">
            <text:p>EMPTY</text:p>
          </table:table-cell>
          <table:table-cell table:style-name="ce14" table:formula="of:=[Evidence.E362]" office:value-type="float" office:value="0" calcext:value-type="float">
            <text:p>0 Kč</text:p>
          </table:table-cell>
          <table:table-cell table:style-name="ce20" table:formula="of:=[Evidence.F362]" office:value-type="currency" office:currency="CZK" office:value="0" calcext:value-type="currency">
            <text:p>0 Kč</text:p>
          </table:table-cell>
          <table:table-cell table:style-name="ce27" table:formula="of:=[Evidence.K362]" office:value-type="float" office:value="0" calcext:value-type="float">
            <text:p>0</text:p>
          </table:table-cell>
          <table:table-cell table:style-name="ce27" table:formula="of:=2014-[Evidence.H362]" office:value-type="float" office:value="2014" calcext:value-type="float">
            <text:p>2,014</text:p>
          </table:table-cell>
          <table:table-cell table:style-name="ce13"/>
          <table:table-cell table:style-name="ce37" table:formula="of:=((100-[.F367])/100)*[.B3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63]&lt;&gt;&quot;&quot;;CONCATENATE(&quot;(&quot;;[Evidence.A363];&quot;) - &quot;;[Evidence.C363];&quot; - &quot;;[Evidence.D363];&quot;, [&quot;;[Evidence.L363];&quot;]&quot;);&quot;EMPTY&quot;)" office:value-type="string" office:string-value="EMPTY" calcext:value-type="string">
            <text:p>EMPTY</text:p>
          </table:table-cell>
          <table:table-cell table:style-name="ce14" table:formula="of:=[Evidence.E363]" office:value-type="float" office:value="0" calcext:value-type="float">
            <text:p>0 Kč</text:p>
          </table:table-cell>
          <table:table-cell table:style-name="ce20" table:formula="of:=[Evidence.F363]" office:value-type="currency" office:currency="CZK" office:value="0" calcext:value-type="currency">
            <text:p>0 Kč</text:p>
          </table:table-cell>
          <table:table-cell table:style-name="ce27" table:formula="of:=[Evidence.K363]" office:value-type="float" office:value="0" calcext:value-type="float">
            <text:p>0</text:p>
          </table:table-cell>
          <table:table-cell table:style-name="ce27" table:formula="of:=2014-[Evidence.H363]" office:value-type="float" office:value="2014" calcext:value-type="float">
            <text:p>2,014</text:p>
          </table:table-cell>
          <table:table-cell table:style-name="ce13"/>
          <table:table-cell table:style-name="ce37" table:formula="of:=((100-[.F368])/100)*[.B3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64]&lt;&gt;&quot;&quot;;CONCATENATE(&quot;(&quot;;[Evidence.A364];&quot;) - &quot;;[Evidence.C364];&quot; - &quot;;[Evidence.D364];&quot;, [&quot;;[Evidence.L364];&quot;]&quot;);&quot;EMPTY&quot;)" office:value-type="string" office:string-value="EMPTY" calcext:value-type="string">
            <text:p>EMPTY</text:p>
          </table:table-cell>
          <table:table-cell table:style-name="ce14" table:formula="of:=[Evidence.E364]" office:value-type="float" office:value="0" calcext:value-type="float">
            <text:p>0 Kč</text:p>
          </table:table-cell>
          <table:table-cell table:style-name="ce20" table:formula="of:=[Evidence.F364]" office:value-type="currency" office:currency="CZK" office:value="0" calcext:value-type="currency">
            <text:p>0 Kč</text:p>
          </table:table-cell>
          <table:table-cell table:style-name="ce27" table:formula="of:=[Evidence.K364]" office:value-type="float" office:value="0" calcext:value-type="float">
            <text:p>0</text:p>
          </table:table-cell>
          <table:table-cell table:style-name="ce27" table:formula="of:=2014-[Evidence.H364]" office:value-type="float" office:value="2014" calcext:value-type="float">
            <text:p>2,014</text:p>
          </table:table-cell>
          <table:table-cell table:style-name="ce13"/>
          <table:table-cell table:style-name="ce37" table:formula="of:=((100-[.F369])/100)*[.B3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65]&lt;&gt;&quot;&quot;;CONCATENATE(&quot;(&quot;;[Evidence.A365];&quot;) - &quot;;[Evidence.C365];&quot; - &quot;;[Evidence.D365];&quot;, [&quot;;[Evidence.L365];&quot;]&quot;);&quot;EMPTY&quot;)" office:value-type="string" office:string-value="EMPTY" calcext:value-type="string">
            <text:p>EMPTY</text:p>
          </table:table-cell>
          <table:table-cell table:style-name="ce14" table:formula="of:=[Evidence.E365]" office:value-type="float" office:value="0" calcext:value-type="float">
            <text:p>0 Kč</text:p>
          </table:table-cell>
          <table:table-cell table:style-name="ce20" table:formula="of:=[Evidence.F365]" office:value-type="currency" office:currency="CZK" office:value="0" calcext:value-type="currency">
            <text:p>0 Kč</text:p>
          </table:table-cell>
          <table:table-cell table:style-name="ce27" table:formula="of:=[Evidence.K365]" office:value-type="float" office:value="0" calcext:value-type="float">
            <text:p>0</text:p>
          </table:table-cell>
          <table:table-cell table:style-name="ce27" table:formula="of:=2014-[Evidence.H365]" office:value-type="float" office:value="2014" calcext:value-type="float">
            <text:p>2,014</text:p>
          </table:table-cell>
          <table:table-cell table:style-name="ce13"/>
          <table:table-cell table:style-name="ce37" table:formula="of:=((100-[.F370])/100)*[.B3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66]&lt;&gt;&quot;&quot;;CONCATENATE(&quot;(&quot;;[Evidence.A366];&quot;) - &quot;;[Evidence.C366];&quot; - &quot;;[Evidence.D366];&quot;, [&quot;;[Evidence.L366];&quot;]&quot;);&quot;EMPTY&quot;)" office:value-type="string" office:string-value="EMPTY" calcext:value-type="string">
            <text:p>EMPTY</text:p>
          </table:table-cell>
          <table:table-cell table:style-name="ce14" table:formula="of:=[Evidence.E366]" office:value-type="float" office:value="0" calcext:value-type="float">
            <text:p>0 Kč</text:p>
          </table:table-cell>
          <table:table-cell table:style-name="ce20" table:formula="of:=[Evidence.F366]" office:value-type="currency" office:currency="CZK" office:value="0" calcext:value-type="currency">
            <text:p>0 Kč</text:p>
          </table:table-cell>
          <table:table-cell table:style-name="ce27" table:formula="of:=[Evidence.K366]" office:value-type="float" office:value="0" calcext:value-type="float">
            <text:p>0</text:p>
          </table:table-cell>
          <table:table-cell table:style-name="ce27" table:formula="of:=2014-[Evidence.H366]" office:value-type="float" office:value="2014" calcext:value-type="float">
            <text:p>2,014</text:p>
          </table:table-cell>
          <table:table-cell table:style-name="ce13"/>
          <table:table-cell table:style-name="ce37" table:formula="of:=((100-[.F371])/100)*[.B3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67]&lt;&gt;&quot;&quot;;CONCATENATE(&quot;(&quot;;[Evidence.A367];&quot;) - &quot;;[Evidence.C367];&quot; - &quot;;[Evidence.D367];&quot;, [&quot;;[Evidence.L367];&quot;]&quot;);&quot;EMPTY&quot;)" office:value-type="string" office:string-value="EMPTY" calcext:value-type="string">
            <text:p>EMPTY</text:p>
          </table:table-cell>
          <table:table-cell table:style-name="ce14" table:formula="of:=[Evidence.E367]" office:value-type="float" office:value="0" calcext:value-type="float">
            <text:p>0 Kč</text:p>
          </table:table-cell>
          <table:table-cell table:style-name="ce20" table:formula="of:=[Evidence.F367]" office:value-type="currency" office:currency="CZK" office:value="0" calcext:value-type="currency">
            <text:p>0 Kč</text:p>
          </table:table-cell>
          <table:table-cell table:style-name="ce27" table:formula="of:=[Evidence.K367]" office:value-type="float" office:value="0" calcext:value-type="float">
            <text:p>0</text:p>
          </table:table-cell>
          <table:table-cell table:style-name="ce27" table:formula="of:=2014-[Evidence.H367]" office:value-type="float" office:value="2014" calcext:value-type="float">
            <text:p>2,014</text:p>
          </table:table-cell>
          <table:table-cell table:style-name="ce13"/>
          <table:table-cell table:style-name="ce37" table:formula="of:=((100-[.F372])/100)*[.B3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68]&lt;&gt;&quot;&quot;;CONCATENATE(&quot;(&quot;;[Evidence.A368];&quot;) - &quot;;[Evidence.C368];&quot; - &quot;;[Evidence.D368];&quot;, [&quot;;[Evidence.L368];&quot;]&quot;);&quot;EMPTY&quot;)" office:value-type="string" office:string-value="EMPTY" calcext:value-type="string">
            <text:p>EMPTY</text:p>
          </table:table-cell>
          <table:table-cell table:style-name="ce14" table:formula="of:=[Evidence.E368]" office:value-type="float" office:value="0" calcext:value-type="float">
            <text:p>0 Kč</text:p>
          </table:table-cell>
          <table:table-cell table:style-name="ce20" table:formula="of:=[Evidence.F368]" office:value-type="currency" office:currency="CZK" office:value="0" calcext:value-type="currency">
            <text:p>0 Kč</text:p>
          </table:table-cell>
          <table:table-cell table:style-name="ce27" table:formula="of:=[Evidence.K368]" office:value-type="float" office:value="0" calcext:value-type="float">
            <text:p>0</text:p>
          </table:table-cell>
          <table:table-cell table:style-name="ce27" table:formula="of:=2014-[Evidence.H368]" office:value-type="float" office:value="2014" calcext:value-type="float">
            <text:p>2,014</text:p>
          </table:table-cell>
          <table:table-cell table:style-name="ce13"/>
          <table:table-cell table:style-name="ce37" table:formula="of:=((100-[.F373])/100)*[.B3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69]&lt;&gt;&quot;&quot;;CONCATENATE(&quot;(&quot;;[Evidence.A369];&quot;) - &quot;;[Evidence.C369];&quot; - &quot;;[Evidence.D369];&quot;, [&quot;;[Evidence.L369];&quot;]&quot;);&quot;EMPTY&quot;)" office:value-type="string" office:string-value="EMPTY" calcext:value-type="string">
            <text:p>EMPTY</text:p>
          </table:table-cell>
          <table:table-cell table:style-name="ce14" table:formula="of:=[Evidence.E369]" office:value-type="float" office:value="0" calcext:value-type="float">
            <text:p>0 Kč</text:p>
          </table:table-cell>
          <table:table-cell table:style-name="ce20" table:formula="of:=[Evidence.F369]" office:value-type="currency" office:currency="CZK" office:value="0" calcext:value-type="currency">
            <text:p>0 Kč</text:p>
          </table:table-cell>
          <table:table-cell table:style-name="ce27" table:formula="of:=[Evidence.K369]" office:value-type="float" office:value="0" calcext:value-type="float">
            <text:p>0</text:p>
          </table:table-cell>
          <table:table-cell table:style-name="ce27" table:formula="of:=2014-[Evidence.H369]" office:value-type="float" office:value="2014" calcext:value-type="float">
            <text:p>2,014</text:p>
          </table:table-cell>
          <table:table-cell table:style-name="ce13"/>
          <table:table-cell table:style-name="ce37" table:formula="of:=((100-[.F374])/100)*[.B3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70]&lt;&gt;&quot;&quot;;CONCATENATE(&quot;(&quot;;[Evidence.A370];&quot;) - &quot;;[Evidence.C370];&quot; - &quot;;[Evidence.D370];&quot;, [&quot;;[Evidence.L370];&quot;]&quot;);&quot;EMPTY&quot;)" office:value-type="string" office:string-value="EMPTY" calcext:value-type="string">
            <text:p>EMPTY</text:p>
          </table:table-cell>
          <table:table-cell table:style-name="ce14" table:formula="of:=[Evidence.E370]" office:value-type="float" office:value="0" calcext:value-type="float">
            <text:p>0 Kč</text:p>
          </table:table-cell>
          <table:table-cell table:style-name="ce20" table:formula="of:=[Evidence.F370]" office:value-type="currency" office:currency="CZK" office:value="0" calcext:value-type="currency">
            <text:p>0 Kč</text:p>
          </table:table-cell>
          <table:table-cell table:style-name="ce27" table:formula="of:=[Evidence.K370]" office:value-type="float" office:value="0" calcext:value-type="float">
            <text:p>0</text:p>
          </table:table-cell>
          <table:table-cell table:style-name="ce27" table:formula="of:=2014-[Evidence.H370]" office:value-type="float" office:value="2014" calcext:value-type="float">
            <text:p>2,014</text:p>
          </table:table-cell>
          <table:table-cell table:style-name="ce13"/>
          <table:table-cell table:style-name="ce37" table:formula="of:=((100-[.F375])/100)*[.B3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71]&lt;&gt;&quot;&quot;;CONCATENATE(&quot;(&quot;;[Evidence.A371];&quot;) - &quot;;[Evidence.C371];&quot; - &quot;;[Evidence.D371];&quot;, [&quot;;[Evidence.L371];&quot;]&quot;);&quot;EMPTY&quot;)" office:value-type="string" office:string-value="EMPTY" calcext:value-type="string">
            <text:p>EMPTY</text:p>
          </table:table-cell>
          <table:table-cell table:style-name="ce14" table:formula="of:=[Evidence.E371]" office:value-type="float" office:value="0" calcext:value-type="float">
            <text:p>0 Kč</text:p>
          </table:table-cell>
          <table:table-cell table:style-name="ce20" table:formula="of:=[Evidence.F371]" office:value-type="currency" office:currency="CZK" office:value="0" calcext:value-type="currency">
            <text:p>0 Kč</text:p>
          </table:table-cell>
          <table:table-cell table:style-name="ce27" table:formula="of:=[Evidence.K371]" office:value-type="float" office:value="0" calcext:value-type="float">
            <text:p>0</text:p>
          </table:table-cell>
          <table:table-cell table:style-name="ce27" table:formula="of:=2014-[Evidence.H371]" office:value-type="float" office:value="2014" calcext:value-type="float">
            <text:p>2,014</text:p>
          </table:table-cell>
          <table:table-cell table:style-name="ce13"/>
          <table:table-cell table:style-name="ce37" table:formula="of:=((100-[.F376])/100)*[.B3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72]&lt;&gt;&quot;&quot;;CONCATENATE(&quot;(&quot;;[Evidence.A372];&quot;) - &quot;;[Evidence.C372];&quot; - &quot;;[Evidence.D372];&quot;, [&quot;;[Evidence.L372];&quot;]&quot;);&quot;EMPTY&quot;)" office:value-type="string" office:string-value="EMPTY" calcext:value-type="string">
            <text:p>EMPTY</text:p>
          </table:table-cell>
          <table:table-cell table:style-name="ce14" table:formula="of:=[Evidence.E372]" office:value-type="float" office:value="0" calcext:value-type="float">
            <text:p>0 Kč</text:p>
          </table:table-cell>
          <table:table-cell table:style-name="ce20" table:formula="of:=[Evidence.F372]" office:value-type="currency" office:currency="CZK" office:value="0" calcext:value-type="currency">
            <text:p>0 Kč</text:p>
          </table:table-cell>
          <table:table-cell table:style-name="ce27" table:formula="of:=[Evidence.K372]" office:value-type="float" office:value="0" calcext:value-type="float">
            <text:p>0</text:p>
          </table:table-cell>
          <table:table-cell table:style-name="ce27" table:formula="of:=2014-[Evidence.H372]" office:value-type="float" office:value="2014" calcext:value-type="float">
            <text:p>2,014</text:p>
          </table:table-cell>
          <table:table-cell table:style-name="ce13"/>
          <table:table-cell table:style-name="ce37" table:formula="of:=((100-[.F377])/100)*[.B3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73]&lt;&gt;&quot;&quot;;CONCATENATE(&quot;(&quot;;[Evidence.A373];&quot;) - &quot;;[Evidence.C373];&quot; - &quot;;[Evidence.D373];&quot;, [&quot;;[Evidence.L373];&quot;]&quot;);&quot;EMPTY&quot;)" office:value-type="string" office:string-value="EMPTY" calcext:value-type="string">
            <text:p>EMPTY</text:p>
          </table:table-cell>
          <table:table-cell table:style-name="ce14" table:formula="of:=[Evidence.E373]" office:value-type="float" office:value="0" calcext:value-type="float">
            <text:p>0 Kč</text:p>
          </table:table-cell>
          <table:table-cell table:style-name="ce20" table:formula="of:=[Evidence.F373]" office:value-type="currency" office:currency="CZK" office:value="0" calcext:value-type="currency">
            <text:p>0 Kč</text:p>
          </table:table-cell>
          <table:table-cell table:style-name="ce27" table:formula="of:=[Evidence.K373]" office:value-type="float" office:value="0" calcext:value-type="float">
            <text:p>0</text:p>
          </table:table-cell>
          <table:table-cell table:style-name="ce27" table:formula="of:=2014-[Evidence.H373]" office:value-type="float" office:value="2014" calcext:value-type="float">
            <text:p>2,014</text:p>
          </table:table-cell>
          <table:table-cell table:style-name="ce13"/>
          <table:table-cell table:style-name="ce37" table:formula="of:=((100-[.F378])/100)*[.B3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74]&lt;&gt;&quot;&quot;;CONCATENATE(&quot;(&quot;;[Evidence.A374];&quot;) - &quot;;[Evidence.C374];&quot; - &quot;;[Evidence.D374];&quot;, [&quot;;[Evidence.L374];&quot;]&quot;);&quot;EMPTY&quot;)" office:value-type="string" office:string-value="EMPTY" calcext:value-type="string">
            <text:p>EMPTY</text:p>
          </table:table-cell>
          <table:table-cell table:style-name="ce14" table:formula="of:=[Evidence.E374]" office:value-type="float" office:value="0" calcext:value-type="float">
            <text:p>0 Kč</text:p>
          </table:table-cell>
          <table:table-cell table:style-name="ce20" table:formula="of:=[Evidence.F374]" office:value-type="currency" office:currency="CZK" office:value="0" calcext:value-type="currency">
            <text:p>0 Kč</text:p>
          </table:table-cell>
          <table:table-cell table:style-name="ce27" table:formula="of:=[Evidence.K374]" office:value-type="float" office:value="0" calcext:value-type="float">
            <text:p>0</text:p>
          </table:table-cell>
          <table:table-cell table:style-name="ce27" table:formula="of:=2014-[Evidence.H374]" office:value-type="float" office:value="2014" calcext:value-type="float">
            <text:p>2,014</text:p>
          </table:table-cell>
          <table:table-cell table:style-name="ce13"/>
          <table:table-cell table:style-name="ce37" table:formula="of:=((100-[.F379])/100)*[.B3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75]&lt;&gt;&quot;&quot;;CONCATENATE(&quot;(&quot;;[Evidence.A375];&quot;) - &quot;;[Evidence.C375];&quot; - &quot;;[Evidence.D375];&quot;, [&quot;;[Evidence.L375];&quot;]&quot;);&quot;EMPTY&quot;)" office:value-type="string" office:string-value="EMPTY" calcext:value-type="string">
            <text:p>EMPTY</text:p>
          </table:table-cell>
          <table:table-cell table:style-name="ce14" table:formula="of:=[Evidence.E375]" office:value-type="float" office:value="0" calcext:value-type="float">
            <text:p>0 Kč</text:p>
          </table:table-cell>
          <table:table-cell table:style-name="ce20" table:formula="of:=[Evidence.F375]" office:value-type="currency" office:currency="CZK" office:value="0" calcext:value-type="currency">
            <text:p>0 Kč</text:p>
          </table:table-cell>
          <table:table-cell table:style-name="ce27" table:formula="of:=[Evidence.K375]" office:value-type="float" office:value="0" calcext:value-type="float">
            <text:p>0</text:p>
          </table:table-cell>
          <table:table-cell table:style-name="ce27" table:formula="of:=2014-[Evidence.H375]" office:value-type="float" office:value="2014" calcext:value-type="float">
            <text:p>2,014</text:p>
          </table:table-cell>
          <table:table-cell table:style-name="ce13"/>
          <table:table-cell table:style-name="ce37" table:formula="of:=((100-[.F380])/100)*[.B3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76]&lt;&gt;&quot;&quot;;CONCATENATE(&quot;(&quot;;[Evidence.A376];&quot;) - &quot;;[Evidence.C376];&quot; - &quot;;[Evidence.D376];&quot;, [&quot;;[Evidence.L376];&quot;]&quot;);&quot;EMPTY&quot;)" office:value-type="string" office:string-value="EMPTY" calcext:value-type="string">
            <text:p>EMPTY</text:p>
          </table:table-cell>
          <table:table-cell table:style-name="ce14" table:formula="of:=[Evidence.E376]" office:value-type="float" office:value="0" calcext:value-type="float">
            <text:p>0 Kč</text:p>
          </table:table-cell>
          <table:table-cell table:style-name="ce20" table:formula="of:=[Evidence.F376]" office:value-type="currency" office:currency="CZK" office:value="0" calcext:value-type="currency">
            <text:p>0 Kč</text:p>
          </table:table-cell>
          <table:table-cell table:style-name="ce27" table:formula="of:=[Evidence.K376]" office:value-type="float" office:value="0" calcext:value-type="float">
            <text:p>0</text:p>
          </table:table-cell>
          <table:table-cell table:style-name="ce27" table:formula="of:=2014-[Evidence.H376]" office:value-type="float" office:value="2014" calcext:value-type="float">
            <text:p>2,014</text:p>
          </table:table-cell>
          <table:table-cell table:style-name="ce13"/>
          <table:table-cell table:style-name="ce37" table:formula="of:=((100-[.F381])/100)*[.B3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77]&lt;&gt;&quot;&quot;;CONCATENATE(&quot;(&quot;;[Evidence.A377];&quot;) - &quot;;[Evidence.C377];&quot; - &quot;;[Evidence.D377];&quot;, [&quot;;[Evidence.L377];&quot;]&quot;);&quot;EMPTY&quot;)" office:value-type="string" office:string-value="EMPTY" calcext:value-type="string">
            <text:p>EMPTY</text:p>
          </table:table-cell>
          <table:table-cell table:style-name="ce14" table:formula="of:=[Evidence.E377]" office:value-type="float" office:value="0" calcext:value-type="float">
            <text:p>0 Kč</text:p>
          </table:table-cell>
          <table:table-cell table:style-name="ce20" table:formula="of:=[Evidence.F377]" office:value-type="currency" office:currency="CZK" office:value="0" calcext:value-type="currency">
            <text:p>0 Kč</text:p>
          </table:table-cell>
          <table:table-cell table:style-name="ce27" table:formula="of:=[Evidence.K377]" office:value-type="float" office:value="0" calcext:value-type="float">
            <text:p>0</text:p>
          </table:table-cell>
          <table:table-cell table:style-name="ce27" table:formula="of:=2014-[Evidence.H377]" office:value-type="float" office:value="2014" calcext:value-type="float">
            <text:p>2,014</text:p>
          </table:table-cell>
          <table:table-cell table:style-name="ce13"/>
          <table:table-cell table:style-name="ce37" table:formula="of:=((100-[.F382])/100)*[.B3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78]&lt;&gt;&quot;&quot;;CONCATENATE(&quot;(&quot;;[Evidence.A378];&quot;) - &quot;;[Evidence.C378];&quot; - &quot;;[Evidence.D378];&quot;, [&quot;;[Evidence.L378];&quot;]&quot;);&quot;EMPTY&quot;)" office:value-type="string" office:string-value="EMPTY" calcext:value-type="string">
            <text:p>EMPTY</text:p>
          </table:table-cell>
          <table:table-cell table:style-name="ce14" table:formula="of:=[Evidence.E378]" office:value-type="float" office:value="0" calcext:value-type="float">
            <text:p>0 Kč</text:p>
          </table:table-cell>
          <table:table-cell table:style-name="ce20" table:formula="of:=[Evidence.F378]" office:value-type="currency" office:currency="CZK" office:value="0" calcext:value-type="currency">
            <text:p>0 Kč</text:p>
          </table:table-cell>
          <table:table-cell table:style-name="ce27" table:formula="of:=[Evidence.K378]" office:value-type="float" office:value="0" calcext:value-type="float">
            <text:p>0</text:p>
          </table:table-cell>
          <table:table-cell table:style-name="ce27" table:formula="of:=2014-[Evidence.H378]" office:value-type="float" office:value="2014" calcext:value-type="float">
            <text:p>2,014</text:p>
          </table:table-cell>
          <table:table-cell table:style-name="ce13"/>
          <table:table-cell table:style-name="ce37" table:formula="of:=((100-[.F383])/100)*[.B3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79]&lt;&gt;&quot;&quot;;CONCATENATE(&quot;(&quot;;[Evidence.A379];&quot;) - &quot;;[Evidence.C379];&quot; - &quot;;[Evidence.D379];&quot;, [&quot;;[Evidence.L379];&quot;]&quot;);&quot;EMPTY&quot;)" office:value-type="string" office:string-value="EMPTY" calcext:value-type="string">
            <text:p>EMPTY</text:p>
          </table:table-cell>
          <table:table-cell table:style-name="ce14" table:formula="of:=[Evidence.E379]" office:value-type="float" office:value="0" calcext:value-type="float">
            <text:p>0 Kč</text:p>
          </table:table-cell>
          <table:table-cell table:style-name="ce20" table:formula="of:=[Evidence.F379]" office:value-type="currency" office:currency="CZK" office:value="0" calcext:value-type="currency">
            <text:p>0 Kč</text:p>
          </table:table-cell>
          <table:table-cell table:style-name="ce27" table:formula="of:=[Evidence.K379]" office:value-type="float" office:value="0" calcext:value-type="float">
            <text:p>0</text:p>
          </table:table-cell>
          <table:table-cell table:style-name="ce27" table:formula="of:=2014-[Evidence.H379]" office:value-type="float" office:value="2014" calcext:value-type="float">
            <text:p>2,014</text:p>
          </table:table-cell>
          <table:table-cell table:style-name="ce13"/>
          <table:table-cell table:style-name="ce37" table:formula="of:=((100-[.F384])/100)*[.B3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80]&lt;&gt;&quot;&quot;;CONCATENATE(&quot;(&quot;;[Evidence.A380];&quot;) - &quot;;[Evidence.C380];&quot; - &quot;;[Evidence.D380];&quot;, [&quot;;[Evidence.L380];&quot;]&quot;);&quot;EMPTY&quot;)" office:value-type="string" office:string-value="EMPTY" calcext:value-type="string">
            <text:p>EMPTY</text:p>
          </table:table-cell>
          <table:table-cell table:style-name="ce14" table:formula="of:=[Evidence.E380]" office:value-type="float" office:value="0" calcext:value-type="float">
            <text:p>0 Kč</text:p>
          </table:table-cell>
          <table:table-cell table:style-name="ce20" table:formula="of:=[Evidence.F380]" office:value-type="currency" office:currency="CZK" office:value="0" calcext:value-type="currency">
            <text:p>0 Kč</text:p>
          </table:table-cell>
          <table:table-cell table:style-name="ce27" table:formula="of:=[Evidence.K380]" office:value-type="float" office:value="0" calcext:value-type="float">
            <text:p>0</text:p>
          </table:table-cell>
          <table:table-cell table:style-name="ce27" table:formula="of:=2014-[Evidence.H380]" office:value-type="float" office:value="2014" calcext:value-type="float">
            <text:p>2,014</text:p>
          </table:table-cell>
          <table:table-cell table:style-name="ce13"/>
          <table:table-cell table:style-name="ce37" table:formula="of:=((100-[.F385])/100)*[.B3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81]&lt;&gt;&quot;&quot;;CONCATENATE(&quot;(&quot;;[Evidence.A381];&quot;) - &quot;;[Evidence.C381];&quot; - &quot;;[Evidence.D381];&quot;, [&quot;;[Evidence.L381];&quot;]&quot;);&quot;EMPTY&quot;)" office:value-type="string" office:string-value="EMPTY" calcext:value-type="string">
            <text:p>EMPTY</text:p>
          </table:table-cell>
          <table:table-cell table:style-name="ce14" table:formula="of:=[Evidence.E381]" office:value-type="float" office:value="0" calcext:value-type="float">
            <text:p>0 Kč</text:p>
          </table:table-cell>
          <table:table-cell table:style-name="ce20" table:formula="of:=[Evidence.F381]" office:value-type="currency" office:currency="CZK" office:value="0" calcext:value-type="currency">
            <text:p>0 Kč</text:p>
          </table:table-cell>
          <table:table-cell table:style-name="ce27" table:formula="of:=[Evidence.K381]" office:value-type="float" office:value="0" calcext:value-type="float">
            <text:p>0</text:p>
          </table:table-cell>
          <table:table-cell table:style-name="ce27" table:formula="of:=2014-[Evidence.H381]" office:value-type="float" office:value="2014" calcext:value-type="float">
            <text:p>2,014</text:p>
          </table:table-cell>
          <table:table-cell table:style-name="ce13"/>
          <table:table-cell table:style-name="ce37" table:formula="of:=((100-[.F386])/100)*[.B3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82]&lt;&gt;&quot;&quot;;CONCATENATE(&quot;(&quot;;[Evidence.A382];&quot;) - &quot;;[Evidence.C382];&quot; - &quot;;[Evidence.D382];&quot;, [&quot;;[Evidence.L382];&quot;]&quot;);&quot;EMPTY&quot;)" office:value-type="string" office:string-value="EMPTY" calcext:value-type="string">
            <text:p>EMPTY</text:p>
          </table:table-cell>
          <table:table-cell table:style-name="ce14" table:formula="of:=[Evidence.E382]" office:value-type="float" office:value="0" calcext:value-type="float">
            <text:p>0 Kč</text:p>
          </table:table-cell>
          <table:table-cell table:style-name="ce20" table:formula="of:=[Evidence.F382]" office:value-type="currency" office:currency="CZK" office:value="0" calcext:value-type="currency">
            <text:p>0 Kč</text:p>
          </table:table-cell>
          <table:table-cell table:style-name="ce27" table:formula="of:=[Evidence.K382]" office:value-type="float" office:value="0" calcext:value-type="float">
            <text:p>0</text:p>
          </table:table-cell>
          <table:table-cell table:style-name="ce27" table:formula="of:=2014-[Evidence.H382]" office:value-type="float" office:value="2014" calcext:value-type="float">
            <text:p>2,014</text:p>
          </table:table-cell>
          <table:table-cell table:style-name="ce13"/>
          <table:table-cell table:style-name="ce37" table:formula="of:=((100-[.F387])/100)*[.B3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83]&lt;&gt;&quot;&quot;;CONCATENATE(&quot;(&quot;;[Evidence.A383];&quot;) - &quot;;[Evidence.C383];&quot; - &quot;;[Evidence.D383];&quot;, [&quot;;[Evidence.L383];&quot;]&quot;);&quot;EMPTY&quot;)" office:value-type="string" office:string-value="EMPTY" calcext:value-type="string">
            <text:p>EMPTY</text:p>
          </table:table-cell>
          <table:table-cell table:style-name="ce14" table:formula="of:=[Evidence.E383]" office:value-type="float" office:value="0" calcext:value-type="float">
            <text:p>0 Kč</text:p>
          </table:table-cell>
          <table:table-cell table:style-name="ce20" table:formula="of:=[Evidence.F383]" office:value-type="currency" office:currency="CZK" office:value="0" calcext:value-type="currency">
            <text:p>0 Kč</text:p>
          </table:table-cell>
          <table:table-cell table:style-name="ce27" table:formula="of:=[Evidence.K383]" office:value-type="float" office:value="0" calcext:value-type="float">
            <text:p>0</text:p>
          </table:table-cell>
          <table:table-cell table:style-name="ce27" table:formula="of:=2014-[Evidence.H383]" office:value-type="float" office:value="2014" calcext:value-type="float">
            <text:p>2,014</text:p>
          </table:table-cell>
          <table:table-cell table:style-name="ce13"/>
          <table:table-cell table:style-name="ce37" table:formula="of:=((100-[.F388])/100)*[.B3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84]&lt;&gt;&quot;&quot;;CONCATENATE(&quot;(&quot;;[Evidence.A384];&quot;) - &quot;;[Evidence.C384];&quot; - &quot;;[Evidence.D384];&quot;, [&quot;;[Evidence.L384];&quot;]&quot;);&quot;EMPTY&quot;)" office:value-type="string" office:string-value="EMPTY" calcext:value-type="string">
            <text:p>EMPTY</text:p>
          </table:table-cell>
          <table:table-cell table:style-name="ce14" table:formula="of:=[Evidence.E384]" office:value-type="float" office:value="0" calcext:value-type="float">
            <text:p>0 Kč</text:p>
          </table:table-cell>
          <table:table-cell table:style-name="ce20" table:formula="of:=[Evidence.F384]" office:value-type="currency" office:currency="CZK" office:value="0" calcext:value-type="currency">
            <text:p>0 Kč</text:p>
          </table:table-cell>
          <table:table-cell table:style-name="ce27" table:formula="of:=[Evidence.K384]" office:value-type="float" office:value="0" calcext:value-type="float">
            <text:p>0</text:p>
          </table:table-cell>
          <table:table-cell table:style-name="ce27" table:formula="of:=2014-[Evidence.H384]" office:value-type="float" office:value="2014" calcext:value-type="float">
            <text:p>2,014</text:p>
          </table:table-cell>
          <table:table-cell table:style-name="ce13"/>
          <table:table-cell table:style-name="ce37" table:formula="of:=((100-[.F389])/100)*[.B3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85]&lt;&gt;&quot;&quot;;CONCATENATE(&quot;(&quot;;[Evidence.A385];&quot;) - &quot;;[Evidence.C385];&quot; - &quot;;[Evidence.D385];&quot;, [&quot;;[Evidence.L385];&quot;]&quot;);&quot;EMPTY&quot;)" office:value-type="string" office:string-value="EMPTY" calcext:value-type="string">
            <text:p>EMPTY</text:p>
          </table:table-cell>
          <table:table-cell table:style-name="ce14" table:formula="of:=[Evidence.E385]" office:value-type="float" office:value="0" calcext:value-type="float">
            <text:p>0 Kč</text:p>
          </table:table-cell>
          <table:table-cell table:style-name="ce20" table:formula="of:=[Evidence.F385]" office:value-type="currency" office:currency="CZK" office:value="0" calcext:value-type="currency">
            <text:p>0 Kč</text:p>
          </table:table-cell>
          <table:table-cell table:style-name="ce27" table:formula="of:=[Evidence.K385]" office:value-type="float" office:value="0" calcext:value-type="float">
            <text:p>0</text:p>
          </table:table-cell>
          <table:table-cell table:style-name="ce27" table:formula="of:=2014-[Evidence.H385]" office:value-type="float" office:value="2014" calcext:value-type="float">
            <text:p>2,014</text:p>
          </table:table-cell>
          <table:table-cell table:style-name="ce13"/>
          <table:table-cell table:style-name="ce37" table:formula="of:=((100-[.F390])/100)*[.B3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86]&lt;&gt;&quot;&quot;;CONCATENATE(&quot;(&quot;;[Evidence.A386];&quot;) - &quot;;[Evidence.C386];&quot; - &quot;;[Evidence.D386];&quot;, [&quot;;[Evidence.L386];&quot;]&quot;);&quot;EMPTY&quot;)" office:value-type="string" office:string-value="EMPTY" calcext:value-type="string">
            <text:p>EMPTY</text:p>
          </table:table-cell>
          <table:table-cell table:style-name="ce14" table:formula="of:=[Evidence.E386]" office:value-type="float" office:value="0" calcext:value-type="float">
            <text:p>0 Kč</text:p>
          </table:table-cell>
          <table:table-cell table:style-name="ce20" table:formula="of:=[Evidence.F386]" office:value-type="currency" office:currency="CZK" office:value="0" calcext:value-type="currency">
            <text:p>0 Kč</text:p>
          </table:table-cell>
          <table:table-cell table:style-name="ce27" table:formula="of:=[Evidence.K386]" office:value-type="float" office:value="0" calcext:value-type="float">
            <text:p>0</text:p>
          </table:table-cell>
          <table:table-cell table:style-name="ce27" table:formula="of:=2014-[Evidence.H386]" office:value-type="float" office:value="2014" calcext:value-type="float">
            <text:p>2,014</text:p>
          </table:table-cell>
          <table:table-cell table:style-name="ce13"/>
          <table:table-cell table:style-name="ce37" table:formula="of:=((100-[.F391])/100)*[.B3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87]&lt;&gt;&quot;&quot;;CONCATENATE(&quot;(&quot;;[Evidence.A387];&quot;) - &quot;;[Evidence.C387];&quot; - &quot;;[Evidence.D387];&quot;, [&quot;;[Evidence.L387];&quot;]&quot;);&quot;EMPTY&quot;)" office:value-type="string" office:string-value="EMPTY" calcext:value-type="string">
            <text:p>EMPTY</text:p>
          </table:table-cell>
          <table:table-cell table:style-name="ce14" table:formula="of:=[Evidence.E387]" office:value-type="float" office:value="0" calcext:value-type="float">
            <text:p>0 Kč</text:p>
          </table:table-cell>
          <table:table-cell table:style-name="ce20" table:formula="of:=[Evidence.F387]" office:value-type="currency" office:currency="CZK" office:value="0" calcext:value-type="currency">
            <text:p>0 Kč</text:p>
          </table:table-cell>
          <table:table-cell table:style-name="ce27" table:formula="of:=[Evidence.K387]" office:value-type="float" office:value="0" calcext:value-type="float">
            <text:p>0</text:p>
          </table:table-cell>
          <table:table-cell table:style-name="ce27" table:formula="of:=2014-[Evidence.H387]" office:value-type="float" office:value="2014" calcext:value-type="float">
            <text:p>2,014</text:p>
          </table:table-cell>
          <table:table-cell table:style-name="ce13"/>
          <table:table-cell table:style-name="ce37" table:formula="of:=((100-[.F392])/100)*[.B3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88]&lt;&gt;&quot;&quot;;CONCATENATE(&quot;(&quot;;[Evidence.A388];&quot;) - &quot;;[Evidence.C388];&quot; - &quot;;[Evidence.D388];&quot;, [&quot;;[Evidence.L388];&quot;]&quot;);&quot;EMPTY&quot;)" office:value-type="string" office:string-value="EMPTY" calcext:value-type="string">
            <text:p>EMPTY</text:p>
          </table:table-cell>
          <table:table-cell table:style-name="ce14" table:formula="of:=[Evidence.E388]" office:value-type="float" office:value="0" calcext:value-type="float">
            <text:p>0 Kč</text:p>
          </table:table-cell>
          <table:table-cell table:style-name="ce20" table:formula="of:=[Evidence.F388]" office:value-type="currency" office:currency="CZK" office:value="0" calcext:value-type="currency">
            <text:p>0 Kč</text:p>
          </table:table-cell>
          <table:table-cell table:style-name="ce27" table:formula="of:=[Evidence.K388]" office:value-type="float" office:value="0" calcext:value-type="float">
            <text:p>0</text:p>
          </table:table-cell>
          <table:table-cell table:style-name="ce27" table:formula="of:=2014-[Evidence.H388]" office:value-type="float" office:value="2014" calcext:value-type="float">
            <text:p>2,014</text:p>
          </table:table-cell>
          <table:table-cell table:style-name="ce13"/>
          <table:table-cell table:style-name="ce37" table:formula="of:=((100-[.F393])/100)*[.B3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89]&lt;&gt;&quot;&quot;;CONCATENATE(&quot;(&quot;;[Evidence.A389];&quot;) - &quot;;[Evidence.C389];&quot; - &quot;;[Evidence.D389];&quot;, [&quot;;[Evidence.L389];&quot;]&quot;);&quot;EMPTY&quot;)" office:value-type="string" office:string-value="EMPTY" calcext:value-type="string">
            <text:p>EMPTY</text:p>
          </table:table-cell>
          <table:table-cell table:style-name="ce14" table:formula="of:=[Evidence.E389]" office:value-type="float" office:value="0" calcext:value-type="float">
            <text:p>0 Kč</text:p>
          </table:table-cell>
          <table:table-cell table:style-name="ce20" table:formula="of:=[Evidence.F389]" office:value-type="currency" office:currency="CZK" office:value="0" calcext:value-type="currency">
            <text:p>0 Kč</text:p>
          </table:table-cell>
          <table:table-cell table:style-name="ce27" table:formula="of:=[Evidence.K389]" office:value-type="float" office:value="0" calcext:value-type="float">
            <text:p>0</text:p>
          </table:table-cell>
          <table:table-cell table:style-name="ce27" table:formula="of:=2014-[Evidence.H389]" office:value-type="float" office:value="2014" calcext:value-type="float">
            <text:p>2,014</text:p>
          </table:table-cell>
          <table:table-cell table:style-name="ce13"/>
          <table:table-cell table:style-name="ce37" table:formula="of:=((100-[.F394])/100)*[.B3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90]&lt;&gt;&quot;&quot;;CONCATENATE(&quot;(&quot;;[Evidence.A390];&quot;) - &quot;;[Evidence.C390];&quot; - &quot;;[Evidence.D390];&quot;, [&quot;;[Evidence.L390];&quot;]&quot;);&quot;EMPTY&quot;)" office:value-type="string" office:string-value="EMPTY" calcext:value-type="string">
            <text:p>EMPTY</text:p>
          </table:table-cell>
          <table:table-cell table:style-name="ce14" table:formula="of:=[Evidence.E390]" office:value-type="float" office:value="0" calcext:value-type="float">
            <text:p>0 Kč</text:p>
          </table:table-cell>
          <table:table-cell table:style-name="ce20" table:formula="of:=[Evidence.F390]" office:value-type="currency" office:currency="CZK" office:value="0" calcext:value-type="currency">
            <text:p>0 Kč</text:p>
          </table:table-cell>
          <table:table-cell table:style-name="ce27" table:formula="of:=[Evidence.K390]" office:value-type="float" office:value="0" calcext:value-type="float">
            <text:p>0</text:p>
          </table:table-cell>
          <table:table-cell table:style-name="ce27" table:formula="of:=2014-[Evidence.H390]" office:value-type="float" office:value="2014" calcext:value-type="float">
            <text:p>2,014</text:p>
          </table:table-cell>
          <table:table-cell table:style-name="ce13"/>
          <table:table-cell table:style-name="ce37" table:formula="of:=((100-[.F395])/100)*[.B3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91]&lt;&gt;&quot;&quot;;CONCATENATE(&quot;(&quot;;[Evidence.A391];&quot;) - &quot;;[Evidence.C391];&quot; - &quot;;[Evidence.D391];&quot;, [&quot;;[Evidence.L391];&quot;]&quot;);&quot;EMPTY&quot;)" office:value-type="string" office:string-value="EMPTY" calcext:value-type="string">
            <text:p>EMPTY</text:p>
          </table:table-cell>
          <table:table-cell table:style-name="ce14" table:formula="of:=[Evidence.E391]" office:value-type="float" office:value="0" calcext:value-type="float">
            <text:p>0 Kč</text:p>
          </table:table-cell>
          <table:table-cell table:style-name="ce20" table:formula="of:=[Evidence.F391]" office:value-type="currency" office:currency="CZK" office:value="0" calcext:value-type="currency">
            <text:p>0 Kč</text:p>
          </table:table-cell>
          <table:table-cell table:style-name="ce27" table:formula="of:=[Evidence.K391]" office:value-type="float" office:value="0" calcext:value-type="float">
            <text:p>0</text:p>
          </table:table-cell>
          <table:table-cell table:style-name="ce27" table:formula="of:=2014-[Evidence.H391]" office:value-type="float" office:value="2014" calcext:value-type="float">
            <text:p>2,014</text:p>
          </table:table-cell>
          <table:table-cell table:style-name="ce13"/>
          <table:table-cell table:style-name="ce37" table:formula="of:=((100-[.F396])/100)*[.B3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92]&lt;&gt;&quot;&quot;;CONCATENATE(&quot;(&quot;;[Evidence.A392];&quot;) - &quot;;[Evidence.C392];&quot; - &quot;;[Evidence.D392];&quot;, [&quot;;[Evidence.L392];&quot;]&quot;);&quot;EMPTY&quot;)" office:value-type="string" office:string-value="EMPTY" calcext:value-type="string">
            <text:p>EMPTY</text:p>
          </table:table-cell>
          <table:table-cell table:style-name="ce14" table:formula="of:=[Evidence.E392]" office:value-type="float" office:value="0" calcext:value-type="float">
            <text:p>0 Kč</text:p>
          </table:table-cell>
          <table:table-cell table:style-name="ce20" table:formula="of:=[Evidence.F392]" office:value-type="currency" office:currency="CZK" office:value="0" calcext:value-type="currency">
            <text:p>0 Kč</text:p>
          </table:table-cell>
          <table:table-cell table:style-name="ce27" table:formula="of:=[Evidence.K392]" office:value-type="float" office:value="0" calcext:value-type="float">
            <text:p>0</text:p>
          </table:table-cell>
          <table:table-cell table:style-name="ce27" table:formula="of:=2014-[Evidence.H392]" office:value-type="float" office:value="2014" calcext:value-type="float">
            <text:p>2,014</text:p>
          </table:table-cell>
          <table:table-cell table:style-name="ce13"/>
          <table:table-cell table:style-name="ce37" table:formula="of:=((100-[.F397])/100)*[.B3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93]&lt;&gt;&quot;&quot;;CONCATENATE(&quot;(&quot;;[Evidence.A393];&quot;) - &quot;;[Evidence.C393];&quot; - &quot;;[Evidence.D393];&quot;, [&quot;;[Evidence.L393];&quot;]&quot;);&quot;EMPTY&quot;)" office:value-type="string" office:string-value="EMPTY" calcext:value-type="string">
            <text:p>EMPTY</text:p>
          </table:table-cell>
          <table:table-cell table:style-name="ce14" table:formula="of:=[Evidence.E393]" office:value-type="float" office:value="0" calcext:value-type="float">
            <text:p>0 Kč</text:p>
          </table:table-cell>
          <table:table-cell table:style-name="ce20" table:formula="of:=[Evidence.F393]" office:value-type="currency" office:currency="CZK" office:value="0" calcext:value-type="currency">
            <text:p>0 Kč</text:p>
          </table:table-cell>
          <table:table-cell table:style-name="ce27" table:formula="of:=[Evidence.K393]" office:value-type="float" office:value="0" calcext:value-type="float">
            <text:p>0</text:p>
          </table:table-cell>
          <table:table-cell table:style-name="ce27" table:formula="of:=2014-[Evidence.H393]" office:value-type="float" office:value="2014" calcext:value-type="float">
            <text:p>2,014</text:p>
          </table:table-cell>
          <table:table-cell table:style-name="ce13"/>
          <table:table-cell table:style-name="ce37" table:formula="of:=((100-[.F398])/100)*[.B3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94]&lt;&gt;&quot;&quot;;CONCATENATE(&quot;(&quot;;[Evidence.A394];&quot;) - &quot;;[Evidence.C394];&quot; - &quot;;[Evidence.D394];&quot;, [&quot;;[Evidence.L394];&quot;]&quot;);&quot;EMPTY&quot;)" office:value-type="string" office:string-value="EMPTY" calcext:value-type="string">
            <text:p>EMPTY</text:p>
          </table:table-cell>
          <table:table-cell table:style-name="ce14" table:formula="of:=[Evidence.E394]" office:value-type="float" office:value="0" calcext:value-type="float">
            <text:p>0 Kč</text:p>
          </table:table-cell>
          <table:table-cell table:style-name="ce20" table:formula="of:=[Evidence.F394]" office:value-type="currency" office:currency="CZK" office:value="0" calcext:value-type="currency">
            <text:p>0 Kč</text:p>
          </table:table-cell>
          <table:table-cell table:style-name="ce27" table:formula="of:=[Evidence.K394]" office:value-type="float" office:value="0" calcext:value-type="float">
            <text:p>0</text:p>
          </table:table-cell>
          <table:table-cell table:style-name="ce27" table:formula="of:=2014-[Evidence.H394]" office:value-type="float" office:value="2014" calcext:value-type="float">
            <text:p>2,014</text:p>
          </table:table-cell>
          <table:table-cell table:style-name="ce13"/>
          <table:table-cell table:style-name="ce37" table:formula="of:=((100-[.F399])/100)*[.B3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95]&lt;&gt;&quot;&quot;;CONCATENATE(&quot;(&quot;;[Evidence.A395];&quot;) - &quot;;[Evidence.C395];&quot; - &quot;;[Evidence.D395];&quot;, [&quot;;[Evidence.L395];&quot;]&quot;);&quot;EMPTY&quot;)" office:value-type="string" office:string-value="EMPTY" calcext:value-type="string">
            <text:p>EMPTY</text:p>
          </table:table-cell>
          <table:table-cell table:style-name="ce14" table:formula="of:=[Evidence.E395]" office:value-type="float" office:value="0" calcext:value-type="float">
            <text:p>0 Kč</text:p>
          </table:table-cell>
          <table:table-cell table:style-name="ce20" table:formula="of:=[Evidence.F395]" office:value-type="currency" office:currency="CZK" office:value="0" calcext:value-type="currency">
            <text:p>0 Kč</text:p>
          </table:table-cell>
          <table:table-cell table:style-name="ce27" table:formula="of:=[Evidence.K395]" office:value-type="float" office:value="0" calcext:value-type="float">
            <text:p>0</text:p>
          </table:table-cell>
          <table:table-cell table:style-name="ce27" table:formula="of:=2014-[Evidence.H395]" office:value-type="float" office:value="2014" calcext:value-type="float">
            <text:p>2,014</text:p>
          </table:table-cell>
          <table:table-cell table:style-name="ce13"/>
          <table:table-cell table:style-name="ce37" table:formula="of:=((100-[.F400])/100)*[.B4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96]&lt;&gt;&quot;&quot;;CONCATENATE(&quot;(&quot;;[Evidence.A396];&quot;) - &quot;;[Evidence.C396];&quot; - &quot;;[Evidence.D396];&quot;, [&quot;;[Evidence.L396];&quot;]&quot;);&quot;EMPTY&quot;)" office:value-type="string" office:string-value="EMPTY" calcext:value-type="string">
            <text:p>EMPTY</text:p>
          </table:table-cell>
          <table:table-cell table:style-name="ce14" table:formula="of:=[Evidence.E396]" office:value-type="float" office:value="0" calcext:value-type="float">
            <text:p>0 Kč</text:p>
          </table:table-cell>
          <table:table-cell table:style-name="ce20" table:formula="of:=[Evidence.F396]" office:value-type="currency" office:currency="CZK" office:value="0" calcext:value-type="currency">
            <text:p>0 Kč</text:p>
          </table:table-cell>
          <table:table-cell table:style-name="ce27" table:formula="of:=[Evidence.K396]" office:value-type="float" office:value="0" calcext:value-type="float">
            <text:p>0</text:p>
          </table:table-cell>
          <table:table-cell table:style-name="ce27" table:formula="of:=2014-[Evidence.H396]" office:value-type="float" office:value="2014" calcext:value-type="float">
            <text:p>2,014</text:p>
          </table:table-cell>
          <table:table-cell table:style-name="ce13"/>
          <table:table-cell table:style-name="ce37" table:formula="of:=((100-[.F401])/100)*[.B4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97]&lt;&gt;&quot;&quot;;CONCATENATE(&quot;(&quot;;[Evidence.A397];&quot;) - &quot;;[Evidence.C397];&quot; - &quot;;[Evidence.D397];&quot;, [&quot;;[Evidence.L397];&quot;]&quot;);&quot;EMPTY&quot;)" office:value-type="string" office:string-value="EMPTY" calcext:value-type="string">
            <text:p>EMPTY</text:p>
          </table:table-cell>
          <table:table-cell table:style-name="ce14" table:formula="of:=[Evidence.E397]" office:value-type="float" office:value="0" calcext:value-type="float">
            <text:p>0 Kč</text:p>
          </table:table-cell>
          <table:table-cell table:style-name="ce20" table:formula="of:=[Evidence.F397]" office:value-type="currency" office:currency="CZK" office:value="0" calcext:value-type="currency">
            <text:p>0 Kč</text:p>
          </table:table-cell>
          <table:table-cell table:style-name="ce27" table:formula="of:=[Evidence.K397]" office:value-type="float" office:value="0" calcext:value-type="float">
            <text:p>0</text:p>
          </table:table-cell>
          <table:table-cell table:style-name="ce27" table:formula="of:=2014-[Evidence.H397]" office:value-type="float" office:value="2014" calcext:value-type="float">
            <text:p>2,014</text:p>
          </table:table-cell>
          <table:table-cell table:style-name="ce13"/>
          <table:table-cell table:style-name="ce37" table:formula="of:=((100-[.F402])/100)*[.B4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98]&lt;&gt;&quot;&quot;;CONCATENATE(&quot;(&quot;;[Evidence.A398];&quot;) - &quot;;[Evidence.C398];&quot; - &quot;;[Evidence.D398];&quot;, [&quot;;[Evidence.L398];&quot;]&quot;);&quot;EMPTY&quot;)" office:value-type="string" office:string-value="EMPTY" calcext:value-type="string">
            <text:p>EMPTY</text:p>
          </table:table-cell>
          <table:table-cell table:style-name="ce14" table:formula="of:=[Evidence.E398]" office:value-type="float" office:value="0" calcext:value-type="float">
            <text:p>0 Kč</text:p>
          </table:table-cell>
          <table:table-cell table:style-name="ce20" table:formula="of:=[Evidence.F398]" office:value-type="currency" office:currency="CZK" office:value="0" calcext:value-type="currency">
            <text:p>0 Kč</text:p>
          </table:table-cell>
          <table:table-cell table:style-name="ce27" table:formula="of:=[Evidence.K398]" office:value-type="float" office:value="0" calcext:value-type="float">
            <text:p>0</text:p>
          </table:table-cell>
          <table:table-cell table:style-name="ce27" table:formula="of:=2014-[Evidence.H398]" office:value-type="float" office:value="2014" calcext:value-type="float">
            <text:p>2,014</text:p>
          </table:table-cell>
          <table:table-cell table:style-name="ce13"/>
          <table:table-cell table:style-name="ce37" table:formula="of:=((100-[.F403])/100)*[.B4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399]&lt;&gt;&quot;&quot;;CONCATENATE(&quot;(&quot;;[Evidence.A399];&quot;) - &quot;;[Evidence.C399];&quot; - &quot;;[Evidence.D399];&quot;, [&quot;;[Evidence.L399];&quot;]&quot;);&quot;EMPTY&quot;)" office:value-type="string" office:string-value="EMPTY" calcext:value-type="string">
            <text:p>EMPTY</text:p>
          </table:table-cell>
          <table:table-cell table:style-name="ce14" table:formula="of:=[Evidence.E399]" office:value-type="float" office:value="0" calcext:value-type="float">
            <text:p>0 Kč</text:p>
          </table:table-cell>
          <table:table-cell table:style-name="ce20" table:formula="of:=[Evidence.F399]" office:value-type="currency" office:currency="CZK" office:value="0" calcext:value-type="currency">
            <text:p>0 Kč</text:p>
          </table:table-cell>
          <table:table-cell table:style-name="ce27" table:formula="of:=[Evidence.K399]" office:value-type="float" office:value="0" calcext:value-type="float">
            <text:p>0</text:p>
          </table:table-cell>
          <table:table-cell table:style-name="ce27" table:formula="of:=2014-[Evidence.H399]" office:value-type="float" office:value="2014" calcext:value-type="float">
            <text:p>2,014</text:p>
          </table:table-cell>
          <table:table-cell table:style-name="ce13"/>
          <table:table-cell table:style-name="ce37" table:formula="of:=((100-[.F404])/100)*[.B4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400]&lt;&gt;&quot;&quot;;CONCATENATE(&quot;(&quot;;[Evidence.A400];&quot;) - &quot;;[Evidence.C400];&quot; - &quot;;[Evidence.D400];&quot;, [&quot;;[Evidence.L400];&quot;]&quot;);&quot;EMPTY&quot;)" office:value-type="string" office:string-value="EMPTY" calcext:value-type="string">
            <text:p>EMPTY</text:p>
          </table:table-cell>
          <table:table-cell table:style-name="ce14" table:formula="of:=[Evidence.E400]" office:value-type="float" office:value="0" calcext:value-type="float">
            <text:p>0 Kč</text:p>
          </table:table-cell>
          <table:table-cell table:style-name="ce20" table:formula="of:=[Evidence.F400]" office:value-type="currency" office:currency="CZK" office:value="0" calcext:value-type="currency">
            <text:p>0 Kč</text:p>
          </table:table-cell>
          <table:table-cell table:style-name="ce27" table:formula="of:=[Evidence.K400]" office:value-type="float" office:value="0" calcext:value-type="float">
            <text:p>0</text:p>
          </table:table-cell>
          <table:table-cell table:style-name="ce27" table:formula="of:=2014-[Evidence.H400]" office:value-type="float" office:value="2014" calcext:value-type="float">
            <text:p>2,014</text:p>
          </table:table-cell>
          <table:table-cell table:style-name="ce13"/>
          <table:table-cell table:style-name="ce37" table:formula="of:=((100-[.F405])/100)*[.B4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401]&lt;&gt;&quot;&quot;;CONCATENATE(&quot;(&quot;;[Evidence.A401];&quot;) - &quot;;[Evidence.C401];&quot; - &quot;;[Evidence.D401];&quot;, [&quot;;[Evidence.L401];&quot;]&quot;);&quot;EMPTY&quot;)" office:value-type="string" office:string-value="EMPTY" calcext:value-type="string">
            <text:p>EMPTY</text:p>
          </table:table-cell>
          <table:table-cell table:style-name="ce14" table:formula="of:=[Evidence.E401]" office:value-type="float" office:value="0" calcext:value-type="float">
            <text:p>0 Kč</text:p>
          </table:table-cell>
          <table:table-cell table:style-name="ce20" table:formula="of:=[Evidence.F401]" office:value-type="currency" office:currency="CZK" office:value="0" calcext:value-type="currency">
            <text:p>0 Kč</text:p>
          </table:table-cell>
          <table:table-cell table:style-name="ce27" table:formula="of:=[Evidence.K401]" office:value-type="float" office:value="0" calcext:value-type="float">
            <text:p>0</text:p>
          </table:table-cell>
          <table:table-cell table:style-name="ce27" table:formula="of:=2014-[Evidence.H401]" office:value-type="float" office:value="2014" calcext:value-type="float">
            <text:p>2,014</text:p>
          </table:table-cell>
          <table:table-cell table:style-name="ce13"/>
          <table:table-cell table:style-name="ce37" table:formula="of:=((100-[.F406])/100)*[.B4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402]&lt;&gt;&quot;&quot;;CONCATENATE(&quot;(&quot;;[Evidence.A402];&quot;) - &quot;;[Evidence.C402];&quot; - &quot;;[Evidence.D402];&quot;, [&quot;;[Evidence.L402];&quot;]&quot;);&quot;EMPTY&quot;)" office:value-type="string" office:string-value="EMPTY" calcext:value-type="string">
            <text:p>EMPTY</text:p>
          </table:table-cell>
          <table:table-cell table:style-name="ce14" table:formula="of:=[Evidence.E402]" office:value-type="float" office:value="0" calcext:value-type="float">
            <text:p>0 Kč</text:p>
          </table:table-cell>
          <table:table-cell table:style-name="ce20" table:formula="of:=[Evidence.F402]" office:value-type="currency" office:currency="CZK" office:value="0" calcext:value-type="currency">
            <text:p>0 Kč</text:p>
          </table:table-cell>
          <table:table-cell table:style-name="ce27" table:formula="of:=[Evidence.K402]" office:value-type="float" office:value="0" calcext:value-type="float">
            <text:p>0</text:p>
          </table:table-cell>
          <table:table-cell table:style-name="ce27" table:formula="of:=2014-[Evidence.H402]" office:value-type="float" office:value="2014" calcext:value-type="float">
            <text:p>2,014</text:p>
          </table:table-cell>
          <table:table-cell table:style-name="ce13"/>
          <table:table-cell table:style-name="ce37" table:formula="of:=((100-[.F407])/100)*[.B4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403]&lt;&gt;&quot;&quot;;CONCATENATE(&quot;(&quot;;[Evidence.A403];&quot;) - &quot;;[Evidence.C403];&quot; - &quot;;[Evidence.D403];&quot;, [&quot;;[Evidence.L403];&quot;]&quot;);&quot;EMPTY&quot;)" office:value-type="string" office:string-value="EMPTY" calcext:value-type="string">
            <text:p>EMPTY</text:p>
          </table:table-cell>
          <table:table-cell table:style-name="ce14" table:formula="of:=[Evidence.E403]" office:value-type="float" office:value="0" calcext:value-type="float">
            <text:p>0 Kč</text:p>
          </table:table-cell>
          <table:table-cell table:style-name="ce20" table:formula="of:=[Evidence.F403]" office:value-type="currency" office:currency="CZK" office:value="0" calcext:value-type="currency">
            <text:p>0 Kč</text:p>
          </table:table-cell>
          <table:table-cell table:style-name="ce27" table:formula="of:=[Evidence.K403]" office:value-type="float" office:value="0" calcext:value-type="float">
            <text:p>0</text:p>
          </table:table-cell>
          <table:table-cell table:style-name="ce27" table:formula="of:=2014-[Evidence.H403]" office:value-type="float" office:value="2014" calcext:value-type="float">
            <text:p>2,014</text:p>
          </table:table-cell>
          <table:table-cell table:style-name="ce13"/>
          <table:table-cell table:style-name="ce37" table:formula="of:=((100-[.F408])/100)*[.B4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04]&lt;&gt;&quot;&quot;;CONCATENATE(&quot;(&quot;;[Evidence.A404];&quot;) - &quot;;[Evidence.C404];&quot; - &quot;;[Evidence.D404];&quot;, [&quot;;[Evidence.L404];&quot;]&quot;);&quot;EMPTY&quot;)" office:value-type="string" office:string-value="(400) - hacky na obleceni - designove,naoko, [20140625_0013.jpg]" calcext:value-type="string">
            <text:p>(400) - hacky na obleceni - designove,naoko, [20140625_0013.jpg]</text:p>
          </table:table-cell>
          <table:table-cell table:style-name="ce14" table:formula="of:=[Evidence.E404]" office:value-type="float" office:value="0" calcext:value-type="float">
            <text:p>0 Kč</text:p>
          </table:table-cell>
          <table:table-cell table:style-name="ce20" table:formula="of:=[Evidence.F404]" office:value-type="currency" office:currency="CZK" office:value="0" calcext:value-type="currency">
            <text:p>0 Kč</text:p>
          </table:table-cell>
          <table:table-cell table:style-name="ce27" table:formula="of:=[Evidence.K404]" office:value-type="float" office:value="0" calcext:value-type="float">
            <text:p>0</text:p>
          </table:table-cell>
          <table:table-cell table:style-name="ce27" table:formula="of:=2014-[Evidence.H404]" office:value-type="float" office:value="2014" calcext:value-type="float">
            <text:p>2,014</text:p>
          </table:table-cell>
          <table:table-cell table:style-name="ce13"/>
          <table:table-cell table:style-name="ce37" table:formula="of:=((100-[.F409])/100)*[.B4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05]&lt;&gt;&quot;&quot;;CONCATENATE(&quot;(&quot;;[Evidence.A405];&quot;) - &quot;;[Evidence.C405];&quot; - &quot;;[Evidence.D405];&quot;, [&quot;;[Evidence.L405];&quot;]&quot;);&quot;EMPTY&quot;)" office:value-type="string" office:string-value="(401) - stuzka na klice - noname, [20140625_0020.jpg _APE0742.jpg _APE0743.jpg]" calcext:value-type="string">
            <text:p>(401) - stuzka na klice - noname, [20140625_0020.jpg _APE0742.jpg _APE0743.jpg]</text:p>
          </table:table-cell>
          <table:table-cell table:style-name="ce14" table:formula="of:=[Evidence.E405]" office:value-type="float" office:value="0" calcext:value-type="float">
            <text:p>0 Kč</text:p>
          </table:table-cell>
          <table:table-cell table:style-name="ce20" table:formula="of:=[Evidence.F405]" office:value-type="currency" office:currency="CZK" office:value="0" calcext:value-type="currency">
            <text:p>0 Kč</text:p>
          </table:table-cell>
          <table:table-cell table:style-name="ce27" table:formula="of:=[Evidence.K405]" office:value-type="float" office:value="0" calcext:value-type="float">
            <text:p>0</text:p>
          </table:table-cell>
          <table:table-cell table:style-name="ce27" table:formula="of:=2014-[Evidence.H405]" office:value-type="float" office:value="2014" calcext:value-type="float">
            <text:p>2,014</text:p>
          </table:table-cell>
          <table:table-cell table:style-name="ce13"/>
          <table:table-cell table:style-name="ce37" table:formula="of:=((100-[.F410])/100)*[.B4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06]&lt;&gt;&quot;&quot;;CONCATENATE(&quot;(&quot;;[Evidence.A406];&quot;) - &quot;;[Evidence.C406];&quot; - &quot;;[Evidence.D406];&quot;, [&quot;;[Evidence.L406];&quot;]&quot;);&quot;EMPTY&quot;)" office:value-type="string" office:string-value="(402) - klic od automobilu - skoda, [20140625_0020.jpg _APE0742.jpg _APE0743.jpg]" calcext:value-type="string">
            <text:p>(402) - klic od automobilu - skoda, [20140625_0020.jpg _APE0742.jpg _APE0743.jpg]</text:p>
          </table:table-cell>
          <table:table-cell table:style-name="ce14" table:formula="of:=[Evidence.E406]" office:value-type="float" office:value="0" calcext:value-type="float">
            <text:p>0 Kč</text:p>
          </table:table-cell>
          <table:table-cell table:style-name="ce20" table:formula="of:=[Evidence.F406]" office:value-type="currency" office:currency="CZK" office:value="0" calcext:value-type="currency">
            <text:p>0 Kč</text:p>
          </table:table-cell>
          <table:table-cell table:style-name="ce27" table:formula="of:=[Evidence.K406]" office:value-type="float" office:value="0" calcext:value-type="float">
            <text:p>0</text:p>
          </table:table-cell>
          <table:table-cell table:style-name="ce27" table:formula="of:=2014-[Evidence.H406]" office:value-type="float" office:value="2014" calcext:value-type="float">
            <text:p>2,014</text:p>
          </table:table-cell>
          <table:table-cell table:style-name="ce13"/>
          <table:table-cell table:style-name="ce37" table:formula="of:=((100-[.F411])/100)*[.B4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07]&lt;&gt;&quot;&quot;;CONCATENATE(&quot;(&quot;;[Evidence.A407];&quot;) - &quot;;[Evidence.C407];&quot; - &quot;;[Evidence.D407];&quot;, [&quot;;[Evidence.L407];&quot;]&quot;);&quot;EMPTY&quot;)" office:value-type="string" office:string-value="(403) - dalkove ovladani od garaze - nice, [20140625_0020.jpg _APE0742.jpg _APE0743.jpg]" calcext:value-type="string">
            <text:p>(403) - dalkove ovladani od garaze - nice, [20140625_0020.jpg _APE0742.jpg _APE0743.jpg]</text:p>
          </table:table-cell>
          <table:table-cell table:style-name="ce14" table:formula="of:=[Evidence.E407]" office:value-type="float" office:value="0" calcext:value-type="float">
            <text:p>0 Kč</text:p>
          </table:table-cell>
          <table:table-cell table:style-name="ce20" table:formula="of:=[Evidence.F407]" office:value-type="currency" office:currency="CZK" office:value="0" calcext:value-type="currency">
            <text:p>0 Kč</text:p>
          </table:table-cell>
          <table:table-cell table:style-name="ce27" table:formula="of:=[Evidence.K407]" office:value-type="float" office:value="0" calcext:value-type="float">
            <text:p>0</text:p>
          </table:table-cell>
          <table:table-cell table:style-name="ce27" table:formula="of:=2014-[Evidence.H407]" office:value-type="float" office:value="2014" calcext:value-type="float">
            <text:p>2,014</text:p>
          </table:table-cell>
          <table:table-cell table:style-name="ce13"/>
          <table:table-cell table:style-name="ce37" table:formula="of:=((100-[.F412])/100)*[.B4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08]&lt;&gt;&quot;&quot;;CONCATENATE(&quot;(&quot;;[Evidence.A408];&quot;) - &quot;;[Evidence.C408];&quot; - &quot;;[Evidence.D408];&quot;, [&quot;;[Evidence.L408];&quot;]&quot;);&quot;EMPTY&quot;)" office:value-type="string" office:string-value="(404) - brusle - k2, [20140625_0020.jpg _APE0742.jpg _APE0743.jpg]" calcext:value-type="string">
            <text:p>(404) - brusle - k2, [20140625_0020.jpg _APE0742.jpg _APE0743.jpg]</text:p>
          </table:table-cell>
          <table:table-cell table:style-name="ce14" table:formula="of:=[Evidence.E408]" office:value-type="float" office:value="0" calcext:value-type="float">
            <text:p>0 Kč</text:p>
          </table:table-cell>
          <table:table-cell table:style-name="ce20" table:formula="of:=[Evidence.F408]" office:value-type="currency" office:currency="CZK" office:value="0" calcext:value-type="currency">
            <text:p>0 Kč</text:p>
          </table:table-cell>
          <table:table-cell table:style-name="ce27" table:formula="of:=[Evidence.K408]" office:value-type="float" office:value="0" calcext:value-type="float">
            <text:p>0</text:p>
          </table:table-cell>
          <table:table-cell table:style-name="ce27" table:formula="of:=2014-[Evidence.H408]" office:value-type="float" office:value="2014" calcext:value-type="float">
            <text:p>2,014</text:p>
          </table:table-cell>
          <table:table-cell table:style-name="ce13"/>
          <table:table-cell table:style-name="ce37" table:formula="of:=((100-[.F413])/100)*[.B4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09]&lt;&gt;&quot;&quot;;CONCATENATE(&quot;(&quot;;[Evidence.A409];&quot;) - &quot;;[Evidence.C409];&quot; - &quot;;[Evidence.D409];&quot;, [&quot;;[Evidence.L409];&quot;]&quot;);&quot;EMPTY&quot;)" office:value-type="string" office:string-value="() - rohozka - , [DSC_7547.jpg]" calcext:value-type="string">
            <text:p>() - rohozka - , [DSC_7547.jpg]</text:p>
          </table:table-cell>
          <table:table-cell table:style-name="ce14" table:formula="of:=[Evidence.E409]" office:value-type="float" office:value="0" calcext:value-type="float">
            <text:p>0 Kč</text:p>
          </table:table-cell>
          <table:table-cell table:style-name="ce20" table:formula="of:=[Evidence.F409]" office:value-type="currency" office:currency="CZK" office:value="0" calcext:value-type="currency">
            <text:p>0 Kč</text:p>
          </table:table-cell>
          <table:table-cell table:style-name="ce27" table:formula="of:=[Evidence.K409]" office:value-type="float" office:value="0" calcext:value-type="float">
            <text:p>0</text:p>
          </table:table-cell>
          <table:table-cell table:style-name="ce27" table:formula="of:=2014-[Evidence.H409]" office:value-type="float" office:value="2014" calcext:value-type="float">
            <text:p>2,014</text:p>
          </table:table-cell>
          <table:table-cell table:style-name="ce13"/>
          <table:table-cell table:style-name="ce37" table:formula="of:=((100-[.F414])/100)*[.B4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10]&lt;&gt;&quot;&quot;;CONCATENATE(&quot;(&quot;;[Evidence.A410];&quot;) - &quot;;[Evidence.C410];&quot; - &quot;;[Evidence.D410];&quot;, [&quot;;[Evidence.L410];&quot;]&quot;);&quot;EMPTY&quot;)" office:value-type="string" office:string-value="(405) - detske boticky (otevrene) - , [20140625_0020.jpg _APE0742.jpg _APE0743.jpg]" calcext:value-type="string">
            <text:p>(405) - detske boticky (otevrene) - , [20140625_0020.jpg _APE0742.jpg _APE0743.jpg]</text:p>
          </table:table-cell>
          <table:table-cell table:style-name="ce14" table:formula="of:=[Evidence.E410]" office:value-type="float" office:value="0" calcext:value-type="float">
            <text:p>0 Kč</text:p>
          </table:table-cell>
          <table:table-cell table:style-name="ce20" table:formula="of:=[Evidence.F410]" office:value-type="currency" office:currency="CZK" office:value="0" calcext:value-type="currency">
            <text:p>0 Kč</text:p>
          </table:table-cell>
          <table:table-cell table:style-name="ce27" table:formula="of:=[Evidence.K410]" office:value-type="float" office:value="0" calcext:value-type="float">
            <text:p>0</text:p>
          </table:table-cell>
          <table:table-cell table:style-name="ce27" table:formula="of:=2014-[Evidence.H410]" office:value-type="float" office:value="2014" calcext:value-type="float">
            <text:p>2,014</text:p>
          </table:table-cell>
          <table:table-cell table:style-name="ce13"/>
          <table:table-cell table:style-name="ce37" table:formula="of:=((100-[.F415])/100)*[.B4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11]&lt;&gt;&quot;&quot;;CONCATENATE(&quot;(&quot;;[Evidence.A411];&quot;) - &quot;;[Evidence.C411];&quot; - &quot;;[Evidence.D411];&quot;, [&quot;;[Evidence.L411];&quot;]&quot;);&quot;EMPTY&quot;)" office:value-type="string" office:string-value="(406) - paskove boty - lizzard, [20140625_0020.jpg _APE0742.jpg _APE0743.jpg]" calcext:value-type="string">
            <text:p>(406) - paskove boty - lizzard, [20140625_0020.jpg _APE0742.jpg _APE0743.jpg]</text:p>
          </table:table-cell>
          <table:table-cell table:style-name="ce14" table:formula="of:=[Evidence.E411]" office:value-type="float" office:value="0" calcext:value-type="float">
            <text:p>0 Kč</text:p>
          </table:table-cell>
          <table:table-cell table:style-name="ce20" table:formula="of:=[Evidence.F411]" office:value-type="currency" office:currency="CZK" office:value="0" calcext:value-type="currency">
            <text:p>0 Kč</text:p>
          </table:table-cell>
          <table:table-cell table:style-name="ce27" table:formula="of:=[Evidence.K411]" office:value-type="float" office:value="0" calcext:value-type="float">
            <text:p>0</text:p>
          </table:table-cell>
          <table:table-cell table:style-name="ce27" table:formula="of:=2014-[Evidence.H411]" office:value-type="float" office:value="2014" calcext:value-type="float">
            <text:p>2,014</text:p>
          </table:table-cell>
          <table:table-cell table:style-name="ce13"/>
          <table:table-cell table:style-name="ce37" table:formula="of:=((100-[.F416])/100)*[.B4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12]&lt;&gt;&quot;&quot;;CONCATENATE(&quot;(&quot;;[Evidence.A412];&quot;) - &quot;;[Evidence.C412];&quot; - &quot;;[Evidence.D412];&quot;, [&quot;;[Evidence.L412];&quot;]&quot;);&quot;EMPTY&quot;)" office:value-type="string" office:string-value="(407) - termohlavice - , [20140625_0020.jpg _APE0742.jpg _APE0743.jpg]" calcext:value-type="string">
            <text:p>(407) - termohlavice - , [20140625_0020.jpg _APE0742.jpg _APE0743.jpg]</text:p>
          </table:table-cell>
          <table:table-cell table:style-name="ce14" table:formula="of:=[Evidence.E412]" office:value-type="float" office:value="0" calcext:value-type="float">
            <text:p>0 Kč</text:p>
          </table:table-cell>
          <table:table-cell table:style-name="ce20" table:formula="of:=[Evidence.F412]" office:value-type="currency" office:currency="CZK" office:value="0" calcext:value-type="currency">
            <text:p>0 Kč</text:p>
          </table:table-cell>
          <table:table-cell table:style-name="ce27" table:formula="of:=[Evidence.K412]" office:value-type="float" office:value="0" calcext:value-type="float">
            <text:p>0</text:p>
          </table:table-cell>
          <table:table-cell table:style-name="ce27" table:formula="of:=2014-[Evidence.H412]" office:value-type="float" office:value="2014" calcext:value-type="float">
            <text:p>2,014</text:p>
          </table:table-cell>
          <table:table-cell table:style-name="ce13"/>
          <table:table-cell table:style-name="ce37" table:formula="of:=((100-[.F417])/100)*[.B4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13]&lt;&gt;&quot;&quot;;CONCATENATE(&quot;(&quot;;[Evidence.A413];&quot;) - &quot;;[Evidence.C413];&quot; - &quot;;[Evidence.D413];&quot;, [&quot;;[Evidence.L413];&quot;]&quot;);&quot;EMPTY&quot;)" office:value-type="string" office:string-value="(408) - detske puzzle 2x - , [_APE0745.jpg DSC_7548.jpg]" calcext:value-type="string">
            <text:p>(408) - detske puzzle 2x - , [_APE0745.jpg DSC_7548.jpg]</text:p>
          </table:table-cell>
          <table:table-cell table:style-name="ce14" table:formula="of:=[Evidence.E413]" office:value-type="float" office:value="0" calcext:value-type="float">
            <text:p>0 Kč</text:p>
          </table:table-cell>
          <table:table-cell table:style-name="ce20" table:formula="of:=[Evidence.F413]" office:value-type="currency" office:currency="CZK" office:value="0" calcext:value-type="currency">
            <text:p>0 Kč</text:p>
          </table:table-cell>
          <table:table-cell table:style-name="ce27" table:formula="of:=[Evidence.K413]" office:value-type="float" office:value="0" calcext:value-type="float">
            <text:p>0</text:p>
          </table:table-cell>
          <table:table-cell table:style-name="ce27" table:formula="of:=2014-[Evidence.H413]" office:value-type="float" office:value="2014" calcext:value-type="float">
            <text:p>2,014</text:p>
          </table:table-cell>
          <table:table-cell table:style-name="ce13"/>
          <table:table-cell table:style-name="ce37" table:formula="of:=((100-[.F418])/100)*[.B4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14]&lt;&gt;&quot;&quot;;CONCATENATE(&quot;(&quot;;[Evidence.A414];&quot;) - &quot;;[Evidence.C414];&quot; - &quot;;[Evidence.D414];&quot;, [&quot;;[Evidence.L414];&quot;]&quot;);&quot;EMPTY&quot;)" office:value-type="string" office:string-value="(409) - sedaci police - lidl, [_APE0745.jpg DSC_7548.jpg]" calcext:value-type="string">
            <text:p>(409) - sedaci police - lidl, [_APE0745.jpg DSC_7548.jpg]</text:p>
          </table:table-cell>
          <table:table-cell table:style-name="ce14" table:formula="of:=[Evidence.E414]" office:value-type="float" office:value="0" calcext:value-type="float">
            <text:p>0 Kč</text:p>
          </table:table-cell>
          <table:table-cell table:style-name="ce20" table:formula="of:=[Evidence.F414]" office:value-type="currency" office:currency="CZK" office:value="0" calcext:value-type="currency">
            <text:p>0 Kč</text:p>
          </table:table-cell>
          <table:table-cell table:style-name="ce27" table:formula="of:=[Evidence.K414]" office:value-type="float" office:value="0" calcext:value-type="float">
            <text:p>0</text:p>
          </table:table-cell>
          <table:table-cell table:style-name="ce27" table:formula="of:=2014-[Evidence.H414]" office:value-type="float" office:value="2014" calcext:value-type="float">
            <text:p>2,014</text:p>
          </table:table-cell>
          <table:table-cell table:style-name="ce13"/>
          <table:table-cell table:style-name="ce37" table:formula="of:=((100-[.F419])/100)*[.B4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15]&lt;&gt;&quot;&quot;;CONCATENATE(&quot;(&quot;;[Evidence.A415];&quot;) - &quot;;[Evidence.C415];&quot; - &quot;;[Evidence.D415];&quot;, [&quot;;[Evidence.L415];&quot;]&quot;);&quot;EMPTY&quot;)" office:value-type="string" office:string-value="(410) - zarazka pod dvere - designova, naoko, [_APE0746.jpg]" calcext:value-type="string">
            <text:p>(410) - zarazka pod dvere - designova, naoko, [_APE0746.jpg]</text:p>
          </table:table-cell>
          <table:table-cell table:style-name="ce14" table:formula="of:=[Evidence.E415]" office:value-type="float" office:value="0" calcext:value-type="float">
            <text:p>0 Kč</text:p>
          </table:table-cell>
          <table:table-cell table:style-name="ce20" table:formula="of:=[Evidence.F415]" office:value-type="currency" office:currency="CZK" office:value="0" calcext:value-type="currency">
            <text:p>0 Kč</text:p>
          </table:table-cell>
          <table:table-cell table:style-name="ce27" table:formula="of:=[Evidence.K415]" office:value-type="float" office:value="0" calcext:value-type="float">
            <text:p>0</text:p>
          </table:table-cell>
          <table:table-cell table:style-name="ce27" table:formula="of:=2014-[Evidence.H415]" office:value-type="float" office:value="2014" calcext:value-type="float">
            <text:p>2,014</text:p>
          </table:table-cell>
          <table:table-cell table:style-name="ce13"/>
          <table:table-cell table:style-name="ce37" table:formula="of:=((100-[.F420])/100)*[.B4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16]&lt;&gt;&quot;&quot;;CONCATENATE(&quot;(&quot;;[Evidence.A416];&quot;) - &quot;;[Evidence.C416];&quot; - &quot;;[Evidence.D416];&quot;, [&quot;;[Evidence.L416];&quot;]&quot;);&quot;EMPTY&quot;)" office:value-type="string" office:string-value="(411) - pantofel - , [_APE0746.jpg]" calcext:value-type="string">
            <text:p>(411) - pantofel - , [_APE0746.jpg]</text:p>
          </table:table-cell>
          <table:table-cell table:style-name="ce14" table:formula="of:=[Evidence.E416]" office:value-type="float" office:value="0" calcext:value-type="float">
            <text:p>0 Kč</text:p>
          </table:table-cell>
          <table:table-cell table:style-name="ce20" table:formula="of:=[Evidence.F416]" office:value-type="currency" office:currency="CZK" office:value="0" calcext:value-type="currency">
            <text:p>0 Kč</text:p>
          </table:table-cell>
          <table:table-cell table:style-name="ce27" table:formula="of:=[Evidence.K416]" office:value-type="float" office:value="0" calcext:value-type="float">
            <text:p>0</text:p>
          </table:table-cell>
          <table:table-cell table:style-name="ce27" table:formula="of:=2014-[Evidence.H416]" office:value-type="float" office:value="2014" calcext:value-type="float">
            <text:p>2,014</text:p>
          </table:table-cell>
          <table:table-cell table:style-name="ce13"/>
          <table:table-cell table:style-name="ce37" table:formula="of:=((100-[.F421])/100)*[.B4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17]&lt;&gt;&quot;&quot;;CONCATENATE(&quot;(&quot;;[Evidence.A417];&quot;) - &quot;;[Evidence.C417];&quot; - &quot;;[Evidence.D417];&quot;, [&quot;;[Evidence.L417];&quot;]&quot;);&quot;EMPTY&quot;)" office:value-type="string" office:string-value="(412) - plastove dily el. Rozvadece - , [_APE0823.jpg]" calcext:value-type="string">
            <text:p>(412) - plastove dily el. Rozvadece - , [_APE0823.jpg]</text:p>
          </table:table-cell>
          <table:table-cell table:style-name="ce14" table:formula="of:=[Evidence.E417]" office:value-type="float" office:value="0" calcext:value-type="float">
            <text:p>0 Kč</text:p>
          </table:table-cell>
          <table:table-cell table:style-name="ce20" table:formula="of:=[Evidence.F417]" office:value-type="currency" office:currency="CZK" office:value="0" calcext:value-type="currency">
            <text:p>0 Kč</text:p>
          </table:table-cell>
          <table:table-cell table:style-name="ce27" table:formula="of:=[Evidence.K417]" office:value-type="float" office:value="0" calcext:value-type="float">
            <text:p>0</text:p>
          </table:table-cell>
          <table:table-cell table:style-name="ce27" table:formula="of:=2014-[Evidence.H417]" office:value-type="float" office:value="2014" calcext:value-type="float">
            <text:p>2,014</text:p>
          </table:table-cell>
          <table:table-cell table:style-name="ce13"/>
          <table:table-cell table:style-name="ce37" table:formula="of:=((100-[.F422])/100)*[.B4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18]&lt;&gt;&quot;&quot;;CONCATENATE(&quot;(&quot;;[Evidence.A418];&quot;) - &quot;;[Evidence.C418];&quot; - &quot;;[Evidence.D418];&quot;, [&quot;;[Evidence.L418];&quot;]&quot;);&quot;EMPTY&quot;)" office:value-type="string" office:string-value="(413) - satni skrin - , [_APE0745.jpg _APE0736.jpg _APE0737.jpg _APE0738.jpg _APE0739.jpg _APE0740.jpg]" calcext:value-type="string">
            <text:p>(413) - satni skrin - , [_APE0745.jpg _APE0736.jpg _APE0737.jpg _APE0738.jpg _APE0739.jpg _APE0740.jpg]</text:p>
          </table:table-cell>
          <table:table-cell table:style-name="ce14" table:formula="of:=[Evidence.E418]" office:value-type="float" office:value="0" calcext:value-type="float">
            <text:p>0 Kč</text:p>
          </table:table-cell>
          <table:table-cell table:style-name="ce20" table:formula="of:=[Evidence.F418]" office:value-type="currency" office:currency="CZK" office:value="0" calcext:value-type="currency">
            <text:p>0 Kč</text:p>
          </table:table-cell>
          <table:table-cell table:style-name="ce27" table:formula="of:=[Evidence.K418]" office:value-type="float" office:value="0" calcext:value-type="float">
            <text:p>0</text:p>
          </table:table-cell>
          <table:table-cell table:style-name="ce27" table:formula="of:=2014-[Evidence.H418]" office:value-type="float" office:value="2014" calcext:value-type="float">
            <text:p>2,014</text:p>
          </table:table-cell>
          <table:table-cell table:style-name="ce13"/>
          <table:table-cell table:style-name="ce37" table:formula="of:=((100-[.F423])/100)*[.B4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19]&lt;&gt;&quot;&quot;;CONCATENATE(&quot;(&quot;;[Evidence.A419];&quot;) - &quot;;[Evidence.C419];&quot; - &quot;;[Evidence.D419];&quot;, [&quot;;[Evidence.L419];&quot;]&quot;);&quot;EMPTY&quot;)" office:value-type="string" office:string-value="(414) - vanocni balici papir - , [_APE0745.jpg _APE0736.jpg _APE0737.jpg _APE0738.jpg _APE0739.jpg _APE0740.jpg]" calcext:value-type="string">
            <text:p>(414) - vanocni balici papir - , [_APE0745.jpg _APE0736.jpg _APE0737.jpg _APE0738.jpg _APE0739.jpg _APE0740.jpg]</text:p>
          </table:table-cell>
          <table:table-cell table:style-name="ce14" table:formula="of:=[Evidence.E419]" office:value-type="float" office:value="0" calcext:value-type="float">
            <text:p>0 Kč</text:p>
          </table:table-cell>
          <table:table-cell table:style-name="ce20" table:formula="of:=[Evidence.F419]" office:value-type="currency" office:currency="CZK" office:value="0" calcext:value-type="currency">
            <text:p>0 Kč</text:p>
          </table:table-cell>
          <table:table-cell table:style-name="ce27" table:formula="of:=[Evidence.K419]" office:value-type="float" office:value="0" calcext:value-type="float">
            <text:p>0</text:p>
          </table:table-cell>
          <table:table-cell table:style-name="ce27" table:formula="of:=2014-[Evidence.H419]" office:value-type="float" office:value="2014" calcext:value-type="float">
            <text:p>2,014</text:p>
          </table:table-cell>
          <table:table-cell table:style-name="ce13"/>
          <table:table-cell table:style-name="ce37" table:formula="of:=((100-[.F424])/100)*[.B4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20]&lt;&gt;&quot;&quot;;CONCATENATE(&quot;(&quot;;[Evidence.A420];&quot;) - &quot;;[Evidence.C420];&quot; - &quot;;[Evidence.D420];&quot;, [&quot;;[Evidence.L420];&quot;]&quot;);&quot;EMPTY&quot;)" office:value-type="string" office:string-value="(415) - detska hokejka a puk - , [_APE0745.jpg _APE0736.jpg _APE0737.jpg _APE0738.jpg _APE0739.jpg _APE0740.jpg]" calcext:value-type="string">
            <text:p>(415) - detska hokejka a puk - , [_APE0745.jpg _APE0736.jpg _APE0737.jpg _APE0738.jpg _APE0739.jpg _APE0740.jpg]</text:p>
          </table:table-cell>
          <table:table-cell table:style-name="ce14" table:formula="of:=[Evidence.E420]" office:value-type="float" office:value="0" calcext:value-type="float">
            <text:p>0 Kč</text:p>
          </table:table-cell>
          <table:table-cell table:style-name="ce20" table:formula="of:=[Evidence.F420]" office:value-type="currency" office:currency="CZK" office:value="0" calcext:value-type="currency">
            <text:p>0 Kč</text:p>
          </table:table-cell>
          <table:table-cell table:style-name="ce27" table:formula="of:=[Evidence.K420]" office:value-type="float" office:value="0" calcext:value-type="float">
            <text:p>0</text:p>
          </table:table-cell>
          <table:table-cell table:style-name="ce27" table:formula="of:=2014-[Evidence.H420]" office:value-type="float" office:value="2014" calcext:value-type="float">
            <text:p>2,014</text:p>
          </table:table-cell>
          <table:table-cell table:style-name="ce13"/>
          <table:table-cell table:style-name="ce37" table:formula="of:=((100-[.F425])/100)*[.B4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21]&lt;&gt;&quot;&quot;;CONCATENATE(&quot;(&quot;;[Evidence.A421];&quot;) - &quot;;[Evidence.C421];&quot; - &quot;;[Evidence.D421];&quot;, [&quot;;[Evidence.L421];&quot;]&quot;);&quot;EMPTY&quot;)" office:value-type="string" office:string-value="(416) - pocitac, nettop - lenovo, [_APE0745.jpg _APE0736.jpg _APE0737.jpg _APE0738.jpg _APE0739.jpg _APE0740.jpg]" calcext:value-type="string">
            <text:p>(416) - pocitac, nettop - lenovo, [_APE0745.jpg _APE0736.jpg _APE0737.jpg _APE0738.jpg _APE0739.jpg _APE0740.jpg]</text:p>
          </table:table-cell>
          <table:table-cell table:style-name="ce14" table:formula="of:=[Evidence.E421]" office:value-type="float" office:value="0" calcext:value-type="float">
            <text:p>0 Kč</text:p>
          </table:table-cell>
          <table:table-cell table:style-name="ce20" table:formula="of:=[Evidence.F421]" office:value-type="currency" office:currency="CZK" office:value="0" calcext:value-type="currency">
            <text:p>0 Kč</text:p>
          </table:table-cell>
          <table:table-cell table:style-name="ce27" table:formula="of:=[Evidence.K421]" office:value-type="float" office:value="0" calcext:value-type="float">
            <text:p>0</text:p>
          </table:table-cell>
          <table:table-cell table:style-name="ce27" table:formula="of:=2014-[Evidence.H421]" office:value-type="float" office:value="2014" calcext:value-type="float">
            <text:p>2,014</text:p>
          </table:table-cell>
          <table:table-cell table:style-name="ce13"/>
          <table:table-cell table:style-name="ce37" table:formula="of:=((100-[.F426])/100)*[.B4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22]&lt;&gt;&quot;&quot;;CONCATENATE(&quot;(&quot;;[Evidence.A422];&quot;) - &quot;;[Evidence.C422];&quot; - &quot;;[Evidence.D422];&quot;, [&quot;;[Evidence.L422];&quot;]&quot;);&quot;EMPTY&quot;)" office:value-type="string" office:string-value="(417) - stetka - , [_APE0745.jpg _APE0736.jpg _APE0737.jpg _APE0738.jpg _APE0739.jpg _APE0740.jpg]" calcext:value-type="string">
            <text:p>(417) - stetka - , [_APE0745.jpg _APE0736.jpg _APE0737.jpg _APE0738.jpg _APE0739.jpg _APE0740.jpg]</text:p>
          </table:table-cell>
          <table:table-cell table:style-name="ce14" table:formula="of:=[Evidence.E422]" office:value-type="float" office:value="0" calcext:value-type="float">
            <text:p>0 Kč</text:p>
          </table:table-cell>
          <table:table-cell table:style-name="ce20" table:formula="of:=[Evidence.F422]" office:value-type="currency" office:currency="CZK" office:value="0" calcext:value-type="currency">
            <text:p>0 Kč</text:p>
          </table:table-cell>
          <table:table-cell table:style-name="ce27" table:formula="of:=[Evidence.K422]" office:value-type="float" office:value="0" calcext:value-type="float">
            <text:p>0</text:p>
          </table:table-cell>
          <table:table-cell table:style-name="ce27" table:formula="of:=2014-[Evidence.H422]" office:value-type="float" office:value="2014" calcext:value-type="float">
            <text:p>2,014</text:p>
          </table:table-cell>
          <table:table-cell table:style-name="ce13"/>
          <table:table-cell table:style-name="ce37" table:formula="of:=((100-[.F427])/100)*[.B4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23]&lt;&gt;&quot;&quot;;CONCATENATE(&quot;(&quot;;[Evidence.A423];&quot;) - &quot;;[Evidence.C423];&quot; - &quot;;[Evidence.D423];&quot;, [&quot;;[Evidence.L423];&quot;]&quot;);&quot;EMPTY&quot;)" office:value-type="string" office:string-value="(418) - sada nacicni na siti a rucni prace, nite a bavlnky - , [_APE0745.jpg _APE0736.jpg _APE0737.jpg _APE0738.jpg _APE0739.jpg _APE0740.jpg]" calcext:value-type="string">
            <text:p>(418) - sada nacicni na siti a rucni prace, nite a bavlnky - , [_APE0745.jpg _APE0736.jpg _APE0737.jpg _APE0738.jpg _APE0739.jpg _APE0740.jpg]</text:p>
          </table:table-cell>
          <table:table-cell table:style-name="ce14" table:formula="of:=[Evidence.E423]" office:value-type="float" office:value="0" calcext:value-type="float">
            <text:p>0 Kč</text:p>
          </table:table-cell>
          <table:table-cell table:style-name="ce20" table:formula="of:=[Evidence.F423]" office:value-type="currency" office:currency="CZK" office:value="0" calcext:value-type="currency">
            <text:p>0 Kč</text:p>
          </table:table-cell>
          <table:table-cell table:style-name="ce27" table:formula="of:=[Evidence.K423]" office:value-type="float" office:value="0" calcext:value-type="float">
            <text:p>0</text:p>
          </table:table-cell>
          <table:table-cell table:style-name="ce27" table:formula="of:=2014-[Evidence.H423]" office:value-type="float" office:value="2014" calcext:value-type="float">
            <text:p>2,014</text:p>
          </table:table-cell>
          <table:table-cell table:style-name="ce13"/>
          <table:table-cell table:style-name="ce37" table:formula="of:=((100-[.F428])/100)*[.B4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24]&lt;&gt;&quot;&quot;;CONCATENATE(&quot;(&quot;;[Evidence.A424];&quot;) - &quot;;[Evidence.C424];&quot; - &quot;;[Evidence.D424];&quot;, [&quot;;[Evidence.L424];&quot;]&quot;);&quot;EMPTY&quot;)" office:value-type="string" office:string-value="(419) - relaxacni balon - , [_APE0745.jpg _APE0736.jpg _APE0737.jpg _APE0738.jpg _APE0739.jpg _APE0740.jpg]" calcext:value-type="string">
            <text:p>(419) - relaxacni balon - , [_APE0745.jpg _APE0736.jpg _APE0737.jpg _APE0738.jpg _APE0739.jpg _APE0740.jpg]</text:p>
          </table:table-cell>
          <table:table-cell table:style-name="ce14" table:formula="of:=[Evidence.E424]" office:value-type="float" office:value="0" calcext:value-type="float">
            <text:p>0 Kč</text:p>
          </table:table-cell>
          <table:table-cell table:style-name="ce20" table:formula="of:=[Evidence.F424]" office:value-type="currency" office:currency="CZK" office:value="0" calcext:value-type="currency">
            <text:p>0 Kč</text:p>
          </table:table-cell>
          <table:table-cell table:style-name="ce27" table:formula="of:=[Evidence.K424]" office:value-type="float" office:value="0" calcext:value-type="float">
            <text:p>0</text:p>
          </table:table-cell>
          <table:table-cell table:style-name="ce27" table:formula="of:=2014-[Evidence.H424]" office:value-type="float" office:value="2014" calcext:value-type="float">
            <text:p>2,014</text:p>
          </table:table-cell>
          <table:table-cell table:style-name="ce13"/>
          <table:table-cell table:style-name="ce37" table:formula="of:=((100-[.F429])/100)*[.B4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25]&lt;&gt;&quot;&quot;;CONCATENATE(&quot;(&quot;;[Evidence.A425];&quot;) - &quot;;[Evidence.C425];&quot; - &quot;;[Evidence.D425];&quot;, [&quot;;[Evidence.L425];&quot;]&quot;);&quot;EMPTY&quot;)" office:value-type="string" office:string-value="(420) - usb/sata prevadec - , [_APE0745.jpg _APE0736.jpg _APE0737.jpg _APE0738.jpg _APE0739.jpg _APE0740.jpg]" calcext:value-type="string">
            <text:p>(420) - usb/sata prevadec - , [_APE0745.jpg _APE0736.jpg _APE0737.jpg _APE0738.jpg _APE0739.jpg _APE0740.jpg]</text:p>
          </table:table-cell>
          <table:table-cell table:style-name="ce14" table:formula="of:=[Evidence.E425]" office:value-type="float" office:value="0" calcext:value-type="float">
            <text:p>0 Kč</text:p>
          </table:table-cell>
          <table:table-cell table:style-name="ce20" table:formula="of:=[Evidence.F425]" office:value-type="currency" office:currency="CZK" office:value="0" calcext:value-type="currency">
            <text:p>0 Kč</text:p>
          </table:table-cell>
          <table:table-cell table:style-name="ce27" table:formula="of:=[Evidence.K425]" office:value-type="float" office:value="0" calcext:value-type="float">
            <text:p>0</text:p>
          </table:table-cell>
          <table:table-cell table:style-name="ce27" table:formula="of:=2014-[Evidence.H425]" office:value-type="float" office:value="2014" calcext:value-type="float">
            <text:p>2,014</text:p>
          </table:table-cell>
          <table:table-cell table:style-name="ce13"/>
          <table:table-cell table:style-name="ce37" table:formula="of:=((100-[.F430])/100)*[.B4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26]&lt;&gt;&quot;&quot;;CONCATENATE(&quot;(&quot;;[Evidence.A426];&quot;) - &quot;;[Evidence.C426];&quot; - &quot;;[Evidence.D426];&quot;, [&quot;;[Evidence.L426];&quot;]&quot;);&quot;EMPTY&quot;)" office:value-type="string" office:string-value="(421) - panske boty kozene - ???, [_APE0745.jpg _APE0736.jpg _APE0737.jpg _APE0738.jpg _APE0739.jpg _APE0740.jpg]" calcext:value-type="string">
            <text:p>(421) - panske boty kozene - ???, [_APE0745.jpg _APE0736.jpg _APE0737.jpg _APE0738.jpg _APE0739.jpg _APE0740.jpg]</text:p>
          </table:table-cell>
          <table:table-cell table:style-name="ce14" table:formula="of:=[Evidence.E426]" office:value-type="float" office:value="0" calcext:value-type="float">
            <text:p>0 Kč</text:p>
          </table:table-cell>
          <table:table-cell table:style-name="ce20" table:formula="of:=[Evidence.F426]" office:value-type="currency" office:currency="CZK" office:value="0" calcext:value-type="currency">
            <text:p>0 Kč</text:p>
          </table:table-cell>
          <table:table-cell table:style-name="ce27" table:formula="of:=[Evidence.K426]" office:value-type="float" office:value="0" calcext:value-type="float">
            <text:p>0</text:p>
          </table:table-cell>
          <table:table-cell table:style-name="ce27" table:formula="of:=2014-[Evidence.H426]" office:value-type="float" office:value="2014" calcext:value-type="float">
            <text:p>2,014</text:p>
          </table:table-cell>
          <table:table-cell table:style-name="ce13"/>
          <table:table-cell table:style-name="ce37" table:formula="of:=((100-[.F431])/100)*[.B4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27]&lt;&gt;&quot;&quot;;CONCATENATE(&quot;(&quot;;[Evidence.A427];&quot;) - &quot;;[Evidence.C427];&quot; - &quot;;[Evidence.D427];&quot;, [&quot;;[Evidence.L427];&quot;]&quot;);&quot;EMPTY&quot;)" office:value-type="string" office:string-value="(422) - panske boty bezecke - oasis, [_APE0745.jpg _APE0736.jpg _APE0737.jpg _APE0738.jpg _APE0739.jpg _APE0740.jpg]" calcext:value-type="string">
            <text:p>(422) - panske boty bezecke - oasis, [_APE0745.jpg _APE0736.jpg _APE0737.jpg _APE0738.jpg _APE0739.jpg _APE0740.jpg]</text:p>
          </table:table-cell>
          <table:table-cell table:style-name="ce14" table:formula="of:=[Evidence.E427]" office:value-type="float" office:value="3500" calcext:value-type="float">
            <text:p>3,500 Kč</text:p>
          </table:table-cell>
          <table:table-cell table:style-name="ce20" table:formula="of:=[Evidence.F427]" office:value-type="currency" office:currency="CZK" office:value="3500" calcext:value-type="currency">
            <text:p>3 500 Kč</text:p>
          </table:table-cell>
          <table:table-cell table:style-name="ce27" table:formula="of:=[Evidence.K427]" office:value-type="float" office:value="0" calcext:value-type="float">
            <text:p>0</text:p>
          </table:table-cell>
          <table:table-cell table:style-name="ce27" table:formula="of:=2014-[Evidence.H427]" office:value-type="float" office:value="2014" calcext:value-type="float">
            <text:p>2,014</text:p>
          </table:table-cell>
          <table:table-cell table:style-name="ce13"/>
          <table:table-cell table:style-name="ce37" table:formula="of:=((100-[.F432])/100)*[.B432]" office:value-type="currency" office:currency="CZK" office:value="3500" calcext:value-type="currency">
            <text:p>3,500.00 Kč </text:p>
          </table:table-cell>
          <table:table-cell table:number-columns-repeated="1017"/>
        </table:table-row>
        <table:table-row table:style-name="ro4">
          <table:table-cell table:formula="of:=IF([Evidence.C428]&lt;&gt;&quot;&quot;;CONCATENATE(&quot;(&quot;;[Evidence.A428];&quot;) - &quot;;[Evidence.C428];&quot; - &quot;;[Evidence.D428];&quot;, [&quot;;[Evidence.L428];&quot;]&quot;);&quot;EMPTY&quot;)" office:value-type="string" office:string-value="(423) - damske in-line brusle filla - , [_APE0745.jpg _APE0736.jpg _APE0737.jpg _APE0738.jpg _APE0739.jpg _APE0740.jpg]" calcext:value-type="string">
            <text:p>(423) - damske in-line brusle filla - , [_APE0745.jpg _APE0736.jpg _APE0737.jpg _APE0738.jpg _APE0739.jpg _APE0740.jpg]</text:p>
          </table:table-cell>
          <table:table-cell table:style-name="ce14" table:formula="of:=[Evidence.E428]" office:value-type="float" office:value="0" calcext:value-type="float">
            <text:p>0 Kč</text:p>
          </table:table-cell>
          <table:table-cell table:style-name="ce20" table:formula="of:=[Evidence.F428]" office:value-type="currency" office:currency="CZK" office:value="0" calcext:value-type="currency">
            <text:p>0 Kč</text:p>
          </table:table-cell>
          <table:table-cell table:style-name="ce27" table:formula="of:=[Evidence.K428]" office:value-type="float" office:value="0" calcext:value-type="float">
            <text:p>0</text:p>
          </table:table-cell>
          <table:table-cell table:style-name="ce27" table:formula="of:=2014-[Evidence.H428]" office:value-type="float" office:value="2014" calcext:value-type="float">
            <text:p>2,014</text:p>
          </table:table-cell>
          <table:table-cell table:style-name="ce13"/>
          <table:table-cell table:style-name="ce37" table:formula="of:=((100-[.F433])/100)*[.B4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29]&lt;&gt;&quot;&quot;;CONCATENATE(&quot;(&quot;;[Evidence.A429];&quot;) - &quot;;[Evidence.C429];&quot; - &quot;;[Evidence.D429];&quot;, [&quot;;[Evidence.L429];&quot;]&quot;);&quot;EMPTY&quot;)" office:value-type="string" office:string-value="(424) - damska kosmeticka taska - , [_APE0745.jpg _APE0736.jpg _APE0737.jpg _APE0738.jpg _APE0739.jpg _APE0740.jpg]" calcext:value-type="string">
            <text:p>(424) - damska kosmeticka taska - , [_APE0745.jpg _APE0736.jpg _APE0737.jpg _APE0738.jpg _APE0739.jpg _APE0740.jpg]</text:p>
          </table:table-cell>
          <table:table-cell table:style-name="ce14" table:formula="of:=[Evidence.E429]" office:value-type="float" office:value="0" calcext:value-type="float">
            <text:p>0 Kč</text:p>
          </table:table-cell>
          <table:table-cell table:style-name="ce20" table:formula="of:=[Evidence.F429]" office:value-type="currency" office:currency="CZK" office:value="0" calcext:value-type="currency">
            <text:p>0 Kč</text:p>
          </table:table-cell>
          <table:table-cell table:style-name="ce27" table:formula="of:=[Evidence.K429]" office:value-type="float" office:value="0" calcext:value-type="float">
            <text:p>0</text:p>
          </table:table-cell>
          <table:table-cell table:style-name="ce27" table:formula="of:=2014-[Evidence.H429]" office:value-type="float" office:value="2014" calcext:value-type="float">
            <text:p>2,014</text:p>
          </table:table-cell>
          <table:table-cell table:style-name="ce13"/>
          <table:table-cell table:style-name="ce37" table:formula="of:=((100-[.F434])/100)*[.B4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30]&lt;&gt;&quot;&quot;;CONCATENATE(&quot;(&quot;;[Evidence.A430];&quot;) - &quot;;[Evidence.C430];&quot; - &quot;;[Evidence.D430];&quot;, [&quot;;[Evidence.L430];&quot;]&quot;);&quot;EMPTY&quot;)" office:value-type="string" office:string-value="(425) - taska pro maminky, ke kocarku - , [_APE0745.jpg _APE0736.jpg _APE0737.jpg _APE0738.jpg _APE0739.jpg _APE0740.jpg]" calcext:value-type="string">
            <text:p>(425) - taska pro maminky, ke kocarku - , [_APE0745.jpg _APE0736.jpg _APE0737.jpg _APE0738.jpg _APE0739.jpg _APE0740.jpg]</text:p>
          </table:table-cell>
          <table:table-cell table:style-name="ce14" table:formula="of:=[Evidence.E430]" office:value-type="float" office:value="0" calcext:value-type="float">
            <text:p>0 Kč</text:p>
          </table:table-cell>
          <table:table-cell table:style-name="ce20" table:formula="of:=[Evidence.F430]" office:value-type="currency" office:currency="CZK" office:value="0" calcext:value-type="currency">
            <text:p>0 Kč</text:p>
          </table:table-cell>
          <table:table-cell table:style-name="ce27" table:formula="of:=[Evidence.K430]" office:value-type="float" office:value="0" calcext:value-type="float">
            <text:p>0</text:p>
          </table:table-cell>
          <table:table-cell table:style-name="ce27" table:formula="of:=2014-[Evidence.H430]" office:value-type="float" office:value="2014" calcext:value-type="float">
            <text:p>2,014</text:p>
          </table:table-cell>
          <table:table-cell table:style-name="ce13"/>
          <table:table-cell table:style-name="ce37" table:formula="of:=((100-[.F435])/100)*[.B4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31]&lt;&gt;&quot;&quot;;CONCATENATE(&quot;(&quot;;[Evidence.A431];&quot;) - &quot;;[Evidence.C431];&quot; - &quot;;[Evidence.D431];&quot;, [&quot;;[Evidence.L431];&quot;]&quot;);&quot;EMPTY&quot;)" office:value-type="string" office:string-value="(426) - plastova plasteknka ke kocarku - , [_APE0745.jpg _APE0736.jpg _APE0737.jpg _APE0738.jpg _APE0739.jpg _APE0740.jpg]" calcext:value-type="string">
            <text:p>(426) - plastova plasteknka ke kocarku - , [_APE0745.jpg _APE0736.jpg _APE0737.jpg _APE0738.jpg _APE0739.jpg _APE0740.jpg]</text:p>
          </table:table-cell>
          <table:table-cell table:style-name="ce14" table:formula="of:=[Evidence.E431]" office:value-type="float" office:value="0" calcext:value-type="float">
            <text:p>0 Kč</text:p>
          </table:table-cell>
          <table:table-cell table:style-name="ce20" table:formula="of:=[Evidence.F431]" office:value-type="currency" office:currency="CZK" office:value="0" calcext:value-type="currency">
            <text:p>0 Kč</text:p>
          </table:table-cell>
          <table:table-cell table:style-name="ce27" table:formula="of:=[Evidence.K431]" office:value-type="float" office:value="0" calcext:value-type="float">
            <text:p>0</text:p>
          </table:table-cell>
          <table:table-cell table:style-name="ce27" table:formula="of:=2014-[Evidence.H431]" office:value-type="float" office:value="2014" calcext:value-type="float">
            <text:p>2,014</text:p>
          </table:table-cell>
          <table:table-cell table:style-name="ce13"/>
          <table:table-cell table:style-name="ce37" table:formula="of:=((100-[.F436])/100)*[.B4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32]&lt;&gt;&quot;&quot;;CONCATENATE(&quot;(&quot;;[Evidence.A432];&quot;) - &quot;;[Evidence.C432];&quot; - &quot;;[Evidence.D432];&quot;, [&quot;;[Evidence.L432];&quot;]&quot;);&quot;EMPTY&quot;)" office:value-type="string" office:string-value="(427) - tretry na kolo - , [_APE0745.jpg _APE0736.jpg _APE0737.jpg _APE0738.jpg _APE0739.jpg _APE0740.jpg]" calcext:value-type="string">
            <text:p>(427) - tretry na kolo - , [_APE0745.jpg _APE0736.jpg _APE0737.jpg _APE0738.jpg _APE0739.jpg _APE0740.jpg]</text:p>
          </table:table-cell>
          <table:table-cell table:style-name="ce14" table:formula="of:=[Evidence.E432]" office:value-type="float" office:value="0" calcext:value-type="float">
            <text:p>0 Kč</text:p>
          </table:table-cell>
          <table:table-cell table:style-name="ce20" table:formula="of:=[Evidence.F432]" office:value-type="currency" office:currency="CZK" office:value="0" calcext:value-type="currency">
            <text:p>0 Kč</text:p>
          </table:table-cell>
          <table:table-cell table:style-name="ce27" table:formula="of:=[Evidence.K432]" office:value-type="float" office:value="0" calcext:value-type="float">
            <text:p>0</text:p>
          </table:table-cell>
          <table:table-cell table:style-name="ce27" table:formula="of:=2014-[Evidence.H432]" office:value-type="float" office:value="2014" calcext:value-type="float">
            <text:p>2,014</text:p>
          </table:table-cell>
          <table:table-cell table:style-name="ce13"/>
          <table:table-cell table:style-name="ce37" table:formula="of:=((100-[.F437])/100)*[.B4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33]&lt;&gt;&quot;&quot;;CONCATENATE(&quot;(&quot;;[Evidence.A433];&quot;) - &quot;;[Evidence.C433];&quot; - &quot;;[Evidence.D433];&quot;, [&quot;;[Evidence.L433];&quot;]&quot;);&quot;EMPTY&quot;)" office:value-type="string" office:string-value="(428) - pantofle - , [_APE0745.jpg _APE0736.jpg _APE0737.jpg _APE0738.jpg _APE0739.jpg _APE0740.jpg]" calcext:value-type="string">
            <text:p>(428) - pantofle - , [_APE0745.jpg _APE0736.jpg _APE0737.jpg _APE0738.jpg _APE0739.jpg _APE0740.jpg]</text:p>
          </table:table-cell>
          <table:table-cell table:style-name="ce14" table:formula="of:=[Evidence.E433]" office:value-type="float" office:value="0" calcext:value-type="float">
            <text:p>0 Kč</text:p>
          </table:table-cell>
          <table:table-cell table:style-name="ce20" table:formula="of:=[Evidence.F433]" office:value-type="currency" office:currency="CZK" office:value="0" calcext:value-type="currency">
            <text:p>0 Kč</text:p>
          </table:table-cell>
          <table:table-cell table:style-name="ce27" table:formula="of:=[Evidence.K433]" office:value-type="float" office:value="0" calcext:value-type="float">
            <text:p>0</text:p>
          </table:table-cell>
          <table:table-cell table:style-name="ce27" table:formula="of:=2014-[Evidence.H433]" office:value-type="float" office:value="2014" calcext:value-type="float">
            <text:p>2,014</text:p>
          </table:table-cell>
          <table:table-cell table:style-name="ce13"/>
          <table:table-cell table:style-name="ce37" table:formula="of:=((100-[.F438])/100)*[.B4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34]&lt;&gt;&quot;&quot;;CONCATENATE(&quot;(&quot;;[Evidence.A434];&quot;) - &quot;;[Evidence.C434];&quot; - &quot;;[Evidence.D434];&quot;, [&quot;;[Evidence.L434];&quot;]&quot;);&quot;EMPTY&quot;)" office:value-type="string" office:string-value="(429) - kecky - , [_APE0745.jpg _APE0736.jpg _APE0737.jpg _APE0738.jpg _APE0739.jpg _APE0740.jpg]" calcext:value-type="string">
            <text:p>(429) - kecky - , [_APE0745.jpg _APE0736.jpg _APE0737.jpg _APE0738.jpg _APE0739.jpg _APE0740.jpg]</text:p>
          </table:table-cell>
          <table:table-cell table:style-name="ce14" table:formula="of:=[Evidence.E434]" office:value-type="float" office:value="0" calcext:value-type="float">
            <text:p>0 Kč</text:p>
          </table:table-cell>
          <table:table-cell table:style-name="ce20" table:formula="of:=[Evidence.F434]" office:value-type="currency" office:currency="CZK" office:value="0" calcext:value-type="currency">
            <text:p>0 Kč</text:p>
          </table:table-cell>
          <table:table-cell table:style-name="ce27" table:formula="of:=[Evidence.K434]" office:value-type="float" office:value="0" calcext:value-type="float">
            <text:p>0</text:p>
          </table:table-cell>
          <table:table-cell table:style-name="ce27" table:formula="of:=2014-[Evidence.H434]" office:value-type="float" office:value="2014" calcext:value-type="float">
            <text:p>2,014</text:p>
          </table:table-cell>
          <table:table-cell table:style-name="ce13"/>
          <table:table-cell table:style-name="ce37" table:formula="of:=((100-[.F439])/100)*[.B4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35]&lt;&gt;&quot;&quot;;CONCATENATE(&quot;(&quot;;[Evidence.A435];&quot;) - &quot;;[Evidence.C435];&quot; - &quot;;[Evidence.D435];&quot;, [&quot;;[Evidence.L435];&quot;]&quot;);&quot;EMPTY&quot;)" office:value-type="string" office:string-value="(430) - detske textilni boty - , [_APE0745.jpg _APE0736.jpg _APE0737.jpg _APE0738.jpg _APE0739.jpg _APE0740.jpg]" calcext:value-type="string">
            <text:p>(430) - detske textilni boty - , [_APE0745.jpg _APE0736.jpg _APE0737.jpg _APE0738.jpg _APE0739.jpg _APE0740.jpg]</text:p>
          </table:table-cell>
          <table:table-cell table:style-name="ce14" table:formula="of:=[Evidence.E435]" office:value-type="float" office:value="0" calcext:value-type="float">
            <text:p>0 Kč</text:p>
          </table:table-cell>
          <table:table-cell table:style-name="ce20" table:formula="of:=[Evidence.F435]" office:value-type="currency" office:currency="CZK" office:value="0" calcext:value-type="currency">
            <text:p>0 Kč</text:p>
          </table:table-cell>
          <table:table-cell table:style-name="ce27" table:formula="of:=[Evidence.K435]" office:value-type="float" office:value="0" calcext:value-type="float">
            <text:p>0</text:p>
          </table:table-cell>
          <table:table-cell table:style-name="ce27" table:formula="of:=2014-[Evidence.H435]" office:value-type="float" office:value="2014" calcext:value-type="float">
            <text:p>2,014</text:p>
          </table:table-cell>
          <table:table-cell table:style-name="ce13"/>
          <table:table-cell table:style-name="ce37" table:formula="of:=((100-[.F440])/100)*[.B4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36]&lt;&gt;&quot;&quot;;CONCATENATE(&quot;(&quot;;[Evidence.A436];&quot;) - &quot;;[Evidence.C436];&quot; - &quot;;[Evidence.D436];&quot;, [&quot;;[Evidence.L436];&quot;]&quot;);&quot;EMPTY&quot;)" office:value-type="string" office:string-value="(431) - panska kosile - , [_APE0740.jpg]" calcext:value-type="string">
            <text:p>(431) - panska kosile - , [_APE0740.jpg]</text:p>
          </table:table-cell>
          <table:table-cell table:style-name="ce14" table:formula="of:=[Evidence.E436]" office:value-type="float" office:value="0" calcext:value-type="float">
            <text:p>0 Kč</text:p>
          </table:table-cell>
          <table:table-cell table:style-name="ce20" table:formula="of:=[Evidence.F436]" office:value-type="currency" office:currency="CZK" office:value="0" calcext:value-type="currency">
            <text:p>0 Kč</text:p>
          </table:table-cell>
          <table:table-cell table:style-name="ce27" table:formula="of:=[Evidence.K436]" office:value-type="float" office:value="0" calcext:value-type="float">
            <text:p>0</text:p>
          </table:table-cell>
          <table:table-cell table:style-name="ce27" table:formula="of:=2014-[Evidence.H436]" office:value-type="float" office:value="2014" calcext:value-type="float">
            <text:p>2,014</text:p>
          </table:table-cell>
          <table:table-cell table:style-name="ce13"/>
          <table:table-cell table:style-name="ce37" table:formula="of:=((100-[.F441])/100)*[.B4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37]&lt;&gt;&quot;&quot;;CONCATENATE(&quot;(&quot;;[Evidence.A437];&quot;) - &quot;;[Evidence.C437];&quot; - &quot;;[Evidence.D437];&quot;, [&quot;;[Evidence.L437];&quot;]&quot;);&quot;EMPTY&quot;)" office:value-type="string" office:string-value="(432) - satky, ruzne - prirodni material, [_APE0740.jpg]" calcext:value-type="string">
            <text:p>(432) - satky, ruzne - prirodni material, [_APE0740.jpg]</text:p>
          </table:table-cell>
          <table:table-cell table:style-name="ce14" table:formula="of:=[Evidence.E437]" office:value-type="float" office:value="0" calcext:value-type="float">
            <text:p>0 Kč</text:p>
          </table:table-cell>
          <table:table-cell table:style-name="ce20" table:formula="of:=[Evidence.F437]" office:value-type="currency" office:currency="CZK" office:value="0" calcext:value-type="currency">
            <text:p>0 Kč</text:p>
          </table:table-cell>
          <table:table-cell table:style-name="ce27" table:formula="of:=[Evidence.K437]" office:value-type="float" office:value="0" calcext:value-type="float">
            <text:p>0</text:p>
          </table:table-cell>
          <table:table-cell table:style-name="ce27" table:formula="of:=2014-[Evidence.H437]" office:value-type="float" office:value="2014" calcext:value-type="float">
            <text:p>2,014</text:p>
          </table:table-cell>
          <table:table-cell table:style-name="ce13"/>
          <table:table-cell table:style-name="ce37" table:formula="of:=((100-[.F442])/100)*[.B4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38]&lt;&gt;&quot;&quot;;CONCATENATE(&quot;(&quot;;[Evidence.A438];&quot;) - &quot;;[Evidence.C438];&quot; - &quot;;[Evidence.D438];&quot;, [&quot;;[Evidence.L438];&quot;]&quot;);&quot;EMPTY&quot;)" office:value-type="string" office:string-value="(433) - drzak na satky - prirodni material, [_APE0740.jpg]" calcext:value-type="string">
            <text:p>(433) - drzak na satky - prirodni material, [_APE0740.jpg]</text:p>
          </table:table-cell>
          <table:table-cell table:style-name="ce14" table:formula="of:=[Evidence.E438]" office:value-type="float" office:value="0" calcext:value-type="float">
            <text:p>0 Kč</text:p>
          </table:table-cell>
          <table:table-cell table:style-name="ce20" table:formula="of:=[Evidence.F438]" office:value-type="currency" office:currency="CZK" office:value="0" calcext:value-type="currency">
            <text:p>0 Kč</text:p>
          </table:table-cell>
          <table:table-cell table:style-name="ce27" table:formula="of:=[Evidence.K438]" office:value-type="float" office:value="0" calcext:value-type="float">
            <text:p>0</text:p>
          </table:table-cell>
          <table:table-cell table:style-name="ce27" table:formula="of:=2014-[Evidence.H438]" office:value-type="float" office:value="2014" calcext:value-type="float">
            <text:p>2,014</text:p>
          </table:table-cell>
          <table:table-cell table:style-name="ce13"/>
          <table:table-cell table:style-name="ce37" table:formula="of:=((100-[.F443])/100)*[.B4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39]&lt;&gt;&quot;&quot;;CONCATENATE(&quot;(&quot;;[Evidence.A439];&quot;) - &quot;;[Evidence.C439];&quot; - &quot;;[Evidence.D439];&quot;, [&quot;;[Evidence.L439];&quot;]&quot;);&quot;EMPTY&quot;)" office:value-type="string" office:string-value="(434) - detska bundicka - , [_APE0740.jpg]" calcext:value-type="string">
            <text:p>(434) - detska bundicka - , [_APE0740.jpg]</text:p>
          </table:table-cell>
          <table:table-cell table:style-name="ce14" table:formula="of:=[Evidence.E439]" office:value-type="float" office:value="0" calcext:value-type="float">
            <text:p>0 Kč</text:p>
          </table:table-cell>
          <table:table-cell table:style-name="ce20" table:formula="of:=[Evidence.F439]" office:value-type="currency" office:currency="CZK" office:value="0" calcext:value-type="currency">
            <text:p>0 Kč</text:p>
          </table:table-cell>
          <table:table-cell table:style-name="ce27" table:formula="of:=[Evidence.K439]" office:value-type="float" office:value="0" calcext:value-type="float">
            <text:p>0</text:p>
          </table:table-cell>
          <table:table-cell table:style-name="ce27" table:formula="of:=2014-[Evidence.H439]" office:value-type="float" office:value="2014" calcext:value-type="float">
            <text:p>2,014</text:p>
          </table:table-cell>
          <table:table-cell table:style-name="ce13"/>
          <table:table-cell table:style-name="ce37" table:formula="of:=((100-[.F444])/100)*[.B4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40]&lt;&gt;&quot;&quot;;CONCATENATE(&quot;(&quot;;[Evidence.A440];&quot;) - &quot;;[Evidence.C440];&quot; - &quot;;[Evidence.D440];&quot;, [&quot;;[Evidence.L440];&quot;]&quot;);&quot;EMPTY&quot;)" office:value-type="string" office:string-value="(435) - damska mikina - , [_APE0740.jpg]" calcext:value-type="string">
            <text:p>(435) - damska mikina - , [_APE0740.jpg]</text:p>
          </table:table-cell>
          <table:table-cell table:style-name="ce14" table:formula="of:=[Evidence.E440]" office:value-type="float" office:value="0" calcext:value-type="float">
            <text:p>0 Kč</text:p>
          </table:table-cell>
          <table:table-cell table:style-name="ce20" table:formula="of:=[Evidence.F440]" office:value-type="currency" office:currency="CZK" office:value="0" calcext:value-type="currency">
            <text:p>0 Kč</text:p>
          </table:table-cell>
          <table:table-cell table:style-name="ce27" table:formula="of:=[Evidence.K440]" office:value-type="float" office:value="0" calcext:value-type="float">
            <text:p>0</text:p>
          </table:table-cell>
          <table:table-cell table:style-name="ce27" table:formula="of:=2014-[Evidence.H440]" office:value-type="float" office:value="2014" calcext:value-type="float">
            <text:p>2,014</text:p>
          </table:table-cell>
          <table:table-cell table:style-name="ce13"/>
          <table:table-cell table:style-name="ce37" table:formula="of:=((100-[.F445])/100)*[.B4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41]&lt;&gt;&quot;&quot;;CONCATENATE(&quot;(&quot;;[Evidence.A441];&quot;) - &quot;;[Evidence.C441];&quot; - &quot;;[Evidence.D441];&quot;, [&quot;;[Evidence.L441];&quot;]&quot;);&quot;EMPTY&quot;)" office:value-type="string" office:string-value="(436) - panska vesta - , [_APE0740.jpg]" calcext:value-type="string">
            <text:p>(436) - panska vesta - , [_APE0740.jpg]</text:p>
          </table:table-cell>
          <table:table-cell table:style-name="ce14" table:formula="of:=[Evidence.E441]" office:value-type="float" office:value="0" calcext:value-type="float">
            <text:p>0 Kč</text:p>
          </table:table-cell>
          <table:table-cell table:style-name="ce20" table:formula="of:=[Evidence.F441]" office:value-type="currency" office:currency="CZK" office:value="0" calcext:value-type="currency">
            <text:p>0 Kč</text:p>
          </table:table-cell>
          <table:table-cell table:style-name="ce27" table:formula="of:=[Evidence.K441]" office:value-type="float" office:value="0" calcext:value-type="float">
            <text:p>0</text:p>
          </table:table-cell>
          <table:table-cell table:style-name="ce27" table:formula="of:=2014-[Evidence.H441]" office:value-type="float" office:value="2014" calcext:value-type="float">
            <text:p>2,014</text:p>
          </table:table-cell>
          <table:table-cell table:style-name="ce13"/>
          <table:table-cell table:style-name="ce37" table:formula="of:=((100-[.F446])/100)*[.B4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442]&lt;&gt;&quot;&quot;;CONCATENATE(&quot;(&quot;;[Evidence.A442];&quot;) - &quot;;[Evidence.C442];&quot; - &quot;;[Evidence.D442];&quot;, [&quot;;[Evidence.L442];&quot;]&quot;);&quot;EMPTY&quot;)" office:value-type="string" office:string-value="EMPTY" calcext:value-type="string">
            <text:p>EMPTY</text:p>
          </table:table-cell>
          <table:table-cell table:style-name="ce14" table:formula="of:=[Evidence.E442]" office:value-type="float" office:value="0" calcext:value-type="float">
            <text:p>0 Kč</text:p>
          </table:table-cell>
          <table:table-cell table:style-name="ce20" table:formula="of:=[Evidence.F442]" office:value-type="currency" office:currency="CZK" office:value="0" calcext:value-type="currency">
            <text:p>0 Kč</text:p>
          </table:table-cell>
          <table:table-cell table:style-name="ce27" table:formula="of:=[Evidence.K442]" office:value-type="float" office:value="0" calcext:value-type="float">
            <text:p>0</text:p>
          </table:table-cell>
          <table:table-cell table:style-name="ce27" table:formula="of:=2014-[Evidence.H442]" office:value-type="float" office:value="2014" calcext:value-type="float">
            <text:p>2,014</text:p>
          </table:table-cell>
          <table:table-cell table:style-name="ce13"/>
          <table:table-cell table:style-name="ce37" table:formula="of:=((100-[.F447])/100)*[.B4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443]&lt;&gt;&quot;&quot;;CONCATENATE(&quot;(&quot;;[Evidence.A443];&quot;) - &quot;;[Evidence.C443];&quot; - &quot;;[Evidence.D443];&quot;, [&quot;;[Evidence.L443];&quot;]&quot;);&quot;EMPTY&quot;)" office:value-type="string" office:string-value="EMPTY" calcext:value-type="string">
            <text:p>EMPTY</text:p>
          </table:table-cell>
          <table:table-cell table:style-name="ce14" table:formula="of:=[Evidence.E443]" office:value-type="float" office:value="0" calcext:value-type="float">
            <text:p>0 Kč</text:p>
          </table:table-cell>
          <table:table-cell table:style-name="ce20" table:formula="of:=[Evidence.F443]" office:value-type="currency" office:currency="CZK" office:value="0" calcext:value-type="currency">
            <text:p>0 Kč</text:p>
          </table:table-cell>
          <table:table-cell table:style-name="ce27" table:formula="of:=[Evidence.K443]" office:value-type="float" office:value="0" calcext:value-type="float">
            <text:p>0</text:p>
          </table:table-cell>
          <table:table-cell table:style-name="ce27" table:formula="of:=2014-[Evidence.H443]" office:value-type="float" office:value="2014" calcext:value-type="float">
            <text:p>2,014</text:p>
          </table:table-cell>
          <table:table-cell table:style-name="ce13"/>
          <table:table-cell table:style-name="ce37" table:formula="of:=((100-[.F448])/100)*[.B4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444]&lt;&gt;&quot;&quot;;CONCATENATE(&quot;(&quot;;[Evidence.A444];&quot;) - &quot;;[Evidence.C444];&quot; - &quot;;[Evidence.D444];&quot;, [&quot;;[Evidence.L444];&quot;]&quot;);&quot;EMPTY&quot;)" office:value-type="string" office:string-value="EMPTY" calcext:value-type="string">
            <text:p>EMPTY</text:p>
          </table:table-cell>
          <table:table-cell table:style-name="ce14" table:formula="of:=[Evidence.E444]" office:value-type="float" office:value="0" calcext:value-type="float">
            <text:p>0 Kč</text:p>
          </table:table-cell>
          <table:table-cell table:style-name="ce20" table:formula="of:=[Evidence.F444]" office:value-type="currency" office:currency="CZK" office:value="0" calcext:value-type="currency">
            <text:p>0 Kč</text:p>
          </table:table-cell>
          <table:table-cell table:style-name="ce27" table:formula="of:=[Evidence.K444]" office:value-type="float" office:value="0" calcext:value-type="float">
            <text:p>0</text:p>
          </table:table-cell>
          <table:table-cell table:style-name="ce27" table:formula="of:=2014-[Evidence.H444]" office:value-type="float" office:value="2014" calcext:value-type="float">
            <text:p>2,014</text:p>
          </table:table-cell>
          <table:table-cell table:style-name="ce13"/>
          <table:table-cell table:style-name="ce37" table:formula="of:=((100-[.F449])/100)*[.B4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45]&lt;&gt;&quot;&quot;;CONCATENATE(&quot;(&quot;;[Evidence.A445];&quot;) - &quot;;[Evidence.C445];&quot; - &quot;;[Evidence.D445];&quot;, [&quot;;[Evidence.L445];&quot;]&quot;);&quot;EMPTY&quot;)" office:value-type="string" office:string-value="(440) - detska postylka - , [20140625_0006.jpg]" calcext:value-type="string">
            <text:p>(440) - detska postylka - , [20140625_0006.jpg]</text:p>
          </table:table-cell>
          <table:table-cell table:style-name="ce14" table:formula="of:=[Evidence.E445]" office:value-type="float" office:value="0" calcext:value-type="float">
            <text:p>0 Kč</text:p>
          </table:table-cell>
          <table:table-cell table:style-name="ce20" table:formula="of:=[Evidence.F445]" office:value-type="currency" office:currency="CZK" office:value="0" calcext:value-type="currency">
            <text:p>0 Kč</text:p>
          </table:table-cell>
          <table:table-cell table:style-name="ce27" table:formula="of:=[Evidence.K445]" office:value-type="float" office:value="0" calcext:value-type="float">
            <text:p>0</text:p>
          </table:table-cell>
          <table:table-cell table:style-name="ce27" table:formula="of:=2014-[Evidence.H445]" office:value-type="float" office:value="2014" calcext:value-type="float">
            <text:p>2,014</text:p>
          </table:table-cell>
          <table:table-cell table:style-name="ce13"/>
          <table:table-cell table:style-name="ce37" table:formula="of:=((100-[.F450])/100)*[.B4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46]&lt;&gt;&quot;&quot;;CONCATENATE(&quot;(&quot;;[Evidence.A446];&quot;) - &quot;;[Evidence.C446];&quot; - &quot;;[Evidence.D446];&quot;, [&quot;;[Evidence.L446];&quot;]&quot;);&quot;EMPTY&quot;)" office:value-type="string" office:string-value="(441) - polstarek - , [20140625_0006.jpg]" calcext:value-type="string">
            <text:p>(441) - polstarek - , [20140625_0006.jpg]</text:p>
          </table:table-cell>
          <table:table-cell table:style-name="ce14" table:formula="of:=[Evidence.E446]" office:value-type="float" office:value="0" calcext:value-type="float">
            <text:p>0 Kč</text:p>
          </table:table-cell>
          <table:table-cell table:style-name="ce20" table:formula="of:=[Evidence.F446]" office:value-type="currency" office:currency="CZK" office:value="0" calcext:value-type="currency">
            <text:p>0 Kč</text:p>
          </table:table-cell>
          <table:table-cell table:style-name="ce27" table:formula="of:=[Evidence.K446]" office:value-type="float" office:value="0" calcext:value-type="float">
            <text:p>0</text:p>
          </table:table-cell>
          <table:table-cell table:style-name="ce27" table:formula="of:=2014-[Evidence.H446]" office:value-type="float" office:value="2014" calcext:value-type="float">
            <text:p>2,014</text:p>
          </table:table-cell>
          <table:table-cell table:style-name="ce13"/>
          <table:table-cell table:style-name="ce37" table:formula="of:=((100-[.F451])/100)*[.B4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47]&lt;&gt;&quot;&quot;;CONCATENATE(&quot;(&quot;;[Evidence.A447];&quot;) - &quot;;[Evidence.C447];&quot; - &quot;;[Evidence.D447];&quot;, [&quot;;[Evidence.L447];&quot;]&quot;);&quot;EMPTY&quot;)" office:value-type="string" office:string-value="(442) - veverka iceage - , [20140625_0006.jpg]" calcext:value-type="string">
            <text:p>(442) - veverka iceage - , [20140625_0006.jpg]</text:p>
          </table:table-cell>
          <table:table-cell table:style-name="ce14" table:formula="of:=[Evidence.E447]" office:value-type="float" office:value="0" calcext:value-type="float">
            <text:p>0 Kč</text:p>
          </table:table-cell>
          <table:table-cell table:style-name="ce20" table:formula="of:=[Evidence.F447]" office:value-type="currency" office:currency="CZK" office:value="0" calcext:value-type="currency">
            <text:p>0 Kč</text:p>
          </table:table-cell>
          <table:table-cell table:style-name="ce27" table:formula="of:=[Evidence.K447]" office:value-type="float" office:value="0" calcext:value-type="float">
            <text:p>0</text:p>
          </table:table-cell>
          <table:table-cell table:style-name="ce27" table:formula="of:=2014-[Evidence.H447]" office:value-type="float" office:value="2014" calcext:value-type="float">
            <text:p>2,014</text:p>
          </table:table-cell>
          <table:table-cell table:style-name="ce13"/>
          <table:table-cell table:style-name="ce37" table:formula="of:=((100-[.F452])/100)*[.B4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48]&lt;&gt;&quot;&quot;;CONCATENATE(&quot;(&quot;;[Evidence.A448];&quot;) - &quot;;[Evidence.C448];&quot; - &quot;;[Evidence.D448];&quot;, [&quot;;[Evidence.L448];&quot;]&quot;);&quot;EMPTY&quot;)" office:value-type="string" office:string-value="(443) - el. instalace k lampicka k nocnim stolkum 2x - , [20140625_0006.jpg]" calcext:value-type="string">
            <text:p>(443) - el. instalace k lampicka k nocnim stolkum 2x - , [20140625_0006.jpg]</text:p>
          </table:table-cell>
          <table:table-cell table:style-name="ce14" table:formula="of:=[Evidence.E448]" office:value-type="float" office:value="0" calcext:value-type="float">
            <text:p>0 Kč</text:p>
          </table:table-cell>
          <table:table-cell table:style-name="ce20" table:formula="of:=[Evidence.F448]" office:value-type="currency" office:currency="CZK" office:value="0" calcext:value-type="currency">
            <text:p>0 Kč</text:p>
          </table:table-cell>
          <table:table-cell table:style-name="ce27" table:formula="of:=[Evidence.K448]" office:value-type="float" office:value="0" calcext:value-type="float">
            <text:p>0</text:p>
          </table:table-cell>
          <table:table-cell table:style-name="ce27" table:formula="of:=2014-[Evidence.H448]" office:value-type="float" office:value="2014" calcext:value-type="float">
            <text:p>2,014</text:p>
          </table:table-cell>
          <table:table-cell table:style-name="ce13"/>
          <table:table-cell table:style-name="ce37" table:formula="of:=((100-[.F453])/100)*[.B4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49]&lt;&gt;&quot;&quot;;CONCATENATE(&quot;(&quot;;[Evidence.A449];&quot;) - &quot;;[Evidence.C449];&quot; - &quot;;[Evidence.D449];&quot;, [&quot;;[Evidence.L449];&quot;]&quot;);&quot;EMPTY&quot;)" office:value-type="string" office:string-value="(444) - detske auto - , [_APE0726.jpg]" calcext:value-type="string">
            <text:p>(444) - detske auto - , [_APE0726.jpg]</text:p>
          </table:table-cell>
          <table:table-cell table:style-name="ce14" table:formula="of:=[Evidence.E449]" office:value-type="float" office:value="0" calcext:value-type="float">
            <text:p>0 Kč</text:p>
          </table:table-cell>
          <table:table-cell table:style-name="ce20" table:formula="of:=[Evidence.F449]" office:value-type="currency" office:currency="CZK" office:value="0" calcext:value-type="currency">
            <text:p>0 Kč</text:p>
          </table:table-cell>
          <table:table-cell table:style-name="ce27" table:formula="of:=[Evidence.K449]" office:value-type="float" office:value="0" calcext:value-type="float">
            <text:p>0</text:p>
          </table:table-cell>
          <table:table-cell table:style-name="ce27" table:formula="of:=2014-[Evidence.H449]" office:value-type="float" office:value="2014" calcext:value-type="float">
            <text:p>2,014</text:p>
          </table:table-cell>
          <table:table-cell table:style-name="ce13"/>
          <table:table-cell table:style-name="ce37" table:formula="of:=((100-[.F454])/100)*[.B4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50]&lt;&gt;&quot;&quot;;CONCATENATE(&quot;(&quot;;[Evidence.A450];&quot;) - &quot;;[Evidence.C450];&quot; - &quot;;[Evidence.D450];&quot;, [&quot;;[Evidence.L450];&quot;]&quot;);&quot;EMPTY&quot;)" office:value-type="string" office:string-value="(445) - obaly na obleceni - ikea, [_APE0726.jpg]" calcext:value-type="string">
            <text:p>(445) - obaly na obleceni - ikea, [_APE0726.jpg]</text:p>
          </table:table-cell>
          <table:table-cell table:style-name="ce14" table:formula="of:=[Evidence.E450]" office:value-type="float" office:value="0" calcext:value-type="float">
            <text:p>0 Kč</text:p>
          </table:table-cell>
          <table:table-cell table:style-name="ce20" table:formula="of:=[Evidence.F450]" office:value-type="currency" office:currency="CZK" office:value="0" calcext:value-type="currency">
            <text:p>0 Kč</text:p>
          </table:table-cell>
          <table:table-cell table:style-name="ce27" table:formula="of:=[Evidence.K450]" office:value-type="float" office:value="0" calcext:value-type="float">
            <text:p>0</text:p>
          </table:table-cell>
          <table:table-cell table:style-name="ce27" table:formula="of:=2014-[Evidence.H450]" office:value-type="float" office:value="2014" calcext:value-type="float">
            <text:p>2,014</text:p>
          </table:table-cell>
          <table:table-cell table:style-name="ce13"/>
          <table:table-cell table:style-name="ce37" table:formula="of:=((100-[.F455])/100)*[.B4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51]&lt;&gt;&quot;&quot;;CONCATENATE(&quot;(&quot;;[Evidence.A451];&quot;) - &quot;;[Evidence.C451];&quot; - &quot;;[Evidence.D451];&quot;, [&quot;;[Evidence.L451];&quot;]&quot;);&quot;EMPTY&quot;)" office:value-type="string" office:string-value="(446) - potah/deka na postel - , [_APE0726.jpg]" calcext:value-type="string">
            <text:p>(446) - potah/deka na postel - , [_APE0726.jpg]</text:p>
          </table:table-cell>
          <table:table-cell table:style-name="ce14" table:formula="of:=[Evidence.E451]" office:value-type="float" office:value="0" calcext:value-type="float">
            <text:p>0 Kč</text:p>
          </table:table-cell>
          <table:table-cell table:style-name="ce20" table:formula="of:=[Evidence.F451]" office:value-type="currency" office:currency="CZK" office:value="0" calcext:value-type="currency">
            <text:p>0 Kč</text:p>
          </table:table-cell>
          <table:table-cell table:style-name="ce27" table:formula="of:=[Evidence.K451]" office:value-type="float" office:value="0" calcext:value-type="float">
            <text:p>0</text:p>
          </table:table-cell>
          <table:table-cell table:style-name="ce27" table:formula="of:=2014-[Evidence.H451]" office:value-type="float" office:value="2014" calcext:value-type="float">
            <text:p>2,014</text:p>
          </table:table-cell>
          <table:table-cell table:style-name="ce13"/>
          <table:table-cell table:style-name="ce37" table:formula="of:=((100-[.F456])/100)*[.B4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52]&lt;&gt;&quot;&quot;;CONCATENATE(&quot;(&quot;;[Evidence.A452];&quot;) - &quot;;[Evidence.C452];&quot; - &quot;;[Evidence.D452];&quot;, [&quot;;[Evidence.L452];&quot;]&quot;);&quot;EMPTY&quot;)" office:value-type="string" office:string-value="(447) - manzelska postel - Delka 220, [_APE0726.jpg]" calcext:value-type="string">
            <text:p>(447) - manzelska postel - Delka 220, [_APE0726.jpg]</text:p>
          </table:table-cell>
          <table:table-cell table:style-name="ce14" table:formula="of:=[Evidence.E452]" office:value-type="float" office:value="0" calcext:value-type="float">
            <text:p>0 Kč</text:p>
          </table:table-cell>
          <table:table-cell table:style-name="ce20" table:formula="of:=[Evidence.F452]" office:value-type="currency" office:currency="CZK" office:value="0" calcext:value-type="currency">
            <text:p>0 Kč</text:p>
          </table:table-cell>
          <table:table-cell table:style-name="ce27" table:formula="of:=[Evidence.K452]" office:value-type="float" office:value="0" calcext:value-type="float">
            <text:p>0</text:p>
          </table:table-cell>
          <table:table-cell table:style-name="ce27" table:formula="of:=2014-[Evidence.H452]" office:value-type="float" office:value="2014" calcext:value-type="float">
            <text:p>2,014</text:p>
          </table:table-cell>
          <table:table-cell table:style-name="ce13"/>
          <table:table-cell table:style-name="ce37" table:formula="of:=((100-[.F457])/100)*[.B4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53]&lt;&gt;&quot;&quot;;CONCATENATE(&quot;(&quot;;[Evidence.A453];&quot;) - &quot;;[Evidence.C453];&quot; - &quot;;[Evidence.D453];&quot;, [&quot;;[Evidence.L453];&quot;]&quot;);&quot;EMPTY&quot;)" office:value-type="string" office:string-value="(448) - Matrace - POKUD, [DSC_7554.jpg]" calcext:value-type="string">
            <text:p>(448) - Matrace - POKUD, [DSC_7554.jpg]</text:p>
          </table:table-cell>
          <table:table-cell table:style-name="ce14" table:formula="of:=[Evidence.E453]" office:value-type="float" office:value="0" calcext:value-type="float">
            <text:p>0 Kč</text:p>
          </table:table-cell>
          <table:table-cell table:style-name="ce20" table:formula="of:=[Evidence.F453]" office:value-type="currency" office:currency="CZK" office:value="0" calcext:value-type="currency">
            <text:p>0 Kč</text:p>
          </table:table-cell>
          <table:table-cell table:style-name="ce27" table:formula="of:=[Evidence.K453]" office:value-type="float" office:value="0" calcext:value-type="float">
            <text:p>0</text:p>
          </table:table-cell>
          <table:table-cell table:style-name="ce27" table:formula="of:=2014-[Evidence.H453]" office:value-type="float" office:value="2014" calcext:value-type="float">
            <text:p>2,014</text:p>
          </table:table-cell>
          <table:table-cell table:style-name="ce13"/>
          <table:table-cell table:style-name="ce37" table:formula="of:=((100-[.F458])/100)*[.B4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54]&lt;&gt;&quot;&quot;;CONCATENATE(&quot;(&quot;;[Evidence.A454];&quot;) - &quot;;[Evidence.C454];&quot; - &quot;;[Evidence.D454];&quot;, [&quot;;[Evidence.L454];&quot;]&quot;);&quot;EMPTY&quot;)" office:value-type="string" office:string-value="(449) - rost - , [DSC_7554.jpg]" calcext:value-type="string">
            <text:p>(449) - rost - , [DSC_7554.jpg]</text:p>
          </table:table-cell>
          <table:table-cell table:style-name="ce14" table:formula="of:=[Evidence.E454]" office:value-type="float" office:value="0" calcext:value-type="float">
            <text:p>0 Kč</text:p>
          </table:table-cell>
          <table:table-cell table:style-name="ce20" table:formula="of:=[Evidence.F454]" office:value-type="currency" office:currency="CZK" office:value="0" calcext:value-type="currency">
            <text:p>0 Kč</text:p>
          </table:table-cell>
          <table:table-cell table:style-name="ce27" table:formula="of:=[Evidence.K454]" office:value-type="float" office:value="0" calcext:value-type="float">
            <text:p>0</text:p>
          </table:table-cell>
          <table:table-cell table:style-name="ce27" table:formula="of:=2014-[Evidence.H454]" office:value-type="float" office:value="2014" calcext:value-type="float">
            <text:p>2,014</text:p>
          </table:table-cell>
          <table:table-cell table:style-name="ce13"/>
          <table:table-cell table:style-name="ce37" table:formula="of:=((100-[.F459])/100)*[.B4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55]&lt;&gt;&quot;&quot;;CONCATENATE(&quot;(&quot;;[Evidence.A455];&quot;) - &quot;;[Evidence.C455];&quot; - &quot;;[Evidence.D455];&quot;, [&quot;;[Evidence.L455];&quot;]&quot;);&quot;EMPTY&quot;)" office:value-type="string" office:string-value="(450) - satni skrin, loznice - lamino, od truhlare, [_APE0728.jpg]" calcext:value-type="string">
            <text:p>(450) - satni skrin, loznice - lamino, od truhlare, [_APE0728.jpg]</text:p>
          </table:table-cell>
          <table:table-cell table:style-name="ce14" table:formula="of:=[Evidence.E455]" office:value-type="float" office:value="0" calcext:value-type="float">
            <text:p>0 Kč</text:p>
          </table:table-cell>
          <table:table-cell table:style-name="ce20" table:formula="of:=[Evidence.F455]" office:value-type="currency" office:currency="CZK" office:value="0" calcext:value-type="currency">
            <text:p>0 Kč</text:p>
          </table:table-cell>
          <table:table-cell table:style-name="ce27" table:formula="of:=[Evidence.K455]" office:value-type="float" office:value="0" calcext:value-type="float">
            <text:p>0</text:p>
          </table:table-cell>
          <table:table-cell table:style-name="ce27" table:formula="of:=2014-[Evidence.H455]" office:value-type="float" office:value="2014" calcext:value-type="float">
            <text:p>2,014</text:p>
          </table:table-cell>
          <table:table-cell table:style-name="ce13"/>
          <table:table-cell table:style-name="ce37" table:formula="of:=((100-[.F460])/100)*[.B4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56]&lt;&gt;&quot;&quot;;CONCATENATE(&quot;(&quot;;[Evidence.A456];&quot;) - &quot;;[Evidence.C456];&quot; - &quot;;[Evidence.D456];&quot;, [&quot;;[Evidence.L456];&quot;]&quot;);&quot;EMPTY&quot;)" office:value-type="string" office:string-value="(451) - panske boty na snowboard - , [_APE0728.jpg]" calcext:value-type="string">
            <text:p>(451) - panske boty na snowboard - , [_APE0728.jpg]</text:p>
          </table:table-cell>
          <table:table-cell table:style-name="ce14" table:formula="of:=[Evidence.E456]" office:value-type="float" office:value="0" calcext:value-type="float">
            <text:p>0 Kč</text:p>
          </table:table-cell>
          <table:table-cell table:style-name="ce20" table:formula="of:=[Evidence.F456]" office:value-type="currency" office:currency="CZK" office:value="0" calcext:value-type="currency">
            <text:p>0 Kč</text:p>
          </table:table-cell>
          <table:table-cell table:style-name="ce27" table:formula="of:=[Evidence.K456]" office:value-type="float" office:value="0" calcext:value-type="float">
            <text:p>0</text:p>
          </table:table-cell>
          <table:table-cell table:style-name="ce27" table:formula="of:=2014-[Evidence.H456]" office:value-type="float" office:value="2014" calcext:value-type="float">
            <text:p>2,014</text:p>
          </table:table-cell>
          <table:table-cell table:style-name="ce13"/>
          <table:table-cell table:style-name="ce37" table:formula="of:=((100-[.F461])/100)*[.B4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57]&lt;&gt;&quot;&quot;;CONCATENATE(&quot;(&quot;;[Evidence.A457];&quot;) - &quot;;[Evidence.C457];&quot; - &quot;;[Evidence.D457];&quot;, [&quot;;[Evidence.L457];&quot;]&quot;);&quot;EMPTY&quot;)" office:value-type="string" office:string-value="(452) - damske boty na snowboard - , [_APE0728.jpg]" calcext:value-type="string">
            <text:p>(452) - damske boty na snowboard - , [_APE0728.jpg]</text:p>
          </table:table-cell>
          <table:table-cell table:style-name="ce14" table:formula="of:=[Evidence.E457]" office:value-type="float" office:value="0" calcext:value-type="float">
            <text:p>0 Kč</text:p>
          </table:table-cell>
          <table:table-cell table:style-name="ce20" table:formula="of:=[Evidence.F457]" office:value-type="currency" office:currency="CZK" office:value="0" calcext:value-type="currency">
            <text:p>0 Kč</text:p>
          </table:table-cell>
          <table:table-cell table:style-name="ce27" table:formula="of:=[Evidence.K457]" office:value-type="float" office:value="0" calcext:value-type="float">
            <text:p>0</text:p>
          </table:table-cell>
          <table:table-cell table:style-name="ce27" table:formula="of:=2014-[Evidence.H457]" office:value-type="float" office:value="2014" calcext:value-type="float">
            <text:p>2,014</text:p>
          </table:table-cell>
          <table:table-cell table:style-name="ce13"/>
          <table:table-cell table:style-name="ce37" table:formula="of:=((100-[.F462])/100)*[.B4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58]&lt;&gt;&quot;&quot;;CONCATENATE(&quot;(&quot;;[Evidence.A458];&quot;) - &quot;;[Evidence.C458];&quot; - &quot;;[Evidence.D458];&quot;, [&quot;;[Evidence.L458];&quot;]&quot;);&quot;EMPTY&quot;)" office:value-type="string" office:string-value="(453) - houpaci lehatko pro mininko - , [_APE0728.jpg]" calcext:value-type="string">
            <text:p>(453) - houpaci lehatko pro mininko - , [_APE0728.jpg]</text:p>
          </table:table-cell>
          <table:table-cell table:style-name="ce14" table:formula="of:=[Evidence.E458]" office:value-type="float" office:value="0" calcext:value-type="float">
            <text:p>0 Kč</text:p>
          </table:table-cell>
          <table:table-cell table:style-name="ce20" table:formula="of:=[Evidence.F458]" office:value-type="currency" office:currency="CZK" office:value="0" calcext:value-type="currency">
            <text:p>0 Kč</text:p>
          </table:table-cell>
          <table:table-cell table:style-name="ce27" table:formula="of:=[Evidence.K458]" office:value-type="float" office:value="0" calcext:value-type="float">
            <text:p>0</text:p>
          </table:table-cell>
          <table:table-cell table:style-name="ce27" table:formula="of:=2014-[Evidence.H458]" office:value-type="float" office:value="2014" calcext:value-type="float">
            <text:p>2,014</text:p>
          </table:table-cell>
          <table:table-cell table:style-name="ce13"/>
          <table:table-cell table:style-name="ce37" table:formula="of:=((100-[.F463])/100)*[.B4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59]&lt;&gt;&quot;&quot;;CONCATENATE(&quot;(&quot;;[Evidence.A459];&quot;) - &quot;;[Evidence.C459];&quot; - &quot;;[Evidence.D459];&quot;, [&quot;;[Evidence.L459];&quot;]&quot;);&quot;EMPTY&quot;)" office:value-type="string" office:string-value="(454) - damske boty na bezky - , [_APE0728.jpg]" calcext:value-type="string">
            <text:p>(454) - damske boty na bezky - , [_APE0728.jpg]</text:p>
          </table:table-cell>
          <table:table-cell table:style-name="ce14" table:formula="of:=[Evidence.E459]" office:value-type="float" office:value="0" calcext:value-type="float">
            <text:p>0 Kč</text:p>
          </table:table-cell>
          <table:table-cell table:style-name="ce20" table:formula="of:=[Evidence.F459]" office:value-type="currency" office:currency="CZK" office:value="0" calcext:value-type="currency">
            <text:p>0 Kč</text:p>
          </table:table-cell>
          <table:table-cell table:style-name="ce27" table:formula="of:=[Evidence.K459]" office:value-type="float" office:value="0" calcext:value-type="float">
            <text:p>0</text:p>
          </table:table-cell>
          <table:table-cell table:style-name="ce27" table:formula="of:=2014-[Evidence.H459]" office:value-type="float" office:value="2014" calcext:value-type="float">
            <text:p>2,014</text:p>
          </table:table-cell>
          <table:table-cell table:style-name="ce13"/>
          <table:table-cell table:style-name="ce37" table:formula="of:=((100-[.F464])/100)*[.B4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60]&lt;&gt;&quot;&quot;;CONCATENATE(&quot;(&quot;;[Evidence.A460];&quot;) - &quot;;[Evidence.C460];&quot; - &quot;;[Evidence.D460];&quot;, [&quot;;[Evidence.L460];&quot;]&quot;);&quot;EMPTY&quot;)" office:value-type="string" office:string-value="(455) - 2x panska kosile - , [_APE0728.jpg]" calcext:value-type="string">
            <text:p>(455) - 2x panska kosile - , [_APE0728.jpg]</text:p>
          </table:table-cell>
          <table:table-cell table:style-name="ce14" table:formula="of:=[Evidence.E460]" office:value-type="float" office:value="0" calcext:value-type="float">
            <text:p>0 Kč</text:p>
          </table:table-cell>
          <table:table-cell table:style-name="ce20" table:formula="of:=[Evidence.F460]" office:value-type="currency" office:currency="CZK" office:value="0" calcext:value-type="currency">
            <text:p>0 Kč</text:p>
          </table:table-cell>
          <table:table-cell table:style-name="ce27" table:formula="of:=[Evidence.K460]" office:value-type="float" office:value="0" calcext:value-type="float">
            <text:p>0</text:p>
          </table:table-cell>
          <table:table-cell table:style-name="ce27" table:formula="of:=2014-[Evidence.H460]" office:value-type="float" office:value="2014" calcext:value-type="float">
            <text:p>2,014</text:p>
          </table:table-cell>
          <table:table-cell table:style-name="ce13"/>
          <table:table-cell table:style-name="ce37" table:formula="of:=((100-[.F465])/100)*[.B4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61]&lt;&gt;&quot;&quot;;CONCATENATE(&quot;(&quot;;[Evidence.A461];&quot;) - &quot;;[Evidence.C461];&quot; - &quot;;[Evidence.D461];&quot;, [&quot;;[Evidence.L461];&quot;]&quot;);&quot;EMPTY&quot;)" office:value-type="string" office:string-value="(456) - 1x panska sportovni bunda - , [_APE0728.jpg]" calcext:value-type="string">
            <text:p>(456) - 1x panska sportovni bunda - , [_APE0728.jpg]</text:p>
          </table:table-cell>
          <table:table-cell table:style-name="ce14" table:formula="of:=[Evidence.E461]" office:value-type="float" office:value="0" calcext:value-type="float">
            <text:p>0 Kč</text:p>
          </table:table-cell>
          <table:table-cell table:style-name="ce20" table:formula="of:=[Evidence.F461]" office:value-type="currency" office:currency="CZK" office:value="0" calcext:value-type="currency">
            <text:p>0 Kč</text:p>
          </table:table-cell>
          <table:table-cell table:style-name="ce27" table:formula="of:=[Evidence.K461]" office:value-type="float" office:value="0" calcext:value-type="float">
            <text:p>0</text:p>
          </table:table-cell>
          <table:table-cell table:style-name="ce27" table:formula="of:=2014-[Evidence.H461]" office:value-type="float" office:value="2014" calcext:value-type="float">
            <text:p>2,014</text:p>
          </table:table-cell>
          <table:table-cell table:style-name="ce13"/>
          <table:table-cell table:style-name="ce37" table:formula="of:=((100-[.F466])/100)*[.B4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62]&lt;&gt;&quot;&quot;;CONCATENATE(&quot;(&quot;;[Evidence.A462];&quot;) - &quot;;[Evidence.C462];&quot; - &quot;;[Evidence.D462];&quot;, [&quot;;[Evidence.L462];&quot;]&quot;);&quot;EMPTY&quot;)" office:value-type="string" office:string-value="(457) - damsky zimni kabat - , [_APE0728.jpg]" calcext:value-type="string">
            <text:p>(457) - damsky zimni kabat - , [_APE0728.jpg]</text:p>
          </table:table-cell>
          <table:table-cell table:style-name="ce14" table:formula="of:=[Evidence.E462]" office:value-type="float" office:value="0" calcext:value-type="float">
            <text:p>0 Kč</text:p>
          </table:table-cell>
          <table:table-cell table:style-name="ce20" table:formula="of:=[Evidence.F462]" office:value-type="currency" office:currency="CZK" office:value="0" calcext:value-type="currency">
            <text:p>0 Kč</text:p>
          </table:table-cell>
          <table:table-cell table:style-name="ce27" table:formula="of:=[Evidence.K462]" office:value-type="float" office:value="0" calcext:value-type="float">
            <text:p>0</text:p>
          </table:table-cell>
          <table:table-cell table:style-name="ce27" table:formula="of:=2014-[Evidence.H462]" office:value-type="float" office:value="2014" calcext:value-type="float">
            <text:p>2,014</text:p>
          </table:table-cell>
          <table:table-cell table:style-name="ce13"/>
          <table:table-cell table:style-name="ce37" table:formula="of:=((100-[.F467])/100)*[.B4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63]&lt;&gt;&quot;&quot;;CONCATENATE(&quot;(&quot;;[Evidence.A463];&quot;) - &quot;;[Evidence.C463];&quot; - &quot;;[Evidence.D463];&quot;, [&quot;;[Evidence.L463];&quot;]&quot;);&quot;EMPTY&quot;)" office:value-type="string" office:string-value="(458) - damske kozene sako - , [_APE0728.jpg]" calcext:value-type="string">
            <text:p>(458) - damske kozene sako - , [_APE0728.jpg]</text:p>
          </table:table-cell>
          <table:table-cell table:style-name="ce14" table:formula="of:=[Evidence.E463]" office:value-type="float" office:value="0" calcext:value-type="float">
            <text:p>0 Kč</text:p>
          </table:table-cell>
          <table:table-cell table:style-name="ce20" table:formula="of:=[Evidence.F463]" office:value-type="currency" office:currency="CZK" office:value="0" calcext:value-type="currency">
            <text:p>0 Kč</text:p>
          </table:table-cell>
          <table:table-cell table:style-name="ce27" table:formula="of:=[Evidence.K463]" office:value-type="float" office:value="0" calcext:value-type="float">
            <text:p>0</text:p>
          </table:table-cell>
          <table:table-cell table:style-name="ce27" table:formula="of:=2014-[Evidence.H463]" office:value-type="float" office:value="2014" calcext:value-type="float">
            <text:p>2,014</text:p>
          </table:table-cell>
          <table:table-cell table:style-name="ce13"/>
          <table:table-cell table:style-name="ce37" table:formula="of:=((100-[.F468])/100)*[.B4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64]&lt;&gt;&quot;&quot;;CONCATENATE(&quot;(&quot;;[Evidence.A464];&quot;) - &quot;;[Evidence.C464];&quot; - &quot;;[Evidence.D464];&quot;, [&quot;;[Evidence.L464];&quot;]&quot;);&quot;EMPTY&quot;)" office:value-type="string" office:string-value="(459) - pansky oblek - , [_APE0728.jpg]" calcext:value-type="string">
            <text:p>(459) - pansky oblek - , [_APE0728.jpg]</text:p>
          </table:table-cell>
          <table:table-cell table:style-name="ce14" table:formula="of:=[Evidence.E464]" office:value-type="float" office:value="0" calcext:value-type="float">
            <text:p>0 Kč</text:p>
          </table:table-cell>
          <table:table-cell table:style-name="ce20" table:formula="of:=[Evidence.F464]" office:value-type="currency" office:currency="CZK" office:value="0" calcext:value-type="currency">
            <text:p>0 Kč</text:p>
          </table:table-cell>
          <table:table-cell table:style-name="ce27" table:formula="of:=[Evidence.K464]" office:value-type="float" office:value="0" calcext:value-type="float">
            <text:p>0</text:p>
          </table:table-cell>
          <table:table-cell table:style-name="ce27" table:formula="of:=2014-[Evidence.H464]" office:value-type="float" office:value="2014" calcext:value-type="float">
            <text:p>2,014</text:p>
          </table:table-cell>
          <table:table-cell table:style-name="ce13"/>
          <table:table-cell table:style-name="ce37" table:formula="of:=((100-[.F469])/100)*[.B4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65]&lt;&gt;&quot;&quot;;CONCATENATE(&quot;(&quot;;[Evidence.A465];&quot;) - &quot;;[Evidence.C465];&quot; - &quot;;[Evidence.D465];&quot;, [&quot;;[Evidence.L465];&quot;]&quot;);&quot;EMPTY&quot;)" office:value-type="string" office:string-value="(460) - pansky kabat - , [_APE0728.jpg]" calcext:value-type="string">
            <text:p>(460) - pansky kabat - , [_APE0728.jpg]</text:p>
          </table:table-cell>
          <table:table-cell table:style-name="ce14" table:formula="of:=[Evidence.E465]" office:value-type="float" office:value="0" calcext:value-type="float">
            <text:p>0 Kč</text:p>
          </table:table-cell>
          <table:table-cell table:style-name="ce20" table:formula="of:=[Evidence.F465]" office:value-type="currency" office:currency="CZK" office:value="0" calcext:value-type="currency">
            <text:p>0 Kč</text:p>
          </table:table-cell>
          <table:table-cell table:style-name="ce27" table:formula="of:=[Evidence.K465]" office:value-type="float" office:value="0" calcext:value-type="float">
            <text:p>0</text:p>
          </table:table-cell>
          <table:table-cell table:style-name="ce27" table:formula="of:=2014-[Evidence.H465]" office:value-type="float" office:value="2014" calcext:value-type="float">
            <text:p>2,014</text:p>
          </table:table-cell>
          <table:table-cell table:style-name="ce13"/>
          <table:table-cell table:style-name="ce37" table:formula="of:=((100-[.F470])/100)*[.B4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66]&lt;&gt;&quot;&quot;;CONCATENATE(&quot;(&quot;;[Evidence.A466];&quot;) - &quot;;[Evidence.C466];&quot; - &quot;;[Evidence.D466];&quot;, [&quot;;[Evidence.L466];&quot;]&quot;);&quot;EMPTY&quot;)" office:value-type="string" office:string-value="(461) - pansky svetr - , [_APE0728.jpg]" calcext:value-type="string">
            <text:p>(461) - pansky svetr - , [_APE0728.jpg]</text:p>
          </table:table-cell>
          <table:table-cell table:style-name="ce14" table:formula="of:=[Evidence.E466]" office:value-type="float" office:value="0" calcext:value-type="float">
            <text:p>0 Kč</text:p>
          </table:table-cell>
          <table:table-cell table:style-name="ce20" table:formula="of:=[Evidence.F466]" office:value-type="currency" office:currency="CZK" office:value="0" calcext:value-type="currency">
            <text:p>0 Kč</text:p>
          </table:table-cell>
          <table:table-cell table:style-name="ce27" table:formula="of:=[Evidence.K466]" office:value-type="float" office:value="0" calcext:value-type="float">
            <text:p>0</text:p>
          </table:table-cell>
          <table:table-cell table:style-name="ce27" table:formula="of:=2014-[Evidence.H466]" office:value-type="float" office:value="2014" calcext:value-type="float">
            <text:p>2,014</text:p>
          </table:table-cell>
          <table:table-cell table:style-name="ce13"/>
          <table:table-cell table:style-name="ce37" table:formula="of:=((100-[.F471])/100)*[.B4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67]&lt;&gt;&quot;&quot;;CONCATENATE(&quot;(&quot;;[Evidence.A467];&quot;) - &quot;;[Evidence.C467];&quot; - &quot;;[Evidence.D467];&quot;, [&quot;;[Evidence.L467];&quot;]&quot;);&quot;EMPTY&quot;)" office:value-type="string" office:string-value="(462) - damske letni saty - prirodni material, [_APE0728.jpg]" calcext:value-type="string">
            <text:p>(462) - damske letni saty - prirodni material, [_APE0728.jpg]</text:p>
          </table:table-cell>
          <table:table-cell table:style-name="ce14" table:formula="of:=[Evidence.E467]" office:value-type="float" office:value="0" calcext:value-type="float">
            <text:p>0 Kč</text:p>
          </table:table-cell>
          <table:table-cell table:style-name="ce20" table:formula="of:=[Evidence.F467]" office:value-type="currency" office:currency="CZK" office:value="0" calcext:value-type="currency">
            <text:p>0 Kč</text:p>
          </table:table-cell>
          <table:table-cell table:style-name="ce27" table:formula="of:=[Evidence.K467]" office:value-type="float" office:value="0" calcext:value-type="float">
            <text:p>0</text:p>
          </table:table-cell>
          <table:table-cell table:style-name="ce27" table:formula="of:=2014-[Evidence.H467]" office:value-type="float" office:value="2014" calcext:value-type="float">
            <text:p>2,014</text:p>
          </table:table-cell>
          <table:table-cell table:style-name="ce13"/>
          <table:table-cell table:style-name="ce37" table:formula="of:=((100-[.F472])/100)*[.B4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68]&lt;&gt;&quot;&quot;;CONCATENATE(&quot;(&quot;;[Evidence.A468];&quot;) - &quot;;[Evidence.C468];&quot; - &quot;;[Evidence.D468];&quot;, [&quot;;[Evidence.L468];&quot;]&quot;);&quot;EMPTY&quot;)" office:value-type="string" office:string-value="(463) - panska mikina - , [_APE0728.jpg]" calcext:value-type="string">
            <text:p>(463) - panska mikina - , [_APE0728.jpg]</text:p>
          </table:table-cell>
          <table:table-cell table:style-name="ce14" table:formula="of:=[Evidence.E468]" office:value-type="float" office:value="0" calcext:value-type="float">
            <text:p>0 Kč</text:p>
          </table:table-cell>
          <table:table-cell table:style-name="ce20" table:formula="of:=[Evidence.F468]" office:value-type="currency" office:currency="CZK" office:value="0" calcext:value-type="currency">
            <text:p>0 Kč</text:p>
          </table:table-cell>
          <table:table-cell table:style-name="ce27" table:formula="of:=[Evidence.K468]" office:value-type="float" office:value="0" calcext:value-type="float">
            <text:p>0</text:p>
          </table:table-cell>
          <table:table-cell table:style-name="ce27" table:formula="of:=2014-[Evidence.H468]" office:value-type="float" office:value="2014" calcext:value-type="float">
            <text:p>2,014</text:p>
          </table:table-cell>
          <table:table-cell table:style-name="ce13"/>
          <table:table-cell table:style-name="ce37" table:formula="of:=((100-[.F473])/100)*[.B4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69]&lt;&gt;&quot;&quot;;CONCATENATE(&quot;(&quot;;[Evidence.A469];&quot;) - &quot;;[Evidence.C469];&quot; - &quot;;[Evidence.D469];&quot;, [&quot;;[Evidence.L469];&quot;]&quot;);&quot;EMPTY&quot;)" office:value-type="string" office:string-value="(464) - damska bunda - , [_APE0728.jpg]" calcext:value-type="string">
            <text:p>(464) - damska bunda - , [_APE0728.jpg]</text:p>
          </table:table-cell>
          <table:table-cell table:style-name="ce14" table:formula="of:=[Evidence.E469]" office:value-type="float" office:value="0" calcext:value-type="float">
            <text:p>0 Kč</text:p>
          </table:table-cell>
          <table:table-cell table:style-name="ce20" table:formula="of:=[Evidence.F469]" office:value-type="currency" office:currency="CZK" office:value="0" calcext:value-type="currency">
            <text:p>0 Kč</text:p>
          </table:table-cell>
          <table:table-cell table:style-name="ce27" table:formula="of:=[Evidence.K469]" office:value-type="float" office:value="0" calcext:value-type="float">
            <text:p>0</text:p>
          </table:table-cell>
          <table:table-cell table:style-name="ce27" table:formula="of:=2014-[Evidence.H469]" office:value-type="float" office:value="2014" calcext:value-type="float">
            <text:p>2,014</text:p>
          </table:table-cell>
          <table:table-cell table:style-name="ce13"/>
          <table:table-cell table:style-name="ce37" table:formula="of:=((100-[.F474])/100)*[.B4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70]&lt;&gt;&quot;&quot;;CONCATENATE(&quot;(&quot;;[Evidence.A470];&quot;) - &quot;;[Evidence.C470];&quot; - &quot;;[Evidence.D470];&quot;, [&quot;;[Evidence.L470];&quot;]&quot;);&quot;EMPTY&quot;)" office:value-type="string" office:string-value="(465) - kravaty cca 10ks - , [_APE0728.jpg]" calcext:value-type="string">
            <text:p>(465) - kravaty cca 10ks - , [_APE0728.jpg]</text:p>
          </table:table-cell>
          <table:table-cell table:style-name="ce14" table:formula="of:=[Evidence.E470]" office:value-type="float" office:value="0" calcext:value-type="float">
            <text:p>0 Kč</text:p>
          </table:table-cell>
          <table:table-cell table:style-name="ce20" table:formula="of:=[Evidence.F470]" office:value-type="currency" office:currency="CZK" office:value="0" calcext:value-type="currency">
            <text:p>0 Kč</text:p>
          </table:table-cell>
          <table:table-cell table:style-name="ce27" table:formula="of:=[Evidence.K470]" office:value-type="float" office:value="0" calcext:value-type="float">
            <text:p>0</text:p>
          </table:table-cell>
          <table:table-cell table:style-name="ce27" table:formula="of:=2014-[Evidence.H470]" office:value-type="float" office:value="2014" calcext:value-type="float">
            <text:p>2,014</text:p>
          </table:table-cell>
          <table:table-cell table:style-name="ce13"/>
          <table:table-cell table:style-name="ce37" table:formula="of:=((100-[.F475])/100)*[.B4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71]&lt;&gt;&quot;&quot;;CONCATENATE(&quot;(&quot;;[Evidence.A471];&quot;) - &quot;;[Evidence.C471];&quot; - &quot;;[Evidence.D471];&quot;, [&quot;;[Evidence.L471];&quot;]&quot;);&quot;EMPTY&quot;)" office:value-type="string" office:string-value="(466) - panska bunda s nepromokavou membranou - , [_APE0728.jpg]" calcext:value-type="string">
            <text:p>(466) - panska bunda s nepromokavou membranou - , [_APE0728.jpg]</text:p>
          </table:table-cell>
          <table:table-cell table:style-name="ce14" table:formula="of:=[Evidence.E471]" office:value-type="float" office:value="0" calcext:value-type="float">
            <text:p>0 Kč</text:p>
          </table:table-cell>
          <table:table-cell table:style-name="ce20" table:formula="of:=[Evidence.F471]" office:value-type="currency" office:currency="CZK" office:value="0" calcext:value-type="currency">
            <text:p>0 Kč</text:p>
          </table:table-cell>
          <table:table-cell table:style-name="ce27" table:formula="of:=[Evidence.K471]" office:value-type="float" office:value="0" calcext:value-type="float">
            <text:p>0</text:p>
          </table:table-cell>
          <table:table-cell table:style-name="ce27" table:formula="of:=2014-[Evidence.H471]" office:value-type="float" office:value="2014" calcext:value-type="float">
            <text:p>2,014</text:p>
          </table:table-cell>
          <table:table-cell table:style-name="ce13"/>
          <table:table-cell table:style-name="ce37" table:formula="of:=((100-[.F476])/100)*[.B4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72]&lt;&gt;&quot;&quot;;CONCATENATE(&quot;(&quot;;[Evidence.A472];&quot;) - &quot;;[Evidence.C472];&quot; - &quot;;[Evidence.D472];&quot;, [&quot;;[Evidence.L472];&quot;]&quot;);&quot;EMPTY&quot;)" office:value-type="string" office:string-value="(467) - panska kozena bunda - kara, [_APE0728.jpg]" calcext:value-type="string">
            <text:p>(467) - panska kozena bunda - kara, [_APE0728.jpg]</text:p>
          </table:table-cell>
          <table:table-cell table:style-name="ce14" table:formula="of:=[Evidence.E472]" office:value-type="float" office:value="0" calcext:value-type="float">
            <text:p>0 Kč</text:p>
          </table:table-cell>
          <table:table-cell table:style-name="ce20" table:formula="of:=[Evidence.F472]" office:value-type="currency" office:currency="CZK" office:value="0" calcext:value-type="currency">
            <text:p>0 Kč</text:p>
          </table:table-cell>
          <table:table-cell table:style-name="ce27" table:formula="of:=[Evidence.K472]" office:value-type="float" office:value="0" calcext:value-type="float">
            <text:p>0</text:p>
          </table:table-cell>
          <table:table-cell table:style-name="ce27" table:formula="of:=2014-[Evidence.H472]" office:value-type="float" office:value="2014" calcext:value-type="float">
            <text:p>2,014</text:p>
          </table:table-cell>
          <table:table-cell table:style-name="ce13"/>
          <table:table-cell table:style-name="ce37" table:formula="of:=((100-[.F477])/100)*[.B4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73]&lt;&gt;&quot;&quot;;CONCATENATE(&quot;(&quot;;[Evidence.A473];&quot;) - &quot;;[Evidence.C473];&quot; - &quot;;[Evidence.D473];&quot;, [&quot;;[Evidence.L473];&quot;]&quot;);&quot;EMPTY&quot;)" office:value-type="string" office:string-value="(468) - panska vesta - , [_APE0728.jpg]" calcext:value-type="string">
            <text:p>(468) - panska vesta - , [_APE0728.jpg]</text:p>
          </table:table-cell>
          <table:table-cell table:style-name="ce14" table:formula="of:=[Evidence.E473]" office:value-type="float" office:value="0" calcext:value-type="float">
            <text:p>0 Kč</text:p>
          </table:table-cell>
          <table:table-cell table:style-name="ce20" table:formula="of:=[Evidence.F473]" office:value-type="currency" office:currency="CZK" office:value="0" calcext:value-type="currency">
            <text:p>0 Kč</text:p>
          </table:table-cell>
          <table:table-cell table:style-name="ce27" table:formula="of:=[Evidence.K473]" office:value-type="float" office:value="0" calcext:value-type="float">
            <text:p>0</text:p>
          </table:table-cell>
          <table:table-cell table:style-name="ce27" table:formula="of:=2014-[Evidence.H473]" office:value-type="float" office:value="2014" calcext:value-type="float">
            <text:p>2,014</text:p>
          </table:table-cell>
          <table:table-cell table:style-name="ce13"/>
          <table:table-cell table:style-name="ce37" table:formula="of:=((100-[.F478])/100)*[.B4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74]&lt;&gt;&quot;&quot;;CONCATENATE(&quot;(&quot;;[Evidence.A474];&quot;) - &quot;;[Evidence.C474];&quot; - &quot;;[Evidence.D474];&quot;, [&quot;;[Evidence.L474];&quot;]&quot;);&quot;EMPTY&quot;)" office:value-type="string" office:string-value="(469) - detsky svetrik - , [_APE0730.jpg]" calcext:value-type="string">
            <text:p>(469) - detsky svetrik - , [_APE0730.jpg]</text:p>
          </table:table-cell>
          <table:table-cell table:style-name="ce14" table:formula="of:=[Evidence.E474]" office:value-type="float" office:value="0" calcext:value-type="float">
            <text:p>0 Kč</text:p>
          </table:table-cell>
          <table:table-cell table:style-name="ce20" table:formula="of:=[Evidence.F474]" office:value-type="currency" office:currency="CZK" office:value="0" calcext:value-type="currency">
            <text:p>0 Kč</text:p>
          </table:table-cell>
          <table:table-cell table:style-name="ce27" table:formula="of:=[Evidence.K474]" office:value-type="float" office:value="0" calcext:value-type="float">
            <text:p>0</text:p>
          </table:table-cell>
          <table:table-cell table:style-name="ce27" table:formula="of:=2014-[Evidence.H474]" office:value-type="float" office:value="2014" calcext:value-type="float">
            <text:p>2,014</text:p>
          </table:table-cell>
          <table:table-cell table:style-name="ce13"/>
          <table:table-cell table:style-name="ce37" table:formula="of:=((100-[.F479])/100)*[.B4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75]&lt;&gt;&quot;&quot;;CONCATENATE(&quot;(&quot;;[Evidence.A475];&quot;) - &quot;;[Evidence.C475];&quot; - &quot;;[Evidence.D475];&quot;, [&quot;;[Evidence.L475];&quot;]&quot;);&quot;EMPTY&quot;)" office:value-type="string" office:string-value="(470) - detska pohadkova knizka - , [_APE0730.jpg]" calcext:value-type="string">
            <text:p>(470) - detska pohadkova knizka - , [_APE0730.jpg]</text:p>
          </table:table-cell>
          <table:table-cell table:style-name="ce14" table:formula="of:=[Evidence.E475]" office:value-type="float" office:value="0" calcext:value-type="float">
            <text:p>0 Kč</text:p>
          </table:table-cell>
          <table:table-cell table:style-name="ce20" table:formula="of:=[Evidence.F475]" office:value-type="currency" office:currency="CZK" office:value="0" calcext:value-type="currency">
            <text:p>0 Kč</text:p>
          </table:table-cell>
          <table:table-cell table:style-name="ce27" table:formula="of:=[Evidence.K475]" office:value-type="float" office:value="0" calcext:value-type="float">
            <text:p>0</text:p>
          </table:table-cell>
          <table:table-cell table:style-name="ce27" table:formula="of:=2014-[Evidence.H475]" office:value-type="float" office:value="2014" calcext:value-type="float">
            <text:p>2,014</text:p>
          </table:table-cell>
          <table:table-cell table:style-name="ce13"/>
          <table:table-cell table:style-name="ce37" table:formula="of:=((100-[.F480])/100)*[.B4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76]&lt;&gt;&quot;&quot;;CONCATENATE(&quot;(&quot;;[Evidence.A476];&quot;) - &quot;;[Evidence.C476];&quot; - &quot;;[Evidence.D476];&quot;, [&quot;;[Evidence.L476];&quot;]&quot;);&quot;EMPTY&quot;)" office:value-type="string" office:string-value="(471) - krabice na veci - prirodni material, ikea, [_APE0731.jpg]" calcext:value-type="string">
            <text:p>(471) - krabice na veci - prirodni material, ikea, [_APE0731.jpg]</text:p>
          </table:table-cell>
          <table:table-cell table:style-name="ce14" table:formula="of:=[Evidence.E476]" office:value-type="float" office:value="0" calcext:value-type="float">
            <text:p>0 Kč</text:p>
          </table:table-cell>
          <table:table-cell table:style-name="ce20" table:formula="of:=[Evidence.F476]" office:value-type="currency" office:currency="CZK" office:value="0" calcext:value-type="currency">
            <text:p>0 Kč</text:p>
          </table:table-cell>
          <table:table-cell table:style-name="ce27" table:formula="of:=[Evidence.K476]" office:value-type="float" office:value="0" calcext:value-type="float">
            <text:p>0</text:p>
          </table:table-cell>
          <table:table-cell table:style-name="ce27" table:formula="of:=2014-[Evidence.H476]" office:value-type="float" office:value="2014" calcext:value-type="float">
            <text:p>2,014</text:p>
          </table:table-cell>
          <table:table-cell table:style-name="ce13"/>
          <table:table-cell table:style-name="ce37" table:formula="of:=((100-[.F481])/100)*[.B4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77]&lt;&gt;&quot;&quot;;CONCATENATE(&quot;(&quot;;[Evidence.A477];&quot;) - &quot;;[Evidence.C477];&quot; - &quot;;[Evidence.D477];&quot;, [&quot;;[Evidence.L477];&quot;]&quot;);&quot;EMPTY&quot;)" office:value-type="string" office:string-value="(472) - panska cyklo helma - , [_APE0731.jpg]" calcext:value-type="string">
            <text:p>(472) - panska cyklo helma - , [_APE0731.jpg]</text:p>
          </table:table-cell>
          <table:table-cell table:style-name="ce14" table:formula="of:=[Evidence.E477]" office:value-type="float" office:value="0" calcext:value-type="float">
            <text:p>0 Kč</text:p>
          </table:table-cell>
          <table:table-cell table:style-name="ce20" table:formula="of:=[Evidence.F477]" office:value-type="currency" office:currency="CZK" office:value="0" calcext:value-type="currency">
            <text:p>0 Kč</text:p>
          </table:table-cell>
          <table:table-cell table:style-name="ce27" table:formula="of:=[Evidence.K477]" office:value-type="float" office:value="0" calcext:value-type="float">
            <text:p>0</text:p>
          </table:table-cell>
          <table:table-cell table:style-name="ce27" table:formula="of:=2014-[Evidence.H477]" office:value-type="float" office:value="2014" calcext:value-type="float">
            <text:p>2,014</text:p>
          </table:table-cell>
          <table:table-cell table:style-name="ce13"/>
          <table:table-cell table:style-name="ce37" table:formula="of:=((100-[.F482])/100)*[.B4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78]&lt;&gt;&quot;&quot;;CONCATENATE(&quot;(&quot;;[Evidence.A478];&quot;) - &quot;;[Evidence.C478];&quot; - &quot;;[Evidence.D478];&quot;, [&quot;;[Evidence.L478];&quot;]&quot;);&quot;EMPTY&quot;)" office:value-type="string" office:string-value="(473) - panske cyklo rukavice - , [_APE0731.jpg]" calcext:value-type="string">
            <text:p>(473) - panske cyklo rukavice - , [_APE0731.jpg]</text:p>
          </table:table-cell>
          <table:table-cell table:style-name="ce14" table:formula="of:=[Evidence.E478]" office:value-type="float" office:value="0" calcext:value-type="float">
            <text:p>0 Kč</text:p>
          </table:table-cell>
          <table:table-cell table:style-name="ce20" table:formula="of:=[Evidence.F478]" office:value-type="currency" office:currency="CZK" office:value="0" calcext:value-type="currency">
            <text:p>0 Kč</text:p>
          </table:table-cell>
          <table:table-cell table:style-name="ce27" table:formula="of:=[Evidence.K478]" office:value-type="float" office:value="0" calcext:value-type="float">
            <text:p>0</text:p>
          </table:table-cell>
          <table:table-cell table:style-name="ce27" table:formula="of:=2014-[Evidence.H478]" office:value-type="float" office:value="2014" calcext:value-type="float">
            <text:p>2,014</text:p>
          </table:table-cell>
          <table:table-cell table:style-name="ce13"/>
          <table:table-cell table:style-name="ce37" table:formula="of:=((100-[.F483])/100)*[.B4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79]&lt;&gt;&quot;&quot;;CONCATENATE(&quot;(&quot;;[Evidence.A479];&quot;) - &quot;;[Evidence.C479];&quot; - &quot;;[Evidence.D479];&quot;, [&quot;;[Evidence.L479];&quot;]&quot;);&quot;EMPTY&quot;)" office:value-type="string" office:string-value="() - Fotobatoh - , [_APE0849.jpg]" calcext:value-type="string">
            <text:p>() - Fotobatoh - , [_APE0849.jpg]</text:p>
          </table:table-cell>
          <table:table-cell table:style-name="ce14" table:formula="of:=[Evidence.E479]" office:value-type="float" office:value="0" calcext:value-type="float">
            <text:p>0 Kč</text:p>
          </table:table-cell>
          <table:table-cell table:style-name="ce20" table:formula="of:=[Evidence.F479]" office:value-type="currency" office:currency="CZK" office:value="0" calcext:value-type="currency">
            <text:p>0 Kč</text:p>
          </table:table-cell>
          <table:table-cell table:style-name="ce27" table:formula="of:=[Evidence.K479]" office:value-type="float" office:value="0" calcext:value-type="float">
            <text:p>0</text:p>
          </table:table-cell>
          <table:table-cell table:style-name="ce27" table:formula="of:=2014-[Evidence.H479]" office:value-type="float" office:value="2014" calcext:value-type="float">
            <text:p>2,014</text:p>
          </table:table-cell>
          <table:table-cell table:style-name="ce13"/>
          <table:table-cell table:style-name="ce37" table:formula="of:=((100-[.F484])/100)*[.B4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80]&lt;&gt;&quot;&quot;;CONCATENATE(&quot;(&quot;;[Evidence.A480];&quot;) - &quot;;[Evidence.C480];&quot; - &quot;;[Evidence.D480];&quot;, [&quot;;[Evidence.L480];&quot;]&quot;);&quot;EMPTY&quot;)" office:value-type="string" office:string-value="() - 2x batoh - , [_APE0850.jpg _APE0854.jpg]" calcext:value-type="string">
            <text:p>() - 2x batoh - , [_APE0850.jpg _APE0854.jpg]</text:p>
          </table:table-cell>
          <table:table-cell table:style-name="ce14" table:formula="of:=[Evidence.E480]" office:value-type="float" office:value="10000" calcext:value-type="float">
            <text:p>10,000 Kč</text:p>
          </table:table-cell>
          <table:table-cell table:style-name="ce20" table:formula="of:=[Evidence.F480]" office:value-type="currency" office:currency="CZK" office:value="10000" calcext:value-type="currency">
            <text:p>10 000 Kč</text:p>
          </table:table-cell>
          <table:table-cell table:style-name="ce27" table:formula="of:=[Evidence.K480]" office:value-type="float" office:value="0" calcext:value-type="float">
            <text:p>0</text:p>
          </table:table-cell>
          <table:table-cell table:style-name="ce27" table:formula="of:=2014-[Evidence.H480]" office:value-type="float" office:value="2014" calcext:value-type="float">
            <text:p>2,014</text:p>
          </table:table-cell>
          <table:table-cell table:style-name="ce13"/>
          <table:table-cell table:style-name="ce37" table:formula="of:=((100-[.F485])/100)*[.B485]" office:value-type="currency" office:currency="CZK" office:value="10000" calcext:value-type="currency">
            <text:p>10,000.00 Kč </text:p>
          </table:table-cell>
          <table:table-cell table:number-columns-repeated="1017"/>
        </table:table-row>
        <table:table-row table:style-name="ro4">
          <table:table-cell table:formula="of:=IF([Evidence.C481]&lt;&gt;&quot;&quot;;CONCATENATE(&quot;(&quot;;[Evidence.A481];&quot;) - &quot;;[Evidence.C481];&quot; - &quot;;[Evidence.D481];&quot;, [&quot;;[Evidence.L481];&quot;]&quot;);&quot;EMPTY&quot;)" office:value-type="string" office:string-value="(474) - detske obleceni - na dite 0-2roky, asi 200ks, [_APE0731.jpg]" calcext:value-type="string">
            <text:p>(474) - detske obleceni - na dite 0-2roky, asi 200ks, [_APE0731.jpg]</text:p>
          </table:table-cell>
          <table:table-cell table:style-name="ce14" table:formula="of:=[Evidence.E481]" office:value-type="float" office:value="0" calcext:value-type="float">
            <text:p>0 Kč</text:p>
          </table:table-cell>
          <table:table-cell table:style-name="ce20" table:formula="of:=[Evidence.F481]" office:value-type="currency" office:currency="CZK" office:value="0" calcext:value-type="currency">
            <text:p>0 Kč</text:p>
          </table:table-cell>
          <table:table-cell table:style-name="ce27" table:formula="of:=[Evidence.K481]" office:value-type="float" office:value="0" calcext:value-type="float">
            <text:p>0</text:p>
          </table:table-cell>
          <table:table-cell table:style-name="ce27" table:formula="of:=2014-[Evidence.H481]" office:value-type="float" office:value="2014" calcext:value-type="float">
            <text:p>2,014</text:p>
          </table:table-cell>
          <table:table-cell table:style-name="ce13"/>
          <table:table-cell table:style-name="ce37" table:formula="of:=((100-[.F486])/100)*[.B4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82]&lt;&gt;&quot;&quot;;CONCATENATE(&quot;(&quot;;[Evidence.A482];&quot;) - &quot;;[Evidence.C482];&quot; - &quot;;[Evidence.D482];&quot;, [&quot;;[Evidence.L482];&quot;]&quot;);&quot;EMPTY&quot;)" office:value-type="string" office:string-value="(475) - sada rucniku pro rodinu o 4 clenech - , [_APE0731.jpg]" calcext:value-type="string">
            <text:p>(475) - sada rucniku pro rodinu o 4 clenech - , [_APE0731.jpg]</text:p>
          </table:table-cell>
          <table:table-cell table:style-name="ce14" table:formula="of:=[Evidence.E482]" office:value-type="float" office:value="0" calcext:value-type="float">
            <text:p>0 Kč</text:p>
          </table:table-cell>
          <table:table-cell table:style-name="ce20" table:formula="of:=[Evidence.F482]" office:value-type="currency" office:currency="CZK" office:value="0" calcext:value-type="currency">
            <text:p>0 Kč</text:p>
          </table:table-cell>
          <table:table-cell table:style-name="ce27" table:formula="of:=[Evidence.K482]" office:value-type="float" office:value="0" calcext:value-type="float">
            <text:p>0</text:p>
          </table:table-cell>
          <table:table-cell table:style-name="ce27" table:formula="of:=2014-[Evidence.H482]" office:value-type="float" office:value="2014" calcext:value-type="float">
            <text:p>2,014</text:p>
          </table:table-cell>
          <table:table-cell table:style-name="ce13"/>
          <table:table-cell table:style-name="ce37" table:formula="of:=((100-[.F487])/100)*[.B4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83]&lt;&gt;&quot;&quot;;CONCATENATE(&quot;(&quot;;[Evidence.A483];&quot;) - &quot;;[Evidence.C483];&quot; - &quot;;[Evidence.D483];&quot;, [&quot;;[Evidence.L483];&quot;]&quot;);&quot;EMPTY&quot;)" office:value-type="string" office:string-value="(476) - osaceni damske - summa za poskozene kusy, [_APE0731.jpg]" calcext:value-type="string">
            <text:p>(476) - osaceni damske - summa za poskozene kusy, [_APE0731.jpg]</text:p>
          </table:table-cell>
          <table:table-cell table:style-name="ce14" table:formula="of:=[Evidence.E483]" office:value-type="float" office:value="0" calcext:value-type="float">
            <text:p>0 Kč</text:p>
          </table:table-cell>
          <table:table-cell table:style-name="ce20" table:formula="of:=[Evidence.F483]" office:value-type="currency" office:currency="CZK" office:value="0" calcext:value-type="currency">
            <text:p>0 Kč</text:p>
          </table:table-cell>
          <table:table-cell table:style-name="ce27" table:formula="of:=[Evidence.K483]" office:value-type="float" office:value="0" calcext:value-type="float">
            <text:p>0</text:p>
          </table:table-cell>
          <table:table-cell table:style-name="ce27" table:formula="of:=2014-[Evidence.H483]" office:value-type="float" office:value="2014" calcext:value-type="float">
            <text:p>2,014</text:p>
          </table:table-cell>
          <table:table-cell table:style-name="ce13"/>
          <table:table-cell table:style-name="ce37" table:formula="of:=((100-[.F488])/100)*[.B4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84]&lt;&gt;&quot;&quot;;CONCATENATE(&quot;(&quot;;[Evidence.A484];&quot;) - &quot;;[Evidence.C484];&quot; - &quot;;[Evidence.D484];&quot;, [&quot;;[Evidence.L484];&quot;]&quot;);&quot;EMPTY&quot;)" office:value-type="string" office:string-value="(477) - osaceni panske - summa za poskozene kusy, [_APE0731.jpg]" calcext:value-type="string">
            <text:p>(477) - osaceni panske - summa za poskozene kusy, [_APE0731.jpg]</text:p>
          </table:table-cell>
          <table:table-cell table:style-name="ce14" table:formula="of:=[Evidence.E484]" office:value-type="float" office:value="0" calcext:value-type="float">
            <text:p>0 Kč</text:p>
          </table:table-cell>
          <table:table-cell table:style-name="ce20" table:formula="of:=[Evidence.F484]" office:value-type="currency" office:currency="CZK" office:value="0" calcext:value-type="currency">
            <text:p>0 Kč</text:p>
          </table:table-cell>
          <table:table-cell table:style-name="ce27" table:formula="of:=[Evidence.K484]" office:value-type="float" office:value="0" calcext:value-type="float">
            <text:p>0</text:p>
          </table:table-cell>
          <table:table-cell table:style-name="ce27" table:formula="of:=2014-[Evidence.H484]" office:value-type="float" office:value="2014" calcext:value-type="float">
            <text:p>2,014</text:p>
          </table:table-cell>
          <table:table-cell table:style-name="ce13"/>
          <table:table-cell table:style-name="ce37" table:formula="of:=((100-[.F489])/100)*[.B4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85]&lt;&gt;&quot;&quot;;CONCATENATE(&quot;(&quot;;[Evidence.A485];&quot;) - &quot;;[Evidence.C485];&quot; - &quot;;[Evidence.D485];&quot;, [&quot;;[Evidence.L485];&quot;]&quot;);&quot;EMPTY&quot;)" office:value-type="string" office:string-value="(478) - ostatni osaceni ze skrine - uvedeno pro vycisleni nakladu n acisteni, []" calcext:value-type="string">
            <text:p>(478) - ostatni osaceni ze skrine - uvedeno pro vycisleni nakladu n acisteni, []</text:p>
          </table:table-cell>
          <table:table-cell table:style-name="ce14" table:formula="of:=[Evidence.E485]" office:value-type="float" office:value="780" calcext:value-type="float">
            <text:p>780 Kč</text:p>
          </table:table-cell>
          <table:table-cell table:style-name="ce20" table:formula="of:=[Evidence.F485]" office:value-type="currency" office:currency="CZK" office:value="780" calcext:value-type="currency">
            <text:p>780 Kč</text:p>
          </table:table-cell>
          <table:table-cell table:style-name="ce27" table:formula="of:=[Evidence.K485]" office:value-type="float" office:value="0" calcext:value-type="float">
            <text:p>0</text:p>
          </table:table-cell>
          <table:table-cell table:style-name="ce27" table:formula="of:=2014-[Evidence.H485]" office:value-type="float" office:value="2014" calcext:value-type="float">
            <text:p>2,014</text:p>
          </table:table-cell>
          <table:table-cell table:style-name="ce13"/>
          <table:table-cell table:style-name="ce37" table:formula="of:=((100-[.F490])/100)*[.B490]" office:value-type="currency" office:currency="CZK" office:value="780" calcext:value-type="currency">
            <text:p>780.00 Kč </text:p>
          </table:table-cell>
          <table:table-cell table:number-columns-repeated="1017"/>
        </table:table-row>
        <table:table-row table:style-name="ro4">
          <table:table-cell table:formula="of:=IF([Evidence.C486]&lt;&gt;&quot;&quot;;CONCATENATE(&quot;(&quot;;[Evidence.A486];&quot;) - &quot;;[Evidence.C486];&quot; - &quot;;[Evidence.D486];&quot;, [&quot;;[Evidence.L486];&quot;]&quot;);&quot;EMPTY&quot;)" office:value-type="string" office:string-value="(479) - ostatni lozni pradlo ze skrine - uvedeno pro vycisleni nakladu na prani, []" calcext:value-type="string">
            <text:p>(479) - ostatni lozni pradlo ze skrine - uvedeno pro vycisleni nakladu na prani, []</text:p>
          </table:table-cell>
          <table:table-cell table:style-name="ce14" table:formula="of:=[Evidence.E486]" office:value-type="string" office:string-value="POKUD" calcext:value-type="string">
            <text:p>POKUD</text:p>
          </table:table-cell>
          <table:table-cell table:style-name="ce20" table:formula="of:=[Evidence.F486]" office:value-type="string" office:string-value="POKUD" calcext:value-type="string">
            <text:p>POKUD</text:p>
          </table:table-cell>
          <table:table-cell table:style-name="ce27" table:formula="of:=[Evidence.K486]" office:value-type="float" office:value="0" calcext:value-type="float">
            <text:p>0</text:p>
          </table:table-cell>
          <table:table-cell table:style-name="ce27" table:formula="of:=2014-[Evidence.H486]" office:value-type="float" office:value="2014" calcext:value-type="float">
            <text:p>2,014</text:p>
          </table:table-cell>
          <table:table-cell table:style-name="ce13"/>
          <table:table-cell table:style-name="ce37" table:formula="of:=((100-[.F491])/100)*[.B491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4">
          <table:table-cell table:formula="of:=IF([Evidence.C487]&lt;&gt;&quot;&quot;;CONCATENATE(&quot;(&quot;;[Evidence.A487];&quot;) - &quot;;[Evidence.C487];&quot; - &quot;;[Evidence.D487];&quot;, [&quot;;[Evidence.L487];&quot;]&quot;);&quot;EMPTY&quot;)" office:value-type="string" office:string-value="(480) - Koberec + gumova protiskuzna podlozka - , [_APE0725.jpg]" calcext:value-type="string">
            <text:p>(480) - Koberec + gumova protiskuzna podlozka - , [_APE0725.jpg]</text:p>
          </table:table-cell>
          <table:table-cell table:style-name="ce14" table:formula="of:=[Evidence.E487]" office:value-type="float" office:value="0" calcext:value-type="float">
            <text:p>0 Kč</text:p>
          </table:table-cell>
          <table:table-cell table:style-name="ce20" table:formula="of:=[Evidence.F487]" office:value-type="currency" office:currency="CZK" office:value="0" calcext:value-type="currency">
            <text:p>0 Kč</text:p>
          </table:table-cell>
          <table:table-cell table:style-name="ce27" table:formula="of:=[Evidence.K487]" office:value-type="float" office:value="0" calcext:value-type="float">
            <text:p>0</text:p>
          </table:table-cell>
          <table:table-cell table:style-name="ce27" table:formula="of:=2014-[Evidence.H487]" office:value-type="float" office:value="2014" calcext:value-type="float">
            <text:p>2,014</text:p>
          </table:table-cell>
          <table:table-cell table:style-name="ce13"/>
          <table:table-cell table:style-name="ce37" table:formula="of:=((100-[.F492])/100)*[.B4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88]&lt;&gt;&quot;&quot;;CONCATENATE(&quot;(&quot;;[Evidence.A488];&quot;) - &quot;;[Evidence.C488];&quot; - &quot;;[Evidence.D488];&quot;, [&quot;;[Evidence.L488];&quot;]&quot;);&quot;EMPTY&quot;)" office:value-type="string" office:string-value="(481) - povleceni postele - saten, zluta, ZNACKA, [_APE0725.jpg]" calcext:value-type="string">
            <text:p>(481) - povleceni postele - saten, zluta, ZNACKA, [_APE0725.jpg]</text:p>
          </table:table-cell>
          <table:table-cell table:style-name="ce14" table:formula="of:=[Evidence.E488]" office:value-type="float" office:value="0" calcext:value-type="float">
            <text:p>0 Kč</text:p>
          </table:table-cell>
          <table:table-cell table:style-name="ce20" table:formula="of:=[Evidence.F488]" office:value-type="currency" office:currency="CZK" office:value="0" calcext:value-type="currency">
            <text:p>0 Kč</text:p>
          </table:table-cell>
          <table:table-cell table:style-name="ce27" table:formula="of:=[Evidence.K488]" office:value-type="float" office:value="0" calcext:value-type="float">
            <text:p>0</text:p>
          </table:table-cell>
          <table:table-cell table:style-name="ce27" table:formula="of:=2014-[Evidence.H488]" office:value-type="float" office:value="2014" calcext:value-type="float">
            <text:p>2,014</text:p>
          </table:table-cell>
          <table:table-cell table:style-name="ce13"/>
          <table:table-cell table:style-name="ce37" table:formula="of:=((100-[.F493])/100)*[.B4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89]&lt;&gt;&quot;&quot;;CONCATENATE(&quot;(&quot;;[Evidence.A489];&quot;) - &quot;;[Evidence.C489];&quot; - &quot;;[Evidence.D489];&quot;, [&quot;;[Evidence.L489];&quot;]&quot;);&quot;EMPTY&quot;)" office:value-type="string" office:string-value="(482) - 2x polstare tvarovane, lina pena - ZNACKA, [_APE0725.jpg]" calcext:value-type="string">
            <text:p>(482) - 2x polstare tvarovane, lina pena - ZNACKA, [_APE0725.jpg]</text:p>
          </table:table-cell>
          <table:table-cell table:style-name="ce14" table:formula="of:=[Evidence.E489]" office:value-type="float" office:value="0" calcext:value-type="float">
            <text:p>0 Kč</text:p>
          </table:table-cell>
          <table:table-cell table:style-name="ce20" table:formula="of:=[Evidence.F489]" office:value-type="currency" office:currency="CZK" office:value="0" calcext:value-type="currency">
            <text:p>0 Kč</text:p>
          </table:table-cell>
          <table:table-cell table:style-name="ce27" table:formula="of:=[Evidence.K489]" office:value-type="float" office:value="0" calcext:value-type="float">
            <text:p>0</text:p>
          </table:table-cell>
          <table:table-cell table:style-name="ce27" table:formula="of:=2014-[Evidence.H489]" office:value-type="float" office:value="2014" calcext:value-type="float">
            <text:p>2,014</text:p>
          </table:table-cell>
          <table:table-cell table:style-name="ce13"/>
          <table:table-cell table:style-name="ce37" table:formula="of:=((100-[.F494])/100)*[.B4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90]&lt;&gt;&quot;&quot;;CONCATENATE(&quot;(&quot;;[Evidence.A490];&quot;) - &quot;;[Evidence.C490];&quot; - &quot;;[Evidence.D490];&quot;, [&quot;;[Evidence.L490];&quot;]&quot;);&quot;EMPTY&quot;)" office:value-type="string" office:string-value="(483) - Cestovni takska – zelena - rodinna, vicepatra, [_APE0832.jpg]" calcext:value-type="string">
            <text:p>(483) - Cestovni takska – zelena - rodinna, vicepatra, [_APE0832.jpg]</text:p>
          </table:table-cell>
          <table:table-cell table:style-name="ce14" table:formula="of:=[Evidence.E490]" office:value-type="float" office:value="0" calcext:value-type="float">
            <text:p>0 Kč</text:p>
          </table:table-cell>
          <table:table-cell table:style-name="ce20" table:formula="of:=[Evidence.F490]" office:value-type="currency" office:currency="CZK" office:value="0" calcext:value-type="currency">
            <text:p>0 Kč</text:p>
          </table:table-cell>
          <table:table-cell table:style-name="ce27" table:formula="of:=[Evidence.K490]" office:value-type="float" office:value="0" calcext:value-type="float">
            <text:p>0</text:p>
          </table:table-cell>
          <table:table-cell table:style-name="ce27" table:formula="of:=2014-[Evidence.H490]" office:value-type="float" office:value="2014" calcext:value-type="float">
            <text:p>2,014</text:p>
          </table:table-cell>
          <table:table-cell table:style-name="ce13"/>
          <table:table-cell table:style-name="ce37" table:formula="of:=((100-[.F495])/100)*[.B4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91]&lt;&gt;&quot;&quot;;CONCATENATE(&quot;(&quot;;[Evidence.A491];&quot;) - &quot;;[Evidence.C491];&quot; - &quot;;[Evidence.D491];&quot;, [&quot;;[Evidence.L491];&quot;]&quot;);&quot;EMPTY&quot;)" office:value-type="string" office:string-value="(484) - Cestovni takska – cerna - salomon, [_APE0832.jpg]" calcext:value-type="string">
            <text:p>(484) - Cestovni takska – cerna - salomon, [_APE0832.jpg]</text:p>
          </table:table-cell>
          <table:table-cell table:style-name="ce14" table:formula="of:=[Evidence.E491]" office:value-type="float" office:value="0" calcext:value-type="float">
            <text:p>0 Kč</text:p>
          </table:table-cell>
          <table:table-cell table:style-name="ce20" table:formula="of:=[Evidence.F491]" office:value-type="currency" office:currency="CZK" office:value="0" calcext:value-type="currency">
            <text:p>0 Kč</text:p>
          </table:table-cell>
          <table:table-cell table:style-name="ce27" table:formula="of:=[Evidence.K491]" office:value-type="float" office:value="0" calcext:value-type="float">
            <text:p>0</text:p>
          </table:table-cell>
          <table:table-cell table:style-name="ce27" table:formula="of:=2014-[Evidence.H491]" office:value-type="float" office:value="2014" calcext:value-type="float">
            <text:p>2,014</text:p>
          </table:table-cell>
          <table:table-cell table:style-name="ce13"/>
          <table:table-cell table:style-name="ce37" table:formula="of:=((100-[.F496])/100)*[.B4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92]&lt;&gt;&quot;&quot;;CONCATENATE(&quot;(&quot;;[Evidence.A492];&quot;) - &quot;;[Evidence.C492];&quot; - &quot;;[Evidence.D492];&quot;, [&quot;;[Evidence.L492];&quot;]&quot;);&quot;EMPTY&quot;)" office:value-type="string" office:string-value="(485) - sportovni taska - husky, [_APE0832.jpg]" calcext:value-type="string">
            <text:p>(485) - sportovni taska - husky, [_APE0832.jpg]</text:p>
          </table:table-cell>
          <table:table-cell table:style-name="ce14" table:formula="of:=[Evidence.E492]" office:value-type="float" office:value="0" calcext:value-type="float">
            <text:p>0 Kč</text:p>
          </table:table-cell>
          <table:table-cell table:style-name="ce20" table:formula="of:=[Evidence.F492]" office:value-type="currency" office:currency="CZK" office:value="0" calcext:value-type="currency">
            <text:p>0 Kč</text:p>
          </table:table-cell>
          <table:table-cell table:style-name="ce27" table:formula="of:=[Evidence.K492]" office:value-type="float" office:value="0" calcext:value-type="float">
            <text:p>0</text:p>
          </table:table-cell>
          <table:table-cell table:style-name="ce27" table:formula="of:=2014-[Evidence.H492]" office:value-type="float" office:value="2014" calcext:value-type="float">
            <text:p>2,014</text:p>
          </table:table-cell>
          <table:table-cell table:style-name="ce13"/>
          <table:table-cell table:style-name="ce37" table:formula="of:=((100-[.F497])/100)*[.B4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93]&lt;&gt;&quot;&quot;;CONCATENATE(&quot;(&quot;;[Evidence.A493];&quot;) - &quot;;[Evidence.C493];&quot; - &quot;;[Evidence.D493];&quot;, [&quot;;[Evidence.L493];&quot;]&quot;);&quot;EMPTY&quot;)" office:value-type="string" office:string-value="(486) - krabice na obleceni - ikea, [_APE0833.jpg]" calcext:value-type="string">
            <text:p>(486) - krabice na obleceni - ikea, [_APE0833.jpg]</text:p>
          </table:table-cell>
          <table:table-cell table:style-name="ce14" table:formula="of:=[Evidence.E493]" office:value-type="float" office:value="0" calcext:value-type="float">
            <text:p>0 Kč</text:p>
          </table:table-cell>
          <table:table-cell table:style-name="ce20" table:formula="of:=[Evidence.F493]" office:value-type="currency" office:currency="CZK" office:value="0" calcext:value-type="currency">
            <text:p>0 Kč</text:p>
          </table:table-cell>
          <table:table-cell table:style-name="ce27" table:formula="of:=[Evidence.K493]" office:value-type="float" office:value="0" calcext:value-type="float">
            <text:p>0</text:p>
          </table:table-cell>
          <table:table-cell table:style-name="ce27" table:formula="of:=2014-[Evidence.H493]" office:value-type="float" office:value="2014" calcext:value-type="float">
            <text:p>2,014</text:p>
          </table:table-cell>
          <table:table-cell table:style-name="ce13"/>
          <table:table-cell table:style-name="ce37" table:formula="of:=((100-[.F498])/100)*[.B4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94]&lt;&gt;&quot;&quot;;CONCATENATE(&quot;(&quot;;[Evidence.A494];&quot;) - &quot;;[Evidence.C494];&quot; - &quot;;[Evidence.D494];&quot;, [&quot;;[Evidence.L494];&quot;]&quot;);&quot;EMPTY&quot;)" office:value-type="string" office:string-value="(487) - pansky zupan - , [_APE0834.jpg]" calcext:value-type="string">
            <text:p>(487) - pansky zupan - , [_APE0834.jpg]</text:p>
          </table:table-cell>
          <table:table-cell table:style-name="ce14" table:formula="of:=[Evidence.E494]" office:value-type="float" office:value="0" calcext:value-type="float">
            <text:p>0 Kč</text:p>
          </table:table-cell>
          <table:table-cell table:style-name="ce20" table:formula="of:=[Evidence.F494]" office:value-type="currency" office:currency="CZK" office:value="0" calcext:value-type="currency">
            <text:p>0 Kč</text:p>
          </table:table-cell>
          <table:table-cell table:style-name="ce27" table:formula="of:=[Evidence.K494]" office:value-type="float" office:value="0" calcext:value-type="float">
            <text:p>0</text:p>
          </table:table-cell>
          <table:table-cell table:style-name="ce27" table:formula="of:=2014-[Evidence.H494]" office:value-type="float" office:value="2014" calcext:value-type="float">
            <text:p>2,014</text:p>
          </table:table-cell>
          <table:table-cell table:style-name="ce13"/>
          <table:table-cell table:style-name="ce37" table:formula="of:=((100-[.F499])/100)*[.B4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95]&lt;&gt;&quot;&quot;;CONCATENATE(&quot;(&quot;;[Evidence.A495];&quot;) - &quot;;[Evidence.C495];&quot; - &quot;;[Evidence.D495];&quot;, [&quot;;[Evidence.L495];&quot;]&quot;);&quot;EMPTY&quot;)" office:value-type="string" office:string-value="(488) - panska kravatga - ruzne, [_APE0835.jpg]" calcext:value-type="string">
            <text:p>(488) - panska kravatga - ruzne, [_APE0835.jpg]</text:p>
          </table:table-cell>
          <table:table-cell table:style-name="ce14" table:formula="of:=[Evidence.E495]" office:value-type="float" office:value="0" calcext:value-type="float">
            <text:p>0 Kč</text:p>
          </table:table-cell>
          <table:table-cell table:style-name="ce20" table:formula="of:=[Evidence.F495]" office:value-type="currency" office:currency="CZK" office:value="0" calcext:value-type="currency">
            <text:p>0 Kč</text:p>
          </table:table-cell>
          <table:table-cell table:style-name="ce27" table:formula="of:=[Evidence.K495]" office:value-type="float" office:value="0" calcext:value-type="float">
            <text:p>0</text:p>
          </table:table-cell>
          <table:table-cell table:style-name="ce27" table:formula="of:=2014-[Evidence.H495]" office:value-type="float" office:value="2014" calcext:value-type="float">
            <text:p>2,014</text:p>
          </table:table-cell>
          <table:table-cell table:style-name="ce13"/>
          <table:table-cell table:style-name="ce37" table:formula="of:=((100-[.F500])/100)*[.B5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96]&lt;&gt;&quot;&quot;;CONCATENATE(&quot;(&quot;;[Evidence.A496];&quot;) - &quot;;[Evidence.C496];&quot; - &quot;;[Evidence.D496];&quot;, [&quot;;[Evidence.L496];&quot;]&quot;);&quot;EMPTY&quot;)" office:value-type="string" office:string-value="(489) - damsky zimni kabat - , [_APE0836.jpg]" calcext:value-type="string">
            <text:p>(489) - damsky zimni kabat - , [_APE0836.jpg]</text:p>
          </table:table-cell>
          <table:table-cell table:style-name="ce14" table:formula="of:=[Evidence.E496]" office:value-type="float" office:value="0" calcext:value-type="float">
            <text:p>0 Kč</text:p>
          </table:table-cell>
          <table:table-cell table:style-name="ce20" table:formula="of:=[Evidence.F496]" office:value-type="currency" office:currency="CZK" office:value="0" calcext:value-type="currency">
            <text:p>0 Kč</text:p>
          </table:table-cell>
          <table:table-cell table:style-name="ce27" table:formula="of:=[Evidence.K496]" office:value-type="float" office:value="0" calcext:value-type="float">
            <text:p>0</text:p>
          </table:table-cell>
          <table:table-cell table:style-name="ce27" table:formula="of:=2014-[Evidence.H496]" office:value-type="float" office:value="2014" calcext:value-type="float">
            <text:p>2,014</text:p>
          </table:table-cell>
          <table:table-cell table:style-name="ce13"/>
          <table:table-cell table:style-name="ce37" table:formula="of:=((100-[.F501])/100)*[.B5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97]&lt;&gt;&quot;&quot;;CONCATENATE(&quot;(&quot;;[Evidence.A497];&quot;) - &quot;;[Evidence.C497];&quot; - &quot;;[Evidence.D497];&quot;, [&quot;;[Evidence.L497];&quot;]&quot;);&quot;EMPTY&quot;)" office:value-type="string" office:string-value="(490) - damske saty - , [_APE0836.jpg]" calcext:value-type="string">
            <text:p>(490) - damske saty - , [_APE0836.jpg]</text:p>
          </table:table-cell>
          <table:table-cell table:style-name="ce14" table:formula="of:=[Evidence.E497]" office:value-type="float" office:value="0" calcext:value-type="float">
            <text:p>0 Kč</text:p>
          </table:table-cell>
          <table:table-cell table:style-name="ce20" table:formula="of:=[Evidence.F497]" office:value-type="currency" office:currency="CZK" office:value="0" calcext:value-type="currency">
            <text:p>0 Kč</text:p>
          </table:table-cell>
          <table:table-cell table:style-name="ce27" table:formula="of:=[Evidence.K497]" office:value-type="float" office:value="0" calcext:value-type="float">
            <text:p>0</text:p>
          </table:table-cell>
          <table:table-cell table:style-name="ce27" table:formula="of:=2014-[Evidence.H497]" office:value-type="float" office:value="2014" calcext:value-type="float">
            <text:p>2,014</text:p>
          </table:table-cell>
          <table:table-cell table:style-name="ce13"/>
          <table:table-cell table:style-name="ce37" table:formula="of:=((100-[.F502])/100)*[.B5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98]&lt;&gt;&quot;&quot;;CONCATENATE(&quot;(&quot;;[Evidence.A498];&quot;) - &quot;;[Evidence.C498];&quot; - &quot;;[Evidence.D498];&quot;, [&quot;;[Evidence.L498];&quot;]&quot;);&quot;EMPTY&quot;)" office:value-type="string" office:string-value="(491) - damsky zupan - , [_APE0837.jpg]" calcext:value-type="string">
            <text:p>(491) - damsky zupan - , [_APE0837.jpg]</text:p>
          </table:table-cell>
          <table:table-cell table:style-name="ce14" table:formula="of:=[Evidence.E498]" office:value-type="float" office:value="0" calcext:value-type="float">
            <text:p>0 Kč</text:p>
          </table:table-cell>
          <table:table-cell table:style-name="ce20" table:formula="of:=[Evidence.F498]" office:value-type="currency" office:currency="CZK" office:value="0" calcext:value-type="currency">
            <text:p>0 Kč</text:p>
          </table:table-cell>
          <table:table-cell table:style-name="ce27" table:formula="of:=[Evidence.K498]" office:value-type="float" office:value="0" calcext:value-type="float">
            <text:p>0</text:p>
          </table:table-cell>
          <table:table-cell table:style-name="ce27" table:formula="of:=2014-[Evidence.H498]" office:value-type="float" office:value="2014" calcext:value-type="float">
            <text:p>2,014</text:p>
          </table:table-cell>
          <table:table-cell table:style-name="ce13"/>
          <table:table-cell table:style-name="ce37" table:formula="of:=((100-[.F503])/100)*[.B5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499]&lt;&gt;&quot;&quot;;CONCATENATE(&quot;(&quot;;[Evidence.A499];&quot;) - &quot;;[Evidence.C499];&quot; - &quot;;[Evidence.D499];&quot;, [&quot;;[Evidence.L499];&quot;]&quot;);&quot;EMPTY&quot;)" office:value-type="string" office:string-value="(492) - obleceni - ruzne, [_APE0839.jpg fotografie 39-48]" calcext:value-type="string">
            <text:p>(492) - obleceni - ruzne, [_APE0839.jpg fotografie 39-48]</text:p>
          </table:table-cell>
          <table:table-cell table:style-name="ce14" table:formula="of:=[Evidence.E499]" office:value-type="float" office:value="0" calcext:value-type="float">
            <text:p>0 Kč</text:p>
          </table:table-cell>
          <table:table-cell table:style-name="ce20" table:formula="of:=[Evidence.F499]" office:value-type="currency" office:currency="CZK" office:value="0" calcext:value-type="currency">
            <text:p>0 Kč</text:p>
          </table:table-cell>
          <table:table-cell table:style-name="ce27" table:formula="of:=[Evidence.K499]" office:value-type="float" office:value="0" calcext:value-type="float">
            <text:p>0</text:p>
          </table:table-cell>
          <table:table-cell table:style-name="ce27" table:formula="of:=2014-[Evidence.H499]" office:value-type="float" office:value="2014" calcext:value-type="float">
            <text:p>2,014</text:p>
          </table:table-cell>
          <table:table-cell table:style-name="ce13"/>
          <table:table-cell table:style-name="ce37" table:formula="of:=((100-[.F504])/100)*[.B5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00]&lt;&gt;&quot;&quot;;CONCATENATE(&quot;(&quot;;[Evidence.A500];&quot;) - &quot;;[Evidence.C500];&quot; - &quot;;[Evidence.D500];&quot;, [&quot;;[Evidence.L500];&quot;]&quot;);&quot;EMPTY&quot;)" office:value-type="string" office:string-value="(493) - detska autosedacka - , [_APE0843.jpg]" calcext:value-type="string">
            <text:p>(493) - detska autosedacka - , [_APE0843.jpg]</text:p>
          </table:table-cell>
          <table:table-cell table:style-name="ce14" table:formula="of:=[Evidence.E500]" office:value-type="float" office:value="0" calcext:value-type="float">
            <text:p>0 Kč</text:p>
          </table:table-cell>
          <table:table-cell table:style-name="ce20" table:formula="of:=[Evidence.F500]" office:value-type="currency" office:currency="CZK" office:value="0" calcext:value-type="currency">
            <text:p>0 Kč</text:p>
          </table:table-cell>
          <table:table-cell table:style-name="ce27" table:formula="of:=[Evidence.K500]" office:value-type="float" office:value="0" calcext:value-type="float">
            <text:p>0</text:p>
          </table:table-cell>
          <table:table-cell table:style-name="ce27" table:formula="of:=2014-[Evidence.H500]" office:value-type="float" office:value="2014" calcext:value-type="float">
            <text:p>2,014</text:p>
          </table:table-cell>
          <table:table-cell table:style-name="ce13"/>
          <table:table-cell table:style-name="ce37" table:formula="of:=((100-[.F505])/100)*[.B5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01]&lt;&gt;&quot;&quot;;CONCATENATE(&quot;(&quot;;[Evidence.A501];&quot;) - &quot;;[Evidence.C501];&quot; - &quot;;[Evidence.D501];&quot;, [&quot;;[Evidence.L501];&quot;]&quot;);&quot;EMPTY&quot;)" office:value-type="string" office:string-value="(494) - 2x krabice na veci – ikea - ikea, prirodni material, [_APE0852.jpg]" calcext:value-type="string">
            <text:p>(494) - 2x krabice na veci – ikea - ikea, prirodni material, [_APE0852.jpg]</text:p>
          </table:table-cell>
          <table:table-cell table:style-name="ce14" table:formula="of:=[Evidence.E501]" office:value-type="float" office:value="0" calcext:value-type="float">
            <text:p>0 Kč</text:p>
          </table:table-cell>
          <table:table-cell table:style-name="ce20" table:formula="of:=[Evidence.F501]" office:value-type="currency" office:currency="CZK" office:value="0" calcext:value-type="currency">
            <text:p>0 Kč</text:p>
          </table:table-cell>
          <table:table-cell table:style-name="ce27" table:formula="of:=[Evidence.K501]" office:value-type="float" office:value="0" calcext:value-type="float">
            <text:p>0</text:p>
          </table:table-cell>
          <table:table-cell table:style-name="ce27" table:formula="of:=2014-[Evidence.H501]" office:value-type="float" office:value="2014" calcext:value-type="float">
            <text:p>2,014</text:p>
          </table:table-cell>
          <table:table-cell table:style-name="ce13"/>
          <table:table-cell table:style-name="ce37" table:formula="of:=((100-[.F506])/100)*[.B5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02]&lt;&gt;&quot;&quot;;CONCATENATE(&quot;(&quot;;[Evidence.A502];&quot;) - &quot;;[Evidence.C502];&quot; - &quot;;[Evidence.D502];&quot;, [&quot;;[Evidence.L502];&quot;]&quot;);&quot;EMPTY&quot;)" office:value-type="string" office:string-value="(495) - lehatko do sport kocarku - chariot, [_APE0855.jpg]" calcext:value-type="string">
            <text:p>(495) - lehatko do sport kocarku - chariot, [_APE0855.jpg]</text:p>
          </table:table-cell>
          <table:table-cell table:style-name="ce14" table:formula="of:=[Evidence.E502]" office:value-type="string" office:string-value="Cca 2500" calcext:value-type="string">
            <text:p>Cca 2500</text:p>
          </table:table-cell>
          <table:table-cell table:style-name="ce20" table:formula="of:=[Evidence.F502]" office:value-type="string" office:string-value="Cca 2500" calcext:value-type="string">
            <text:p>Cca 2500</text:p>
          </table:table-cell>
          <table:table-cell table:style-name="ce27" table:formula="of:=[Evidence.K502]" office:value-type="float" office:value="0" calcext:value-type="float">
            <text:p>0</text:p>
          </table:table-cell>
          <table:table-cell table:style-name="ce27" table:formula="of:=2014-[Evidence.H502]" office:value-type="float" office:value="2014" calcext:value-type="float">
            <text:p>2,014</text:p>
          </table:table-cell>
          <table:table-cell table:style-name="ce13"/>
          <table:table-cell table:style-name="ce37" table:formula="of:=((100-[.F507])/100)*[.B507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4">
          <table:table-cell table:formula="of:=IF([Evidence.C503]&lt;&gt;&quot;&quot;;CONCATENATE(&quot;(&quot;;[Evidence.A503];&quot;) - &quot;;[Evidence.C503];&quot; - &quot;;[Evidence.D503];&quot;, [&quot;;[Evidence.L503];&quot;]&quot;);&quot;EMPTY&quot;)" office:value-type="string" office:string-value="(496) - plastova zidlicka - ikea, [_APE0856.jpg]" calcext:value-type="string">
            <text:p>(496) - plastova zidlicka - ikea, [_APE0856.jpg]</text:p>
          </table:table-cell>
          <table:table-cell table:style-name="ce14" table:formula="of:=[Evidence.E503]" office:value-type="float" office:value="0" calcext:value-type="float">
            <text:p>0 Kč</text:p>
          </table:table-cell>
          <table:table-cell table:style-name="ce20" table:formula="of:=[Evidence.F503]" office:value-type="currency" office:currency="CZK" office:value="0" calcext:value-type="currency">
            <text:p>0 Kč</text:p>
          </table:table-cell>
          <table:table-cell table:style-name="ce27" table:formula="of:=[Evidence.K503]" office:value-type="float" office:value="0" calcext:value-type="float">
            <text:p>0</text:p>
          </table:table-cell>
          <table:table-cell table:style-name="ce27" table:formula="of:=2014-[Evidence.H503]" office:value-type="float" office:value="2014" calcext:value-type="float">
            <text:p>2,014</text:p>
          </table:table-cell>
          <table:table-cell table:style-name="ce13"/>
          <table:table-cell table:style-name="ce37" table:formula="of:=((100-[.F508])/100)*[.B5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04]&lt;&gt;&quot;&quot;;CONCATENATE(&quot;(&quot;;[Evidence.A504];&quot;) - &quot;;[Evidence.C504];&quot; - &quot;;[Evidence.D504];&quot;, [&quot;;[Evidence.L504];&quot;]&quot;);&quot;EMPTY&quot;)" office:value-type="string" office:string-value="(497) - koupelova skrin pod umyvadlem - , [TBD]" calcext:value-type="string">
            <text:p>(497) - koupelova skrin pod umyvadlem - , [TBD]</text:p>
          </table:table-cell>
          <table:table-cell table:style-name="ce14" table:formula="of:=[Evidence.E504]" office:value-type="float" office:value="0" calcext:value-type="float">
            <text:p>0 Kč</text:p>
          </table:table-cell>
          <table:table-cell table:style-name="ce20" table:formula="of:=[Evidence.F504]" office:value-type="currency" office:currency="CZK" office:value="0" calcext:value-type="currency">
            <text:p>0 Kč</text:p>
          </table:table-cell>
          <table:table-cell table:style-name="ce27" table:formula="of:=[Evidence.K504]" office:value-type="float" office:value="0" calcext:value-type="float">
            <text:p>0</text:p>
          </table:table-cell>
          <table:table-cell table:style-name="ce27" table:formula="of:=2014-[Evidence.H504]" office:value-type="float" office:value="2014" calcext:value-type="float">
            <text:p>2,014</text:p>
          </table:table-cell>
          <table:table-cell table:style-name="ce13"/>
          <table:table-cell table:style-name="ce37" table:formula="of:=((100-[.F509])/100)*[.B5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05]&lt;&gt;&quot;&quot;;CONCATENATE(&quot;(&quot;;[Evidence.A505];&quot;) - &quot;;[Evidence.C505];&quot; - &quot;;[Evidence.D505];&quot;, [&quot;;[Evidence.L505];&quot;]&quot;);&quot;EMPTY&quot;)" office:value-type="string" office:string-value="(498) - skopek na pradlo 2x - , [TBD]" calcext:value-type="string">
            <text:p>(498) - skopek na pradlo 2x - , [TBD]</text:p>
          </table:table-cell>
          <table:table-cell table:style-name="ce14" table:formula="of:=[Evidence.E505]" office:value-type="float" office:value="0" calcext:value-type="float">
            <text:p>0 Kč</text:p>
          </table:table-cell>
          <table:table-cell table:style-name="ce20" table:formula="of:=[Evidence.F505]" office:value-type="currency" office:currency="CZK" office:value="0" calcext:value-type="currency">
            <text:p>0 Kč</text:p>
          </table:table-cell>
          <table:table-cell table:style-name="ce27" table:formula="of:=[Evidence.K505]" office:value-type="float" office:value="0" calcext:value-type="float">
            <text:p>0</text:p>
          </table:table-cell>
          <table:table-cell table:style-name="ce27" table:formula="of:=2014-[Evidence.H505]" office:value-type="float" office:value="2014" calcext:value-type="float">
            <text:p>2,014</text:p>
          </table:table-cell>
          <table:table-cell table:style-name="ce13"/>
          <table:table-cell table:style-name="ce37" table:formula="of:=((100-[.F510])/100)*[.B5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06]&lt;&gt;&quot;&quot;;CONCATENATE(&quot;(&quot;;[Evidence.A506];&quot;) - &quot;;[Evidence.C506];&quot; - &quot;;[Evidence.D506];&quot;, [&quot;;[Evidence.L506];&quot;]&quot;);&quot;EMPTY&quot;)" office:value-type="string" office:string-value="(499) - plastove dily sprchoveho koutu - , [TBD]" calcext:value-type="string">
            <text:p>(499) - plastove dily sprchoveho koutu - , [TBD]</text:p>
          </table:table-cell>
          <table:table-cell table:style-name="ce14" table:formula="of:=[Evidence.E506]" office:value-type="string" office:string-value="POKUD" calcext:value-type="string">
            <text:p>POKUD</text:p>
          </table:table-cell>
          <table:table-cell table:style-name="ce20" table:formula="of:=[Evidence.F506]" office:value-type="string" office:string-value="POKUD" calcext:value-type="string">
            <text:p>POKUD</text:p>
          </table:table-cell>
          <table:table-cell table:style-name="ce27" table:formula="of:=[Evidence.K506]" office:value-type="float" office:value="0" calcext:value-type="float">
            <text:p>0</text:p>
          </table:table-cell>
          <table:table-cell table:style-name="ce27" table:formula="of:=2014-[Evidence.H506]" office:value-type="float" office:value="2014" calcext:value-type="float">
            <text:p>2,014</text:p>
          </table:table-cell>
          <table:table-cell table:style-name="ce13"/>
          <table:table-cell table:style-name="ce37" table:formula="of:=((100-[.F511])/100)*[.B511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4" table:visibility="filter">
          <table:table-cell table:formula="of:=IF([Evidence.C507]&lt;&gt;&quot;&quot;;CONCATENATE(&quot;(&quot;;[Evidence.A507];&quot;) - &quot;;[Evidence.C507];&quot; - &quot;;[Evidence.D507];&quot;, [&quot;;[Evidence.L507];&quot;]&quot;);&quot;EMPTY&quot;)" office:value-type="string" office:string-value="EMPTY" calcext:value-type="string">
            <text:p>EMPTY</text:p>
          </table:table-cell>
          <table:table-cell table:style-name="ce14" table:formula="of:=[Evidence.E507]" office:value-type="float" office:value="0" calcext:value-type="float">
            <text:p>0 Kč</text:p>
          </table:table-cell>
          <table:table-cell table:style-name="ce20" table:formula="of:=[Evidence.F507]" office:value-type="currency" office:currency="CZK" office:value="0" calcext:value-type="currency">
            <text:p>0 Kč</text:p>
          </table:table-cell>
          <table:table-cell table:style-name="ce27" table:formula="of:=[Evidence.K507]" office:value-type="float" office:value="0" calcext:value-type="float">
            <text:p>0</text:p>
          </table:table-cell>
          <table:table-cell table:style-name="ce27" table:formula="of:=2014-[Evidence.H507]" office:value-type="float" office:value="2014" calcext:value-type="float">
            <text:p>2,014</text:p>
          </table:table-cell>
          <table:table-cell table:style-name="ce13"/>
          <table:table-cell table:style-name="ce37" table:formula="of:=((100-[.F512])/100)*[.B5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08]&lt;&gt;&quot;&quot;;CONCATENATE(&quot;(&quot;;[Evidence.A508];&quot;) - &quot;;[Evidence.C508];&quot; - &quot;;[Evidence.D508];&quot;, [&quot;;[Evidence.L508];&quot;]&quot;);&quot;EMPTY&quot;)" office:value-type="string" office:string-value="EMPTY" calcext:value-type="string">
            <text:p>EMPTY</text:p>
          </table:table-cell>
          <table:table-cell table:style-name="ce14" table:formula="of:=[Evidence.E508]" office:value-type="float" office:value="0" calcext:value-type="float">
            <text:p>0 Kč</text:p>
          </table:table-cell>
          <table:table-cell table:style-name="ce20" table:formula="of:=[Evidence.F508]" office:value-type="currency" office:currency="CZK" office:value="0" calcext:value-type="currency">
            <text:p>0 Kč</text:p>
          </table:table-cell>
          <table:table-cell table:style-name="ce27" table:formula="of:=[Evidence.K508]" office:value-type="float" office:value="0" calcext:value-type="float">
            <text:p>0</text:p>
          </table:table-cell>
          <table:table-cell table:style-name="ce27" table:formula="of:=2014-[Evidence.H508]" office:value-type="float" office:value="2014" calcext:value-type="float">
            <text:p>2,014</text:p>
          </table:table-cell>
          <table:table-cell table:style-name="ce13"/>
          <table:table-cell table:style-name="ce37" table:formula="of:=((100-[.F513])/100)*[.B5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09]&lt;&gt;&quot;&quot;;CONCATENATE(&quot;(&quot;;[Evidence.A509];&quot;) - &quot;;[Evidence.C509];&quot; - &quot;;[Evidence.D509];&quot;, [&quot;;[Evidence.L509];&quot;]&quot;);&quot;EMPTY&quot;)" office:value-type="string" office:string-value="EMPTY" calcext:value-type="string">
            <text:p>EMPTY</text:p>
          </table:table-cell>
          <table:table-cell table:style-name="ce14" table:formula="of:=[Evidence.E509]" office:value-type="float" office:value="0" calcext:value-type="float">
            <text:p>0 Kč</text:p>
          </table:table-cell>
          <table:table-cell table:style-name="ce20" table:formula="of:=[Evidence.F509]" office:value-type="currency" office:currency="CZK" office:value="0" calcext:value-type="currency">
            <text:p>0 Kč</text:p>
          </table:table-cell>
          <table:table-cell table:style-name="ce27" table:formula="of:=[Evidence.K509]" office:value-type="float" office:value="0" calcext:value-type="float">
            <text:p>0</text:p>
          </table:table-cell>
          <table:table-cell table:style-name="ce27" table:formula="of:=2014-[Evidence.H509]" office:value-type="float" office:value="2014" calcext:value-type="float">
            <text:p>2,014</text:p>
          </table:table-cell>
          <table:table-cell table:style-name="ce13"/>
          <table:table-cell table:style-name="ce37" table:formula="of:=((100-[.F514])/100)*[.B5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10]&lt;&gt;&quot;&quot;;CONCATENATE(&quot;(&quot;;[Evidence.A510];&quot;) - &quot;;[Evidence.C510];&quot; - &quot;;[Evidence.D510];&quot;, [&quot;;[Evidence.L510];&quot;]&quot;);&quot;EMPTY&quot;)" office:value-type="string" office:string-value="EMPTY" calcext:value-type="string">
            <text:p>EMPTY</text:p>
          </table:table-cell>
          <table:table-cell table:style-name="ce14" table:formula="of:=[Evidence.E510]" office:value-type="float" office:value="0" calcext:value-type="float">
            <text:p>0 Kč</text:p>
          </table:table-cell>
          <table:table-cell table:style-name="ce20" table:formula="of:=[Evidence.F510]" office:value-type="currency" office:currency="CZK" office:value="0" calcext:value-type="currency">
            <text:p>0 Kč</text:p>
          </table:table-cell>
          <table:table-cell table:style-name="ce27" table:formula="of:=[Evidence.K510]" office:value-type="float" office:value="0" calcext:value-type="float">
            <text:p>0</text:p>
          </table:table-cell>
          <table:table-cell table:style-name="ce27" table:formula="of:=2014-[Evidence.H510]" office:value-type="float" office:value="2014" calcext:value-type="float">
            <text:p>2,014</text:p>
          </table:table-cell>
          <table:table-cell table:style-name="ce13"/>
          <table:table-cell table:style-name="ce37" table:formula="of:=((100-[.F515])/100)*[.B5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11]&lt;&gt;&quot;&quot;;CONCATENATE(&quot;(&quot;;[Evidence.A511];&quot;) - &quot;;[Evidence.C511];&quot; - &quot;;[Evidence.D511];&quot;, [&quot;;[Evidence.L511];&quot;]&quot;);&quot;EMPTY&quot;)" office:value-type="string" office:string-value="EMPTY" calcext:value-type="string">
            <text:p>EMPTY</text:p>
          </table:table-cell>
          <table:table-cell table:style-name="ce14" table:formula="of:=[Evidence.E511]" office:value-type="float" office:value="0" calcext:value-type="float">
            <text:p>0 Kč</text:p>
          </table:table-cell>
          <table:table-cell table:style-name="ce20" table:formula="of:=[Evidence.F511]" office:value-type="currency" office:currency="CZK" office:value="0" calcext:value-type="currency">
            <text:p>0 Kč</text:p>
          </table:table-cell>
          <table:table-cell table:style-name="ce27" table:formula="of:=[Evidence.K511]" office:value-type="float" office:value="0" calcext:value-type="float">
            <text:p>0</text:p>
          </table:table-cell>
          <table:table-cell table:style-name="ce27" table:formula="of:=2014-[Evidence.H511]" office:value-type="float" office:value="2014" calcext:value-type="float">
            <text:p>2,014</text:p>
          </table:table-cell>
          <table:table-cell table:style-name="ce13"/>
          <table:table-cell table:style-name="ce37" table:formula="of:=((100-[.F516])/100)*[.B5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12]&lt;&gt;&quot;&quot;;CONCATENATE(&quot;(&quot;;[Evidence.A512];&quot;) - &quot;;[Evidence.C512];&quot; - &quot;;[Evidence.D512];&quot;, [&quot;;[Evidence.L512];&quot;]&quot;);&quot;EMPTY&quot;)" office:value-type="string" office:string-value="EMPTY" calcext:value-type="string">
            <text:p>EMPTY</text:p>
          </table:table-cell>
          <table:table-cell table:style-name="ce14" table:formula="of:=[Evidence.E512]" office:value-type="float" office:value="0" calcext:value-type="float">
            <text:p>0 Kč</text:p>
          </table:table-cell>
          <table:table-cell table:style-name="ce20" table:formula="of:=[Evidence.F512]" office:value-type="currency" office:currency="CZK" office:value="0" calcext:value-type="currency">
            <text:p>0 Kč</text:p>
          </table:table-cell>
          <table:table-cell table:style-name="ce27" table:formula="of:=[Evidence.K512]" office:value-type="float" office:value="0" calcext:value-type="float">
            <text:p>0</text:p>
          </table:table-cell>
          <table:table-cell table:style-name="ce27" table:formula="of:=2014-[Evidence.H512]" office:value-type="float" office:value="2014" calcext:value-type="float">
            <text:p>2,014</text:p>
          </table:table-cell>
          <table:table-cell table:style-name="ce13"/>
          <table:table-cell table:style-name="ce37" table:formula="of:=((100-[.F517])/100)*[.B5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13]&lt;&gt;&quot;&quot;;CONCATENATE(&quot;(&quot;;[Evidence.A513];&quot;) - &quot;;[Evidence.C513];&quot; - &quot;;[Evidence.D513];&quot;, [&quot;;[Evidence.L513];&quot;]&quot;);&quot;EMPTY&quot;)" office:value-type="string" office:string-value="EMPTY" calcext:value-type="string">
            <text:p>EMPTY</text:p>
          </table:table-cell>
          <table:table-cell table:style-name="ce14" table:formula="of:=[Evidence.E513]" office:value-type="float" office:value="0" calcext:value-type="float">
            <text:p>0 Kč</text:p>
          </table:table-cell>
          <table:table-cell table:style-name="ce20" table:formula="of:=[Evidence.F513]" office:value-type="currency" office:currency="CZK" office:value="0" calcext:value-type="currency">
            <text:p>0 Kč</text:p>
          </table:table-cell>
          <table:table-cell table:style-name="ce27" table:formula="of:=[Evidence.K513]" office:value-type="float" office:value="0" calcext:value-type="float">
            <text:p>0</text:p>
          </table:table-cell>
          <table:table-cell table:style-name="ce27" table:formula="of:=2014-[Evidence.H513]" office:value-type="float" office:value="2014" calcext:value-type="float">
            <text:p>2,014</text:p>
          </table:table-cell>
          <table:table-cell table:style-name="ce13"/>
          <table:table-cell table:style-name="ce37" table:formula="of:=((100-[.F518])/100)*[.B5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14]&lt;&gt;&quot;&quot;;CONCATENATE(&quot;(&quot;;[Evidence.A514];&quot;) - &quot;;[Evidence.C514];&quot; - &quot;;[Evidence.D514];&quot;, [&quot;;[Evidence.L514];&quot;]&quot;);&quot;EMPTY&quot;)" office:value-type="string" office:string-value="EMPTY" calcext:value-type="string">
            <text:p>EMPTY</text:p>
          </table:table-cell>
          <table:table-cell table:style-name="ce14" table:formula="of:=[Evidence.E514]" office:value-type="float" office:value="0" calcext:value-type="float">
            <text:p>0 Kč</text:p>
          </table:table-cell>
          <table:table-cell table:style-name="ce20" table:formula="of:=[Evidence.F514]" office:value-type="currency" office:currency="CZK" office:value="0" calcext:value-type="currency">
            <text:p>0 Kč</text:p>
          </table:table-cell>
          <table:table-cell table:style-name="ce27" table:formula="of:=[Evidence.K514]" office:value-type="float" office:value="0" calcext:value-type="float">
            <text:p>0</text:p>
          </table:table-cell>
          <table:table-cell table:style-name="ce27" table:formula="of:=2014-[Evidence.H514]" office:value-type="float" office:value="2014" calcext:value-type="float">
            <text:p>2,014</text:p>
          </table:table-cell>
          <table:table-cell table:style-name="ce13"/>
          <table:table-cell table:style-name="ce37" table:formula="of:=((100-[.F519])/100)*[.B5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15]&lt;&gt;&quot;&quot;;CONCATENATE(&quot;(&quot;;[Evidence.A515];&quot;) - &quot;;[Evidence.C515];&quot; - &quot;;[Evidence.D515];&quot;, [&quot;;[Evidence.L515];&quot;]&quot;);&quot;EMPTY&quot;)" office:value-type="string" office:string-value="EMPTY" calcext:value-type="string">
            <text:p>EMPTY</text:p>
          </table:table-cell>
          <table:table-cell table:style-name="ce14" table:formula="of:=[Evidence.E515]" office:value-type="float" office:value="0" calcext:value-type="float">
            <text:p>0 Kč</text:p>
          </table:table-cell>
          <table:table-cell table:style-name="ce20" table:formula="of:=[Evidence.F515]" office:value-type="currency" office:currency="CZK" office:value="0" calcext:value-type="currency">
            <text:p>0 Kč</text:p>
          </table:table-cell>
          <table:table-cell table:style-name="ce27" table:formula="of:=[Evidence.K515]" office:value-type="float" office:value="0" calcext:value-type="float">
            <text:p>0</text:p>
          </table:table-cell>
          <table:table-cell table:style-name="ce27" table:formula="of:=2014-[Evidence.H515]" office:value-type="float" office:value="2014" calcext:value-type="float">
            <text:p>2,014</text:p>
          </table:table-cell>
          <table:table-cell table:style-name="ce13"/>
          <table:table-cell table:style-name="ce37" table:formula="of:=((100-[.F520])/100)*[.B5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16]&lt;&gt;&quot;&quot;;CONCATENATE(&quot;(&quot;;[Evidence.A516];&quot;) - &quot;;[Evidence.C516];&quot; - &quot;;[Evidence.D516];&quot;, [&quot;;[Evidence.L516];&quot;]&quot;);&quot;EMPTY&quot;)" office:value-type="string" office:string-value="EMPTY" calcext:value-type="string">
            <text:p>EMPTY</text:p>
          </table:table-cell>
          <table:table-cell table:style-name="ce14" table:formula="of:=[Evidence.E516]" office:value-type="float" office:value="0" calcext:value-type="float">
            <text:p>0 Kč</text:p>
          </table:table-cell>
          <table:table-cell table:style-name="ce20" table:formula="of:=[Evidence.F516]" office:value-type="currency" office:currency="CZK" office:value="0" calcext:value-type="currency">
            <text:p>0 Kč</text:p>
          </table:table-cell>
          <table:table-cell table:style-name="ce27" table:formula="of:=[Evidence.K516]" office:value-type="float" office:value="0" calcext:value-type="float">
            <text:p>0</text:p>
          </table:table-cell>
          <table:table-cell table:style-name="ce27" table:formula="of:=2014-[Evidence.H516]" office:value-type="float" office:value="2014" calcext:value-type="float">
            <text:p>2,014</text:p>
          </table:table-cell>
          <table:table-cell table:style-name="ce13"/>
          <table:table-cell table:style-name="ce37" table:formula="of:=((100-[.F521])/100)*[.B5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17]&lt;&gt;&quot;&quot;;CONCATENATE(&quot;(&quot;;[Evidence.A517];&quot;) - &quot;;[Evidence.C517];&quot; - &quot;;[Evidence.D517];&quot;, [&quot;;[Evidence.L517];&quot;]&quot;);&quot;EMPTY&quot;)" office:value-type="string" office:string-value="EMPTY" calcext:value-type="string">
            <text:p>EMPTY</text:p>
          </table:table-cell>
          <table:table-cell table:style-name="ce14" table:formula="of:=[Evidence.E517]" office:value-type="float" office:value="0" calcext:value-type="float">
            <text:p>0 Kč</text:p>
          </table:table-cell>
          <table:table-cell table:style-name="ce20" table:formula="of:=[Evidence.F517]" office:value-type="currency" office:currency="CZK" office:value="0" calcext:value-type="currency">
            <text:p>0 Kč</text:p>
          </table:table-cell>
          <table:table-cell table:style-name="ce27" table:formula="of:=[Evidence.K517]" office:value-type="float" office:value="0" calcext:value-type="float">
            <text:p>0</text:p>
          </table:table-cell>
          <table:table-cell table:style-name="ce27" table:formula="of:=2014-[Evidence.H517]" office:value-type="float" office:value="2014" calcext:value-type="float">
            <text:p>2,014</text:p>
          </table:table-cell>
          <table:table-cell table:style-name="ce13"/>
          <table:table-cell table:style-name="ce37" table:formula="of:=((100-[.F522])/100)*[.B5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18]&lt;&gt;&quot;&quot;;CONCATENATE(&quot;(&quot;;[Evidence.A518];&quot;) - &quot;;[Evidence.C518];&quot; - &quot;;[Evidence.D518];&quot;, [&quot;;[Evidence.L518];&quot;]&quot;);&quot;EMPTY&quot;)" office:value-type="string" office:string-value="EMPTY" calcext:value-type="string">
            <text:p>EMPTY</text:p>
          </table:table-cell>
          <table:table-cell table:style-name="ce14" table:formula="of:=[Evidence.E518]" office:value-type="float" office:value="0" calcext:value-type="float">
            <text:p>0 Kč</text:p>
          </table:table-cell>
          <table:table-cell table:style-name="ce20" table:formula="of:=[Evidence.F518]" office:value-type="currency" office:currency="CZK" office:value="0" calcext:value-type="currency">
            <text:p>0 Kč</text:p>
          </table:table-cell>
          <table:table-cell table:style-name="ce27" table:formula="of:=[Evidence.K518]" office:value-type="float" office:value="0" calcext:value-type="float">
            <text:p>0</text:p>
          </table:table-cell>
          <table:table-cell table:style-name="ce27" table:formula="of:=2014-[Evidence.H518]" office:value-type="float" office:value="2014" calcext:value-type="float">
            <text:p>2,014</text:p>
          </table:table-cell>
          <table:table-cell table:style-name="ce13"/>
          <table:table-cell table:style-name="ce37" table:formula="of:=((100-[.F523])/100)*[.B5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19]&lt;&gt;&quot;&quot;;CONCATENATE(&quot;(&quot;;[Evidence.A519];&quot;) - &quot;;[Evidence.C519];&quot; - &quot;;[Evidence.D519];&quot;, [&quot;;[Evidence.L519];&quot;]&quot;);&quot;EMPTY&quot;)" office:value-type="string" office:string-value="EMPTY" calcext:value-type="string">
            <text:p>EMPTY</text:p>
          </table:table-cell>
          <table:table-cell table:style-name="ce14" table:formula="of:=[Evidence.E519]" office:value-type="float" office:value="0" calcext:value-type="float">
            <text:p>0 Kč</text:p>
          </table:table-cell>
          <table:table-cell table:style-name="ce20" table:formula="of:=[Evidence.F519]" office:value-type="currency" office:currency="CZK" office:value="0" calcext:value-type="currency">
            <text:p>0 Kč</text:p>
          </table:table-cell>
          <table:table-cell table:style-name="ce27" table:formula="of:=[Evidence.K519]" office:value-type="float" office:value="0" calcext:value-type="float">
            <text:p>0</text:p>
          </table:table-cell>
          <table:table-cell table:style-name="ce27" table:formula="of:=2014-[Evidence.H519]" office:value-type="float" office:value="2014" calcext:value-type="float">
            <text:p>2,014</text:p>
          </table:table-cell>
          <table:table-cell table:style-name="ce13"/>
          <table:table-cell table:style-name="ce37" table:formula="of:=((100-[.F524])/100)*[.B5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20]&lt;&gt;&quot;&quot;;CONCATENATE(&quot;(&quot;;[Evidence.A520];&quot;) - &quot;;[Evidence.C520];&quot; - &quot;;[Evidence.D520];&quot;, [&quot;;[Evidence.L520];&quot;]&quot;);&quot;EMPTY&quot;)" office:value-type="string" office:string-value="EMPTY" calcext:value-type="string">
            <text:p>EMPTY</text:p>
          </table:table-cell>
          <table:table-cell table:style-name="ce14" table:formula="of:=[Evidence.E520]" office:value-type="float" office:value="0" calcext:value-type="float">
            <text:p>0 Kč</text:p>
          </table:table-cell>
          <table:table-cell table:style-name="ce20" table:formula="of:=[Evidence.F520]" office:value-type="currency" office:currency="CZK" office:value="0" calcext:value-type="currency">
            <text:p>0 Kč</text:p>
          </table:table-cell>
          <table:table-cell table:style-name="ce27" table:formula="of:=[Evidence.K520]" office:value-type="float" office:value="0" calcext:value-type="float">
            <text:p>0</text:p>
          </table:table-cell>
          <table:table-cell table:style-name="ce27" table:formula="of:=2014-[Evidence.H520]" office:value-type="float" office:value="2014" calcext:value-type="float">
            <text:p>2,014</text:p>
          </table:table-cell>
          <table:table-cell table:style-name="ce13"/>
          <table:table-cell table:style-name="ce37" table:formula="of:=((100-[.F525])/100)*[.B5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21]&lt;&gt;&quot;&quot;;CONCATENATE(&quot;(&quot;;[Evidence.A521];&quot;) - &quot;;[Evidence.C521];&quot; - &quot;;[Evidence.D521];&quot;, [&quot;;[Evidence.L521];&quot;]&quot;);&quot;EMPTY&quot;)" office:value-type="string" office:string-value="EMPTY" calcext:value-type="string">
            <text:p>EMPTY</text:p>
          </table:table-cell>
          <table:table-cell table:style-name="ce14" table:formula="of:=[Evidence.E521]" office:value-type="float" office:value="0" calcext:value-type="float">
            <text:p>0 Kč</text:p>
          </table:table-cell>
          <table:table-cell table:style-name="ce20" table:formula="of:=[Evidence.F521]" office:value-type="currency" office:currency="CZK" office:value="0" calcext:value-type="currency">
            <text:p>0 Kč</text:p>
          </table:table-cell>
          <table:table-cell table:style-name="ce27" table:formula="of:=[Evidence.K521]" office:value-type="float" office:value="0" calcext:value-type="float">
            <text:p>0</text:p>
          </table:table-cell>
          <table:table-cell table:style-name="ce27" table:formula="of:=2014-[Evidence.H521]" office:value-type="float" office:value="2014" calcext:value-type="float">
            <text:p>2,014</text:p>
          </table:table-cell>
          <table:table-cell table:style-name="ce13"/>
          <table:table-cell table:style-name="ce37" table:formula="of:=((100-[.F526])/100)*[.B5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22]&lt;&gt;&quot;&quot;;CONCATENATE(&quot;(&quot;;[Evidence.A522];&quot;) - &quot;;[Evidence.C522];&quot; - &quot;;[Evidence.D522];&quot;, [&quot;;[Evidence.L522];&quot;]&quot;);&quot;EMPTY&quot;)" office:value-type="string" office:string-value="EMPTY" calcext:value-type="string">
            <text:p>EMPTY</text:p>
          </table:table-cell>
          <table:table-cell table:style-name="ce14" table:formula="of:=[Evidence.E522]" office:value-type="float" office:value="0" calcext:value-type="float">
            <text:p>0 Kč</text:p>
          </table:table-cell>
          <table:table-cell table:style-name="ce20" table:formula="of:=[Evidence.F522]" office:value-type="currency" office:currency="CZK" office:value="0" calcext:value-type="currency">
            <text:p>0 Kč</text:p>
          </table:table-cell>
          <table:table-cell table:style-name="ce27" table:formula="of:=[Evidence.K522]" office:value-type="float" office:value="0" calcext:value-type="float">
            <text:p>0</text:p>
          </table:table-cell>
          <table:table-cell table:style-name="ce27" table:formula="of:=2014-[Evidence.H522]" office:value-type="float" office:value="2014" calcext:value-type="float">
            <text:p>2,014</text:p>
          </table:table-cell>
          <table:table-cell table:style-name="ce13"/>
          <table:table-cell table:style-name="ce37" table:formula="of:=((100-[.F527])/100)*[.B5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23]&lt;&gt;&quot;&quot;;CONCATENATE(&quot;(&quot;;[Evidence.A523];&quot;) - &quot;;[Evidence.C523];&quot; - &quot;;[Evidence.D523];&quot;, [&quot;;[Evidence.L523];&quot;]&quot;);&quot;EMPTY&quot;)" office:value-type="string" office:string-value="EMPTY" calcext:value-type="string">
            <text:p>EMPTY</text:p>
          </table:table-cell>
          <table:table-cell table:style-name="ce14" table:formula="of:=[Evidence.E523]" office:value-type="float" office:value="0" calcext:value-type="float">
            <text:p>0 Kč</text:p>
          </table:table-cell>
          <table:table-cell table:style-name="ce20" table:formula="of:=[Evidence.F523]" office:value-type="currency" office:currency="CZK" office:value="0" calcext:value-type="currency">
            <text:p>0 Kč</text:p>
          </table:table-cell>
          <table:table-cell table:style-name="ce27" table:formula="of:=[Evidence.K523]" office:value-type="float" office:value="0" calcext:value-type="float">
            <text:p>0</text:p>
          </table:table-cell>
          <table:table-cell table:style-name="ce27" table:formula="of:=2014-[Evidence.H523]" office:value-type="float" office:value="2014" calcext:value-type="float">
            <text:p>2,014</text:p>
          </table:table-cell>
          <table:table-cell table:style-name="ce13"/>
          <table:table-cell table:style-name="ce37" table:formula="of:=((100-[.F528])/100)*[.B5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24]&lt;&gt;&quot;&quot;;CONCATENATE(&quot;(&quot;;[Evidence.A524];&quot;) - &quot;;[Evidence.C524];&quot; - &quot;;[Evidence.D524];&quot;, [&quot;;[Evidence.L524];&quot;]&quot;);&quot;EMPTY&quot;)" office:value-type="string" office:string-value="(517) - elektro kotel - 2 spiraly, [TBD]" calcext:value-type="string">
            <text:p>(517) - elektro kotel - 2 spiraly, [TBD]</text:p>
          </table:table-cell>
          <table:table-cell table:style-name="ce14" table:formula="of:=[Evidence.E524]" office:value-type="float" office:value="0" calcext:value-type="float">
            <text:p>0 Kč</text:p>
          </table:table-cell>
          <table:table-cell table:style-name="ce20" table:formula="of:=[Evidence.F524]" office:value-type="currency" office:currency="CZK" office:value="0" calcext:value-type="currency">
            <text:p>0 Kč</text:p>
          </table:table-cell>
          <table:table-cell table:style-name="ce27" table:formula="of:=[Evidence.K524]" office:value-type="float" office:value="0" calcext:value-type="float">
            <text:p>0</text:p>
          </table:table-cell>
          <table:table-cell table:style-name="ce27" table:formula="of:=2014-[Evidence.H524]" office:value-type="float" office:value="2014" calcext:value-type="float">
            <text:p>2,014</text:p>
          </table:table-cell>
          <table:table-cell table:style-name="ce13"/>
          <table:table-cell table:style-name="ce37" table:formula="of:=((100-[.F529])/100)*[.B5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25]&lt;&gt;&quot;&quot;;CONCATENATE(&quot;(&quot;;[Evidence.A525];&quot;) - &quot;;[Evidence.C525];&quot; - &quot;;[Evidence.D525];&quot;, [&quot;;[Evidence.L525];&quot;]&quot;);&quot;EMPTY&quot;)" office:value-type="string" office:string-value="(518) - prouteny kosik  - , [TBD]" calcext:value-type="string">
            <text:p>(518) - prouteny kosik <text:s/>- , [TBD]</text:p>
          </table:table-cell>
          <table:table-cell table:style-name="ce14" table:formula="of:=[Evidence.E525]" office:value-type="float" office:value="0" calcext:value-type="float">
            <text:p>0 Kč</text:p>
          </table:table-cell>
          <table:table-cell table:style-name="ce20" table:formula="of:=[Evidence.F525]" office:value-type="currency" office:currency="CZK" office:value="0" calcext:value-type="currency">
            <text:p>0 Kč</text:p>
          </table:table-cell>
          <table:table-cell table:style-name="ce27" table:formula="of:=[Evidence.K525]" office:value-type="float" office:value="0" calcext:value-type="float">
            <text:p>0</text:p>
          </table:table-cell>
          <table:table-cell table:style-name="ce27" table:formula="of:=2014-[Evidence.H525]" office:value-type="float" office:value="2014" calcext:value-type="float">
            <text:p>2,014</text:p>
          </table:table-cell>
          <table:table-cell table:style-name="ce13"/>
          <table:table-cell table:style-name="ce37" table:formula="of:=((100-[.F530])/100)*[.B5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26]&lt;&gt;&quot;&quot;;CONCATENATE(&quot;(&quot;;[Evidence.A526];&quot;) - &quot;;[Evidence.C526];&quot; - &quot;;[Evidence.D526];&quot;, [&quot;;[Evidence.L526];&quot;]&quot;);&quot;EMPTY&quot;)" office:value-type="string" office:string-value="(519) - drevotriskova deska a dvere - , [TBD]" calcext:value-type="string">
            <text:p>(519) - drevotriskova deska a dvere - , [TBD]</text:p>
          </table:table-cell>
          <table:table-cell table:style-name="ce14" table:formula="of:=[Evidence.E526]" office:value-type="float" office:value="0" calcext:value-type="float">
            <text:p>0 Kč</text:p>
          </table:table-cell>
          <table:table-cell table:style-name="ce20" table:formula="of:=[Evidence.F526]" office:value-type="currency" office:currency="CZK" office:value="0" calcext:value-type="currency">
            <text:p>0 Kč</text:p>
          </table:table-cell>
          <table:table-cell table:style-name="ce27" table:formula="of:=[Evidence.K526]" office:value-type="float" office:value="0" calcext:value-type="float">
            <text:p>0</text:p>
          </table:table-cell>
          <table:table-cell table:style-name="ce27" table:formula="of:=2014-[Evidence.H526]" office:value-type="float" office:value="2014" calcext:value-type="float">
            <text:p>2,014</text:p>
          </table:table-cell>
          <table:table-cell table:style-name="ce13"/>
          <table:table-cell table:style-name="ce37" table:formula="of:=((100-[.F531])/100)*[.B5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27]&lt;&gt;&quot;&quot;;CONCATENATE(&quot;(&quot;;[Evidence.A527];&quot;) - &quot;;[Evidence.C527];&quot; - &quot;;[Evidence.D527];&quot;, [&quot;;[Evidence.L527];&quot;]&quot;);&quot;EMPTY&quot;)" office:value-type="string" office:string-value="(520) - bojler - , [TBD]" calcext:value-type="string">
            <text:p>(520) - bojler - , [TBD]</text:p>
          </table:table-cell>
          <table:table-cell table:style-name="ce14" table:formula="of:=[Evidence.E527]" office:value-type="string" office:string-value="POKUD" calcext:value-type="string">
            <text:p>POKUD</text:p>
          </table:table-cell>
          <table:table-cell table:style-name="ce20" table:formula="of:=[Evidence.F527]" office:value-type="string" office:string-value="POKUD" calcext:value-type="string">
            <text:p>POKUD</text:p>
          </table:table-cell>
          <table:table-cell table:style-name="ce27" table:formula="of:=[Evidence.K527]" office:value-type="float" office:value="0" calcext:value-type="float">
            <text:p>0</text:p>
          </table:table-cell>
          <table:table-cell table:style-name="ce27" table:formula="of:=2014-[Evidence.H527]" office:value-type="float" office:value="2014" calcext:value-type="float">
            <text:p>2,014</text:p>
          </table:table-cell>
          <table:table-cell table:style-name="ce13"/>
          <table:table-cell table:style-name="ce37" table:formula="of:=((100-[.F532])/100)*[.B532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4">
          <table:table-cell table:formula="of:=IF([Evidence.C528]&lt;&gt;&quot;&quot;;CONCATENATE(&quot;(&quot;;[Evidence.A528];&quot;) - &quot;;[Evidence.C528];&quot; - &quot;;[Evidence.D528];&quot;, [&quot;;[Evidence.L528];&quot;]&quot;);&quot;EMPTY&quot;)" office:value-type="string" office:string-value="(521) - Dr.VAP II - Dr.Vap, [TBD]" calcext:value-type="string">
            <text:p>(521) - Dr.VAP II - Dr.Vap, [TBD]</text:p>
          </table:table-cell>
          <table:table-cell table:style-name="ce14" table:formula="of:=[Evidence.E528]" office:value-type="string" office:string-value="POKUD" calcext:value-type="string">
            <text:p>POKUD</text:p>
          </table:table-cell>
          <table:table-cell table:style-name="ce20" table:formula="of:=[Evidence.F528]" office:value-type="string" office:string-value="POKUD" calcext:value-type="string">
            <text:p>POKUD</text:p>
          </table:table-cell>
          <table:table-cell table:style-name="ce27" table:formula="of:=[Evidence.K528]" office:value-type="float" office:value="0" calcext:value-type="float">
            <text:p>0</text:p>
          </table:table-cell>
          <table:table-cell table:style-name="ce27" table:formula="of:=2014-[Evidence.H528]" office:value-type="float" office:value="2014" calcext:value-type="float">
            <text:p>2,014</text:p>
          </table:table-cell>
          <table:table-cell table:style-name="ce13"/>
          <table:table-cell table:style-name="ce37" table:formula="of:=((100-[.F533])/100)*[.B533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4">
          <table:table-cell table:formula="of:=IF([Evidence.C529]&lt;&gt;&quot;&quot;;CONCATENATE(&quot;(&quot;;[Evidence.A529];&quot;) - &quot;;[Evidence.C529];&quot; - &quot;;[Evidence.D529];&quot;, [&quot;;[Evidence.L529];&quot;]&quot;);&quot;EMPTY&quot;)" office:value-type="string" office:string-value="(522) - plastove tl. Geberit - , [TBD]" calcext:value-type="string">
            <text:p>(522) - plastove tl. Geberit - , [TBD]</text:p>
          </table:table-cell>
          <table:table-cell table:style-name="ce14" table:formula="of:=[Evidence.E529]" office:value-type="float" office:value="0" calcext:value-type="float">
            <text:p>0 Kč</text:p>
          </table:table-cell>
          <table:table-cell table:style-name="ce20" table:formula="of:=[Evidence.F529]" office:value-type="currency" office:currency="CZK" office:value="0" calcext:value-type="currency">
            <text:p>0 Kč</text:p>
          </table:table-cell>
          <table:table-cell table:style-name="ce27" table:formula="of:=[Evidence.K529]" office:value-type="float" office:value="0" calcext:value-type="float">
            <text:p>0</text:p>
          </table:table-cell>
          <table:table-cell table:style-name="ce27" table:formula="of:=2014-[Evidence.H529]" office:value-type="float" office:value="2014" calcext:value-type="float">
            <text:p>2,014</text:p>
          </table:table-cell>
          <table:table-cell table:style-name="ce13"/>
          <table:table-cell table:style-name="ce37" table:formula="of:=((100-[.F534])/100)*[.B5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C530]&lt;&gt;&quot;&quot;;CONCATENATE(&quot;(&quot;;[Evidence.A530];&quot;) - &quot;;[Evidence.C530];&quot; - &quot;;[Evidence.D530];&quot;, [&quot;;[Evidence.L530];&quot;]&quot;);&quot;EMPTY&quot;)" office:value-type="string" office:string-value="(523) - drevena policka nadedvermi - , [TBD]" calcext:value-type="string">
            <text:p>(523) - drevena policka nadedvermi - , [TBD]</text:p>
          </table:table-cell>
          <table:table-cell table:style-name="ce14" table:formula="of:=[Evidence.E530]" office:value-type="float" office:value="0" calcext:value-type="float">
            <text:p>0 Kč</text:p>
          </table:table-cell>
          <table:table-cell table:style-name="ce20" table:formula="of:=[Evidence.F530]" office:value-type="currency" office:currency="CZK" office:value="0" calcext:value-type="currency">
            <text:p>0 Kč</text:p>
          </table:table-cell>
          <table:table-cell table:style-name="ce27" table:formula="of:=[Evidence.K530]" office:value-type="float" office:value="0" calcext:value-type="float">
            <text:p>0</text:p>
          </table:table-cell>
          <table:table-cell table:style-name="ce27" table:formula="of:=2014-[Evidence.H530]" office:value-type="float" office:value="2014" calcext:value-type="float">
            <text:p>2,014</text:p>
          </table:table-cell>
          <table:table-cell table:style-name="ce13"/>
          <table:table-cell table:style-name="ce37" table:formula="of:=((100-[.F535])/100)*[.B5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31]&lt;&gt;&quot;&quot;;CONCATENATE(&quot;(&quot;;[Evidence.A531];&quot;) - &quot;;[Evidence.C531];&quot; - &quot;;[Evidence.D531];&quot;, [&quot;;[Evidence.L531];&quot;]&quot;);&quot;EMPTY&quot;)" office:value-type="string" office:string-value="EMPTY" calcext:value-type="string">
            <text:p>EMPTY</text:p>
          </table:table-cell>
          <table:table-cell table:style-name="ce14" table:formula="of:=[Evidence.E531]" office:value-type="float" office:value="0" calcext:value-type="float">
            <text:p>0 Kč</text:p>
          </table:table-cell>
          <table:table-cell table:style-name="ce20" table:formula="of:=[Evidence.F531]" office:value-type="currency" office:currency="CZK" office:value="0" calcext:value-type="currency">
            <text:p>0 Kč</text:p>
          </table:table-cell>
          <table:table-cell table:style-name="ce27" table:formula="of:=[Evidence.K531]" office:value-type="float" office:value="0" calcext:value-type="float">
            <text:p>0</text:p>
          </table:table-cell>
          <table:table-cell table:style-name="ce27" table:formula="of:=2014-[Evidence.H531]" office:value-type="float" office:value="2014" calcext:value-type="float">
            <text:p>2,014</text:p>
          </table:table-cell>
          <table:table-cell table:style-name="ce13"/>
          <table:table-cell table:style-name="ce37" table:formula="of:=((100-[.F536])/100)*[.B5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32]&lt;&gt;&quot;&quot;;CONCATENATE(&quot;(&quot;;[Evidence.A532];&quot;) - &quot;;[Evidence.C532];&quot; - &quot;;[Evidence.D532];&quot;, [&quot;;[Evidence.L532];&quot;]&quot;);&quot;EMPTY&quot;)" office:value-type="string" office:string-value="EMPTY" calcext:value-type="string">
            <text:p>EMPTY</text:p>
          </table:table-cell>
          <table:table-cell table:style-name="ce14" table:formula="of:=[Evidence.E532]" office:value-type="float" office:value="0" calcext:value-type="float">
            <text:p>0 Kč</text:p>
          </table:table-cell>
          <table:table-cell table:style-name="ce20" table:formula="of:=[Evidence.F532]" office:value-type="currency" office:currency="CZK" office:value="0" calcext:value-type="currency">
            <text:p>0 Kč</text:p>
          </table:table-cell>
          <table:table-cell table:style-name="ce27" table:formula="of:=[Evidence.K532]" office:value-type="float" office:value="0" calcext:value-type="float">
            <text:p>0</text:p>
          </table:table-cell>
          <table:table-cell table:style-name="ce27" table:formula="of:=2014-[Evidence.H532]" office:value-type="float" office:value="2014" calcext:value-type="float">
            <text:p>2,014</text:p>
          </table:table-cell>
          <table:table-cell table:style-name="ce13"/>
          <table:table-cell table:style-name="ce37" table:formula="of:=((100-[.F537])/100)*[.B5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33]&lt;&gt;&quot;&quot;;CONCATENATE(&quot;(&quot;;[Evidence.A533];&quot;) - &quot;;[Evidence.C533];&quot; - &quot;;[Evidence.D533];&quot;, [&quot;;[Evidence.L533];&quot;]&quot;);&quot;EMPTY&quot;)" office:value-type="string" office:string-value="EMPTY" calcext:value-type="string">
            <text:p>EMPTY</text:p>
          </table:table-cell>
          <table:table-cell table:style-name="ce14" table:formula="of:=[Evidence.E533]" office:value-type="float" office:value="0" calcext:value-type="float">
            <text:p>0 Kč</text:p>
          </table:table-cell>
          <table:table-cell table:style-name="ce20" table:formula="of:=[Evidence.F533]" office:value-type="currency" office:currency="CZK" office:value="0" calcext:value-type="currency">
            <text:p>0 Kč</text:p>
          </table:table-cell>
          <table:table-cell table:style-name="ce27" table:formula="of:=[Evidence.K533]" office:value-type="float" office:value="0" calcext:value-type="float">
            <text:p>0</text:p>
          </table:table-cell>
          <table:table-cell table:style-name="ce27" table:formula="of:=2014-[Evidence.H533]" office:value-type="float" office:value="2014" calcext:value-type="float">
            <text:p>2,014</text:p>
          </table:table-cell>
          <table:table-cell table:style-name="ce13"/>
          <table:table-cell table:style-name="ce37" table:formula="of:=((100-[.F538])/100)*[.B5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34]&lt;&gt;&quot;&quot;;CONCATENATE(&quot;(&quot;;[Evidence.A534];&quot;) - &quot;;[Evidence.C534];&quot; - &quot;;[Evidence.D534];&quot;, [&quot;;[Evidence.L534];&quot;]&quot;);&quot;EMPTY&quot;)" office:value-type="string" office:string-value="EMPTY" calcext:value-type="string">
            <text:p>EMPTY</text:p>
          </table:table-cell>
          <table:table-cell table:style-name="ce14" table:formula="of:=[Evidence.E534]" office:value-type="float" office:value="0" calcext:value-type="float">
            <text:p>0 Kč</text:p>
          </table:table-cell>
          <table:table-cell table:style-name="ce20" table:formula="of:=[Evidence.F534]" office:value-type="currency" office:currency="CZK" office:value="0" calcext:value-type="currency">
            <text:p>0 Kč</text:p>
          </table:table-cell>
          <table:table-cell table:style-name="ce27" table:formula="of:=[Evidence.K534]" office:value-type="float" office:value="0" calcext:value-type="float">
            <text:p>0</text:p>
          </table:table-cell>
          <table:table-cell table:style-name="ce27" table:formula="of:=2014-[Evidence.H534]" office:value-type="float" office:value="2014" calcext:value-type="float">
            <text:p>2,014</text:p>
          </table:table-cell>
          <table:table-cell table:style-name="ce13"/>
          <table:table-cell table:style-name="ce37" table:formula="of:=((100-[.F539])/100)*[.B5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35]&lt;&gt;&quot;&quot;;CONCATENATE(&quot;(&quot;;[Evidence.A535];&quot;) - &quot;;[Evidence.C535];&quot; - &quot;;[Evidence.D535];&quot;, [&quot;;[Evidence.L535];&quot;]&quot;);&quot;EMPTY&quot;)" office:value-type="string" office:string-value="EMPTY" calcext:value-type="string">
            <text:p>EMPTY</text:p>
          </table:table-cell>
          <table:table-cell table:style-name="ce14" table:formula="of:=[Evidence.E535]" office:value-type="float" office:value="0" calcext:value-type="float">
            <text:p>0 Kč</text:p>
          </table:table-cell>
          <table:table-cell table:style-name="ce20" table:formula="of:=[Evidence.F535]" office:value-type="currency" office:currency="CZK" office:value="0" calcext:value-type="currency">
            <text:p>0 Kč</text:p>
          </table:table-cell>
          <table:table-cell table:style-name="ce27" table:formula="of:=[Evidence.K535]" office:value-type="float" office:value="0" calcext:value-type="float">
            <text:p>0</text:p>
          </table:table-cell>
          <table:table-cell table:style-name="ce27" table:formula="of:=2014-[Evidence.H535]" office:value-type="float" office:value="2014" calcext:value-type="float">
            <text:p>2,014</text:p>
          </table:table-cell>
          <table:table-cell table:style-name="ce13"/>
          <table:table-cell table:style-name="ce37" table:formula="of:=((100-[.F540])/100)*[.B5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36]&lt;&gt;&quot;&quot;;CONCATENATE(&quot;(&quot;;[Evidence.A536];&quot;) - &quot;;[Evidence.C536];&quot; - &quot;;[Evidence.D536];&quot;, [&quot;;[Evidence.L536];&quot;]&quot;);&quot;EMPTY&quot;)" office:value-type="string" office:string-value="EMPTY" calcext:value-type="string">
            <text:p>EMPTY</text:p>
          </table:table-cell>
          <table:table-cell table:style-name="ce14" table:formula="of:=[Evidence.E536]" office:value-type="float" office:value="0" calcext:value-type="float">
            <text:p>0 Kč</text:p>
          </table:table-cell>
          <table:table-cell table:style-name="ce20" table:formula="of:=[Evidence.F536]" office:value-type="currency" office:currency="CZK" office:value="0" calcext:value-type="currency">
            <text:p>0 Kč</text:p>
          </table:table-cell>
          <table:table-cell table:style-name="ce27" table:formula="of:=[Evidence.K536]" office:value-type="float" office:value="0" calcext:value-type="float">
            <text:p>0</text:p>
          </table:table-cell>
          <table:table-cell table:style-name="ce27" table:formula="of:=2014-[Evidence.H536]" office:value-type="float" office:value="2014" calcext:value-type="float">
            <text:p>2,014</text:p>
          </table:table-cell>
          <table:table-cell table:style-name="ce13"/>
          <table:table-cell table:style-name="ce37" table:formula="of:=((100-[.F541])/100)*[.B5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37]&lt;&gt;&quot;&quot;;CONCATENATE(&quot;(&quot;;[Evidence.A537];&quot;) - &quot;;[Evidence.C537];&quot; - &quot;;[Evidence.D537];&quot;, [&quot;;[Evidence.L537];&quot;]&quot;);&quot;EMPTY&quot;)" office:value-type="string" office:string-value="EMPTY" calcext:value-type="string">
            <text:p>EMPTY</text:p>
          </table:table-cell>
          <table:table-cell table:style-name="ce14" table:formula="of:=[Evidence.E537]" office:value-type="float" office:value="0" calcext:value-type="float">
            <text:p>0 Kč</text:p>
          </table:table-cell>
          <table:table-cell table:style-name="ce20" table:formula="of:=[Evidence.F537]" office:value-type="currency" office:currency="CZK" office:value="0" calcext:value-type="currency">
            <text:p>0 Kč</text:p>
          </table:table-cell>
          <table:table-cell table:style-name="ce27" table:formula="of:=[Evidence.K537]" office:value-type="float" office:value="0" calcext:value-type="float">
            <text:p>0</text:p>
          </table:table-cell>
          <table:table-cell table:style-name="ce27" table:formula="of:=2014-[Evidence.H537]" office:value-type="float" office:value="2014" calcext:value-type="float">
            <text:p>2,014</text:p>
          </table:table-cell>
          <table:table-cell table:style-name="ce13"/>
          <table:table-cell table:style-name="ce37" table:formula="of:=((100-[.F542])/100)*[.B5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38]&lt;&gt;&quot;&quot;;CONCATENATE(&quot;(&quot;;[Evidence.A538];&quot;) - &quot;;[Evidence.C538];&quot; - &quot;;[Evidence.D538];&quot;, [&quot;;[Evidence.L538];&quot;]&quot;);&quot;EMPTY&quot;)" office:value-type="string" office:string-value="EMPTY" calcext:value-type="string">
            <text:p>EMPTY</text:p>
          </table:table-cell>
          <table:table-cell table:style-name="ce14" table:formula="of:=[Evidence.E538]" office:value-type="float" office:value="0" calcext:value-type="float">
            <text:p>0 Kč</text:p>
          </table:table-cell>
          <table:table-cell table:style-name="ce20" table:formula="of:=[Evidence.F538]" office:value-type="currency" office:currency="CZK" office:value="0" calcext:value-type="currency">
            <text:p>0 Kč</text:p>
          </table:table-cell>
          <table:table-cell table:style-name="ce27" table:formula="of:=[Evidence.K538]" office:value-type="float" office:value="0" calcext:value-type="float">
            <text:p>0</text:p>
          </table:table-cell>
          <table:table-cell table:style-name="ce27" table:formula="of:=2014-[Evidence.H538]" office:value-type="float" office:value="2014" calcext:value-type="float">
            <text:p>2,014</text:p>
          </table:table-cell>
          <table:table-cell table:style-name="ce13"/>
          <table:table-cell table:style-name="ce37" table:formula="of:=((100-[.F543])/100)*[.B5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39]&lt;&gt;&quot;&quot;;CONCATENATE(&quot;(&quot;;[Evidence.A539];&quot;) - &quot;;[Evidence.C539];&quot; - &quot;;[Evidence.D539];&quot;, [&quot;;[Evidence.L539];&quot;]&quot;);&quot;EMPTY&quot;)" office:value-type="string" office:string-value="EMPTY" calcext:value-type="string">
            <text:p>EMPTY</text:p>
          </table:table-cell>
          <table:table-cell table:style-name="ce14" table:formula="of:=[Evidence.E539]" office:value-type="float" office:value="0" calcext:value-type="float">
            <text:p>0 Kč</text:p>
          </table:table-cell>
          <table:table-cell table:style-name="ce20" table:formula="of:=[Evidence.F539]" office:value-type="currency" office:currency="CZK" office:value="0" calcext:value-type="currency">
            <text:p>0 Kč</text:p>
          </table:table-cell>
          <table:table-cell table:style-name="ce27" table:formula="of:=[Evidence.K539]" office:value-type="float" office:value="0" calcext:value-type="float">
            <text:p>0</text:p>
          </table:table-cell>
          <table:table-cell table:style-name="ce27" table:formula="of:=2014-[Evidence.H539]" office:value-type="float" office:value="2014" calcext:value-type="float">
            <text:p>2,014</text:p>
          </table:table-cell>
          <table:table-cell table:style-name="ce13"/>
          <table:table-cell table:style-name="ce37" table:formula="of:=((100-[.F544])/100)*[.B5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40]&lt;&gt;&quot;&quot;;CONCATENATE(&quot;(&quot;;[Evidence.A540];&quot;) - &quot;;[Evidence.C540];&quot; - &quot;;[Evidence.D540];&quot;, [&quot;;[Evidence.L540];&quot;]&quot;);&quot;EMPTY&quot;)" office:value-type="string" office:string-value="EMPTY" calcext:value-type="string">
            <text:p>EMPTY</text:p>
          </table:table-cell>
          <table:table-cell table:style-name="ce14" table:formula="of:=[Evidence.E540]" office:value-type="float" office:value="0" calcext:value-type="float">
            <text:p>0 Kč</text:p>
          </table:table-cell>
          <table:table-cell table:style-name="ce20" table:formula="of:=[Evidence.F540]" office:value-type="currency" office:currency="CZK" office:value="0" calcext:value-type="currency">
            <text:p>0 Kč</text:p>
          </table:table-cell>
          <table:table-cell table:style-name="ce27" table:formula="of:=[Evidence.K540]" office:value-type="float" office:value="0" calcext:value-type="float">
            <text:p>0</text:p>
          </table:table-cell>
          <table:table-cell table:style-name="ce27" table:formula="of:=2014-[Evidence.H540]" office:value-type="float" office:value="2014" calcext:value-type="float">
            <text:p>2,014</text:p>
          </table:table-cell>
          <table:table-cell table:style-name="ce13"/>
          <table:table-cell table:style-name="ce37" table:formula="of:=((100-[.F545])/100)*[.B5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41]&lt;&gt;&quot;&quot;;CONCATENATE(&quot;(&quot;;[Evidence.A541];&quot;) - &quot;;[Evidence.C541];&quot; - &quot;;[Evidence.D541];&quot;, [&quot;;[Evidence.L541];&quot;]&quot;);&quot;EMPTY&quot;)" office:value-type="string" office:string-value="EMPTY" calcext:value-type="string">
            <text:p>EMPTY</text:p>
          </table:table-cell>
          <table:table-cell table:style-name="ce14" table:formula="of:=[Evidence.E541]" office:value-type="float" office:value="0" calcext:value-type="float">
            <text:p>0 Kč</text:p>
          </table:table-cell>
          <table:table-cell table:style-name="ce20" table:formula="of:=[Evidence.F541]" office:value-type="currency" office:currency="CZK" office:value="0" calcext:value-type="currency">
            <text:p>0 Kč</text:p>
          </table:table-cell>
          <table:table-cell table:style-name="ce27" table:formula="of:=[Evidence.K541]" office:value-type="float" office:value="0" calcext:value-type="float">
            <text:p>0</text:p>
          </table:table-cell>
          <table:table-cell table:style-name="ce27" table:formula="of:=2014-[Evidence.H541]" office:value-type="float" office:value="2014" calcext:value-type="float">
            <text:p>2,014</text:p>
          </table:table-cell>
          <table:table-cell table:style-name="ce13"/>
          <table:table-cell table:style-name="ce37" table:formula="of:=((100-[.F546])/100)*[.B5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42]&lt;&gt;&quot;&quot;;CONCATENATE(&quot;(&quot;;[Evidence.A542];&quot;) - &quot;;[Evidence.C542];&quot; - &quot;;[Evidence.D542];&quot;, [&quot;;[Evidence.L542];&quot;]&quot;);&quot;EMPTY&quot;)" office:value-type="string" office:string-value="EMPTY" calcext:value-type="string">
            <text:p>EMPTY</text:p>
          </table:table-cell>
          <table:table-cell table:style-name="ce14" table:formula="of:=[Evidence.E542]" office:value-type="float" office:value="0" calcext:value-type="float">
            <text:p>0 Kč</text:p>
          </table:table-cell>
          <table:table-cell table:style-name="ce20" table:formula="of:=[Evidence.F542]" office:value-type="currency" office:currency="CZK" office:value="0" calcext:value-type="currency">
            <text:p>0 Kč</text:p>
          </table:table-cell>
          <table:table-cell table:style-name="ce27" table:formula="of:=[Evidence.K542]" office:value-type="float" office:value="0" calcext:value-type="float">
            <text:p>0</text:p>
          </table:table-cell>
          <table:table-cell table:style-name="ce27" table:formula="of:=2014-[Evidence.H542]" office:value-type="float" office:value="2014" calcext:value-type="float">
            <text:p>2,014</text:p>
          </table:table-cell>
          <table:table-cell table:style-name="ce13"/>
          <table:table-cell table:style-name="ce37" table:formula="of:=((100-[.F547])/100)*[.B5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43]&lt;&gt;&quot;&quot;;CONCATENATE(&quot;(&quot;;[Evidence.A543];&quot;) - &quot;;[Evidence.C543];&quot; - &quot;;[Evidence.D543];&quot;, [&quot;;[Evidence.L543];&quot;]&quot;);&quot;EMPTY&quot;)" office:value-type="string" office:string-value="EMPTY" calcext:value-type="string">
            <text:p>EMPTY</text:p>
          </table:table-cell>
          <table:table-cell table:style-name="ce14" table:formula="of:=[Evidence.E543]" office:value-type="float" office:value="0" calcext:value-type="float">
            <text:p>0 Kč</text:p>
          </table:table-cell>
          <table:table-cell table:style-name="ce20" table:formula="of:=[Evidence.F543]" office:value-type="currency" office:currency="CZK" office:value="0" calcext:value-type="currency">
            <text:p>0 Kč</text:p>
          </table:table-cell>
          <table:table-cell table:style-name="ce27" table:formula="of:=[Evidence.K543]" office:value-type="float" office:value="0" calcext:value-type="float">
            <text:p>0</text:p>
          </table:table-cell>
          <table:table-cell table:style-name="ce27" table:formula="of:=2014-[Evidence.H543]" office:value-type="float" office:value="2014" calcext:value-type="float">
            <text:p>2,014</text:p>
          </table:table-cell>
          <table:table-cell table:style-name="ce13"/>
          <table:table-cell table:style-name="ce37" table:formula="of:=((100-[.F548])/100)*[.B5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44]&lt;&gt;&quot;&quot;;CONCATENATE(&quot;(&quot;;[Evidence.A544];&quot;) - &quot;;[Evidence.C544];&quot; - &quot;;[Evidence.D544];&quot;, [&quot;;[Evidence.L544];&quot;]&quot;);&quot;EMPTY&quot;)" office:value-type="string" office:string-value="EMPTY" calcext:value-type="string">
            <text:p>EMPTY</text:p>
          </table:table-cell>
          <table:table-cell table:style-name="ce14" table:formula="of:=[Evidence.E544]" office:value-type="float" office:value="0" calcext:value-type="float">
            <text:p>0 Kč</text:p>
          </table:table-cell>
          <table:table-cell table:style-name="ce20" table:formula="of:=[Evidence.F544]" office:value-type="currency" office:currency="CZK" office:value="0" calcext:value-type="currency">
            <text:p>0 Kč</text:p>
          </table:table-cell>
          <table:table-cell table:style-name="ce27" table:formula="of:=[Evidence.K544]" office:value-type="float" office:value="0" calcext:value-type="float">
            <text:p>0</text:p>
          </table:table-cell>
          <table:table-cell table:style-name="ce27" table:formula="of:=2014-[Evidence.H544]" office:value-type="float" office:value="2014" calcext:value-type="float">
            <text:p>2,014</text:p>
          </table:table-cell>
          <table:table-cell table:style-name="ce13"/>
          <table:table-cell table:style-name="ce37" table:formula="of:=((100-[.F549])/100)*[.B5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45]&lt;&gt;&quot;&quot;;CONCATENATE(&quot;(&quot;;[Evidence.A545];&quot;) - &quot;;[Evidence.C545];&quot; - &quot;;[Evidence.D545];&quot;, [&quot;;[Evidence.L545];&quot;]&quot;);&quot;EMPTY&quot;)" office:value-type="string" office:string-value="EMPTY" calcext:value-type="string">
            <text:p>EMPTY</text:p>
          </table:table-cell>
          <table:table-cell table:style-name="ce14" table:formula="of:=[Evidence.E545]" office:value-type="float" office:value="0" calcext:value-type="float">
            <text:p>0 Kč</text:p>
          </table:table-cell>
          <table:table-cell table:style-name="ce20" table:formula="of:=[Evidence.F545]" office:value-type="currency" office:currency="CZK" office:value="0" calcext:value-type="currency">
            <text:p>0 Kč</text:p>
          </table:table-cell>
          <table:table-cell table:style-name="ce27" table:formula="of:=[Evidence.K545]" office:value-type="float" office:value="0" calcext:value-type="float">
            <text:p>0</text:p>
          </table:table-cell>
          <table:table-cell table:style-name="ce27" table:formula="of:=2014-[Evidence.H545]" office:value-type="float" office:value="2014" calcext:value-type="float">
            <text:p>2,014</text:p>
          </table:table-cell>
          <table:table-cell table:style-name="ce13"/>
          <table:table-cell table:style-name="ce37" table:formula="of:=((100-[.F550])/100)*[.B5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46]&lt;&gt;&quot;&quot;;CONCATENATE(&quot;(&quot;;[Evidence.A546];&quot;) - &quot;;[Evidence.C546];&quot; - &quot;;[Evidence.D546];&quot;, [&quot;;[Evidence.L546];&quot;]&quot;);&quot;EMPTY&quot;)" office:value-type="string" office:string-value="EMPTY" calcext:value-type="string">
            <text:p>EMPTY</text:p>
          </table:table-cell>
          <table:table-cell table:style-name="ce14" table:formula="of:=[Evidence.E546]" office:value-type="float" office:value="0" calcext:value-type="float">
            <text:p>0 Kč</text:p>
          </table:table-cell>
          <table:table-cell table:style-name="ce20" table:formula="of:=[Evidence.F546]" office:value-type="currency" office:currency="CZK" office:value="0" calcext:value-type="currency">
            <text:p>0 Kč</text:p>
          </table:table-cell>
          <table:table-cell table:style-name="ce27" table:formula="of:=[Evidence.K546]" office:value-type="float" office:value="0" calcext:value-type="float">
            <text:p>0</text:p>
          </table:table-cell>
          <table:table-cell table:style-name="ce27" table:formula="of:=2014-[Evidence.H546]" office:value-type="float" office:value="2014" calcext:value-type="float">
            <text:p>2,014</text:p>
          </table:table-cell>
          <table:table-cell table:style-name="ce13"/>
          <table:table-cell table:style-name="ce37" table:formula="of:=((100-[.F551])/100)*[.B5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47]&lt;&gt;&quot;&quot;;CONCATENATE(&quot;(&quot;;[Evidence.A547];&quot;) - &quot;;[Evidence.C547];&quot; - &quot;;[Evidence.D547];&quot;, [&quot;;[Evidence.L547];&quot;]&quot;);&quot;EMPTY&quot;)" office:value-type="string" office:string-value="EMPTY" calcext:value-type="string">
            <text:p>EMPTY</text:p>
          </table:table-cell>
          <table:table-cell table:style-name="ce14" table:formula="of:=[Evidence.E547]" office:value-type="float" office:value="0" calcext:value-type="float">
            <text:p>0 Kč</text:p>
          </table:table-cell>
          <table:table-cell table:style-name="ce20" table:formula="of:=[Evidence.F547]" office:value-type="currency" office:currency="CZK" office:value="0" calcext:value-type="currency">
            <text:p>0 Kč</text:p>
          </table:table-cell>
          <table:table-cell table:style-name="ce27" table:formula="of:=[Evidence.K547]" office:value-type="float" office:value="0" calcext:value-type="float">
            <text:p>0</text:p>
          </table:table-cell>
          <table:table-cell table:style-name="ce27" table:formula="of:=2014-[Evidence.H547]" office:value-type="float" office:value="2014" calcext:value-type="float">
            <text:p>2,014</text:p>
          </table:table-cell>
          <table:table-cell table:style-name="ce13"/>
          <table:table-cell table:style-name="ce37" table:formula="of:=((100-[.F552])/100)*[.B5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48]&lt;&gt;&quot;&quot;;CONCATENATE(&quot;(&quot;;[Evidence.A548];&quot;) - &quot;;[Evidence.C548];&quot; - &quot;;[Evidence.D548];&quot;, [&quot;;[Evidence.L548];&quot;]&quot;);&quot;EMPTY&quot;)" office:value-type="string" office:string-value="EMPTY" calcext:value-type="string">
            <text:p>EMPTY</text:p>
          </table:table-cell>
          <table:table-cell table:style-name="ce14" table:formula="of:=[Evidence.E548]" office:value-type="float" office:value="0" calcext:value-type="float">
            <text:p>0 Kč</text:p>
          </table:table-cell>
          <table:table-cell table:style-name="ce20" table:formula="of:=[Evidence.F548]" office:value-type="currency" office:currency="CZK" office:value="0" calcext:value-type="currency">
            <text:p>0 Kč</text:p>
          </table:table-cell>
          <table:table-cell table:style-name="ce27" table:formula="of:=[Evidence.K548]" office:value-type="float" office:value="0" calcext:value-type="float">
            <text:p>0</text:p>
          </table:table-cell>
          <table:table-cell table:style-name="ce27" table:formula="of:=2014-[Evidence.H548]" office:value-type="float" office:value="2014" calcext:value-type="float">
            <text:p>2,014</text:p>
          </table:table-cell>
          <table:table-cell table:style-name="ce13"/>
          <table:table-cell table:style-name="ce37" table:formula="of:=((100-[.F553])/100)*[.B5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49]&lt;&gt;&quot;&quot;;CONCATENATE(&quot;(&quot;;[Evidence.A549];&quot;) - &quot;;[Evidence.C549];&quot; - &quot;;[Evidence.D549];&quot;, [&quot;;[Evidence.L549];&quot;]&quot;);&quot;EMPTY&quot;)" office:value-type="string" office:string-value="EMPTY" calcext:value-type="string">
            <text:p>EMPTY</text:p>
          </table:table-cell>
          <table:table-cell table:style-name="ce14" table:formula="of:=[Evidence.E549]" office:value-type="float" office:value="0" calcext:value-type="float">
            <text:p>0 Kč</text:p>
          </table:table-cell>
          <table:table-cell table:style-name="ce20" table:formula="of:=[Evidence.F549]" office:value-type="currency" office:currency="CZK" office:value="0" calcext:value-type="currency">
            <text:p>0 Kč</text:p>
          </table:table-cell>
          <table:table-cell table:style-name="ce27" table:formula="of:=[Evidence.K549]" office:value-type="float" office:value="0" calcext:value-type="float">
            <text:p>0</text:p>
          </table:table-cell>
          <table:table-cell table:style-name="ce27" table:formula="of:=2014-[Evidence.H549]" office:value-type="float" office:value="2014" calcext:value-type="float">
            <text:p>2,014</text:p>
          </table:table-cell>
          <table:table-cell table:style-name="ce13"/>
          <table:table-cell table:style-name="ce37" table:formula="of:=((100-[.F554])/100)*[.B5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50]&lt;&gt;&quot;&quot;;CONCATENATE(&quot;(&quot;;[Evidence.A550];&quot;) - &quot;;[Evidence.C550];&quot; - &quot;;[Evidence.D550];&quot;, [&quot;;[Evidence.L550];&quot;]&quot;);&quot;EMPTY&quot;)" office:value-type="string" office:string-value="EMPTY" calcext:value-type="string">
            <text:p>EMPTY</text:p>
          </table:table-cell>
          <table:table-cell table:style-name="ce14" table:formula="of:=[Evidence.E550]" office:value-type="float" office:value="0" calcext:value-type="float">
            <text:p>0 Kč</text:p>
          </table:table-cell>
          <table:table-cell table:style-name="ce20" table:formula="of:=[Evidence.F550]" office:value-type="currency" office:currency="CZK" office:value="0" calcext:value-type="currency">
            <text:p>0 Kč</text:p>
          </table:table-cell>
          <table:table-cell table:style-name="ce27" table:formula="of:=[Evidence.K550]" office:value-type="float" office:value="0" calcext:value-type="float">
            <text:p>0</text:p>
          </table:table-cell>
          <table:table-cell table:style-name="ce27" table:formula="of:=2014-[Evidence.H550]" office:value-type="float" office:value="2014" calcext:value-type="float">
            <text:p>2,014</text:p>
          </table:table-cell>
          <table:table-cell table:style-name="ce13"/>
          <table:table-cell table:style-name="ce37" table:formula="of:=((100-[.F555])/100)*[.B5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51]&lt;&gt;&quot;&quot;;CONCATENATE(&quot;(&quot;;[Evidence.A551];&quot;) - &quot;;[Evidence.C551];&quot; - &quot;;[Evidence.D551];&quot;, [&quot;;[Evidence.L551];&quot;]&quot;);&quot;EMPTY&quot;)" office:value-type="string" office:string-value="EMPTY" calcext:value-type="string">
            <text:p>EMPTY</text:p>
          </table:table-cell>
          <table:table-cell table:style-name="ce14" table:formula="of:=[Evidence.E551]" office:value-type="float" office:value="0" calcext:value-type="float">
            <text:p>0 Kč</text:p>
          </table:table-cell>
          <table:table-cell table:style-name="ce20" table:formula="of:=[Evidence.F551]" office:value-type="currency" office:currency="CZK" office:value="0" calcext:value-type="currency">
            <text:p>0 Kč</text:p>
          </table:table-cell>
          <table:table-cell table:style-name="ce27" table:formula="of:=[Evidence.K551]" office:value-type="float" office:value="0" calcext:value-type="float">
            <text:p>0</text:p>
          </table:table-cell>
          <table:table-cell table:style-name="ce27" table:formula="of:=2014-[Evidence.H551]" office:value-type="float" office:value="2014" calcext:value-type="float">
            <text:p>2,014</text:p>
          </table:table-cell>
          <table:table-cell table:style-name="ce13"/>
          <table:table-cell table:style-name="ce37" table:formula="of:=((100-[.F556])/100)*[.B5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52]&lt;&gt;&quot;&quot;;CONCATENATE(&quot;(&quot;;[Evidence.A552];&quot;) - &quot;;[Evidence.C552];&quot; - &quot;;[Evidence.D552];&quot;, [&quot;;[Evidence.L552];&quot;]&quot;);&quot;EMPTY&quot;)" office:value-type="string" office:string-value="EMPTY" calcext:value-type="string">
            <text:p>EMPTY</text:p>
          </table:table-cell>
          <table:table-cell table:style-name="ce14" table:formula="of:=[Evidence.E552]" office:value-type="float" office:value="0" calcext:value-type="float">
            <text:p>0 Kč</text:p>
          </table:table-cell>
          <table:table-cell table:style-name="ce20" table:formula="of:=[Evidence.F552]" office:value-type="currency" office:currency="CZK" office:value="0" calcext:value-type="currency">
            <text:p>0 Kč</text:p>
          </table:table-cell>
          <table:table-cell table:style-name="ce27" table:formula="of:=[Evidence.K552]" office:value-type="float" office:value="0" calcext:value-type="float">
            <text:p>0</text:p>
          </table:table-cell>
          <table:table-cell table:style-name="ce27" table:formula="of:=2014-[Evidence.H552]" office:value-type="float" office:value="2014" calcext:value-type="float">
            <text:p>2,014</text:p>
          </table:table-cell>
          <table:table-cell table:style-name="ce13"/>
          <table:table-cell table:style-name="ce37" table:formula="of:=((100-[.F557])/100)*[.B5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53]&lt;&gt;&quot;&quot;;CONCATENATE(&quot;(&quot;;[Evidence.A553];&quot;) - &quot;;[Evidence.C553];&quot; - &quot;;[Evidence.D553];&quot;, [&quot;;[Evidence.L553];&quot;]&quot;);&quot;EMPTY&quot;)" office:value-type="string" office:string-value="EMPTY" calcext:value-type="string">
            <text:p>EMPTY</text:p>
          </table:table-cell>
          <table:table-cell table:style-name="ce14" table:formula="of:=[Evidence.E553]" office:value-type="float" office:value="0" calcext:value-type="float">
            <text:p>0 Kč</text:p>
          </table:table-cell>
          <table:table-cell table:style-name="ce20" table:formula="of:=[Evidence.F553]" office:value-type="currency" office:currency="CZK" office:value="0" calcext:value-type="currency">
            <text:p>0 Kč</text:p>
          </table:table-cell>
          <table:table-cell table:style-name="ce27" table:formula="of:=[Evidence.K553]" office:value-type="float" office:value="0" calcext:value-type="float">
            <text:p>0</text:p>
          </table:table-cell>
          <table:table-cell table:style-name="ce27" table:formula="of:=2014-[Evidence.H553]" office:value-type="float" office:value="2014" calcext:value-type="float">
            <text:p>2,014</text:p>
          </table:table-cell>
          <table:table-cell table:style-name="ce13"/>
          <table:table-cell table:style-name="ce37" table:formula="of:=((100-[.F558])/100)*[.B5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54]&lt;&gt;&quot;&quot;;CONCATENATE(&quot;(&quot;;[Evidence.A554];&quot;) - &quot;;[Evidence.C554];&quot; - &quot;;[Evidence.D554];&quot;, [&quot;;[Evidence.L554];&quot;]&quot;);&quot;EMPTY&quot;)" office:value-type="string" office:string-value="EMPTY" calcext:value-type="string">
            <text:p>EMPTY</text:p>
          </table:table-cell>
          <table:table-cell table:style-name="ce14" table:formula="of:=[Evidence.E554]" office:value-type="float" office:value="0" calcext:value-type="float">
            <text:p>0 Kč</text:p>
          </table:table-cell>
          <table:table-cell table:style-name="ce20" table:formula="of:=[Evidence.F554]" office:value-type="currency" office:currency="CZK" office:value="0" calcext:value-type="currency">
            <text:p>0 Kč</text:p>
          </table:table-cell>
          <table:table-cell table:style-name="ce27" table:formula="of:=[Evidence.K554]" office:value-type="float" office:value="0" calcext:value-type="float">
            <text:p>0</text:p>
          </table:table-cell>
          <table:table-cell table:style-name="ce27" table:formula="of:=2014-[Evidence.H554]" office:value-type="float" office:value="2014" calcext:value-type="float">
            <text:p>2,014</text:p>
          </table:table-cell>
          <table:table-cell table:style-name="ce13"/>
          <table:table-cell table:style-name="ce37" table:formula="of:=((100-[.F559])/100)*[.B5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55]&lt;&gt;&quot;&quot;;CONCATENATE(&quot;(&quot;;[Evidence.A555];&quot;) - &quot;;[Evidence.C555];&quot; - &quot;;[Evidence.D555];&quot;, [&quot;;[Evidence.L555];&quot;]&quot;);&quot;EMPTY&quot;)" office:value-type="string" office:string-value="EMPTY" calcext:value-type="string">
            <text:p>EMPTY</text:p>
          </table:table-cell>
          <table:table-cell table:style-name="ce14" table:formula="of:=[Evidence.E555]" office:value-type="float" office:value="0" calcext:value-type="float">
            <text:p>0 Kč</text:p>
          </table:table-cell>
          <table:table-cell table:style-name="ce20" table:formula="of:=[Evidence.F555]" office:value-type="currency" office:currency="CZK" office:value="0" calcext:value-type="currency">
            <text:p>0 Kč</text:p>
          </table:table-cell>
          <table:table-cell table:style-name="ce27" table:formula="of:=[Evidence.K555]" office:value-type="float" office:value="0" calcext:value-type="float">
            <text:p>0</text:p>
          </table:table-cell>
          <table:table-cell table:style-name="ce27" table:formula="of:=2014-[Evidence.H555]" office:value-type="float" office:value="2014" calcext:value-type="float">
            <text:p>2,014</text:p>
          </table:table-cell>
          <table:table-cell table:style-name="ce13"/>
          <table:table-cell table:style-name="ce37" table:formula="of:=((100-[.F560])/100)*[.B5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56]&lt;&gt;&quot;&quot;;CONCATENATE(&quot;(&quot;;[Evidence.A556];&quot;) - &quot;;[Evidence.C556];&quot; - &quot;;[Evidence.D556];&quot;, [&quot;;[Evidence.L556];&quot;]&quot;);&quot;EMPTY&quot;)" office:value-type="string" office:string-value="EMPTY" calcext:value-type="string">
            <text:p>EMPTY</text:p>
          </table:table-cell>
          <table:table-cell table:style-name="ce14" table:formula="of:=[Evidence.E556]" office:value-type="float" office:value="0" calcext:value-type="float">
            <text:p>0 Kč</text:p>
          </table:table-cell>
          <table:table-cell table:style-name="ce20" table:formula="of:=[Evidence.F556]" office:value-type="currency" office:currency="CZK" office:value="0" calcext:value-type="currency">
            <text:p>0 Kč</text:p>
          </table:table-cell>
          <table:table-cell table:style-name="ce27" table:formula="of:=[Evidence.K556]" office:value-type="float" office:value="0" calcext:value-type="float">
            <text:p>0</text:p>
          </table:table-cell>
          <table:table-cell table:style-name="ce27" table:formula="of:=2014-[Evidence.H556]" office:value-type="float" office:value="2014" calcext:value-type="float">
            <text:p>2,014</text:p>
          </table:table-cell>
          <table:table-cell table:style-name="ce13"/>
          <table:table-cell table:style-name="ce37" table:formula="of:=((100-[.F561])/100)*[.B5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57]&lt;&gt;&quot;&quot;;CONCATENATE(&quot;(&quot;;[Evidence.A557];&quot;) - &quot;;[Evidence.C557];&quot; - &quot;;[Evidence.D557];&quot;, [&quot;;[Evidence.L557];&quot;]&quot;);&quot;EMPTY&quot;)" office:value-type="string" office:string-value="EMPTY" calcext:value-type="string">
            <text:p>EMPTY</text:p>
          </table:table-cell>
          <table:table-cell table:style-name="ce14" table:formula="of:=[Evidence.E557]" office:value-type="float" office:value="0" calcext:value-type="float">
            <text:p>0 Kč</text:p>
          </table:table-cell>
          <table:table-cell table:style-name="ce20" table:formula="of:=[Evidence.F557]" office:value-type="currency" office:currency="CZK" office:value="0" calcext:value-type="currency">
            <text:p>0 Kč</text:p>
          </table:table-cell>
          <table:table-cell table:style-name="ce27" table:formula="of:=[Evidence.K557]" office:value-type="float" office:value="0" calcext:value-type="float">
            <text:p>0</text:p>
          </table:table-cell>
          <table:table-cell table:style-name="ce27" table:formula="of:=2014-[Evidence.H557]" office:value-type="float" office:value="2014" calcext:value-type="float">
            <text:p>2,014</text:p>
          </table:table-cell>
          <table:table-cell table:style-name="ce13"/>
          <table:table-cell table:style-name="ce37" table:formula="of:=((100-[.F562])/100)*[.B5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58]&lt;&gt;&quot;&quot;;CONCATENATE(&quot;(&quot;;[Evidence.A558];&quot;) - &quot;;[Evidence.C558];&quot; - &quot;;[Evidence.D558];&quot;, [&quot;;[Evidence.L558];&quot;]&quot;);&quot;EMPTY&quot;)" office:value-type="string" office:string-value="EMPTY" calcext:value-type="string">
            <text:p>EMPTY</text:p>
          </table:table-cell>
          <table:table-cell table:style-name="ce14" table:formula="of:=[Evidence.E558]" office:value-type="float" office:value="0" calcext:value-type="float">
            <text:p>0 Kč</text:p>
          </table:table-cell>
          <table:table-cell table:style-name="ce20" table:formula="of:=[Evidence.F558]" office:value-type="currency" office:currency="CZK" office:value="0" calcext:value-type="currency">
            <text:p>0 Kč</text:p>
          </table:table-cell>
          <table:table-cell table:style-name="ce27" table:formula="of:=[Evidence.K558]" office:value-type="float" office:value="0" calcext:value-type="float">
            <text:p>0</text:p>
          </table:table-cell>
          <table:table-cell table:style-name="ce27" table:formula="of:=2014-[Evidence.H558]" office:value-type="float" office:value="2014" calcext:value-type="float">
            <text:p>2,014</text:p>
          </table:table-cell>
          <table:table-cell table:style-name="ce13"/>
          <table:table-cell table:style-name="ce37" table:formula="of:=((100-[.F563])/100)*[.B5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59]&lt;&gt;&quot;&quot;;CONCATENATE(&quot;(&quot;;[Evidence.A559];&quot;) - &quot;;[Evidence.C559];&quot; - &quot;;[Evidence.D559];&quot;, [&quot;;[Evidence.L559];&quot;]&quot;);&quot;EMPTY&quot;)" office:value-type="string" office:string-value="EMPTY" calcext:value-type="string">
            <text:p>EMPTY</text:p>
          </table:table-cell>
          <table:table-cell table:style-name="ce14" table:formula="of:=[Evidence.E559]" office:value-type="float" office:value="0" calcext:value-type="float">
            <text:p>0 Kč</text:p>
          </table:table-cell>
          <table:table-cell table:style-name="ce20" table:formula="of:=[Evidence.F559]" office:value-type="currency" office:currency="CZK" office:value="0" calcext:value-type="currency">
            <text:p>0 Kč</text:p>
          </table:table-cell>
          <table:table-cell table:style-name="ce27" table:formula="of:=[Evidence.K559]" office:value-type="float" office:value="0" calcext:value-type="float">
            <text:p>0</text:p>
          </table:table-cell>
          <table:table-cell table:style-name="ce27" table:formula="of:=2014-[Evidence.H559]" office:value-type="float" office:value="2014" calcext:value-type="float">
            <text:p>2,014</text:p>
          </table:table-cell>
          <table:table-cell table:style-name="ce13"/>
          <table:table-cell table:style-name="ce37" table:formula="of:=((100-[.F564])/100)*[.B5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60]&lt;&gt;&quot;&quot;;CONCATENATE(&quot;(&quot;;[Evidence.A560];&quot;) - &quot;;[Evidence.C560];&quot; - &quot;;[Evidence.D560];&quot;, [&quot;;[Evidence.L560];&quot;]&quot;);&quot;EMPTY&quot;)" office:value-type="string" office:string-value="EMPTY" calcext:value-type="string">
            <text:p>EMPTY</text:p>
          </table:table-cell>
          <table:table-cell table:style-name="ce14" table:formula="of:=[Evidence.E560]" office:value-type="float" office:value="0" calcext:value-type="float">
            <text:p>0 Kč</text:p>
          </table:table-cell>
          <table:table-cell table:style-name="ce20" table:formula="of:=[Evidence.F560]" office:value-type="currency" office:currency="CZK" office:value="0" calcext:value-type="currency">
            <text:p>0 Kč</text:p>
          </table:table-cell>
          <table:table-cell table:style-name="ce27" table:formula="of:=[Evidence.K560]" office:value-type="float" office:value="0" calcext:value-type="float">
            <text:p>0</text:p>
          </table:table-cell>
          <table:table-cell table:style-name="ce27" table:formula="of:=2014-[Evidence.H560]" office:value-type="float" office:value="2014" calcext:value-type="float">
            <text:p>2,014</text:p>
          </table:table-cell>
          <table:table-cell table:style-name="ce13"/>
          <table:table-cell table:style-name="ce37" table:formula="of:=((100-[.F565])/100)*[.B5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61]&lt;&gt;&quot;&quot;;CONCATENATE(&quot;(&quot;;[Evidence.A561];&quot;) - &quot;;[Evidence.C561];&quot; - &quot;;[Evidence.D561];&quot;, [&quot;;[Evidence.L561];&quot;]&quot;);&quot;EMPTY&quot;)" office:value-type="string" office:string-value="EMPTY" calcext:value-type="string">
            <text:p>EMPTY</text:p>
          </table:table-cell>
          <table:table-cell table:style-name="ce14" table:formula="of:=[Evidence.E561]" office:value-type="float" office:value="0" calcext:value-type="float">
            <text:p>0 Kč</text:p>
          </table:table-cell>
          <table:table-cell table:style-name="ce20" table:formula="of:=[Evidence.F561]" office:value-type="currency" office:currency="CZK" office:value="0" calcext:value-type="currency">
            <text:p>0 Kč</text:p>
          </table:table-cell>
          <table:table-cell table:style-name="ce27" table:formula="of:=[Evidence.K561]" office:value-type="float" office:value="0" calcext:value-type="float">
            <text:p>0</text:p>
          </table:table-cell>
          <table:table-cell table:style-name="ce27" table:formula="of:=2014-[Evidence.H561]" office:value-type="float" office:value="2014" calcext:value-type="float">
            <text:p>2,014</text:p>
          </table:table-cell>
          <table:table-cell table:style-name="ce13"/>
          <table:table-cell table:style-name="ce37" table:formula="of:=((100-[.F566])/100)*[.B5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62]&lt;&gt;&quot;&quot;;CONCATENATE(&quot;(&quot;;[Evidence.A562];&quot;) - &quot;;[Evidence.C562];&quot; - &quot;;[Evidence.D562];&quot;, [&quot;;[Evidence.L562];&quot;]&quot;);&quot;EMPTY&quot;)" office:value-type="string" office:string-value="EMPTY" calcext:value-type="string">
            <text:p>EMPTY</text:p>
          </table:table-cell>
          <table:table-cell table:style-name="ce14" table:formula="of:=[Evidence.E562]" office:value-type="float" office:value="0" calcext:value-type="float">
            <text:p>0 Kč</text:p>
          </table:table-cell>
          <table:table-cell table:style-name="ce20" table:formula="of:=[Evidence.F562]" office:value-type="currency" office:currency="CZK" office:value="0" calcext:value-type="currency">
            <text:p>0 Kč</text:p>
          </table:table-cell>
          <table:table-cell table:style-name="ce27" table:formula="of:=[Evidence.K562]" office:value-type="float" office:value="0" calcext:value-type="float">
            <text:p>0</text:p>
          </table:table-cell>
          <table:table-cell table:style-name="ce27" table:formula="of:=2014-[Evidence.H562]" office:value-type="float" office:value="2014" calcext:value-type="float">
            <text:p>2,014</text:p>
          </table:table-cell>
          <table:table-cell table:style-name="ce13"/>
          <table:table-cell table:style-name="ce37" table:formula="of:=((100-[.F567])/100)*[.B5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63]&lt;&gt;&quot;&quot;;CONCATENATE(&quot;(&quot;;[Evidence.A563];&quot;) - &quot;;[Evidence.C563];&quot; - &quot;;[Evidence.D563];&quot;, [&quot;;[Evidence.L563];&quot;]&quot;);&quot;EMPTY&quot;)" office:value-type="string" office:string-value="EMPTY" calcext:value-type="string">
            <text:p>EMPTY</text:p>
          </table:table-cell>
          <table:table-cell table:style-name="ce14" table:formula="of:=[Evidence.E563]" office:value-type="float" office:value="0" calcext:value-type="float">
            <text:p>0 Kč</text:p>
          </table:table-cell>
          <table:table-cell table:style-name="ce20" table:formula="of:=[Evidence.F563]" office:value-type="currency" office:currency="CZK" office:value="0" calcext:value-type="currency">
            <text:p>0 Kč</text:p>
          </table:table-cell>
          <table:table-cell table:style-name="ce27" table:formula="of:=[Evidence.K563]" office:value-type="float" office:value="0" calcext:value-type="float">
            <text:p>0</text:p>
          </table:table-cell>
          <table:table-cell table:style-name="ce27" table:formula="of:=2014-[Evidence.H563]" office:value-type="float" office:value="2014" calcext:value-type="float">
            <text:p>2,014</text:p>
          </table:table-cell>
          <table:table-cell table:style-name="ce13"/>
          <table:table-cell table:style-name="ce37" table:formula="of:=((100-[.F568])/100)*[.B5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64]&lt;&gt;&quot;&quot;;CONCATENATE(&quot;(&quot;;[Evidence.A564];&quot;) - &quot;;[Evidence.C564];&quot; - &quot;;[Evidence.D564];&quot;, [&quot;;[Evidence.L564];&quot;]&quot;);&quot;EMPTY&quot;)" office:value-type="string" office:string-value="EMPTY" calcext:value-type="string">
            <text:p>EMPTY</text:p>
          </table:table-cell>
          <table:table-cell table:style-name="ce14" table:formula="of:=[Evidence.E564]" office:value-type="float" office:value="0" calcext:value-type="float">
            <text:p>0 Kč</text:p>
          </table:table-cell>
          <table:table-cell table:style-name="ce20" table:formula="of:=[Evidence.F564]" office:value-type="currency" office:currency="CZK" office:value="0" calcext:value-type="currency">
            <text:p>0 Kč</text:p>
          </table:table-cell>
          <table:table-cell table:style-name="ce27" table:formula="of:=[Evidence.K564]" office:value-type="float" office:value="0" calcext:value-type="float">
            <text:p>0</text:p>
          </table:table-cell>
          <table:table-cell table:style-name="ce27" table:formula="of:=2014-[Evidence.H564]" office:value-type="float" office:value="2014" calcext:value-type="float">
            <text:p>2,014</text:p>
          </table:table-cell>
          <table:table-cell table:style-name="ce13"/>
          <table:table-cell table:style-name="ce37" table:formula="of:=((100-[.F569])/100)*[.B5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65]&lt;&gt;&quot;&quot;;CONCATENATE(&quot;(&quot;;[Evidence.A565];&quot;) - &quot;;[Evidence.C565];&quot; - &quot;;[Evidence.D565];&quot;, [&quot;;[Evidence.L565];&quot;]&quot;);&quot;EMPTY&quot;)" office:value-type="string" office:string-value="EMPTY" calcext:value-type="string">
            <text:p>EMPTY</text:p>
          </table:table-cell>
          <table:table-cell table:style-name="ce14" table:formula="of:=[Evidence.E565]" office:value-type="float" office:value="0" calcext:value-type="float">
            <text:p>0 Kč</text:p>
          </table:table-cell>
          <table:table-cell table:style-name="ce20" table:formula="of:=[Evidence.F565]" office:value-type="currency" office:currency="CZK" office:value="0" calcext:value-type="currency">
            <text:p>0 Kč</text:p>
          </table:table-cell>
          <table:table-cell table:style-name="ce27" table:formula="of:=[Evidence.K565]" office:value-type="float" office:value="0" calcext:value-type="float">
            <text:p>0</text:p>
          </table:table-cell>
          <table:table-cell table:style-name="ce27" table:formula="of:=2014-[Evidence.H565]" office:value-type="float" office:value="2014" calcext:value-type="float">
            <text:p>2,014</text:p>
          </table:table-cell>
          <table:table-cell table:style-name="ce13"/>
          <table:table-cell table:style-name="ce37" table:formula="of:=((100-[.F570])/100)*[.B5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66]&lt;&gt;&quot;&quot;;CONCATENATE(&quot;(&quot;;[Evidence.A566];&quot;) - &quot;;[Evidence.C566];&quot; - &quot;;[Evidence.D566];&quot;, [&quot;;[Evidence.L566];&quot;]&quot;);&quot;EMPTY&quot;)" office:value-type="string" office:string-value="EMPTY" calcext:value-type="string">
            <text:p>EMPTY</text:p>
          </table:table-cell>
          <table:table-cell table:style-name="ce14" table:formula="of:=[Evidence.E566]" office:value-type="float" office:value="0" calcext:value-type="float">
            <text:p>0 Kč</text:p>
          </table:table-cell>
          <table:table-cell table:style-name="ce20" table:formula="of:=[Evidence.F566]" office:value-type="currency" office:currency="CZK" office:value="0" calcext:value-type="currency">
            <text:p>0 Kč</text:p>
          </table:table-cell>
          <table:table-cell table:style-name="ce27" table:formula="of:=[Evidence.K566]" office:value-type="float" office:value="0" calcext:value-type="float">
            <text:p>0</text:p>
          </table:table-cell>
          <table:table-cell table:style-name="ce27" table:formula="of:=2014-[Evidence.H566]" office:value-type="float" office:value="2014" calcext:value-type="float">
            <text:p>2,014</text:p>
          </table:table-cell>
          <table:table-cell table:style-name="ce13"/>
          <table:table-cell table:style-name="ce37" table:formula="of:=((100-[.F571])/100)*[.B5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67]&lt;&gt;&quot;&quot;;CONCATENATE(&quot;(&quot;;[Evidence.A567];&quot;) - &quot;;[Evidence.C567];&quot; - &quot;;[Evidence.D567];&quot;, [&quot;;[Evidence.L567];&quot;]&quot;);&quot;EMPTY&quot;)" office:value-type="string" office:string-value="EMPTY" calcext:value-type="string">
            <text:p>EMPTY</text:p>
          </table:table-cell>
          <table:table-cell table:style-name="ce14" table:formula="of:=[Evidence.E567]" office:value-type="float" office:value="0" calcext:value-type="float">
            <text:p>0 Kč</text:p>
          </table:table-cell>
          <table:table-cell table:style-name="ce20" table:formula="of:=[Evidence.F567]" office:value-type="currency" office:currency="CZK" office:value="0" calcext:value-type="currency">
            <text:p>0 Kč</text:p>
          </table:table-cell>
          <table:table-cell table:style-name="ce27" table:formula="of:=[Evidence.K567]" office:value-type="float" office:value="0" calcext:value-type="float">
            <text:p>0</text:p>
          </table:table-cell>
          <table:table-cell table:style-name="ce27" table:formula="of:=2014-[Evidence.H567]" office:value-type="float" office:value="2014" calcext:value-type="float">
            <text:p>2,014</text:p>
          </table:table-cell>
          <table:table-cell table:style-name="ce13"/>
          <table:table-cell table:style-name="ce37" table:formula="of:=((100-[.F572])/100)*[.B5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68]&lt;&gt;&quot;&quot;;CONCATENATE(&quot;(&quot;;[Evidence.A568];&quot;) - &quot;;[Evidence.C568];&quot; - &quot;;[Evidence.D568];&quot;, [&quot;;[Evidence.L568];&quot;]&quot;);&quot;EMPTY&quot;)" office:value-type="string" office:string-value="EMPTY" calcext:value-type="string">
            <text:p>EMPTY</text:p>
          </table:table-cell>
          <table:table-cell table:style-name="ce14" table:formula="of:=[Evidence.E568]" office:value-type="float" office:value="0" calcext:value-type="float">
            <text:p>0 Kč</text:p>
          </table:table-cell>
          <table:table-cell table:style-name="ce20" table:formula="of:=[Evidence.F568]" office:value-type="currency" office:currency="CZK" office:value="0" calcext:value-type="currency">
            <text:p>0 Kč</text:p>
          </table:table-cell>
          <table:table-cell table:style-name="ce27" table:formula="of:=[Evidence.K568]" office:value-type="float" office:value="0" calcext:value-type="float">
            <text:p>0</text:p>
          </table:table-cell>
          <table:table-cell table:style-name="ce27" table:formula="of:=2014-[Evidence.H568]" office:value-type="float" office:value="2014" calcext:value-type="float">
            <text:p>2,014</text:p>
          </table:table-cell>
          <table:table-cell table:style-name="ce13"/>
          <table:table-cell table:style-name="ce37" table:formula="of:=((100-[.F573])/100)*[.B5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69]&lt;&gt;&quot;&quot;;CONCATENATE(&quot;(&quot;;[Evidence.A569];&quot;) - &quot;;[Evidence.C569];&quot; - &quot;;[Evidence.D569];&quot;, [&quot;;[Evidence.L569];&quot;]&quot;);&quot;EMPTY&quot;)" office:value-type="string" office:string-value="EMPTY" calcext:value-type="string">
            <text:p>EMPTY</text:p>
          </table:table-cell>
          <table:table-cell table:style-name="ce14" table:formula="of:=[Evidence.E569]" office:value-type="float" office:value="0" calcext:value-type="float">
            <text:p>0 Kč</text:p>
          </table:table-cell>
          <table:table-cell table:style-name="ce20" table:formula="of:=[Evidence.F569]" office:value-type="currency" office:currency="CZK" office:value="0" calcext:value-type="currency">
            <text:p>0 Kč</text:p>
          </table:table-cell>
          <table:table-cell table:style-name="ce27" table:formula="of:=[Evidence.K569]" office:value-type="float" office:value="0" calcext:value-type="float">
            <text:p>0</text:p>
          </table:table-cell>
          <table:table-cell table:style-name="ce27" table:formula="of:=2014-[Evidence.H569]" office:value-type="float" office:value="2014" calcext:value-type="float">
            <text:p>2,014</text:p>
          </table:table-cell>
          <table:table-cell table:style-name="ce13"/>
          <table:table-cell table:style-name="ce37" table:formula="of:=((100-[.F574])/100)*[.B5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70]&lt;&gt;&quot;&quot;;CONCATENATE(&quot;(&quot;;[Evidence.A570];&quot;) - &quot;;[Evidence.C570];&quot; - &quot;;[Evidence.D570];&quot;, [&quot;;[Evidence.L570];&quot;]&quot;);&quot;EMPTY&quot;)" office:value-type="string" office:string-value="EMPTY" calcext:value-type="string">
            <text:p>EMPTY</text:p>
          </table:table-cell>
          <table:table-cell table:style-name="ce14" table:formula="of:=[Evidence.E570]" office:value-type="float" office:value="0" calcext:value-type="float">
            <text:p>0 Kč</text:p>
          </table:table-cell>
          <table:table-cell table:style-name="ce20" table:formula="of:=[Evidence.F570]" office:value-type="currency" office:currency="CZK" office:value="0" calcext:value-type="currency">
            <text:p>0 Kč</text:p>
          </table:table-cell>
          <table:table-cell table:style-name="ce27" table:formula="of:=[Evidence.K570]" office:value-type="float" office:value="0" calcext:value-type="float">
            <text:p>0</text:p>
          </table:table-cell>
          <table:table-cell table:style-name="ce27" table:formula="of:=2014-[Evidence.H570]" office:value-type="float" office:value="2014" calcext:value-type="float">
            <text:p>2,014</text:p>
          </table:table-cell>
          <table:table-cell table:style-name="ce13"/>
          <table:table-cell table:style-name="ce37" table:formula="of:=((100-[.F575])/100)*[.B5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71]&lt;&gt;&quot;&quot;;CONCATENATE(&quot;(&quot;;[Evidence.A571];&quot;) - &quot;;[Evidence.C571];&quot; - &quot;;[Evidence.D571];&quot;, [&quot;;[Evidence.L571];&quot;]&quot;);&quot;EMPTY&quot;)" office:value-type="string" office:string-value="EMPTY" calcext:value-type="string">
            <text:p>EMPTY</text:p>
          </table:table-cell>
          <table:table-cell table:style-name="ce14" table:formula="of:=[Evidence.E571]" office:value-type="float" office:value="0" calcext:value-type="float">
            <text:p>0 Kč</text:p>
          </table:table-cell>
          <table:table-cell table:style-name="ce20" table:formula="of:=[Evidence.F571]" office:value-type="currency" office:currency="CZK" office:value="0" calcext:value-type="currency">
            <text:p>0 Kč</text:p>
          </table:table-cell>
          <table:table-cell table:style-name="ce27" table:formula="of:=[Evidence.K571]" office:value-type="float" office:value="0" calcext:value-type="float">
            <text:p>0</text:p>
          </table:table-cell>
          <table:table-cell table:style-name="ce27" table:formula="of:=2014-[Evidence.H571]" office:value-type="float" office:value="2014" calcext:value-type="float">
            <text:p>2,014</text:p>
          </table:table-cell>
          <table:table-cell table:style-name="ce13"/>
          <table:table-cell table:style-name="ce37" table:formula="of:=((100-[.F576])/100)*[.B5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72]&lt;&gt;&quot;&quot;;CONCATENATE(&quot;(&quot;;[Evidence.A572];&quot;) - &quot;;[Evidence.C572];&quot; - &quot;;[Evidence.D572];&quot;, [&quot;;[Evidence.L572];&quot;]&quot;);&quot;EMPTY&quot;)" office:value-type="string" office:string-value="EMPTY" calcext:value-type="string">
            <text:p>EMPTY</text:p>
          </table:table-cell>
          <table:table-cell table:style-name="ce14" table:formula="of:=[Evidence.E572]" office:value-type="float" office:value="0" calcext:value-type="float">
            <text:p>0 Kč</text:p>
          </table:table-cell>
          <table:table-cell table:style-name="ce20" table:formula="of:=[Evidence.F572]" office:value-type="currency" office:currency="CZK" office:value="0" calcext:value-type="currency">
            <text:p>0 Kč</text:p>
          </table:table-cell>
          <table:table-cell table:style-name="ce27" table:formula="of:=[Evidence.K572]" office:value-type="float" office:value="0" calcext:value-type="float">
            <text:p>0</text:p>
          </table:table-cell>
          <table:table-cell table:style-name="ce27" table:formula="of:=2014-[Evidence.H572]" office:value-type="float" office:value="2014" calcext:value-type="float">
            <text:p>2,014</text:p>
          </table:table-cell>
          <table:table-cell table:style-name="ce13"/>
          <table:table-cell table:style-name="ce37" table:formula="of:=((100-[.F577])/100)*[.B5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73]&lt;&gt;&quot;&quot;;CONCATENATE(&quot;(&quot;;[Evidence.A573];&quot;) - &quot;;[Evidence.C573];&quot; - &quot;;[Evidence.D573];&quot;, [&quot;;[Evidence.L573];&quot;]&quot;);&quot;EMPTY&quot;)" office:value-type="string" office:string-value="EMPTY" calcext:value-type="string">
            <text:p>EMPTY</text:p>
          </table:table-cell>
          <table:table-cell table:style-name="ce14" table:formula="of:=[Evidence.E573]" office:value-type="float" office:value="0" calcext:value-type="float">
            <text:p>0 Kč</text:p>
          </table:table-cell>
          <table:table-cell table:style-name="ce20" table:formula="of:=[Evidence.F573]" office:value-type="currency" office:currency="CZK" office:value="0" calcext:value-type="currency">
            <text:p>0 Kč</text:p>
          </table:table-cell>
          <table:table-cell table:style-name="ce27" table:formula="of:=[Evidence.K573]" office:value-type="float" office:value="0" calcext:value-type="float">
            <text:p>0</text:p>
          </table:table-cell>
          <table:table-cell table:style-name="ce27" table:formula="of:=2014-[Evidence.H573]" office:value-type="float" office:value="2014" calcext:value-type="float">
            <text:p>2,014</text:p>
          </table:table-cell>
          <table:table-cell table:style-name="ce13"/>
          <table:table-cell table:style-name="ce37" table:formula="of:=((100-[.F578])/100)*[.B5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74]&lt;&gt;&quot;&quot;;CONCATENATE(&quot;(&quot;;[Evidence.A574];&quot;) - &quot;;[Evidence.C574];&quot; - &quot;;[Evidence.D574];&quot;, [&quot;;[Evidence.L574];&quot;]&quot;);&quot;EMPTY&quot;)" office:value-type="string" office:string-value="EMPTY" calcext:value-type="string">
            <text:p>EMPTY</text:p>
          </table:table-cell>
          <table:table-cell table:style-name="ce14" table:formula="of:=[Evidence.E574]" office:value-type="float" office:value="0" calcext:value-type="float">
            <text:p>0 Kč</text:p>
          </table:table-cell>
          <table:table-cell table:style-name="ce20" table:formula="of:=[Evidence.F574]" office:value-type="currency" office:currency="CZK" office:value="0" calcext:value-type="currency">
            <text:p>0 Kč</text:p>
          </table:table-cell>
          <table:table-cell table:style-name="ce27" table:formula="of:=[Evidence.K574]" office:value-type="float" office:value="0" calcext:value-type="float">
            <text:p>0</text:p>
          </table:table-cell>
          <table:table-cell table:style-name="ce27" table:formula="of:=2014-[Evidence.H574]" office:value-type="float" office:value="2014" calcext:value-type="float">
            <text:p>2,014</text:p>
          </table:table-cell>
          <table:table-cell table:style-name="ce13"/>
          <table:table-cell table:style-name="ce37" table:formula="of:=((100-[.F579])/100)*[.B5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75]&lt;&gt;&quot;&quot;;CONCATENATE(&quot;(&quot;;[Evidence.A575];&quot;) - &quot;;[Evidence.C575];&quot; - &quot;;[Evidence.D575];&quot;, [&quot;;[Evidence.L575];&quot;]&quot;);&quot;EMPTY&quot;)" office:value-type="string" office:string-value="EMPTY" calcext:value-type="string">
            <text:p>EMPTY</text:p>
          </table:table-cell>
          <table:table-cell table:style-name="ce14" table:formula="of:=[Evidence.E575]" office:value-type="float" office:value="0" calcext:value-type="float">
            <text:p>0 Kč</text:p>
          </table:table-cell>
          <table:table-cell table:style-name="ce20" table:formula="of:=[Evidence.F575]" office:value-type="currency" office:currency="CZK" office:value="0" calcext:value-type="currency">
            <text:p>0 Kč</text:p>
          </table:table-cell>
          <table:table-cell table:style-name="ce27" table:formula="of:=[Evidence.K575]" office:value-type="float" office:value="0" calcext:value-type="float">
            <text:p>0</text:p>
          </table:table-cell>
          <table:table-cell table:style-name="ce27" table:formula="of:=2014-[Evidence.H575]" office:value-type="float" office:value="2014" calcext:value-type="float">
            <text:p>2,014</text:p>
          </table:table-cell>
          <table:table-cell table:style-name="ce13"/>
          <table:table-cell table:style-name="ce37" table:formula="of:=((100-[.F580])/100)*[.B5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76]&lt;&gt;&quot;&quot;;CONCATENATE(&quot;(&quot;;[Evidence.A576];&quot;) - &quot;;[Evidence.C576];&quot; - &quot;;[Evidence.D576];&quot;, [&quot;;[Evidence.L576];&quot;]&quot;);&quot;EMPTY&quot;)" office:value-type="string" office:string-value="EMPTY" calcext:value-type="string">
            <text:p>EMPTY</text:p>
          </table:table-cell>
          <table:table-cell table:style-name="ce14" table:formula="of:=[Evidence.E576]" office:value-type="float" office:value="0" calcext:value-type="float">
            <text:p>0 Kč</text:p>
          </table:table-cell>
          <table:table-cell table:style-name="ce20" table:formula="of:=[Evidence.F576]" office:value-type="currency" office:currency="CZK" office:value="0" calcext:value-type="currency">
            <text:p>0 Kč</text:p>
          </table:table-cell>
          <table:table-cell table:style-name="ce27" table:formula="of:=[Evidence.K576]" office:value-type="float" office:value="0" calcext:value-type="float">
            <text:p>0</text:p>
          </table:table-cell>
          <table:table-cell table:style-name="ce27" table:formula="of:=2014-[Evidence.H576]" office:value-type="float" office:value="2014" calcext:value-type="float">
            <text:p>2,014</text:p>
          </table:table-cell>
          <table:table-cell table:style-name="ce13"/>
          <table:table-cell table:style-name="ce37" table:formula="of:=((100-[.F581])/100)*[.B5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77]&lt;&gt;&quot;&quot;;CONCATENATE(&quot;(&quot;;[Evidence.A577];&quot;) - &quot;;[Evidence.C577];&quot; - &quot;;[Evidence.D577];&quot;, [&quot;;[Evidence.L577];&quot;]&quot;);&quot;EMPTY&quot;)" office:value-type="string" office:string-value="EMPTY" calcext:value-type="string">
            <text:p>EMPTY</text:p>
          </table:table-cell>
          <table:table-cell table:style-name="ce14" table:formula="of:=[Evidence.E577]" office:value-type="float" office:value="0" calcext:value-type="float">
            <text:p>0 Kč</text:p>
          </table:table-cell>
          <table:table-cell table:style-name="ce20" table:formula="of:=[Evidence.F577]" office:value-type="currency" office:currency="CZK" office:value="0" calcext:value-type="currency">
            <text:p>0 Kč</text:p>
          </table:table-cell>
          <table:table-cell table:style-name="ce27" table:formula="of:=[Evidence.K577]" office:value-type="float" office:value="0" calcext:value-type="float">
            <text:p>0</text:p>
          </table:table-cell>
          <table:table-cell table:style-name="ce27" table:formula="of:=2014-[Evidence.H577]" office:value-type="float" office:value="2014" calcext:value-type="float">
            <text:p>2,014</text:p>
          </table:table-cell>
          <table:table-cell table:style-name="ce13"/>
          <table:table-cell table:style-name="ce37" table:formula="of:=((100-[.F582])/100)*[.B5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78]&lt;&gt;&quot;&quot;;CONCATENATE(&quot;(&quot;;[Evidence.A578];&quot;) - &quot;;[Evidence.C578];&quot; - &quot;;[Evidence.D578];&quot;, [&quot;;[Evidence.L578];&quot;]&quot;);&quot;EMPTY&quot;)" office:value-type="string" office:string-value="EMPTY" calcext:value-type="string">
            <text:p>EMPTY</text:p>
          </table:table-cell>
          <table:table-cell table:style-name="ce14" table:formula="of:=[Evidence.E578]" office:value-type="float" office:value="0" calcext:value-type="float">
            <text:p>0 Kč</text:p>
          </table:table-cell>
          <table:table-cell table:style-name="ce20" table:formula="of:=[Evidence.F578]" office:value-type="currency" office:currency="CZK" office:value="0" calcext:value-type="currency">
            <text:p>0 Kč</text:p>
          </table:table-cell>
          <table:table-cell table:style-name="ce27" table:formula="of:=[Evidence.K578]" office:value-type="float" office:value="0" calcext:value-type="float">
            <text:p>0</text:p>
          </table:table-cell>
          <table:table-cell table:style-name="ce27" table:formula="of:=2014-[Evidence.H578]" office:value-type="float" office:value="2014" calcext:value-type="float">
            <text:p>2,014</text:p>
          </table:table-cell>
          <table:table-cell table:style-name="ce13"/>
          <table:table-cell table:style-name="ce37" table:formula="of:=((100-[.F583])/100)*[.B5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79]&lt;&gt;&quot;&quot;;CONCATENATE(&quot;(&quot;;[Evidence.A579];&quot;) - &quot;;[Evidence.C579];&quot; - &quot;;[Evidence.D579];&quot;, [&quot;;[Evidence.L579];&quot;]&quot;);&quot;EMPTY&quot;)" office:value-type="string" office:string-value="EMPTY" calcext:value-type="string">
            <text:p>EMPTY</text:p>
          </table:table-cell>
          <table:table-cell table:style-name="ce14" table:formula="of:=[Evidence.E579]" office:value-type="float" office:value="0" calcext:value-type="float">
            <text:p>0 Kč</text:p>
          </table:table-cell>
          <table:table-cell table:style-name="ce20" table:formula="of:=[Evidence.F579]" office:value-type="currency" office:currency="CZK" office:value="0" calcext:value-type="currency">
            <text:p>0 Kč</text:p>
          </table:table-cell>
          <table:table-cell table:style-name="ce27" table:formula="of:=[Evidence.K579]" office:value-type="float" office:value="0" calcext:value-type="float">
            <text:p>0</text:p>
          </table:table-cell>
          <table:table-cell table:style-name="ce27" table:formula="of:=2014-[Evidence.H579]" office:value-type="float" office:value="2014" calcext:value-type="float">
            <text:p>2,014</text:p>
          </table:table-cell>
          <table:table-cell table:style-name="ce13"/>
          <table:table-cell table:style-name="ce37" table:formula="of:=((100-[.F584])/100)*[.B5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80]&lt;&gt;&quot;&quot;;CONCATENATE(&quot;(&quot;;[Evidence.A580];&quot;) - &quot;;[Evidence.C580];&quot; - &quot;;[Evidence.D580];&quot;, [&quot;;[Evidence.L580];&quot;]&quot;);&quot;EMPTY&quot;)" office:value-type="string" office:string-value="EMPTY" calcext:value-type="string">
            <text:p>EMPTY</text:p>
          </table:table-cell>
          <table:table-cell table:style-name="ce14" table:formula="of:=[Evidence.E580]" office:value-type="float" office:value="0" calcext:value-type="float">
            <text:p>0 Kč</text:p>
          </table:table-cell>
          <table:table-cell table:style-name="ce20" table:formula="of:=[Evidence.F580]" office:value-type="currency" office:currency="CZK" office:value="0" calcext:value-type="currency">
            <text:p>0 Kč</text:p>
          </table:table-cell>
          <table:table-cell table:style-name="ce27" table:formula="of:=[Evidence.K580]" office:value-type="float" office:value="0" calcext:value-type="float">
            <text:p>0</text:p>
          </table:table-cell>
          <table:table-cell table:style-name="ce27" table:formula="of:=2014-[Evidence.H580]" office:value-type="float" office:value="2014" calcext:value-type="float">
            <text:p>2,014</text:p>
          </table:table-cell>
          <table:table-cell table:style-name="ce13"/>
          <table:table-cell table:style-name="ce37" table:formula="of:=((100-[.F585])/100)*[.B5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81]&lt;&gt;&quot;&quot;;CONCATENATE(&quot;(&quot;;[Evidence.A581];&quot;) - &quot;;[Evidence.C581];&quot; - &quot;;[Evidence.D581];&quot;, [&quot;;[Evidence.L581];&quot;]&quot;);&quot;EMPTY&quot;)" office:value-type="string" office:string-value="EMPTY" calcext:value-type="string">
            <text:p>EMPTY</text:p>
          </table:table-cell>
          <table:table-cell table:style-name="ce14" table:formula="of:=[Evidence.E581]" office:value-type="float" office:value="0" calcext:value-type="float">
            <text:p>0 Kč</text:p>
          </table:table-cell>
          <table:table-cell table:style-name="ce20" table:formula="of:=[Evidence.F581]" office:value-type="currency" office:currency="CZK" office:value="0" calcext:value-type="currency">
            <text:p>0 Kč</text:p>
          </table:table-cell>
          <table:table-cell table:style-name="ce27" table:formula="of:=[Evidence.K581]" office:value-type="float" office:value="0" calcext:value-type="float">
            <text:p>0</text:p>
          </table:table-cell>
          <table:table-cell table:style-name="ce27" table:formula="of:=2014-[Evidence.H581]" office:value-type="float" office:value="2014" calcext:value-type="float">
            <text:p>2,014</text:p>
          </table:table-cell>
          <table:table-cell table:style-name="ce13"/>
          <table:table-cell table:style-name="ce37" table:formula="of:=((100-[.F586])/100)*[.B5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82]&lt;&gt;&quot;&quot;;CONCATENATE(&quot;(&quot;;[Evidence.A582];&quot;) - &quot;;[Evidence.C582];&quot; - &quot;;[Evidence.D582];&quot;, [&quot;;[Evidence.L582];&quot;]&quot;);&quot;EMPTY&quot;)" office:value-type="string" office:string-value="EMPTY" calcext:value-type="string">
            <text:p>EMPTY</text:p>
          </table:table-cell>
          <table:table-cell table:style-name="ce14" table:formula="of:=[Evidence.E582]" office:value-type="float" office:value="0" calcext:value-type="float">
            <text:p>0 Kč</text:p>
          </table:table-cell>
          <table:table-cell table:style-name="ce20" table:formula="of:=[Evidence.F582]" office:value-type="currency" office:currency="CZK" office:value="0" calcext:value-type="currency">
            <text:p>0 Kč</text:p>
          </table:table-cell>
          <table:table-cell table:style-name="ce27" table:formula="of:=[Evidence.K582]" office:value-type="float" office:value="0" calcext:value-type="float">
            <text:p>0</text:p>
          </table:table-cell>
          <table:table-cell table:style-name="ce27" table:formula="of:=2014-[Evidence.H582]" office:value-type="float" office:value="2014" calcext:value-type="float">
            <text:p>2,014</text:p>
          </table:table-cell>
          <table:table-cell table:style-name="ce13"/>
          <table:table-cell table:style-name="ce37" table:formula="of:=((100-[.F587])/100)*[.B5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83]&lt;&gt;&quot;&quot;;CONCATENATE(&quot;(&quot;;[Evidence.A583];&quot;) - &quot;;[Evidence.C583];&quot; - &quot;;[Evidence.D583];&quot;, [&quot;;[Evidence.L583];&quot;]&quot;);&quot;EMPTY&quot;)" office:value-type="string" office:string-value="EMPTY" calcext:value-type="string">
            <text:p>EMPTY</text:p>
          </table:table-cell>
          <table:table-cell table:style-name="ce14" table:formula="of:=[Evidence.E583]" office:value-type="float" office:value="0" calcext:value-type="float">
            <text:p>0 Kč</text:p>
          </table:table-cell>
          <table:table-cell table:style-name="ce20" table:formula="of:=[Evidence.F583]" office:value-type="currency" office:currency="CZK" office:value="0" calcext:value-type="currency">
            <text:p>0 Kč</text:p>
          </table:table-cell>
          <table:table-cell table:style-name="ce27" table:formula="of:=[Evidence.K583]" office:value-type="float" office:value="0" calcext:value-type="float">
            <text:p>0</text:p>
          </table:table-cell>
          <table:table-cell table:style-name="ce27" table:formula="of:=2014-[Evidence.H583]" office:value-type="float" office:value="2014" calcext:value-type="float">
            <text:p>2,014</text:p>
          </table:table-cell>
          <table:table-cell table:style-name="ce13"/>
          <table:table-cell table:style-name="ce37" table:formula="of:=((100-[.F588])/100)*[.B5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84]&lt;&gt;&quot;&quot;;CONCATENATE(&quot;(&quot;;[Evidence.A584];&quot;) - &quot;;[Evidence.C584];&quot; - &quot;;[Evidence.D584];&quot;, [&quot;;[Evidence.L584];&quot;]&quot;);&quot;EMPTY&quot;)" office:value-type="string" office:string-value="EMPTY" calcext:value-type="string">
            <text:p>EMPTY</text:p>
          </table:table-cell>
          <table:table-cell table:style-name="ce14" table:formula="of:=[Evidence.E584]" office:value-type="float" office:value="0" calcext:value-type="float">
            <text:p>0 Kč</text:p>
          </table:table-cell>
          <table:table-cell table:style-name="ce20" table:formula="of:=[Evidence.F584]" office:value-type="currency" office:currency="CZK" office:value="0" calcext:value-type="currency">
            <text:p>0 Kč</text:p>
          </table:table-cell>
          <table:table-cell table:style-name="ce27" table:formula="of:=[Evidence.K584]" office:value-type="float" office:value="0" calcext:value-type="float">
            <text:p>0</text:p>
          </table:table-cell>
          <table:table-cell table:style-name="ce27" table:formula="of:=2014-[Evidence.H584]" office:value-type="float" office:value="2014" calcext:value-type="float">
            <text:p>2,014</text:p>
          </table:table-cell>
          <table:table-cell table:style-name="ce13"/>
          <table:table-cell table:style-name="ce37" table:formula="of:=((100-[.F589])/100)*[.B5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85]&lt;&gt;&quot;&quot;;CONCATENATE(&quot;(&quot;;[Evidence.A585];&quot;) - &quot;;[Evidence.C585];&quot; - &quot;;[Evidence.D585];&quot;, [&quot;;[Evidence.L585];&quot;]&quot;);&quot;EMPTY&quot;)" office:value-type="string" office:string-value="EMPTY" calcext:value-type="string">
            <text:p>EMPTY</text:p>
          </table:table-cell>
          <table:table-cell table:style-name="ce14" table:formula="of:=[Evidence.E585]" office:value-type="float" office:value="0" calcext:value-type="float">
            <text:p>0 Kč</text:p>
          </table:table-cell>
          <table:table-cell table:style-name="ce20" table:formula="of:=[Evidence.F585]" office:value-type="currency" office:currency="CZK" office:value="0" calcext:value-type="currency">
            <text:p>0 Kč</text:p>
          </table:table-cell>
          <table:table-cell table:style-name="ce27" table:formula="of:=[Evidence.K585]" office:value-type="float" office:value="0" calcext:value-type="float">
            <text:p>0</text:p>
          </table:table-cell>
          <table:table-cell table:style-name="ce27" table:formula="of:=2014-[Evidence.H585]" office:value-type="float" office:value="2014" calcext:value-type="float">
            <text:p>2,014</text:p>
          </table:table-cell>
          <table:table-cell table:style-name="ce13"/>
          <table:table-cell table:style-name="ce37" table:formula="of:=((100-[.F590])/100)*[.B5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86]&lt;&gt;&quot;&quot;;CONCATENATE(&quot;(&quot;;[Evidence.A586];&quot;) - &quot;;[Evidence.C586];&quot; - &quot;;[Evidence.D586];&quot;, [&quot;;[Evidence.L586];&quot;]&quot;);&quot;EMPTY&quot;)" office:value-type="string" office:string-value="EMPTY" calcext:value-type="string">
            <text:p>EMPTY</text:p>
          </table:table-cell>
          <table:table-cell table:style-name="ce14" table:formula="of:=[Evidence.E586]" office:value-type="float" office:value="0" calcext:value-type="float">
            <text:p>0 Kč</text:p>
          </table:table-cell>
          <table:table-cell table:style-name="ce20" table:formula="of:=[Evidence.F586]" office:value-type="currency" office:currency="CZK" office:value="0" calcext:value-type="currency">
            <text:p>0 Kč</text:p>
          </table:table-cell>
          <table:table-cell table:style-name="ce27" table:formula="of:=[Evidence.K586]" office:value-type="float" office:value="0" calcext:value-type="float">
            <text:p>0</text:p>
          </table:table-cell>
          <table:table-cell table:style-name="ce27" table:formula="of:=2014-[Evidence.H586]" office:value-type="float" office:value="2014" calcext:value-type="float">
            <text:p>2,014</text:p>
          </table:table-cell>
          <table:table-cell table:style-name="ce13"/>
          <table:table-cell table:style-name="ce37" table:formula="of:=((100-[.F591])/100)*[.B5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87]&lt;&gt;&quot;&quot;;CONCATENATE(&quot;(&quot;;[Evidence.A587];&quot;) - &quot;;[Evidence.C587];&quot; - &quot;;[Evidence.D587];&quot;, [&quot;;[Evidence.L587];&quot;]&quot;);&quot;EMPTY&quot;)" office:value-type="string" office:string-value="EMPTY" calcext:value-type="string">
            <text:p>EMPTY</text:p>
          </table:table-cell>
          <table:table-cell table:style-name="ce14" table:formula="of:=[Evidence.E587]" office:value-type="float" office:value="0" calcext:value-type="float">
            <text:p>0 Kč</text:p>
          </table:table-cell>
          <table:table-cell table:style-name="ce20" table:formula="of:=[Evidence.F587]" office:value-type="currency" office:currency="CZK" office:value="0" calcext:value-type="currency">
            <text:p>0 Kč</text:p>
          </table:table-cell>
          <table:table-cell table:style-name="ce27" table:formula="of:=[Evidence.K587]" office:value-type="float" office:value="0" calcext:value-type="float">
            <text:p>0</text:p>
          </table:table-cell>
          <table:table-cell table:style-name="ce27" table:formula="of:=2014-[Evidence.H587]" office:value-type="float" office:value="2014" calcext:value-type="float">
            <text:p>2,014</text:p>
          </table:table-cell>
          <table:table-cell table:style-name="ce13"/>
          <table:table-cell table:style-name="ce37" table:formula="of:=((100-[.F592])/100)*[.B5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88]&lt;&gt;&quot;&quot;;CONCATENATE(&quot;(&quot;;[Evidence.A588];&quot;) - &quot;;[Evidence.C588];&quot; - &quot;;[Evidence.D588];&quot;, [&quot;;[Evidence.L588];&quot;]&quot;);&quot;EMPTY&quot;)" office:value-type="string" office:string-value="EMPTY" calcext:value-type="string">
            <text:p>EMPTY</text:p>
          </table:table-cell>
          <table:table-cell table:style-name="ce14" table:formula="of:=[Evidence.E588]" office:value-type="float" office:value="0" calcext:value-type="float">
            <text:p>0 Kč</text:p>
          </table:table-cell>
          <table:table-cell table:style-name="ce20" table:formula="of:=[Evidence.F588]" office:value-type="currency" office:currency="CZK" office:value="0" calcext:value-type="currency">
            <text:p>0 Kč</text:p>
          </table:table-cell>
          <table:table-cell table:style-name="ce27" table:formula="of:=[Evidence.K588]" office:value-type="float" office:value="0" calcext:value-type="float">
            <text:p>0</text:p>
          </table:table-cell>
          <table:table-cell table:style-name="ce27" table:formula="of:=2014-[Evidence.H588]" office:value-type="float" office:value="2014" calcext:value-type="float">
            <text:p>2,014</text:p>
          </table:table-cell>
          <table:table-cell table:style-name="ce13"/>
          <table:table-cell table:style-name="ce37" table:formula="of:=((100-[.F593])/100)*[.B5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89]&lt;&gt;&quot;&quot;;CONCATENATE(&quot;(&quot;;[Evidence.A589];&quot;) - &quot;;[Evidence.C589];&quot; - &quot;;[Evidence.D589];&quot;, [&quot;;[Evidence.L589];&quot;]&quot;);&quot;EMPTY&quot;)" office:value-type="string" office:string-value="EMPTY" calcext:value-type="string">
            <text:p>EMPTY</text:p>
          </table:table-cell>
          <table:table-cell table:style-name="ce14" table:formula="of:=[Evidence.E589]" office:value-type="float" office:value="0" calcext:value-type="float">
            <text:p>0 Kč</text:p>
          </table:table-cell>
          <table:table-cell table:style-name="ce20" table:formula="of:=[Evidence.F589]" office:value-type="currency" office:currency="CZK" office:value="0" calcext:value-type="currency">
            <text:p>0 Kč</text:p>
          </table:table-cell>
          <table:table-cell table:style-name="ce27" table:formula="of:=[Evidence.K589]" office:value-type="float" office:value="0" calcext:value-type="float">
            <text:p>0</text:p>
          </table:table-cell>
          <table:table-cell table:style-name="ce27" table:formula="of:=2014-[Evidence.H589]" office:value-type="float" office:value="2014" calcext:value-type="float">
            <text:p>2,014</text:p>
          </table:table-cell>
          <table:table-cell table:style-name="ce13"/>
          <table:table-cell table:style-name="ce37" table:formula="of:=((100-[.F594])/100)*[.B5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90]&lt;&gt;&quot;&quot;;CONCATENATE(&quot;(&quot;;[Evidence.A590];&quot;) - &quot;;[Evidence.C590];&quot; - &quot;;[Evidence.D590];&quot;, [&quot;;[Evidence.L590];&quot;]&quot;);&quot;EMPTY&quot;)" office:value-type="string" office:string-value="EMPTY" calcext:value-type="string">
            <text:p>EMPTY</text:p>
          </table:table-cell>
          <table:table-cell table:style-name="ce14" table:formula="of:=[Evidence.E590]" office:value-type="float" office:value="0" calcext:value-type="float">
            <text:p>0 Kč</text:p>
          </table:table-cell>
          <table:table-cell table:style-name="ce20" table:formula="of:=[Evidence.F590]" office:value-type="currency" office:currency="CZK" office:value="0" calcext:value-type="currency">
            <text:p>0 Kč</text:p>
          </table:table-cell>
          <table:table-cell table:style-name="ce27" table:formula="of:=[Evidence.K590]" office:value-type="float" office:value="0" calcext:value-type="float">
            <text:p>0</text:p>
          </table:table-cell>
          <table:table-cell table:style-name="ce27" table:formula="of:=2014-[Evidence.H590]" office:value-type="float" office:value="2014" calcext:value-type="float">
            <text:p>2,014</text:p>
          </table:table-cell>
          <table:table-cell table:style-name="ce13"/>
          <table:table-cell table:style-name="ce37" table:formula="of:=((100-[.F595])/100)*[.B5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91]&lt;&gt;&quot;&quot;;CONCATENATE(&quot;(&quot;;[Evidence.A591];&quot;) - &quot;;[Evidence.C591];&quot; - &quot;;[Evidence.D591];&quot;, [&quot;;[Evidence.L591];&quot;]&quot;);&quot;EMPTY&quot;)" office:value-type="string" office:string-value="EMPTY" calcext:value-type="string">
            <text:p>EMPTY</text:p>
          </table:table-cell>
          <table:table-cell table:style-name="ce14" table:formula="of:=[Evidence.E591]" office:value-type="float" office:value="0" calcext:value-type="float">
            <text:p>0 Kč</text:p>
          </table:table-cell>
          <table:table-cell table:style-name="ce20" table:formula="of:=[Evidence.F591]" office:value-type="currency" office:currency="CZK" office:value="0" calcext:value-type="currency">
            <text:p>0 Kč</text:p>
          </table:table-cell>
          <table:table-cell table:style-name="ce27" table:formula="of:=[Evidence.K591]" office:value-type="float" office:value="0" calcext:value-type="float">
            <text:p>0</text:p>
          </table:table-cell>
          <table:table-cell table:style-name="ce27" table:formula="of:=2014-[Evidence.H591]" office:value-type="float" office:value="2014" calcext:value-type="float">
            <text:p>2,014</text:p>
          </table:table-cell>
          <table:table-cell table:style-name="ce13"/>
          <table:table-cell table:style-name="ce37" table:formula="of:=((100-[.F596])/100)*[.B5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92]&lt;&gt;&quot;&quot;;CONCATENATE(&quot;(&quot;;[Evidence.A592];&quot;) - &quot;;[Evidence.C592];&quot; - &quot;;[Evidence.D592];&quot;, [&quot;;[Evidence.L592];&quot;]&quot;);&quot;EMPTY&quot;)" office:value-type="string" office:string-value="EMPTY" calcext:value-type="string">
            <text:p>EMPTY</text:p>
          </table:table-cell>
          <table:table-cell table:style-name="ce14" table:formula="of:=[Evidence.E592]" office:value-type="float" office:value="0" calcext:value-type="float">
            <text:p>0 Kč</text:p>
          </table:table-cell>
          <table:table-cell table:style-name="ce20" table:formula="of:=[Evidence.F592]" office:value-type="currency" office:currency="CZK" office:value="0" calcext:value-type="currency">
            <text:p>0 Kč</text:p>
          </table:table-cell>
          <table:table-cell table:style-name="ce27" table:formula="of:=[Evidence.K592]" office:value-type="float" office:value="0" calcext:value-type="float">
            <text:p>0</text:p>
          </table:table-cell>
          <table:table-cell table:style-name="ce27" table:formula="of:=2014-[Evidence.H592]" office:value-type="float" office:value="2014" calcext:value-type="float">
            <text:p>2,014</text:p>
          </table:table-cell>
          <table:table-cell table:style-name="ce13"/>
          <table:table-cell table:style-name="ce37" table:formula="of:=((100-[.F597])/100)*[.B5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93]&lt;&gt;&quot;&quot;;CONCATENATE(&quot;(&quot;;[Evidence.A593];&quot;) - &quot;;[Evidence.C593];&quot; - &quot;;[Evidence.D593];&quot;, [&quot;;[Evidence.L593];&quot;]&quot;);&quot;EMPTY&quot;)" office:value-type="string" office:string-value="EMPTY" calcext:value-type="string">
            <text:p>EMPTY</text:p>
          </table:table-cell>
          <table:table-cell table:style-name="ce14" table:formula="of:=[Evidence.E593]" office:value-type="float" office:value="0" calcext:value-type="float">
            <text:p>0 Kč</text:p>
          </table:table-cell>
          <table:table-cell table:style-name="ce20" table:formula="of:=[Evidence.F593]" office:value-type="currency" office:currency="CZK" office:value="0" calcext:value-type="currency">
            <text:p>0 Kč</text:p>
          </table:table-cell>
          <table:table-cell table:style-name="ce27" table:formula="of:=[Evidence.K593]" office:value-type="float" office:value="0" calcext:value-type="float">
            <text:p>0</text:p>
          </table:table-cell>
          <table:table-cell table:style-name="ce27" table:formula="of:=2014-[Evidence.H593]" office:value-type="float" office:value="2014" calcext:value-type="float">
            <text:p>2,014</text:p>
          </table:table-cell>
          <table:table-cell table:style-name="ce13"/>
          <table:table-cell table:style-name="ce37" table:formula="of:=((100-[.F598])/100)*[.B5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94]&lt;&gt;&quot;&quot;;CONCATENATE(&quot;(&quot;;[Evidence.A594];&quot;) - &quot;;[Evidence.C594];&quot; - &quot;;[Evidence.D594];&quot;, [&quot;;[Evidence.L594];&quot;]&quot;);&quot;EMPTY&quot;)" office:value-type="string" office:string-value="EMPTY" calcext:value-type="string">
            <text:p>EMPTY</text:p>
          </table:table-cell>
          <table:table-cell table:style-name="ce14" table:formula="of:=[Evidence.E594]" office:value-type="float" office:value="0" calcext:value-type="float">
            <text:p>0 Kč</text:p>
          </table:table-cell>
          <table:table-cell table:style-name="ce20" table:formula="of:=[Evidence.F594]" office:value-type="currency" office:currency="CZK" office:value="0" calcext:value-type="currency">
            <text:p>0 Kč</text:p>
          </table:table-cell>
          <table:table-cell table:style-name="ce27" table:formula="of:=[Evidence.K594]" office:value-type="float" office:value="0" calcext:value-type="float">
            <text:p>0</text:p>
          </table:table-cell>
          <table:table-cell table:style-name="ce27" table:formula="of:=2014-[Evidence.H594]" office:value-type="float" office:value="2014" calcext:value-type="float">
            <text:p>2,014</text:p>
          </table:table-cell>
          <table:table-cell table:style-name="ce13"/>
          <table:table-cell table:style-name="ce37" table:formula="of:=((100-[.F599])/100)*[.B5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95]&lt;&gt;&quot;&quot;;CONCATENATE(&quot;(&quot;;[Evidence.A595];&quot;) - &quot;;[Evidence.C595];&quot; - &quot;;[Evidence.D595];&quot;, [&quot;;[Evidence.L595];&quot;]&quot;);&quot;EMPTY&quot;)" office:value-type="string" office:string-value="EMPTY" calcext:value-type="string">
            <text:p>EMPTY</text:p>
          </table:table-cell>
          <table:table-cell table:style-name="ce14" table:formula="of:=[Evidence.E595]" office:value-type="float" office:value="0" calcext:value-type="float">
            <text:p>0 Kč</text:p>
          </table:table-cell>
          <table:table-cell table:style-name="ce20" table:formula="of:=[Evidence.F595]" office:value-type="currency" office:currency="CZK" office:value="0" calcext:value-type="currency">
            <text:p>0 Kč</text:p>
          </table:table-cell>
          <table:table-cell table:style-name="ce27" table:formula="of:=[Evidence.K595]" office:value-type="float" office:value="0" calcext:value-type="float">
            <text:p>0</text:p>
          </table:table-cell>
          <table:table-cell table:style-name="ce27" table:formula="of:=2014-[Evidence.H595]" office:value-type="float" office:value="2014" calcext:value-type="float">
            <text:p>2,014</text:p>
          </table:table-cell>
          <table:table-cell table:style-name="ce13"/>
          <table:table-cell table:style-name="ce37" table:formula="of:=((100-[.F600])/100)*[.B6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96]&lt;&gt;&quot;&quot;;CONCATENATE(&quot;(&quot;;[Evidence.A596];&quot;) - &quot;;[Evidence.C596];&quot; - &quot;;[Evidence.D596];&quot;, [&quot;;[Evidence.L596];&quot;]&quot;);&quot;EMPTY&quot;)" office:value-type="string" office:string-value="EMPTY" calcext:value-type="string">
            <text:p>EMPTY</text:p>
          </table:table-cell>
          <table:table-cell table:style-name="ce14" table:formula="of:=[Evidence.E596]" office:value-type="float" office:value="0" calcext:value-type="float">
            <text:p>0 Kč</text:p>
          </table:table-cell>
          <table:table-cell table:style-name="ce20" table:formula="of:=[Evidence.F596]" office:value-type="currency" office:currency="CZK" office:value="0" calcext:value-type="currency">
            <text:p>0 Kč</text:p>
          </table:table-cell>
          <table:table-cell table:style-name="ce27" table:formula="of:=[Evidence.K596]" office:value-type="float" office:value="0" calcext:value-type="float">
            <text:p>0</text:p>
          </table:table-cell>
          <table:table-cell table:style-name="ce27" table:formula="of:=2014-[Evidence.H596]" office:value-type="float" office:value="2014" calcext:value-type="float">
            <text:p>2,014</text:p>
          </table:table-cell>
          <table:table-cell table:style-name="ce13"/>
          <table:table-cell table:style-name="ce37" table:formula="of:=((100-[.F601])/100)*[.B6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97]&lt;&gt;&quot;&quot;;CONCATENATE(&quot;(&quot;;[Evidence.A597];&quot;) - &quot;;[Evidence.C597];&quot; - &quot;;[Evidence.D597];&quot;, [&quot;;[Evidence.L597];&quot;]&quot;);&quot;EMPTY&quot;)" office:value-type="string" office:string-value="EMPTY" calcext:value-type="string">
            <text:p>EMPTY</text:p>
          </table:table-cell>
          <table:table-cell table:style-name="ce14" table:formula="of:=[Evidence.E597]" office:value-type="float" office:value="0" calcext:value-type="float">
            <text:p>0 Kč</text:p>
          </table:table-cell>
          <table:table-cell table:style-name="ce20" table:formula="of:=[Evidence.F597]" office:value-type="currency" office:currency="CZK" office:value="0" calcext:value-type="currency">
            <text:p>0 Kč</text:p>
          </table:table-cell>
          <table:table-cell table:style-name="ce27" table:formula="of:=[Evidence.K597]" office:value-type="float" office:value="0" calcext:value-type="float">
            <text:p>0</text:p>
          </table:table-cell>
          <table:table-cell table:style-name="ce27" table:formula="of:=2014-[Evidence.H597]" office:value-type="float" office:value="2014" calcext:value-type="float">
            <text:p>2,014</text:p>
          </table:table-cell>
          <table:table-cell table:style-name="ce13"/>
          <table:table-cell table:style-name="ce37" table:formula="of:=((100-[.F602])/100)*[.B6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98]&lt;&gt;&quot;&quot;;CONCATENATE(&quot;(&quot;;[Evidence.A598];&quot;) - &quot;;[Evidence.C598];&quot; - &quot;;[Evidence.D598];&quot;, [&quot;;[Evidence.L598];&quot;]&quot;);&quot;EMPTY&quot;)" office:value-type="string" office:string-value="EMPTY" calcext:value-type="string">
            <text:p>EMPTY</text:p>
          </table:table-cell>
          <table:table-cell table:style-name="ce14" table:formula="of:=[Evidence.E598]" office:value-type="float" office:value="0" calcext:value-type="float">
            <text:p>0 Kč</text:p>
          </table:table-cell>
          <table:table-cell table:style-name="ce20" table:formula="of:=[Evidence.F598]" office:value-type="currency" office:currency="CZK" office:value="0" calcext:value-type="currency">
            <text:p>0 Kč</text:p>
          </table:table-cell>
          <table:table-cell table:style-name="ce27" table:formula="of:=[Evidence.K598]" office:value-type="float" office:value="0" calcext:value-type="float">
            <text:p>0</text:p>
          </table:table-cell>
          <table:table-cell table:style-name="ce27" table:formula="of:=2014-[Evidence.H598]" office:value-type="float" office:value="2014" calcext:value-type="float">
            <text:p>2,014</text:p>
          </table:table-cell>
          <table:table-cell table:style-name="ce13"/>
          <table:table-cell table:style-name="ce37" table:formula="of:=((100-[.F603])/100)*[.B6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599]&lt;&gt;&quot;&quot;;CONCATENATE(&quot;(&quot;;[Evidence.A599];&quot;) - &quot;;[Evidence.C599];&quot; - &quot;;[Evidence.D599];&quot;, [&quot;;[Evidence.L599];&quot;]&quot;);&quot;EMPTY&quot;)" office:value-type="string" office:string-value="EMPTY" calcext:value-type="string">
            <text:p>EMPTY</text:p>
          </table:table-cell>
          <table:table-cell table:style-name="ce14" table:formula="of:=[Evidence.E599]" office:value-type="float" office:value="0" calcext:value-type="float">
            <text:p>0 Kč</text:p>
          </table:table-cell>
          <table:table-cell table:style-name="ce20" table:formula="of:=[Evidence.F599]" office:value-type="currency" office:currency="CZK" office:value="0" calcext:value-type="currency">
            <text:p>0 Kč</text:p>
          </table:table-cell>
          <table:table-cell table:style-name="ce27" table:formula="of:=[Evidence.K599]" office:value-type="float" office:value="0" calcext:value-type="float">
            <text:p>0</text:p>
          </table:table-cell>
          <table:table-cell table:style-name="ce27" table:formula="of:=2014-[Evidence.H599]" office:value-type="float" office:value="2014" calcext:value-type="float">
            <text:p>2,014</text:p>
          </table:table-cell>
          <table:table-cell table:style-name="ce13"/>
          <table:table-cell table:style-name="ce37" table:formula="of:=((100-[.F604])/100)*[.B6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00]&lt;&gt;&quot;&quot;;CONCATENATE(&quot;(&quot;;[Evidence.A600];&quot;) - &quot;;[Evidence.C600];&quot; - &quot;;[Evidence.D600];&quot;, [&quot;;[Evidence.L600];&quot;]&quot;);&quot;EMPTY&quot;)" office:value-type="string" office:string-value="EMPTY" calcext:value-type="string">
            <text:p>EMPTY</text:p>
          </table:table-cell>
          <table:table-cell table:style-name="ce14" table:formula="of:=[Evidence.E600]" office:value-type="float" office:value="0" calcext:value-type="float">
            <text:p>0 Kč</text:p>
          </table:table-cell>
          <table:table-cell table:style-name="ce20" table:formula="of:=[Evidence.F600]" office:value-type="currency" office:currency="CZK" office:value="0" calcext:value-type="currency">
            <text:p>0 Kč</text:p>
          </table:table-cell>
          <table:table-cell table:style-name="ce27" table:formula="of:=[Evidence.K600]" office:value-type="float" office:value="0" calcext:value-type="float">
            <text:p>0</text:p>
          </table:table-cell>
          <table:table-cell table:style-name="ce27" table:formula="of:=2014-[Evidence.H600]" office:value-type="float" office:value="2014" calcext:value-type="float">
            <text:p>2,014</text:p>
          </table:table-cell>
          <table:table-cell table:style-name="ce13"/>
          <table:table-cell table:style-name="ce37" table:formula="of:=((100-[.F605])/100)*[.B6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01]&lt;&gt;&quot;&quot;;CONCATENATE(&quot;(&quot;;[Evidence.A601];&quot;) - &quot;;[Evidence.C601];&quot; - &quot;;[Evidence.D601];&quot;, [&quot;;[Evidence.L601];&quot;]&quot;);&quot;EMPTY&quot;)" office:value-type="string" office:string-value="EMPTY" calcext:value-type="string">
            <text:p>EMPTY</text:p>
          </table:table-cell>
          <table:table-cell table:style-name="ce14" table:formula="of:=[Evidence.E601]" office:value-type="float" office:value="0" calcext:value-type="float">
            <text:p>0 Kč</text:p>
          </table:table-cell>
          <table:table-cell table:style-name="ce20" table:formula="of:=[Evidence.F601]" office:value-type="currency" office:currency="CZK" office:value="0" calcext:value-type="currency">
            <text:p>0 Kč</text:p>
          </table:table-cell>
          <table:table-cell table:style-name="ce27" table:formula="of:=[Evidence.K601]" office:value-type="float" office:value="0" calcext:value-type="float">
            <text:p>0</text:p>
          </table:table-cell>
          <table:table-cell table:style-name="ce27" table:formula="of:=2014-[Evidence.H601]" office:value-type="float" office:value="2014" calcext:value-type="float">
            <text:p>2,014</text:p>
          </table:table-cell>
          <table:table-cell table:style-name="ce13"/>
          <table:table-cell table:style-name="ce37" table:formula="of:=((100-[.F606])/100)*[.B6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02]&lt;&gt;&quot;&quot;;CONCATENATE(&quot;(&quot;;[Evidence.A602];&quot;) - &quot;;[Evidence.C602];&quot; - &quot;;[Evidence.D602];&quot;, [&quot;;[Evidence.L602];&quot;]&quot;);&quot;EMPTY&quot;)" office:value-type="string" office:string-value="EMPTY" calcext:value-type="string">
            <text:p>EMPTY</text:p>
          </table:table-cell>
          <table:table-cell table:style-name="ce14" table:formula="of:=[Evidence.E602]" office:value-type="float" office:value="0" calcext:value-type="float">
            <text:p>0 Kč</text:p>
          </table:table-cell>
          <table:table-cell table:style-name="ce20" table:formula="of:=[Evidence.F602]" office:value-type="currency" office:currency="CZK" office:value="0" calcext:value-type="currency">
            <text:p>0 Kč</text:p>
          </table:table-cell>
          <table:table-cell table:style-name="ce27" table:formula="of:=[Evidence.K602]" office:value-type="float" office:value="0" calcext:value-type="float">
            <text:p>0</text:p>
          </table:table-cell>
          <table:table-cell table:style-name="ce27" table:formula="of:=2014-[Evidence.H602]" office:value-type="float" office:value="2014" calcext:value-type="float">
            <text:p>2,014</text:p>
          </table:table-cell>
          <table:table-cell table:style-name="ce13"/>
          <table:table-cell table:style-name="ce37" table:formula="of:=((100-[.F607])/100)*[.B6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03]&lt;&gt;&quot;&quot;;CONCATENATE(&quot;(&quot;;[Evidence.A603];&quot;) - &quot;;[Evidence.C603];&quot; - &quot;;[Evidence.D603];&quot;, [&quot;;[Evidence.L603];&quot;]&quot;);&quot;EMPTY&quot;)" office:value-type="string" office:string-value="EMPTY" calcext:value-type="string">
            <text:p>EMPTY</text:p>
          </table:table-cell>
          <table:table-cell table:style-name="ce14" table:formula="of:=[Evidence.E603]" office:value-type="float" office:value="0" calcext:value-type="float">
            <text:p>0 Kč</text:p>
          </table:table-cell>
          <table:table-cell table:style-name="ce20" table:formula="of:=[Evidence.F603]" office:value-type="currency" office:currency="CZK" office:value="0" calcext:value-type="currency">
            <text:p>0 Kč</text:p>
          </table:table-cell>
          <table:table-cell table:style-name="ce27" table:formula="of:=[Evidence.K603]" office:value-type="float" office:value="0" calcext:value-type="float">
            <text:p>0</text:p>
          </table:table-cell>
          <table:table-cell table:style-name="ce27" table:formula="of:=2014-[Evidence.H603]" office:value-type="float" office:value="2014" calcext:value-type="float">
            <text:p>2,014</text:p>
          </table:table-cell>
          <table:table-cell table:style-name="ce13"/>
          <table:table-cell table:style-name="ce37" table:formula="of:=((100-[.F608])/100)*[.B6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04]&lt;&gt;&quot;&quot;;CONCATENATE(&quot;(&quot;;[Evidence.A604];&quot;) - &quot;;[Evidence.C604];&quot; - &quot;;[Evidence.D604];&quot;, [&quot;;[Evidence.L604];&quot;]&quot;);&quot;EMPTY&quot;)" office:value-type="string" office:string-value="EMPTY" calcext:value-type="string">
            <text:p>EMPTY</text:p>
          </table:table-cell>
          <table:table-cell table:style-name="ce14" table:formula="of:=[Evidence.E604]" office:value-type="float" office:value="0" calcext:value-type="float">
            <text:p>0 Kč</text:p>
          </table:table-cell>
          <table:table-cell table:style-name="ce20" table:formula="of:=[Evidence.F604]" office:value-type="currency" office:currency="CZK" office:value="0" calcext:value-type="currency">
            <text:p>0 Kč</text:p>
          </table:table-cell>
          <table:table-cell table:style-name="ce27" table:formula="of:=[Evidence.K604]" office:value-type="float" office:value="0" calcext:value-type="float">
            <text:p>0</text:p>
          </table:table-cell>
          <table:table-cell table:style-name="ce27" table:formula="of:=2014-[Evidence.H604]" office:value-type="float" office:value="2014" calcext:value-type="float">
            <text:p>2,014</text:p>
          </table:table-cell>
          <table:table-cell table:style-name="ce13"/>
          <table:table-cell table:style-name="ce37" table:formula="of:=((100-[.F609])/100)*[.B6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05]&lt;&gt;&quot;&quot;;CONCATENATE(&quot;(&quot;;[Evidence.A605];&quot;) - &quot;;[Evidence.C605];&quot; - &quot;;[Evidence.D605];&quot;, [&quot;;[Evidence.L605];&quot;]&quot;);&quot;EMPTY&quot;)" office:value-type="string" office:string-value="EMPTY" calcext:value-type="string">
            <text:p>EMPTY</text:p>
          </table:table-cell>
          <table:table-cell table:style-name="ce14" table:formula="of:=[Evidence.E605]" office:value-type="float" office:value="0" calcext:value-type="float">
            <text:p>0 Kč</text:p>
          </table:table-cell>
          <table:table-cell table:style-name="ce20" table:formula="of:=[Evidence.F605]" office:value-type="currency" office:currency="CZK" office:value="0" calcext:value-type="currency">
            <text:p>0 Kč</text:p>
          </table:table-cell>
          <table:table-cell table:style-name="ce27" table:formula="of:=[Evidence.K605]" office:value-type="float" office:value="0" calcext:value-type="float">
            <text:p>0</text:p>
          </table:table-cell>
          <table:table-cell table:style-name="ce27" table:formula="of:=2014-[Evidence.H605]" office:value-type="float" office:value="2014" calcext:value-type="float">
            <text:p>2,014</text:p>
          </table:table-cell>
          <table:table-cell table:style-name="ce13"/>
          <table:table-cell table:style-name="ce37" table:formula="of:=((100-[.F610])/100)*[.B6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06]&lt;&gt;&quot;&quot;;CONCATENATE(&quot;(&quot;;[Evidence.A606];&quot;) - &quot;;[Evidence.C606];&quot; - &quot;;[Evidence.D606];&quot;, [&quot;;[Evidence.L606];&quot;]&quot;);&quot;EMPTY&quot;)" office:value-type="string" office:string-value="EMPTY" calcext:value-type="string">
            <text:p>EMPTY</text:p>
          </table:table-cell>
          <table:table-cell table:style-name="ce14" table:formula="of:=[Evidence.E606]" office:value-type="float" office:value="0" calcext:value-type="float">
            <text:p>0 Kč</text:p>
          </table:table-cell>
          <table:table-cell table:style-name="ce20" table:formula="of:=[Evidence.F606]" office:value-type="currency" office:currency="CZK" office:value="0" calcext:value-type="currency">
            <text:p>0 Kč</text:p>
          </table:table-cell>
          <table:table-cell table:style-name="ce27" table:formula="of:=[Evidence.K606]" office:value-type="float" office:value="0" calcext:value-type="float">
            <text:p>0</text:p>
          </table:table-cell>
          <table:table-cell table:style-name="ce27" table:formula="of:=2014-[Evidence.H606]" office:value-type="float" office:value="2014" calcext:value-type="float">
            <text:p>2,014</text:p>
          </table:table-cell>
          <table:table-cell table:style-name="ce13"/>
          <table:table-cell table:style-name="ce37" table:formula="of:=((100-[.F611])/100)*[.B6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07]&lt;&gt;&quot;&quot;;CONCATENATE(&quot;(&quot;;[Evidence.A607];&quot;) - &quot;;[Evidence.C607];&quot; - &quot;;[Evidence.D607];&quot;, [&quot;;[Evidence.L607];&quot;]&quot;);&quot;EMPTY&quot;)" office:value-type="string" office:string-value="EMPTY" calcext:value-type="string">
            <text:p>EMPTY</text:p>
          </table:table-cell>
          <table:table-cell table:style-name="ce14" table:formula="of:=[Evidence.E607]" office:value-type="float" office:value="0" calcext:value-type="float">
            <text:p>0 Kč</text:p>
          </table:table-cell>
          <table:table-cell table:style-name="ce20" table:formula="of:=[Evidence.F607]" office:value-type="currency" office:currency="CZK" office:value="0" calcext:value-type="currency">
            <text:p>0 Kč</text:p>
          </table:table-cell>
          <table:table-cell table:style-name="ce27" table:formula="of:=[Evidence.K607]" office:value-type="float" office:value="0" calcext:value-type="float">
            <text:p>0</text:p>
          </table:table-cell>
          <table:table-cell table:style-name="ce27" table:formula="of:=2014-[Evidence.H607]" office:value-type="float" office:value="2014" calcext:value-type="float">
            <text:p>2,014</text:p>
          </table:table-cell>
          <table:table-cell table:style-name="ce13"/>
          <table:table-cell table:style-name="ce37" table:formula="of:=((100-[.F612])/100)*[.B6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08]&lt;&gt;&quot;&quot;;CONCATENATE(&quot;(&quot;;[Evidence.A608];&quot;) - &quot;;[Evidence.C608];&quot; - &quot;;[Evidence.D608];&quot;, [&quot;;[Evidence.L608];&quot;]&quot;);&quot;EMPTY&quot;)" office:value-type="string" office:string-value="EMPTY" calcext:value-type="string">
            <text:p>EMPTY</text:p>
          </table:table-cell>
          <table:table-cell table:style-name="ce14" table:formula="of:=[Evidence.E608]" office:value-type="float" office:value="0" calcext:value-type="float">
            <text:p>0 Kč</text:p>
          </table:table-cell>
          <table:table-cell table:style-name="ce20" table:formula="of:=[Evidence.F608]" office:value-type="currency" office:currency="CZK" office:value="0" calcext:value-type="currency">
            <text:p>0 Kč</text:p>
          </table:table-cell>
          <table:table-cell table:style-name="ce27" table:formula="of:=[Evidence.K608]" office:value-type="float" office:value="0" calcext:value-type="float">
            <text:p>0</text:p>
          </table:table-cell>
          <table:table-cell table:style-name="ce27" table:formula="of:=2014-[Evidence.H608]" office:value-type="float" office:value="2014" calcext:value-type="float">
            <text:p>2,014</text:p>
          </table:table-cell>
          <table:table-cell table:style-name="ce13"/>
          <table:table-cell table:style-name="ce37" table:formula="of:=((100-[.F613])/100)*[.B6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09]&lt;&gt;&quot;&quot;;CONCATENATE(&quot;(&quot;;[Evidence.A609];&quot;) - &quot;;[Evidence.C609];&quot; - &quot;;[Evidence.D609];&quot;, [&quot;;[Evidence.L609];&quot;]&quot;);&quot;EMPTY&quot;)" office:value-type="string" office:string-value="EMPTY" calcext:value-type="string">
            <text:p>EMPTY</text:p>
          </table:table-cell>
          <table:table-cell table:style-name="ce14" table:formula="of:=[Evidence.E609]" office:value-type="float" office:value="0" calcext:value-type="float">
            <text:p>0 Kč</text:p>
          </table:table-cell>
          <table:table-cell table:style-name="ce20" table:formula="of:=[Evidence.F609]" office:value-type="currency" office:currency="CZK" office:value="0" calcext:value-type="currency">
            <text:p>0 Kč</text:p>
          </table:table-cell>
          <table:table-cell table:style-name="ce27" table:formula="of:=[Evidence.K609]" office:value-type="float" office:value="0" calcext:value-type="float">
            <text:p>0</text:p>
          </table:table-cell>
          <table:table-cell table:style-name="ce27" table:formula="of:=2014-[Evidence.H609]" office:value-type="float" office:value="2014" calcext:value-type="float">
            <text:p>2,014</text:p>
          </table:table-cell>
          <table:table-cell table:style-name="ce13"/>
          <table:table-cell table:style-name="ce37" table:formula="of:=((100-[.F614])/100)*[.B6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10]&lt;&gt;&quot;&quot;;CONCATENATE(&quot;(&quot;;[Evidence.A610];&quot;) - &quot;;[Evidence.C610];&quot; - &quot;;[Evidence.D610];&quot;, [&quot;;[Evidence.L610];&quot;]&quot;);&quot;EMPTY&quot;)" office:value-type="string" office:string-value="EMPTY" calcext:value-type="string">
            <text:p>EMPTY</text:p>
          </table:table-cell>
          <table:table-cell table:style-name="ce14" table:formula="of:=[Evidence.E610]" office:value-type="float" office:value="0" calcext:value-type="float">
            <text:p>0 Kč</text:p>
          </table:table-cell>
          <table:table-cell table:style-name="ce20" table:formula="of:=[Evidence.F610]" office:value-type="currency" office:currency="CZK" office:value="0" calcext:value-type="currency">
            <text:p>0 Kč</text:p>
          </table:table-cell>
          <table:table-cell table:style-name="ce27" table:formula="of:=[Evidence.K610]" office:value-type="float" office:value="0" calcext:value-type="float">
            <text:p>0</text:p>
          </table:table-cell>
          <table:table-cell table:style-name="ce27" table:formula="of:=2014-[Evidence.H610]" office:value-type="float" office:value="2014" calcext:value-type="float">
            <text:p>2,014</text:p>
          </table:table-cell>
          <table:table-cell table:style-name="ce13"/>
          <table:table-cell table:style-name="ce37" table:formula="of:=((100-[.F615])/100)*[.B6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11]&lt;&gt;&quot;&quot;;CONCATENATE(&quot;(&quot;;[Evidence.A611];&quot;) - &quot;;[Evidence.C611];&quot; - &quot;;[Evidence.D611];&quot;, [&quot;;[Evidence.L611];&quot;]&quot;);&quot;EMPTY&quot;)" office:value-type="string" office:string-value="EMPTY" calcext:value-type="string">
            <text:p>EMPTY</text:p>
          </table:table-cell>
          <table:table-cell table:style-name="ce14" table:formula="of:=[Evidence.E611]" office:value-type="float" office:value="0" calcext:value-type="float">
            <text:p>0 Kč</text:p>
          </table:table-cell>
          <table:table-cell table:style-name="ce20" table:formula="of:=[Evidence.F611]" office:value-type="currency" office:currency="CZK" office:value="0" calcext:value-type="currency">
            <text:p>0 Kč</text:p>
          </table:table-cell>
          <table:table-cell table:style-name="ce27" table:formula="of:=[Evidence.K611]" office:value-type="float" office:value="0" calcext:value-type="float">
            <text:p>0</text:p>
          </table:table-cell>
          <table:table-cell table:style-name="ce27" table:formula="of:=2014-[Evidence.H611]" office:value-type="float" office:value="2014" calcext:value-type="float">
            <text:p>2,014</text:p>
          </table:table-cell>
          <table:table-cell table:style-name="ce13"/>
          <table:table-cell table:style-name="ce37" table:formula="of:=((100-[.F616])/100)*[.B6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12]&lt;&gt;&quot;&quot;;CONCATENATE(&quot;(&quot;;[Evidence.A612];&quot;) - &quot;;[Evidence.C612];&quot; - &quot;;[Evidence.D612];&quot;, [&quot;;[Evidence.L612];&quot;]&quot;);&quot;EMPTY&quot;)" office:value-type="string" office:string-value="EMPTY" calcext:value-type="string">
            <text:p>EMPTY</text:p>
          </table:table-cell>
          <table:table-cell table:style-name="ce14" table:formula="of:=[Evidence.E612]" office:value-type="float" office:value="0" calcext:value-type="float">
            <text:p>0 Kč</text:p>
          </table:table-cell>
          <table:table-cell table:style-name="ce20" table:formula="of:=[Evidence.F612]" office:value-type="currency" office:currency="CZK" office:value="0" calcext:value-type="currency">
            <text:p>0 Kč</text:p>
          </table:table-cell>
          <table:table-cell table:style-name="ce27" table:formula="of:=[Evidence.K612]" office:value-type="float" office:value="0" calcext:value-type="float">
            <text:p>0</text:p>
          </table:table-cell>
          <table:table-cell table:style-name="ce27" table:formula="of:=2014-[Evidence.H612]" office:value-type="float" office:value="2014" calcext:value-type="float">
            <text:p>2,014</text:p>
          </table:table-cell>
          <table:table-cell table:style-name="ce13"/>
          <table:table-cell table:style-name="ce37" table:formula="of:=((100-[.F617])/100)*[.B6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13]&lt;&gt;&quot;&quot;;CONCATENATE(&quot;(&quot;;[Evidence.A613];&quot;) - &quot;;[Evidence.C613];&quot; - &quot;;[Evidence.D613];&quot;, [&quot;;[Evidence.L613];&quot;]&quot;);&quot;EMPTY&quot;)" office:value-type="string" office:string-value="EMPTY" calcext:value-type="string">
            <text:p>EMPTY</text:p>
          </table:table-cell>
          <table:table-cell table:style-name="ce14" table:formula="of:=[Evidence.E613]" office:value-type="float" office:value="0" calcext:value-type="float">
            <text:p>0 Kč</text:p>
          </table:table-cell>
          <table:table-cell table:style-name="ce20" table:formula="of:=[Evidence.F613]" office:value-type="currency" office:currency="CZK" office:value="0" calcext:value-type="currency">
            <text:p>0 Kč</text:p>
          </table:table-cell>
          <table:table-cell table:style-name="ce27" table:formula="of:=[Evidence.K613]" office:value-type="float" office:value="0" calcext:value-type="float">
            <text:p>0</text:p>
          </table:table-cell>
          <table:table-cell table:style-name="ce27" table:formula="of:=2014-[Evidence.H613]" office:value-type="float" office:value="2014" calcext:value-type="float">
            <text:p>2,014</text:p>
          </table:table-cell>
          <table:table-cell table:style-name="ce13"/>
          <table:table-cell table:style-name="ce37" table:formula="of:=((100-[.F618])/100)*[.B6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14]&lt;&gt;&quot;&quot;;CONCATENATE(&quot;(&quot;;[Evidence.A614];&quot;) - &quot;;[Evidence.C614];&quot; - &quot;;[Evidence.D614];&quot;, [&quot;;[Evidence.L614];&quot;]&quot;);&quot;EMPTY&quot;)" office:value-type="string" office:string-value="EMPTY" calcext:value-type="string">
            <text:p>EMPTY</text:p>
          </table:table-cell>
          <table:table-cell table:style-name="ce14" table:formula="of:=[Evidence.E614]" office:value-type="float" office:value="0" calcext:value-type="float">
            <text:p>0 Kč</text:p>
          </table:table-cell>
          <table:table-cell table:style-name="ce20" table:formula="of:=[Evidence.F614]" office:value-type="currency" office:currency="CZK" office:value="0" calcext:value-type="currency">
            <text:p>0 Kč</text:p>
          </table:table-cell>
          <table:table-cell table:style-name="ce27" table:formula="of:=[Evidence.K614]" office:value-type="float" office:value="0" calcext:value-type="float">
            <text:p>0</text:p>
          </table:table-cell>
          <table:table-cell table:style-name="ce27" table:formula="of:=2014-[Evidence.H614]" office:value-type="float" office:value="2014" calcext:value-type="float">
            <text:p>2,014</text:p>
          </table:table-cell>
          <table:table-cell table:style-name="ce13"/>
          <table:table-cell table:style-name="ce37" table:formula="of:=((100-[.F619])/100)*[.B6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15]&lt;&gt;&quot;&quot;;CONCATENATE(&quot;(&quot;;[Evidence.A615];&quot;) - &quot;;[Evidence.C615];&quot; - &quot;;[Evidence.D615];&quot;, [&quot;;[Evidence.L615];&quot;]&quot;);&quot;EMPTY&quot;)" office:value-type="string" office:string-value="EMPTY" calcext:value-type="string">
            <text:p>EMPTY</text:p>
          </table:table-cell>
          <table:table-cell table:style-name="ce14" table:formula="of:=[Evidence.E615]" office:value-type="float" office:value="0" calcext:value-type="float">
            <text:p>0 Kč</text:p>
          </table:table-cell>
          <table:table-cell table:style-name="ce20" table:formula="of:=[Evidence.F615]" office:value-type="currency" office:currency="CZK" office:value="0" calcext:value-type="currency">
            <text:p>0 Kč</text:p>
          </table:table-cell>
          <table:table-cell table:style-name="ce27" table:formula="of:=[Evidence.K615]" office:value-type="float" office:value="0" calcext:value-type="float">
            <text:p>0</text:p>
          </table:table-cell>
          <table:table-cell table:style-name="ce27" table:formula="of:=2014-[Evidence.H615]" office:value-type="float" office:value="2014" calcext:value-type="float">
            <text:p>2,014</text:p>
          </table:table-cell>
          <table:table-cell table:style-name="ce13"/>
          <table:table-cell table:style-name="ce37" table:formula="of:=((100-[.F620])/100)*[.B6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16]&lt;&gt;&quot;&quot;;CONCATENATE(&quot;(&quot;;[Evidence.A616];&quot;) - &quot;;[Evidence.C616];&quot; - &quot;;[Evidence.D616];&quot;, [&quot;;[Evidence.L616];&quot;]&quot;);&quot;EMPTY&quot;)" office:value-type="string" office:string-value="EMPTY" calcext:value-type="string">
            <text:p>EMPTY</text:p>
          </table:table-cell>
          <table:table-cell table:style-name="ce14" table:formula="of:=[Evidence.E616]" office:value-type="float" office:value="0" calcext:value-type="float">
            <text:p>0 Kč</text:p>
          </table:table-cell>
          <table:table-cell table:style-name="ce20" table:formula="of:=[Evidence.F616]" office:value-type="currency" office:currency="CZK" office:value="0" calcext:value-type="currency">
            <text:p>0 Kč</text:p>
          </table:table-cell>
          <table:table-cell table:style-name="ce27" table:formula="of:=[Evidence.K616]" office:value-type="float" office:value="0" calcext:value-type="float">
            <text:p>0</text:p>
          </table:table-cell>
          <table:table-cell table:style-name="ce27" table:formula="of:=2014-[Evidence.H616]" office:value-type="float" office:value="2014" calcext:value-type="float">
            <text:p>2,014</text:p>
          </table:table-cell>
          <table:table-cell table:style-name="ce13"/>
          <table:table-cell table:style-name="ce37" table:formula="of:=((100-[.F621])/100)*[.B6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17]&lt;&gt;&quot;&quot;;CONCATENATE(&quot;(&quot;;[Evidence.A617];&quot;) - &quot;;[Evidence.C617];&quot; - &quot;;[Evidence.D617];&quot;, [&quot;;[Evidence.L617];&quot;]&quot;);&quot;EMPTY&quot;)" office:value-type="string" office:string-value="EMPTY" calcext:value-type="string">
            <text:p>EMPTY</text:p>
          </table:table-cell>
          <table:table-cell table:style-name="ce14" table:formula="of:=[Evidence.E617]" office:value-type="float" office:value="0" calcext:value-type="float">
            <text:p>0 Kč</text:p>
          </table:table-cell>
          <table:table-cell table:style-name="ce20" table:formula="of:=[Evidence.F617]" office:value-type="currency" office:currency="CZK" office:value="0" calcext:value-type="currency">
            <text:p>0 Kč</text:p>
          </table:table-cell>
          <table:table-cell table:style-name="ce27" table:formula="of:=[Evidence.K617]" office:value-type="float" office:value="0" calcext:value-type="float">
            <text:p>0</text:p>
          </table:table-cell>
          <table:table-cell table:style-name="ce27" table:formula="of:=2014-[Evidence.H617]" office:value-type="float" office:value="2014" calcext:value-type="float">
            <text:p>2,014</text:p>
          </table:table-cell>
          <table:table-cell table:style-name="ce13"/>
          <table:table-cell table:style-name="ce37" table:formula="of:=((100-[.F622])/100)*[.B6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18]&lt;&gt;&quot;&quot;;CONCATENATE(&quot;(&quot;;[Evidence.A618];&quot;) - &quot;;[Evidence.C618];&quot; - &quot;;[Evidence.D618];&quot;, [&quot;;[Evidence.L618];&quot;]&quot;);&quot;EMPTY&quot;)" office:value-type="string" office:string-value="EMPTY" calcext:value-type="string">
            <text:p>EMPTY</text:p>
          </table:table-cell>
          <table:table-cell table:style-name="ce14" table:formula="of:=[Evidence.E618]" office:value-type="float" office:value="0" calcext:value-type="float">
            <text:p>0 Kč</text:p>
          </table:table-cell>
          <table:table-cell table:style-name="ce20" table:formula="of:=[Evidence.F618]" office:value-type="currency" office:currency="CZK" office:value="0" calcext:value-type="currency">
            <text:p>0 Kč</text:p>
          </table:table-cell>
          <table:table-cell table:style-name="ce27" table:formula="of:=[Evidence.K618]" office:value-type="float" office:value="0" calcext:value-type="float">
            <text:p>0</text:p>
          </table:table-cell>
          <table:table-cell table:style-name="ce27" table:formula="of:=2014-[Evidence.H618]" office:value-type="float" office:value="2014" calcext:value-type="float">
            <text:p>2,014</text:p>
          </table:table-cell>
          <table:table-cell table:style-name="ce13"/>
          <table:table-cell table:style-name="ce37" table:formula="of:=((100-[.F623])/100)*[.B6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19]&lt;&gt;&quot;&quot;;CONCATENATE(&quot;(&quot;;[Evidence.A619];&quot;) - &quot;;[Evidence.C619];&quot; - &quot;;[Evidence.D619];&quot;, [&quot;;[Evidence.L619];&quot;]&quot;);&quot;EMPTY&quot;)" office:value-type="string" office:string-value="EMPTY" calcext:value-type="string">
            <text:p>EMPTY</text:p>
          </table:table-cell>
          <table:table-cell table:style-name="ce14" table:formula="of:=[Evidence.E619]" office:value-type="float" office:value="0" calcext:value-type="float">
            <text:p>0 Kč</text:p>
          </table:table-cell>
          <table:table-cell table:style-name="ce20" table:formula="of:=[Evidence.F619]" office:value-type="currency" office:currency="CZK" office:value="0" calcext:value-type="currency">
            <text:p>0 Kč</text:p>
          </table:table-cell>
          <table:table-cell table:style-name="ce27" table:formula="of:=[Evidence.K619]" office:value-type="float" office:value="0" calcext:value-type="float">
            <text:p>0</text:p>
          </table:table-cell>
          <table:table-cell table:style-name="ce27" table:formula="of:=2014-[Evidence.H619]" office:value-type="float" office:value="2014" calcext:value-type="float">
            <text:p>2,014</text:p>
          </table:table-cell>
          <table:table-cell table:style-name="ce13"/>
          <table:table-cell table:style-name="ce37" table:formula="of:=((100-[.F624])/100)*[.B6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20]&lt;&gt;&quot;&quot;;CONCATENATE(&quot;(&quot;;[Evidence.A620];&quot;) - &quot;;[Evidence.C620];&quot; - &quot;;[Evidence.D620];&quot;, [&quot;;[Evidence.L620];&quot;]&quot;);&quot;EMPTY&quot;)" office:value-type="string" office:string-value="EMPTY" calcext:value-type="string">
            <text:p>EMPTY</text:p>
          </table:table-cell>
          <table:table-cell table:style-name="ce14" table:formula="of:=[Evidence.E620]" office:value-type="float" office:value="0" calcext:value-type="float">
            <text:p>0 Kč</text:p>
          </table:table-cell>
          <table:table-cell table:style-name="ce20" table:formula="of:=[Evidence.F620]" office:value-type="currency" office:currency="CZK" office:value="0" calcext:value-type="currency">
            <text:p>0 Kč</text:p>
          </table:table-cell>
          <table:table-cell table:style-name="ce27" table:formula="of:=[Evidence.K620]" office:value-type="float" office:value="0" calcext:value-type="float">
            <text:p>0</text:p>
          </table:table-cell>
          <table:table-cell table:style-name="ce27" table:formula="of:=2014-[Evidence.H620]" office:value-type="float" office:value="2014" calcext:value-type="float">
            <text:p>2,014</text:p>
          </table:table-cell>
          <table:table-cell table:style-name="ce13"/>
          <table:table-cell table:style-name="ce37" table:formula="of:=((100-[.F625])/100)*[.B6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21]&lt;&gt;&quot;&quot;;CONCATENATE(&quot;(&quot;;[Evidence.A621];&quot;) - &quot;;[Evidence.C621];&quot; - &quot;;[Evidence.D621];&quot;, [&quot;;[Evidence.L621];&quot;]&quot;);&quot;EMPTY&quot;)" office:value-type="string" office:string-value="EMPTY" calcext:value-type="string">
            <text:p>EMPTY</text:p>
          </table:table-cell>
          <table:table-cell table:style-name="ce14" table:formula="of:=[Evidence.E621]" office:value-type="float" office:value="0" calcext:value-type="float">
            <text:p>0 Kč</text:p>
          </table:table-cell>
          <table:table-cell table:style-name="ce20" table:formula="of:=[Evidence.F621]" office:value-type="currency" office:currency="CZK" office:value="0" calcext:value-type="currency">
            <text:p>0 Kč</text:p>
          </table:table-cell>
          <table:table-cell table:style-name="ce27" table:formula="of:=[Evidence.K621]" office:value-type="float" office:value="0" calcext:value-type="float">
            <text:p>0</text:p>
          </table:table-cell>
          <table:table-cell table:style-name="ce27" table:formula="of:=2014-[Evidence.H621]" office:value-type="float" office:value="2014" calcext:value-type="float">
            <text:p>2,014</text:p>
          </table:table-cell>
          <table:table-cell table:style-name="ce13"/>
          <table:table-cell table:style-name="ce37" table:formula="of:=((100-[.F626])/100)*[.B6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22]&lt;&gt;&quot;&quot;;CONCATENATE(&quot;(&quot;;[Evidence.A622];&quot;) - &quot;;[Evidence.C622];&quot; - &quot;;[Evidence.D622];&quot;, [&quot;;[Evidence.L622];&quot;]&quot;);&quot;EMPTY&quot;)" office:value-type="string" office:string-value="EMPTY" calcext:value-type="string">
            <text:p>EMPTY</text:p>
          </table:table-cell>
          <table:table-cell table:style-name="ce14" table:formula="of:=[Evidence.E622]" office:value-type="float" office:value="0" calcext:value-type="float">
            <text:p>0 Kč</text:p>
          </table:table-cell>
          <table:table-cell table:style-name="ce20" table:formula="of:=[Evidence.F622]" office:value-type="currency" office:currency="CZK" office:value="0" calcext:value-type="currency">
            <text:p>0 Kč</text:p>
          </table:table-cell>
          <table:table-cell table:style-name="ce27" table:formula="of:=[Evidence.K622]" office:value-type="float" office:value="0" calcext:value-type="float">
            <text:p>0</text:p>
          </table:table-cell>
          <table:table-cell table:style-name="ce27" table:formula="of:=2014-[Evidence.H622]" office:value-type="float" office:value="2014" calcext:value-type="float">
            <text:p>2,014</text:p>
          </table:table-cell>
          <table:table-cell table:style-name="ce13"/>
          <table:table-cell table:style-name="ce37" table:formula="of:=((100-[.F627])/100)*[.B6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23]&lt;&gt;&quot;&quot;;CONCATENATE(&quot;(&quot;;[Evidence.A623];&quot;) - &quot;;[Evidence.C623];&quot; - &quot;;[Evidence.D623];&quot;, [&quot;;[Evidence.L623];&quot;]&quot;);&quot;EMPTY&quot;)" office:value-type="string" office:string-value="EMPTY" calcext:value-type="string">
            <text:p>EMPTY</text:p>
          </table:table-cell>
          <table:table-cell table:style-name="ce14" table:formula="of:=[Evidence.E623]" office:value-type="float" office:value="0" calcext:value-type="float">
            <text:p>0 Kč</text:p>
          </table:table-cell>
          <table:table-cell table:style-name="ce20" table:formula="of:=[Evidence.F623]" office:value-type="currency" office:currency="CZK" office:value="0" calcext:value-type="currency">
            <text:p>0 Kč</text:p>
          </table:table-cell>
          <table:table-cell table:style-name="ce27" table:formula="of:=[Evidence.K623]" office:value-type="float" office:value="0" calcext:value-type="float">
            <text:p>0</text:p>
          </table:table-cell>
          <table:table-cell table:style-name="ce27" table:formula="of:=2014-[Evidence.H623]" office:value-type="float" office:value="2014" calcext:value-type="float">
            <text:p>2,014</text:p>
          </table:table-cell>
          <table:table-cell table:style-name="ce13"/>
          <table:table-cell table:style-name="ce37" table:formula="of:=((100-[.F628])/100)*[.B6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24]&lt;&gt;&quot;&quot;;CONCATENATE(&quot;(&quot;;[Evidence.A624];&quot;) - &quot;;[Evidence.C624];&quot; - &quot;;[Evidence.D624];&quot;, [&quot;;[Evidence.L624];&quot;]&quot;);&quot;EMPTY&quot;)" office:value-type="string" office:string-value="EMPTY" calcext:value-type="string">
            <text:p>EMPTY</text:p>
          </table:table-cell>
          <table:table-cell table:style-name="ce14" table:formula="of:=[Evidence.E624]" office:value-type="float" office:value="0" calcext:value-type="float">
            <text:p>0 Kč</text:p>
          </table:table-cell>
          <table:table-cell table:style-name="ce20" table:formula="of:=[Evidence.F624]" office:value-type="currency" office:currency="CZK" office:value="0" calcext:value-type="currency">
            <text:p>0 Kč</text:p>
          </table:table-cell>
          <table:table-cell table:style-name="ce27" table:formula="of:=[Evidence.K624]" office:value-type="float" office:value="0" calcext:value-type="float">
            <text:p>0</text:p>
          </table:table-cell>
          <table:table-cell table:style-name="ce27" table:formula="of:=2014-[Evidence.H624]" office:value-type="float" office:value="2014" calcext:value-type="float">
            <text:p>2,014</text:p>
          </table:table-cell>
          <table:table-cell table:style-name="ce13"/>
          <table:table-cell table:style-name="ce37" table:formula="of:=((100-[.F629])/100)*[.B6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25]&lt;&gt;&quot;&quot;;CONCATENATE(&quot;(&quot;;[Evidence.A625];&quot;) - &quot;;[Evidence.C625];&quot; - &quot;;[Evidence.D625];&quot;, [&quot;;[Evidence.L625];&quot;]&quot;);&quot;EMPTY&quot;)" office:value-type="string" office:string-value="EMPTY" calcext:value-type="string">
            <text:p>EMPTY</text:p>
          </table:table-cell>
          <table:table-cell table:style-name="ce14" table:formula="of:=[Evidence.E625]" office:value-type="float" office:value="0" calcext:value-type="float">
            <text:p>0 Kč</text:p>
          </table:table-cell>
          <table:table-cell table:style-name="ce20" table:formula="of:=[Evidence.F625]" office:value-type="currency" office:currency="CZK" office:value="0" calcext:value-type="currency">
            <text:p>0 Kč</text:p>
          </table:table-cell>
          <table:table-cell table:style-name="ce27" table:formula="of:=[Evidence.K625]" office:value-type="float" office:value="0" calcext:value-type="float">
            <text:p>0</text:p>
          </table:table-cell>
          <table:table-cell table:style-name="ce27" table:formula="of:=2014-[Evidence.H625]" office:value-type="float" office:value="2014" calcext:value-type="float">
            <text:p>2,014</text:p>
          </table:table-cell>
          <table:table-cell table:style-name="ce13"/>
          <table:table-cell table:style-name="ce37" table:formula="of:=((100-[.F630])/100)*[.B6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26]&lt;&gt;&quot;&quot;;CONCATENATE(&quot;(&quot;;[Evidence.A626];&quot;) - &quot;;[Evidence.C626];&quot; - &quot;;[Evidence.D626];&quot;, [&quot;;[Evidence.L626];&quot;]&quot;);&quot;EMPTY&quot;)" office:value-type="string" office:string-value="EMPTY" calcext:value-type="string">
            <text:p>EMPTY</text:p>
          </table:table-cell>
          <table:table-cell table:style-name="ce14" table:formula="of:=[Evidence.E626]" office:value-type="float" office:value="0" calcext:value-type="float">
            <text:p>0 Kč</text:p>
          </table:table-cell>
          <table:table-cell table:style-name="ce20" table:formula="of:=[Evidence.F626]" office:value-type="currency" office:currency="CZK" office:value="0" calcext:value-type="currency">
            <text:p>0 Kč</text:p>
          </table:table-cell>
          <table:table-cell table:style-name="ce27" table:formula="of:=[Evidence.K626]" office:value-type="float" office:value="0" calcext:value-type="float">
            <text:p>0</text:p>
          </table:table-cell>
          <table:table-cell table:style-name="ce27" table:formula="of:=2014-[Evidence.H626]" office:value-type="float" office:value="2014" calcext:value-type="float">
            <text:p>2,014</text:p>
          </table:table-cell>
          <table:table-cell table:style-name="ce13"/>
          <table:table-cell table:style-name="ce37" table:formula="of:=((100-[.F631])/100)*[.B6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27]&lt;&gt;&quot;&quot;;CONCATENATE(&quot;(&quot;;[Evidence.A627];&quot;) - &quot;;[Evidence.C627];&quot; - &quot;;[Evidence.D627];&quot;, [&quot;;[Evidence.L627];&quot;]&quot;);&quot;EMPTY&quot;)" office:value-type="string" office:string-value="EMPTY" calcext:value-type="string">
            <text:p>EMPTY</text:p>
          </table:table-cell>
          <table:table-cell table:style-name="ce14" table:formula="of:=[Evidence.E627]" office:value-type="float" office:value="0" calcext:value-type="float">
            <text:p>0 Kč</text:p>
          </table:table-cell>
          <table:table-cell table:style-name="ce20" table:formula="of:=[Evidence.F627]" office:value-type="currency" office:currency="CZK" office:value="0" calcext:value-type="currency">
            <text:p>0 Kč</text:p>
          </table:table-cell>
          <table:table-cell table:style-name="ce27" table:formula="of:=[Evidence.K627]" office:value-type="float" office:value="0" calcext:value-type="float">
            <text:p>0</text:p>
          </table:table-cell>
          <table:table-cell table:style-name="ce27" table:formula="of:=2014-[Evidence.H627]" office:value-type="float" office:value="2014" calcext:value-type="float">
            <text:p>2,014</text:p>
          </table:table-cell>
          <table:table-cell table:style-name="ce13"/>
          <table:table-cell table:style-name="ce37" table:formula="of:=((100-[.F632])/100)*[.B6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28]&lt;&gt;&quot;&quot;;CONCATENATE(&quot;(&quot;;[Evidence.A628];&quot;) - &quot;;[Evidence.C628];&quot; - &quot;;[Evidence.D628];&quot;, [&quot;;[Evidence.L628];&quot;]&quot;);&quot;EMPTY&quot;)" office:value-type="string" office:string-value="EMPTY" calcext:value-type="string">
            <text:p>EMPTY</text:p>
          </table:table-cell>
          <table:table-cell table:style-name="ce14" table:formula="of:=[Evidence.E628]" office:value-type="float" office:value="0" calcext:value-type="float">
            <text:p>0 Kč</text:p>
          </table:table-cell>
          <table:table-cell table:style-name="ce20" table:formula="of:=[Evidence.F628]" office:value-type="currency" office:currency="CZK" office:value="0" calcext:value-type="currency">
            <text:p>0 Kč</text:p>
          </table:table-cell>
          <table:table-cell table:style-name="ce27" table:formula="of:=[Evidence.K628]" office:value-type="float" office:value="0" calcext:value-type="float">
            <text:p>0</text:p>
          </table:table-cell>
          <table:table-cell table:style-name="ce27" table:formula="of:=2014-[Evidence.H628]" office:value-type="float" office:value="2014" calcext:value-type="float">
            <text:p>2,014</text:p>
          </table:table-cell>
          <table:table-cell table:style-name="ce13"/>
          <table:table-cell table:style-name="ce37" table:formula="of:=((100-[.F633])/100)*[.B6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29]&lt;&gt;&quot;&quot;;CONCATENATE(&quot;(&quot;;[Evidence.A629];&quot;) - &quot;;[Evidence.C629];&quot; - &quot;;[Evidence.D629];&quot;, [&quot;;[Evidence.L629];&quot;]&quot;);&quot;EMPTY&quot;)" office:value-type="string" office:string-value="EMPTY" calcext:value-type="string">
            <text:p>EMPTY</text:p>
          </table:table-cell>
          <table:table-cell table:style-name="ce14" table:formula="of:=[Evidence.E629]" office:value-type="float" office:value="0" calcext:value-type="float">
            <text:p>0 Kč</text:p>
          </table:table-cell>
          <table:table-cell table:style-name="ce20" table:formula="of:=[Evidence.F629]" office:value-type="currency" office:currency="CZK" office:value="0" calcext:value-type="currency">
            <text:p>0 Kč</text:p>
          </table:table-cell>
          <table:table-cell table:style-name="ce27" table:formula="of:=[Evidence.K629]" office:value-type="float" office:value="0" calcext:value-type="float">
            <text:p>0</text:p>
          </table:table-cell>
          <table:table-cell table:style-name="ce27" table:formula="of:=2014-[Evidence.H629]" office:value-type="float" office:value="2014" calcext:value-type="float">
            <text:p>2,014</text:p>
          </table:table-cell>
          <table:table-cell table:style-name="ce13"/>
          <table:table-cell table:style-name="ce37" table:formula="of:=((100-[.F634])/100)*[.B6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30]&lt;&gt;&quot;&quot;;CONCATENATE(&quot;(&quot;;[Evidence.A630];&quot;) - &quot;;[Evidence.C630];&quot; - &quot;;[Evidence.D630];&quot;, [&quot;;[Evidence.L630];&quot;]&quot;);&quot;EMPTY&quot;)" office:value-type="string" office:string-value="EMPTY" calcext:value-type="string">
            <text:p>EMPTY</text:p>
          </table:table-cell>
          <table:table-cell table:style-name="ce14" table:formula="of:=[Evidence.E630]" office:value-type="float" office:value="0" calcext:value-type="float">
            <text:p>0 Kč</text:p>
          </table:table-cell>
          <table:table-cell table:style-name="ce20" table:formula="of:=[Evidence.F630]" office:value-type="currency" office:currency="CZK" office:value="0" calcext:value-type="currency">
            <text:p>0 Kč</text:p>
          </table:table-cell>
          <table:table-cell table:style-name="ce27" table:formula="of:=[Evidence.K630]" office:value-type="float" office:value="0" calcext:value-type="float">
            <text:p>0</text:p>
          </table:table-cell>
          <table:table-cell table:style-name="ce27" table:formula="of:=2014-[Evidence.H630]" office:value-type="float" office:value="2014" calcext:value-type="float">
            <text:p>2,014</text:p>
          </table:table-cell>
          <table:table-cell table:style-name="ce13"/>
          <table:table-cell table:style-name="ce37" table:formula="of:=((100-[.F635])/100)*[.B6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31]&lt;&gt;&quot;&quot;;CONCATENATE(&quot;(&quot;;[Evidence.A631];&quot;) - &quot;;[Evidence.C631];&quot; - &quot;;[Evidence.D631];&quot;, [&quot;;[Evidence.L631];&quot;]&quot;);&quot;EMPTY&quot;)" office:value-type="string" office:string-value="EMPTY" calcext:value-type="string">
            <text:p>EMPTY</text:p>
          </table:table-cell>
          <table:table-cell table:style-name="ce14" table:formula="of:=[Evidence.E631]" office:value-type="float" office:value="0" calcext:value-type="float">
            <text:p>0 Kč</text:p>
          </table:table-cell>
          <table:table-cell table:style-name="ce20" table:formula="of:=[Evidence.F631]" office:value-type="currency" office:currency="CZK" office:value="0" calcext:value-type="currency">
            <text:p>0 Kč</text:p>
          </table:table-cell>
          <table:table-cell table:style-name="ce27" table:formula="of:=[Evidence.K631]" office:value-type="float" office:value="0" calcext:value-type="float">
            <text:p>0</text:p>
          </table:table-cell>
          <table:table-cell table:style-name="ce27" table:formula="of:=2014-[Evidence.H631]" office:value-type="float" office:value="2014" calcext:value-type="float">
            <text:p>2,014</text:p>
          </table:table-cell>
          <table:table-cell table:style-name="ce13"/>
          <table:table-cell table:style-name="ce37" table:formula="of:=((100-[.F636])/100)*[.B6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32]&lt;&gt;&quot;&quot;;CONCATENATE(&quot;(&quot;;[Evidence.A632];&quot;) - &quot;;[Evidence.C632];&quot; - &quot;;[Evidence.D632];&quot;, [&quot;;[Evidence.L632];&quot;]&quot;);&quot;EMPTY&quot;)" office:value-type="string" office:string-value="EMPTY" calcext:value-type="string">
            <text:p>EMPTY</text:p>
          </table:table-cell>
          <table:table-cell table:style-name="ce14" table:formula="of:=[Evidence.E632]" office:value-type="float" office:value="0" calcext:value-type="float">
            <text:p>0 Kč</text:p>
          </table:table-cell>
          <table:table-cell table:style-name="ce20" table:formula="of:=[Evidence.F632]" office:value-type="currency" office:currency="CZK" office:value="0" calcext:value-type="currency">
            <text:p>0 Kč</text:p>
          </table:table-cell>
          <table:table-cell table:style-name="ce27" table:formula="of:=[Evidence.K632]" office:value-type="float" office:value="0" calcext:value-type="float">
            <text:p>0</text:p>
          </table:table-cell>
          <table:table-cell table:style-name="ce27" table:formula="of:=2014-[Evidence.H632]" office:value-type="float" office:value="2014" calcext:value-type="float">
            <text:p>2,014</text:p>
          </table:table-cell>
          <table:table-cell table:style-name="ce13"/>
          <table:table-cell table:style-name="ce37" table:formula="of:=((100-[.F637])/100)*[.B6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33]&lt;&gt;&quot;&quot;;CONCATENATE(&quot;(&quot;;[Evidence.A633];&quot;) - &quot;;[Evidence.C633];&quot; - &quot;;[Evidence.D633];&quot;, [&quot;;[Evidence.L633];&quot;]&quot;);&quot;EMPTY&quot;)" office:value-type="string" office:string-value="EMPTY" calcext:value-type="string">
            <text:p>EMPTY</text:p>
          </table:table-cell>
          <table:table-cell table:style-name="ce14" table:formula="of:=[Evidence.E633]" office:value-type="float" office:value="0" calcext:value-type="float">
            <text:p>0 Kč</text:p>
          </table:table-cell>
          <table:table-cell table:style-name="ce20" table:formula="of:=[Evidence.F633]" office:value-type="currency" office:currency="CZK" office:value="0" calcext:value-type="currency">
            <text:p>0 Kč</text:p>
          </table:table-cell>
          <table:table-cell table:style-name="ce27" table:formula="of:=[Evidence.K633]" office:value-type="float" office:value="0" calcext:value-type="float">
            <text:p>0</text:p>
          </table:table-cell>
          <table:table-cell table:style-name="ce27" table:formula="of:=2014-[Evidence.H633]" office:value-type="float" office:value="2014" calcext:value-type="float">
            <text:p>2,014</text:p>
          </table:table-cell>
          <table:table-cell table:style-name="ce13"/>
          <table:table-cell table:style-name="ce37" table:formula="of:=((100-[.F638])/100)*[.B6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34]&lt;&gt;&quot;&quot;;CONCATENATE(&quot;(&quot;;[Evidence.A634];&quot;) - &quot;;[Evidence.C634];&quot; - &quot;;[Evidence.D634];&quot;, [&quot;;[Evidence.L634];&quot;]&quot;);&quot;EMPTY&quot;)" office:value-type="string" office:string-value="EMPTY" calcext:value-type="string">
            <text:p>EMPTY</text:p>
          </table:table-cell>
          <table:table-cell table:style-name="ce14" table:formula="of:=[Evidence.E634]" office:value-type="float" office:value="0" calcext:value-type="float">
            <text:p>0 Kč</text:p>
          </table:table-cell>
          <table:table-cell table:style-name="ce20" table:formula="of:=[Evidence.F634]" office:value-type="currency" office:currency="CZK" office:value="0" calcext:value-type="currency">
            <text:p>0 Kč</text:p>
          </table:table-cell>
          <table:table-cell table:style-name="ce27" table:formula="of:=[Evidence.K634]" office:value-type="float" office:value="0" calcext:value-type="float">
            <text:p>0</text:p>
          </table:table-cell>
          <table:table-cell table:style-name="ce27" table:formula="of:=2014-[Evidence.H634]" office:value-type="float" office:value="2014" calcext:value-type="float">
            <text:p>2,014</text:p>
          </table:table-cell>
          <table:table-cell table:style-name="ce13"/>
          <table:table-cell table:style-name="ce37" table:formula="of:=((100-[.F639])/100)*[.B6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35]&lt;&gt;&quot;&quot;;CONCATENATE(&quot;(&quot;;[Evidence.A635];&quot;) - &quot;;[Evidence.C635];&quot; - &quot;;[Evidence.D635];&quot;, [&quot;;[Evidence.L635];&quot;]&quot;);&quot;EMPTY&quot;)" office:value-type="string" office:string-value="EMPTY" calcext:value-type="string">
            <text:p>EMPTY</text:p>
          </table:table-cell>
          <table:table-cell table:style-name="ce14" table:formula="of:=[Evidence.E635]" office:value-type="float" office:value="0" calcext:value-type="float">
            <text:p>0 Kč</text:p>
          </table:table-cell>
          <table:table-cell table:style-name="ce20" table:formula="of:=[Evidence.F635]" office:value-type="currency" office:currency="CZK" office:value="0" calcext:value-type="currency">
            <text:p>0 Kč</text:p>
          </table:table-cell>
          <table:table-cell table:style-name="ce27" table:formula="of:=[Evidence.K635]" office:value-type="float" office:value="0" calcext:value-type="float">
            <text:p>0</text:p>
          </table:table-cell>
          <table:table-cell table:style-name="ce27" table:formula="of:=2014-[Evidence.H635]" office:value-type="float" office:value="2014" calcext:value-type="float">
            <text:p>2,014</text:p>
          </table:table-cell>
          <table:table-cell table:style-name="ce13"/>
          <table:table-cell table:style-name="ce37" table:formula="of:=((100-[.F640])/100)*[.B6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36]&lt;&gt;&quot;&quot;;CONCATENATE(&quot;(&quot;;[Evidence.A636];&quot;) - &quot;;[Evidence.C636];&quot; - &quot;;[Evidence.D636];&quot;, [&quot;;[Evidence.L636];&quot;]&quot;);&quot;EMPTY&quot;)" office:value-type="string" office:string-value="EMPTY" calcext:value-type="string">
            <text:p>EMPTY</text:p>
          </table:table-cell>
          <table:table-cell table:style-name="ce14" table:formula="of:=[Evidence.E636]" office:value-type="float" office:value="0" calcext:value-type="float">
            <text:p>0 Kč</text:p>
          </table:table-cell>
          <table:table-cell table:style-name="ce20" table:formula="of:=[Evidence.F636]" office:value-type="currency" office:currency="CZK" office:value="0" calcext:value-type="currency">
            <text:p>0 Kč</text:p>
          </table:table-cell>
          <table:table-cell table:style-name="ce27" table:formula="of:=[Evidence.K636]" office:value-type="float" office:value="0" calcext:value-type="float">
            <text:p>0</text:p>
          </table:table-cell>
          <table:table-cell table:style-name="ce27" table:formula="of:=2014-[Evidence.H636]" office:value-type="float" office:value="2014" calcext:value-type="float">
            <text:p>2,014</text:p>
          </table:table-cell>
          <table:table-cell table:style-name="ce13"/>
          <table:table-cell table:style-name="ce37" table:formula="of:=((100-[.F641])/100)*[.B6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37]&lt;&gt;&quot;&quot;;CONCATENATE(&quot;(&quot;;[Evidence.A637];&quot;) - &quot;;[Evidence.C637];&quot; - &quot;;[Evidence.D637];&quot;, [&quot;;[Evidence.L637];&quot;]&quot;);&quot;EMPTY&quot;)" office:value-type="string" office:string-value="EMPTY" calcext:value-type="string">
            <text:p>EMPTY</text:p>
          </table:table-cell>
          <table:table-cell table:style-name="ce14" table:formula="of:=[Evidence.E637]" office:value-type="float" office:value="0" calcext:value-type="float">
            <text:p>0 Kč</text:p>
          </table:table-cell>
          <table:table-cell table:style-name="ce20" table:formula="of:=[Evidence.F637]" office:value-type="currency" office:currency="CZK" office:value="0" calcext:value-type="currency">
            <text:p>0 Kč</text:p>
          </table:table-cell>
          <table:table-cell table:style-name="ce27" table:formula="of:=[Evidence.K637]" office:value-type="float" office:value="0" calcext:value-type="float">
            <text:p>0</text:p>
          </table:table-cell>
          <table:table-cell table:style-name="ce27" table:formula="of:=2014-[Evidence.H637]" office:value-type="float" office:value="2014" calcext:value-type="float">
            <text:p>2,014</text:p>
          </table:table-cell>
          <table:table-cell table:style-name="ce13"/>
          <table:table-cell table:style-name="ce37" table:formula="of:=((100-[.F642])/100)*[.B6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38]&lt;&gt;&quot;&quot;;CONCATENATE(&quot;(&quot;;[Evidence.A638];&quot;) - &quot;;[Evidence.C638];&quot; - &quot;;[Evidence.D638];&quot;, [&quot;;[Evidence.L638];&quot;]&quot;);&quot;EMPTY&quot;)" office:value-type="string" office:string-value="EMPTY" calcext:value-type="string">
            <text:p>EMPTY</text:p>
          </table:table-cell>
          <table:table-cell table:style-name="ce14" table:formula="of:=[Evidence.E638]" office:value-type="float" office:value="0" calcext:value-type="float">
            <text:p>0 Kč</text:p>
          </table:table-cell>
          <table:table-cell table:style-name="ce20" table:formula="of:=[Evidence.F638]" office:value-type="currency" office:currency="CZK" office:value="0" calcext:value-type="currency">
            <text:p>0 Kč</text:p>
          </table:table-cell>
          <table:table-cell table:style-name="ce27" table:formula="of:=[Evidence.K638]" office:value-type="float" office:value="0" calcext:value-type="float">
            <text:p>0</text:p>
          </table:table-cell>
          <table:table-cell table:style-name="ce27" table:formula="of:=2014-[Evidence.H638]" office:value-type="float" office:value="2014" calcext:value-type="float">
            <text:p>2,014</text:p>
          </table:table-cell>
          <table:table-cell table:style-name="ce13"/>
          <table:table-cell table:style-name="ce37" table:formula="of:=((100-[.F643])/100)*[.B6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39]&lt;&gt;&quot;&quot;;CONCATENATE(&quot;(&quot;;[Evidence.A639];&quot;) - &quot;;[Evidence.C639];&quot; - &quot;;[Evidence.D639];&quot;, [&quot;;[Evidence.L639];&quot;]&quot;);&quot;EMPTY&quot;)" office:value-type="string" office:string-value="EMPTY" calcext:value-type="string">
            <text:p>EMPTY</text:p>
          </table:table-cell>
          <table:table-cell table:style-name="ce14" table:formula="of:=[Evidence.E639]" office:value-type="float" office:value="0" calcext:value-type="float">
            <text:p>0 Kč</text:p>
          </table:table-cell>
          <table:table-cell table:style-name="ce20" table:formula="of:=[Evidence.F639]" office:value-type="currency" office:currency="CZK" office:value="0" calcext:value-type="currency">
            <text:p>0 Kč</text:p>
          </table:table-cell>
          <table:table-cell table:style-name="ce27" table:formula="of:=[Evidence.K639]" office:value-type="float" office:value="0" calcext:value-type="float">
            <text:p>0</text:p>
          </table:table-cell>
          <table:table-cell table:style-name="ce27" table:formula="of:=2014-[Evidence.H639]" office:value-type="float" office:value="2014" calcext:value-type="float">
            <text:p>2,014</text:p>
          </table:table-cell>
          <table:table-cell table:style-name="ce13"/>
          <table:table-cell table:style-name="ce37" table:formula="of:=((100-[.F644])/100)*[.B6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40]&lt;&gt;&quot;&quot;;CONCATENATE(&quot;(&quot;;[Evidence.A640];&quot;) - &quot;;[Evidence.C640];&quot; - &quot;;[Evidence.D640];&quot;, [&quot;;[Evidence.L640];&quot;]&quot;);&quot;EMPTY&quot;)" office:value-type="string" office:string-value="EMPTY" calcext:value-type="string">
            <text:p>EMPTY</text:p>
          </table:table-cell>
          <table:table-cell table:style-name="ce14" table:formula="of:=[Evidence.E640]" office:value-type="float" office:value="0" calcext:value-type="float">
            <text:p>0 Kč</text:p>
          </table:table-cell>
          <table:table-cell table:style-name="ce20" table:formula="of:=[Evidence.F640]" office:value-type="currency" office:currency="CZK" office:value="0" calcext:value-type="currency">
            <text:p>0 Kč</text:p>
          </table:table-cell>
          <table:table-cell table:style-name="ce27" table:formula="of:=[Evidence.K640]" office:value-type="float" office:value="0" calcext:value-type="float">
            <text:p>0</text:p>
          </table:table-cell>
          <table:table-cell table:style-name="ce27" table:formula="of:=2014-[Evidence.H640]" office:value-type="float" office:value="2014" calcext:value-type="float">
            <text:p>2,014</text:p>
          </table:table-cell>
          <table:table-cell table:style-name="ce13"/>
          <table:table-cell table:style-name="ce37" table:formula="of:=((100-[.F645])/100)*[.B6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41]&lt;&gt;&quot;&quot;;CONCATENATE(&quot;(&quot;;[Evidence.A641];&quot;) - &quot;;[Evidence.C641];&quot; - &quot;;[Evidence.D641];&quot;, [&quot;;[Evidence.L641];&quot;]&quot;);&quot;EMPTY&quot;)" office:value-type="string" office:string-value="EMPTY" calcext:value-type="string">
            <text:p>EMPTY</text:p>
          </table:table-cell>
          <table:table-cell table:style-name="ce14" table:formula="of:=[Evidence.E641]" office:value-type="float" office:value="0" calcext:value-type="float">
            <text:p>0 Kč</text:p>
          </table:table-cell>
          <table:table-cell table:style-name="ce20" table:formula="of:=[Evidence.F641]" office:value-type="currency" office:currency="CZK" office:value="0" calcext:value-type="currency">
            <text:p>0 Kč</text:p>
          </table:table-cell>
          <table:table-cell table:style-name="ce27" table:formula="of:=[Evidence.K641]" office:value-type="float" office:value="0" calcext:value-type="float">
            <text:p>0</text:p>
          </table:table-cell>
          <table:table-cell table:style-name="ce27" table:formula="of:=2014-[Evidence.H641]" office:value-type="float" office:value="2014" calcext:value-type="float">
            <text:p>2,014</text:p>
          </table:table-cell>
          <table:table-cell table:style-name="ce13"/>
          <table:table-cell table:style-name="ce37" table:formula="of:=((100-[.F646])/100)*[.B6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42]&lt;&gt;&quot;&quot;;CONCATENATE(&quot;(&quot;;[Evidence.A642];&quot;) - &quot;;[Evidence.C642];&quot; - &quot;;[Evidence.D642];&quot;, [&quot;;[Evidence.L642];&quot;]&quot;);&quot;EMPTY&quot;)" office:value-type="string" office:string-value="EMPTY" calcext:value-type="string">
            <text:p>EMPTY</text:p>
          </table:table-cell>
          <table:table-cell table:style-name="ce14" table:formula="of:=[Evidence.E642]" office:value-type="float" office:value="0" calcext:value-type="float">
            <text:p>0 Kč</text:p>
          </table:table-cell>
          <table:table-cell table:style-name="ce20" table:formula="of:=[Evidence.F642]" office:value-type="currency" office:currency="CZK" office:value="0" calcext:value-type="currency">
            <text:p>0 Kč</text:p>
          </table:table-cell>
          <table:table-cell table:style-name="ce27" table:formula="of:=[Evidence.K642]" office:value-type="float" office:value="0" calcext:value-type="float">
            <text:p>0</text:p>
          </table:table-cell>
          <table:table-cell table:style-name="ce27" table:formula="of:=2014-[Evidence.H642]" office:value-type="float" office:value="2014" calcext:value-type="float">
            <text:p>2,014</text:p>
          </table:table-cell>
          <table:table-cell table:style-name="ce13"/>
          <table:table-cell table:style-name="ce37" table:formula="of:=((100-[.F647])/100)*[.B6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43]&lt;&gt;&quot;&quot;;CONCATENATE(&quot;(&quot;;[Evidence.A643];&quot;) - &quot;;[Evidence.C643];&quot; - &quot;;[Evidence.D643];&quot;, [&quot;;[Evidence.L643];&quot;]&quot;);&quot;EMPTY&quot;)" office:value-type="string" office:string-value="EMPTY" calcext:value-type="string">
            <text:p>EMPTY</text:p>
          </table:table-cell>
          <table:table-cell table:style-name="ce14" table:formula="of:=[Evidence.E643]" office:value-type="float" office:value="0" calcext:value-type="float">
            <text:p>0 Kč</text:p>
          </table:table-cell>
          <table:table-cell table:style-name="ce20" table:formula="of:=[Evidence.F643]" office:value-type="currency" office:currency="CZK" office:value="0" calcext:value-type="currency">
            <text:p>0 Kč</text:p>
          </table:table-cell>
          <table:table-cell table:style-name="ce27" table:formula="of:=[Evidence.K643]" office:value-type="float" office:value="0" calcext:value-type="float">
            <text:p>0</text:p>
          </table:table-cell>
          <table:table-cell table:style-name="ce27" table:formula="of:=2014-[Evidence.H643]" office:value-type="float" office:value="2014" calcext:value-type="float">
            <text:p>2,014</text:p>
          </table:table-cell>
          <table:table-cell table:style-name="ce13"/>
          <table:table-cell table:style-name="ce37" table:formula="of:=((100-[.F648])/100)*[.B6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44]&lt;&gt;&quot;&quot;;CONCATENATE(&quot;(&quot;;[Evidence.A644];&quot;) - &quot;;[Evidence.C644];&quot; - &quot;;[Evidence.D644];&quot;, [&quot;;[Evidence.L644];&quot;]&quot;);&quot;EMPTY&quot;)" office:value-type="string" office:string-value="EMPTY" calcext:value-type="string">
            <text:p>EMPTY</text:p>
          </table:table-cell>
          <table:table-cell table:style-name="ce14" table:formula="of:=[Evidence.E644]" office:value-type="float" office:value="0" calcext:value-type="float">
            <text:p>0 Kč</text:p>
          </table:table-cell>
          <table:table-cell table:style-name="ce20" table:formula="of:=[Evidence.F644]" office:value-type="currency" office:currency="CZK" office:value="0" calcext:value-type="currency">
            <text:p>0 Kč</text:p>
          </table:table-cell>
          <table:table-cell table:style-name="ce27" table:formula="of:=[Evidence.K644]" office:value-type="float" office:value="0" calcext:value-type="float">
            <text:p>0</text:p>
          </table:table-cell>
          <table:table-cell table:style-name="ce27" table:formula="of:=2014-[Evidence.H644]" office:value-type="float" office:value="2014" calcext:value-type="float">
            <text:p>2,014</text:p>
          </table:table-cell>
          <table:table-cell table:style-name="ce13"/>
          <table:table-cell table:style-name="ce37" table:formula="of:=((100-[.F649])/100)*[.B6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45]&lt;&gt;&quot;&quot;;CONCATENATE(&quot;(&quot;;[Evidence.A645];&quot;) - &quot;;[Evidence.C645];&quot; - &quot;;[Evidence.D645];&quot;, [&quot;;[Evidence.L645];&quot;]&quot;);&quot;EMPTY&quot;)" office:value-type="string" office:string-value="EMPTY" calcext:value-type="string">
            <text:p>EMPTY</text:p>
          </table:table-cell>
          <table:table-cell table:style-name="ce14" table:formula="of:=[Evidence.E645]" office:value-type="float" office:value="0" calcext:value-type="float">
            <text:p>0 Kč</text:p>
          </table:table-cell>
          <table:table-cell table:style-name="ce20" table:formula="of:=[Evidence.F645]" office:value-type="currency" office:currency="CZK" office:value="0" calcext:value-type="currency">
            <text:p>0 Kč</text:p>
          </table:table-cell>
          <table:table-cell table:style-name="ce27" table:formula="of:=[Evidence.K645]" office:value-type="float" office:value="0" calcext:value-type="float">
            <text:p>0</text:p>
          </table:table-cell>
          <table:table-cell table:style-name="ce27" table:formula="of:=2014-[Evidence.H645]" office:value-type="float" office:value="2014" calcext:value-type="float">
            <text:p>2,014</text:p>
          </table:table-cell>
          <table:table-cell table:style-name="ce13"/>
          <table:table-cell table:style-name="ce37" table:formula="of:=((100-[.F650])/100)*[.B6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46]&lt;&gt;&quot;&quot;;CONCATENATE(&quot;(&quot;;[Evidence.A646];&quot;) - &quot;;[Evidence.C646];&quot; - &quot;;[Evidence.D646];&quot;, [&quot;;[Evidence.L646];&quot;]&quot;);&quot;EMPTY&quot;)" office:value-type="string" office:string-value="EMPTY" calcext:value-type="string">
            <text:p>EMPTY</text:p>
          </table:table-cell>
          <table:table-cell table:style-name="ce14" table:formula="of:=[Evidence.E646]" office:value-type="float" office:value="0" calcext:value-type="float">
            <text:p>0 Kč</text:p>
          </table:table-cell>
          <table:table-cell table:style-name="ce20" table:formula="of:=[Evidence.F646]" office:value-type="currency" office:currency="CZK" office:value="0" calcext:value-type="currency">
            <text:p>0 Kč</text:p>
          </table:table-cell>
          <table:table-cell table:style-name="ce27" table:formula="of:=[Evidence.K646]" office:value-type="float" office:value="0" calcext:value-type="float">
            <text:p>0</text:p>
          </table:table-cell>
          <table:table-cell table:style-name="ce27" table:formula="of:=2014-[Evidence.H646]" office:value-type="float" office:value="2014" calcext:value-type="float">
            <text:p>2,014</text:p>
          </table:table-cell>
          <table:table-cell table:style-name="ce13"/>
          <table:table-cell table:style-name="ce37" table:formula="of:=((100-[.F651])/100)*[.B6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47]&lt;&gt;&quot;&quot;;CONCATENATE(&quot;(&quot;;[Evidence.A647];&quot;) - &quot;;[Evidence.C647];&quot; - &quot;;[Evidence.D647];&quot;, [&quot;;[Evidence.L647];&quot;]&quot;);&quot;EMPTY&quot;)" office:value-type="string" office:string-value="EMPTY" calcext:value-type="string">
            <text:p>EMPTY</text:p>
          </table:table-cell>
          <table:table-cell table:style-name="ce14" table:formula="of:=[Evidence.E647]" office:value-type="float" office:value="0" calcext:value-type="float">
            <text:p>0 Kč</text:p>
          </table:table-cell>
          <table:table-cell table:style-name="ce20" table:formula="of:=[Evidence.F647]" office:value-type="currency" office:currency="CZK" office:value="0" calcext:value-type="currency">
            <text:p>0 Kč</text:p>
          </table:table-cell>
          <table:table-cell table:style-name="ce27" table:formula="of:=[Evidence.K647]" office:value-type="float" office:value="0" calcext:value-type="float">
            <text:p>0</text:p>
          </table:table-cell>
          <table:table-cell table:style-name="ce27" table:formula="of:=2014-[Evidence.H647]" office:value-type="float" office:value="2014" calcext:value-type="float">
            <text:p>2,014</text:p>
          </table:table-cell>
          <table:table-cell table:style-name="ce13"/>
          <table:table-cell table:style-name="ce37" table:formula="of:=((100-[.F652])/100)*[.B6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48]&lt;&gt;&quot;&quot;;CONCATENATE(&quot;(&quot;;[Evidence.A648];&quot;) - &quot;;[Evidence.C648];&quot; - &quot;;[Evidence.D648];&quot;, [&quot;;[Evidence.L648];&quot;]&quot;);&quot;EMPTY&quot;)" office:value-type="string" office:string-value="EMPTY" calcext:value-type="string">
            <text:p>EMPTY</text:p>
          </table:table-cell>
          <table:table-cell table:style-name="ce14" table:formula="of:=[Evidence.E648]" office:value-type="float" office:value="0" calcext:value-type="float">
            <text:p>0 Kč</text:p>
          </table:table-cell>
          <table:table-cell table:style-name="ce20" table:formula="of:=[Evidence.F648]" office:value-type="currency" office:currency="CZK" office:value="0" calcext:value-type="currency">
            <text:p>0 Kč</text:p>
          </table:table-cell>
          <table:table-cell table:style-name="ce27" table:formula="of:=[Evidence.K648]" office:value-type="float" office:value="0" calcext:value-type="float">
            <text:p>0</text:p>
          </table:table-cell>
          <table:table-cell table:style-name="ce27" table:formula="of:=2014-[Evidence.H648]" office:value-type="float" office:value="2014" calcext:value-type="float">
            <text:p>2,014</text:p>
          </table:table-cell>
          <table:table-cell table:style-name="ce13"/>
          <table:table-cell table:style-name="ce37" table:formula="of:=((100-[.F653])/100)*[.B6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49]&lt;&gt;&quot;&quot;;CONCATENATE(&quot;(&quot;;[Evidence.A649];&quot;) - &quot;;[Evidence.C649];&quot; - &quot;;[Evidence.D649];&quot;, [&quot;;[Evidence.L649];&quot;]&quot;);&quot;EMPTY&quot;)" office:value-type="string" office:string-value="EMPTY" calcext:value-type="string">
            <text:p>EMPTY</text:p>
          </table:table-cell>
          <table:table-cell table:style-name="ce14" table:formula="of:=[Evidence.E649]" office:value-type="float" office:value="0" calcext:value-type="float">
            <text:p>0 Kč</text:p>
          </table:table-cell>
          <table:table-cell table:style-name="ce20" table:formula="of:=[Evidence.F649]" office:value-type="currency" office:currency="CZK" office:value="0" calcext:value-type="currency">
            <text:p>0 Kč</text:p>
          </table:table-cell>
          <table:table-cell table:style-name="ce27" table:formula="of:=[Evidence.K649]" office:value-type="float" office:value="0" calcext:value-type="float">
            <text:p>0</text:p>
          </table:table-cell>
          <table:table-cell table:style-name="ce27" table:formula="of:=2014-[Evidence.H649]" office:value-type="float" office:value="2014" calcext:value-type="float">
            <text:p>2,014</text:p>
          </table:table-cell>
          <table:table-cell table:style-name="ce13"/>
          <table:table-cell table:style-name="ce37" table:formula="of:=((100-[.F654])/100)*[.B6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50]&lt;&gt;&quot;&quot;;CONCATENATE(&quot;(&quot;;[Evidence.A650];&quot;) - &quot;;[Evidence.C650];&quot; - &quot;;[Evidence.D650];&quot;, [&quot;;[Evidence.L650];&quot;]&quot;);&quot;EMPTY&quot;)" office:value-type="string" office:string-value="EMPTY" calcext:value-type="string">
            <text:p>EMPTY</text:p>
          </table:table-cell>
          <table:table-cell table:style-name="ce14" table:formula="of:=[Evidence.E650]" office:value-type="float" office:value="0" calcext:value-type="float">
            <text:p>0 Kč</text:p>
          </table:table-cell>
          <table:table-cell table:style-name="ce20" table:formula="of:=[Evidence.F650]" office:value-type="currency" office:currency="CZK" office:value="0" calcext:value-type="currency">
            <text:p>0 Kč</text:p>
          </table:table-cell>
          <table:table-cell table:style-name="ce27" table:formula="of:=[Evidence.K650]" office:value-type="float" office:value="0" calcext:value-type="float">
            <text:p>0</text:p>
          </table:table-cell>
          <table:table-cell table:style-name="ce27" table:formula="of:=2014-[Evidence.H650]" office:value-type="float" office:value="2014" calcext:value-type="float">
            <text:p>2,014</text:p>
          </table:table-cell>
          <table:table-cell table:style-name="ce13"/>
          <table:table-cell table:style-name="ce37" table:formula="of:=((100-[.F655])/100)*[.B6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51]&lt;&gt;&quot;&quot;;CONCATENATE(&quot;(&quot;;[Evidence.A651];&quot;) - &quot;;[Evidence.C651];&quot; - &quot;;[Evidence.D651];&quot;, [&quot;;[Evidence.L651];&quot;]&quot;);&quot;EMPTY&quot;)" office:value-type="string" office:string-value="EMPTY" calcext:value-type="string">
            <text:p>EMPTY</text:p>
          </table:table-cell>
          <table:table-cell table:style-name="ce14" table:formula="of:=[Evidence.E651]" office:value-type="float" office:value="0" calcext:value-type="float">
            <text:p>0 Kč</text:p>
          </table:table-cell>
          <table:table-cell table:style-name="ce20" table:formula="of:=[Evidence.F651]" office:value-type="currency" office:currency="CZK" office:value="0" calcext:value-type="currency">
            <text:p>0 Kč</text:p>
          </table:table-cell>
          <table:table-cell table:style-name="ce27" table:formula="of:=[Evidence.K651]" office:value-type="float" office:value="0" calcext:value-type="float">
            <text:p>0</text:p>
          </table:table-cell>
          <table:table-cell table:style-name="ce27" table:formula="of:=2014-[Evidence.H651]" office:value-type="float" office:value="2014" calcext:value-type="float">
            <text:p>2,014</text:p>
          </table:table-cell>
          <table:table-cell table:style-name="ce13"/>
          <table:table-cell table:style-name="ce37" table:formula="of:=((100-[.F656])/100)*[.B6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52]&lt;&gt;&quot;&quot;;CONCATENATE(&quot;(&quot;;[Evidence.A652];&quot;) - &quot;;[Evidence.C652];&quot; - &quot;;[Evidence.D652];&quot;, [&quot;;[Evidence.L652];&quot;]&quot;);&quot;EMPTY&quot;)" office:value-type="string" office:string-value="EMPTY" calcext:value-type="string">
            <text:p>EMPTY</text:p>
          </table:table-cell>
          <table:table-cell table:style-name="ce14" table:formula="of:=[Evidence.E652]" office:value-type="float" office:value="0" calcext:value-type="float">
            <text:p>0 Kč</text:p>
          </table:table-cell>
          <table:table-cell table:style-name="ce20" table:formula="of:=[Evidence.F652]" office:value-type="currency" office:currency="CZK" office:value="0" calcext:value-type="currency">
            <text:p>0 Kč</text:p>
          </table:table-cell>
          <table:table-cell table:style-name="ce27" table:formula="of:=[Evidence.K652]" office:value-type="float" office:value="0" calcext:value-type="float">
            <text:p>0</text:p>
          </table:table-cell>
          <table:table-cell table:style-name="ce27" table:formula="of:=2014-[Evidence.H652]" office:value-type="float" office:value="2014" calcext:value-type="float">
            <text:p>2,014</text:p>
          </table:table-cell>
          <table:table-cell table:style-name="ce13"/>
          <table:table-cell table:style-name="ce37" table:formula="of:=((100-[.F657])/100)*[.B6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53]&lt;&gt;&quot;&quot;;CONCATENATE(&quot;(&quot;;[Evidence.A653];&quot;) - &quot;;[Evidence.C653];&quot; - &quot;;[Evidence.D653];&quot;, [&quot;;[Evidence.L653];&quot;]&quot;);&quot;EMPTY&quot;)" office:value-type="string" office:string-value="EMPTY" calcext:value-type="string">
            <text:p>EMPTY</text:p>
          </table:table-cell>
          <table:table-cell table:style-name="ce14" table:formula="of:=[Evidence.E653]" office:value-type="float" office:value="0" calcext:value-type="float">
            <text:p>0 Kč</text:p>
          </table:table-cell>
          <table:table-cell table:style-name="ce20" table:formula="of:=[Evidence.F653]" office:value-type="currency" office:currency="CZK" office:value="0" calcext:value-type="currency">
            <text:p>0 Kč</text:p>
          </table:table-cell>
          <table:table-cell table:style-name="ce27" table:formula="of:=[Evidence.K653]" office:value-type="float" office:value="0" calcext:value-type="float">
            <text:p>0</text:p>
          </table:table-cell>
          <table:table-cell table:style-name="ce27" table:formula="of:=2014-[Evidence.H653]" office:value-type="float" office:value="2014" calcext:value-type="float">
            <text:p>2,014</text:p>
          </table:table-cell>
          <table:table-cell table:style-name="ce13"/>
          <table:table-cell table:style-name="ce37" table:formula="of:=((100-[.F658])/100)*[.B6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54]&lt;&gt;&quot;&quot;;CONCATENATE(&quot;(&quot;;[Evidence.A654];&quot;) - &quot;;[Evidence.C654];&quot; - &quot;;[Evidence.D654];&quot;, [&quot;;[Evidence.L654];&quot;]&quot;);&quot;EMPTY&quot;)" office:value-type="string" office:string-value="EMPTY" calcext:value-type="string">
            <text:p>EMPTY</text:p>
          </table:table-cell>
          <table:table-cell table:style-name="ce14" table:formula="of:=[Evidence.E654]" office:value-type="float" office:value="0" calcext:value-type="float">
            <text:p>0 Kč</text:p>
          </table:table-cell>
          <table:table-cell table:style-name="ce20" table:formula="of:=[Evidence.F654]" office:value-type="currency" office:currency="CZK" office:value="0" calcext:value-type="currency">
            <text:p>0 Kč</text:p>
          </table:table-cell>
          <table:table-cell table:style-name="ce27" table:formula="of:=[Evidence.K654]" office:value-type="float" office:value="0" calcext:value-type="float">
            <text:p>0</text:p>
          </table:table-cell>
          <table:table-cell table:style-name="ce27" table:formula="of:=2014-[Evidence.H654]" office:value-type="float" office:value="2014" calcext:value-type="float">
            <text:p>2,014</text:p>
          </table:table-cell>
          <table:table-cell table:style-name="ce13"/>
          <table:table-cell table:style-name="ce37" table:formula="of:=((100-[.F659])/100)*[.B6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55]&lt;&gt;&quot;&quot;;CONCATENATE(&quot;(&quot;;[Evidence.A655];&quot;) - &quot;;[Evidence.C655];&quot; - &quot;;[Evidence.D655];&quot;, [&quot;;[Evidence.L655];&quot;]&quot;);&quot;EMPTY&quot;)" office:value-type="string" office:string-value="EMPTY" calcext:value-type="string">
            <text:p>EMPTY</text:p>
          </table:table-cell>
          <table:table-cell table:style-name="ce14" table:formula="of:=[Evidence.E655]" office:value-type="float" office:value="0" calcext:value-type="float">
            <text:p>0 Kč</text:p>
          </table:table-cell>
          <table:table-cell table:style-name="ce20" table:formula="of:=[Evidence.F655]" office:value-type="currency" office:currency="CZK" office:value="0" calcext:value-type="currency">
            <text:p>0 Kč</text:p>
          </table:table-cell>
          <table:table-cell table:style-name="ce27" table:formula="of:=[Evidence.K655]" office:value-type="float" office:value="0" calcext:value-type="float">
            <text:p>0</text:p>
          </table:table-cell>
          <table:table-cell table:style-name="ce27" table:formula="of:=2014-[Evidence.H655]" office:value-type="float" office:value="2014" calcext:value-type="float">
            <text:p>2,014</text:p>
          </table:table-cell>
          <table:table-cell table:style-name="ce13"/>
          <table:table-cell table:style-name="ce37" table:formula="of:=((100-[.F660])/100)*[.B6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56]&lt;&gt;&quot;&quot;;CONCATENATE(&quot;(&quot;;[Evidence.A656];&quot;) - &quot;;[Evidence.C656];&quot; - &quot;;[Evidence.D656];&quot;, [&quot;;[Evidence.L656];&quot;]&quot;);&quot;EMPTY&quot;)" office:value-type="string" office:string-value="EMPTY" calcext:value-type="string">
            <text:p>EMPTY</text:p>
          </table:table-cell>
          <table:table-cell table:style-name="ce14" table:formula="of:=[Evidence.E656]" office:value-type="float" office:value="0" calcext:value-type="float">
            <text:p>0 Kč</text:p>
          </table:table-cell>
          <table:table-cell table:style-name="ce20" table:formula="of:=[Evidence.F656]" office:value-type="currency" office:currency="CZK" office:value="0" calcext:value-type="currency">
            <text:p>0 Kč</text:p>
          </table:table-cell>
          <table:table-cell table:style-name="ce27" table:formula="of:=[Evidence.K656]" office:value-type="float" office:value="0" calcext:value-type="float">
            <text:p>0</text:p>
          </table:table-cell>
          <table:table-cell table:style-name="ce27" table:formula="of:=2014-[Evidence.H656]" office:value-type="float" office:value="2014" calcext:value-type="float">
            <text:p>2,014</text:p>
          </table:table-cell>
          <table:table-cell table:style-name="ce13"/>
          <table:table-cell table:style-name="ce37" table:formula="of:=((100-[.F661])/100)*[.B6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57]&lt;&gt;&quot;&quot;;CONCATENATE(&quot;(&quot;;[Evidence.A657];&quot;) - &quot;;[Evidence.C657];&quot; - &quot;;[Evidence.D657];&quot;, [&quot;;[Evidence.L657];&quot;]&quot;);&quot;EMPTY&quot;)" office:value-type="string" office:string-value="EMPTY" calcext:value-type="string">
            <text:p>EMPTY</text:p>
          </table:table-cell>
          <table:table-cell table:style-name="ce14" table:formula="of:=[Evidence.E657]" office:value-type="float" office:value="0" calcext:value-type="float">
            <text:p>0 Kč</text:p>
          </table:table-cell>
          <table:table-cell table:style-name="ce20" table:formula="of:=[Evidence.F657]" office:value-type="currency" office:currency="CZK" office:value="0" calcext:value-type="currency">
            <text:p>0 Kč</text:p>
          </table:table-cell>
          <table:table-cell table:style-name="ce27" table:formula="of:=[Evidence.K657]" office:value-type="float" office:value="0" calcext:value-type="float">
            <text:p>0</text:p>
          </table:table-cell>
          <table:table-cell table:style-name="ce27" table:formula="of:=2014-[Evidence.H657]" office:value-type="float" office:value="2014" calcext:value-type="float">
            <text:p>2,014</text:p>
          </table:table-cell>
          <table:table-cell table:style-name="ce13"/>
          <table:table-cell table:style-name="ce37" table:formula="of:=((100-[.F662])/100)*[.B6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58]&lt;&gt;&quot;&quot;;CONCATENATE(&quot;(&quot;;[Evidence.A658];&quot;) - &quot;;[Evidence.C658];&quot; - &quot;;[Evidence.D658];&quot;, [&quot;;[Evidence.L658];&quot;]&quot;);&quot;EMPTY&quot;)" office:value-type="string" office:string-value="EMPTY" calcext:value-type="string">
            <text:p>EMPTY</text:p>
          </table:table-cell>
          <table:table-cell table:style-name="ce14" table:formula="of:=[Evidence.E658]" office:value-type="float" office:value="0" calcext:value-type="float">
            <text:p>0 Kč</text:p>
          </table:table-cell>
          <table:table-cell table:style-name="ce20" table:formula="of:=[Evidence.F658]" office:value-type="currency" office:currency="CZK" office:value="0" calcext:value-type="currency">
            <text:p>0 Kč</text:p>
          </table:table-cell>
          <table:table-cell table:style-name="ce27" table:formula="of:=[Evidence.K658]" office:value-type="float" office:value="0" calcext:value-type="float">
            <text:p>0</text:p>
          </table:table-cell>
          <table:table-cell table:style-name="ce27" table:formula="of:=2014-[Evidence.H658]" office:value-type="float" office:value="2014" calcext:value-type="float">
            <text:p>2,014</text:p>
          </table:table-cell>
          <table:table-cell table:style-name="ce13"/>
          <table:table-cell table:style-name="ce37" table:formula="of:=((100-[.F663])/100)*[.B6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59]&lt;&gt;&quot;&quot;;CONCATENATE(&quot;(&quot;;[Evidence.A659];&quot;) - &quot;;[Evidence.C659];&quot; - &quot;;[Evidence.D659];&quot;, [&quot;;[Evidence.L659];&quot;]&quot;);&quot;EMPTY&quot;)" office:value-type="string" office:string-value="EMPTY" calcext:value-type="string">
            <text:p>EMPTY</text:p>
          </table:table-cell>
          <table:table-cell table:style-name="ce14" table:formula="of:=[Evidence.E659]" office:value-type="float" office:value="0" calcext:value-type="float">
            <text:p>0 Kč</text:p>
          </table:table-cell>
          <table:table-cell table:style-name="ce20" table:formula="of:=[Evidence.F659]" office:value-type="currency" office:currency="CZK" office:value="0" calcext:value-type="currency">
            <text:p>0 Kč</text:p>
          </table:table-cell>
          <table:table-cell table:style-name="ce27" table:formula="of:=[Evidence.K659]" office:value-type="float" office:value="0" calcext:value-type="float">
            <text:p>0</text:p>
          </table:table-cell>
          <table:table-cell table:style-name="ce27" table:formula="of:=2014-[Evidence.H659]" office:value-type="float" office:value="2014" calcext:value-type="float">
            <text:p>2,014</text:p>
          </table:table-cell>
          <table:table-cell table:style-name="ce13"/>
          <table:table-cell table:style-name="ce37" table:formula="of:=((100-[.F664])/100)*[.B6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60]&lt;&gt;&quot;&quot;;CONCATENATE(&quot;(&quot;;[Evidence.A660];&quot;) - &quot;;[Evidence.C660];&quot; - &quot;;[Evidence.D660];&quot;, [&quot;;[Evidence.L660];&quot;]&quot;);&quot;EMPTY&quot;)" office:value-type="string" office:string-value="EMPTY" calcext:value-type="string">
            <text:p>EMPTY</text:p>
          </table:table-cell>
          <table:table-cell table:style-name="ce14" table:formula="of:=[Evidence.E660]" office:value-type="float" office:value="0" calcext:value-type="float">
            <text:p>0 Kč</text:p>
          </table:table-cell>
          <table:table-cell table:style-name="ce20" table:formula="of:=[Evidence.F660]" office:value-type="currency" office:currency="CZK" office:value="0" calcext:value-type="currency">
            <text:p>0 Kč</text:p>
          </table:table-cell>
          <table:table-cell table:style-name="ce27" table:formula="of:=[Evidence.K660]" office:value-type="float" office:value="0" calcext:value-type="float">
            <text:p>0</text:p>
          </table:table-cell>
          <table:table-cell table:style-name="ce27" table:formula="of:=2014-[Evidence.H660]" office:value-type="float" office:value="2014" calcext:value-type="float">
            <text:p>2,014</text:p>
          </table:table-cell>
          <table:table-cell table:style-name="ce13"/>
          <table:table-cell table:style-name="ce37" table:formula="of:=((100-[.F665])/100)*[.B6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61]&lt;&gt;&quot;&quot;;CONCATENATE(&quot;(&quot;;[Evidence.A661];&quot;) - &quot;;[Evidence.C661];&quot; - &quot;;[Evidence.D661];&quot;, [&quot;;[Evidence.L661];&quot;]&quot;);&quot;EMPTY&quot;)" office:value-type="string" office:string-value="EMPTY" calcext:value-type="string">
            <text:p>EMPTY</text:p>
          </table:table-cell>
          <table:table-cell table:style-name="ce14" table:formula="of:=[Evidence.E661]" office:value-type="float" office:value="0" calcext:value-type="float">
            <text:p>0 Kč</text:p>
          </table:table-cell>
          <table:table-cell table:style-name="ce20" table:formula="of:=[Evidence.F661]" office:value-type="currency" office:currency="CZK" office:value="0" calcext:value-type="currency">
            <text:p>0 Kč</text:p>
          </table:table-cell>
          <table:table-cell table:style-name="ce27" table:formula="of:=[Evidence.K661]" office:value-type="float" office:value="0" calcext:value-type="float">
            <text:p>0</text:p>
          </table:table-cell>
          <table:table-cell table:style-name="ce27" table:formula="of:=2014-[Evidence.H661]" office:value-type="float" office:value="2014" calcext:value-type="float">
            <text:p>2,014</text:p>
          </table:table-cell>
          <table:table-cell table:style-name="ce13"/>
          <table:table-cell table:style-name="ce37" table:formula="of:=((100-[.F666])/100)*[.B6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62]&lt;&gt;&quot;&quot;;CONCATENATE(&quot;(&quot;;[Evidence.A662];&quot;) - &quot;;[Evidence.C662];&quot; - &quot;;[Evidence.D662];&quot;, [&quot;;[Evidence.L662];&quot;]&quot;);&quot;EMPTY&quot;)" office:value-type="string" office:string-value="EMPTY" calcext:value-type="string">
            <text:p>EMPTY</text:p>
          </table:table-cell>
          <table:table-cell table:style-name="ce14" table:formula="of:=[Evidence.E662]" office:value-type="float" office:value="0" calcext:value-type="float">
            <text:p>0 Kč</text:p>
          </table:table-cell>
          <table:table-cell table:style-name="ce20" table:formula="of:=[Evidence.F662]" office:value-type="currency" office:currency="CZK" office:value="0" calcext:value-type="currency">
            <text:p>0 Kč</text:p>
          </table:table-cell>
          <table:table-cell table:style-name="ce27" table:formula="of:=[Evidence.K662]" office:value-type="float" office:value="0" calcext:value-type="float">
            <text:p>0</text:p>
          </table:table-cell>
          <table:table-cell table:style-name="ce27" table:formula="of:=2014-[Evidence.H662]" office:value-type="float" office:value="2014" calcext:value-type="float">
            <text:p>2,014</text:p>
          </table:table-cell>
          <table:table-cell table:style-name="ce13"/>
          <table:table-cell table:style-name="ce37" table:formula="of:=((100-[.F667])/100)*[.B6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63]&lt;&gt;&quot;&quot;;CONCATENATE(&quot;(&quot;;[Evidence.A663];&quot;) - &quot;;[Evidence.C663];&quot; - &quot;;[Evidence.D663];&quot;, [&quot;;[Evidence.L663];&quot;]&quot;);&quot;EMPTY&quot;)" office:value-type="string" office:string-value="EMPTY" calcext:value-type="string">
            <text:p>EMPTY</text:p>
          </table:table-cell>
          <table:table-cell table:style-name="ce14" table:formula="of:=[Evidence.E663]" office:value-type="float" office:value="0" calcext:value-type="float">
            <text:p>0 Kč</text:p>
          </table:table-cell>
          <table:table-cell table:style-name="ce20" table:formula="of:=[Evidence.F663]" office:value-type="currency" office:currency="CZK" office:value="0" calcext:value-type="currency">
            <text:p>0 Kč</text:p>
          </table:table-cell>
          <table:table-cell table:style-name="ce27" table:formula="of:=[Evidence.K663]" office:value-type="float" office:value="0" calcext:value-type="float">
            <text:p>0</text:p>
          </table:table-cell>
          <table:table-cell table:style-name="ce27" table:formula="of:=2014-[Evidence.H663]" office:value-type="float" office:value="2014" calcext:value-type="float">
            <text:p>2,014</text:p>
          </table:table-cell>
          <table:table-cell table:style-name="ce13"/>
          <table:table-cell table:style-name="ce37" table:formula="of:=((100-[.F668])/100)*[.B6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64]&lt;&gt;&quot;&quot;;CONCATENATE(&quot;(&quot;;[Evidence.A664];&quot;) - &quot;;[Evidence.C664];&quot; - &quot;;[Evidence.D664];&quot;, [&quot;;[Evidence.L664];&quot;]&quot;);&quot;EMPTY&quot;)" office:value-type="string" office:string-value="EMPTY" calcext:value-type="string">
            <text:p>EMPTY</text:p>
          </table:table-cell>
          <table:table-cell table:style-name="ce14" table:formula="of:=[Evidence.E664]" office:value-type="float" office:value="0" calcext:value-type="float">
            <text:p>0 Kč</text:p>
          </table:table-cell>
          <table:table-cell table:style-name="ce20" table:formula="of:=[Evidence.F664]" office:value-type="currency" office:currency="CZK" office:value="0" calcext:value-type="currency">
            <text:p>0 Kč</text:p>
          </table:table-cell>
          <table:table-cell table:style-name="ce27" table:formula="of:=[Evidence.K664]" office:value-type="float" office:value="0" calcext:value-type="float">
            <text:p>0</text:p>
          </table:table-cell>
          <table:table-cell table:style-name="ce27" table:formula="of:=2014-[Evidence.H664]" office:value-type="float" office:value="2014" calcext:value-type="float">
            <text:p>2,014</text:p>
          </table:table-cell>
          <table:table-cell table:style-name="ce13"/>
          <table:table-cell table:style-name="ce37" table:formula="of:=((100-[.F669])/100)*[.B6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65]&lt;&gt;&quot;&quot;;CONCATENATE(&quot;(&quot;;[Evidence.A665];&quot;) - &quot;;[Evidence.C665];&quot; - &quot;;[Evidence.D665];&quot;, [&quot;;[Evidence.L665];&quot;]&quot;);&quot;EMPTY&quot;)" office:value-type="string" office:string-value="EMPTY" calcext:value-type="string">
            <text:p>EMPTY</text:p>
          </table:table-cell>
          <table:table-cell table:style-name="ce14" table:formula="of:=[Evidence.E665]" office:value-type="float" office:value="0" calcext:value-type="float">
            <text:p>0 Kč</text:p>
          </table:table-cell>
          <table:table-cell table:style-name="ce20" table:formula="of:=[Evidence.F665]" office:value-type="currency" office:currency="CZK" office:value="0" calcext:value-type="currency">
            <text:p>0 Kč</text:p>
          </table:table-cell>
          <table:table-cell table:style-name="ce27" table:formula="of:=[Evidence.K665]" office:value-type="float" office:value="0" calcext:value-type="float">
            <text:p>0</text:p>
          </table:table-cell>
          <table:table-cell table:style-name="ce27" table:formula="of:=2014-[Evidence.H665]" office:value-type="float" office:value="2014" calcext:value-type="float">
            <text:p>2,014</text:p>
          </table:table-cell>
          <table:table-cell table:style-name="ce13"/>
          <table:table-cell table:style-name="ce37" table:formula="of:=((100-[.F670])/100)*[.B6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66]&lt;&gt;&quot;&quot;;CONCATENATE(&quot;(&quot;;[Evidence.A666];&quot;) - &quot;;[Evidence.C666];&quot; - &quot;;[Evidence.D666];&quot;, [&quot;;[Evidence.L666];&quot;]&quot;);&quot;EMPTY&quot;)" office:value-type="string" office:string-value="EMPTY" calcext:value-type="string">
            <text:p>EMPTY</text:p>
          </table:table-cell>
          <table:table-cell table:style-name="ce14" table:formula="of:=[Evidence.E666]" office:value-type="float" office:value="0" calcext:value-type="float">
            <text:p>0 Kč</text:p>
          </table:table-cell>
          <table:table-cell table:style-name="ce20" table:formula="of:=[Evidence.F666]" office:value-type="currency" office:currency="CZK" office:value="0" calcext:value-type="currency">
            <text:p>0 Kč</text:p>
          </table:table-cell>
          <table:table-cell table:style-name="ce27" table:formula="of:=[Evidence.K666]" office:value-type="float" office:value="0" calcext:value-type="float">
            <text:p>0</text:p>
          </table:table-cell>
          <table:table-cell table:style-name="ce27" table:formula="of:=2014-[Evidence.H666]" office:value-type="float" office:value="2014" calcext:value-type="float">
            <text:p>2,014</text:p>
          </table:table-cell>
          <table:table-cell table:style-name="ce13"/>
          <table:table-cell table:style-name="ce37" table:formula="of:=((100-[.F671])/100)*[.B6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67]&lt;&gt;&quot;&quot;;CONCATENATE(&quot;(&quot;;[Evidence.A667];&quot;) - &quot;;[Evidence.C667];&quot; - &quot;;[Evidence.D667];&quot;, [&quot;;[Evidence.L667];&quot;]&quot;);&quot;EMPTY&quot;)" office:value-type="string" office:string-value="EMPTY" calcext:value-type="string">
            <text:p>EMPTY</text:p>
          </table:table-cell>
          <table:table-cell table:style-name="ce14" table:formula="of:=[Evidence.E667]" office:value-type="float" office:value="0" calcext:value-type="float">
            <text:p>0 Kč</text:p>
          </table:table-cell>
          <table:table-cell table:style-name="ce20" table:formula="of:=[Evidence.F667]" office:value-type="currency" office:currency="CZK" office:value="0" calcext:value-type="currency">
            <text:p>0 Kč</text:p>
          </table:table-cell>
          <table:table-cell table:style-name="ce27" table:formula="of:=[Evidence.K667]" office:value-type="float" office:value="0" calcext:value-type="float">
            <text:p>0</text:p>
          </table:table-cell>
          <table:table-cell table:style-name="ce27" table:formula="of:=2014-[Evidence.H667]" office:value-type="float" office:value="2014" calcext:value-type="float">
            <text:p>2,014</text:p>
          </table:table-cell>
          <table:table-cell table:style-name="ce13"/>
          <table:table-cell table:style-name="ce37" table:formula="of:=((100-[.F672])/100)*[.B6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68]&lt;&gt;&quot;&quot;;CONCATENATE(&quot;(&quot;;[Evidence.A668];&quot;) - &quot;;[Evidence.C668];&quot; - &quot;;[Evidence.D668];&quot;, [&quot;;[Evidence.L668];&quot;]&quot;);&quot;EMPTY&quot;)" office:value-type="string" office:string-value="EMPTY" calcext:value-type="string">
            <text:p>EMPTY</text:p>
          </table:table-cell>
          <table:table-cell table:style-name="ce14" table:formula="of:=[Evidence.E668]" office:value-type="float" office:value="0" calcext:value-type="float">
            <text:p>0 Kč</text:p>
          </table:table-cell>
          <table:table-cell table:style-name="ce20" table:formula="of:=[Evidence.F668]" office:value-type="currency" office:currency="CZK" office:value="0" calcext:value-type="currency">
            <text:p>0 Kč</text:p>
          </table:table-cell>
          <table:table-cell table:style-name="ce27" table:formula="of:=[Evidence.K668]" office:value-type="float" office:value="0" calcext:value-type="float">
            <text:p>0</text:p>
          </table:table-cell>
          <table:table-cell table:style-name="ce27" table:formula="of:=2014-[Evidence.H668]" office:value-type="float" office:value="2014" calcext:value-type="float">
            <text:p>2,014</text:p>
          </table:table-cell>
          <table:table-cell table:style-name="ce13"/>
          <table:table-cell table:style-name="ce37" table:formula="of:=((100-[.F673])/100)*[.B6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69]&lt;&gt;&quot;&quot;;CONCATENATE(&quot;(&quot;;[Evidence.A669];&quot;) - &quot;;[Evidence.C669];&quot; - &quot;;[Evidence.D669];&quot;, [&quot;;[Evidence.L669];&quot;]&quot;);&quot;EMPTY&quot;)" office:value-type="string" office:string-value="EMPTY" calcext:value-type="string">
            <text:p>EMPTY</text:p>
          </table:table-cell>
          <table:table-cell table:style-name="ce14" table:formula="of:=[Evidence.E669]" office:value-type="float" office:value="0" calcext:value-type="float">
            <text:p>0 Kč</text:p>
          </table:table-cell>
          <table:table-cell table:style-name="ce20" table:formula="of:=[Evidence.F669]" office:value-type="currency" office:currency="CZK" office:value="0" calcext:value-type="currency">
            <text:p>0 Kč</text:p>
          </table:table-cell>
          <table:table-cell table:style-name="ce27" table:formula="of:=[Evidence.K669]" office:value-type="float" office:value="0" calcext:value-type="float">
            <text:p>0</text:p>
          </table:table-cell>
          <table:table-cell table:style-name="ce27" table:formula="of:=2014-[Evidence.H669]" office:value-type="float" office:value="2014" calcext:value-type="float">
            <text:p>2,014</text:p>
          </table:table-cell>
          <table:table-cell table:style-name="ce13"/>
          <table:table-cell table:style-name="ce37" table:formula="of:=((100-[.F674])/100)*[.B6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70]&lt;&gt;&quot;&quot;;CONCATENATE(&quot;(&quot;;[Evidence.A670];&quot;) - &quot;;[Evidence.C670];&quot; - &quot;;[Evidence.D670];&quot;, [&quot;;[Evidence.L670];&quot;]&quot;);&quot;EMPTY&quot;)" office:value-type="string" office:string-value="EMPTY" calcext:value-type="string">
            <text:p>EMPTY</text:p>
          </table:table-cell>
          <table:table-cell table:style-name="ce14" table:formula="of:=[Evidence.E670]" office:value-type="float" office:value="0" calcext:value-type="float">
            <text:p>0 Kč</text:p>
          </table:table-cell>
          <table:table-cell table:style-name="ce20" table:formula="of:=[Evidence.F670]" office:value-type="currency" office:currency="CZK" office:value="0" calcext:value-type="currency">
            <text:p>0 Kč</text:p>
          </table:table-cell>
          <table:table-cell table:style-name="ce27" table:formula="of:=[Evidence.K670]" office:value-type="float" office:value="0" calcext:value-type="float">
            <text:p>0</text:p>
          </table:table-cell>
          <table:table-cell table:style-name="ce27" table:formula="of:=2014-[Evidence.H670]" office:value-type="float" office:value="2014" calcext:value-type="float">
            <text:p>2,014</text:p>
          </table:table-cell>
          <table:table-cell table:style-name="ce13"/>
          <table:table-cell table:style-name="ce37" table:formula="of:=((100-[.F675])/100)*[.B6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71]&lt;&gt;&quot;&quot;;CONCATENATE(&quot;(&quot;;[Evidence.A671];&quot;) - &quot;;[Evidence.C671];&quot; - &quot;;[Evidence.D671];&quot;, [&quot;;[Evidence.L671];&quot;]&quot;);&quot;EMPTY&quot;)" office:value-type="string" office:string-value="EMPTY" calcext:value-type="string">
            <text:p>EMPTY</text:p>
          </table:table-cell>
          <table:table-cell table:style-name="ce14" table:formula="of:=[Evidence.E671]" office:value-type="float" office:value="0" calcext:value-type="float">
            <text:p>0 Kč</text:p>
          </table:table-cell>
          <table:table-cell table:style-name="ce20" table:formula="of:=[Evidence.F671]" office:value-type="currency" office:currency="CZK" office:value="0" calcext:value-type="currency">
            <text:p>0 Kč</text:p>
          </table:table-cell>
          <table:table-cell table:style-name="ce27" table:formula="of:=[Evidence.K671]" office:value-type="float" office:value="0" calcext:value-type="float">
            <text:p>0</text:p>
          </table:table-cell>
          <table:table-cell table:style-name="ce27" table:formula="of:=2014-[Evidence.H671]" office:value-type="float" office:value="2014" calcext:value-type="float">
            <text:p>2,014</text:p>
          </table:table-cell>
          <table:table-cell table:style-name="ce13"/>
          <table:table-cell table:style-name="ce37" table:formula="of:=((100-[.F676])/100)*[.B6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72]&lt;&gt;&quot;&quot;;CONCATENATE(&quot;(&quot;;[Evidence.A672];&quot;) - &quot;;[Evidence.C672];&quot; - &quot;;[Evidence.D672];&quot;, [&quot;;[Evidence.L672];&quot;]&quot;);&quot;EMPTY&quot;)" office:value-type="string" office:string-value="EMPTY" calcext:value-type="string">
            <text:p>EMPTY</text:p>
          </table:table-cell>
          <table:table-cell table:style-name="ce14" table:formula="of:=[Evidence.E672]" office:value-type="float" office:value="0" calcext:value-type="float">
            <text:p>0 Kč</text:p>
          </table:table-cell>
          <table:table-cell table:style-name="ce20" table:formula="of:=[Evidence.F672]" office:value-type="currency" office:currency="CZK" office:value="0" calcext:value-type="currency">
            <text:p>0 Kč</text:p>
          </table:table-cell>
          <table:table-cell table:style-name="ce27" table:formula="of:=[Evidence.K672]" office:value-type="float" office:value="0" calcext:value-type="float">
            <text:p>0</text:p>
          </table:table-cell>
          <table:table-cell table:style-name="ce27" table:formula="of:=2014-[Evidence.H672]" office:value-type="float" office:value="2014" calcext:value-type="float">
            <text:p>2,014</text:p>
          </table:table-cell>
          <table:table-cell table:style-name="ce13"/>
          <table:table-cell table:style-name="ce37" table:formula="of:=((100-[.F677])/100)*[.B6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73]&lt;&gt;&quot;&quot;;CONCATENATE(&quot;(&quot;;[Evidence.A673];&quot;) - &quot;;[Evidence.C673];&quot; - &quot;;[Evidence.D673];&quot;, [&quot;;[Evidence.L673];&quot;]&quot;);&quot;EMPTY&quot;)" office:value-type="string" office:string-value="EMPTY" calcext:value-type="string">
            <text:p>EMPTY</text:p>
          </table:table-cell>
          <table:table-cell table:style-name="ce14" table:formula="of:=[Evidence.E673]" office:value-type="float" office:value="0" calcext:value-type="float">
            <text:p>0 Kč</text:p>
          </table:table-cell>
          <table:table-cell table:style-name="ce20" table:formula="of:=[Evidence.F673]" office:value-type="currency" office:currency="CZK" office:value="0" calcext:value-type="currency">
            <text:p>0 Kč</text:p>
          </table:table-cell>
          <table:table-cell table:style-name="ce27" table:formula="of:=[Evidence.K673]" office:value-type="float" office:value="0" calcext:value-type="float">
            <text:p>0</text:p>
          </table:table-cell>
          <table:table-cell table:style-name="ce27" table:formula="of:=2014-[Evidence.H673]" office:value-type="float" office:value="2014" calcext:value-type="float">
            <text:p>2,014</text:p>
          </table:table-cell>
          <table:table-cell table:style-name="ce13"/>
          <table:table-cell table:style-name="ce37" table:formula="of:=((100-[.F678])/100)*[.B6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74]&lt;&gt;&quot;&quot;;CONCATENATE(&quot;(&quot;;[Evidence.A674];&quot;) - &quot;;[Evidence.C674];&quot; - &quot;;[Evidence.D674];&quot;, [&quot;;[Evidence.L674];&quot;]&quot;);&quot;EMPTY&quot;)" office:value-type="string" office:string-value="EMPTY" calcext:value-type="string">
            <text:p>EMPTY</text:p>
          </table:table-cell>
          <table:table-cell table:style-name="ce14" table:formula="of:=[Evidence.E674]" office:value-type="float" office:value="0" calcext:value-type="float">
            <text:p>0 Kč</text:p>
          </table:table-cell>
          <table:table-cell table:style-name="ce20" table:formula="of:=[Evidence.F674]" office:value-type="currency" office:currency="CZK" office:value="0" calcext:value-type="currency">
            <text:p>0 Kč</text:p>
          </table:table-cell>
          <table:table-cell table:style-name="ce27" table:formula="of:=[Evidence.K674]" office:value-type="float" office:value="0" calcext:value-type="float">
            <text:p>0</text:p>
          </table:table-cell>
          <table:table-cell table:style-name="ce27" table:formula="of:=2014-[Evidence.H674]" office:value-type="float" office:value="2014" calcext:value-type="float">
            <text:p>2,014</text:p>
          </table:table-cell>
          <table:table-cell table:style-name="ce13"/>
          <table:table-cell table:style-name="ce37" table:formula="of:=((100-[.F679])/100)*[.B6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75]&lt;&gt;&quot;&quot;;CONCATENATE(&quot;(&quot;;[Evidence.A675];&quot;) - &quot;;[Evidence.C675];&quot; - &quot;;[Evidence.D675];&quot;, [&quot;;[Evidence.L675];&quot;]&quot;);&quot;EMPTY&quot;)" office:value-type="string" office:string-value="EMPTY" calcext:value-type="string">
            <text:p>EMPTY</text:p>
          </table:table-cell>
          <table:table-cell table:style-name="ce14" table:formula="of:=[Evidence.E675]" office:value-type="float" office:value="0" calcext:value-type="float">
            <text:p>0 Kč</text:p>
          </table:table-cell>
          <table:table-cell table:style-name="ce20" table:formula="of:=[Evidence.F675]" office:value-type="currency" office:currency="CZK" office:value="0" calcext:value-type="currency">
            <text:p>0 Kč</text:p>
          </table:table-cell>
          <table:table-cell table:style-name="ce27" table:formula="of:=[Evidence.K675]" office:value-type="float" office:value="0" calcext:value-type="float">
            <text:p>0</text:p>
          </table:table-cell>
          <table:table-cell table:style-name="ce27" table:formula="of:=2014-[Evidence.H675]" office:value-type="float" office:value="2014" calcext:value-type="float">
            <text:p>2,014</text:p>
          </table:table-cell>
          <table:table-cell table:style-name="ce13"/>
          <table:table-cell table:style-name="ce37" table:formula="of:=((100-[.F680])/100)*[.B6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76]&lt;&gt;&quot;&quot;;CONCATENATE(&quot;(&quot;;[Evidence.A676];&quot;) - &quot;;[Evidence.C676];&quot; - &quot;;[Evidence.D676];&quot;, [&quot;;[Evidence.L676];&quot;]&quot;);&quot;EMPTY&quot;)" office:value-type="string" office:string-value="EMPTY" calcext:value-type="string">
            <text:p>EMPTY</text:p>
          </table:table-cell>
          <table:table-cell table:style-name="ce14" table:formula="of:=[Evidence.E676]" office:value-type="float" office:value="0" calcext:value-type="float">
            <text:p>0 Kč</text:p>
          </table:table-cell>
          <table:table-cell table:style-name="ce20" table:formula="of:=[Evidence.F676]" office:value-type="currency" office:currency="CZK" office:value="0" calcext:value-type="currency">
            <text:p>0 Kč</text:p>
          </table:table-cell>
          <table:table-cell table:style-name="ce27" table:formula="of:=[Evidence.K676]" office:value-type="float" office:value="0" calcext:value-type="float">
            <text:p>0</text:p>
          </table:table-cell>
          <table:table-cell table:style-name="ce27" table:formula="of:=2014-[Evidence.H676]" office:value-type="float" office:value="2014" calcext:value-type="float">
            <text:p>2,014</text:p>
          </table:table-cell>
          <table:table-cell table:style-name="ce13"/>
          <table:table-cell table:style-name="ce37" table:formula="of:=((100-[.F681])/100)*[.B6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77]&lt;&gt;&quot;&quot;;CONCATENATE(&quot;(&quot;;[Evidence.A677];&quot;) - &quot;;[Evidence.C677];&quot; - &quot;;[Evidence.D677];&quot;, [&quot;;[Evidence.L677];&quot;]&quot;);&quot;EMPTY&quot;)" office:value-type="string" office:string-value="EMPTY" calcext:value-type="string">
            <text:p>EMPTY</text:p>
          </table:table-cell>
          <table:table-cell table:style-name="ce14" table:formula="of:=[Evidence.E677]" office:value-type="float" office:value="0" calcext:value-type="float">
            <text:p>0 Kč</text:p>
          </table:table-cell>
          <table:table-cell table:style-name="ce20" table:formula="of:=[Evidence.F677]" office:value-type="currency" office:currency="CZK" office:value="0" calcext:value-type="currency">
            <text:p>0 Kč</text:p>
          </table:table-cell>
          <table:table-cell table:style-name="ce27" table:formula="of:=[Evidence.K677]" office:value-type="float" office:value="0" calcext:value-type="float">
            <text:p>0</text:p>
          </table:table-cell>
          <table:table-cell table:style-name="ce27" table:formula="of:=2014-[Evidence.H677]" office:value-type="float" office:value="2014" calcext:value-type="float">
            <text:p>2,014</text:p>
          </table:table-cell>
          <table:table-cell table:style-name="ce13"/>
          <table:table-cell table:style-name="ce37" table:formula="of:=((100-[.F682])/100)*[.B6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78]&lt;&gt;&quot;&quot;;CONCATENATE(&quot;(&quot;;[Evidence.A678];&quot;) - &quot;;[Evidence.C678];&quot; - &quot;;[Evidence.D678];&quot;, [&quot;;[Evidence.L678];&quot;]&quot;);&quot;EMPTY&quot;)" office:value-type="string" office:string-value="EMPTY" calcext:value-type="string">
            <text:p>EMPTY</text:p>
          </table:table-cell>
          <table:table-cell table:style-name="ce14" table:formula="of:=[Evidence.E678]" office:value-type="float" office:value="0" calcext:value-type="float">
            <text:p>0 Kč</text:p>
          </table:table-cell>
          <table:table-cell table:style-name="ce20" table:formula="of:=[Evidence.F678]" office:value-type="currency" office:currency="CZK" office:value="0" calcext:value-type="currency">
            <text:p>0 Kč</text:p>
          </table:table-cell>
          <table:table-cell table:style-name="ce27" table:formula="of:=[Evidence.K678]" office:value-type="float" office:value="0" calcext:value-type="float">
            <text:p>0</text:p>
          </table:table-cell>
          <table:table-cell table:style-name="ce27" table:formula="of:=2014-[Evidence.H678]" office:value-type="float" office:value="2014" calcext:value-type="float">
            <text:p>2,014</text:p>
          </table:table-cell>
          <table:table-cell table:style-name="ce13"/>
          <table:table-cell table:style-name="ce37" table:formula="of:=((100-[.F683])/100)*[.B6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79]&lt;&gt;&quot;&quot;;CONCATENATE(&quot;(&quot;;[Evidence.A679];&quot;) - &quot;;[Evidence.C679];&quot; - &quot;;[Evidence.D679];&quot;, [&quot;;[Evidence.L679];&quot;]&quot;);&quot;EMPTY&quot;)" office:value-type="string" office:string-value="EMPTY" calcext:value-type="string">
            <text:p>EMPTY</text:p>
          </table:table-cell>
          <table:table-cell table:style-name="ce14" table:formula="of:=[Evidence.E679]" office:value-type="float" office:value="0" calcext:value-type="float">
            <text:p>0 Kč</text:p>
          </table:table-cell>
          <table:table-cell table:style-name="ce20" table:formula="of:=[Evidence.F679]" office:value-type="currency" office:currency="CZK" office:value="0" calcext:value-type="currency">
            <text:p>0 Kč</text:p>
          </table:table-cell>
          <table:table-cell table:style-name="ce27" table:formula="of:=[Evidence.K679]" office:value-type="float" office:value="0" calcext:value-type="float">
            <text:p>0</text:p>
          </table:table-cell>
          <table:table-cell table:style-name="ce27" table:formula="of:=2014-[Evidence.H679]" office:value-type="float" office:value="2014" calcext:value-type="float">
            <text:p>2,014</text:p>
          </table:table-cell>
          <table:table-cell table:style-name="ce13"/>
          <table:table-cell table:style-name="ce37" table:formula="of:=((100-[.F684])/100)*[.B6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80]&lt;&gt;&quot;&quot;;CONCATENATE(&quot;(&quot;;[Evidence.A680];&quot;) - &quot;;[Evidence.C680];&quot; - &quot;;[Evidence.D680];&quot;, [&quot;;[Evidence.L680];&quot;]&quot;);&quot;EMPTY&quot;)" office:value-type="string" office:string-value="EMPTY" calcext:value-type="string">
            <text:p>EMPTY</text:p>
          </table:table-cell>
          <table:table-cell table:style-name="ce14" table:formula="of:=[Evidence.E680]" office:value-type="float" office:value="0" calcext:value-type="float">
            <text:p>0 Kč</text:p>
          </table:table-cell>
          <table:table-cell table:style-name="ce20" table:formula="of:=[Evidence.F680]" office:value-type="currency" office:currency="CZK" office:value="0" calcext:value-type="currency">
            <text:p>0 Kč</text:p>
          </table:table-cell>
          <table:table-cell table:style-name="ce27" table:formula="of:=[Evidence.K680]" office:value-type="float" office:value="0" calcext:value-type="float">
            <text:p>0</text:p>
          </table:table-cell>
          <table:table-cell table:style-name="ce27" table:formula="of:=2014-[Evidence.H680]" office:value-type="float" office:value="2014" calcext:value-type="float">
            <text:p>2,014</text:p>
          </table:table-cell>
          <table:table-cell table:style-name="ce13"/>
          <table:table-cell table:style-name="ce37" table:formula="of:=((100-[.F685])/100)*[.B6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81]&lt;&gt;&quot;&quot;;CONCATENATE(&quot;(&quot;;[Evidence.A681];&quot;) - &quot;;[Evidence.C681];&quot; - &quot;;[Evidence.D681];&quot;, [&quot;;[Evidence.L681];&quot;]&quot;);&quot;EMPTY&quot;)" office:value-type="string" office:string-value="EMPTY" calcext:value-type="string">
            <text:p>EMPTY</text:p>
          </table:table-cell>
          <table:table-cell table:style-name="ce14" table:formula="of:=[Evidence.E681]" office:value-type="float" office:value="0" calcext:value-type="float">
            <text:p>0 Kč</text:p>
          </table:table-cell>
          <table:table-cell table:style-name="ce20" table:formula="of:=[Evidence.F681]" office:value-type="currency" office:currency="CZK" office:value="0" calcext:value-type="currency">
            <text:p>0 Kč</text:p>
          </table:table-cell>
          <table:table-cell table:style-name="ce27" table:formula="of:=[Evidence.K681]" office:value-type="float" office:value="0" calcext:value-type="float">
            <text:p>0</text:p>
          </table:table-cell>
          <table:table-cell table:style-name="ce27" table:formula="of:=2014-[Evidence.H681]" office:value-type="float" office:value="2014" calcext:value-type="float">
            <text:p>2,014</text:p>
          </table:table-cell>
          <table:table-cell table:style-name="ce13"/>
          <table:table-cell table:style-name="ce37" table:formula="of:=((100-[.F686])/100)*[.B6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82]&lt;&gt;&quot;&quot;;CONCATENATE(&quot;(&quot;;[Evidence.A682];&quot;) - &quot;;[Evidence.C682];&quot; - &quot;;[Evidence.D682];&quot;, [&quot;;[Evidence.L682];&quot;]&quot;);&quot;EMPTY&quot;)" office:value-type="string" office:string-value="EMPTY" calcext:value-type="string">
            <text:p>EMPTY</text:p>
          </table:table-cell>
          <table:table-cell table:style-name="ce14" table:formula="of:=[Evidence.E682]" office:value-type="float" office:value="0" calcext:value-type="float">
            <text:p>0 Kč</text:p>
          </table:table-cell>
          <table:table-cell table:style-name="ce20" table:formula="of:=[Evidence.F682]" office:value-type="currency" office:currency="CZK" office:value="0" calcext:value-type="currency">
            <text:p>0 Kč</text:p>
          </table:table-cell>
          <table:table-cell table:style-name="ce27" table:formula="of:=[Evidence.K682]" office:value-type="float" office:value="0" calcext:value-type="float">
            <text:p>0</text:p>
          </table:table-cell>
          <table:table-cell table:style-name="ce27" table:formula="of:=2014-[Evidence.H682]" office:value-type="float" office:value="2014" calcext:value-type="float">
            <text:p>2,014</text:p>
          </table:table-cell>
          <table:table-cell table:style-name="ce13"/>
          <table:table-cell table:style-name="ce37" table:formula="of:=((100-[.F687])/100)*[.B6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83]&lt;&gt;&quot;&quot;;CONCATENATE(&quot;(&quot;;[Evidence.A683];&quot;) - &quot;;[Evidence.C683];&quot; - &quot;;[Evidence.D683];&quot;, [&quot;;[Evidence.L683];&quot;]&quot;);&quot;EMPTY&quot;)" office:value-type="string" office:string-value="EMPTY" calcext:value-type="string">
            <text:p>EMPTY</text:p>
          </table:table-cell>
          <table:table-cell table:style-name="ce14" table:formula="of:=[Evidence.E683]" office:value-type="float" office:value="0" calcext:value-type="float">
            <text:p>0 Kč</text:p>
          </table:table-cell>
          <table:table-cell table:style-name="ce20" table:formula="of:=[Evidence.F683]" office:value-type="currency" office:currency="CZK" office:value="0" calcext:value-type="currency">
            <text:p>0 Kč</text:p>
          </table:table-cell>
          <table:table-cell table:style-name="ce27" table:formula="of:=[Evidence.K683]" office:value-type="float" office:value="0" calcext:value-type="float">
            <text:p>0</text:p>
          </table:table-cell>
          <table:table-cell table:style-name="ce27" table:formula="of:=2014-[Evidence.H683]" office:value-type="float" office:value="2014" calcext:value-type="float">
            <text:p>2,014</text:p>
          </table:table-cell>
          <table:table-cell table:style-name="ce13"/>
          <table:table-cell table:style-name="ce37" table:formula="of:=((100-[.F688])/100)*[.B6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84]&lt;&gt;&quot;&quot;;CONCATENATE(&quot;(&quot;;[Evidence.A684];&quot;) - &quot;;[Evidence.C684];&quot; - &quot;;[Evidence.D684];&quot;, [&quot;;[Evidence.L684];&quot;]&quot;);&quot;EMPTY&quot;)" office:value-type="string" office:string-value="EMPTY" calcext:value-type="string">
            <text:p>EMPTY</text:p>
          </table:table-cell>
          <table:table-cell table:style-name="ce14" table:formula="of:=[Evidence.E684]" office:value-type="float" office:value="0" calcext:value-type="float">
            <text:p>0 Kč</text:p>
          </table:table-cell>
          <table:table-cell table:style-name="ce20" table:formula="of:=[Evidence.F684]" office:value-type="currency" office:currency="CZK" office:value="0" calcext:value-type="currency">
            <text:p>0 Kč</text:p>
          </table:table-cell>
          <table:table-cell table:style-name="ce27" table:formula="of:=[Evidence.K684]" office:value-type="float" office:value="0" calcext:value-type="float">
            <text:p>0</text:p>
          </table:table-cell>
          <table:table-cell table:style-name="ce27" table:formula="of:=2014-[Evidence.H684]" office:value-type="float" office:value="2014" calcext:value-type="float">
            <text:p>2,014</text:p>
          </table:table-cell>
          <table:table-cell table:style-name="ce13"/>
          <table:table-cell table:style-name="ce37" table:formula="of:=((100-[.F689])/100)*[.B6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85]&lt;&gt;&quot;&quot;;CONCATENATE(&quot;(&quot;;[Evidence.A685];&quot;) - &quot;;[Evidence.C685];&quot; - &quot;;[Evidence.D685];&quot;, [&quot;;[Evidence.L685];&quot;]&quot;);&quot;EMPTY&quot;)" office:value-type="string" office:string-value="EMPTY" calcext:value-type="string">
            <text:p>EMPTY</text:p>
          </table:table-cell>
          <table:table-cell table:style-name="ce14" table:formula="of:=[Evidence.E685]" office:value-type="float" office:value="0" calcext:value-type="float">
            <text:p>0 Kč</text:p>
          </table:table-cell>
          <table:table-cell table:style-name="ce20" table:formula="of:=[Evidence.F685]" office:value-type="currency" office:currency="CZK" office:value="0" calcext:value-type="currency">
            <text:p>0 Kč</text:p>
          </table:table-cell>
          <table:table-cell table:style-name="ce27" table:formula="of:=[Evidence.K685]" office:value-type="float" office:value="0" calcext:value-type="float">
            <text:p>0</text:p>
          </table:table-cell>
          <table:table-cell table:style-name="ce27" table:formula="of:=2014-[Evidence.H685]" office:value-type="float" office:value="2014" calcext:value-type="float">
            <text:p>2,014</text:p>
          </table:table-cell>
          <table:table-cell table:style-name="ce13"/>
          <table:table-cell table:style-name="ce37" table:formula="of:=((100-[.F690])/100)*[.B6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86]&lt;&gt;&quot;&quot;;CONCATENATE(&quot;(&quot;;[Evidence.A686];&quot;) - &quot;;[Evidence.C686];&quot; - &quot;;[Evidence.D686];&quot;, [&quot;;[Evidence.L686];&quot;]&quot;);&quot;EMPTY&quot;)" office:value-type="string" office:string-value="EMPTY" calcext:value-type="string">
            <text:p>EMPTY</text:p>
          </table:table-cell>
          <table:table-cell table:style-name="ce14" table:formula="of:=[Evidence.E686]" office:value-type="float" office:value="0" calcext:value-type="float">
            <text:p>0 Kč</text:p>
          </table:table-cell>
          <table:table-cell table:style-name="ce20" table:formula="of:=[Evidence.F686]" office:value-type="currency" office:currency="CZK" office:value="0" calcext:value-type="currency">
            <text:p>0 Kč</text:p>
          </table:table-cell>
          <table:table-cell table:style-name="ce27" table:formula="of:=[Evidence.K686]" office:value-type="float" office:value="0" calcext:value-type="float">
            <text:p>0</text:p>
          </table:table-cell>
          <table:table-cell table:style-name="ce27" table:formula="of:=2014-[Evidence.H686]" office:value-type="float" office:value="2014" calcext:value-type="float">
            <text:p>2,014</text:p>
          </table:table-cell>
          <table:table-cell table:style-name="ce13"/>
          <table:table-cell table:style-name="ce37" table:formula="of:=((100-[.F691])/100)*[.B6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87]&lt;&gt;&quot;&quot;;CONCATENATE(&quot;(&quot;;[Evidence.A687];&quot;) - &quot;;[Evidence.C687];&quot; - &quot;;[Evidence.D687];&quot;, [&quot;;[Evidence.L687];&quot;]&quot;);&quot;EMPTY&quot;)" office:value-type="string" office:string-value="EMPTY" calcext:value-type="string">
            <text:p>EMPTY</text:p>
          </table:table-cell>
          <table:table-cell table:style-name="ce14" table:formula="of:=[Evidence.E687]" office:value-type="float" office:value="0" calcext:value-type="float">
            <text:p>0 Kč</text:p>
          </table:table-cell>
          <table:table-cell table:style-name="ce20" table:formula="of:=[Evidence.F687]" office:value-type="currency" office:currency="CZK" office:value="0" calcext:value-type="currency">
            <text:p>0 Kč</text:p>
          </table:table-cell>
          <table:table-cell table:style-name="ce27" table:formula="of:=[Evidence.K687]" office:value-type="float" office:value="0" calcext:value-type="float">
            <text:p>0</text:p>
          </table:table-cell>
          <table:table-cell table:style-name="ce27" table:formula="of:=2014-[Evidence.H687]" office:value-type="float" office:value="2014" calcext:value-type="float">
            <text:p>2,014</text:p>
          </table:table-cell>
          <table:table-cell table:style-name="ce13"/>
          <table:table-cell table:style-name="ce37" table:formula="of:=((100-[.F692])/100)*[.B6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88]&lt;&gt;&quot;&quot;;CONCATENATE(&quot;(&quot;;[Evidence.A688];&quot;) - &quot;;[Evidence.C688];&quot; - &quot;;[Evidence.D688];&quot;, [&quot;;[Evidence.L688];&quot;]&quot;);&quot;EMPTY&quot;)" office:value-type="string" office:string-value="EMPTY" calcext:value-type="string">
            <text:p>EMPTY</text:p>
          </table:table-cell>
          <table:table-cell table:style-name="ce14" table:formula="of:=[Evidence.E688]" office:value-type="float" office:value="0" calcext:value-type="float">
            <text:p>0 Kč</text:p>
          </table:table-cell>
          <table:table-cell table:style-name="ce20" table:formula="of:=[Evidence.F688]" office:value-type="currency" office:currency="CZK" office:value="0" calcext:value-type="currency">
            <text:p>0 Kč</text:p>
          </table:table-cell>
          <table:table-cell table:style-name="ce27" table:formula="of:=[Evidence.K688]" office:value-type="float" office:value="0" calcext:value-type="float">
            <text:p>0</text:p>
          </table:table-cell>
          <table:table-cell table:style-name="ce27" table:formula="of:=2014-[Evidence.H688]" office:value-type="float" office:value="2014" calcext:value-type="float">
            <text:p>2,014</text:p>
          </table:table-cell>
          <table:table-cell table:style-name="ce13"/>
          <table:table-cell table:style-name="ce37" table:formula="of:=((100-[.F693])/100)*[.B6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89]&lt;&gt;&quot;&quot;;CONCATENATE(&quot;(&quot;;[Evidence.A689];&quot;) - &quot;;[Evidence.C689];&quot; - &quot;;[Evidence.D689];&quot;, [&quot;;[Evidence.L689];&quot;]&quot;);&quot;EMPTY&quot;)" office:value-type="string" office:string-value="EMPTY" calcext:value-type="string">
            <text:p>EMPTY</text:p>
          </table:table-cell>
          <table:table-cell table:style-name="ce14" table:formula="of:=[Evidence.E689]" office:value-type="float" office:value="0" calcext:value-type="float">
            <text:p>0 Kč</text:p>
          </table:table-cell>
          <table:table-cell table:style-name="ce20" table:formula="of:=[Evidence.F689]" office:value-type="currency" office:currency="CZK" office:value="0" calcext:value-type="currency">
            <text:p>0 Kč</text:p>
          </table:table-cell>
          <table:table-cell table:style-name="ce27" table:formula="of:=[Evidence.K689]" office:value-type="float" office:value="0" calcext:value-type="float">
            <text:p>0</text:p>
          </table:table-cell>
          <table:table-cell table:style-name="ce27" table:formula="of:=2014-[Evidence.H689]" office:value-type="float" office:value="2014" calcext:value-type="float">
            <text:p>2,014</text:p>
          </table:table-cell>
          <table:table-cell table:style-name="ce13"/>
          <table:table-cell table:style-name="ce37" table:formula="of:=((100-[.F694])/100)*[.B6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90]&lt;&gt;&quot;&quot;;CONCATENATE(&quot;(&quot;;[Evidence.A690];&quot;) - &quot;;[Evidence.C690];&quot; - &quot;;[Evidence.D690];&quot;, [&quot;;[Evidence.L690];&quot;]&quot;);&quot;EMPTY&quot;)" office:value-type="string" office:string-value="EMPTY" calcext:value-type="string">
            <text:p>EMPTY</text:p>
          </table:table-cell>
          <table:table-cell table:style-name="ce14" table:formula="of:=[Evidence.E690]" office:value-type="float" office:value="0" calcext:value-type="float">
            <text:p>0 Kč</text:p>
          </table:table-cell>
          <table:table-cell table:style-name="ce20" table:formula="of:=[Evidence.F690]" office:value-type="currency" office:currency="CZK" office:value="0" calcext:value-type="currency">
            <text:p>0 Kč</text:p>
          </table:table-cell>
          <table:table-cell table:style-name="ce27" table:formula="of:=[Evidence.K690]" office:value-type="float" office:value="0" calcext:value-type="float">
            <text:p>0</text:p>
          </table:table-cell>
          <table:table-cell table:style-name="ce27" table:formula="of:=2014-[Evidence.H690]" office:value-type="float" office:value="2014" calcext:value-type="float">
            <text:p>2,014</text:p>
          </table:table-cell>
          <table:table-cell table:style-name="ce13"/>
          <table:table-cell table:style-name="ce37" table:formula="of:=((100-[.F695])/100)*[.B6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91]&lt;&gt;&quot;&quot;;CONCATENATE(&quot;(&quot;;[Evidence.A691];&quot;) - &quot;;[Evidence.C691];&quot; - &quot;;[Evidence.D691];&quot;, [&quot;;[Evidence.L691];&quot;]&quot;);&quot;EMPTY&quot;)" office:value-type="string" office:string-value="EMPTY" calcext:value-type="string">
            <text:p>EMPTY</text:p>
          </table:table-cell>
          <table:table-cell table:style-name="ce14" table:formula="of:=[Evidence.E691]" office:value-type="float" office:value="0" calcext:value-type="float">
            <text:p>0 Kč</text:p>
          </table:table-cell>
          <table:table-cell table:style-name="ce20" table:formula="of:=[Evidence.F691]" office:value-type="currency" office:currency="CZK" office:value="0" calcext:value-type="currency">
            <text:p>0 Kč</text:p>
          </table:table-cell>
          <table:table-cell table:style-name="ce27" table:formula="of:=[Evidence.K691]" office:value-type="float" office:value="0" calcext:value-type="float">
            <text:p>0</text:p>
          </table:table-cell>
          <table:table-cell table:style-name="ce27" table:formula="of:=2014-[Evidence.H691]" office:value-type="float" office:value="2014" calcext:value-type="float">
            <text:p>2,014</text:p>
          </table:table-cell>
          <table:table-cell table:style-name="ce13"/>
          <table:table-cell table:style-name="ce37" table:formula="of:=((100-[.F696])/100)*[.B6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92]&lt;&gt;&quot;&quot;;CONCATENATE(&quot;(&quot;;[Evidence.A692];&quot;) - &quot;;[Evidence.C692];&quot; - &quot;;[Evidence.D692];&quot;, [&quot;;[Evidence.L692];&quot;]&quot;);&quot;EMPTY&quot;)" office:value-type="string" office:string-value="EMPTY" calcext:value-type="string">
            <text:p>EMPTY</text:p>
          </table:table-cell>
          <table:table-cell table:style-name="ce14" table:formula="of:=[Evidence.E692]" office:value-type="float" office:value="0" calcext:value-type="float">
            <text:p>0 Kč</text:p>
          </table:table-cell>
          <table:table-cell table:style-name="ce20" table:formula="of:=[Evidence.F692]" office:value-type="currency" office:currency="CZK" office:value="0" calcext:value-type="currency">
            <text:p>0 Kč</text:p>
          </table:table-cell>
          <table:table-cell table:style-name="ce27" table:formula="of:=[Evidence.K692]" office:value-type="float" office:value="0" calcext:value-type="float">
            <text:p>0</text:p>
          </table:table-cell>
          <table:table-cell table:style-name="ce27" table:formula="of:=2014-[Evidence.H692]" office:value-type="float" office:value="2014" calcext:value-type="float">
            <text:p>2,014</text:p>
          </table:table-cell>
          <table:table-cell table:style-name="ce13"/>
          <table:table-cell table:style-name="ce37" table:formula="of:=((100-[.F697])/100)*[.B6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93]&lt;&gt;&quot;&quot;;CONCATENATE(&quot;(&quot;;[Evidence.A693];&quot;) - &quot;;[Evidence.C693];&quot; - &quot;;[Evidence.D693];&quot;, [&quot;;[Evidence.L693];&quot;]&quot;);&quot;EMPTY&quot;)" office:value-type="string" office:string-value="EMPTY" calcext:value-type="string">
            <text:p>EMPTY</text:p>
          </table:table-cell>
          <table:table-cell table:style-name="ce14" table:formula="of:=[Evidence.E693]" office:value-type="float" office:value="0" calcext:value-type="float">
            <text:p>0 Kč</text:p>
          </table:table-cell>
          <table:table-cell table:style-name="ce20" table:formula="of:=[Evidence.F693]" office:value-type="currency" office:currency="CZK" office:value="0" calcext:value-type="currency">
            <text:p>0 Kč</text:p>
          </table:table-cell>
          <table:table-cell table:style-name="ce27" table:formula="of:=[Evidence.K693]" office:value-type="float" office:value="0" calcext:value-type="float">
            <text:p>0</text:p>
          </table:table-cell>
          <table:table-cell table:style-name="ce27" table:formula="of:=2014-[Evidence.H693]" office:value-type="float" office:value="2014" calcext:value-type="float">
            <text:p>2,014</text:p>
          </table:table-cell>
          <table:table-cell table:style-name="ce13"/>
          <table:table-cell table:style-name="ce37" table:formula="of:=((100-[.F698])/100)*[.B6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94]&lt;&gt;&quot;&quot;;CONCATENATE(&quot;(&quot;;[Evidence.A694];&quot;) - &quot;;[Evidence.C694];&quot; - &quot;;[Evidence.D694];&quot;, [&quot;;[Evidence.L694];&quot;]&quot;);&quot;EMPTY&quot;)" office:value-type="string" office:string-value="EMPTY" calcext:value-type="string">
            <text:p>EMPTY</text:p>
          </table:table-cell>
          <table:table-cell table:style-name="ce14" table:formula="of:=[Evidence.E694]" office:value-type="float" office:value="0" calcext:value-type="float">
            <text:p>0 Kč</text:p>
          </table:table-cell>
          <table:table-cell table:style-name="ce20" table:formula="of:=[Evidence.F694]" office:value-type="currency" office:currency="CZK" office:value="0" calcext:value-type="currency">
            <text:p>0 Kč</text:p>
          </table:table-cell>
          <table:table-cell table:style-name="ce27" table:formula="of:=[Evidence.K694]" office:value-type="float" office:value="0" calcext:value-type="float">
            <text:p>0</text:p>
          </table:table-cell>
          <table:table-cell table:style-name="ce27" table:formula="of:=2014-[Evidence.H694]" office:value-type="float" office:value="2014" calcext:value-type="float">
            <text:p>2,014</text:p>
          </table:table-cell>
          <table:table-cell table:style-name="ce13"/>
          <table:table-cell table:style-name="ce37" table:formula="of:=((100-[.F699])/100)*[.B6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95]&lt;&gt;&quot;&quot;;CONCATENATE(&quot;(&quot;;[Evidence.A695];&quot;) - &quot;;[Evidence.C695];&quot; - &quot;;[Evidence.D695];&quot;, [&quot;;[Evidence.L695];&quot;]&quot;);&quot;EMPTY&quot;)" office:value-type="string" office:string-value="EMPTY" calcext:value-type="string">
            <text:p>EMPTY</text:p>
          </table:table-cell>
          <table:table-cell table:style-name="ce14" table:formula="of:=[Evidence.E695]" office:value-type="float" office:value="0" calcext:value-type="float">
            <text:p>0 Kč</text:p>
          </table:table-cell>
          <table:table-cell table:style-name="ce20" table:formula="of:=[Evidence.F695]" office:value-type="currency" office:currency="CZK" office:value="0" calcext:value-type="currency">
            <text:p>0 Kč</text:p>
          </table:table-cell>
          <table:table-cell table:style-name="ce27" table:formula="of:=[Evidence.K695]" office:value-type="float" office:value="0" calcext:value-type="float">
            <text:p>0</text:p>
          </table:table-cell>
          <table:table-cell table:style-name="ce27" table:formula="of:=2014-[Evidence.H695]" office:value-type="float" office:value="2014" calcext:value-type="float">
            <text:p>2,014</text:p>
          </table:table-cell>
          <table:table-cell table:style-name="ce13"/>
          <table:table-cell table:style-name="ce37" table:formula="of:=((100-[.F700])/100)*[.B7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96]&lt;&gt;&quot;&quot;;CONCATENATE(&quot;(&quot;;[Evidence.A696];&quot;) - &quot;;[Evidence.C696];&quot; - &quot;;[Evidence.D696];&quot;, [&quot;;[Evidence.L696];&quot;]&quot;);&quot;EMPTY&quot;)" office:value-type="string" office:string-value="EMPTY" calcext:value-type="string">
            <text:p>EMPTY</text:p>
          </table:table-cell>
          <table:table-cell table:style-name="ce14" table:formula="of:=[Evidence.E696]" office:value-type="float" office:value="0" calcext:value-type="float">
            <text:p>0 Kč</text:p>
          </table:table-cell>
          <table:table-cell table:style-name="ce20" table:formula="of:=[Evidence.F696]" office:value-type="currency" office:currency="CZK" office:value="0" calcext:value-type="currency">
            <text:p>0 Kč</text:p>
          </table:table-cell>
          <table:table-cell table:style-name="ce27" table:formula="of:=[Evidence.K696]" office:value-type="float" office:value="0" calcext:value-type="float">
            <text:p>0</text:p>
          </table:table-cell>
          <table:table-cell table:style-name="ce27" table:formula="of:=2014-[Evidence.H696]" office:value-type="float" office:value="2014" calcext:value-type="float">
            <text:p>2,014</text:p>
          </table:table-cell>
          <table:table-cell table:style-name="ce13"/>
          <table:table-cell table:style-name="ce37" table:formula="of:=((100-[.F701])/100)*[.B7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97]&lt;&gt;&quot;&quot;;CONCATENATE(&quot;(&quot;;[Evidence.A697];&quot;) - &quot;;[Evidence.C697];&quot; - &quot;;[Evidence.D697];&quot;, [&quot;;[Evidence.L697];&quot;]&quot;);&quot;EMPTY&quot;)" office:value-type="string" office:string-value="EMPTY" calcext:value-type="string">
            <text:p>EMPTY</text:p>
          </table:table-cell>
          <table:table-cell table:style-name="ce14" table:formula="of:=[Evidence.E697]" office:value-type="float" office:value="0" calcext:value-type="float">
            <text:p>0 Kč</text:p>
          </table:table-cell>
          <table:table-cell table:style-name="ce20" table:formula="of:=[Evidence.F697]" office:value-type="currency" office:currency="CZK" office:value="0" calcext:value-type="currency">
            <text:p>0 Kč</text:p>
          </table:table-cell>
          <table:table-cell table:style-name="ce27" table:formula="of:=[Evidence.K697]" office:value-type="float" office:value="0" calcext:value-type="float">
            <text:p>0</text:p>
          </table:table-cell>
          <table:table-cell table:style-name="ce27" table:formula="of:=2014-[Evidence.H697]" office:value-type="float" office:value="2014" calcext:value-type="float">
            <text:p>2,014</text:p>
          </table:table-cell>
          <table:table-cell table:style-name="ce13"/>
          <table:table-cell table:style-name="ce37" table:formula="of:=((100-[.F702])/100)*[.B7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98]&lt;&gt;&quot;&quot;;CONCATENATE(&quot;(&quot;;[Evidence.A698];&quot;) - &quot;;[Evidence.C698];&quot; - &quot;;[Evidence.D698];&quot;, [&quot;;[Evidence.L698];&quot;]&quot;);&quot;EMPTY&quot;)" office:value-type="string" office:string-value="EMPTY" calcext:value-type="string">
            <text:p>EMPTY</text:p>
          </table:table-cell>
          <table:table-cell table:style-name="ce14" table:formula="of:=[Evidence.E698]" office:value-type="float" office:value="0" calcext:value-type="float">
            <text:p>0 Kč</text:p>
          </table:table-cell>
          <table:table-cell table:style-name="ce20" table:formula="of:=[Evidence.F698]" office:value-type="currency" office:currency="CZK" office:value="0" calcext:value-type="currency">
            <text:p>0 Kč</text:p>
          </table:table-cell>
          <table:table-cell table:style-name="ce27" table:formula="of:=[Evidence.K698]" office:value-type="float" office:value="0" calcext:value-type="float">
            <text:p>0</text:p>
          </table:table-cell>
          <table:table-cell table:style-name="ce27" table:formula="of:=2014-[Evidence.H698]" office:value-type="float" office:value="2014" calcext:value-type="float">
            <text:p>2,014</text:p>
          </table:table-cell>
          <table:table-cell table:style-name="ce13"/>
          <table:table-cell table:style-name="ce37" table:formula="of:=((100-[.F703])/100)*[.B7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699]&lt;&gt;&quot;&quot;;CONCATENATE(&quot;(&quot;;[Evidence.A699];&quot;) - &quot;;[Evidence.C699];&quot; - &quot;;[Evidence.D699];&quot;, [&quot;;[Evidence.L699];&quot;]&quot;);&quot;EMPTY&quot;)" office:value-type="string" office:string-value="EMPTY" calcext:value-type="string">
            <text:p>EMPTY</text:p>
          </table:table-cell>
          <table:table-cell table:style-name="ce14" table:formula="of:=[Evidence.E699]" office:value-type="float" office:value="0" calcext:value-type="float">
            <text:p>0 Kč</text:p>
          </table:table-cell>
          <table:table-cell table:style-name="ce20" table:formula="of:=[Evidence.F699]" office:value-type="currency" office:currency="CZK" office:value="0" calcext:value-type="currency">
            <text:p>0 Kč</text:p>
          </table:table-cell>
          <table:table-cell table:style-name="ce27" table:formula="of:=[Evidence.K699]" office:value-type="float" office:value="0" calcext:value-type="float">
            <text:p>0</text:p>
          </table:table-cell>
          <table:table-cell table:style-name="ce27" table:formula="of:=2014-[Evidence.H699]" office:value-type="float" office:value="2014" calcext:value-type="float">
            <text:p>2,014</text:p>
          </table:table-cell>
          <table:table-cell table:style-name="ce13"/>
          <table:table-cell table:style-name="ce37" table:formula="of:=((100-[.F704])/100)*[.B7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00]&lt;&gt;&quot;&quot;;CONCATENATE(&quot;(&quot;;[Evidence.A700];&quot;) - &quot;;[Evidence.C700];&quot; - &quot;;[Evidence.D700];&quot;, [&quot;;[Evidence.L700];&quot;]&quot;);&quot;EMPTY&quot;)" office:value-type="string" office:string-value="EMPTY" calcext:value-type="string">
            <text:p>EMPTY</text:p>
          </table:table-cell>
          <table:table-cell table:style-name="ce14" table:formula="of:=[Evidence.E700]" office:value-type="float" office:value="0" calcext:value-type="float">
            <text:p>0 Kč</text:p>
          </table:table-cell>
          <table:table-cell table:style-name="ce20" table:formula="of:=[Evidence.F700]" office:value-type="currency" office:currency="CZK" office:value="0" calcext:value-type="currency">
            <text:p>0 Kč</text:p>
          </table:table-cell>
          <table:table-cell table:style-name="ce27" table:formula="of:=[Evidence.K700]" office:value-type="float" office:value="0" calcext:value-type="float">
            <text:p>0</text:p>
          </table:table-cell>
          <table:table-cell table:style-name="ce27" table:formula="of:=2014-[Evidence.H700]" office:value-type="float" office:value="2014" calcext:value-type="float">
            <text:p>2,014</text:p>
          </table:table-cell>
          <table:table-cell table:style-name="ce13"/>
          <table:table-cell table:style-name="ce37" table:formula="of:=((100-[.F705])/100)*[.B7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01]&lt;&gt;&quot;&quot;;CONCATENATE(&quot;(&quot;;[Evidence.A701];&quot;) - &quot;;[Evidence.C701];&quot; - &quot;;[Evidence.D701];&quot;, [&quot;;[Evidence.L701];&quot;]&quot;);&quot;EMPTY&quot;)" office:value-type="string" office:string-value="EMPTY" calcext:value-type="string">
            <text:p>EMPTY</text:p>
          </table:table-cell>
          <table:table-cell table:style-name="ce14" table:formula="of:=[Evidence.E701]" office:value-type="float" office:value="0" calcext:value-type="float">
            <text:p>0 Kč</text:p>
          </table:table-cell>
          <table:table-cell table:style-name="ce20" table:formula="of:=[Evidence.F701]" office:value-type="currency" office:currency="CZK" office:value="0" calcext:value-type="currency">
            <text:p>0 Kč</text:p>
          </table:table-cell>
          <table:table-cell table:style-name="ce27" table:formula="of:=[Evidence.K701]" office:value-type="float" office:value="0" calcext:value-type="float">
            <text:p>0</text:p>
          </table:table-cell>
          <table:table-cell table:style-name="ce27" table:formula="of:=2014-[Evidence.H701]" office:value-type="float" office:value="2014" calcext:value-type="float">
            <text:p>2,014</text:p>
          </table:table-cell>
          <table:table-cell table:style-name="ce13"/>
          <table:table-cell table:style-name="ce37" table:formula="of:=((100-[.F706])/100)*[.B7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02]&lt;&gt;&quot;&quot;;CONCATENATE(&quot;(&quot;;[Evidence.A702];&quot;) - &quot;;[Evidence.C702];&quot; - &quot;;[Evidence.D702];&quot;, [&quot;;[Evidence.L702];&quot;]&quot;);&quot;EMPTY&quot;)" office:value-type="string" office:string-value="EMPTY" calcext:value-type="string">
            <text:p>EMPTY</text:p>
          </table:table-cell>
          <table:table-cell table:style-name="ce14" table:formula="of:=[Evidence.E702]" office:value-type="float" office:value="0" calcext:value-type="float">
            <text:p>0 Kč</text:p>
          </table:table-cell>
          <table:table-cell table:style-name="ce20" table:formula="of:=[Evidence.F702]" office:value-type="currency" office:currency="CZK" office:value="0" calcext:value-type="currency">
            <text:p>0 Kč</text:p>
          </table:table-cell>
          <table:table-cell table:style-name="ce27" table:formula="of:=[Evidence.K702]" office:value-type="float" office:value="0" calcext:value-type="float">
            <text:p>0</text:p>
          </table:table-cell>
          <table:table-cell table:style-name="ce27" table:formula="of:=2014-[Evidence.H702]" office:value-type="float" office:value="2014" calcext:value-type="float">
            <text:p>2,014</text:p>
          </table:table-cell>
          <table:table-cell table:style-name="ce13"/>
          <table:table-cell table:style-name="ce37" table:formula="of:=((100-[.F707])/100)*[.B7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03]&lt;&gt;&quot;&quot;;CONCATENATE(&quot;(&quot;;[Evidence.A703];&quot;) - &quot;;[Evidence.C703];&quot; - &quot;;[Evidence.D703];&quot;, [&quot;;[Evidence.L703];&quot;]&quot;);&quot;EMPTY&quot;)" office:value-type="string" office:string-value="EMPTY" calcext:value-type="string">
            <text:p>EMPTY</text:p>
          </table:table-cell>
          <table:table-cell table:style-name="ce14" table:formula="of:=[Evidence.E703]" office:value-type="float" office:value="0" calcext:value-type="float">
            <text:p>0 Kč</text:p>
          </table:table-cell>
          <table:table-cell table:style-name="ce20" table:formula="of:=[Evidence.F703]" office:value-type="currency" office:currency="CZK" office:value="0" calcext:value-type="currency">
            <text:p>0 Kč</text:p>
          </table:table-cell>
          <table:table-cell table:style-name="ce27" table:formula="of:=[Evidence.K703]" office:value-type="float" office:value="0" calcext:value-type="float">
            <text:p>0</text:p>
          </table:table-cell>
          <table:table-cell table:style-name="ce27" table:formula="of:=2014-[Evidence.H703]" office:value-type="float" office:value="2014" calcext:value-type="float">
            <text:p>2,014</text:p>
          </table:table-cell>
          <table:table-cell table:style-name="ce13"/>
          <table:table-cell table:style-name="ce37" table:formula="of:=((100-[.F708])/100)*[.B7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04]&lt;&gt;&quot;&quot;;CONCATENATE(&quot;(&quot;;[Evidence.A704];&quot;) - &quot;;[Evidence.C704];&quot; - &quot;;[Evidence.D704];&quot;, [&quot;;[Evidence.L704];&quot;]&quot;);&quot;EMPTY&quot;)" office:value-type="string" office:string-value="EMPTY" calcext:value-type="string">
            <text:p>EMPTY</text:p>
          </table:table-cell>
          <table:table-cell table:style-name="ce14" table:formula="of:=[Evidence.E704]" office:value-type="float" office:value="0" calcext:value-type="float">
            <text:p>0 Kč</text:p>
          </table:table-cell>
          <table:table-cell table:style-name="ce20" table:formula="of:=[Evidence.F704]" office:value-type="currency" office:currency="CZK" office:value="0" calcext:value-type="currency">
            <text:p>0 Kč</text:p>
          </table:table-cell>
          <table:table-cell table:style-name="ce27" table:formula="of:=[Evidence.K704]" office:value-type="float" office:value="0" calcext:value-type="float">
            <text:p>0</text:p>
          </table:table-cell>
          <table:table-cell table:style-name="ce27" table:formula="of:=2014-[Evidence.H704]" office:value-type="float" office:value="2014" calcext:value-type="float">
            <text:p>2,014</text:p>
          </table:table-cell>
          <table:table-cell table:style-name="ce13"/>
          <table:table-cell table:style-name="ce37" table:formula="of:=((100-[.F709])/100)*[.B7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05]&lt;&gt;&quot;&quot;;CONCATENATE(&quot;(&quot;;[Evidence.A705];&quot;) - &quot;;[Evidence.C705];&quot; - &quot;;[Evidence.D705];&quot;, [&quot;;[Evidence.L705];&quot;]&quot;);&quot;EMPTY&quot;)" office:value-type="string" office:string-value="EMPTY" calcext:value-type="string">
            <text:p>EMPTY</text:p>
          </table:table-cell>
          <table:table-cell table:style-name="ce14" table:formula="of:=[Evidence.E705]" office:value-type="float" office:value="0" calcext:value-type="float">
            <text:p>0 Kč</text:p>
          </table:table-cell>
          <table:table-cell table:style-name="ce20" table:formula="of:=[Evidence.F705]" office:value-type="currency" office:currency="CZK" office:value="0" calcext:value-type="currency">
            <text:p>0 Kč</text:p>
          </table:table-cell>
          <table:table-cell table:style-name="ce27" table:formula="of:=[Evidence.K705]" office:value-type="float" office:value="0" calcext:value-type="float">
            <text:p>0</text:p>
          </table:table-cell>
          <table:table-cell table:style-name="ce27" table:formula="of:=2014-[Evidence.H705]" office:value-type="float" office:value="2014" calcext:value-type="float">
            <text:p>2,014</text:p>
          </table:table-cell>
          <table:table-cell table:style-name="ce13"/>
          <table:table-cell table:style-name="ce37" table:formula="of:=((100-[.F710])/100)*[.B7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06]&lt;&gt;&quot;&quot;;CONCATENATE(&quot;(&quot;;[Evidence.A706];&quot;) - &quot;;[Evidence.C706];&quot; - &quot;;[Evidence.D706];&quot;, [&quot;;[Evidence.L706];&quot;]&quot;);&quot;EMPTY&quot;)" office:value-type="string" office:string-value="EMPTY" calcext:value-type="string">
            <text:p>EMPTY</text:p>
          </table:table-cell>
          <table:table-cell table:style-name="ce14" table:formula="of:=[Evidence.E706]" office:value-type="float" office:value="0" calcext:value-type="float">
            <text:p>0 Kč</text:p>
          </table:table-cell>
          <table:table-cell table:style-name="ce20" table:formula="of:=[Evidence.F706]" office:value-type="currency" office:currency="CZK" office:value="0" calcext:value-type="currency">
            <text:p>0 Kč</text:p>
          </table:table-cell>
          <table:table-cell table:style-name="ce27" table:formula="of:=[Evidence.K706]" office:value-type="float" office:value="0" calcext:value-type="float">
            <text:p>0</text:p>
          </table:table-cell>
          <table:table-cell table:style-name="ce27" table:formula="of:=2014-[Evidence.H706]" office:value-type="float" office:value="2014" calcext:value-type="float">
            <text:p>2,014</text:p>
          </table:table-cell>
          <table:table-cell table:style-name="ce13"/>
          <table:table-cell table:style-name="ce37" table:formula="of:=((100-[.F711])/100)*[.B7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07]&lt;&gt;&quot;&quot;;CONCATENATE(&quot;(&quot;;[Evidence.A707];&quot;) - &quot;;[Evidence.C707];&quot; - &quot;;[Evidence.D707];&quot;, [&quot;;[Evidence.L707];&quot;]&quot;);&quot;EMPTY&quot;)" office:value-type="string" office:string-value="EMPTY" calcext:value-type="string">
            <text:p>EMPTY</text:p>
          </table:table-cell>
          <table:table-cell table:style-name="ce14" table:formula="of:=[Evidence.E707]" office:value-type="float" office:value="0" calcext:value-type="float">
            <text:p>0 Kč</text:p>
          </table:table-cell>
          <table:table-cell table:style-name="ce20" table:formula="of:=[Evidence.F707]" office:value-type="currency" office:currency="CZK" office:value="0" calcext:value-type="currency">
            <text:p>0 Kč</text:p>
          </table:table-cell>
          <table:table-cell table:style-name="ce27" table:formula="of:=[Evidence.K707]" office:value-type="float" office:value="0" calcext:value-type="float">
            <text:p>0</text:p>
          </table:table-cell>
          <table:table-cell table:style-name="ce27" table:formula="of:=2014-[Evidence.H707]" office:value-type="float" office:value="2014" calcext:value-type="float">
            <text:p>2,014</text:p>
          </table:table-cell>
          <table:table-cell table:style-name="ce13"/>
          <table:table-cell table:style-name="ce37" table:formula="of:=((100-[.F712])/100)*[.B7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08]&lt;&gt;&quot;&quot;;CONCATENATE(&quot;(&quot;;[Evidence.A708];&quot;) - &quot;;[Evidence.C708];&quot; - &quot;;[Evidence.D708];&quot;, [&quot;;[Evidence.L708];&quot;]&quot;);&quot;EMPTY&quot;)" office:value-type="string" office:string-value="EMPTY" calcext:value-type="string">
            <text:p>EMPTY</text:p>
          </table:table-cell>
          <table:table-cell table:style-name="ce14" table:formula="of:=[Evidence.E708]" office:value-type="float" office:value="0" calcext:value-type="float">
            <text:p>0 Kč</text:p>
          </table:table-cell>
          <table:table-cell table:style-name="ce20" table:formula="of:=[Evidence.F708]" office:value-type="currency" office:currency="CZK" office:value="0" calcext:value-type="currency">
            <text:p>0 Kč</text:p>
          </table:table-cell>
          <table:table-cell table:style-name="ce27" table:formula="of:=[Evidence.K708]" office:value-type="float" office:value="0" calcext:value-type="float">
            <text:p>0</text:p>
          </table:table-cell>
          <table:table-cell table:style-name="ce27" table:formula="of:=2014-[Evidence.H708]" office:value-type="float" office:value="2014" calcext:value-type="float">
            <text:p>2,014</text:p>
          </table:table-cell>
          <table:table-cell table:style-name="ce13"/>
          <table:table-cell table:style-name="ce37" table:formula="of:=((100-[.F713])/100)*[.B7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09]&lt;&gt;&quot;&quot;;CONCATENATE(&quot;(&quot;;[Evidence.A709];&quot;) - &quot;;[Evidence.C709];&quot; - &quot;;[Evidence.D709];&quot;, [&quot;;[Evidence.L709];&quot;]&quot;);&quot;EMPTY&quot;)" office:value-type="string" office:string-value="EMPTY" calcext:value-type="string">
            <text:p>EMPTY</text:p>
          </table:table-cell>
          <table:table-cell table:style-name="ce14" table:formula="of:=[Evidence.E709]" office:value-type="float" office:value="0" calcext:value-type="float">
            <text:p>0 Kč</text:p>
          </table:table-cell>
          <table:table-cell table:style-name="ce20" table:formula="of:=[Evidence.F709]" office:value-type="currency" office:currency="CZK" office:value="0" calcext:value-type="currency">
            <text:p>0 Kč</text:p>
          </table:table-cell>
          <table:table-cell table:style-name="ce27" table:formula="of:=[Evidence.K709]" office:value-type="float" office:value="0" calcext:value-type="float">
            <text:p>0</text:p>
          </table:table-cell>
          <table:table-cell table:style-name="ce27" table:formula="of:=2014-[Evidence.H709]" office:value-type="float" office:value="2014" calcext:value-type="float">
            <text:p>2,014</text:p>
          </table:table-cell>
          <table:table-cell table:style-name="ce13"/>
          <table:table-cell table:style-name="ce37" table:formula="of:=((100-[.F714])/100)*[.B7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10]&lt;&gt;&quot;&quot;;CONCATENATE(&quot;(&quot;;[Evidence.A710];&quot;) - &quot;;[Evidence.C710];&quot; - &quot;;[Evidence.D710];&quot;, [&quot;;[Evidence.L710];&quot;]&quot;);&quot;EMPTY&quot;)" office:value-type="string" office:string-value="EMPTY" calcext:value-type="string">
            <text:p>EMPTY</text:p>
          </table:table-cell>
          <table:table-cell table:style-name="ce14" table:formula="of:=[Evidence.E710]" office:value-type="float" office:value="0" calcext:value-type="float">
            <text:p>0 Kč</text:p>
          </table:table-cell>
          <table:table-cell table:style-name="ce20" table:formula="of:=[Evidence.F710]" office:value-type="currency" office:currency="CZK" office:value="0" calcext:value-type="currency">
            <text:p>0 Kč</text:p>
          </table:table-cell>
          <table:table-cell table:style-name="ce27" table:formula="of:=[Evidence.K710]" office:value-type="float" office:value="0" calcext:value-type="float">
            <text:p>0</text:p>
          </table:table-cell>
          <table:table-cell table:style-name="ce27" table:formula="of:=2014-[Evidence.H710]" office:value-type="float" office:value="2014" calcext:value-type="float">
            <text:p>2,014</text:p>
          </table:table-cell>
          <table:table-cell table:style-name="ce13"/>
          <table:table-cell table:style-name="ce37" table:formula="of:=((100-[.F715])/100)*[.B7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11]&lt;&gt;&quot;&quot;;CONCATENATE(&quot;(&quot;;[Evidence.A711];&quot;) - &quot;;[Evidence.C711];&quot; - &quot;;[Evidence.D711];&quot;, [&quot;;[Evidence.L711];&quot;]&quot;);&quot;EMPTY&quot;)" office:value-type="string" office:string-value="EMPTY" calcext:value-type="string">
            <text:p>EMPTY</text:p>
          </table:table-cell>
          <table:table-cell table:style-name="ce14" table:formula="of:=[Evidence.E711]" office:value-type="float" office:value="0" calcext:value-type="float">
            <text:p>0 Kč</text:p>
          </table:table-cell>
          <table:table-cell table:style-name="ce20" table:formula="of:=[Evidence.F711]" office:value-type="currency" office:currency="CZK" office:value="0" calcext:value-type="currency">
            <text:p>0 Kč</text:p>
          </table:table-cell>
          <table:table-cell table:style-name="ce27" table:formula="of:=[Evidence.K711]" office:value-type="float" office:value="0" calcext:value-type="float">
            <text:p>0</text:p>
          </table:table-cell>
          <table:table-cell table:style-name="ce27" table:formula="of:=2014-[Evidence.H711]" office:value-type="float" office:value="2014" calcext:value-type="float">
            <text:p>2,014</text:p>
          </table:table-cell>
          <table:table-cell table:style-name="ce13"/>
          <table:table-cell table:style-name="ce37" table:formula="of:=((100-[.F716])/100)*[.B7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12]&lt;&gt;&quot;&quot;;CONCATENATE(&quot;(&quot;;[Evidence.A712];&quot;) - &quot;;[Evidence.C712];&quot; - &quot;;[Evidence.D712];&quot;, [&quot;;[Evidence.L712];&quot;]&quot;);&quot;EMPTY&quot;)" office:value-type="string" office:string-value="EMPTY" calcext:value-type="string">
            <text:p>EMPTY</text:p>
          </table:table-cell>
          <table:table-cell table:style-name="ce14" table:formula="of:=[Evidence.E712]" office:value-type="float" office:value="0" calcext:value-type="float">
            <text:p>0 Kč</text:p>
          </table:table-cell>
          <table:table-cell table:style-name="ce20" table:formula="of:=[Evidence.F712]" office:value-type="currency" office:currency="CZK" office:value="0" calcext:value-type="currency">
            <text:p>0 Kč</text:p>
          </table:table-cell>
          <table:table-cell table:style-name="ce27" table:formula="of:=[Evidence.K712]" office:value-type="float" office:value="0" calcext:value-type="float">
            <text:p>0</text:p>
          </table:table-cell>
          <table:table-cell table:style-name="ce27" table:formula="of:=2014-[Evidence.H712]" office:value-type="float" office:value="2014" calcext:value-type="float">
            <text:p>2,014</text:p>
          </table:table-cell>
          <table:table-cell table:style-name="ce13"/>
          <table:table-cell table:style-name="ce37" table:formula="of:=((100-[.F717])/100)*[.B7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13]&lt;&gt;&quot;&quot;;CONCATENATE(&quot;(&quot;;[Evidence.A713];&quot;) - &quot;;[Evidence.C713];&quot; - &quot;;[Evidence.D713];&quot;, [&quot;;[Evidence.L713];&quot;]&quot;);&quot;EMPTY&quot;)" office:value-type="string" office:string-value="EMPTY" calcext:value-type="string">
            <text:p>EMPTY</text:p>
          </table:table-cell>
          <table:table-cell table:style-name="ce14" table:formula="of:=[Evidence.E713]" office:value-type="float" office:value="0" calcext:value-type="float">
            <text:p>0 Kč</text:p>
          </table:table-cell>
          <table:table-cell table:style-name="ce20" table:formula="of:=[Evidence.F713]" office:value-type="currency" office:currency="CZK" office:value="0" calcext:value-type="currency">
            <text:p>0 Kč</text:p>
          </table:table-cell>
          <table:table-cell table:style-name="ce27" table:formula="of:=[Evidence.K713]" office:value-type="float" office:value="0" calcext:value-type="float">
            <text:p>0</text:p>
          </table:table-cell>
          <table:table-cell table:style-name="ce27" table:formula="of:=2014-[Evidence.H713]" office:value-type="float" office:value="2014" calcext:value-type="float">
            <text:p>2,014</text:p>
          </table:table-cell>
          <table:table-cell table:style-name="ce13"/>
          <table:table-cell table:style-name="ce37" table:formula="of:=((100-[.F718])/100)*[.B7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14]&lt;&gt;&quot;&quot;;CONCATENATE(&quot;(&quot;;[Evidence.A714];&quot;) - &quot;;[Evidence.C714];&quot; - &quot;;[Evidence.D714];&quot;, [&quot;;[Evidence.L714];&quot;]&quot;);&quot;EMPTY&quot;)" office:value-type="string" office:string-value="EMPTY" calcext:value-type="string">
            <text:p>EMPTY</text:p>
          </table:table-cell>
          <table:table-cell table:style-name="ce14" table:formula="of:=[Evidence.E714]" office:value-type="float" office:value="0" calcext:value-type="float">
            <text:p>0 Kč</text:p>
          </table:table-cell>
          <table:table-cell table:style-name="ce20" table:formula="of:=[Evidence.F714]" office:value-type="currency" office:currency="CZK" office:value="0" calcext:value-type="currency">
            <text:p>0 Kč</text:p>
          </table:table-cell>
          <table:table-cell table:style-name="ce27" table:formula="of:=[Evidence.K714]" office:value-type="float" office:value="0" calcext:value-type="float">
            <text:p>0</text:p>
          </table:table-cell>
          <table:table-cell table:style-name="ce27" table:formula="of:=2014-[Evidence.H714]" office:value-type="float" office:value="2014" calcext:value-type="float">
            <text:p>2,014</text:p>
          </table:table-cell>
          <table:table-cell table:style-name="ce13"/>
          <table:table-cell table:style-name="ce37" table:formula="of:=((100-[.F719])/100)*[.B7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15]&lt;&gt;&quot;&quot;;CONCATENATE(&quot;(&quot;;[Evidence.A715];&quot;) - &quot;;[Evidence.C715];&quot; - &quot;;[Evidence.D715];&quot;, [&quot;;[Evidence.L715];&quot;]&quot;);&quot;EMPTY&quot;)" office:value-type="string" office:string-value="EMPTY" calcext:value-type="string">
            <text:p>EMPTY</text:p>
          </table:table-cell>
          <table:table-cell table:style-name="ce14" table:formula="of:=[Evidence.E715]" office:value-type="float" office:value="0" calcext:value-type="float">
            <text:p>0 Kč</text:p>
          </table:table-cell>
          <table:table-cell table:style-name="ce20" table:formula="of:=[Evidence.F715]" office:value-type="currency" office:currency="CZK" office:value="0" calcext:value-type="currency">
            <text:p>0 Kč</text:p>
          </table:table-cell>
          <table:table-cell table:style-name="ce27" table:formula="of:=[Evidence.K715]" office:value-type="float" office:value="0" calcext:value-type="float">
            <text:p>0</text:p>
          </table:table-cell>
          <table:table-cell table:style-name="ce27" table:formula="of:=2014-[Evidence.H715]" office:value-type="float" office:value="2014" calcext:value-type="float">
            <text:p>2,014</text:p>
          </table:table-cell>
          <table:table-cell table:style-name="ce13"/>
          <table:table-cell table:style-name="ce37" table:formula="of:=((100-[.F720])/100)*[.B7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16]&lt;&gt;&quot;&quot;;CONCATENATE(&quot;(&quot;;[Evidence.A716];&quot;) - &quot;;[Evidence.C716];&quot; - &quot;;[Evidence.D716];&quot;, [&quot;;[Evidence.L716];&quot;]&quot;);&quot;EMPTY&quot;)" office:value-type="string" office:string-value="EMPTY" calcext:value-type="string">
            <text:p>EMPTY</text:p>
          </table:table-cell>
          <table:table-cell table:style-name="ce14" table:formula="of:=[Evidence.E716]" office:value-type="float" office:value="0" calcext:value-type="float">
            <text:p>0 Kč</text:p>
          </table:table-cell>
          <table:table-cell table:style-name="ce20" table:formula="of:=[Evidence.F716]" office:value-type="currency" office:currency="CZK" office:value="0" calcext:value-type="currency">
            <text:p>0 Kč</text:p>
          </table:table-cell>
          <table:table-cell table:style-name="ce27" table:formula="of:=[Evidence.K716]" office:value-type="float" office:value="0" calcext:value-type="float">
            <text:p>0</text:p>
          </table:table-cell>
          <table:table-cell table:style-name="ce27" table:formula="of:=2014-[Evidence.H716]" office:value-type="float" office:value="2014" calcext:value-type="float">
            <text:p>2,014</text:p>
          </table:table-cell>
          <table:table-cell table:style-name="ce13"/>
          <table:table-cell table:style-name="ce37" table:formula="of:=((100-[.F721])/100)*[.B7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17]&lt;&gt;&quot;&quot;;CONCATENATE(&quot;(&quot;;[Evidence.A717];&quot;) - &quot;;[Evidence.C717];&quot; - &quot;;[Evidence.D717];&quot;, [&quot;;[Evidence.L717];&quot;]&quot;);&quot;EMPTY&quot;)" office:value-type="string" office:string-value="EMPTY" calcext:value-type="string">
            <text:p>EMPTY</text:p>
          </table:table-cell>
          <table:table-cell table:style-name="ce14" table:formula="of:=[Evidence.E717]" office:value-type="float" office:value="0" calcext:value-type="float">
            <text:p>0 Kč</text:p>
          </table:table-cell>
          <table:table-cell table:style-name="ce20" table:formula="of:=[Evidence.F717]" office:value-type="currency" office:currency="CZK" office:value="0" calcext:value-type="currency">
            <text:p>0 Kč</text:p>
          </table:table-cell>
          <table:table-cell table:style-name="ce27" table:formula="of:=[Evidence.K717]" office:value-type="float" office:value="0" calcext:value-type="float">
            <text:p>0</text:p>
          </table:table-cell>
          <table:table-cell table:style-name="ce27" table:formula="of:=2014-[Evidence.H717]" office:value-type="float" office:value="2014" calcext:value-type="float">
            <text:p>2,014</text:p>
          </table:table-cell>
          <table:table-cell table:style-name="ce13"/>
          <table:table-cell table:style-name="ce37" table:formula="of:=((100-[.F722])/100)*[.B7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18]&lt;&gt;&quot;&quot;;CONCATENATE(&quot;(&quot;;[Evidence.A718];&quot;) - &quot;;[Evidence.C718];&quot; - &quot;;[Evidence.D718];&quot;, [&quot;;[Evidence.L718];&quot;]&quot;);&quot;EMPTY&quot;)" office:value-type="string" office:string-value="EMPTY" calcext:value-type="string">
            <text:p>EMPTY</text:p>
          </table:table-cell>
          <table:table-cell table:style-name="ce14" table:formula="of:=[Evidence.E718]" office:value-type="float" office:value="0" calcext:value-type="float">
            <text:p>0 Kč</text:p>
          </table:table-cell>
          <table:table-cell table:style-name="ce20" table:formula="of:=[Evidence.F718]" office:value-type="currency" office:currency="CZK" office:value="0" calcext:value-type="currency">
            <text:p>0 Kč</text:p>
          </table:table-cell>
          <table:table-cell table:style-name="ce27" table:formula="of:=[Evidence.K718]" office:value-type="float" office:value="0" calcext:value-type="float">
            <text:p>0</text:p>
          </table:table-cell>
          <table:table-cell table:style-name="ce27" table:formula="of:=2014-[Evidence.H718]" office:value-type="float" office:value="2014" calcext:value-type="float">
            <text:p>2,014</text:p>
          </table:table-cell>
          <table:table-cell table:style-name="ce13"/>
          <table:table-cell table:style-name="ce37" table:formula="of:=((100-[.F723])/100)*[.B7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19]&lt;&gt;&quot;&quot;;CONCATENATE(&quot;(&quot;;[Evidence.A719];&quot;) - &quot;;[Evidence.C719];&quot; - &quot;;[Evidence.D719];&quot;, [&quot;;[Evidence.L719];&quot;]&quot;);&quot;EMPTY&quot;)" office:value-type="string" office:string-value="EMPTY" calcext:value-type="string">
            <text:p>EMPTY</text:p>
          </table:table-cell>
          <table:table-cell table:style-name="ce14" table:formula="of:=[Evidence.E719]" office:value-type="float" office:value="0" calcext:value-type="float">
            <text:p>0 Kč</text:p>
          </table:table-cell>
          <table:table-cell table:style-name="ce20" table:formula="of:=[Evidence.F719]" office:value-type="currency" office:currency="CZK" office:value="0" calcext:value-type="currency">
            <text:p>0 Kč</text:p>
          </table:table-cell>
          <table:table-cell table:style-name="ce27" table:formula="of:=[Evidence.K719]" office:value-type="float" office:value="0" calcext:value-type="float">
            <text:p>0</text:p>
          </table:table-cell>
          <table:table-cell table:style-name="ce27" table:formula="of:=2014-[Evidence.H719]" office:value-type="float" office:value="2014" calcext:value-type="float">
            <text:p>2,014</text:p>
          </table:table-cell>
          <table:table-cell table:style-name="ce13"/>
          <table:table-cell table:style-name="ce37" table:formula="of:=((100-[.F724])/100)*[.B7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20]&lt;&gt;&quot;&quot;;CONCATENATE(&quot;(&quot;;[Evidence.A720];&quot;) - &quot;;[Evidence.C720];&quot; - &quot;;[Evidence.D720];&quot;, [&quot;;[Evidence.L720];&quot;]&quot;);&quot;EMPTY&quot;)" office:value-type="string" office:string-value="EMPTY" calcext:value-type="string">
            <text:p>EMPTY</text:p>
          </table:table-cell>
          <table:table-cell table:style-name="ce14" table:formula="of:=[Evidence.E720]" office:value-type="float" office:value="0" calcext:value-type="float">
            <text:p>0 Kč</text:p>
          </table:table-cell>
          <table:table-cell table:style-name="ce20" table:formula="of:=[Evidence.F720]" office:value-type="currency" office:currency="CZK" office:value="0" calcext:value-type="currency">
            <text:p>0 Kč</text:p>
          </table:table-cell>
          <table:table-cell table:style-name="ce27" table:formula="of:=[Evidence.K720]" office:value-type="float" office:value="0" calcext:value-type="float">
            <text:p>0</text:p>
          </table:table-cell>
          <table:table-cell table:style-name="ce27" table:formula="of:=2014-[Evidence.H720]" office:value-type="float" office:value="2014" calcext:value-type="float">
            <text:p>2,014</text:p>
          </table:table-cell>
          <table:table-cell table:style-name="ce13"/>
          <table:table-cell table:style-name="ce37" table:formula="of:=((100-[.F725])/100)*[.B7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21]&lt;&gt;&quot;&quot;;CONCATENATE(&quot;(&quot;;[Evidence.A721];&quot;) - &quot;;[Evidence.C721];&quot; - &quot;;[Evidence.D721];&quot;, [&quot;;[Evidence.L721];&quot;]&quot;);&quot;EMPTY&quot;)" office:value-type="string" office:string-value="EMPTY" calcext:value-type="string">
            <text:p>EMPTY</text:p>
          </table:table-cell>
          <table:table-cell table:style-name="ce14" table:formula="of:=[Evidence.E721]" office:value-type="float" office:value="0" calcext:value-type="float">
            <text:p>0 Kč</text:p>
          </table:table-cell>
          <table:table-cell table:style-name="ce20" table:formula="of:=[Evidence.F721]" office:value-type="currency" office:currency="CZK" office:value="0" calcext:value-type="currency">
            <text:p>0 Kč</text:p>
          </table:table-cell>
          <table:table-cell table:style-name="ce27" table:formula="of:=[Evidence.K721]" office:value-type="float" office:value="0" calcext:value-type="float">
            <text:p>0</text:p>
          </table:table-cell>
          <table:table-cell table:style-name="ce27" table:formula="of:=2014-[Evidence.H721]" office:value-type="float" office:value="2014" calcext:value-type="float">
            <text:p>2,014</text:p>
          </table:table-cell>
          <table:table-cell table:style-name="ce13"/>
          <table:table-cell table:style-name="ce37" table:formula="of:=((100-[.F726])/100)*[.B7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22]&lt;&gt;&quot;&quot;;CONCATENATE(&quot;(&quot;;[Evidence.A722];&quot;) - &quot;;[Evidence.C722];&quot; - &quot;;[Evidence.D722];&quot;, [&quot;;[Evidence.L722];&quot;]&quot;);&quot;EMPTY&quot;)" office:value-type="string" office:string-value="EMPTY" calcext:value-type="string">
            <text:p>EMPTY</text:p>
          </table:table-cell>
          <table:table-cell table:style-name="ce14" table:formula="of:=[Evidence.E722]" office:value-type="float" office:value="0" calcext:value-type="float">
            <text:p>0 Kč</text:p>
          </table:table-cell>
          <table:table-cell table:style-name="ce20" table:formula="of:=[Evidence.F722]" office:value-type="currency" office:currency="CZK" office:value="0" calcext:value-type="currency">
            <text:p>0 Kč</text:p>
          </table:table-cell>
          <table:table-cell table:style-name="ce27" table:formula="of:=[Evidence.K722]" office:value-type="float" office:value="0" calcext:value-type="float">
            <text:p>0</text:p>
          </table:table-cell>
          <table:table-cell table:style-name="ce27" table:formula="of:=2014-[Evidence.H722]" office:value-type="float" office:value="2014" calcext:value-type="float">
            <text:p>2,014</text:p>
          </table:table-cell>
          <table:table-cell table:style-name="ce13"/>
          <table:table-cell table:style-name="ce37" table:formula="of:=((100-[.F727])/100)*[.B7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23]&lt;&gt;&quot;&quot;;CONCATENATE(&quot;(&quot;;[Evidence.A723];&quot;) - &quot;;[Evidence.C723];&quot; - &quot;;[Evidence.D723];&quot;, [&quot;;[Evidence.L723];&quot;]&quot;);&quot;EMPTY&quot;)" office:value-type="string" office:string-value="EMPTY" calcext:value-type="string">
            <text:p>EMPTY</text:p>
          </table:table-cell>
          <table:table-cell table:style-name="ce14" table:formula="of:=[Evidence.E723]" office:value-type="float" office:value="0" calcext:value-type="float">
            <text:p>0 Kč</text:p>
          </table:table-cell>
          <table:table-cell table:style-name="ce20" table:formula="of:=[Evidence.F723]" office:value-type="currency" office:currency="CZK" office:value="0" calcext:value-type="currency">
            <text:p>0 Kč</text:p>
          </table:table-cell>
          <table:table-cell table:style-name="ce27" table:formula="of:=[Evidence.K723]" office:value-type="float" office:value="0" calcext:value-type="float">
            <text:p>0</text:p>
          </table:table-cell>
          <table:table-cell table:style-name="ce27" table:formula="of:=2014-[Evidence.H723]" office:value-type="float" office:value="2014" calcext:value-type="float">
            <text:p>2,014</text:p>
          </table:table-cell>
          <table:table-cell table:style-name="ce13"/>
          <table:table-cell table:style-name="ce37" table:formula="of:=((100-[.F728])/100)*[.B7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24]&lt;&gt;&quot;&quot;;CONCATENATE(&quot;(&quot;;[Evidence.A724];&quot;) - &quot;;[Evidence.C724];&quot; - &quot;;[Evidence.D724];&quot;, [&quot;;[Evidence.L724];&quot;]&quot;);&quot;EMPTY&quot;)" office:value-type="string" office:string-value="EMPTY" calcext:value-type="string">
            <text:p>EMPTY</text:p>
          </table:table-cell>
          <table:table-cell table:style-name="ce14" table:formula="of:=[Evidence.E724]" office:value-type="float" office:value="0" calcext:value-type="float">
            <text:p>0 Kč</text:p>
          </table:table-cell>
          <table:table-cell table:style-name="ce20" table:formula="of:=[Evidence.F724]" office:value-type="currency" office:currency="CZK" office:value="0" calcext:value-type="currency">
            <text:p>0 Kč</text:p>
          </table:table-cell>
          <table:table-cell table:style-name="ce27" table:formula="of:=[Evidence.K724]" office:value-type="float" office:value="0" calcext:value-type="float">
            <text:p>0</text:p>
          </table:table-cell>
          <table:table-cell table:style-name="ce27" table:formula="of:=2014-[Evidence.H724]" office:value-type="float" office:value="2014" calcext:value-type="float">
            <text:p>2,014</text:p>
          </table:table-cell>
          <table:table-cell table:style-name="ce13"/>
          <table:table-cell table:style-name="ce37" table:formula="of:=((100-[.F729])/100)*[.B7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25]&lt;&gt;&quot;&quot;;CONCATENATE(&quot;(&quot;;[Evidence.A725];&quot;) - &quot;;[Evidence.C725];&quot; - &quot;;[Evidence.D725];&quot;, [&quot;;[Evidence.L725];&quot;]&quot;);&quot;EMPTY&quot;)" office:value-type="string" office:string-value="EMPTY" calcext:value-type="string">
            <text:p>EMPTY</text:p>
          </table:table-cell>
          <table:table-cell table:style-name="ce14" table:formula="of:=[Evidence.E725]" office:value-type="float" office:value="0" calcext:value-type="float">
            <text:p>0 Kč</text:p>
          </table:table-cell>
          <table:table-cell table:style-name="ce20" table:formula="of:=[Evidence.F725]" office:value-type="currency" office:currency="CZK" office:value="0" calcext:value-type="currency">
            <text:p>0 Kč</text:p>
          </table:table-cell>
          <table:table-cell table:style-name="ce27" table:formula="of:=[Evidence.K725]" office:value-type="float" office:value="0" calcext:value-type="float">
            <text:p>0</text:p>
          </table:table-cell>
          <table:table-cell table:style-name="ce27" table:formula="of:=2014-[Evidence.H725]" office:value-type="float" office:value="2014" calcext:value-type="float">
            <text:p>2,014</text:p>
          </table:table-cell>
          <table:table-cell table:style-name="ce13"/>
          <table:table-cell table:style-name="ce37" table:formula="of:=((100-[.F730])/100)*[.B7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26]&lt;&gt;&quot;&quot;;CONCATENATE(&quot;(&quot;;[Evidence.A726];&quot;) - &quot;;[Evidence.C726];&quot; - &quot;;[Evidence.D726];&quot;, [&quot;;[Evidence.L726];&quot;]&quot;);&quot;EMPTY&quot;)" office:value-type="string" office:string-value="EMPTY" calcext:value-type="string">
            <text:p>EMPTY</text:p>
          </table:table-cell>
          <table:table-cell table:style-name="ce14" table:formula="of:=[Evidence.E726]" office:value-type="float" office:value="0" calcext:value-type="float">
            <text:p>0 Kč</text:p>
          </table:table-cell>
          <table:table-cell table:style-name="ce20" table:formula="of:=[Evidence.F726]" office:value-type="currency" office:currency="CZK" office:value="0" calcext:value-type="currency">
            <text:p>0 Kč</text:p>
          </table:table-cell>
          <table:table-cell table:style-name="ce27" table:formula="of:=[Evidence.K726]" office:value-type="float" office:value="0" calcext:value-type="float">
            <text:p>0</text:p>
          </table:table-cell>
          <table:table-cell table:style-name="ce27" table:formula="of:=2014-[Evidence.H726]" office:value-type="float" office:value="2014" calcext:value-type="float">
            <text:p>2,014</text:p>
          </table:table-cell>
          <table:table-cell table:style-name="ce13"/>
          <table:table-cell table:style-name="ce37" table:formula="of:=((100-[.F731])/100)*[.B7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27]&lt;&gt;&quot;&quot;;CONCATENATE(&quot;(&quot;;[Evidence.A727];&quot;) - &quot;;[Evidence.C727];&quot; - &quot;;[Evidence.D727];&quot;, [&quot;;[Evidence.L727];&quot;]&quot;);&quot;EMPTY&quot;)" office:value-type="string" office:string-value="EMPTY" calcext:value-type="string">
            <text:p>EMPTY</text:p>
          </table:table-cell>
          <table:table-cell table:style-name="ce14" table:formula="of:=[Evidence.E727]" office:value-type="float" office:value="0" calcext:value-type="float">
            <text:p>0 Kč</text:p>
          </table:table-cell>
          <table:table-cell table:style-name="ce20" table:formula="of:=[Evidence.F727]" office:value-type="currency" office:currency="CZK" office:value="0" calcext:value-type="currency">
            <text:p>0 Kč</text:p>
          </table:table-cell>
          <table:table-cell table:style-name="ce27" table:formula="of:=[Evidence.K727]" office:value-type="float" office:value="0" calcext:value-type="float">
            <text:p>0</text:p>
          </table:table-cell>
          <table:table-cell table:style-name="ce27" table:formula="of:=2014-[Evidence.H727]" office:value-type="float" office:value="2014" calcext:value-type="float">
            <text:p>2,014</text:p>
          </table:table-cell>
          <table:table-cell table:style-name="ce13"/>
          <table:table-cell table:style-name="ce37" table:formula="of:=((100-[.F732])/100)*[.B7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28]&lt;&gt;&quot;&quot;;CONCATENATE(&quot;(&quot;;[Evidence.A728];&quot;) - &quot;;[Evidence.C728];&quot; - &quot;;[Evidence.D728];&quot;, [&quot;;[Evidence.L728];&quot;]&quot;);&quot;EMPTY&quot;)" office:value-type="string" office:string-value="EMPTY" calcext:value-type="string">
            <text:p>EMPTY</text:p>
          </table:table-cell>
          <table:table-cell table:style-name="ce14" table:formula="of:=[Evidence.E728]" office:value-type="float" office:value="0" calcext:value-type="float">
            <text:p>0 Kč</text:p>
          </table:table-cell>
          <table:table-cell table:style-name="ce20" table:formula="of:=[Evidence.F728]" office:value-type="currency" office:currency="CZK" office:value="0" calcext:value-type="currency">
            <text:p>0 Kč</text:p>
          </table:table-cell>
          <table:table-cell table:style-name="ce27" table:formula="of:=[Evidence.K728]" office:value-type="float" office:value="0" calcext:value-type="float">
            <text:p>0</text:p>
          </table:table-cell>
          <table:table-cell table:style-name="ce27" table:formula="of:=2014-[Evidence.H728]" office:value-type="float" office:value="2014" calcext:value-type="float">
            <text:p>2,014</text:p>
          </table:table-cell>
          <table:table-cell table:style-name="ce13"/>
          <table:table-cell table:style-name="ce37" table:formula="of:=((100-[.F733])/100)*[.B7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29]&lt;&gt;&quot;&quot;;CONCATENATE(&quot;(&quot;;[Evidence.A729];&quot;) - &quot;;[Evidence.C729];&quot; - &quot;;[Evidence.D729];&quot;, [&quot;;[Evidence.L729];&quot;]&quot;);&quot;EMPTY&quot;)" office:value-type="string" office:string-value="EMPTY" calcext:value-type="string">
            <text:p>EMPTY</text:p>
          </table:table-cell>
          <table:table-cell table:style-name="ce14" table:formula="of:=[Evidence.E729]" office:value-type="float" office:value="0" calcext:value-type="float">
            <text:p>0 Kč</text:p>
          </table:table-cell>
          <table:table-cell table:style-name="ce20" table:formula="of:=[Evidence.F729]" office:value-type="currency" office:currency="CZK" office:value="0" calcext:value-type="currency">
            <text:p>0 Kč</text:p>
          </table:table-cell>
          <table:table-cell table:style-name="ce27" table:formula="of:=[Evidence.K729]" office:value-type="float" office:value="0" calcext:value-type="float">
            <text:p>0</text:p>
          </table:table-cell>
          <table:table-cell table:style-name="ce27" table:formula="of:=2014-[Evidence.H729]" office:value-type="float" office:value="2014" calcext:value-type="float">
            <text:p>2,014</text:p>
          </table:table-cell>
          <table:table-cell table:style-name="ce13"/>
          <table:table-cell table:style-name="ce37" table:formula="of:=((100-[.F734])/100)*[.B7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30]&lt;&gt;&quot;&quot;;CONCATENATE(&quot;(&quot;;[Evidence.A730];&quot;) - &quot;;[Evidence.C730];&quot; - &quot;;[Evidence.D730];&quot;, [&quot;;[Evidence.L730];&quot;]&quot;);&quot;EMPTY&quot;)" office:value-type="string" office:string-value="EMPTY" calcext:value-type="string">
            <text:p>EMPTY</text:p>
          </table:table-cell>
          <table:table-cell table:style-name="ce14" table:formula="of:=[Evidence.E730]" office:value-type="float" office:value="0" calcext:value-type="float">
            <text:p>0 Kč</text:p>
          </table:table-cell>
          <table:table-cell table:style-name="ce20" table:formula="of:=[Evidence.F730]" office:value-type="currency" office:currency="CZK" office:value="0" calcext:value-type="currency">
            <text:p>0 Kč</text:p>
          </table:table-cell>
          <table:table-cell table:style-name="ce27" table:formula="of:=[Evidence.K730]" office:value-type="float" office:value="0" calcext:value-type="float">
            <text:p>0</text:p>
          </table:table-cell>
          <table:table-cell table:style-name="ce27" table:formula="of:=2014-[Evidence.H730]" office:value-type="float" office:value="2014" calcext:value-type="float">
            <text:p>2,014</text:p>
          </table:table-cell>
          <table:table-cell table:style-name="ce13"/>
          <table:table-cell table:style-name="ce37" table:formula="of:=((100-[.F735])/100)*[.B7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31]&lt;&gt;&quot;&quot;;CONCATENATE(&quot;(&quot;;[Evidence.A731];&quot;) - &quot;;[Evidence.C731];&quot; - &quot;;[Evidence.D731];&quot;, [&quot;;[Evidence.L731];&quot;]&quot;);&quot;EMPTY&quot;)" office:value-type="string" office:string-value="EMPTY" calcext:value-type="string">
            <text:p>EMPTY</text:p>
          </table:table-cell>
          <table:table-cell table:style-name="ce14" table:formula="of:=[Evidence.E731]" office:value-type="float" office:value="0" calcext:value-type="float">
            <text:p>0 Kč</text:p>
          </table:table-cell>
          <table:table-cell table:style-name="ce20" table:formula="of:=[Evidence.F731]" office:value-type="currency" office:currency="CZK" office:value="0" calcext:value-type="currency">
            <text:p>0 Kč</text:p>
          </table:table-cell>
          <table:table-cell table:style-name="ce27" table:formula="of:=[Evidence.K731]" office:value-type="float" office:value="0" calcext:value-type="float">
            <text:p>0</text:p>
          </table:table-cell>
          <table:table-cell table:style-name="ce27" table:formula="of:=2014-[Evidence.H731]" office:value-type="float" office:value="2014" calcext:value-type="float">
            <text:p>2,014</text:p>
          </table:table-cell>
          <table:table-cell table:style-name="ce13"/>
          <table:table-cell table:style-name="ce37" table:formula="of:=((100-[.F736])/100)*[.B7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32]&lt;&gt;&quot;&quot;;CONCATENATE(&quot;(&quot;;[Evidence.A732];&quot;) - &quot;;[Evidence.C732];&quot; - &quot;;[Evidence.D732];&quot;, [&quot;;[Evidence.L732];&quot;]&quot;);&quot;EMPTY&quot;)" office:value-type="string" office:string-value="EMPTY" calcext:value-type="string">
            <text:p>EMPTY</text:p>
          </table:table-cell>
          <table:table-cell table:style-name="ce14" table:formula="of:=[Evidence.E732]" office:value-type="float" office:value="0" calcext:value-type="float">
            <text:p>0 Kč</text:p>
          </table:table-cell>
          <table:table-cell table:style-name="ce20" table:formula="of:=[Evidence.F732]" office:value-type="currency" office:currency="CZK" office:value="0" calcext:value-type="currency">
            <text:p>0 Kč</text:p>
          </table:table-cell>
          <table:table-cell table:style-name="ce27" table:formula="of:=[Evidence.K732]" office:value-type="float" office:value="0" calcext:value-type="float">
            <text:p>0</text:p>
          </table:table-cell>
          <table:table-cell table:style-name="ce27" table:formula="of:=2014-[Evidence.H732]" office:value-type="float" office:value="2014" calcext:value-type="float">
            <text:p>2,014</text:p>
          </table:table-cell>
          <table:table-cell table:style-name="ce13"/>
          <table:table-cell table:style-name="ce37" table:formula="of:=((100-[.F737])/100)*[.B7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33]&lt;&gt;&quot;&quot;;CONCATENATE(&quot;(&quot;;[Evidence.A733];&quot;) - &quot;;[Evidence.C733];&quot; - &quot;;[Evidence.D733];&quot;, [&quot;;[Evidence.L733];&quot;]&quot;);&quot;EMPTY&quot;)" office:value-type="string" office:string-value="EMPTY" calcext:value-type="string">
            <text:p>EMPTY</text:p>
          </table:table-cell>
          <table:table-cell table:style-name="ce14" table:formula="of:=[Evidence.E733]" office:value-type="float" office:value="0" calcext:value-type="float">
            <text:p>0 Kč</text:p>
          </table:table-cell>
          <table:table-cell table:style-name="ce20" table:formula="of:=[Evidence.F733]" office:value-type="currency" office:currency="CZK" office:value="0" calcext:value-type="currency">
            <text:p>0 Kč</text:p>
          </table:table-cell>
          <table:table-cell table:style-name="ce27" table:formula="of:=[Evidence.K733]" office:value-type="float" office:value="0" calcext:value-type="float">
            <text:p>0</text:p>
          </table:table-cell>
          <table:table-cell table:style-name="ce27" table:formula="of:=2014-[Evidence.H733]" office:value-type="float" office:value="2014" calcext:value-type="float">
            <text:p>2,014</text:p>
          </table:table-cell>
          <table:table-cell table:style-name="ce13"/>
          <table:table-cell table:style-name="ce37" table:formula="of:=((100-[.F738])/100)*[.B7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34]&lt;&gt;&quot;&quot;;CONCATENATE(&quot;(&quot;;[Evidence.A734];&quot;) - &quot;;[Evidence.C734];&quot; - &quot;;[Evidence.D734];&quot;, [&quot;;[Evidence.L734];&quot;]&quot;);&quot;EMPTY&quot;)" office:value-type="string" office:string-value="EMPTY" calcext:value-type="string">
            <text:p>EMPTY</text:p>
          </table:table-cell>
          <table:table-cell table:style-name="ce14" table:formula="of:=[Evidence.E734]" office:value-type="float" office:value="0" calcext:value-type="float">
            <text:p>0 Kč</text:p>
          </table:table-cell>
          <table:table-cell table:style-name="ce20" table:formula="of:=[Evidence.F734]" office:value-type="currency" office:currency="CZK" office:value="0" calcext:value-type="currency">
            <text:p>0 Kč</text:p>
          </table:table-cell>
          <table:table-cell table:style-name="ce27" table:formula="of:=[Evidence.K734]" office:value-type="float" office:value="0" calcext:value-type="float">
            <text:p>0</text:p>
          </table:table-cell>
          <table:table-cell table:style-name="ce27" table:formula="of:=2014-[Evidence.H734]" office:value-type="float" office:value="2014" calcext:value-type="float">
            <text:p>2,014</text:p>
          </table:table-cell>
          <table:table-cell table:style-name="ce13"/>
          <table:table-cell table:style-name="ce37" table:formula="of:=((100-[.F739])/100)*[.B7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35]&lt;&gt;&quot;&quot;;CONCATENATE(&quot;(&quot;;[Evidence.A735];&quot;) - &quot;;[Evidence.C735];&quot; - &quot;;[Evidence.D735];&quot;, [&quot;;[Evidence.L735];&quot;]&quot;);&quot;EMPTY&quot;)" office:value-type="string" office:string-value="EMPTY" calcext:value-type="string">
            <text:p>EMPTY</text:p>
          </table:table-cell>
          <table:table-cell table:style-name="ce14" table:formula="of:=[Evidence.E735]" office:value-type="float" office:value="0" calcext:value-type="float">
            <text:p>0 Kč</text:p>
          </table:table-cell>
          <table:table-cell table:style-name="ce20" table:formula="of:=[Evidence.F735]" office:value-type="currency" office:currency="CZK" office:value="0" calcext:value-type="currency">
            <text:p>0 Kč</text:p>
          </table:table-cell>
          <table:table-cell table:style-name="ce27" table:formula="of:=[Evidence.K735]" office:value-type="float" office:value="0" calcext:value-type="float">
            <text:p>0</text:p>
          </table:table-cell>
          <table:table-cell table:style-name="ce27" table:formula="of:=2014-[Evidence.H735]" office:value-type="float" office:value="2014" calcext:value-type="float">
            <text:p>2,014</text:p>
          </table:table-cell>
          <table:table-cell table:style-name="ce13"/>
          <table:table-cell table:style-name="ce37" table:formula="of:=((100-[.F740])/100)*[.B7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36]&lt;&gt;&quot;&quot;;CONCATENATE(&quot;(&quot;;[Evidence.A736];&quot;) - &quot;;[Evidence.C736];&quot; - &quot;;[Evidence.D736];&quot;, [&quot;;[Evidence.L736];&quot;]&quot;);&quot;EMPTY&quot;)" office:value-type="string" office:string-value="EMPTY" calcext:value-type="string">
            <text:p>EMPTY</text:p>
          </table:table-cell>
          <table:table-cell table:style-name="ce14" table:formula="of:=[Evidence.E736]" office:value-type="float" office:value="0" calcext:value-type="float">
            <text:p>0 Kč</text:p>
          </table:table-cell>
          <table:table-cell table:style-name="ce20" table:formula="of:=[Evidence.F736]" office:value-type="currency" office:currency="CZK" office:value="0" calcext:value-type="currency">
            <text:p>0 Kč</text:p>
          </table:table-cell>
          <table:table-cell table:style-name="ce27" table:formula="of:=[Evidence.K736]" office:value-type="float" office:value="0" calcext:value-type="float">
            <text:p>0</text:p>
          </table:table-cell>
          <table:table-cell table:style-name="ce27" table:formula="of:=2014-[Evidence.H736]" office:value-type="float" office:value="2014" calcext:value-type="float">
            <text:p>2,014</text:p>
          </table:table-cell>
          <table:table-cell table:style-name="ce13"/>
          <table:table-cell table:style-name="ce37" table:formula="of:=((100-[.F741])/100)*[.B7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37]&lt;&gt;&quot;&quot;;CONCATENATE(&quot;(&quot;;[Evidence.A737];&quot;) - &quot;;[Evidence.C737];&quot; - &quot;;[Evidence.D737];&quot;, [&quot;;[Evidence.L737];&quot;]&quot;);&quot;EMPTY&quot;)" office:value-type="string" office:string-value="EMPTY" calcext:value-type="string">
            <text:p>EMPTY</text:p>
          </table:table-cell>
          <table:table-cell table:style-name="ce14" table:formula="of:=[Evidence.E737]" office:value-type="float" office:value="0" calcext:value-type="float">
            <text:p>0 Kč</text:p>
          </table:table-cell>
          <table:table-cell table:style-name="ce20" table:formula="of:=[Evidence.F737]" office:value-type="currency" office:currency="CZK" office:value="0" calcext:value-type="currency">
            <text:p>0 Kč</text:p>
          </table:table-cell>
          <table:table-cell table:style-name="ce27" table:formula="of:=[Evidence.K737]" office:value-type="float" office:value="0" calcext:value-type="float">
            <text:p>0</text:p>
          </table:table-cell>
          <table:table-cell table:style-name="ce27" table:formula="of:=2014-[Evidence.H737]" office:value-type="float" office:value="2014" calcext:value-type="float">
            <text:p>2,014</text:p>
          </table:table-cell>
          <table:table-cell table:style-name="ce13"/>
          <table:table-cell table:style-name="ce37" table:formula="of:=((100-[.F742])/100)*[.B7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38]&lt;&gt;&quot;&quot;;CONCATENATE(&quot;(&quot;;[Evidence.A738];&quot;) - &quot;;[Evidence.C738];&quot; - &quot;;[Evidence.D738];&quot;, [&quot;;[Evidence.L738];&quot;]&quot;);&quot;EMPTY&quot;)" office:value-type="string" office:string-value="EMPTY" calcext:value-type="string">
            <text:p>EMPTY</text:p>
          </table:table-cell>
          <table:table-cell table:style-name="ce14" table:formula="of:=[Evidence.E738]" office:value-type="float" office:value="0" calcext:value-type="float">
            <text:p>0 Kč</text:p>
          </table:table-cell>
          <table:table-cell table:style-name="ce20" table:formula="of:=[Evidence.F738]" office:value-type="currency" office:currency="CZK" office:value="0" calcext:value-type="currency">
            <text:p>0 Kč</text:p>
          </table:table-cell>
          <table:table-cell table:style-name="ce27" table:formula="of:=[Evidence.K738]" office:value-type="float" office:value="0" calcext:value-type="float">
            <text:p>0</text:p>
          </table:table-cell>
          <table:table-cell table:style-name="ce27" table:formula="of:=2014-[Evidence.H738]" office:value-type="float" office:value="2014" calcext:value-type="float">
            <text:p>2,014</text:p>
          </table:table-cell>
          <table:table-cell table:style-name="ce13"/>
          <table:table-cell table:style-name="ce37" table:formula="of:=((100-[.F743])/100)*[.B7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39]&lt;&gt;&quot;&quot;;CONCATENATE(&quot;(&quot;;[Evidence.A739];&quot;) - &quot;;[Evidence.C739];&quot; - &quot;;[Evidence.D739];&quot;, [&quot;;[Evidence.L739];&quot;]&quot;);&quot;EMPTY&quot;)" office:value-type="string" office:string-value="EMPTY" calcext:value-type="string">
            <text:p>EMPTY</text:p>
          </table:table-cell>
          <table:table-cell table:style-name="ce14" table:formula="of:=[Evidence.E739]" office:value-type="float" office:value="0" calcext:value-type="float">
            <text:p>0 Kč</text:p>
          </table:table-cell>
          <table:table-cell table:style-name="ce20" table:formula="of:=[Evidence.F739]" office:value-type="currency" office:currency="CZK" office:value="0" calcext:value-type="currency">
            <text:p>0 Kč</text:p>
          </table:table-cell>
          <table:table-cell table:style-name="ce27" table:formula="of:=[Evidence.K739]" office:value-type="float" office:value="0" calcext:value-type="float">
            <text:p>0</text:p>
          </table:table-cell>
          <table:table-cell table:style-name="ce27" table:formula="of:=2014-[Evidence.H739]" office:value-type="float" office:value="2014" calcext:value-type="float">
            <text:p>2,014</text:p>
          </table:table-cell>
          <table:table-cell table:style-name="ce13"/>
          <table:table-cell table:style-name="ce37" table:formula="of:=((100-[.F744])/100)*[.B7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40]&lt;&gt;&quot;&quot;;CONCATENATE(&quot;(&quot;;[Evidence.A740];&quot;) - &quot;;[Evidence.C740];&quot; - &quot;;[Evidence.D740];&quot;, [&quot;;[Evidence.L740];&quot;]&quot;);&quot;EMPTY&quot;)" office:value-type="string" office:string-value="EMPTY" calcext:value-type="string">
            <text:p>EMPTY</text:p>
          </table:table-cell>
          <table:table-cell table:style-name="ce14" table:formula="of:=[Evidence.E740]" office:value-type="float" office:value="0" calcext:value-type="float">
            <text:p>0 Kč</text:p>
          </table:table-cell>
          <table:table-cell table:style-name="ce20" table:formula="of:=[Evidence.F740]" office:value-type="currency" office:currency="CZK" office:value="0" calcext:value-type="currency">
            <text:p>0 Kč</text:p>
          </table:table-cell>
          <table:table-cell table:style-name="ce27" table:formula="of:=[Evidence.K740]" office:value-type="float" office:value="0" calcext:value-type="float">
            <text:p>0</text:p>
          </table:table-cell>
          <table:table-cell table:style-name="ce27" table:formula="of:=2014-[Evidence.H740]" office:value-type="float" office:value="2014" calcext:value-type="float">
            <text:p>2,014</text:p>
          </table:table-cell>
          <table:table-cell table:style-name="ce13"/>
          <table:table-cell table:style-name="ce37" table:formula="of:=((100-[.F745])/100)*[.B7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41]&lt;&gt;&quot;&quot;;CONCATENATE(&quot;(&quot;;[Evidence.A741];&quot;) - &quot;;[Evidence.C741];&quot; - &quot;;[Evidence.D741];&quot;, [&quot;;[Evidence.L741];&quot;]&quot;);&quot;EMPTY&quot;)" office:value-type="string" office:string-value="EMPTY" calcext:value-type="string">
            <text:p>EMPTY</text:p>
          </table:table-cell>
          <table:table-cell table:style-name="ce14" table:formula="of:=[Evidence.E741]" office:value-type="float" office:value="0" calcext:value-type="float">
            <text:p>0 Kč</text:p>
          </table:table-cell>
          <table:table-cell table:style-name="ce20" table:formula="of:=[Evidence.F741]" office:value-type="currency" office:currency="CZK" office:value="0" calcext:value-type="currency">
            <text:p>0 Kč</text:p>
          </table:table-cell>
          <table:table-cell table:style-name="ce27" table:formula="of:=[Evidence.K741]" office:value-type="float" office:value="0" calcext:value-type="float">
            <text:p>0</text:p>
          </table:table-cell>
          <table:table-cell table:style-name="ce27" table:formula="of:=2014-[Evidence.H741]" office:value-type="float" office:value="2014" calcext:value-type="float">
            <text:p>2,014</text:p>
          </table:table-cell>
          <table:table-cell table:style-name="ce13"/>
          <table:table-cell table:style-name="ce37" table:formula="of:=((100-[.F746])/100)*[.B7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42]&lt;&gt;&quot;&quot;;CONCATENATE(&quot;(&quot;;[Evidence.A742];&quot;) - &quot;;[Evidence.C742];&quot; - &quot;;[Evidence.D742];&quot;, [&quot;;[Evidence.L742];&quot;]&quot;);&quot;EMPTY&quot;)" office:value-type="string" office:string-value="EMPTY" calcext:value-type="string">
            <text:p>EMPTY</text:p>
          </table:table-cell>
          <table:table-cell table:style-name="ce14" table:formula="of:=[Evidence.E742]" office:value-type="float" office:value="0" calcext:value-type="float">
            <text:p>0 Kč</text:p>
          </table:table-cell>
          <table:table-cell table:style-name="ce20" table:formula="of:=[Evidence.F742]" office:value-type="currency" office:currency="CZK" office:value="0" calcext:value-type="currency">
            <text:p>0 Kč</text:p>
          </table:table-cell>
          <table:table-cell table:style-name="ce27" table:formula="of:=[Evidence.K742]" office:value-type="float" office:value="0" calcext:value-type="float">
            <text:p>0</text:p>
          </table:table-cell>
          <table:table-cell table:style-name="ce27" table:formula="of:=2014-[Evidence.H742]" office:value-type="float" office:value="2014" calcext:value-type="float">
            <text:p>2,014</text:p>
          </table:table-cell>
          <table:table-cell table:style-name="ce13"/>
          <table:table-cell table:style-name="ce37" table:formula="of:=((100-[.F747])/100)*[.B7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43]&lt;&gt;&quot;&quot;;CONCATENATE(&quot;(&quot;;[Evidence.A743];&quot;) - &quot;;[Evidence.C743];&quot; - &quot;;[Evidence.D743];&quot;, [&quot;;[Evidence.L743];&quot;]&quot;);&quot;EMPTY&quot;)" office:value-type="string" office:string-value="EMPTY" calcext:value-type="string">
            <text:p>EMPTY</text:p>
          </table:table-cell>
          <table:table-cell table:style-name="ce14" table:formula="of:=[Evidence.E743]" office:value-type="float" office:value="0" calcext:value-type="float">
            <text:p>0 Kč</text:p>
          </table:table-cell>
          <table:table-cell table:style-name="ce20" table:formula="of:=[Evidence.F743]" office:value-type="currency" office:currency="CZK" office:value="0" calcext:value-type="currency">
            <text:p>0 Kč</text:p>
          </table:table-cell>
          <table:table-cell table:style-name="ce27" table:formula="of:=[Evidence.K743]" office:value-type="float" office:value="0" calcext:value-type="float">
            <text:p>0</text:p>
          </table:table-cell>
          <table:table-cell table:style-name="ce27" table:formula="of:=2014-[Evidence.H743]" office:value-type="float" office:value="2014" calcext:value-type="float">
            <text:p>2,014</text:p>
          </table:table-cell>
          <table:table-cell table:style-name="ce13"/>
          <table:table-cell table:style-name="ce37" table:formula="of:=((100-[.F748])/100)*[.B7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44]&lt;&gt;&quot;&quot;;CONCATENATE(&quot;(&quot;;[Evidence.A744];&quot;) - &quot;;[Evidence.C744];&quot; - &quot;;[Evidence.D744];&quot;, [&quot;;[Evidence.L744];&quot;]&quot;);&quot;EMPTY&quot;)" office:value-type="string" office:string-value="EMPTY" calcext:value-type="string">
            <text:p>EMPTY</text:p>
          </table:table-cell>
          <table:table-cell table:style-name="ce14" table:formula="of:=[Evidence.E744]" office:value-type="float" office:value="0" calcext:value-type="float">
            <text:p>0 Kč</text:p>
          </table:table-cell>
          <table:table-cell table:style-name="ce20" table:formula="of:=[Evidence.F744]" office:value-type="currency" office:currency="CZK" office:value="0" calcext:value-type="currency">
            <text:p>0 Kč</text:p>
          </table:table-cell>
          <table:table-cell table:style-name="ce27" table:formula="of:=[Evidence.K744]" office:value-type="float" office:value="0" calcext:value-type="float">
            <text:p>0</text:p>
          </table:table-cell>
          <table:table-cell table:style-name="ce27" table:formula="of:=2014-[Evidence.H744]" office:value-type="float" office:value="2014" calcext:value-type="float">
            <text:p>2,014</text:p>
          </table:table-cell>
          <table:table-cell table:style-name="ce13"/>
          <table:table-cell table:style-name="ce37" table:formula="of:=((100-[.F749])/100)*[.B7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45]&lt;&gt;&quot;&quot;;CONCATENATE(&quot;(&quot;;[Evidence.A745];&quot;) - &quot;;[Evidence.C745];&quot; - &quot;;[Evidence.D745];&quot;, [&quot;;[Evidence.L745];&quot;]&quot;);&quot;EMPTY&quot;)" office:value-type="string" office:string-value="EMPTY" calcext:value-type="string">
            <text:p>EMPTY</text:p>
          </table:table-cell>
          <table:table-cell table:style-name="ce14" table:formula="of:=[Evidence.E745]" office:value-type="float" office:value="0" calcext:value-type="float">
            <text:p>0 Kč</text:p>
          </table:table-cell>
          <table:table-cell table:style-name="ce20" table:formula="of:=[Evidence.F745]" office:value-type="currency" office:currency="CZK" office:value="0" calcext:value-type="currency">
            <text:p>0 Kč</text:p>
          </table:table-cell>
          <table:table-cell table:style-name="ce27" table:formula="of:=[Evidence.K745]" office:value-type="float" office:value="0" calcext:value-type="float">
            <text:p>0</text:p>
          </table:table-cell>
          <table:table-cell table:style-name="ce27" table:formula="of:=2014-[Evidence.H745]" office:value-type="float" office:value="2014" calcext:value-type="float">
            <text:p>2,014</text:p>
          </table:table-cell>
          <table:table-cell table:style-name="ce13"/>
          <table:table-cell table:style-name="ce37" table:formula="of:=((100-[.F750])/100)*[.B7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46]&lt;&gt;&quot;&quot;;CONCATENATE(&quot;(&quot;;[Evidence.A746];&quot;) - &quot;;[Evidence.C746];&quot; - &quot;;[Evidence.D746];&quot;, [&quot;;[Evidence.L746];&quot;]&quot;);&quot;EMPTY&quot;)" office:value-type="string" office:string-value="EMPTY" calcext:value-type="string">
            <text:p>EMPTY</text:p>
          </table:table-cell>
          <table:table-cell table:style-name="ce14" table:formula="of:=[Evidence.E746]" office:value-type="float" office:value="0" calcext:value-type="float">
            <text:p>0 Kč</text:p>
          </table:table-cell>
          <table:table-cell table:style-name="ce20" table:formula="of:=[Evidence.F746]" office:value-type="currency" office:currency="CZK" office:value="0" calcext:value-type="currency">
            <text:p>0 Kč</text:p>
          </table:table-cell>
          <table:table-cell table:style-name="ce27" table:formula="of:=[Evidence.K746]" office:value-type="float" office:value="0" calcext:value-type="float">
            <text:p>0</text:p>
          </table:table-cell>
          <table:table-cell table:style-name="ce27" table:formula="of:=2014-[Evidence.H746]" office:value-type="float" office:value="2014" calcext:value-type="float">
            <text:p>2,014</text:p>
          </table:table-cell>
          <table:table-cell table:style-name="ce13"/>
          <table:table-cell table:style-name="ce37" table:formula="of:=((100-[.F751])/100)*[.B7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47]&lt;&gt;&quot;&quot;;CONCATENATE(&quot;(&quot;;[Evidence.A747];&quot;) - &quot;;[Evidence.C747];&quot; - &quot;;[Evidence.D747];&quot;, [&quot;;[Evidence.L747];&quot;]&quot;);&quot;EMPTY&quot;)" office:value-type="string" office:string-value="EMPTY" calcext:value-type="string">
            <text:p>EMPTY</text:p>
          </table:table-cell>
          <table:table-cell table:style-name="ce14" table:formula="of:=[Evidence.E747]" office:value-type="float" office:value="0" calcext:value-type="float">
            <text:p>0 Kč</text:p>
          </table:table-cell>
          <table:table-cell table:style-name="ce20" table:formula="of:=[Evidence.F747]" office:value-type="currency" office:currency="CZK" office:value="0" calcext:value-type="currency">
            <text:p>0 Kč</text:p>
          </table:table-cell>
          <table:table-cell table:style-name="ce27" table:formula="of:=[Evidence.K747]" office:value-type="float" office:value="0" calcext:value-type="float">
            <text:p>0</text:p>
          </table:table-cell>
          <table:table-cell table:style-name="ce27" table:formula="of:=2014-[Evidence.H747]" office:value-type="float" office:value="2014" calcext:value-type="float">
            <text:p>2,014</text:p>
          </table:table-cell>
          <table:table-cell table:style-name="ce13"/>
          <table:table-cell table:style-name="ce37" table:formula="of:=((100-[.F752])/100)*[.B7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48]&lt;&gt;&quot;&quot;;CONCATENATE(&quot;(&quot;;[Evidence.A748];&quot;) - &quot;;[Evidence.C748];&quot; - &quot;;[Evidence.D748];&quot;, [&quot;;[Evidence.L748];&quot;]&quot;);&quot;EMPTY&quot;)" office:value-type="string" office:string-value="EMPTY" calcext:value-type="string">
            <text:p>EMPTY</text:p>
          </table:table-cell>
          <table:table-cell table:style-name="ce14" table:formula="of:=[Evidence.E748]" office:value-type="float" office:value="0" calcext:value-type="float">
            <text:p>0 Kč</text:p>
          </table:table-cell>
          <table:table-cell table:style-name="ce20" table:formula="of:=[Evidence.F748]" office:value-type="currency" office:currency="CZK" office:value="0" calcext:value-type="currency">
            <text:p>0 Kč</text:p>
          </table:table-cell>
          <table:table-cell table:style-name="ce27" table:formula="of:=[Evidence.K748]" office:value-type="float" office:value="0" calcext:value-type="float">
            <text:p>0</text:p>
          </table:table-cell>
          <table:table-cell table:style-name="ce27" table:formula="of:=2014-[Evidence.H748]" office:value-type="float" office:value="2014" calcext:value-type="float">
            <text:p>2,014</text:p>
          </table:table-cell>
          <table:table-cell table:style-name="ce13"/>
          <table:table-cell table:style-name="ce37" table:formula="of:=((100-[.F753])/100)*[.B7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49]&lt;&gt;&quot;&quot;;CONCATENATE(&quot;(&quot;;[Evidence.A749];&quot;) - &quot;;[Evidence.C749];&quot; - &quot;;[Evidence.D749];&quot;, [&quot;;[Evidence.L749];&quot;]&quot;);&quot;EMPTY&quot;)" office:value-type="string" office:string-value="EMPTY" calcext:value-type="string">
            <text:p>EMPTY</text:p>
          </table:table-cell>
          <table:table-cell table:style-name="ce14" table:formula="of:=[Evidence.E749]" office:value-type="float" office:value="0" calcext:value-type="float">
            <text:p>0 Kč</text:p>
          </table:table-cell>
          <table:table-cell table:style-name="ce20" table:formula="of:=[Evidence.F749]" office:value-type="currency" office:currency="CZK" office:value="0" calcext:value-type="currency">
            <text:p>0 Kč</text:p>
          </table:table-cell>
          <table:table-cell table:style-name="ce27" table:formula="of:=[Evidence.K749]" office:value-type="float" office:value="0" calcext:value-type="float">
            <text:p>0</text:p>
          </table:table-cell>
          <table:table-cell table:style-name="ce27" table:formula="of:=2014-[Evidence.H749]" office:value-type="float" office:value="2014" calcext:value-type="float">
            <text:p>2,014</text:p>
          </table:table-cell>
          <table:table-cell table:style-name="ce13"/>
          <table:table-cell table:style-name="ce37" table:formula="of:=((100-[.F754])/100)*[.B7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50]&lt;&gt;&quot;&quot;;CONCATENATE(&quot;(&quot;;[Evidence.A750];&quot;) - &quot;;[Evidence.C750];&quot; - &quot;;[Evidence.D750];&quot;, [&quot;;[Evidence.L750];&quot;]&quot;);&quot;EMPTY&quot;)" office:value-type="string" office:string-value="EMPTY" calcext:value-type="string">
            <text:p>EMPTY</text:p>
          </table:table-cell>
          <table:table-cell table:style-name="ce14" table:formula="of:=[Evidence.E750]" office:value-type="float" office:value="0" calcext:value-type="float">
            <text:p>0 Kč</text:p>
          </table:table-cell>
          <table:table-cell table:style-name="ce20" table:formula="of:=[Evidence.F750]" office:value-type="currency" office:currency="CZK" office:value="0" calcext:value-type="currency">
            <text:p>0 Kč</text:p>
          </table:table-cell>
          <table:table-cell table:style-name="ce27" table:formula="of:=[Evidence.K750]" office:value-type="float" office:value="0" calcext:value-type="float">
            <text:p>0</text:p>
          </table:table-cell>
          <table:table-cell table:style-name="ce27" table:formula="of:=2014-[Evidence.H750]" office:value-type="float" office:value="2014" calcext:value-type="float">
            <text:p>2,014</text:p>
          </table:table-cell>
          <table:table-cell table:style-name="ce13"/>
          <table:table-cell table:style-name="ce37" table:formula="of:=((100-[.F755])/100)*[.B7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51]&lt;&gt;&quot;&quot;;CONCATENATE(&quot;(&quot;;[Evidence.A751];&quot;) - &quot;;[Evidence.C751];&quot; - &quot;;[Evidence.D751];&quot;, [&quot;;[Evidence.L751];&quot;]&quot;);&quot;EMPTY&quot;)" office:value-type="string" office:string-value="EMPTY" calcext:value-type="string">
            <text:p>EMPTY</text:p>
          </table:table-cell>
          <table:table-cell table:style-name="ce14" table:formula="of:=[Evidence.E751]" office:value-type="float" office:value="0" calcext:value-type="float">
            <text:p>0 Kč</text:p>
          </table:table-cell>
          <table:table-cell table:style-name="ce20" table:formula="of:=[Evidence.F751]" office:value-type="currency" office:currency="CZK" office:value="0" calcext:value-type="currency">
            <text:p>0 Kč</text:p>
          </table:table-cell>
          <table:table-cell table:style-name="ce27" table:formula="of:=[Evidence.K751]" office:value-type="float" office:value="0" calcext:value-type="float">
            <text:p>0</text:p>
          </table:table-cell>
          <table:table-cell table:style-name="ce27" table:formula="of:=2014-[Evidence.H751]" office:value-type="float" office:value="2014" calcext:value-type="float">
            <text:p>2,014</text:p>
          </table:table-cell>
          <table:table-cell table:style-name="ce13"/>
          <table:table-cell table:style-name="ce37" table:formula="of:=((100-[.F756])/100)*[.B7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52]&lt;&gt;&quot;&quot;;CONCATENATE(&quot;(&quot;;[Evidence.A752];&quot;) - &quot;;[Evidence.C752];&quot; - &quot;;[Evidence.D752];&quot;, [&quot;;[Evidence.L752];&quot;]&quot;);&quot;EMPTY&quot;)" office:value-type="string" office:string-value="EMPTY" calcext:value-type="string">
            <text:p>EMPTY</text:p>
          </table:table-cell>
          <table:table-cell table:style-name="ce14" table:formula="of:=[Evidence.E752]" office:value-type="float" office:value="0" calcext:value-type="float">
            <text:p>0 Kč</text:p>
          </table:table-cell>
          <table:table-cell table:style-name="ce20" table:formula="of:=[Evidence.F752]" office:value-type="currency" office:currency="CZK" office:value="0" calcext:value-type="currency">
            <text:p>0 Kč</text:p>
          </table:table-cell>
          <table:table-cell table:style-name="ce27" table:formula="of:=[Evidence.K752]" office:value-type="float" office:value="0" calcext:value-type="float">
            <text:p>0</text:p>
          </table:table-cell>
          <table:table-cell table:style-name="ce27" table:formula="of:=2014-[Evidence.H752]" office:value-type="float" office:value="2014" calcext:value-type="float">
            <text:p>2,014</text:p>
          </table:table-cell>
          <table:table-cell table:style-name="ce13"/>
          <table:table-cell table:style-name="ce37" table:formula="of:=((100-[.F757])/100)*[.B7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53]&lt;&gt;&quot;&quot;;CONCATENATE(&quot;(&quot;;[Evidence.A753];&quot;) - &quot;;[Evidence.C753];&quot; - &quot;;[Evidence.D753];&quot;, [&quot;;[Evidence.L753];&quot;]&quot;);&quot;EMPTY&quot;)" office:value-type="string" office:string-value="EMPTY" calcext:value-type="string">
            <text:p>EMPTY</text:p>
          </table:table-cell>
          <table:table-cell table:style-name="ce14" table:formula="of:=[Evidence.E753]" office:value-type="float" office:value="0" calcext:value-type="float">
            <text:p>0 Kč</text:p>
          </table:table-cell>
          <table:table-cell table:style-name="ce20" table:formula="of:=[Evidence.F753]" office:value-type="currency" office:currency="CZK" office:value="0" calcext:value-type="currency">
            <text:p>0 Kč</text:p>
          </table:table-cell>
          <table:table-cell table:style-name="ce27" table:formula="of:=[Evidence.K753]" office:value-type="float" office:value="0" calcext:value-type="float">
            <text:p>0</text:p>
          </table:table-cell>
          <table:table-cell table:style-name="ce27" table:formula="of:=2014-[Evidence.H753]" office:value-type="float" office:value="2014" calcext:value-type="float">
            <text:p>2,014</text:p>
          </table:table-cell>
          <table:table-cell table:style-name="ce13"/>
          <table:table-cell table:style-name="ce37" table:formula="of:=((100-[.F758])/100)*[.B7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54]&lt;&gt;&quot;&quot;;CONCATENATE(&quot;(&quot;;[Evidence.A754];&quot;) - &quot;;[Evidence.C754];&quot; - &quot;;[Evidence.D754];&quot;, [&quot;;[Evidence.L754];&quot;]&quot;);&quot;EMPTY&quot;)" office:value-type="string" office:string-value="EMPTY" calcext:value-type="string">
            <text:p>EMPTY</text:p>
          </table:table-cell>
          <table:table-cell table:style-name="ce14" table:formula="of:=[Evidence.E754]" office:value-type="float" office:value="0" calcext:value-type="float">
            <text:p>0 Kč</text:p>
          </table:table-cell>
          <table:table-cell table:style-name="ce20" table:formula="of:=[Evidence.F754]" office:value-type="currency" office:currency="CZK" office:value="0" calcext:value-type="currency">
            <text:p>0 Kč</text:p>
          </table:table-cell>
          <table:table-cell table:style-name="ce27" table:formula="of:=[Evidence.K754]" office:value-type="float" office:value="0" calcext:value-type="float">
            <text:p>0</text:p>
          </table:table-cell>
          <table:table-cell table:style-name="ce27" table:formula="of:=2014-[Evidence.H754]" office:value-type="float" office:value="2014" calcext:value-type="float">
            <text:p>2,014</text:p>
          </table:table-cell>
          <table:table-cell table:style-name="ce13"/>
          <table:table-cell table:style-name="ce37" table:formula="of:=((100-[.F759])/100)*[.B7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55]&lt;&gt;&quot;&quot;;CONCATENATE(&quot;(&quot;;[Evidence.A755];&quot;) - &quot;;[Evidence.C755];&quot; - &quot;;[Evidence.D755];&quot;, [&quot;;[Evidence.L755];&quot;]&quot;);&quot;EMPTY&quot;)" office:value-type="string" office:string-value="EMPTY" calcext:value-type="string">
            <text:p>EMPTY</text:p>
          </table:table-cell>
          <table:table-cell table:style-name="ce14" table:formula="of:=[Evidence.E755]" office:value-type="float" office:value="0" calcext:value-type="float">
            <text:p>0 Kč</text:p>
          </table:table-cell>
          <table:table-cell table:style-name="ce20" table:formula="of:=[Evidence.F755]" office:value-type="currency" office:currency="CZK" office:value="0" calcext:value-type="currency">
            <text:p>0 Kč</text:p>
          </table:table-cell>
          <table:table-cell table:style-name="ce27" table:formula="of:=[Evidence.K755]" office:value-type="float" office:value="0" calcext:value-type="float">
            <text:p>0</text:p>
          </table:table-cell>
          <table:table-cell table:style-name="ce27" table:formula="of:=2014-[Evidence.H755]" office:value-type="float" office:value="2014" calcext:value-type="float">
            <text:p>2,014</text:p>
          </table:table-cell>
          <table:table-cell table:style-name="ce13"/>
          <table:table-cell table:style-name="ce37" table:formula="of:=((100-[.F760])/100)*[.B7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56]&lt;&gt;&quot;&quot;;CONCATENATE(&quot;(&quot;;[Evidence.A756];&quot;) - &quot;;[Evidence.C756];&quot; - &quot;;[Evidence.D756];&quot;, [&quot;;[Evidence.L756];&quot;]&quot;);&quot;EMPTY&quot;)" office:value-type="string" office:string-value="EMPTY" calcext:value-type="string">
            <text:p>EMPTY</text:p>
          </table:table-cell>
          <table:table-cell table:style-name="ce14" table:formula="of:=[Evidence.E756]" office:value-type="float" office:value="0" calcext:value-type="float">
            <text:p>0 Kč</text:p>
          </table:table-cell>
          <table:table-cell table:style-name="ce20" table:formula="of:=[Evidence.F756]" office:value-type="currency" office:currency="CZK" office:value="0" calcext:value-type="currency">
            <text:p>0 Kč</text:p>
          </table:table-cell>
          <table:table-cell table:style-name="ce27" table:formula="of:=[Evidence.K756]" office:value-type="float" office:value="0" calcext:value-type="float">
            <text:p>0</text:p>
          </table:table-cell>
          <table:table-cell table:style-name="ce27" table:formula="of:=2014-[Evidence.H756]" office:value-type="float" office:value="2014" calcext:value-type="float">
            <text:p>2,014</text:p>
          </table:table-cell>
          <table:table-cell table:style-name="ce13"/>
          <table:table-cell table:style-name="ce37" table:formula="of:=((100-[.F761])/100)*[.B7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57]&lt;&gt;&quot;&quot;;CONCATENATE(&quot;(&quot;;[Evidence.A757];&quot;) - &quot;;[Evidence.C757];&quot; - &quot;;[Evidence.D757];&quot;, [&quot;;[Evidence.L757];&quot;]&quot;);&quot;EMPTY&quot;)" office:value-type="string" office:string-value="EMPTY" calcext:value-type="string">
            <text:p>EMPTY</text:p>
          </table:table-cell>
          <table:table-cell table:style-name="ce14" table:formula="of:=[Evidence.E757]" office:value-type="float" office:value="0" calcext:value-type="float">
            <text:p>0 Kč</text:p>
          </table:table-cell>
          <table:table-cell table:style-name="ce20" table:formula="of:=[Evidence.F757]" office:value-type="currency" office:currency="CZK" office:value="0" calcext:value-type="currency">
            <text:p>0 Kč</text:p>
          </table:table-cell>
          <table:table-cell table:style-name="ce27" table:formula="of:=[Evidence.K757]" office:value-type="float" office:value="0" calcext:value-type="float">
            <text:p>0</text:p>
          </table:table-cell>
          <table:table-cell table:style-name="ce27" table:formula="of:=2014-[Evidence.H757]" office:value-type="float" office:value="2014" calcext:value-type="float">
            <text:p>2,014</text:p>
          </table:table-cell>
          <table:table-cell table:style-name="ce13"/>
          <table:table-cell table:style-name="ce37" table:formula="of:=((100-[.F762])/100)*[.B7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58]&lt;&gt;&quot;&quot;;CONCATENATE(&quot;(&quot;;[Evidence.A758];&quot;) - &quot;;[Evidence.C758];&quot; - &quot;;[Evidence.D758];&quot;, [&quot;;[Evidence.L758];&quot;]&quot;);&quot;EMPTY&quot;)" office:value-type="string" office:string-value="EMPTY" calcext:value-type="string">
            <text:p>EMPTY</text:p>
          </table:table-cell>
          <table:table-cell table:style-name="ce14" table:formula="of:=[Evidence.E758]" office:value-type="float" office:value="0" calcext:value-type="float">
            <text:p>0 Kč</text:p>
          </table:table-cell>
          <table:table-cell table:style-name="ce20" table:formula="of:=[Evidence.F758]" office:value-type="currency" office:currency="CZK" office:value="0" calcext:value-type="currency">
            <text:p>0 Kč</text:p>
          </table:table-cell>
          <table:table-cell table:style-name="ce27" table:formula="of:=[Evidence.K758]" office:value-type="float" office:value="0" calcext:value-type="float">
            <text:p>0</text:p>
          </table:table-cell>
          <table:table-cell table:style-name="ce27" table:formula="of:=2014-[Evidence.H758]" office:value-type="float" office:value="2014" calcext:value-type="float">
            <text:p>2,014</text:p>
          </table:table-cell>
          <table:table-cell table:style-name="ce13"/>
          <table:table-cell table:style-name="ce37" table:formula="of:=((100-[.F763])/100)*[.B7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59]&lt;&gt;&quot;&quot;;CONCATENATE(&quot;(&quot;;[Evidence.A759];&quot;) - &quot;;[Evidence.C759];&quot; - &quot;;[Evidence.D759];&quot;, [&quot;;[Evidence.L759];&quot;]&quot;);&quot;EMPTY&quot;)" office:value-type="string" office:string-value="EMPTY" calcext:value-type="string">
            <text:p>EMPTY</text:p>
          </table:table-cell>
          <table:table-cell table:style-name="ce14" table:formula="of:=[Evidence.E759]" office:value-type="float" office:value="0" calcext:value-type="float">
            <text:p>0 Kč</text:p>
          </table:table-cell>
          <table:table-cell table:style-name="ce20" table:formula="of:=[Evidence.F759]" office:value-type="currency" office:currency="CZK" office:value="0" calcext:value-type="currency">
            <text:p>0 Kč</text:p>
          </table:table-cell>
          <table:table-cell table:style-name="ce27" table:formula="of:=[Evidence.K759]" office:value-type="float" office:value="0" calcext:value-type="float">
            <text:p>0</text:p>
          </table:table-cell>
          <table:table-cell table:style-name="ce27" table:formula="of:=2014-[Evidence.H759]" office:value-type="float" office:value="2014" calcext:value-type="float">
            <text:p>2,014</text:p>
          </table:table-cell>
          <table:table-cell table:style-name="ce13"/>
          <table:table-cell table:style-name="ce37" table:formula="of:=((100-[.F764])/100)*[.B7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60]&lt;&gt;&quot;&quot;;CONCATENATE(&quot;(&quot;;[Evidence.A760];&quot;) - &quot;;[Evidence.C760];&quot; - &quot;;[Evidence.D760];&quot;, [&quot;;[Evidence.L760];&quot;]&quot;);&quot;EMPTY&quot;)" office:value-type="string" office:string-value="EMPTY" calcext:value-type="string">
            <text:p>EMPTY</text:p>
          </table:table-cell>
          <table:table-cell table:style-name="ce14" table:formula="of:=[Evidence.E760]" office:value-type="float" office:value="0" calcext:value-type="float">
            <text:p>0 Kč</text:p>
          </table:table-cell>
          <table:table-cell table:style-name="ce20" table:formula="of:=[Evidence.F760]" office:value-type="currency" office:currency="CZK" office:value="0" calcext:value-type="currency">
            <text:p>0 Kč</text:p>
          </table:table-cell>
          <table:table-cell table:style-name="ce27" table:formula="of:=[Evidence.K760]" office:value-type="float" office:value="0" calcext:value-type="float">
            <text:p>0</text:p>
          </table:table-cell>
          <table:table-cell table:style-name="ce27" table:formula="of:=2014-[Evidence.H760]" office:value-type="float" office:value="2014" calcext:value-type="float">
            <text:p>2,014</text:p>
          </table:table-cell>
          <table:table-cell table:style-name="ce13"/>
          <table:table-cell table:style-name="ce37" table:formula="of:=((100-[.F765])/100)*[.B7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61]&lt;&gt;&quot;&quot;;CONCATENATE(&quot;(&quot;;[Evidence.A761];&quot;) - &quot;;[Evidence.C761];&quot; - &quot;;[Evidence.D761];&quot;, [&quot;;[Evidence.L761];&quot;]&quot;);&quot;EMPTY&quot;)" office:value-type="string" office:string-value="EMPTY" calcext:value-type="string">
            <text:p>EMPTY</text:p>
          </table:table-cell>
          <table:table-cell table:style-name="ce14" table:formula="of:=[Evidence.E761]" office:value-type="float" office:value="0" calcext:value-type="float">
            <text:p>0 Kč</text:p>
          </table:table-cell>
          <table:table-cell table:style-name="ce20" table:formula="of:=[Evidence.F761]" office:value-type="currency" office:currency="CZK" office:value="0" calcext:value-type="currency">
            <text:p>0 Kč</text:p>
          </table:table-cell>
          <table:table-cell table:style-name="ce27" table:formula="of:=[Evidence.K761]" office:value-type="float" office:value="0" calcext:value-type="float">
            <text:p>0</text:p>
          </table:table-cell>
          <table:table-cell table:style-name="ce27" table:formula="of:=2014-[Evidence.H761]" office:value-type="float" office:value="2014" calcext:value-type="float">
            <text:p>2,014</text:p>
          </table:table-cell>
          <table:table-cell table:style-name="ce13"/>
          <table:table-cell table:style-name="ce37" table:formula="of:=((100-[.F766])/100)*[.B7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62]&lt;&gt;&quot;&quot;;CONCATENATE(&quot;(&quot;;[Evidence.A762];&quot;) - &quot;;[Evidence.C762];&quot; - &quot;;[Evidence.D762];&quot;, [&quot;;[Evidence.L762];&quot;]&quot;);&quot;EMPTY&quot;)" office:value-type="string" office:string-value="EMPTY" calcext:value-type="string">
            <text:p>EMPTY</text:p>
          </table:table-cell>
          <table:table-cell table:style-name="ce14" table:formula="of:=[Evidence.E762]" office:value-type="float" office:value="0" calcext:value-type="float">
            <text:p>0 Kč</text:p>
          </table:table-cell>
          <table:table-cell table:style-name="ce20" table:formula="of:=[Evidence.F762]" office:value-type="currency" office:currency="CZK" office:value="0" calcext:value-type="currency">
            <text:p>0 Kč</text:p>
          </table:table-cell>
          <table:table-cell table:style-name="ce27" table:formula="of:=[Evidence.K762]" office:value-type="float" office:value="0" calcext:value-type="float">
            <text:p>0</text:p>
          </table:table-cell>
          <table:table-cell table:style-name="ce27" table:formula="of:=2014-[Evidence.H762]" office:value-type="float" office:value="2014" calcext:value-type="float">
            <text:p>2,014</text:p>
          </table:table-cell>
          <table:table-cell table:style-name="ce13"/>
          <table:table-cell table:style-name="ce37" table:formula="of:=((100-[.F767])/100)*[.B7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63]&lt;&gt;&quot;&quot;;CONCATENATE(&quot;(&quot;;[Evidence.A763];&quot;) - &quot;;[Evidence.C763];&quot; - &quot;;[Evidence.D763];&quot;, [&quot;;[Evidence.L763];&quot;]&quot;);&quot;EMPTY&quot;)" office:value-type="string" office:string-value="EMPTY" calcext:value-type="string">
            <text:p>EMPTY</text:p>
          </table:table-cell>
          <table:table-cell table:style-name="ce14" table:formula="of:=[Evidence.E763]" office:value-type="float" office:value="0" calcext:value-type="float">
            <text:p>0 Kč</text:p>
          </table:table-cell>
          <table:table-cell table:style-name="ce20" table:formula="of:=[Evidence.F763]" office:value-type="currency" office:currency="CZK" office:value="0" calcext:value-type="currency">
            <text:p>0 Kč</text:p>
          </table:table-cell>
          <table:table-cell table:style-name="ce27" table:formula="of:=[Evidence.K763]" office:value-type="float" office:value="0" calcext:value-type="float">
            <text:p>0</text:p>
          </table:table-cell>
          <table:table-cell table:style-name="ce27" table:formula="of:=2014-[Evidence.H763]" office:value-type="float" office:value="2014" calcext:value-type="float">
            <text:p>2,014</text:p>
          </table:table-cell>
          <table:table-cell table:style-name="ce13"/>
          <table:table-cell table:style-name="ce37" table:formula="of:=((100-[.F768])/100)*[.B7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64]&lt;&gt;&quot;&quot;;CONCATENATE(&quot;(&quot;;[Evidence.A764];&quot;) - &quot;;[Evidence.C764];&quot; - &quot;;[Evidence.D764];&quot;, [&quot;;[Evidence.L764];&quot;]&quot;);&quot;EMPTY&quot;)" office:value-type="string" office:string-value="EMPTY" calcext:value-type="string">
            <text:p>EMPTY</text:p>
          </table:table-cell>
          <table:table-cell table:style-name="ce14" table:formula="of:=[Evidence.E764]" office:value-type="float" office:value="0" calcext:value-type="float">
            <text:p>0 Kč</text:p>
          </table:table-cell>
          <table:table-cell table:style-name="ce20" table:formula="of:=[Evidence.F764]" office:value-type="currency" office:currency="CZK" office:value="0" calcext:value-type="currency">
            <text:p>0 Kč</text:p>
          </table:table-cell>
          <table:table-cell table:style-name="ce27" table:formula="of:=[Evidence.K764]" office:value-type="float" office:value="0" calcext:value-type="float">
            <text:p>0</text:p>
          </table:table-cell>
          <table:table-cell table:style-name="ce27" table:formula="of:=2014-[Evidence.H764]" office:value-type="float" office:value="2014" calcext:value-type="float">
            <text:p>2,014</text:p>
          </table:table-cell>
          <table:table-cell table:style-name="ce13"/>
          <table:table-cell table:style-name="ce37" table:formula="of:=((100-[.F769])/100)*[.B7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65]&lt;&gt;&quot;&quot;;CONCATENATE(&quot;(&quot;;[Evidence.A765];&quot;) - &quot;;[Evidence.C765];&quot; - &quot;;[Evidence.D765];&quot;, [&quot;;[Evidence.L765];&quot;]&quot;);&quot;EMPTY&quot;)" office:value-type="string" office:string-value="EMPTY" calcext:value-type="string">
            <text:p>EMPTY</text:p>
          </table:table-cell>
          <table:table-cell table:style-name="ce14" table:formula="of:=[Evidence.E765]" office:value-type="float" office:value="0" calcext:value-type="float">
            <text:p>0 Kč</text:p>
          </table:table-cell>
          <table:table-cell table:style-name="ce20" table:formula="of:=[Evidence.F765]" office:value-type="currency" office:currency="CZK" office:value="0" calcext:value-type="currency">
            <text:p>0 Kč</text:p>
          </table:table-cell>
          <table:table-cell table:style-name="ce27" table:formula="of:=[Evidence.K765]" office:value-type="float" office:value="0" calcext:value-type="float">
            <text:p>0</text:p>
          </table:table-cell>
          <table:table-cell table:style-name="ce27" table:formula="of:=2014-[Evidence.H765]" office:value-type="float" office:value="2014" calcext:value-type="float">
            <text:p>2,014</text:p>
          </table:table-cell>
          <table:table-cell table:style-name="ce13"/>
          <table:table-cell table:style-name="ce37" table:formula="of:=((100-[.F770])/100)*[.B7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66]&lt;&gt;&quot;&quot;;CONCATENATE(&quot;(&quot;;[Evidence.A766];&quot;) - &quot;;[Evidence.C766];&quot; - &quot;;[Evidence.D766];&quot;, [&quot;;[Evidence.L766];&quot;]&quot;);&quot;EMPTY&quot;)" office:value-type="string" office:string-value="EMPTY" calcext:value-type="string">
            <text:p>EMPTY</text:p>
          </table:table-cell>
          <table:table-cell table:style-name="ce14" table:formula="of:=[Evidence.E766]" office:value-type="float" office:value="0" calcext:value-type="float">
            <text:p>0 Kč</text:p>
          </table:table-cell>
          <table:table-cell table:style-name="ce20" table:formula="of:=[Evidence.F766]" office:value-type="currency" office:currency="CZK" office:value="0" calcext:value-type="currency">
            <text:p>0 Kč</text:p>
          </table:table-cell>
          <table:table-cell table:style-name="ce27" table:formula="of:=[Evidence.K766]" office:value-type="float" office:value="0" calcext:value-type="float">
            <text:p>0</text:p>
          </table:table-cell>
          <table:table-cell table:style-name="ce27" table:formula="of:=2014-[Evidence.H766]" office:value-type="float" office:value="2014" calcext:value-type="float">
            <text:p>2,014</text:p>
          </table:table-cell>
          <table:table-cell table:style-name="ce13"/>
          <table:table-cell table:style-name="ce37" table:formula="of:=((100-[.F771])/100)*[.B7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67]&lt;&gt;&quot;&quot;;CONCATENATE(&quot;(&quot;;[Evidence.A767];&quot;) - &quot;;[Evidence.C767];&quot; - &quot;;[Evidence.D767];&quot;, [&quot;;[Evidence.L767];&quot;]&quot;);&quot;EMPTY&quot;)" office:value-type="string" office:string-value="EMPTY" calcext:value-type="string">
            <text:p>EMPTY</text:p>
          </table:table-cell>
          <table:table-cell table:style-name="ce14" table:formula="of:=[Evidence.E767]" office:value-type="float" office:value="0" calcext:value-type="float">
            <text:p>0 Kč</text:p>
          </table:table-cell>
          <table:table-cell table:style-name="ce20" table:formula="of:=[Evidence.F767]" office:value-type="currency" office:currency="CZK" office:value="0" calcext:value-type="currency">
            <text:p>0 Kč</text:p>
          </table:table-cell>
          <table:table-cell table:style-name="ce27" table:formula="of:=[Evidence.K767]" office:value-type="float" office:value="0" calcext:value-type="float">
            <text:p>0</text:p>
          </table:table-cell>
          <table:table-cell table:style-name="ce27" table:formula="of:=2014-[Evidence.H767]" office:value-type="float" office:value="2014" calcext:value-type="float">
            <text:p>2,014</text:p>
          </table:table-cell>
          <table:table-cell table:style-name="ce13"/>
          <table:table-cell table:style-name="ce37" table:formula="of:=((100-[.F772])/100)*[.B7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68]&lt;&gt;&quot;&quot;;CONCATENATE(&quot;(&quot;;[Evidence.A768];&quot;) - &quot;;[Evidence.C768];&quot; - &quot;;[Evidence.D768];&quot;, [&quot;;[Evidence.L768];&quot;]&quot;);&quot;EMPTY&quot;)" office:value-type="string" office:string-value="EMPTY" calcext:value-type="string">
            <text:p>EMPTY</text:p>
          </table:table-cell>
          <table:table-cell table:style-name="ce14" table:formula="of:=[Evidence.E768]" office:value-type="float" office:value="0" calcext:value-type="float">
            <text:p>0 Kč</text:p>
          </table:table-cell>
          <table:table-cell table:style-name="ce20" table:formula="of:=[Evidence.F768]" office:value-type="currency" office:currency="CZK" office:value="0" calcext:value-type="currency">
            <text:p>0 Kč</text:p>
          </table:table-cell>
          <table:table-cell table:style-name="ce27" table:formula="of:=[Evidence.K768]" office:value-type="float" office:value="0" calcext:value-type="float">
            <text:p>0</text:p>
          </table:table-cell>
          <table:table-cell table:style-name="ce27" table:formula="of:=2014-[Evidence.H768]" office:value-type="float" office:value="2014" calcext:value-type="float">
            <text:p>2,014</text:p>
          </table:table-cell>
          <table:table-cell table:style-name="ce13"/>
          <table:table-cell table:style-name="ce37" table:formula="of:=((100-[.F773])/100)*[.B7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69]&lt;&gt;&quot;&quot;;CONCATENATE(&quot;(&quot;;[Evidence.A769];&quot;) - &quot;;[Evidence.C769];&quot; - &quot;;[Evidence.D769];&quot;, [&quot;;[Evidence.L769];&quot;]&quot;);&quot;EMPTY&quot;)" office:value-type="string" office:string-value="EMPTY" calcext:value-type="string">
            <text:p>EMPTY</text:p>
          </table:table-cell>
          <table:table-cell table:style-name="ce14" table:formula="of:=[Evidence.E769]" office:value-type="float" office:value="0" calcext:value-type="float">
            <text:p>0 Kč</text:p>
          </table:table-cell>
          <table:table-cell table:style-name="ce20" table:formula="of:=[Evidence.F769]" office:value-type="currency" office:currency="CZK" office:value="0" calcext:value-type="currency">
            <text:p>0 Kč</text:p>
          </table:table-cell>
          <table:table-cell table:style-name="ce27" table:formula="of:=[Evidence.K769]" office:value-type="float" office:value="0" calcext:value-type="float">
            <text:p>0</text:p>
          </table:table-cell>
          <table:table-cell table:style-name="ce27" table:formula="of:=2014-[Evidence.H769]" office:value-type="float" office:value="2014" calcext:value-type="float">
            <text:p>2,014</text:p>
          </table:table-cell>
          <table:table-cell table:style-name="ce13"/>
          <table:table-cell table:style-name="ce37" table:formula="of:=((100-[.F774])/100)*[.B7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70]&lt;&gt;&quot;&quot;;CONCATENATE(&quot;(&quot;;[Evidence.A770];&quot;) - &quot;;[Evidence.C770];&quot; - &quot;;[Evidence.D770];&quot;, [&quot;;[Evidence.L770];&quot;]&quot;);&quot;EMPTY&quot;)" office:value-type="string" office:string-value="EMPTY" calcext:value-type="string">
            <text:p>EMPTY</text:p>
          </table:table-cell>
          <table:table-cell table:style-name="ce14" table:formula="of:=[Evidence.E770]" office:value-type="float" office:value="0" calcext:value-type="float">
            <text:p>0 Kč</text:p>
          </table:table-cell>
          <table:table-cell table:style-name="ce20" table:formula="of:=[Evidence.F770]" office:value-type="currency" office:currency="CZK" office:value="0" calcext:value-type="currency">
            <text:p>0 Kč</text:p>
          </table:table-cell>
          <table:table-cell table:style-name="ce27" table:formula="of:=[Evidence.K770]" office:value-type="float" office:value="0" calcext:value-type="float">
            <text:p>0</text:p>
          </table:table-cell>
          <table:table-cell table:style-name="ce27" table:formula="of:=2014-[Evidence.H770]" office:value-type="float" office:value="2014" calcext:value-type="float">
            <text:p>2,014</text:p>
          </table:table-cell>
          <table:table-cell table:style-name="ce13"/>
          <table:table-cell table:style-name="ce37" table:formula="of:=((100-[.F775])/100)*[.B7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71]&lt;&gt;&quot;&quot;;CONCATENATE(&quot;(&quot;;[Evidence.A771];&quot;) - &quot;;[Evidence.C771];&quot; - &quot;;[Evidence.D771];&quot;, [&quot;;[Evidence.L771];&quot;]&quot;);&quot;EMPTY&quot;)" office:value-type="string" office:string-value="EMPTY" calcext:value-type="string">
            <text:p>EMPTY</text:p>
          </table:table-cell>
          <table:table-cell table:style-name="ce14" table:formula="of:=[Evidence.E771]" office:value-type="float" office:value="0" calcext:value-type="float">
            <text:p>0 Kč</text:p>
          </table:table-cell>
          <table:table-cell table:style-name="ce20" table:formula="of:=[Evidence.F771]" office:value-type="currency" office:currency="CZK" office:value="0" calcext:value-type="currency">
            <text:p>0 Kč</text:p>
          </table:table-cell>
          <table:table-cell table:style-name="ce27" table:formula="of:=[Evidence.K771]" office:value-type="float" office:value="0" calcext:value-type="float">
            <text:p>0</text:p>
          </table:table-cell>
          <table:table-cell table:style-name="ce27" table:formula="of:=2014-[Evidence.H771]" office:value-type="float" office:value="2014" calcext:value-type="float">
            <text:p>2,014</text:p>
          </table:table-cell>
          <table:table-cell table:style-name="ce13"/>
          <table:table-cell table:style-name="ce37" table:formula="of:=((100-[.F776])/100)*[.B7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72]&lt;&gt;&quot;&quot;;CONCATENATE(&quot;(&quot;;[Evidence.A772];&quot;) - &quot;;[Evidence.C772];&quot; - &quot;;[Evidence.D772];&quot;, [&quot;;[Evidence.L772];&quot;]&quot;);&quot;EMPTY&quot;)" office:value-type="string" office:string-value="EMPTY" calcext:value-type="string">
            <text:p>EMPTY</text:p>
          </table:table-cell>
          <table:table-cell table:style-name="ce14" table:formula="of:=[Evidence.E772]" office:value-type="float" office:value="0" calcext:value-type="float">
            <text:p>0 Kč</text:p>
          </table:table-cell>
          <table:table-cell table:style-name="ce20" table:formula="of:=[Evidence.F772]" office:value-type="currency" office:currency="CZK" office:value="0" calcext:value-type="currency">
            <text:p>0 Kč</text:p>
          </table:table-cell>
          <table:table-cell table:style-name="ce27" table:formula="of:=[Evidence.K772]" office:value-type="float" office:value="0" calcext:value-type="float">
            <text:p>0</text:p>
          </table:table-cell>
          <table:table-cell table:style-name="ce27" table:formula="of:=2014-[Evidence.H772]" office:value-type="float" office:value="2014" calcext:value-type="float">
            <text:p>2,014</text:p>
          </table:table-cell>
          <table:table-cell table:style-name="ce13"/>
          <table:table-cell table:style-name="ce37" table:formula="of:=((100-[.F777])/100)*[.B7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73]&lt;&gt;&quot;&quot;;CONCATENATE(&quot;(&quot;;[Evidence.A773];&quot;) - &quot;;[Evidence.C773];&quot; - &quot;;[Evidence.D773];&quot;, [&quot;;[Evidence.L773];&quot;]&quot;);&quot;EMPTY&quot;)" office:value-type="string" office:string-value="EMPTY" calcext:value-type="string">
            <text:p>EMPTY</text:p>
          </table:table-cell>
          <table:table-cell table:style-name="ce14" table:formula="of:=[Evidence.E773]" office:value-type="float" office:value="0" calcext:value-type="float">
            <text:p>0 Kč</text:p>
          </table:table-cell>
          <table:table-cell table:style-name="ce20" table:formula="of:=[Evidence.F773]" office:value-type="currency" office:currency="CZK" office:value="0" calcext:value-type="currency">
            <text:p>0 Kč</text:p>
          </table:table-cell>
          <table:table-cell table:style-name="ce27" table:formula="of:=[Evidence.K773]" office:value-type="float" office:value="0" calcext:value-type="float">
            <text:p>0</text:p>
          </table:table-cell>
          <table:table-cell table:style-name="ce27" table:formula="of:=2014-[Evidence.H773]" office:value-type="float" office:value="2014" calcext:value-type="float">
            <text:p>2,014</text:p>
          </table:table-cell>
          <table:table-cell table:style-name="ce13"/>
          <table:table-cell table:style-name="ce37" table:formula="of:=((100-[.F778])/100)*[.B7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74]&lt;&gt;&quot;&quot;;CONCATENATE(&quot;(&quot;;[Evidence.A774];&quot;) - &quot;;[Evidence.C774];&quot; - &quot;;[Evidence.D774];&quot;, [&quot;;[Evidence.L774];&quot;]&quot;);&quot;EMPTY&quot;)" office:value-type="string" office:string-value="EMPTY" calcext:value-type="string">
            <text:p>EMPTY</text:p>
          </table:table-cell>
          <table:table-cell table:style-name="ce14" table:formula="of:=[Evidence.E774]" office:value-type="float" office:value="0" calcext:value-type="float">
            <text:p>0 Kč</text:p>
          </table:table-cell>
          <table:table-cell table:style-name="ce20" table:formula="of:=[Evidence.F774]" office:value-type="currency" office:currency="CZK" office:value="0" calcext:value-type="currency">
            <text:p>0 Kč</text:p>
          </table:table-cell>
          <table:table-cell table:style-name="ce27" table:formula="of:=[Evidence.K774]" office:value-type="float" office:value="0" calcext:value-type="float">
            <text:p>0</text:p>
          </table:table-cell>
          <table:table-cell table:style-name="ce27" table:formula="of:=2014-[Evidence.H774]" office:value-type="float" office:value="2014" calcext:value-type="float">
            <text:p>2,014</text:p>
          </table:table-cell>
          <table:table-cell table:style-name="ce13"/>
          <table:table-cell table:style-name="ce37" table:formula="of:=((100-[.F779])/100)*[.B7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75]&lt;&gt;&quot;&quot;;CONCATENATE(&quot;(&quot;;[Evidence.A775];&quot;) - &quot;;[Evidence.C775];&quot; - &quot;;[Evidence.D775];&quot;, [&quot;;[Evidence.L775];&quot;]&quot;);&quot;EMPTY&quot;)" office:value-type="string" office:string-value="EMPTY" calcext:value-type="string">
            <text:p>EMPTY</text:p>
          </table:table-cell>
          <table:table-cell table:style-name="ce14" table:formula="of:=[Evidence.E775]" office:value-type="float" office:value="0" calcext:value-type="float">
            <text:p>0 Kč</text:p>
          </table:table-cell>
          <table:table-cell table:style-name="ce20" table:formula="of:=[Evidence.F775]" office:value-type="currency" office:currency="CZK" office:value="0" calcext:value-type="currency">
            <text:p>0 Kč</text:p>
          </table:table-cell>
          <table:table-cell table:style-name="ce27" table:formula="of:=[Evidence.K775]" office:value-type="float" office:value="0" calcext:value-type="float">
            <text:p>0</text:p>
          </table:table-cell>
          <table:table-cell table:style-name="ce27" table:formula="of:=2014-[Evidence.H775]" office:value-type="float" office:value="2014" calcext:value-type="float">
            <text:p>2,014</text:p>
          </table:table-cell>
          <table:table-cell table:style-name="ce13"/>
          <table:table-cell table:style-name="ce37" table:formula="of:=((100-[.F780])/100)*[.B7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76]&lt;&gt;&quot;&quot;;CONCATENATE(&quot;(&quot;;[Evidence.A776];&quot;) - &quot;;[Evidence.C776];&quot; - &quot;;[Evidence.D776];&quot;, [&quot;;[Evidence.L776];&quot;]&quot;);&quot;EMPTY&quot;)" office:value-type="string" office:string-value="EMPTY" calcext:value-type="string">
            <text:p>EMPTY</text:p>
          </table:table-cell>
          <table:table-cell table:style-name="ce14" table:formula="of:=[Evidence.E776]" office:value-type="float" office:value="0" calcext:value-type="float">
            <text:p>0 Kč</text:p>
          </table:table-cell>
          <table:table-cell table:style-name="ce20" table:formula="of:=[Evidence.F776]" office:value-type="currency" office:currency="CZK" office:value="0" calcext:value-type="currency">
            <text:p>0 Kč</text:p>
          </table:table-cell>
          <table:table-cell table:style-name="ce27" table:formula="of:=[Evidence.K776]" office:value-type="float" office:value="0" calcext:value-type="float">
            <text:p>0</text:p>
          </table:table-cell>
          <table:table-cell table:style-name="ce27" table:formula="of:=2014-[Evidence.H776]" office:value-type="float" office:value="2014" calcext:value-type="float">
            <text:p>2,014</text:p>
          </table:table-cell>
          <table:table-cell table:style-name="ce13"/>
          <table:table-cell table:style-name="ce37" table:formula="of:=((100-[.F781])/100)*[.B7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77]&lt;&gt;&quot;&quot;;CONCATENATE(&quot;(&quot;;[Evidence.A777];&quot;) - &quot;;[Evidence.C777];&quot; - &quot;;[Evidence.D777];&quot;, [&quot;;[Evidence.L777];&quot;]&quot;);&quot;EMPTY&quot;)" office:value-type="string" office:string-value="EMPTY" calcext:value-type="string">
            <text:p>EMPTY</text:p>
          </table:table-cell>
          <table:table-cell table:style-name="ce14" table:formula="of:=[Evidence.E777]" office:value-type="float" office:value="0" calcext:value-type="float">
            <text:p>0 Kč</text:p>
          </table:table-cell>
          <table:table-cell table:style-name="ce20" table:formula="of:=[Evidence.F777]" office:value-type="currency" office:currency="CZK" office:value="0" calcext:value-type="currency">
            <text:p>0 Kč</text:p>
          </table:table-cell>
          <table:table-cell table:style-name="ce27" table:formula="of:=[Evidence.K777]" office:value-type="float" office:value="0" calcext:value-type="float">
            <text:p>0</text:p>
          </table:table-cell>
          <table:table-cell table:style-name="ce27" table:formula="of:=2014-[Evidence.H777]" office:value-type="float" office:value="2014" calcext:value-type="float">
            <text:p>2,014</text:p>
          </table:table-cell>
          <table:table-cell table:style-name="ce13"/>
          <table:table-cell table:style-name="ce37" table:formula="of:=((100-[.F782])/100)*[.B7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78]&lt;&gt;&quot;&quot;;CONCATENATE(&quot;(&quot;;[Evidence.A778];&quot;) - &quot;;[Evidence.C778];&quot; - &quot;;[Evidence.D778];&quot;, [&quot;;[Evidence.L778];&quot;]&quot;);&quot;EMPTY&quot;)" office:value-type="string" office:string-value="EMPTY" calcext:value-type="string">
            <text:p>EMPTY</text:p>
          </table:table-cell>
          <table:table-cell table:style-name="ce14" table:formula="of:=[Evidence.E778]" office:value-type="float" office:value="0" calcext:value-type="float">
            <text:p>0 Kč</text:p>
          </table:table-cell>
          <table:table-cell table:style-name="ce20" table:formula="of:=[Evidence.F778]" office:value-type="currency" office:currency="CZK" office:value="0" calcext:value-type="currency">
            <text:p>0 Kč</text:p>
          </table:table-cell>
          <table:table-cell table:style-name="ce27" table:formula="of:=[Evidence.K778]" office:value-type="float" office:value="0" calcext:value-type="float">
            <text:p>0</text:p>
          </table:table-cell>
          <table:table-cell table:style-name="ce27" table:formula="of:=2014-[Evidence.H778]" office:value-type="float" office:value="2014" calcext:value-type="float">
            <text:p>2,014</text:p>
          </table:table-cell>
          <table:table-cell table:style-name="ce13"/>
          <table:table-cell table:style-name="ce37" table:formula="of:=((100-[.F783])/100)*[.B7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79]&lt;&gt;&quot;&quot;;CONCATENATE(&quot;(&quot;;[Evidence.A779];&quot;) - &quot;;[Evidence.C779];&quot; - &quot;;[Evidence.D779];&quot;, [&quot;;[Evidence.L779];&quot;]&quot;);&quot;EMPTY&quot;)" office:value-type="string" office:string-value="EMPTY" calcext:value-type="string">
            <text:p>EMPTY</text:p>
          </table:table-cell>
          <table:table-cell table:style-name="ce14" table:formula="of:=[Evidence.E779]" office:value-type="float" office:value="0" calcext:value-type="float">
            <text:p>0 Kč</text:p>
          </table:table-cell>
          <table:table-cell table:style-name="ce20" table:formula="of:=[Evidence.F779]" office:value-type="currency" office:currency="CZK" office:value="0" calcext:value-type="currency">
            <text:p>0 Kč</text:p>
          </table:table-cell>
          <table:table-cell table:style-name="ce27" table:formula="of:=[Evidence.K779]" office:value-type="float" office:value="0" calcext:value-type="float">
            <text:p>0</text:p>
          </table:table-cell>
          <table:table-cell table:style-name="ce27" table:formula="of:=2014-[Evidence.H779]" office:value-type="float" office:value="2014" calcext:value-type="float">
            <text:p>2,014</text:p>
          </table:table-cell>
          <table:table-cell table:style-name="ce13"/>
          <table:table-cell table:style-name="ce37" table:formula="of:=((100-[.F784])/100)*[.B7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80]&lt;&gt;&quot;&quot;;CONCATENATE(&quot;(&quot;;[Evidence.A780];&quot;) - &quot;;[Evidence.C780];&quot; - &quot;;[Evidence.D780];&quot;, [&quot;;[Evidence.L780];&quot;]&quot;);&quot;EMPTY&quot;)" office:value-type="string" office:string-value="EMPTY" calcext:value-type="string">
            <text:p>EMPTY</text:p>
          </table:table-cell>
          <table:table-cell table:style-name="ce14" table:formula="of:=[Evidence.E780]" office:value-type="float" office:value="0" calcext:value-type="float">
            <text:p>0 Kč</text:p>
          </table:table-cell>
          <table:table-cell table:style-name="ce20" table:formula="of:=[Evidence.F780]" office:value-type="currency" office:currency="CZK" office:value="0" calcext:value-type="currency">
            <text:p>0 Kč</text:p>
          </table:table-cell>
          <table:table-cell table:style-name="ce27" table:formula="of:=[Evidence.K780]" office:value-type="float" office:value="0" calcext:value-type="float">
            <text:p>0</text:p>
          </table:table-cell>
          <table:table-cell table:style-name="ce27" table:formula="of:=2014-[Evidence.H780]" office:value-type="float" office:value="2014" calcext:value-type="float">
            <text:p>2,014</text:p>
          </table:table-cell>
          <table:table-cell table:style-name="ce13"/>
          <table:table-cell table:style-name="ce37" table:formula="of:=((100-[.F785])/100)*[.B7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81]&lt;&gt;&quot;&quot;;CONCATENATE(&quot;(&quot;;[Evidence.A781];&quot;) - &quot;;[Evidence.C781];&quot; - &quot;;[Evidence.D781];&quot;, [&quot;;[Evidence.L781];&quot;]&quot;);&quot;EMPTY&quot;)" office:value-type="string" office:string-value="EMPTY" calcext:value-type="string">
            <text:p>EMPTY</text:p>
          </table:table-cell>
          <table:table-cell table:style-name="ce14" table:formula="of:=[Evidence.E781]" office:value-type="float" office:value="0" calcext:value-type="float">
            <text:p>0 Kč</text:p>
          </table:table-cell>
          <table:table-cell table:style-name="ce20" table:formula="of:=[Evidence.F781]" office:value-type="currency" office:currency="CZK" office:value="0" calcext:value-type="currency">
            <text:p>0 Kč</text:p>
          </table:table-cell>
          <table:table-cell table:style-name="ce27" table:formula="of:=[Evidence.K781]" office:value-type="float" office:value="0" calcext:value-type="float">
            <text:p>0</text:p>
          </table:table-cell>
          <table:table-cell table:style-name="ce27" table:formula="of:=2014-[Evidence.H781]" office:value-type="float" office:value="2014" calcext:value-type="float">
            <text:p>2,014</text:p>
          </table:table-cell>
          <table:table-cell table:style-name="ce13"/>
          <table:table-cell table:style-name="ce37" table:formula="of:=((100-[.F786])/100)*[.B7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82]&lt;&gt;&quot;&quot;;CONCATENATE(&quot;(&quot;;[Evidence.A782];&quot;) - &quot;;[Evidence.C782];&quot; - &quot;;[Evidence.D782];&quot;, [&quot;;[Evidence.L782];&quot;]&quot;);&quot;EMPTY&quot;)" office:value-type="string" office:string-value="EMPTY" calcext:value-type="string">
            <text:p>EMPTY</text:p>
          </table:table-cell>
          <table:table-cell table:style-name="ce14" table:formula="of:=[Evidence.E782]" office:value-type="float" office:value="0" calcext:value-type="float">
            <text:p>0 Kč</text:p>
          </table:table-cell>
          <table:table-cell table:style-name="ce20" table:formula="of:=[Evidence.F782]" office:value-type="currency" office:currency="CZK" office:value="0" calcext:value-type="currency">
            <text:p>0 Kč</text:p>
          </table:table-cell>
          <table:table-cell table:style-name="ce27" table:formula="of:=[Evidence.K782]" office:value-type="float" office:value="0" calcext:value-type="float">
            <text:p>0</text:p>
          </table:table-cell>
          <table:table-cell table:style-name="ce27" table:formula="of:=2014-[Evidence.H782]" office:value-type="float" office:value="2014" calcext:value-type="float">
            <text:p>2,014</text:p>
          </table:table-cell>
          <table:table-cell table:style-name="ce13"/>
          <table:table-cell table:style-name="ce37" table:formula="of:=((100-[.F787])/100)*[.B7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83]&lt;&gt;&quot;&quot;;CONCATENATE(&quot;(&quot;;[Evidence.A783];&quot;) - &quot;;[Evidence.C783];&quot; - &quot;;[Evidence.D783];&quot;, [&quot;;[Evidence.L783];&quot;]&quot;);&quot;EMPTY&quot;)" office:value-type="string" office:string-value="EMPTY" calcext:value-type="string">
            <text:p>EMPTY</text:p>
          </table:table-cell>
          <table:table-cell table:style-name="ce14" table:formula="of:=[Evidence.E783]" office:value-type="float" office:value="0" calcext:value-type="float">
            <text:p>0 Kč</text:p>
          </table:table-cell>
          <table:table-cell table:style-name="ce20" table:formula="of:=[Evidence.F783]" office:value-type="currency" office:currency="CZK" office:value="0" calcext:value-type="currency">
            <text:p>0 Kč</text:p>
          </table:table-cell>
          <table:table-cell table:style-name="ce27" table:formula="of:=[Evidence.K783]" office:value-type="float" office:value="0" calcext:value-type="float">
            <text:p>0</text:p>
          </table:table-cell>
          <table:table-cell table:style-name="ce27" table:formula="of:=2014-[Evidence.H783]" office:value-type="float" office:value="2014" calcext:value-type="float">
            <text:p>2,014</text:p>
          </table:table-cell>
          <table:table-cell table:style-name="ce13"/>
          <table:table-cell table:style-name="ce37" table:formula="of:=((100-[.F788])/100)*[.B7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84]&lt;&gt;&quot;&quot;;CONCATENATE(&quot;(&quot;;[Evidence.A784];&quot;) - &quot;;[Evidence.C784];&quot; - &quot;;[Evidence.D784];&quot;, [&quot;;[Evidence.L784];&quot;]&quot;);&quot;EMPTY&quot;)" office:value-type="string" office:string-value="EMPTY" calcext:value-type="string">
            <text:p>EMPTY</text:p>
          </table:table-cell>
          <table:table-cell table:style-name="ce14" table:formula="of:=[Evidence.E784]" office:value-type="float" office:value="0" calcext:value-type="float">
            <text:p>0 Kč</text:p>
          </table:table-cell>
          <table:table-cell table:style-name="ce20" table:formula="of:=[Evidence.F784]" office:value-type="currency" office:currency="CZK" office:value="0" calcext:value-type="currency">
            <text:p>0 Kč</text:p>
          </table:table-cell>
          <table:table-cell table:style-name="ce27" table:formula="of:=[Evidence.K784]" office:value-type="float" office:value="0" calcext:value-type="float">
            <text:p>0</text:p>
          </table:table-cell>
          <table:table-cell table:style-name="ce27" table:formula="of:=2014-[Evidence.H784]" office:value-type="float" office:value="2014" calcext:value-type="float">
            <text:p>2,014</text:p>
          </table:table-cell>
          <table:table-cell table:style-name="ce13"/>
          <table:table-cell table:style-name="ce37" table:formula="of:=((100-[.F789])/100)*[.B7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85]&lt;&gt;&quot;&quot;;CONCATENATE(&quot;(&quot;;[Evidence.A785];&quot;) - &quot;;[Evidence.C785];&quot; - &quot;;[Evidence.D785];&quot;, [&quot;;[Evidence.L785];&quot;]&quot;);&quot;EMPTY&quot;)" office:value-type="string" office:string-value="EMPTY" calcext:value-type="string">
            <text:p>EMPTY</text:p>
          </table:table-cell>
          <table:table-cell table:style-name="ce14" table:formula="of:=[Evidence.E785]" office:value-type="float" office:value="0" calcext:value-type="float">
            <text:p>0 Kč</text:p>
          </table:table-cell>
          <table:table-cell table:style-name="ce20" table:formula="of:=[Evidence.F785]" office:value-type="currency" office:currency="CZK" office:value="0" calcext:value-type="currency">
            <text:p>0 Kč</text:p>
          </table:table-cell>
          <table:table-cell table:style-name="ce27" table:formula="of:=[Evidence.K785]" office:value-type="float" office:value="0" calcext:value-type="float">
            <text:p>0</text:p>
          </table:table-cell>
          <table:table-cell table:style-name="ce27" table:formula="of:=2014-[Evidence.H785]" office:value-type="float" office:value="2014" calcext:value-type="float">
            <text:p>2,014</text:p>
          </table:table-cell>
          <table:table-cell table:style-name="ce13"/>
          <table:table-cell table:style-name="ce37" table:formula="of:=((100-[.F790])/100)*[.B7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86]&lt;&gt;&quot;&quot;;CONCATENATE(&quot;(&quot;;[Evidence.A786];&quot;) - &quot;;[Evidence.C786];&quot; - &quot;;[Evidence.D786];&quot;, [&quot;;[Evidence.L786];&quot;]&quot;);&quot;EMPTY&quot;)" office:value-type="string" office:string-value="EMPTY" calcext:value-type="string">
            <text:p>EMPTY</text:p>
          </table:table-cell>
          <table:table-cell table:style-name="ce14" table:formula="of:=[Evidence.E786]" office:value-type="float" office:value="0" calcext:value-type="float">
            <text:p>0 Kč</text:p>
          </table:table-cell>
          <table:table-cell table:style-name="ce20" table:formula="of:=[Evidence.F786]" office:value-type="currency" office:currency="CZK" office:value="0" calcext:value-type="currency">
            <text:p>0 Kč</text:p>
          </table:table-cell>
          <table:table-cell table:style-name="ce27" table:formula="of:=[Evidence.K786]" office:value-type="float" office:value="0" calcext:value-type="float">
            <text:p>0</text:p>
          </table:table-cell>
          <table:table-cell table:style-name="ce27" table:formula="of:=2014-[Evidence.H786]" office:value-type="float" office:value="2014" calcext:value-type="float">
            <text:p>2,014</text:p>
          </table:table-cell>
          <table:table-cell table:style-name="ce13"/>
          <table:table-cell table:style-name="ce37" table:formula="of:=((100-[.F791])/100)*[.B7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87]&lt;&gt;&quot;&quot;;CONCATENATE(&quot;(&quot;;[Evidence.A787];&quot;) - &quot;;[Evidence.C787];&quot; - &quot;;[Evidence.D787];&quot;, [&quot;;[Evidence.L787];&quot;]&quot;);&quot;EMPTY&quot;)" office:value-type="string" office:string-value="EMPTY" calcext:value-type="string">
            <text:p>EMPTY</text:p>
          </table:table-cell>
          <table:table-cell table:style-name="ce14" table:formula="of:=[Evidence.E787]" office:value-type="float" office:value="0" calcext:value-type="float">
            <text:p>0 Kč</text:p>
          </table:table-cell>
          <table:table-cell table:style-name="ce20" table:formula="of:=[Evidence.F787]" office:value-type="currency" office:currency="CZK" office:value="0" calcext:value-type="currency">
            <text:p>0 Kč</text:p>
          </table:table-cell>
          <table:table-cell table:style-name="ce27" table:formula="of:=[Evidence.K787]" office:value-type="float" office:value="0" calcext:value-type="float">
            <text:p>0</text:p>
          </table:table-cell>
          <table:table-cell table:style-name="ce27" table:formula="of:=2014-[Evidence.H787]" office:value-type="float" office:value="2014" calcext:value-type="float">
            <text:p>2,014</text:p>
          </table:table-cell>
          <table:table-cell table:style-name="ce13"/>
          <table:table-cell table:style-name="ce37" table:formula="of:=((100-[.F792])/100)*[.B7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88]&lt;&gt;&quot;&quot;;CONCATENATE(&quot;(&quot;;[Evidence.A788];&quot;) - &quot;;[Evidence.C788];&quot; - &quot;;[Evidence.D788];&quot;, [&quot;;[Evidence.L788];&quot;]&quot;);&quot;EMPTY&quot;)" office:value-type="string" office:string-value="EMPTY" calcext:value-type="string">
            <text:p>EMPTY</text:p>
          </table:table-cell>
          <table:table-cell table:style-name="ce14" table:formula="of:=[Evidence.E788]" office:value-type="float" office:value="0" calcext:value-type="float">
            <text:p>0 Kč</text:p>
          </table:table-cell>
          <table:table-cell table:style-name="ce20" table:formula="of:=[Evidence.F788]" office:value-type="currency" office:currency="CZK" office:value="0" calcext:value-type="currency">
            <text:p>0 Kč</text:p>
          </table:table-cell>
          <table:table-cell table:style-name="ce27" table:formula="of:=[Evidence.K788]" office:value-type="float" office:value="0" calcext:value-type="float">
            <text:p>0</text:p>
          </table:table-cell>
          <table:table-cell table:style-name="ce27" table:formula="of:=2014-[Evidence.H788]" office:value-type="float" office:value="2014" calcext:value-type="float">
            <text:p>2,014</text:p>
          </table:table-cell>
          <table:table-cell table:style-name="ce13"/>
          <table:table-cell table:style-name="ce37" table:formula="of:=((100-[.F793])/100)*[.B7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89]&lt;&gt;&quot;&quot;;CONCATENATE(&quot;(&quot;;[Evidence.A789];&quot;) - &quot;;[Evidence.C789];&quot; - &quot;;[Evidence.D789];&quot;, [&quot;;[Evidence.L789];&quot;]&quot;);&quot;EMPTY&quot;)" office:value-type="string" office:string-value="EMPTY" calcext:value-type="string">
            <text:p>EMPTY</text:p>
          </table:table-cell>
          <table:table-cell table:style-name="ce14" table:formula="of:=[Evidence.E789]" office:value-type="float" office:value="0" calcext:value-type="float">
            <text:p>0 Kč</text:p>
          </table:table-cell>
          <table:table-cell table:style-name="ce20" table:formula="of:=[Evidence.F789]" office:value-type="currency" office:currency="CZK" office:value="0" calcext:value-type="currency">
            <text:p>0 Kč</text:p>
          </table:table-cell>
          <table:table-cell table:style-name="ce27" table:formula="of:=[Evidence.K789]" office:value-type="float" office:value="0" calcext:value-type="float">
            <text:p>0</text:p>
          </table:table-cell>
          <table:table-cell table:style-name="ce27" table:formula="of:=2014-[Evidence.H789]" office:value-type="float" office:value="2014" calcext:value-type="float">
            <text:p>2,014</text:p>
          </table:table-cell>
          <table:table-cell table:style-name="ce13"/>
          <table:table-cell table:style-name="ce37" table:formula="of:=((100-[.F794])/100)*[.B7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90]&lt;&gt;&quot;&quot;;CONCATENATE(&quot;(&quot;;[Evidence.A790];&quot;) - &quot;;[Evidence.C790];&quot; - &quot;;[Evidence.D790];&quot;, [&quot;;[Evidence.L790];&quot;]&quot;);&quot;EMPTY&quot;)" office:value-type="string" office:string-value="EMPTY" calcext:value-type="string">
            <text:p>EMPTY</text:p>
          </table:table-cell>
          <table:table-cell table:style-name="ce14" table:formula="of:=[Evidence.E790]" office:value-type="float" office:value="0" calcext:value-type="float">
            <text:p>0 Kč</text:p>
          </table:table-cell>
          <table:table-cell table:style-name="ce20" table:formula="of:=[Evidence.F790]" office:value-type="currency" office:currency="CZK" office:value="0" calcext:value-type="currency">
            <text:p>0 Kč</text:p>
          </table:table-cell>
          <table:table-cell table:style-name="ce27" table:formula="of:=[Evidence.K790]" office:value-type="float" office:value="0" calcext:value-type="float">
            <text:p>0</text:p>
          </table:table-cell>
          <table:table-cell table:style-name="ce27" table:formula="of:=2014-[Evidence.H790]" office:value-type="float" office:value="2014" calcext:value-type="float">
            <text:p>2,014</text:p>
          </table:table-cell>
          <table:table-cell table:style-name="ce13"/>
          <table:table-cell table:style-name="ce37" table:formula="of:=((100-[.F795])/100)*[.B7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91]&lt;&gt;&quot;&quot;;CONCATENATE(&quot;(&quot;;[Evidence.A791];&quot;) - &quot;;[Evidence.C791];&quot; - &quot;;[Evidence.D791];&quot;, [&quot;;[Evidence.L791];&quot;]&quot;);&quot;EMPTY&quot;)" office:value-type="string" office:string-value="EMPTY" calcext:value-type="string">
            <text:p>EMPTY</text:p>
          </table:table-cell>
          <table:table-cell table:style-name="ce14" table:formula="of:=[Evidence.E791]" office:value-type="float" office:value="0" calcext:value-type="float">
            <text:p>0 Kč</text:p>
          </table:table-cell>
          <table:table-cell table:style-name="ce20" table:formula="of:=[Evidence.F791]" office:value-type="currency" office:currency="CZK" office:value="0" calcext:value-type="currency">
            <text:p>0 Kč</text:p>
          </table:table-cell>
          <table:table-cell table:style-name="ce27" table:formula="of:=[Evidence.K791]" office:value-type="float" office:value="0" calcext:value-type="float">
            <text:p>0</text:p>
          </table:table-cell>
          <table:table-cell table:style-name="ce27" table:formula="of:=2014-[Evidence.H791]" office:value-type="float" office:value="2014" calcext:value-type="float">
            <text:p>2,014</text:p>
          </table:table-cell>
          <table:table-cell table:style-name="ce13"/>
          <table:table-cell table:style-name="ce37" table:formula="of:=((100-[.F796])/100)*[.B7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92]&lt;&gt;&quot;&quot;;CONCATENATE(&quot;(&quot;;[Evidence.A792];&quot;) - &quot;;[Evidence.C792];&quot; - &quot;;[Evidence.D792];&quot;, [&quot;;[Evidence.L792];&quot;]&quot;);&quot;EMPTY&quot;)" office:value-type="string" office:string-value="EMPTY" calcext:value-type="string">
            <text:p>EMPTY</text:p>
          </table:table-cell>
          <table:table-cell table:style-name="ce14" table:formula="of:=[Evidence.E792]" office:value-type="float" office:value="0" calcext:value-type="float">
            <text:p>0 Kč</text:p>
          </table:table-cell>
          <table:table-cell table:style-name="ce20" table:formula="of:=[Evidence.F792]" office:value-type="currency" office:currency="CZK" office:value="0" calcext:value-type="currency">
            <text:p>0 Kč</text:p>
          </table:table-cell>
          <table:table-cell table:style-name="ce27" table:formula="of:=[Evidence.K792]" office:value-type="float" office:value="0" calcext:value-type="float">
            <text:p>0</text:p>
          </table:table-cell>
          <table:table-cell table:style-name="ce27" table:formula="of:=2014-[Evidence.H792]" office:value-type="float" office:value="2014" calcext:value-type="float">
            <text:p>2,014</text:p>
          </table:table-cell>
          <table:table-cell table:style-name="ce13"/>
          <table:table-cell table:style-name="ce37" table:formula="of:=((100-[.F797])/100)*[.B7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93]&lt;&gt;&quot;&quot;;CONCATENATE(&quot;(&quot;;[Evidence.A793];&quot;) - &quot;;[Evidence.C793];&quot; - &quot;;[Evidence.D793];&quot;, [&quot;;[Evidence.L793];&quot;]&quot;);&quot;EMPTY&quot;)" office:value-type="string" office:string-value="EMPTY" calcext:value-type="string">
            <text:p>EMPTY</text:p>
          </table:table-cell>
          <table:table-cell table:style-name="ce14" table:formula="of:=[Evidence.E793]" office:value-type="float" office:value="0" calcext:value-type="float">
            <text:p>0 Kč</text:p>
          </table:table-cell>
          <table:table-cell table:style-name="ce20" table:formula="of:=[Evidence.F793]" office:value-type="currency" office:currency="CZK" office:value="0" calcext:value-type="currency">
            <text:p>0 Kč</text:p>
          </table:table-cell>
          <table:table-cell table:style-name="ce27" table:formula="of:=[Evidence.K793]" office:value-type="float" office:value="0" calcext:value-type="float">
            <text:p>0</text:p>
          </table:table-cell>
          <table:table-cell table:style-name="ce27" table:formula="of:=2014-[Evidence.H793]" office:value-type="float" office:value="2014" calcext:value-type="float">
            <text:p>2,014</text:p>
          </table:table-cell>
          <table:table-cell table:style-name="ce13"/>
          <table:table-cell table:style-name="ce37" table:formula="of:=((100-[.F798])/100)*[.B7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94]&lt;&gt;&quot;&quot;;CONCATENATE(&quot;(&quot;;[Evidence.A794];&quot;) - &quot;;[Evidence.C794];&quot; - &quot;;[Evidence.D794];&quot;, [&quot;;[Evidence.L794];&quot;]&quot;);&quot;EMPTY&quot;)" office:value-type="string" office:string-value="EMPTY" calcext:value-type="string">
            <text:p>EMPTY</text:p>
          </table:table-cell>
          <table:table-cell table:style-name="ce14" table:formula="of:=[Evidence.E794]" office:value-type="float" office:value="0" calcext:value-type="float">
            <text:p>0 Kč</text:p>
          </table:table-cell>
          <table:table-cell table:style-name="ce20" table:formula="of:=[Evidence.F794]" office:value-type="currency" office:currency="CZK" office:value="0" calcext:value-type="currency">
            <text:p>0 Kč</text:p>
          </table:table-cell>
          <table:table-cell table:style-name="ce27" table:formula="of:=[Evidence.K794]" office:value-type="float" office:value="0" calcext:value-type="float">
            <text:p>0</text:p>
          </table:table-cell>
          <table:table-cell table:style-name="ce27" table:formula="of:=2014-[Evidence.H794]" office:value-type="float" office:value="2014" calcext:value-type="float">
            <text:p>2,014</text:p>
          </table:table-cell>
          <table:table-cell table:style-name="ce13"/>
          <table:table-cell table:style-name="ce37" table:formula="of:=((100-[.F799])/100)*[.B7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95]&lt;&gt;&quot;&quot;;CONCATENATE(&quot;(&quot;;[Evidence.A795];&quot;) - &quot;;[Evidence.C795];&quot; - &quot;;[Evidence.D795];&quot;, [&quot;;[Evidence.L795];&quot;]&quot;);&quot;EMPTY&quot;)" office:value-type="string" office:string-value="EMPTY" calcext:value-type="string">
            <text:p>EMPTY</text:p>
          </table:table-cell>
          <table:table-cell table:style-name="ce14" table:formula="of:=[Evidence.E795]" office:value-type="float" office:value="0" calcext:value-type="float">
            <text:p>0 Kč</text:p>
          </table:table-cell>
          <table:table-cell table:style-name="ce20" table:formula="of:=[Evidence.F795]" office:value-type="currency" office:currency="CZK" office:value="0" calcext:value-type="currency">
            <text:p>0 Kč</text:p>
          </table:table-cell>
          <table:table-cell table:style-name="ce27" table:formula="of:=[Evidence.K795]" office:value-type="float" office:value="0" calcext:value-type="float">
            <text:p>0</text:p>
          </table:table-cell>
          <table:table-cell table:style-name="ce27" table:formula="of:=2014-[Evidence.H795]" office:value-type="float" office:value="2014" calcext:value-type="float">
            <text:p>2,014</text:p>
          </table:table-cell>
          <table:table-cell table:style-name="ce13"/>
          <table:table-cell table:style-name="ce37" table:formula="of:=((100-[.F800])/100)*[.B8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96]&lt;&gt;&quot;&quot;;CONCATENATE(&quot;(&quot;;[Evidence.A796];&quot;) - &quot;;[Evidence.C796];&quot; - &quot;;[Evidence.D796];&quot;, [&quot;;[Evidence.L796];&quot;]&quot;);&quot;EMPTY&quot;)" office:value-type="string" office:string-value="EMPTY" calcext:value-type="string">
            <text:p>EMPTY</text:p>
          </table:table-cell>
          <table:table-cell table:style-name="ce14" table:formula="of:=[Evidence.E796]" office:value-type="float" office:value="0" calcext:value-type="float">
            <text:p>0 Kč</text:p>
          </table:table-cell>
          <table:table-cell table:style-name="ce20" table:formula="of:=[Evidence.F796]" office:value-type="currency" office:currency="CZK" office:value="0" calcext:value-type="currency">
            <text:p>0 Kč</text:p>
          </table:table-cell>
          <table:table-cell table:style-name="ce27" table:formula="of:=[Evidence.K796]" office:value-type="float" office:value="0" calcext:value-type="float">
            <text:p>0</text:p>
          </table:table-cell>
          <table:table-cell table:style-name="ce27" table:formula="of:=2014-[Evidence.H796]" office:value-type="float" office:value="2014" calcext:value-type="float">
            <text:p>2,014</text:p>
          </table:table-cell>
          <table:table-cell table:style-name="ce13"/>
          <table:table-cell table:style-name="ce37" table:formula="of:=((100-[.F801])/100)*[.B8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97]&lt;&gt;&quot;&quot;;CONCATENATE(&quot;(&quot;;[Evidence.A797];&quot;) - &quot;;[Evidence.C797];&quot; - &quot;;[Evidence.D797];&quot;, [&quot;;[Evidence.L797];&quot;]&quot;);&quot;EMPTY&quot;)" office:value-type="string" office:string-value="EMPTY" calcext:value-type="string">
            <text:p>EMPTY</text:p>
          </table:table-cell>
          <table:table-cell table:style-name="ce14" table:formula="of:=[Evidence.E797]" office:value-type="float" office:value="0" calcext:value-type="float">
            <text:p>0 Kč</text:p>
          </table:table-cell>
          <table:table-cell table:style-name="ce20" table:formula="of:=[Evidence.F797]" office:value-type="currency" office:currency="CZK" office:value="0" calcext:value-type="currency">
            <text:p>0 Kč</text:p>
          </table:table-cell>
          <table:table-cell table:style-name="ce27" table:formula="of:=[Evidence.K797]" office:value-type="float" office:value="0" calcext:value-type="float">
            <text:p>0</text:p>
          </table:table-cell>
          <table:table-cell table:style-name="ce27" table:formula="of:=2014-[Evidence.H797]" office:value-type="float" office:value="2014" calcext:value-type="float">
            <text:p>2,014</text:p>
          </table:table-cell>
          <table:table-cell table:style-name="ce13"/>
          <table:table-cell table:style-name="ce37" table:formula="of:=((100-[.F802])/100)*[.B8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98]&lt;&gt;&quot;&quot;;CONCATENATE(&quot;(&quot;;[Evidence.A798];&quot;) - &quot;;[Evidence.C798];&quot; - &quot;;[Evidence.D798];&quot;, [&quot;;[Evidence.L798];&quot;]&quot;);&quot;EMPTY&quot;)" office:value-type="string" office:string-value="EMPTY" calcext:value-type="string">
            <text:p>EMPTY</text:p>
          </table:table-cell>
          <table:table-cell table:style-name="ce14" table:formula="of:=[Evidence.E798]" office:value-type="float" office:value="0" calcext:value-type="float">
            <text:p>0 Kč</text:p>
          </table:table-cell>
          <table:table-cell table:style-name="ce20" table:formula="of:=[Evidence.F798]" office:value-type="currency" office:currency="CZK" office:value="0" calcext:value-type="currency">
            <text:p>0 Kč</text:p>
          </table:table-cell>
          <table:table-cell table:style-name="ce27" table:formula="of:=[Evidence.K798]" office:value-type="float" office:value="0" calcext:value-type="float">
            <text:p>0</text:p>
          </table:table-cell>
          <table:table-cell table:style-name="ce27" table:formula="of:=2014-[Evidence.H798]" office:value-type="float" office:value="2014" calcext:value-type="float">
            <text:p>2,014</text:p>
          </table:table-cell>
          <table:table-cell table:style-name="ce13"/>
          <table:table-cell table:style-name="ce37" table:formula="of:=((100-[.F803])/100)*[.B8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799]&lt;&gt;&quot;&quot;;CONCATENATE(&quot;(&quot;;[Evidence.A799];&quot;) - &quot;;[Evidence.C799];&quot; - &quot;;[Evidence.D799];&quot;, [&quot;;[Evidence.L799];&quot;]&quot;);&quot;EMPTY&quot;)" office:value-type="string" office:string-value="EMPTY" calcext:value-type="string">
            <text:p>EMPTY</text:p>
          </table:table-cell>
          <table:table-cell table:style-name="ce14" table:formula="of:=[Evidence.E799]" office:value-type="float" office:value="0" calcext:value-type="float">
            <text:p>0 Kč</text:p>
          </table:table-cell>
          <table:table-cell table:style-name="ce20" table:formula="of:=[Evidence.F799]" office:value-type="currency" office:currency="CZK" office:value="0" calcext:value-type="currency">
            <text:p>0 Kč</text:p>
          </table:table-cell>
          <table:table-cell table:style-name="ce27" table:formula="of:=[Evidence.K799]" office:value-type="float" office:value="0" calcext:value-type="float">
            <text:p>0</text:p>
          </table:table-cell>
          <table:table-cell table:style-name="ce27" table:formula="of:=2014-[Evidence.H799]" office:value-type="float" office:value="2014" calcext:value-type="float">
            <text:p>2,014</text:p>
          </table:table-cell>
          <table:table-cell table:style-name="ce13"/>
          <table:table-cell table:style-name="ce37" table:formula="of:=((100-[.F804])/100)*[.B8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00]&lt;&gt;&quot;&quot;;CONCATENATE(&quot;(&quot;;[Evidence.A800];&quot;) - &quot;;[Evidence.C800];&quot; - &quot;;[Evidence.D800];&quot;, [&quot;;[Evidence.L800];&quot;]&quot;);&quot;EMPTY&quot;)" office:value-type="string" office:string-value="EMPTY" calcext:value-type="string">
            <text:p>EMPTY</text:p>
          </table:table-cell>
          <table:table-cell table:style-name="ce14" table:formula="of:=[Evidence.E800]" office:value-type="float" office:value="0" calcext:value-type="float">
            <text:p>0 Kč</text:p>
          </table:table-cell>
          <table:table-cell table:style-name="ce20" table:formula="of:=[Evidence.F800]" office:value-type="currency" office:currency="CZK" office:value="0" calcext:value-type="currency">
            <text:p>0 Kč</text:p>
          </table:table-cell>
          <table:table-cell table:style-name="ce27" table:formula="of:=[Evidence.K800]" office:value-type="float" office:value="0" calcext:value-type="float">
            <text:p>0</text:p>
          </table:table-cell>
          <table:table-cell table:style-name="ce27" table:formula="of:=2014-[Evidence.H800]" office:value-type="float" office:value="2014" calcext:value-type="float">
            <text:p>2,014</text:p>
          </table:table-cell>
          <table:table-cell table:style-name="ce13"/>
          <table:table-cell table:style-name="ce37" table:formula="of:=((100-[.F805])/100)*[.B8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01]&lt;&gt;&quot;&quot;;CONCATENATE(&quot;(&quot;;[Evidence.A801];&quot;) - &quot;;[Evidence.C801];&quot; - &quot;;[Evidence.D801];&quot;, [&quot;;[Evidence.L801];&quot;]&quot;);&quot;EMPTY&quot;)" office:value-type="string" office:string-value="EMPTY" calcext:value-type="string">
            <text:p>EMPTY</text:p>
          </table:table-cell>
          <table:table-cell table:style-name="ce14" table:formula="of:=[Evidence.E801]" office:value-type="float" office:value="0" calcext:value-type="float">
            <text:p>0 Kč</text:p>
          </table:table-cell>
          <table:table-cell table:style-name="ce20" table:formula="of:=[Evidence.F801]" office:value-type="currency" office:currency="CZK" office:value="0" calcext:value-type="currency">
            <text:p>0 Kč</text:p>
          </table:table-cell>
          <table:table-cell table:style-name="ce27" table:formula="of:=[Evidence.K801]" office:value-type="float" office:value="0" calcext:value-type="float">
            <text:p>0</text:p>
          </table:table-cell>
          <table:table-cell table:style-name="ce27" table:formula="of:=2014-[Evidence.H801]" office:value-type="float" office:value="2014" calcext:value-type="float">
            <text:p>2,014</text:p>
          </table:table-cell>
          <table:table-cell table:style-name="ce13"/>
          <table:table-cell table:style-name="ce37" table:formula="of:=((100-[.F806])/100)*[.B8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02]&lt;&gt;&quot;&quot;;CONCATENATE(&quot;(&quot;;[Evidence.A802];&quot;) - &quot;;[Evidence.C802];&quot; - &quot;;[Evidence.D802];&quot;, [&quot;;[Evidence.L802];&quot;]&quot;);&quot;EMPTY&quot;)" office:value-type="string" office:string-value="EMPTY" calcext:value-type="string">
            <text:p>EMPTY</text:p>
          </table:table-cell>
          <table:table-cell table:style-name="ce14" table:formula="of:=[Evidence.E802]" office:value-type="float" office:value="0" calcext:value-type="float">
            <text:p>0 Kč</text:p>
          </table:table-cell>
          <table:table-cell table:style-name="ce20" table:formula="of:=[Evidence.F802]" office:value-type="currency" office:currency="CZK" office:value="0" calcext:value-type="currency">
            <text:p>0 Kč</text:p>
          </table:table-cell>
          <table:table-cell table:style-name="ce27" table:formula="of:=[Evidence.K802]" office:value-type="float" office:value="0" calcext:value-type="float">
            <text:p>0</text:p>
          </table:table-cell>
          <table:table-cell table:style-name="ce27" table:formula="of:=2014-[Evidence.H802]" office:value-type="float" office:value="2014" calcext:value-type="float">
            <text:p>2,014</text:p>
          </table:table-cell>
          <table:table-cell table:style-name="ce13"/>
          <table:table-cell table:style-name="ce37" table:formula="of:=((100-[.F807])/100)*[.B8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03]&lt;&gt;&quot;&quot;;CONCATENATE(&quot;(&quot;;[Evidence.A803];&quot;) - &quot;;[Evidence.C803];&quot; - &quot;;[Evidence.D803];&quot;, [&quot;;[Evidence.L803];&quot;]&quot;);&quot;EMPTY&quot;)" office:value-type="string" office:string-value="EMPTY" calcext:value-type="string">
            <text:p>EMPTY</text:p>
          </table:table-cell>
          <table:table-cell table:style-name="ce14" table:formula="of:=[Evidence.E803]" office:value-type="float" office:value="0" calcext:value-type="float">
            <text:p>0 Kč</text:p>
          </table:table-cell>
          <table:table-cell table:style-name="ce20" table:formula="of:=[Evidence.F803]" office:value-type="currency" office:currency="CZK" office:value="0" calcext:value-type="currency">
            <text:p>0 Kč</text:p>
          </table:table-cell>
          <table:table-cell table:style-name="ce27" table:formula="of:=[Evidence.K803]" office:value-type="float" office:value="0" calcext:value-type="float">
            <text:p>0</text:p>
          </table:table-cell>
          <table:table-cell table:style-name="ce27" table:formula="of:=2014-[Evidence.H803]" office:value-type="float" office:value="2014" calcext:value-type="float">
            <text:p>2,014</text:p>
          </table:table-cell>
          <table:table-cell table:style-name="ce13"/>
          <table:table-cell table:style-name="ce37" table:formula="of:=((100-[.F808])/100)*[.B8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04]&lt;&gt;&quot;&quot;;CONCATENATE(&quot;(&quot;;[Evidence.A804];&quot;) - &quot;;[Evidence.C804];&quot; - &quot;;[Evidence.D804];&quot;, [&quot;;[Evidence.L804];&quot;]&quot;);&quot;EMPTY&quot;)" office:value-type="string" office:string-value="EMPTY" calcext:value-type="string">
            <text:p>EMPTY</text:p>
          </table:table-cell>
          <table:table-cell table:style-name="ce14" table:formula="of:=[Evidence.E804]" office:value-type="float" office:value="0" calcext:value-type="float">
            <text:p>0 Kč</text:p>
          </table:table-cell>
          <table:table-cell table:style-name="ce20" table:formula="of:=[Evidence.F804]" office:value-type="currency" office:currency="CZK" office:value="0" calcext:value-type="currency">
            <text:p>0 Kč</text:p>
          </table:table-cell>
          <table:table-cell table:style-name="ce27" table:formula="of:=[Evidence.K804]" office:value-type="float" office:value="0" calcext:value-type="float">
            <text:p>0</text:p>
          </table:table-cell>
          <table:table-cell table:style-name="ce27" table:formula="of:=2014-[Evidence.H804]" office:value-type="float" office:value="2014" calcext:value-type="float">
            <text:p>2,014</text:p>
          </table:table-cell>
          <table:table-cell table:style-name="ce13"/>
          <table:table-cell table:style-name="ce37" table:formula="of:=((100-[.F809])/100)*[.B8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05]&lt;&gt;&quot;&quot;;CONCATENATE(&quot;(&quot;;[Evidence.A805];&quot;) - &quot;;[Evidence.C805];&quot; - &quot;;[Evidence.D805];&quot;, [&quot;;[Evidence.L805];&quot;]&quot;);&quot;EMPTY&quot;)" office:value-type="string" office:string-value="EMPTY" calcext:value-type="string">
            <text:p>EMPTY</text:p>
          </table:table-cell>
          <table:table-cell table:style-name="ce14" table:formula="of:=[Evidence.E805]" office:value-type="float" office:value="0" calcext:value-type="float">
            <text:p>0 Kč</text:p>
          </table:table-cell>
          <table:table-cell table:style-name="ce20" table:formula="of:=[Evidence.F805]" office:value-type="currency" office:currency="CZK" office:value="0" calcext:value-type="currency">
            <text:p>0 Kč</text:p>
          </table:table-cell>
          <table:table-cell table:style-name="ce27" table:formula="of:=[Evidence.K805]" office:value-type="float" office:value="0" calcext:value-type="float">
            <text:p>0</text:p>
          </table:table-cell>
          <table:table-cell table:style-name="ce27" table:formula="of:=2014-[Evidence.H805]" office:value-type="float" office:value="2014" calcext:value-type="float">
            <text:p>2,014</text:p>
          </table:table-cell>
          <table:table-cell table:style-name="ce13"/>
          <table:table-cell table:style-name="ce37" table:formula="of:=((100-[.F810])/100)*[.B8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06]&lt;&gt;&quot;&quot;;CONCATENATE(&quot;(&quot;;[Evidence.A806];&quot;) - &quot;;[Evidence.C806];&quot; - &quot;;[Evidence.D806];&quot;, [&quot;;[Evidence.L806];&quot;]&quot;);&quot;EMPTY&quot;)" office:value-type="string" office:string-value="EMPTY" calcext:value-type="string">
            <text:p>EMPTY</text:p>
          </table:table-cell>
          <table:table-cell table:style-name="ce14" table:formula="of:=[Evidence.E806]" office:value-type="float" office:value="0" calcext:value-type="float">
            <text:p>0 Kč</text:p>
          </table:table-cell>
          <table:table-cell table:style-name="ce20" table:formula="of:=[Evidence.F806]" office:value-type="currency" office:currency="CZK" office:value="0" calcext:value-type="currency">
            <text:p>0 Kč</text:p>
          </table:table-cell>
          <table:table-cell table:style-name="ce27" table:formula="of:=[Evidence.K806]" office:value-type="float" office:value="0" calcext:value-type="float">
            <text:p>0</text:p>
          </table:table-cell>
          <table:table-cell table:style-name="ce27" table:formula="of:=2014-[Evidence.H806]" office:value-type="float" office:value="2014" calcext:value-type="float">
            <text:p>2,014</text:p>
          </table:table-cell>
          <table:table-cell table:style-name="ce13"/>
          <table:table-cell table:style-name="ce37" table:formula="of:=((100-[.F811])/100)*[.B8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07]&lt;&gt;&quot;&quot;;CONCATENATE(&quot;(&quot;;[Evidence.A807];&quot;) - &quot;;[Evidence.C807];&quot; - &quot;;[Evidence.D807];&quot;, [&quot;;[Evidence.L807];&quot;]&quot;);&quot;EMPTY&quot;)" office:value-type="string" office:string-value="EMPTY" calcext:value-type="string">
            <text:p>EMPTY</text:p>
          </table:table-cell>
          <table:table-cell table:style-name="ce14" table:formula="of:=[Evidence.E807]" office:value-type="float" office:value="0" calcext:value-type="float">
            <text:p>0 Kč</text:p>
          </table:table-cell>
          <table:table-cell table:style-name="ce20" table:formula="of:=[Evidence.F807]" office:value-type="currency" office:currency="CZK" office:value="0" calcext:value-type="currency">
            <text:p>0 Kč</text:p>
          </table:table-cell>
          <table:table-cell table:style-name="ce27" table:formula="of:=[Evidence.K807]" office:value-type="float" office:value="0" calcext:value-type="float">
            <text:p>0</text:p>
          </table:table-cell>
          <table:table-cell table:style-name="ce27" table:formula="of:=2014-[Evidence.H807]" office:value-type="float" office:value="2014" calcext:value-type="float">
            <text:p>2,014</text:p>
          </table:table-cell>
          <table:table-cell table:style-name="ce13"/>
          <table:table-cell table:style-name="ce37" table:formula="of:=((100-[.F812])/100)*[.B8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08]&lt;&gt;&quot;&quot;;CONCATENATE(&quot;(&quot;;[Evidence.A808];&quot;) - &quot;;[Evidence.C808];&quot; - &quot;;[Evidence.D808];&quot;, [&quot;;[Evidence.L808];&quot;]&quot;);&quot;EMPTY&quot;)" office:value-type="string" office:string-value="EMPTY" calcext:value-type="string">
            <text:p>EMPTY</text:p>
          </table:table-cell>
          <table:table-cell table:style-name="ce14" table:formula="of:=[Evidence.E808]" office:value-type="float" office:value="0" calcext:value-type="float">
            <text:p>0 Kč</text:p>
          </table:table-cell>
          <table:table-cell table:style-name="ce20" table:formula="of:=[Evidence.F808]" office:value-type="currency" office:currency="CZK" office:value="0" calcext:value-type="currency">
            <text:p>0 Kč</text:p>
          </table:table-cell>
          <table:table-cell table:style-name="ce27" table:formula="of:=[Evidence.K808]" office:value-type="float" office:value="0" calcext:value-type="float">
            <text:p>0</text:p>
          </table:table-cell>
          <table:table-cell table:style-name="ce27" table:formula="of:=2014-[Evidence.H808]" office:value-type="float" office:value="2014" calcext:value-type="float">
            <text:p>2,014</text:p>
          </table:table-cell>
          <table:table-cell table:style-name="ce13"/>
          <table:table-cell table:style-name="ce37" table:formula="of:=((100-[.F813])/100)*[.B8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09]&lt;&gt;&quot;&quot;;CONCATENATE(&quot;(&quot;;[Evidence.A809];&quot;) - &quot;;[Evidence.C809];&quot; - &quot;;[Evidence.D809];&quot;, [&quot;;[Evidence.L809];&quot;]&quot;);&quot;EMPTY&quot;)" office:value-type="string" office:string-value="EMPTY" calcext:value-type="string">
            <text:p>EMPTY</text:p>
          </table:table-cell>
          <table:table-cell table:style-name="ce14" table:formula="of:=[Evidence.E809]" office:value-type="float" office:value="0" calcext:value-type="float">
            <text:p>0 Kč</text:p>
          </table:table-cell>
          <table:table-cell table:style-name="ce20" table:formula="of:=[Evidence.F809]" office:value-type="currency" office:currency="CZK" office:value="0" calcext:value-type="currency">
            <text:p>0 Kč</text:p>
          </table:table-cell>
          <table:table-cell table:style-name="ce27" table:formula="of:=[Evidence.K809]" office:value-type="float" office:value="0" calcext:value-type="float">
            <text:p>0</text:p>
          </table:table-cell>
          <table:table-cell table:style-name="ce27" table:formula="of:=2014-[Evidence.H809]" office:value-type="float" office:value="2014" calcext:value-type="float">
            <text:p>2,014</text:p>
          </table:table-cell>
          <table:table-cell table:style-name="ce13"/>
          <table:table-cell table:style-name="ce37" table:formula="of:=((100-[.F814])/100)*[.B8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10]&lt;&gt;&quot;&quot;;CONCATENATE(&quot;(&quot;;[Evidence.A810];&quot;) - &quot;;[Evidence.C810];&quot; - &quot;;[Evidence.D810];&quot;, [&quot;;[Evidence.L810];&quot;]&quot;);&quot;EMPTY&quot;)" office:value-type="string" office:string-value="EMPTY" calcext:value-type="string">
            <text:p>EMPTY</text:p>
          </table:table-cell>
          <table:table-cell table:style-name="ce14" table:formula="of:=[Evidence.E810]" office:value-type="float" office:value="0" calcext:value-type="float">
            <text:p>0 Kč</text:p>
          </table:table-cell>
          <table:table-cell table:style-name="ce20" table:formula="of:=[Evidence.F810]" office:value-type="currency" office:currency="CZK" office:value="0" calcext:value-type="currency">
            <text:p>0 Kč</text:p>
          </table:table-cell>
          <table:table-cell table:style-name="ce27" table:formula="of:=[Evidence.K810]" office:value-type="float" office:value="0" calcext:value-type="float">
            <text:p>0</text:p>
          </table:table-cell>
          <table:table-cell table:style-name="ce27" table:formula="of:=2014-[Evidence.H810]" office:value-type="float" office:value="2014" calcext:value-type="float">
            <text:p>2,014</text:p>
          </table:table-cell>
          <table:table-cell table:style-name="ce13"/>
          <table:table-cell table:style-name="ce37" table:formula="of:=((100-[.F815])/100)*[.B8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11]&lt;&gt;&quot;&quot;;CONCATENATE(&quot;(&quot;;[Evidence.A811];&quot;) - &quot;;[Evidence.C811];&quot; - &quot;;[Evidence.D811];&quot;, [&quot;;[Evidence.L811];&quot;]&quot;);&quot;EMPTY&quot;)" office:value-type="string" office:string-value="EMPTY" calcext:value-type="string">
            <text:p>EMPTY</text:p>
          </table:table-cell>
          <table:table-cell table:style-name="ce14" table:formula="of:=[Evidence.E811]" office:value-type="float" office:value="0" calcext:value-type="float">
            <text:p>0 Kč</text:p>
          </table:table-cell>
          <table:table-cell table:style-name="ce20" table:formula="of:=[Evidence.F811]" office:value-type="currency" office:currency="CZK" office:value="0" calcext:value-type="currency">
            <text:p>0 Kč</text:p>
          </table:table-cell>
          <table:table-cell table:style-name="ce27" table:formula="of:=[Evidence.K811]" office:value-type="float" office:value="0" calcext:value-type="float">
            <text:p>0</text:p>
          </table:table-cell>
          <table:table-cell table:style-name="ce27" table:formula="of:=2014-[Evidence.H811]" office:value-type="float" office:value="2014" calcext:value-type="float">
            <text:p>2,014</text:p>
          </table:table-cell>
          <table:table-cell table:style-name="ce13"/>
          <table:table-cell table:style-name="ce37" table:formula="of:=((100-[.F816])/100)*[.B8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12]&lt;&gt;&quot;&quot;;CONCATENATE(&quot;(&quot;;[Evidence.A812];&quot;) - &quot;;[Evidence.C812];&quot; - &quot;;[Evidence.D812];&quot;, [&quot;;[Evidence.L812];&quot;]&quot;);&quot;EMPTY&quot;)" office:value-type="string" office:string-value="EMPTY" calcext:value-type="string">
            <text:p>EMPTY</text:p>
          </table:table-cell>
          <table:table-cell table:style-name="ce14" table:formula="of:=[Evidence.E812]" office:value-type="float" office:value="0" calcext:value-type="float">
            <text:p>0 Kč</text:p>
          </table:table-cell>
          <table:table-cell table:style-name="ce20" table:formula="of:=[Evidence.F812]" office:value-type="currency" office:currency="CZK" office:value="0" calcext:value-type="currency">
            <text:p>0 Kč</text:p>
          </table:table-cell>
          <table:table-cell table:style-name="ce27" table:formula="of:=[Evidence.K812]" office:value-type="float" office:value="0" calcext:value-type="float">
            <text:p>0</text:p>
          </table:table-cell>
          <table:table-cell table:style-name="ce27" table:formula="of:=2014-[Evidence.H812]" office:value-type="float" office:value="2014" calcext:value-type="float">
            <text:p>2,014</text:p>
          </table:table-cell>
          <table:table-cell table:style-name="ce13"/>
          <table:table-cell table:style-name="ce37" table:formula="of:=((100-[.F817])/100)*[.B8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13]&lt;&gt;&quot;&quot;;CONCATENATE(&quot;(&quot;;[Evidence.A813];&quot;) - &quot;;[Evidence.C813];&quot; - &quot;;[Evidence.D813];&quot;, [&quot;;[Evidence.L813];&quot;]&quot;);&quot;EMPTY&quot;)" office:value-type="string" office:string-value="EMPTY" calcext:value-type="string">
            <text:p>EMPTY</text:p>
          </table:table-cell>
          <table:table-cell table:style-name="ce14" table:formula="of:=[Evidence.E813]" office:value-type="float" office:value="0" calcext:value-type="float">
            <text:p>0 Kč</text:p>
          </table:table-cell>
          <table:table-cell table:style-name="ce20" table:formula="of:=[Evidence.F813]" office:value-type="currency" office:currency="CZK" office:value="0" calcext:value-type="currency">
            <text:p>0 Kč</text:p>
          </table:table-cell>
          <table:table-cell table:style-name="ce27" table:formula="of:=[Evidence.K813]" office:value-type="float" office:value="0" calcext:value-type="float">
            <text:p>0</text:p>
          </table:table-cell>
          <table:table-cell table:style-name="ce27" table:formula="of:=2014-[Evidence.H813]" office:value-type="float" office:value="2014" calcext:value-type="float">
            <text:p>2,014</text:p>
          </table:table-cell>
          <table:table-cell table:style-name="ce13"/>
          <table:table-cell table:style-name="ce37" table:formula="of:=((100-[.F818])/100)*[.B8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14]&lt;&gt;&quot;&quot;;CONCATENATE(&quot;(&quot;;[Evidence.A814];&quot;) - &quot;;[Evidence.C814];&quot; - &quot;;[Evidence.D814];&quot;, [&quot;;[Evidence.L814];&quot;]&quot;);&quot;EMPTY&quot;)" office:value-type="string" office:string-value="EMPTY" calcext:value-type="string">
            <text:p>EMPTY</text:p>
          </table:table-cell>
          <table:table-cell table:style-name="ce14" table:formula="of:=[Evidence.E814]" office:value-type="float" office:value="0" calcext:value-type="float">
            <text:p>0 Kč</text:p>
          </table:table-cell>
          <table:table-cell table:style-name="ce20" table:formula="of:=[Evidence.F814]" office:value-type="currency" office:currency="CZK" office:value="0" calcext:value-type="currency">
            <text:p>0 Kč</text:p>
          </table:table-cell>
          <table:table-cell table:style-name="ce27" table:formula="of:=[Evidence.K814]" office:value-type="float" office:value="0" calcext:value-type="float">
            <text:p>0</text:p>
          </table:table-cell>
          <table:table-cell table:style-name="ce27" table:formula="of:=2014-[Evidence.H814]" office:value-type="float" office:value="2014" calcext:value-type="float">
            <text:p>2,014</text:p>
          </table:table-cell>
          <table:table-cell table:style-name="ce13"/>
          <table:table-cell table:style-name="ce37" table:formula="of:=((100-[.F819])/100)*[.B8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15]&lt;&gt;&quot;&quot;;CONCATENATE(&quot;(&quot;;[Evidence.A815];&quot;) - &quot;;[Evidence.C815];&quot; - &quot;;[Evidence.D815];&quot;, [&quot;;[Evidence.L815];&quot;]&quot;);&quot;EMPTY&quot;)" office:value-type="string" office:string-value="EMPTY" calcext:value-type="string">
            <text:p>EMPTY</text:p>
          </table:table-cell>
          <table:table-cell table:style-name="ce14" table:formula="of:=[Evidence.E815]" office:value-type="float" office:value="0" calcext:value-type="float">
            <text:p>0 Kč</text:p>
          </table:table-cell>
          <table:table-cell table:style-name="ce20" table:formula="of:=[Evidence.F815]" office:value-type="currency" office:currency="CZK" office:value="0" calcext:value-type="currency">
            <text:p>0 Kč</text:p>
          </table:table-cell>
          <table:table-cell table:style-name="ce27" table:formula="of:=[Evidence.K815]" office:value-type="float" office:value="0" calcext:value-type="float">
            <text:p>0</text:p>
          </table:table-cell>
          <table:table-cell table:style-name="ce27" table:formula="of:=2014-[Evidence.H815]" office:value-type="float" office:value="2014" calcext:value-type="float">
            <text:p>2,014</text:p>
          </table:table-cell>
          <table:table-cell table:style-name="ce13"/>
          <table:table-cell table:style-name="ce37" table:formula="of:=((100-[.F820])/100)*[.B8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16]&lt;&gt;&quot;&quot;;CONCATENATE(&quot;(&quot;;[Evidence.A816];&quot;) - &quot;;[Evidence.C816];&quot; - &quot;;[Evidence.D816];&quot;, [&quot;;[Evidence.L816];&quot;]&quot;);&quot;EMPTY&quot;)" office:value-type="string" office:string-value="EMPTY" calcext:value-type="string">
            <text:p>EMPTY</text:p>
          </table:table-cell>
          <table:table-cell table:style-name="ce14" table:formula="of:=[Evidence.E816]" office:value-type="float" office:value="0" calcext:value-type="float">
            <text:p>0 Kč</text:p>
          </table:table-cell>
          <table:table-cell table:style-name="ce20" table:formula="of:=[Evidence.F816]" office:value-type="currency" office:currency="CZK" office:value="0" calcext:value-type="currency">
            <text:p>0 Kč</text:p>
          </table:table-cell>
          <table:table-cell table:style-name="ce27" table:formula="of:=[Evidence.K816]" office:value-type="float" office:value="0" calcext:value-type="float">
            <text:p>0</text:p>
          </table:table-cell>
          <table:table-cell table:style-name="ce27" table:formula="of:=2014-[Evidence.H816]" office:value-type="float" office:value="2014" calcext:value-type="float">
            <text:p>2,014</text:p>
          </table:table-cell>
          <table:table-cell table:style-name="ce13"/>
          <table:table-cell table:style-name="ce37" table:formula="of:=((100-[.F821])/100)*[.B8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17]&lt;&gt;&quot;&quot;;CONCATENATE(&quot;(&quot;;[Evidence.A817];&quot;) - &quot;;[Evidence.C817];&quot; - &quot;;[Evidence.D817];&quot;, [&quot;;[Evidence.L817];&quot;]&quot;);&quot;EMPTY&quot;)" office:value-type="string" office:string-value="EMPTY" calcext:value-type="string">
            <text:p>EMPTY</text:p>
          </table:table-cell>
          <table:table-cell table:style-name="ce14" table:formula="of:=[Evidence.E817]" office:value-type="float" office:value="0" calcext:value-type="float">
            <text:p>0 Kč</text:p>
          </table:table-cell>
          <table:table-cell table:style-name="ce20" table:formula="of:=[Evidence.F817]" office:value-type="currency" office:currency="CZK" office:value="0" calcext:value-type="currency">
            <text:p>0 Kč</text:p>
          </table:table-cell>
          <table:table-cell table:style-name="ce27" table:formula="of:=[Evidence.K817]" office:value-type="float" office:value="0" calcext:value-type="float">
            <text:p>0</text:p>
          </table:table-cell>
          <table:table-cell table:style-name="ce27" table:formula="of:=2014-[Evidence.H817]" office:value-type="float" office:value="2014" calcext:value-type="float">
            <text:p>2,014</text:p>
          </table:table-cell>
          <table:table-cell table:style-name="ce13"/>
          <table:table-cell table:style-name="ce37" table:formula="of:=((100-[.F822])/100)*[.B8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18]&lt;&gt;&quot;&quot;;CONCATENATE(&quot;(&quot;;[Evidence.A818];&quot;) - &quot;;[Evidence.C818];&quot; - &quot;;[Evidence.D818];&quot;, [&quot;;[Evidence.L818];&quot;]&quot;);&quot;EMPTY&quot;)" office:value-type="string" office:string-value="EMPTY" calcext:value-type="string">
            <text:p>EMPTY</text:p>
          </table:table-cell>
          <table:table-cell table:style-name="ce14" table:formula="of:=[Evidence.E818]" office:value-type="float" office:value="0" calcext:value-type="float">
            <text:p>0 Kč</text:p>
          </table:table-cell>
          <table:table-cell table:style-name="ce20" table:formula="of:=[Evidence.F818]" office:value-type="currency" office:currency="CZK" office:value="0" calcext:value-type="currency">
            <text:p>0 Kč</text:p>
          </table:table-cell>
          <table:table-cell table:style-name="ce27" table:formula="of:=[Evidence.K818]" office:value-type="float" office:value="0" calcext:value-type="float">
            <text:p>0</text:p>
          </table:table-cell>
          <table:table-cell table:style-name="ce27" table:formula="of:=2014-[Evidence.H818]" office:value-type="float" office:value="2014" calcext:value-type="float">
            <text:p>2,014</text:p>
          </table:table-cell>
          <table:table-cell table:style-name="ce13"/>
          <table:table-cell table:style-name="ce37" table:formula="of:=((100-[.F823])/100)*[.B8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19]&lt;&gt;&quot;&quot;;CONCATENATE(&quot;(&quot;;[Evidence.A819];&quot;) - &quot;;[Evidence.C819];&quot; - &quot;;[Evidence.D819];&quot;, [&quot;;[Evidence.L819];&quot;]&quot;);&quot;EMPTY&quot;)" office:value-type="string" office:string-value="EMPTY" calcext:value-type="string">
            <text:p>EMPTY</text:p>
          </table:table-cell>
          <table:table-cell table:style-name="ce14" table:formula="of:=[Evidence.E819]" office:value-type="float" office:value="0" calcext:value-type="float">
            <text:p>0 Kč</text:p>
          </table:table-cell>
          <table:table-cell table:style-name="ce20" table:formula="of:=[Evidence.F819]" office:value-type="currency" office:currency="CZK" office:value="0" calcext:value-type="currency">
            <text:p>0 Kč</text:p>
          </table:table-cell>
          <table:table-cell table:style-name="ce27" table:formula="of:=[Evidence.K819]" office:value-type="float" office:value="0" calcext:value-type="float">
            <text:p>0</text:p>
          </table:table-cell>
          <table:table-cell table:style-name="ce27" table:formula="of:=2014-[Evidence.H819]" office:value-type="float" office:value="2014" calcext:value-type="float">
            <text:p>2,014</text:p>
          </table:table-cell>
          <table:table-cell table:style-name="ce13"/>
          <table:table-cell table:style-name="ce37" table:formula="of:=((100-[.F824])/100)*[.B8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20]&lt;&gt;&quot;&quot;;CONCATENATE(&quot;(&quot;;[Evidence.A820];&quot;) - &quot;;[Evidence.C820];&quot; - &quot;;[Evidence.D820];&quot;, [&quot;;[Evidence.L820];&quot;]&quot;);&quot;EMPTY&quot;)" office:value-type="string" office:string-value="EMPTY" calcext:value-type="string">
            <text:p>EMPTY</text:p>
          </table:table-cell>
          <table:table-cell table:style-name="ce14" table:formula="of:=[Evidence.E820]" office:value-type="float" office:value="0" calcext:value-type="float">
            <text:p>0 Kč</text:p>
          </table:table-cell>
          <table:table-cell table:style-name="ce20" table:formula="of:=[Evidence.F820]" office:value-type="currency" office:currency="CZK" office:value="0" calcext:value-type="currency">
            <text:p>0 Kč</text:p>
          </table:table-cell>
          <table:table-cell table:style-name="ce27" table:formula="of:=[Evidence.K820]" office:value-type="float" office:value="0" calcext:value-type="float">
            <text:p>0</text:p>
          </table:table-cell>
          <table:table-cell table:style-name="ce27" table:formula="of:=2014-[Evidence.H820]" office:value-type="float" office:value="2014" calcext:value-type="float">
            <text:p>2,014</text:p>
          </table:table-cell>
          <table:table-cell table:style-name="ce13"/>
          <table:table-cell table:style-name="ce37" table:formula="of:=((100-[.F825])/100)*[.B8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21]&lt;&gt;&quot;&quot;;CONCATENATE(&quot;(&quot;;[Evidence.A821];&quot;) - &quot;;[Evidence.C821];&quot; - &quot;;[Evidence.D821];&quot;, [&quot;;[Evidence.L821];&quot;]&quot;);&quot;EMPTY&quot;)" office:value-type="string" office:string-value="EMPTY" calcext:value-type="string">
            <text:p>EMPTY</text:p>
          </table:table-cell>
          <table:table-cell table:style-name="ce14" table:formula="of:=[Evidence.E821]" office:value-type="float" office:value="0" calcext:value-type="float">
            <text:p>0 Kč</text:p>
          </table:table-cell>
          <table:table-cell table:style-name="ce20" table:formula="of:=[Evidence.F821]" office:value-type="currency" office:currency="CZK" office:value="0" calcext:value-type="currency">
            <text:p>0 Kč</text:p>
          </table:table-cell>
          <table:table-cell table:style-name="ce27" table:formula="of:=[Evidence.K821]" office:value-type="float" office:value="0" calcext:value-type="float">
            <text:p>0</text:p>
          </table:table-cell>
          <table:table-cell table:style-name="ce27" table:formula="of:=2014-[Evidence.H821]" office:value-type="float" office:value="2014" calcext:value-type="float">
            <text:p>2,014</text:p>
          </table:table-cell>
          <table:table-cell table:style-name="ce13"/>
          <table:table-cell table:style-name="ce37" table:formula="of:=((100-[.F826])/100)*[.B8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22]&lt;&gt;&quot;&quot;;CONCATENATE(&quot;(&quot;;[Evidence.A822];&quot;) - &quot;;[Evidence.C822];&quot; - &quot;;[Evidence.D822];&quot;, [&quot;;[Evidence.L822];&quot;]&quot;);&quot;EMPTY&quot;)" office:value-type="string" office:string-value="EMPTY" calcext:value-type="string">
            <text:p>EMPTY</text:p>
          </table:table-cell>
          <table:table-cell table:style-name="ce14" table:formula="of:=[Evidence.E822]" office:value-type="float" office:value="0" calcext:value-type="float">
            <text:p>0 Kč</text:p>
          </table:table-cell>
          <table:table-cell table:style-name="ce20" table:formula="of:=[Evidence.F822]" office:value-type="currency" office:currency="CZK" office:value="0" calcext:value-type="currency">
            <text:p>0 Kč</text:p>
          </table:table-cell>
          <table:table-cell table:style-name="ce27" table:formula="of:=[Evidence.K822]" office:value-type="float" office:value="0" calcext:value-type="float">
            <text:p>0</text:p>
          </table:table-cell>
          <table:table-cell table:style-name="ce27" table:formula="of:=2014-[Evidence.H822]" office:value-type="float" office:value="2014" calcext:value-type="float">
            <text:p>2,014</text:p>
          </table:table-cell>
          <table:table-cell table:style-name="ce13"/>
          <table:table-cell table:style-name="ce37" table:formula="of:=((100-[.F827])/100)*[.B8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23]&lt;&gt;&quot;&quot;;CONCATENATE(&quot;(&quot;;[Evidence.A823];&quot;) - &quot;;[Evidence.C823];&quot; - &quot;;[Evidence.D823];&quot;, [&quot;;[Evidence.L823];&quot;]&quot;);&quot;EMPTY&quot;)" office:value-type="string" office:string-value="EMPTY" calcext:value-type="string">
            <text:p>EMPTY</text:p>
          </table:table-cell>
          <table:table-cell table:style-name="ce14" table:formula="of:=[Evidence.E823]" office:value-type="float" office:value="0" calcext:value-type="float">
            <text:p>0 Kč</text:p>
          </table:table-cell>
          <table:table-cell table:style-name="ce20" table:formula="of:=[Evidence.F823]" office:value-type="currency" office:currency="CZK" office:value="0" calcext:value-type="currency">
            <text:p>0 Kč</text:p>
          </table:table-cell>
          <table:table-cell table:style-name="ce27" table:formula="of:=[Evidence.K823]" office:value-type="float" office:value="0" calcext:value-type="float">
            <text:p>0</text:p>
          </table:table-cell>
          <table:table-cell table:style-name="ce27" table:formula="of:=2014-[Evidence.H823]" office:value-type="float" office:value="2014" calcext:value-type="float">
            <text:p>2,014</text:p>
          </table:table-cell>
          <table:table-cell table:style-name="ce13"/>
          <table:table-cell table:style-name="ce37" table:formula="of:=((100-[.F828])/100)*[.B8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24]&lt;&gt;&quot;&quot;;CONCATENATE(&quot;(&quot;;[Evidence.A824];&quot;) - &quot;;[Evidence.C824];&quot; - &quot;;[Evidence.D824];&quot;, [&quot;;[Evidence.L824];&quot;]&quot;);&quot;EMPTY&quot;)" office:value-type="string" office:string-value="EMPTY" calcext:value-type="string">
            <text:p>EMPTY</text:p>
          </table:table-cell>
          <table:table-cell table:style-name="ce14" table:formula="of:=[Evidence.E824]" office:value-type="float" office:value="0" calcext:value-type="float">
            <text:p>0 Kč</text:p>
          </table:table-cell>
          <table:table-cell table:style-name="ce20" table:formula="of:=[Evidence.F824]" office:value-type="currency" office:currency="CZK" office:value="0" calcext:value-type="currency">
            <text:p>0 Kč</text:p>
          </table:table-cell>
          <table:table-cell table:style-name="ce27" table:formula="of:=[Evidence.K824]" office:value-type="float" office:value="0" calcext:value-type="float">
            <text:p>0</text:p>
          </table:table-cell>
          <table:table-cell table:style-name="ce27" table:formula="of:=2014-[Evidence.H824]" office:value-type="float" office:value="2014" calcext:value-type="float">
            <text:p>2,014</text:p>
          </table:table-cell>
          <table:table-cell table:style-name="ce13"/>
          <table:table-cell table:style-name="ce37" table:formula="of:=((100-[.F829])/100)*[.B8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25]&lt;&gt;&quot;&quot;;CONCATENATE(&quot;(&quot;;[Evidence.A825];&quot;) - &quot;;[Evidence.C825];&quot; - &quot;;[Evidence.D825];&quot;, [&quot;;[Evidence.L825];&quot;]&quot;);&quot;EMPTY&quot;)" office:value-type="string" office:string-value="EMPTY" calcext:value-type="string">
            <text:p>EMPTY</text:p>
          </table:table-cell>
          <table:table-cell table:style-name="ce14" table:formula="of:=[Evidence.E825]" office:value-type="float" office:value="0" calcext:value-type="float">
            <text:p>0 Kč</text:p>
          </table:table-cell>
          <table:table-cell table:style-name="ce20" table:formula="of:=[Evidence.F825]" office:value-type="currency" office:currency="CZK" office:value="0" calcext:value-type="currency">
            <text:p>0 Kč</text:p>
          </table:table-cell>
          <table:table-cell table:style-name="ce27" table:formula="of:=[Evidence.K825]" office:value-type="float" office:value="0" calcext:value-type="float">
            <text:p>0</text:p>
          </table:table-cell>
          <table:table-cell table:style-name="ce27" table:formula="of:=2014-[Evidence.H825]" office:value-type="float" office:value="2014" calcext:value-type="float">
            <text:p>2,014</text:p>
          </table:table-cell>
          <table:table-cell table:style-name="ce13"/>
          <table:table-cell table:style-name="ce37" table:formula="of:=((100-[.F830])/100)*[.B8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26]&lt;&gt;&quot;&quot;;CONCATENATE(&quot;(&quot;;[Evidence.A826];&quot;) - &quot;;[Evidence.C826];&quot; - &quot;;[Evidence.D826];&quot;, [&quot;;[Evidence.L826];&quot;]&quot;);&quot;EMPTY&quot;)" office:value-type="string" office:string-value="EMPTY" calcext:value-type="string">
            <text:p>EMPTY</text:p>
          </table:table-cell>
          <table:table-cell table:style-name="ce14" table:formula="of:=[Evidence.E826]" office:value-type="float" office:value="0" calcext:value-type="float">
            <text:p>0 Kč</text:p>
          </table:table-cell>
          <table:table-cell table:style-name="ce20" table:formula="of:=[Evidence.F826]" office:value-type="currency" office:currency="CZK" office:value="0" calcext:value-type="currency">
            <text:p>0 Kč</text:p>
          </table:table-cell>
          <table:table-cell table:style-name="ce27" table:formula="of:=[Evidence.K826]" office:value-type="float" office:value="0" calcext:value-type="float">
            <text:p>0</text:p>
          </table:table-cell>
          <table:table-cell table:style-name="ce27" table:formula="of:=2014-[Evidence.H826]" office:value-type="float" office:value="2014" calcext:value-type="float">
            <text:p>2,014</text:p>
          </table:table-cell>
          <table:table-cell table:style-name="ce13"/>
          <table:table-cell table:style-name="ce37" table:formula="of:=((100-[.F831])/100)*[.B8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27]&lt;&gt;&quot;&quot;;CONCATENATE(&quot;(&quot;;[Evidence.A827];&quot;) - &quot;;[Evidence.C827];&quot; - &quot;;[Evidence.D827];&quot;, [&quot;;[Evidence.L827];&quot;]&quot;);&quot;EMPTY&quot;)" office:value-type="string" office:string-value="EMPTY" calcext:value-type="string">
            <text:p>EMPTY</text:p>
          </table:table-cell>
          <table:table-cell table:style-name="ce14" table:formula="of:=[Evidence.E827]" office:value-type="float" office:value="0" calcext:value-type="float">
            <text:p>0 Kč</text:p>
          </table:table-cell>
          <table:table-cell table:style-name="ce20" table:formula="of:=[Evidence.F827]" office:value-type="currency" office:currency="CZK" office:value="0" calcext:value-type="currency">
            <text:p>0 Kč</text:p>
          </table:table-cell>
          <table:table-cell table:style-name="ce27" table:formula="of:=[Evidence.K827]" office:value-type="float" office:value="0" calcext:value-type="float">
            <text:p>0</text:p>
          </table:table-cell>
          <table:table-cell table:style-name="ce27" table:formula="of:=2014-[Evidence.H827]" office:value-type="float" office:value="2014" calcext:value-type="float">
            <text:p>2,014</text:p>
          </table:table-cell>
          <table:table-cell table:style-name="ce13"/>
          <table:table-cell table:style-name="ce37" table:formula="of:=((100-[.F832])/100)*[.B8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28]&lt;&gt;&quot;&quot;;CONCATENATE(&quot;(&quot;;[Evidence.A828];&quot;) - &quot;;[Evidence.C828];&quot; - &quot;;[Evidence.D828];&quot;, [&quot;;[Evidence.L828];&quot;]&quot;);&quot;EMPTY&quot;)" office:value-type="string" office:string-value="EMPTY" calcext:value-type="string">
            <text:p>EMPTY</text:p>
          </table:table-cell>
          <table:table-cell table:style-name="ce14" table:formula="of:=[Evidence.E828]" office:value-type="float" office:value="0" calcext:value-type="float">
            <text:p>0 Kč</text:p>
          </table:table-cell>
          <table:table-cell table:style-name="ce20" table:formula="of:=[Evidence.F828]" office:value-type="currency" office:currency="CZK" office:value="0" calcext:value-type="currency">
            <text:p>0 Kč</text:p>
          </table:table-cell>
          <table:table-cell table:style-name="ce27" table:formula="of:=[Evidence.K828]" office:value-type="float" office:value="0" calcext:value-type="float">
            <text:p>0</text:p>
          </table:table-cell>
          <table:table-cell table:style-name="ce27" table:formula="of:=2014-[Evidence.H828]" office:value-type="float" office:value="2014" calcext:value-type="float">
            <text:p>2,014</text:p>
          </table:table-cell>
          <table:table-cell table:style-name="ce13"/>
          <table:table-cell table:style-name="ce37" table:formula="of:=((100-[.F833])/100)*[.B8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29]&lt;&gt;&quot;&quot;;CONCATENATE(&quot;(&quot;;[Evidence.A829];&quot;) - &quot;;[Evidence.C829];&quot; - &quot;;[Evidence.D829];&quot;, [&quot;;[Evidence.L829];&quot;]&quot;);&quot;EMPTY&quot;)" office:value-type="string" office:string-value="EMPTY" calcext:value-type="string">
            <text:p>EMPTY</text:p>
          </table:table-cell>
          <table:table-cell table:style-name="ce14" table:formula="of:=[Evidence.E829]" office:value-type="float" office:value="0" calcext:value-type="float">
            <text:p>0 Kč</text:p>
          </table:table-cell>
          <table:table-cell table:style-name="ce20" table:formula="of:=[Evidence.F829]" office:value-type="currency" office:currency="CZK" office:value="0" calcext:value-type="currency">
            <text:p>0 Kč</text:p>
          </table:table-cell>
          <table:table-cell table:style-name="ce27" table:formula="of:=[Evidence.K829]" office:value-type="float" office:value="0" calcext:value-type="float">
            <text:p>0</text:p>
          </table:table-cell>
          <table:table-cell table:style-name="ce27" table:formula="of:=2014-[Evidence.H829]" office:value-type="float" office:value="2014" calcext:value-type="float">
            <text:p>2,014</text:p>
          </table:table-cell>
          <table:table-cell table:style-name="ce13"/>
          <table:table-cell table:style-name="ce37" table:formula="of:=((100-[.F834])/100)*[.B8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30]&lt;&gt;&quot;&quot;;CONCATENATE(&quot;(&quot;;[Evidence.A830];&quot;) - &quot;;[Evidence.C830];&quot; - &quot;;[Evidence.D830];&quot;, [&quot;;[Evidence.L830];&quot;]&quot;);&quot;EMPTY&quot;)" office:value-type="string" office:string-value="EMPTY" calcext:value-type="string">
            <text:p>EMPTY</text:p>
          </table:table-cell>
          <table:table-cell table:style-name="ce14" table:formula="of:=[Evidence.E830]" office:value-type="float" office:value="0" calcext:value-type="float">
            <text:p>0 Kč</text:p>
          </table:table-cell>
          <table:table-cell table:style-name="ce20" table:formula="of:=[Evidence.F830]" office:value-type="currency" office:currency="CZK" office:value="0" calcext:value-type="currency">
            <text:p>0 Kč</text:p>
          </table:table-cell>
          <table:table-cell table:style-name="ce27" table:formula="of:=[Evidence.K830]" office:value-type="float" office:value="0" calcext:value-type="float">
            <text:p>0</text:p>
          </table:table-cell>
          <table:table-cell table:style-name="ce27" table:formula="of:=2014-[Evidence.H830]" office:value-type="float" office:value="2014" calcext:value-type="float">
            <text:p>2,014</text:p>
          </table:table-cell>
          <table:table-cell table:style-name="ce13"/>
          <table:table-cell table:style-name="ce37" table:formula="of:=((100-[.F835])/100)*[.B8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31]&lt;&gt;&quot;&quot;;CONCATENATE(&quot;(&quot;;[Evidence.A831];&quot;) - &quot;;[Evidence.C831];&quot; - &quot;;[Evidence.D831];&quot;, [&quot;;[Evidence.L831];&quot;]&quot;);&quot;EMPTY&quot;)" office:value-type="string" office:string-value="EMPTY" calcext:value-type="string">
            <text:p>EMPTY</text:p>
          </table:table-cell>
          <table:table-cell table:style-name="ce14" table:formula="of:=[Evidence.E831]" office:value-type="float" office:value="0" calcext:value-type="float">
            <text:p>0 Kč</text:p>
          </table:table-cell>
          <table:table-cell table:style-name="ce20" table:formula="of:=[Evidence.F831]" office:value-type="currency" office:currency="CZK" office:value="0" calcext:value-type="currency">
            <text:p>0 Kč</text:p>
          </table:table-cell>
          <table:table-cell table:style-name="ce27" table:formula="of:=[Evidence.K831]" office:value-type="float" office:value="0" calcext:value-type="float">
            <text:p>0</text:p>
          </table:table-cell>
          <table:table-cell table:style-name="ce27" table:formula="of:=2014-[Evidence.H831]" office:value-type="float" office:value="2014" calcext:value-type="float">
            <text:p>2,014</text:p>
          </table:table-cell>
          <table:table-cell table:style-name="ce13"/>
          <table:table-cell table:style-name="ce37" table:formula="of:=((100-[.F836])/100)*[.B8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32]&lt;&gt;&quot;&quot;;CONCATENATE(&quot;(&quot;;[Evidence.A832];&quot;) - &quot;;[Evidence.C832];&quot; - &quot;;[Evidence.D832];&quot;, [&quot;;[Evidence.L832];&quot;]&quot;);&quot;EMPTY&quot;)" office:value-type="string" office:string-value="EMPTY" calcext:value-type="string">
            <text:p>EMPTY</text:p>
          </table:table-cell>
          <table:table-cell table:style-name="ce14" table:formula="of:=[Evidence.E832]" office:value-type="float" office:value="0" calcext:value-type="float">
            <text:p>0 Kč</text:p>
          </table:table-cell>
          <table:table-cell table:style-name="ce20" table:formula="of:=[Evidence.F832]" office:value-type="currency" office:currency="CZK" office:value="0" calcext:value-type="currency">
            <text:p>0 Kč</text:p>
          </table:table-cell>
          <table:table-cell table:style-name="ce27" table:formula="of:=[Evidence.K832]" office:value-type="float" office:value="0" calcext:value-type="float">
            <text:p>0</text:p>
          </table:table-cell>
          <table:table-cell table:style-name="ce27" table:formula="of:=2014-[Evidence.H832]" office:value-type="float" office:value="2014" calcext:value-type="float">
            <text:p>2,014</text:p>
          </table:table-cell>
          <table:table-cell table:style-name="ce13"/>
          <table:table-cell table:style-name="ce37" table:formula="of:=((100-[.F837])/100)*[.B8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33]&lt;&gt;&quot;&quot;;CONCATENATE(&quot;(&quot;;[Evidence.A833];&quot;) - &quot;;[Evidence.C833];&quot; - &quot;;[Evidence.D833];&quot;, [&quot;;[Evidence.L833];&quot;]&quot;);&quot;EMPTY&quot;)" office:value-type="string" office:string-value="EMPTY" calcext:value-type="string">
            <text:p>EMPTY</text:p>
          </table:table-cell>
          <table:table-cell table:style-name="ce14" table:formula="of:=[Evidence.E833]" office:value-type="float" office:value="0" calcext:value-type="float">
            <text:p>0 Kč</text:p>
          </table:table-cell>
          <table:table-cell table:style-name="ce20" table:formula="of:=[Evidence.F833]" office:value-type="currency" office:currency="CZK" office:value="0" calcext:value-type="currency">
            <text:p>0 Kč</text:p>
          </table:table-cell>
          <table:table-cell table:style-name="ce27" table:formula="of:=[Evidence.K833]" office:value-type="float" office:value="0" calcext:value-type="float">
            <text:p>0</text:p>
          </table:table-cell>
          <table:table-cell table:style-name="ce27" table:formula="of:=2014-[Evidence.H833]" office:value-type="float" office:value="2014" calcext:value-type="float">
            <text:p>2,014</text:p>
          </table:table-cell>
          <table:table-cell table:style-name="ce13"/>
          <table:table-cell table:style-name="ce37" table:formula="of:=((100-[.F838])/100)*[.B8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34]&lt;&gt;&quot;&quot;;CONCATENATE(&quot;(&quot;;[Evidence.A834];&quot;) - &quot;;[Evidence.C834];&quot; - &quot;;[Evidence.D834];&quot;, [&quot;;[Evidence.L834];&quot;]&quot;);&quot;EMPTY&quot;)" office:value-type="string" office:string-value="EMPTY" calcext:value-type="string">
            <text:p>EMPTY</text:p>
          </table:table-cell>
          <table:table-cell table:style-name="ce14" table:formula="of:=[Evidence.E834]" office:value-type="float" office:value="0" calcext:value-type="float">
            <text:p>0 Kč</text:p>
          </table:table-cell>
          <table:table-cell table:style-name="ce20" table:formula="of:=[Evidence.F834]" office:value-type="currency" office:currency="CZK" office:value="0" calcext:value-type="currency">
            <text:p>0 Kč</text:p>
          </table:table-cell>
          <table:table-cell table:style-name="ce27" table:formula="of:=[Evidence.K834]" office:value-type="float" office:value="0" calcext:value-type="float">
            <text:p>0</text:p>
          </table:table-cell>
          <table:table-cell table:style-name="ce27" table:formula="of:=2014-[Evidence.H834]" office:value-type="float" office:value="2014" calcext:value-type="float">
            <text:p>2,014</text:p>
          </table:table-cell>
          <table:table-cell table:style-name="ce13"/>
          <table:table-cell table:style-name="ce37" table:formula="of:=((100-[.F839])/100)*[.B8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35]&lt;&gt;&quot;&quot;;CONCATENATE(&quot;(&quot;;[Evidence.A835];&quot;) - &quot;;[Evidence.C835];&quot; - &quot;;[Evidence.D835];&quot;, [&quot;;[Evidence.L835];&quot;]&quot;);&quot;EMPTY&quot;)" office:value-type="string" office:string-value="EMPTY" calcext:value-type="string">
            <text:p>EMPTY</text:p>
          </table:table-cell>
          <table:table-cell table:style-name="ce14" table:formula="of:=[Evidence.E835]" office:value-type="float" office:value="0" calcext:value-type="float">
            <text:p>0 Kč</text:p>
          </table:table-cell>
          <table:table-cell table:style-name="ce20" table:formula="of:=[Evidence.F835]" office:value-type="currency" office:currency="CZK" office:value="0" calcext:value-type="currency">
            <text:p>0 Kč</text:p>
          </table:table-cell>
          <table:table-cell table:style-name="ce27" table:formula="of:=[Evidence.K835]" office:value-type="float" office:value="0" calcext:value-type="float">
            <text:p>0</text:p>
          </table:table-cell>
          <table:table-cell table:style-name="ce27" table:formula="of:=2014-[Evidence.H835]" office:value-type="float" office:value="2014" calcext:value-type="float">
            <text:p>2,014</text:p>
          </table:table-cell>
          <table:table-cell table:style-name="ce13"/>
          <table:table-cell table:style-name="ce37" table:formula="of:=((100-[.F840])/100)*[.B8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36]&lt;&gt;&quot;&quot;;CONCATENATE(&quot;(&quot;;[Evidence.A836];&quot;) - &quot;;[Evidence.C836];&quot; - &quot;;[Evidence.D836];&quot;, [&quot;;[Evidence.L836];&quot;]&quot;);&quot;EMPTY&quot;)" office:value-type="string" office:string-value="EMPTY" calcext:value-type="string">
            <text:p>EMPTY</text:p>
          </table:table-cell>
          <table:table-cell table:style-name="ce14" table:formula="of:=[Evidence.E836]" office:value-type="float" office:value="0" calcext:value-type="float">
            <text:p>0 Kč</text:p>
          </table:table-cell>
          <table:table-cell table:style-name="ce20" table:formula="of:=[Evidence.F836]" office:value-type="currency" office:currency="CZK" office:value="0" calcext:value-type="currency">
            <text:p>0 Kč</text:p>
          </table:table-cell>
          <table:table-cell table:style-name="ce27" table:formula="of:=[Evidence.K836]" office:value-type="float" office:value="0" calcext:value-type="float">
            <text:p>0</text:p>
          </table:table-cell>
          <table:table-cell table:style-name="ce27" table:formula="of:=2014-[Evidence.H836]" office:value-type="float" office:value="2014" calcext:value-type="float">
            <text:p>2,014</text:p>
          </table:table-cell>
          <table:table-cell table:style-name="ce13"/>
          <table:table-cell table:style-name="ce37" table:formula="of:=((100-[.F841])/100)*[.B8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37]&lt;&gt;&quot;&quot;;CONCATENATE(&quot;(&quot;;[Evidence.A837];&quot;) - &quot;;[Evidence.C837];&quot; - &quot;;[Evidence.D837];&quot;, [&quot;;[Evidence.L837];&quot;]&quot;);&quot;EMPTY&quot;)" office:value-type="string" office:string-value="EMPTY" calcext:value-type="string">
            <text:p>EMPTY</text:p>
          </table:table-cell>
          <table:table-cell table:style-name="ce14" table:formula="of:=[Evidence.E837]" office:value-type="float" office:value="0" calcext:value-type="float">
            <text:p>0 Kč</text:p>
          </table:table-cell>
          <table:table-cell table:style-name="ce20" table:formula="of:=[Evidence.F837]" office:value-type="currency" office:currency="CZK" office:value="0" calcext:value-type="currency">
            <text:p>0 Kč</text:p>
          </table:table-cell>
          <table:table-cell table:style-name="ce27" table:formula="of:=[Evidence.K837]" office:value-type="float" office:value="0" calcext:value-type="float">
            <text:p>0</text:p>
          </table:table-cell>
          <table:table-cell table:style-name="ce27" table:formula="of:=2014-[Evidence.H837]" office:value-type="float" office:value="2014" calcext:value-type="float">
            <text:p>2,014</text:p>
          </table:table-cell>
          <table:table-cell table:style-name="ce13"/>
          <table:table-cell table:style-name="ce37" table:formula="of:=((100-[.F842])/100)*[.B8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38]&lt;&gt;&quot;&quot;;CONCATENATE(&quot;(&quot;;[Evidence.A838];&quot;) - &quot;;[Evidence.C838];&quot; - &quot;;[Evidence.D838];&quot;, [&quot;;[Evidence.L838];&quot;]&quot;);&quot;EMPTY&quot;)" office:value-type="string" office:string-value="EMPTY" calcext:value-type="string">
            <text:p>EMPTY</text:p>
          </table:table-cell>
          <table:table-cell table:style-name="ce14" table:formula="of:=[Evidence.E838]" office:value-type="float" office:value="0" calcext:value-type="float">
            <text:p>0 Kč</text:p>
          </table:table-cell>
          <table:table-cell table:style-name="ce20" table:formula="of:=[Evidence.F838]" office:value-type="currency" office:currency="CZK" office:value="0" calcext:value-type="currency">
            <text:p>0 Kč</text:p>
          </table:table-cell>
          <table:table-cell table:style-name="ce27" table:formula="of:=[Evidence.K838]" office:value-type="float" office:value="0" calcext:value-type="float">
            <text:p>0</text:p>
          </table:table-cell>
          <table:table-cell table:style-name="ce27" table:formula="of:=2014-[Evidence.H838]" office:value-type="float" office:value="2014" calcext:value-type="float">
            <text:p>2,014</text:p>
          </table:table-cell>
          <table:table-cell table:style-name="ce13"/>
          <table:table-cell table:style-name="ce37" table:formula="of:=((100-[.F843])/100)*[.B8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39]&lt;&gt;&quot;&quot;;CONCATENATE(&quot;(&quot;;[Evidence.A839];&quot;) - &quot;;[Evidence.C839];&quot; - &quot;;[Evidence.D839];&quot;, [&quot;;[Evidence.L839];&quot;]&quot;);&quot;EMPTY&quot;)" office:value-type="string" office:string-value="EMPTY" calcext:value-type="string">
            <text:p>EMPTY</text:p>
          </table:table-cell>
          <table:table-cell table:style-name="ce14" table:formula="of:=[Evidence.E839]" office:value-type="float" office:value="0" calcext:value-type="float">
            <text:p>0 Kč</text:p>
          </table:table-cell>
          <table:table-cell table:style-name="ce20" table:formula="of:=[Evidence.F839]" office:value-type="currency" office:currency="CZK" office:value="0" calcext:value-type="currency">
            <text:p>0 Kč</text:p>
          </table:table-cell>
          <table:table-cell table:style-name="ce27" table:formula="of:=[Evidence.K839]" office:value-type="float" office:value="0" calcext:value-type="float">
            <text:p>0</text:p>
          </table:table-cell>
          <table:table-cell table:style-name="ce27" table:formula="of:=2014-[Evidence.H839]" office:value-type="float" office:value="2014" calcext:value-type="float">
            <text:p>2,014</text:p>
          </table:table-cell>
          <table:table-cell table:style-name="ce13"/>
          <table:table-cell table:style-name="ce37" table:formula="of:=((100-[.F844])/100)*[.B8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40]&lt;&gt;&quot;&quot;;CONCATENATE(&quot;(&quot;;[Evidence.A840];&quot;) - &quot;;[Evidence.C840];&quot; - &quot;;[Evidence.D840];&quot;, [&quot;;[Evidence.L840];&quot;]&quot;);&quot;EMPTY&quot;)" office:value-type="string" office:string-value="EMPTY" calcext:value-type="string">
            <text:p>EMPTY</text:p>
          </table:table-cell>
          <table:table-cell table:style-name="ce14" table:formula="of:=[Evidence.E840]" office:value-type="float" office:value="0" calcext:value-type="float">
            <text:p>0 Kč</text:p>
          </table:table-cell>
          <table:table-cell table:style-name="ce20" table:formula="of:=[Evidence.F840]" office:value-type="currency" office:currency="CZK" office:value="0" calcext:value-type="currency">
            <text:p>0 Kč</text:p>
          </table:table-cell>
          <table:table-cell table:style-name="ce27" table:formula="of:=[Evidence.K840]" office:value-type="float" office:value="0" calcext:value-type="float">
            <text:p>0</text:p>
          </table:table-cell>
          <table:table-cell table:style-name="ce27" table:formula="of:=2014-[Evidence.H840]" office:value-type="float" office:value="2014" calcext:value-type="float">
            <text:p>2,014</text:p>
          </table:table-cell>
          <table:table-cell table:style-name="ce13"/>
          <table:table-cell table:style-name="ce37" table:formula="of:=((100-[.F845])/100)*[.B8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41]&lt;&gt;&quot;&quot;;CONCATENATE(&quot;(&quot;;[Evidence.A841];&quot;) - &quot;;[Evidence.C841];&quot; - &quot;;[Evidence.D841];&quot;, [&quot;;[Evidence.L841];&quot;]&quot;);&quot;EMPTY&quot;)" office:value-type="string" office:string-value="EMPTY" calcext:value-type="string">
            <text:p>EMPTY</text:p>
          </table:table-cell>
          <table:table-cell table:style-name="ce14" table:formula="of:=[Evidence.E841]" office:value-type="float" office:value="0" calcext:value-type="float">
            <text:p>0 Kč</text:p>
          </table:table-cell>
          <table:table-cell table:style-name="ce20" table:formula="of:=[Evidence.F841]" office:value-type="currency" office:currency="CZK" office:value="0" calcext:value-type="currency">
            <text:p>0 Kč</text:p>
          </table:table-cell>
          <table:table-cell table:style-name="ce27" table:formula="of:=[Evidence.K841]" office:value-type="float" office:value="0" calcext:value-type="float">
            <text:p>0</text:p>
          </table:table-cell>
          <table:table-cell table:style-name="ce27" table:formula="of:=2014-[Evidence.H841]" office:value-type="float" office:value="2014" calcext:value-type="float">
            <text:p>2,014</text:p>
          </table:table-cell>
          <table:table-cell table:style-name="ce13"/>
          <table:table-cell table:style-name="ce37" table:formula="of:=((100-[.F846])/100)*[.B8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42]&lt;&gt;&quot;&quot;;CONCATENATE(&quot;(&quot;;[Evidence.A842];&quot;) - &quot;;[Evidence.C842];&quot; - &quot;;[Evidence.D842];&quot;, [&quot;;[Evidence.L842];&quot;]&quot;);&quot;EMPTY&quot;)" office:value-type="string" office:string-value="EMPTY" calcext:value-type="string">
            <text:p>EMPTY</text:p>
          </table:table-cell>
          <table:table-cell table:style-name="ce14" table:formula="of:=[Evidence.E842]" office:value-type="float" office:value="0" calcext:value-type="float">
            <text:p>0 Kč</text:p>
          </table:table-cell>
          <table:table-cell table:style-name="ce20" table:formula="of:=[Evidence.F842]" office:value-type="currency" office:currency="CZK" office:value="0" calcext:value-type="currency">
            <text:p>0 Kč</text:p>
          </table:table-cell>
          <table:table-cell table:style-name="ce27" table:formula="of:=[Evidence.K842]" office:value-type="float" office:value="0" calcext:value-type="float">
            <text:p>0</text:p>
          </table:table-cell>
          <table:table-cell table:style-name="ce27" table:formula="of:=2014-[Evidence.H842]" office:value-type="float" office:value="2014" calcext:value-type="float">
            <text:p>2,014</text:p>
          </table:table-cell>
          <table:table-cell table:style-name="ce13"/>
          <table:table-cell table:style-name="ce37" table:formula="of:=((100-[.F847])/100)*[.B8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43]&lt;&gt;&quot;&quot;;CONCATENATE(&quot;(&quot;;[Evidence.A843];&quot;) - &quot;;[Evidence.C843];&quot; - &quot;;[Evidence.D843];&quot;, [&quot;;[Evidence.L843];&quot;]&quot;);&quot;EMPTY&quot;)" office:value-type="string" office:string-value="EMPTY" calcext:value-type="string">
            <text:p>EMPTY</text:p>
          </table:table-cell>
          <table:table-cell table:style-name="ce14" table:formula="of:=[Evidence.E843]" office:value-type="float" office:value="0" calcext:value-type="float">
            <text:p>0 Kč</text:p>
          </table:table-cell>
          <table:table-cell table:style-name="ce20" table:formula="of:=[Evidence.F843]" office:value-type="currency" office:currency="CZK" office:value="0" calcext:value-type="currency">
            <text:p>0 Kč</text:p>
          </table:table-cell>
          <table:table-cell table:style-name="ce27" table:formula="of:=[Evidence.K843]" office:value-type="float" office:value="0" calcext:value-type="float">
            <text:p>0</text:p>
          </table:table-cell>
          <table:table-cell table:style-name="ce27" table:formula="of:=2014-[Evidence.H843]" office:value-type="float" office:value="2014" calcext:value-type="float">
            <text:p>2,014</text:p>
          </table:table-cell>
          <table:table-cell table:style-name="ce13"/>
          <table:table-cell table:style-name="ce37" table:formula="of:=((100-[.F848])/100)*[.B8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44]&lt;&gt;&quot;&quot;;CONCATENATE(&quot;(&quot;;[Evidence.A844];&quot;) - &quot;;[Evidence.C844];&quot; - &quot;;[Evidence.D844];&quot;, [&quot;;[Evidence.L844];&quot;]&quot;);&quot;EMPTY&quot;)" office:value-type="string" office:string-value="EMPTY" calcext:value-type="string">
            <text:p>EMPTY</text:p>
          </table:table-cell>
          <table:table-cell table:style-name="ce14" table:formula="of:=[Evidence.E844]" office:value-type="float" office:value="0" calcext:value-type="float">
            <text:p>0 Kč</text:p>
          </table:table-cell>
          <table:table-cell table:style-name="ce20" table:formula="of:=[Evidence.F844]" office:value-type="currency" office:currency="CZK" office:value="0" calcext:value-type="currency">
            <text:p>0 Kč</text:p>
          </table:table-cell>
          <table:table-cell table:style-name="ce27" table:formula="of:=[Evidence.K844]" office:value-type="float" office:value="0" calcext:value-type="float">
            <text:p>0</text:p>
          </table:table-cell>
          <table:table-cell table:style-name="ce27" table:formula="of:=2014-[Evidence.H844]" office:value-type="float" office:value="2014" calcext:value-type="float">
            <text:p>2,014</text:p>
          </table:table-cell>
          <table:table-cell table:style-name="ce13"/>
          <table:table-cell table:style-name="ce37" table:formula="of:=((100-[.F849])/100)*[.B8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45]&lt;&gt;&quot;&quot;;CONCATENATE(&quot;(&quot;;[Evidence.A845];&quot;) - &quot;;[Evidence.C845];&quot; - &quot;;[Evidence.D845];&quot;, [&quot;;[Evidence.L845];&quot;]&quot;);&quot;EMPTY&quot;)" office:value-type="string" office:string-value="EMPTY" calcext:value-type="string">
            <text:p>EMPTY</text:p>
          </table:table-cell>
          <table:table-cell table:style-name="ce14" table:formula="of:=[Evidence.E845]" office:value-type="float" office:value="0" calcext:value-type="float">
            <text:p>0 Kč</text:p>
          </table:table-cell>
          <table:table-cell table:style-name="ce20" table:formula="of:=[Evidence.F845]" office:value-type="currency" office:currency="CZK" office:value="0" calcext:value-type="currency">
            <text:p>0 Kč</text:p>
          </table:table-cell>
          <table:table-cell table:style-name="ce27" table:formula="of:=[Evidence.K845]" office:value-type="float" office:value="0" calcext:value-type="float">
            <text:p>0</text:p>
          </table:table-cell>
          <table:table-cell table:style-name="ce27" table:formula="of:=2014-[Evidence.H845]" office:value-type="float" office:value="2014" calcext:value-type="float">
            <text:p>2,014</text:p>
          </table:table-cell>
          <table:table-cell table:style-name="ce13"/>
          <table:table-cell table:style-name="ce37" table:formula="of:=((100-[.F850])/100)*[.B8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46]&lt;&gt;&quot;&quot;;CONCATENATE(&quot;(&quot;;[Evidence.A846];&quot;) - &quot;;[Evidence.C846];&quot; - &quot;;[Evidence.D846];&quot;, [&quot;;[Evidence.L846];&quot;]&quot;);&quot;EMPTY&quot;)" office:value-type="string" office:string-value="EMPTY" calcext:value-type="string">
            <text:p>EMPTY</text:p>
          </table:table-cell>
          <table:table-cell table:style-name="ce14" table:formula="of:=[Evidence.E846]" office:value-type="float" office:value="0" calcext:value-type="float">
            <text:p>0 Kč</text:p>
          </table:table-cell>
          <table:table-cell table:style-name="ce20" table:formula="of:=[Evidence.F846]" office:value-type="currency" office:currency="CZK" office:value="0" calcext:value-type="currency">
            <text:p>0 Kč</text:p>
          </table:table-cell>
          <table:table-cell table:style-name="ce27" table:formula="of:=[Evidence.K846]" office:value-type="float" office:value="0" calcext:value-type="float">
            <text:p>0</text:p>
          </table:table-cell>
          <table:table-cell table:style-name="ce27" table:formula="of:=2014-[Evidence.H846]" office:value-type="float" office:value="2014" calcext:value-type="float">
            <text:p>2,014</text:p>
          </table:table-cell>
          <table:table-cell table:style-name="ce13"/>
          <table:table-cell table:style-name="ce37" table:formula="of:=((100-[.F851])/100)*[.B8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47]&lt;&gt;&quot;&quot;;CONCATENATE(&quot;(&quot;;[Evidence.A847];&quot;) - &quot;;[Evidence.C847];&quot; - &quot;;[Evidence.D847];&quot;, [&quot;;[Evidence.L847];&quot;]&quot;);&quot;EMPTY&quot;)" office:value-type="string" office:string-value="EMPTY" calcext:value-type="string">
            <text:p>EMPTY</text:p>
          </table:table-cell>
          <table:table-cell table:style-name="ce14" table:formula="of:=[Evidence.E847]" office:value-type="float" office:value="0" calcext:value-type="float">
            <text:p>0 Kč</text:p>
          </table:table-cell>
          <table:table-cell table:style-name="ce20" table:formula="of:=[Evidence.F847]" office:value-type="currency" office:currency="CZK" office:value="0" calcext:value-type="currency">
            <text:p>0 Kč</text:p>
          </table:table-cell>
          <table:table-cell table:style-name="ce27" table:formula="of:=[Evidence.K847]" office:value-type="float" office:value="0" calcext:value-type="float">
            <text:p>0</text:p>
          </table:table-cell>
          <table:table-cell table:style-name="ce27" table:formula="of:=2014-[Evidence.H847]" office:value-type="float" office:value="2014" calcext:value-type="float">
            <text:p>2,014</text:p>
          </table:table-cell>
          <table:table-cell table:style-name="ce13"/>
          <table:table-cell table:style-name="ce37" table:formula="of:=((100-[.F852])/100)*[.B8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48]&lt;&gt;&quot;&quot;;CONCATENATE(&quot;(&quot;;[Evidence.A848];&quot;) - &quot;;[Evidence.C848];&quot; - &quot;;[Evidence.D848];&quot;, [&quot;;[Evidence.L848];&quot;]&quot;);&quot;EMPTY&quot;)" office:value-type="string" office:string-value="EMPTY" calcext:value-type="string">
            <text:p>EMPTY</text:p>
          </table:table-cell>
          <table:table-cell table:style-name="ce14" table:formula="of:=[Evidence.E848]" office:value-type="float" office:value="0" calcext:value-type="float">
            <text:p>0 Kč</text:p>
          </table:table-cell>
          <table:table-cell table:style-name="ce20" table:formula="of:=[Evidence.F848]" office:value-type="currency" office:currency="CZK" office:value="0" calcext:value-type="currency">
            <text:p>0 Kč</text:p>
          </table:table-cell>
          <table:table-cell table:style-name="ce27" table:formula="of:=[Evidence.K848]" office:value-type="float" office:value="0" calcext:value-type="float">
            <text:p>0</text:p>
          </table:table-cell>
          <table:table-cell table:style-name="ce27" table:formula="of:=2014-[Evidence.H848]" office:value-type="float" office:value="2014" calcext:value-type="float">
            <text:p>2,014</text:p>
          </table:table-cell>
          <table:table-cell table:style-name="ce13"/>
          <table:table-cell table:style-name="ce37" table:formula="of:=((100-[.F853])/100)*[.B8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49]&lt;&gt;&quot;&quot;;CONCATENATE(&quot;(&quot;;[Evidence.A849];&quot;) - &quot;;[Evidence.C849];&quot; - &quot;;[Evidence.D849];&quot;, [&quot;;[Evidence.L849];&quot;]&quot;);&quot;EMPTY&quot;)" office:value-type="string" office:string-value="EMPTY" calcext:value-type="string">
            <text:p>EMPTY</text:p>
          </table:table-cell>
          <table:table-cell table:style-name="ce14" table:formula="of:=[Evidence.E849]" office:value-type="float" office:value="0" calcext:value-type="float">
            <text:p>0 Kč</text:p>
          </table:table-cell>
          <table:table-cell table:style-name="ce20" table:formula="of:=[Evidence.F849]" office:value-type="currency" office:currency="CZK" office:value="0" calcext:value-type="currency">
            <text:p>0 Kč</text:p>
          </table:table-cell>
          <table:table-cell table:style-name="ce27" table:formula="of:=[Evidence.K849]" office:value-type="float" office:value="0" calcext:value-type="float">
            <text:p>0</text:p>
          </table:table-cell>
          <table:table-cell table:style-name="ce27" table:formula="of:=2014-[Evidence.H849]" office:value-type="float" office:value="2014" calcext:value-type="float">
            <text:p>2,014</text:p>
          </table:table-cell>
          <table:table-cell table:style-name="ce13"/>
          <table:table-cell table:style-name="ce37" table:formula="of:=((100-[.F854])/100)*[.B8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50]&lt;&gt;&quot;&quot;;CONCATENATE(&quot;(&quot;;[Evidence.A850];&quot;) - &quot;;[Evidence.C850];&quot; - &quot;;[Evidence.D850];&quot;, [&quot;;[Evidence.L850];&quot;]&quot;);&quot;EMPTY&quot;)" office:value-type="string" office:string-value="EMPTY" calcext:value-type="string">
            <text:p>EMPTY</text:p>
          </table:table-cell>
          <table:table-cell table:style-name="ce14" table:formula="of:=[Evidence.E850]" office:value-type="float" office:value="0" calcext:value-type="float">
            <text:p>0 Kč</text:p>
          </table:table-cell>
          <table:table-cell table:style-name="ce20" table:formula="of:=[Evidence.F850]" office:value-type="currency" office:currency="CZK" office:value="0" calcext:value-type="currency">
            <text:p>0 Kč</text:p>
          </table:table-cell>
          <table:table-cell table:style-name="ce27" table:formula="of:=[Evidence.K850]" office:value-type="float" office:value="0" calcext:value-type="float">
            <text:p>0</text:p>
          </table:table-cell>
          <table:table-cell table:style-name="ce27" table:formula="of:=2014-[Evidence.H850]" office:value-type="float" office:value="2014" calcext:value-type="float">
            <text:p>2,014</text:p>
          </table:table-cell>
          <table:table-cell table:style-name="ce13"/>
          <table:table-cell table:style-name="ce37" table:formula="of:=((100-[.F855])/100)*[.B8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51]&lt;&gt;&quot;&quot;;CONCATENATE(&quot;(&quot;;[Evidence.A851];&quot;) - &quot;;[Evidence.C851];&quot; - &quot;;[Evidence.D851];&quot;, [&quot;;[Evidence.L851];&quot;]&quot;);&quot;EMPTY&quot;)" office:value-type="string" office:string-value="EMPTY" calcext:value-type="string">
            <text:p>EMPTY</text:p>
          </table:table-cell>
          <table:table-cell table:style-name="ce14" table:formula="of:=[Evidence.E851]" office:value-type="float" office:value="0" calcext:value-type="float">
            <text:p>0 Kč</text:p>
          </table:table-cell>
          <table:table-cell table:style-name="ce20" table:formula="of:=[Evidence.F851]" office:value-type="currency" office:currency="CZK" office:value="0" calcext:value-type="currency">
            <text:p>0 Kč</text:p>
          </table:table-cell>
          <table:table-cell table:style-name="ce27" table:formula="of:=[Evidence.K851]" office:value-type="float" office:value="0" calcext:value-type="float">
            <text:p>0</text:p>
          </table:table-cell>
          <table:table-cell table:style-name="ce27" table:formula="of:=2014-[Evidence.H851]" office:value-type="float" office:value="2014" calcext:value-type="float">
            <text:p>2,014</text:p>
          </table:table-cell>
          <table:table-cell table:style-name="ce13"/>
          <table:table-cell table:style-name="ce37" table:formula="of:=((100-[.F856])/100)*[.B8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52]&lt;&gt;&quot;&quot;;CONCATENATE(&quot;(&quot;;[Evidence.A852];&quot;) - &quot;;[Evidence.C852];&quot; - &quot;;[Evidence.D852];&quot;, [&quot;;[Evidence.L852];&quot;]&quot;);&quot;EMPTY&quot;)" office:value-type="string" office:string-value="EMPTY" calcext:value-type="string">
            <text:p>EMPTY</text:p>
          </table:table-cell>
          <table:table-cell table:style-name="ce14" table:formula="of:=[Evidence.E852]" office:value-type="float" office:value="0" calcext:value-type="float">
            <text:p>0 Kč</text:p>
          </table:table-cell>
          <table:table-cell table:style-name="ce20" table:formula="of:=[Evidence.F852]" office:value-type="currency" office:currency="CZK" office:value="0" calcext:value-type="currency">
            <text:p>0 Kč</text:p>
          </table:table-cell>
          <table:table-cell table:style-name="ce27" table:formula="of:=[Evidence.K852]" office:value-type="float" office:value="0" calcext:value-type="float">
            <text:p>0</text:p>
          </table:table-cell>
          <table:table-cell table:style-name="ce27" table:formula="of:=2014-[Evidence.H852]" office:value-type="float" office:value="2014" calcext:value-type="float">
            <text:p>2,014</text:p>
          </table:table-cell>
          <table:table-cell table:style-name="ce13"/>
          <table:table-cell table:style-name="ce37" table:formula="of:=((100-[.F857])/100)*[.B8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53]&lt;&gt;&quot;&quot;;CONCATENATE(&quot;(&quot;;[Evidence.A853];&quot;) - &quot;;[Evidence.C853];&quot; - &quot;;[Evidence.D853];&quot;, [&quot;;[Evidence.L853];&quot;]&quot;);&quot;EMPTY&quot;)" office:value-type="string" office:string-value="EMPTY" calcext:value-type="string">
            <text:p>EMPTY</text:p>
          </table:table-cell>
          <table:table-cell table:style-name="ce14" table:formula="of:=[Evidence.E853]" office:value-type="float" office:value="0" calcext:value-type="float">
            <text:p>0 Kč</text:p>
          </table:table-cell>
          <table:table-cell table:style-name="ce20" table:formula="of:=[Evidence.F853]" office:value-type="currency" office:currency="CZK" office:value="0" calcext:value-type="currency">
            <text:p>0 Kč</text:p>
          </table:table-cell>
          <table:table-cell table:style-name="ce27" table:formula="of:=[Evidence.K853]" office:value-type="float" office:value="0" calcext:value-type="float">
            <text:p>0</text:p>
          </table:table-cell>
          <table:table-cell table:style-name="ce27" table:formula="of:=2014-[Evidence.H853]" office:value-type="float" office:value="2014" calcext:value-type="float">
            <text:p>2,014</text:p>
          </table:table-cell>
          <table:table-cell table:style-name="ce13"/>
          <table:table-cell table:style-name="ce37" table:formula="of:=((100-[.F858])/100)*[.B8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54]&lt;&gt;&quot;&quot;;CONCATENATE(&quot;(&quot;;[Evidence.A854];&quot;) - &quot;;[Evidence.C854];&quot; - &quot;;[Evidence.D854];&quot;, [&quot;;[Evidence.L854];&quot;]&quot;);&quot;EMPTY&quot;)" office:value-type="string" office:string-value="EMPTY" calcext:value-type="string">
            <text:p>EMPTY</text:p>
          </table:table-cell>
          <table:table-cell table:style-name="ce14" table:formula="of:=[Evidence.E854]" office:value-type="float" office:value="0" calcext:value-type="float">
            <text:p>0 Kč</text:p>
          </table:table-cell>
          <table:table-cell table:style-name="ce20" table:formula="of:=[Evidence.F854]" office:value-type="currency" office:currency="CZK" office:value="0" calcext:value-type="currency">
            <text:p>0 Kč</text:p>
          </table:table-cell>
          <table:table-cell table:style-name="ce27" table:formula="of:=[Evidence.K854]" office:value-type="float" office:value="0" calcext:value-type="float">
            <text:p>0</text:p>
          </table:table-cell>
          <table:table-cell table:style-name="ce27" table:formula="of:=2014-[Evidence.H854]" office:value-type="float" office:value="2014" calcext:value-type="float">
            <text:p>2,014</text:p>
          </table:table-cell>
          <table:table-cell table:style-name="ce13"/>
          <table:table-cell table:style-name="ce37" table:formula="of:=((100-[.F859])/100)*[.B8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55]&lt;&gt;&quot;&quot;;CONCATENATE(&quot;(&quot;;[Evidence.A855];&quot;) - &quot;;[Evidence.C855];&quot; - &quot;;[Evidence.D855];&quot;, [&quot;;[Evidence.L855];&quot;]&quot;);&quot;EMPTY&quot;)" office:value-type="string" office:string-value="EMPTY" calcext:value-type="string">
            <text:p>EMPTY</text:p>
          </table:table-cell>
          <table:table-cell table:style-name="ce14" table:formula="of:=[Evidence.E855]" office:value-type="float" office:value="0" calcext:value-type="float">
            <text:p>0 Kč</text:p>
          </table:table-cell>
          <table:table-cell table:style-name="ce20" table:formula="of:=[Evidence.F855]" office:value-type="currency" office:currency="CZK" office:value="0" calcext:value-type="currency">
            <text:p>0 Kč</text:p>
          </table:table-cell>
          <table:table-cell table:style-name="ce27" table:formula="of:=[Evidence.K855]" office:value-type="float" office:value="0" calcext:value-type="float">
            <text:p>0</text:p>
          </table:table-cell>
          <table:table-cell table:style-name="ce27" table:formula="of:=2014-[Evidence.H855]" office:value-type="float" office:value="2014" calcext:value-type="float">
            <text:p>2,014</text:p>
          </table:table-cell>
          <table:table-cell table:style-name="ce13"/>
          <table:table-cell table:style-name="ce37" table:formula="of:=((100-[.F860])/100)*[.B8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56]&lt;&gt;&quot;&quot;;CONCATENATE(&quot;(&quot;;[Evidence.A856];&quot;) - &quot;;[Evidence.C856];&quot; - &quot;;[Evidence.D856];&quot;, [&quot;;[Evidence.L856];&quot;]&quot;);&quot;EMPTY&quot;)" office:value-type="string" office:string-value="EMPTY" calcext:value-type="string">
            <text:p>EMPTY</text:p>
          </table:table-cell>
          <table:table-cell table:style-name="ce14" table:formula="of:=[Evidence.E856]" office:value-type="float" office:value="0" calcext:value-type="float">
            <text:p>0 Kč</text:p>
          </table:table-cell>
          <table:table-cell table:style-name="ce20" table:formula="of:=[Evidence.F856]" office:value-type="currency" office:currency="CZK" office:value="0" calcext:value-type="currency">
            <text:p>0 Kč</text:p>
          </table:table-cell>
          <table:table-cell table:style-name="ce27" table:formula="of:=[Evidence.K856]" office:value-type="float" office:value="0" calcext:value-type="float">
            <text:p>0</text:p>
          </table:table-cell>
          <table:table-cell table:style-name="ce27" table:formula="of:=2014-[Evidence.H856]" office:value-type="float" office:value="2014" calcext:value-type="float">
            <text:p>2,014</text:p>
          </table:table-cell>
          <table:table-cell table:style-name="ce13"/>
          <table:table-cell table:style-name="ce37" table:formula="of:=((100-[.F861])/100)*[.B8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57]&lt;&gt;&quot;&quot;;CONCATENATE(&quot;(&quot;;[Evidence.A857];&quot;) - &quot;;[Evidence.C857];&quot; - &quot;;[Evidence.D857];&quot;, [&quot;;[Evidence.L857];&quot;]&quot;);&quot;EMPTY&quot;)" office:value-type="string" office:string-value="EMPTY" calcext:value-type="string">
            <text:p>EMPTY</text:p>
          </table:table-cell>
          <table:table-cell table:style-name="ce14" table:formula="of:=[Evidence.E857]" office:value-type="float" office:value="0" calcext:value-type="float">
            <text:p>0 Kč</text:p>
          </table:table-cell>
          <table:table-cell table:style-name="ce20" table:formula="of:=[Evidence.F857]" office:value-type="currency" office:currency="CZK" office:value="0" calcext:value-type="currency">
            <text:p>0 Kč</text:p>
          </table:table-cell>
          <table:table-cell table:style-name="ce27" table:formula="of:=[Evidence.K857]" office:value-type="float" office:value="0" calcext:value-type="float">
            <text:p>0</text:p>
          </table:table-cell>
          <table:table-cell table:style-name="ce27" table:formula="of:=2014-[Evidence.H857]" office:value-type="float" office:value="2014" calcext:value-type="float">
            <text:p>2,014</text:p>
          </table:table-cell>
          <table:table-cell table:style-name="ce13"/>
          <table:table-cell table:style-name="ce37" table:formula="of:=((100-[.F862])/100)*[.B8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58]&lt;&gt;&quot;&quot;;CONCATENATE(&quot;(&quot;;[Evidence.A858];&quot;) - &quot;;[Evidence.C858];&quot; - &quot;;[Evidence.D858];&quot;, [&quot;;[Evidence.L858];&quot;]&quot;);&quot;EMPTY&quot;)" office:value-type="string" office:string-value="EMPTY" calcext:value-type="string">
            <text:p>EMPTY</text:p>
          </table:table-cell>
          <table:table-cell table:style-name="ce14" table:formula="of:=[Evidence.E858]" office:value-type="float" office:value="0" calcext:value-type="float">
            <text:p>0 Kč</text:p>
          </table:table-cell>
          <table:table-cell table:style-name="ce20" table:formula="of:=[Evidence.F858]" office:value-type="currency" office:currency="CZK" office:value="0" calcext:value-type="currency">
            <text:p>0 Kč</text:p>
          </table:table-cell>
          <table:table-cell table:style-name="ce27" table:formula="of:=[Evidence.K858]" office:value-type="float" office:value="0" calcext:value-type="float">
            <text:p>0</text:p>
          </table:table-cell>
          <table:table-cell table:style-name="ce27" table:formula="of:=2014-[Evidence.H858]" office:value-type="float" office:value="2014" calcext:value-type="float">
            <text:p>2,014</text:p>
          </table:table-cell>
          <table:table-cell table:style-name="ce13"/>
          <table:table-cell table:style-name="ce37" table:formula="of:=((100-[.F863])/100)*[.B8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59]&lt;&gt;&quot;&quot;;CONCATENATE(&quot;(&quot;;[Evidence.A859];&quot;) - &quot;;[Evidence.C859];&quot; - &quot;;[Evidence.D859];&quot;, [&quot;;[Evidence.L859];&quot;]&quot;);&quot;EMPTY&quot;)" office:value-type="string" office:string-value="EMPTY" calcext:value-type="string">
            <text:p>EMPTY</text:p>
          </table:table-cell>
          <table:table-cell table:style-name="ce14" table:formula="of:=[Evidence.E859]" office:value-type="float" office:value="0" calcext:value-type="float">
            <text:p>0 Kč</text:p>
          </table:table-cell>
          <table:table-cell table:style-name="ce20" table:formula="of:=[Evidence.F859]" office:value-type="currency" office:currency="CZK" office:value="0" calcext:value-type="currency">
            <text:p>0 Kč</text:p>
          </table:table-cell>
          <table:table-cell table:style-name="ce27" table:formula="of:=[Evidence.K859]" office:value-type="float" office:value="0" calcext:value-type="float">
            <text:p>0</text:p>
          </table:table-cell>
          <table:table-cell table:style-name="ce27" table:formula="of:=2014-[Evidence.H859]" office:value-type="float" office:value="2014" calcext:value-type="float">
            <text:p>2,014</text:p>
          </table:table-cell>
          <table:table-cell table:style-name="ce13"/>
          <table:table-cell table:style-name="ce37" table:formula="of:=((100-[.F864])/100)*[.B8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60]&lt;&gt;&quot;&quot;;CONCATENATE(&quot;(&quot;;[Evidence.A860];&quot;) - &quot;;[Evidence.C860];&quot; - &quot;;[Evidence.D860];&quot;, [&quot;;[Evidence.L860];&quot;]&quot;);&quot;EMPTY&quot;)" office:value-type="string" office:string-value="EMPTY" calcext:value-type="string">
            <text:p>EMPTY</text:p>
          </table:table-cell>
          <table:table-cell table:style-name="ce14" table:formula="of:=[Evidence.E860]" office:value-type="float" office:value="0" calcext:value-type="float">
            <text:p>0 Kč</text:p>
          </table:table-cell>
          <table:table-cell table:style-name="ce20" table:formula="of:=[Evidence.F860]" office:value-type="currency" office:currency="CZK" office:value="0" calcext:value-type="currency">
            <text:p>0 Kč</text:p>
          </table:table-cell>
          <table:table-cell table:style-name="ce27" table:formula="of:=[Evidence.K860]" office:value-type="float" office:value="0" calcext:value-type="float">
            <text:p>0</text:p>
          </table:table-cell>
          <table:table-cell table:style-name="ce27" table:formula="of:=2014-[Evidence.H860]" office:value-type="float" office:value="2014" calcext:value-type="float">
            <text:p>2,014</text:p>
          </table:table-cell>
          <table:table-cell table:style-name="ce13"/>
          <table:table-cell table:style-name="ce37" table:formula="of:=((100-[.F865])/100)*[.B8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61]&lt;&gt;&quot;&quot;;CONCATENATE(&quot;(&quot;;[Evidence.A861];&quot;) - &quot;;[Evidence.C861];&quot; - &quot;;[Evidence.D861];&quot;, [&quot;;[Evidence.L861];&quot;]&quot;);&quot;EMPTY&quot;)" office:value-type="string" office:string-value="EMPTY" calcext:value-type="string">
            <text:p>EMPTY</text:p>
          </table:table-cell>
          <table:table-cell table:style-name="ce14" table:formula="of:=[Evidence.E861]" office:value-type="float" office:value="0" calcext:value-type="float">
            <text:p>0 Kč</text:p>
          </table:table-cell>
          <table:table-cell table:style-name="ce20" table:formula="of:=[Evidence.F861]" office:value-type="currency" office:currency="CZK" office:value="0" calcext:value-type="currency">
            <text:p>0 Kč</text:p>
          </table:table-cell>
          <table:table-cell table:style-name="ce27" table:formula="of:=[Evidence.K861]" office:value-type="float" office:value="0" calcext:value-type="float">
            <text:p>0</text:p>
          </table:table-cell>
          <table:table-cell table:style-name="ce27" table:formula="of:=2014-[Evidence.H861]" office:value-type="float" office:value="2014" calcext:value-type="float">
            <text:p>2,014</text:p>
          </table:table-cell>
          <table:table-cell table:style-name="ce13"/>
          <table:table-cell table:style-name="ce37" table:formula="of:=((100-[.F866])/100)*[.B8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62]&lt;&gt;&quot;&quot;;CONCATENATE(&quot;(&quot;;[Evidence.A862];&quot;) - &quot;;[Evidence.C862];&quot; - &quot;;[Evidence.D862];&quot;, [&quot;;[Evidence.L862];&quot;]&quot;);&quot;EMPTY&quot;)" office:value-type="string" office:string-value="EMPTY" calcext:value-type="string">
            <text:p>EMPTY</text:p>
          </table:table-cell>
          <table:table-cell table:style-name="ce14" table:formula="of:=[Evidence.E862]" office:value-type="float" office:value="0" calcext:value-type="float">
            <text:p>0 Kč</text:p>
          </table:table-cell>
          <table:table-cell table:style-name="ce20" table:formula="of:=[Evidence.F862]" office:value-type="currency" office:currency="CZK" office:value="0" calcext:value-type="currency">
            <text:p>0 Kč</text:p>
          </table:table-cell>
          <table:table-cell table:style-name="ce27" table:formula="of:=[Evidence.K862]" office:value-type="float" office:value="0" calcext:value-type="float">
            <text:p>0</text:p>
          </table:table-cell>
          <table:table-cell table:style-name="ce27" table:formula="of:=2014-[Evidence.H862]" office:value-type="float" office:value="2014" calcext:value-type="float">
            <text:p>2,014</text:p>
          </table:table-cell>
          <table:table-cell table:style-name="ce13"/>
          <table:table-cell table:style-name="ce37" table:formula="of:=((100-[.F867])/100)*[.B8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63]&lt;&gt;&quot;&quot;;CONCATENATE(&quot;(&quot;;[Evidence.A863];&quot;) - &quot;;[Evidence.C863];&quot; - &quot;;[Evidence.D863];&quot;, [&quot;;[Evidence.L863];&quot;]&quot;);&quot;EMPTY&quot;)" office:value-type="string" office:string-value="EMPTY" calcext:value-type="string">
            <text:p>EMPTY</text:p>
          </table:table-cell>
          <table:table-cell table:style-name="ce14" table:formula="of:=[Evidence.E863]" office:value-type="float" office:value="0" calcext:value-type="float">
            <text:p>0 Kč</text:p>
          </table:table-cell>
          <table:table-cell table:style-name="ce20" table:formula="of:=[Evidence.F863]" office:value-type="currency" office:currency="CZK" office:value="0" calcext:value-type="currency">
            <text:p>0 Kč</text:p>
          </table:table-cell>
          <table:table-cell table:style-name="ce27" table:formula="of:=[Evidence.K863]" office:value-type="float" office:value="0" calcext:value-type="float">
            <text:p>0</text:p>
          </table:table-cell>
          <table:table-cell table:style-name="ce27" table:formula="of:=2014-[Evidence.H863]" office:value-type="float" office:value="2014" calcext:value-type="float">
            <text:p>2,014</text:p>
          </table:table-cell>
          <table:table-cell table:style-name="ce13"/>
          <table:table-cell table:style-name="ce37" table:formula="of:=((100-[.F868])/100)*[.B8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64]&lt;&gt;&quot;&quot;;CONCATENATE(&quot;(&quot;;[Evidence.A864];&quot;) - &quot;;[Evidence.C864];&quot; - &quot;;[Evidence.D864];&quot;, [&quot;;[Evidence.L864];&quot;]&quot;);&quot;EMPTY&quot;)" office:value-type="string" office:string-value="EMPTY" calcext:value-type="string">
            <text:p>EMPTY</text:p>
          </table:table-cell>
          <table:table-cell table:style-name="ce14" table:formula="of:=[Evidence.E864]" office:value-type="float" office:value="0" calcext:value-type="float">
            <text:p>0 Kč</text:p>
          </table:table-cell>
          <table:table-cell table:style-name="ce20" table:formula="of:=[Evidence.F864]" office:value-type="currency" office:currency="CZK" office:value="0" calcext:value-type="currency">
            <text:p>0 Kč</text:p>
          </table:table-cell>
          <table:table-cell table:style-name="ce27" table:formula="of:=[Evidence.K864]" office:value-type="float" office:value="0" calcext:value-type="float">
            <text:p>0</text:p>
          </table:table-cell>
          <table:table-cell table:style-name="ce27" table:formula="of:=2014-[Evidence.H864]" office:value-type="float" office:value="2014" calcext:value-type="float">
            <text:p>2,014</text:p>
          </table:table-cell>
          <table:table-cell table:style-name="ce13"/>
          <table:table-cell table:style-name="ce37" table:formula="of:=((100-[.F869])/100)*[.B8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65]&lt;&gt;&quot;&quot;;CONCATENATE(&quot;(&quot;;[Evidence.A865];&quot;) - &quot;;[Evidence.C865];&quot; - &quot;;[Evidence.D865];&quot;, [&quot;;[Evidence.L865];&quot;]&quot;);&quot;EMPTY&quot;)" office:value-type="string" office:string-value="EMPTY" calcext:value-type="string">
            <text:p>EMPTY</text:p>
          </table:table-cell>
          <table:table-cell table:style-name="ce14" table:formula="of:=[Evidence.E865]" office:value-type="float" office:value="0" calcext:value-type="float">
            <text:p>0 Kč</text:p>
          </table:table-cell>
          <table:table-cell table:style-name="ce20" table:formula="of:=[Evidence.F865]" office:value-type="currency" office:currency="CZK" office:value="0" calcext:value-type="currency">
            <text:p>0 Kč</text:p>
          </table:table-cell>
          <table:table-cell table:style-name="ce27" table:formula="of:=[Evidence.K865]" office:value-type="float" office:value="0" calcext:value-type="float">
            <text:p>0</text:p>
          </table:table-cell>
          <table:table-cell table:style-name="ce27" table:formula="of:=2014-[Evidence.H865]" office:value-type="float" office:value="2014" calcext:value-type="float">
            <text:p>2,014</text:p>
          </table:table-cell>
          <table:table-cell table:style-name="ce13"/>
          <table:table-cell table:style-name="ce37" table:formula="of:=((100-[.F870])/100)*[.B8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66]&lt;&gt;&quot;&quot;;CONCATENATE(&quot;(&quot;;[Evidence.A866];&quot;) - &quot;;[Evidence.C866];&quot; - &quot;;[Evidence.D866];&quot;, [&quot;;[Evidence.L866];&quot;]&quot;);&quot;EMPTY&quot;)" office:value-type="string" office:string-value="EMPTY" calcext:value-type="string">
            <text:p>EMPTY</text:p>
          </table:table-cell>
          <table:table-cell table:style-name="ce14" table:formula="of:=[Evidence.E866]" office:value-type="float" office:value="0" calcext:value-type="float">
            <text:p>0 Kč</text:p>
          </table:table-cell>
          <table:table-cell table:style-name="ce20" table:formula="of:=[Evidence.F866]" office:value-type="currency" office:currency="CZK" office:value="0" calcext:value-type="currency">
            <text:p>0 Kč</text:p>
          </table:table-cell>
          <table:table-cell table:style-name="ce27" table:formula="of:=[Evidence.K866]" office:value-type="float" office:value="0" calcext:value-type="float">
            <text:p>0</text:p>
          </table:table-cell>
          <table:table-cell table:style-name="ce27" table:formula="of:=2014-[Evidence.H866]" office:value-type="float" office:value="2014" calcext:value-type="float">
            <text:p>2,014</text:p>
          </table:table-cell>
          <table:table-cell table:style-name="ce13"/>
          <table:table-cell table:style-name="ce37" table:formula="of:=((100-[.F871])/100)*[.B8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67]&lt;&gt;&quot;&quot;;CONCATENATE(&quot;(&quot;;[Evidence.A867];&quot;) - &quot;;[Evidence.C867];&quot; - &quot;;[Evidence.D867];&quot;, [&quot;;[Evidence.L867];&quot;]&quot;);&quot;EMPTY&quot;)" office:value-type="string" office:string-value="EMPTY" calcext:value-type="string">
            <text:p>EMPTY</text:p>
          </table:table-cell>
          <table:table-cell table:style-name="ce14" table:formula="of:=[Evidence.E867]" office:value-type="float" office:value="0" calcext:value-type="float">
            <text:p>0 Kč</text:p>
          </table:table-cell>
          <table:table-cell table:style-name="ce20" table:formula="of:=[Evidence.F867]" office:value-type="currency" office:currency="CZK" office:value="0" calcext:value-type="currency">
            <text:p>0 Kč</text:p>
          </table:table-cell>
          <table:table-cell table:style-name="ce27" table:formula="of:=[Evidence.K867]" office:value-type="float" office:value="0" calcext:value-type="float">
            <text:p>0</text:p>
          </table:table-cell>
          <table:table-cell table:style-name="ce27" table:formula="of:=2014-[Evidence.H867]" office:value-type="float" office:value="2014" calcext:value-type="float">
            <text:p>2,014</text:p>
          </table:table-cell>
          <table:table-cell table:style-name="ce13"/>
          <table:table-cell table:style-name="ce37" table:formula="of:=((100-[.F872])/100)*[.B8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68]&lt;&gt;&quot;&quot;;CONCATENATE(&quot;(&quot;;[Evidence.A868];&quot;) - &quot;;[Evidence.C868];&quot; - &quot;;[Evidence.D868];&quot;, [&quot;;[Evidence.L868];&quot;]&quot;);&quot;EMPTY&quot;)" office:value-type="string" office:string-value="EMPTY" calcext:value-type="string">
            <text:p>EMPTY</text:p>
          </table:table-cell>
          <table:table-cell table:style-name="ce14" table:formula="of:=[Evidence.E868]" office:value-type="float" office:value="0" calcext:value-type="float">
            <text:p>0 Kč</text:p>
          </table:table-cell>
          <table:table-cell table:style-name="ce20" table:formula="of:=[Evidence.F868]" office:value-type="currency" office:currency="CZK" office:value="0" calcext:value-type="currency">
            <text:p>0 Kč</text:p>
          </table:table-cell>
          <table:table-cell table:style-name="ce27" table:formula="of:=[Evidence.K868]" office:value-type="float" office:value="0" calcext:value-type="float">
            <text:p>0</text:p>
          </table:table-cell>
          <table:table-cell table:style-name="ce27" table:formula="of:=2014-[Evidence.H868]" office:value-type="float" office:value="2014" calcext:value-type="float">
            <text:p>2,014</text:p>
          </table:table-cell>
          <table:table-cell table:style-name="ce13"/>
          <table:table-cell table:style-name="ce37" table:formula="of:=((100-[.F873])/100)*[.B8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69]&lt;&gt;&quot;&quot;;CONCATENATE(&quot;(&quot;;[Evidence.A869];&quot;) - &quot;;[Evidence.C869];&quot; - &quot;;[Evidence.D869];&quot;, [&quot;;[Evidence.L869];&quot;]&quot;);&quot;EMPTY&quot;)" office:value-type="string" office:string-value="EMPTY" calcext:value-type="string">
            <text:p>EMPTY</text:p>
          </table:table-cell>
          <table:table-cell table:style-name="ce14" table:formula="of:=[Evidence.E869]" office:value-type="float" office:value="0" calcext:value-type="float">
            <text:p>0 Kč</text:p>
          </table:table-cell>
          <table:table-cell table:style-name="ce20" table:formula="of:=[Evidence.F869]" office:value-type="currency" office:currency="CZK" office:value="0" calcext:value-type="currency">
            <text:p>0 Kč</text:p>
          </table:table-cell>
          <table:table-cell table:style-name="ce27" table:formula="of:=[Evidence.K869]" office:value-type="float" office:value="0" calcext:value-type="float">
            <text:p>0</text:p>
          </table:table-cell>
          <table:table-cell table:style-name="ce27" table:formula="of:=2014-[Evidence.H869]" office:value-type="float" office:value="2014" calcext:value-type="float">
            <text:p>2,014</text:p>
          </table:table-cell>
          <table:table-cell table:style-name="ce13"/>
          <table:table-cell table:style-name="ce37" table:formula="of:=((100-[.F874])/100)*[.B8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70]&lt;&gt;&quot;&quot;;CONCATENATE(&quot;(&quot;;[Evidence.A870];&quot;) - &quot;;[Evidence.C870];&quot; - &quot;;[Evidence.D870];&quot;, [&quot;;[Evidence.L870];&quot;]&quot;);&quot;EMPTY&quot;)" office:value-type="string" office:string-value="EMPTY" calcext:value-type="string">
            <text:p>EMPTY</text:p>
          </table:table-cell>
          <table:table-cell table:style-name="ce14" table:formula="of:=[Evidence.E870]" office:value-type="float" office:value="0" calcext:value-type="float">
            <text:p>0 Kč</text:p>
          </table:table-cell>
          <table:table-cell table:style-name="ce20" table:formula="of:=[Evidence.F870]" office:value-type="currency" office:currency="CZK" office:value="0" calcext:value-type="currency">
            <text:p>0 Kč</text:p>
          </table:table-cell>
          <table:table-cell table:style-name="ce27" table:formula="of:=[Evidence.K870]" office:value-type="float" office:value="0" calcext:value-type="float">
            <text:p>0</text:p>
          </table:table-cell>
          <table:table-cell table:style-name="ce27" table:formula="of:=2014-[Evidence.H870]" office:value-type="float" office:value="2014" calcext:value-type="float">
            <text:p>2,014</text:p>
          </table:table-cell>
          <table:table-cell table:style-name="ce13"/>
          <table:table-cell table:style-name="ce37" table:formula="of:=((100-[.F875])/100)*[.B8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71]&lt;&gt;&quot;&quot;;CONCATENATE(&quot;(&quot;;[Evidence.A871];&quot;) - &quot;;[Evidence.C871];&quot; - &quot;;[Evidence.D871];&quot;, [&quot;;[Evidence.L871];&quot;]&quot;);&quot;EMPTY&quot;)" office:value-type="string" office:string-value="EMPTY" calcext:value-type="string">
            <text:p>EMPTY</text:p>
          </table:table-cell>
          <table:table-cell table:style-name="ce14" table:formula="of:=[Evidence.E871]" office:value-type="float" office:value="0" calcext:value-type="float">
            <text:p>0 Kč</text:p>
          </table:table-cell>
          <table:table-cell table:style-name="ce20" table:formula="of:=[Evidence.F871]" office:value-type="currency" office:currency="CZK" office:value="0" calcext:value-type="currency">
            <text:p>0 Kč</text:p>
          </table:table-cell>
          <table:table-cell table:style-name="ce27" table:formula="of:=[Evidence.K871]" office:value-type="float" office:value="0" calcext:value-type="float">
            <text:p>0</text:p>
          </table:table-cell>
          <table:table-cell table:style-name="ce27" table:formula="of:=2014-[Evidence.H871]" office:value-type="float" office:value="2014" calcext:value-type="float">
            <text:p>2,014</text:p>
          </table:table-cell>
          <table:table-cell table:style-name="ce13"/>
          <table:table-cell table:style-name="ce37" table:formula="of:=((100-[.F876])/100)*[.B8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72]&lt;&gt;&quot;&quot;;CONCATENATE(&quot;(&quot;;[Evidence.A872];&quot;) - &quot;;[Evidence.C872];&quot; - &quot;;[Evidence.D872];&quot;, [&quot;;[Evidence.L872];&quot;]&quot;);&quot;EMPTY&quot;)" office:value-type="string" office:string-value="EMPTY" calcext:value-type="string">
            <text:p>EMPTY</text:p>
          </table:table-cell>
          <table:table-cell table:style-name="ce14" table:formula="of:=[Evidence.E872]" office:value-type="float" office:value="0" calcext:value-type="float">
            <text:p>0 Kč</text:p>
          </table:table-cell>
          <table:table-cell table:style-name="ce20" table:formula="of:=[Evidence.F872]" office:value-type="currency" office:currency="CZK" office:value="0" calcext:value-type="currency">
            <text:p>0 Kč</text:p>
          </table:table-cell>
          <table:table-cell table:style-name="ce27" table:formula="of:=[Evidence.K872]" office:value-type="float" office:value="0" calcext:value-type="float">
            <text:p>0</text:p>
          </table:table-cell>
          <table:table-cell table:style-name="ce27" table:formula="of:=2014-[Evidence.H872]" office:value-type="float" office:value="2014" calcext:value-type="float">
            <text:p>2,014</text:p>
          </table:table-cell>
          <table:table-cell table:style-name="ce13"/>
          <table:table-cell table:style-name="ce37" table:formula="of:=((100-[.F877])/100)*[.B8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73]&lt;&gt;&quot;&quot;;CONCATENATE(&quot;(&quot;;[Evidence.A873];&quot;) - &quot;;[Evidence.C873];&quot; - &quot;;[Evidence.D873];&quot;, [&quot;;[Evidence.L873];&quot;]&quot;);&quot;EMPTY&quot;)" office:value-type="string" office:string-value="EMPTY" calcext:value-type="string">
            <text:p>EMPTY</text:p>
          </table:table-cell>
          <table:table-cell table:style-name="ce14" table:formula="of:=[Evidence.E873]" office:value-type="float" office:value="0" calcext:value-type="float">
            <text:p>0 Kč</text:p>
          </table:table-cell>
          <table:table-cell table:style-name="ce20" table:formula="of:=[Evidence.F873]" office:value-type="currency" office:currency="CZK" office:value="0" calcext:value-type="currency">
            <text:p>0 Kč</text:p>
          </table:table-cell>
          <table:table-cell table:style-name="ce27" table:formula="of:=[Evidence.K873]" office:value-type="float" office:value="0" calcext:value-type="float">
            <text:p>0</text:p>
          </table:table-cell>
          <table:table-cell table:style-name="ce27" table:formula="of:=2014-[Evidence.H873]" office:value-type="float" office:value="2014" calcext:value-type="float">
            <text:p>2,014</text:p>
          </table:table-cell>
          <table:table-cell table:style-name="ce13"/>
          <table:table-cell table:style-name="ce37" table:formula="of:=((100-[.F878])/100)*[.B8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74]&lt;&gt;&quot;&quot;;CONCATENATE(&quot;(&quot;;[Evidence.A874];&quot;) - &quot;;[Evidence.C874];&quot; - &quot;;[Evidence.D874];&quot;, [&quot;;[Evidence.L874];&quot;]&quot;);&quot;EMPTY&quot;)" office:value-type="string" office:string-value="EMPTY" calcext:value-type="string">
            <text:p>EMPTY</text:p>
          </table:table-cell>
          <table:table-cell table:style-name="ce14" table:formula="of:=[Evidence.E874]" office:value-type="float" office:value="0" calcext:value-type="float">
            <text:p>0 Kč</text:p>
          </table:table-cell>
          <table:table-cell table:style-name="ce20" table:formula="of:=[Evidence.F874]" office:value-type="currency" office:currency="CZK" office:value="0" calcext:value-type="currency">
            <text:p>0 Kč</text:p>
          </table:table-cell>
          <table:table-cell table:style-name="ce27" table:formula="of:=[Evidence.K874]" office:value-type="float" office:value="0" calcext:value-type="float">
            <text:p>0</text:p>
          </table:table-cell>
          <table:table-cell table:style-name="ce27" table:formula="of:=2014-[Evidence.H874]" office:value-type="float" office:value="2014" calcext:value-type="float">
            <text:p>2,014</text:p>
          </table:table-cell>
          <table:table-cell table:style-name="ce13"/>
          <table:table-cell table:style-name="ce37" table:formula="of:=((100-[.F879])/100)*[.B8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75]&lt;&gt;&quot;&quot;;CONCATENATE(&quot;(&quot;;[Evidence.A875];&quot;) - &quot;;[Evidence.C875];&quot; - &quot;;[Evidence.D875];&quot;, [&quot;;[Evidence.L875];&quot;]&quot;);&quot;EMPTY&quot;)" office:value-type="string" office:string-value="EMPTY" calcext:value-type="string">
            <text:p>EMPTY</text:p>
          </table:table-cell>
          <table:table-cell table:style-name="ce14" table:formula="of:=[Evidence.E875]" office:value-type="float" office:value="0" calcext:value-type="float">
            <text:p>0 Kč</text:p>
          </table:table-cell>
          <table:table-cell table:style-name="ce20" table:formula="of:=[Evidence.F875]" office:value-type="currency" office:currency="CZK" office:value="0" calcext:value-type="currency">
            <text:p>0 Kč</text:p>
          </table:table-cell>
          <table:table-cell table:style-name="ce27" table:formula="of:=[Evidence.K875]" office:value-type="float" office:value="0" calcext:value-type="float">
            <text:p>0</text:p>
          </table:table-cell>
          <table:table-cell table:style-name="ce27" table:formula="of:=2014-[Evidence.H875]" office:value-type="float" office:value="2014" calcext:value-type="float">
            <text:p>2,014</text:p>
          </table:table-cell>
          <table:table-cell table:style-name="ce13"/>
          <table:table-cell table:style-name="ce37" table:formula="of:=((100-[.F880])/100)*[.B8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76]&lt;&gt;&quot;&quot;;CONCATENATE(&quot;(&quot;;[Evidence.A876];&quot;) - &quot;;[Evidence.C876];&quot; - &quot;;[Evidence.D876];&quot;, [&quot;;[Evidence.L876];&quot;]&quot;);&quot;EMPTY&quot;)" office:value-type="string" office:string-value="EMPTY" calcext:value-type="string">
            <text:p>EMPTY</text:p>
          </table:table-cell>
          <table:table-cell table:style-name="ce14" table:formula="of:=[Evidence.E876]" office:value-type="float" office:value="0" calcext:value-type="float">
            <text:p>0 Kč</text:p>
          </table:table-cell>
          <table:table-cell table:style-name="ce20" table:formula="of:=[Evidence.F876]" office:value-type="currency" office:currency="CZK" office:value="0" calcext:value-type="currency">
            <text:p>0 Kč</text:p>
          </table:table-cell>
          <table:table-cell table:style-name="ce27" table:formula="of:=[Evidence.K876]" office:value-type="float" office:value="0" calcext:value-type="float">
            <text:p>0</text:p>
          </table:table-cell>
          <table:table-cell table:style-name="ce27" table:formula="of:=2014-[Evidence.H876]" office:value-type="float" office:value="2014" calcext:value-type="float">
            <text:p>2,014</text:p>
          </table:table-cell>
          <table:table-cell table:style-name="ce13"/>
          <table:table-cell table:style-name="ce37" table:formula="of:=((100-[.F881])/100)*[.B8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77]&lt;&gt;&quot;&quot;;CONCATENATE(&quot;(&quot;;[Evidence.A877];&quot;) - &quot;;[Evidence.C877];&quot; - &quot;;[Evidence.D877];&quot;, [&quot;;[Evidence.L877];&quot;]&quot;);&quot;EMPTY&quot;)" office:value-type="string" office:string-value="EMPTY" calcext:value-type="string">
            <text:p>EMPTY</text:p>
          </table:table-cell>
          <table:table-cell table:style-name="ce14" table:formula="of:=[Evidence.E877]" office:value-type="float" office:value="0" calcext:value-type="float">
            <text:p>0 Kč</text:p>
          </table:table-cell>
          <table:table-cell table:style-name="ce20" table:formula="of:=[Evidence.F877]" office:value-type="currency" office:currency="CZK" office:value="0" calcext:value-type="currency">
            <text:p>0 Kč</text:p>
          </table:table-cell>
          <table:table-cell table:style-name="ce27" table:formula="of:=[Evidence.K877]" office:value-type="float" office:value="0" calcext:value-type="float">
            <text:p>0</text:p>
          </table:table-cell>
          <table:table-cell table:style-name="ce27" table:formula="of:=2014-[Evidence.H877]" office:value-type="float" office:value="2014" calcext:value-type="float">
            <text:p>2,014</text:p>
          </table:table-cell>
          <table:table-cell table:style-name="ce13"/>
          <table:table-cell table:style-name="ce37" table:formula="of:=((100-[.F882])/100)*[.B8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78]&lt;&gt;&quot;&quot;;CONCATENATE(&quot;(&quot;;[Evidence.A878];&quot;) - &quot;;[Evidence.C878];&quot; - &quot;;[Evidence.D878];&quot;, [&quot;;[Evidence.L878];&quot;]&quot;);&quot;EMPTY&quot;)" office:value-type="string" office:string-value="EMPTY" calcext:value-type="string">
            <text:p>EMPTY</text:p>
          </table:table-cell>
          <table:table-cell table:style-name="ce14" table:formula="of:=[Evidence.E878]" office:value-type="float" office:value="0" calcext:value-type="float">
            <text:p>0 Kč</text:p>
          </table:table-cell>
          <table:table-cell table:style-name="ce20" table:formula="of:=[Evidence.F878]" office:value-type="currency" office:currency="CZK" office:value="0" calcext:value-type="currency">
            <text:p>0 Kč</text:p>
          </table:table-cell>
          <table:table-cell table:style-name="ce27" table:formula="of:=[Evidence.K878]" office:value-type="float" office:value="0" calcext:value-type="float">
            <text:p>0</text:p>
          </table:table-cell>
          <table:table-cell table:style-name="ce27" table:formula="of:=2014-[Evidence.H878]" office:value-type="float" office:value="2014" calcext:value-type="float">
            <text:p>2,014</text:p>
          </table:table-cell>
          <table:table-cell table:style-name="ce13"/>
          <table:table-cell table:style-name="ce37" table:formula="of:=((100-[.F883])/100)*[.B8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79]&lt;&gt;&quot;&quot;;CONCATENATE(&quot;(&quot;;[Evidence.A879];&quot;) - &quot;;[Evidence.C879];&quot; - &quot;;[Evidence.D879];&quot;, [&quot;;[Evidence.L879];&quot;]&quot;);&quot;EMPTY&quot;)" office:value-type="string" office:string-value="EMPTY" calcext:value-type="string">
            <text:p>EMPTY</text:p>
          </table:table-cell>
          <table:table-cell table:style-name="ce14" table:formula="of:=[Evidence.E879]" office:value-type="float" office:value="0" calcext:value-type="float">
            <text:p>0 Kč</text:p>
          </table:table-cell>
          <table:table-cell table:style-name="ce20" table:formula="of:=[Evidence.F879]" office:value-type="currency" office:currency="CZK" office:value="0" calcext:value-type="currency">
            <text:p>0 Kč</text:p>
          </table:table-cell>
          <table:table-cell table:style-name="ce27" table:formula="of:=[Evidence.K879]" office:value-type="float" office:value="0" calcext:value-type="float">
            <text:p>0</text:p>
          </table:table-cell>
          <table:table-cell table:style-name="ce27" table:formula="of:=2014-[Evidence.H879]" office:value-type="float" office:value="2014" calcext:value-type="float">
            <text:p>2,014</text:p>
          </table:table-cell>
          <table:table-cell table:style-name="ce13"/>
          <table:table-cell table:style-name="ce37" table:formula="of:=((100-[.F884])/100)*[.B8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80]&lt;&gt;&quot;&quot;;CONCATENATE(&quot;(&quot;;[Evidence.A880];&quot;) - &quot;;[Evidence.C880];&quot; - &quot;;[Evidence.D880];&quot;, [&quot;;[Evidence.L880];&quot;]&quot;);&quot;EMPTY&quot;)" office:value-type="string" office:string-value="EMPTY" calcext:value-type="string">
            <text:p>EMPTY</text:p>
          </table:table-cell>
          <table:table-cell table:style-name="ce14" table:formula="of:=[Evidence.E880]" office:value-type="float" office:value="0" calcext:value-type="float">
            <text:p>0 Kč</text:p>
          </table:table-cell>
          <table:table-cell table:style-name="ce20" table:formula="of:=[Evidence.F880]" office:value-type="currency" office:currency="CZK" office:value="0" calcext:value-type="currency">
            <text:p>0 Kč</text:p>
          </table:table-cell>
          <table:table-cell table:style-name="ce27" table:formula="of:=[Evidence.K880]" office:value-type="float" office:value="0" calcext:value-type="float">
            <text:p>0</text:p>
          </table:table-cell>
          <table:table-cell table:style-name="ce27" table:formula="of:=2014-[Evidence.H880]" office:value-type="float" office:value="2014" calcext:value-type="float">
            <text:p>2,014</text:p>
          </table:table-cell>
          <table:table-cell table:style-name="ce13"/>
          <table:table-cell table:style-name="ce37" table:formula="of:=((100-[.F885])/100)*[.B8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81]&lt;&gt;&quot;&quot;;CONCATENATE(&quot;(&quot;;[Evidence.A881];&quot;) - &quot;;[Evidence.C881];&quot; - &quot;;[Evidence.D881];&quot;, [&quot;;[Evidence.L881];&quot;]&quot;);&quot;EMPTY&quot;)" office:value-type="string" office:string-value="EMPTY" calcext:value-type="string">
            <text:p>EMPTY</text:p>
          </table:table-cell>
          <table:table-cell table:style-name="ce14" table:formula="of:=[Evidence.E881]" office:value-type="float" office:value="0" calcext:value-type="float">
            <text:p>0 Kč</text:p>
          </table:table-cell>
          <table:table-cell table:style-name="ce20" table:formula="of:=[Evidence.F881]" office:value-type="currency" office:currency="CZK" office:value="0" calcext:value-type="currency">
            <text:p>0 Kč</text:p>
          </table:table-cell>
          <table:table-cell table:style-name="ce27" table:formula="of:=[Evidence.K881]" office:value-type="float" office:value="0" calcext:value-type="float">
            <text:p>0</text:p>
          </table:table-cell>
          <table:table-cell table:style-name="ce27" table:formula="of:=2014-[Evidence.H881]" office:value-type="float" office:value="2014" calcext:value-type="float">
            <text:p>2,014</text:p>
          </table:table-cell>
          <table:table-cell table:style-name="ce13"/>
          <table:table-cell table:style-name="ce37" table:formula="of:=((100-[.F886])/100)*[.B8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82]&lt;&gt;&quot;&quot;;CONCATENATE(&quot;(&quot;;[Evidence.A882];&quot;) - &quot;;[Evidence.C882];&quot; - &quot;;[Evidence.D882];&quot;, [&quot;;[Evidence.L882];&quot;]&quot;);&quot;EMPTY&quot;)" office:value-type="string" office:string-value="EMPTY" calcext:value-type="string">
            <text:p>EMPTY</text:p>
          </table:table-cell>
          <table:table-cell table:style-name="ce14" table:formula="of:=[Evidence.E882]" office:value-type="float" office:value="0" calcext:value-type="float">
            <text:p>0 Kč</text:p>
          </table:table-cell>
          <table:table-cell table:style-name="ce20" table:formula="of:=[Evidence.F882]" office:value-type="currency" office:currency="CZK" office:value="0" calcext:value-type="currency">
            <text:p>0 Kč</text:p>
          </table:table-cell>
          <table:table-cell table:style-name="ce27" table:formula="of:=[Evidence.K882]" office:value-type="float" office:value="0" calcext:value-type="float">
            <text:p>0</text:p>
          </table:table-cell>
          <table:table-cell table:style-name="ce27" table:formula="of:=2014-[Evidence.H882]" office:value-type="float" office:value="2014" calcext:value-type="float">
            <text:p>2,014</text:p>
          </table:table-cell>
          <table:table-cell table:style-name="ce13"/>
          <table:table-cell table:style-name="ce37" table:formula="of:=((100-[.F887])/100)*[.B8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83]&lt;&gt;&quot;&quot;;CONCATENATE(&quot;(&quot;;[Evidence.A883];&quot;) - &quot;;[Evidence.C883];&quot; - &quot;;[Evidence.D883];&quot;, [&quot;;[Evidence.L883];&quot;]&quot;);&quot;EMPTY&quot;)" office:value-type="string" office:string-value="EMPTY" calcext:value-type="string">
            <text:p>EMPTY</text:p>
          </table:table-cell>
          <table:table-cell table:style-name="ce14" table:formula="of:=[Evidence.E883]" office:value-type="float" office:value="0" calcext:value-type="float">
            <text:p>0 Kč</text:p>
          </table:table-cell>
          <table:table-cell table:style-name="ce20" table:formula="of:=[Evidence.F883]" office:value-type="currency" office:currency="CZK" office:value="0" calcext:value-type="currency">
            <text:p>0 Kč</text:p>
          </table:table-cell>
          <table:table-cell table:style-name="ce27" table:formula="of:=[Evidence.K883]" office:value-type="float" office:value="0" calcext:value-type="float">
            <text:p>0</text:p>
          </table:table-cell>
          <table:table-cell table:style-name="ce27" table:formula="of:=2014-[Evidence.H883]" office:value-type="float" office:value="2014" calcext:value-type="float">
            <text:p>2,014</text:p>
          </table:table-cell>
          <table:table-cell table:style-name="ce13"/>
          <table:table-cell table:style-name="ce37" table:formula="of:=((100-[.F888])/100)*[.B8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84]&lt;&gt;&quot;&quot;;CONCATENATE(&quot;(&quot;;[Evidence.A884];&quot;) - &quot;;[Evidence.C884];&quot; - &quot;;[Evidence.D884];&quot;, [&quot;;[Evidence.L884];&quot;]&quot;);&quot;EMPTY&quot;)" office:value-type="string" office:string-value="EMPTY" calcext:value-type="string">
            <text:p>EMPTY</text:p>
          </table:table-cell>
          <table:table-cell table:style-name="ce14" table:formula="of:=[Evidence.E884]" office:value-type="float" office:value="0" calcext:value-type="float">
            <text:p>0 Kč</text:p>
          </table:table-cell>
          <table:table-cell table:style-name="ce20" table:formula="of:=[Evidence.F884]" office:value-type="currency" office:currency="CZK" office:value="0" calcext:value-type="currency">
            <text:p>0 Kč</text:p>
          </table:table-cell>
          <table:table-cell table:style-name="ce27" table:formula="of:=[Evidence.K884]" office:value-type="float" office:value="0" calcext:value-type="float">
            <text:p>0</text:p>
          </table:table-cell>
          <table:table-cell table:style-name="ce27" table:formula="of:=2014-[Evidence.H884]" office:value-type="float" office:value="2014" calcext:value-type="float">
            <text:p>2,014</text:p>
          </table:table-cell>
          <table:table-cell table:style-name="ce13"/>
          <table:table-cell table:style-name="ce37" table:formula="of:=((100-[.F889])/100)*[.B8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85]&lt;&gt;&quot;&quot;;CONCATENATE(&quot;(&quot;;[Evidence.A885];&quot;) - &quot;;[Evidence.C885];&quot; - &quot;;[Evidence.D885];&quot;, [&quot;;[Evidence.L885];&quot;]&quot;);&quot;EMPTY&quot;)" office:value-type="string" office:string-value="EMPTY" calcext:value-type="string">
            <text:p>EMPTY</text:p>
          </table:table-cell>
          <table:table-cell table:style-name="ce14" table:formula="of:=[Evidence.E885]" office:value-type="float" office:value="0" calcext:value-type="float">
            <text:p>0 Kč</text:p>
          </table:table-cell>
          <table:table-cell table:style-name="ce20" table:formula="of:=[Evidence.F885]" office:value-type="currency" office:currency="CZK" office:value="0" calcext:value-type="currency">
            <text:p>0 Kč</text:p>
          </table:table-cell>
          <table:table-cell table:style-name="ce27" table:formula="of:=[Evidence.K885]" office:value-type="float" office:value="0" calcext:value-type="float">
            <text:p>0</text:p>
          </table:table-cell>
          <table:table-cell table:style-name="ce27" table:formula="of:=2014-[Evidence.H885]" office:value-type="float" office:value="2014" calcext:value-type="float">
            <text:p>2,014</text:p>
          </table:table-cell>
          <table:table-cell table:style-name="ce13"/>
          <table:table-cell table:style-name="ce37" table:formula="of:=((100-[.F890])/100)*[.B8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86]&lt;&gt;&quot;&quot;;CONCATENATE(&quot;(&quot;;[Evidence.A886];&quot;) - &quot;;[Evidence.C886];&quot; - &quot;;[Evidence.D886];&quot;, [&quot;;[Evidence.L886];&quot;]&quot;);&quot;EMPTY&quot;)" office:value-type="string" office:string-value="EMPTY" calcext:value-type="string">
            <text:p>EMPTY</text:p>
          </table:table-cell>
          <table:table-cell table:style-name="ce14" table:formula="of:=[Evidence.E886]" office:value-type="float" office:value="0" calcext:value-type="float">
            <text:p>0 Kč</text:p>
          </table:table-cell>
          <table:table-cell table:style-name="ce20" table:formula="of:=[Evidence.F886]" office:value-type="currency" office:currency="CZK" office:value="0" calcext:value-type="currency">
            <text:p>0 Kč</text:p>
          </table:table-cell>
          <table:table-cell table:style-name="ce27" table:formula="of:=[Evidence.K886]" office:value-type="float" office:value="0" calcext:value-type="float">
            <text:p>0</text:p>
          </table:table-cell>
          <table:table-cell table:style-name="ce27" table:formula="of:=2014-[Evidence.H886]" office:value-type="float" office:value="2014" calcext:value-type="float">
            <text:p>2,014</text:p>
          </table:table-cell>
          <table:table-cell table:style-name="ce13"/>
          <table:table-cell table:style-name="ce37" table:formula="of:=((100-[.F891])/100)*[.B8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87]&lt;&gt;&quot;&quot;;CONCATENATE(&quot;(&quot;;[Evidence.A887];&quot;) - &quot;;[Evidence.C887];&quot; - &quot;;[Evidence.D887];&quot;, [&quot;;[Evidence.L887];&quot;]&quot;);&quot;EMPTY&quot;)" office:value-type="string" office:string-value="EMPTY" calcext:value-type="string">
            <text:p>EMPTY</text:p>
          </table:table-cell>
          <table:table-cell table:style-name="ce14" table:formula="of:=[Evidence.E887]" office:value-type="float" office:value="0" calcext:value-type="float">
            <text:p>0 Kč</text:p>
          </table:table-cell>
          <table:table-cell table:style-name="ce20" table:formula="of:=[Evidence.F887]" office:value-type="currency" office:currency="CZK" office:value="0" calcext:value-type="currency">
            <text:p>0 Kč</text:p>
          </table:table-cell>
          <table:table-cell table:style-name="ce27" table:formula="of:=[Evidence.K887]" office:value-type="float" office:value="0" calcext:value-type="float">
            <text:p>0</text:p>
          </table:table-cell>
          <table:table-cell table:style-name="ce27" table:formula="of:=2014-[Evidence.H887]" office:value-type="float" office:value="2014" calcext:value-type="float">
            <text:p>2,014</text:p>
          </table:table-cell>
          <table:table-cell table:style-name="ce13"/>
          <table:table-cell table:style-name="ce37" table:formula="of:=((100-[.F892])/100)*[.B8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88]&lt;&gt;&quot;&quot;;CONCATENATE(&quot;(&quot;;[Evidence.A888];&quot;) - &quot;;[Evidence.C888];&quot; - &quot;;[Evidence.D888];&quot;, [&quot;;[Evidence.L888];&quot;]&quot;);&quot;EMPTY&quot;)" office:value-type="string" office:string-value="EMPTY" calcext:value-type="string">
            <text:p>EMPTY</text:p>
          </table:table-cell>
          <table:table-cell table:style-name="ce14" table:formula="of:=[Evidence.E888]" office:value-type="float" office:value="0" calcext:value-type="float">
            <text:p>0 Kč</text:p>
          </table:table-cell>
          <table:table-cell table:style-name="ce20" table:formula="of:=[Evidence.F888]" office:value-type="currency" office:currency="CZK" office:value="0" calcext:value-type="currency">
            <text:p>0 Kč</text:p>
          </table:table-cell>
          <table:table-cell table:style-name="ce27" table:formula="of:=[Evidence.K888]" office:value-type="float" office:value="0" calcext:value-type="float">
            <text:p>0</text:p>
          </table:table-cell>
          <table:table-cell table:style-name="ce27" table:formula="of:=2014-[Evidence.H888]" office:value-type="float" office:value="2014" calcext:value-type="float">
            <text:p>2,014</text:p>
          </table:table-cell>
          <table:table-cell table:style-name="ce13"/>
          <table:table-cell table:style-name="ce37" table:formula="of:=((100-[.F893])/100)*[.B8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89]&lt;&gt;&quot;&quot;;CONCATENATE(&quot;(&quot;;[Evidence.A889];&quot;) - &quot;;[Evidence.C889];&quot; - &quot;;[Evidence.D889];&quot;, [&quot;;[Evidence.L889];&quot;]&quot;);&quot;EMPTY&quot;)" office:value-type="string" office:string-value="EMPTY" calcext:value-type="string">
            <text:p>EMPTY</text:p>
          </table:table-cell>
          <table:table-cell table:style-name="ce14" table:formula="of:=[Evidence.E889]" office:value-type="float" office:value="0" calcext:value-type="float">
            <text:p>0 Kč</text:p>
          </table:table-cell>
          <table:table-cell table:style-name="ce20" table:formula="of:=[Evidence.F889]" office:value-type="currency" office:currency="CZK" office:value="0" calcext:value-type="currency">
            <text:p>0 Kč</text:p>
          </table:table-cell>
          <table:table-cell table:style-name="ce27" table:formula="of:=[Evidence.K889]" office:value-type="float" office:value="0" calcext:value-type="float">
            <text:p>0</text:p>
          </table:table-cell>
          <table:table-cell table:style-name="ce27" table:formula="of:=2014-[Evidence.H889]" office:value-type="float" office:value="2014" calcext:value-type="float">
            <text:p>2,014</text:p>
          </table:table-cell>
          <table:table-cell table:style-name="ce13"/>
          <table:table-cell table:style-name="ce37" table:formula="of:=((100-[.F894])/100)*[.B8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90]&lt;&gt;&quot;&quot;;CONCATENATE(&quot;(&quot;;[Evidence.A890];&quot;) - &quot;;[Evidence.C890];&quot; - &quot;;[Evidence.D890];&quot;, [&quot;;[Evidence.L890];&quot;]&quot;);&quot;EMPTY&quot;)" office:value-type="string" office:string-value="EMPTY" calcext:value-type="string">
            <text:p>EMPTY</text:p>
          </table:table-cell>
          <table:table-cell table:style-name="ce14" table:formula="of:=[Evidence.E890]" office:value-type="float" office:value="0" calcext:value-type="float">
            <text:p>0 Kč</text:p>
          </table:table-cell>
          <table:table-cell table:style-name="ce20" table:formula="of:=[Evidence.F890]" office:value-type="currency" office:currency="CZK" office:value="0" calcext:value-type="currency">
            <text:p>0 Kč</text:p>
          </table:table-cell>
          <table:table-cell table:style-name="ce27" table:formula="of:=[Evidence.K890]" office:value-type="float" office:value="0" calcext:value-type="float">
            <text:p>0</text:p>
          </table:table-cell>
          <table:table-cell table:style-name="ce27" table:formula="of:=2014-[Evidence.H890]" office:value-type="float" office:value="2014" calcext:value-type="float">
            <text:p>2,014</text:p>
          </table:table-cell>
          <table:table-cell table:style-name="ce13"/>
          <table:table-cell table:style-name="ce37" table:formula="of:=((100-[.F895])/100)*[.B8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91]&lt;&gt;&quot;&quot;;CONCATENATE(&quot;(&quot;;[Evidence.A891];&quot;) - &quot;;[Evidence.C891];&quot; - &quot;;[Evidence.D891];&quot;, [&quot;;[Evidence.L891];&quot;]&quot;);&quot;EMPTY&quot;)" office:value-type="string" office:string-value="EMPTY" calcext:value-type="string">
            <text:p>EMPTY</text:p>
          </table:table-cell>
          <table:table-cell table:style-name="ce14" table:formula="of:=[Evidence.E891]" office:value-type="float" office:value="0" calcext:value-type="float">
            <text:p>0 Kč</text:p>
          </table:table-cell>
          <table:table-cell table:style-name="ce20" table:formula="of:=[Evidence.F891]" office:value-type="currency" office:currency="CZK" office:value="0" calcext:value-type="currency">
            <text:p>0 Kč</text:p>
          </table:table-cell>
          <table:table-cell table:style-name="ce27" table:formula="of:=[Evidence.K891]" office:value-type="float" office:value="0" calcext:value-type="float">
            <text:p>0</text:p>
          </table:table-cell>
          <table:table-cell table:style-name="ce27" table:formula="of:=2014-[Evidence.H891]" office:value-type="float" office:value="2014" calcext:value-type="float">
            <text:p>2,014</text:p>
          </table:table-cell>
          <table:table-cell table:style-name="ce13"/>
          <table:table-cell table:style-name="ce37" table:formula="of:=((100-[.F896])/100)*[.B8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92]&lt;&gt;&quot;&quot;;CONCATENATE(&quot;(&quot;;[Evidence.A892];&quot;) - &quot;;[Evidence.C892];&quot; - &quot;;[Evidence.D892];&quot;, [&quot;;[Evidence.L892];&quot;]&quot;);&quot;EMPTY&quot;)" office:value-type="string" office:string-value="EMPTY" calcext:value-type="string">
            <text:p>EMPTY</text:p>
          </table:table-cell>
          <table:table-cell table:style-name="ce14" table:formula="of:=[Evidence.E892]" office:value-type="float" office:value="0" calcext:value-type="float">
            <text:p>0 Kč</text:p>
          </table:table-cell>
          <table:table-cell table:style-name="ce20" table:formula="of:=[Evidence.F892]" office:value-type="currency" office:currency="CZK" office:value="0" calcext:value-type="currency">
            <text:p>0 Kč</text:p>
          </table:table-cell>
          <table:table-cell table:style-name="ce27" table:formula="of:=[Evidence.K892]" office:value-type="float" office:value="0" calcext:value-type="float">
            <text:p>0</text:p>
          </table:table-cell>
          <table:table-cell table:style-name="ce27" table:formula="of:=2014-[Evidence.H892]" office:value-type="float" office:value="2014" calcext:value-type="float">
            <text:p>2,014</text:p>
          </table:table-cell>
          <table:table-cell table:style-name="ce13"/>
          <table:table-cell table:style-name="ce37" table:formula="of:=((100-[.F897])/100)*[.B8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93]&lt;&gt;&quot;&quot;;CONCATENATE(&quot;(&quot;;[Evidence.A893];&quot;) - &quot;;[Evidence.C893];&quot; - &quot;;[Evidence.D893];&quot;, [&quot;;[Evidence.L893];&quot;]&quot;);&quot;EMPTY&quot;)" office:value-type="string" office:string-value="EMPTY" calcext:value-type="string">
            <text:p>EMPTY</text:p>
          </table:table-cell>
          <table:table-cell table:style-name="ce14" table:formula="of:=[Evidence.E893]" office:value-type="float" office:value="0" calcext:value-type="float">
            <text:p>0 Kč</text:p>
          </table:table-cell>
          <table:table-cell table:style-name="ce20" table:formula="of:=[Evidence.F893]" office:value-type="currency" office:currency="CZK" office:value="0" calcext:value-type="currency">
            <text:p>0 Kč</text:p>
          </table:table-cell>
          <table:table-cell table:style-name="ce27" table:formula="of:=[Evidence.K893]" office:value-type="float" office:value="0" calcext:value-type="float">
            <text:p>0</text:p>
          </table:table-cell>
          <table:table-cell table:style-name="ce27" table:formula="of:=2014-[Evidence.H893]" office:value-type="float" office:value="2014" calcext:value-type="float">
            <text:p>2,014</text:p>
          </table:table-cell>
          <table:table-cell table:style-name="ce13"/>
          <table:table-cell table:style-name="ce37" table:formula="of:=((100-[.F898])/100)*[.B8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94]&lt;&gt;&quot;&quot;;CONCATENATE(&quot;(&quot;;[Evidence.A894];&quot;) - &quot;;[Evidence.C894];&quot; - &quot;;[Evidence.D894];&quot;, [&quot;;[Evidence.L894];&quot;]&quot;);&quot;EMPTY&quot;)" office:value-type="string" office:string-value="EMPTY" calcext:value-type="string">
            <text:p>EMPTY</text:p>
          </table:table-cell>
          <table:table-cell table:style-name="ce14" table:formula="of:=[Evidence.E894]" office:value-type="float" office:value="0" calcext:value-type="float">
            <text:p>0 Kč</text:p>
          </table:table-cell>
          <table:table-cell table:style-name="ce20" table:formula="of:=[Evidence.F894]" office:value-type="currency" office:currency="CZK" office:value="0" calcext:value-type="currency">
            <text:p>0 Kč</text:p>
          </table:table-cell>
          <table:table-cell table:style-name="ce27" table:formula="of:=[Evidence.K894]" office:value-type="float" office:value="0" calcext:value-type="float">
            <text:p>0</text:p>
          </table:table-cell>
          <table:table-cell table:style-name="ce27" table:formula="of:=2014-[Evidence.H894]" office:value-type="float" office:value="2014" calcext:value-type="float">
            <text:p>2,014</text:p>
          </table:table-cell>
          <table:table-cell table:style-name="ce13"/>
          <table:table-cell table:style-name="ce37" table:formula="of:=((100-[.F899])/100)*[.B8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95]&lt;&gt;&quot;&quot;;CONCATENATE(&quot;(&quot;;[Evidence.A895];&quot;) - &quot;;[Evidence.C895];&quot; - &quot;;[Evidence.D895];&quot;, [&quot;;[Evidence.L895];&quot;]&quot;);&quot;EMPTY&quot;)" office:value-type="string" office:string-value="EMPTY" calcext:value-type="string">
            <text:p>EMPTY</text:p>
          </table:table-cell>
          <table:table-cell table:style-name="ce14" table:formula="of:=[Evidence.E895]" office:value-type="float" office:value="0" calcext:value-type="float">
            <text:p>0 Kč</text:p>
          </table:table-cell>
          <table:table-cell table:style-name="ce20" table:formula="of:=[Evidence.F895]" office:value-type="currency" office:currency="CZK" office:value="0" calcext:value-type="currency">
            <text:p>0 Kč</text:p>
          </table:table-cell>
          <table:table-cell table:style-name="ce27" table:formula="of:=[Evidence.K895]" office:value-type="float" office:value="0" calcext:value-type="float">
            <text:p>0</text:p>
          </table:table-cell>
          <table:table-cell table:style-name="ce27" table:formula="of:=2014-[Evidence.H895]" office:value-type="float" office:value="2014" calcext:value-type="float">
            <text:p>2,014</text:p>
          </table:table-cell>
          <table:table-cell table:style-name="ce13"/>
          <table:table-cell table:style-name="ce37" table:formula="of:=((100-[.F900])/100)*[.B9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96]&lt;&gt;&quot;&quot;;CONCATENATE(&quot;(&quot;;[Evidence.A896];&quot;) - &quot;;[Evidence.C896];&quot; - &quot;;[Evidence.D896];&quot;, [&quot;;[Evidence.L896];&quot;]&quot;);&quot;EMPTY&quot;)" office:value-type="string" office:string-value="EMPTY" calcext:value-type="string">
            <text:p>EMPTY</text:p>
          </table:table-cell>
          <table:table-cell table:style-name="ce14" table:formula="of:=[Evidence.E896]" office:value-type="float" office:value="0" calcext:value-type="float">
            <text:p>0 Kč</text:p>
          </table:table-cell>
          <table:table-cell table:style-name="ce20" table:formula="of:=[Evidence.F896]" office:value-type="currency" office:currency="CZK" office:value="0" calcext:value-type="currency">
            <text:p>0 Kč</text:p>
          </table:table-cell>
          <table:table-cell table:style-name="ce27" table:formula="of:=[Evidence.K896]" office:value-type="float" office:value="0" calcext:value-type="float">
            <text:p>0</text:p>
          </table:table-cell>
          <table:table-cell table:style-name="ce27" table:formula="of:=2014-[Evidence.H896]" office:value-type="float" office:value="2014" calcext:value-type="float">
            <text:p>2,014</text:p>
          </table:table-cell>
          <table:table-cell table:style-name="ce13"/>
          <table:table-cell table:style-name="ce37" table:formula="of:=((100-[.F901])/100)*[.B9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97]&lt;&gt;&quot;&quot;;CONCATENATE(&quot;(&quot;;[Evidence.A897];&quot;) - &quot;;[Evidence.C897];&quot; - &quot;;[Evidence.D897];&quot;, [&quot;;[Evidence.L897];&quot;]&quot;);&quot;EMPTY&quot;)" office:value-type="string" office:string-value="EMPTY" calcext:value-type="string">
            <text:p>EMPTY</text:p>
          </table:table-cell>
          <table:table-cell table:style-name="ce14" table:formula="of:=[Evidence.E897]" office:value-type="float" office:value="0" calcext:value-type="float">
            <text:p>0 Kč</text:p>
          </table:table-cell>
          <table:table-cell table:style-name="ce20" table:formula="of:=[Evidence.F897]" office:value-type="currency" office:currency="CZK" office:value="0" calcext:value-type="currency">
            <text:p>0 Kč</text:p>
          </table:table-cell>
          <table:table-cell table:style-name="ce27" table:formula="of:=[Evidence.K897]" office:value-type="float" office:value="0" calcext:value-type="float">
            <text:p>0</text:p>
          </table:table-cell>
          <table:table-cell table:style-name="ce27" table:formula="of:=2014-[Evidence.H897]" office:value-type="float" office:value="2014" calcext:value-type="float">
            <text:p>2,014</text:p>
          </table:table-cell>
          <table:table-cell table:style-name="ce13"/>
          <table:table-cell table:style-name="ce37" table:formula="of:=((100-[.F902])/100)*[.B9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98]&lt;&gt;&quot;&quot;;CONCATENATE(&quot;(&quot;;[Evidence.A898];&quot;) - &quot;;[Evidence.C898];&quot; - &quot;;[Evidence.D898];&quot;, [&quot;;[Evidence.L898];&quot;]&quot;);&quot;EMPTY&quot;)" office:value-type="string" office:string-value="EMPTY" calcext:value-type="string">
            <text:p>EMPTY</text:p>
          </table:table-cell>
          <table:table-cell table:style-name="ce14" table:formula="of:=[Evidence.E898]" office:value-type="float" office:value="0" calcext:value-type="float">
            <text:p>0 Kč</text:p>
          </table:table-cell>
          <table:table-cell table:style-name="ce20" table:formula="of:=[Evidence.F898]" office:value-type="currency" office:currency="CZK" office:value="0" calcext:value-type="currency">
            <text:p>0 Kč</text:p>
          </table:table-cell>
          <table:table-cell table:style-name="ce27" table:formula="of:=[Evidence.K898]" office:value-type="float" office:value="0" calcext:value-type="float">
            <text:p>0</text:p>
          </table:table-cell>
          <table:table-cell table:style-name="ce27" table:formula="of:=2014-[Evidence.H898]" office:value-type="float" office:value="2014" calcext:value-type="float">
            <text:p>2,014</text:p>
          </table:table-cell>
          <table:table-cell table:style-name="ce13"/>
          <table:table-cell table:style-name="ce37" table:formula="of:=((100-[.F903])/100)*[.B9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899]&lt;&gt;&quot;&quot;;CONCATENATE(&quot;(&quot;;[Evidence.A899];&quot;) - &quot;;[Evidence.C899];&quot; - &quot;;[Evidence.D899];&quot;, [&quot;;[Evidence.L899];&quot;]&quot;);&quot;EMPTY&quot;)" office:value-type="string" office:string-value="EMPTY" calcext:value-type="string">
            <text:p>EMPTY</text:p>
          </table:table-cell>
          <table:table-cell table:style-name="ce14" table:formula="of:=[Evidence.E899]" office:value-type="float" office:value="0" calcext:value-type="float">
            <text:p>0 Kč</text:p>
          </table:table-cell>
          <table:table-cell table:style-name="ce20" table:formula="of:=[Evidence.F899]" office:value-type="currency" office:currency="CZK" office:value="0" calcext:value-type="currency">
            <text:p>0 Kč</text:p>
          </table:table-cell>
          <table:table-cell table:style-name="ce27" table:formula="of:=[Evidence.K899]" office:value-type="float" office:value="0" calcext:value-type="float">
            <text:p>0</text:p>
          </table:table-cell>
          <table:table-cell table:style-name="ce27" table:formula="of:=2014-[Evidence.H899]" office:value-type="float" office:value="2014" calcext:value-type="float">
            <text:p>2,014</text:p>
          </table:table-cell>
          <table:table-cell table:style-name="ce13"/>
          <table:table-cell table:style-name="ce37" table:formula="of:=((100-[.F904])/100)*[.B9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00]&lt;&gt;&quot;&quot;;CONCATENATE(&quot;(&quot;;[Evidence.A900];&quot;) - &quot;;[Evidence.C900];&quot; - &quot;;[Evidence.D900];&quot;, [&quot;;[Evidence.L900];&quot;]&quot;);&quot;EMPTY&quot;)" office:value-type="string" office:string-value="EMPTY" calcext:value-type="string">
            <text:p>EMPTY</text:p>
          </table:table-cell>
          <table:table-cell table:style-name="ce14" table:formula="of:=[Evidence.E900]" office:value-type="float" office:value="0" calcext:value-type="float">
            <text:p>0 Kč</text:p>
          </table:table-cell>
          <table:table-cell table:style-name="ce20" table:formula="of:=[Evidence.F900]" office:value-type="currency" office:currency="CZK" office:value="0" calcext:value-type="currency">
            <text:p>0 Kč</text:p>
          </table:table-cell>
          <table:table-cell table:style-name="ce27" table:formula="of:=[Evidence.K900]" office:value-type="float" office:value="0" calcext:value-type="float">
            <text:p>0</text:p>
          </table:table-cell>
          <table:table-cell table:style-name="ce27" table:formula="of:=2014-[Evidence.H900]" office:value-type="float" office:value="2014" calcext:value-type="float">
            <text:p>2,014</text:p>
          </table:table-cell>
          <table:table-cell table:style-name="ce13"/>
          <table:table-cell table:style-name="ce37" table:formula="of:=((100-[.F905])/100)*[.B9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01]&lt;&gt;&quot;&quot;;CONCATENATE(&quot;(&quot;;[Evidence.A901];&quot;) - &quot;;[Evidence.C901];&quot; - &quot;;[Evidence.D901];&quot;, [&quot;;[Evidence.L901];&quot;]&quot;);&quot;EMPTY&quot;)" office:value-type="string" office:string-value="EMPTY" calcext:value-type="string">
            <text:p>EMPTY</text:p>
          </table:table-cell>
          <table:table-cell table:style-name="ce14" table:formula="of:=[Evidence.E901]" office:value-type="float" office:value="0" calcext:value-type="float">
            <text:p>0 Kč</text:p>
          </table:table-cell>
          <table:table-cell table:style-name="ce20" table:formula="of:=[Evidence.F901]" office:value-type="currency" office:currency="CZK" office:value="0" calcext:value-type="currency">
            <text:p>0 Kč</text:p>
          </table:table-cell>
          <table:table-cell table:style-name="ce27" table:formula="of:=[Evidence.K901]" office:value-type="float" office:value="0" calcext:value-type="float">
            <text:p>0</text:p>
          </table:table-cell>
          <table:table-cell table:style-name="ce27" table:formula="of:=2014-[Evidence.H901]" office:value-type="float" office:value="2014" calcext:value-type="float">
            <text:p>2,014</text:p>
          </table:table-cell>
          <table:table-cell table:style-name="ce13"/>
          <table:table-cell table:style-name="ce37" table:formula="of:=((100-[.F906])/100)*[.B9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02]&lt;&gt;&quot;&quot;;CONCATENATE(&quot;(&quot;;[Evidence.A902];&quot;) - &quot;;[Evidence.C902];&quot; - &quot;;[Evidence.D902];&quot;, [&quot;;[Evidence.L902];&quot;]&quot;);&quot;EMPTY&quot;)" office:value-type="string" office:string-value="EMPTY" calcext:value-type="string">
            <text:p>EMPTY</text:p>
          </table:table-cell>
          <table:table-cell table:style-name="ce14" table:formula="of:=[Evidence.E902]" office:value-type="float" office:value="0" calcext:value-type="float">
            <text:p>0 Kč</text:p>
          </table:table-cell>
          <table:table-cell table:style-name="ce20" table:formula="of:=[Evidence.F902]" office:value-type="currency" office:currency="CZK" office:value="0" calcext:value-type="currency">
            <text:p>0 Kč</text:p>
          </table:table-cell>
          <table:table-cell table:style-name="ce27" table:formula="of:=[Evidence.K902]" office:value-type="float" office:value="0" calcext:value-type="float">
            <text:p>0</text:p>
          </table:table-cell>
          <table:table-cell table:style-name="ce27" table:formula="of:=2014-[Evidence.H902]" office:value-type="float" office:value="2014" calcext:value-type="float">
            <text:p>2,014</text:p>
          </table:table-cell>
          <table:table-cell table:style-name="ce13"/>
          <table:table-cell table:style-name="ce37" table:formula="of:=((100-[.F907])/100)*[.B9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03]&lt;&gt;&quot;&quot;;CONCATENATE(&quot;(&quot;;[Evidence.A903];&quot;) - &quot;;[Evidence.C903];&quot; - &quot;;[Evidence.D903];&quot;, [&quot;;[Evidence.L903];&quot;]&quot;);&quot;EMPTY&quot;)" office:value-type="string" office:string-value="EMPTY" calcext:value-type="string">
            <text:p>EMPTY</text:p>
          </table:table-cell>
          <table:table-cell table:style-name="ce14" table:formula="of:=[Evidence.E903]" office:value-type="float" office:value="0" calcext:value-type="float">
            <text:p>0 Kč</text:p>
          </table:table-cell>
          <table:table-cell table:style-name="ce20" table:formula="of:=[Evidence.F903]" office:value-type="currency" office:currency="CZK" office:value="0" calcext:value-type="currency">
            <text:p>0 Kč</text:p>
          </table:table-cell>
          <table:table-cell table:style-name="ce27" table:formula="of:=[Evidence.K903]" office:value-type="float" office:value="0" calcext:value-type="float">
            <text:p>0</text:p>
          </table:table-cell>
          <table:table-cell table:style-name="ce27" table:formula="of:=2014-[Evidence.H903]" office:value-type="float" office:value="2014" calcext:value-type="float">
            <text:p>2,014</text:p>
          </table:table-cell>
          <table:table-cell table:style-name="ce13"/>
          <table:table-cell table:style-name="ce37" table:formula="of:=((100-[.F908])/100)*[.B9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04]&lt;&gt;&quot;&quot;;CONCATENATE(&quot;(&quot;;[Evidence.A904];&quot;) - &quot;;[Evidence.C904];&quot; - &quot;;[Evidence.D904];&quot;, [&quot;;[Evidence.L904];&quot;]&quot;);&quot;EMPTY&quot;)" office:value-type="string" office:string-value="EMPTY" calcext:value-type="string">
            <text:p>EMPTY</text:p>
          </table:table-cell>
          <table:table-cell table:style-name="ce14" table:formula="of:=[Evidence.E904]" office:value-type="float" office:value="0" calcext:value-type="float">
            <text:p>0 Kč</text:p>
          </table:table-cell>
          <table:table-cell table:style-name="ce20" table:formula="of:=[Evidence.F904]" office:value-type="currency" office:currency="CZK" office:value="0" calcext:value-type="currency">
            <text:p>0 Kč</text:p>
          </table:table-cell>
          <table:table-cell table:style-name="ce27" table:formula="of:=[Evidence.K904]" office:value-type="float" office:value="0" calcext:value-type="float">
            <text:p>0</text:p>
          </table:table-cell>
          <table:table-cell table:style-name="ce27" table:formula="of:=2014-[Evidence.H904]" office:value-type="float" office:value="2014" calcext:value-type="float">
            <text:p>2,014</text:p>
          </table:table-cell>
          <table:table-cell table:style-name="ce13"/>
          <table:table-cell table:style-name="ce37" table:formula="of:=((100-[.F909])/100)*[.B9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05]&lt;&gt;&quot;&quot;;CONCATENATE(&quot;(&quot;;[Evidence.A905];&quot;) - &quot;;[Evidence.C905];&quot; - &quot;;[Evidence.D905];&quot;, [&quot;;[Evidence.L905];&quot;]&quot;);&quot;EMPTY&quot;)" office:value-type="string" office:string-value="EMPTY" calcext:value-type="string">
            <text:p>EMPTY</text:p>
          </table:table-cell>
          <table:table-cell table:style-name="ce14" table:formula="of:=[Evidence.E905]" office:value-type="float" office:value="0" calcext:value-type="float">
            <text:p>0 Kč</text:p>
          </table:table-cell>
          <table:table-cell table:style-name="ce20" table:formula="of:=[Evidence.F905]" office:value-type="currency" office:currency="CZK" office:value="0" calcext:value-type="currency">
            <text:p>0 Kč</text:p>
          </table:table-cell>
          <table:table-cell table:style-name="ce27" table:formula="of:=[Evidence.K905]" office:value-type="float" office:value="0" calcext:value-type="float">
            <text:p>0</text:p>
          </table:table-cell>
          <table:table-cell table:style-name="ce27" table:formula="of:=2014-[Evidence.H905]" office:value-type="float" office:value="2014" calcext:value-type="float">
            <text:p>2,014</text:p>
          </table:table-cell>
          <table:table-cell table:style-name="ce13"/>
          <table:table-cell table:style-name="ce37" table:formula="of:=((100-[.F910])/100)*[.B9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06]&lt;&gt;&quot;&quot;;CONCATENATE(&quot;(&quot;;[Evidence.A906];&quot;) - &quot;;[Evidence.C906];&quot; - &quot;;[Evidence.D906];&quot;, [&quot;;[Evidence.L906];&quot;]&quot;);&quot;EMPTY&quot;)" office:value-type="string" office:string-value="EMPTY" calcext:value-type="string">
            <text:p>EMPTY</text:p>
          </table:table-cell>
          <table:table-cell table:style-name="ce14" table:formula="of:=[Evidence.E906]" office:value-type="float" office:value="0" calcext:value-type="float">
            <text:p>0 Kč</text:p>
          </table:table-cell>
          <table:table-cell table:style-name="ce20" table:formula="of:=[Evidence.F906]" office:value-type="currency" office:currency="CZK" office:value="0" calcext:value-type="currency">
            <text:p>0 Kč</text:p>
          </table:table-cell>
          <table:table-cell table:style-name="ce27" table:formula="of:=[Evidence.K906]" office:value-type="float" office:value="0" calcext:value-type="float">
            <text:p>0</text:p>
          </table:table-cell>
          <table:table-cell table:style-name="ce27" table:formula="of:=2014-[Evidence.H906]" office:value-type="float" office:value="2014" calcext:value-type="float">
            <text:p>2,014</text:p>
          </table:table-cell>
          <table:table-cell table:style-name="ce13"/>
          <table:table-cell table:style-name="ce37" table:formula="of:=((100-[.F911])/100)*[.B9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07]&lt;&gt;&quot;&quot;;CONCATENATE(&quot;(&quot;;[Evidence.A907];&quot;) - &quot;;[Evidence.C907];&quot; - &quot;;[Evidence.D907];&quot;, [&quot;;[Evidence.L907];&quot;]&quot;);&quot;EMPTY&quot;)" office:value-type="string" office:string-value="EMPTY" calcext:value-type="string">
            <text:p>EMPTY</text:p>
          </table:table-cell>
          <table:table-cell table:style-name="ce14" table:formula="of:=[Evidence.E907]" office:value-type="float" office:value="0" calcext:value-type="float">
            <text:p>0 Kč</text:p>
          </table:table-cell>
          <table:table-cell table:style-name="ce20" table:formula="of:=[Evidence.F907]" office:value-type="currency" office:currency="CZK" office:value="0" calcext:value-type="currency">
            <text:p>0 Kč</text:p>
          </table:table-cell>
          <table:table-cell table:style-name="ce27" table:formula="of:=[Evidence.K907]" office:value-type="float" office:value="0" calcext:value-type="float">
            <text:p>0</text:p>
          </table:table-cell>
          <table:table-cell table:style-name="ce27" table:formula="of:=2014-[Evidence.H907]" office:value-type="float" office:value="2014" calcext:value-type="float">
            <text:p>2,014</text:p>
          </table:table-cell>
          <table:table-cell table:style-name="ce13"/>
          <table:table-cell table:style-name="ce37" table:formula="of:=((100-[.F912])/100)*[.B9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08]&lt;&gt;&quot;&quot;;CONCATENATE(&quot;(&quot;;[Evidence.A908];&quot;) - &quot;;[Evidence.C908];&quot; - &quot;;[Evidence.D908];&quot;, [&quot;;[Evidence.L908];&quot;]&quot;);&quot;EMPTY&quot;)" office:value-type="string" office:string-value="EMPTY" calcext:value-type="string">
            <text:p>EMPTY</text:p>
          </table:table-cell>
          <table:table-cell table:style-name="ce14" table:formula="of:=[Evidence.E908]" office:value-type="float" office:value="0" calcext:value-type="float">
            <text:p>0 Kč</text:p>
          </table:table-cell>
          <table:table-cell table:style-name="ce20" table:formula="of:=[Evidence.F908]" office:value-type="currency" office:currency="CZK" office:value="0" calcext:value-type="currency">
            <text:p>0 Kč</text:p>
          </table:table-cell>
          <table:table-cell table:style-name="ce27" table:formula="of:=[Evidence.K908]" office:value-type="float" office:value="0" calcext:value-type="float">
            <text:p>0</text:p>
          </table:table-cell>
          <table:table-cell table:style-name="ce27" table:formula="of:=2014-[Evidence.H908]" office:value-type="float" office:value="2014" calcext:value-type="float">
            <text:p>2,014</text:p>
          </table:table-cell>
          <table:table-cell table:style-name="ce13"/>
          <table:table-cell table:style-name="ce37" table:formula="of:=((100-[.F913])/100)*[.B9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09]&lt;&gt;&quot;&quot;;CONCATENATE(&quot;(&quot;;[Evidence.A909];&quot;) - &quot;;[Evidence.C909];&quot; - &quot;;[Evidence.D909];&quot;, [&quot;;[Evidence.L909];&quot;]&quot;);&quot;EMPTY&quot;)" office:value-type="string" office:string-value="EMPTY" calcext:value-type="string">
            <text:p>EMPTY</text:p>
          </table:table-cell>
          <table:table-cell table:style-name="ce14" table:formula="of:=[Evidence.E909]" office:value-type="float" office:value="0" calcext:value-type="float">
            <text:p>0 Kč</text:p>
          </table:table-cell>
          <table:table-cell table:style-name="ce20" table:formula="of:=[Evidence.F909]" office:value-type="currency" office:currency="CZK" office:value="0" calcext:value-type="currency">
            <text:p>0 Kč</text:p>
          </table:table-cell>
          <table:table-cell table:style-name="ce27" table:formula="of:=[Evidence.K909]" office:value-type="float" office:value="0" calcext:value-type="float">
            <text:p>0</text:p>
          </table:table-cell>
          <table:table-cell table:style-name="ce27" table:formula="of:=2014-[Evidence.H909]" office:value-type="float" office:value="2014" calcext:value-type="float">
            <text:p>2,014</text:p>
          </table:table-cell>
          <table:table-cell table:style-name="ce13"/>
          <table:table-cell table:style-name="ce37" table:formula="of:=((100-[.F914])/100)*[.B9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10]&lt;&gt;&quot;&quot;;CONCATENATE(&quot;(&quot;;[Evidence.A910];&quot;) - &quot;;[Evidence.C910];&quot; - &quot;;[Evidence.D910];&quot;, [&quot;;[Evidence.L910];&quot;]&quot;);&quot;EMPTY&quot;)" office:value-type="string" office:string-value="EMPTY" calcext:value-type="string">
            <text:p>EMPTY</text:p>
          </table:table-cell>
          <table:table-cell table:style-name="ce14" table:formula="of:=[Evidence.E910]" office:value-type="float" office:value="0" calcext:value-type="float">
            <text:p>0 Kč</text:p>
          </table:table-cell>
          <table:table-cell table:style-name="ce20" table:formula="of:=[Evidence.F910]" office:value-type="currency" office:currency="CZK" office:value="0" calcext:value-type="currency">
            <text:p>0 Kč</text:p>
          </table:table-cell>
          <table:table-cell table:style-name="ce27" table:formula="of:=[Evidence.K910]" office:value-type="float" office:value="0" calcext:value-type="float">
            <text:p>0</text:p>
          </table:table-cell>
          <table:table-cell table:style-name="ce27" table:formula="of:=2014-[Evidence.H910]" office:value-type="float" office:value="2014" calcext:value-type="float">
            <text:p>2,014</text:p>
          </table:table-cell>
          <table:table-cell table:style-name="ce13"/>
          <table:table-cell table:style-name="ce37" table:formula="of:=((100-[.F915])/100)*[.B9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11]&lt;&gt;&quot;&quot;;CONCATENATE(&quot;(&quot;;[Evidence.A911];&quot;) - &quot;;[Evidence.C911];&quot; - &quot;;[Evidence.D911];&quot;, [&quot;;[Evidence.L911];&quot;]&quot;);&quot;EMPTY&quot;)" office:value-type="string" office:string-value="EMPTY" calcext:value-type="string">
            <text:p>EMPTY</text:p>
          </table:table-cell>
          <table:table-cell table:style-name="ce14" table:formula="of:=[Evidence.E911]" office:value-type="float" office:value="0" calcext:value-type="float">
            <text:p>0 Kč</text:p>
          </table:table-cell>
          <table:table-cell table:style-name="ce20" table:formula="of:=[Evidence.F911]" office:value-type="currency" office:currency="CZK" office:value="0" calcext:value-type="currency">
            <text:p>0 Kč</text:p>
          </table:table-cell>
          <table:table-cell table:style-name="ce27" table:formula="of:=[Evidence.K911]" office:value-type="float" office:value="0" calcext:value-type="float">
            <text:p>0</text:p>
          </table:table-cell>
          <table:table-cell table:style-name="ce27" table:formula="of:=2014-[Evidence.H911]" office:value-type="float" office:value="2014" calcext:value-type="float">
            <text:p>2,014</text:p>
          </table:table-cell>
          <table:table-cell table:style-name="ce13"/>
          <table:table-cell table:style-name="ce37" table:formula="of:=((100-[.F916])/100)*[.B9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12]&lt;&gt;&quot;&quot;;CONCATENATE(&quot;(&quot;;[Evidence.A912];&quot;) - &quot;;[Evidence.C912];&quot; - &quot;;[Evidence.D912];&quot;, [&quot;;[Evidence.L912];&quot;]&quot;);&quot;EMPTY&quot;)" office:value-type="string" office:string-value="EMPTY" calcext:value-type="string">
            <text:p>EMPTY</text:p>
          </table:table-cell>
          <table:table-cell table:style-name="ce14" table:formula="of:=[Evidence.E912]" office:value-type="float" office:value="0" calcext:value-type="float">
            <text:p>0 Kč</text:p>
          </table:table-cell>
          <table:table-cell table:style-name="ce20" table:formula="of:=[Evidence.F912]" office:value-type="currency" office:currency="CZK" office:value="0" calcext:value-type="currency">
            <text:p>0 Kč</text:p>
          </table:table-cell>
          <table:table-cell table:style-name="ce27" table:formula="of:=[Evidence.K912]" office:value-type="float" office:value="0" calcext:value-type="float">
            <text:p>0</text:p>
          </table:table-cell>
          <table:table-cell table:style-name="ce27" table:formula="of:=2014-[Evidence.H912]" office:value-type="float" office:value="2014" calcext:value-type="float">
            <text:p>2,014</text:p>
          </table:table-cell>
          <table:table-cell table:style-name="ce13"/>
          <table:table-cell table:style-name="ce37" table:formula="of:=((100-[.F917])/100)*[.B9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13]&lt;&gt;&quot;&quot;;CONCATENATE(&quot;(&quot;;[Evidence.A913];&quot;) - &quot;;[Evidence.C913];&quot; - &quot;;[Evidence.D913];&quot;, [&quot;;[Evidence.L913];&quot;]&quot;);&quot;EMPTY&quot;)" office:value-type="string" office:string-value="EMPTY" calcext:value-type="string">
            <text:p>EMPTY</text:p>
          </table:table-cell>
          <table:table-cell table:style-name="ce14" table:formula="of:=[Evidence.E913]" office:value-type="float" office:value="0" calcext:value-type="float">
            <text:p>0 Kč</text:p>
          </table:table-cell>
          <table:table-cell table:style-name="ce20" table:formula="of:=[Evidence.F913]" office:value-type="currency" office:currency="CZK" office:value="0" calcext:value-type="currency">
            <text:p>0 Kč</text:p>
          </table:table-cell>
          <table:table-cell table:style-name="ce27" table:formula="of:=[Evidence.K913]" office:value-type="float" office:value="0" calcext:value-type="float">
            <text:p>0</text:p>
          </table:table-cell>
          <table:table-cell table:style-name="ce27" table:formula="of:=2014-[Evidence.H913]" office:value-type="float" office:value="2014" calcext:value-type="float">
            <text:p>2,014</text:p>
          </table:table-cell>
          <table:table-cell table:style-name="ce13"/>
          <table:table-cell table:style-name="ce37" table:formula="of:=((100-[.F918])/100)*[.B9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14]&lt;&gt;&quot;&quot;;CONCATENATE(&quot;(&quot;;[Evidence.A914];&quot;) - &quot;;[Evidence.C914];&quot; - &quot;;[Evidence.D914];&quot;, [&quot;;[Evidence.L914];&quot;]&quot;);&quot;EMPTY&quot;)" office:value-type="string" office:string-value="EMPTY" calcext:value-type="string">
            <text:p>EMPTY</text:p>
          </table:table-cell>
          <table:table-cell table:style-name="ce14" table:formula="of:=[Evidence.E914]" office:value-type="float" office:value="0" calcext:value-type="float">
            <text:p>0 Kč</text:p>
          </table:table-cell>
          <table:table-cell table:style-name="ce20" table:formula="of:=[Evidence.F914]" office:value-type="currency" office:currency="CZK" office:value="0" calcext:value-type="currency">
            <text:p>0 Kč</text:p>
          </table:table-cell>
          <table:table-cell table:style-name="ce27" table:formula="of:=[Evidence.K914]" office:value-type="float" office:value="0" calcext:value-type="float">
            <text:p>0</text:p>
          </table:table-cell>
          <table:table-cell table:style-name="ce27" table:formula="of:=2014-[Evidence.H914]" office:value-type="float" office:value="2014" calcext:value-type="float">
            <text:p>2,014</text:p>
          </table:table-cell>
          <table:table-cell table:style-name="ce13"/>
          <table:table-cell table:style-name="ce37" table:formula="of:=((100-[.F919])/100)*[.B9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15]&lt;&gt;&quot;&quot;;CONCATENATE(&quot;(&quot;;[Evidence.A915];&quot;) - &quot;;[Evidence.C915];&quot; - &quot;;[Evidence.D915];&quot;, [&quot;;[Evidence.L915];&quot;]&quot;);&quot;EMPTY&quot;)" office:value-type="string" office:string-value="EMPTY" calcext:value-type="string">
            <text:p>EMPTY</text:p>
          </table:table-cell>
          <table:table-cell table:style-name="ce14" table:formula="of:=[Evidence.E915]" office:value-type="float" office:value="0" calcext:value-type="float">
            <text:p>0 Kč</text:p>
          </table:table-cell>
          <table:table-cell table:style-name="ce20" table:formula="of:=[Evidence.F915]" office:value-type="currency" office:currency="CZK" office:value="0" calcext:value-type="currency">
            <text:p>0 Kč</text:p>
          </table:table-cell>
          <table:table-cell table:style-name="ce27" table:formula="of:=[Evidence.K915]" office:value-type="float" office:value="0" calcext:value-type="float">
            <text:p>0</text:p>
          </table:table-cell>
          <table:table-cell table:style-name="ce27" table:formula="of:=2014-[Evidence.H915]" office:value-type="float" office:value="2014" calcext:value-type="float">
            <text:p>2,014</text:p>
          </table:table-cell>
          <table:table-cell table:style-name="ce13"/>
          <table:table-cell table:style-name="ce37" table:formula="of:=((100-[.F920])/100)*[.B9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16]&lt;&gt;&quot;&quot;;CONCATENATE(&quot;(&quot;;[Evidence.A916];&quot;) - &quot;;[Evidence.C916];&quot; - &quot;;[Evidence.D916];&quot;, [&quot;;[Evidence.L916];&quot;]&quot;);&quot;EMPTY&quot;)" office:value-type="string" office:string-value="EMPTY" calcext:value-type="string">
            <text:p>EMPTY</text:p>
          </table:table-cell>
          <table:table-cell table:style-name="ce14" table:formula="of:=[Evidence.E916]" office:value-type="float" office:value="0" calcext:value-type="float">
            <text:p>0 Kč</text:p>
          </table:table-cell>
          <table:table-cell table:style-name="ce20" table:formula="of:=[Evidence.F916]" office:value-type="currency" office:currency="CZK" office:value="0" calcext:value-type="currency">
            <text:p>0 Kč</text:p>
          </table:table-cell>
          <table:table-cell table:style-name="ce27" table:formula="of:=[Evidence.K916]" office:value-type="float" office:value="0" calcext:value-type="float">
            <text:p>0</text:p>
          </table:table-cell>
          <table:table-cell table:style-name="ce27" table:formula="of:=2014-[Evidence.H916]" office:value-type="float" office:value="2014" calcext:value-type="float">
            <text:p>2,014</text:p>
          </table:table-cell>
          <table:table-cell table:style-name="ce13"/>
          <table:table-cell table:style-name="ce37" table:formula="of:=((100-[.F921])/100)*[.B9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17]&lt;&gt;&quot;&quot;;CONCATENATE(&quot;(&quot;;[Evidence.A917];&quot;) - &quot;;[Evidence.C917];&quot; - &quot;;[Evidence.D917];&quot;, [&quot;;[Evidence.L917];&quot;]&quot;);&quot;EMPTY&quot;)" office:value-type="string" office:string-value="EMPTY" calcext:value-type="string">
            <text:p>EMPTY</text:p>
          </table:table-cell>
          <table:table-cell table:style-name="ce14" table:formula="of:=[Evidence.E917]" office:value-type="float" office:value="0" calcext:value-type="float">
            <text:p>0 Kč</text:p>
          </table:table-cell>
          <table:table-cell table:style-name="ce20" table:formula="of:=[Evidence.F917]" office:value-type="currency" office:currency="CZK" office:value="0" calcext:value-type="currency">
            <text:p>0 Kč</text:p>
          </table:table-cell>
          <table:table-cell table:style-name="ce27" table:formula="of:=[Evidence.K917]" office:value-type="float" office:value="0" calcext:value-type="float">
            <text:p>0</text:p>
          </table:table-cell>
          <table:table-cell table:style-name="ce27" table:formula="of:=2014-[Evidence.H917]" office:value-type="float" office:value="2014" calcext:value-type="float">
            <text:p>2,014</text:p>
          </table:table-cell>
          <table:table-cell table:style-name="ce13"/>
          <table:table-cell table:style-name="ce37" table:formula="of:=((100-[.F922])/100)*[.B9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18]&lt;&gt;&quot;&quot;;CONCATENATE(&quot;(&quot;;[Evidence.A918];&quot;) - &quot;;[Evidence.C918];&quot; - &quot;;[Evidence.D918];&quot;, [&quot;;[Evidence.L918];&quot;]&quot;);&quot;EMPTY&quot;)" office:value-type="string" office:string-value="EMPTY" calcext:value-type="string">
            <text:p>EMPTY</text:p>
          </table:table-cell>
          <table:table-cell table:style-name="ce14" table:formula="of:=[Evidence.E918]" office:value-type="float" office:value="0" calcext:value-type="float">
            <text:p>0 Kč</text:p>
          </table:table-cell>
          <table:table-cell table:style-name="ce20" table:formula="of:=[Evidence.F918]" office:value-type="currency" office:currency="CZK" office:value="0" calcext:value-type="currency">
            <text:p>0 Kč</text:p>
          </table:table-cell>
          <table:table-cell table:style-name="ce27" table:formula="of:=[Evidence.K918]" office:value-type="float" office:value="0" calcext:value-type="float">
            <text:p>0</text:p>
          </table:table-cell>
          <table:table-cell table:style-name="ce27" table:formula="of:=2014-[Evidence.H918]" office:value-type="float" office:value="2014" calcext:value-type="float">
            <text:p>2,014</text:p>
          </table:table-cell>
          <table:table-cell table:style-name="ce13"/>
          <table:table-cell table:style-name="ce37" table:formula="of:=((100-[.F923])/100)*[.B9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19]&lt;&gt;&quot;&quot;;CONCATENATE(&quot;(&quot;;[Evidence.A919];&quot;) - &quot;;[Evidence.C919];&quot; - &quot;;[Evidence.D919];&quot;, [&quot;;[Evidence.L919];&quot;]&quot;);&quot;EMPTY&quot;)" office:value-type="string" office:string-value="EMPTY" calcext:value-type="string">
            <text:p>EMPTY</text:p>
          </table:table-cell>
          <table:table-cell table:style-name="ce14" table:formula="of:=[Evidence.E919]" office:value-type="float" office:value="0" calcext:value-type="float">
            <text:p>0 Kč</text:p>
          </table:table-cell>
          <table:table-cell table:style-name="ce20" table:formula="of:=[Evidence.F919]" office:value-type="currency" office:currency="CZK" office:value="0" calcext:value-type="currency">
            <text:p>0 Kč</text:p>
          </table:table-cell>
          <table:table-cell table:style-name="ce27" table:formula="of:=[Evidence.K919]" office:value-type="float" office:value="0" calcext:value-type="float">
            <text:p>0</text:p>
          </table:table-cell>
          <table:table-cell table:style-name="ce27" table:formula="of:=2014-[Evidence.H919]" office:value-type="float" office:value="2014" calcext:value-type="float">
            <text:p>2,014</text:p>
          </table:table-cell>
          <table:table-cell table:style-name="ce13"/>
          <table:table-cell table:style-name="ce37" table:formula="of:=((100-[.F924])/100)*[.B9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20]&lt;&gt;&quot;&quot;;CONCATENATE(&quot;(&quot;;[Evidence.A920];&quot;) - &quot;;[Evidence.C920];&quot; - &quot;;[Evidence.D920];&quot;, [&quot;;[Evidence.L920];&quot;]&quot;);&quot;EMPTY&quot;)" office:value-type="string" office:string-value="EMPTY" calcext:value-type="string">
            <text:p>EMPTY</text:p>
          </table:table-cell>
          <table:table-cell table:style-name="ce14" table:formula="of:=[Evidence.E920]" office:value-type="float" office:value="0" calcext:value-type="float">
            <text:p>0 Kč</text:p>
          </table:table-cell>
          <table:table-cell table:style-name="ce20" table:formula="of:=[Evidence.F920]" office:value-type="currency" office:currency="CZK" office:value="0" calcext:value-type="currency">
            <text:p>0 Kč</text:p>
          </table:table-cell>
          <table:table-cell table:style-name="ce27" table:formula="of:=[Evidence.K920]" office:value-type="float" office:value="0" calcext:value-type="float">
            <text:p>0</text:p>
          </table:table-cell>
          <table:table-cell table:style-name="ce27" table:formula="of:=2014-[Evidence.H920]" office:value-type="float" office:value="2014" calcext:value-type="float">
            <text:p>2,014</text:p>
          </table:table-cell>
          <table:table-cell table:style-name="ce13"/>
          <table:table-cell table:style-name="ce37" table:formula="of:=((100-[.F925])/100)*[.B9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21]&lt;&gt;&quot;&quot;;CONCATENATE(&quot;(&quot;;[Evidence.A921];&quot;) - &quot;;[Evidence.C921];&quot; - &quot;;[Evidence.D921];&quot;, [&quot;;[Evidence.L921];&quot;]&quot;);&quot;EMPTY&quot;)" office:value-type="string" office:string-value="EMPTY" calcext:value-type="string">
            <text:p>EMPTY</text:p>
          </table:table-cell>
          <table:table-cell table:style-name="ce14" table:formula="of:=[Evidence.E921]" office:value-type="float" office:value="0" calcext:value-type="float">
            <text:p>0 Kč</text:p>
          </table:table-cell>
          <table:table-cell table:style-name="ce20" table:formula="of:=[Evidence.F921]" office:value-type="currency" office:currency="CZK" office:value="0" calcext:value-type="currency">
            <text:p>0 Kč</text:p>
          </table:table-cell>
          <table:table-cell table:style-name="ce27" table:formula="of:=[Evidence.K921]" office:value-type="float" office:value="0" calcext:value-type="float">
            <text:p>0</text:p>
          </table:table-cell>
          <table:table-cell table:style-name="ce27" table:formula="of:=2014-[Evidence.H921]" office:value-type="float" office:value="2014" calcext:value-type="float">
            <text:p>2,014</text:p>
          </table:table-cell>
          <table:table-cell table:style-name="ce13"/>
          <table:table-cell table:style-name="ce37" table:formula="of:=((100-[.F926])/100)*[.B9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22]&lt;&gt;&quot;&quot;;CONCATENATE(&quot;(&quot;;[Evidence.A922];&quot;) - &quot;;[Evidence.C922];&quot; - &quot;;[Evidence.D922];&quot;, [&quot;;[Evidence.L922];&quot;]&quot;);&quot;EMPTY&quot;)" office:value-type="string" office:string-value="EMPTY" calcext:value-type="string">
            <text:p>EMPTY</text:p>
          </table:table-cell>
          <table:table-cell table:style-name="ce14" table:formula="of:=[Evidence.E922]" office:value-type="float" office:value="0" calcext:value-type="float">
            <text:p>0 Kč</text:p>
          </table:table-cell>
          <table:table-cell table:style-name="ce20" table:formula="of:=[Evidence.F922]" office:value-type="currency" office:currency="CZK" office:value="0" calcext:value-type="currency">
            <text:p>0 Kč</text:p>
          </table:table-cell>
          <table:table-cell table:style-name="ce27" table:formula="of:=[Evidence.K922]" office:value-type="float" office:value="0" calcext:value-type="float">
            <text:p>0</text:p>
          </table:table-cell>
          <table:table-cell table:style-name="ce27" table:formula="of:=2014-[Evidence.H922]" office:value-type="float" office:value="2014" calcext:value-type="float">
            <text:p>2,014</text:p>
          </table:table-cell>
          <table:table-cell table:style-name="ce13"/>
          <table:table-cell table:style-name="ce37" table:formula="of:=((100-[.F927])/100)*[.B9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23]&lt;&gt;&quot;&quot;;CONCATENATE(&quot;(&quot;;[Evidence.A923];&quot;) - &quot;;[Evidence.C923];&quot; - &quot;;[Evidence.D923];&quot;, [&quot;;[Evidence.L923];&quot;]&quot;);&quot;EMPTY&quot;)" office:value-type="string" office:string-value="EMPTY" calcext:value-type="string">
            <text:p>EMPTY</text:p>
          </table:table-cell>
          <table:table-cell table:style-name="ce14" table:formula="of:=[Evidence.E923]" office:value-type="float" office:value="0" calcext:value-type="float">
            <text:p>0 Kč</text:p>
          </table:table-cell>
          <table:table-cell table:style-name="ce20" table:formula="of:=[Evidence.F923]" office:value-type="currency" office:currency="CZK" office:value="0" calcext:value-type="currency">
            <text:p>0 Kč</text:p>
          </table:table-cell>
          <table:table-cell table:style-name="ce27" table:formula="of:=[Evidence.K923]" office:value-type="float" office:value="0" calcext:value-type="float">
            <text:p>0</text:p>
          </table:table-cell>
          <table:table-cell table:style-name="ce27" table:formula="of:=2014-[Evidence.H923]" office:value-type="float" office:value="2014" calcext:value-type="float">
            <text:p>2,014</text:p>
          </table:table-cell>
          <table:table-cell table:style-name="ce13"/>
          <table:table-cell table:style-name="ce37" table:formula="of:=((100-[.F928])/100)*[.B9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24]&lt;&gt;&quot;&quot;;CONCATENATE(&quot;(&quot;;[Evidence.A924];&quot;) - &quot;;[Evidence.C924];&quot; - &quot;;[Evidence.D924];&quot;, [&quot;;[Evidence.L924];&quot;]&quot;);&quot;EMPTY&quot;)" office:value-type="string" office:string-value="EMPTY" calcext:value-type="string">
            <text:p>EMPTY</text:p>
          </table:table-cell>
          <table:table-cell table:style-name="ce14" table:formula="of:=[Evidence.E924]" office:value-type="float" office:value="0" calcext:value-type="float">
            <text:p>0 Kč</text:p>
          </table:table-cell>
          <table:table-cell table:style-name="ce20" table:formula="of:=[Evidence.F924]" office:value-type="currency" office:currency="CZK" office:value="0" calcext:value-type="currency">
            <text:p>0 Kč</text:p>
          </table:table-cell>
          <table:table-cell table:style-name="ce27" table:formula="of:=[Evidence.K924]" office:value-type="float" office:value="0" calcext:value-type="float">
            <text:p>0</text:p>
          </table:table-cell>
          <table:table-cell table:style-name="ce27" table:formula="of:=2014-[Evidence.H924]" office:value-type="float" office:value="2014" calcext:value-type="float">
            <text:p>2,014</text:p>
          </table:table-cell>
          <table:table-cell table:style-name="ce13"/>
          <table:table-cell table:style-name="ce37" table:formula="of:=((100-[.F929])/100)*[.B9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25]&lt;&gt;&quot;&quot;;CONCATENATE(&quot;(&quot;;[Evidence.A925];&quot;) - &quot;;[Evidence.C925];&quot; - &quot;;[Evidence.D925];&quot;, [&quot;;[Evidence.L925];&quot;]&quot;);&quot;EMPTY&quot;)" office:value-type="string" office:string-value="EMPTY" calcext:value-type="string">
            <text:p>EMPTY</text:p>
          </table:table-cell>
          <table:table-cell table:style-name="ce14" table:formula="of:=[Evidence.E925]" office:value-type="float" office:value="0" calcext:value-type="float">
            <text:p>0 Kč</text:p>
          </table:table-cell>
          <table:table-cell table:style-name="ce20" table:formula="of:=[Evidence.F925]" office:value-type="currency" office:currency="CZK" office:value="0" calcext:value-type="currency">
            <text:p>0 Kč</text:p>
          </table:table-cell>
          <table:table-cell table:style-name="ce27" table:formula="of:=[Evidence.K925]" office:value-type="float" office:value="0" calcext:value-type="float">
            <text:p>0</text:p>
          </table:table-cell>
          <table:table-cell table:style-name="ce27" table:formula="of:=2014-[Evidence.H925]" office:value-type="float" office:value="2014" calcext:value-type="float">
            <text:p>2,014</text:p>
          </table:table-cell>
          <table:table-cell table:style-name="ce13"/>
          <table:table-cell table:style-name="ce37" table:formula="of:=((100-[.F930])/100)*[.B9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26]&lt;&gt;&quot;&quot;;CONCATENATE(&quot;(&quot;;[Evidence.A926];&quot;) - &quot;;[Evidence.C926];&quot; - &quot;;[Evidence.D926];&quot;, [&quot;;[Evidence.L926];&quot;]&quot;);&quot;EMPTY&quot;)" office:value-type="string" office:string-value="EMPTY" calcext:value-type="string">
            <text:p>EMPTY</text:p>
          </table:table-cell>
          <table:table-cell table:style-name="ce14" table:formula="of:=[Evidence.E926]" office:value-type="float" office:value="0" calcext:value-type="float">
            <text:p>0 Kč</text:p>
          </table:table-cell>
          <table:table-cell table:style-name="ce20" table:formula="of:=[Evidence.F926]" office:value-type="currency" office:currency="CZK" office:value="0" calcext:value-type="currency">
            <text:p>0 Kč</text:p>
          </table:table-cell>
          <table:table-cell table:style-name="ce27" table:formula="of:=[Evidence.K926]" office:value-type="float" office:value="0" calcext:value-type="float">
            <text:p>0</text:p>
          </table:table-cell>
          <table:table-cell table:style-name="ce27" table:formula="of:=2014-[Evidence.H926]" office:value-type="float" office:value="2014" calcext:value-type="float">
            <text:p>2,014</text:p>
          </table:table-cell>
          <table:table-cell table:style-name="ce13"/>
          <table:table-cell table:style-name="ce37" table:formula="of:=((100-[.F931])/100)*[.B9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27]&lt;&gt;&quot;&quot;;CONCATENATE(&quot;(&quot;;[Evidence.A927];&quot;) - &quot;;[Evidence.C927];&quot; - &quot;;[Evidence.D927];&quot;, [&quot;;[Evidence.L927];&quot;]&quot;);&quot;EMPTY&quot;)" office:value-type="string" office:string-value="EMPTY" calcext:value-type="string">
            <text:p>EMPTY</text:p>
          </table:table-cell>
          <table:table-cell table:style-name="ce14" table:formula="of:=[Evidence.E927]" office:value-type="float" office:value="0" calcext:value-type="float">
            <text:p>0 Kč</text:p>
          </table:table-cell>
          <table:table-cell table:style-name="ce20" table:formula="of:=[Evidence.F927]" office:value-type="currency" office:currency="CZK" office:value="0" calcext:value-type="currency">
            <text:p>0 Kč</text:p>
          </table:table-cell>
          <table:table-cell table:style-name="ce27" table:formula="of:=[Evidence.K927]" office:value-type="float" office:value="0" calcext:value-type="float">
            <text:p>0</text:p>
          </table:table-cell>
          <table:table-cell table:style-name="ce27" table:formula="of:=2014-[Evidence.H927]" office:value-type="float" office:value="2014" calcext:value-type="float">
            <text:p>2,014</text:p>
          </table:table-cell>
          <table:table-cell table:style-name="ce13"/>
          <table:table-cell table:style-name="ce37" table:formula="of:=((100-[.F932])/100)*[.B9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28]&lt;&gt;&quot;&quot;;CONCATENATE(&quot;(&quot;;[Evidence.A928];&quot;) - &quot;;[Evidence.C928];&quot; - &quot;;[Evidence.D928];&quot;, [&quot;;[Evidence.L928];&quot;]&quot;);&quot;EMPTY&quot;)" office:value-type="string" office:string-value="EMPTY" calcext:value-type="string">
            <text:p>EMPTY</text:p>
          </table:table-cell>
          <table:table-cell table:style-name="ce14" table:formula="of:=[Evidence.E928]" office:value-type="float" office:value="0" calcext:value-type="float">
            <text:p>0 Kč</text:p>
          </table:table-cell>
          <table:table-cell table:style-name="ce20" table:formula="of:=[Evidence.F928]" office:value-type="currency" office:currency="CZK" office:value="0" calcext:value-type="currency">
            <text:p>0 Kč</text:p>
          </table:table-cell>
          <table:table-cell table:style-name="ce27" table:formula="of:=[Evidence.K928]" office:value-type="float" office:value="0" calcext:value-type="float">
            <text:p>0</text:p>
          </table:table-cell>
          <table:table-cell table:style-name="ce27" table:formula="of:=2014-[Evidence.H928]" office:value-type="float" office:value="2014" calcext:value-type="float">
            <text:p>2,014</text:p>
          </table:table-cell>
          <table:table-cell table:style-name="ce13"/>
          <table:table-cell table:style-name="ce37" table:formula="of:=((100-[.F933])/100)*[.B9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29]&lt;&gt;&quot;&quot;;CONCATENATE(&quot;(&quot;;[Evidence.A929];&quot;) - &quot;;[Evidence.C929];&quot; - &quot;;[Evidence.D929];&quot;, [&quot;;[Evidence.L929];&quot;]&quot;);&quot;EMPTY&quot;)" office:value-type="string" office:string-value="EMPTY" calcext:value-type="string">
            <text:p>EMPTY</text:p>
          </table:table-cell>
          <table:table-cell table:style-name="ce14" table:formula="of:=[Evidence.E929]" office:value-type="float" office:value="0" calcext:value-type="float">
            <text:p>0 Kč</text:p>
          </table:table-cell>
          <table:table-cell table:style-name="ce20" table:formula="of:=[Evidence.F929]" office:value-type="currency" office:currency="CZK" office:value="0" calcext:value-type="currency">
            <text:p>0 Kč</text:p>
          </table:table-cell>
          <table:table-cell table:style-name="ce27" table:formula="of:=[Evidence.K929]" office:value-type="float" office:value="0" calcext:value-type="float">
            <text:p>0</text:p>
          </table:table-cell>
          <table:table-cell table:style-name="ce27" table:formula="of:=2014-[Evidence.H929]" office:value-type="float" office:value="2014" calcext:value-type="float">
            <text:p>2,014</text:p>
          </table:table-cell>
          <table:table-cell table:style-name="ce13"/>
          <table:table-cell table:style-name="ce37" table:formula="of:=((100-[.F934])/100)*[.B9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30]&lt;&gt;&quot;&quot;;CONCATENATE(&quot;(&quot;;[Evidence.A930];&quot;) - &quot;;[Evidence.C930];&quot; - &quot;;[Evidence.D930];&quot;, [&quot;;[Evidence.L930];&quot;]&quot;);&quot;EMPTY&quot;)" office:value-type="string" office:string-value="EMPTY" calcext:value-type="string">
            <text:p>EMPTY</text:p>
          </table:table-cell>
          <table:table-cell table:style-name="ce14" table:formula="of:=[Evidence.E930]" office:value-type="float" office:value="0" calcext:value-type="float">
            <text:p>0 Kč</text:p>
          </table:table-cell>
          <table:table-cell table:style-name="ce20" table:formula="of:=[Evidence.F930]" office:value-type="currency" office:currency="CZK" office:value="0" calcext:value-type="currency">
            <text:p>0 Kč</text:p>
          </table:table-cell>
          <table:table-cell table:style-name="ce27" table:formula="of:=[Evidence.K930]" office:value-type="float" office:value="0" calcext:value-type="float">
            <text:p>0</text:p>
          </table:table-cell>
          <table:table-cell table:style-name="ce27" table:formula="of:=2014-[Evidence.H930]" office:value-type="float" office:value="2014" calcext:value-type="float">
            <text:p>2,014</text:p>
          </table:table-cell>
          <table:table-cell table:style-name="ce13"/>
          <table:table-cell table:style-name="ce37" table:formula="of:=((100-[.F935])/100)*[.B9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31]&lt;&gt;&quot;&quot;;CONCATENATE(&quot;(&quot;;[Evidence.A931];&quot;) - &quot;;[Evidence.C931];&quot; - &quot;;[Evidence.D931];&quot;, [&quot;;[Evidence.L931];&quot;]&quot;);&quot;EMPTY&quot;)" office:value-type="string" office:string-value="EMPTY" calcext:value-type="string">
            <text:p>EMPTY</text:p>
          </table:table-cell>
          <table:table-cell table:style-name="ce14" table:formula="of:=[Evidence.E931]" office:value-type="float" office:value="0" calcext:value-type="float">
            <text:p>0 Kč</text:p>
          </table:table-cell>
          <table:table-cell table:style-name="ce20" table:formula="of:=[Evidence.F931]" office:value-type="currency" office:currency="CZK" office:value="0" calcext:value-type="currency">
            <text:p>0 Kč</text:p>
          </table:table-cell>
          <table:table-cell table:style-name="ce27" table:formula="of:=[Evidence.K931]" office:value-type="float" office:value="0" calcext:value-type="float">
            <text:p>0</text:p>
          </table:table-cell>
          <table:table-cell table:style-name="ce27" table:formula="of:=2014-[Evidence.H931]" office:value-type="float" office:value="2014" calcext:value-type="float">
            <text:p>2,014</text:p>
          </table:table-cell>
          <table:table-cell table:style-name="ce13"/>
          <table:table-cell table:style-name="ce37" table:formula="of:=((100-[.F936])/100)*[.B9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32]&lt;&gt;&quot;&quot;;CONCATENATE(&quot;(&quot;;[Evidence.A932];&quot;) - &quot;;[Evidence.C932];&quot; - &quot;;[Evidence.D932];&quot;, [&quot;;[Evidence.L932];&quot;]&quot;);&quot;EMPTY&quot;)" office:value-type="string" office:string-value="EMPTY" calcext:value-type="string">
            <text:p>EMPTY</text:p>
          </table:table-cell>
          <table:table-cell table:style-name="ce14" table:formula="of:=[Evidence.E932]" office:value-type="float" office:value="0" calcext:value-type="float">
            <text:p>0 Kč</text:p>
          </table:table-cell>
          <table:table-cell table:style-name="ce20" table:formula="of:=[Evidence.F932]" office:value-type="currency" office:currency="CZK" office:value="0" calcext:value-type="currency">
            <text:p>0 Kč</text:p>
          </table:table-cell>
          <table:table-cell table:style-name="ce27" table:formula="of:=[Evidence.K932]" office:value-type="float" office:value="0" calcext:value-type="float">
            <text:p>0</text:p>
          </table:table-cell>
          <table:table-cell table:style-name="ce27" table:formula="of:=2014-[Evidence.H932]" office:value-type="float" office:value="2014" calcext:value-type="float">
            <text:p>2,014</text:p>
          </table:table-cell>
          <table:table-cell table:style-name="ce13"/>
          <table:table-cell table:style-name="ce37" table:formula="of:=((100-[.F937])/100)*[.B9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33]&lt;&gt;&quot;&quot;;CONCATENATE(&quot;(&quot;;[Evidence.A933];&quot;) - &quot;;[Evidence.C933];&quot; - &quot;;[Evidence.D933];&quot;, [&quot;;[Evidence.L933];&quot;]&quot;);&quot;EMPTY&quot;)" office:value-type="string" office:string-value="EMPTY" calcext:value-type="string">
            <text:p>EMPTY</text:p>
          </table:table-cell>
          <table:table-cell table:style-name="ce14" table:formula="of:=[Evidence.E933]" office:value-type="float" office:value="0" calcext:value-type="float">
            <text:p>0 Kč</text:p>
          </table:table-cell>
          <table:table-cell table:style-name="ce20" table:formula="of:=[Evidence.F933]" office:value-type="currency" office:currency="CZK" office:value="0" calcext:value-type="currency">
            <text:p>0 Kč</text:p>
          </table:table-cell>
          <table:table-cell table:style-name="ce27" table:formula="of:=[Evidence.K933]" office:value-type="float" office:value="0" calcext:value-type="float">
            <text:p>0</text:p>
          </table:table-cell>
          <table:table-cell table:style-name="ce27" table:formula="of:=2014-[Evidence.H933]" office:value-type="float" office:value="2014" calcext:value-type="float">
            <text:p>2,014</text:p>
          </table:table-cell>
          <table:table-cell table:style-name="ce13"/>
          <table:table-cell table:style-name="ce37" table:formula="of:=((100-[.F938])/100)*[.B9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34]&lt;&gt;&quot;&quot;;CONCATENATE(&quot;(&quot;;[Evidence.A934];&quot;) - &quot;;[Evidence.C934];&quot; - &quot;;[Evidence.D934];&quot;, [&quot;;[Evidence.L934];&quot;]&quot;);&quot;EMPTY&quot;)" office:value-type="string" office:string-value="EMPTY" calcext:value-type="string">
            <text:p>EMPTY</text:p>
          </table:table-cell>
          <table:table-cell table:style-name="ce14" table:formula="of:=[Evidence.E934]" office:value-type="float" office:value="0" calcext:value-type="float">
            <text:p>0 Kč</text:p>
          </table:table-cell>
          <table:table-cell table:style-name="ce20" table:formula="of:=[Evidence.F934]" office:value-type="currency" office:currency="CZK" office:value="0" calcext:value-type="currency">
            <text:p>0 Kč</text:p>
          </table:table-cell>
          <table:table-cell table:style-name="ce27" table:formula="of:=[Evidence.K934]" office:value-type="float" office:value="0" calcext:value-type="float">
            <text:p>0</text:p>
          </table:table-cell>
          <table:table-cell table:style-name="ce27" table:formula="of:=2014-[Evidence.H934]" office:value-type="float" office:value="2014" calcext:value-type="float">
            <text:p>2,014</text:p>
          </table:table-cell>
          <table:table-cell table:style-name="ce13"/>
          <table:table-cell table:style-name="ce37" table:formula="of:=((100-[.F939])/100)*[.B9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35]&lt;&gt;&quot;&quot;;CONCATENATE(&quot;(&quot;;[Evidence.A935];&quot;) - &quot;;[Evidence.C935];&quot; - &quot;;[Evidence.D935];&quot;, [&quot;;[Evidence.L935];&quot;]&quot;);&quot;EMPTY&quot;)" office:value-type="string" office:string-value="EMPTY" calcext:value-type="string">
            <text:p>EMPTY</text:p>
          </table:table-cell>
          <table:table-cell table:style-name="ce14" table:formula="of:=[Evidence.E935]" office:value-type="float" office:value="0" calcext:value-type="float">
            <text:p>0 Kč</text:p>
          </table:table-cell>
          <table:table-cell table:style-name="ce20" table:formula="of:=[Evidence.F935]" office:value-type="currency" office:currency="CZK" office:value="0" calcext:value-type="currency">
            <text:p>0 Kč</text:p>
          </table:table-cell>
          <table:table-cell table:style-name="ce27" table:formula="of:=[Evidence.K935]" office:value-type="float" office:value="0" calcext:value-type="float">
            <text:p>0</text:p>
          </table:table-cell>
          <table:table-cell table:style-name="ce27" table:formula="of:=2014-[Evidence.H935]" office:value-type="float" office:value="2014" calcext:value-type="float">
            <text:p>2,014</text:p>
          </table:table-cell>
          <table:table-cell table:style-name="ce13"/>
          <table:table-cell table:style-name="ce37" table:formula="of:=((100-[.F940])/100)*[.B9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36]&lt;&gt;&quot;&quot;;CONCATENATE(&quot;(&quot;;[Evidence.A936];&quot;) - &quot;;[Evidence.C936];&quot; - &quot;;[Evidence.D936];&quot;, [&quot;;[Evidence.L936];&quot;]&quot;);&quot;EMPTY&quot;)" office:value-type="string" office:string-value="EMPTY" calcext:value-type="string">
            <text:p>EMPTY</text:p>
          </table:table-cell>
          <table:table-cell table:style-name="ce14" table:formula="of:=[Evidence.E936]" office:value-type="float" office:value="0" calcext:value-type="float">
            <text:p>0 Kč</text:p>
          </table:table-cell>
          <table:table-cell table:style-name="ce20" table:formula="of:=[Evidence.F936]" office:value-type="currency" office:currency="CZK" office:value="0" calcext:value-type="currency">
            <text:p>0 Kč</text:p>
          </table:table-cell>
          <table:table-cell table:style-name="ce27" table:formula="of:=[Evidence.K936]" office:value-type="float" office:value="0" calcext:value-type="float">
            <text:p>0</text:p>
          </table:table-cell>
          <table:table-cell table:style-name="ce27" table:formula="of:=2014-[Evidence.H936]" office:value-type="float" office:value="2014" calcext:value-type="float">
            <text:p>2,014</text:p>
          </table:table-cell>
          <table:table-cell table:style-name="ce13"/>
          <table:table-cell table:style-name="ce37" table:formula="of:=((100-[.F941])/100)*[.B9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37]&lt;&gt;&quot;&quot;;CONCATENATE(&quot;(&quot;;[Evidence.A937];&quot;) - &quot;;[Evidence.C937];&quot; - &quot;;[Evidence.D937];&quot;, [&quot;;[Evidence.L937];&quot;]&quot;);&quot;EMPTY&quot;)" office:value-type="string" office:string-value="EMPTY" calcext:value-type="string">
            <text:p>EMPTY</text:p>
          </table:table-cell>
          <table:table-cell table:style-name="ce14" table:formula="of:=[Evidence.E937]" office:value-type="float" office:value="0" calcext:value-type="float">
            <text:p>0 Kč</text:p>
          </table:table-cell>
          <table:table-cell table:style-name="ce20" table:formula="of:=[Evidence.F937]" office:value-type="currency" office:currency="CZK" office:value="0" calcext:value-type="currency">
            <text:p>0 Kč</text:p>
          </table:table-cell>
          <table:table-cell table:style-name="ce27" table:formula="of:=[Evidence.K937]" office:value-type="float" office:value="0" calcext:value-type="float">
            <text:p>0</text:p>
          </table:table-cell>
          <table:table-cell table:style-name="ce27" table:formula="of:=2014-[Evidence.H937]" office:value-type="float" office:value="2014" calcext:value-type="float">
            <text:p>2,014</text:p>
          </table:table-cell>
          <table:table-cell table:style-name="ce13"/>
          <table:table-cell table:style-name="ce37" table:formula="of:=((100-[.F942])/100)*[.B9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38]&lt;&gt;&quot;&quot;;CONCATENATE(&quot;(&quot;;[Evidence.A938];&quot;) - &quot;;[Evidence.C938];&quot; - &quot;;[Evidence.D938];&quot;, [&quot;;[Evidence.L938];&quot;]&quot;);&quot;EMPTY&quot;)" office:value-type="string" office:string-value="EMPTY" calcext:value-type="string">
            <text:p>EMPTY</text:p>
          </table:table-cell>
          <table:table-cell table:style-name="ce14" table:formula="of:=[Evidence.E938]" office:value-type="float" office:value="0" calcext:value-type="float">
            <text:p>0 Kč</text:p>
          </table:table-cell>
          <table:table-cell table:style-name="ce20" table:formula="of:=[Evidence.F938]" office:value-type="currency" office:currency="CZK" office:value="0" calcext:value-type="currency">
            <text:p>0 Kč</text:p>
          </table:table-cell>
          <table:table-cell table:style-name="ce27" table:formula="of:=[Evidence.K938]" office:value-type="float" office:value="0" calcext:value-type="float">
            <text:p>0</text:p>
          </table:table-cell>
          <table:table-cell table:style-name="ce27" table:formula="of:=2014-[Evidence.H938]" office:value-type="float" office:value="2014" calcext:value-type="float">
            <text:p>2,014</text:p>
          </table:table-cell>
          <table:table-cell table:style-name="ce13"/>
          <table:table-cell table:style-name="ce37" table:formula="of:=((100-[.F943])/100)*[.B9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39]&lt;&gt;&quot;&quot;;CONCATENATE(&quot;(&quot;;[Evidence.A939];&quot;) - &quot;;[Evidence.C939];&quot; - &quot;;[Evidence.D939];&quot;, [&quot;;[Evidence.L939];&quot;]&quot;);&quot;EMPTY&quot;)" office:value-type="string" office:string-value="EMPTY" calcext:value-type="string">
            <text:p>EMPTY</text:p>
          </table:table-cell>
          <table:table-cell table:style-name="ce14" table:formula="of:=[Evidence.E939]" office:value-type="float" office:value="0" calcext:value-type="float">
            <text:p>0 Kč</text:p>
          </table:table-cell>
          <table:table-cell table:style-name="ce20" table:formula="of:=[Evidence.F939]" office:value-type="currency" office:currency="CZK" office:value="0" calcext:value-type="currency">
            <text:p>0 Kč</text:p>
          </table:table-cell>
          <table:table-cell table:style-name="ce27" table:formula="of:=[Evidence.K939]" office:value-type="float" office:value="0" calcext:value-type="float">
            <text:p>0</text:p>
          </table:table-cell>
          <table:table-cell table:style-name="ce27" table:formula="of:=2014-[Evidence.H939]" office:value-type="float" office:value="2014" calcext:value-type="float">
            <text:p>2,014</text:p>
          </table:table-cell>
          <table:table-cell table:style-name="ce13"/>
          <table:table-cell table:style-name="ce37" table:formula="of:=((100-[.F944])/100)*[.B9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40]&lt;&gt;&quot;&quot;;CONCATENATE(&quot;(&quot;;[Evidence.A940];&quot;) - &quot;;[Evidence.C940];&quot; - &quot;;[Evidence.D940];&quot;, [&quot;;[Evidence.L940];&quot;]&quot;);&quot;EMPTY&quot;)" office:value-type="string" office:string-value="EMPTY" calcext:value-type="string">
            <text:p>EMPTY</text:p>
          </table:table-cell>
          <table:table-cell table:style-name="ce14" table:formula="of:=[Evidence.E940]" office:value-type="float" office:value="0" calcext:value-type="float">
            <text:p>0 Kč</text:p>
          </table:table-cell>
          <table:table-cell table:style-name="ce20" table:formula="of:=[Evidence.F940]" office:value-type="currency" office:currency="CZK" office:value="0" calcext:value-type="currency">
            <text:p>0 Kč</text:p>
          </table:table-cell>
          <table:table-cell table:style-name="ce27" table:formula="of:=[Evidence.K940]" office:value-type="float" office:value="0" calcext:value-type="float">
            <text:p>0</text:p>
          </table:table-cell>
          <table:table-cell table:style-name="ce27" table:formula="of:=2014-[Evidence.H940]" office:value-type="float" office:value="2014" calcext:value-type="float">
            <text:p>2,014</text:p>
          </table:table-cell>
          <table:table-cell table:style-name="ce13"/>
          <table:table-cell table:style-name="ce37" table:formula="of:=((100-[.F945])/100)*[.B9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41]&lt;&gt;&quot;&quot;;CONCATENATE(&quot;(&quot;;[Evidence.A941];&quot;) - &quot;;[Evidence.C941];&quot; - &quot;;[Evidence.D941];&quot;, [&quot;;[Evidence.L941];&quot;]&quot;);&quot;EMPTY&quot;)" office:value-type="string" office:string-value="EMPTY" calcext:value-type="string">
            <text:p>EMPTY</text:p>
          </table:table-cell>
          <table:table-cell table:style-name="ce14" table:formula="of:=[Evidence.E941]" office:value-type="float" office:value="0" calcext:value-type="float">
            <text:p>0 Kč</text:p>
          </table:table-cell>
          <table:table-cell table:style-name="ce20" table:formula="of:=[Evidence.F941]" office:value-type="currency" office:currency="CZK" office:value="0" calcext:value-type="currency">
            <text:p>0 Kč</text:p>
          </table:table-cell>
          <table:table-cell table:style-name="ce27" table:formula="of:=[Evidence.K941]" office:value-type="float" office:value="0" calcext:value-type="float">
            <text:p>0</text:p>
          </table:table-cell>
          <table:table-cell table:style-name="ce27" table:formula="of:=2014-[Evidence.H941]" office:value-type="float" office:value="2014" calcext:value-type="float">
            <text:p>2,014</text:p>
          </table:table-cell>
          <table:table-cell table:style-name="ce13"/>
          <table:table-cell table:style-name="ce37" table:formula="of:=((100-[.F946])/100)*[.B9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42]&lt;&gt;&quot;&quot;;CONCATENATE(&quot;(&quot;;[Evidence.A942];&quot;) - &quot;;[Evidence.C942];&quot; - &quot;;[Evidence.D942];&quot;, [&quot;;[Evidence.L942];&quot;]&quot;);&quot;EMPTY&quot;)" office:value-type="string" office:string-value="EMPTY" calcext:value-type="string">
            <text:p>EMPTY</text:p>
          </table:table-cell>
          <table:table-cell table:style-name="ce14" table:formula="of:=[Evidence.E942]" office:value-type="float" office:value="0" calcext:value-type="float">
            <text:p>0 Kč</text:p>
          </table:table-cell>
          <table:table-cell table:style-name="ce20" table:formula="of:=[Evidence.F942]" office:value-type="currency" office:currency="CZK" office:value="0" calcext:value-type="currency">
            <text:p>0 Kč</text:p>
          </table:table-cell>
          <table:table-cell table:style-name="ce27" table:formula="of:=[Evidence.K942]" office:value-type="float" office:value="0" calcext:value-type="float">
            <text:p>0</text:p>
          </table:table-cell>
          <table:table-cell table:style-name="ce27" table:formula="of:=2014-[Evidence.H942]" office:value-type="float" office:value="2014" calcext:value-type="float">
            <text:p>2,014</text:p>
          </table:table-cell>
          <table:table-cell table:style-name="ce13"/>
          <table:table-cell table:style-name="ce37" table:formula="of:=((100-[.F947])/100)*[.B9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43]&lt;&gt;&quot;&quot;;CONCATENATE(&quot;(&quot;;[Evidence.A943];&quot;) - &quot;;[Evidence.C943];&quot; - &quot;;[Evidence.D943];&quot;, [&quot;;[Evidence.L943];&quot;]&quot;);&quot;EMPTY&quot;)" office:value-type="string" office:string-value="EMPTY" calcext:value-type="string">
            <text:p>EMPTY</text:p>
          </table:table-cell>
          <table:table-cell table:style-name="ce14" table:formula="of:=[Evidence.E943]" office:value-type="float" office:value="0" calcext:value-type="float">
            <text:p>0 Kč</text:p>
          </table:table-cell>
          <table:table-cell table:style-name="ce20" table:formula="of:=[Evidence.F943]" office:value-type="currency" office:currency="CZK" office:value="0" calcext:value-type="currency">
            <text:p>0 Kč</text:p>
          </table:table-cell>
          <table:table-cell table:style-name="ce27" table:formula="of:=[Evidence.K943]" office:value-type="float" office:value="0" calcext:value-type="float">
            <text:p>0</text:p>
          </table:table-cell>
          <table:table-cell table:style-name="ce27" table:formula="of:=2014-[Evidence.H943]" office:value-type="float" office:value="2014" calcext:value-type="float">
            <text:p>2,014</text:p>
          </table:table-cell>
          <table:table-cell table:style-name="ce13"/>
          <table:table-cell table:style-name="ce37" table:formula="of:=((100-[.F948])/100)*[.B9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44]&lt;&gt;&quot;&quot;;CONCATENATE(&quot;(&quot;;[Evidence.A944];&quot;) - &quot;;[Evidence.C944];&quot; - &quot;;[Evidence.D944];&quot;, [&quot;;[Evidence.L944];&quot;]&quot;);&quot;EMPTY&quot;)" office:value-type="string" office:string-value="EMPTY" calcext:value-type="string">
            <text:p>EMPTY</text:p>
          </table:table-cell>
          <table:table-cell table:style-name="ce14" table:formula="of:=[Evidence.E944]" office:value-type="float" office:value="0" calcext:value-type="float">
            <text:p>0 Kč</text:p>
          </table:table-cell>
          <table:table-cell table:style-name="ce20" table:formula="of:=[Evidence.F944]" office:value-type="currency" office:currency="CZK" office:value="0" calcext:value-type="currency">
            <text:p>0 Kč</text:p>
          </table:table-cell>
          <table:table-cell table:style-name="ce27" table:formula="of:=[Evidence.K944]" office:value-type="float" office:value="0" calcext:value-type="float">
            <text:p>0</text:p>
          </table:table-cell>
          <table:table-cell table:style-name="ce27" table:formula="of:=2014-[Evidence.H944]" office:value-type="float" office:value="2014" calcext:value-type="float">
            <text:p>2,014</text:p>
          </table:table-cell>
          <table:table-cell table:style-name="ce13"/>
          <table:table-cell table:style-name="ce37" table:formula="of:=((100-[.F949])/100)*[.B9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45]&lt;&gt;&quot;&quot;;CONCATENATE(&quot;(&quot;;[Evidence.A945];&quot;) - &quot;;[Evidence.C945];&quot; - &quot;;[Evidence.D945];&quot;, [&quot;;[Evidence.L945];&quot;]&quot;);&quot;EMPTY&quot;)" office:value-type="string" office:string-value="EMPTY" calcext:value-type="string">
            <text:p>EMPTY</text:p>
          </table:table-cell>
          <table:table-cell table:style-name="ce14" table:formula="of:=[Evidence.E945]" office:value-type="float" office:value="0" calcext:value-type="float">
            <text:p>0 Kč</text:p>
          </table:table-cell>
          <table:table-cell table:style-name="ce20" table:formula="of:=[Evidence.F945]" office:value-type="currency" office:currency="CZK" office:value="0" calcext:value-type="currency">
            <text:p>0 Kč</text:p>
          </table:table-cell>
          <table:table-cell table:style-name="ce27" table:formula="of:=[Evidence.K945]" office:value-type="float" office:value="0" calcext:value-type="float">
            <text:p>0</text:p>
          </table:table-cell>
          <table:table-cell table:style-name="ce27" table:formula="of:=2014-[Evidence.H945]" office:value-type="float" office:value="2014" calcext:value-type="float">
            <text:p>2,014</text:p>
          </table:table-cell>
          <table:table-cell table:style-name="ce13"/>
          <table:table-cell table:style-name="ce37" table:formula="of:=((100-[.F950])/100)*[.B9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46]&lt;&gt;&quot;&quot;;CONCATENATE(&quot;(&quot;;[Evidence.A946];&quot;) - &quot;;[Evidence.C946];&quot; - &quot;;[Evidence.D946];&quot;, [&quot;;[Evidence.L946];&quot;]&quot;);&quot;EMPTY&quot;)" office:value-type="string" office:string-value="EMPTY" calcext:value-type="string">
            <text:p>EMPTY</text:p>
          </table:table-cell>
          <table:table-cell table:style-name="ce14" table:formula="of:=[Evidence.E946]" office:value-type="float" office:value="0" calcext:value-type="float">
            <text:p>0 Kč</text:p>
          </table:table-cell>
          <table:table-cell table:style-name="ce20" table:formula="of:=[Evidence.F946]" office:value-type="currency" office:currency="CZK" office:value="0" calcext:value-type="currency">
            <text:p>0 Kč</text:p>
          </table:table-cell>
          <table:table-cell table:style-name="ce27" table:formula="of:=[Evidence.K946]" office:value-type="float" office:value="0" calcext:value-type="float">
            <text:p>0</text:p>
          </table:table-cell>
          <table:table-cell table:style-name="ce27" table:formula="of:=2014-[Evidence.H946]" office:value-type="float" office:value="2014" calcext:value-type="float">
            <text:p>2,014</text:p>
          </table:table-cell>
          <table:table-cell table:style-name="ce13"/>
          <table:table-cell table:style-name="ce37" table:formula="of:=((100-[.F951])/100)*[.B9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47]&lt;&gt;&quot;&quot;;CONCATENATE(&quot;(&quot;;[Evidence.A947];&quot;) - &quot;;[Evidence.C947];&quot; - &quot;;[Evidence.D947];&quot;, [&quot;;[Evidence.L947];&quot;]&quot;);&quot;EMPTY&quot;)" office:value-type="string" office:string-value="EMPTY" calcext:value-type="string">
            <text:p>EMPTY</text:p>
          </table:table-cell>
          <table:table-cell table:style-name="ce14" table:formula="of:=[Evidence.E947]" office:value-type="float" office:value="0" calcext:value-type="float">
            <text:p>0 Kč</text:p>
          </table:table-cell>
          <table:table-cell table:style-name="ce20" table:formula="of:=[Evidence.F947]" office:value-type="currency" office:currency="CZK" office:value="0" calcext:value-type="currency">
            <text:p>0 Kč</text:p>
          </table:table-cell>
          <table:table-cell table:style-name="ce27" table:formula="of:=[Evidence.K947]" office:value-type="float" office:value="0" calcext:value-type="float">
            <text:p>0</text:p>
          </table:table-cell>
          <table:table-cell table:style-name="ce27" table:formula="of:=2014-[Evidence.H947]" office:value-type="float" office:value="2014" calcext:value-type="float">
            <text:p>2,014</text:p>
          </table:table-cell>
          <table:table-cell table:style-name="ce13"/>
          <table:table-cell table:style-name="ce37" table:formula="of:=((100-[.F952])/100)*[.B9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48]&lt;&gt;&quot;&quot;;CONCATENATE(&quot;(&quot;;[Evidence.A948];&quot;) - &quot;;[Evidence.C948];&quot; - &quot;;[Evidence.D948];&quot;, [&quot;;[Evidence.L948];&quot;]&quot;);&quot;EMPTY&quot;)" office:value-type="string" office:string-value="EMPTY" calcext:value-type="string">
            <text:p>EMPTY</text:p>
          </table:table-cell>
          <table:table-cell table:style-name="ce14" table:formula="of:=[Evidence.E948]" office:value-type="float" office:value="0" calcext:value-type="float">
            <text:p>0 Kč</text:p>
          </table:table-cell>
          <table:table-cell table:style-name="ce20" table:formula="of:=[Evidence.F948]" office:value-type="currency" office:currency="CZK" office:value="0" calcext:value-type="currency">
            <text:p>0 Kč</text:p>
          </table:table-cell>
          <table:table-cell table:style-name="ce27" table:formula="of:=[Evidence.K948]" office:value-type="float" office:value="0" calcext:value-type="float">
            <text:p>0</text:p>
          </table:table-cell>
          <table:table-cell table:style-name="ce27" table:formula="of:=2014-[Evidence.H948]" office:value-type="float" office:value="2014" calcext:value-type="float">
            <text:p>2,014</text:p>
          </table:table-cell>
          <table:table-cell table:style-name="ce13"/>
          <table:table-cell table:style-name="ce37" table:formula="of:=((100-[.F953])/100)*[.B9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49]&lt;&gt;&quot;&quot;;CONCATENATE(&quot;(&quot;;[Evidence.A949];&quot;) - &quot;;[Evidence.C949];&quot; - &quot;;[Evidence.D949];&quot;, [&quot;;[Evidence.L949];&quot;]&quot;);&quot;EMPTY&quot;)" office:value-type="string" office:string-value="EMPTY" calcext:value-type="string">
            <text:p>EMPTY</text:p>
          </table:table-cell>
          <table:table-cell table:style-name="ce14" table:formula="of:=[Evidence.E949]" office:value-type="float" office:value="0" calcext:value-type="float">
            <text:p>0 Kč</text:p>
          </table:table-cell>
          <table:table-cell table:style-name="ce20" table:formula="of:=[Evidence.F949]" office:value-type="currency" office:currency="CZK" office:value="0" calcext:value-type="currency">
            <text:p>0 Kč</text:p>
          </table:table-cell>
          <table:table-cell table:style-name="ce27" table:formula="of:=[Evidence.K949]" office:value-type="float" office:value="0" calcext:value-type="float">
            <text:p>0</text:p>
          </table:table-cell>
          <table:table-cell table:style-name="ce27" table:formula="of:=2014-[Evidence.H949]" office:value-type="float" office:value="2014" calcext:value-type="float">
            <text:p>2,014</text:p>
          </table:table-cell>
          <table:table-cell table:style-name="ce13"/>
          <table:table-cell table:style-name="ce37" table:formula="of:=((100-[.F954])/100)*[.B9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50]&lt;&gt;&quot;&quot;;CONCATENATE(&quot;(&quot;;[Evidence.A950];&quot;) - &quot;;[Evidence.C950];&quot; - &quot;;[Evidence.D950];&quot;, [&quot;;[Evidence.L950];&quot;]&quot;);&quot;EMPTY&quot;)" office:value-type="string" office:string-value="EMPTY" calcext:value-type="string">
            <text:p>EMPTY</text:p>
          </table:table-cell>
          <table:table-cell table:style-name="ce14" table:formula="of:=[Evidence.E950]" office:value-type="float" office:value="0" calcext:value-type="float">
            <text:p>0 Kč</text:p>
          </table:table-cell>
          <table:table-cell table:style-name="ce20" table:formula="of:=[Evidence.F950]" office:value-type="currency" office:currency="CZK" office:value="0" calcext:value-type="currency">
            <text:p>0 Kč</text:p>
          </table:table-cell>
          <table:table-cell table:style-name="ce27" table:formula="of:=[Evidence.K950]" office:value-type="float" office:value="0" calcext:value-type="float">
            <text:p>0</text:p>
          </table:table-cell>
          <table:table-cell table:style-name="ce27" table:formula="of:=2014-[Evidence.H950]" office:value-type="float" office:value="2014" calcext:value-type="float">
            <text:p>2,014</text:p>
          </table:table-cell>
          <table:table-cell table:style-name="ce13"/>
          <table:table-cell table:style-name="ce37" table:formula="of:=((100-[.F955])/100)*[.B9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51]&lt;&gt;&quot;&quot;;CONCATENATE(&quot;(&quot;;[Evidence.A951];&quot;) - &quot;;[Evidence.C951];&quot; - &quot;;[Evidence.D951];&quot;, [&quot;;[Evidence.L951];&quot;]&quot;);&quot;EMPTY&quot;)" office:value-type="string" office:string-value="EMPTY" calcext:value-type="string">
            <text:p>EMPTY</text:p>
          </table:table-cell>
          <table:table-cell table:style-name="ce14" table:formula="of:=[Evidence.E951]" office:value-type="float" office:value="0" calcext:value-type="float">
            <text:p>0 Kč</text:p>
          </table:table-cell>
          <table:table-cell table:style-name="ce20" table:formula="of:=[Evidence.F951]" office:value-type="currency" office:currency="CZK" office:value="0" calcext:value-type="currency">
            <text:p>0 Kč</text:p>
          </table:table-cell>
          <table:table-cell table:style-name="ce27" table:formula="of:=[Evidence.K951]" office:value-type="float" office:value="0" calcext:value-type="float">
            <text:p>0</text:p>
          </table:table-cell>
          <table:table-cell table:style-name="ce27" table:formula="of:=2014-[Evidence.H951]" office:value-type="float" office:value="2014" calcext:value-type="float">
            <text:p>2,014</text:p>
          </table:table-cell>
          <table:table-cell table:style-name="ce13"/>
          <table:table-cell table:style-name="ce37" table:formula="of:=((100-[.F956])/100)*[.B9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52]&lt;&gt;&quot;&quot;;CONCATENATE(&quot;(&quot;;[Evidence.A952];&quot;) - &quot;;[Evidence.C952];&quot; - &quot;;[Evidence.D952];&quot;, [&quot;;[Evidence.L952];&quot;]&quot;);&quot;EMPTY&quot;)" office:value-type="string" office:string-value="EMPTY" calcext:value-type="string">
            <text:p>EMPTY</text:p>
          </table:table-cell>
          <table:table-cell table:style-name="ce14" table:formula="of:=[Evidence.E952]" office:value-type="float" office:value="0" calcext:value-type="float">
            <text:p>0 Kč</text:p>
          </table:table-cell>
          <table:table-cell table:style-name="ce20" table:formula="of:=[Evidence.F952]" office:value-type="currency" office:currency="CZK" office:value="0" calcext:value-type="currency">
            <text:p>0 Kč</text:p>
          </table:table-cell>
          <table:table-cell table:style-name="ce27" table:formula="of:=[Evidence.K952]" office:value-type="float" office:value="0" calcext:value-type="float">
            <text:p>0</text:p>
          </table:table-cell>
          <table:table-cell table:style-name="ce27" table:formula="of:=2014-[Evidence.H952]" office:value-type="float" office:value="2014" calcext:value-type="float">
            <text:p>2,014</text:p>
          </table:table-cell>
          <table:table-cell table:style-name="ce13"/>
          <table:table-cell table:style-name="ce37" table:formula="of:=((100-[.F957])/100)*[.B9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53]&lt;&gt;&quot;&quot;;CONCATENATE(&quot;(&quot;;[Evidence.A953];&quot;) - &quot;;[Evidence.C953];&quot; - &quot;;[Evidence.D953];&quot;, [&quot;;[Evidence.L953];&quot;]&quot;);&quot;EMPTY&quot;)" office:value-type="string" office:string-value="EMPTY" calcext:value-type="string">
            <text:p>EMPTY</text:p>
          </table:table-cell>
          <table:table-cell table:style-name="ce14" table:formula="of:=[Evidence.E953]" office:value-type="float" office:value="0" calcext:value-type="float">
            <text:p>0 Kč</text:p>
          </table:table-cell>
          <table:table-cell table:style-name="ce20" table:formula="of:=[Evidence.F953]" office:value-type="currency" office:currency="CZK" office:value="0" calcext:value-type="currency">
            <text:p>0 Kč</text:p>
          </table:table-cell>
          <table:table-cell table:style-name="ce27" table:formula="of:=[Evidence.K953]" office:value-type="float" office:value="0" calcext:value-type="float">
            <text:p>0</text:p>
          </table:table-cell>
          <table:table-cell table:style-name="ce27" table:formula="of:=2014-[Evidence.H953]" office:value-type="float" office:value="2014" calcext:value-type="float">
            <text:p>2,014</text:p>
          </table:table-cell>
          <table:table-cell table:style-name="ce13"/>
          <table:table-cell table:style-name="ce37" table:formula="of:=((100-[.F958])/100)*[.B9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54]&lt;&gt;&quot;&quot;;CONCATENATE(&quot;(&quot;;[Evidence.A954];&quot;) - &quot;;[Evidence.C954];&quot; - &quot;;[Evidence.D954];&quot;, [&quot;;[Evidence.L954];&quot;]&quot;);&quot;EMPTY&quot;)" office:value-type="string" office:string-value="EMPTY" calcext:value-type="string">
            <text:p>EMPTY</text:p>
          </table:table-cell>
          <table:table-cell table:style-name="ce14" table:formula="of:=[Evidence.E954]" office:value-type="float" office:value="0" calcext:value-type="float">
            <text:p>0 Kč</text:p>
          </table:table-cell>
          <table:table-cell table:style-name="ce20" table:formula="of:=[Evidence.F954]" office:value-type="currency" office:currency="CZK" office:value="0" calcext:value-type="currency">
            <text:p>0 Kč</text:p>
          </table:table-cell>
          <table:table-cell table:style-name="ce27" table:formula="of:=[Evidence.K954]" office:value-type="float" office:value="0" calcext:value-type="float">
            <text:p>0</text:p>
          </table:table-cell>
          <table:table-cell table:style-name="ce27" table:formula="of:=2014-[Evidence.H954]" office:value-type="float" office:value="2014" calcext:value-type="float">
            <text:p>2,014</text:p>
          </table:table-cell>
          <table:table-cell table:style-name="ce13"/>
          <table:table-cell table:style-name="ce37" table:formula="of:=((100-[.F959])/100)*[.B9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55]&lt;&gt;&quot;&quot;;CONCATENATE(&quot;(&quot;;[Evidence.A955];&quot;) - &quot;;[Evidence.C955];&quot; - &quot;;[Evidence.D955];&quot;, [&quot;;[Evidence.L955];&quot;]&quot;);&quot;EMPTY&quot;)" office:value-type="string" office:string-value="EMPTY" calcext:value-type="string">
            <text:p>EMPTY</text:p>
          </table:table-cell>
          <table:table-cell table:style-name="ce14" table:formula="of:=[Evidence.E955]" office:value-type="float" office:value="0" calcext:value-type="float">
            <text:p>0 Kč</text:p>
          </table:table-cell>
          <table:table-cell table:style-name="ce20" table:formula="of:=[Evidence.F955]" office:value-type="currency" office:currency="CZK" office:value="0" calcext:value-type="currency">
            <text:p>0 Kč</text:p>
          </table:table-cell>
          <table:table-cell table:style-name="ce27" table:formula="of:=[Evidence.K955]" office:value-type="float" office:value="0" calcext:value-type="float">
            <text:p>0</text:p>
          </table:table-cell>
          <table:table-cell table:style-name="ce27" table:formula="of:=2014-[Evidence.H955]" office:value-type="float" office:value="2014" calcext:value-type="float">
            <text:p>2,014</text:p>
          </table:table-cell>
          <table:table-cell table:style-name="ce13"/>
          <table:table-cell table:style-name="ce37" table:formula="of:=((100-[.F960])/100)*[.B9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56]&lt;&gt;&quot;&quot;;CONCATENATE(&quot;(&quot;;[Evidence.A956];&quot;) - &quot;;[Evidence.C956];&quot; - &quot;;[Evidence.D956];&quot;, [&quot;;[Evidence.L956];&quot;]&quot;);&quot;EMPTY&quot;)" office:value-type="string" office:string-value="EMPTY" calcext:value-type="string">
            <text:p>EMPTY</text:p>
          </table:table-cell>
          <table:table-cell table:style-name="ce14" table:formula="of:=[Evidence.E956]" office:value-type="float" office:value="0" calcext:value-type="float">
            <text:p>0 Kč</text:p>
          </table:table-cell>
          <table:table-cell table:style-name="ce20" table:formula="of:=[Evidence.F956]" office:value-type="currency" office:currency="CZK" office:value="0" calcext:value-type="currency">
            <text:p>0 Kč</text:p>
          </table:table-cell>
          <table:table-cell table:style-name="ce27" table:formula="of:=[Evidence.K956]" office:value-type="float" office:value="0" calcext:value-type="float">
            <text:p>0</text:p>
          </table:table-cell>
          <table:table-cell table:style-name="ce27" table:formula="of:=2014-[Evidence.H956]" office:value-type="float" office:value="2014" calcext:value-type="float">
            <text:p>2,014</text:p>
          </table:table-cell>
          <table:table-cell table:style-name="ce13"/>
          <table:table-cell table:style-name="ce37" table:formula="of:=((100-[.F961])/100)*[.B9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57]&lt;&gt;&quot;&quot;;CONCATENATE(&quot;(&quot;;[Evidence.A957];&quot;) - &quot;;[Evidence.C957];&quot; - &quot;;[Evidence.D957];&quot;, [&quot;;[Evidence.L957];&quot;]&quot;);&quot;EMPTY&quot;)" office:value-type="string" office:string-value="EMPTY" calcext:value-type="string">
            <text:p>EMPTY</text:p>
          </table:table-cell>
          <table:table-cell table:style-name="ce14" table:formula="of:=[Evidence.E957]" office:value-type="float" office:value="0" calcext:value-type="float">
            <text:p>0 Kč</text:p>
          </table:table-cell>
          <table:table-cell table:style-name="ce20" table:formula="of:=[Evidence.F957]" office:value-type="currency" office:currency="CZK" office:value="0" calcext:value-type="currency">
            <text:p>0 Kč</text:p>
          </table:table-cell>
          <table:table-cell table:style-name="ce27" table:formula="of:=[Evidence.K957]" office:value-type="float" office:value="0" calcext:value-type="float">
            <text:p>0</text:p>
          </table:table-cell>
          <table:table-cell table:style-name="ce27" table:formula="of:=2014-[Evidence.H957]" office:value-type="float" office:value="2014" calcext:value-type="float">
            <text:p>2,014</text:p>
          </table:table-cell>
          <table:table-cell table:style-name="ce13"/>
          <table:table-cell table:style-name="ce37" table:formula="of:=((100-[.F962])/100)*[.B9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58]&lt;&gt;&quot;&quot;;CONCATENATE(&quot;(&quot;;[Evidence.A958];&quot;) - &quot;;[Evidence.C958];&quot; - &quot;;[Evidence.D958];&quot;, [&quot;;[Evidence.L958];&quot;]&quot;);&quot;EMPTY&quot;)" office:value-type="string" office:string-value="EMPTY" calcext:value-type="string">
            <text:p>EMPTY</text:p>
          </table:table-cell>
          <table:table-cell table:style-name="ce14" table:formula="of:=[Evidence.E958]" office:value-type="float" office:value="0" calcext:value-type="float">
            <text:p>0 Kč</text:p>
          </table:table-cell>
          <table:table-cell table:style-name="ce20" table:formula="of:=[Evidence.F958]" office:value-type="currency" office:currency="CZK" office:value="0" calcext:value-type="currency">
            <text:p>0 Kč</text:p>
          </table:table-cell>
          <table:table-cell table:style-name="ce27" table:formula="of:=[Evidence.K958]" office:value-type="float" office:value="0" calcext:value-type="float">
            <text:p>0</text:p>
          </table:table-cell>
          <table:table-cell table:style-name="ce27" table:formula="of:=2014-[Evidence.H958]" office:value-type="float" office:value="2014" calcext:value-type="float">
            <text:p>2,014</text:p>
          </table:table-cell>
          <table:table-cell table:style-name="ce13"/>
          <table:table-cell table:style-name="ce37" table:formula="of:=((100-[.F963])/100)*[.B9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59]&lt;&gt;&quot;&quot;;CONCATENATE(&quot;(&quot;;[Evidence.A959];&quot;) - &quot;;[Evidence.C959];&quot; - &quot;;[Evidence.D959];&quot;, [&quot;;[Evidence.L959];&quot;]&quot;);&quot;EMPTY&quot;)" office:value-type="string" office:string-value="EMPTY" calcext:value-type="string">
            <text:p>EMPTY</text:p>
          </table:table-cell>
          <table:table-cell table:style-name="ce14" table:formula="of:=[Evidence.E959]" office:value-type="float" office:value="0" calcext:value-type="float">
            <text:p>0 Kč</text:p>
          </table:table-cell>
          <table:table-cell table:style-name="ce20" table:formula="of:=[Evidence.F959]" office:value-type="currency" office:currency="CZK" office:value="0" calcext:value-type="currency">
            <text:p>0 Kč</text:p>
          </table:table-cell>
          <table:table-cell table:style-name="ce27" table:formula="of:=[Evidence.K959]" office:value-type="float" office:value="0" calcext:value-type="float">
            <text:p>0</text:p>
          </table:table-cell>
          <table:table-cell table:style-name="ce27" table:formula="of:=2014-[Evidence.H959]" office:value-type="float" office:value="2014" calcext:value-type="float">
            <text:p>2,014</text:p>
          </table:table-cell>
          <table:table-cell table:style-name="ce13"/>
          <table:table-cell table:style-name="ce37" table:formula="of:=((100-[.F964])/100)*[.B9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60]&lt;&gt;&quot;&quot;;CONCATENATE(&quot;(&quot;;[Evidence.A960];&quot;) - &quot;;[Evidence.C960];&quot; - &quot;;[Evidence.D960];&quot;, [&quot;;[Evidence.L960];&quot;]&quot;);&quot;EMPTY&quot;)" office:value-type="string" office:string-value="EMPTY" calcext:value-type="string">
            <text:p>EMPTY</text:p>
          </table:table-cell>
          <table:table-cell table:style-name="ce14" table:formula="of:=[Evidence.E960]" office:value-type="float" office:value="0" calcext:value-type="float">
            <text:p>0 Kč</text:p>
          </table:table-cell>
          <table:table-cell table:style-name="ce20" table:formula="of:=[Evidence.F960]" office:value-type="currency" office:currency="CZK" office:value="0" calcext:value-type="currency">
            <text:p>0 Kč</text:p>
          </table:table-cell>
          <table:table-cell table:style-name="ce27" table:formula="of:=[Evidence.K960]" office:value-type="float" office:value="0" calcext:value-type="float">
            <text:p>0</text:p>
          </table:table-cell>
          <table:table-cell table:style-name="ce27" table:formula="of:=2014-[Evidence.H960]" office:value-type="float" office:value="2014" calcext:value-type="float">
            <text:p>2,014</text:p>
          </table:table-cell>
          <table:table-cell table:style-name="ce13"/>
          <table:table-cell table:style-name="ce37" table:formula="of:=((100-[.F965])/100)*[.B9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61]&lt;&gt;&quot;&quot;;CONCATENATE(&quot;(&quot;;[Evidence.A961];&quot;) - &quot;;[Evidence.C961];&quot; - &quot;;[Evidence.D961];&quot;, [&quot;;[Evidence.L961];&quot;]&quot;);&quot;EMPTY&quot;)" office:value-type="string" office:string-value="EMPTY" calcext:value-type="string">
            <text:p>EMPTY</text:p>
          </table:table-cell>
          <table:table-cell table:style-name="ce14" table:formula="of:=[Evidence.E961]" office:value-type="float" office:value="0" calcext:value-type="float">
            <text:p>0 Kč</text:p>
          </table:table-cell>
          <table:table-cell table:style-name="ce20" table:formula="of:=[Evidence.F961]" office:value-type="currency" office:currency="CZK" office:value="0" calcext:value-type="currency">
            <text:p>0 Kč</text:p>
          </table:table-cell>
          <table:table-cell table:style-name="ce27" table:formula="of:=[Evidence.K961]" office:value-type="float" office:value="0" calcext:value-type="float">
            <text:p>0</text:p>
          </table:table-cell>
          <table:table-cell table:style-name="ce27" table:formula="of:=2014-[Evidence.H961]" office:value-type="float" office:value="2014" calcext:value-type="float">
            <text:p>2,014</text:p>
          </table:table-cell>
          <table:table-cell table:style-name="ce13"/>
          <table:table-cell table:style-name="ce37" table:formula="of:=((100-[.F966])/100)*[.B9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62]&lt;&gt;&quot;&quot;;CONCATENATE(&quot;(&quot;;[Evidence.A962];&quot;) - &quot;;[Evidence.C962];&quot; - &quot;;[Evidence.D962];&quot;, [&quot;;[Evidence.L962];&quot;]&quot;);&quot;EMPTY&quot;)" office:value-type="string" office:string-value="EMPTY" calcext:value-type="string">
            <text:p>EMPTY</text:p>
          </table:table-cell>
          <table:table-cell table:style-name="ce14" table:formula="of:=[Evidence.E962]" office:value-type="float" office:value="0" calcext:value-type="float">
            <text:p>0 Kč</text:p>
          </table:table-cell>
          <table:table-cell table:style-name="ce20" table:formula="of:=[Evidence.F962]" office:value-type="currency" office:currency="CZK" office:value="0" calcext:value-type="currency">
            <text:p>0 Kč</text:p>
          </table:table-cell>
          <table:table-cell table:style-name="ce27" table:formula="of:=[Evidence.K962]" office:value-type="float" office:value="0" calcext:value-type="float">
            <text:p>0</text:p>
          </table:table-cell>
          <table:table-cell table:style-name="ce27" table:formula="of:=2014-[Evidence.H962]" office:value-type="float" office:value="2014" calcext:value-type="float">
            <text:p>2,014</text:p>
          </table:table-cell>
          <table:table-cell table:style-name="ce13"/>
          <table:table-cell table:style-name="ce37" table:formula="of:=((100-[.F967])/100)*[.B9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63]&lt;&gt;&quot;&quot;;CONCATENATE(&quot;(&quot;;[Evidence.A963];&quot;) - &quot;;[Evidence.C963];&quot; - &quot;;[Evidence.D963];&quot;, [&quot;;[Evidence.L963];&quot;]&quot;);&quot;EMPTY&quot;)" office:value-type="string" office:string-value="EMPTY" calcext:value-type="string">
            <text:p>EMPTY</text:p>
          </table:table-cell>
          <table:table-cell table:style-name="ce14" table:formula="of:=[Evidence.E963]" office:value-type="float" office:value="0" calcext:value-type="float">
            <text:p>0 Kč</text:p>
          </table:table-cell>
          <table:table-cell table:style-name="ce20" table:formula="of:=[Evidence.F963]" office:value-type="currency" office:currency="CZK" office:value="0" calcext:value-type="currency">
            <text:p>0 Kč</text:p>
          </table:table-cell>
          <table:table-cell table:style-name="ce27" table:formula="of:=[Evidence.K963]" office:value-type="float" office:value="0" calcext:value-type="float">
            <text:p>0</text:p>
          </table:table-cell>
          <table:table-cell table:style-name="ce27" table:formula="of:=2014-[Evidence.H963]" office:value-type="float" office:value="2014" calcext:value-type="float">
            <text:p>2,014</text:p>
          </table:table-cell>
          <table:table-cell table:style-name="ce13"/>
          <table:table-cell table:style-name="ce37" table:formula="of:=((100-[.F968])/100)*[.B9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64]&lt;&gt;&quot;&quot;;CONCATENATE(&quot;(&quot;;[Evidence.A964];&quot;) - &quot;;[Evidence.C964];&quot; - &quot;;[Evidence.D964];&quot;, [&quot;;[Evidence.L964];&quot;]&quot;);&quot;EMPTY&quot;)" office:value-type="string" office:string-value="EMPTY" calcext:value-type="string">
            <text:p>EMPTY</text:p>
          </table:table-cell>
          <table:table-cell table:style-name="ce14" table:formula="of:=[Evidence.E964]" office:value-type="float" office:value="0" calcext:value-type="float">
            <text:p>0 Kč</text:p>
          </table:table-cell>
          <table:table-cell table:style-name="ce20" table:formula="of:=[Evidence.F964]" office:value-type="currency" office:currency="CZK" office:value="0" calcext:value-type="currency">
            <text:p>0 Kč</text:p>
          </table:table-cell>
          <table:table-cell table:style-name="ce27" table:formula="of:=[Evidence.K964]" office:value-type="float" office:value="0" calcext:value-type="float">
            <text:p>0</text:p>
          </table:table-cell>
          <table:table-cell table:style-name="ce27" table:formula="of:=2014-[Evidence.H964]" office:value-type="float" office:value="2014" calcext:value-type="float">
            <text:p>2,014</text:p>
          </table:table-cell>
          <table:table-cell table:style-name="ce13"/>
          <table:table-cell table:style-name="ce37" table:formula="of:=((100-[.F969])/100)*[.B9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 table:visibility="filter">
          <table:table-cell table:formula="of:=IF([Evidence.C965]&lt;&gt;&quot;&quot;;CONCATENATE(&quot;(&quot;;[Evidence.A965];&quot;) - &quot;;[Evidence.C965];&quot; - &quot;;[Evidence.D965];&quot;, [&quot;;[Evidence.L965];&quot;]&quot;);&quot;EMPTY&quot;)" office:value-type="string" office:string-value="EMPTY" calcext:value-type="string">
            <text:p>EMPTY</text:p>
          </table:table-cell>
          <table:table-cell table:style-name="ce14" table:formula="of:=[Evidence.E965]" office:value-type="float" office:value="0" calcext:value-type="float">
            <text:p>0 Kč</text:p>
          </table:table-cell>
          <table:table-cell table:style-name="ce20" table:formula="of:=[Evidence.F965]" office:value-type="currency" office:currency="CZK" office:value="0" calcext:value-type="currency">
            <text:p>0 Kč</text:p>
          </table:table-cell>
          <table:table-cell table:style-name="ce27" table:formula="of:=[Evidence.K965]" office:value-type="float" office:value="0" calcext:value-type="float">
            <text:p>0</text:p>
          </table:table-cell>
          <table:table-cell table:style-name="ce27" table:formula="of:=2014-[Evidence.H965]" office:value-type="float" office:value="2014" calcext:value-type="float">
            <text:p>2,014</text:p>
          </table:table-cell>
          <table:table-cell table:style-name="ce13"/>
          <table:table-cell table:style-name="ce37" table:formula="of:=((100-[.F970])/100)*[.B9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 calcext:value-type="string">
            <text:p>Celkem</text:p>
          </table:table-cell>
          <table:table-cell table:style-name="ce16" table:formula="of:=SUM([.B10:.B970])" office:value-type="currency" office:currency="CZK" office:value="61869" calcext:value-type="currency">
            <text:p>61,869.00 Kč </text:p>
          </table:table-cell>
          <table:table-cell table:style-name="ce21" table:formula="of:=SUM([.C10:.C970])" office:value-type="float" office:value="61869" calcext:value-type="float">
            <text:p>61,869 Kč</text:p>
          </table:table-cell>
          <table:table-cell table:style-name="ce28" table:number-columns-repeated="2"/>
          <table:table-cell table:style-name="ce30"/>
          <table:table-cell table:style-name="ce39" table:formula="of:=((100-[.F972])/100)*[.C972]" office:value-type="currency" office:currency="CZK" office:value="61869" calcext:value-type="currency">
            <text:p>61,869.00 Kč </text:p>
          </table:table-cell>
          <table:table-cell table:number-columns-repeated="1017"/>
        </table:table-row>
        <table:table-row table:style-name="ro4" table:number-rows-repeated="47">
          <table:table-cell table:number-columns-repeated="1024"/>
        </table:table-row>
        <table:table-row table:style-name="ro1" table:number-rows-repeated="1047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hled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017" table:default-cell-style-name="Default"/>
        <table:table-row table:style-name="ro6" table:number-rows-repeated="3">
          <table:table-cell table:number-columns-repeated="1024"/>
        </table:table-row>
        <table:table-row table:style-name="ro6">
          <table:table-cell table:style-name="ce42" office:value-type="string" calcext:value-type="string">
            <text:p>movita/nemovita</text:p>
          </table:table-cell>
          <table:table-cell table:style-name="ce42" office:value-type="string" calcext:value-type="string">
            <text:p>Polozka</text:p>
          </table:table-cell>
          <table:table-cell table:style-name="ce42"/>
          <table:table-cell table:style-name="ce42" office:value-type="string" calcext:value-type="string">
            <text:p>Cena</text:p>
          </table:table-cell>
          <table:table-cell table:style-name="ce42" office:value-type="string" calcext:value-type="string">
            <text:p>Faktuara [a/n]</text:p>
          </table:table-cell>
          <table:table-cell table:style-name="ce42" office:value-type="string" calcext:value-type="string">
            <text:p>Poskozeni</text:p>
          </table:table-cell>
          <table:table-cell table:style-name="ce42" office:value-type="string" calcext:value-type="string">
            <text:p>Poznamka</text:p>
          </table:table-cell>
          <table:table-cell table:style-name="ce42" table:number-columns-repeated="1017"/>
        </table:table-row>
        <table:table-row table:style-name="ro7">
          <table:table-cell table:number-columns-repeated="1024"/>
        </table:table-row>
        <table:table-row table:style-name="ro6" table:number-rows-repeated="9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6" table:number-rows-repeated="3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vid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43"/>
        <table:table-column table:style-name="co11" table:default-cell-style-name="ce45"/>
        <table:table-column table:style-name="co16" table:default-cell-style-name="ce4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9" table:default-cell-style-name="ce45"/>
        <table:table-column table:style-name="co11" table:number-columns-repeated="2" table:default-cell-style-name="ce45"/>
        <table:table-column table:style-name="co20" table:default-cell-style-name="ce51"/>
        <table:table-column table:style-name="co21" table:default-cell-style-name="ce51"/>
        <table:table-column table:style-name="co21" table:default-cell-style-name="ce54"/>
        <table:table-column table:style-name="co22" table:default-cell-style-name="ce59"/>
        <table:table-column table:style-name="co23" table:default-cell-style-name="ce43"/>
        <table:table-column table:style-name="co24" table:default-cell-style-name="Default"/>
        <table:table-column table:style-name="co11" table:number-columns-repeated="1009" table:default-cell-style-name="Default"/>
        <table:table-row table:style-name="ro6">
          <table:table-cell table:number-columns-repeated="9"/>
          <table:table-cell table:style-name="ce49" office:value-type="string" calcext:value-type="string">
            <text:p>Base:</text:p>
          </table:table-cell>
          <table:table-cell table:style-name="ce49"/>
          <table:table-cell table:number-columns-repeated="1013"/>
        </table:table-row>
        <table:table-row table:style-name="ro9">
          <table:table-cell table:number-columns-repeated="9"/>
          <table:table-cell table:style-name="ce50" office:value-type="string" calcext:value-type="string">
            <text:p>/home/pmichalec/hg2g/workspace-popo/Evidence/foto</text:p>
          </table:table-cell>
          <table:table-cell table:style-name="ce50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9"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Typ</text:p>
            <text:p>[m/n]</text:p>
          </table:table-cell>
          <table:table-cell table:style-name="ce44" office:value-type="string" calcext:value-type="string">
            <text:p>Polozka</text:p>
            <text:p>[nazev]</text:p>
          </table:table-cell>
          <table:table-cell table:style-name="ce44" office:value-type="string" calcext:value-type="string">
            <text:p>Detail</text:p>
            <text:p>[znacka, typ, atp]</text:p>
          </table:table-cell>
          <table:table-cell table:style-name="ce44" office:value-type="string" calcext:value-type="string">
            <text:p>Cena</text:p>
            <text:p>[kc]</text:p>
          </table:table-cell>
          <table:table-cell table:style-name="ce44" office:value-type="string" calcext:value-type="string">
            <text:p>Nova cena</text:p>
            <text:p>[kc]</text:p>
          </table:table-cell>
          <table:table-cell table:style-name="ce44" office:value-type="string" calcext:value-type="string">
            <text:p>Faktuara</text:p>
            <text:p>[a/n]</text:p>
          </table:table-cell>
          <table:table-cell table:style-name="ce44" office:value-type="string" calcext:value-type="string">
            <text:p>Rok</text:p>
            <text:p>Porizeni</text:p>
          </table:table-cell>
          <table:table-cell table:style-name="ce44" office:value-type="string" calcext:value-type="string">
            <text:p>Poskozeni</text:p>
            <text:p>[z,k,r]</text:p>
          </table:table-cell>
          <table:table-cell table:style-name="ce52" office:value-type="string" calcext:value-type="string">
            <text:p>Poznamka</text:p>
            <text:p>[Alter. produkt; url; typ; ozn; pozn.]</text:p>
          </table:table-cell>
          <table:table-cell table:style-name="ce52" office:value-type="string" calcext:value-type="string">
            <text:p>Zdroj nove ceny</text:p>
            <text:p>[URL, Obchod]</text:p>
          </table:table-cell>
          <table:table-cell table:style-name="ce55" office:value-type="string" calcext:value-type="string">
            <text:p>Fotografie</text:p>
            <text:p>[jmeno]</text:p>
          </table:table-cell>
          <table:table-cell table:style-name="ce60" office:value-type="string" calcext:value-type="string">
            <text:p>Fotografie</text:p>
            <text:p>[nahled]</text:p>
          </table:table-cell>
          <table:table-cell table:style-name="ce44" office:value-type="string" calcext:value-type="string">
            <text:p>Lokace</text:p>
            <text:p>Tag</text:p>
          </table:table-cell>
          <table:table-cell table:style-name="ce44"/>
          <table:table-cell table:style-name="ce44" office:value-type="string" calcext:value-type="string">
            <text:p>Forma</text:p>
            <text:p>Obnovy</text:p>
          </table:table-cell>
          <table:table-cell table:style-name="ce44" office:value-type="string" calcext:value-type="string">
            <text:p>Ostatni</text:p>
            <text:p>Naklady</text:p>
          </table:table-cell>
          <table:table-cell table:style-name="ce44" table:number-columns-repeated="100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vovar</text:p>
          </table:table-cell>
          <table:table-cell office:value-type="string" calcext:value-type="string">
            <text:p>Krups</text:p>
          </table:table-cell>
          <table:table-cell/>
          <table:table-cell table:formula="of:=[.E5]" office:value-type="float" office:value="0" calcext:value-type="float">
            <text:p>0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DSC_7515.jpg</text:p>
          </table:table-cell>
          <table:table-cell table:formula="of:=IF([.L5]&lt;&gt;&quot;&quot;;HYPERLINK(CONCATENATE(&quot;file://&quot;;[.$J$2];&quot;/&quot;;[.N5];&quot;/&quot;;LEFT([.L5];IF(               ISNUMBER(FIND(&quot; &quot;;[.L5]));FIND(&quot; &quot;;[.L5])-1;LEN([.L5])       )                ));CONCATENATE([.N5];[.L5]) );[.M4])" office:value-type="string" office:string-value="./DSC_7515.jpg" calcext:value-type="string">
            <text:p>./DSC_7515.jpg</text:p>
          </table:table-cell>
          <table:table-cell table:formula="of:=VLOOKUP(LEFT([.L5];IF(               ISNUMBER(FIND(&quot; &quot;;[.L5]));FIND(&quot; &quot;;[.L5])-1;LEN([.L5])       )                );[Fotografie.$B$1:.$D$405];3;0)" office:value-type="string" office:string-value="./" calcext:value-type="string">
            <text:p>./</text:p>
          </table:table-cell>
          <table:table-cell table:number-columns-repeated="1010"/>
        </table:table-row>
        <table:table-row table:style-name="ro6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lefon smartphone</text:p>
          </table:table-cell>
          <table:table-cell office:value-type="string" calcext:value-type="string">
            <text:p>Samsung</text:p>
          </table:table-cell>
          <table:table-cell/>
          <table:table-cell table:formula="of:=[.E6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a prehledove foto, neni videt</text:p>
          </table:table-cell>
          <table:table-cell/>
          <table:table-cell office:value-type="string" calcext:value-type="string">
            <text:p>_APE0805.jpg</text:p>
          </table:table-cell>
          <table:table-cell table:formula="of:=IF([.L6]&lt;&gt;&quot;&quot;;HYPERLINK(CONCATENATE(&quot;file://&quot;;[.$J$2];&quot;/&quot;;[.N6];&quot;/&quot;;LEFT([.L6];IF(               ISNUMBER(FIND(&quot; &quot;;[.L6]));FIND(&quot; &quot;;[.L6])-1;LEN([.L6])       )                ));CONCATENATE([.N6];LEFT([.L6];IF(               ISNUMBER(FIND(&quot; &quot;;[.L6]));FIND(&quot; &quot;;[.L6])-1;LEN([.L6])       )                )) );[.M5])" office:value-type="string" office:string-value="./kuchyne/_APE0805.jpg" calcext:value-type="string">
            <text:p>./kuchyne/_APE0805.jpg</text:p>
          </table:table-cell>
          <table:table-cell table:formula="of:=VLOOKUP(LEFT([.L6];IF(               ISNUMBER(FIND(&quot; &quot;;[.L6]));FIND(&quot; &quot;;[.L6])-1;LEN([.L6])       )                );[Fotografie.$B$1:.$D$405];3;0)" office:value-type="string" office:string-value="./kuchyne/" calcext:value-type="string">
            <text:p>./kuchyne/</text:p>
          </table:table-cell>
          <table:table-cell table:formula="of:=IF([.O5]=&quot;&quot;;&quot;&quot;;[.O5])">
            <text:p/>
          </table:table-cell>
          <table:table-cell/>
          <table:table-cell table:formula="of:=IF([.Q5]=&quot;&quot;;&quot;&quot;;[.Q5])">
            <text:p/>
          </table:table-cell>
          <table:table-cell table:formula="of:=IF([.R5]=&quot;&quot;;&quot;&quot;;[.R5])">
            <text:p/>
          </table:table-cell>
          <table:table-cell table:number-columns-repeated="1006"/>
        </table:table-row>
        <table:table-row table:style-name="ro9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ka</text:p>
          </table:table-cell>
          <table:table-cell office:value-type="string" calcext:value-type="string">
            <text:p>Bosh WFC 2066</text:p>
          </table:table-cell>
          <table:table-cell/>
          <table:table-cell table:formula="of:=[.E7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4kg, A+</text:p>
          </table:table-cell>
          <table:table-cell/>
          <table:table-cell office:value-type="string" calcext:value-type="string">
            <text:p>_APE0798.jpg 20140625_0023.jpg</text:p>
          </table:table-cell>
          <table:table-cell table:formula="of:=IF([.L7]&lt;&gt;&quot;&quot;;HYPERLINK(CONCATENATE(&quot;file://&quot;;[.$J$2];&quot;/&quot;;[.N7];&quot;/&quot;;LEFT([.L7];IF(               ISNUMBER(FIND(&quot; &quot;;[.L7]));FIND(&quot; &quot;;[.L7])-1;LEN([.L7])       )                ));CONCATENATE([.N7];LEFT([.L7];IF(               ISNUMBER(FIND(&quot; &quot;;[.L7]));FIND(&quot; &quot;;[.L7])-1;LEN([.L7])       )                )) );[.M6])" office:value-type="string" office:string-value="./kuchyne/spotrebice/_APE0798.jpg" calcext:value-type="string">
            <text:p>./kuchyne/spotrebice/_APE0798.jpg</text:p>
          </table:table-cell>
          <table:table-cell table:formula="of:=VLOOKUP(LEFT([.L7];IF(               ISNUMBER(FIND(&quot; &quot;;[.L7]));FIND(&quot; &quot;;[.L7])-1;LEN([.L7])       )                );[Fotografie.$B$1:.$D$405];3;0)" office:value-type="string" office:string-value="./kuchyne/spotrebice/" calcext:value-type="string">
            <text:p>./kuchyne/spotrebice/</text:p>
          </table:table-cell>
          <table:table-cell table:formula="of:=IF([.O6]=&quot;&quot;;&quot;&quot;;[.O6])">
            <text:p/>
          </table:table-cell>
          <table:table-cell/>
          <table:table-cell table:formula="of:=IF([.Q6]=&quot;&quot;;&quot;&quot;;[.Q6])">
            <text:p/>
          </table:table-cell>
          <table:table-cell table:formula="of:=IF([.R6]=&quot;&quot;;&quot;&quot;;[.R6])">
            <text:p/>
          </table:table-cell>
          <table:table-cell table:number-columns-repeated="1006"/>
        </table:table-row>
        <table:table-row table:style-name="ro6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lahove listy</text:p>
          </table:table-cell>
          <table:table-cell office:value-type="string" calcext:value-type="string">
            <text:p>samolepici</text:p>
          </table:table-cell>
          <table:table-cell table:formula="of:=IF([.E7]=&quot;&quot;;&quot;&quot;;[.E7])">
            <text:p/>
          </table:table-cell>
          <table:table-cell table:formula="of:=[.E8]">
            <text:p/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<text:s/>kryti elekt.inst.k barovym svetl.</text:p>
          </table:table-cell>
          <table:table-cell table:number-columns-repeated="2"/>
          <table:table-cell table:formula="of:=IF([.L8]&lt;&gt;&quot;&quot;;HYPERLINK(CONCATENATE(&quot;file://&quot;;[.$J$2];&quot;/&quot;;[.N8];&quot;/&quot;;LEFT([.L8];IF(               ISNUMBER(FIND(&quot; &quot;;[.L8]));FIND(&quot; &quot;;[.L8])-1;LEN([.L8])       )                ));CONCATENATE([.N8];LEFT([.L8];IF(               ISNUMBER(FIND(&quot; &quot;;[.L8]));FIND(&quot; &quot;;[.L8])-1;LEN([.L8])       )                )) );[.M7])" office:value-type="string" office:string-value="./kuchyne/spotrebice/_APE0798.jpg" calcext:value-type="string">
            <text:p>./kuchyne/spotrebice/_APE0798.jpg</text:p>
          </table:table-cell>
          <table:table-cell table:formula="of:=VLOOKUP(LEFT([.L8];IF(               ISNUMBER(FIND(&quot; &quot;;[.L8]));FIND(&quot; &quot;;[.L8])-1;LEN([.L8])       )                );[Fotografie.$B$1:.$D$405];3;0)" office:value-type="string" office:string-value="" calcext:value-type="error">
            <text:p>#N/A</text:p>
          </table:table-cell>
          <table:table-cell table:formula="of:=IF([.O7]=&quot;&quot;;&quot;&quot;;[.O7])">
            <text:p/>
          </table:table-cell>
          <table:table-cell/>
          <table:table-cell table:formula="of:=IF([.Q7]=&quot;&quot;;&quot;&quot;;[.Q7])">
            <text:p/>
          </table:table-cell>
          <table:table-cell table:formula="of:=IF([.R7]=&quot;&quot;;&quot;&quot;;[.R7])">
            <text:p/>
          </table:table-cell>
          <table:table-cell table:number-columns-repeated="1006"/>
        </table:table-row>
        <table:table-row table:style-name="ro6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rchidej</text:p>
          </table:table-cell>
          <table:table-cell table:number-columns-repeated="2"/>
          <table:table-cell table:formula="of:=[.E9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table:style-name="ce56" office:value-type="string" calcext:value-type="string">
            <text:p>20140625_0024.jpg</text:p>
          </table:table-cell>
          <table:table-cell table:formula="of:=IF([.L9]&lt;&gt;&quot;&quot;;HYPERLINK(CONCATENATE(&quot;file://&quot;;[.$J$2];&quot;/&quot;;[.N9];&quot;/&quot;;LEFT([.L9];IF(               ISNUMBER(FIND(&quot; &quot;;[.L9]));FIND(&quot; &quot;;[.L9])-1;LEN([.L9])       )                ));CONCATENATE([.N9];LEFT([.L9];IF(               ISNUMBER(FIND(&quot; &quot;;[.L9]));FIND(&quot; &quot;;[.L9])-1;LEN([.L9])       )                )) );[.M8])" office:value-type="string" office:string-value="./kuchyne/20140625_0024.jpg" calcext:value-type="string">
            <text:p>./kuchyne/20140625_0024.jpg</text:p>
          </table:table-cell>
          <table:table-cell table:formula="of:=VLOOKUP(LEFT([.L9];IF(               ISNUMBER(FIND(&quot; &quot;;[.L9]));FIND(&quot; &quot;;[.L9])-1;LEN([.L9])       )                );[Fotografie.$B$1:.$D$405];3;0)" office:value-type="string" office:string-value="./kuchyne/" calcext:value-type="string">
            <text:p>./kuchyne/</text:p>
          </table:table-cell>
          <table:table-cell table:formula="of:=IF([.O8]=&quot;&quot;;&quot;&quot;;[.O8])">
            <text:p/>
          </table:table-cell>
          <table:table-cell/>
          <table:table-cell table:formula="of:=IF([.Q8]=&quot;&quot;;&quot;&quot;;[.Q8])">
            <text:p/>
          </table:table-cell>
          <table:table-cell table:formula="of:=IF([.R8]=&quot;&quot;;&quot;&quot;;[.R8])">
            <text:p/>
          </table:table-cell>
          <table:table-cell table:number-columns-repeated="1006"/>
        </table:table-row>
        <table:table-row table:style-name="ro6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x kvetinac pro orchydej</text:p>
          </table:table-cell>
          <table:table-cell office:value-type="string" calcext:value-type="string">
            <text:p>plast</text:p>
          </table:table-cell>
          <table:table-cell/>
          <table:table-cell table:formula="of:=[.E10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table:style-name="ce56" office:value-type="string" calcext:value-type="string">
            <text:p>20140625_0024.jpg</text:p>
          </table:table-cell>
          <table:table-cell table:formula="of:=IF([.L10]&lt;&gt;&quot;&quot;;HYPERLINK(CONCATENATE(&quot;file://&quot;;[.$J$2];&quot;/&quot;;[.N10];&quot;/&quot;;LEFT([.L10];IF(               ISNUMBER(FIND(&quot; &quot;;[.L10]));FIND(&quot; &quot;;[.L10])-1;LEN([.L10])       )                ));CONCATENATE([.N10];LEFT([.L10];IF(               ISNUMBER(FIND(&quot; &quot;;[.L10]));FIND(&quot; &quot;;[.L10])-1;LEN([.L10])       )                )) );[.M9])" office:value-type="string" office:string-value="./kuchyne/20140625_0024.jpg" calcext:value-type="string">
            <text:p>./kuchyne/20140625_0024.jpg</text:p>
          </table:table-cell>
          <table:table-cell table:formula="of:=VLOOKUP(LEFT([.L10];IF(               ISNUMBER(FIND(&quot; &quot;;[.L10]));FIND(&quot; &quot;;[.L10])-1;LEN([.L1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ylinky</text:p>
          </table:table-cell>
          <table:table-cell table:number-columns-repeated="2"/>
          <table:table-cell table:formula="of:=[.E11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table:style-name="ce56" office:value-type="string" calcext:value-type="string">
            <text:p>20140625_0024.jpg</text:p>
          </table:table-cell>
          <table:table-cell table:formula="of:=IF([.L11]&lt;&gt;&quot;&quot;;HYPERLINK(CONCATENATE(&quot;file://&quot;;[.$J$2];&quot;/&quot;;[.N11];&quot;/&quot;;LEFT([.L11];IF(               ISNUMBER(FIND(&quot; &quot;;[.L11]));FIND(&quot; &quot;;[.L11])-1;LEN([.L11])       )                ));CONCATENATE([.N11];LEFT([.L11];IF(               ISNUMBER(FIND(&quot; &quot;;[.L11]));FIND(&quot; &quot;;[.L11])-1;LEN([.L11])       )                )) );[.M10])" office:value-type="string" office:string-value="./kuchyne/20140625_0024.jpg" calcext:value-type="string">
            <text:p>./kuchyne/20140625_0024.jpg</text:p>
          </table:table-cell>
          <table:table-cell table:formula="of:=VLOOKUP(LEFT([.L11];IF(               ISNUMBER(FIND(&quot; &quot;;[.L11]));FIND(&quot; &quot;;[.L11])-1;LEN([.L11])       )                );[Fotografie.$B$1:.$D$405];3;0)" office:value-type="string" office:string-value="./kuchyne/" calcext:value-type="string">
            <text:p>./kuchyne/</text:p>
          </table:table-cell>
          <table:table-cell table:formula="of:=IF([.O9]=&quot;&quot;;&quot;&quot;;[.O9])">
            <text:p/>
          </table:table-cell>
          <table:table-cell/>
          <table:table-cell table:formula="of:=IF([.Q9]=&quot;&quot;;&quot;&quot;;[.Q9])">
            <text:p/>
          </table:table-cell>
          <table:table-cell table:formula="of:=IF([.R9]=&quot;&quot;;&quot;&quot;;[.R9])">
            <text:p/>
          </table:table-cell>
          <table:table-cell table:number-columns-repeated="1006"/>
        </table:table-row>
        <table:table-row table:style-name="ro6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vetinac pro bylinky</text:p>
          </table:table-cell>
          <table:table-cell office:value-type="string" calcext:value-type="string">
            <text:p>keramika</text:p>
          </table:table-cell>
          <table:table-cell/>
          <table:table-cell table:formula="of:=[.E1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table:style-name="ce56" office:value-type="string" calcext:value-type="string">
            <text:p>20140625_0024.jpg</text:p>
          </table:table-cell>
          <table:table-cell table:formula="of:=IF([.L12]&lt;&gt;&quot;&quot;;HYPERLINK(CONCATENATE(&quot;file://&quot;;[.$J$2];&quot;/&quot;;[.N12];&quot;/&quot;;LEFT([.L12];IF(               ISNUMBER(FIND(&quot; &quot;;[.L12]));FIND(&quot; &quot;;[.L12])-1;LEN([.L12])       )                ));CONCATENATE([.N12];LEFT([.L12];IF(               ISNUMBER(FIND(&quot; &quot;;[.L12]));FIND(&quot; &quot;;[.L12])-1;LEN([.L12])       )                )) );[.M11])" office:value-type="string" office:string-value="./kuchyne/20140625_0024.jpg" calcext:value-type="string">
            <text:p>./kuchyne/20140625_0024.jpg</text:p>
          </table:table-cell>
          <table:table-cell table:formula="of:=VLOOKUP(LEFT([.L12];IF(               ISNUMBER(FIND(&quot; &quot;;[.L12]));FIND(&quot; &quot;;[.L12])-1;LEN([.L12])       )                );[Fotografie.$B$1:.$D$405];3;0)" office:value-type="string" office:string-value="./kuchyne/" calcext:value-type="string">
            <text:p>./kuchyne/</text:p>
          </table:table-cell>
          <table:table-cell table:formula="of:=IF([.O11]=&quot;&quot;;&quot;&quot;;[.O11])">
            <text:p/>
          </table:table-cell>
          <table:table-cell/>
          <table:table-cell table:formula="of:=IF([.Q11]=&quot;&quot;;&quot;&quot;;[.Q11])">
            <text:p/>
          </table:table-cell>
          <table:table-cell table:formula="of:=IF([.R11]=&quot;&quot;;&quot;&quot;;[.R11])">
            <text:p/>
          </table:table-cell>
          <table:table-cell table:number-columns-repeated="1006"/>
        </table:table-row>
        <table:table-row table:style-name="ro6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 3x</text:p>
          </table:table-cell>
          <table:table-cell table:number-columns-repeated="2"/>
          <table:table-cell table:formula="of:=[.E13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3x v kuchyni + obyvak</text:p>
          </table:table-cell>
          <table:table-cell/>
          <table:table-cell office:value-type="string" calcext:value-type="string">
            <text:p>_APE0760.jpg</text:p>
          </table:table-cell>
          <table:table-cell table:formula="of:=IF([.L13]&lt;&gt;&quot;&quot;;HYPERLINK(CONCATENATE(&quot;file://&quot;;[.$J$2];&quot;/&quot;;[.N13];&quot;/&quot;;LEFT([.L13];IF(               ISNUMBER(FIND(&quot; &quot;;[.L13]));FIND(&quot; &quot;;[.L13])-1;LEN([.L13])       )                ));CONCATENATE([.N13];LEFT([.L13];IF(               ISNUMBER(FIND(&quot; &quot;;[.L13]));FIND(&quot; &quot;;[.L13])-1;LEN([.L13])       )                )) );[.M12])" office:value-type="string" office:string-value="./obyvak/_APE0760.jpg" calcext:value-type="string">
            <text:p>./obyvak/_APE0760.jpg</text:p>
          </table:table-cell>
          <table:table-cell table:formula="of:=VLOOKUP(LEFT([.L13];IF(               ISNUMBER(FIND(&quot; &quot;;[.L13]));FIND(&quot; &quot;;[.L13])-1;LEN([.L13])       )                );[Fotografie.$B$1:.$D$405];3;0)" office:value-type="string" office:string-value="./obyvak/" calcext:value-type="string">
            <text:p>./obyvak/</text:p>
          </table:table-cell>
          <table:table-cell table:formula="of:=IF([.O12]=&quot;&quot;;&quot;&quot;;[.O12])">
            <text:p/>
          </table:table-cell>
          <table:table-cell/>
          <table:table-cell table:formula="of:=IF([.Q12]=&quot;&quot;;&quot;&quot;;[.Q12])">
            <text:p/>
          </table:table-cell>
          <table:table-cell table:formula="of:=IF([.R12]=&quot;&quot;;&quot;&quot;;[.R12])">
            <text:p/>
          </table:table-cell>
          <table:table-cell table:number-columns-repeated="1006"/>
        </table:table-row>
        <table:table-row table:style-name="ro6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 na zaclonu 3x</text:p>
          </table:table-cell>
          <table:table-cell table:number-columns-repeated="2"/>
          <table:table-cell table:formula="of:=[.E1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3x v kuchyni + obyvak</text:p>
          </table:table-cell>
          <table:table-cell/>
          <table:table-cell office:value-type="string" calcext:value-type="string">
            <text:p>_APE0760.jpg</text:p>
          </table:table-cell>
          <table:table-cell table:formula="of:=IF([.L14]&lt;&gt;&quot;&quot;;HYPERLINK(CONCATENATE(&quot;file://&quot;;[.$J$2];&quot;/&quot;;[.N14];&quot;/&quot;;LEFT([.L14];IF(               ISNUMBER(FIND(&quot; &quot;;[.L14]));FIND(&quot; &quot;;[.L14])-1;LEN([.L14])       )                ));CONCATENATE([.N14];LEFT([.L14];IF(               ISNUMBER(FIND(&quot; &quot;;[.L14]));FIND(&quot; &quot;;[.L14])-1;LEN([.L14])       )                )) );[.M13])" office:value-type="string" office:string-value="./obyvak/_APE0760.jpg" calcext:value-type="string">
            <text:p>./obyvak/_APE0760.jpg</text:p>
          </table:table-cell>
          <table:table-cell table:formula="of:=VLOOKUP(LEFT([.L14];IF(               ISNUMBER(FIND(&quot; &quot;;[.L14]));FIND(&quot; &quot;;[.L14])-1;LEN([.L14])       )                );[Fotografie.$B$1:.$D$405];3;0)" office:value-type="string" office:string-value="./obyvak/" calcext:value-type="string">
            <text:p>./obyvak/</text:p>
          </table:table-cell>
          <table:table-cell table:formula="of:=IF([.O13]=&quot;&quot;;&quot;&quot;;[.O13])">
            <text:p/>
          </table:table-cell>
          <table:table-cell/>
          <table:table-cell table:formula="of:=IF([.Q13]=&quot;&quot;;&quot;&quot;;[.Q13])">
            <text:p/>
          </table:table-cell>
          <table:table-cell table:formula="of:=IF([.R13]=&quot;&quot;;&quot;&quot;;[.R13])">
            <text:p/>
          </table:table-cell>
          <table:table-cell table:number-columns-repeated="1006"/>
        </table:table-row>
        <table:table-row table:style-name="ro9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 3x</text:p>
          </table:table-cell>
          <table:table-cell office:value-type="string" calcext:value-type="string">
            <text:p>ikea</text:p>
          </table:table-cell>
          <table:table-cell/>
          <table:table-cell table:formula="of:=[.E15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a zaclonu, 3x v kuchyni + obyvak</text:p>
          </table:table-cell>
          <table:table-cell/>
          <table:table-cell office:value-type="string" calcext:value-type="string">
            <text:p>20140625_0023.jpg _APE0760.jpg</text:p>
          </table:table-cell>
          <table:table-cell table:formula="of:=IF([.L15]&lt;&gt;&quot;&quot;;HYPERLINK(CONCATENATE(&quot;file://&quot;;[.$H$2];&quot;/&quot;;[.N15];&quot;/&quot;;LEFT([.L15];IF(               ISNUMBER(FIND(&quot; &quot;;[.L15]));FIND(&quot; &quot;;[.L15])-1;LEN([.L15])       )                ));CONCATENATE([.N15];LEFT([.L15];IF(               ISNUMBER(FIND(&quot; &quot;;[.L15]));FIND(&quot; &quot;;[.L15])-1;LEN([.L15])       )                )) );j#REF!)" office:value-type="string" office:string-value="" calcext:value-type="error">
            <text:p>Err:509</text:p>
          </table:table-cell>
          <table:table-cell table:formula="of:=VLOOKUP(LEFT([.L15];IF(               ISNUMBER(FIND(&quot; &quot;;[.L15]));FIND(&quot; &quot;;[.L15])-1;LEN([.L15])       )                );[Fotografie.$B$1:.$D$405];3;0)" office:value-type="string" office:string-value="./kuchyne/" calcext:value-type="string">
            <text:p>./kuchyne/</text:p>
          </table:table-cell>
          <table:table-cell table:formula="of:=IF(l#REF!=&quot;&quot;;&quot;&quot;;l#REF!)" office:value-type="string" office:string-value="" calcext:value-type="error">
            <text:p>Err:509</text:p>
          </table:table-cell>
          <table:table-cell/>
          <table:table-cell table:formula="of:=IF(#NAME?[.$E47]#REF!=&quot;&quot;;&quot;&quot;;#NAME?[.$E47]#REF!)" office:value-type="string" office:string-value="" calcext:value-type="error">
            <text:p>Err:509</text:p>
          </table:table-cell>
          <table:table-cell table:formula="of:=IF(#NAME?[.$B485]#REF!=&quot;&quot;;&quot;&quot;;#NAME?[.$B485]#REF!)" office:value-type="string" office:string-value="" calcext:value-type="error">
            <text:p>Err:509</text:p>
          </table:table-cell>
          <table:table-cell table:number-columns-repeated="1006"/>
        </table:table-row>
        <table:table-row table:style-name="ro6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r</text:p>
          </table:table-cell>
          <table:table-cell table:number-columns-repeated="2"/>
          <table:table-cell table:formula="of:=[.E16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 table:formula="of:=IF([.L16]&lt;&gt;&quot;&quot;;HYPERLINK(CONCATENATE(&quot;file://&quot;;[.$J$2];&quot;/&quot;;[.N16];&quot;/&quot;;LEFT([.L16];IF(               ISNUMBER(FIND(&quot; &quot;;[.L16]));FIND(&quot; &quot;;[.L16])-1;LEN([.L16])       )                ));CONCATENATE([.N16];LEFT([.L16];IF(               ISNUMBER(FIND(&quot; &quot;;[.L16]));FIND(&quot; &quot;;[.L16])-1;LEN([.L16])       )                )) );[.M15])" office:value-type="string" office:string-value="./kuchyne/_APE0799.jpg" calcext:value-type="string">
            <text:p>./kuchyne/_APE0799.jpg</text:p>
          </table:table-cell>
          <table:table-cell table:formula="of:=VLOOKUP(LEFT([.L16];IF(               ISNUMBER(FIND(&quot; &quot;;[.L16]));FIND(&quot; &quot;;[.L16])-1;LEN([.L16])       )                );[Fotografie.$B$1:.$D$405];3;0)" office:value-type="string" office:string-value="./kuchyne/" calcext:value-type="string">
            <text:p>./kuchyne/</text:p>
          </table:table-cell>
          <table:table-cell table:formula="of:=IF([.O15]=&quot;&quot;;&quot;&quot;;[.O15])" office:value-type="string" office:string-value="" calcext:value-type="error">
            <text:p>Err:509</text:p>
          </table:table-cell>
          <table:table-cell/>
          <table:table-cell table:formula="of:=IF([.Q15]=&quot;&quot;;&quot;&quot;;[.Q15])" office:value-type="string" office:string-value="" calcext:value-type="error">
            <text:p>Err:509</text:p>
          </table:table-cell>
          <table:table-cell table:formula="of:=IF([.R15]=&quot;&quot;;&quot;&quot;;[.R15])" office:value-type="string" office:string-value="" calcext:value-type="error">
            <text:p>Err:509</text:p>
          </table:table-cell>
          <table:table-cell table:number-columns-repeated="1006"/>
        </table:table-row>
        <table:table-row table:style-name="ro6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bicka na nadobi</text:p>
          </table:table-cell>
          <table:table-cell table:number-columns-repeated="2"/>
          <table:table-cell table:formula="of:=[.E17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 table:formula="of:=IF([.L17]&lt;&gt;&quot;&quot;;HYPERLINK(CONCATENATE(&quot;file://&quot;;[.$J$2];&quot;/&quot;;[.N17];&quot;/&quot;;LEFT([.L17];IF(               ISNUMBER(FIND(&quot; &quot;;[.L17]));FIND(&quot; &quot;;[.L17])-1;LEN([.L17])       )                ));CONCATENATE([.N17];LEFT([.L17];IF(               ISNUMBER(FIND(&quot; &quot;;[.L17]));FIND(&quot; &quot;;[.L17])-1;LEN([.L17])       )                )) );[.M16])" office:value-type="string" office:string-value="./kuchyne/_APE0799.jpg" calcext:value-type="string">
            <text:p>./kuchyne/_APE0799.jpg</text:p>
          </table:table-cell>
          <table:table-cell table:formula="of:=VLOOKUP(LEFT([.L17];IF(               ISNUMBER(FIND(&quot; &quot;;[.L17]));FIND(&quot; &quot;;[.L17])-1;LEN([.L1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ojan na pribor</text:p>
          </table:table-cell>
          <table:table-cell office:value-type="string" calcext:value-type="string">
            <text:p>ikea</text:p>
          </table:table-cell>
          <table:table-cell/>
          <table:table-cell table:formula="of:=[.E18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reveny</text:p>
          </table:table-cell>
          <table:table-cell/>
          <table:table-cell office:value-type="string" calcext:value-type="string">
            <text:p>_APE0799.jpg</text:p>
          </table:table-cell>
          <table:table-cell table:formula="of:=IF([.L18]&lt;&gt;&quot;&quot;;HYPERLINK(CONCATENATE(&quot;file://&quot;;[.$J$2];&quot;/&quot;;[.N18];&quot;/&quot;;LEFT([.L18];IF(               ISNUMBER(FIND(&quot; &quot;;[.L18]));FIND(&quot; &quot;;[.L18])-1;LEN([.L18])       )                ));CONCATENATE([.N18];LEFT([.L18];IF(               ISNUMBER(FIND(&quot; &quot;;[.L18]));FIND(&quot; &quot;;[.L18])-1;LEN([.L18])       )                )) );[.M17])" office:value-type="string" office:string-value="./kuchyne/_APE0799.jpg" calcext:value-type="string">
            <text:p>./kuchyne/_APE0799.jpg</text:p>
          </table:table-cell>
          <table:table-cell table:formula="of:=VLOOKUP(LEFT([.L18];IF(               ISNUMBER(FIND(&quot; &quot;;[.L18]));FIND(&quot; &quot;;[.L18])-1;LEN([.L18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kapavac tescoma</text:p>
          </table:table-cell>
          <table:table-cell table:number-columns-repeated="2"/>
          <table:table-cell table:formula="of:=[.E19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ahev na fotce zcela v levo</text:p>
          </table:table-cell>
          <table:table-cell/>
          <table:table-cell office:value-type="string" calcext:value-type="string">
            <text:p>_APE0799.jpg</text:p>
          </table:table-cell>
          <table:table-cell table:formula="of:=IF([.L19]&lt;&gt;&quot;&quot;;HYPERLINK(CONCATENATE(&quot;file://&quot;;[.$J$2];&quot;/&quot;;[.N19];&quot;/&quot;;LEFT([.L19];IF(               ISNUMBER(FIND(&quot; &quot;;[.L19]));FIND(&quot; &quot;;[.L19])-1;LEN([.L19])       )                ));CONCATENATE([.N19];LEFT([.L19];IF(               ISNUMBER(FIND(&quot; &quot;;[.L19]));FIND(&quot; &quot;;[.L19])-1;LEN([.L19])       )                )) );[.M18])" office:value-type="string" office:string-value="./kuchyne/_APE0799.jpg" calcext:value-type="string">
            <text:p>./kuchyne/_APE0799.jpg</text:p>
          </table:table-cell>
          <table:table-cell table:formula="of:=VLOOKUP(LEFT([.L19];IF(               ISNUMBER(FIND(&quot; &quot;;[.L19]));FIND(&quot; &quot;;[.L19])-1;LEN([.L1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lahvicka Mama</text:p>
          </table:table-cell>
          <table:table-cell table:number-columns-repeated="2"/>
          <table:table-cell table:formula="of:=[.E20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zelena </text:p>
          </table:table-cell>
          <table:table-cell/>
          <table:table-cell office:value-type="string" calcext:value-type="string">
            <text:p>_APE0808.jpg</text:p>
          </table:table-cell>
          <table:table-cell table:formula="of:=IF([.L20]&lt;&gt;&quot;&quot;;HYPERLINK(CONCATENATE(&quot;file://&quot;;[.$J$2];&quot;/&quot;;[.N20];&quot;/&quot;;LEFT([.L20];IF(               ISNUMBER(FIND(&quot; &quot;;[.L20]));FIND(&quot; &quot;;[.L20])-1;LEN([.L20])       )                ));CONCATENATE([.N20];LEFT([.L20];IF(               ISNUMBER(FIND(&quot; &quot;;[.L20]));FIND(&quot; &quot;;[.L20])-1;LEN([.L20])       )                )) );[.M19])" office:value-type="string" office:string-value="./kuchyne/vybaveni/_APE0808.jpg" calcext:value-type="string">
            <text:p>./kuchyne/vybaveni/_APE0808.jpg</text:p>
          </table:table-cell>
          <table:table-cell table:formula="of:=VLOOKUP(LEFT([.L20];IF(               ISNUMBER(FIND(&quot; &quot;;[.L20]));FIND(&quot; &quot;;[.L20])-1;LEN([.L2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lahvicka se savickou tommee</text:p>
          </table:table-cell>
          <table:table-cell table:number-columns-repeated="2"/>
          <table:table-cell table:formula="of:=[.E21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od zelenou lahvickou</text:p>
          </table:table-cell>
          <table:table-cell/>
          <table:table-cell office:value-type="string" calcext:value-type="string">
            <text:p>_APE0808.jpg</text:p>
          </table:table-cell>
          <table:table-cell table:formula="of:=IF([.L21]&lt;&gt;&quot;&quot;;HYPERLINK(CONCATENATE(&quot;file://&quot;;[.$J$2];&quot;/&quot;;[.N21];&quot;/&quot;;LEFT([.L21];IF(               ISNUMBER(FIND(&quot; &quot;;[.L21]));FIND(&quot; &quot;;[.L21])-1;LEN([.L21])       )                ));CONCATENATE([.N21];LEFT([.L21];IF(               ISNUMBER(FIND(&quot; &quot;;[.L21]));FIND(&quot; &quot;;[.L21])-1;LEN([.L21])       )                )) );[.M20])" office:value-type="string" office:string-value="./kuchyne/vybaveni/_APE0808.jpg" calcext:value-type="string">
            <text:p>./kuchyne/vybaveni/_APE0808.jpg</text:p>
          </table:table-cell>
          <table:table-cell table:formula="of:=VLOOKUP(LEFT([.L21];IF(               ISNUMBER(FIND(&quot; &quot;;[.L21]));FIND(&quot; &quot;;[.L21])-1;LEN([.L2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tycovy</text:p>
          </table:table-cell>
          <table:table-cell table:number-columns-repeated="2"/>
          <table:table-cell table:formula="of:=[.E2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formula="of:=IF([.L22]&lt;&gt;&quot;&quot;;HYPERLINK(CONCATENATE(&quot;file://&quot;;[.$J$2];&quot;/&quot;;[.N22];&quot;/&quot;;LEFT([.L22];IF(               ISNUMBER(FIND(&quot; &quot;;[.L22]));FIND(&quot; &quot;;[.L22])-1;LEN([.L22])       )                ));CONCATENATE([.N22];LEFT([.L22];IF(               ISNUMBER(FIND(&quot; &quot;;[.L22]));FIND(&quot; &quot;;[.L22])-1;LEN([.L22])       )                )) );[.M21])" office:value-type="string" office:string-value="" calcext:value-type="error">
            <text:p>#N/A</text:p>
          </table:table-cell>
          <table:table-cell table:formula="of:=VLOOKUP(LEFT([.L22];IF(               ISNUMBER(FIND(&quot; &quot;;[.L22]));FIND(&quot; &quot;;[.L22])-1;LEN([.L2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9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multifunkcni robot</text:p>
          </table:table-cell>
          <table:table-cell table:number-columns-repeated="2"/>
          <table:table-cell table:formula="of:=[.E23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a fotografii 808 casti robota</text:p>
          </table:table-cell>
          <table:table-cell/>
          <table:table-cell office:value-type="string" calcext:value-type="string">
            <text:p>DSC_7496.jpg _APE0808.jpg</text:p>
          </table:table-cell>
          <table:table-cell table:formula="of:=IF([.L23]&lt;&gt;&quot;&quot;;HYPERLINK(CONCATENATE(&quot;file://&quot;;[.$J$2];&quot;/&quot;;[.N23];&quot;/&quot;;LEFT([.L23];IF(               ISNUMBER(FIND(&quot; &quot;;[.L23]));FIND(&quot; &quot;;[.L23])-1;LEN([.L23])       )                ));CONCATENATE([.N23];LEFT([.L23];IF(               ISNUMBER(FIND(&quot; &quot;;[.L23]));FIND(&quot; &quot;;[.L23])-1;LEN([.L23])       )                )) );[.M22])" office:value-type="string" office:string-value="./kuchyne/vybaveni/DSC_7496.jpg" calcext:value-type="string">
            <text:p>./kuchyne/vybaveni/DSC_7496.jpg</text:p>
          </table:table-cell>
          <table:table-cell table:formula="of:=VLOOKUP(LEFT([.L23];IF(               ISNUMBER(FIND(&quot; &quot;;[.L23]));FIND(&quot; &quot;;[.L23])-1;LEN([.L2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stovac</text:p>
          </table:table-cell>
          <table:table-cell office:value-type="string" calcext:value-type="string">
            <text:p>philips</text:p>
          </table:table-cell>
          <table:table-cell/>
          <table:table-cell table:formula="of:=[.E2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3x sada na vymenu ploten (wafle, tousty, grill)</text:p>
          </table:table-cell>
          <table:table-cell/>
          <table:table-cell office:value-type="string" calcext:value-type="string">
            <text:p>DSC_7496.jpg</text:p>
          </table:table-cell>
          <table:table-cell table:formula="of:=IF([.L24]&lt;&gt;&quot;&quot;;HYPERLINK(CONCATENATE(&quot;file://&quot;;[.$J$2];&quot;/&quot;;[.N24];&quot;/&quot;;LEFT([.L24];IF(               ISNUMBER(FIND(&quot; &quot;;[.L24]));FIND(&quot; &quot;;[.L24])-1;LEN([.L24])       )                ));CONCATENATE([.N24];LEFT([.L24];IF(               ISNUMBER(FIND(&quot; &quot;;[.L24]));FIND(&quot; &quot;;[.L24])-1;LEN([.L24])       )                )) );[.M23])" office:value-type="string" office:string-value="./kuchyne/vybaveni/DSC_7496.jpg" calcext:value-type="string">
            <text:p>./kuchyne/vybaveni/DSC_7496.jpg</text:p>
          </table:table-cell>
          <table:table-cell table:formula="of:=VLOOKUP(LEFT([.L24];IF(               ISNUMBER(FIND(&quot; &quot;;[.L24]));FIND(&quot; &quot;;[.L24])-1;LEN([.L2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babovka</text:p>
          </table:table-cell>
          <table:table-cell office:value-type="string" calcext:value-type="string">
            <text:p>tescoma</text:p>
          </table:table-cell>
          <table:table-cell/>
          <table:table-cell table:formula="of:=[.E25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C_7513.jpg</text:p>
          </table:table-cell>
          <table:table-cell table:formula="of:=IF([.L25]&lt;&gt;&quot;&quot;;HYPERLINK(CONCATENATE(&quot;file://&quot;;[.$J$2];&quot;/&quot;;[.N25];&quot;/&quot;;LEFT([.L25];IF(               ISNUMBER(FIND(&quot; &quot;;[.L25]));FIND(&quot; &quot;;[.L25])-1;LEN([.L25])       )                ));CONCATENATE([.N25];LEFT([.L25];IF(               ISNUMBER(FIND(&quot; &quot;;[.L25]));FIND(&quot; &quot;;[.L25])-1;LEN([.L25])       )                )) );[.M24])" office:value-type="string" office:string-value="./kuchyne/vybaveni/DSC_7513.jpg" calcext:value-type="string">
            <text:p>./kuchyne/vybaveni/DSC_7513.jpg</text:p>
          </table:table-cell>
          <table:table-cell table:formula="of:=VLOOKUP(LEFT([.L25];IF(               ISNUMBER(FIND(&quot; &quot;;[.L25]));FIND(&quot; &quot;;[.L25])-1;LEN([.L2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muffiny</text:p>
          </table:table-cell>
          <table:table-cell office:value-type="string" calcext:value-type="string">
            <text:p>tescoma</text:p>
          </table:table-cell>
          <table:table-cell/>
          <table:table-cell table:formula="of:=[.E26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C_7513.jpg</text:p>
          </table:table-cell>
          <table:table-cell table:formula="of:=IF([.L26]&lt;&gt;&quot;&quot;;HYPERLINK(CONCATENATE(&quot;file://&quot;;[.$J$2];&quot;/&quot;;[.N26];&quot;/&quot;;LEFT([.L26];IF(               ISNUMBER(FIND(&quot; &quot;;[.L26]));FIND(&quot; &quot;;[.L26])-1;LEN([.L26])       )                ));CONCATENATE([.N26];LEFT([.L26];IF(               ISNUMBER(FIND(&quot; &quot;;[.L26]));FIND(&quot; &quot;;[.L26])-1;LEN([.L26])       )                )) );[.M25])" office:value-type="string" office:string-value="./kuchyne/vybaveni/DSC_7513.jpg" calcext:value-type="string">
            <text:p>./kuchyne/vybaveni/DSC_7513.jpg</text:p>
          </table:table-cell>
          <table:table-cell table:formula="of:=VLOOKUP(LEFT([.L26];IF(               ISNUMBER(FIND(&quot; &quot;;[.L26]));FIND(&quot; &quot;;[.L26])-1;LEN([.L2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26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borovy odkapavac</text:p>
          </table:table-cell>
          <table:table-cell office:value-type="string" calcext:value-type="string">
            <text:p>tescoma</text:p>
          </table:table-cell>
          <table:table-cell/>
          <table:table-cell table:formula="of:=[.E27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erveny</text:p>
          </table:table-cell>
          <table:table-cell/>
          <table:table-cell office:value-type="string" calcext:value-type="string">
            <text:p>_APE0808.jpg</text:p>
          </table:table-cell>
          <table:table-cell table:formula="of:=IF([.L27]&lt;&gt;&quot;&quot;;HYPERLINK(CONCATENATE(&quot;file://&quot;;[.$H$2];&quot;/&quot;;[.N27];&quot;/&quot;;LEFT([.L27];IF(               ISNUMBER(FIND(&quot; &quot;;[.L27]));FIND(&quot; &quot;;[.L27])-1;LEN([.L27])       )                ));CONCATENATE([.N27];LEFT([.L27];IF(               ISNUMBER(FIND(&quot; &quot;;[.L27]));FIND(&quot; &quot;;[.L27])-1;LEN([.L27])       )                )) );j#REF!)" office:value-type="string" office:string-value="" calcext:value-type="error">
            <text:p>Err:509</text:p>
          </table:table-cell>
          <table:table-cell table:formula="of:=VLOOKUP(LEFT([.L27];IF(               ISNUMBER(FIND(&quot; &quot;;[.L27]));FIND(&quot; &quot;;[.L27])-1;LEN([.L2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27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y val </text:p>
          </table:table-cell>
          <table:table-cell table:number-columns-repeated="2"/>
          <table:table-cell table:formula="of:=[.E28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C_7491.jpg</text:p>
          </table:table-cell>
          <table:table-cell table:formula="of:=IF([.L28]&lt;&gt;&quot;&quot;;HYPERLINK(CONCATENATE(&quot;file://&quot;;[.$J$2];&quot;/&quot;;[.N28];&quot;/&quot;;LEFT([.L28];IF(               ISNUMBER(FIND(&quot; &quot;;[.L28]));FIND(&quot; &quot;;[.L28])-1;LEN([.L28])       )                ));CONCATENATE([.N28];LEFT([.L28];IF(               ISNUMBER(FIND(&quot; &quot;;[.L28]));FIND(&quot; &quot;;[.L28])-1;LEN([.L28])       )                )) );[.M27])" office:value-type="string" office:string-value="./kuchyne/vybaveni/DSC_7491.jpg" calcext:value-type="string">
            <text:p>./kuchyne/vybaveni/DSC_7491.jpg</text:p>
          </table:table-cell>
          <table:table-cell table:formula="of:=VLOOKUP(LEFT([.L28];IF(               ISNUMBER(FIND(&quot; &quot;;[.L28]));FIND(&quot; &quot;;[.L28])-1;LEN([.L2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28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dlik</text:p>
          </table:table-cell>
          <table:table-cell office:value-type="string" calcext:value-type="string">
            <text:p><text:s/></text:p>
          </table:table-cell>
          <table:table-cell/>
          <table:table-cell table:formula="of:=[.E29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808.jpg</text:p>
          </table:table-cell>
          <table:table-cell table:formula="of:=IF([.L29]&lt;&gt;&quot;&quot;;HYPERLINK(CONCATENATE(&quot;file://&quot;;[.$J$2];&quot;/&quot;;[.N29];&quot;/&quot;;LEFT([.L29];IF(               ISNUMBER(FIND(&quot; &quot;;[.L29]));FIND(&quot; &quot;;[.L29])-1;LEN([.L29])       )                ));CONCATENATE([.N29];LEFT([.L29];IF(               ISNUMBER(FIND(&quot; &quot;;[.L29]));FIND(&quot; &quot;;[.L29])-1;LEN([.L29])       )                )) );[.M28])" office:value-type="string" office:string-value="./kuchyne/vybaveni/_APE0808.jpg" calcext:value-type="string">
            <text:p>./kuchyne/vybaveni/_APE0808.jpg</text:p>
          </table:table-cell>
          <table:table-cell table:formula="of:=VLOOKUP(LEFT([.L29];IF(               ISNUMBER(FIND(&quot; &quot;;[.L29]));FIND(&quot; &quot;;[.L29])-1;LEN([.L2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29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flonovy pecici papir</text:p>
          </table:table-cell>
          <table:table-cell table:number-columns-repeated="2"/>
          <table:table-cell table:formula="of:=[.E30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SC_7512.jpg</text:p>
          </table:table-cell>
          <table:table-cell table:formula="of:=IF([.L30]&lt;&gt;&quot;&quot;;HYPERLINK(CONCATENATE(&quot;file://&quot;;[.$J$2];&quot;/&quot;;[.N30];&quot;/&quot;;LEFT([.L30];IF(               ISNUMBER(FIND(&quot; &quot;;[.L30]));FIND(&quot; &quot;;[.L30])-1;LEN([.L30])       )                ));CONCATENATE([.N30];LEFT([.L30];IF(               ISNUMBER(FIND(&quot; &quot;;[.L30]));FIND(&quot; &quot;;[.L30])-1;LEN([.L30])       )                )) );[.M29])" office:value-type="string" office:string-value="./kuchyne/vybaveni/DSC_7512.jpg" calcext:value-type="string">
            <text:p>./kuchyne/vybaveni/DSC_7512.jpg</text:p>
          </table:table-cell>
          <table:table-cell table:formula="of:=VLOOKUP(LEFT([.L30];IF(               ISNUMBER(FIND(&quot; &quot;;[.L30]));FIND(&quot; &quot;;[.L30])-1;LEN([.L3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30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do zasuvky</text:p>
          </table:table-cell>
          <table:table-cell table:number-columns-repeated="2"/>
          <table:table-cell table:formula="of:=[.E31]" office:value-type="float" office:value="0" calcext:value-type="float">
            <text:p>0</text:p>
          </table:table-cell>
          <table:table-cell table:number-columns-repeated="6"/>
          <table:table-cell table:formula="of:=IF([.L31]&lt;&gt;&quot;&quot;;HYPERLINK(CONCATENATE(&quot;file://&quot;;[.$H$2];&quot;/&quot;;[.N31];&quot;/&quot;;LEFT([.L31];IF(               ISNUMBER(FIND(&quot; &quot;;[.L31]));FIND(&quot; &quot;;[.L31])-1;LEN([.L31])       )                ));CONCATENATE([.N31];LEFT([.L31];IF(               ISNUMBER(FIND(&quot; &quot;;[.L31]));FIND(&quot; &quot;;[.L31])-1;LEN([.L31])       )                )) );j#REF!)" office:value-type="string" office:string-value="" calcext:value-type="error">
            <text:p>Err:509</text:p>
          </table:table-cell>
          <table:table-cell table:formula="of:=VLOOKUP(LEFT([.L31];IF(               ISNUMBER(FIND(&quot; &quot;;[.L31]));FIND(&quot; &quot;;[.L31])-1;LEN([.L3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1]+1"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chynska linka</text:p>
          </table:table-cell>
          <table:table-cell table:number-columns-repeated="2"/>
          <table:table-cell table:formula="of:=[.E32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formula="of:=IF([.L32]&lt;&gt;&quot;&quot;;HYPERLINK(CONCATENATE(&quot;file://&quot;;[.$J$2];&quot;/&quot;;[.N32];&quot;/&quot;;LEFT([.L32];IF(               ISNUMBER(FIND(&quot; &quot;;[.L32]));FIND(&quot; &quot;;[.L32])-1;LEN([.L32])       )                ));CONCATENATE([.N32];LEFT([.L32];IF(               ISNUMBER(FIND(&quot; &quot;;[.L32]));FIND(&quot; &quot;;[.L32])-1;LEN([.L32])       )                )) );[.M31])" office:value-type="string" office:string-value="" calcext:value-type="error">
            <text:p>Err:509</text:p>
          </table:table-cell>
          <table:table-cell table:formula="of:=VLOOKUP(LEFT([.L32];IF(               ISNUMBER(FIND(&quot; &quot;;[.L32]));FIND(&quot; &quot;;[.L32])-1;LEN([.L3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2]+1"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Elektrolux, vestavna</text:p>
          </table:table-cell>
          <table:table-cell/>
          <table:table-cell table:formula="of:=[.E33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_APE0792.jpg</text:p>
          </table:table-cell>
          <table:table-cell table:formula="of:=IF([.L33]&lt;&gt;&quot;&quot;;HYPERLINK(CONCATENATE(&quot;file://&quot;;[.$J$2];&quot;/&quot;;[.N33];&quot;/&quot;;LEFT([.L33];IF(               ISNUMBER(FIND(&quot; &quot;;[.L33]));FIND(&quot; &quot;;[.L33])-1;LEN([.L33])       )                ));CONCATENATE([.N33];LEFT([.L33];IF(               ISNUMBER(FIND(&quot; &quot;;[.L33]));FIND(&quot; &quot;;[.L33])-1;LEN([.L33])       )                )) );[.M32])" office:value-type="string" office:string-value="./kuchyne/spotrebice/_APE0792.jpg" calcext:value-type="string">
            <text:p>./kuchyne/spotrebice/_APE0792.jpg</text:p>
          </table:table-cell>
          <table:table-cell table:formula="of:=VLOOKUP(LEFT([.L33];IF(               ISNUMBER(FIND(&quot; &quot;;[.L33]));FIND(&quot; &quot;;[.L33])-1;LEN([.L33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0"/>
        </table:table-row>
        <table:table-row table:style-name="ro6">
          <table:table-cell table:formula="of:=[.A33]+1"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dnice s mraznickou</text:p>
          </table:table-cell>
          <table:table-cell office:value-type="string" calcext:value-type="string">
            <text:p>Vestavna</text:p>
          </table:table-cell>
          <table:table-cell/>
          <table:table-cell table:formula="of:=[.E34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_APE0790.jpg</text:p>
          </table:table-cell>
          <table:table-cell table:formula="of:=IF([.L34]&lt;&gt;&quot;&quot;;HYPERLINK(CONCATENATE(&quot;file://&quot;;[.$J$2];&quot;/&quot;;[.N34];&quot;/&quot;;LEFT([.L34];IF(               ISNUMBER(FIND(&quot; &quot;;[.L34]));FIND(&quot; &quot;;[.L34])-1;LEN([.L34])       )                ));CONCATENATE([.N34];LEFT([.L34];IF(               ISNUMBER(FIND(&quot; &quot;;[.L34]));FIND(&quot; &quot;;[.L34])-1;LEN([.L34])       )                )) );[.M33])" office:value-type="string" office:string-value="./kuchyne/_APE0790.jpg" calcext:value-type="string">
            <text:p>./kuchyne/_APE0790.jpg</text:p>
          </table:table-cell>
          <table:table-cell table:formula="of:=VLOOKUP(LEFT([.L34];IF(               ISNUMBER(FIND(&quot; &quot;;[.L34]));FIND(&quot; &quot;;[.L34])-1;LEN([.L3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34]+1"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cka</text:p>
          </table:table-cell>
          <table:table-cell office:value-type="string" calcext:value-type="string">
            <text:p>Vestavna</text:p>
          </table:table-cell>
          <table:table-cell/>
          <table:table-cell table:formula="of:=[.E35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DSC_7509.jpg</text:p>
          </table:table-cell>
          <table:table-cell table:formula="of:=IF([.L35]&lt;&gt;&quot;&quot;;HYPERLINK(CONCATENATE(&quot;file://&quot;;[.$J$2];&quot;/&quot;;[.N35];&quot;/&quot;;LEFT([.L35];IF(               ISNUMBER(FIND(&quot; &quot;;[.L35]));FIND(&quot; &quot;;[.L35])-1;LEN([.L35])       )                ));CONCATENATE([.N35];LEFT([.L35];IF(               ISNUMBER(FIND(&quot; &quot;;[.L35]));FIND(&quot; &quot;;[.L35])-1;LEN([.L35])       )                )) );[.M34])" office:value-type="string" office:string-value="./kuchyne/spotrebice/DSC_7509.jpg" calcext:value-type="string">
            <text:p>./kuchyne/spotrebice/DSC_7509.jpg</text:p>
          </table:table-cell>
          <table:table-cell table:formula="of:=VLOOKUP(LEFT([.L35];IF(               ISNUMBER(FIND(&quot; &quot;;[.L35]));FIND(&quot; &quot;;[.L35])-1;LEN([.L35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0"/>
        </table:table-row>
        <table:table-row table:style-name="ro6">
          <table:table-cell table:formula="of:=[.A35]+1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office:value-type="string" calcext:value-type="string">
            <text:p>kytka na zdi</text:p>
          </table:table-cell>
          <table:table-cell/>
          <table:table-cell table:formula="of:=[.E36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--</text:p>
          </table:table-cell>
          <table:table-cell table:formula="of:=IF([.L36]&lt;&gt;&quot;&quot;;HYPERLINK(CONCATENATE(&quot;file://&quot;;[.$J$2];&quot;/&quot;;[.N36];&quot;/&quot;;LEFT([.L36];IF(               ISNUMBER(FIND(&quot; &quot;;[.L36]));FIND(&quot; &quot;;[.L36])-1;LEN([.L36])       )                ));CONCATENATE([.N36];LEFT([.L36];IF(               ISNUMBER(FIND(&quot; &quot;;[.L36]));FIND(&quot; &quot;;[.L36])-1;LEN([.L36])       )                )) );[.M35])" office:value-type="string" office:string-value="" calcext:value-type="error">
            <text:p>#N/A</text:p>
          </table:table-cell>
          <table:table-cell table:formula="of:=VLOOKUP(LEFT([.L36];IF(               ISNUMBER(FIND(&quot; &quot;;[.L36]));FIND(&quot; &quot;;[.L36])-1;LEN([.L3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6]+1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na deska</text:p>
          </table:table-cell>
          <table:table-cell office:value-type="string" calcext:value-type="string">
            <text:p>Brandt, indukcni, 4x plotna s Boost a casovacem</text:p>
          </table:table-cell>
          <table:table-cell/>
          <table:table-cell table:formula="of:=[.E37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20140625_0024.jpg</text:p>
          </table:table-cell>
          <table:table-cell table:formula="of:=IF([.L37]&lt;&gt;&quot;&quot;;HYPERLINK(CONCATENATE(&quot;file://&quot;;[.$J$2];&quot;/&quot;;[.N37];&quot;/&quot;;LEFT([.L37];IF(               ISNUMBER(FIND(&quot; &quot;;[.L37]));FIND(&quot; &quot;;[.L37])-1;LEN([.L37])       )                ));CONCATENATE([.N37];LEFT([.L37];IF(               ISNUMBER(FIND(&quot; &quot;;[.L37]));FIND(&quot; &quot;;[.L37])-1;LEN([.L37])       )                )) );[.M36])" office:value-type="string" office:string-value="./kuchyne/20140625_0024.jpg" calcext:value-type="string">
            <text:p>./kuchyne/20140625_0024.jpg</text:p>
          </table:table-cell>
          <table:table-cell table:formula="of:=VLOOKUP(LEFT([.L37];IF(               ISNUMBER(FIND(&quot; &quot;;[.L37]));FIND(&quot; &quot;;[.L37])-1;LEN([.L3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9">
          <table:table-cell table:formula="of:=[.A37]+1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gestor</text:p>
          </table:table-cell>
          <table:table-cell table:number-columns-repeated="2"/>
          <table:table-cell table:formula="of:=[.E38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_APE0812.jpg _APE0817.jpg</text:p>
          </table:table-cell>
          <table:table-cell table:formula="of:=IF([.L38]&lt;&gt;&quot;&quot;;HYPERLINK(CONCATENATE(&quot;file://&quot;;[.$J$2];&quot;/&quot;;[.N38];&quot;/&quot;;LEFT([.L38];IF(               ISNUMBER(FIND(&quot; &quot;;[.L38]));FIND(&quot; &quot;;[.L38])-1;LEN([.L38])       )                ));CONCATENATE([.N38];LEFT([.L38];IF(               ISNUMBER(FIND(&quot; &quot;;[.L38]));FIND(&quot; &quot;;[.L38])-1;LEN([.L38])       )                )) );[.M37])" office:value-type="string" office:string-value="./kuchyne/spotrebice/_APE0812.jpg" calcext:value-type="string">
            <text:p>./kuchyne/spotrebice/_APE0812.jpg</text:p>
          </table:table-cell>
          <table:table-cell table:formula="of:=VLOOKUP(LEFT([.L38];IF(               ISNUMBER(FIND(&quot; &quot;;[.L38]));FIND(&quot; &quot;;[.L38])-1;LEN([.L38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0"/>
        </table:table-row>
        <table:table-row table:style-name="ro6">
          <table:table-cell table:formula="of:=[.A38]+1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z</text:p>
          </table:table-cell>
          <table:table-cell table:number-columns-repeated="2"/>
          <table:table-cell table:formula="of:=[.E39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DSC_7505.jpg</text:p>
          </table:table-cell>
          <table:table-cell table:formula="of:=IF([.L39]&lt;&gt;&quot;&quot;;HYPERLINK(CONCATENATE(&quot;file://&quot;;[.$J$2];&quot;/&quot;;[.N39];&quot;/&quot;;LEFT([.L39];IF(               ISNUMBER(FIND(&quot; &quot;;[.L39]));FIND(&quot; &quot;;[.L39])-1;LEN([.L39])       )                ));CONCATENATE([.N39];LEFT([.L39];IF(               ISNUMBER(FIND(&quot; &quot;;[.L39]));FIND(&quot; &quot;;[.L39])-1;LEN([.L39])       )                )) );[.M38])" office:value-type="string" office:string-value="./kuchyne/vybaveni/DSC_7505.jpg" calcext:value-type="string">
            <text:p>./kuchyne/vybaveni/DSC_7505.jpg</text:p>
          </table:table-cell>
          <table:table-cell table:formula="of:=VLOOKUP(LEFT([.L39];IF(               ISNUMBER(FIND(&quot; &quot;;[.L39]));FIND(&quot; &quot;;[.L39])-1;LEN([.L3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39]+1"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dovodni baterie</text:p>
          </table:table-cell>
          <table:table-cell table:number-columns-repeated="2"/>
          <table:table-cell table:formula="of:=[.E40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L40]&lt;&gt;&quot;&quot;;HYPERLINK(CONCATENATE(&quot;file://&quot;;[.$J$2];&quot;/&quot;;[.N40];&quot;/&quot;;LEFT([.L40];IF(               ISNUMBER(FIND(&quot; &quot;;[.L40]));FIND(&quot; &quot;;[.L40])-1;LEN([.L40])       )                ));CONCATENATE([.N40];LEFT([.L40];IF(               ISNUMBER(FIND(&quot; &quot;;[.L40]));FIND(&quot; &quot;;[.L40])-1;LEN([.L40])       )                )) );[.M39])" office:value-type="string" office:string-value="./kuchyne/vybaveni/DSC_7505.jpg" calcext:value-type="string">
            <text:p>./kuchyne/vybaveni/DSC_7505.jpg</text:p>
          </table:table-cell>
          <table:table-cell table:formula="of:=VLOOKUP(LEFT([.L40];IF(               ISNUMBER(FIND(&quot; &quot;;[.L40]));FIND(&quot; &quot;;[.L40])-1;LEN([.L4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40]+1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ove svetla 2x</text:p>
          </table:table-cell>
          <table:table-cell table:number-columns-repeated="2"/>
          <table:table-cell table:formula="of:=[.E41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L41]&lt;&gt;&quot;&quot;;HYPERLINK(CONCATENATE(&quot;file://&quot;;[.$J$2];&quot;/&quot;;[.N41];&quot;/&quot;;LEFT([.L41];IF(               ISNUMBER(FIND(&quot; &quot;;[.L41]));FIND(&quot; &quot;;[.L41])-1;LEN([.L41])       )                ));CONCATENATE([.N41];LEFT([.L41];IF(               ISNUMBER(FIND(&quot; &quot;;[.L41]));FIND(&quot; &quot;;[.L41])-1;LEN([.L41])       )                )) );[.M40])" office:value-type="string" office:string-value="./kuchyne/vybaveni/DSC_7505.jpg" calcext:value-type="string">
            <text:p>./kuchyne/vybaveni/DSC_7505.jpg</text:p>
          </table:table-cell>
          <table:table-cell table:formula="of:=VLOOKUP(LEFT([.L41];IF(               ISNUMBER(FIND(&quot; &quot;;[.L41]));FIND(&quot; &quot;;[.L41])-1;LEN([.L4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41]+1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inace 4x</text:p>
          </table:table-cell>
          <table:table-cell table:number-columns-repeated="2"/>
          <table:table-cell table:formula="of:=[.E42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L42]&lt;&gt;&quot;&quot;;HYPERLINK(CONCATENATE(&quot;file://&quot;;[.$J$2];&quot;/&quot;;[.N42];&quot;/&quot;;LEFT([.L42];IF(               ISNUMBER(FIND(&quot; &quot;;[.L42]));FIND(&quot; &quot;;[.L42])-1;LEN([.L42])       )                ));CONCATENATE([.N42];LEFT([.L42];IF(               ISNUMBER(FIND(&quot; &quot;;[.L42]));FIND(&quot; &quot;;[.L42])-1;LEN([.L42])       )                )) );[.M41])" office:value-type="string" office:string-value="./kuchyne/vybaveni/DSC_7505.jpg" calcext:value-type="string">
            <text:p>./kuchyne/vybaveni/DSC_7505.jpg</text:p>
          </table:table-cell>
          <table:table-cell table:formula="of:=VLOOKUP(LEFT([.L42];IF(               ISNUMBER(FIND(&quot; &quot;;[.L42]));FIND(&quot; &quot;;[.L42])-1;LEN([.L4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42]+1"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a </text:p>
          </table:table-cell>
          <table:table-cell table:number-columns-repeated="2"/>
          <table:table-cell table:formula="of:=[.E43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L43]&lt;&gt;&quot;&quot;;HYPERLINK(CONCATENATE(&quot;file://&quot;;[.$J$2];&quot;/&quot;;[.N43];&quot;/&quot;;LEFT([.L43];IF(               ISNUMBER(FIND(&quot; &quot;;[.L43]));FIND(&quot; &quot;;[.L43])-1;LEN([.L43])       )                ));CONCATENATE([.N43];LEFT([.L43];IF(               ISNUMBER(FIND(&quot; &quot;;[.L43]));FIND(&quot; &quot;;[.L43])-1;LEN([.L43])       )                )) );[.M42])" office:value-type="string" office:string-value="./kuchyne/vybaveni/DSC_7505.jpg" calcext:value-type="string">
            <text:p>./kuchyne/vybaveni/DSC_7505.jpg</text:p>
          </table:table-cell>
          <table:table-cell table:formula="of:=VLOOKUP(LEFT([.L43];IF(               ISNUMBER(FIND(&quot; &quot;;[.L43]));FIND(&quot; &quot;;[.L43])-1;LEN([.L4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43]+1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ilicni mrizka</text:p>
          </table:table-cell>
          <table:table-cell table:number-columns-repeated="2"/>
          <table:table-cell table:formula="of:=[.E4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cetne pruchodky skrze zed (pokud je poskozena)</text:p>
          </table:table-cell>
          <table:table-cell/>
          <table:table-cell office:value-type="string" calcext:value-type="string">
            <text:p>_APE0818.jpg</text:p>
          </table:table-cell>
          <table:table-cell table:formula="of:=IF([.L44]&lt;&gt;&quot;&quot;;HYPERLINK(CONCATENATE(&quot;file://&quot;;[.$J$2];&quot;/&quot;;[.N44];&quot;/&quot;;LEFT([.L44];IF(               ISNUMBER(FIND(&quot; &quot;;[.L44]));FIND(&quot; &quot;;[.L44])-1;LEN([.L44])       )                ));CONCATENATE([.N44];LEFT([.L44];IF(               ISNUMBER(FIND(&quot; &quot;;[.L44]));FIND(&quot; &quot;;[.L44])-1;LEN([.L44])       )                )) );[.M43])" office:value-type="string" office:string-value="./kuchyne/_APE0818.jpg" calcext:value-type="string">
            <text:p>./kuchyne/_APE0818.jpg</text:p>
          </table:table-cell>
          <table:table-cell table:formula="of:=VLOOKUP(LEFT([.L44];IF(               ISNUMBER(FIND(&quot; &quot;;[.L44]));FIND(&quot; &quot;;[.L44])-1;LEN([.L4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44]+1"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ry na podlaze</text:p>
          </table:table-cell>
          <table:table-cell table:number-columns-repeated="2"/>
          <table:table-cell table:formula="of:=[.E45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818.jpg</text:p>
          </table:table-cell>
          <table:table-cell table:formula="of:=IF([.L45]&lt;&gt;&quot;&quot;;HYPERLINK(CONCATENATE(&quot;file://&quot;;[.$J$2];&quot;/&quot;;[.N45];&quot;/&quot;;LEFT([.L45];IF(               ISNUMBER(FIND(&quot; &quot;;[.L45]));FIND(&quot; &quot;;[.L45])-1;LEN([.L45])       )                ));CONCATENATE([.N45];LEFT([.L45];IF(               ISNUMBER(FIND(&quot; &quot;;[.L45]));FIND(&quot; &quot;;[.L45])-1;LEN([.L45])       )                )) );[.M44])" office:value-type="string" office:string-value="./kuchyne/_APE0818.jpg" calcext:value-type="string">
            <text:p>./kuchyne/_APE0818.jpg</text:p>
          </table:table-cell>
          <table:table-cell table:formula="of:=VLOOKUP(LEFT([.L45];IF(               ISNUMBER(FIND(&quot; &quot;;[.L45]));FIND(&quot; &quot;;[.L45])-1;LEN([.L4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45]+1"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table:number-columns-repeated="2"/>
          <table:table-cell table:formula="of:=[.E46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818.jpg</text:p>
          </table:table-cell>
          <table:table-cell table:formula="of:=IF([.L46]&lt;&gt;&quot;&quot;;HYPERLINK(CONCATENATE(&quot;file://&quot;;[.$J$2];&quot;/&quot;;[.N46];&quot;/&quot;;LEFT([.L46];IF(               ISNUMBER(FIND(&quot; &quot;;[.L46]));FIND(&quot; &quot;;[.L46])-1;LEN([.L46])       )                ));CONCATENATE([.N46];LEFT([.L46];IF(               ISNUMBER(FIND(&quot; &quot;;[.L46]));FIND(&quot; &quot;;[.L46])-1;LEN([.L46])       )                )) );[.M45])" office:value-type="string" office:string-value="./kuchyne/_APE0818.jpg" calcext:value-type="string">
            <text:p>./kuchyne/_APE0818.jpg</text:p>
          </table:table-cell>
          <table:table-cell table:formula="of:=VLOOKUP(LEFT([.L46];IF(               ISNUMBER(FIND(&quot; &quot;;[.L46]));FIND(&quot; &quot;;[.L46])-1;LEN([.L4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46]+1"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3x/vyhorele</text:p>
          </table:table-cell>
          <table:table-cell table:number-columns-repeated="2"/>
          <table:table-cell table:formula="of:=[.E47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L47]&lt;&gt;&quot;&quot;;HYPERLINK(CONCATENATE(&quot;file://&quot;;[.$J$2];&quot;/&quot;;[.N47];&quot;/&quot;;LEFT([.L47];IF(               ISNUMBER(FIND(&quot; &quot;;[.L47]));FIND(&quot; &quot;;[.L47])-1;LEN([.L47])       )                ));CONCATENATE([.N47];LEFT([.L47];IF(               ISNUMBER(FIND(&quot; &quot;;[.L47]));FIND(&quot; &quot;;[.L47])-1;LEN([.L47])       )                )) );[.M46])" office:value-type="string" office:string-value="./kuchyne/_APE0805.jpg" calcext:value-type="string">
            <text:p>./kuchyne/_APE0805.jpg</text:p>
          </table:table-cell>
          <table:table-cell table:formula="of:=VLOOKUP(LEFT([.L47];IF(               ISNUMBER(FIND(&quot; &quot;;[.L47]));FIND(&quot; &quot;;[.L47])-1;LEN([.L4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47]+1"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et</text:p>
          </table:table-cell>
          <table:table-cell table:number-columns-repeated="2"/>
          <table:table-cell table:formula="of:=[.E48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L48]&lt;&gt;&quot;&quot;;HYPERLINK(CONCATENATE(&quot;file://&quot;;[.$J$2];&quot;/&quot;;[.N48];&quot;/&quot;;LEFT([.L48];IF(               ISNUMBER(FIND(&quot; &quot;;[.L48]));FIND(&quot; &quot;;[.L48])-1;LEN([.L48])       )                ));CONCATENATE([.N48];LEFT([.L48];IF(               ISNUMBER(FIND(&quot; &quot;;[.L48]));FIND(&quot; &quot;;[.L48])-1;LEN([.L48])       )                )) );[.M47])" office:value-type="string" office:string-value="./kuchyne/_APE0805.jpg" calcext:value-type="string">
            <text:p>./kuchyne/_APE0805.jpg</text:p>
          </table:table-cell>
          <table:table-cell table:formula="of:=VLOOKUP(LEFT([.L48];IF(               ISNUMBER(FIND(&quot; &quot;;[.L48]));FIND(&quot; &quot;;[.L48])-1;LEN([.L48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48]+1"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ivky 2x</text:p>
          </table:table-cell>
          <table:table-cell table:number-columns-repeated="2"/>
          <table:table-cell table:formula="of:=[.E49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L49]&lt;&gt;&quot;&quot;;HYPERLINK(CONCATENATE(&quot;file://&quot;;[.$J$2];&quot;/&quot;;[.N49];&quot;/&quot;;LEFT([.L49];IF(               ISNUMBER(FIND(&quot; &quot;;[.L49]));FIND(&quot; &quot;;[.L49])-1;LEN([.L49])       )                ));CONCATENATE([.N49];LEFT([.L49];IF(               ISNUMBER(FIND(&quot; &quot;;[.L49]));FIND(&quot; &quot;;[.L49])-1;LEN([.L49])       )                )) );[.M48])" office:value-type="string" office:string-value="./kuchyne/_APE0805.jpg" calcext:value-type="string">
            <text:p>./kuchyne/_APE0805.jpg</text:p>
          </table:table-cell>
          <table:table-cell table:formula="of:=VLOOKUP(LEFT([.L49];IF(               ISNUMBER(FIND(&quot; &quot;;[.L49]));FIND(&quot; &quot;;[.L49])-1;LEN([.L4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49]+1"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2x-ocouzene</text:p>
          </table:table-cell>
          <table:table-cell table:number-columns-repeated="2"/>
          <table:table-cell table:formula="of:=[.E50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L50]&lt;&gt;&quot;&quot;;HYPERLINK(CONCATENATE(&quot;file://&quot;;[.$J$2];&quot;/&quot;;[.N50];&quot;/&quot;;LEFT([.L50];IF(               ISNUMBER(FIND(&quot; &quot;;[.L50]));FIND(&quot; &quot;;[.L50])-1;LEN([.L50])       )                ));CONCATENATE([.N50];LEFT([.L50];IF(               ISNUMBER(FIND(&quot; &quot;;[.L50]));FIND(&quot; &quot;;[.L50])-1;LEN([.L50])       )                )) );[.M49])" office:value-type="string" office:string-value="./kuchyne/_APE0805.jpg" calcext:value-type="string">
            <text:p>./kuchyne/_APE0805.jpg</text:p>
          </table:table-cell>
          <table:table-cell table:formula="of:=VLOOKUP(LEFT([.L50];IF(               ISNUMBER(FIND(&quot; &quot;;[.L50]));FIND(&quot; &quot;;[.L50])-1;LEN([.L5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50]+1"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etla dekoracni nad lednici</text:p>
          </table:table-cell>
          <table:table-cell table:number-columns-repeated="2"/>
          <table:table-cell table:formula="of:=[.E5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20140625_0021.jpg</text:p>
          </table:table-cell>
          <table:table-cell table:formula="of:=IF([.L51]&lt;&gt;&quot;&quot;;HYPERLINK(CONCATENATE(&quot;file://&quot;;[.$J$2];&quot;/&quot;;[.N51];&quot;/&quot;;LEFT([.L51];IF(               ISNUMBER(FIND(&quot; &quot;;[.L51]));FIND(&quot; &quot;;[.L51])-1;LEN([.L51])       )                ));CONCATENATE([.N51];LEFT([.L51];IF(               ISNUMBER(FIND(&quot; &quot;;[.L51]));FIND(&quot; &quot;;[.L51])-1;LEN([.L51])       )                )) );[.M50])" office:value-type="string" office:string-value="./kuchyne/20140625_0021.jpg" calcext:value-type="string">
            <text:p>./kuchyne/20140625_0021.jpg</text:p>
          </table:table-cell>
          <table:table-cell table:formula="of:=VLOOKUP(LEFT([.L51];IF(               ISNUMBER(FIND(&quot; &quot;;[.L51]));FIND(&quot; &quot;;[.L51])-1;LEN([.L51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51]+1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o kuchyne</text:p>
          </table:table-cell>
          <table:table-cell table:number-columns-repeated="2"/>
          <table:table-cell table:formula="of:=[.E5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20140625_0023.jpg</text:p>
          </table:table-cell>
          <table:table-cell table:formula="of:=IF([.L52]&lt;&gt;&quot;&quot;;HYPERLINK(CONCATENATE(&quot;file://&quot;;[.$J$2];&quot;/&quot;;[.N52];&quot;/&quot;;LEFT([.L52];IF(               ISNUMBER(FIND(&quot; &quot;;[.L52]));FIND(&quot; &quot;;[.L52])-1;LEN([.L52])       )                ));CONCATENATE([.N52];LEFT([.L52];IF(               ISNUMBER(FIND(&quot; &quot;;[.L52]));FIND(&quot; &quot;;[.L52])-1;LEN([.L52])       )                )) );[.M51])" office:value-type="string" office:string-value="./kuchyne/20140625_0023.jpg" calcext:value-type="string">
            <text:p>./kuchyne/20140625_0023.jpg</text:p>
          </table:table-cell>
          <table:table-cell table:formula="of:=VLOOKUP(LEFT([.L52];IF(               ISNUMBER(FIND(&quot; &quot;;[.L52]));FIND(&quot; &quot;;[.L52])-1;LEN([.L5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52]+1"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filtrovaci)</text:p>
          </table:table-cell>
          <table:table-cell office:value-type="string" calcext:value-type="string">
            <text:p>Brita – cca 1,5L</text:p>
          </table:table-cell>
          <table:table-cell/>
          <table:table-cell table:formula="of:=[.E53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20140625_0023.jpg</text:p>
          </table:table-cell>
          <table:table-cell table:formula="of:=IF([.L53]&lt;&gt;&quot;&quot;;HYPERLINK(CONCATENATE(&quot;file://&quot;;[.$J$2];&quot;/&quot;;[.N53];&quot;/&quot;;LEFT([.L53];IF(               ISNUMBER(FIND(&quot; &quot;;[.L53]));FIND(&quot; &quot;;[.L53])-1;LEN([.L53])       )                ));CONCATENATE([.N53];LEFT([.L53];IF(               ISNUMBER(FIND(&quot; &quot;;[.L53]));FIND(&quot; &quot;;[.L53])-1;LEN([.L53])       )                )) );[.M52])" office:value-type="string" office:string-value="./kuchyne/20140625_0023.jpg" calcext:value-type="string">
            <text:p>./kuchyne/20140625_0023.jpg</text:p>
          </table:table-cell>
          <table:table-cell table:formula="of:=VLOOKUP(LEFT([.L53];IF(               ISNUMBER(FIND(&quot; &quot;;[.L53]));FIND(&quot; &quot;;[.L53])-1;LEN([.L53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IF(FIND(&quot;$&quot;;[.R53]);&quot;A&quot;;&quot;N&quot;)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9">
          <table:table-cell table:formula="of:=[.A53]+1"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na sporak)</text:p>
          </table:table-cell>
          <table:table-cell office:value-type="string" calcext:value-type="string">
            <text:p>TBD</text:p>
          </table:table-cell>
          <table:table-cell/>
          <table:table-cell table:formula="of:=[.E5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last neodnimatelneho madla zanesen, take: 20140625_0023.jpg</text:p>
          </table:table-cell>
          <table:table-cell/>
          <table:table-cell office:value-type="string" calcext:value-type="string">
            <text:p>_APE0793.jpg 20140625_0023.jpg</text:p>
          </table:table-cell>
          <table:table-cell table:formula="of:=IF([.L54]&lt;&gt;&quot;&quot;;HYPERLINK(CONCATENATE(&quot;file://&quot;;[.$J$2];&quot;/&quot;;[.N54];&quot;/&quot;;LEFT([.L54];IF(               ISNUMBER(FIND(&quot; &quot;;[.L54]));FIND(&quot; &quot;;[.L54])-1;LEN([.L54])       )                ));CONCATENATE([.N54];LEFT([.L54];IF(               ISNUMBER(FIND(&quot; &quot;;[.L54]));FIND(&quot; &quot;;[.L54])-1;LEN([.L54])       )                )) );[.M53])" office:value-type="string" office:string-value="./kuchyne/_APE0793.jpg" calcext:value-type="string">
            <text:p>./kuchyne/_APE0793.jpg</text:p>
          </table:table-cell>
          <table:table-cell table:formula="of:=VLOOKUP(LEFT([.L54];IF(               ISNUMBER(FIND(&quot; &quot;;[.L54]));FIND(&quot; &quot;;[.L54])-1;LEN([.L54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R54];IF(               ISNUMBER(FIND(&quot; &quot;;[.R54]));FIND(&quot; &quot;;[.R54]);LEN([.R54])       )                )" office:value-type="string" office:string-value="aaa " calcext:value-type="string">
            <text:p>aaa </text:p>
          </table:table-cell>
          <table:table-cell table:number-columns-repeated="1005"/>
        </table:table-row>
        <table:table-row table:style-name="ro9">
          <table:table-cell table:formula="of:=[.A54]+1"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plast</text:p>
          </table:table-cell>
          <table:table-cell office:value-type="string" calcext:value-type="string">
            <text:p>S obrazkem krtecka</text:p>
          </table:table-cell>
          <table:table-cell office:value-type="float" office:value="139" calcext:value-type="float">
            <text:p>139</text:p>
          </table:table-cell>
          <table:table-cell table:formula="of:=[.E55]" office:value-type="float" office:value="139" calcext:value-type="float">
            <text:p>139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 table:formula="of:=IF([.L55]&lt;&gt;&quot;&quot;;HYPERLINK(CONCATENATE(&quot;file://&quot;;[.$J$2];&quot;/&quot;;[.N55];&quot;/&quot;;LEFT([.L55];IF(               ISNUMBER(FIND(&quot; &quot;;[.L55]));FIND(&quot; &quot;;[.L55])-1;LEN([.L55])       )                ));CONCATENATE([.N55];LEFT([.L55];IF(               ISNUMBER(FIND(&quot; &quot;;[.L55]));FIND(&quot; &quot;;[.L55])-1;LEN([.L55])       )                )) );[.M54])" office:value-type="string" office:string-value="./kuchyne/_APE0799.jpg" calcext:value-type="string">
            <text:p>./kuchyne/_APE0799.jpg</text:p>
          </table:table-cell>
          <table:table-cell table:formula="of:=VLOOKUP(LEFT([.L55];IF(               ISNUMBER(FIND(&quot; &quot;;[.L55]));FIND(&quot; &quot;;[.L55])-1;LEN([.L55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  <text:p>Bbbb</text:p>
          </table:table-cell>
          <table:table-cell table:formula="of:=LEFT([.R55];IF(               ISNUMBER(FIND(&quot; &quot;;[.R55]));FIND(&quot; &quot;;[.R55]);LEN([.R55])       )                )" office:value-type="string" office:string-value="Aaa&#10;Bbbb" calcext:value-type="string">
            <text:p>Aaa</text:p>
            <text:p>Bbbb</text:p>
          </table:table-cell>
          <table:table-cell table:number-columns-repeated="1005"/>
        </table:table-row>
        <table:table-row table:style-name="ro6">
          <table:table-cell table:formula="of:=[.A55]+1"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vetsi</text:p>
          </table:table-cell>
          <table:table-cell table:number-columns-repeated="2"/>
          <table:table-cell table:formula="of:=[.E56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a obr. Pod drevenymi prkenky</text:p>
          </table:table-cell>
          <table:table-cell/>
          <table:table-cell office:value-type="string" calcext:value-type="string">
            <text:p>_APE0799.jpg</text:p>
          </table:table-cell>
          <table:table-cell table:formula="of:=IF([.L56]&lt;&gt;&quot;&quot;;HYPERLINK(CONCATENATE(&quot;file://&quot;;[.$J$2];&quot;/&quot;;[.N56];&quot;/&quot;;LEFT([.L56];IF(               ISNUMBER(FIND(&quot; &quot;;[.L56]));FIND(&quot; &quot;;[.L56])-1;LEN([.L56])       )                ));CONCATENATE([.N56];LEFT([.L56];IF(               ISNUMBER(FIND(&quot; &quot;;[.L56]));FIND(&quot; &quot;;[.L56])-1;LEN([.L56])       )                )) );[.M55])" office:value-type="string" office:string-value="./kuchyne/_APE0799.jpg" calcext:value-type="string">
            <text:p>./kuchyne/_APE0799.jpg</text:p>
          </table:table-cell>
          <table:table-cell table:formula="of:=VLOOKUP(LEFT([.L56];IF(               ISNUMBER(FIND(&quot; &quot;;[.L56]));FIND(&quot; &quot;;[.L56])-1;LEN([.L56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LEFT([.R56];IF(               ISNUMBER(FIND(&quot; &quot;;[.R56]));FIND(&quot; &quot;;[.R56]);LEN([.R56])       )                )" office:value-type="string" office:string-value="aaa" calcext:value-type="string">
            <text:p>aaa</text:p>
          </table:table-cell>
          <table:table-cell table:number-columns-repeated="1005"/>
        </table:table-row>
        <table:table-row table:style-name="ro6">
          <table:table-cell table:formula="of:=[.A56]+1"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drevene prkenko 2x</text:p>
          </table:table-cell>
          <table:table-cell office:value-type="string" calcext:value-type="string">
            <text:p>dve velikosti</text:p>
          </table:table-cell>
          <table:table-cell/>
          <table:table-cell table:formula="of:=[.E57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,k</text:p>
          </table:table-cell>
          <table:table-cell office:value-type="string" calcext:value-type="string">
            <text:p>na foto. Jsou prelozeny pres sebe</text:p>
          </table:table-cell>
          <table:table-cell/>
          <table:table-cell office:value-type="string" calcext:value-type="string">
            <text:p>_APE0799.jpg</text:p>
          </table:table-cell>
          <table:table-cell table:formula="of:=IF([.L57]&lt;&gt;&quot;&quot;;HYPERLINK(CONCATENATE(&quot;file://&quot;;[.$J$2];&quot;/&quot;;[.N57];&quot;/&quot;;LEFT([.L57];IF(               ISNUMBER(FIND(&quot; &quot;;[.L57]));FIND(&quot; &quot;;[.L57])-1;LEN([.L57])       )                ));CONCATENATE([.N57];LEFT([.L57];IF(               ISNUMBER(FIND(&quot; &quot;;[.L57]));FIND(&quot; &quot;;[.L57])-1;LEN([.L57])       )                )) );[.M56])" office:value-type="string" office:string-value="./kuchyne/_APE0799.jpg" calcext:value-type="string">
            <text:p>./kuchyne/_APE0799.jpg</text:p>
          </table:table-cell>
          <table:table-cell table:formula="of:=VLOOKUP(LEFT([.L57];IF(               ISNUMBER(FIND(&quot; &quot;;[.L57]));FIND(&quot; &quot;;[.L57])-1;LEN([.L57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R57];IF(               ISNUMBER(FIND(&quot; &quot;;[.R57]));FIND(&quot; &quot;;[.R57]);LEN([.R57])       )                )" office:value-type="string" office:string-value="aaa " calcext:value-type="string">
            <text:p>aaa </text:p>
          </table:table-cell>
          <table:table-cell table:number-columns-repeated="1005"/>
        </table:table-row>
        <table:table-row table:style-name="ro9">
          <table:table-cell table:formula="of:=[.A57]+1"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miska</text:p>
          </table:table-cell>
          <table:table-cell office:value-type="string" calcext:value-type="string">
            <text:p>umelecke dilo</text:p>
          </table:table-cell>
          <table:table-cell/>
          <table:table-cell table:formula="of:=[.E5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miska neni po celem povrchu glazurovana, kour (smrad) nelze odstratnit</text:p>
          </table:table-cell>
          <table:table-cell/>
          <table:table-cell office:value-type="string" calcext:value-type="string">
            <text:p>20140625_0024.jpg</text:p>
          </table:table-cell>
          <table:table-cell table:formula="of:=IF([.L58]&lt;&gt;&quot;&quot;;HYPERLINK(CONCATENATE(&quot;file://&quot;;[.$J$2];&quot;/&quot;;[.N58];&quot;/&quot;;LEFT([.L58];IF(               ISNUMBER(FIND(&quot; &quot;;[.L58]));FIND(&quot; &quot;;[.L58])-1;LEN([.L58])       )                ));CONCATENATE([.N58];LEFT([.L58];IF(               ISNUMBER(FIND(&quot; &quot;;[.L58]));FIND(&quot; &quot;;[.L58])-1;LEN([.L58])       )                )) );[.M57])" office:value-type="string" office:string-value="./kuchyne/20140625_0024.jpg" calcext:value-type="string">
            <text:p>./kuchyne/20140625_0024.jpg</text:p>
          </table:table-cell>
          <table:table-cell table:formula="of:=VLOOKUP(LEFT([.L58];IF(               ISNUMBER(FIND(&quot; &quot;;[.L58]));FIND(&quot; &quot;;[.L58])-1;LEN([.L58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R58];IF(ISNUMBER(FIND(&quot; &quot;;[.R57]);FIND(&quot; &quot;;[.R58]);LEN([.R58]))))" office:value-type="string" office:string-value="" calcext:value-type="error">
            <text:p>Err:508</text:p>
          </table:table-cell>
          <table:table-cell table:number-columns-repeated="1005"/>
        </table:table-row>
        <table:table-row table:style-name="ro9">
          <table:table-cell table:formula="of:=[.A58]+1"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kominik</text:p>
          </table:table-cell>
          <table:table-cell office:value-type="string" calcext:value-type="string">
            <text:p>hracka</text:p>
          </table:table-cell>
          <table:table-cell/>
          <table:table-cell table:formula="of:=[.E5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a foto. Casti hracky (helma, zebrik, stetka) v 'keramicka miska'</text:p>
          </table:table-cell>
          <table:table-cell/>
          <table:table-cell office:value-type="string" calcext:value-type="string">
            <text:p>20140625_0024.jpg DSC_7540.jpg</text:p>
          </table:table-cell>
          <table:table-cell table:formula="of:=IF([.L59]&lt;&gt;&quot;&quot;;HYPERLINK(CONCATENATE(&quot;file://&quot;;[.$J$2];&quot;/&quot;;[.N59];&quot;/&quot;;LEFT([.L59];IF(               ISNUMBER(FIND(&quot; &quot;;[.L59]));FIND(&quot; &quot;;[.L59])-1;LEN([.L59])       )                ));CONCATENATE([.N59];LEFT([.L59];IF(               ISNUMBER(FIND(&quot; &quot;;[.L59]));FIND(&quot; &quot;;[.L59])-1;LEN([.L59])       )                )) );[.M58])" office:value-type="string" office:string-value="./kuchyne/20140625_0024.jpg" calcext:value-type="string">
            <text:p>./kuchyne/20140625_0024.jpg</text:p>
          </table:table-cell>
          <table:table-cell table:formula="of:=VLOOKUP(LEFT([.L59];IF(               ISNUMBER(FIND(&quot; &quot;;[.L59]));FIND(&quot; &quot;;[.L59])-1;LEN([.L59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R59];IF(ISNUMBER(FIND(&quot; &quot;;[.R58]);FIND(&quot; &quot;;[.R59]);LEN([.R59]))))" office:value-type="string" office:string-value="" calcext:value-type="error">
            <text:p>Err:508</text:p>
          </table:table-cell>
          <table:table-cell table:number-columns-repeated="1005"/>
        </table:table-row>
        <table:table-row table:style-name="ro6">
          <table:table-cell table:formula="of:=[.A59]+1"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laha kuchyne</text:p>
          </table:table-cell>
          <table:table-cell table:number-columns-repeated="2"/>
          <table:table-cell table:formula="of:=[.E60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788.jpg</text:p>
          </table:table-cell>
          <table:table-cell table:formula="of:=IF([.L60]&lt;&gt;&quot;&quot;;HYPERLINK(CONCATENATE(&quot;file://&quot;;[.$J$2];&quot;/&quot;;[.N60];&quot;/&quot;;LEFT([.L60];IF(               ISNUMBER(FIND(&quot; &quot;;[.L60]));FIND(&quot; &quot;;[.L60])-1;LEN([.L60])       )                ));CONCATENATE([.N60];LEFT([.L60];IF(               ISNUMBER(FIND(&quot; &quot;;[.L60]));FIND(&quot; &quot;;[.L60])-1;LEN([.L60])       )                )) );[.M59])" office:value-type="string" office:string-value="./kuchyne/_APE0788.jpg" calcext:value-type="string">
            <text:p>./kuchyne/_APE0788.jpg</text:p>
          </table:table-cell>
          <table:table-cell table:formula="of:=VLOOKUP(LEFT([.L60];IF(               ISNUMBER(FIND(&quot; &quot;;[.L60]));FIND(&quot; &quot;;[.L60])-1;LEN([.L6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9">
          <table:table-cell table:formula="of:=[.A60]+1"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stenne hodiny</text:p>
          </table:table-cell>
          <table:table-cell office:value-type="string" calcext:value-type="string">
            <text:p>designove</text:p>
          </table:table-cell>
          <table:table-cell/>
          <table:table-cell table:formula="of:=[.E6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_APE0791.jpg _APE0790.jpg</text:p>
          </table:table-cell>
          <table:table-cell table:formula="of:=IF([.L61]&lt;&gt;&quot;&quot;;HYPERLINK(CONCATENATE(&quot;file://&quot;;[.$J$2];&quot;/&quot;;[.N61];&quot;/&quot;;LEFT([.L61];IF(               ISNUMBER(FIND(&quot; &quot;;[.L61]));FIND(&quot; &quot;;[.L61])-1;LEN([.L61])       )                ));CONCATENATE([.N61];LEFT([.L61];IF(               ISNUMBER(FIND(&quot; &quot;;[.L61]));FIND(&quot; &quot;;[.L61])-1;LEN([.L61])       )                )) );[.M60])" office:value-type="string" office:string-value="./kuchyne/vybaveni/_APE0791.jpg" calcext:value-type="string">
            <text:p>./kuchyne/vybaveni/_APE0791.jpg</text:p>
          </table:table-cell>
          <table:table-cell table:formula="of:=VLOOKUP(LEFT([.L61];IF(               ISNUMBER(FIND(&quot; &quot;;[.L61]));FIND(&quot; &quot;;[.L61])-1;LEN([.L6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61]+1"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x darkova taska</text:p>
          </table:table-cell>
          <table:table-cell office:value-type="string" calcext:value-type="string">
            <text:p>papirova</text:p>
          </table:table-cell>
          <table:table-cell/>
          <table:table-cell table:formula="of:=[.E6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_APE0793.jpg</text:p>
          </table:table-cell>
          <table:table-cell table:formula="of:=IF([.L62]&lt;&gt;&quot;&quot;;HYPERLINK(CONCATENATE(&quot;file://&quot;;[.$J$2];&quot;/&quot;;[.N62];&quot;/&quot;;LEFT([.L62];IF(               ISNUMBER(FIND(&quot; &quot;;[.L62]));FIND(&quot; &quot;;[.L62])-1;LEN([.L62])       )                ));CONCATENATE([.N62];LEFT([.L62];IF(               ISNUMBER(FIND(&quot; &quot;;[.L62]));FIND(&quot; &quot;;[.L62])-1;LEN([.L62])       )                )) );[.M61])" office:value-type="string" office:string-value="./kuchyne/_APE0793.jpg" calcext:value-type="string">
            <text:p>./kuchyne/_APE0793.jpg</text:p>
          </table:table-cell>
          <table:table-cell table:formula="of:=VLOOKUP(LEFT([.L62];IF(               ISNUMBER(FIND(&quot; &quot;;[.L62]));FIND(&quot; &quot;;[.L62])-1;LEN([.L6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10">
          <table:table-cell table:formula="of:=[.A62]+1"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ky</text:p>
          </table:table-cell>
          <table:table-cell office:value-type="string" calcext:value-type="string">
            <text:p>dve sady</text:p>
          </table:table-cell>
          <table:table-cell/>
          <table:table-cell table:formula="of:=[.E6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a plastova tesneni a drevena vicka, na fotografii _APE0793.jpg jsou korenky uvnitr krabice od bot.</text:p>
          </table:table-cell>
          <table:table-cell/>
          <table:table-cell office:value-type="string" calcext:value-type="string">
            <text:p>DSC_7482.jpg _APE0793.jpg</text:p>
          </table:table-cell>
          <table:table-cell table:formula="of:=IF([.L63]&lt;&gt;&quot;&quot;;HYPERLINK(CONCATENATE(&quot;file://&quot;;[.$J$2];&quot;/&quot;;[.N63];&quot;/&quot;;LEFT([.L63];IF(               ISNUMBER(FIND(&quot; &quot;;[.L63]));FIND(&quot; &quot;;[.L63])-1;LEN([.L63])       )                ));CONCATENATE([.N63];LEFT([.L63];IF(               ISNUMBER(FIND(&quot; &quot;;[.L63]));FIND(&quot; &quot;;[.L63])-1;LEN([.L63])       )                )) );[.M62])" office:value-type="string" office:string-value="./kuchyne/vybaveni/DSC_7482.jpg" calcext:value-type="string">
            <text:p>./kuchyne/vybaveni/DSC_7482.jpg</text:p>
          </table:table-cell>
          <table:table-cell table:formula="of:=VLOOKUP(LEFT([.L63];IF(               ISNUMBER(FIND(&quot; &quot;;[.L63]));FIND(&quot; &quot;;[.L63])-1;LEN([.L6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63]+1"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miska mala</text:p>
          </table:table-cell>
          <table:table-cell office:value-type="string" calcext:value-type="string">
            <text:p>sada 4ks</text:p>
          </table:table-cell>
          <table:table-cell/>
          <table:table-cell table:formula="of:=[.E6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/>
          <table:table-cell office:value-type="string" calcext:value-type="string">
            <text:p>_APE0795.jpg</text:p>
          </table:table-cell>
          <table:table-cell table:formula="of:=IF([.L64]&lt;&gt;&quot;&quot;;HYPERLINK(CONCATENATE(&quot;file://&quot;;[.$J$2];&quot;/&quot;;[.N64];&quot;/&quot;;LEFT([.L64];IF(               ISNUMBER(FIND(&quot; &quot;;[.L64]));FIND(&quot; &quot;;[.L64])-1;LEN([.L64])       )                ));CONCATENATE([.N64];LEFT([.L64];IF(               ISNUMBER(FIND(&quot; &quot;;[.L64]));FIND(&quot; &quot;;[.L64])-1;LEN([.L64])       )                )) );[.M63])" office:value-type="string" office:string-value="./kuchyne/_APE0795.jpg" calcext:value-type="string">
            <text:p>./kuchyne/_APE0795.jpg</text:p>
          </table:table-cell>
          <table:table-cell table:formula="of:=VLOOKUP(LEFT([.L64];IF(               ISNUMBER(FIND(&quot; &quot;;[.L64]));FIND(&quot; &quot;;[.L64])-1;LEN([.L6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64]+1"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hlicka</text:p>
          </table:table-cell>
          <table:table-cell office:value-type="string" calcext:value-type="string">
            <text:p>Philips Azur 4xxx</text:p>
          </table:table-cell>
          <table:table-cell/>
          <table:table-cell table:formula="of:=[.E6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/>
          <table:table-cell office:value-type="string" calcext:value-type="string">
            <text:p>_APE0796.jpg</text:p>
          </table:table-cell>
          <table:table-cell table:formula="of:=IF([.L65]&lt;&gt;&quot;&quot;;HYPERLINK(CONCATENATE(&quot;file://&quot;;[.$J$2];&quot;/&quot;;[.N65];&quot;/&quot;;LEFT([.L65];IF(               ISNUMBER(FIND(&quot; &quot;;[.L65]));FIND(&quot; &quot;;[.L65])-1;LEN([.L65])       )                ));CONCATENATE([.N65];LEFT([.L65];IF(               ISNUMBER(FIND(&quot; &quot;;[.L65]));FIND(&quot; &quot;;[.L65])-1;LEN([.L65])       )                )) );[.M64])" office:value-type="string" office:string-value="./kuchyne/_APE0796.jpg" calcext:value-type="string">
            <text:p>./kuchyne/_APE0796.jpg</text:p>
          </table:table-cell>
          <table:table-cell table:formula="of:=VLOOKUP(LEFT([.L65];IF(               ISNUMBER(FIND(&quot; &quot;;[.L65]));FIND(&quot; &quot;;[.L65])-1;LEN([.L6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65]+1"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s vikem</text:p>
          </table:table-cell>
          <table:table-cell office:value-type="string" calcext:value-type="string">
            <text:p>cca 20cm prumer</text:p>
          </table:table-cell>
          <table:table-cell/>
          <table:table-cell table:formula="of:=[.E6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o plastove tesneni</text:p>
          </table:table-cell>
          <table:table-cell/>
          <table:table-cell office:value-type="string" calcext:value-type="string">
            <text:p>_APE0795.jpg</text:p>
          </table:table-cell>
          <table:table-cell table:formula="of:=IF([.L66]&lt;&gt;&quot;&quot;;HYPERLINK(CONCATENATE(&quot;file://&quot;;[.$J$2];&quot;/&quot;;[.N66];&quot;/&quot;;LEFT([.L66];IF(               ISNUMBER(FIND(&quot; &quot;;[.L66]));FIND(&quot; &quot;;[.L66])-1;LEN([.L66])       )                ));CONCATENATE([.N66];LEFT([.L66];IF(               ISNUMBER(FIND(&quot; &quot;;[.L66]));FIND(&quot; &quot;;[.L66])-1;LEN([.L66])       )                )) );[.M65])" office:value-type="string" office:string-value="./kuchyne/_APE0795.jpg" calcext:value-type="string">
            <text:p>./kuchyne/_APE0795.jpg</text:p>
          </table:table-cell>
          <table:table-cell table:formula="of:=VLOOKUP(LEFT([.L66];IF(               ISNUMBER(FIND(&quot; &quot;;[.L66]));FIND(&quot; &quot;;[.L66])-1;LEN([.L6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66]+1"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bice na caj</text:p>
          </table:table-cell>
          <table:table-cell office:value-type="string" calcext:value-type="string">
            <text:p>drevena, vcetne caje</text:p>
          </table:table-cell>
          <table:table-cell/>
          <table:table-cell table:formula="of:=[.E6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_APE0795.jpg</text:p>
          </table:table-cell>
          <table:table-cell table:formula="of:=IF([.L67]&lt;&gt;&quot;&quot;;HYPERLINK(CONCATENATE(&quot;file://&quot;;[.$J$2];&quot;/&quot;;[.N67];&quot;/&quot;;LEFT([.L67];IF(               ISNUMBER(FIND(&quot; &quot;;[.L67]));FIND(&quot; &quot;;[.L67])-1;LEN([.L67])       )                ));CONCATENATE([.N67];LEFT([.L67];IF(               ISNUMBER(FIND(&quot; &quot;;[.L67]));FIND(&quot; &quot;;[.L67])-1;LEN([.L67])       )                )) );[.M66])" office:value-type="string" office:string-value="./kuchyne/_APE0795.jpg" calcext:value-type="string">
            <text:p>./kuchyne/_APE0795.jpg</text:p>
          </table:table-cell>
          <table:table-cell table:formula="of:=VLOOKUP(LEFT([.L67];IF(               ISNUMBER(FIND(&quot; &quot;;[.L67]));FIND(&quot; &quot;;[.L67])-1;LEN([.L6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67]+1"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ydlo</text:p>
          </table:table-cell>
          <table:table-cell office:value-type="string" calcext:value-type="string">
            <text:p>lahvicka s davkovacem, cca 300ml</text:p>
          </table:table-cell>
          <table:table-cell/>
          <table:table-cell table:formula="of:=[.E6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3"/>
          <table:table-cell table:formula="of:=IF([.L68]&lt;&gt;&quot;&quot;;HYPERLINK(CONCATENATE(&quot;file://&quot;;[.$J$2];&quot;/&quot;;[.N68];&quot;/&quot;;LEFT([.L68];IF(               ISNUMBER(FIND(&quot; &quot;;[.L68]));FIND(&quot; &quot;;[.L68])-1;LEN([.L68])       )                ));CONCATENATE([.N68];LEFT([.L68];IF(               ISNUMBER(FIND(&quot; &quot;;[.L68]));FIND(&quot; &quot;;[.L68])-1;LEN([.L68])       )                )) );[.M67])" office:value-type="string" office:string-value="./kuchyne/_APE0795.jpg" calcext:value-type="string">
            <text:p>./kuchyne/_APE0795.jpg</text:p>
          </table:table-cell>
          <table:table-cell table:formula="of:=VLOOKUP(LEFT([.L68];IF(               ISNUMBER(FIND(&quot; &quot;;[.L68]));FIND(&quot; &quot;;[.L68])-1;LEN([.L6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8]+1"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office:value-type="string" calcext:value-type="string">
            <text:p>--</text:p>
          </table:table-cell>
          <table:table-cell/>
          <table:table-cell table:formula="of:=[.E6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zluta, cca 20cm prumer</text:p>
          </table:table-cell>
          <table:table-cell/>
          <table:table-cell office:value-type="string" calcext:value-type="string">
            <text:p>_APE0799.jpg</text:p>
          </table:table-cell>
          <table:table-cell table:formula="of:=IF([.L69]&lt;&gt;&quot;&quot;;HYPERLINK(CONCATENATE(&quot;file://&quot;;[.$J$2];&quot;/&quot;;[.N69];&quot;/&quot;;LEFT([.L69];IF(               ISNUMBER(FIND(&quot; &quot;;[.L69]));FIND(&quot; &quot;;[.L69])-1;LEN([.L69])       )                ));CONCATENATE([.N69];LEFT([.L69];IF(               ISNUMBER(FIND(&quot; &quot;;[.L69]));FIND(&quot; &quot;;[.L69])-1;LEN([.L69])       )                )) );[.M68])" office:value-type="string" office:string-value="./kuchyne/_APE0799.jpg" calcext:value-type="string">
            <text:p>./kuchyne/_APE0799.jpg</text:p>
          </table:table-cell>
          <table:table-cell table:formula="of:=VLOOKUP(LEFT([.L69];IF(               ISNUMBER(FIND(&quot; &quot;;[.L69]));FIND(&quot; &quot;;[.L69])-1;LEN([.L6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69]+1"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 na nadobi</text:p>
          </table:table-cell>
          <table:table-cell office:value-type="string" calcext:value-type="string">
            <text:p>(asi vileda)</text:p>
          </table:table-cell>
          <table:table-cell/>
          <table:table-cell table:formula="of:=[.E7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cervena</text:p>
          </table:table-cell>
          <table:table-cell/>
          <table:table-cell office:value-type="string" calcext:value-type="string">
            <text:p>_APE0799.jpg</text:p>
          </table:table-cell>
          <table:table-cell table:formula="of:=IF([.L70]&lt;&gt;&quot;&quot;;HYPERLINK(CONCATENATE(&quot;file://&quot;;[.$J$2];&quot;/&quot;;[.N70];&quot;/&quot;;LEFT([.L70];IF(               ISNUMBER(FIND(&quot; &quot;;[.L70]));FIND(&quot; &quot;;[.L70])-1;LEN([.L70])       )                ));CONCATENATE([.N70];LEFT([.L70];IF(               ISNUMBER(FIND(&quot; &quot;;[.L70]));FIND(&quot; &quot;;[.L70])-1;LEN([.L70])       )                )) );[.M69])" office:value-type="string" office:string-value="./kuchyne/_APE0799.jpg" calcext:value-type="string">
            <text:p>./kuchyne/_APE0799.jpg</text:p>
          </table:table-cell>
          <table:table-cell table:formula="of:=VLOOKUP(LEFT([.L70];IF(               ISNUMBER(FIND(&quot; &quot;;[.L70]));FIND(&quot; &quot;;[.L70])-1;LEN([.L7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70]+1"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table:style-name="ce48" office:value-type="string" calcext:value-type="string">
            <text:p>stetka na detske lahvicky</text:p>
          </table:table-cell>
          <table:table-cell table:number-columns-repeated="2"/>
          <table:table-cell table:formula="of:=[.E7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 table:formula="of:=IF([.L71]&lt;&gt;&quot;&quot;;HYPERLINK(CONCATENATE(&quot;file://&quot;;[.$J$2];&quot;/&quot;;[.N71];&quot;/&quot;;LEFT([.L71];IF(               ISNUMBER(FIND(&quot; &quot;;[.L71]));FIND(&quot; &quot;;[.L71])-1;LEN([.L71])       )                ));CONCATENATE([.N71];LEFT([.L71];IF(               ISNUMBER(FIND(&quot; &quot;;[.L71]));FIND(&quot; &quot;;[.L71])-1;LEN([.L71])       )                )) );[.M70])" office:value-type="string" office:string-value="./kuchyne/_APE0799.jpg" calcext:value-type="string">
            <text:p>./kuchyne/_APE0799.jpg</text:p>
          </table:table-cell>
          <table:table-cell table:formula="of:=VLOOKUP(LEFT([.L71];IF(               ISNUMBER(FIND(&quot; &quot;;[.L71]));FIND(&quot; &quot;;[.L71])-1;LEN([.L71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9">
          <table:table-cell table:formula="of:=[.A71]+1"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x zarivka</text:p>
          </table:table-cell>
          <table:table-cell table:number-columns-repeated="2"/>
          <table:table-cell table:formula="of:=[.E7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sviceni kuchynske linky (se samostatnym vypinacem), vcetne osvetlovaci trubice</text:p>
          </table:table-cell>
          <table:table-cell/>
          <table:table-cell office:value-type="string" calcext:value-type="string">
            <text:p>_APE0799.jpg</text:p>
          </table:table-cell>
          <table:table-cell table:formula="of:=IF([.L72]&lt;&gt;&quot;&quot;;HYPERLINK(CONCATENATE(&quot;file://&quot;;[.$J$2];&quot;/&quot;;[.N72];&quot;/&quot;;LEFT([.L72];IF(               ISNUMBER(FIND(&quot; &quot;;[.L72]));FIND(&quot; &quot;;[.L72])-1;LEN([.L72])       )                ));CONCATENATE([.N72];LEFT([.L72];IF(               ISNUMBER(FIND(&quot; &quot;;[.L72]));FIND(&quot; &quot;;[.L72])-1;LEN([.L72])       )                )) );[.M71])" office:value-type="string" office:string-value="./kuchyne/_APE0799.jpg" calcext:value-type="string">
            <text:p>./kuchyne/_APE0799.jpg</text:p>
          </table:table-cell>
          <table:table-cell table:formula="of:=VLOOKUP(LEFT([.L72];IF(               ISNUMBER(FIND(&quot; &quot;;[.L72]));FIND(&quot; &quot;;[.L72])-1;LEN([.L7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9">
          <table:table-cell table:formula="of:=[.A72]+1"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cervene vino</text:p>
          </table:table-cell>
          <table:table-cell table:number-columns-repeated="2"/>
          <table:table-cell table:formula="of:=[.E7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klo, uzke hrdlo, nelze dostatecne vycistit, na foto tesne pod stropem</text:p>
          </table:table-cell>
          <table:table-cell/>
          <table:table-cell office:value-type="string" calcext:value-type="string">
            <text:p>DSC_7517.jpg _APE0803.jpg</text:p>
          </table:table-cell>
          <table:table-cell table:formula="of:=IF([.L73]&lt;&gt;&quot;&quot;;HYPERLINK(CONCATENATE(&quot;file://&quot;;[.$J$2];&quot;/&quot;;[.N73];&quot;/&quot;;LEFT([.L73];IF(               ISNUMBER(FIND(&quot; &quot;;[.L73]));FIND(&quot; &quot;;[.L73])-1;LEN([.L73])       )                ));CONCATENATE([.N73];LEFT([.L73];IF(               ISNUMBER(FIND(&quot; &quot;;[.L73]));FIND(&quot; &quot;;[.L73])-1;LEN([.L73])       )                )) );[.M72])" office:value-type="string" office:string-value="./kuchyne/vybaveni/DSC_7517.jpg" calcext:value-type="string">
            <text:p>./kuchyne/vybaveni/DSC_7517.jpg</text:p>
          </table:table-cell>
          <table:table-cell table:formula="of:=VLOOKUP(LEFT([.L73];IF(               ISNUMBER(FIND(&quot; &quot;;[.L73]));FIND(&quot; &quot;;[.L73])-1;LEN([.L7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73]+1"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zban na pivo</text:p>
          </table:table-cell>
          <table:table-cell office:value-type="string" calcext:value-type="string">
            <text:p>svijany</text:p>
          </table:table-cell>
          <table:table-cell/>
          <table:table-cell table:formula="of:=[.E7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poskozene plastove testeni</text:p>
          </table:table-cell>
          <table:table-cell/>
          <table:table-cell office:value-type="string" calcext:value-type="string">
            <text:p>_APE0803.jpg</text:p>
          </table:table-cell>
          <table:table-cell table:formula="of:=IF([.L74]&lt;&gt;&quot;&quot;;HYPERLINK(CONCATENATE(&quot;file://&quot;;[.$J$2];&quot;/&quot;;[.N74];&quot;/&quot;;LEFT([.L74];IF(               ISNUMBER(FIND(&quot; &quot;;[.L74]));FIND(&quot; &quot;;[.L74])-1;LEN([.L74])       )                ));CONCATENATE([.N74];LEFT([.L74];IF(               ISNUMBER(FIND(&quot; &quot;;[.L74]));FIND(&quot; &quot;;[.L74])-1;LEN([.L74])       )                )) );[.M73])" office:value-type="string" office:string-value="./kuchyne/_APE0803.jpg" calcext:value-type="string">
            <text:p>./kuchyne/_APE0803.jpg</text:p>
          </table:table-cell>
          <table:table-cell table:formula="of:=VLOOKUP(LEFT([.L74];IF(               ISNUMBER(FIND(&quot; &quot;;[.L74]));FIND(&quot; &quot;;[.L74])-1;LEN([.L7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74]+1"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loidni mineraly</text:p>
          </table:table-cell>
          <table:table-cell office:value-type="string" calcext:value-type="string">
            <text:p>lek</text:p>
          </table:table-cell>
          <table:table-cell/>
          <table:table-cell table:formula="of:=[.E7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,r</text:p>
          </table:table-cell>
          <table:table-cell office:value-type="string" calcext:value-type="string">
            <text:p>lahev na fotce zcela v levo</text:p>
          </table:table-cell>
          <table:table-cell/>
          <table:table-cell office:value-type="string" calcext:value-type="string">
            <text:p>_APE0805.jpg</text:p>
          </table:table-cell>
          <table:table-cell table:formula="of:=IF([.L75]&lt;&gt;&quot;&quot;;HYPERLINK(CONCATENATE(&quot;file://&quot;;[.$J$2];&quot;/&quot;;[.N75];&quot;/&quot;;LEFT([.L75];IF(               ISNUMBER(FIND(&quot; &quot;;[.L75]));FIND(&quot; &quot;;[.L75])-1;LEN([.L75])       )                ));CONCATENATE([.N75];LEFT([.L75];IF(               ISNUMBER(FIND(&quot; &quot;;[.L75]));FIND(&quot; &quot;;[.L75])-1;LEN([.L75])       )                )) );[.M74])" office:value-type="string" office:string-value="./kuchyne/_APE0805.jpg" calcext:value-type="string">
            <text:p>./kuchyne/_APE0805.jpg</text:p>
          </table:table-cell>
          <table:table-cell table:formula="of:=VLOOKUP(LEFT([.L75];IF(               ISNUMBER(FIND(&quot; &quot;;[.L75]));FIND(&quot; &quot;;[.L75])-1;LEN([.L7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75]+1"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kafe</text:p>
          </table:table-cell>
          <table:table-cell table:number-columns-repeated="2"/>
          <table:table-cell table:formula="of:=[.E7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,r</text:p>
          </table:table-cell>
          <table:table-cell office:value-type="string" calcext:value-type="string">
            <text:p>na fotce v levo</text:p>
          </table:table-cell>
          <table:table-cell/>
          <table:table-cell office:value-type="string" calcext:value-type="string">
            <text:p>_APE0805.jpg</text:p>
          </table:table-cell>
          <table:table-cell table:formula="of:=IF([.L76]&lt;&gt;&quot;&quot;;HYPERLINK(CONCATENATE(&quot;file://&quot;;[.$J$2];&quot;/&quot;;[.N76];&quot;/&quot;;LEFT([.L76];IF(               ISNUMBER(FIND(&quot; &quot;;[.L76]));FIND(&quot; &quot;;[.L76])-1;LEN([.L76])       )                ));CONCATENATE([.N76];LEFT([.L76];IF(               ISNUMBER(FIND(&quot; &quot;;[.L76]));FIND(&quot; &quot;;[.L76])-1;LEN([.L76])       )                )) );[.M75])" office:value-type="string" office:string-value="./kuchyne/_APE0805.jpg" calcext:value-type="string">
            <text:p>./kuchyne/_APE0805.jpg</text:p>
          </table:table-cell>
          <table:table-cell table:formula="of:=VLOOKUP(LEFT([.L76];IF(               ISNUMBER(FIND(&quot; &quot;;[.L76]));FIND(&quot; &quot;;[.L76])-1;LEN([.L7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76]+1"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table:number-columns-repeated="2"/>
          <table:table-cell table:formula="of:=[.E77]" office:value-type="float" office:value="0" calcext:value-type="float">
            <text:p>0</text:p>
          </table:table-cell>
          <table:table-cell table:number-columns-repeated="2"/>
          <table:table-cell table:style-name="ce46" office:value-type="string" calcext:value-type="string">
            <text:p>z,k,r</text:p>
          </table:table-cell>
          <table:table-cell office:value-type="string" calcext:value-type="string">
            <text:p>na fotce v rohu</text:p>
          </table:table-cell>
          <table:table-cell/>
          <table:table-cell office:value-type="string" calcext:value-type="string">
            <text:p>_APE0805.jpg</text:p>
          </table:table-cell>
          <table:table-cell table:formula="of:=IF([.L77]&lt;&gt;&quot;&quot;;HYPERLINK(CONCATENATE(&quot;file://&quot;;[.$J$2];&quot;/&quot;;[.N77];&quot;/&quot;;LEFT([.L77];IF(               ISNUMBER(FIND(&quot; &quot;;[.L77]));FIND(&quot; &quot;;[.L77])-1;LEN([.L77])       )                ));CONCATENATE([.N77];LEFT([.L77];IF(               ISNUMBER(FIND(&quot; &quot;;[.L77]));FIND(&quot; &quot;;[.L77])-1;LEN([.L77])       )                )) );[.M76])" office:value-type="string" office:string-value="./kuchyne/_APE0805.jpg" calcext:value-type="string">
            <text:p>./kuchyne/_APE0805.jpg</text:p>
          </table:table-cell>
          <table:table-cell table:formula="of:=VLOOKUP(LEFT([.L77];IF(               ISNUMBER(FIND(&quot; &quot;;[.L77]));FIND(&quot; &quot;;[.L77])-1;LEN([.L7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77]+1"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a chnapka</text:p>
          </table:table-cell>
          <table:table-cell office:value-type="string" calcext:value-type="string">
            <text:p>sada 2ks (z toho 1x rukavice)</text:p>
          </table:table-cell>
          <table:table-cell/>
          <table:table-cell table:formula="of:=[.E7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textilie</text:p>
          </table:table-cell>
          <table:table-cell/>
          <table:table-cell office:value-type="string" calcext:value-type="string">
            <text:p>_APE0791.jpg</text:p>
          </table:table-cell>
          <table:table-cell table:formula="of:=IF([.L78]&lt;&gt;&quot;&quot;;HYPERLINK(CONCATENATE(&quot;file://&quot;;[.$J$2];&quot;/&quot;;[.N78];&quot;/&quot;;LEFT([.L78];IF(               ISNUMBER(FIND(&quot; &quot;;[.L78]));FIND(&quot; &quot;;[.L78])-1;LEN([.L78])       )                ));CONCATENATE([.N78];LEFT([.L78];IF(               ISNUMBER(FIND(&quot; &quot;;[.L78]));FIND(&quot; &quot;;[.L78])-1;LEN([.L78])       )                )) );[.M77])" office:value-type="string" office:string-value="./kuchyne/vybaveni/_APE0791.jpg" calcext:value-type="string">
            <text:p>./kuchyne/vybaveni/_APE0791.jpg</text:p>
          </table:table-cell>
          <table:table-cell table:formula="of:=VLOOKUP(LEFT([.L78];IF(               ISNUMBER(FIND(&quot; &quot;;[.L78]));FIND(&quot; &quot;;[.L78])-1;LEN([.L7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78]+1"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nyske chnapky</text:p>
          </table:table-cell>
          <table:table-cell office:value-type="string" calcext:value-type="string">
            <text:p>obyc ctvercove 2x</text:p>
          </table:table-cell>
          <table:table-cell/>
          <table:table-cell table:formula="of:=[.E79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extilie</text:p>
          </table:table-cell>
          <table:table-cell/>
          <table:table-cell office:value-type="string" calcext:value-type="string">
            <text:p>_APE0791.jpg</text:p>
          </table:table-cell>
          <table:table-cell table:formula="of:=IF([.L79]&lt;&gt;&quot;&quot;;HYPERLINK(CONCATENATE(&quot;file://&quot;;[.$J$2];&quot;/&quot;;[.N79];&quot;/&quot;;LEFT([.L79];IF(               ISNUMBER(FIND(&quot; &quot;;[.L79]));FIND(&quot; &quot;;[.L79])-1;LEN([.L79])       )                ));CONCATENATE([.N79];LEFT([.L79];IF(               ISNUMBER(FIND(&quot; &quot;;[.L79]));FIND(&quot; &quot;;[.L79])-1;LEN([.L79])       )                )) );[.M78])" office:value-type="string" office:string-value="./kuchyne/vybaveni/_APE0791.jpg" calcext:value-type="string">
            <text:p>./kuchyne/vybaveni/_APE0791.jpg</text:p>
          </table:table-cell>
          <table:table-cell table:formula="of:=VLOOKUP(LEFT([.L79];IF(               ISNUMBER(FIND(&quot; &quot;;[.L79]));FIND(&quot; &quot;;[.L79])-1;LEN([.L7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79]+1"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atchtle na vareni</text:p>
          </table:table-cell>
          <table:table-cell office:value-type="string" calcext:value-type="string">
            <text:p>tescoma</text:p>
          </table:table-cell>
          <table:table-cell/>
          <table:table-cell table:formula="of:=[.E80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ranzova, plast</text:p>
          </table:table-cell>
          <table:table-cell/>
          <table:table-cell office:value-type="string" calcext:value-type="string">
            <text:p>_APE0791.jpg</text:p>
          </table:table-cell>
          <table:table-cell table:formula="of:=IF([.L80]&lt;&gt;&quot;&quot;;HYPERLINK(CONCATENATE(&quot;file://&quot;;[.$J$2];&quot;/&quot;;[.N80];&quot;/&quot;;LEFT([.L80];IF(               ISNUMBER(FIND(&quot; &quot;;[.L80]));FIND(&quot; &quot;;[.L80])-1;LEN([.L80])       )                ));CONCATENATE([.N80];LEFT([.L80];IF(               ISNUMBER(FIND(&quot; &quot;;[.L80]));FIND(&quot; &quot;;[.L80])-1;LEN([.L80])       )                )) );[.M79])" office:value-type="string" office:string-value="./kuchyne/vybaveni/_APE0791.jpg" calcext:value-type="string">
            <text:p>./kuchyne/vybaveni/_APE0791.jpg</text:p>
          </table:table-cell>
          <table:table-cell table:formula="of:=VLOOKUP(LEFT([.L80];IF(               ISNUMBER(FIND(&quot; &quot;;[.L80]));FIND(&quot; &quot;;[.L80])-1;LEN([.L8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80]+1"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nek s vickem (kocka)</text:p>
          </table:table-cell>
          <table:table-cell office:value-type="string" calcext:value-type="string">
            <text:p>--</text:p>
          </table:table-cell>
          <table:table-cell/>
          <table:table-cell table:formula="of:=[.E81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lastove viko</text:p>
          </table:table-cell>
          <table:table-cell/>
          <table:table-cell office:value-type="string" calcext:value-type="string">
            <text:p>_APE0791.jpg</text:p>
          </table:table-cell>
          <table:table-cell table:formula="of:=IF([.L81]&lt;&gt;&quot;&quot;;HYPERLINK(CONCATENATE(&quot;file://&quot;;[.$J$2];&quot;/&quot;;[.N81];&quot;/&quot;;LEFT([.L81];IF(               ISNUMBER(FIND(&quot; &quot;;[.L81]));FIND(&quot; &quot;;[.L81])-1;LEN([.L81])       )                ));CONCATENATE([.N81];LEFT([.L81];IF(               ISNUMBER(FIND(&quot; &quot;;[.L81]));FIND(&quot; &quot;;[.L81])-1;LEN([.L81])       )                )) );[.M80])" office:value-type="string" office:string-value="./kuchyne/vybaveni/_APE0791.jpg" calcext:value-type="string">
            <text:p>./kuchyne/vybaveni/_APE0791.jpg</text:p>
          </table:table-cell>
          <table:table-cell table:formula="of:=VLOOKUP(LEFT([.L81];IF(               ISNUMBER(FIND(&quot; &quot;;[.L81]));FIND(&quot; &quot;;[.L81])-1;LEN([.L8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81]+1"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pska sul</text:p>
          </table:table-cell>
          <table:table-cell office:value-type="string" calcext:value-type="string">
            <text:p>--</text:p>
          </table:table-cell>
          <table:table-cell/>
          <table:table-cell table:formula="of:=[.E8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apir</text:p>
          </table:table-cell>
          <table:table-cell/>
          <table:table-cell office:value-type="string" calcext:value-type="string">
            <text:p>_APE0791.jpg</text:p>
          </table:table-cell>
          <table:table-cell table:formula="of:=IF([.L82]&lt;&gt;&quot;&quot;;HYPERLINK(CONCATENATE(&quot;file://&quot;;[.$J$2];&quot;/&quot;;[.N82];&quot;/&quot;;LEFT([.L82];IF(               ISNUMBER(FIND(&quot; &quot;;[.L82]));FIND(&quot; &quot;;[.L82])-1;LEN([.L82])       )                ));CONCATENATE([.N82];LEFT([.L82];IF(               ISNUMBER(FIND(&quot; &quot;;[.L82]));FIND(&quot; &quot;;[.L82])-1;LEN([.L82])       )                )) );[.M81])" office:value-type="string" office:string-value="./kuchyne/vybaveni/_APE0791.jpg" calcext:value-type="string">
            <text:p>./kuchyne/vybaveni/_APE0791.jpg</text:p>
          </table:table-cell>
          <table:table-cell table:formula="of:=VLOOKUP(LEFT([.L82];IF(               ISNUMBER(FIND(&quot; &quot;;[.L82]));FIND(&quot; &quot;;[.L82])-1;LEN([.L8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82]+1"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i susene chili papricky</text:p>
          </table:table-cell>
          <table:table-cell office:value-type="string" calcext:value-type="string">
            <text:p>--</text:p>
          </table:table-cell>
          <table:table-cell/>
          <table:table-cell table:formula="of:=[.E83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last obal poskozen, obsah kontaminovan kourem</text:p>
          </table:table-cell>
          <table:table-cell/>
          <table:table-cell office:value-type="string" calcext:value-type="string">
            <text:p>_APE0791.jpg</text:p>
          </table:table-cell>
          <table:table-cell table:formula="of:=IF([.L83]&lt;&gt;&quot;&quot;;HYPERLINK(CONCATENATE(&quot;file://&quot;;[.$J$2];&quot;/&quot;;[.N83];&quot;/&quot;;LEFT([.L83];IF(               ISNUMBER(FIND(&quot; &quot;;[.L83]));FIND(&quot; &quot;;[.L83])-1;LEN([.L83])       )                ));CONCATENATE([.N83];LEFT([.L83];IF(               ISNUMBER(FIND(&quot; &quot;;[.L83]));FIND(&quot; &quot;;[.L83])-1;LEN([.L83])       )                )) );[.M82])" office:value-type="string" office:string-value="./kuchyne/vybaveni/_APE0791.jpg" calcext:value-type="string">
            <text:p>./kuchyne/vybaveni/_APE0791.jpg</text:p>
          </table:table-cell>
          <table:table-cell table:formula="of:=VLOOKUP(LEFT([.L83];IF(               ISNUMBER(FIND(&quot; &quot;;[.L83]));FIND(&quot; &quot;;[.L83])-1;LEN([.L8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83]+1"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nka a peprenka</text:p>
          </table:table-cell>
          <table:table-cell office:value-type="string" calcext:value-type="string">
            <text:p>--</text:p>
          </table:table-cell>
          <table:table-cell/>
          <table:table-cell table:formula="of:=[.E8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lastove testeni kontaminovano, dreveny podtacek rovnez</text:p>
          </table:table-cell>
          <table:table-cell/>
          <table:table-cell office:value-type="string" calcext:value-type="string">
            <text:p>_APE0791.jpg</text:p>
          </table:table-cell>
          <table:table-cell table:formula="of:=IF([.L84]&lt;&gt;&quot;&quot;;HYPERLINK(CONCATENATE(&quot;file://&quot;;[.$J$2];&quot;/&quot;;[.N84];&quot;/&quot;;LEFT([.L84];IF(               ISNUMBER(FIND(&quot; &quot;;[.L84]));FIND(&quot; &quot;;[.L84])-1;LEN([.L84])       )                ));CONCATENATE([.N84];LEFT([.L84];IF(               ISNUMBER(FIND(&quot; &quot;;[.L84]));FIND(&quot; &quot;;[.L84])-1;LEN([.L84])       )                )) );[.M83])" office:value-type="string" office:string-value="./kuchyne/vybaveni/_APE0791.jpg" calcext:value-type="string">
            <text:p>./kuchyne/vybaveni/_APE0791.jpg</text:p>
          </table:table-cell>
          <table:table-cell table:formula="of:=VLOOKUP(LEFT([.L84];IF(               ISNUMBER(FIND(&quot; &quot;;[.L84]));FIND(&quot; &quot;;[.L84])-1;LEN([.L8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84]+1"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atka</text:p>
          </table:table-cell>
          <table:table-cell office:value-type="string" calcext:value-type="string">
            <text:p>--</text:p>
          </table:table-cell>
          <table:table-cell/>
          <table:table-cell table:formula="of:=[.E85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 table:formula="of:=IF([.L85]&lt;&gt;&quot;&quot;;HYPERLINK(CONCATENATE(&quot;file://&quot;;[.$J$2];&quot;/&quot;;[.N85];&quot;/&quot;;LEFT([.L85];IF(               ISNUMBER(FIND(&quot; &quot;;[.L85]));FIND(&quot; &quot;;[.L85])-1;LEN([.L85])       )                ));CONCATENATE([.N85];LEFT([.L85];IF(               ISNUMBER(FIND(&quot; &quot;;[.L85]));FIND(&quot; &quot;;[.L85])-1;LEN([.L85])       )                )) );[.M84])" office:value-type="string" office:string-value="./kuchyne/vybaveni/_APE0791.jpg" calcext:value-type="string">
            <text:p>./kuchyne/vybaveni/_APE0791.jpg</text:p>
          </table:table-cell>
          <table:table-cell table:formula="of:=VLOOKUP(LEFT([.L85];IF(               ISNUMBER(FIND(&quot; &quot;;[.L85]));FIND(&quot; &quot;;[.L85])-1;LEN([.L8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85]+1"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dlo, cesnek</text:p>
          </table:table-cell>
          <table:table-cell table:number-columns-repeated="2"/>
          <table:table-cell table:formula="of:=[.E86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 table:formula="of:=IF([.L86]&lt;&gt;&quot;&quot;;HYPERLINK(CONCATENATE(&quot;file://&quot;;[.$J$2];&quot;/&quot;;[.N86];&quot;/&quot;;LEFT([.L86];IF(               ISNUMBER(FIND(&quot; &quot;;[.L86]));FIND(&quot; &quot;;[.L86])-1;LEN([.L86])       )                ));CONCATENATE([.N86];LEFT([.L86];IF(               ISNUMBER(FIND(&quot; &quot;;[.L86]));FIND(&quot; &quot;;[.L86])-1;LEN([.L86])       )                )) );[.M85])" office:value-type="string" office:string-value="./kuchyne/vybaveni/_APE0791.jpg" calcext:value-type="string">
            <text:p>./kuchyne/vybaveni/_APE0791.jpg</text:p>
          </table:table-cell>
          <table:table-cell table:formula="of:=VLOOKUP(LEFT([.L86];IF(               ISNUMBER(FIND(&quot; &quot;;[.L86]));FIND(&quot; &quot;;[.L86])-1;LEN([.L8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86]+1"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caj (cerny, ochuceny, malaisie)</text:p>
          </table:table-cell>
          <table:table-cell office:value-type="string" calcext:value-type="string">
            <text:p>--</text:p>
          </table:table-cell>
          <table:table-cell/>
          <table:table-cell table:formula="of:=[.E87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zelena a cervena krabicka</text:p>
          </table:table-cell>
          <table:table-cell/>
          <table:table-cell office:value-type="string" calcext:value-type="string">
            <text:p>_APE0791.jpg</text:p>
          </table:table-cell>
          <table:table-cell table:formula="of:=IF([.L87]&lt;&gt;&quot;&quot;;HYPERLINK(CONCATENATE(&quot;file://&quot;;[.$J$2];&quot;/&quot;;[.N87];&quot;/&quot;;LEFT([.L87];IF(               ISNUMBER(FIND(&quot; &quot;;[.L87]));FIND(&quot; &quot;;[.L87])-1;LEN([.L87])       )                ));CONCATENATE([.N87];LEFT([.L87];IF(               ISNUMBER(FIND(&quot; &quot;;[.L87]));FIND(&quot; &quot;;[.L87])-1;LEN([.L87])       )                )) );[.M86])" office:value-type="string" office:string-value="./kuchyne/vybaveni/_APE0791.jpg" calcext:value-type="string">
            <text:p>./kuchyne/vybaveni/_APE0791.jpg</text:p>
          </table:table-cell>
          <table:table-cell table:formula="of:=VLOOKUP(LEFT([.L87];IF(               ISNUMBER(FIND(&quot; &quot;;[.L87]));FIND(&quot; &quot;;[.L87])-1;LEN([.L8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87]+1"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kovova designov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POKUD</text:p>
          </table:table-cell>
          <table:table-cell table:formula="of:=[.E88]" office:value-type="string" office:string-value="POKUD" calcext:value-type="string">
            <text:p>POKU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 table:formula="of:=IF([.L88]&lt;&gt;&quot;&quot;;HYPERLINK(CONCATENATE(&quot;file://&quot;;[.$J$2];&quot;/&quot;;[.N88];&quot;/&quot;;LEFT([.L88];IF(               ISNUMBER(FIND(&quot; &quot;;[.L88]));FIND(&quot; &quot;;[.L88])-1;LEN([.L88])       )                ));CONCATENATE([.N88];LEFT([.L88];IF(               ISNUMBER(FIND(&quot; &quot;;[.L88]));FIND(&quot; &quot;;[.L88])-1;LEN([.L88])       )                )) );[.M87])" office:value-type="string" office:string-value="./kuchyne/vybaveni/_APE0791.jpg" calcext:value-type="string">
            <text:p>./kuchyne/vybaveni/_APE0791.jpg</text:p>
          </table:table-cell>
          <table:table-cell table:formula="of:=VLOOKUP(LEFT([.L88];IF(               ISNUMBER(FIND(&quot; &quot;;[.L88]));FIND(&quot; &quot;;[.L88])-1;LEN([.L8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88]+1"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menny hmozdir</text:p>
          </table:table-cell>
          <table:table-cell table:number-columns-repeated="2"/>
          <table:table-cell table:formula="of:=[.E89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x mala misticka, 1x velky, hrbu povrch</text:p>
          </table:table-cell>
          <table:table-cell/>
          <table:table-cell office:value-type="string" calcext:value-type="string">
            <text:p>_APE0791.jpg</text:p>
          </table:table-cell>
          <table:table-cell table:formula="of:=IF([.L89]&lt;&gt;&quot;&quot;;HYPERLINK(CONCATENATE(&quot;file://&quot;;[.$J$2];&quot;/&quot;;[.N89];&quot;/&quot;;LEFT([.L89];IF(               ISNUMBER(FIND(&quot; &quot;;[.L89]));FIND(&quot; &quot;;[.L89])-1;LEN([.L89])       )                ));CONCATENATE([.N89];LEFT([.L89];IF(               ISNUMBER(FIND(&quot; &quot;;[.L89]));FIND(&quot; &quot;;[.L89])-1;LEN([.L89])       )                )) );[.M88])" office:value-type="string" office:string-value="./kuchyne/vybaveni/_APE0791.jpg" calcext:value-type="string">
            <text:p>./kuchyne/vybaveni/_APE0791.jpg</text:p>
          </table:table-cell>
          <table:table-cell table:formula="of:=VLOOKUP(LEFT([.L89];IF(               ISNUMBER(FIND(&quot; &quot;;[.L89]));FIND(&quot; &quot;;[.L89])-1;LEN([.L8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89]+1"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el.mlynek na sul a pepr</text:p>
          </table:table-cell>
          <table:table-cell table:number-columns-repeated="2"/>
          <table:table-cell table:formula="of:=[.E9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x plastove dily, kovove telo, na 4x baterie</text:p>
          </table:table-cell>
          <table:table-cell/>
          <table:table-cell office:value-type="string" calcext:value-type="string">
            <text:p>_APE0808.jpg</text:p>
          </table:table-cell>
          <table:table-cell table:formula="of:=IF([.L90]&lt;&gt;&quot;&quot;;HYPERLINK(CONCATENATE(&quot;file://&quot;;[.$J$2];&quot;/&quot;;[.N90];&quot;/&quot;;LEFT([.L90];IF(               ISNUMBER(FIND(&quot; &quot;;[.L90]));FIND(&quot; &quot;;[.L90])-1;LEN([.L90])       )                ));CONCATENATE([.N90];LEFT([.L90];IF(               ISNUMBER(FIND(&quot; &quot;;[.L90]));FIND(&quot; &quot;;[.L90])-1;LEN([.L90])       )                )) );[.M89])" office:value-type="string" office:string-value="./kuchyne/vybaveni/_APE0808.jpg" calcext:value-type="string">
            <text:p>./kuchyne/vybaveni/_APE0808.jpg</text:p>
          </table:table-cell>
          <table:table-cell table:formula="of:=VLOOKUP(LEFT([.L90];IF(               ISNUMBER(FIND(&quot; &quot;;[.L90]));FIND(&quot; &quot;;[.L90])-1;LEN([.L9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90]+1"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</text:p>
          </table:table-cell>
          <table:table-cell office:value-type="string" calcext:value-type="string">
            <text:p>doza, ikea</text:p>
          </table:table-cell>
          <table:table-cell/>
          <table:table-cell table:formula="of:=[.E91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ca 2L</text:p>
          </table:table-cell>
          <table:table-cell/>
          <table:table-cell office:value-type="string" calcext:value-type="string">
            <text:p>_APE0808.jpg</text:p>
          </table:table-cell>
          <table:table-cell table:formula="of:=IF([.L91]&lt;&gt;&quot;&quot;;HYPERLINK(CONCATENATE(&quot;file://&quot;;[.$J$2];&quot;/&quot;;[.N91];&quot;/&quot;;LEFT([.L91];IF(               ISNUMBER(FIND(&quot; &quot;;[.L91]));FIND(&quot; &quot;;[.L91])-1;LEN([.L91])       )                ));CONCATENATE([.N91];LEFT([.L91];IF(               ISNUMBER(FIND(&quot; &quot;;[.L91]));FIND(&quot; &quot;;[.L91])-1;LEN([.L91])       )                )) );[.M90])" office:value-type="string" office:string-value="./kuchyne/vybaveni/_APE0808.jpg" calcext:value-type="string">
            <text:p>./kuchyne/vybaveni/_APE0808.jpg</text:p>
          </table:table-cell>
          <table:table-cell table:formula="of:=VLOOKUP(LEFT([.L91];IF(               ISNUMBER(FIND(&quot; &quot;;[.L91]));FIND(&quot; &quot;;[.L91])-1;LEN([.L9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91]+1"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nek modry</text:p>
          </table:table-cell>
          <table:table-cell office:value-type="string" calcext:value-type="string">
            <text:p>--</text:p>
          </table:table-cell>
          <table:table-cell/>
          <table:table-cell table:formula="of:=[.E9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modry</text:p>
          </table:table-cell>
          <table:table-cell/>
          <table:table-cell office:value-type="string" calcext:value-type="string">
            <text:p>_APE0808.jpg</text:p>
          </table:table-cell>
          <table:table-cell table:formula="of:=IF([.L92]&lt;&gt;&quot;&quot;;HYPERLINK(CONCATENATE(&quot;file://&quot;;[.$J$2];&quot;/&quot;;[.N92];&quot;/&quot;;LEFT([.L92];IF(               ISNUMBER(FIND(&quot; &quot;;[.L92]));FIND(&quot; &quot;;[.L92])-1;LEN([.L92])       )                ));CONCATENATE([.N92];LEFT([.L92];IF(               ISNUMBER(FIND(&quot; &quot;;[.L92]));FIND(&quot; &quot;;[.L92])-1;LEN([.L92])       )                )) );[.M91])" office:value-type="string" office:string-value="./kuchyne/vybaveni/_APE0808.jpg" calcext:value-type="string">
            <text:p>./kuchyne/vybaveni/_APE0808.jpg</text:p>
          </table:table-cell>
          <table:table-cell table:formula="of:=VLOOKUP(LEFT([.L92];IF(               ISNUMBER(FIND(&quot; &quot;;[.L92]));FIND(&quot; &quot;;[.L92])-1;LEN([.L9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92]+1"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plast. Dozicek na detska jidla (s vickem)</text:p>
          </table:table-cell>
          <table:table-cell office:value-type="string" calcext:value-type="string">
            <text:p>Avent</text:p>
          </table:table-cell>
          <table:table-cell/>
          <table:table-cell table:formula="of:=[.E93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ca 24ks, na foto vicka na odkapavaci</text:p>
          </table:table-cell>
          <table:table-cell/>
          <table:table-cell table:style-name="ce57" office:value-type="string" calcext:value-type="string">
            <text:p>_APE0808.jpg VPOLICCE TBD</text:p>
          </table:table-cell>
          <table:table-cell table:formula="of:=IF([.L93]&lt;&gt;&quot;&quot;;HYPERLINK(CONCATENATE(&quot;file://&quot;;[.$J$2];&quot;/&quot;;[.N93];&quot;/&quot;;LEFT([.L93];IF(               ISNUMBER(FIND(&quot; &quot;;[.L93]));FIND(&quot; &quot;;[.L93])-1;LEN([.L93])       )                ));CONCATENATE([.N93];LEFT([.L93];IF(               ISNUMBER(FIND(&quot; &quot;;[.L93]));FIND(&quot; &quot;;[.L93])-1;LEN([.L93])       )                )) );[.M92])" office:value-type="string" office:string-value="./kuchyne/vybaveni/_APE0808.jpg" calcext:value-type="string">
            <text:p>./kuchyne/vybaveni/_APE0808.jpg</text:p>
          </table:table-cell>
          <table:table-cell table:formula="of:=VLOOKUP(LEFT([.L93];IF(               ISNUMBER(FIND(&quot; &quot;;[.L93]));FIND(&quot; &quot;;[.L93])-1;LEN([.L9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93]+1"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nuz</text:p>
          </table:table-cell>
          <table:table-cell office:value-type="string" calcext:value-type="string">
            <text:p>tescoma</text:p>
          </table:table-cell>
          <table:table-cell/>
          <table:table-cell table:formula="of:=[.E9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ze sady, drevene drzadlo</text:p>
          </table:table-cell>
          <table:table-cell/>
          <table:table-cell office:value-type="string" calcext:value-type="string">
            <text:p>_APE0808.jpg</text:p>
          </table:table-cell>
          <table:table-cell table:formula="of:=IF([.L94]&lt;&gt;&quot;&quot;;HYPERLINK(CONCATENATE(&quot;file://&quot;;[.$J$2];&quot;/&quot;;[.N94];&quot;/&quot;;LEFT([.L94];IF(               ISNUMBER(FIND(&quot; &quot;;[.L94]));FIND(&quot; &quot;;[.L94])-1;LEN([.L94])       )                ));CONCATENATE([.N94];LEFT([.L94];IF(               ISNUMBER(FIND(&quot; &quot;;[.L94]));FIND(&quot; &quot;;[.L94])-1;LEN([.L94])       )                )) );[.M93])" office:value-type="string" office:string-value="./kuchyne/vybaveni/_APE0808.jpg" calcext:value-type="string">
            <text:p>./kuchyne/vybaveni/_APE0808.jpg</text:p>
          </table:table-cell>
          <table:table-cell table:formula="of:=VLOOKUP(LEFT([.L94];IF(               ISNUMBER(FIND(&quot; &quot;;[.L94]));FIND(&quot; &quot;;[.L94])-1;LEN([.L9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94]+1"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enene mysticky male</text:p>
          </table:table-cell>
          <table:table-cell office:value-type="string" calcext:value-type="string">
            <text:p>ikea</text:p>
          </table:table-cell>
          <table:table-cell/>
          <table:table-cell table:formula="of:=[.E95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detske nadobi</text:p>
          </table:table-cell>
          <table:table-cell/>
          <table:table-cell office:value-type="string" calcext:value-type="string">
            <text:p>_APE0808.jpg</text:p>
          </table:table-cell>
          <table:table-cell table:formula="of:=IF([.L95]&lt;&gt;&quot;&quot;;HYPERLINK(CONCATENATE(&quot;file://&quot;;[.$J$2];&quot;/&quot;;[.N95];&quot;/&quot;;LEFT([.L95];IF(               ISNUMBER(FIND(&quot; &quot;;[.L95]));FIND(&quot; &quot;;[.L95])-1;LEN([.L95])       )                ));CONCATENATE([.N95];LEFT([.L95];IF(               ISNUMBER(FIND(&quot; &quot;;[.L95]));FIND(&quot; &quot;;[.L95])-1;LEN([.L95])       )                )) );[.M94])" office:value-type="string" office:string-value="./kuchyne/vybaveni/_APE0808.jpg" calcext:value-type="string">
            <text:p>./kuchyne/vybaveni/_APE0808.jpg</text:p>
          </table:table-cell>
          <table:table-cell table:formula="of:=VLOOKUP(LEFT([.L95];IF(               ISNUMBER(FIND(&quot; &quot;;[.L95]));FIND(&quot; &quot;;[.L95])-1;LEN([.L9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95]+1"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zne druhy koreni v sacku</text:p>
          </table:table-cell>
          <table:table-cell office:value-type="string" calcext:value-type="string">
            <text:p>kotani, vitana</text:p>
          </table:table-cell>
          <table:table-cell/>
          <table:table-cell table:formula="of:=[.E96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tevrena baleni, cca 40ks</text:p>
          </table:table-cell>
          <table:table-cell/>
          <table:table-cell office:value-type="string" calcext:value-type="string">
            <text:p>DSC_7482.jpg</text:p>
          </table:table-cell>
          <table:table-cell table:formula="of:=IF([.L96]&lt;&gt;&quot;&quot;;HYPERLINK(CONCATENATE(&quot;file://&quot;;[.$J$2];&quot;/&quot;;[.N96];&quot;/&quot;;LEFT([.L96];IF(               ISNUMBER(FIND(&quot; &quot;;[.L96]));FIND(&quot; &quot;;[.L96])-1;LEN([.L96])       )                ));CONCATENATE([.N96];LEFT([.L96];IF(               ISNUMBER(FIND(&quot; &quot;;[.L96]));FIND(&quot; &quot;;[.L96])-1;LEN([.L96])       )                )) );[.M95])" office:value-type="string" office:string-value="./kuchyne/vybaveni/DSC_7482.jpg" calcext:value-type="string">
            <text:p>./kuchyne/vybaveni/DSC_7482.jpg</text:p>
          </table:table-cell>
          <table:table-cell table:formula="of:=VLOOKUP(LEFT([.L96];IF(               ISNUMBER(FIND(&quot; &quot;;[.L96]));FIND(&quot; &quot;;[.L96])-1;LEN([.L9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96]+1" office:value-type="float" office:value="93" calcext:value-type="float">
            <text:p>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e nacini na vareni</text:p>
          </table:table-cell>
          <table:table-cell office:value-type="string" calcext:value-type="string">
            <text:p>ruzne</text:p>
          </table:table-cell>
          <table:table-cell/>
          <table:table-cell table:formula="of:=[.E97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ada</text:p>
          </table:table-cell>
          <table:table-cell/>
          <table:table-cell office:value-type="string" calcext:value-type="string">
            <text:p>DSC_7482.jpg</text:p>
          </table:table-cell>
          <table:table-cell table:formula="of:=IF([.L97]&lt;&gt;&quot;&quot;;HYPERLINK(CONCATENATE(&quot;file://&quot;;[.$J$2];&quot;/&quot;;[.N97];&quot;/&quot;;LEFT([.L97];IF(               ISNUMBER(FIND(&quot; &quot;;[.L97]));FIND(&quot; &quot;;[.L97])-1;LEN([.L97])       )                ));CONCATENATE([.N97];LEFT([.L97];IF(               ISNUMBER(FIND(&quot; &quot;;[.L97]));FIND(&quot; &quot;;[.L97])-1;LEN([.L97])       )                )) );[.M96])" office:value-type="string" office:string-value="./kuchyne/vybaveni/DSC_7482.jpg" calcext:value-type="string">
            <text:p>./kuchyne/vybaveni/DSC_7482.jpg</text:p>
          </table:table-cell>
          <table:table-cell table:formula="of:=VLOOKUP(LEFT([.L97];IF(               ISNUMBER(FIND(&quot; &quot;;[.L97]));FIND(&quot; &quot;;[.L97])-1;LEN([.L9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97]+1"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y hmozdir na orechy</text:p>
          </table:table-cell>
          <table:table-cell table:number-columns-repeated="2"/>
          <table:table-cell table:formula="of:=[.E98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1x</text:p>
          </table:table-cell>
          <table:table-cell/>
          <table:table-cell office:value-type="string" calcext:value-type="string">
            <text:p>DSC_7482.jpg</text:p>
          </table:table-cell>
          <table:table-cell table:formula="of:=IF([.L98]&lt;&gt;&quot;&quot;;HYPERLINK(CONCATENATE(&quot;file://&quot;;[.$J$2];&quot;/&quot;;[.N98];&quot;/&quot;;LEFT([.L98];IF(               ISNUMBER(FIND(&quot; &quot;;[.L98]));FIND(&quot; &quot;;[.L98])-1;LEN([.L98])       )                ));CONCATENATE([.N98];LEFT([.L98];IF(               ISNUMBER(FIND(&quot; &quot;;[.L98]));FIND(&quot; &quot;;[.L98])-1;LEN([.L98])       )                )) );[.M97])" office:value-type="string" office:string-value="./kuchyne/vybaveni/DSC_7482.jpg" calcext:value-type="string">
            <text:p>./kuchyne/vybaveni/DSC_7482.jpg</text:p>
          </table:table-cell>
          <table:table-cell table:formula="of:=VLOOKUP(LEFT([.L98];IF(               ISNUMBER(FIND(&quot; &quot;;[.L98]));FIND(&quot; &quot;;[.L98])-1;LEN([.L9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98]+1" office:value-type="float" office:value="95" calcext:value-type="float">
            <text:p>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japonske tycinky na ryzi/sushi</text:p>
          </table:table-cell>
          <table:table-cell office:value-type="string" calcext:value-type="string">
            <text:p>design do sady</text:p>
          </table:table-cell>
          <table:table-cell/>
          <table:table-cell table:formula="of:=[.E99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vcetne odkladacich stojanku (drevo)</text:p>
          </table:table-cell>
          <table:table-cell/>
          <table:table-cell office:value-type="string" calcext:value-type="string">
            <text:p>DSC_7482.jpg</text:p>
          </table:table-cell>
          <table:table-cell table:formula="of:=IF([.L99]&lt;&gt;&quot;&quot;;HYPERLINK(CONCATENATE(&quot;file://&quot;;[.$J$2];&quot;/&quot;;[.N99];&quot;/&quot;;LEFT([.L99];IF(               ISNUMBER(FIND(&quot; &quot;;[.L99]));FIND(&quot; &quot;;[.L99])-1;LEN([.L99])       )                ));CONCATENATE([.N99];LEFT([.L99];IF(               ISNUMBER(FIND(&quot; &quot;;[.L99]));FIND(&quot; &quot;;[.L99])-1;LEN([.L99])       )                )) );[.M98])" office:value-type="string" office:string-value="./kuchyne/vybaveni/DSC_7482.jpg" calcext:value-type="string">
            <text:p>./kuchyne/vybaveni/DSC_7482.jpg</text:p>
          </table:table-cell>
          <table:table-cell table:formula="of:=VLOOKUP(LEFT([.L99];IF(               ISNUMBER(FIND(&quot; &quot;;[.L99]));FIND(&quot; &quot;;[.L99])-1;LEN([.L9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99]+1" office:value-type="float" office:value="96" calcext:value-type="float">
            <text:p>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ilovaci paratka (sada)</text:p>
          </table:table-cell>
          <table:table-cell office:value-type="string" calcext:value-type="string">
            <text:p>lidl</text:p>
          </table:table-cell>
          <table:table-cell/>
          <table:table-cell table:formula="of:=[.E100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 table:formula="of:=IF([.L100]&lt;&gt;&quot;&quot;;HYPERLINK(CONCATENATE(&quot;file://&quot;;[.$J$2];&quot;/&quot;;[.N100];&quot;/&quot;;LEFT([.L100];IF(               ISNUMBER(FIND(&quot; &quot;;[.L100]));FIND(&quot; &quot;;[.L100])-1;LEN([.L100])       )                ));CONCATENATE([.N100];LEFT([.L100];IF(               ISNUMBER(FIND(&quot; &quot;;[.L100]));FIND(&quot; &quot;;[.L100])-1;LEN([.L100])       )                )) );[.M99])" office:value-type="string" office:string-value="./kuchyne/vybaveni/DSC_7482.jpg" calcext:value-type="string">
            <text:p>./kuchyne/vybaveni/DSC_7482.jpg</text:p>
          </table:table-cell>
          <table:table-cell table:formula="of:=VLOOKUP(LEFT([.L100];IF(               ISNUMBER(FIND(&quot; &quot;;[.L100]));FIND(&quot; &quot;;[.L100])-1;LEN([.L10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00]+1" office:value-type="float" office:value="97" calcext:value-type="float">
            <text:p>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e nacini na vareni</text:p>
          </table:table-cell>
          <table:table-cell office:value-type="string" calcext:value-type="string">
            <text:p>tescoma</text:p>
          </table:table-cell>
          <table:table-cell/>
          <table:table-cell table:formula="of:=[.E101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terky, maslovacky, otevirac konzerv, krajec testa</text:p>
          </table:table-cell>
          <table:table-cell/>
          <table:table-cell office:value-type="string" calcext:value-type="string">
            <text:p>DSC_7482.jpg</text:p>
          </table:table-cell>
          <table:table-cell table:formula="of:=IF([.L101]&lt;&gt;&quot;&quot;;HYPERLINK(CONCATENATE(&quot;file://&quot;;[.$J$2];&quot;/&quot;;[.N101];&quot;/&quot;;LEFT([.L101];IF(               ISNUMBER(FIND(&quot; &quot;;[.L101]));FIND(&quot; &quot;;[.L101])-1;LEN([.L101])       )                ));CONCATENATE([.N101];LEFT([.L101];IF(               ISNUMBER(FIND(&quot; &quot;;[.L101]));FIND(&quot; &quot;;[.L101])-1;LEN([.L101])       )                )) );[.M100])" office:value-type="string" office:string-value="./kuchyne/vybaveni/DSC_7482.jpg" calcext:value-type="string">
            <text:p>./kuchyne/vybaveni/DSC_7482.jpg</text:p>
          </table:table-cell>
          <table:table-cell table:formula="of:=VLOOKUP(LEFT([.L101];IF(               ISNUMBER(FIND(&quot; &quot;;[.L101]));FIND(&quot; &quot;;[.L101])-1;LEN([.L10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01]+1"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zky</text:p>
          </table:table-cell>
          <table:table-cell table:number-columns-repeated="2"/>
          <table:table-cell table:formula="of:=[.E10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velke, plastove madlo poskozeno</text:p>
          </table:table-cell>
          <table:table-cell/>
          <table:table-cell office:value-type="string" calcext:value-type="string">
            <text:p>DSC_7482.jpg</text:p>
          </table:table-cell>
          <table:table-cell table:formula="of:=IF([.L102]&lt;&gt;&quot;&quot;;HYPERLINK(CONCATENATE(&quot;file://&quot;;[.$J$2];&quot;/&quot;;[.N102];&quot;/&quot;;LEFT([.L102];IF(               ISNUMBER(FIND(&quot; &quot;;[.L102]));FIND(&quot; &quot;;[.L102])-1;LEN([.L102])       )                ));CONCATENATE([.N102];LEFT([.L102];IF(               ISNUMBER(FIND(&quot; &quot;;[.L102]));FIND(&quot; &quot;;[.L102])-1;LEN([.L102])       )                )) );[.M101])" office:value-type="string" office:string-value="./kuchyne/vybaveni/DSC_7482.jpg" calcext:value-type="string">
            <text:p>./kuchyne/vybaveni/DSC_7482.jpg</text:p>
          </table:table-cell>
          <table:table-cell table:formula="of:=VLOOKUP(LEFT([.L102];IF(               ISNUMBER(FIND(&quot; &quot;;[.L102]));FIND(&quot; &quot;;[.L102])-1;LEN([.L10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02]+1" office:value-type="float" office:value="99" calcext:value-type="float">
            <text:p>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gitalni teplomer na potraviny a vareni v troube</text:p>
          </table:table-cell>
          <table:table-cell table:number-columns-repeated="2"/>
          <table:table-cell table:formula="of:=[.E103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last nasaknut kourem</text:p>
          </table:table-cell>
          <table:table-cell/>
          <table:table-cell office:value-type="string" calcext:value-type="string">
            <text:p>DSC_7482.jpg</text:p>
          </table:table-cell>
          <table:table-cell table:formula="of:=IF([.L103]&lt;&gt;&quot;&quot;;HYPERLINK(CONCATENATE(&quot;file://&quot;;[.$J$2];&quot;/&quot;;[.N103];&quot;/&quot;;LEFT([.L103];IF(               ISNUMBER(FIND(&quot; &quot;;[.L103]));FIND(&quot; &quot;;[.L103])-1;LEN([.L103])       )                ));CONCATENATE([.N103];LEFT([.L103];IF(               ISNUMBER(FIND(&quot; &quot;;[.L103]));FIND(&quot; &quot;;[.L103])-1;LEN([.L103])       )                )) );[.M102])" office:value-type="string" office:string-value="./kuchyne/vybaveni/DSC_7482.jpg" calcext:value-type="string">
            <text:p>./kuchyne/vybaveni/DSC_7482.jpg</text:p>
          </table:table-cell>
          <table:table-cell table:formula="of:=VLOOKUP(LEFT([.L103];IF(               ISNUMBER(FIND(&quot; &quot;;[.L103]));FIND(&quot; &quot;;[.L103])-1;LEN([.L10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03]+1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skripcu na jidlo</text:p>
          </table:table-cell>
          <table:table-cell office:value-type="string" calcext:value-type="string">
            <text:p>ikea</text:p>
          </table:table-cell>
          <table:table-cell/>
          <table:table-cell table:formula="of:=[.E10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a foto videt pouze cast sady</text:p>
          </table:table-cell>
          <table:table-cell/>
          <table:table-cell office:value-type="string" calcext:value-type="string">
            <text:p>DSC_7482.jpg DSC_7510.jpg</text:p>
          </table:table-cell>
          <table:table-cell table:formula="of:=IF([.L104]&lt;&gt;&quot;&quot;;HYPERLINK(CONCATENATE(&quot;file://&quot;;[.$J$2];&quot;/&quot;;[.N104];&quot;/&quot;;LEFT([.L104];IF(               ISNUMBER(FIND(&quot; &quot;;[.L104]));FIND(&quot; &quot;;[.L104])-1;LEN([.L104])       )                ));CONCATENATE([.N104];LEFT([.L104];IF(               ISNUMBER(FIND(&quot; &quot;;[.L104]));FIND(&quot; &quot;;[.L104])-1;LEN([.L104])       )                )) );[.M103])" office:value-type="string" office:string-value="./kuchyne/vybaveni/DSC_7482.jpg" calcext:value-type="string">
            <text:p>./kuchyne/vybaveni/DSC_7482.jpg</text:p>
          </table:table-cell>
          <table:table-cell table:formula="of:=VLOOKUP(LEFT([.L104];IF(               ISNUMBER(FIND(&quot; &quot;;[.L104]));FIND(&quot; &quot;;[.L104])-1;LEN([.L10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04]+1"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hovy fix</text:p>
          </table:table-cell>
          <table:table-cell office:value-type="string" calcext:value-type="string">
            <text:p>asi centropen</text:p>
          </table:table-cell>
          <table:table-cell/>
          <table:table-cell table:formula="of:=[.E105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 table:formula="of:=IF([.L105]&lt;&gt;&quot;&quot;;HYPERLINK(CONCATENATE(&quot;file://&quot;;[.$J$2];&quot;/&quot;;[.N105];&quot;/&quot;;LEFT([.L105];IF(               ISNUMBER(FIND(&quot; &quot;;[.L105]));FIND(&quot; &quot;;[.L105])-1;LEN([.L105])       )                ));CONCATENATE([.N105];LEFT([.L105];IF(               ISNUMBER(FIND(&quot; &quot;;[.L105]));FIND(&quot; &quot;;[.L105])-1;LEN([.L105])       )                )) );[.M104])" office:value-type="string" office:string-value="./kuchyne/vybaveni/DSC_7482.jpg" calcext:value-type="string">
            <text:p>./kuchyne/vybaveni/DSC_7482.jpg</text:p>
          </table:table-cell>
          <table:table-cell table:formula="of:=VLOOKUP(LEFT([.L105];IF(               ISNUMBER(FIND(&quot; &quot;;[.L105]));FIND(&quot; &quot;;[.L105])-1;LEN([.L10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05]+1"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pici paska</text:p>
          </table:table-cell>
          <table:table-cell table:number-columns-repeated="2"/>
          <table:table-cell table:formula="of:=[.E106]" office:value-type="float" office:value="0" calcext:value-type="float">
            <text:p>0</text:p>
          </table:table-cell>
          <table:table-cell table:style-name="ce46" table:formula="of:=IF([.G105]=&quot;&quot;;&quot;&quot;;[.G105])" office:value-type="string" office:string-value="n" calcext:value-type="string">
            <text:p>n</text:p>
          </table:table-cell>
          <table:table-cell table:style-name="ce46"/>
          <table:table-cell table:style-name="ce46" table:formula="of:=IF([.I105]=&quot;&quot;;&quot;&quot;;[.I105])" office:value-type="string" office:string-value="k" calcext:value-type="string">
            <text:p>k</text:p>
          </table:table-cell>
          <table:table-cell office:value-type="string" calcext:value-type="string">
            <text:p>pruhledna</text:p>
          </table:table-cell>
          <table:table-cell/>
          <table:table-cell office:value-type="string" calcext:value-type="string">
            <text:p>DSC_7482.jpg</text:p>
          </table:table-cell>
          <table:table-cell table:formula="of:=IF([.L106]&lt;&gt;&quot;&quot;;HYPERLINK(CONCATENATE(&quot;file://&quot;;[.$J$2];&quot;/&quot;;[.N106];&quot;/&quot;;LEFT([.L106];IF(               ISNUMBER(FIND(&quot; &quot;;[.L106]));FIND(&quot; &quot;;[.L106])-1;LEN([.L106])       )                ));CONCATENATE([.N106];LEFT([.L106];IF(               ISNUMBER(FIND(&quot; &quot;;[.L106]));FIND(&quot; &quot;;[.L106])-1;LEN([.L106])       )                )) );[.M105])" office:value-type="string" office:string-value="./kuchyne/vybaveni/DSC_7482.jpg" calcext:value-type="string">
            <text:p>./kuchyne/vybaveni/DSC_7482.jpg</text:p>
          </table:table-cell>
          <table:table-cell table:formula="of:=VLOOKUP(LEFT([.L106];IF(               ISNUMBER(FIND(&quot; &quot;;[.L106]));FIND(&quot; &quot;;[.L106])-1;LEN([.L10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06]+1"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sirek</text:p>
          </table:table-cell>
          <table:table-cell table:number-columns-repeated="2"/>
          <table:table-cell table:formula="of:=[.E107]" office:value-type="float" office:value="0" calcext:value-type="float">
            <text:p>0</text:p>
          </table:table-cell>
          <table:table-cell table:style-name="ce46" table:formula="of:=IF([.G106]=&quot;&quot;;&quot;&quot;;[.G106])" office:value-type="string" office:string-value="n" calcext:value-type="string">
            <text:p>n</text:p>
          </table:table-cell>
          <table:table-cell table:style-name="ce46"/>
          <table:table-cell table:style-name="ce46" table:formula="of:=IF([.I106]=&quot;&quot;;&quot;&quot;;[.I106])" office:value-type="string" office:string-value="k" calcext:value-type="string">
            <text:p>k</text:p>
          </table:table-cell>
          <table:table-cell office:value-type="string" calcext:value-type="string">
            <text:p>ruzne velikosti</text:p>
          </table:table-cell>
          <table:table-cell/>
          <table:table-cell office:value-type="string" calcext:value-type="string">
            <text:p>DSC_7482.jpg</text:p>
          </table:table-cell>
          <table:table-cell table:formula="of:=IF([.L107]&lt;&gt;&quot;&quot;;HYPERLINK(CONCATENATE(&quot;file://&quot;;[.$J$2];&quot;/&quot;;[.N107];&quot;/&quot;;LEFT([.L107];IF(               ISNUMBER(FIND(&quot; &quot;;[.L107]));FIND(&quot; &quot;;[.L107])-1;LEN([.L107])       )                ));CONCATENATE([.N107];LEFT([.L107];IF(               ISNUMBER(FIND(&quot; &quot;;[.L107]));FIND(&quot; &quot;;[.L107])-1;LEN([.L107])       )                )) );[.M106])" office:value-type="string" office:string-value="./kuchyne/vybaveni/DSC_7482.jpg" calcext:value-type="string">
            <text:p>./kuchyne/vybaveni/DSC_7482.jpg</text:p>
          </table:table-cell>
          <table:table-cell table:formula="of:=VLOOKUP(LEFT([.L107];IF(               ISNUMBER(FIND(&quot; &quot;;[.L107]));FIND(&quot; &quot;;[.L107])-1;LEN([.L10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07]+1" office:value-type="float" office:value="104" calcext:value-type="float">
            <text:p>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y tycovy mixer na naslehani mleka</text:p>
          </table:table-cell>
          <table:table-cell table:number-columns-repeated="2"/>
          <table:table-cell table:formula="of:=[.E108]" office:value-type="float" office:value="0" calcext:value-type="float">
            <text:p>0</text:p>
          </table:table-cell>
          <table:table-cell table:style-name="ce46" table:formula="of:=IF([.G107]=&quot;&quot;;&quot;&quot;;[.G107])" office:value-type="string" office:string-value="n" calcext:value-type="string">
            <text:p>n</text:p>
          </table:table-cell>
          <table:table-cell table:style-name="ce46"/>
          <table:table-cell table:style-name="ce46" table:formula="of:=IF([.I107]=&quot;&quot;;&quot;&quot;;[.I107])" office:value-type="string" office:string-value="k" calcext:value-type="string">
            <text:p>k</text:p>
          </table:table-cell>
          <table:table-cell office:value-type="string" calcext:value-type="string">
            <text:p>oranzova barva, vcetne baterii</text:p>
          </table:table-cell>
          <table:table-cell/>
          <table:table-cell office:value-type="string" calcext:value-type="string">
            <text:p>DSC_7482.jpg</text:p>
          </table:table-cell>
          <table:table-cell table:formula="of:=IF([.L108]&lt;&gt;&quot;&quot;;HYPERLINK(CONCATENATE(&quot;file://&quot;;[.$J$2];&quot;/&quot;;[.N108];&quot;/&quot;;LEFT([.L108];IF(               ISNUMBER(FIND(&quot; &quot;;[.L108]));FIND(&quot; &quot;;[.L108])-1;LEN([.L108])       )                ));CONCATENATE([.N108];LEFT([.L108];IF(               ISNUMBER(FIND(&quot; &quot;;[.L108]));FIND(&quot; &quot;;[.L108])-1;LEN([.L108])       )                )) );[.M107])" office:value-type="string" office:string-value="./kuchyne/vybaveni/DSC_7482.jpg" calcext:value-type="string">
            <text:p>./kuchyne/vybaveni/DSC_7482.jpg</text:p>
          </table:table-cell>
          <table:table-cell table:formula="of:=VLOOKUP(LEFT([.L108];IF(               ISNUMBER(FIND(&quot; &quot;;[.L108]));FIND(&quot; &quot;;[.L108])-1;LEN([.L10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08]+1" office:value-type="float" office:value="105" calcext:value-type="float">
            <text:p>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brcka</text:p>
          </table:table-cell>
          <table:table-cell office:value-type="string" calcext:value-type="string">
            <text:p>baleni cca 50-100ks</text:p>
          </table:table-cell>
          <table:table-cell/>
          <table:table-cell table:formula="of:=[.E109]" office:value-type="float" office:value="0" calcext:value-type="float">
            <text:p>0</text:p>
          </table:table-cell>
          <table:table-cell table:style-name="ce46" table:formula="of:=IF([.G108]=&quot;&quot;;&quot;&quot;;[.G108])" office:value-type="string" office:string-value="n" calcext:value-type="string">
            <text:p>n</text:p>
          </table:table-cell>
          <table:table-cell table:style-name="ce46"/>
          <table:table-cell table:style-name="ce46" table:formula="of:=IF([.I108]=&quot;&quot;;&quot;&quot;;[.I108])" office:value-type="string" office:string-value="k" calcext:value-type="string">
            <text:p>k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 table:formula="of:=IF([.L109]&lt;&gt;&quot;&quot;;HYPERLINK(CONCATENATE(&quot;file://&quot;;[.$J$2];&quot;/&quot;;[.N109];&quot;/&quot;;LEFT([.L109];IF(               ISNUMBER(FIND(&quot; &quot;;[.L109]));FIND(&quot; &quot;;[.L109])-1;LEN([.L109])       )                ));CONCATENATE([.N109];LEFT([.L109];IF(               ISNUMBER(FIND(&quot; &quot;;[.L109]));FIND(&quot; &quot;;[.L109])-1;LEN([.L109])       )                )) );[.M108])" office:value-type="string" office:string-value="./kuchyne/vybaveni/DSC_7482.jpg" calcext:value-type="string">
            <text:p>./kuchyne/vybaveni/DSC_7482.jpg</text:p>
          </table:table-cell>
          <table:table-cell table:formula="of:=VLOOKUP(LEFT([.L109];IF(               ISNUMBER(FIND(&quot; &quot;;[.L109]));FIND(&quot; &quot;;[.L109])-1;LEN([.L10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09]+1" office:value-type="float" office:value="106" calcext:value-type="float">
            <text:p>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pesni nuz, otviraci</text:p>
          </table:table-cell>
          <table:table-cell office:value-type="string" calcext:value-type="string">
            <text:p>Mikov</text:p>
          </table:table-cell>
          <table:table-cell/>
          <table:table-cell table:formula="of:=[.E110]" office:value-type="float" office:value="0" calcext:value-type="float">
            <text:p>0</text:p>
          </table:table-cell>
          <table:table-cell table:style-name="ce46" table:formula="of:=IF([.G109]=&quot;&quot;;&quot;&quot;;[.G109])" office:value-type="string" office:string-value="n" calcext:value-type="string">
            <text:p>n</text:p>
          </table:table-cell>
          <table:table-cell table:style-name="ce46"/>
          <table:table-cell table:style-name="ce46" table:formula="of:=IF([.I109]=&quot;&quot;;&quot;&quot;;[.I109])" office:value-type="string" office:string-value="k" calcext:value-type="string">
            <text:p>k</text:p>
          </table:table-cell>
          <table:table-cell office:value-type="string" calcext:value-type="string">
            <text:p>strenka z kosti, nasakle kourem</text:p>
          </table:table-cell>
          <table:table-cell/>
          <table:table-cell table:style-name="ce57" table:formula="of:=IF([.L109]=&quot;&quot;;&quot;&quot;;[.L109])" office:value-type="string" office:string-value="DSC_7482.jpg" calcext:value-type="string">
            <text:p>DSC_7482.jpg</text:p>
          </table:table-cell>
          <table:table-cell table:formula="of:=IF([.L110]&lt;&gt;&quot;&quot;;HYPERLINK(CONCATENATE(&quot;file://&quot;;[.$J$2];&quot;/&quot;;[.N110];&quot;/&quot;;LEFT([.L110];IF(               ISNUMBER(FIND(&quot; &quot;;[.L110]));FIND(&quot; &quot;;[.L110])-1;LEN([.L110])       )                ));CONCATENATE([.N110];LEFT([.L110];IF(               ISNUMBER(FIND(&quot; &quot;;[.L110]));FIND(&quot; &quot;;[.L110])-1;LEN([.L110])       )                )) );[.M109])" office:value-type="string" office:string-value="./kuchyne/vybaveni/DSC_7482.jpg" calcext:value-type="string">
            <text:p>./kuchyne/vybaveni/DSC_7482.jpg</text:p>
          </table:table-cell>
          <table:table-cell table:formula="of:=VLOOKUP(LEFT([.L110];IF(               ISNUMBER(FIND(&quot; &quot;;[.L110]));FIND(&quot; &quot;;[.L110])-1;LEN([.L11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10]+1" office:value-type="float" office:value="107" calcext:value-type="float">
            <text:p>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uskovac</text:p>
          </table:table-cell>
          <table:table-cell office:value-type="string" calcext:value-type="string">
            <text:p>tescoma</text:p>
          </table:table-cell>
          <table:table-cell/>
          <table:table-cell table:formula="of:=[.E111]" office:value-type="float" office:value="0" calcext:value-type="float">
            <text:p>0</text:p>
          </table:table-cell>
          <table:table-cell table:style-name="ce46" table:formula="of:=IF([.G110]=&quot;&quot;;&quot;&quot;;[.G110])" office:value-type="string" office:string-value="n" calcext:value-type="string">
            <text:p>n</text:p>
          </table:table-cell>
          <table:table-cell table:style-name="ce46"/>
          <table:table-cell table:style-name="ce46" table:formula="of:=IF([.I110]=&quot;&quot;;&quot;&quot;;[.I110])" office:value-type="string" office:string-value="k" calcext:value-type="string">
            <text:p>k</text:p>
          </table:table-cell>
          <table:table-cell office:value-type="string" calcext:value-type="string">
            <text:p>plastova madla</text:p>
          </table:table-cell>
          <table:table-cell/>
          <table:table-cell table:style-name="ce57" table:formula="of:=IF([.L110]=&quot;&quot;;&quot;&quot;;[.L110])" office:value-type="string" office:string-value="DSC_7482.jpg" calcext:value-type="string">
            <text:p>DSC_7482.jpg</text:p>
          </table:table-cell>
          <table:table-cell table:formula="of:=IF([.L111]&lt;&gt;&quot;&quot;;HYPERLINK(CONCATENATE(&quot;file://&quot;;[.$J$2];&quot;/&quot;;[.N111];&quot;/&quot;;LEFT([.L111];IF(               ISNUMBER(FIND(&quot; &quot;;[.L111]));FIND(&quot; &quot;;[.L111])-1;LEN([.L111])       )                ));CONCATENATE([.N111];LEFT([.L111];IF(               ISNUMBER(FIND(&quot; &quot;;[.L111]));FIND(&quot; &quot;;[.L111])-1;LEN([.L111])       )                )) );[.M110])" office:value-type="string" office:string-value="./kuchyne/vybaveni/DSC_7482.jpg" calcext:value-type="string">
            <text:p>./kuchyne/vybaveni/DSC_7482.jpg</text:p>
          </table:table-cell>
          <table:table-cell table:formula="of:=VLOOKUP(LEFT([.L111];IF(               ISNUMBER(FIND(&quot; &quot;;[.L111]));FIND(&quot; &quot;;[.L111])-1;LEN([.L11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11]+1" office:value-type="float" office:value="108" calcext:value-type="float">
            <text:p>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beracky</text:p>
          </table:table-cell>
          <table:table-cell office:value-type="string" calcext:value-type="string">
            <text:p>tescoma</text:p>
          </table:table-cell>
          <table:table-cell/>
          <table:table-cell table:formula="of:=[.E112]" office:value-type="float" office:value="0" calcext:value-type="float">
            <text:p>0</text:p>
          </table:table-cell>
          <table:table-cell table:style-name="ce46" table:formula="of:=IF([.G111]=&quot;&quot;;&quot;&quot;;[.G111])" office:value-type="string" office:string-value="n" calcext:value-type="string">
            <text:p>n</text:p>
          </table:table-cell>
          <table:table-cell table:style-name="ce46"/>
          <table:table-cell table:style-name="ce46" table:formula="of:=IF([.I111]=&quot;&quot;;&quot;&quot;;[.I111])" office:value-type="string" office:string-value="k" calcext:value-type="string">
            <text:p>k</text:p>
          </table:table-cell>
          <table:table-cell office:value-type="string" calcext:value-type="string">
            <text:p>plastova madla</text:p>
          </table:table-cell>
          <table:table-cell/>
          <table:table-cell table:style-name="ce57" table:formula="of:=IF([.L111]=&quot;&quot;;&quot;&quot;;[.L111])" office:value-type="string" office:string-value="DSC_7482.jpg" calcext:value-type="string">
            <text:p>DSC_7482.jpg</text:p>
          </table:table-cell>
          <table:table-cell table:formula="of:=IF([.L112]&lt;&gt;&quot;&quot;;HYPERLINK(CONCATENATE(&quot;file://&quot;;[.$J$2];&quot;/&quot;;[.N112];&quot;/&quot;;LEFT([.L112];IF(               ISNUMBER(FIND(&quot; &quot;;[.L112]));FIND(&quot; &quot;;[.L112])-1;LEN([.L112])       )                ));CONCATENATE([.N112];LEFT([.L112];IF(               ISNUMBER(FIND(&quot; &quot;;[.L112]));FIND(&quot; &quot;;[.L112])-1;LEN([.L112])       )                )) );[.M111])" office:value-type="string" office:string-value="./kuchyne/vybaveni/DSC_7482.jpg" calcext:value-type="string">
            <text:p>./kuchyne/vybaveni/DSC_7482.jpg</text:p>
          </table:table-cell>
          <table:table-cell table:formula="of:=VLOOKUP(LEFT([.L112];IF(               ISNUMBER(FIND(&quot; &quot;;[.L112]));FIND(&quot; &quot;;[.L112])-1;LEN([.L11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12]+1"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jle</text:p>
          </table:table-cell>
          <table:table-cell table:number-columns-repeated="2"/>
          <table:table-cell table:formula="of:=[.E113]" office:value-type="float" office:value="0" calcext:value-type="float">
            <text:p>0</text:p>
          </table:table-cell>
          <table:table-cell table:style-name="ce46" table:formula="of:=IF([.G112]=&quot;&quot;;&quot;&quot;;[.G112])" office:value-type="string" office:string-value="n" calcext:value-type="string">
            <text:p>n</text:p>
          </table:table-cell>
          <table:table-cell table:style-name="ce46"/>
          <table:table-cell table:style-name="ce46" table:formula="of:=IF([.I112]=&quot;&quot;;&quot;&quot;;[.I11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12]=&quot;&quot;;&quot;&quot;;[.L112])" office:value-type="string" office:string-value="DSC_7482.jpg" calcext:value-type="string">
            <text:p>DSC_7482.jpg</text:p>
          </table:table-cell>
          <table:table-cell table:formula="of:=IF([.L113]&lt;&gt;&quot;&quot;;HYPERLINK(CONCATENATE(&quot;file://&quot;;[.$J$2];&quot;/&quot;;[.N113];&quot;/&quot;;LEFT([.L113];IF(               ISNUMBER(FIND(&quot; &quot;;[.L113]));FIND(&quot; &quot;;[.L113])-1;LEN([.L113])       )                ));CONCATENATE([.N113];LEFT([.L113];IF(               ISNUMBER(FIND(&quot; &quot;;[.L113]));FIND(&quot; &quot;;[.L113])-1;LEN([.L113])       )                )) );[.M112])" office:value-type="string" office:string-value="./kuchyne/vybaveni/DSC_7482.jpg" calcext:value-type="string">
            <text:p>./kuchyne/vybaveni/DSC_7482.jpg</text:p>
          </table:table-cell>
          <table:table-cell table:formula="of:=VLOOKUP(LEFT([.L113];IF(               ISNUMBER(FIND(&quot; &quot;;[.L113]));FIND(&quot; &quot;;[.L113])-1;LEN([.L11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13]+1" office:value-type="float" office:value="110" calcext:value-type="float">
            <text:p>1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c na testo</text:p>
          </table:table-cell>
          <table:table-cell table:number-columns-repeated="2"/>
          <table:table-cell table:formula="of:=[.E114]" office:value-type="float" office:value="0" calcext:value-type="float">
            <text:p>0</text:p>
          </table:table-cell>
          <table:table-cell table:style-name="ce46" table:formula="of:=IF([.G113]=&quot;&quot;;&quot;&quot;;[.G113])" office:value-type="string" office:string-value="n" calcext:value-type="string">
            <text:p>n</text:p>
          </table:table-cell>
          <table:table-cell table:style-name="ce46"/>
          <table:table-cell table:style-name="ce46" table:formula="of:=IF([.I113]=&quot;&quot;;&quot;&quot;;[.I11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13]=&quot;&quot;;&quot;&quot;;[.L113])" office:value-type="string" office:string-value="DSC_7482.jpg" calcext:value-type="string">
            <text:p>DSC_7482.jpg</text:p>
          </table:table-cell>
          <table:table-cell table:formula="of:=IF([.L114]&lt;&gt;&quot;&quot;;HYPERLINK(CONCATENATE(&quot;file://&quot;;[.$J$2];&quot;/&quot;;[.N114];&quot;/&quot;;LEFT([.L114];IF(               ISNUMBER(FIND(&quot; &quot;;[.L114]));FIND(&quot; &quot;;[.L114])-1;LEN([.L114])       )                ));CONCATENATE([.N114];LEFT([.L114];IF(               ISNUMBER(FIND(&quot; &quot;;[.L114]));FIND(&quot; &quot;;[.L114])-1;LEN([.L114])       )                )) );[.M113])" office:value-type="string" office:string-value="./kuchyne/vybaveni/DSC_7482.jpg" calcext:value-type="string">
            <text:p>./kuchyne/vybaveni/DSC_7482.jpg</text:p>
          </table:table-cell>
          <table:table-cell table:formula="of:=VLOOKUP(LEFT([.L114];IF(               ISNUMBER(FIND(&quot; &quot;;[.L114]));FIND(&quot; &quot;;[.L114])-1;LEN([.L11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14]+1"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tvoritka na pirohy</text:p>
          </table:table-cell>
          <table:table-cell table:number-columns-repeated="2"/>
          <table:table-cell table:formula="of:=[.E115]" office:value-type="float" office:value="0" calcext:value-type="float">
            <text:p>0</text:p>
          </table:table-cell>
          <table:table-cell table:style-name="ce46" table:formula="of:=IF([.G114]=&quot;&quot;;&quot;&quot;;[.G114])" office:value-type="string" office:string-value="n" calcext:value-type="string">
            <text:p>n</text:p>
          </table:table-cell>
          <table:table-cell table:style-name="ce46"/>
          <table:table-cell table:style-name="ce46" table:formula="of:=IF([.I114]=&quot;&quot;;&quot;&quot;;[.I114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490.jpg</text:p>
          </table:table-cell>
          <table:table-cell table:formula="of:=IF([.L115]&lt;&gt;&quot;&quot;;HYPERLINK(CONCATENATE(&quot;file://&quot;;[.$J$2];&quot;/&quot;;[.N115];&quot;/&quot;;LEFT([.L115];IF(               ISNUMBER(FIND(&quot; &quot;;[.L115]));FIND(&quot; &quot;;[.L115])-1;LEN([.L115])       )                ));CONCATENATE([.N115];LEFT([.L115];IF(               ISNUMBER(FIND(&quot; &quot;;[.L115]));FIND(&quot; &quot;;[.L115])-1;LEN([.L115])       )                )) );[.M114])" office:value-type="string" office:string-value="./kuchyne/vybaveni/DSC_7490.jpg" calcext:value-type="string">
            <text:p>./kuchyne/vybaveni/DSC_7490.jpg</text:p>
          </table:table-cell>
          <table:table-cell table:formula="of:=VLOOKUP(LEFT([.L115];IF(               ISNUMBER(FIND(&quot; &quot;;[.L115]));FIND(&quot; &quot;;[.L115])-1;LEN([.L11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15]+1"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uskovac obyc</text:p>
          </table:table-cell>
          <table:table-cell table:number-columns-repeated="2"/>
          <table:table-cell table:formula="of:=[.E116]" office:value-type="float" office:value="0" calcext:value-type="float">
            <text:p>0</text:p>
          </table:table-cell>
          <table:table-cell table:style-name="ce46" table:formula="of:=IF([.G115]=&quot;&quot;;&quot;&quot;;[.G115])" office:value-type="string" office:string-value="n" calcext:value-type="string">
            <text:p>n</text:p>
          </table:table-cell>
          <table:table-cell table:style-name="ce46"/>
          <table:table-cell table:style-name="ce46" table:formula="of:=IF([.I115]=&quot;&quot;;&quot;&quot;;[.I11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15]=&quot;&quot;;&quot;&quot;;[.L115])" office:value-type="string" office:string-value="DSC_7490.jpg" calcext:value-type="string">
            <text:p>DSC_7490.jpg</text:p>
          </table:table-cell>
          <table:table-cell table:formula="of:=IF([.L116]&lt;&gt;&quot;&quot;;HYPERLINK(CONCATENATE(&quot;file://&quot;;[.$J$2];&quot;/&quot;;[.N116];&quot;/&quot;;LEFT([.L116];IF(               ISNUMBER(FIND(&quot; &quot;;[.L116]));FIND(&quot; &quot;;[.L116])-1;LEN([.L116])       )                ));CONCATENATE([.N116];LEFT([.L116];IF(               ISNUMBER(FIND(&quot; &quot;;[.L116]));FIND(&quot; &quot;;[.L116])-1;LEN([.L116])       )                )) );[.M115])" office:value-type="string" office:string-value="./kuchyne/vybaveni/DSC_7490.jpg" calcext:value-type="string">
            <text:p>./kuchyne/vybaveni/DSC_7490.jpg</text:p>
          </table:table-cell>
          <table:table-cell table:formula="of:=VLOOKUP(LEFT([.L116];IF(               ISNUMBER(FIND(&quot; &quot;;[.L116]));FIND(&quot; &quot;;[.L116])-1;LEN([.L11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16]+1" office:value-type="float" office:value="113" calcext:value-type="float">
            <text:p>1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a odmerka</text:p>
          </table:table-cell>
          <table:table-cell office:value-type="string" calcext:value-type="string">
            <text:p>tescoma</text:p>
          </table:table-cell>
          <table:table-cell/>
          <table:table-cell table:formula="of:=[.E117]" office:value-type="float" office:value="0" calcext:value-type="float">
            <text:p>0</text:p>
          </table:table-cell>
          <table:table-cell table:style-name="ce46" table:formula="of:=IF([.G116]=&quot;&quot;;&quot;&quot;;[.G116])" office:value-type="string" office:string-value="n" calcext:value-type="string">
            <text:p>n</text:p>
          </table:table-cell>
          <table:table-cell table:style-name="ce46"/>
          <table:table-cell table:style-name="ce46" table:formula="of:=IF([.I116]=&quot;&quot;;&quot;&quot;;[.I11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16]=&quot;&quot;;&quot;&quot;;[.L116])" office:value-type="string" office:string-value="DSC_7490.jpg" calcext:value-type="string">
            <text:p>DSC_7490.jpg</text:p>
          </table:table-cell>
          <table:table-cell table:formula="of:=IF([.L117]&lt;&gt;&quot;&quot;;HYPERLINK(CONCATENATE(&quot;file://&quot;;[.$J$2];&quot;/&quot;;[.N117];&quot;/&quot;;LEFT([.L117];IF(               ISNUMBER(FIND(&quot; &quot;;[.L117]));FIND(&quot; &quot;;[.L117])-1;LEN([.L117])       )                ));CONCATENATE([.N117];LEFT([.L117];IF(               ISNUMBER(FIND(&quot; &quot;;[.L117]));FIND(&quot; &quot;;[.L117])-1;LEN([.L117])       )                )) );[.M116])" office:value-type="string" office:string-value="./kuchyne/vybaveni/DSC_7490.jpg" calcext:value-type="string">
            <text:p>./kuchyne/vybaveni/DSC_7490.jpg</text:p>
          </table:table-cell>
          <table:table-cell table:formula="of:=VLOOKUP(LEFT([.L117];IF(               ISNUMBER(FIND(&quot; &quot;;[.L117]));FIND(&quot; &quot;;[.L117])-1;LEN([.L11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17]+1" office:value-type="float" office:value="114" calcext:value-type="float">
            <text:p>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hozka na susi</text:p>
          </table:table-cell>
          <table:table-cell table:number-columns-repeated="2"/>
          <table:table-cell table:formula="of:=[.E118]" office:value-type="float" office:value="0" calcext:value-type="float">
            <text:p>0</text:p>
          </table:table-cell>
          <table:table-cell table:style-name="ce46" table:formula="of:=IF([.G117]=&quot;&quot;;&quot;&quot;;[.G117])" office:value-type="string" office:string-value="n" calcext:value-type="string">
            <text:p>n</text:p>
          </table:table-cell>
          <table:table-cell table:style-name="ce46"/>
          <table:table-cell table:style-name="ce46" table:formula="of:=IF([.I117]=&quot;&quot;;&quot;&quot;;[.I11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17]=&quot;&quot;;&quot;&quot;;[.L117])" office:value-type="string" office:string-value="DSC_7490.jpg" calcext:value-type="string">
            <text:p>DSC_7490.jpg</text:p>
          </table:table-cell>
          <table:table-cell table:formula="of:=IF([.L118]&lt;&gt;&quot;&quot;;HYPERLINK(CONCATENATE(&quot;file://&quot;;[.$J$2];&quot;/&quot;;[.N118];&quot;/&quot;;LEFT([.L118];IF(               ISNUMBER(FIND(&quot; &quot;;[.L118]));FIND(&quot; &quot;;[.L118])-1;LEN([.L118])       )                ));CONCATENATE([.N118];LEFT([.L118];IF(               ISNUMBER(FIND(&quot; &quot;;[.L118]));FIND(&quot; &quot;;[.L118])-1;LEN([.L118])       )                )) );[.M117])" office:value-type="string" office:string-value="./kuchyne/vybaveni/DSC_7490.jpg" calcext:value-type="string">
            <text:p>./kuchyne/vybaveni/DSC_7490.jpg</text:p>
          </table:table-cell>
          <table:table-cell table:formula="of:=VLOOKUP(LEFT([.L118];IF(               ISNUMBER(FIND(&quot; &quot;;[.L118]));FIND(&quot; &quot;;[.L118])-1;LEN([.L11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18]+1" office:value-type="float" office:value="115" calcext:value-type="float">
            <text:p>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ty papirove kelimky</text:p>
          </table:table-cell>
          <table:table-cell table:number-columns-repeated="2"/>
          <table:table-cell table:formula="of:=[.E119]" office:value-type="float" office:value="0" calcext:value-type="float">
            <text:p>0</text:p>
          </table:table-cell>
          <table:table-cell table:style-name="ce46" table:formula="of:=IF([.G118]=&quot;&quot;;&quot;&quot;;[.G118])" office:value-type="string" office:string-value="n" calcext:value-type="string">
            <text:p>n</text:p>
          </table:table-cell>
          <table:table-cell table:style-name="ce46"/>
          <table:table-cell table:style-name="ce46" table:formula="of:=IF([.I118]=&quot;&quot;;&quot;&quot;;[.I118])" office:value-type="string" office:string-value="k" calcext:value-type="string">
            <text:p>k</text:p>
          </table:table-cell>
          <table:table-cell office:value-type="string" calcext:value-type="string">
            <text:p>cca 20ks</text:p>
          </table:table-cell>
          <table:table-cell/>
          <table:table-cell table:style-name="ce57" office:value-type="string" calcext:value-type="string">
            <text:p>DSC_7491.jpg</text:p>
          </table:table-cell>
          <table:table-cell table:formula="of:=IF([.L119]&lt;&gt;&quot;&quot;;HYPERLINK(CONCATENATE(&quot;file://&quot;;[.$J$2];&quot;/&quot;;[.N119];&quot;/&quot;;LEFT([.L119];IF(               ISNUMBER(FIND(&quot; &quot;;[.L119]));FIND(&quot; &quot;;[.L119])-1;LEN([.L119])       )                ));CONCATENATE([.N119];LEFT([.L119];IF(               ISNUMBER(FIND(&quot; &quot;;[.L119]));FIND(&quot; &quot;;[.L119])-1;LEN([.L119])       )                )) );[.M118])" office:value-type="string" office:string-value="./kuchyne/vybaveni/DSC_7491.jpg" calcext:value-type="string">
            <text:p>./kuchyne/vybaveni/DSC_7491.jpg</text:p>
          </table:table-cell>
          <table:table-cell table:formula="of:=VLOOKUP(LEFT([.L119];IF(               ISNUMBER(FIND(&quot; &quot;;[.L119]));FIND(&quot; &quot;;[.L119])-1;LEN([.L11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19]+1" office:value-type="float" office:value="116" calcext:value-type="float">
            <text:p>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bovkova forma</text:p>
          </table:table-cell>
          <table:table-cell table:number-columns-repeated="2"/>
          <table:table-cell table:formula="of:=[.E120]" office:value-type="float" office:value="0" calcext:value-type="float">
            <text:p>0</text:p>
          </table:table-cell>
          <table:table-cell table:style-name="ce46" table:formula="of:=IF([.G119]=&quot;&quot;;&quot;&quot;;[.G119])" office:value-type="string" office:string-value="n" calcext:value-type="string">
            <text:p>n</text:p>
          </table:table-cell>
          <table:table-cell table:style-name="ce46"/>
          <table:table-cell table:style-name="ce46" table:formula="of:=IF([.I119]=&quot;&quot;;&quot;&quot;;[.I119])" office:value-type="string" office:string-value="k" calcext:value-type="string">
            <text:p>k</text:p>
          </table:table-cell>
          <table:table-cell office:value-type="string" calcext:value-type="string">
            <text:p>teflon, karcinogeni castice v mastnote a skvirach</text:p>
          </table:table-cell>
          <table:table-cell/>
          <table:table-cell table:style-name="ce57" table:formula="of:=IF([.L119]=&quot;&quot;;&quot;&quot;;[.L119])" office:value-type="string" office:string-value="DSC_7491.jpg" calcext:value-type="string">
            <text:p>DSC_7491.jpg</text:p>
          </table:table-cell>
          <table:table-cell table:formula="of:=IF([.L120]&lt;&gt;&quot;&quot;;HYPERLINK(CONCATENATE(&quot;file://&quot;;[.$J$2];&quot;/&quot;;[.N120];&quot;/&quot;;LEFT([.L120];IF(               ISNUMBER(FIND(&quot; &quot;;[.L120]));FIND(&quot; &quot;;[.L120])-1;LEN([.L120])       )                ));CONCATENATE([.N120];LEFT([.L120];IF(               ISNUMBER(FIND(&quot; &quot;;[.L120]));FIND(&quot; &quot;;[.L120])-1;LEN([.L120])       )                )) );[.M119])" office:value-type="string" office:string-value="./kuchyne/vybaveni/DSC_7491.jpg" calcext:value-type="string">
            <text:p>./kuchyne/vybaveni/DSC_7491.jpg</text:p>
          </table:table-cell>
          <table:table-cell table:formula="of:=VLOOKUP(LEFT([.L120];IF(               ISNUMBER(FIND(&quot; &quot;;[.L120]));FIND(&quot; &quot;;[.L120])-1;LEN([.L12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20]+1" office:value-type="float" office:value="117" calcext:value-type="float">
            <text:p>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prostirani 2x ks.</text:p>
          </table:table-cell>
          <table:table-cell office:value-type="string" calcext:value-type="string">
            <text:p>ikea</text:p>
          </table:table-cell>
          <table:table-cell/>
          <table:table-cell table:formula="of:=[.E121]" office:value-type="float" office:value="0" calcext:value-type="float">
            <text:p>0</text:p>
          </table:table-cell>
          <table:table-cell table:style-name="ce46" table:formula="of:=IF([.G120]=&quot;&quot;;&quot;&quot;;[.G120])" office:value-type="string" office:string-value="n" calcext:value-type="string">
            <text:p>n</text:p>
          </table:table-cell>
          <table:table-cell table:style-name="ce46"/>
          <table:table-cell table:style-name="ce46" table:formula="of:=IF([.I120]=&quot;&quot;;&quot;&quot;;[.I120])" office:value-type="string" office:string-value="k" calcext:value-type="string">
            <text:p>k</text:p>
          </table:table-cell>
          <table:table-cell office:value-type="string" calcext:value-type="string">
            <text:p>latkove, zlute</text:p>
          </table:table-cell>
          <table:table-cell/>
          <table:table-cell table:style-name="ce57" table:formula="of:=IF([.L120]=&quot;&quot;;&quot;&quot;;[.L120])" office:value-type="string" office:string-value="DSC_7491.jpg" calcext:value-type="string">
            <text:p>DSC_7491.jpg</text:p>
          </table:table-cell>
          <table:table-cell table:formula="of:=IF([.L121]&lt;&gt;&quot;&quot;;HYPERLINK(CONCATENATE(&quot;file://&quot;;[.$J$2];&quot;/&quot;;[.N121];&quot;/&quot;;LEFT([.L121];IF(               ISNUMBER(FIND(&quot; &quot;;[.L121]));FIND(&quot; &quot;;[.L121])-1;LEN([.L121])       )                ));CONCATENATE([.N121];LEFT([.L121];IF(               ISNUMBER(FIND(&quot; &quot;;[.L121]));FIND(&quot; &quot;;[.L121])-1;LEN([.L121])       )                )) );[.M120])" office:value-type="string" office:string-value="./kuchyne/vybaveni/DSC_7491.jpg" calcext:value-type="string">
            <text:p>./kuchyne/vybaveni/DSC_7491.jpg</text:p>
          </table:table-cell>
          <table:table-cell table:formula="of:=VLOOKUP(LEFT([.L121];IF(               ISNUMBER(FIND(&quot; &quot;;[.L121]));FIND(&quot; &quot;;[.L121])-1;LEN([.L12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21]+1" office:value-type="float" office:value="118" calcext:value-type="float">
            <text:p>1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prostirani 4x ks.</text:p>
          </table:table-cell>
          <table:table-cell office:value-type="string" calcext:value-type="string">
            <text:p>ikea</text:p>
          </table:table-cell>
          <table:table-cell/>
          <table:table-cell table:formula="of:=[.E122]" office:value-type="float" office:value="0" calcext:value-type="float">
            <text:p>0</text:p>
          </table:table-cell>
          <table:table-cell table:style-name="ce46" table:formula="of:=IF([.G121]=&quot;&quot;;&quot;&quot;;[.G121])" office:value-type="string" office:string-value="n" calcext:value-type="string">
            <text:p>n</text:p>
          </table:table-cell>
          <table:table-cell table:style-name="ce46"/>
          <table:table-cell table:style-name="ce46" table:formula="of:=IF([.I121]=&quot;&quot;;&quot;&quot;;[.I121])" office:value-type="string" office:string-value="k" calcext:value-type="string">
            <text:p>k</text:p>
          </table:table-cell>
          <table:table-cell office:value-type="string" calcext:value-type="string">
            <text:p>plastove</text:p>
          </table:table-cell>
          <table:table-cell/>
          <table:table-cell table:style-name="ce57" table:formula="of:=IF([.L121]=&quot;&quot;;&quot;&quot;;[.L121])" office:value-type="string" office:string-value="DSC_7491.jpg" calcext:value-type="string">
            <text:p>DSC_7491.jpg</text:p>
          </table:table-cell>
          <table:table-cell table:formula="of:=IF([.L122]&lt;&gt;&quot;&quot;;HYPERLINK(CONCATENATE(&quot;file://&quot;;[.$J$2];&quot;/&quot;;[.N122];&quot;/&quot;;LEFT([.L122];IF(               ISNUMBER(FIND(&quot; &quot;;[.L122]));FIND(&quot; &quot;;[.L122])-1;LEN([.L122])       )                ));CONCATENATE([.N122];LEFT([.L122];IF(               ISNUMBER(FIND(&quot; &quot;;[.L122]));FIND(&quot; &quot;;[.L122])-1;LEN([.L122])       )                )) );[.M121])" office:value-type="string" office:string-value="./kuchyne/vybaveni/DSC_7491.jpg" calcext:value-type="string">
            <text:p>./kuchyne/vybaveni/DSC_7491.jpg</text:p>
          </table:table-cell>
          <table:table-cell table:formula="of:=VLOOKUP(LEFT([.L122];IF(               ISNUMBER(FIND(&quot; &quot;;[.L122]));FIND(&quot; &quot;;[.L122])-1;LEN([.L12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22]+1" office:value-type="float" office:value="119" calcext:value-type="float">
            <text:p>1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jec na jablka</text:p>
          </table:table-cell>
          <table:table-cell office:value-type="string" calcext:value-type="string">
            <text:p>tescoma</text:p>
          </table:table-cell>
          <table:table-cell/>
          <table:table-cell table:formula="of:=[.E123]" office:value-type="float" office:value="0" calcext:value-type="float">
            <text:p>0</text:p>
          </table:table-cell>
          <table:table-cell table:style-name="ce46" table:formula="of:=IF([.G122]=&quot;&quot;;&quot;&quot;;[.G122])" office:value-type="string" office:string-value="n" calcext:value-type="string">
            <text:p>n</text:p>
          </table:table-cell>
          <table:table-cell table:style-name="ce46"/>
          <table:table-cell table:style-name="ce46" table:formula="of:=IF([.I122]=&quot;&quot;;&quot;&quot;;[.I12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22]=&quot;&quot;;&quot;&quot;;[.L122])" office:value-type="string" office:string-value="DSC_7491.jpg" calcext:value-type="string">
            <text:p>DSC_7491.jpg</text:p>
          </table:table-cell>
          <table:table-cell table:formula="of:=IF([.L123]&lt;&gt;&quot;&quot;;HYPERLINK(CONCATENATE(&quot;file://&quot;;[.$J$2];&quot;/&quot;;[.N123];&quot;/&quot;;LEFT([.L123];IF(               ISNUMBER(FIND(&quot; &quot;;[.L123]));FIND(&quot; &quot;;[.L123])-1;LEN([.L123])       )                ));CONCATENATE([.N123];LEFT([.L123];IF(               ISNUMBER(FIND(&quot; &quot;;[.L123]));FIND(&quot; &quot;;[.L123])-1;LEN([.L123])       )                )) );[.M122])" office:value-type="string" office:string-value="./kuchyne/vybaveni/DSC_7491.jpg" calcext:value-type="string">
            <text:p>./kuchyne/vybaveni/DSC_7491.jpg</text:p>
          </table:table-cell>
          <table:table-cell table:formula="of:=VLOOKUP(LEFT([.L123];IF(               ISNUMBER(FIND(&quot; &quot;;[.L123]));FIND(&quot; &quot;;[.L123])-1;LEN([.L12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23]+1"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kacek kuchynsky</text:p>
          </table:table-cell>
          <table:table-cell table:number-columns-repeated="2"/>
          <table:table-cell table:formula="of:=[.E124]" office:value-type="float" office:value="0" calcext:value-type="float">
            <text:p>0</text:p>
          </table:table-cell>
          <table:table-cell table:style-name="ce46" table:formula="of:=IF([.G123]=&quot;&quot;;&quot;&quot;;[.G123])" office:value-type="string" office:string-value="n" calcext:value-type="string">
            <text:p>n</text:p>
          </table:table-cell>
          <table:table-cell table:style-name="ce46"/>
          <table:table-cell table:style-name="ce46" table:formula="of:=IF([.I123]=&quot;&quot;;&quot;&quot;;[.I12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23]=&quot;&quot;;&quot;&quot;;[.L123])" office:value-type="string" office:string-value="DSC_7491.jpg" calcext:value-type="string">
            <text:p>DSC_7491.jpg</text:p>
          </table:table-cell>
          <table:table-cell table:formula="of:=IF([.L124]&lt;&gt;&quot;&quot;;HYPERLINK(CONCATENATE(&quot;file://&quot;;[.$J$2];&quot;/&quot;;[.N124];&quot;/&quot;;LEFT([.L124];IF(               ISNUMBER(FIND(&quot; &quot;;[.L124]));FIND(&quot; &quot;;[.L124])-1;LEN([.L124])       )                ));CONCATENATE([.N124];LEFT([.L124];IF(               ISNUMBER(FIND(&quot; &quot;;[.L124]));FIND(&quot; &quot;;[.L124])-1;LEN([.L124])       )                )) );[.M123])" office:value-type="string" office:string-value="./kuchyne/vybaveni/DSC_7491.jpg" calcext:value-type="string">
            <text:p>./kuchyne/vybaveni/DSC_7491.jpg</text:p>
          </table:table-cell>
          <table:table-cell table:formula="of:=VLOOKUP(LEFT([.L124];IF(               ISNUMBER(FIND(&quot; &quot;;[.L124]));FIND(&quot; &quot;;[.L124])-1;LEN([.L12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24]+1"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sada nozu</text:p>
          </table:table-cell>
          <table:table-cell office:value-type="string" calcext:value-type="string">
            <text:p>ceres?</text:p>
          </table:table-cell>
          <table:table-cell/>
          <table:table-cell table:formula="of:=[.E125]" office:value-type="float" office:value="0" calcext:value-type="float">
            <text:p>0</text:p>
          </table:table-cell>
          <table:table-cell table:style-name="ce46" table:formula="of:=IF([.G124]=&quot;&quot;;&quot;&quot;;[.G124])" office:value-type="string" office:string-value="n" calcext:value-type="string">
            <text:p>n</text:p>
          </table:table-cell>
          <table:table-cell table:style-name="ce46"/>
          <table:table-cell table:style-name="ce46" table:formula="of:=IF([.I124]=&quot;&quot;;&quot;&quot;;[.I124])" office:value-type="string" office:string-value="k" calcext:value-type="string">
            <text:p>k</text:p>
          </table:table-cell>
          <table:table-cell office:value-type="string" calcext:value-type="string">
            <text:p>plastova madla nacichnuta</text:p>
          </table:table-cell>
          <table:table-cell/>
          <table:table-cell table:style-name="ce57" office:value-type="string" calcext:value-type="string">
            <text:p>DSC_7492.jpg</text:p>
          </table:table-cell>
          <table:table-cell table:formula="of:=IF([.L125]&lt;&gt;&quot;&quot;;HYPERLINK(CONCATENATE(&quot;file://&quot;;[.$J$2];&quot;/&quot;;[.N125];&quot;/&quot;;LEFT([.L125];IF(               ISNUMBER(FIND(&quot; &quot;;[.L125]));FIND(&quot; &quot;;[.L125])-1;LEN([.L125])       )                ));CONCATENATE([.N125];LEFT([.L125];IF(               ISNUMBER(FIND(&quot; &quot;;[.L125]));FIND(&quot; &quot;;[.L125])-1;LEN([.L125])       )                )) );[.M124])" office:value-type="string" office:string-value="./kuchyne/vybaveni/DSC_7492.jpg" calcext:value-type="string">
            <text:p>./kuchyne/vybaveni/DSC_7492.jpg</text:p>
          </table:table-cell>
          <table:table-cell table:formula="of:=VLOOKUP(LEFT([.L125];IF(               ISNUMBER(FIND(&quot; &quot;;[.L125]));FIND(&quot; &quot;;[.L125])-1;LEN([.L12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25]+1" office:value-type="float" office:value="122" calcext:value-type="float">
            <text:p>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y pribor 1r</text:p>
          </table:table-cell>
          <table:table-cell office:value-type="string" calcext:value-type="string">
            <text:p>tescoma</text:p>
          </table:table-cell>
          <table:table-cell/>
          <table:table-cell table:formula="of:=[.E126]" office:value-type="float" office:value="0" calcext:value-type="float">
            <text:p>0</text:p>
          </table:table-cell>
          <table:table-cell table:style-name="ce46" table:formula="of:=IF([.G125]=&quot;&quot;;&quot;&quot;;[.G125])" office:value-type="string" office:string-value="n" calcext:value-type="string">
            <text:p>n</text:p>
          </table:table-cell>
          <table:table-cell table:style-name="ce46"/>
          <table:table-cell table:style-name="ce46" table:formula="of:=IF([.I125]=&quot;&quot;;&quot;&quot;;[.I125])" office:value-type="string" office:string-value="k" calcext:value-type="string">
            <text:p>k</text:p>
          </table:table-cell>
          <table:table-cell office:value-type="string" calcext:value-type="string">
            <text:p>vidlicka,lzice, nus – plastove zlude madlo</text:p>
          </table:table-cell>
          <table:table-cell/>
          <table:table-cell table:style-name="ce57" table:formula="of:=IF([.L125]=&quot;&quot;;&quot;&quot;;[.L125])" office:value-type="string" office:string-value="DSC_7492.jpg" calcext:value-type="string">
            <text:p>DSC_7492.jpg</text:p>
          </table:table-cell>
          <table:table-cell table:formula="of:=IF([.L126]&lt;&gt;&quot;&quot;;HYPERLINK(CONCATENATE(&quot;file://&quot;;[.$J$2];&quot;/&quot;;[.N126];&quot;/&quot;;LEFT([.L126];IF(               ISNUMBER(FIND(&quot; &quot;;[.L126]));FIND(&quot; &quot;;[.L126])-1;LEN([.L126])       )                ));CONCATENATE([.N126];LEFT([.L126];IF(               ISNUMBER(FIND(&quot; &quot;;[.L126]));FIND(&quot; &quot;;[.L126])-1;LEN([.L126])       )                )) );[.M125])" office:value-type="string" office:string-value="./kuchyne/vybaveni/DSC_7492.jpg" calcext:value-type="string">
            <text:p>./kuchyne/vybaveni/DSC_7492.jpg</text:p>
          </table:table-cell>
          <table:table-cell table:formula="of:=VLOOKUP(LEFT([.L126];IF(               ISNUMBER(FIND(&quot; &quot;;[.L126]));FIND(&quot; &quot;;[.L126])-1;LEN([.L12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26]+1" office:value-type="float" office:value="123" calcext:value-type="float">
            <text:p>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lzicky</text:p>
          </table:table-cell>
          <table:table-cell office:value-type="string" calcext:value-type="string">
            <text:p>tescoma</text:p>
          </table:table-cell>
          <table:table-cell/>
          <table:table-cell table:formula="of:=[.E127]" office:value-type="float" office:value="0" calcext:value-type="float">
            <text:p>0</text:p>
          </table:table-cell>
          <table:table-cell table:style-name="ce46" table:formula="of:=IF([.G126]=&quot;&quot;;&quot;&quot;;[.G126])" office:value-type="string" office:string-value="n" calcext:value-type="string">
            <text:p>n</text:p>
          </table:table-cell>
          <table:table-cell table:style-name="ce46"/>
          <table:table-cell table:style-name="ce46" table:formula="of:=IF([.I126]=&quot;&quot;;&quot;&quot;;[.I126])" office:value-type="string" office:string-value="k" calcext:value-type="string">
            <text:p>k</text:p>
          </table:table-cell>
          <table:table-cell office:value-type="string" calcext:value-type="string">
            <text:p>cca 3ks (vetsi a mensi)</text:p>
          </table:table-cell>
          <table:table-cell/>
          <table:table-cell table:style-name="ce57" table:formula="of:=IF([.L126]=&quot;&quot;;&quot;&quot;;[.L126])" office:value-type="string" office:string-value="DSC_7492.jpg" calcext:value-type="string">
            <text:p>DSC_7492.jpg</text:p>
          </table:table-cell>
          <table:table-cell table:formula="of:=IF([.L127]&lt;&gt;&quot;&quot;;HYPERLINK(CONCATENATE(&quot;file://&quot;;[.$J$2];&quot;/&quot;;[.N127];&quot;/&quot;;LEFT([.L127];IF(               ISNUMBER(FIND(&quot; &quot;;[.L127]));FIND(&quot; &quot;;[.L127])-1;LEN([.L127])       )                ));CONCATENATE([.N127];LEFT([.L127];IF(               ISNUMBER(FIND(&quot; &quot;;[.L127]));FIND(&quot; &quot;;[.L127])-1;LEN([.L127])       )                )) );[.M126])" office:value-type="string" office:string-value="./kuchyne/vybaveni/DSC_7492.jpg" calcext:value-type="string">
            <text:p>./kuchyne/vybaveni/DSC_7492.jpg</text:p>
          </table:table-cell>
          <table:table-cell table:formula="of:=VLOOKUP(LEFT([.L127];IF(               ISNUMBER(FIND(&quot; &quot;;[.L127]));FIND(&quot; &quot;;[.L127])-1;LEN([.L12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27]+1" office:value-type="float" office:value="124" calcext:value-type="float">
            <text:p>1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skrabka</text:p>
          </table:table-cell>
          <table:table-cell table:number-columns-repeated="2"/>
          <table:table-cell table:formula="of:=[.E128]" office:value-type="float" office:value="0" calcext:value-type="float">
            <text:p>0</text:p>
          </table:table-cell>
          <table:table-cell table:style-name="ce46" table:formula="of:=IF([.G127]=&quot;&quot;;&quot;&quot;;[.G127])" office:value-type="string" office:string-value="n" calcext:value-type="string">
            <text:p>n</text:p>
          </table:table-cell>
          <table:table-cell table:style-name="ce46"/>
          <table:table-cell table:style-name="ce46" table:formula="of:=IF([.I127]=&quot;&quot;;&quot;&quot;;[.I127])" office:value-type="string" office:string-value="k" calcext:value-type="string">
            <text:p>k</text:p>
          </table:table-cell>
          <table:table-cell office:value-type="string" calcext:value-type="string">
            <text:p>plastove madla nacichnuta</text:p>
          </table:table-cell>
          <table:table-cell/>
          <table:table-cell table:style-name="ce57" table:formula="of:=IF([.L127]=&quot;&quot;;&quot;&quot;;[.L127])" office:value-type="string" office:string-value="DSC_7492.jpg" calcext:value-type="string">
            <text:p>DSC_7492.jpg</text:p>
          </table:table-cell>
          <table:table-cell table:formula="of:=IF([.L128]&lt;&gt;&quot;&quot;;HYPERLINK(CONCATENATE(&quot;file://&quot;;[.$J$2];&quot;/&quot;;[.N128];&quot;/&quot;;LEFT([.L128];IF(               ISNUMBER(FIND(&quot; &quot;;[.L128]));FIND(&quot; &quot;;[.L128])-1;LEN([.L128])       )                ));CONCATENATE([.N128];LEFT([.L128];IF(               ISNUMBER(FIND(&quot; &quot;;[.L128]));FIND(&quot; &quot;;[.L128])-1;LEN([.L128])       )                )) );[.M127])" office:value-type="string" office:string-value="./kuchyne/vybaveni/DSC_7492.jpg" calcext:value-type="string">
            <text:p>./kuchyne/vybaveni/DSC_7492.jpg</text:p>
          </table:table-cell>
          <table:table-cell table:formula="of:=VLOOKUP(LEFT([.L128];IF(               ISNUMBER(FIND(&quot; &quot;;[.L128]));FIND(&quot; &quot;;[.L128])-1;LEN([.L12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28]+1"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y nuz na maslo</text:p>
          </table:table-cell>
          <table:table-cell table:number-columns-repeated="2"/>
          <table:table-cell table:formula="of:=[.E129]" office:value-type="float" office:value="0" calcext:value-type="float">
            <text:p>0</text:p>
          </table:table-cell>
          <table:table-cell table:style-name="ce46" table:formula="of:=IF([.G128]=&quot;&quot;;&quot;&quot;;[.G128])" office:value-type="string" office:string-value="n" calcext:value-type="string">
            <text:p>n</text:p>
          </table:table-cell>
          <table:table-cell table:style-name="ce46"/>
          <table:table-cell table:style-name="ce46" table:formula="of:=IF([.I128]=&quot;&quot;;&quot;&quot;;[.I128])" office:value-type="string" office:string-value="k" calcext:value-type="string">
            <text:p>k</text:p>
          </table:table-cell>
          <table:table-cell office:value-type="string" calcext:value-type="string">
            <text:p>nacichnut, jemne nelze odstranit</text:p>
          </table:table-cell>
          <table:table-cell/>
          <table:table-cell table:style-name="ce57" table:formula="of:=IF([.L128]=&quot;&quot;;&quot;&quot;;[.L128])" office:value-type="string" office:string-value="DSC_7492.jpg" calcext:value-type="string">
            <text:p>DSC_7492.jpg</text:p>
          </table:table-cell>
          <table:table-cell table:formula="of:=IF([.L129]&lt;&gt;&quot;&quot;;HYPERLINK(CONCATENATE(&quot;file://&quot;;[.$J$2];&quot;/&quot;;[.N129];&quot;/&quot;;LEFT([.L129];IF(               ISNUMBER(FIND(&quot; &quot;;[.L129]));FIND(&quot; &quot;;[.L129])-1;LEN([.L129])       )                ));CONCATENATE([.N129];LEFT([.L129];IF(               ISNUMBER(FIND(&quot; &quot;;[.L129]));FIND(&quot; &quot;;[.L129])-1;LEN([.L129])       )                )) );[.M128])" office:value-type="string" office:string-value="./kuchyne/vybaveni/DSC_7492.jpg" calcext:value-type="string">
            <text:p>./kuchyne/vybaveni/DSC_7492.jpg</text:p>
          </table:table-cell>
          <table:table-cell table:formula="of:=VLOOKUP(LEFT([.L129];IF(               ISNUMBER(FIND(&quot; &quot;;[.L129]));FIND(&quot; &quot;;[.L129])-1;LEN([.L12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29]+1" office:value-type="float" office:value="126" calcext:value-type="float">
            <text:p>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ozu</text:p>
          </table:table-cell>
          <table:table-cell office:value-type="string" calcext:value-type="string">
            <text:p>tescoma (prevazne)</text:p>
          </table:table-cell>
          <table:table-cell/>
          <table:table-cell table:formula="of:=[.E130]" office:value-type="float" office:value="0" calcext:value-type="float">
            <text:p>0</text:p>
          </table:table-cell>
          <table:table-cell table:style-name="ce46" table:formula="of:=IF([.G129]=&quot;&quot;;&quot;&quot;;[.G129])" office:value-type="string" office:string-value="n" calcext:value-type="string">
            <text:p>n</text:p>
          </table:table-cell>
          <table:table-cell table:style-name="ce46"/>
          <table:table-cell table:style-name="ce46" table:formula="of:=IF([.I129]=&quot;&quot;;&quot;&quot;;[.I129])" office:value-type="string" office:string-value="k" calcext:value-type="string">
            <text:p>k</text:p>
          </table:table-cell>
          <table:table-cell office:value-type="string" calcext:value-type="string">
            <text:p>10ks, sada</text:p>
          </table:table-cell>
          <table:table-cell/>
          <table:table-cell table:style-name="ce57" table:formula="of:=IF([.L129]=&quot;&quot;;&quot;&quot;;[.L129])" office:value-type="string" office:string-value="DSC_7492.jpg" calcext:value-type="string">
            <text:p>DSC_7492.jpg</text:p>
          </table:table-cell>
          <table:table-cell table:formula="of:=IF([.L130]&lt;&gt;&quot;&quot;;HYPERLINK(CONCATENATE(&quot;file://&quot;;[.$J$2];&quot;/&quot;;[.N130];&quot;/&quot;;LEFT([.L130];IF(               ISNUMBER(FIND(&quot; &quot;;[.L130]));FIND(&quot; &quot;;[.L130])-1;LEN([.L130])       )                ));CONCATENATE([.N130];LEFT([.L130];IF(               ISNUMBER(FIND(&quot; &quot;;[.L130]));FIND(&quot; &quot;;[.L130])-1;LEN([.L130])       )                )) );[.M129])" office:value-type="string" office:string-value="./kuchyne/vybaveni/DSC_7492.jpg" calcext:value-type="string">
            <text:p>./kuchyne/vybaveni/DSC_7492.jpg</text:p>
          </table:table-cell>
          <table:table-cell table:formula="of:=VLOOKUP(LEFT([.L130];IF(               ISNUMBER(FIND(&quot; &quot;;[.L130]));FIND(&quot; &quot;;[.L130])-1;LEN([.L13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30]+1" office:value-type="float" office:value="127" calcext:value-type="float">
            <text:p>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tic na mochito</text:p>
          </table:table-cell>
          <table:table-cell office:value-type="string" calcext:value-type="string">
            <text:p>WMF</text:p>
          </table:table-cell>
          <table:table-cell/>
          <table:table-cell table:formula="of:=[.E131]" office:value-type="float" office:value="0" calcext:value-type="float">
            <text:p>0</text:p>
          </table:table-cell>
          <table:table-cell table:style-name="ce46" table:formula="of:=IF([.G130]=&quot;&quot;;&quot;&quot;;[.G130])" office:value-type="string" office:string-value="n" calcext:value-type="string">
            <text:p>n</text:p>
          </table:table-cell>
          <table:table-cell table:style-name="ce46"/>
          <table:table-cell table:style-name="ce46" table:formula="of:=IF([.I130]=&quot;&quot;;&quot;&quot;;[.I130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490.jpg</text:p>
          </table:table-cell>
          <table:table-cell table:formula="of:=IF([.L131]&lt;&gt;&quot;&quot;;HYPERLINK(CONCATENATE(&quot;file://&quot;;[.$J$2];&quot;/&quot;;[.N131];&quot;/&quot;;LEFT([.L131];IF(               ISNUMBER(FIND(&quot; &quot;;[.L131]));FIND(&quot; &quot;;[.L131])-1;LEN([.L131])       )                ));CONCATENATE([.N131];LEFT([.L131];IF(               ISNUMBER(FIND(&quot; &quot;;[.L131]));FIND(&quot; &quot;;[.L131])-1;LEN([.L131])       )                )) );[.M130])" office:value-type="string" office:string-value="./kuchyne/vybaveni/DSC_7490.jpg" calcext:value-type="string">
            <text:p>./kuchyne/vybaveni/DSC_7490.jpg</text:p>
          </table:table-cell>
          <table:table-cell table:formula="of:=VLOOKUP(LEFT([.L131];IF(               ISNUMBER(FIND(&quot; &quot;;[.L131]));FIND(&quot; &quot;;[.L131])-1;LEN([.L13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31]+1" office:value-type="float" office:value="128" calcext:value-type="float">
            <text:p>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cka na mochito</text:p>
          </table:table-cell>
          <table:table-cell office:value-type="string" calcext:value-type="string">
            <text:p>WMF</text:p>
          </table:table-cell>
          <table:table-cell/>
          <table:table-cell table:formula="of:=[.E132]" office:value-type="float" office:value="0" calcext:value-type="float">
            <text:p>0</text:p>
          </table:table-cell>
          <table:table-cell table:style-name="ce46" table:formula="of:=IF([.G131]=&quot;&quot;;&quot;&quot;;[.G131])" office:value-type="string" office:string-value="n" calcext:value-type="string">
            <text:p>n</text:p>
          </table:table-cell>
          <table:table-cell table:style-name="ce46"/>
          <table:table-cell table:style-name="ce46" table:formula="of:=IF([.I131]=&quot;&quot;;&quot;&quot;;[.I131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490.jpg</text:p>
          </table:table-cell>
          <table:table-cell table:formula="of:=IF([.L132]&lt;&gt;&quot;&quot;;HYPERLINK(CONCATENATE(&quot;file://&quot;;[.$J$2];&quot;/&quot;;[.N132];&quot;/&quot;;LEFT([.L132];IF(               ISNUMBER(FIND(&quot; &quot;;[.L132]));FIND(&quot; &quot;;[.L132])-1;LEN([.L132])       )                ));CONCATENATE([.N132];LEFT([.L132];IF(               ISNUMBER(FIND(&quot; &quot;;[.L132]));FIND(&quot; &quot;;[.L132])-1;LEN([.L132])       )                )) );[.M131])" office:value-type="string" office:string-value="./kuchyne/vybaveni/DSC_7490.jpg" calcext:value-type="string">
            <text:p>./kuchyne/vybaveni/DSC_7490.jpg</text:p>
          </table:table-cell>
          <table:table-cell table:formula="of:=VLOOKUP(LEFT([.L132];IF(               ISNUMBER(FIND(&quot; &quot;;[.L132]));FIND(&quot; &quot;;[.L132])-1;LEN([.L13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32]+1"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pac na brambory</text:p>
          </table:table-cell>
          <table:table-cell office:value-type="string" calcext:value-type="string">
            <text:p>obyc</text:p>
          </table:table-cell>
          <table:table-cell/>
          <table:table-cell table:formula="of:=[.E133]" office:value-type="float" office:value="0" calcext:value-type="float">
            <text:p>0</text:p>
          </table:table-cell>
          <table:table-cell table:style-name="ce46" table:formula="of:=IF([.G132]=&quot;&quot;;&quot;&quot;;[.G132])" office:value-type="string" office:string-value="n" calcext:value-type="string">
            <text:p>n</text:p>
          </table:table-cell>
          <table:table-cell table:style-name="ce46"/>
          <table:table-cell table:style-name="ce46" table:formula="of:=IF([.I132]=&quot;&quot;;&quot;&quot;;[.I132])" office:value-type="string" office:string-value="k" calcext:value-type="string">
            <text:p>k</text:p>
          </table:table-cell>
          <table:table-cell office:value-type="string" calcext:value-type="string">
            <text:p>plastove madlo, zelene</text:p>
          </table:table-cell>
          <table:table-cell/>
          <table:table-cell table:style-name="ce57" office:value-type="string" calcext:value-type="string">
            <text:p>DSC_7492.jpg</text:p>
          </table:table-cell>
          <table:table-cell table:formula="of:=IF([.L133]&lt;&gt;&quot;&quot;;HYPERLINK(CONCATENATE(&quot;file://&quot;;[.$J$2];&quot;/&quot;;[.N133];&quot;/&quot;;LEFT([.L133];IF(               ISNUMBER(FIND(&quot; &quot;;[.L133]));FIND(&quot; &quot;;[.L133])-1;LEN([.L133])       )                ));CONCATENATE([.N133];LEFT([.L133];IF(               ISNUMBER(FIND(&quot; &quot;;[.L133]));FIND(&quot; &quot;;[.L133])-1;LEN([.L133])       )                )) );[.M132])" office:value-type="string" office:string-value="./kuchyne/vybaveni/DSC_7492.jpg" calcext:value-type="string">
            <text:p>./kuchyne/vybaveni/DSC_7492.jpg</text:p>
          </table:table-cell>
          <table:table-cell table:formula="of:=VLOOKUP(LEFT([.L133];IF(               ISNUMBER(FIND(&quot; &quot;;[.L133]));FIND(&quot; &quot;;[.L133])-1;LEN([.L13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33]+1"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x folie do supliku</text:p>
          </table:table-cell>
          <table:table-cell office:value-type="string" calcext:value-type="string">
            <text:p>ikea</text:p>
          </table:table-cell>
          <table:table-cell/>
          <table:table-cell table:formula="of:=[.E134]" office:value-type="float" office:value="0" calcext:value-type="float">
            <text:p>0</text:p>
          </table:table-cell>
          <table:table-cell table:style-name="ce46" table:formula="of:=IF([.G133]=&quot;&quot;;&quot;&quot;;[.G133])" office:value-type="string" office:string-value="n" calcext:value-type="string">
            <text:p>n</text:p>
          </table:table-cell>
          <table:table-cell table:style-name="ce46"/>
          <table:table-cell table:style-name="ce46" table:formula="of:=IF([.I133]=&quot;&quot;;&quot;&quot;;[.I133])" office:value-type="string" office:string-value="k" calcext:value-type="string">
            <text:p>k</text:p>
          </table:table-cell>
          <table:table-cell office:value-type="string" calcext:value-type="string">
            <text:p>proti posunu nadobi</text:p>
          </table:table-cell>
          <table:table-cell/>
          <table:table-cell table:style-name="ce57" table:formula="of:=IF([.L133]=&quot;&quot;;&quot;&quot;;[.L133])" office:value-type="string" office:string-value="DSC_7492.jpg" calcext:value-type="string">
            <text:p>DSC_7492.jpg</text:p>
          </table:table-cell>
          <table:table-cell table:formula="of:=IF([.L134]&lt;&gt;&quot;&quot;;HYPERLINK(CONCATENATE(&quot;file://&quot;;[.$J$2];&quot;/&quot;;[.N134];&quot;/&quot;;LEFT([.L134];IF(               ISNUMBER(FIND(&quot; &quot;;[.L134]));FIND(&quot; &quot;;[.L134])-1;LEN([.L134])       )                ));CONCATENATE([.N134];LEFT([.L134];IF(               ISNUMBER(FIND(&quot; &quot;;[.L134]));FIND(&quot; &quot;;[.L134])-1;LEN([.L134])       )                )) );[.M133])" office:value-type="string" office:string-value="./kuchyne/vybaveni/DSC_7492.jpg" calcext:value-type="string">
            <text:p>./kuchyne/vybaveni/DSC_7492.jpg</text:p>
          </table:table-cell>
          <table:table-cell table:formula="of:=VLOOKUP(LEFT([.L134];IF(               ISNUMBER(FIND(&quot; &quot;;[.L134]));FIND(&quot; &quot;;[.L134])-1;LEN([.L13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34]+1" office:value-type="float" office:value="131" calcext:value-type="float">
            <text:p>1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dic priboru</text:p>
          </table:table-cell>
          <table:table-cell office:value-type="string" calcext:value-type="string">
            <text:p>???</text:p>
          </table:table-cell>
          <table:table-cell/>
          <table:table-cell table:formula="of:=[.E135]" office:value-type="float" office:value="0" calcext:value-type="float">
            <text:p>0</text:p>
          </table:table-cell>
          <table:table-cell table:style-name="ce46" table:formula="of:=IF([.G134]=&quot;&quot;;&quot;&quot;;[.G134])" office:value-type="string" office:string-value="n" calcext:value-type="string">
            <text:p>n</text:p>
          </table:table-cell>
          <table:table-cell table:style-name="ce46"/>
          <table:table-cell table:style-name="ce46" table:formula="of:=IF([.I134]=&quot;&quot;;&quot;&quot;;[.I13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34]=&quot;&quot;;&quot;&quot;;[.L134])" office:value-type="string" office:string-value="DSC_7492.jpg" calcext:value-type="string">
            <text:p>DSC_7492.jpg</text:p>
          </table:table-cell>
          <table:table-cell table:formula="of:=IF([.L135]&lt;&gt;&quot;&quot;;HYPERLINK(CONCATENATE(&quot;file://&quot;;[.$J$2];&quot;/&quot;;[.N135];&quot;/&quot;;LEFT([.L135];IF(               ISNUMBER(FIND(&quot; &quot;;[.L135]));FIND(&quot; &quot;;[.L135])-1;LEN([.L135])       )                ));CONCATENATE([.N135];LEFT([.L135];IF(               ISNUMBER(FIND(&quot; &quot;;[.L135]));FIND(&quot; &quot;;[.L135])-1;LEN([.L135])       )                )) );[.M134])" office:value-type="string" office:string-value="./kuchyne/vybaveni/DSC_7492.jpg" calcext:value-type="string">
            <text:p>./kuchyne/vybaveni/DSC_7492.jpg</text:p>
          </table:table-cell>
          <table:table-cell table:formula="of:=VLOOKUP(LEFT([.L135];IF(               ISNUMBER(FIND(&quot; &quot;;[.L135]));FIND(&quot; &quot;;[.L135])-1;LEN([.L13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35]+1"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cinkovaci panev</text:p>
          </table:table-cell>
          <table:table-cell office:value-type="string" calcext:value-type="string">
            <text:p>tefal</text:p>
          </table:table-cell>
          <table:table-cell/>
          <table:table-cell table:formula="of:=[.E136]" office:value-type="float" office:value="0" calcext:value-type="float">
            <text:p>0</text:p>
          </table:table-cell>
          <table:table-cell table:style-name="ce46" table:formula="of:=IF([.G135]=&quot;&quot;;&quot;&quot;;[.G135])" office:value-type="string" office:string-value="n" calcext:value-type="string">
            <text:p>n</text:p>
          </table:table-cell>
          <table:table-cell table:style-name="ce46"/>
          <table:table-cell table:style-name="ce46" table:formula="of:=IF([.I135]=&quot;&quot;;&quot;&quot;;[.I135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/>
          <table:table-cell table:style-name="ce57" table:formula="of:=IF([.L135]=&quot;&quot;;&quot;&quot;;[.L135])" office:value-type="string" office:string-value="DSC_7492.jpg" calcext:value-type="string">
            <text:p>DSC_7492.jpg</text:p>
          </table:table-cell>
          <table:table-cell table:formula="of:=IF([.L136]&lt;&gt;&quot;&quot;;HYPERLINK(CONCATENATE(&quot;file://&quot;;[.$J$2];&quot;/&quot;;[.N136];&quot;/&quot;;LEFT([.L136];IF(               ISNUMBER(FIND(&quot; &quot;;[.L136]));FIND(&quot; &quot;;[.L136])-1;LEN([.L136])       )                ));CONCATENATE([.N136];LEFT([.L136];IF(               ISNUMBER(FIND(&quot; &quot;;[.L136]));FIND(&quot; &quot;;[.L136])-1;LEN([.L136])       )                )) );[.M135])" office:value-type="string" office:string-value="./kuchyne/vybaveni/DSC_7492.jpg" calcext:value-type="string">
            <text:p>./kuchyne/vybaveni/DSC_7492.jpg</text:p>
          </table:table-cell>
          <table:table-cell table:formula="of:=VLOOKUP(LEFT([.L136];IF(               ISNUMBER(FIND(&quot; &quot;;[.L136]));FIND(&quot; &quot;;[.L136])-1;LEN([.L13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36]+1" office:value-type="float" office:value="133" calcext:value-type="float">
            <text:p>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tci panev na vareni</text:p>
          </table:table-cell>
          <table:table-cell office:value-type="string" calcext:value-type="string">
            <text:p>tefal</text:p>
          </table:table-cell>
          <table:table-cell/>
          <table:table-cell table:formula="of:=[.E137]" office:value-type="float" office:value="0" calcext:value-type="float">
            <text:p>0</text:p>
          </table:table-cell>
          <table:table-cell table:style-name="ce46" table:formula="of:=IF([.G136]=&quot;&quot;;&quot;&quot;;[.G136])" office:value-type="string" office:string-value="n" calcext:value-type="string">
            <text:p>n</text:p>
          </table:table-cell>
          <table:table-cell table:style-name="ce46"/>
          <table:table-cell table:style-name="ce46" table:formula="of:=IF([.I136]=&quot;&quot;;&quot;&quot;;[.I136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/>
          <table:table-cell table:style-name="ce57" table:formula="of:=IF([.L136]=&quot;&quot;;&quot;&quot;;[.L136])" office:value-type="string" office:string-value="DSC_7492.jpg" calcext:value-type="string">
            <text:p>DSC_7492.jpg</text:p>
          </table:table-cell>
          <table:table-cell table:formula="of:=IF([.L137]&lt;&gt;&quot;&quot;;HYPERLINK(CONCATENATE(&quot;file://&quot;;[.$J$2];&quot;/&quot;;[.N137];&quot;/&quot;;LEFT([.L137];IF(               ISNUMBER(FIND(&quot; &quot;;[.L137]));FIND(&quot; &quot;;[.L137])-1;LEN([.L137])       )                ));CONCATENATE([.N137];LEFT([.L137];IF(               ISNUMBER(FIND(&quot; &quot;;[.L137]));FIND(&quot; &quot;;[.L137])-1;LEN([.L137])       )                )) );[.M136])" office:value-type="string" office:string-value="./kuchyne/vybaveni/DSC_7492.jpg" calcext:value-type="string">
            <text:p>./kuchyne/vybaveni/DSC_7492.jpg</text:p>
          </table:table-cell>
          <table:table-cell table:formula="of:=VLOOKUP(LEFT([.L137];IF(               ISNUMBER(FIND(&quot; &quot;;[.L137]));FIND(&quot; &quot;;[.L137])-1;LEN([.L13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37]+1"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nci panev na vareni</text:p>
          </table:table-cell>
          <table:table-cell office:value-type="string" calcext:value-type="string">
            <text:p>tefal</text:p>
          </table:table-cell>
          <table:table-cell/>
          <table:table-cell table:formula="of:=[.E138]" office:value-type="float" office:value="0" calcext:value-type="float">
            <text:p>0</text:p>
          </table:table-cell>
          <table:table-cell table:style-name="ce46" table:formula="of:=IF([.G137]=&quot;&quot;;&quot;&quot;;[.G137])" office:value-type="string" office:string-value="n" calcext:value-type="string">
            <text:p>n</text:p>
          </table:table-cell>
          <table:table-cell table:style-name="ce46"/>
          <table:table-cell table:style-name="ce46" table:formula="of:=IF([.I137]=&quot;&quot;;&quot;&quot;;[.I137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/>
          <table:table-cell table:style-name="ce57" table:formula="of:=IF([.L137]=&quot;&quot;;&quot;&quot;;[.L137])" office:value-type="string" office:string-value="DSC_7492.jpg" calcext:value-type="string">
            <text:p>DSC_7492.jpg</text:p>
          </table:table-cell>
          <table:table-cell table:formula="of:=IF([.L138]&lt;&gt;&quot;&quot;;HYPERLINK(CONCATENATE(&quot;file://&quot;;[.$J$2];&quot;/&quot;;[.N138];&quot;/&quot;;LEFT([.L138];IF(               ISNUMBER(FIND(&quot; &quot;;[.L138]));FIND(&quot; &quot;;[.L138])-1;LEN([.L138])       )                ));CONCATENATE([.N138];LEFT([.L138];IF(               ISNUMBER(FIND(&quot; &quot;;[.L138]));FIND(&quot; &quot;;[.L138])-1;LEN([.L138])       )                )) );[.M137])" office:value-type="string" office:string-value="./kuchyne/vybaveni/DSC_7492.jpg" calcext:value-type="string">
            <text:p>./kuchyne/vybaveni/DSC_7492.jpg</text:p>
          </table:table-cell>
          <table:table-cell table:formula="of:=VLOOKUP(LEFT([.L138];IF(               ISNUMBER(FIND(&quot; &quot;;[.L138]));FIND(&quot; &quot;;[.L138])-1;LEN([.L13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38]+1" office:value-type="float" office:value="135" calcext:value-type="float">
            <text:p>1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k panev na vareni</text:p>
          </table:table-cell>
          <table:table-cell office:value-type="string" calcext:value-type="string">
            <text:p>tefal</text:p>
          </table:table-cell>
          <table:table-cell/>
          <table:table-cell table:formula="of:=[.E139]" office:value-type="float" office:value="0" calcext:value-type="float">
            <text:p>0</text:p>
          </table:table-cell>
          <table:table-cell table:style-name="ce46" table:formula="of:=IF([.G138]=&quot;&quot;;&quot;&quot;;[.G138])" office:value-type="string" office:string-value="n" calcext:value-type="string">
            <text:p>n</text:p>
          </table:table-cell>
          <table:table-cell table:style-name="ce46"/>
          <table:table-cell table:style-name="ce46" table:formula="of:=IF([.I138]=&quot;&quot;;&quot;&quot;;[.I138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/>
          <table:table-cell table:style-name="ce57" table:formula="of:=IF([.L138]=&quot;&quot;;&quot;&quot;;[.L138])" office:value-type="string" office:string-value="DSC_7492.jpg" calcext:value-type="string">
            <text:p>DSC_7492.jpg</text:p>
          </table:table-cell>
          <table:table-cell table:formula="of:=IF([.L139]&lt;&gt;&quot;&quot;;HYPERLINK(CONCATENATE(&quot;file://&quot;;[.$J$2];&quot;/&quot;;[.N139];&quot;/&quot;;LEFT([.L139];IF(               ISNUMBER(FIND(&quot; &quot;;[.L139]));FIND(&quot; &quot;;[.L139])-1;LEN([.L139])       )                ));CONCATENATE([.N139];LEFT([.L139];IF(               ISNUMBER(FIND(&quot; &quot;;[.L139]));FIND(&quot; &quot;;[.L139])-1;LEN([.L139])       )                )) );[.M138])" office:value-type="string" office:string-value="./kuchyne/vybaveni/DSC_7492.jpg" calcext:value-type="string">
            <text:p>./kuchyne/vybaveni/DSC_7492.jpg</text:p>
          </table:table-cell>
          <table:table-cell table:formula="of:=VLOOKUP(LEFT([.L139];IF(               ISNUMBER(FIND(&quot; &quot;;[.L139]));FIND(&quot; &quot;;[.L139])-1;LEN([.L13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39]+1" office:value-type="float" office:value="136" calcext:value-type="float">
            <text:p>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dobi 5ks</text:p>
          </table:table-cell>
          <table:table-cell office:value-type="string" calcext:value-type="string">
            <text:p>tescoma</text:p>
          </table:table-cell>
          <table:table-cell/>
          <table:table-cell table:formula="of:=[.E140]" office:value-type="float" office:value="0" calcext:value-type="float">
            <text:p>0</text:p>
          </table:table-cell>
          <table:table-cell table:style-name="ce46" table:formula="of:=IF([.G139]=&quot;&quot;;&quot;&quot;;[.G139])" office:value-type="string" office:string-value="n" calcext:value-type="string">
            <text:p>n</text:p>
          </table:table-cell>
          <table:table-cell table:style-name="ce46"/>
          <table:table-cell table:style-name="ce46" table:formula="of:=IF([.I139]=&quot;&quot;;&quot;&quot;;[.I139])" office:value-type="string" office:string-value="k" calcext:value-type="string">
            <text:p>k</text:p>
          </table:table-cell>
          <table:table-cell office:value-type="string" calcext:value-type="string">
            <text:p>poskozeny plastove dily poklicek</text:p>
          </table:table-cell>
          <table:table-cell/>
          <table:table-cell table:style-name="ce57" table:formula="of:=IF([.L139]=&quot;&quot;;&quot;&quot;;[.L139])" office:value-type="string" office:string-value="DSC_7492.jpg" calcext:value-type="string">
            <text:p>DSC_7492.jpg</text:p>
          </table:table-cell>
          <table:table-cell table:formula="of:=IF([.L140]&lt;&gt;&quot;&quot;;HYPERLINK(CONCATENATE(&quot;file://&quot;;[.$J$2];&quot;/&quot;;[.N140];&quot;/&quot;;LEFT([.L140];IF(               ISNUMBER(FIND(&quot; &quot;;[.L140]));FIND(&quot; &quot;;[.L140])-1;LEN([.L140])       )                ));CONCATENATE([.N140];LEFT([.L140];IF(               ISNUMBER(FIND(&quot; &quot;;[.L140]));FIND(&quot; &quot;;[.L140])-1;LEN([.L140])       )                )) );[.M139])" office:value-type="string" office:string-value="./kuchyne/vybaveni/DSC_7492.jpg" calcext:value-type="string">
            <text:p>./kuchyne/vybaveni/DSC_7492.jpg</text:p>
          </table:table-cell>
          <table:table-cell table:formula="of:=VLOOKUP(LEFT([.L140];IF(               ISNUMBER(FIND(&quot; &quot;;[.L140]));FIND(&quot; &quot;;[.L140])-1;LEN([.L14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40]+1" office:value-type="float" office:value="137" calcext:value-type="float">
            <text:p>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nuv hrnec</text:p>
          </table:table-cell>
          <table:table-cell office:value-type="string" calcext:value-type="string">
            <text:p>tescoma</text:p>
          </table:table-cell>
          <table:table-cell/>
          <table:table-cell table:formula="of:=[.E141]" office:value-type="float" office:value="0" calcext:value-type="float">
            <text:p>0</text:p>
          </table:table-cell>
          <table:table-cell table:style-name="ce46" table:formula="of:=IF([.G140]=&quot;&quot;;&quot;&quot;;[.G140])" office:value-type="string" office:string-value="n" calcext:value-type="string">
            <text:p>n</text:p>
          </table:table-cell>
          <table:table-cell table:style-name="ce46"/>
          <table:table-cell table:style-name="ce46" table:formula="of:=IF([.I140]=&quot;&quot;;&quot;&quot;;[.I140])" office:value-type="string" office:string-value="k" calcext:value-type="string">
            <text:p>k</text:p>
          </table:table-cell>
          <table:table-cell office:value-type="string" calcext:value-type="string">
            <text:p>poskozeny plastove dily, na fotografii je viddet viko</text:p>
          </table:table-cell>
          <table:table-cell/>
          <table:table-cell table:style-name="ce57" office:value-type="string" calcext:value-type="string">
            <text:p>DSC_7494.jpg</text:p>
          </table:table-cell>
          <table:table-cell table:formula="of:=IF([.L141]&lt;&gt;&quot;&quot;;HYPERLINK(CONCATENATE(&quot;file://&quot;;[.$J$2];&quot;/&quot;;[.N141];&quot;/&quot;;LEFT([.L141];IF(               ISNUMBER(FIND(&quot; &quot;;[.L141]));FIND(&quot; &quot;;[.L141])-1;LEN([.L141])       )                ));CONCATENATE([.N141];LEFT([.L141];IF(               ISNUMBER(FIND(&quot; &quot;;[.L141]));FIND(&quot; &quot;;[.L141])-1;LEN([.L141])       )                )) );[.M140])" office:value-type="string" office:string-value="./kuchyne/vybaveni/DSC_7494.jpg" calcext:value-type="string">
            <text:p>./kuchyne/vybaveni/DSC_7494.jpg</text:p>
          </table:table-cell>
          <table:table-cell table:formula="of:=VLOOKUP(LEFT([.L141];IF(               ISNUMBER(FIND(&quot; &quot;;[.L141]));FIND(&quot; &quot;;[.L141])-1;LEN([.L14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41]+1" office:value-type="float" office:value="138" calcext:value-type="float">
            <text:p>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ks sada plastovych mysticek na jidlo s vikem</text:p>
          </table:table-cell>
          <table:table-cell office:value-type="string" calcext:value-type="string">
            <text:p>ruzne</text:p>
          </table:table-cell>
          <table:table-cell/>
          <table:table-cell table:formula="of:=[.E142]" office:value-type="float" office:value="0" calcext:value-type="float">
            <text:p>0</text:p>
          </table:table-cell>
          <table:table-cell table:style-name="ce46" table:formula="of:=IF([.G141]=&quot;&quot;;&quot;&quot;;[.G141])" office:value-type="string" office:string-value="n" calcext:value-type="string">
            <text:p>n</text:p>
          </table:table-cell>
          <table:table-cell table:style-name="ce46"/>
          <table:table-cell table:style-name="ce46" table:formula="of:=IF([.I141]=&quot;&quot;;&quot;&quot;;[.I141])" office:value-type="string" office:string-value="k" calcext:value-type="string">
            <text:p>k</text:p>
          </table:table-cell>
          <table:table-cell office:value-type="string" calcext:value-type="string">
            <text:p>do mikrovlnky</text:p>
          </table:table-cell>
          <table:table-cell/>
          <table:table-cell table:style-name="ce57" office:value-type="string" calcext:value-type="string">
            <text:p>DSC_7495.jpg DSC_7498.jpg</text:p>
          </table:table-cell>
          <table:table-cell table:formula="of:=IF([.L142]&lt;&gt;&quot;&quot;;HYPERLINK(CONCATENATE(&quot;file://&quot;;[.$J$2];&quot;/&quot;;[.N142];&quot;/&quot;;LEFT([.L142];IF(               ISNUMBER(FIND(&quot; &quot;;[.L142]));FIND(&quot; &quot;;[.L142])-1;LEN([.L142])       )                ));CONCATENATE([.N142];LEFT([.L142];IF(               ISNUMBER(FIND(&quot; &quot;;[.L142]));FIND(&quot; &quot;;[.L142])-1;LEN([.L142])       )                )) );[.M141])" office:value-type="string" office:string-value="./kuchyne/vybaveni/DSC_7495.jpg" calcext:value-type="string">
            <text:p>./kuchyne/vybaveni/DSC_7495.jpg</text:p>
          </table:table-cell>
          <table:table-cell table:formula="of:=VLOOKUP(LEFT([.L142];IF(               ISNUMBER(FIND(&quot; &quot;;[.L142]));FIND(&quot; &quot;;[.L142])-1;LEN([.L14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42]+1" office:value-type="float" office:value="139" calcext:value-type="float">
            <text:p>1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ks obyc mysky na jidlo</text:p>
          </table:table-cell>
          <table:table-cell table:number-columns-repeated="2"/>
          <table:table-cell table:formula="of:=[.E143]" office:value-type="float" office:value="0" calcext:value-type="float">
            <text:p>0</text:p>
          </table:table-cell>
          <table:table-cell table:style-name="ce46" table:formula="of:=IF([.G142]=&quot;&quot;;&quot;&quot;;[.G142])" office:value-type="string" office:string-value="n" calcext:value-type="string">
            <text:p>n</text:p>
          </table:table-cell>
          <table:table-cell table:style-name="ce46"/>
          <table:table-cell table:style-name="ce46" table:formula="of:=IF([.I142]=&quot;&quot;;&quot;&quot;;[.I142])" office:value-type="string" office:string-value="k" calcext:value-type="string">
            <text:p>k</text:p>
          </table:table-cell>
          <table:table-cell office:value-type="string" calcext:value-type="string">
            <text:p>s vikem</text:p>
          </table:table-cell>
          <table:table-cell/>
          <table:table-cell table:style-name="ce57" table:formula="of:=IF([.L142]=&quot;&quot;;&quot;&quot;;[.L142])" office:value-type="string" office:string-value="DSC_7495.jpg DSC_7498.jpg" calcext:value-type="string">
            <text:p>DSC_7495.jpg DSC_7498.jpg</text:p>
          </table:table-cell>
          <table:table-cell table:formula="of:=IF([.L143]&lt;&gt;&quot;&quot;;HYPERLINK(CONCATENATE(&quot;file://&quot;;[.$J$2];&quot;/&quot;;[.N143];&quot;/&quot;;LEFT([.L143];IF(               ISNUMBER(FIND(&quot; &quot;;[.L143]));FIND(&quot; &quot;;[.L143])-1;LEN([.L143])       )                ));CONCATENATE([.N143];LEFT([.L143];IF(               ISNUMBER(FIND(&quot; &quot;;[.L143]));FIND(&quot; &quot;;[.L143])-1;LEN([.L143])       )                )) );[.M142])" office:value-type="string" office:string-value="./kuchyne/vybaveni/DSC_7495.jpg" calcext:value-type="string">
            <text:p>./kuchyne/vybaveni/DSC_7495.jpg</text:p>
          </table:table-cell>
          <table:table-cell table:formula="of:=VLOOKUP(LEFT([.L143];IF(               ISNUMBER(FIND(&quot; &quot;;[.L143]));FIND(&quot; &quot;;[.L143])-1;LEN([.L14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43]+1" office:value-type="float" office:value="140" calcext:value-type="float">
            <text:p>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ruhadlo</text:p>
          </table:table-cell>
          <table:table-cell office:value-type="string" calcext:value-type="string">
            <text:p>tescoma</text:p>
          </table:table-cell>
          <table:table-cell/>
          <table:table-cell table:formula="of:=[.E144]" office:value-type="float" office:value="0" calcext:value-type="float">
            <text:p>0</text:p>
          </table:table-cell>
          <table:table-cell table:style-name="ce46" table:formula="of:=IF([.G143]=&quot;&quot;;&quot;&quot;;[.G143])" office:value-type="string" office:string-value="n" calcext:value-type="string">
            <text:p>n</text:p>
          </table:table-cell>
          <table:table-cell table:style-name="ce46"/>
          <table:table-cell table:style-name="ce46" table:formula="of:=IF([.I143]=&quot;&quot;;&quot;&quot;;[.I14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43]=&quot;&quot;;&quot;&quot;;[.L143])" office:value-type="string" office:string-value="DSC_7495.jpg DSC_7498.jpg" calcext:value-type="string">
            <text:p>DSC_7495.jpg DSC_7498.jpg</text:p>
          </table:table-cell>
          <table:table-cell table:formula="of:=IF([.L144]&lt;&gt;&quot;&quot;;HYPERLINK(CONCATENATE(&quot;file://&quot;;[.$J$2];&quot;/&quot;;[.N144];&quot;/&quot;;LEFT([.L144];IF(               ISNUMBER(FIND(&quot; &quot;;[.L144]));FIND(&quot; &quot;;[.L144])-1;LEN([.L144])       )                ));CONCATENATE([.N144];LEFT([.L144];IF(               ISNUMBER(FIND(&quot; &quot;;[.L144]));FIND(&quot; &quot;;[.L144])-1;LEN([.L144])       )                )) );[.M143])" office:value-type="string" office:string-value="./kuchyne/vybaveni/DSC_7495.jpg" calcext:value-type="string">
            <text:p>./kuchyne/vybaveni/DSC_7495.jpg</text:p>
          </table:table-cell>
          <table:table-cell table:formula="of:=VLOOKUP(LEFT([.L144];IF(               ISNUMBER(FIND(&quot; &quot;;[.L144]));FIND(&quot; &quot;;[.L144])-1;LEN([.L14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44]+1" office:value-type="float" office:value="141" calcext:value-type="float">
            <text:p>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kuchynsky</text:p>
          </table:table-cell>
          <table:table-cell table:number-columns-repeated="2"/>
          <table:table-cell table:formula="of:=[.E145]" office:value-type="float" office:value="0" calcext:value-type="float">
            <text:p>0</text:p>
          </table:table-cell>
          <table:table-cell table:style-name="ce46" table:formula="of:=IF([.G144]=&quot;&quot;;&quot;&quot;;[.G144])" office:value-type="string" office:string-value="n" calcext:value-type="string">
            <text:p>n</text:p>
          </table:table-cell>
          <table:table-cell table:style-name="ce46"/>
          <table:table-cell table:style-name="ce46" table:formula="of:=IF([.I144]=&quot;&quot;;&quot;&quot;;[.I14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44]=&quot;&quot;;&quot;&quot;;[.L144])" office:value-type="string" office:string-value="DSC_7495.jpg DSC_7498.jpg" calcext:value-type="string">
            <text:p>DSC_7495.jpg DSC_7498.jpg</text:p>
          </table:table-cell>
          <table:table-cell table:formula="of:=IF([.L145]&lt;&gt;&quot;&quot;;HYPERLINK(CONCATENATE(&quot;file://&quot;;[.$J$2];&quot;/&quot;;[.N145];&quot;/&quot;;LEFT([.L145];IF(               ISNUMBER(FIND(&quot; &quot;;[.L145]));FIND(&quot; &quot;;[.L145])-1;LEN([.L145])       )                ));CONCATENATE([.N145];LEFT([.L145];IF(               ISNUMBER(FIND(&quot; &quot;;[.L145]));FIND(&quot; &quot;;[.L145])-1;LEN([.L145])       )                )) );[.M144])" office:value-type="string" office:string-value="./kuchyne/vybaveni/DSC_7495.jpg" calcext:value-type="string">
            <text:p>./kuchyne/vybaveni/DSC_7495.jpg</text:p>
          </table:table-cell>
          <table:table-cell table:formula="of:=VLOOKUP(LEFT([.L145];IF(               ISNUMBER(FIND(&quot; &quot;;[.L145]));FIND(&quot; &quot;;[.L145])-1;LEN([.L14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45]+1" office:value-type="float" office:value="142" calcext:value-type="float">
            <text:p>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tka proti prskani oleje na panvi</text:p>
          </table:table-cell>
          <table:table-cell office:value-type="string" calcext:value-type="string">
            <text:p>lidl</text:p>
          </table:table-cell>
          <table:table-cell/>
          <table:table-cell table:formula="of:=[.E146]" office:value-type="float" office:value="0" calcext:value-type="float">
            <text:p>0</text:p>
          </table:table-cell>
          <table:table-cell table:style-name="ce46" table:formula="of:=IF([.G145]=&quot;&quot;;&quot;&quot;;[.G145])" office:value-type="string" office:string-value="n" calcext:value-type="string">
            <text:p>n</text:p>
          </table:table-cell>
          <table:table-cell table:style-name="ce46"/>
          <table:table-cell table:style-name="ce46" table:formula="of:=IF([.I145]=&quot;&quot;;&quot;&quot;;[.I145])" office:value-type="string" office:string-value="k" calcext:value-type="string">
            <text:p>k</text:p>
          </table:table-cell>
          <table:table-cell office:value-type="string" calcext:value-type="string">
            <text:p>dratena, plastova madla nacichla, 2ks, na fotografii jeden kus</text:p>
          </table:table-cell>
          <table:table-cell/>
          <table:table-cell table:style-name="ce57" table:formula="of:=IF([.L145]=&quot;&quot;;&quot;&quot;;[.L145])" office:value-type="string" office:string-value="DSC_7495.jpg DSC_7498.jpg" calcext:value-type="string">
            <text:p>DSC_7495.jpg DSC_7498.jpg</text:p>
          </table:table-cell>
          <table:table-cell table:formula="of:=IF([.L146]&lt;&gt;&quot;&quot;;HYPERLINK(CONCATENATE(&quot;file://&quot;;[.$J$2];&quot;/&quot;;[.N146];&quot;/&quot;;LEFT([.L146];IF(               ISNUMBER(FIND(&quot; &quot;;[.L146]));FIND(&quot; &quot;;[.L146])-1;LEN([.L146])       )                ));CONCATENATE([.N146];LEFT([.L146];IF(               ISNUMBER(FIND(&quot; &quot;;[.L146]));FIND(&quot; &quot;;[.L146])-1;LEN([.L146])       )                )) );[.M145])" office:value-type="string" office:string-value="./kuchyne/vybaveni/DSC_7495.jpg" calcext:value-type="string">
            <text:p>./kuchyne/vybaveni/DSC_7495.jpg</text:p>
          </table:table-cell>
          <table:table-cell table:formula="of:=VLOOKUP(LEFT([.L146];IF(               ISNUMBER(FIND(&quot; &quot;;[.L146]));FIND(&quot; &quot;;[.L146])-1;LEN([.L14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46]+1" office:value-type="float" office:value="143" calcext:value-type="float">
            <text:p>1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y podnos s nozickami</text:p>
          </table:table-cell>
          <table:table-cell table:number-columns-repeated="2"/>
          <table:table-cell table:formula="of:=[.E147]" office:value-type="float" office:value="0" calcext:value-type="float">
            <text:p>0</text:p>
          </table:table-cell>
          <table:table-cell table:style-name="ce46" table:formula="of:=IF([.G146]=&quot;&quot;;&quot;&quot;;[.G146])" office:value-type="string" office:string-value="n" calcext:value-type="string">
            <text:p>n</text:p>
          </table:table-cell>
          <table:table-cell table:style-name="ce46"/>
          <table:table-cell table:style-name="ce46" table:formula="of:=IF([.I146]=&quot;&quot;;&quot;&quot;;[.I14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46]=&quot;&quot;;&quot;&quot;;[.L146])" office:value-type="string" office:string-value="DSC_7495.jpg DSC_7498.jpg" calcext:value-type="string">
            <text:p>DSC_7495.jpg DSC_7498.jpg</text:p>
          </table:table-cell>
          <table:table-cell table:formula="of:=IF([.L147]&lt;&gt;&quot;&quot;;HYPERLINK(CONCATENATE(&quot;file://&quot;;[.$J$2];&quot;/&quot;;[.N147];&quot;/&quot;;LEFT([.L147];IF(               ISNUMBER(FIND(&quot; &quot;;[.L147]));FIND(&quot; &quot;;[.L147])-1;LEN([.L147])       )                ));CONCATENATE([.N147];LEFT([.L147];IF(               ISNUMBER(FIND(&quot; &quot;;[.L147]));FIND(&quot; &quot;;[.L147])-1;LEN([.L147])       )                )) );[.M146])" office:value-type="string" office:string-value="./kuchyne/vybaveni/DSC_7495.jpg" calcext:value-type="string">
            <text:p>./kuchyne/vybaveni/DSC_7495.jpg</text:p>
          </table:table-cell>
          <table:table-cell table:formula="of:=VLOOKUP(LEFT([.L147];IF(               ISNUMBER(FIND(&quot; &quot;;[.L147]));FIND(&quot; &quot;;[.L147])-1;LEN([.L14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47]+1" office:value-type="float" office:value="144" calcext:value-type="float">
            <text:p>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busovy podnos s nozickami</text:p>
          </table:table-cell>
          <table:table-cell table:number-columns-repeated="2"/>
          <table:table-cell table:formula="of:=[.E148]" office:value-type="float" office:value="0" calcext:value-type="float">
            <text:p>0</text:p>
          </table:table-cell>
          <table:table-cell table:style-name="ce46" table:formula="of:=IF([.G147]=&quot;&quot;;&quot;&quot;;[.G147])" office:value-type="string" office:string-value="n" calcext:value-type="string">
            <text:p>n</text:p>
          </table:table-cell>
          <table:table-cell table:style-name="ce46"/>
          <table:table-cell table:style-name="ce46" table:formula="of:=IF([.I147]=&quot;&quot;;&quot;&quot;;[.I147])" office:value-type="string" office:string-value="k" calcext:value-type="string">
            <text:p>k</text:p>
          </table:table-cell>
          <table:table-cell office:value-type="string" calcext:value-type="string">
            <text:p>pod plastovym na fotografii</text:p>
          </table:table-cell>
          <table:table-cell/>
          <table:table-cell table:style-name="ce57" table:formula="of:=IF([.L147]=&quot;&quot;;&quot;&quot;;[.L147])" office:value-type="string" office:string-value="DSC_7495.jpg DSC_7498.jpg" calcext:value-type="string">
            <text:p>DSC_7495.jpg DSC_7498.jpg</text:p>
          </table:table-cell>
          <table:table-cell table:formula="of:=IF([.L148]&lt;&gt;&quot;&quot;;HYPERLINK(CONCATENATE(&quot;file://&quot;;[.$J$2];&quot;/&quot;;[.N148];&quot;/&quot;;LEFT([.L148];IF(               ISNUMBER(FIND(&quot; &quot;;[.L148]));FIND(&quot; &quot;;[.L148])-1;LEN([.L148])       )                ));CONCATENATE([.N148];LEFT([.L148];IF(               ISNUMBER(FIND(&quot; &quot;;[.L148]));FIND(&quot; &quot;;[.L148])-1;LEN([.L148])       )                )) );[.M147])" office:value-type="string" office:string-value="./kuchyne/vybaveni/DSC_7495.jpg" calcext:value-type="string">
            <text:p>./kuchyne/vybaveni/DSC_7495.jpg</text:p>
          </table:table-cell>
          <table:table-cell table:formula="of:=VLOOKUP(LEFT([.L148];IF(               ISNUMBER(FIND(&quot; &quot;;[.L148]));FIND(&quot; &quot;;[.L148])-1;LEN([.L14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48]+1" office:value-type="float" office:value="145" calcext:value-type="float">
            <text:p>1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jeci prkenko </text:p>
          </table:table-cell>
          <table:table-cell office:value-type="string" calcext:value-type="string">
            <text:p>tescoma</text:p>
          </table:table-cell>
          <table:table-cell/>
          <table:table-cell table:formula="of:=[.E149]" office:value-type="float" office:value="0" calcext:value-type="float">
            <text:p>0</text:p>
          </table:table-cell>
          <table:table-cell table:style-name="ce46" table:formula="of:=IF([.G148]=&quot;&quot;;&quot;&quot;;[.G148])" office:value-type="string" office:string-value="n" calcext:value-type="string">
            <text:p>n</text:p>
          </table:table-cell>
          <table:table-cell table:style-name="ce46"/>
          <table:table-cell table:style-name="ce46" table:formula="of:=IF([.I148]=&quot;&quot;;&quot;&quot;;[.I148])" office:value-type="string" office:string-value="k" calcext:value-type="string">
            <text:p>k</text:p>
          </table:table-cell>
          <table:table-cell office:value-type="string" calcext:value-type="string">
            <text:p>sklenene s plastovymi bocnicemi, nasakle kourem a mastnotou, neze odstranit</text:p>
          </table:table-cell>
          <table:table-cell/>
          <table:table-cell table:style-name="ce57" table:formula="of:=IF([.L148]=&quot;&quot;;&quot;&quot;;[.L148])" office:value-type="string" office:string-value="DSC_7495.jpg DSC_7498.jpg" calcext:value-type="string">
            <text:p>DSC_7495.jpg DSC_7498.jpg</text:p>
          </table:table-cell>
          <table:table-cell table:formula="of:=IF([.L149]&lt;&gt;&quot;&quot;;HYPERLINK(CONCATENATE(&quot;file://&quot;;[.$J$2];&quot;/&quot;;[.N149];&quot;/&quot;;LEFT([.L149];IF(               ISNUMBER(FIND(&quot; &quot;;[.L149]));FIND(&quot; &quot;;[.L149])-1;LEN([.L149])       )                ));CONCATENATE([.N149];LEFT([.L149];IF(               ISNUMBER(FIND(&quot; &quot;;[.L149]));FIND(&quot; &quot;;[.L149])-1;LEN([.L149])       )                )) );[.M148])" office:value-type="string" office:string-value="./kuchyne/vybaveni/DSC_7495.jpg" calcext:value-type="string">
            <text:p>./kuchyne/vybaveni/DSC_7495.jpg</text:p>
          </table:table-cell>
          <table:table-cell table:formula="of:=VLOOKUP(LEFT([.L149];IF(               ISNUMBER(FIND(&quot; &quot;;[.L149]));FIND(&quot; &quot;;[.L149])-1;LEN([.L14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49]+1" office:value-type="float" office:value="146" calcext:value-type="float">
            <text:p>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irovaci prkenko</text:p>
          </table:table-cell>
          <table:table-cell table:number-columns-repeated="2"/>
          <table:table-cell table:formula="of:=[.E150]" office:value-type="float" office:value="0" calcext:value-type="float">
            <text:p>0</text:p>
          </table:table-cell>
          <table:table-cell table:style-name="ce46" table:formula="of:=IF([.G149]=&quot;&quot;;&quot;&quot;;[.G149])" office:value-type="string" office:string-value="n" calcext:value-type="string">
            <text:p>n</text:p>
          </table:table-cell>
          <table:table-cell table:style-name="ce46"/>
          <table:table-cell table:style-name="ce46" table:formula="of:=IF([.I149]=&quot;&quot;;&quot;&quot;;[.I149])" office:value-type="string" office:string-value="k" calcext:value-type="string">
            <text:p>k</text:p>
          </table:table-cell>
          <table:table-cell office:value-type="string" calcext:value-type="string">
            <text:p>kulate, velke</text:p>
          </table:table-cell>
          <table:table-cell/>
          <table:table-cell table:style-name="ce57" table:formula="of:=IF([.L149]=&quot;&quot;;&quot;&quot;;[.L149])" office:value-type="string" office:string-value="DSC_7495.jpg DSC_7498.jpg" calcext:value-type="string">
            <text:p>DSC_7495.jpg DSC_7498.jpg</text:p>
          </table:table-cell>
          <table:table-cell table:formula="of:=IF([.L150]&lt;&gt;&quot;&quot;;HYPERLINK(CONCATENATE(&quot;file://&quot;;[.$J$2];&quot;/&quot;;[.N150];&quot;/&quot;;LEFT([.L150];IF(               ISNUMBER(FIND(&quot; &quot;;[.L150]));FIND(&quot; &quot;;[.L150])-1;LEN([.L150])       )                ));CONCATENATE([.N150];LEFT([.L150];IF(               ISNUMBER(FIND(&quot; &quot;;[.L150]));FIND(&quot; &quot;;[.L150])-1;LEN([.L150])       )                )) );[.M149])" office:value-type="string" office:string-value="./kuchyne/vybaveni/DSC_7495.jpg" calcext:value-type="string">
            <text:p>./kuchyne/vybaveni/DSC_7495.jpg</text:p>
          </table:table-cell>
          <table:table-cell table:formula="of:=VLOOKUP(LEFT([.L150];IF(               ISNUMBER(FIND(&quot; &quot;;[.L150]));FIND(&quot; &quot;;[.L150])-1;LEN([.L15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50]+1" office:value-type="float" office:value="147" calcext:value-type="float">
            <text:p>1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sada pulkulatych misek</text:p>
          </table:table-cell>
          <table:table-cell table:number-columns-repeated="2"/>
          <table:table-cell table:formula="of:=[.E151]" office:value-type="float" office:value="0" calcext:value-type="float">
            <text:p>0</text:p>
          </table:table-cell>
          <table:table-cell table:style-name="ce46" table:formula="of:=IF([.G150]=&quot;&quot;;&quot;&quot;;[.G150])" office:value-type="string" office:string-value="n" calcext:value-type="string">
            <text:p>n</text:p>
          </table:table-cell>
          <table:table-cell table:style-name="ce46"/>
          <table:table-cell table:style-name="ce46" table:formula="of:=IF([.I150]=&quot;&quot;;&quot;&quot;;[.I150])" office:value-type="string" office:string-value="k" calcext:value-type="string">
            <text:p>k</text:p>
          </table:table-cell>
          <table:table-cell office:value-type="string" calcext:value-type="string">
            <text:p>cervene, s vikem</text:p>
          </table:table-cell>
          <table:table-cell/>
          <table:table-cell table:style-name="ce57" table:formula="of:=IF([.L150]=&quot;&quot;;&quot;&quot;;[.L150])" office:value-type="string" office:string-value="DSC_7495.jpg DSC_7498.jpg" calcext:value-type="string">
            <text:p>DSC_7495.jpg DSC_7498.jpg</text:p>
          </table:table-cell>
          <table:table-cell table:formula="of:=IF([.L151]&lt;&gt;&quot;&quot;;HYPERLINK(CONCATENATE(&quot;file://&quot;;[.$J$2];&quot;/&quot;;[.N151];&quot;/&quot;;LEFT([.L151];IF(               ISNUMBER(FIND(&quot; &quot;;[.L151]));FIND(&quot; &quot;;[.L151])-1;LEN([.L151])       )                ));CONCATENATE([.N151];LEFT([.L151];IF(               ISNUMBER(FIND(&quot; &quot;;[.L151]));FIND(&quot; &quot;;[.L151])-1;LEN([.L151])       )                )) );[.M150])" office:value-type="string" office:string-value="./kuchyne/vybaveni/DSC_7495.jpg" calcext:value-type="string">
            <text:p>./kuchyne/vybaveni/DSC_7495.jpg</text:p>
          </table:table-cell>
          <table:table-cell table:formula="of:=VLOOKUP(LEFT([.L151];IF(               ISNUMBER(FIND(&quot; &quot;;[.L151]));FIND(&quot; &quot;;[.L151])-1;LEN([.L15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51]+1" office:value-type="float" office:value="148" calcext:value-type="float">
            <text:p>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samico na salat</text:p>
          </table:table-cell>
          <table:table-cell table:number-columns-repeated="2"/>
          <table:table-cell table:formula="of:=[.E152]" office:value-type="float" office:value="0" calcext:value-type="float">
            <text:p>0</text:p>
          </table:table-cell>
          <table:table-cell table:style-name="ce46" table:formula="of:=IF([.G151]=&quot;&quot;;&quot;&quot;;[.G151])" office:value-type="string" office:string-value="n" calcext:value-type="string">
            <text:p>n</text:p>
          </table:table-cell>
          <table:table-cell table:style-name="ce46"/>
          <table:table-cell table:style-name="ce46" table:formula="of:=IF([.I151]=&quot;&quot;;&quot;&quot;;[.I151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499.jpg</text:p>
          </table:table-cell>
          <table:table-cell table:formula="of:=IF([.L152]&lt;&gt;&quot;&quot;;HYPERLINK(CONCATENATE(&quot;file://&quot;;[.$J$2];&quot;/&quot;;[.N152];&quot;/&quot;;LEFT([.L152];IF(               ISNUMBER(FIND(&quot; &quot;;[.L152]));FIND(&quot; &quot;;[.L152])-1;LEN([.L152])       )                ));CONCATENATE([.N152];LEFT([.L152];IF(               ISNUMBER(FIND(&quot; &quot;;[.L152]));FIND(&quot; &quot;;[.L152])-1;LEN([.L152])       )                )) );[.M151])" office:value-type="string" office:string-value="./kuchyne/vybaveni/DSC_7499.jpg" calcext:value-type="string">
            <text:p>./kuchyne/vybaveni/DSC_7499.jpg</text:p>
          </table:table-cell>
          <table:table-cell table:formula="of:=VLOOKUP(LEFT([.L152];IF(               ISNUMBER(FIND(&quot; &quot;;[.L152]));FIND(&quot; &quot;;[.L152])-1;LEN([.L15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52]+1" office:value-type="float" office:value="149" calcext:value-type="float">
            <text:p>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olej veg.</text:p>
          </table:table-cell>
          <table:table-cell table:number-columns-repeated="2"/>
          <table:table-cell table:formula="of:=[.E153]" office:value-type="float" office:value="0" calcext:value-type="float">
            <text:p>0</text:p>
          </table:table-cell>
          <table:table-cell table:style-name="ce46" table:formula="of:=IF([.G152]=&quot;&quot;;&quot;&quot;;[.G152])" office:value-type="string" office:string-value="n" calcext:value-type="string">
            <text:p>n</text:p>
          </table:table-cell>
          <table:table-cell table:style-name="ce46"/>
          <table:table-cell table:style-name="ce46" table:formula="of:=IF([.I152]=&quot;&quot;;&quot;&quot;;[.I15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52]=&quot;&quot;;&quot;&quot;;[.L152])" office:value-type="string" office:string-value="DSC_7499.jpg" calcext:value-type="string">
            <text:p>DSC_7499.jpg</text:p>
          </table:table-cell>
          <table:table-cell table:formula="of:=IF([.L153]&lt;&gt;&quot;&quot;;HYPERLINK(CONCATENATE(&quot;file://&quot;;[.$J$2];&quot;/&quot;;[.N153];&quot;/&quot;;LEFT([.L153];IF(               ISNUMBER(FIND(&quot; &quot;;[.L153]));FIND(&quot; &quot;;[.L153])-1;LEN([.L153])       )                ));CONCATENATE([.N153];LEFT([.L153];IF(               ISNUMBER(FIND(&quot; &quot;;[.L153]));FIND(&quot; &quot;;[.L153])-1;LEN([.L153])       )                )) );[.M152])" office:value-type="string" office:string-value="./kuchyne/vybaveni/DSC_7499.jpg" calcext:value-type="string">
            <text:p>./kuchyne/vybaveni/DSC_7499.jpg</text:p>
          </table:table-cell>
          <table:table-cell table:formula="of:=VLOOKUP(LEFT([.L153];IF(               ISNUMBER(FIND(&quot; &quot;;[.L153]));FIND(&quot; &quot;;[.L153])-1;LEN([.L15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53]+1"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va</text:p>
          </table:table-cell>
          <table:table-cell table:number-columns-repeated="2"/>
          <table:table-cell table:formula="of:=[.E154]" office:value-type="float" office:value="0" calcext:value-type="float">
            <text:p>0</text:p>
          </table:table-cell>
          <table:table-cell table:style-name="ce46" table:formula="of:=IF([.G153]=&quot;&quot;;&quot;&quot;;[.G153])" office:value-type="string" office:string-value="n" calcext:value-type="string">
            <text:p>n</text:p>
          </table:table-cell>
          <table:table-cell table:style-name="ce46"/>
          <table:table-cell table:style-name="ce46" table:formula="of:=IF([.I153]=&quot;&quot;;&quot;&quot;;[.I15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53]=&quot;&quot;;&quot;&quot;;[.L153])" office:value-type="string" office:string-value="DSC_7499.jpg" calcext:value-type="string">
            <text:p>DSC_7499.jpg</text:p>
          </table:table-cell>
          <table:table-cell table:formula="of:=IF([.L154]&lt;&gt;&quot;&quot;;HYPERLINK(CONCATENATE(&quot;file://&quot;;[.$J$2];&quot;/&quot;;[.N154];&quot;/&quot;;LEFT([.L154];IF(               ISNUMBER(FIND(&quot; &quot;;[.L154]));FIND(&quot; &quot;;[.L154])-1;LEN([.L154])       )                ));CONCATENATE([.N154];LEFT([.L154];IF(               ISNUMBER(FIND(&quot; &quot;;[.L154]));FIND(&quot; &quot;;[.L154])-1;LEN([.L154])       )                )) );[.M153])" office:value-type="string" office:string-value="./kuchyne/vybaveni/DSC_7499.jpg" calcext:value-type="string">
            <text:p>./kuchyne/vybaveni/DSC_7499.jpg</text:p>
          </table:table-cell>
          <table:table-cell table:formula="of:=VLOOKUP(LEFT([.L154];IF(               ISNUMBER(FIND(&quot; &quot;;[.L154]));FIND(&quot; &quot;;[.L154])-1;LEN([.L15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54]+1" office:value-type="float" office:value="151" calcext:value-type="float">
            <text:p>1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erky 2x</text:p>
          </table:table-cell>
          <table:table-cell table:number-columns-repeated="2"/>
          <table:table-cell table:formula="of:=[.E155]" office:value-type="float" office:value="0" calcext:value-type="float">
            <text:p>0</text:p>
          </table:table-cell>
          <table:table-cell table:style-name="ce46" table:formula="of:=IF([.G154]=&quot;&quot;;&quot;&quot;;[.G154])" office:value-type="string" office:string-value="n" calcext:value-type="string">
            <text:p>n</text:p>
          </table:table-cell>
          <table:table-cell table:style-name="ce46"/>
          <table:table-cell table:style-name="ce46" table:formula="of:=IF([.I154]=&quot;&quot;;&quot;&quot;;[.I154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504.jpg</text:p>
          </table:table-cell>
          <table:table-cell table:formula="of:=IF([.L155]&lt;&gt;&quot;&quot;;HYPERLINK(CONCATENATE(&quot;file://&quot;;[.$J$2];&quot;/&quot;;[.N155];&quot;/&quot;;LEFT([.L155];IF(               ISNUMBER(FIND(&quot; &quot;;[.L155]));FIND(&quot; &quot;;[.L155])-1;LEN([.L155])       )                ));CONCATENATE([.N155];LEFT([.L155];IF(               ISNUMBER(FIND(&quot; &quot;;[.L155]));FIND(&quot; &quot;;[.L155])-1;LEN([.L155])       )                )) );[.M154])" office:value-type="string" office:string-value="./kuchyne/vybaveni/DSC_7504.jpg" calcext:value-type="string">
            <text:p>./kuchyne/vybaveni/DSC_7504.jpg</text:p>
          </table:table-cell>
          <table:table-cell table:formula="of:=VLOOKUP(LEFT([.L155];IF(               ISNUMBER(FIND(&quot; &quot;;[.L155]));FIND(&quot; &quot;;[.L155])-1;LEN([.L15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55]+1" office:value-type="float" office:value="152" calcext:value-type="float">
            <text:p>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za na kytice</text:p>
          </table:table-cell>
          <table:table-cell table:number-columns-repeated="2"/>
          <table:table-cell table:formula="of:=[.E156]" office:value-type="float" office:value="0" calcext:value-type="float">
            <text:p>0</text:p>
          </table:table-cell>
          <table:table-cell table:style-name="ce46" table:formula="of:=IF([.G155]=&quot;&quot;;&quot;&quot;;[.G155])" office:value-type="string" office:string-value="n" calcext:value-type="string">
            <text:p>n</text:p>
          </table:table-cell>
          <table:table-cell table:style-name="ce46"/>
          <table:table-cell table:style-name="ce46" office:value-type="string" calcext:value-type="string">
            <text:p>r</text:p>
          </table:table-cell>
          <table:table-cell office:value-type="string" calcext:value-type="string">
            <text:p>ve drezu, poskozene pri zasahu proti pozaru</text:p>
          </table:table-cell>
          <table:table-cell/>
          <table:table-cell table:style-name="ce57" office:value-type="string" calcext:value-type="string">
            <text:p>DSC_7505.jpg</text:p>
          </table:table-cell>
          <table:table-cell table:formula="of:=IF([.L156]&lt;&gt;&quot;&quot;;HYPERLINK(CONCATENATE(&quot;file://&quot;;[.$J$2];&quot;/&quot;;[.N156];&quot;/&quot;;LEFT([.L156];IF(               ISNUMBER(FIND(&quot; &quot;;[.L156]));FIND(&quot; &quot;;[.L156])-1;LEN([.L156])       )                ));CONCATENATE([.N156];LEFT([.L156];IF(               ISNUMBER(FIND(&quot; &quot;;[.L156]));FIND(&quot; &quot;;[.L156])-1;LEN([.L156])       )                )) );[.M155])" office:value-type="string" office:string-value="./kuchyne/vybaveni/DSC_7505.jpg" calcext:value-type="string">
            <text:p>./kuchyne/vybaveni/DSC_7505.jpg</text:p>
          </table:table-cell>
          <table:table-cell table:formula="of:=VLOOKUP(LEFT([.L156];IF(               ISNUMBER(FIND(&quot; &quot;;[.L156]));FIND(&quot; &quot;;[.L156])-1;LEN([.L15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56]+1" office:value-type="float" office:value="153" calcext:value-type="float">
            <text:p>1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tic cesneku</text:p>
          </table:table-cell>
          <table:table-cell office:value-type="string" calcext:value-type="string">
            <text:p>tescoma</text:p>
          </table:table-cell>
          <table:table-cell/>
          <table:table-cell table:formula="of:=[.E157]" office:value-type="float" office:value="0" calcext:value-type="float">
            <text:p>0</text:p>
          </table:table-cell>
          <table:table-cell table:style-name="ce46" table:formula="of:=IF([.G156]=&quot;&quot;;&quot;&quot;;[.G156])" office:value-type="string" office:string-value="n" calcext:value-type="string">
            <text:p>n</text:p>
          </table:table-cell>
          <table:table-cell table:style-name="ce46"/>
          <table:table-cell table:style-name="ce46" office:value-type="string" calcext:value-type="string">
            <text:p>k</text:p>
          </table:table-cell>
          <table:table-cell office:value-type="string" calcext:value-type="string">
            <text:p>ve drezu</text:p>
          </table:table-cell>
          <table:table-cell/>
          <table:table-cell table:style-name="ce57" table:formula="of:=IF([.L156]=&quot;&quot;;&quot;&quot;;[.L156])" office:value-type="string" office:string-value="DSC_7505.jpg" calcext:value-type="string">
            <text:p>DSC_7505.jpg</text:p>
          </table:table-cell>
          <table:table-cell table:formula="of:=IF([.L157]&lt;&gt;&quot;&quot;;HYPERLINK(CONCATENATE(&quot;file://&quot;;[.$J$2];&quot;/&quot;;[.N157];&quot;/&quot;;LEFT([.L157];IF(               ISNUMBER(FIND(&quot; &quot;;[.L157]));FIND(&quot; &quot;;[.L157])-1;LEN([.L157])       )                ));CONCATENATE([.N157];LEFT([.L157];IF(               ISNUMBER(FIND(&quot; &quot;;[.L157]));FIND(&quot; &quot;;[.L157])-1;LEN([.L157])       )                )) );[.M156])" office:value-type="string" office:string-value="./kuchyne/vybaveni/DSC_7505.jpg" calcext:value-type="string">
            <text:p>./kuchyne/vybaveni/DSC_7505.jpg</text:p>
          </table:table-cell>
          <table:table-cell table:formula="of:=VLOOKUP(LEFT([.L157];IF(               ISNUMBER(FIND(&quot; &quot;;[.L157]));FIND(&quot; &quot;;[.L157])-1;LEN([.L15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57]+1" office:value-type="float" office:value="154" calcext:value-type="float">
            <text:p>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 uklizeni</text:p>
          </table:table-cell>
          <table:table-cell office:value-type="string" calcext:value-type="string">
            <text:p>vileda</text:p>
          </table:table-cell>
          <table:table-cell/>
          <table:table-cell table:formula="of:=[.E158]" office:value-type="float" office:value="0" calcext:value-type="float">
            <text:p>0</text:p>
          </table:table-cell>
          <table:table-cell table:style-name="ce46" table:formula="of:=IF([.G157]=&quot;&quot;;&quot;&quot;;[.G157])" office:value-type="string" office:string-value="n" calcext:value-type="string">
            <text:p>n</text:p>
          </table:table-cell>
          <table:table-cell table:style-name="ce46"/>
          <table:table-cell table:style-name="ce46" table:formula="of:=IF([.I157]=&quot;&quot;;&quot;&quot;;[.I157])" office:value-type="string" office:string-value="k" calcext:value-type="string">
            <text:p>k</text:p>
          </table:table-cell>
          <table:table-cell office:value-type="string" calcext:value-type="string">
            <text:p>zluta, cca 20cm prumer</text:p>
          </table:table-cell>
          <table:table-cell/>
          <table:table-cell table:style-name="ce57" office:value-type="string" calcext:value-type="string">
            <text:p>DSC_7508.jpg</text:p>
          </table:table-cell>
          <table:table-cell table:formula="of:=IF([.L158]&lt;&gt;&quot;&quot;;HYPERLINK(CONCATENATE(&quot;file://&quot;;[.$J$2];&quot;/&quot;;[.N158];&quot;/&quot;;LEFT([.L158];IF(               ISNUMBER(FIND(&quot; &quot;;[.L158]));FIND(&quot; &quot;;[.L158])-1;LEN([.L158])       )                ));CONCATENATE([.N158];LEFT([.L158];IF(               ISNUMBER(FIND(&quot; &quot;;[.L158]));FIND(&quot; &quot;;[.L158])-1;LEN([.L158])       )                )) );[.M157])" office:value-type="string" office:string-value="./kuchyne/vybaveni/DSC_7508.jpg" calcext:value-type="string">
            <text:p>./kuchyne/vybaveni/DSC_7508.jpg</text:p>
          </table:table-cell>
          <table:table-cell table:formula="of:=VLOOKUP(LEFT([.L158];IF(               ISNUMBER(FIND(&quot; &quot;;[.L158]));FIND(&quot; &quot;;[.L158])-1;LEN([.L15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58]+1" office:value-type="float" office:value="155" calcext:value-type="float">
            <text:p>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i prasek</text:p>
          </table:table-cell>
          <table:table-cell office:value-type="string" calcext:value-type="string">
            <text:p>persil</text:p>
          </table:table-cell>
          <table:table-cell/>
          <table:table-cell table:formula="of:=[.E159]" office:value-type="float" office:value="0" calcext:value-type="float">
            <text:p>0</text:p>
          </table:table-cell>
          <table:table-cell table:style-name="ce46" table:formula="of:=IF([.G158]=&quot;&quot;;&quot;&quot;;[.G158])" office:value-type="string" office:string-value="n" calcext:value-type="string">
            <text:p>n</text:p>
          </table:table-cell>
          <table:table-cell table:style-name="ce46"/>
          <table:table-cell table:style-name="ce46" table:formula="of:=IF([.I158]=&quot;&quot;;&quot;&quot;;[.I15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58]=&quot;&quot;;&quot;&quot;;[.L158])" office:value-type="string" office:string-value="DSC_7508.jpg" calcext:value-type="string">
            <text:p>DSC_7508.jpg</text:p>
          </table:table-cell>
          <table:table-cell table:formula="of:=IF([.L159]&lt;&gt;&quot;&quot;;HYPERLINK(CONCATENATE(&quot;file://&quot;;[.$J$2];&quot;/&quot;;[.N159];&quot;/&quot;;LEFT([.L159];IF(               ISNUMBER(FIND(&quot; &quot;;[.L159]));FIND(&quot; &quot;;[.L159])-1;LEN([.L159])       )                ));CONCATENATE([.N159];LEFT([.L159];IF(               ISNUMBER(FIND(&quot; &quot;;[.L159]));FIND(&quot; &quot;;[.L159])-1;LEN([.L159])       )                )) );[.M158])" office:value-type="string" office:string-value="./kuchyne/vybaveni/DSC_7508.jpg" calcext:value-type="string">
            <text:p>./kuchyne/vybaveni/DSC_7508.jpg</text:p>
          </table:table-cell>
          <table:table-cell table:formula="of:=VLOOKUP(LEFT([.L159];IF(               ISNUMBER(FIND(&quot; &quot;;[.L159]));FIND(&quot; &quot;;[.L159])-1;LEN([.L15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59]+1" office:value-type="float" office:value="156" calcext:value-type="float">
            <text:p>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ish na cisteni</text:p>
          </table:table-cell>
          <table:table-cell office:value-type="string" calcext:value-type="string">
            <text:p>vanish</text:p>
          </table:table-cell>
          <table:table-cell/>
          <table:table-cell table:formula="of:=[.E160]" office:value-type="float" office:value="0" calcext:value-type="float">
            <text:p>0</text:p>
          </table:table-cell>
          <table:table-cell table:style-name="ce46" table:formula="of:=IF([.G159]=&quot;&quot;;&quot;&quot;;[.G159])" office:value-type="string" office:string-value="n" calcext:value-type="string">
            <text:p>n</text:p>
          </table:table-cell>
          <table:table-cell table:style-name="ce46"/>
          <table:table-cell table:style-name="ce46" table:formula="of:=IF([.I159]=&quot;&quot;;&quot;&quot;;[.I15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59]=&quot;&quot;;&quot;&quot;;[.L159])" office:value-type="string" office:string-value="DSC_7508.jpg" calcext:value-type="string">
            <text:p>DSC_7508.jpg</text:p>
          </table:table-cell>
          <table:table-cell table:formula="of:=IF([.L160]&lt;&gt;&quot;&quot;;HYPERLINK(CONCATENATE(&quot;file://&quot;;[.$J$2];&quot;/&quot;;[.N160];&quot;/&quot;;LEFT([.L160];IF(               ISNUMBER(FIND(&quot; &quot;;[.L160]));FIND(&quot; &quot;;[.L160])-1;LEN([.L160])       )                ));CONCATENATE([.N160];LEFT([.L160];IF(               ISNUMBER(FIND(&quot; &quot;;[.L160]));FIND(&quot; &quot;;[.L160])-1;LEN([.L160])       )                )) );[.M159])" office:value-type="string" office:string-value="./kuchyne/vybaveni/DSC_7508.jpg" calcext:value-type="string">
            <text:p>./kuchyne/vybaveni/DSC_7508.jpg</text:p>
          </table:table-cell>
          <table:table-cell table:formula="of:=VLOOKUP(LEFT([.L160];IF(               ISNUMBER(FIND(&quot; &quot;;[.L160]));FIND(&quot; &quot;;[.L160])-1;LEN([.L16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60]+1" office:value-type="float" office:value="157" calcext:value-type="float">
            <text:p>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tenka na sklokeramicke desky</text:p>
          </table:table-cell>
          <table:table-cell table:number-columns-repeated="2"/>
          <table:table-cell table:formula="of:=[.E161]" office:value-type="float" office:value="0" calcext:value-type="float">
            <text:p>0</text:p>
          </table:table-cell>
          <table:table-cell table:style-name="ce46" table:formula="of:=IF([.G160]=&quot;&quot;;&quot;&quot;;[.G160])" office:value-type="string" office:string-value="n" calcext:value-type="string">
            <text:p>n</text:p>
          </table:table-cell>
          <table:table-cell table:style-name="ce46"/>
          <table:table-cell table:style-name="ce46" table:formula="of:=IF([.I160]=&quot;&quot;;&quot;&quot;;[.I16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60]=&quot;&quot;;&quot;&quot;;[.L160])" office:value-type="string" office:string-value="DSC_7508.jpg" calcext:value-type="string">
            <text:p>DSC_7508.jpg</text:p>
          </table:table-cell>
          <table:table-cell table:formula="of:=IF([.L161]&lt;&gt;&quot;&quot;;HYPERLINK(CONCATENATE(&quot;file://&quot;;[.$J$2];&quot;/&quot;;[.N161];&quot;/&quot;;LEFT([.L161];IF(               ISNUMBER(FIND(&quot; &quot;;[.L161]));FIND(&quot; &quot;;[.L161])-1;LEN([.L161])       )                ));CONCATENATE([.N161];LEFT([.L161];IF(               ISNUMBER(FIND(&quot; &quot;;[.L161]));FIND(&quot; &quot;;[.L161])-1;LEN([.L161])       )                )) );[.M160])" office:value-type="string" office:string-value="./kuchyne/vybaveni/DSC_7508.jpg" calcext:value-type="string">
            <text:p>./kuchyne/vybaveni/DSC_7508.jpg</text:p>
          </table:table-cell>
          <table:table-cell table:formula="of:=VLOOKUP(LEFT([.L161];IF(               ISNUMBER(FIND(&quot; &quot;;[.L161]));FIND(&quot; &quot;;[.L161])-1;LEN([.L16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61]+1"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tenka do mycky</text:p>
          </table:table-cell>
          <table:table-cell table:number-columns-repeated="2"/>
          <table:table-cell table:formula="of:=[.E162]" office:value-type="float" office:value="0" calcext:value-type="float">
            <text:p>0</text:p>
          </table:table-cell>
          <table:table-cell table:style-name="ce46" table:formula="of:=IF([.G161]=&quot;&quot;;&quot;&quot;;[.G161])" office:value-type="string" office:string-value="n" calcext:value-type="string">
            <text:p>n</text:p>
          </table:table-cell>
          <table:table-cell table:style-name="ce46"/>
          <table:table-cell table:style-name="ce46" table:formula="of:=IF([.I161]=&quot;&quot;;&quot;&quot;;[.I16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61]=&quot;&quot;;&quot;&quot;;[.L161])" office:value-type="string" office:string-value="DSC_7508.jpg" calcext:value-type="string">
            <text:p>DSC_7508.jpg</text:p>
          </table:table-cell>
          <table:table-cell table:formula="of:=IF([.L162]&lt;&gt;&quot;&quot;;HYPERLINK(CONCATENATE(&quot;file://&quot;;[.$J$2];&quot;/&quot;;[.N162];&quot;/&quot;;LEFT([.L162];IF(               ISNUMBER(FIND(&quot; &quot;;[.L162]));FIND(&quot; &quot;;[.L162])-1;LEN([.L162])       )                ));CONCATENATE([.N162];LEFT([.L162];IF(               ISNUMBER(FIND(&quot; &quot;;[.L162]));FIND(&quot; &quot;;[.L162])-1;LEN([.L162])       )                )) );[.M161])" office:value-type="string" office:string-value="./kuchyne/vybaveni/DSC_7508.jpg" calcext:value-type="string">
            <text:p>./kuchyne/vybaveni/DSC_7508.jpg</text:p>
          </table:table-cell>
          <table:table-cell table:formula="of:=VLOOKUP(LEFT([.L162];IF(               ISNUMBER(FIND(&quot; &quot;;[.L162]));FIND(&quot; &quot;;[.L162])-1;LEN([.L16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62]+1" office:value-type="float" office:value="159" calcext:value-type="float">
            <text:p>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sek do mycky</text:p>
          </table:table-cell>
          <table:table-cell table:number-columns-repeated="2"/>
          <table:table-cell table:formula="of:=[.E163]" office:value-type="float" office:value="0" calcext:value-type="float">
            <text:p>0</text:p>
          </table:table-cell>
          <table:table-cell table:style-name="ce46" table:formula="of:=IF([.G162]=&quot;&quot;;&quot;&quot;;[.G162])" office:value-type="string" office:string-value="n" calcext:value-type="string">
            <text:p>n</text:p>
          </table:table-cell>
          <table:table-cell table:style-name="ce46"/>
          <table:table-cell table:style-name="ce46" table:formula="of:=IF([.I162]=&quot;&quot;;&quot;&quot;;[.I16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62]=&quot;&quot;;&quot;&quot;;[.L162])" office:value-type="string" office:string-value="DSC_7508.jpg" calcext:value-type="string">
            <text:p>DSC_7508.jpg</text:p>
          </table:table-cell>
          <table:table-cell table:formula="of:=IF([.L163]&lt;&gt;&quot;&quot;;HYPERLINK(CONCATENATE(&quot;file://&quot;;[.$J$2];&quot;/&quot;;[.N163];&quot;/&quot;;LEFT([.L163];IF(               ISNUMBER(FIND(&quot; &quot;;[.L163]));FIND(&quot; &quot;;[.L163])-1;LEN([.L163])       )                ));CONCATENATE([.N163];LEFT([.L163];IF(               ISNUMBER(FIND(&quot; &quot;;[.L163]));FIND(&quot; &quot;;[.L163])-1;LEN([.L163])       )                )) );[.M162])" office:value-type="string" office:string-value="./kuchyne/vybaveni/DSC_7508.jpg" calcext:value-type="string">
            <text:p>./kuchyne/vybaveni/DSC_7508.jpg</text:p>
          </table:table-cell>
          <table:table-cell table:formula="of:=VLOOKUP(LEFT([.L163];IF(               ISNUMBER(FIND(&quot; &quot;;[.L163]));FIND(&quot; &quot;;[.L163])-1;LEN([.L16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63]+1" office:value-type="float" office:value="160" calcext:value-type="float">
            <text:p>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x velka doza na potraviny</text:p>
          </table:table-cell>
          <table:table-cell office:value-type="string" calcext:value-type="string">
            <text:p>ikea</text:p>
          </table:table-cell>
          <table:table-cell/>
          <table:table-cell table:formula="of:=[.E164]" office:value-type="float" office:value="0" calcext:value-type="float">
            <text:p>0</text:p>
          </table:table-cell>
          <table:table-cell table:style-name="ce46" table:formula="of:=IF([.G163]=&quot;&quot;;&quot;&quot;;[.G163])" office:value-type="string" office:string-value="n" calcext:value-type="string">
            <text:p>n</text:p>
          </table:table-cell>
          <table:table-cell table:style-name="ce46"/>
          <table:table-cell table:style-name="ce46" table:formula="of:=IF([.I163]=&quot;&quot;;&quot;&quot;;[.I163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/>
          <table:table-cell table:style-name="ce57" office:value-type="string" calcext:value-type="string">
            <text:p>DSC_7510.jpg</text:p>
          </table:table-cell>
          <table:table-cell table:formula="of:=IF([.L164]&lt;&gt;&quot;&quot;;HYPERLINK(CONCATENATE(&quot;file://&quot;;[.$J$2];&quot;/&quot;;[.N164];&quot;/&quot;;LEFT([.L164];IF(               ISNUMBER(FIND(&quot; &quot;;[.L164]));FIND(&quot; &quot;;[.L164])-1;LEN([.L164])       )                ));CONCATENATE([.N164];LEFT([.L164];IF(               ISNUMBER(FIND(&quot; &quot;;[.L164]));FIND(&quot; &quot;;[.L164])-1;LEN([.L164])       )                )) );[.M163])" office:value-type="string" office:string-value="./kuchyne/vybaveni/DSC_7510.jpg" calcext:value-type="string">
            <text:p>./kuchyne/vybaveni/DSC_7510.jpg</text:p>
          </table:table-cell>
          <table:table-cell table:formula="of:=VLOOKUP(LEFT([.L164];IF(               ISNUMBER(FIND(&quot; &quot;;[.L164]));FIND(&quot; &quot;;[.L164])-1;LEN([.L16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64]+1" office:value-type="float" office:value="161" calcext:value-type="float">
            <text:p>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x stredni doza na potraviny</text:p>
          </table:table-cell>
          <table:table-cell office:value-type="string" calcext:value-type="string">
            <text:p>ikea</text:p>
          </table:table-cell>
          <table:table-cell/>
          <table:table-cell table:formula="of:=[.E165]" office:value-type="float" office:value="0" calcext:value-type="float">
            <text:p>0</text:p>
          </table:table-cell>
          <table:table-cell table:style-name="ce46" table:formula="of:=IF([.G164]=&quot;&quot;;&quot;&quot;;[.G164])" office:value-type="string" office:string-value="n" calcext:value-type="string">
            <text:p>n</text:p>
          </table:table-cell>
          <table:table-cell table:style-name="ce46"/>
          <table:table-cell table:style-name="ce46" table:formula="of:=IF([.I164]=&quot;&quot;;&quot;&quot;;[.I164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/>
          <table:table-cell table:style-name="ce57" table:formula="of:=IF([.L164]=&quot;&quot;;&quot;&quot;;[.L164])" office:value-type="string" office:string-value="DSC_7510.jpg" calcext:value-type="string">
            <text:p>DSC_7510.jpg</text:p>
          </table:table-cell>
          <table:table-cell table:formula="of:=IF([.L165]&lt;&gt;&quot;&quot;;HYPERLINK(CONCATENATE(&quot;file://&quot;;[.$J$2];&quot;/&quot;;[.N165];&quot;/&quot;;LEFT([.L165];IF(               ISNUMBER(FIND(&quot; &quot;;[.L165]));FIND(&quot; &quot;;[.L165])-1;LEN([.L165])       )                ));CONCATENATE([.N165];LEFT([.L165];IF(               ISNUMBER(FIND(&quot; &quot;;[.L165]));FIND(&quot; &quot;;[.L165])-1;LEN([.L165])       )                )) );[.M164])" office:value-type="string" office:string-value="./kuchyne/vybaveni/DSC_7510.jpg" calcext:value-type="string">
            <text:p>./kuchyne/vybaveni/DSC_7510.jpg</text:p>
          </table:table-cell>
          <table:table-cell table:formula="of:=VLOOKUP(LEFT([.L165];IF(               ISNUMBER(FIND(&quot; &quot;;[.L165]));FIND(&quot; &quot;;[.L165])-1;LEN([.L16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65]+1" office:value-type="float" office:value="162" calcext:value-type="float">
            <text:p>1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mala doza na potraviny</text:p>
          </table:table-cell>
          <table:table-cell office:value-type="string" calcext:value-type="string">
            <text:p>ikea</text:p>
          </table:table-cell>
          <table:table-cell/>
          <table:table-cell table:formula="of:=[.E166]" office:value-type="float" office:value="0" calcext:value-type="float">
            <text:p>0</text:p>
          </table:table-cell>
          <table:table-cell table:style-name="ce46" table:formula="of:=IF([.G165]=&quot;&quot;;&quot;&quot;;[.G165])" office:value-type="string" office:string-value="n" calcext:value-type="string">
            <text:p>n</text:p>
          </table:table-cell>
          <table:table-cell table:style-name="ce46"/>
          <table:table-cell table:style-name="ce46" table:formula="of:=IF([.I165]=&quot;&quot;;&quot;&quot;;[.I165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/>
          <table:table-cell table:style-name="ce57" table:formula="of:=IF([.L165]=&quot;&quot;;&quot;&quot;;[.L165])" office:value-type="string" office:string-value="DSC_7510.jpg" calcext:value-type="string">
            <text:p>DSC_7510.jpg</text:p>
          </table:table-cell>
          <table:table-cell table:formula="of:=IF([.L166]&lt;&gt;&quot;&quot;;HYPERLINK(CONCATENATE(&quot;file://&quot;;[.$J$2];&quot;/&quot;;[.N166];&quot;/&quot;;LEFT([.L166];IF(               ISNUMBER(FIND(&quot; &quot;;[.L166]));FIND(&quot; &quot;;[.L166])-1;LEN([.L166])       )                ));CONCATENATE([.N166];LEFT([.L166];IF(               ISNUMBER(FIND(&quot; &quot;;[.L166]));FIND(&quot; &quot;;[.L166])-1;LEN([.L166])       )                )) );[.M165])" office:value-type="string" office:string-value="./kuchyne/vybaveni/DSC_7510.jpg" calcext:value-type="string">
            <text:p>./kuchyne/vybaveni/DSC_7510.jpg</text:p>
          </table:table-cell>
          <table:table-cell table:formula="of:=VLOOKUP(LEFT([.L166];IF(               ISNUMBER(FIND(&quot; &quot;;[.L166]));FIND(&quot; &quot;;[.L166])-1;LEN([.L16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66]+1" office:value-type="float" office:value="163" calcext:value-type="float">
            <text:p>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mala doza na potraviny, sypaci</text:p>
          </table:table-cell>
          <table:table-cell table:number-columns-repeated="2"/>
          <table:table-cell table:formula="of:=[.E167]" office:value-type="float" office:value="0" calcext:value-type="float">
            <text:p>0</text:p>
          </table:table-cell>
          <table:table-cell table:style-name="ce46" table:formula="of:=IF([.G166]=&quot;&quot;;&quot;&quot;;[.G166])" office:value-type="string" office:string-value="n" calcext:value-type="string">
            <text:p>n</text:p>
          </table:table-cell>
          <table:table-cell table:style-name="ce46"/>
          <table:table-cell table:style-name="ce46" table:formula="of:=IF([.I166]=&quot;&quot;;&quot;&quot;;[.I166])" office:value-type="string" office:string-value="k" calcext:value-type="string">
            <text:p>k</text:p>
          </table:table-cell>
          <table:table-cell office:value-type="string" calcext:value-type="string">
            <text:p>zelene viko</text:p>
          </table:table-cell>
          <table:table-cell/>
          <table:table-cell table:style-name="ce57" table:formula="of:=IF([.L166]=&quot;&quot;;&quot;&quot;;[.L166])" office:value-type="string" office:string-value="DSC_7510.jpg" calcext:value-type="string">
            <text:p>DSC_7510.jpg</text:p>
          </table:table-cell>
          <table:table-cell table:formula="of:=IF([.L167]&lt;&gt;&quot;&quot;;HYPERLINK(CONCATENATE(&quot;file://&quot;;[.$J$2];&quot;/&quot;;[.N167];&quot;/&quot;;LEFT([.L167];IF(               ISNUMBER(FIND(&quot; &quot;;[.L167]));FIND(&quot; &quot;;[.L167])-1;LEN([.L167])       )                ));CONCATENATE([.N167];LEFT([.L167];IF(               ISNUMBER(FIND(&quot; &quot;;[.L167]));FIND(&quot; &quot;;[.L167])-1;LEN([.L167])       )                )) );[.M166])" office:value-type="string" office:string-value="./kuchyne/vybaveni/DSC_7510.jpg" calcext:value-type="string">
            <text:p>./kuchyne/vybaveni/DSC_7510.jpg</text:p>
          </table:table-cell>
          <table:table-cell table:formula="of:=VLOOKUP(LEFT([.L167];IF(               ISNUMBER(FIND(&quot; &quot;;[.L167]));FIND(&quot; &quot;;[.L167])-1;LEN([.L16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1">
          <table:table-cell table:formula="of:=[.A167]+1" office:value-type="float" office:value="164" calcext:value-type="float">
            <text:p>1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horni spizirena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E168]" office:value-type="float" office:value="2000" calcext:value-type="float">
            <text:p>2000</text:p>
          </table:table-cell>
          <table:table-cell table:style-name="ce46" table:formula="of:=IF([.G167]=&quot;&quot;;&quot;&quot;;[.G167])" office:value-type="string" office:string-value="n" calcext:value-type="string">
            <text:p>n</text:p>
          </table:table-cell>
          <table:table-cell table:style-name="ce46"/>
          <table:table-cell table:style-name="ce46" office:value-type="string" calcext:value-type="string">
            <text:p>z,k</text:p>
          </table:table-cell>
          <table:table-cell office:value-type="string" calcext:value-type="string">
            <text:p>vcetne baleni a doz, susena rajcata, testoviny, fazole, kakao, kuskus, burgulr, pohanka, jahly, cizrna, nudle, susenky, cukr, orechy</text:p>
          </table:table-cell>
          <table:table-cell/>
          <table:table-cell table:style-name="ce57" table:formula="of:=IF([.L167]=&quot;&quot;;&quot;&quot;;[.L167])" office:value-type="string" office:string-value="DSC_7510.jpg" calcext:value-type="string">
            <text:p>DSC_7510.jpg</text:p>
          </table:table-cell>
          <table:table-cell table:formula="of:=IF([.L168]&lt;&gt;&quot;&quot;;HYPERLINK(CONCATENATE(&quot;file://&quot;;[.$J$2];&quot;/&quot;;[.N168];&quot;/&quot;;LEFT([.L168];IF(               ISNUMBER(FIND(&quot; &quot;;[.L168]));FIND(&quot; &quot;;[.L168])-1;LEN([.L168])       )                ));CONCATENATE([.N168];LEFT([.L168];IF(               ISNUMBER(FIND(&quot; &quot;;[.L168]));FIND(&quot; &quot;;[.L168])-1;LEN([.L168])       )                )) );[.M167])" office:value-type="string" office:string-value="./kuchyne/vybaveni/DSC_7510.jpg" calcext:value-type="string">
            <text:p>./kuchyne/vybaveni/DSC_7510.jpg</text:p>
          </table:table-cell>
          <table:table-cell table:formula="of:=VLOOKUP(LEFT([.L168];IF(               ISNUMBER(FIND(&quot; &quot;;[.L168]));FIND(&quot; &quot;;[.L168])-1;LEN([.L16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68]+1" office:value-type="float" office:value="165" calcext:value-type="float">
            <text:p>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dolni spizirena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E169]" office:value-type="float" office:value="600" calcext:value-type="float">
            <text:p>600</text:p>
          </table:table-cell>
          <table:table-cell table:style-name="ce46" table:formula="of:=IF([.G168]=&quot;&quot;;&quot;&quot;;[.G168])" office:value-type="string" office:string-value="n" calcext:value-type="string">
            <text:p>n</text:p>
          </table:table-cell>
          <table:table-cell table:style-name="ce46"/>
          <table:table-cell table:style-name="ce46" table:formula="of:=IF([.I168]=&quot;&quot;;&quot;&quot;;[.I168])" office:value-type="string" office:string-value="z,k" calcext:value-type="string">
            <text:p>z,k</text:p>
          </table:table-cell>
          <table:table-cell office:value-type="string" calcext:value-type="string">
            <text:p>soya, fazole, cizrna, celozrna mouka, kakao, susene ploady, hrach, </text:p>
          </table:table-cell>
          <table:table-cell/>
          <table:table-cell table:style-name="ce57" office:value-type="string" calcext:value-type="string">
            <text:p>DSC_7511.jpg</text:p>
          </table:table-cell>
          <table:table-cell table:formula="of:=IF([.L169]&lt;&gt;&quot;&quot;;HYPERLINK(CONCATENATE(&quot;file://&quot;;[.$J$2];&quot;/&quot;;[.N169];&quot;/&quot;;LEFT([.L169];IF(               ISNUMBER(FIND(&quot; &quot;;[.L169]));FIND(&quot; &quot;;[.L169])-1;LEN([.L169])       )                ));CONCATENATE([.N169];LEFT([.L169];IF(               ISNUMBER(FIND(&quot; &quot;;[.L169]));FIND(&quot; &quot;;[.L169])-1;LEN([.L169])       )                )) );[.M168])" office:value-type="string" office:string-value="./kuchyne/vybaveni/DSC_7511.jpg" calcext:value-type="string">
            <text:p>./kuchyne/vybaveni/DSC_7511.jpg</text:p>
          </table:table-cell>
          <table:table-cell table:formula="of:=VLOOKUP(LEFT([.L169];IF(               ISNUMBER(FIND(&quot; &quot;;[.L169]));FIND(&quot; &quot;;[.L169])-1;LEN([.L16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9">
          <table:table-cell table:formula="of:=[.A169]+1" office:value-type="float" office:value="166" calcext:value-type="float">
            <text:p>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pod troubou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E170]" office:value-type="float" office:value="1000" calcext:value-type="float">
            <text:p>1000</text:p>
          </table:table-cell>
          <table:table-cell table:style-name="ce46" table:formula="of:=IF([.G169]=&quot;&quot;;&quot;&quot;;[.G169])" office:value-type="string" office:string-value="n" calcext:value-type="string">
            <text:p>n</text:p>
          </table:table-cell>
          <table:table-cell table:style-name="ce46"/>
          <table:table-cell table:style-name="ce46" table:formula="of:=IF([.I169]=&quot;&quot;;&quot;&quot;;[.I169])" office:value-type="string" office:string-value="z,k" calcext:value-type="string">
            <text:p>z,k</text:p>
          </table:table-cell>
          <table:table-cell office:value-type="string" calcext:value-type="string">
            <text:p>susene houby, cast suseneho mleka, lasagne (italske), ryze, 2x mleko, </text:p>
          </table:table-cell>
          <table:table-cell/>
          <table:table-cell table:style-name="ce57" office:value-type="string" calcext:value-type="string">
            <text:p>DSC_7512.jpg</text:p>
          </table:table-cell>
          <table:table-cell table:formula="of:=IF([.L170]&lt;&gt;&quot;&quot;;HYPERLINK(CONCATENATE(&quot;file://&quot;;[.$J$2];&quot;/&quot;;[.N170];&quot;/&quot;;LEFT([.L170];IF(               ISNUMBER(FIND(&quot; &quot;;[.L170]));FIND(&quot; &quot;;[.L170])-1;LEN([.L170])       )                ));CONCATENATE([.N170];LEFT([.L170];IF(               ISNUMBER(FIND(&quot; &quot;;[.L170]));FIND(&quot; &quot;;[.L170])-1;LEN([.L170])       )                )) );[.M169])" office:value-type="string" office:string-value="./kuchyne/vybaveni/DSC_7512.jpg" calcext:value-type="string">
            <text:p>./kuchyne/vybaveni/DSC_7512.jpg</text:p>
          </table:table-cell>
          <table:table-cell table:formula="of:=VLOOKUP(LEFT([.L170];IF(               ISNUMBER(FIND(&quot; &quot;;[.L170]));FIND(&quot; &quot;;[.L170])-1;LEN([.L17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70]+1"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arka 2x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E171]" office:value-type="float" office:value="800" calcext:value-type="float">
            <text:p>800</text:p>
          </table:table-cell>
          <table:table-cell table:style-name="ce46" table:formula="of:=IF([.G170]=&quot;&quot;;&quot;&quot;;[.G170])" office:value-type="string" office:string-value="n" calcext:value-type="string">
            <text:p>n</text:p>
          </table:table-cell>
          <table:table-cell table:style-name="ce46"/>
          <table:table-cell table:style-name="ce46" table:formula="of:=IF([.I170]=&quot;&quot;;&quot;&quot;;[.I170])" office:value-type="string" office:string-value="z,k" calcext:value-type="string">
            <text:p>z,k</text:p>
          </table:table-cell>
          <table:table-cell table:number-columns-repeated="2"/>
          <table:table-cell table:style-name="ce57" table:formula="of:=IF([.L170]=&quot;&quot;;&quot;&quot;;[.L170])" office:value-type="string" office:string-value="DSC_7512.jpg" calcext:value-type="string">
            <text:p>DSC_7512.jpg</text:p>
          </table:table-cell>
          <table:table-cell table:formula="of:=IF([.L171]&lt;&gt;&quot;&quot;;HYPERLINK(CONCATENATE(&quot;file://&quot;;[.$J$2];&quot;/&quot;;[.N171];&quot;/&quot;;LEFT([.L171];IF(               ISNUMBER(FIND(&quot; &quot;;[.L171]));FIND(&quot; &quot;;[.L171])-1;LEN([.L171])       )                ));CONCATENATE([.N171];LEFT([.L171];IF(               ISNUMBER(FIND(&quot; &quot;;[.L171]));FIND(&quot; &quot;;[.L171])-1;LEN([.L171])       )                )) );[.M170])" office:value-type="string" office:string-value="./kuchyne/vybaveni/DSC_7512.jpg" calcext:value-type="string">
            <text:p>./kuchyne/vybaveni/DSC_7512.jpg</text:p>
          </table:table-cell>
          <table:table-cell table:formula="of:=VLOOKUP(LEFT([.L171];IF(               ISNUMBER(FIND(&quot; &quot;;[.L171]));FIND(&quot; &quot;;[.L171])-1;LEN([.L17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2">
          <table:table-cell table:formula="of:=[.A171]+1" office:value-type="float" office:value="168" calcext:value-type="float">
            <text:p>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nad troubou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E172]" office:value-type="float" office:value="2000" calcext:value-type="float">
            <text:p>2000</text:p>
          </table:table-cell>
          <table:table-cell table:style-name="ce46" table:formula="of:=IF([.G171]=&quot;&quot;;&quot;&quot;;[.G171])" office:value-type="string" office:string-value="n" calcext:value-type="string">
            <text:p>n</text:p>
          </table:table-cell>
          <table:table-cell table:style-name="ce46"/>
          <table:table-cell table:style-name="ce46" table:formula="of:=IF([.I171]=&quot;&quot;;&quot;&quot;;[.I171])" office:value-type="string" office:string-value="z,k" calcext:value-type="string">
            <text:p>z,k</text:p>
          </table:table-cell>
          <table:table-cell office:value-type="string" calcext:value-type="string">
            <text:p>susena syrovatka, granko, kakao, bonavita, <text:s/>topping na dorty, vyrobky ze zdrave vyzivy (kulicky, tycinky, semena) – baleni jsou otevrena, detske susenky, leky magnesium, pruduskovy caj, sunupret, multivytamin, melta, ruzne druhy koreni atp..)</text:p>
          </table:table-cell>
          <table:table-cell/>
          <table:table-cell table:style-name="ce57" office:value-type="string" calcext:value-type="string">
            <text:p>DSC_7514.jpg</text:p>
          </table:table-cell>
          <table:table-cell table:formula="of:=IF([.L172]&lt;&gt;&quot;&quot;;HYPERLINK(CONCATENATE(&quot;file://&quot;;[.$J$2];&quot;/&quot;;[.N172];&quot;/&quot;;LEFT([.L172];IF(               ISNUMBER(FIND(&quot; &quot;;[.L172]));FIND(&quot; &quot;;[.L172])-1;LEN([.L172])       )                ));CONCATENATE([.N172];LEFT([.L172];IF(               ISNUMBER(FIND(&quot; &quot;;[.L172]));FIND(&quot; &quot;;[.L172])-1;LEN([.L172])       )                )) );[.M171])" office:value-type="string" office:string-value="./kuchyne/vybaveni/DSC_7514.jpg" calcext:value-type="string">
            <text:p>./kuchyne/vybaveni/DSC_7514.jpg</text:p>
          </table:table-cell>
          <table:table-cell table:formula="of:=VLOOKUP(LEFT([.L172];IF(               ISNUMBER(FIND(&quot; &quot;;[.L172]));FIND(&quot; &quot;;[.L172])-1;LEN([.L17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72]+1" office:value-type="float" office:value="169" calcext:value-type="float">
            <text:p>1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 vyrobu syra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E173]" office:value-type="float" office:value="1500" calcext:value-type="float">
            <text:p>1500</text:p>
          </table:table-cell>
          <table:table-cell table:style-name="ce46" table:formula="of:=IF([.G172]=&quot;&quot;;&quot;&quot;;[.G172])" office:value-type="string" office:string-value="n" calcext:value-type="string">
            <text:p>n</text:p>
          </table:table-cell>
          <table:table-cell table:style-name="ce46"/>
          <table:table-cell table:style-name="ce46" table:formula="of:=IF([.I172]=&quot;&quot;;&quot;&quot;;[.I172])" office:value-type="string" office:string-value="z,k" calcext:value-type="string">
            <text:p>z,k</text:p>
          </table:table-cell>
          <table:table-cell office:value-type="string" calcext:value-type="string">
            <text:p>velka forma, cca 5x mala forma</text:p>
          </table:table-cell>
          <table:table-cell/>
          <table:table-cell table:style-name="ce57" table:formula="of:=IF([.L172]=&quot;&quot;;&quot;&quot;;[.L172])" office:value-type="string" office:string-value="DSC_7514.jpg" calcext:value-type="string">
            <text:p>DSC_7514.jpg</text:p>
          </table:table-cell>
          <table:table-cell table:formula="of:=IF([.L173]&lt;&gt;&quot;&quot;;HYPERLINK(CONCATENATE(&quot;file://&quot;;[.$J$2];&quot;/&quot;;[.N173];&quot;/&quot;;LEFT([.L173];IF(               ISNUMBER(FIND(&quot; &quot;;[.L173]));FIND(&quot; &quot;;[.L173])-1;LEN([.L173])       )                ));CONCATENATE([.N173];LEFT([.L173];IF(               ISNUMBER(FIND(&quot; &quot;;[.L173]));FIND(&quot; &quot;;[.L173])-1;LEN([.L173])       )                )) );[.M172])" office:value-type="string" office:string-value="./kuchyne/vybaveni/DSC_7514.jpg" calcext:value-type="string">
            <text:p>./kuchyne/vybaveni/DSC_7514.jpg</text:p>
          </table:table-cell>
          <table:table-cell table:formula="of:=VLOOKUP(LEFT([.L173];IF(               ISNUMBER(FIND(&quot; &quot;;[.L173]));FIND(&quot; &quot;;[.L173])-1;LEN([.L17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73]+1"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</text:p>
          </table:table-cell>
          <table:table-cell table:number-columns-repeated="2"/>
          <table:table-cell table:formula="of:=[.E174]" office:value-type="float" office:value="0" calcext:value-type="float">
            <text:p>0</text:p>
          </table:table-cell>
          <table:table-cell table:style-name="ce46" table:formula="of:=IF([.G173]=&quot;&quot;;&quot;&quot;;[.G173])" office:value-type="string" office:string-value="n" calcext:value-type="string">
            <text:p>n</text:p>
          </table:table-cell>
          <table:table-cell table:style-name="ce46"/>
          <table:table-cell table:style-name="ce46" table:formula="of:=IF([.I173]=&quot;&quot;;&quot;&quot;;[.I173])" office:value-type="string" office:string-value="z,k" calcext:value-type="string">
            <text:p>z,k</text:p>
          </table:table-cell>
          <table:table-cell table:number-columns-repeated="2"/>
          <table:table-cell table:style-name="ce57" table:formula="of:=IF([.L173]=&quot;&quot;;&quot;&quot;;[.L173])" office:value-type="string" office:string-value="DSC_7514.jpg" calcext:value-type="string">
            <text:p>DSC_7514.jpg</text:p>
          </table:table-cell>
          <table:table-cell table:formula="of:=IF([.L174]&lt;&gt;&quot;&quot;;HYPERLINK(CONCATENATE(&quot;file://&quot;;[.$J$2];&quot;/&quot;;[.N174];&quot;/&quot;;LEFT([.L174];IF(               ISNUMBER(FIND(&quot; &quot;;[.L174]));FIND(&quot; &quot;;[.L174])-1;LEN([.L174])       )                ));CONCATENATE([.N174];LEFT([.L174];IF(               ISNUMBER(FIND(&quot; &quot;;[.L174]));FIND(&quot; &quot;;[.L174])-1;LEN([.L174])       )                )) );[.M173])" office:value-type="string" office:string-value="./kuchyne/vybaveni/DSC_7514.jpg" calcext:value-type="string">
            <text:p>./kuchyne/vybaveni/DSC_7514.jpg</text:p>
          </table:table-cell>
          <table:table-cell table:formula="of:=VLOOKUP(LEFT([.L174];IF(               ISNUMBER(FIND(&quot; &quot;;[.L174]));FIND(&quot; &quot;;[.L174])-1;LEN([.L17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74]+1" office:value-type="float" office:value="171" calcext:value-type="float">
            <text:p>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enicky na vino, brousene</text:p>
          </table:table-cell>
          <table:table-cell/>
          <table:table-cell office:value-type="string" calcext:value-type="string">
            <text:p>POKUD</text:p>
          </table:table-cell>
          <table:table-cell table:formula="of:=[.E175]" office:value-type="string" office:string-value="POKUD" calcext:value-type="string">
            <text:p>POKUD</text:p>
          </table:table-cell>
          <table:table-cell table:style-name="ce46" table:formula="of:=IF([.G174]=&quot;&quot;;&quot;&quot;;[.G174])" office:value-type="string" office:string-value="n" calcext:value-type="string">
            <text:p>n</text:p>
          </table:table-cell>
          <table:table-cell table:style-name="ce46"/>
          <table:table-cell table:style-name="ce46" office:value-type="string" calcext:value-type="string">
            <text:p>z</text:p>
          </table:table-cell>
          <table:table-cell office:value-type="string" calcext:value-type="string">
            <text:p>sklo, rucni brus</text:p>
          </table:table-cell>
          <table:table-cell/>
          <table:table-cell table:style-name="ce57" table:formula="of:=IF([.L174]=&quot;&quot;;&quot;&quot;;[.L174])" office:value-type="string" office:string-value="DSC_7514.jpg" calcext:value-type="string">
            <text:p>DSC_7514.jpg</text:p>
          </table:table-cell>
          <table:table-cell table:formula="of:=IF([.L175]&lt;&gt;&quot;&quot;;HYPERLINK(CONCATENATE(&quot;file://&quot;;[.$J$2];&quot;/&quot;;[.N175];&quot;/&quot;;LEFT([.L175];IF(               ISNUMBER(FIND(&quot; &quot;;[.L175]));FIND(&quot; &quot;;[.L175])-1;LEN([.L175])       )                ));CONCATENATE([.N175];LEFT([.L175];IF(               ISNUMBER(FIND(&quot; &quot;;[.L175]));FIND(&quot; &quot;;[.L175])-1;LEN([.L175])       )                )) );[.M174])" office:value-type="string" office:string-value="./kuchyne/vybaveni/DSC_7514.jpg" calcext:value-type="string">
            <text:p>./kuchyne/vybaveni/DSC_7514.jpg</text:p>
          </table:table-cell>
          <table:table-cell table:formula="of:=VLOOKUP(LEFT([.L175];IF(               ISNUMBER(FIND(&quot; &quot;;[.L175]));FIND(&quot; &quot;;[.L175])-1;LEN([.L17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75]+1" office:value-type="float" office:value="172" calcext:value-type="float">
            <text:p>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r na peceni</text:p>
          </table:table-cell>
          <table:table-cell table:number-columns-repeated="2"/>
          <table:table-cell table:formula="of:=[.E176]" office:value-type="float" office:value="0" calcext:value-type="float">
            <text:p>0</text:p>
          </table:table-cell>
          <table:table-cell table:style-name="ce46" table:formula="of:=IF([.G175]=&quot;&quot;;&quot;&quot;;[.G175])" office:value-type="string" office:string-value="n" calcext:value-type="string">
            <text:p>n</text:p>
          </table:table-cell>
          <table:table-cell table:style-name="ce46"/>
          <table:table-cell table:style-name="ce46" table:formula="of:=IF([.I175]=&quot;&quot;;&quot;&quot;;[.I175])" office:value-type="string" office:string-value="z" calcext:value-type="string">
            <text:p>z</text:p>
          </table:table-cell>
          <table:table-cell table:number-columns-repeated="2"/>
          <table:table-cell table:style-name="ce57" office:value-type="string" calcext:value-type="string">
            <text:p>DSC_7514.jpg</text:p>
          </table:table-cell>
          <table:table-cell table:formula="of:=IF([.L176]&lt;&gt;&quot;&quot;;HYPERLINK(CONCATENATE(&quot;file://&quot;;[.$J$2];&quot;/&quot;;[.N176];&quot;/&quot;;LEFT([.L176];IF(               ISNUMBER(FIND(&quot; &quot;;[.L176]));FIND(&quot; &quot;;[.L176])-1;LEN([.L176])       )                ));CONCATENATE([.N176];LEFT([.L176];IF(               ISNUMBER(FIND(&quot; &quot;;[.L176]));FIND(&quot; &quot;;[.L176])-1;LEN([.L176])       )                )) );[.M175])" office:value-type="string" office:string-value="./kuchyne/vybaveni/DSC_7514.jpg" calcext:value-type="string">
            <text:p>./kuchyne/vybaveni/DSC_7514.jpg</text:p>
          </table:table-cell>
          <table:table-cell table:formula="of:=VLOOKUP(LEFT([.L176];IF(               ISNUMBER(FIND(&quot; &quot;;[.L176]));FIND(&quot; &quot;;[.L176])-1;LEN([.L17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6">
          <table:table-cell table:formula="of:=[.A176]+1" office:value-type="float" office:value="173" calcext:value-type="float">
            <text:p>1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inka Brio</text:p>
          </table:table-cell>
          <table:table-cell office:value-type="string" calcext:value-type="string">
            <text:p>Brio, se sirenou</text:p>
          </table:table-cell>
          <table:table-cell/>
          <table:table-cell table:formula="of:=[.E177]" office:value-type="float" office:value="0" calcext:value-type="float">
            <text:p>0</text:p>
          </table:table-cell>
          <table:table-cell table:style-name="ce46" table:formula="of:=IF([.G176]=&quot;&quot;;&quot;&quot;;[.G176])" office:value-type="string" office:string-value="n" calcext:value-type="string">
            <text:p>n</text:p>
          </table:table-cell>
          <table:table-cell table:style-name="ce46"/>
          <table:table-cell table:style-name="ce46" office:value-type="string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57.jpg</text:p>
          </table:table-cell>
          <table:table-cell/>
          <table:table-cell table:formula="of:=VLOOKUP(LEFT([.L177];IF(               ISNUMBER(FIND(&quot; &quot;;[.L177]));FIND(&quot; &quot;;[.L177])-1;LEN([.L17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177]+1" office:value-type="float" office:value="174" calcext:value-type="float">
            <text:p>174</text:p>
          </table:table-cell>
          <table:table-cell table:number-columns-repeated="4"/>
          <table:table-cell table:formula="of:=[.E178]" office:value-type="float" office:value="0" calcext:value-type="float">
            <text:p>0</text:p>
          </table:table-cell>
          <table:table-cell table:style-name="ce46" table:formula="of:=IF([.G177]=&quot;&quot;;&quot;&quot;;[.G177])" office:value-type="string" office:string-value="n" calcext:value-type="string">
            <text:p>n</text:p>
          </table:table-cell>
          <table:table-cell table:style-name="ce46"/>
          <table:table-cell table:style-name="ce46" table:formula="of:=IF([.I177]=&quot;&quot;;&quot;&quot;;[.I177])" office:value-type="string" office:string-value="k" calcext:value-type="string">
            <text:p>k</text:p>
          </table:table-cell>
          <table:table-cell table:number-columns-repeated="2"/>
          <table:table-cell table:style-name="ce57"/>
          <table:table-cell table:formula="of:=IF([.L178]&lt;&gt;&quot;&quot;;HYPERLINK(CONCATENATE(&quot;file://&quot;;[.$J$2];&quot;/&quot;;[.N178];&quot;/&quot;;LEFT([.L178];IF(               ISNUMBER(FIND(&quot; &quot;;[.L178]));FIND(&quot; &quot;;[.L178])-1;LEN([.L178])       )                ));CONCATENATE([.N178];LEFT([.L178];IF(               ISNUMBER(FIND(&quot; &quot;;[.L178]));FIND(&quot; &quot;;[.L178])-1;LEN([.L178])       )                )) );[.M177])" office:value-type="float" office:value="0" calcext:value-type="float">
            <text:p>0</text:p>
          </table:table-cell>
          <table:table-cell table:formula="of:=VLOOKUP(LEFT([.L178];IF(               ISNUMBER(FIND(&quot; &quot;;[.L178]));FIND(&quot; &quot;;[.L178])-1;LEN([.L17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78]+1" office:value-type="float" office:value="175" calcext:value-type="float">
            <text:p>17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[.E179]" office:value-type="float" office:value="0" calcext:value-type="float">
            <text:p>0</text:p>
          </table:table-cell>
          <table:table-cell table:style-name="ce46" table:formula="of:=IF([.G178]=&quot;&quot;;&quot;&quot;;[.G178])" office:value-type="string" office:string-value="n" calcext:value-type="string">
            <text:p>n</text:p>
          </table:table-cell>
          <table:table-cell table:style-name="ce46"/>
          <table:table-cell table:style-name="ce46" table:formula="of:=IF([.I178]=&quot;&quot;;&quot;&quot;;[.I17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78]=&quot;&quot;;&quot;&quot;;[.L178])">
            <text:p/>
          </table:table-cell>
          <table:table-cell table:formula="of:=IF([.L179]&lt;&gt;&quot;&quot;;HYPERLINK(CONCATENATE(&quot;file://&quot;;[.$J$2];&quot;/&quot;;[.N179];&quot;/&quot;;LEFT([.L179];IF(               ISNUMBER(FIND(&quot; &quot;;[.L179]));FIND(&quot; &quot;;[.L179])-1;LEN([.L179])       )                ));CONCATENATE([.N179];LEFT([.L179];IF(               ISNUMBER(FIND(&quot; &quot;;[.L179]));FIND(&quot; &quot;;[.L179])-1;LEN([.L179])       )                )) );[.M178])" office:value-type="float" office:value="0" calcext:value-type="float">
            <text:p>0</text:p>
          </table:table-cell>
          <table:table-cell table:formula="of:=VLOOKUP(LEFT([.L179];IF(               ISNUMBER(FIND(&quot; &quot;;[.L179]));FIND(&quot; &quot;;[.L179])-1;LEN([.L17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79]+1" office:value-type="float" office:value="176" calcext:value-type="float">
            <text:p>176</text:p>
          </table:table-cell>
          <table:table-cell table:number-columns-repeated="4"/>
          <table:table-cell table:formula="of:=[.E180]" office:value-type="float" office:value="0" calcext:value-type="float">
            <text:p>0</text:p>
          </table:table-cell>
          <table:table-cell table:style-name="ce46" table:formula="of:=IF([.G179]=&quot;&quot;;&quot;&quot;;[.G179])" office:value-type="string" office:string-value="n" calcext:value-type="string">
            <text:p>n</text:p>
          </table:table-cell>
          <table:table-cell table:style-name="ce46"/>
          <table:table-cell table:style-name="ce46" table:formula="of:=IF([.I179]=&quot;&quot;;&quot;&quot;;[.I17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79]=&quot;&quot;;&quot;&quot;;[.L179])">
            <text:p/>
          </table:table-cell>
          <table:table-cell table:formula="of:=IF([.L180]&lt;&gt;&quot;&quot;;HYPERLINK(CONCATENATE(&quot;file://&quot;;[.$J$2];&quot;/&quot;;[.N180];&quot;/&quot;;LEFT([.L180];IF(               ISNUMBER(FIND(&quot; &quot;;[.L180]));FIND(&quot; &quot;;[.L180])-1;LEN([.L180])       )                ));CONCATENATE([.N180];LEFT([.L180];IF(               ISNUMBER(FIND(&quot; &quot;;[.L180]));FIND(&quot; &quot;;[.L180])-1;LEN([.L180])       )                )) );[.M179])" office:value-type="float" office:value="0" calcext:value-type="float">
            <text:p>0</text:p>
          </table:table-cell>
          <table:table-cell table:formula="of:=VLOOKUP(LEFT([.L180];IF(               ISNUMBER(FIND(&quot; &quot;;[.L180]));FIND(&quot; &quot;;[.L180])-1;LEN([.L18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80]+1" office:value-type="float" office:value="177" calcext:value-type="float">
            <text:p>177</text:p>
          </table:table-cell>
          <table:table-cell table:number-columns-repeated="4"/>
          <table:table-cell table:formula="of:=[.E181]" office:value-type="float" office:value="0" calcext:value-type="float">
            <text:p>0</text:p>
          </table:table-cell>
          <table:table-cell table:style-name="ce46" table:formula="of:=IF([.G180]=&quot;&quot;;&quot;&quot;;[.G180])" office:value-type="string" office:string-value="n" calcext:value-type="string">
            <text:p>n</text:p>
          </table:table-cell>
          <table:table-cell table:style-name="ce46"/>
          <table:table-cell table:style-name="ce46" table:formula="of:=IF([.I180]=&quot;&quot;;&quot;&quot;;[.I18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0]=&quot;&quot;;&quot;&quot;;[.L180])">
            <text:p/>
          </table:table-cell>
          <table:table-cell table:formula="of:=IF([.L181]&lt;&gt;&quot;&quot;;HYPERLINK(CONCATENATE(&quot;file://&quot;;[.$J$2];&quot;/&quot;;[.N181];&quot;/&quot;;LEFT([.L181];IF(               ISNUMBER(FIND(&quot; &quot;;[.L181]));FIND(&quot; &quot;;[.L181])-1;LEN([.L181])       )                ));CONCATENATE([.N181];LEFT([.L181];IF(               ISNUMBER(FIND(&quot; &quot;;[.L181]));FIND(&quot; &quot;;[.L181])-1;LEN([.L181])       )                )) );[.M180])" office:value-type="float" office:value="0" calcext:value-type="float">
            <text:p>0</text:p>
          </table:table-cell>
          <table:table-cell table:formula="of:=VLOOKUP(LEFT([.L181];IF(               ISNUMBER(FIND(&quot; &quot;;[.L181]));FIND(&quot; &quot;;[.L181])-1;LEN([.L18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81]+1" office:value-type="float" office:value="178" calcext:value-type="float">
            <text:p>178</text:p>
          </table:table-cell>
          <table:table-cell table:number-columns-repeated="4"/>
          <table:table-cell table:formula="of:=[.E182]" office:value-type="float" office:value="0" calcext:value-type="float">
            <text:p>0</text:p>
          </table:table-cell>
          <table:table-cell table:style-name="ce46" table:formula="of:=IF([.G181]=&quot;&quot;;&quot;&quot;;[.G181])" office:value-type="string" office:string-value="n" calcext:value-type="string">
            <text:p>n</text:p>
          </table:table-cell>
          <table:table-cell table:style-name="ce46"/>
          <table:table-cell table:style-name="ce46" table:formula="of:=IF([.I181]=&quot;&quot;;&quot;&quot;;[.I18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1]=&quot;&quot;;&quot;&quot;;[.L181])">
            <text:p/>
          </table:table-cell>
          <table:table-cell table:formula="of:=IF([.L182]&lt;&gt;&quot;&quot;;HYPERLINK(CONCATENATE(&quot;file://&quot;;[.$J$2];&quot;/&quot;;[.N182];&quot;/&quot;;LEFT([.L182];IF(               ISNUMBER(FIND(&quot; &quot;;[.L182]));FIND(&quot; &quot;;[.L182])-1;LEN([.L182])       )                ));CONCATENATE([.N182];LEFT([.L182];IF(               ISNUMBER(FIND(&quot; &quot;;[.L182]));FIND(&quot; &quot;;[.L182])-1;LEN([.L182])       )                )) );[.M181])" office:value-type="float" office:value="0" calcext:value-type="float">
            <text:p>0</text:p>
          </table:table-cell>
          <table:table-cell table:formula="of:=VLOOKUP(LEFT([.L182];IF(               ISNUMBER(FIND(&quot; &quot;;[.L182]));FIND(&quot; &quot;;[.L182])-1;LEN([.L18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82]+1" office:value-type="float" office:value="179" calcext:value-type="float">
            <text:p>179</text:p>
          </table:table-cell>
          <table:table-cell table:number-columns-repeated="4"/>
          <table:table-cell table:formula="of:=[.E183]" office:value-type="float" office:value="0" calcext:value-type="float">
            <text:p>0</text:p>
          </table:table-cell>
          <table:table-cell table:style-name="ce46" table:formula="of:=IF([.G182]=&quot;&quot;;&quot;&quot;;[.G182])" office:value-type="string" office:string-value="n" calcext:value-type="string">
            <text:p>n</text:p>
          </table:table-cell>
          <table:table-cell table:style-name="ce46"/>
          <table:table-cell table:style-name="ce46" table:formula="of:=IF([.I182]=&quot;&quot;;&quot;&quot;;[.I18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2]=&quot;&quot;;&quot;&quot;;[.L182])">
            <text:p/>
          </table:table-cell>
          <table:table-cell table:formula="of:=IF([.L183]&lt;&gt;&quot;&quot;;HYPERLINK(CONCATENATE(&quot;file://&quot;;[.$J$2];&quot;/&quot;;[.N183];&quot;/&quot;;LEFT([.L183];IF(               ISNUMBER(FIND(&quot; &quot;;[.L183]));FIND(&quot; &quot;;[.L183])-1;LEN([.L183])       )                ));CONCATENATE([.N183];LEFT([.L183];IF(               ISNUMBER(FIND(&quot; &quot;;[.L183]));FIND(&quot; &quot;;[.L183])-1;LEN([.L183])       )                )) );[.M182])" office:value-type="float" office:value="0" calcext:value-type="float">
            <text:p>0</text:p>
          </table:table-cell>
          <table:table-cell table:formula="of:=VLOOKUP(LEFT([.L183];IF(               ISNUMBER(FIND(&quot; &quot;;[.L183]));FIND(&quot; &quot;;[.L183])-1;LEN([.L18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83]+1" office:value-type="float" office:value="180" calcext:value-type="float">
            <text:p>180</text:p>
          </table:table-cell>
          <table:table-cell table:number-columns-repeated="4"/>
          <table:table-cell table:formula="of:=[.E184]" office:value-type="float" office:value="0" calcext:value-type="float">
            <text:p>0</text:p>
          </table:table-cell>
          <table:table-cell table:style-name="ce46" table:formula="of:=IF([.G183]=&quot;&quot;;&quot;&quot;;[.G183])" office:value-type="string" office:string-value="n" calcext:value-type="string">
            <text:p>n</text:p>
          </table:table-cell>
          <table:table-cell table:style-name="ce46"/>
          <table:table-cell table:style-name="ce46" table:formula="of:=IF([.I183]=&quot;&quot;;&quot;&quot;;[.I18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3]=&quot;&quot;;&quot;&quot;;[.L183])">
            <text:p/>
          </table:table-cell>
          <table:table-cell table:formula="of:=IF([.L184]&lt;&gt;&quot;&quot;;HYPERLINK(CONCATENATE(&quot;file://&quot;;[.$J$2];&quot;/&quot;;[.N184];&quot;/&quot;;LEFT([.L184];IF(               ISNUMBER(FIND(&quot; &quot;;[.L184]));FIND(&quot; &quot;;[.L184])-1;LEN([.L184])       )                ));CONCATENATE([.N184];LEFT([.L184];IF(               ISNUMBER(FIND(&quot; &quot;;[.L184]));FIND(&quot; &quot;;[.L184])-1;LEN([.L184])       )                )) );[.M183])" office:value-type="float" office:value="0" calcext:value-type="float">
            <text:p>0</text:p>
          </table:table-cell>
          <table:table-cell table:formula="of:=VLOOKUP(LEFT([.L184];IF(               ISNUMBER(FIND(&quot; &quot;;[.L184]));FIND(&quot; &quot;;[.L184])-1;LEN([.L18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84]+1" office:value-type="float" office:value="181" calcext:value-type="float">
            <text:p>181</text:p>
          </table:table-cell>
          <table:table-cell table:number-columns-repeated="4"/>
          <table:table-cell table:formula="of:=[.E185]" office:value-type="float" office:value="0" calcext:value-type="float">
            <text:p>0</text:p>
          </table:table-cell>
          <table:table-cell table:style-name="ce46" table:formula="of:=IF([.G184]=&quot;&quot;;&quot;&quot;;[.G184])" office:value-type="string" office:string-value="n" calcext:value-type="string">
            <text:p>n</text:p>
          </table:table-cell>
          <table:table-cell table:style-name="ce46"/>
          <table:table-cell table:style-name="ce46" table:formula="of:=IF([.I184]=&quot;&quot;;&quot;&quot;;[.I18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4]=&quot;&quot;;&quot;&quot;;[.L184])">
            <text:p/>
          </table:table-cell>
          <table:table-cell table:formula="of:=IF([.L185]&lt;&gt;&quot;&quot;;HYPERLINK(CONCATENATE(&quot;file://&quot;;[.$J$2];&quot;/&quot;;[.N185];&quot;/&quot;;LEFT([.L185];IF(               ISNUMBER(FIND(&quot; &quot;;[.L185]));FIND(&quot; &quot;;[.L185])-1;LEN([.L185])       )                ));CONCATENATE([.N185];LEFT([.L185];IF(               ISNUMBER(FIND(&quot; &quot;;[.L185]));FIND(&quot; &quot;;[.L185])-1;LEN([.L185])       )                )) );[.M184])" office:value-type="float" office:value="0" calcext:value-type="float">
            <text:p>0</text:p>
          </table:table-cell>
          <table:table-cell table:formula="of:=VLOOKUP(LEFT([.L185];IF(               ISNUMBER(FIND(&quot; &quot;;[.L185]));FIND(&quot; &quot;;[.L185])-1;LEN([.L18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85]+1" office:value-type="float" office:value="182" calcext:value-type="float">
            <text:p>182</text:p>
          </table:table-cell>
          <table:table-cell table:number-columns-repeated="4"/>
          <table:table-cell table:formula="of:=[.E186]" office:value-type="float" office:value="0" calcext:value-type="float">
            <text:p>0</text:p>
          </table:table-cell>
          <table:table-cell table:style-name="ce46" table:formula="of:=IF([.G185]=&quot;&quot;;&quot;&quot;;[.G185])" office:value-type="string" office:string-value="n" calcext:value-type="string">
            <text:p>n</text:p>
          </table:table-cell>
          <table:table-cell table:style-name="ce46"/>
          <table:table-cell table:style-name="ce46" table:formula="of:=IF([.I185]=&quot;&quot;;&quot;&quot;;[.I18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5]=&quot;&quot;;&quot;&quot;;[.L185])">
            <text:p/>
          </table:table-cell>
          <table:table-cell table:formula="of:=IF([.L186]&lt;&gt;&quot;&quot;;HYPERLINK(CONCATENATE(&quot;file://&quot;;[.$J$2];&quot;/&quot;;[.N186];&quot;/&quot;;LEFT([.L186];IF(               ISNUMBER(FIND(&quot; &quot;;[.L186]));FIND(&quot; &quot;;[.L186])-1;LEN([.L186])       )                ));CONCATENATE([.N186];LEFT([.L186];IF(               ISNUMBER(FIND(&quot; &quot;;[.L186]));FIND(&quot; &quot;;[.L186])-1;LEN([.L186])       )                )) );[.M185])" office:value-type="float" office:value="0" calcext:value-type="float">
            <text:p>0</text:p>
          </table:table-cell>
          <table:table-cell table:formula="of:=VLOOKUP(LEFT([.L186];IF(               ISNUMBER(FIND(&quot; &quot;;[.L186]));FIND(&quot; &quot;;[.L186])-1;LEN([.L18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86]+1" office:value-type="float" office:value="183" calcext:value-type="float">
            <text:p>183</text:p>
          </table:table-cell>
          <table:table-cell table:number-columns-repeated="4"/>
          <table:table-cell table:formula="of:=[.E187]" office:value-type="float" office:value="0" calcext:value-type="float">
            <text:p>0</text:p>
          </table:table-cell>
          <table:table-cell table:style-name="ce46" table:formula="of:=IF([.G186]=&quot;&quot;;&quot;&quot;;[.G186])" office:value-type="string" office:string-value="n" calcext:value-type="string">
            <text:p>n</text:p>
          </table:table-cell>
          <table:table-cell table:style-name="ce46"/>
          <table:table-cell table:style-name="ce46" table:formula="of:=IF([.I186]=&quot;&quot;;&quot;&quot;;[.I18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6]=&quot;&quot;;&quot;&quot;;[.L186])">
            <text:p/>
          </table:table-cell>
          <table:table-cell table:formula="of:=IF([.L187]&lt;&gt;&quot;&quot;;HYPERLINK(CONCATENATE(&quot;file://&quot;;[.$J$2];&quot;/&quot;;[.N187];&quot;/&quot;;LEFT([.L187];IF(               ISNUMBER(FIND(&quot; &quot;;[.L187]));FIND(&quot; &quot;;[.L187])-1;LEN([.L187])       )                ));CONCATENATE([.N187];LEFT([.L187];IF(               ISNUMBER(FIND(&quot; &quot;;[.L187]));FIND(&quot; &quot;;[.L187])-1;LEN([.L187])       )                )) );[.M186])" office:value-type="float" office:value="0" calcext:value-type="float">
            <text:p>0</text:p>
          </table:table-cell>
          <table:table-cell table:formula="of:=VLOOKUP(LEFT([.L187];IF(               ISNUMBER(FIND(&quot; &quot;;[.L187]));FIND(&quot; &quot;;[.L187])-1;LEN([.L18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87]+1" office:value-type="float" office:value="184" calcext:value-type="float">
            <text:p>184</text:p>
          </table:table-cell>
          <table:table-cell table:number-columns-repeated="4"/>
          <table:table-cell table:formula="of:=[.E188]" office:value-type="float" office:value="0" calcext:value-type="float">
            <text:p>0</text:p>
          </table:table-cell>
          <table:table-cell table:style-name="ce46" table:formula="of:=IF([.G187]=&quot;&quot;;&quot;&quot;;[.G187])" office:value-type="string" office:string-value="n" calcext:value-type="string">
            <text:p>n</text:p>
          </table:table-cell>
          <table:table-cell table:style-name="ce46"/>
          <table:table-cell table:style-name="ce46" table:formula="of:=IF([.I187]=&quot;&quot;;&quot;&quot;;[.I18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7]=&quot;&quot;;&quot;&quot;;[.L187])">
            <text:p/>
          </table:table-cell>
          <table:table-cell table:formula="of:=IF([.L188]&lt;&gt;&quot;&quot;;HYPERLINK(CONCATENATE(&quot;file://&quot;;[.$J$2];&quot;/&quot;;[.N188];&quot;/&quot;;LEFT([.L188];IF(               ISNUMBER(FIND(&quot; &quot;;[.L188]));FIND(&quot; &quot;;[.L188])-1;LEN([.L188])       )                ));CONCATENATE([.N188];LEFT([.L188];IF(               ISNUMBER(FIND(&quot; &quot;;[.L188]));FIND(&quot; &quot;;[.L188])-1;LEN([.L188])       )                )) );[.M187])" office:value-type="float" office:value="0" calcext:value-type="float">
            <text:p>0</text:p>
          </table:table-cell>
          <table:table-cell table:formula="of:=VLOOKUP(LEFT([.L188];IF(               ISNUMBER(FIND(&quot; &quot;;[.L188]));FIND(&quot; &quot;;[.L188])-1;LEN([.L18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88]+1" office:value-type="float" office:value="185" calcext:value-type="float">
            <text:p>185</text:p>
          </table:table-cell>
          <table:table-cell table:number-columns-repeated="4"/>
          <table:table-cell table:formula="of:=[.E189]" office:value-type="float" office:value="0" calcext:value-type="float">
            <text:p>0</text:p>
          </table:table-cell>
          <table:table-cell table:style-name="ce46" table:formula="of:=IF([.G188]=&quot;&quot;;&quot;&quot;;[.G188])" office:value-type="string" office:string-value="n" calcext:value-type="string">
            <text:p>n</text:p>
          </table:table-cell>
          <table:table-cell table:style-name="ce46"/>
          <table:table-cell table:style-name="ce46" table:formula="of:=IF([.I188]=&quot;&quot;;&quot;&quot;;[.I18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8]=&quot;&quot;;&quot;&quot;;[.L188])">
            <text:p/>
          </table:table-cell>
          <table:table-cell table:formula="of:=IF([.L189]&lt;&gt;&quot;&quot;;HYPERLINK(CONCATENATE(&quot;file://&quot;;[.$J$2];&quot;/&quot;;[.N189];&quot;/&quot;;LEFT([.L189];IF(               ISNUMBER(FIND(&quot; &quot;;[.L189]));FIND(&quot; &quot;;[.L189])-1;LEN([.L189])       )                ));CONCATENATE([.N189];LEFT([.L189];IF(               ISNUMBER(FIND(&quot; &quot;;[.L189]));FIND(&quot; &quot;;[.L189])-1;LEN([.L189])       )                )) );[.M188])" office:value-type="float" office:value="0" calcext:value-type="float">
            <text:p>0</text:p>
          </table:table-cell>
          <table:table-cell table:formula="of:=VLOOKUP(LEFT([.L189];IF(               ISNUMBER(FIND(&quot; &quot;;[.L189]));FIND(&quot; &quot;;[.L189])-1;LEN([.L18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89]+1" office:value-type="float" office:value="186" calcext:value-type="float">
            <text:p>186</text:p>
          </table:table-cell>
          <table:table-cell table:number-columns-repeated="4"/>
          <table:table-cell table:formula="of:=[.E190]" office:value-type="float" office:value="0" calcext:value-type="float">
            <text:p>0</text:p>
          </table:table-cell>
          <table:table-cell table:style-name="ce46" table:formula="of:=IF([.G189]=&quot;&quot;;&quot;&quot;;[.G189])" office:value-type="string" office:string-value="n" calcext:value-type="string">
            <text:p>n</text:p>
          </table:table-cell>
          <table:table-cell table:style-name="ce46"/>
          <table:table-cell table:style-name="ce46" table:formula="of:=IF([.I189]=&quot;&quot;;&quot;&quot;;[.I18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9]=&quot;&quot;;&quot;&quot;;[.L189])">
            <text:p/>
          </table:table-cell>
          <table:table-cell table:formula="of:=IF([.L190]&lt;&gt;&quot;&quot;;HYPERLINK(CONCATENATE(&quot;file://&quot;;[.$J$2];&quot;/&quot;;[.N190];&quot;/&quot;;LEFT([.L190];IF(               ISNUMBER(FIND(&quot; &quot;;[.L190]));FIND(&quot; &quot;;[.L190])-1;LEN([.L190])       )                ));CONCATENATE([.N190];LEFT([.L190];IF(               ISNUMBER(FIND(&quot; &quot;;[.L190]));FIND(&quot; &quot;;[.L190])-1;LEN([.L190])       )                )) );[.M189])" office:value-type="float" office:value="0" calcext:value-type="float">
            <text:p>0</text:p>
          </table:table-cell>
          <table:table-cell table:formula="of:=VLOOKUP(LEFT([.L190];IF(               ISNUMBER(FIND(&quot; &quot;;[.L190]));FIND(&quot; &quot;;[.L190])-1;LEN([.L19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90]+1" office:value-type="float" office:value="187" calcext:value-type="float">
            <text:p>187</text:p>
          </table:table-cell>
          <table:table-cell table:number-columns-repeated="4"/>
          <table:table-cell table:formula="of:=[.E191]" office:value-type="float" office:value="0" calcext:value-type="float">
            <text:p>0</text:p>
          </table:table-cell>
          <table:table-cell table:style-name="ce46" table:formula="of:=IF([.G190]=&quot;&quot;;&quot;&quot;;[.G190])" office:value-type="string" office:string-value="n" calcext:value-type="string">
            <text:p>n</text:p>
          </table:table-cell>
          <table:table-cell table:style-name="ce46"/>
          <table:table-cell table:style-name="ce46" table:formula="of:=IF([.I190]=&quot;&quot;;&quot;&quot;;[.I19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0]=&quot;&quot;;&quot;&quot;;[.L190])">
            <text:p/>
          </table:table-cell>
          <table:table-cell table:formula="of:=IF([.L191]&lt;&gt;&quot;&quot;;HYPERLINK(CONCATENATE(&quot;file://&quot;;[.$J$2];&quot;/&quot;;[.N191];&quot;/&quot;;LEFT([.L191];IF(               ISNUMBER(FIND(&quot; &quot;;[.L191]));FIND(&quot; &quot;;[.L191])-1;LEN([.L191])       )                ));CONCATENATE([.N191];LEFT([.L191];IF(               ISNUMBER(FIND(&quot; &quot;;[.L191]));FIND(&quot; &quot;;[.L191])-1;LEN([.L191])       )                )) );[.M190])" office:value-type="float" office:value="0" calcext:value-type="float">
            <text:p>0</text:p>
          </table:table-cell>
          <table:table-cell table:formula="of:=VLOOKUP(LEFT([.L191];IF(               ISNUMBER(FIND(&quot; &quot;;[.L191]));FIND(&quot; &quot;;[.L191])-1;LEN([.L19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91]+1" office:value-type="float" office:value="188" calcext:value-type="float">
            <text:p>188</text:p>
          </table:table-cell>
          <table:table-cell table:number-columns-repeated="4"/>
          <table:table-cell table:formula="of:=[.E192]" office:value-type="float" office:value="0" calcext:value-type="float">
            <text:p>0</text:p>
          </table:table-cell>
          <table:table-cell table:style-name="ce46" table:formula="of:=IF([.G191]=&quot;&quot;;&quot;&quot;;[.G191])" office:value-type="string" office:string-value="n" calcext:value-type="string">
            <text:p>n</text:p>
          </table:table-cell>
          <table:table-cell table:style-name="ce46"/>
          <table:table-cell table:style-name="ce46" table:formula="of:=IF([.I191]=&quot;&quot;;&quot;&quot;;[.I19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1]=&quot;&quot;;&quot;&quot;;[.L191])">
            <text:p/>
          </table:table-cell>
          <table:table-cell table:formula="of:=IF([.L192]&lt;&gt;&quot;&quot;;HYPERLINK(CONCATENATE(&quot;file://&quot;;[.$J$2];&quot;/&quot;;[.N192];&quot;/&quot;;LEFT([.L192];IF(               ISNUMBER(FIND(&quot; &quot;;[.L192]));FIND(&quot; &quot;;[.L192])-1;LEN([.L192])       )                ));CONCATENATE([.N192];LEFT([.L192];IF(               ISNUMBER(FIND(&quot; &quot;;[.L192]));FIND(&quot; &quot;;[.L192])-1;LEN([.L192])       )                )) );[.M191])" office:value-type="float" office:value="0" calcext:value-type="float">
            <text:p>0</text:p>
          </table:table-cell>
          <table:table-cell table:formula="of:=VLOOKUP(LEFT([.L192];IF(               ISNUMBER(FIND(&quot; &quot;;[.L192]));FIND(&quot; &quot;;[.L192])-1;LEN([.L19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92]+1" office:value-type="float" office:value="189" calcext:value-type="float">
            <text:p>189</text:p>
          </table:table-cell>
          <table:table-cell table:number-columns-repeated="4"/>
          <table:table-cell table:formula="of:=[.E193]" office:value-type="float" office:value="0" calcext:value-type="float">
            <text:p>0</text:p>
          </table:table-cell>
          <table:table-cell table:style-name="ce46" table:formula="of:=IF([.G192]=&quot;&quot;;&quot;&quot;;[.G192])" office:value-type="string" office:string-value="n" calcext:value-type="string">
            <text:p>n</text:p>
          </table:table-cell>
          <table:table-cell table:style-name="ce46"/>
          <table:table-cell table:style-name="ce46" table:formula="of:=IF([.I192]=&quot;&quot;;&quot;&quot;;[.I19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2]=&quot;&quot;;&quot;&quot;;[.L192])">
            <text:p/>
          </table:table-cell>
          <table:table-cell table:formula="of:=IF([.L193]&lt;&gt;&quot;&quot;;HYPERLINK(CONCATENATE(&quot;file://&quot;;[.$J$2];&quot;/&quot;;[.N193];&quot;/&quot;;LEFT([.L193];IF(               ISNUMBER(FIND(&quot; &quot;;[.L193]));FIND(&quot; &quot;;[.L193])-1;LEN([.L193])       )                ));CONCATENATE([.N193];LEFT([.L193];IF(               ISNUMBER(FIND(&quot; &quot;;[.L193]));FIND(&quot; &quot;;[.L193])-1;LEN([.L193])       )                )) );[.M192])" office:value-type="float" office:value="0" calcext:value-type="float">
            <text:p>0</text:p>
          </table:table-cell>
          <table:table-cell table:formula="of:=VLOOKUP(LEFT([.L193];IF(               ISNUMBER(FIND(&quot; &quot;;[.L193]));FIND(&quot; &quot;;[.L193])-1;LEN([.L19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93]+1" office:value-type="float" office:value="190" calcext:value-type="float">
            <text:p>190</text:p>
          </table:table-cell>
          <table:table-cell table:number-columns-repeated="4"/>
          <table:table-cell table:formula="of:=[.E194]" office:value-type="float" office:value="0" calcext:value-type="float">
            <text:p>0</text:p>
          </table:table-cell>
          <table:table-cell table:style-name="ce46" table:formula="of:=IF([.G193]=&quot;&quot;;&quot;&quot;;[.G193])" office:value-type="string" office:string-value="n" calcext:value-type="string">
            <text:p>n</text:p>
          </table:table-cell>
          <table:table-cell table:style-name="ce46"/>
          <table:table-cell table:style-name="ce46" table:formula="of:=IF([.I193]=&quot;&quot;;&quot;&quot;;[.I19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3]=&quot;&quot;;&quot;&quot;;[.L193])">
            <text:p/>
          </table:table-cell>
          <table:table-cell table:formula="of:=IF([.L194]&lt;&gt;&quot;&quot;;HYPERLINK(CONCATENATE(&quot;file://&quot;;[.$J$2];&quot;/&quot;;[.N194];&quot;/&quot;;LEFT([.L194];IF(               ISNUMBER(FIND(&quot; &quot;;[.L194]));FIND(&quot; &quot;;[.L194])-1;LEN([.L194])       )                ));CONCATENATE([.N194];LEFT([.L194];IF(               ISNUMBER(FIND(&quot; &quot;;[.L194]));FIND(&quot; &quot;;[.L194])-1;LEN([.L194])       )                )) );[.M193])" office:value-type="float" office:value="0" calcext:value-type="float">
            <text:p>0</text:p>
          </table:table-cell>
          <table:table-cell table:formula="of:=VLOOKUP(LEFT([.L194];IF(               ISNUMBER(FIND(&quot; &quot;;[.L194]));FIND(&quot; &quot;;[.L194])-1;LEN([.L19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94]+1" office:value-type="float" office:value="191" calcext:value-type="float">
            <text:p>191</text:p>
          </table:table-cell>
          <table:table-cell table:number-columns-repeated="4"/>
          <table:table-cell table:formula="of:=[.E195]" office:value-type="float" office:value="0" calcext:value-type="float">
            <text:p>0</text:p>
          </table:table-cell>
          <table:table-cell table:style-name="ce46" table:formula="of:=IF([.G194]=&quot;&quot;;&quot;&quot;;[.G194])" office:value-type="string" office:string-value="n" calcext:value-type="string">
            <text:p>n</text:p>
          </table:table-cell>
          <table:table-cell table:style-name="ce46"/>
          <table:table-cell table:style-name="ce46" table:formula="of:=IF([.I194]=&quot;&quot;;&quot;&quot;;[.I19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4]=&quot;&quot;;&quot;&quot;;[.L194])">
            <text:p/>
          </table:table-cell>
          <table:table-cell table:formula="of:=IF([.L195]&lt;&gt;&quot;&quot;;HYPERLINK(CONCATENATE(&quot;file://&quot;;[.$J$2];&quot;/&quot;;[.N195];&quot;/&quot;;LEFT([.L195];IF(               ISNUMBER(FIND(&quot; &quot;;[.L195]));FIND(&quot; &quot;;[.L195])-1;LEN([.L195])       )                ));CONCATENATE([.N195];LEFT([.L195];IF(               ISNUMBER(FIND(&quot; &quot;;[.L195]));FIND(&quot; &quot;;[.L195])-1;LEN([.L195])       )                )) );[.M194])" office:value-type="float" office:value="0" calcext:value-type="float">
            <text:p>0</text:p>
          </table:table-cell>
          <table:table-cell table:formula="of:=VLOOKUP(LEFT([.L195];IF(               ISNUMBER(FIND(&quot; &quot;;[.L195]));FIND(&quot; &quot;;[.L195])-1;LEN([.L19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95]+1" office:value-type="float" office:value="192" calcext:value-type="float">
            <text:p>192</text:p>
          </table:table-cell>
          <table:table-cell table:number-columns-repeated="4"/>
          <table:table-cell table:formula="of:=[.E196]" office:value-type="float" office:value="0" calcext:value-type="float">
            <text:p>0</text:p>
          </table:table-cell>
          <table:table-cell table:style-name="ce46" table:formula="of:=IF([.G195]=&quot;&quot;;&quot;&quot;;[.G195])" office:value-type="string" office:string-value="n" calcext:value-type="string">
            <text:p>n</text:p>
          </table:table-cell>
          <table:table-cell table:style-name="ce46"/>
          <table:table-cell table:style-name="ce46" table:formula="of:=IF([.I195]=&quot;&quot;;&quot;&quot;;[.I19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5]=&quot;&quot;;&quot;&quot;;[.L195])">
            <text:p/>
          </table:table-cell>
          <table:table-cell table:formula="of:=IF([.L196]&lt;&gt;&quot;&quot;;HYPERLINK(CONCATENATE(&quot;file://&quot;;[.$J$2];&quot;/&quot;;[.N196];&quot;/&quot;;LEFT([.L196];IF(               ISNUMBER(FIND(&quot; &quot;;[.L196]));FIND(&quot; &quot;;[.L196])-1;LEN([.L196])       )                ));CONCATENATE([.N196];LEFT([.L196];IF(               ISNUMBER(FIND(&quot; &quot;;[.L196]));FIND(&quot; &quot;;[.L196])-1;LEN([.L196])       )                )) );[.M195])" office:value-type="float" office:value="0" calcext:value-type="float">
            <text:p>0</text:p>
          </table:table-cell>
          <table:table-cell table:formula="of:=VLOOKUP(LEFT([.L196];IF(               ISNUMBER(FIND(&quot; &quot;;[.L196]));FIND(&quot; &quot;;[.L196])-1;LEN([.L19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96]+1" office:value-type="float" office:value="193" calcext:value-type="float">
            <text:p>193</text:p>
          </table:table-cell>
          <table:table-cell table:number-columns-repeated="4"/>
          <table:table-cell table:formula="of:=[.E197]" office:value-type="float" office:value="0" calcext:value-type="float">
            <text:p>0</text:p>
          </table:table-cell>
          <table:table-cell table:style-name="ce46" table:formula="of:=IF([.G196]=&quot;&quot;;&quot;&quot;;[.G196])" office:value-type="string" office:string-value="n" calcext:value-type="string">
            <text:p>n</text:p>
          </table:table-cell>
          <table:table-cell table:style-name="ce46"/>
          <table:table-cell table:style-name="ce46" table:formula="of:=IF([.I196]=&quot;&quot;;&quot;&quot;;[.I19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6]=&quot;&quot;;&quot;&quot;;[.L196])">
            <text:p/>
          </table:table-cell>
          <table:table-cell table:formula="of:=IF([.L197]&lt;&gt;&quot;&quot;;HYPERLINK(CONCATENATE(&quot;file://&quot;;[.$J$2];&quot;/&quot;;[.N197];&quot;/&quot;;LEFT([.L197];IF(               ISNUMBER(FIND(&quot; &quot;;[.L197]));FIND(&quot; &quot;;[.L197])-1;LEN([.L197])       )                ));CONCATENATE([.N197];LEFT([.L197];IF(               ISNUMBER(FIND(&quot; &quot;;[.L197]));FIND(&quot; &quot;;[.L197])-1;LEN([.L197])       )                )) );[.M196])" office:value-type="float" office:value="0" calcext:value-type="float">
            <text:p>0</text:p>
          </table:table-cell>
          <table:table-cell table:formula="of:=VLOOKUP(LEFT([.L197];IF(               ISNUMBER(FIND(&quot; &quot;;[.L197]));FIND(&quot; &quot;;[.L197])-1;LEN([.L19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97]+1" office:value-type="float" office:value="194" calcext:value-type="float">
            <text:p>194</text:p>
          </table:table-cell>
          <table:table-cell table:number-columns-repeated="4"/>
          <table:table-cell table:formula="of:=[.E198]" office:value-type="float" office:value="0" calcext:value-type="float">
            <text:p>0</text:p>
          </table:table-cell>
          <table:table-cell table:style-name="ce46" table:formula="of:=IF([.G197]=&quot;&quot;;&quot;&quot;;[.G197])" office:value-type="string" office:string-value="n" calcext:value-type="string">
            <text:p>n</text:p>
          </table:table-cell>
          <table:table-cell table:style-name="ce46"/>
          <table:table-cell table:style-name="ce46" table:formula="of:=IF([.I197]=&quot;&quot;;&quot;&quot;;[.I19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7]=&quot;&quot;;&quot;&quot;;[.L197])">
            <text:p/>
          </table:table-cell>
          <table:table-cell table:formula="of:=IF([.L198]&lt;&gt;&quot;&quot;;HYPERLINK(CONCATENATE(&quot;file://&quot;;[.$J$2];&quot;/&quot;;[.N198];&quot;/&quot;;LEFT([.L198];IF(               ISNUMBER(FIND(&quot; &quot;;[.L198]));FIND(&quot; &quot;;[.L198])-1;LEN([.L198])       )                ));CONCATENATE([.N198];LEFT([.L198];IF(               ISNUMBER(FIND(&quot; &quot;;[.L198]));FIND(&quot; &quot;;[.L198])-1;LEN([.L198])       )                )) );[.M197])" office:value-type="float" office:value="0" calcext:value-type="float">
            <text:p>0</text:p>
          </table:table-cell>
          <table:table-cell table:formula="of:=VLOOKUP(LEFT([.L198];IF(               ISNUMBER(FIND(&quot; &quot;;[.L198]));FIND(&quot; &quot;;[.L198])-1;LEN([.L19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98]+1" office:value-type="float" office:value="195" calcext:value-type="float">
            <text:p>195</text:p>
          </table:table-cell>
          <table:table-cell table:number-columns-repeated="4"/>
          <table:table-cell table:formula="of:=[.E199]" office:value-type="float" office:value="0" calcext:value-type="float">
            <text:p>0</text:p>
          </table:table-cell>
          <table:table-cell table:style-name="ce46" table:formula="of:=IF([.G198]=&quot;&quot;;&quot;&quot;;[.G198])" office:value-type="string" office:string-value="n" calcext:value-type="string">
            <text:p>n</text:p>
          </table:table-cell>
          <table:table-cell table:style-name="ce46"/>
          <table:table-cell table:style-name="ce46" table:formula="of:=IF([.I198]=&quot;&quot;;&quot;&quot;;[.I19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8]=&quot;&quot;;&quot;&quot;;[.L198])">
            <text:p/>
          </table:table-cell>
          <table:table-cell table:formula="of:=IF([.L199]&lt;&gt;&quot;&quot;;HYPERLINK(CONCATENATE(&quot;file://&quot;;[.$J$2];&quot;/&quot;;[.N199];&quot;/&quot;;LEFT([.L199];IF(               ISNUMBER(FIND(&quot; &quot;;[.L199]));FIND(&quot; &quot;;[.L199])-1;LEN([.L199])       )                ));CONCATENATE([.N199];LEFT([.L199];IF(               ISNUMBER(FIND(&quot; &quot;;[.L199]));FIND(&quot; &quot;;[.L199])-1;LEN([.L199])       )                )) );[.M198])" office:value-type="float" office:value="0" calcext:value-type="float">
            <text:p>0</text:p>
          </table:table-cell>
          <table:table-cell table:formula="of:=VLOOKUP(LEFT([.L199];IF(               ISNUMBER(FIND(&quot; &quot;;[.L199]));FIND(&quot; &quot;;[.L199])-1;LEN([.L19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199]+1" office:value-type="float" office:value="196" calcext:value-type="float">
            <text:p>196</text:p>
          </table:table-cell>
          <table:table-cell table:number-columns-repeated="4"/>
          <table:table-cell table:formula="of:=[.E200]" office:value-type="float" office:value="0" calcext:value-type="float">
            <text:p>0</text:p>
          </table:table-cell>
          <table:table-cell table:style-name="ce46" table:formula="of:=IF([.G199]=&quot;&quot;;&quot;&quot;;[.G199])" office:value-type="string" office:string-value="n" calcext:value-type="string">
            <text:p>n</text:p>
          </table:table-cell>
          <table:table-cell table:style-name="ce46"/>
          <table:table-cell table:style-name="ce46" table:formula="of:=IF([.I199]=&quot;&quot;;&quot;&quot;;[.I19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9]=&quot;&quot;;&quot;&quot;;[.L199])">
            <text:p/>
          </table:table-cell>
          <table:table-cell table:formula="of:=IF([.L200]&lt;&gt;&quot;&quot;;HYPERLINK(CONCATENATE(&quot;file://&quot;;[.$J$2];&quot;/&quot;;[.N200];&quot;/&quot;;LEFT([.L200];IF(               ISNUMBER(FIND(&quot; &quot;;[.L200]));FIND(&quot; &quot;;[.L200])-1;LEN([.L200])       )                ));CONCATENATE([.N200];LEFT([.L200];IF(               ISNUMBER(FIND(&quot; &quot;;[.L200]));FIND(&quot; &quot;;[.L200])-1;LEN([.L200])       )                )) );[.M199])" office:value-type="float" office:value="0" calcext:value-type="float">
            <text:p>0</text:p>
          </table:table-cell>
          <table:table-cell table:formula="of:=VLOOKUP(LEFT([.L200];IF(               ISNUMBER(FIND(&quot; &quot;;[.L200]));FIND(&quot; &quot;;[.L200])-1;LEN([.L20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200]+1" office:value-type="float" office:value="197" calcext:value-type="float">
            <text:p>197</text:p>
          </table:table-cell>
          <table:table-cell table:number-columns-repeated="4"/>
          <table:table-cell table:formula="of:=[.E201]" office:value-type="float" office:value="0" calcext:value-type="float">
            <text:p>0</text:p>
          </table:table-cell>
          <table:table-cell table:style-name="ce46" table:formula="of:=IF([.G200]=&quot;&quot;;&quot;&quot;;[.G200])" office:value-type="string" office:string-value="n" calcext:value-type="string">
            <text:p>n</text:p>
          </table:table-cell>
          <table:table-cell table:style-name="ce46"/>
          <table:table-cell table:style-name="ce46" table:formula="of:=IF([.I200]=&quot;&quot;;&quot;&quot;;[.I20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00]=&quot;&quot;;&quot;&quot;;[.L200])">
            <text:p/>
          </table:table-cell>
          <table:table-cell table:formula="of:=IF([.L201]&lt;&gt;&quot;&quot;;HYPERLINK(CONCATENATE(&quot;file://&quot;;[.$J$2];&quot;/&quot;;[.N201];&quot;/&quot;;LEFT([.L201];IF(               ISNUMBER(FIND(&quot; &quot;;[.L201]));FIND(&quot; &quot;;[.L201])-1;LEN([.L201])       )                ));CONCATENATE([.N201];LEFT([.L201];IF(               ISNUMBER(FIND(&quot; &quot;;[.L201]));FIND(&quot; &quot;;[.L201])-1;LEN([.L201])       )                )) );[.M200])" office:value-type="float" office:value="0" calcext:value-type="float">
            <text:p>0</text:p>
          </table:table-cell>
          <table:table-cell table:formula="of:=VLOOKUP(LEFT([.L201];IF(               ISNUMBER(FIND(&quot; &quot;;[.L201]));FIND(&quot; &quot;;[.L201])-1;LEN([.L20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201]+1" office:value-type="float" office:value="198" calcext:value-type="float">
            <text:p>198</text:p>
          </table:table-cell>
          <table:table-cell table:number-columns-repeated="4"/>
          <table:table-cell table:formula="of:=[.E202]" office:value-type="float" office:value="0" calcext:value-type="float">
            <text:p>0</text:p>
          </table:table-cell>
          <table:table-cell table:style-name="ce46" table:formula="of:=IF([.G201]=&quot;&quot;;&quot;&quot;;[.G201])" office:value-type="string" office:string-value="n" calcext:value-type="string">
            <text:p>n</text:p>
          </table:table-cell>
          <table:table-cell table:style-name="ce46"/>
          <table:table-cell table:style-name="ce46" table:formula="of:=IF([.I201]=&quot;&quot;;&quot;&quot;;[.I20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01]=&quot;&quot;;&quot;&quot;;[.L201])">
            <text:p/>
          </table:table-cell>
          <table:table-cell table:formula="of:=IF([.L202]&lt;&gt;&quot;&quot;;HYPERLINK(CONCATENATE(&quot;file://&quot;;[.$J$2];&quot;/&quot;;[.N202];&quot;/&quot;;LEFT([.L202];IF(               ISNUMBER(FIND(&quot; &quot;;[.L202]));FIND(&quot; &quot;;[.L202])-1;LEN([.L202])       )                ));CONCATENATE([.N202];LEFT([.L202];IF(               ISNUMBER(FIND(&quot; &quot;;[.L202]));FIND(&quot; &quot;;[.L202])-1;LEN([.L202])       )                )) );[.M201])" office:value-type="float" office:value="0" calcext:value-type="float">
            <text:p>0</text:p>
          </table:table-cell>
          <table:table-cell table:formula="of:=VLOOKUP(LEFT([.L202];IF(               ISNUMBER(FIND(&quot; &quot;;[.L202]));FIND(&quot; &quot;;[.L202])-1;LEN([.L20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202]+1" office:value-type="float" office:value="199" calcext:value-type="float">
            <text:p>199</text:p>
          </table:table-cell>
          <table:table-cell table:number-columns-repeated="4"/>
          <table:table-cell table:formula="of:=[.E203]" office:value-type="float" office:value="0" calcext:value-type="float">
            <text:p>0</text:p>
          </table:table-cell>
          <table:table-cell table:style-name="ce46" table:formula="of:=IF([.G202]=&quot;&quot;;&quot;&quot;;[.G202])" office:value-type="string" office:string-value="n" calcext:value-type="string">
            <text:p>n</text:p>
          </table:table-cell>
          <table:table-cell table:style-name="ce46"/>
          <table:table-cell table:style-name="ce46" table:formula="of:=IF([.I202]=&quot;&quot;;&quot;&quot;;[.I20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02]=&quot;&quot;;&quot;&quot;;[.L202])">
            <text:p/>
          </table:table-cell>
          <table:table-cell table:formula="of:=IF([.L203]&lt;&gt;&quot;&quot;;HYPERLINK(CONCATENATE(&quot;file://&quot;;[.$J$2];&quot;/&quot;;[.N203];&quot;/&quot;;LEFT([.L203];IF(               ISNUMBER(FIND(&quot; &quot;;[.L203]));FIND(&quot; &quot;;[.L203])-1;LEN([.L203])       )                ));CONCATENATE([.N203];LEFT([.L203];IF(               ISNUMBER(FIND(&quot; &quot;;[.L203]));FIND(&quot; &quot;;[.L203])-1;LEN([.L203])       )                )) );[.M202])" office:value-type="float" office:value="0" calcext:value-type="float">
            <text:p>0</text:p>
          </table:table-cell>
          <table:table-cell table:formula="of:=VLOOKUP(LEFT([.L203];IF(               ISNUMBER(FIND(&quot; &quot;;[.L203]));FIND(&quot; &quot;;[.L203])-1;LEN([.L20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203]+1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pod sluchatka</text:p>
          </table:table-cell>
          <table:table-cell office:value-type="string" calcext:value-type="string">
            <text:p>apple</text:p>
          </table:table-cell>
          <table:table-cell/>
          <table:table-cell table:formula="of:=[.E204]" office:value-type="float" office:value="0" calcext:value-type="float">
            <text:p>0</text:p>
          </table:table-cell>
          <table:table-cell table:style-name="ce46" table:formula="of:=IF([.G203]=&quot;&quot;;&quot;&quot;;[.G203])" office:value-type="string" office:string-value="n" calcext:value-type="string">
            <text:p>n</text:p>
          </table:table-cell>
          <table:table-cell table:style-name="ce46"/>
          <table:table-cell table:style-name="ce46" table:formula="of:=IF([.I203]=&quot;&quot;;&quot;&quot;;[.I203])" office:value-type="string" office:string-value="k" calcext:value-type="string">
            <text:p>k</text:p>
          </table:table-cell>
          <table:table-cell office:value-type="string" calcext:value-type="string">
            <text:p>na baru v prave casti</text:p>
          </table:table-cell>
          <table:table-cell/>
          <table:table-cell table:style-name="ce57" office:value-type="string" calcext:value-type="string">
            <text:p>_APE0790.jpg</text:p>
          </table:table-cell>
          <table:table-cell table:formula="of:=IF([.L204]&lt;&gt;&quot;&quot;;HYPERLINK(CONCATENATE(&quot;file://&quot;;[.$J$2];&quot;/&quot;;[.N204];&quot;/&quot;;LEFT([.L204];IF(               ISNUMBER(FIND(&quot; &quot;;[.L204]));FIND(&quot; &quot;;[.L204])-1;LEN([.L204])       )                ));CONCATENATE([.N204];LEFT([.L204];IF(               ISNUMBER(FIND(&quot; &quot;;[.L204]));FIND(&quot; &quot;;[.L204])-1;LEN([.L204])       )                )) );[.M203])" office:value-type="string" office:string-value="./kuchyne/_APE0790.jpg" calcext:value-type="string">
            <text:p>./kuchyne/_APE0790.jpg</text:p>
          </table:table-cell>
          <table:table-cell table:formula="of:=VLOOKUP(LEFT([.L204];IF(               ISNUMBER(FIND(&quot; &quot;;[.L204]));FIND(&quot; &quot;;[.L204])-1;LEN([.L20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204]+1" office:value-type="float" office:value="201" calcext:value-type="float">
            <text:p>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iverzalni tape lepici paska</text:p>
          </table:table-cell>
          <table:table-cell office:value-type="string" calcext:value-type="string">
            <text:p>hornbach</text:p>
          </table:table-cell>
          <table:table-cell/>
          <table:table-cell table:formula="of:=[.E205]" office:value-type="float" office:value="0" calcext:value-type="float">
            <text:p>0</text:p>
          </table:table-cell>
          <table:table-cell table:style-name="ce46" table:formula="of:=IF([.G204]=&quot;&quot;;&quot;&quot;;[.G204])" office:value-type="string" office:string-value="n" calcext:value-type="string">
            <text:p>n</text:p>
          </table:table-cell>
          <table:table-cell table:style-name="ce46"/>
          <table:table-cell table:style-name="ce46" table:formula="of:=IF([.I204]=&quot;&quot;;&quot;&quot;;[.I204])" office:value-type="string" office:string-value="k" calcext:value-type="string">
            <text:p>k</text:p>
          </table:table-cell>
          <table:table-cell office:value-type="string" calcext:value-type="string">
            <text:p>na baru v prave casti</text:p>
          </table:table-cell>
          <table:table-cell/>
          <table:table-cell table:style-name="ce57" table:formula="of:=IF([.L204]=&quot;&quot;;&quot;&quot;;[.L204])" office:value-type="string" office:string-value="_APE0790.jpg" calcext:value-type="string">
            <text:p>_APE0790.jpg</text:p>
          </table:table-cell>
          <table:table-cell table:formula="of:=IF([.L205]&lt;&gt;&quot;&quot;;HYPERLINK(CONCATENATE(&quot;file://&quot;;[.$J$2];&quot;/&quot;;[.N205];&quot;/&quot;;LEFT([.L205];IF(               ISNUMBER(FIND(&quot; &quot;;[.L205]));FIND(&quot; &quot;;[.L205])-1;LEN([.L205])       )                ));CONCATENATE([.N205];LEFT([.L205];IF(               ISNUMBER(FIND(&quot; &quot;;[.L205]));FIND(&quot; &quot;;[.L205])-1;LEN([.L205])       )                )) );[.M204])" office:value-type="string" office:string-value="./kuchyne/_APE0790.jpg" calcext:value-type="string">
            <text:p>./kuchyne/_APE0790.jpg</text:p>
          </table:table-cell>
          <table:table-cell table:formula="of:=VLOOKUP(LEFT([.L205];IF(               ISNUMBER(FIND(&quot; &quot;;[.L205]));FIND(&quot; &quot;;[.L205])-1;LEN([.L20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6">
          <table:table-cell table:formula="of:=[.A205]+1" office:value-type="float" office:value="202" calcext:value-type="float">
            <text:p>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pumpar</text:p>
          </table:table-cell>
          <table:table-cell table:number-columns-repeated="2"/>
          <table:table-cell table:formula="of:=[.E206]" office:value-type="float" office:value="0" calcext:value-type="float">
            <text:p>0</text:p>
          </table:table-cell>
          <table:table-cell table:style-name="ce46" table:formula="of:=IF([.G205]=&quot;&quot;;&quot;&quot;;[.G205])" office:value-type="string" office:string-value="n" calcext:value-type="string">
            <text:p>n</text:p>
          </table:table-cell>
          <table:table-cell table:style-name="ce46"/>
          <table:table-cell table:style-name="ce46" table:formula="of:=IF([.I205]=&quot;&quot;;&quot;&quot;;[.I205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540.jpg</text:p>
          </table:table-cell>
          <table:table-cell table:formula="of:=IF([.L206]&lt;&gt;&quot;&quot;;HYPERLINK(CONCATENATE(&quot;file://&quot;;[.$J$2];&quot;/&quot;;[.N206];&quot;/&quot;;LEFT([.L206];IF(               ISNUMBER(FIND(&quot; &quot;;[.L206]));FIND(&quot; &quot;;[.L206])-1;LEN([.L206])       )                ));CONCATENATE([.N206];LEFT([.L206];IF(               ISNUMBER(FIND(&quot; &quot;;[.L206]));FIND(&quot; &quot;;[.L206])-1;LEN([.L206])       )                )) );[.M205])" office:value-type="string" office:string-value="./obyvak/DSC_7540.jpg" calcext:value-type="string">
            <text:p>./obyvak/DSC_7540.jpg</text:p>
          </table:table-cell>
          <table:table-cell table:formula="of:=VLOOKUP(LEFT([.L206];IF(               ISNUMBER(FIND(&quot; &quot;;[.L206]));FIND(&quot; &quot;;[.L206])-1;LEN([.L20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9">
          <table:table-cell table:formula="of:=[.A206]+1" office:value-type="float" office:value="203" calcext:value-type="float">
            <text:p>2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rove kapesniky</text:p>
          </table:table-cell>
          <table:table-cell table:number-columns-repeated="2"/>
          <table:table-cell table:formula="of:=[.E207]" office:value-type="float" office:value="0" calcext:value-type="float">
            <text:p>0</text:p>
          </table:table-cell>
          <table:table-cell table:style-name="ce46" table:formula="of:=IF([.G206]=&quot;&quot;;&quot;&quot;;[.G206])" office:value-type="string" office:string-value="n" calcext:value-type="string">
            <text:p>n</text:p>
          </table:table-cell>
          <table:table-cell table:style-name="ce46"/>
          <table:table-cell table:style-name="ce46" table:formula="of:=IF([.I206]=&quot;&quot;;&quot;&quot;;[.I206])" office:value-type="string" office:string-value="k" calcext:value-type="string">
            <text:p>k</text:p>
          </table:table-cell>
          <table:table-cell office:value-type="string" calcext:value-type="string">
            <text:p>_APE0820.jpg</text:p>
          </table:table-cell>
          <table:table-cell/>
          <table:table-cell table:style-name="ce57" office:value-type="string" calcext:value-type="string">
            <text:p>_APE0820.jpg DSC_7540.jpg</text:p>
          </table:table-cell>
          <table:table-cell table:formula="of:=IF([.L207]&lt;&gt;&quot;&quot;;HYPERLINK(CONCATENATE(&quot;file://&quot;;[.$J$2];&quot;/&quot;;[.N207];&quot;/&quot;;LEFT([.L207];IF(               ISNUMBER(FIND(&quot; &quot;;[.L207]));FIND(&quot; &quot;;[.L207])-1;LEN([.L207])       )                ));CONCATENATE([.N207];LEFT([.L207];IF(               ISNUMBER(FIND(&quot; &quot;;[.L207]));FIND(&quot; &quot;;[.L207])-1;LEN([.L207])       )                )) );[.M206])" office:value-type="string" office:string-value="./obyvak/elektronika/_APE0820.jpg" calcext:value-type="string">
            <text:p>./obyvak/elektronika/_APE0820.jpg</text:p>
          </table:table-cell>
          <table:table-cell table:formula="of:=VLOOKUP(LEFT([.L207];IF(               ISNUMBER(FIND(&quot; &quot;;[.L207]));FIND(&quot; &quot;;[.L207])-1;LEN([.L20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207]+1" office:value-type="float" office:value="204" calcext:value-type="float">
            <text:p>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sedak na barove zidle</text:p>
          </table:table-cell>
          <table:table-cell table:number-columns-repeated="2"/>
          <table:table-cell table:formula="of:=[.E208]" office:value-type="float" office:value="0" calcext:value-type="float">
            <text:p>0</text:p>
          </table:table-cell>
          <table:table-cell table:style-name="ce46" table:formula="of:=IF([.G207]=&quot;&quot;;&quot;&quot;;[.G207])" office:value-type="string" office:string-value="n" calcext:value-type="string">
            <text:p>n</text:p>
          </table:table-cell>
          <table:table-cell table:style-name="ce46"/>
          <table:table-cell table:style-name="ce46" table:formula="of:=IF([.I207]=&quot;&quot;;&quot;&quot;;[.I207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540.jpg</text:p>
          </table:table-cell>
          <table:table-cell table:formula="of:=IF([.L208]&lt;&gt;&quot;&quot;;HYPERLINK(CONCATENATE(&quot;file://&quot;;[.$J$2];&quot;/&quot;;[.N208];&quot;/&quot;;LEFT([.L208];IF(               ISNUMBER(FIND(&quot; &quot;;[.L208]));FIND(&quot; &quot;;[.L208])-1;LEN([.L208])       )                ));CONCATENATE([.N208];LEFT([.L208];IF(               ISNUMBER(FIND(&quot; &quot;;[.L208]));FIND(&quot; &quot;;[.L208])-1;LEN([.L208])       )                )) );[.M207])" office:value-type="string" office:string-value="./obyvak/DSC_7540.jpg" calcext:value-type="string">
            <text:p>./obyvak/DSC_7540.jpg</text:p>
          </table:table-cell>
          <table:table-cell table:formula="of:=VLOOKUP(LEFT([.L208];IF(               ISNUMBER(FIND(&quot; &quot;;[.L208]));FIND(&quot; &quot;;[.L208])-1;LEN([.L20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08]+1" office:value-type="float" office:value="205" calcext:value-type="float">
            <text:p>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arova zidle</text:p>
          </table:table-cell>
          <table:table-cell office:value-type="string" calcext:value-type="string">
            <text:p>ton</text:p>
          </table:table-cell>
          <table:table-cell/>
          <table:table-cell table:formula="of:=[.E209]" office:value-type="float" office:value="0" calcext:value-type="float">
            <text:p>0</text:p>
          </table:table-cell>
          <table:table-cell table:style-name="ce46" table:formula="of:=IF([.G208]=&quot;&quot;;&quot;&quot;;[.G208])" office:value-type="string" office:string-value="n" calcext:value-type="string">
            <text:p>n</text:p>
          </table:table-cell>
          <table:table-cell table:style-name="ce46"/>
          <table:table-cell table:style-name="ce46" table:formula="of:=IF([.I208]=&quot;&quot;;&quot;&quot;;[.I208])" office:value-type="string" office:string-value="k" calcext:value-type="string">
            <text:p>k</text:p>
          </table:table-cell>
          <table:table-cell office:value-type="string" calcext:value-type="string">
            <text:p>massiv</text:p>
          </table:table-cell>
          <table:table-cell/>
          <table:table-cell table:style-name="ce57" table:formula="of:=IF([.L208]=&quot;&quot;;&quot;&quot;;[.L208])" office:value-type="string" office:string-value="DSC_7540.jpg" calcext:value-type="string">
            <text:p>DSC_7540.jpg</text:p>
          </table:table-cell>
          <table:table-cell table:formula="of:=IF([.L209]&lt;&gt;&quot;&quot;;HYPERLINK(CONCATENATE(&quot;file://&quot;;[.$J$2];&quot;/&quot;;[.N209];&quot;/&quot;;LEFT([.L209];IF(               ISNUMBER(FIND(&quot; &quot;;[.L209]));FIND(&quot; &quot;;[.L209])-1;LEN([.L209])       )                ));CONCATENATE([.N209];LEFT([.L209];IF(               ISNUMBER(FIND(&quot; &quot;;[.L209]));FIND(&quot; &quot;;[.L209])-1;LEN([.L209])       )                )) );[.M208])" office:value-type="string" office:string-value="./obyvak/DSC_7540.jpg" calcext:value-type="string">
            <text:p>./obyvak/DSC_7540.jpg</text:p>
          </table:table-cell>
          <table:table-cell table:formula="of:=VLOOKUP(LEFT([.L209];IF(               ISNUMBER(FIND(&quot; &quot;;[.L209]));FIND(&quot; &quot;;[.L209])-1;LEN([.L20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09]+1" office:value-type="float" office:value="206" calcext:value-type="float">
            <text:p>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lhoty manzestr</text:p>
          </table:table-cell>
          <table:table-cell table:number-columns-repeated="2"/>
          <table:table-cell table:formula="of:=[.E210]" office:value-type="float" office:value="0" calcext:value-type="float">
            <text:p>0</text:p>
          </table:table-cell>
          <table:table-cell table:style-name="ce46" table:formula="of:=IF([.G209]=&quot;&quot;;&quot;&quot;;[.G209])" office:value-type="string" office:string-value="n" calcext:value-type="string">
            <text:p>n</text:p>
          </table:table-cell>
          <table:table-cell table:style-name="ce46"/>
          <table:table-cell table:style-name="ce46" table:formula="of:=IF([.I209]=&quot;&quot;;&quot;&quot;;[.I20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09]=&quot;&quot;;&quot;&quot;;[.L209])" office:value-type="string" office:string-value="DSC_7540.jpg" calcext:value-type="string">
            <text:p>DSC_7540.jpg</text:p>
          </table:table-cell>
          <table:table-cell table:formula="of:=IF([.L210]&lt;&gt;&quot;&quot;;HYPERLINK(CONCATENATE(&quot;file://&quot;;[.$J$2];&quot;/&quot;;[.N210];&quot;/&quot;;LEFT([.L210];IF(               ISNUMBER(FIND(&quot; &quot;;[.L210]));FIND(&quot; &quot;;[.L210])-1;LEN([.L210])       )                ));CONCATENATE([.N210];LEFT([.L210];IF(               ISNUMBER(FIND(&quot; &quot;;[.L210]));FIND(&quot; &quot;;[.L210])-1;LEN([.L210])       )                )) );[.M209])" office:value-type="string" office:string-value="./obyvak/DSC_7540.jpg" calcext:value-type="string">
            <text:p>./obyvak/DSC_7540.jpg</text:p>
          </table:table-cell>
          <table:table-cell table:formula="of:=VLOOKUP(LEFT([.L210];IF(               ISNUMBER(FIND(&quot; &quot;;[.L210]));FIND(&quot; &quot;;[.L210])-1;LEN([.L21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10]+1" office:value-type="float" office:value="207" calcext:value-type="float">
            <text:p>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 text:c="8"/>f</text:p>
          </table:table-cell>
          <table:table-cell table:number-columns-repeated="2"/>
          <table:table-cell table:formula="of:=[.E211]" office:value-type="float" office:value="0" calcext:value-type="float">
            <text:p>0</text:p>
          </table:table-cell>
          <table:table-cell table:style-name="ce46" table:formula="of:=IF([.G210]=&quot;&quot;;&quot;&quot;;[.G210])" office:value-type="string" office:string-value="n" calcext:value-type="string">
            <text:p>n</text:p>
          </table:table-cell>
          <table:table-cell table:style-name="ce46"/>
          <table:table-cell table:style-name="ce46" table:formula="of:=IF([.I210]=&quot;&quot;;&quot;&quot;;[.I210])" office:value-type="string" office:string-value="k" calcext:value-type="string">
            <text:p>k</text:p>
          </table:table-cell>
          <table:table-cell office:value-type="string" calcext:value-type="string">
            <text:p>nalepeno na baru</text:p>
          </table:table-cell>
          <table:table-cell/>
          <table:table-cell table:style-name="ce57" table:formula="of:=IF([.L210]=&quot;&quot;;&quot;&quot;;[.L210])" office:value-type="string" office:string-value="DSC_7540.jpg" calcext:value-type="string">
            <text:p>DSC_7540.jpg</text:p>
          </table:table-cell>
          <table:table-cell table:formula="of:=IF([.L211]&lt;&gt;&quot;&quot;;HYPERLINK(CONCATENATE(&quot;file://&quot;;[.$J$2];&quot;/&quot;;[.N211];&quot;/&quot;;LEFT([.L211];IF(               ISNUMBER(FIND(&quot; &quot;;[.L211]));FIND(&quot; &quot;;[.L211])-1;LEN([.L211])       )                ));CONCATENATE([.N211];LEFT([.L211];IF(               ISNUMBER(FIND(&quot; &quot;;[.L211]));FIND(&quot; &quot;;[.L211])-1;LEN([.L211])       )                )) );[.M210])" office:value-type="string" office:string-value="./obyvak/DSC_7540.jpg" calcext:value-type="string">
            <text:p>./obyvak/DSC_7540.jpg</text:p>
          </table:table-cell>
          <table:table-cell table:formula="of:=VLOOKUP(LEFT([.L211];IF(               ISNUMBER(FIND(&quot; &quot;;[.L211]));FIND(&quot; &quot;;[.L211])-1;LEN([.L21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11]+1" office:value-type="float" office:value="208" calcext:value-type="float">
            <text:p>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ytka s kvetinacem a plast miskou u baru</text:p>
          </table:table-cell>
          <table:table-cell table:number-columns-repeated="2"/>
          <table:table-cell table:formula="of:=[.E212]" office:value-type="float" office:value="0" calcext:value-type="float">
            <text:p>0</text:p>
          </table:table-cell>
          <table:table-cell table:style-name="ce46" table:formula="of:=IF([.G211]=&quot;&quot;;&quot;&quot;;[.G211])" office:value-type="string" office:string-value="n" calcext:value-type="string">
            <text:p>n</text:p>
          </table:table-cell>
          <table:table-cell table:style-name="ce46"/>
          <table:table-cell table:style-name="ce46" table:formula="of:=IF([.I211]=&quot;&quot;;&quot;&quot;;[.I21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11]=&quot;&quot;;&quot;&quot;;[.L211])" office:value-type="string" office:string-value="DSC_7540.jpg" calcext:value-type="string">
            <text:p>DSC_7540.jpg</text:p>
          </table:table-cell>
          <table:table-cell table:formula="of:=IF([.L212]&lt;&gt;&quot;&quot;;HYPERLINK(CONCATENATE(&quot;file://&quot;;[.$J$2];&quot;/&quot;;[.N212];&quot;/&quot;;LEFT([.L212];IF(               ISNUMBER(FIND(&quot; &quot;;[.L212]));FIND(&quot; &quot;;[.L212])-1;LEN([.L212])       )                ));CONCATENATE([.N212];LEFT([.L212];IF(               ISNUMBER(FIND(&quot; &quot;;[.L212]));FIND(&quot; &quot;;[.L212])-1;LEN([.L212])       )                )) );[.M211])" office:value-type="string" office:string-value="./obyvak/DSC_7540.jpg" calcext:value-type="string">
            <text:p>./obyvak/DSC_7540.jpg</text:p>
          </table:table-cell>
          <table:table-cell table:formula="of:=VLOOKUP(LEFT([.L212];IF(               ISNUMBER(FIND(&quot; &quot;;[.L212]));FIND(&quot; &quot;;[.L212])-1;LEN([.L21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12]+1" office:value-type="float" office:value="209" calcext:value-type="float">
            <text:p>20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[.E213]" office:value-type="float" office:value="0" calcext:value-type="float">
            <text:p>0</text:p>
          </table:table-cell>
          <table:table-cell table:style-name="ce46" table:formula="of:=IF([.G212]=&quot;&quot;;&quot;&quot;;[.G212])" office:value-type="string" office:string-value="n" calcext:value-type="string">
            <text:p>n</text:p>
          </table:table-cell>
          <table:table-cell table:style-name="ce46"/>
          <table:table-cell table:style-name="ce46" table:formula="of:=IF([.I212]=&quot;&quot;;&quot;&quot;;[.I21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12]=&quot;&quot;;&quot;&quot;;[.L212])" office:value-type="string" office:string-value="DSC_7540.jpg" calcext:value-type="string">
            <text:p>DSC_7540.jpg</text:p>
          </table:table-cell>
          <table:table-cell table:formula="of:=IF([.L213]&lt;&gt;&quot;&quot;;HYPERLINK(CONCATENATE(&quot;file://&quot;;[.$J$2];&quot;/&quot;;[.N213];&quot;/&quot;;LEFT([.L213];IF(               ISNUMBER(FIND(&quot; &quot;;[.L213]));FIND(&quot; &quot;;[.L213])-1;LEN([.L213])       )                ));CONCATENATE([.N213];LEFT([.L213];IF(               ISNUMBER(FIND(&quot; &quot;;[.L213]));FIND(&quot; &quot;;[.L213])-1;LEN([.L213])       )                )) );[.M212])" office:value-type="string" office:string-value="./obyvak/DSC_7540.jpg" calcext:value-type="string">
            <text:p>./obyvak/DSC_7540.jpg</text:p>
          </table:table-cell>
          <table:table-cell table:formula="of:=VLOOKUP(LEFT([.L213];IF(               ISNUMBER(FIND(&quot; &quot;;[.L213]));FIND(&quot; &quot;;[.L213])-1;LEN([.L21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13]+1" office:value-type="float" office:value="210" calcext:value-type="float">
            <text:p>210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[.E214]" office:value-type="float" office:value="0" calcext:value-type="float">
            <text:p>0</text:p>
          </table:table-cell>
          <table:table-cell table:style-name="ce46" table:formula="of:=IF([.G213]=&quot;&quot;;&quot;&quot;;[.G213])" office:value-type="string" office:string-value="n" calcext:value-type="string">
            <text:p>n</text:p>
          </table:table-cell>
          <table:table-cell table:style-name="ce46"/>
          <table:table-cell table:style-name="ce46" table:formula="of:=IF([.I213]=&quot;&quot;;&quot;&quot;;[.I21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13]=&quot;&quot;;&quot;&quot;;[.L213])" office:value-type="string" office:string-value="DSC_7540.jpg" calcext:value-type="string">
            <text:p>DSC_7540.jpg</text:p>
          </table:table-cell>
          <table:table-cell table:formula="of:=IF([.L214]&lt;&gt;&quot;&quot;;HYPERLINK(CONCATENATE(&quot;file://&quot;;[.$J$2];&quot;/&quot;;[.N214];&quot;/&quot;;LEFT([.L214];IF(               ISNUMBER(FIND(&quot; &quot;;[.L214]));FIND(&quot; &quot;;[.L214])-1;LEN([.L214])       )                ));CONCATENATE([.N214];LEFT([.L214];IF(               ISNUMBER(FIND(&quot; &quot;;[.L214]));FIND(&quot; &quot;;[.L214])-1;LEN([.L214])       )                )) );[.M213])" office:value-type="string" office:string-value="./obyvak/DSC_7540.jpg" calcext:value-type="string">
            <text:p>./obyvak/DSC_7540.jpg</text:p>
          </table:table-cell>
          <table:table-cell table:formula="of:=VLOOKUP(LEFT([.L214];IF(               ISNUMBER(FIND(&quot; &quot;;[.L214]));FIND(&quot; &quot;;[.L214])-1;LEN([.L21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14]+1" office:value-type="float" office:value="211" calcext:value-type="float">
            <text:p>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zidlicka</text:p>
          </table:table-cell>
          <table:table-cell table:number-columns-repeated="2"/>
          <table:table-cell table:formula="of:=[.E215]" office:value-type="float" office:value="0" calcext:value-type="float">
            <text:p>0</text:p>
          </table:table-cell>
          <table:table-cell table:style-name="ce46" table:formula="of:=IF([.G214]=&quot;&quot;;&quot;&quot;;[.G214])" office:value-type="string" office:string-value="n" calcext:value-type="string">
            <text:p>n</text:p>
          </table:table-cell>
          <table:table-cell table:style-name="ce46"/>
          <table:table-cell table:style-name="ce46" table:formula="of:=IF([.I214]=&quot;&quot;;&quot;&quot;;[.I214])" office:value-type="string" office:string-value="k" calcext:value-type="string">
            <text:p>k</text:p>
          </table:table-cell>
          <table:table-cell office:value-type="string" calcext:value-type="string">
            <text:p>masiv a plastove dily</text:p>
          </table:table-cell>
          <table:table-cell/>
          <table:table-cell table:style-name="ce57" office:value-type="string" calcext:value-type="string">
            <text:p>_APE0757.jpg</text:p>
          </table:table-cell>
          <table:table-cell table:formula="of:=IF([.L215]&lt;&gt;&quot;&quot;;HYPERLINK(CONCATENATE(&quot;file://&quot;;[.$J$2];&quot;/&quot;;[.N215];&quot;/&quot;;LEFT([.L215];IF(               ISNUMBER(FIND(&quot; &quot;;[.L215]));FIND(&quot; &quot;;[.L215])-1;LEN([.L215])       )                ));CONCATENATE([.N215];LEFT([.L215];IF(               ISNUMBER(FIND(&quot; &quot;;[.L215]));FIND(&quot; &quot;;[.L215])-1;LEN([.L215])       )                )) );[.M214])" office:value-type="string" office:string-value="./obyvak/_APE0757.jpg" calcext:value-type="string">
            <text:p>./obyvak/_APE0757.jpg</text:p>
          </table:table-cell>
          <table:table-cell table:formula="of:=VLOOKUP(LEFT([.L215];IF(               ISNUMBER(FIND(&quot; &quot;;[.L215]));FIND(&quot; &quot;;[.L215])-1;LEN([.L21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15]+1" office:value-type="float" office:value="212" calcext:value-type="float">
            <text:p>2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istici ubrousky</text:p>
          </table:table-cell>
          <table:table-cell table:number-columns-repeated="2"/>
          <table:table-cell table:formula="of:=[.E216]" office:value-type="float" office:value="0" calcext:value-type="float">
            <text:p>0</text:p>
          </table:table-cell>
          <table:table-cell table:style-name="ce46" table:formula="of:=IF([.G215]=&quot;&quot;;&quot;&quot;;[.G215])" office:value-type="string" office:string-value="n" calcext:value-type="string">
            <text:p>n</text:p>
          </table:table-cell>
          <table:table-cell table:style-name="ce46"/>
          <table:table-cell table:style-name="ce46" table:formula="of:=IF([.I215]=&quot;&quot;;&quot;&quot;;[.I215])" office:value-type="string" office:string-value="k" calcext:value-type="string">
            <text:p>k</text:p>
          </table:table-cell>
          <table:table-cell office:value-type="string" calcext:value-type="string">
            <text:p>na nabytek</text:p>
          </table:table-cell>
          <table:table-cell/>
          <table:table-cell table:style-name="ce57" table:formula="of:=IF([.L215]=&quot;&quot;;&quot;&quot;;[.L215])" office:value-type="string" office:string-value="_APE0757.jpg" calcext:value-type="string">
            <text:p>_APE0757.jpg</text:p>
          </table:table-cell>
          <table:table-cell table:formula="of:=IF([.L216]&lt;&gt;&quot;&quot;;HYPERLINK(CONCATENATE(&quot;file://&quot;;[.$J$2];&quot;/&quot;;[.N216];&quot;/&quot;;LEFT([.L216];IF(               ISNUMBER(FIND(&quot; &quot;;[.L216]));FIND(&quot; &quot;;[.L216])-1;LEN([.L216])       )                ));CONCATENATE([.N216];LEFT([.L216];IF(               ISNUMBER(FIND(&quot; &quot;;[.L216]));FIND(&quot; &quot;;[.L216])-1;LEN([.L216])       )                )) );[.M215])" office:value-type="string" office:string-value="./obyvak/_APE0757.jpg" calcext:value-type="string">
            <text:p>./obyvak/_APE0757.jpg</text:p>
          </table:table-cell>
          <table:table-cell table:formula="of:=VLOOKUP(LEFT([.L216];IF(               ISNUMBER(FIND(&quot; &quot;;[.L216]));FIND(&quot; &quot;;[.L216])-1;LEN([.L21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16]+1" office:value-type="float" office:value="213" calcext:value-type="float">
            <text:p>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delni stul</text:p>
          </table:table-cell>
          <table:table-cell office:value-type="string" calcext:value-type="string">
            <text:p>ikea</text:p>
          </table:table-cell>
          <table:table-cell/>
          <table:table-cell table:formula="of:=[.E217]" office:value-type="float" office:value="0" calcext:value-type="float">
            <text:p>0</text:p>
          </table:table-cell>
          <table:table-cell table:style-name="ce46" table:formula="of:=IF([.G216]=&quot;&quot;;&quot;&quot;;[.G216])" office:value-type="string" office:string-value="n" calcext:value-type="string">
            <text:p>n</text:p>
          </table:table-cell>
          <table:table-cell table:style-name="ce46"/>
          <table:table-cell table:style-name="ce46" table:formula="of:=IF([.I216]=&quot;&quot;;&quot;&quot;;[.I216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56.jpg</text:p>
          </table:table-cell>
          <table:table-cell table:formula="of:=IF([.L217]&lt;&gt;&quot;&quot;;HYPERLINK(CONCATENATE(&quot;file://&quot;;[.$J$2];&quot;/&quot;;[.N217];&quot;/&quot;;LEFT([.L217];IF(               ISNUMBER(FIND(&quot; &quot;;[.L217]));FIND(&quot; &quot;;[.L217])-1;LEN([.L217])       )                ));CONCATENATE([.N217];LEFT([.L217];IF(               ISNUMBER(FIND(&quot; &quot;;[.L217]));FIND(&quot; &quot;;[.L217])-1;LEN([.L217])       )                )) );[.M216])" office:value-type="string" office:string-value="./obyvak/_APE0756.jpg" calcext:value-type="string">
            <text:p>./obyvak/_APE0756.jpg</text:p>
          </table:table-cell>
          <table:table-cell table:formula="of:=VLOOKUP(LEFT([.L217];IF(               ISNUMBER(FIND(&quot; &quot;;[.L217]));FIND(&quot; &quot;;[.L217])-1;LEN([.L21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9">
          <table:table-cell table:formula="of:=[.A217]+1" office:value-type="float" office:value="214" calcext:value-type="float">
            <text:p>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dle ke stolu 3x</text:p>
          </table:table-cell>
          <table:table-cell office:value-type="string" calcext:value-type="string">
            <text:p>ikea</text:p>
          </table:table-cell>
          <table:table-cell/>
          <table:table-cell table:formula="of:=[.E218]" office:value-type="float" office:value="0" calcext:value-type="float">
            <text:p>0</text:p>
          </table:table-cell>
          <table:table-cell table:style-name="ce46" table:formula="of:=IF([.G217]=&quot;&quot;;&quot;&quot;;[.G217])" office:value-type="string" office:string-value="n" calcext:value-type="string">
            <text:p>n</text:p>
          </table:table-cell>
          <table:table-cell table:style-name="ce46"/>
          <table:table-cell table:style-name="ce46" table:formula="of:=IF([.I217]=&quot;&quot;;&quot;&quot;;[.I217])" office:value-type="string" office:string-value="k" calcext:value-type="string">
            <text:p>k</text:p>
          </table:table-cell>
          <table:table-cell office:value-type="string" calcext:value-type="string">
            <text:p>celkem 3x (tretije u PC na druhe strane mistnosti)</text:p>
          </table:table-cell>
          <table:table-cell/>
          <table:table-cell table:style-name="ce57" table:formula="of:=IF([.L217]=&quot;&quot;;&quot;&quot;;[.L217])" office:value-type="string" office:string-value="_APE0756.jpg" calcext:value-type="string">
            <text:p>_APE0756.jpg</text:p>
          </table:table-cell>
          <table:table-cell table:formula="of:=IF([.L218]&lt;&gt;&quot;&quot;;HYPERLINK(CONCATENATE(&quot;file://&quot;;[.$J$2];&quot;/&quot;;[.N218];&quot;/&quot;;LEFT([.L218];IF(               ISNUMBER(FIND(&quot; &quot;;[.L218]));FIND(&quot; &quot;;[.L218])-1;LEN([.L218])       )                ));CONCATENATE([.N218];LEFT([.L218];IF(               ISNUMBER(FIND(&quot; &quot;;[.L218]));FIND(&quot; &quot;;[.L218])-1;LEN([.L218])       )                )) );[.M217])" office:value-type="string" office:string-value="./obyvak/_APE0756.jpg" calcext:value-type="string">
            <text:p>./obyvak/_APE0756.jpg</text:p>
          </table:table-cell>
          <table:table-cell table:formula="of:=VLOOKUP(LEFT([.L218];IF(               ISNUMBER(FIND(&quot; &quot;;[.L218]));FIND(&quot; &quot;;[.L218])-1;LEN([.L21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18]+1" office:value-type="float" office:value="215" calcext:value-type="float">
            <text:p>2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pidlo herkules</text:p>
          </table:table-cell>
          <table:table-cell table:number-columns-repeated="2"/>
          <table:table-cell table:formula="of:=[.E219]" office:value-type="float" office:value="0" calcext:value-type="float">
            <text:p>0</text:p>
          </table:table-cell>
          <table:table-cell table:style-name="ce46" table:formula="of:=IF([.G218]=&quot;&quot;;&quot;&quot;;[.G218])" office:value-type="string" office:string-value="n" calcext:value-type="string">
            <text:p>n</text:p>
          </table:table-cell>
          <table:table-cell table:style-name="ce46"/>
          <table:table-cell table:style-name="ce46" table:formula="of:=IF([.I218]=&quot;&quot;;&quot;&quot;;[.I21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18]=&quot;&quot;;&quot;&quot;;[.L218])" office:value-type="string" office:string-value="_APE0756.jpg" calcext:value-type="string">
            <text:p>_APE0756.jpg</text:p>
          </table:table-cell>
          <table:table-cell table:formula="of:=IF([.L219]&lt;&gt;&quot;&quot;;HYPERLINK(CONCATENATE(&quot;file://&quot;;[.$J$2];&quot;/&quot;;[.N219];&quot;/&quot;;LEFT([.L219];IF(               ISNUMBER(FIND(&quot; &quot;;[.L219]));FIND(&quot; &quot;;[.L219])-1;LEN([.L219])       )                ));CONCATENATE([.N219];LEFT([.L219];IF(               ISNUMBER(FIND(&quot; &quot;;[.L219]));FIND(&quot; &quot;;[.L219])-1;LEN([.L219])       )                )) );[.M218])" office:value-type="string" office:string-value="./obyvak/_APE0756.jpg" calcext:value-type="string">
            <text:p>./obyvak/_APE0756.jpg</text:p>
          </table:table-cell>
          <table:table-cell table:formula="of:=VLOOKUP(LEFT([.L219];IF(               ISNUMBER(FIND(&quot; &quot;;[.L219]));FIND(&quot; &quot;;[.L219])-1;LEN([.L21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19]+1" office:value-type="float" office:value="216" calcext:value-type="float">
            <text:p>2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ytka (orchydej a kytka ve vazach)</text:p>
          </table:table-cell>
          <table:table-cell table:number-columns-repeated="2"/>
          <table:table-cell table:formula="of:=[.E220]" office:value-type="float" office:value="0" calcext:value-type="float">
            <text:p>0</text:p>
          </table:table-cell>
          <table:table-cell table:style-name="ce46" table:formula="of:=IF([.G219]=&quot;&quot;;&quot;&quot;;[.G219])" office:value-type="string" office:string-value="n" calcext:value-type="string">
            <text:p>n</text:p>
          </table:table-cell>
          <table:table-cell table:style-name="ce46"/>
          <table:table-cell table:style-name="ce46" table:formula="of:=IF([.I219]=&quot;&quot;;&quot;&quot;;[.I21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19]=&quot;&quot;;&quot;&quot;;[.L219])" office:value-type="string" office:string-value="_APE0756.jpg" calcext:value-type="string">
            <text:p>_APE0756.jpg</text:p>
          </table:table-cell>
          <table:table-cell table:formula="of:=IF([.L220]&lt;&gt;&quot;&quot;;HYPERLINK(CONCATENATE(&quot;file://&quot;;[.$J$2];&quot;/&quot;;[.N220];&quot;/&quot;;LEFT([.L220];IF(               ISNUMBER(FIND(&quot; &quot;;[.L220]));FIND(&quot; &quot;;[.L220])-1;LEN([.L220])       )                ));CONCATENATE([.N220];LEFT([.L220];IF(               ISNUMBER(FIND(&quot; &quot;;[.L220]));FIND(&quot; &quot;;[.L220])-1;LEN([.L220])       )                )) );[.M219])" office:value-type="string" office:string-value="./obyvak/_APE0756.jpg" calcext:value-type="string">
            <text:p>./obyvak/_APE0756.jpg</text:p>
          </table:table-cell>
          <table:table-cell table:formula="of:=VLOOKUP(LEFT([.L220];IF(               ISNUMBER(FIND(&quot; &quot;;[.L220]));FIND(&quot; &quot;;[.L220])-1;LEN([.L22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20]+1" office:value-type="float" office:value="217" calcext:value-type="float">
            <text:p>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rousky, prostirani</text:p>
          </table:table-cell>
          <table:table-cell office:value-type="string" calcext:value-type="string">
            <text:p>papirove</text:p>
          </table:table-cell>
          <table:table-cell/>
          <table:table-cell table:formula="of:=[.E221]" office:value-type="float" office:value="0" calcext:value-type="float">
            <text:p>0</text:p>
          </table:table-cell>
          <table:table-cell table:style-name="ce46" table:formula="of:=IF([.G220]=&quot;&quot;;&quot;&quot;;[.G220])" office:value-type="string" office:string-value="n" calcext:value-type="string">
            <text:p>n</text:p>
          </table:table-cell>
          <table:table-cell table:style-name="ce46"/>
          <table:table-cell table:style-name="ce46" table:formula="of:=IF([.I220]=&quot;&quot;;&quot;&quot;;[.I22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20]=&quot;&quot;;&quot;&quot;;[.L220])" office:value-type="string" office:string-value="_APE0756.jpg" calcext:value-type="string">
            <text:p>_APE0756.jpg</text:p>
          </table:table-cell>
          <table:table-cell table:formula="of:=IF([.L221]&lt;&gt;&quot;&quot;;HYPERLINK(CONCATENATE(&quot;file://&quot;;[.$J$2];&quot;/&quot;;[.N221];&quot;/&quot;;LEFT([.L221];IF(               ISNUMBER(FIND(&quot; &quot;;[.L221]));FIND(&quot; &quot;;[.L221])-1;LEN([.L221])       )                ));CONCATENATE([.N221];LEFT([.L221];IF(               ISNUMBER(FIND(&quot; &quot;;[.L221]));FIND(&quot; &quot;;[.L221])-1;LEN([.L221])       )                )) );[.M220])" office:value-type="string" office:string-value="./obyvak/_APE0756.jpg" calcext:value-type="string">
            <text:p>./obyvak/_APE0756.jpg</text:p>
          </table:table-cell>
          <table:table-cell table:formula="of:=VLOOKUP(LEFT([.L221];IF(               ISNUMBER(FIND(&quot; &quot;;[.L221]));FIND(&quot; &quot;;[.L221])-1;LEN([.L22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21]+1" office:value-type="float" office:value="218" calcext:value-type="float">
            <text:p>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daky proutene 2x</text:p>
          </table:table-cell>
          <table:table-cell office:value-type="string" calcext:value-type="string">
            <text:p>ikea</text:p>
          </table:table-cell>
          <table:table-cell/>
          <table:table-cell table:formula="of:=[.E222]" office:value-type="float" office:value="0" calcext:value-type="float">
            <text:p>0</text:p>
          </table:table-cell>
          <table:table-cell table:style-name="ce46" table:formula="of:=IF([.G221]=&quot;&quot;;&quot;&quot;;[.G221])" office:value-type="string" office:string-value="n" calcext:value-type="string">
            <text:p>n</text:p>
          </table:table-cell>
          <table:table-cell table:style-name="ce46"/>
          <table:table-cell table:style-name="ce46" table:formula="of:=IF([.I221]=&quot;&quot;;&quot;&quot;;[.I221])" office:value-type="string" office:string-value="k" calcext:value-type="string">
            <text:p>k</text:p>
          </table:table-cell>
          <table:table-cell office:value-type="string" calcext:value-type="string">
            <text:p>dar</text:p>
          </table:table-cell>
          <table:table-cell/>
          <table:table-cell table:style-name="ce57" office:value-type="string" calcext:value-type="string">
            <text:p>_APE0763.jpg</text:p>
          </table:table-cell>
          <table:table-cell table:formula="of:=IF([.L222]&lt;&gt;&quot;&quot;;HYPERLINK(CONCATENATE(&quot;file://&quot;;[.$J$2];&quot;/&quot;;[.N222];&quot;/&quot;;LEFT([.L222];IF(               ISNUMBER(FIND(&quot; &quot;;[.L222]));FIND(&quot; &quot;;[.L222])-1;LEN([.L222])       )                ));CONCATENATE([.N222];LEFT([.L222];IF(               ISNUMBER(FIND(&quot; &quot;;[.L222]));FIND(&quot; &quot;;[.L222])-1;LEN([.L222])       )                )) );[.M221])" office:value-type="string" office:string-value="./obyvak/_APE0763.jpg" calcext:value-type="string">
            <text:p>./obyvak/_APE0763.jpg</text:p>
          </table:table-cell>
          <table:table-cell table:formula="of:=VLOOKUP(LEFT([.L222];IF(               ISNUMBER(FIND(&quot; &quot;;[.L222]));FIND(&quot; &quot;;[.L222])-1;LEN([.L22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9">
          <table:table-cell table:formula="of:=[.A222]+1" office:value-type="float" office:value="219" calcext:value-type="float">
            <text:p>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pple</text:p>
          </table:table-cell>
          <table:table-cell/>
          <table:table-cell table:formula="of:=[.E223]" office:value-type="float" office:value="0" calcext:value-type="float">
            <text:p>0</text:p>
          </table:table-cell>
          <table:table-cell table:style-name="ce46" table:formula="of:=IF([.G222]=&quot;&quot;;&quot;&quot;;[.G222])" office:value-type="string" office:string-value="n" calcext:value-type="string">
            <text:p>n</text:p>
          </table:table-cell>
          <table:table-cell table:style-name="ce46"/>
          <table:table-cell table:style-name="ce46" table:formula="of:=IF([.I222]=&quot;&quot;;&quot;&quot;;[.I222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58.jpg _APE0756.jpg</text:p>
          </table:table-cell>
          <table:table-cell table:formula="of:=IF([.L223]&lt;&gt;&quot;&quot;;HYPERLINK(CONCATENATE(&quot;file://&quot;;[.$J$2];&quot;/&quot;;[.N223];&quot;/&quot;;LEFT([.L223];IF(               ISNUMBER(FIND(&quot; &quot;;[.L223]));FIND(&quot; &quot;;[.L223])-1;LEN([.L223])       )                ));CONCATENATE([.N223];LEFT([.L223];IF(               ISNUMBER(FIND(&quot; &quot;;[.L223]));FIND(&quot; &quot;;[.L223])-1;LEN([.L223])       )                )) );[.M222])" office:value-type="string" office:string-value="./obyvak/elektronika/_APE0758.jpg" calcext:value-type="string">
            <text:p>./obyvak/elektronika/_APE0758.jpg</text:p>
          </table:table-cell>
          <table:table-cell table:formula="of:=VLOOKUP(LEFT([.L223];IF(               ISNUMBER(FIND(&quot; &quot;;[.L223]));FIND(&quot; &quot;;[.L223])-1;LEN([.L22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223]+1" office:value-type="float" office:value="220" calcext:value-type="float">
            <text:p>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al na table tapple</text:p>
          </table:table-cell>
          <table:table-cell office:value-type="string" calcext:value-type="string">
            <text:p>apple</text:p>
          </table:table-cell>
          <table:table-cell/>
          <table:table-cell table:formula="of:=[.E224]" office:value-type="float" office:value="0" calcext:value-type="float">
            <text:p>0</text:p>
          </table:table-cell>
          <table:table-cell table:style-name="ce46" table:formula="of:=IF([.G223]=&quot;&quot;;&quot;&quot;;[.G223])" office:value-type="string" office:string-value="n" calcext:value-type="string">
            <text:p>n</text:p>
          </table:table-cell>
          <table:table-cell table:style-name="ce46"/>
          <table:table-cell table:style-name="ce46" table:formula="of:=IF([.I223]=&quot;&quot;;&quot;&quot;;[.I223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56.jpg</text:p>
          </table:table-cell>
          <table:table-cell table:formula="of:=IF([.L224]&lt;&gt;&quot;&quot;;HYPERLINK(CONCATENATE(&quot;file://&quot;;[.$J$2];&quot;/&quot;;[.N224];&quot;/&quot;;LEFT([.L224];IF(               ISNUMBER(FIND(&quot; &quot;;[.L224]));FIND(&quot; &quot;;[.L224])-1;LEN([.L224])       )                ));CONCATENATE([.N224];LEFT([.L224];IF(               ISNUMBER(FIND(&quot; &quot;;[.L224]));FIND(&quot; &quot;;[.L224])-1;LEN([.L224])       )                )) );[.M223])" office:value-type="string" office:string-value="./obyvak/_APE0756.jpg" calcext:value-type="string">
            <text:p>./obyvak/_APE0756.jpg</text:p>
          </table:table-cell>
          <table:table-cell table:formula="of:=VLOOKUP(LEFT([.L224];IF(               ISNUMBER(FIND(&quot; &quot;;[.L224]));FIND(&quot; &quot;;[.L224])-1;LEN([.L22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24]+1" office:value-type="float" office:value="221" calcext:value-type="float">
            <text:p>2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tacky drevene</text:p>
          </table:table-cell>
          <table:table-cell table:number-columns-repeated="2"/>
          <table:table-cell table:formula="of:=[.E225]" office:value-type="float" office:value="0" calcext:value-type="float">
            <text:p>0</text:p>
          </table:table-cell>
          <table:table-cell table:style-name="ce46" table:formula="of:=IF([.G224]=&quot;&quot;;&quot;&quot;;[.G224])" office:value-type="string" office:string-value="n" calcext:value-type="string">
            <text:p>n</text:p>
          </table:table-cell>
          <table:table-cell table:style-name="ce46"/>
          <table:table-cell table:style-name="ce46" table:formula="of:=IF([.I224]=&quot;&quot;;&quot;&quot;;[.I224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59.jpg</text:p>
          </table:table-cell>
          <table:table-cell table:formula="of:=IF([.L225]&lt;&gt;&quot;&quot;;HYPERLINK(CONCATENATE(&quot;file://&quot;;[.$J$2];&quot;/&quot;;[.N225];&quot;/&quot;;LEFT([.L225];IF(               ISNUMBER(FIND(&quot; &quot;;[.L225]));FIND(&quot; &quot;;[.L225])-1;LEN([.L225])       )                ));CONCATENATE([.N225];LEFT([.L225];IF(               ISNUMBER(FIND(&quot; &quot;;[.L225]));FIND(&quot; &quot;;[.L225])-1;LEN([.L225])       )                )) );[.M224])" office:value-type="string" office:string-value="./obyvak/_APE0759.jpg" calcext:value-type="string">
            <text:p>./obyvak/_APE0759.jpg</text:p>
          </table:table-cell>
          <table:table-cell table:formula="of:=VLOOKUP(LEFT([.L225];IF(               ISNUMBER(FIND(&quot; &quot;;[.L225]));FIND(&quot; &quot;;[.L225])-1;LEN([.L22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25]+1" office:value-type="float" office:value="222" calcext:value-type="float">
            <text:p>2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</text:p>
          </table:table-cell>
          <table:table-cell table:number-columns-repeated="2"/>
          <table:table-cell table:formula="of:=[.E226]" office:value-type="float" office:value="0" calcext:value-type="float">
            <text:p>0</text:p>
          </table:table-cell>
          <table:table-cell table:style-name="ce46" table:formula="of:=IF([.G225]=&quot;&quot;;&quot;&quot;;[.G225])" office:value-type="string" office:string-value="n" calcext:value-type="string">
            <text:p>n</text:p>
          </table:table-cell>
          <table:table-cell table:style-name="ce46"/>
          <table:table-cell table:style-name="ce46" table:formula="of:=IF([.I225]=&quot;&quot;;&quot;&quot;;[.I225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60.jpg</text:p>
          </table:table-cell>
          <table:table-cell table:formula="of:=IF([.L226]&lt;&gt;&quot;&quot;;HYPERLINK(CONCATENATE(&quot;file://&quot;;[.$J$2];&quot;/&quot;;[.N226];&quot;/&quot;;LEFT([.L226];IF(               ISNUMBER(FIND(&quot; &quot;;[.L226]));FIND(&quot; &quot;;[.L226])-1;LEN([.L226])       )                ));CONCATENATE([.N226];LEFT([.L226];IF(               ISNUMBER(FIND(&quot; &quot;;[.L226]));FIND(&quot; &quot;;[.L226])-1;LEN([.L226])       )                )) );[.M225])" office:value-type="string" office:string-value="./obyvak/_APE0760.jpg" calcext:value-type="string">
            <text:p>./obyvak/_APE0760.jpg</text:p>
          </table:table-cell>
          <table:table-cell table:formula="of:=VLOOKUP(LEFT([.L226];IF(               ISNUMBER(FIND(&quot; &quot;;[.L226]));FIND(&quot; &quot;;[.L226])-1;LEN([.L22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26]+1" office:value-type="float" office:value="223" calcext:value-type="float">
            <text:p>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 na zaclonu</text:p>
          </table:table-cell>
          <table:table-cell office:value-type="string" calcext:value-type="string">
            <text:p>ikea</text:p>
          </table:table-cell>
          <table:table-cell/>
          <table:table-cell table:formula="of:=[.E227]" office:value-type="float" office:value="0" calcext:value-type="float">
            <text:p>0</text:p>
          </table:table-cell>
          <table:table-cell table:style-name="ce46" table:formula="of:=IF([.G226]=&quot;&quot;;&quot;&quot;;[.G226])" office:value-type="string" office:string-value="n" calcext:value-type="string">
            <text:p>n</text:p>
          </table:table-cell>
          <table:table-cell table:style-name="ce46"/>
          <table:table-cell table:style-name="ce46" table:formula="of:=IF([.I226]=&quot;&quot;;&quot;&quot;;[.I22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26]=&quot;&quot;;&quot;&quot;;[.L226])" office:value-type="string" office:string-value="_APE0760.jpg" calcext:value-type="string">
            <text:p>_APE0760.jpg</text:p>
          </table:table-cell>
          <table:table-cell table:formula="of:=IF([.L227]&lt;&gt;&quot;&quot;;HYPERLINK(CONCATENATE(&quot;file://&quot;;[.$J$2];&quot;/&quot;;[.N227];&quot;/&quot;;LEFT([.L227];IF(               ISNUMBER(FIND(&quot; &quot;;[.L227]));FIND(&quot; &quot;;[.L227])-1;LEN([.L227])       )                ));CONCATENATE([.N227];LEFT([.L227];IF(               ISNUMBER(FIND(&quot; &quot;;[.L227]));FIND(&quot; &quot;;[.L227])-1;LEN([.L227])       )                )) );[.M226])" office:value-type="string" office:string-value="./obyvak/_APE0760.jpg" calcext:value-type="string">
            <text:p>./obyvak/_APE0760.jpg</text:p>
          </table:table-cell>
          <table:table-cell table:formula="of:=VLOOKUP(LEFT([.L227];IF(               ISNUMBER(FIND(&quot; &quot;;[.L227]));FIND(&quot; &quot;;[.L227])-1;LEN([.L22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27]+1" office:value-type="float" office:value="224" calcext:value-type="float">
            <text:p>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</text:p>
          </table:table-cell>
          <table:table-cell office:value-type="string" calcext:value-type="string">
            <text:p>ikea</text:p>
          </table:table-cell>
          <table:table-cell/>
          <table:table-cell table:formula="of:=[.E228]" office:value-type="float" office:value="0" calcext:value-type="float">
            <text:p>0</text:p>
          </table:table-cell>
          <table:table-cell table:style-name="ce46" table:formula="of:=IF([.G227]=&quot;&quot;;&quot;&quot;;[.G227])" office:value-type="string" office:string-value="n" calcext:value-type="string">
            <text:p>n</text:p>
          </table:table-cell>
          <table:table-cell table:style-name="ce46"/>
          <table:table-cell table:style-name="ce46" table:formula="of:=IF([.I227]=&quot;&quot;;&quot;&quot;;[.I22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27]=&quot;&quot;;&quot;&quot;;[.L227])" office:value-type="string" office:string-value="_APE0760.jpg" calcext:value-type="string">
            <text:p>_APE0760.jpg</text:p>
          </table:table-cell>
          <table:table-cell table:formula="of:=IF([.L228]&lt;&gt;&quot;&quot;;HYPERLINK(CONCATENATE(&quot;file://&quot;;[.$J$2];&quot;/&quot;;[.N228];&quot;/&quot;;LEFT([.L228];IF(               ISNUMBER(FIND(&quot; &quot;;[.L228]));FIND(&quot; &quot;;[.L228])-1;LEN([.L228])       )                ));CONCATENATE([.N228];LEFT([.L228];IF(               ISNUMBER(FIND(&quot; &quot;;[.L228]));FIND(&quot; &quot;;[.L228])-1;LEN([.L228])       )                )) );[.M227])" office:value-type="string" office:string-value="./obyvak/_APE0760.jpg" calcext:value-type="string">
            <text:p>./obyvak/_APE0760.jpg</text:p>
          </table:table-cell>
          <table:table-cell table:formula="of:=VLOOKUP(LEFT([.L228];IF(               ISNUMBER(FIND(&quot; &quot;;[.L228]));FIND(&quot; &quot;;[.L228])-1;LEN([.L22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28]+1" office:value-type="float" office:value="225" calcext:value-type="float">
            <text:p>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vetla s trafo</text:p>
          </table:table-cell>
          <table:table-cell office:value-type="string" calcext:value-type="string">
            <text:p>ikea</text:p>
          </table:table-cell>
          <table:table-cell/>
          <table:table-cell table:formula="of:=[.E229]" office:value-type="float" office:value="0" calcext:value-type="float">
            <text:p>0</text:p>
          </table:table-cell>
          <table:table-cell table:style-name="ce46" table:formula="of:=IF([.G228]=&quot;&quot;;&quot;&quot;;[.G228])" office:value-type="string" office:string-value="n" calcext:value-type="string">
            <text:p>n</text:p>
          </table:table-cell>
          <table:table-cell table:style-name="ce46"/>
          <table:table-cell table:style-name="ce46" table:formula="of:=IF([.I228]=&quot;&quot;;&quot;&quot;;[.I228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61.jpg</text:p>
          </table:table-cell>
          <table:table-cell table:formula="of:=IF([.L229]&lt;&gt;&quot;&quot;;HYPERLINK(CONCATENATE(&quot;file://&quot;;[.$J$2];&quot;/&quot;;[.N229];&quot;/&quot;;LEFT([.L229];IF(               ISNUMBER(FIND(&quot; &quot;;[.L229]));FIND(&quot; &quot;;[.L229])-1;LEN([.L229])       )                ));CONCATENATE([.N229];LEFT([.L229];IF(               ISNUMBER(FIND(&quot; &quot;;[.L229]));FIND(&quot; &quot;;[.L229])-1;LEN([.L229])       )                )) );[.M228])" office:value-type="string" office:string-value="./obyvak/_APE0761.jpg" calcext:value-type="string">
            <text:p>./obyvak/_APE0761.jpg</text:p>
          </table:table-cell>
          <table:table-cell table:formula="of:=VLOOKUP(LEFT([.L229];IF(               ISNUMBER(FIND(&quot; &quot;;[.L229]));FIND(&quot; &quot;;[.L229])-1;LEN([.L22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29]+1" office:value-type="float" office:value="226" calcext:value-type="float">
            <text:p>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lstarek s potahem</text:p>
          </table:table-cell>
          <table:table-cell table:number-columns-repeated="2"/>
          <table:table-cell table:formula="of:=[.E230]" office:value-type="float" office:value="0" calcext:value-type="float">
            <text:p>0</text:p>
          </table:table-cell>
          <table:table-cell table:style-name="ce46" table:formula="of:=IF([.G229]=&quot;&quot;;&quot;&quot;;[.G229])" office:value-type="string" office:string-value="n" calcext:value-type="string">
            <text:p>n</text:p>
          </table:table-cell>
          <table:table-cell table:style-name="ce46"/>
          <table:table-cell table:style-name="ce46" table:formula="of:=IF([.I229]=&quot;&quot;;&quot;&quot;;[.I229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63.jpg</text:p>
          </table:table-cell>
          <table:table-cell table:formula="of:=IF([.L230]&lt;&gt;&quot;&quot;;HYPERLINK(CONCATENATE(&quot;file://&quot;;[.$J$2];&quot;/&quot;;[.N230];&quot;/&quot;;LEFT([.L230];IF(               ISNUMBER(FIND(&quot; &quot;;[.L230]));FIND(&quot; &quot;;[.L230])-1;LEN([.L230])       )                ));CONCATENATE([.N230];LEFT([.L230];IF(               ISNUMBER(FIND(&quot; &quot;;[.L230]));FIND(&quot; &quot;;[.L230])-1;LEN([.L230])       )                )) );[.M229])" office:value-type="string" office:string-value="./obyvak/_APE0763.jpg" calcext:value-type="string">
            <text:p>./obyvak/_APE0763.jpg</text:p>
          </table:table-cell>
          <table:table-cell table:formula="of:=VLOOKUP(LEFT([.L230];IF(               ISNUMBER(FIND(&quot; &quot;;[.L230]));FIND(&quot; &quot;;[.L230])-1;LEN([.L23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30]+1" office:value-type="float" office:value="227" calcext:value-type="float">
            <text:p>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dak na zidli</text:p>
          </table:table-cell>
          <table:table-cell office:value-type="string" calcext:value-type="string">
            <text:p>ikea</text:p>
          </table:table-cell>
          <table:table-cell/>
          <table:table-cell table:formula="of:=[.E231]" office:value-type="float" office:value="0" calcext:value-type="float">
            <text:p>0</text:p>
          </table:table-cell>
          <table:table-cell table:style-name="ce46" table:formula="of:=IF([.G230]=&quot;&quot;;&quot;&quot;;[.G230])" office:value-type="string" office:string-value="n" calcext:value-type="string">
            <text:p>n</text:p>
          </table:table-cell>
          <table:table-cell table:style-name="ce46"/>
          <table:table-cell table:style-name="ce46" table:formula="of:=IF([.I230]=&quot;&quot;;&quot;&quot;;[.I23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30]=&quot;&quot;;&quot;&quot;;[.L230])" office:value-type="string" office:string-value="_APE0763.jpg" calcext:value-type="string">
            <text:p>_APE0763.jpg</text:p>
          </table:table-cell>
          <table:table-cell table:formula="of:=IF([.L231]&lt;&gt;&quot;&quot;;HYPERLINK(CONCATENATE(&quot;file://&quot;;[.$J$2];&quot;/&quot;;[.N231];&quot;/&quot;;LEFT([.L231];IF(               ISNUMBER(FIND(&quot; &quot;;[.L231]));FIND(&quot; &quot;;[.L231])-1;LEN([.L231])       )                ));CONCATENATE([.N231];LEFT([.L231];IF(               ISNUMBER(FIND(&quot; &quot;;[.L231]));FIND(&quot; &quot;;[.L231])-1;LEN([.L231])       )                )) );[.M230])" office:value-type="string" office:string-value="./obyvak/_APE0763.jpg" calcext:value-type="string">
            <text:p>./obyvak/_APE0763.jpg</text:p>
          </table:table-cell>
          <table:table-cell table:formula="of:=VLOOKUP(LEFT([.L231];IF(               ISNUMBER(FIND(&quot; &quot;;[.L231]));FIND(&quot; &quot;;[.L231])-1;LEN([.L23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31]+1" office:value-type="float" office:value="228" calcext:value-type="float">
            <text:p>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braz ve drevenem ramu</text:p>
          </table:table-cell>
          <table:table-cell office:value-type="string" calcext:value-type="string">
            <text:p>svatebni dar</text:p>
          </table:table-cell>
          <table:table-cell/>
          <table:table-cell table:formula="of:=[.E232]" office:value-type="float" office:value="0" calcext:value-type="float">
            <text:p>0</text:p>
          </table:table-cell>
          <table:table-cell table:style-name="ce46" table:formula="of:=IF([.G231]=&quot;&quot;;&quot;&quot;;[.G231])" office:value-type="string" office:string-value="n" calcext:value-type="string">
            <text:p>n</text:p>
          </table:table-cell>
          <table:table-cell table:style-name="ce46"/>
          <table:table-cell table:style-name="ce46" table:formula="of:=IF([.I231]=&quot;&quot;;&quot;&quot;;[.I231])" office:value-type="string" office:string-value="k" calcext:value-type="string">
            <text:p>k</text:p>
          </table:table-cell>
          <table:table-cell office:value-type="string" calcext:value-type="string">
            <text:p>luxusni provedeni ramecku, kvalitni tisk</text:p>
          </table:table-cell>
          <table:table-cell/>
          <table:table-cell table:style-name="ce57" office:value-type="string" calcext:value-type="string">
            <text:p>_APE0764.jpg</text:p>
          </table:table-cell>
          <table:table-cell table:formula="of:=IF([.L232]&lt;&gt;&quot;&quot;;HYPERLINK(CONCATENATE(&quot;file://&quot;;[.$J$2];&quot;/&quot;;[.N232];&quot;/&quot;;LEFT([.L232];IF(               ISNUMBER(FIND(&quot; &quot;;[.L232]));FIND(&quot; &quot;;[.L232])-1;LEN([.L232])       )                ));CONCATENATE([.N232];LEFT([.L232];IF(               ISNUMBER(FIND(&quot; &quot;;[.L232]));FIND(&quot; &quot;;[.L232])-1;LEN([.L232])       )                )) );[.M231])" office:value-type="string" office:string-value="./obyvak/_APE0764.jpg" calcext:value-type="string">
            <text:p>./obyvak/_APE0764.jpg</text:p>
          </table:table-cell>
          <table:table-cell table:formula="of:=VLOOKUP(LEFT([.L232];IF(               ISNUMBER(FIND(&quot; &quot;;[.L232]));FIND(&quot; &quot;;[.L232])-1;LEN([.L23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32]+1" office:value-type="float" office:value="229" calcext:value-type="float">
            <text:p>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p na nasazovaci uterak</text:p>
          </table:table-cell>
          <table:table-cell table:number-columns-repeated="2"/>
          <table:table-cell table:formula="of:=[.E233]" office:value-type="float" office:value="0" calcext:value-type="float">
            <text:p>0</text:p>
          </table:table-cell>
          <table:table-cell table:style-name="ce46" table:formula="of:=IF([.G232]=&quot;&quot;;&quot;&quot;;[.G232])" office:value-type="string" office:string-value="n" calcext:value-type="string">
            <text:p>n</text:p>
          </table:table-cell>
          <table:table-cell table:style-name="ce46"/>
          <table:table-cell table:style-name="ce46" table:formula="of:=IF([.I232]=&quot;&quot;;&quot;&quot;;[.I23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32]=&quot;&quot;;&quot;&quot;;[.L232])" office:value-type="string" office:string-value="_APE0764.jpg" calcext:value-type="string">
            <text:p>_APE0764.jpg</text:p>
          </table:table-cell>
          <table:table-cell table:formula="of:=IF([.L233]&lt;&gt;&quot;&quot;;HYPERLINK(CONCATENATE(&quot;file://&quot;;[.$J$2];&quot;/&quot;;[.N233];&quot;/&quot;;LEFT([.L233];IF(               ISNUMBER(FIND(&quot; &quot;;[.L233]));FIND(&quot; &quot;;[.L233])-1;LEN([.L233])       )                ));CONCATENATE([.N233];LEFT([.L233];IF(               ISNUMBER(FIND(&quot; &quot;;[.L233]));FIND(&quot; &quot;;[.L233])-1;LEN([.L233])       )                )) );[.M232])" office:value-type="string" office:string-value="./obyvak/_APE0764.jpg" calcext:value-type="string">
            <text:p>./obyvak/_APE0764.jpg</text:p>
          </table:table-cell>
          <table:table-cell table:formula="of:=VLOOKUP(LEFT([.L233];IF(               ISNUMBER(FIND(&quot; &quot;;[.L233]));FIND(&quot; &quot;;[.L233])-1;LEN([.L23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33]+1" office:value-type="float" office:value="230" calcext:value-type="float">
            <text:p>2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akaci konik</text:p>
          </table:table-cell>
          <table:table-cell office:value-type="string" calcext:value-type="string">
            <text:p>lidl</text:p>
          </table:table-cell>
          <table:table-cell office:value-type="float" office:value="350" calcext:value-type="float">
            <text:p>350</text:p>
          </table:table-cell>
          <table:table-cell table:formula="of:=[.E234]" office:value-type="float" office:value="350" calcext:value-type="float">
            <text:p>350</text:p>
          </table:table-cell>
          <table:table-cell table:style-name="ce46" table:formula="of:=IF([.G233]=&quot;&quot;;&quot;&quot;;[.G233])" office:value-type="string" office:string-value="n" calcext:value-type="string">
            <text:p>n</text:p>
          </table:table-cell>
          <table:table-cell table:style-name="ce46"/>
          <table:table-cell table:style-name="ce46" table:formula="of:=IF([.I233]=&quot;&quot;;&quot;&quot;;[.I23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33]=&quot;&quot;;&quot;&quot;;[.L233])" office:value-type="string" office:string-value="_APE0764.jpg" calcext:value-type="string">
            <text:p>_APE0764.jpg</text:p>
          </table:table-cell>
          <table:table-cell table:formula="of:=IF([.L234]&lt;&gt;&quot;&quot;;HYPERLINK(CONCATENATE(&quot;file://&quot;;[.$J$2];&quot;/&quot;;[.N234];&quot;/&quot;;LEFT([.L234];IF(               ISNUMBER(FIND(&quot; &quot;;[.L234]));FIND(&quot; &quot;;[.L234])-1;LEN([.L234])       )                ));CONCATENATE([.N234];LEFT([.L234];IF(               ISNUMBER(FIND(&quot; &quot;;[.L234]));FIND(&quot; &quot;;[.L234])-1;LEN([.L234])       )                )) );[.M233])" office:value-type="string" office:string-value="./obyvak/_APE0764.jpg" calcext:value-type="string">
            <text:p>./obyvak/_APE0764.jpg</text:p>
          </table:table-cell>
          <table:table-cell table:formula="of:=VLOOKUP(LEFT([.L234];IF(               ISNUMBER(FIND(&quot; &quot;;[.L234]));FIND(&quot; &quot;;[.L234])-1;LEN([.L23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34]+1" office:value-type="float" office:value="231" calcext:value-type="float">
            <text:p>2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cmeloun – mluvici plysak</text:p>
          </table:table-cell>
          <table:table-cell/>
          <table:table-cell office:value-type="string" calcext:value-type="string">
            <text:p>dar</text:p>
          </table:table-cell>
          <table:table-cell table:formula="of:=[.E235]" office:value-type="string" office:string-value="dar" calcext:value-type="string">
            <text:p>dar</text:p>
          </table:table-cell>
          <table:table-cell table:style-name="ce46" table:formula="of:=IF([.G234]=&quot;&quot;;&quot;&quot;;[.G234])" office:value-type="string" office:string-value="n" calcext:value-type="string">
            <text:p>n</text:p>
          </table:table-cell>
          <table:table-cell table:style-name="ce46"/>
          <table:table-cell table:style-name="ce46" table:formula="of:=IF([.I234]=&quot;&quot;;&quot;&quot;;[.I23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34]=&quot;&quot;;&quot;&quot;;[.L234])" office:value-type="string" office:string-value="_APE0764.jpg" calcext:value-type="string">
            <text:p>_APE0764.jpg</text:p>
          </table:table-cell>
          <table:table-cell table:formula="of:=IF([.L235]&lt;&gt;&quot;&quot;;HYPERLINK(CONCATENATE(&quot;file://&quot;;[.$J$2];&quot;/&quot;;[.N235];&quot;/&quot;;LEFT([.L235];IF(               ISNUMBER(FIND(&quot; &quot;;[.L235]));FIND(&quot; &quot;;[.L235])-1;LEN([.L235])       )                ));CONCATENATE([.N235];LEFT([.L235];IF(               ISNUMBER(FIND(&quot; &quot;;[.L235]));FIND(&quot; &quot;;[.L235])-1;LEN([.L235])       )                )) );[.M234])" office:value-type="string" office:string-value="./obyvak/_APE0764.jpg" calcext:value-type="string">
            <text:p>./obyvak/_APE0764.jpg</text:p>
          </table:table-cell>
          <table:table-cell table:formula="of:=VLOOKUP(LEFT([.L235];IF(               ISNUMBER(FIND(&quot; &quot;;[.L235]));FIND(&quot; &quot;;[.L235])-1;LEN([.L23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35]+1" office:value-type="float" office:value="232" calcext:value-type="float">
            <text:p>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hraci deka pro miminka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E236]" office:value-type="float" office:value="2500" calcext:value-type="float">
            <text:p>2500</text:p>
          </table:table-cell>
          <table:table-cell table:style-name="ce46" table:formula="of:=IF([.G235]=&quot;&quot;;&quot;&quot;;[.G235])" office:value-type="string" office:string-value="n" calcext:value-type="string">
            <text:p>n</text:p>
          </table:table-cell>
          <table:table-cell table:style-name="ce46"/>
          <table:table-cell table:style-name="ce46" table:formula="of:=IF([.I235]=&quot;&quot;;&quot;&quot;;[.I235])" office:value-type="string" office:string-value="k" calcext:value-type="string">
            <text:p>k</text:p>
          </table:table-cell>
          <table:table-cell office:value-type="string" calcext:value-type="string">
            <text:p>hraci, s obrazky, hrouh, zrcatkem, poutky</text:p>
          </table:table-cell>
          <table:table-cell/>
          <table:table-cell table:style-name="ce57" table:formula="of:=IF([.L235]=&quot;&quot;;&quot;&quot;;[.L235])" office:value-type="string" office:string-value="_APE0764.jpg" calcext:value-type="string">
            <text:p>_APE0764.jpg</text:p>
          </table:table-cell>
          <table:table-cell table:formula="of:=IF([.L236]&lt;&gt;&quot;&quot;;HYPERLINK(CONCATENATE(&quot;file://&quot;;[.$J$2];&quot;/&quot;;[.N236];&quot;/&quot;;LEFT([.L236];IF(               ISNUMBER(FIND(&quot; &quot;;[.L236]));FIND(&quot; &quot;;[.L236])-1;LEN([.L236])       )                ));CONCATENATE([.N236];LEFT([.L236];IF(               ISNUMBER(FIND(&quot; &quot;;[.L236]));FIND(&quot; &quot;;[.L236])-1;LEN([.L236])       )                )) );[.M235])" office:value-type="string" office:string-value="./obyvak/_APE0764.jpg" calcext:value-type="string">
            <text:p>./obyvak/_APE0764.jpg</text:p>
          </table:table-cell>
          <table:table-cell table:formula="of:=VLOOKUP(LEFT([.L236];IF(               ISNUMBER(FIND(&quot; &quot;;[.L236]));FIND(&quot; &quot;;[.L236])-1;LEN([.L23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36]+1" office:value-type="float" office:value="233" calcext:value-type="float">
            <text:p>2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tabule na kridu a fix</text:p>
          </table:table-cell>
          <table:table-cell office:value-type="string" calcext:value-type="string">
            <text:p>Woody</text:p>
          </table:table-cell>
          <table:table-cell office:value-type="float" office:value="500" calcext:value-type="float">
            <text:p>500</text:p>
          </table:table-cell>
          <table:table-cell table:formula="of:=[.E237]" office:value-type="float" office:value="500" calcext:value-type="float">
            <text:p>500</text:p>
          </table:table-cell>
          <table:table-cell table:style-name="ce46" table:formula="of:=IF([.G236]=&quot;&quot;;&quot;&quot;;[.G236])" office:value-type="string" office:string-value="n" calcext:value-type="string">
            <text:p>n</text:p>
          </table:table-cell>
          <table:table-cell table:style-name="ce46"/>
          <table:table-cell table:style-name="ce46" table:formula="of:=IF([.I236]=&quot;&quot;;&quot;&quot;;[.I236])" office:value-type="string" office:string-value="k" calcext:value-type="string">
            <text:p>k</text:p>
          </table:table-cell>
          <table:table-cell office:value-type="string" calcext:value-type="string">
            <text:p>drevena/plast, oboustrana</text:p>
          </table:table-cell>
          <table:table-cell/>
          <table:table-cell table:style-name="ce57" office:value-type="string" calcext:value-type="string">
            <text:p>_APE0765.jpg</text:p>
          </table:table-cell>
          <table:table-cell table:formula="of:=IF([.L237]&lt;&gt;&quot;&quot;;HYPERLINK(CONCATENATE(&quot;file://&quot;;[.$J$2];&quot;/&quot;;[.N237];&quot;/&quot;;LEFT([.L237];IF(               ISNUMBER(FIND(&quot; &quot;;[.L237]));FIND(&quot; &quot;;[.L237])-1;LEN([.L237])       )                ));CONCATENATE([.N237];LEFT([.L237];IF(               ISNUMBER(FIND(&quot; &quot;;[.L237]));FIND(&quot; &quot;;[.L237])-1;LEN([.L237])       )                )) );[.M236])" office:value-type="string" office:string-value="./obyvak/_APE0765.jpg" calcext:value-type="string">
            <text:p>./obyvak/_APE0765.jpg</text:p>
          </table:table-cell>
          <table:table-cell table:formula="of:=VLOOKUP(LEFT([.L237];IF(               ISNUMBER(FIND(&quot; &quot;;[.L237]));FIND(&quot; &quot;;[.L237])-1;LEN([.L23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37]+1" office:value-type="float" office:value="234" calcext:value-type="float">
            <text:p>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ysavac</text:p>
          </table:table-cell>
          <table:table-cell office:value-type="string" calcext:value-type="string">
            <text:p>AEG</text:p>
          </table:table-cell>
          <table:table-cell/>
          <table:table-cell table:formula="of:=[.E238]" office:value-type="float" office:value="0" calcext:value-type="float">
            <text:p>0</text:p>
          </table:table-cell>
          <table:table-cell table:style-name="ce46" table:formula="of:=IF([.G237]=&quot;&quot;;&quot;&quot;;[.G237])" office:value-type="string" office:string-value="n" calcext:value-type="string">
            <text:p>n</text:p>
          </table:table-cell>
          <table:table-cell table:style-name="ce46"/>
          <table:table-cell table:style-name="ce46" table:formula="of:=IF([.I237]=&quot;&quot;;&quot;&quot;;[.I237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66.jpg</text:p>
          </table:table-cell>
          <table:table-cell table:formula="of:=IF([.L238]&lt;&gt;&quot;&quot;;HYPERLINK(CONCATENATE(&quot;file://&quot;;[.$J$2];&quot;/&quot;;[.N238];&quot;/&quot;;LEFT([.L238];IF(               ISNUMBER(FIND(&quot; &quot;;[.L238]));FIND(&quot; &quot;;[.L238])-1;LEN([.L238])       )                ));CONCATENATE([.N238];LEFT([.L238];IF(               ISNUMBER(FIND(&quot; &quot;;[.L238]));FIND(&quot; &quot;;[.L238])-1;LEN([.L238])       )                )) );[.M237])" office:value-type="string" office:string-value="./obyvak/_APE0766.jpg" calcext:value-type="string">
            <text:p>./obyvak/_APE0766.jpg</text:p>
          </table:table-cell>
          <table:table-cell table:formula="of:=VLOOKUP(LEFT([.L238];IF(               ISNUMBER(FIND(&quot; &quot;;[.L238]));FIND(&quot; &quot;;[.L238])-1;LEN([.L23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38]+1" office:value-type="float" office:value="235" calcext:value-type="float">
            <text:p>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oleyball ballon z tesco</text:p>
          </table:table-cell>
          <table:table-cell office:value-type="string" calcext:value-type="string">
            <text:p>tesco</text:p>
          </table:table-cell>
          <table:table-cell/>
          <table:table-cell table:formula="of:=[.E239]" office:value-type="float" office:value="0" calcext:value-type="float">
            <text:p>0</text:p>
          </table:table-cell>
          <table:table-cell table:style-name="ce46" table:formula="of:=IF([.G238]=&quot;&quot;;&quot;&quot;;[.G238])" office:value-type="string" office:string-value="n" calcext:value-type="string">
            <text:p>n</text:p>
          </table:table-cell>
          <table:table-cell table:style-name="ce46"/>
          <table:table-cell table:style-name="ce46" table:formula="of:=IF([.I238]=&quot;&quot;;&quot;&quot;;[.I238])" office:value-type="string" office:string-value="k" calcext:value-type="string">
            <text:p>k</text:p>
          </table:table-cell>
          <table:table-cell office:value-type="string" calcext:value-type="string">
            <text:p>novy</text:p>
          </table:table-cell>
          <table:table-cell/>
          <table:table-cell table:style-name="ce57" table:formula="of:=IF([.L238]=&quot;&quot;;&quot;&quot;;[.L238])" office:value-type="string" office:string-value="_APE0766.jpg" calcext:value-type="string">
            <text:p>_APE0766.jpg</text:p>
          </table:table-cell>
          <table:table-cell table:formula="of:=IF([.L239]&lt;&gt;&quot;&quot;;HYPERLINK(CONCATENATE(&quot;file://&quot;;[.$J$2];&quot;/&quot;;[.N239];&quot;/&quot;;LEFT([.L239];IF(               ISNUMBER(FIND(&quot; &quot;;[.L239]));FIND(&quot; &quot;;[.L239])-1;LEN([.L239])       )                ));CONCATENATE([.N239];LEFT([.L239];IF(               ISNUMBER(FIND(&quot; &quot;;[.L239]));FIND(&quot; &quot;;[.L239])-1;LEN([.L239])       )                )) );[.M238])" office:value-type="string" office:string-value="./obyvak/_APE0766.jpg" calcext:value-type="string">
            <text:p>./obyvak/_APE0766.jpg</text:p>
          </table:table-cell>
          <table:table-cell table:formula="of:=VLOOKUP(LEFT([.L239];IF(               ISNUMBER(FIND(&quot; &quot;;[.L239]));FIND(&quot; &quot;;[.L239])-1;LEN([.L23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39]+1" office:value-type="float" office:value="236" calcext:value-type="float">
            <text:p>236</text:p>
          </table:table-cell>
          <table:table-cell/>
          <table:table-cell office:value-type="string" calcext:value-type="string">
            <text:p>Detske, sada plast. Kosticek na skladani</text:p>
          </table:table-cell>
          <table:table-cell office:value-type="string" calcext:value-type="string">
            <text:p>neznamy</text:p>
          </table:table-cell>
          <table:table-cell/>
          <table:table-cell table:formula="of:=[.E240]" office:value-type="float" office:value="0" calcext:value-type="float">
            <text:p>0</text:p>
          </table:table-cell>
          <table:table-cell table:style-name="ce46" table:formula="of:=IF([.G239]=&quot;&quot;;&quot;&quot;;[.G239])" office:value-type="string" office:string-value="n" calcext:value-type="string">
            <text:p>n</text:p>
          </table:table-cell>
          <table:table-cell table:style-name="ce46"/>
          <table:table-cell table:style-name="ce46" table:formula="of:=IF([.I239]=&quot;&quot;;&quot;&quot;;[.I239])" office:value-type="string" office:string-value="k" calcext:value-type="string">
            <text:p>k</text:p>
          </table:table-cell>
          <table:table-cell office:value-type="string" calcext:value-type="string">
            <text:p>cca 300ks</text:p>
          </table:table-cell>
          <table:table-cell/>
          <table:table-cell table:style-name="ce57" table:formula="of:=IF([.L239]=&quot;&quot;;&quot;&quot;;[.L239])" office:value-type="string" office:string-value="_APE0766.jpg" calcext:value-type="string">
            <text:p>_APE0766.jpg</text:p>
          </table:table-cell>
          <table:table-cell table:formula="of:=IF([.L240]&lt;&gt;&quot;&quot;;HYPERLINK(CONCATENATE(&quot;file://&quot;;[.$J$2];&quot;/&quot;;[.N240];&quot;/&quot;;LEFT([.L240];IF(               ISNUMBER(FIND(&quot; &quot;;[.L240]));FIND(&quot; &quot;;[.L240])-1;LEN([.L240])       )                ));CONCATENATE([.N240];LEFT([.L240];IF(               ISNUMBER(FIND(&quot; &quot;;[.L240]));FIND(&quot; &quot;;[.L240])-1;LEN([.L240])       )                )) );[.M239])" office:value-type="string" office:string-value="./obyvak/_APE0766.jpg" calcext:value-type="string">
            <text:p>./obyvak/_APE0766.jpg</text:p>
          </table:table-cell>
          <table:table-cell table:formula="of:=VLOOKUP(LEFT([.L240];IF(               ISNUMBER(FIND(&quot; &quot;;[.L240]));FIND(&quot; &quot;;[.L240])-1;LEN([.L24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40]+1" office:value-type="float" office:value="237" calcext:value-type="float">
            <text:p>237</text:p>
          </table:table-cell>
          <table:table-cell/>
          <table:table-cell office:value-type="string" calcext:value-type="string">
            <text:p>plastovy kos na pradlo</text:p>
          </table:table-cell>
          <table:table-cell office:value-type="string" calcext:value-type="string">
            <text:p>lidl</text:p>
          </table:table-cell>
          <table:table-cell office:value-type="float" office:value="100" calcext:value-type="float">
            <text:p>100</text:p>
          </table:table-cell>
          <table:table-cell table:formula="of:=[.E241]" office:value-type="float" office:value="100" calcext:value-type="float">
            <text:p>100</text:p>
          </table:table-cell>
          <table:table-cell table:style-name="ce46" table:formula="of:=IF([.G240]=&quot;&quot;;&quot;&quot;;[.G240])" office:value-type="string" office:string-value="n" calcext:value-type="string">
            <text:p>n</text:p>
          </table:table-cell>
          <table:table-cell table:style-name="ce46"/>
          <table:table-cell table:style-name="ce46" table:formula="of:=IF([.I240]=&quot;&quot;;&quot;&quot;;[.I240])" office:value-type="string" office:string-value="k" calcext:value-type="string">
            <text:p>k</text:p>
          </table:table-cell>
          <table:table-cell table:style-name="ce53" office:value-type="string" calcext:value-type="string">
            <text:p>2x kos</text:p>
          </table:table-cell>
          <table:table-cell table:style-name="ce53"/>
          <table:table-cell table:style-name="ce57" table:formula="of:=IF([.L240]=&quot;&quot;;&quot;&quot;;[.L240])" office:value-type="string" office:string-value="_APE0766.jpg" calcext:value-type="string">
            <text:p>_APE0766.jpg</text:p>
          </table:table-cell>
          <table:table-cell table:formula="of:=IF([.L241]&lt;&gt;&quot;&quot;;HYPERLINK(CONCATENATE(&quot;file://&quot;;[.$J$2];&quot;/&quot;;[.N241];&quot;/&quot;;LEFT([.L241];IF(               ISNUMBER(FIND(&quot; &quot;;[.L241]));FIND(&quot; &quot;;[.L241])-1;LEN([.L241])       )                ));CONCATENATE([.N241];LEFT([.L241];IF(               ISNUMBER(FIND(&quot; &quot;;[.L241]));FIND(&quot; &quot;;[.L241])-1;LEN([.L241])       )                )) );[.M240])" office:value-type="string" office:string-value="./obyvak/_APE0766.jpg" calcext:value-type="string">
            <text:p>./obyvak/_APE0766.jpg</text:p>
          </table:table-cell>
          <table:table-cell table:formula="of:=VLOOKUP(LEFT([.L241];IF(               ISNUMBER(FIND(&quot; &quot;;[.L241]));FIND(&quot; &quot;;[.L241])-1;LEN([.L24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41]+1" office:value-type="float" office:value="238" calcext:value-type="float">
            <text:p>238</text:p>
          </table:table-cell>
          <table:table-cell/>
          <table:table-cell office:value-type="string" calcext:value-type="string">
            <text:p>Detske, tunel na lezeni pro deti, skladaci</text:p>
          </table:table-cell>
          <table:table-cell office:value-type="string" calcext:value-type="string">
            <text:p>ikea</text:p>
          </table:table-cell>
          <table:table-cell/>
          <table:table-cell table:formula="of:=[.E242]" office:value-type="float" office:value="0" calcext:value-type="float">
            <text:p>0</text:p>
          </table:table-cell>
          <table:table-cell table:style-name="ce46" table:formula="of:=IF([.G241]=&quot;&quot;;&quot;&quot;;[.G241])" office:value-type="string" office:string-value="n" calcext:value-type="string">
            <text:p>n</text:p>
          </table:table-cell>
          <table:table-cell table:style-name="ce46"/>
          <table:table-cell table:style-name="ce46" table:formula="of:=IF([.I241]=&quot;&quot;;&quot;&quot;;[.I24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1]=&quot;&quot;;&quot;&quot;;[.L241])" office:value-type="string" office:string-value="_APE0766.jpg" calcext:value-type="string">
            <text:p>_APE0766.jpg</text:p>
          </table:table-cell>
          <table:table-cell table:formula="of:=IF([.L242]&lt;&gt;&quot;&quot;;HYPERLINK(CONCATENATE(&quot;file://&quot;;[.$J$2];&quot;/&quot;;[.N242];&quot;/&quot;;LEFT([.L242];IF(               ISNUMBER(FIND(&quot; &quot;;[.L242]));FIND(&quot; &quot;;[.L242])-1;LEN([.L242])       )                ));CONCATENATE([.N242];LEFT([.L242];IF(               ISNUMBER(FIND(&quot; &quot;;[.L242]));FIND(&quot; &quot;;[.L242])-1;LEN([.L242])       )                )) );[.M241])" office:value-type="string" office:string-value="./obyvak/_APE0766.jpg" calcext:value-type="string">
            <text:p>./obyvak/_APE0766.jpg</text:p>
          </table:table-cell>
          <table:table-cell table:formula="of:=VLOOKUP(LEFT([.L242];IF(               ISNUMBER(FIND(&quot; &quot;;[.L242]));FIND(&quot; &quot;;[.L242])-1;LEN([.L24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42]+1" office:value-type="float" office:value="239" calcext:value-type="float">
            <text:p>239</text:p>
          </table:table-cell>
          <table:table-cell/>
          <table:table-cell office:value-type="string" calcext:value-type="string">
            <text:p>Detske, zatloukaci hrebiky</text:p>
          </table:table-cell>
          <table:table-cell office:value-type="string" calcext:value-type="string">
            <text:p>woody</text:p>
          </table:table-cell>
          <table:table-cell/>
          <table:table-cell table:formula="of:=[.E243]" office:value-type="float" office:value="0" calcext:value-type="float">
            <text:p>0</text:p>
          </table:table-cell>
          <table:table-cell table:style-name="ce46" table:formula="of:=IF([.G242]=&quot;&quot;;&quot;&quot;;[.G242])" office:value-type="string" office:string-value="n" calcext:value-type="string">
            <text:p>n</text:p>
          </table:table-cell>
          <table:table-cell table:style-name="ce46"/>
          <table:table-cell table:style-name="ce46" table:formula="of:=IF([.I242]=&quot;&quot;;&quot;&quot;;[.I242])" office:value-type="string" office:string-value="k" calcext:value-type="string">
            <text:p>k</text:p>
          </table:table-cell>
          <table:table-cell office:value-type="string" calcext:value-type="string">
            <text:p>dar</text:p>
          </table:table-cell>
          <table:table-cell/>
          <table:table-cell table:style-name="ce57" table:formula="of:=IF([.L242]=&quot;&quot;;&quot;&quot;;[.L242])" office:value-type="string" office:string-value="_APE0766.jpg" calcext:value-type="string">
            <text:p>_APE0766.jpg</text:p>
          </table:table-cell>
          <table:table-cell table:formula="of:=IF([.L243]&lt;&gt;&quot;&quot;;HYPERLINK(CONCATENATE(&quot;file://&quot;;[.$J$2];&quot;/&quot;;[.N243];&quot;/&quot;;LEFT([.L243];IF(               ISNUMBER(FIND(&quot; &quot;;[.L243]));FIND(&quot; &quot;;[.L243])-1;LEN([.L243])       )                ));CONCATENATE([.N243];LEFT([.L243];IF(               ISNUMBER(FIND(&quot; &quot;;[.L243]));FIND(&quot; &quot;;[.L243])-1;LEN([.L243])       )                )) );[.M242])" office:value-type="string" office:string-value="./obyvak/_APE0766.jpg" calcext:value-type="string">
            <text:p>./obyvak/_APE0766.jpg</text:p>
          </table:table-cell>
          <table:table-cell table:formula="of:=VLOOKUP(LEFT([.L243];IF(               ISNUMBER(FIND(&quot; &quot;;[.L243]));FIND(&quot; &quot;;[.L243])-1;LEN([.L24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43]+1" office:value-type="float" office:value="240" calcext:value-type="float">
            <text:p>240</text:p>
          </table:table-cell>
          <table:table-cell table:number-columns-repeated="4"/>
          <table:table-cell table:formula="of:=[.E244]" office:value-type="float" office:value="0" calcext:value-type="float">
            <text:p>0</text:p>
          </table:table-cell>
          <table:table-cell table:style-name="ce46" table:formula="of:=IF([.G243]=&quot;&quot;;&quot;&quot;;[.G243])" office:value-type="string" office:string-value="n" calcext:value-type="string">
            <text:p>n</text:p>
          </table:table-cell>
          <table:table-cell table:style-name="ce46"/>
          <table:table-cell table:style-name="ce46" table:formula="of:=IF([.I243]=&quot;&quot;;&quot;&quot;;[.I24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3]=&quot;&quot;;&quot;&quot;;[.L243])" office:value-type="string" office:string-value="_APE0766.jpg" calcext:value-type="string">
            <text:p>_APE0766.jpg</text:p>
          </table:table-cell>
          <table:table-cell table:formula="of:=IF([.L244]&lt;&gt;&quot;&quot;;HYPERLINK(CONCATENATE(&quot;file://&quot;;[.$J$2];&quot;/&quot;;[.N244];&quot;/&quot;;LEFT([.L244];IF(               ISNUMBER(FIND(&quot; &quot;;[.L244]));FIND(&quot; &quot;;[.L244])-1;LEN([.L244])       )                ));CONCATENATE([.N244];LEFT([.L244];IF(               ISNUMBER(FIND(&quot; &quot;;[.L244]));FIND(&quot; &quot;;[.L244])-1;LEN([.L244])       )                )) );[.M243])" office:value-type="string" office:string-value="./obyvak/_APE0766.jpg" calcext:value-type="string">
            <text:p>./obyvak/_APE0766.jpg</text:p>
          </table:table-cell>
          <table:table-cell table:formula="of:=VLOOKUP(LEFT([.L244];IF(               ISNUMBER(FIND(&quot; &quot;;[.L244]));FIND(&quot; &quot;;[.L244])-1;LEN([.L24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44]+1" office:value-type="float" office:value="241" calcext:value-type="float">
            <text:p>241</text:p>
          </table:table-cell>
          <table:table-cell table:number-columns-repeated="4"/>
          <table:table-cell table:formula="of:=[.E245]" office:value-type="float" office:value="0" calcext:value-type="float">
            <text:p>0</text:p>
          </table:table-cell>
          <table:table-cell table:style-name="ce46" table:formula="of:=IF([.G244]=&quot;&quot;;&quot;&quot;;[.G244])" office:value-type="string" office:string-value="n" calcext:value-type="string">
            <text:p>n</text:p>
          </table:table-cell>
          <table:table-cell table:style-name="ce46"/>
          <table:table-cell table:style-name="ce46" table:formula="of:=IF([.I244]=&quot;&quot;;&quot;&quot;;[.I24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4]=&quot;&quot;;&quot;&quot;;[.L244])" office:value-type="string" office:string-value="_APE0766.jpg" calcext:value-type="string">
            <text:p>_APE0766.jpg</text:p>
          </table:table-cell>
          <table:table-cell table:formula="of:=IF([.L245]&lt;&gt;&quot;&quot;;HYPERLINK(CONCATENATE(&quot;file://&quot;;[.$J$2];&quot;/&quot;;[.N245];&quot;/&quot;;LEFT([.L245];IF(               ISNUMBER(FIND(&quot; &quot;;[.L245]));FIND(&quot; &quot;;[.L245])-1;LEN([.L245])       )                ));CONCATENATE([.N245];LEFT([.L245];IF(               ISNUMBER(FIND(&quot; &quot;;[.L245]));FIND(&quot; &quot;;[.L245])-1;LEN([.L245])       )                )) );[.M244])" office:value-type="string" office:string-value="./obyvak/_APE0766.jpg" calcext:value-type="string">
            <text:p>./obyvak/_APE0766.jpg</text:p>
          </table:table-cell>
          <table:table-cell table:formula="of:=VLOOKUP(LEFT([.L245];IF(               ISNUMBER(FIND(&quot; &quot;;[.L245]));FIND(&quot; &quot;;[.L245])-1;LEN([.L24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45]+1" office:value-type="float" office:value="242" calcext:value-type="float">
            <text:p>242</text:p>
          </table:table-cell>
          <table:table-cell table:number-columns-repeated="4"/>
          <table:table-cell table:formula="of:=[.E246]" office:value-type="float" office:value="0" calcext:value-type="float">
            <text:p>0</text:p>
          </table:table-cell>
          <table:table-cell table:style-name="ce46" table:formula="of:=IF([.G245]=&quot;&quot;;&quot;&quot;;[.G245])" office:value-type="string" office:string-value="n" calcext:value-type="string">
            <text:p>n</text:p>
          </table:table-cell>
          <table:table-cell table:style-name="ce46"/>
          <table:table-cell table:style-name="ce46" table:formula="of:=IF([.I245]=&quot;&quot;;&quot;&quot;;[.I24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5]=&quot;&quot;;&quot;&quot;;[.L245])" office:value-type="string" office:string-value="_APE0766.jpg" calcext:value-type="string">
            <text:p>_APE0766.jpg</text:p>
          </table:table-cell>
          <table:table-cell table:formula="of:=IF([.L246]&lt;&gt;&quot;&quot;;HYPERLINK(CONCATENATE(&quot;file://&quot;;[.$J$2];&quot;/&quot;;[.N246];&quot;/&quot;;LEFT([.L246];IF(               ISNUMBER(FIND(&quot; &quot;;[.L246]));FIND(&quot; &quot;;[.L246])-1;LEN([.L246])       )                ));CONCATENATE([.N246];LEFT([.L246];IF(               ISNUMBER(FIND(&quot; &quot;;[.L246]));FIND(&quot; &quot;;[.L246])-1;LEN([.L246])       )                )) );[.M245])" office:value-type="string" office:string-value="./obyvak/_APE0766.jpg" calcext:value-type="string">
            <text:p>./obyvak/_APE0766.jpg</text:p>
          </table:table-cell>
          <table:table-cell table:formula="of:=VLOOKUP(LEFT([.L246];IF(               ISNUMBER(FIND(&quot; &quot;;[.L246]));FIND(&quot; &quot;;[.L246])-1;LEN([.L24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46]+1" office:value-type="float" office:value="243" calcext:value-type="float">
            <text:p>243</text:p>
          </table:table-cell>
          <table:table-cell table:number-columns-repeated="4"/>
          <table:table-cell table:formula="of:=[.E247]" office:value-type="float" office:value="0" calcext:value-type="float">
            <text:p>0</text:p>
          </table:table-cell>
          <table:table-cell table:style-name="ce46" table:formula="of:=IF([.G246]=&quot;&quot;;&quot;&quot;;[.G246])" office:value-type="string" office:string-value="n" calcext:value-type="string">
            <text:p>n</text:p>
          </table:table-cell>
          <table:table-cell table:style-name="ce46"/>
          <table:table-cell table:style-name="ce46" table:formula="of:=IF([.I246]=&quot;&quot;;&quot;&quot;;[.I24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6]=&quot;&quot;;&quot;&quot;;[.L246])" office:value-type="string" office:string-value="_APE0766.jpg" calcext:value-type="string">
            <text:p>_APE0766.jpg</text:p>
          </table:table-cell>
          <table:table-cell table:formula="of:=IF([.L247]&lt;&gt;&quot;&quot;;HYPERLINK(CONCATENATE(&quot;file://&quot;;[.$J$2];&quot;/&quot;;[.N247];&quot;/&quot;;LEFT([.L247];IF(               ISNUMBER(FIND(&quot; &quot;;[.L247]));FIND(&quot; &quot;;[.L247])-1;LEN([.L247])       )                ));CONCATENATE([.N247];LEFT([.L247];IF(               ISNUMBER(FIND(&quot; &quot;;[.L247]));FIND(&quot; &quot;;[.L247])-1;LEN([.L247])       )                )) );[.M246])" office:value-type="string" office:string-value="./obyvak/_APE0766.jpg" calcext:value-type="string">
            <text:p>./obyvak/_APE0766.jpg</text:p>
          </table:table-cell>
          <table:table-cell table:formula="of:=VLOOKUP(LEFT([.L247];IF(               ISNUMBER(FIND(&quot; &quot;;[.L247]));FIND(&quot; &quot;;[.L247])-1;LEN([.L24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47]+1" office:value-type="float" office:value="244" calcext:value-type="float">
            <text:p>244</text:p>
          </table:table-cell>
          <table:table-cell table:number-columns-repeated="4"/>
          <table:table-cell table:formula="of:=[.E248]" office:value-type="float" office:value="0" calcext:value-type="float">
            <text:p>0</text:p>
          </table:table-cell>
          <table:table-cell table:style-name="ce46" table:formula="of:=IF([.G247]=&quot;&quot;;&quot;&quot;;[.G247])" office:value-type="string" office:string-value="n" calcext:value-type="string">
            <text:p>n</text:p>
          </table:table-cell>
          <table:table-cell table:style-name="ce46"/>
          <table:table-cell table:style-name="ce46" table:formula="of:=IF([.I247]=&quot;&quot;;&quot;&quot;;[.I24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7]=&quot;&quot;;&quot;&quot;;[.L247])" office:value-type="string" office:string-value="_APE0766.jpg" calcext:value-type="string">
            <text:p>_APE0766.jpg</text:p>
          </table:table-cell>
          <table:table-cell table:formula="of:=IF([.L248]&lt;&gt;&quot;&quot;;HYPERLINK(CONCATENATE(&quot;file://&quot;;[.$J$2];&quot;/&quot;;[.N248];&quot;/&quot;;LEFT([.L248];IF(               ISNUMBER(FIND(&quot; &quot;;[.L248]));FIND(&quot; &quot;;[.L248])-1;LEN([.L248])       )                ));CONCATENATE([.N248];LEFT([.L248];IF(               ISNUMBER(FIND(&quot; &quot;;[.L248]));FIND(&quot; &quot;;[.L248])-1;LEN([.L248])       )                )) );[.M247])" office:value-type="string" office:string-value="./obyvak/_APE0766.jpg" calcext:value-type="string">
            <text:p>./obyvak/_APE0766.jpg</text:p>
          </table:table-cell>
          <table:table-cell table:formula="of:=VLOOKUP(LEFT([.L248];IF(               ISNUMBER(FIND(&quot; &quot;;[.L248]));FIND(&quot; &quot;;[.L248])-1;LEN([.L24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48]+1" office:value-type="float" office:value="245" calcext:value-type="float">
            <text:p>245</text:p>
          </table:table-cell>
          <table:table-cell table:number-columns-repeated="4"/>
          <table:table-cell table:formula="of:=[.E249]" office:value-type="float" office:value="0" calcext:value-type="float">
            <text:p>0</text:p>
          </table:table-cell>
          <table:table-cell table:style-name="ce46" table:formula="of:=IF([.G248]=&quot;&quot;;&quot;&quot;;[.G248])" office:value-type="string" office:string-value="n" calcext:value-type="string">
            <text:p>n</text:p>
          </table:table-cell>
          <table:table-cell table:style-name="ce46"/>
          <table:table-cell table:style-name="ce46" table:formula="of:=IF([.I248]=&quot;&quot;;&quot;&quot;;[.I24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8]=&quot;&quot;;&quot;&quot;;[.L248])" office:value-type="string" office:string-value="_APE0766.jpg" calcext:value-type="string">
            <text:p>_APE0766.jpg</text:p>
          </table:table-cell>
          <table:table-cell table:formula="of:=IF([.L249]&lt;&gt;&quot;&quot;;HYPERLINK(CONCATENATE(&quot;file://&quot;;[.$J$2];&quot;/&quot;;[.N249];&quot;/&quot;;LEFT([.L249];IF(               ISNUMBER(FIND(&quot; &quot;;[.L249]));FIND(&quot; &quot;;[.L249])-1;LEN([.L249])       )                ));CONCATENATE([.N249];LEFT([.L249];IF(               ISNUMBER(FIND(&quot; &quot;;[.L249]));FIND(&quot; &quot;;[.L249])-1;LEN([.L249])       )                )) );[.M248])" office:value-type="string" office:string-value="./obyvak/_APE0766.jpg" calcext:value-type="string">
            <text:p>./obyvak/_APE0766.jpg</text:p>
          </table:table-cell>
          <table:table-cell table:formula="of:=VLOOKUP(LEFT([.L249];IF(               ISNUMBER(FIND(&quot; &quot;;[.L249]));FIND(&quot; &quot;;[.L249])-1;LEN([.L24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49]+1" office:value-type="float" office:value="246" calcext:value-type="float">
            <text:p>246</text:p>
          </table:table-cell>
          <table:table-cell table:number-columns-repeated="4"/>
          <table:table-cell table:formula="of:=[.E250]" office:value-type="float" office:value="0" calcext:value-type="float">
            <text:p>0</text:p>
          </table:table-cell>
          <table:table-cell table:style-name="ce46" table:formula="of:=IF([.G249]=&quot;&quot;;&quot;&quot;;[.G249])" office:value-type="string" office:string-value="n" calcext:value-type="string">
            <text:p>n</text:p>
          </table:table-cell>
          <table:table-cell table:style-name="ce46"/>
          <table:table-cell table:style-name="ce46" table:formula="of:=IF([.I249]=&quot;&quot;;&quot;&quot;;[.I24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9]=&quot;&quot;;&quot;&quot;;[.L249])" office:value-type="string" office:string-value="_APE0766.jpg" calcext:value-type="string">
            <text:p>_APE0766.jpg</text:p>
          </table:table-cell>
          <table:table-cell table:formula="of:=IF([.L250]&lt;&gt;&quot;&quot;;HYPERLINK(CONCATENATE(&quot;file://&quot;;[.$J$2];&quot;/&quot;;[.N250];&quot;/&quot;;LEFT([.L250];IF(               ISNUMBER(FIND(&quot; &quot;;[.L250]));FIND(&quot; &quot;;[.L250])-1;LEN([.L250])       )                ));CONCATENATE([.N250];LEFT([.L250];IF(               ISNUMBER(FIND(&quot; &quot;;[.L250]));FIND(&quot; &quot;;[.L250])-1;LEN([.L250])       )                )) );[.M249])" office:value-type="string" office:string-value="./obyvak/_APE0766.jpg" calcext:value-type="string">
            <text:p>./obyvak/_APE0766.jpg</text:p>
          </table:table-cell>
          <table:table-cell table:formula="of:=VLOOKUP(LEFT([.L250];IF(               ISNUMBER(FIND(&quot; &quot;;[.L250]));FIND(&quot; &quot;;[.L250])-1;LEN([.L25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50]+1" office:value-type="float" office:value="247" calcext:value-type="float">
            <text:p>247</text:p>
          </table:table-cell>
          <table:table-cell table:number-columns-repeated="4"/>
          <table:table-cell table:formula="of:=[.E251]" office:value-type="float" office:value="0" calcext:value-type="float">
            <text:p>0</text:p>
          </table:table-cell>
          <table:table-cell table:style-name="ce46" table:formula="of:=IF([.G250]=&quot;&quot;;&quot;&quot;;[.G250])" office:value-type="string" office:string-value="n" calcext:value-type="string">
            <text:p>n</text:p>
          </table:table-cell>
          <table:table-cell table:style-name="ce46"/>
          <table:table-cell table:style-name="ce46" table:formula="of:=IF([.I250]=&quot;&quot;;&quot;&quot;;[.I25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50]=&quot;&quot;;&quot;&quot;;[.L250])" office:value-type="string" office:string-value="_APE0766.jpg" calcext:value-type="string">
            <text:p>_APE0766.jpg</text:p>
          </table:table-cell>
          <table:table-cell table:formula="of:=IF([.L251]&lt;&gt;&quot;&quot;;HYPERLINK(CONCATENATE(&quot;file://&quot;;[.$J$2];&quot;/&quot;;[.N251];&quot;/&quot;;LEFT([.L251];IF(               ISNUMBER(FIND(&quot; &quot;;[.L251]));FIND(&quot; &quot;;[.L251])-1;LEN([.L251])       )                ));CONCATENATE([.N251];LEFT([.L251];IF(               ISNUMBER(FIND(&quot; &quot;;[.L251]));FIND(&quot; &quot;;[.L251])-1;LEN([.L251])       )                )) );[.M250])" office:value-type="string" office:string-value="./obyvak/_APE0766.jpg" calcext:value-type="string">
            <text:p>./obyvak/_APE0766.jpg</text:p>
          </table:table-cell>
          <table:table-cell table:formula="of:=VLOOKUP(LEFT([.L251];IF(               ISNUMBER(FIND(&quot; &quot;;[.L251]));FIND(&quot; &quot;;[.L251])-1;LEN([.L25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51]+1" office:value-type="float" office:value="248" calcext:value-type="float">
            <text:p>248</text:p>
          </table:table-cell>
          <table:table-cell table:number-columns-repeated="4"/>
          <table:table-cell table:formula="of:=[.E252]" office:value-type="float" office:value="0" calcext:value-type="float">
            <text:p>0</text:p>
          </table:table-cell>
          <table:table-cell table:style-name="ce46" table:formula="of:=IF([.G251]=&quot;&quot;;&quot;&quot;;[.G251])" office:value-type="string" office:string-value="n" calcext:value-type="string">
            <text:p>n</text:p>
          </table:table-cell>
          <table:table-cell table:style-name="ce46"/>
          <table:table-cell table:style-name="ce46" table:formula="of:=IF([.I251]=&quot;&quot;;&quot;&quot;;[.I25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51]=&quot;&quot;;&quot;&quot;;[.L251])" office:value-type="string" office:string-value="_APE0766.jpg" calcext:value-type="string">
            <text:p>_APE0766.jpg</text:p>
          </table:table-cell>
          <table:table-cell table:formula="of:=IF([.L252]&lt;&gt;&quot;&quot;;HYPERLINK(CONCATENATE(&quot;file://&quot;;[.$J$2];&quot;/&quot;;[.N252];&quot;/&quot;;LEFT([.L252];IF(               ISNUMBER(FIND(&quot; &quot;;[.L252]));FIND(&quot; &quot;;[.L252])-1;LEN([.L252])       )                ));CONCATENATE([.N252];LEFT([.L252];IF(               ISNUMBER(FIND(&quot; &quot;;[.L252]));FIND(&quot; &quot;;[.L252])-1;LEN([.L252])       )                )) );[.M251])" office:value-type="string" office:string-value="./obyvak/_APE0766.jpg" calcext:value-type="string">
            <text:p>./obyvak/_APE0766.jpg</text:p>
          </table:table-cell>
          <table:table-cell table:formula="of:=VLOOKUP(LEFT([.L252];IF(               ISNUMBER(FIND(&quot; &quot;;[.L252]));FIND(&quot; &quot;;[.L252])-1;LEN([.L25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52]+1" office:value-type="float" office:value="249" calcext:value-type="float">
            <text:p>249</text:p>
          </table:table-cell>
          <table:table-cell table:number-columns-repeated="4"/>
          <table:table-cell table:formula="of:=[.E253]" office:value-type="float" office:value="0" calcext:value-type="float">
            <text:p>0</text:p>
          </table:table-cell>
          <table:table-cell table:style-name="ce46" table:formula="of:=IF([.G252]=&quot;&quot;;&quot;&quot;;[.G252])" office:value-type="string" office:string-value="n" calcext:value-type="string">
            <text:p>n</text:p>
          </table:table-cell>
          <table:table-cell table:style-name="ce46"/>
          <table:table-cell table:style-name="ce46" table:formula="of:=IF([.I252]=&quot;&quot;;&quot;&quot;;[.I25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52]=&quot;&quot;;&quot;&quot;;[.L252])" office:value-type="string" office:string-value="_APE0766.jpg" calcext:value-type="string">
            <text:p>_APE0766.jpg</text:p>
          </table:table-cell>
          <table:table-cell table:formula="of:=IF([.L253]&lt;&gt;&quot;&quot;;HYPERLINK(CONCATENATE(&quot;file://&quot;;[.$J$2];&quot;/&quot;;[.N253];&quot;/&quot;;LEFT([.L253];IF(               ISNUMBER(FIND(&quot; &quot;;[.L253]));FIND(&quot; &quot;;[.L253])-1;LEN([.L253])       )                ));CONCATENATE([.N253];LEFT([.L253];IF(               ISNUMBER(FIND(&quot; &quot;;[.L253]));FIND(&quot; &quot;;[.L253])-1;LEN([.L253])       )                )) );[.M252])" office:value-type="string" office:string-value="./obyvak/_APE0766.jpg" calcext:value-type="string">
            <text:p>./obyvak/_APE0766.jpg</text:p>
          </table:table-cell>
          <table:table-cell table:formula="of:=VLOOKUP(LEFT([.L253];IF(               ISNUMBER(FIND(&quot; &quot;;[.L253]));FIND(&quot; &quot;;[.L253])-1;LEN([.L25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9">
          <table:table-cell table:formula="of:=[.A253]+1" office:value-type="float" office:value="250" calcext:value-type="float">
            <text:p>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umelecke dilo</text:p>
          </table:table-cell>
          <table:table-cell office:value-type="float" office:value="35000" calcext:value-type="float">
            <text:p>35000</text:p>
          </table:table-cell>
          <table:table-cell table:formula="of:=[.E254]" office:value-type="float" office:value="35000" calcext:value-type="float">
            <text:p>35000</text:p>
          </table:table-cell>
          <table:table-cell table:style-name="ce46" table:formula="of:=IF([.G253]=&quot;&quot;;&quot;&quot;;[.G253])" office:value-type="string" office:string-value="n" calcext:value-type="string">
            <text:p>n</text:p>
          </table:table-cell>
          <table:table-cell table:style-name="ce46"/>
          <table:table-cell table:style-name="ce46" table:formula="of:=IF([.I253]=&quot;&quot;;&quot;&quot;;[.I253])" office:value-type="string" office:string-value="k" calcext:value-type="string">
            <text:p>k</text:p>
          </table:table-cell>
          <table:table-cell office:value-type="string" calcext:value-type="string">
            <text:p>Salanda</text:p>
          </table:table-cell>
          <table:table-cell/>
          <table:table-cell table:style-name="ce57" office:value-type="string" calcext:value-type="string">
            <text:p>_APE0767.jpg _APE0769.jpg</text:p>
          </table:table-cell>
          <table:table-cell table:formula="of:=IF([.L254]&lt;&gt;&quot;&quot;;HYPERLINK(CONCATENATE(&quot;file://&quot;;[.$J$2];&quot;/&quot;;[.N254];&quot;/&quot;;LEFT([.L254];IF(               ISNUMBER(FIND(&quot; &quot;;[.L254]));FIND(&quot; &quot;;[.L254])-1;LEN([.L254])       )                ));CONCATENATE([.N254];LEFT([.L254];IF(               ISNUMBER(FIND(&quot; &quot;;[.L254]));FIND(&quot; &quot;;[.L254])-1;LEN([.L254])       )                )) );[.M253])" office:value-type="string" office:string-value="./obyvak/_APE0767.jpg" calcext:value-type="string">
            <text:p>./obyvak/_APE0767.jpg</text:p>
          </table:table-cell>
          <table:table-cell table:formula="of:=VLOOKUP(LEFT([.L254];IF(               ISNUMBER(FIND(&quot; &quot;;[.L254]));FIND(&quot; &quot;;[.L254])-1;LEN([.L25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54]+1" office:value-type="float" office:value="251" calcext:value-type="float">
            <text:p>251</text:p>
          </table:table-cell>
          <table:table-cell/>
          <table:table-cell office:value-type="string" calcext:value-type="string">
            <text:p>nabijecka k tabletu</text:p>
          </table:table-cell>
          <table:table-cell office:value-type="string" calcext:value-type="string">
            <text:p>apple</text:p>
          </table:table-cell>
          <table:table-cell/>
          <table:table-cell table:formula="of:=[.E255]" office:value-type="float" office:value="0" calcext:value-type="float">
            <text:p>0</text:p>
          </table:table-cell>
          <table:table-cell table:style-name="ce46" table:formula="of:=IF([.G254]=&quot;&quot;;&quot;&quot;;[.G254])" office:value-type="string" office:string-value="n" calcext:value-type="string">
            <text:p>n</text:p>
          </table:table-cell>
          <table:table-cell table:style-name="ce46"/>
          <table:table-cell table:style-name="ce46" table:formula="of:=IF([.I254]=&quot;&quot;;&quot;&quot;;[.I254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70.jpg</text:p>
          </table:table-cell>
          <table:table-cell table:formula="of:=IF([.L255]&lt;&gt;&quot;&quot;;HYPERLINK(CONCATENATE(&quot;file://&quot;;[.$J$2];&quot;/&quot;;[.N255];&quot;/&quot;;LEFT([.L255];IF(               ISNUMBER(FIND(&quot; &quot;;[.L255]));FIND(&quot; &quot;;[.L255])-1;LEN([.L255])       )                ));CONCATENATE([.N255];LEFT([.L255];IF(               ISNUMBER(FIND(&quot; &quot;;[.L255]));FIND(&quot; &quot;;[.L255])-1;LEN([.L255])       )                )) );[.M254])" office:value-type="string" office:string-value="./obyvak/_APE0770.jpg" calcext:value-type="string">
            <text:p>./obyvak/_APE0770.jpg</text:p>
          </table:table-cell>
          <table:table-cell table:formula="of:=VLOOKUP(LEFT([.L255];IF(               ISNUMBER(FIND(&quot; &quot;;[.L255]));FIND(&quot; &quot;;[.L255])-1;LEN([.L25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55]+1" office:value-type="float" office:value="252" calcext:value-type="float">
            <text:p>252</text:p>
          </table:table-cell>
          <table:table-cell/>
          <table:table-cell office:value-type="string" calcext:value-type="string">
            <text:p>usb prodluzovaci kabel</text:p>
          </table:table-cell>
          <table:table-cell office:value-type="string" calcext:value-type="string">
            <text:p>noname</text:p>
          </table:table-cell>
          <table:table-cell/>
          <table:table-cell table:formula="of:=[.E256]" office:value-type="float" office:value="0" calcext:value-type="float">
            <text:p>0</text:p>
          </table:table-cell>
          <table:table-cell table:style-name="ce46" table:formula="of:=IF([.G255]=&quot;&quot;;&quot;&quot;;[.G255])" office:value-type="string" office:string-value="n" calcext:value-type="string">
            <text:p>n</text:p>
          </table:table-cell>
          <table:table-cell table:style-name="ce46"/>
          <table:table-cell table:style-name="ce46" table:formula="of:=IF([.I255]=&quot;&quot;;&quot;&quot;;[.I25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55]=&quot;&quot;;&quot;&quot;;[.L255])" office:value-type="string" office:string-value="_APE0770.jpg" calcext:value-type="string">
            <text:p>_APE0770.jpg</text:p>
          </table:table-cell>
          <table:table-cell table:formula="of:=IF([.L256]&lt;&gt;&quot;&quot;;HYPERLINK(CONCATENATE(&quot;file://&quot;;[.$J$2];&quot;/&quot;;[.N256];&quot;/&quot;;LEFT([.L256];IF(               ISNUMBER(FIND(&quot; &quot;;[.L256]));FIND(&quot; &quot;;[.L256])-1;LEN([.L256])       )                ));CONCATENATE([.N256];LEFT([.L256];IF(               ISNUMBER(FIND(&quot; &quot;;[.L256]));FIND(&quot; &quot;;[.L256])-1;LEN([.L256])       )                )) );[.M255])" office:value-type="string" office:string-value="./obyvak/_APE0770.jpg" calcext:value-type="string">
            <text:p>./obyvak/_APE0770.jpg</text:p>
          </table:table-cell>
          <table:table-cell table:formula="of:=VLOOKUP(LEFT([.L256];IF(               ISNUMBER(FIND(&quot; &quot;;[.L256]));FIND(&quot; &quot;;[.L256])-1;LEN([.L25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56]+1" office:value-type="float" office:value="253" calcext:value-type="float">
            <text:p>253</text:p>
          </table:table-cell>
          <table:table-cell/>
          <table:table-cell office:value-type="string" calcext:value-type="string">
            <text:p>usb propojovaci kabel pro tablet</text:p>
          </table:table-cell>
          <table:table-cell office:value-type="string" calcext:value-type="string">
            <text:p>apple</text:p>
          </table:table-cell>
          <table:table-cell/>
          <table:table-cell table:formula="of:=[.E257]" office:value-type="float" office:value="0" calcext:value-type="float">
            <text:p>0</text:p>
          </table:table-cell>
          <table:table-cell table:style-name="ce46" table:formula="of:=IF([.G256]=&quot;&quot;;&quot;&quot;;[.G256])" office:value-type="string" office:string-value="n" calcext:value-type="string">
            <text:p>n</text:p>
          </table:table-cell>
          <table:table-cell table:style-name="ce46"/>
          <table:table-cell table:style-name="ce46" table:formula="of:=IF([.I256]=&quot;&quot;;&quot;&quot;;[.I256])" office:value-type="string" office:string-value="k" calcext:value-type="string">
            <text:p>k</text:p>
          </table:table-cell>
          <table:table-cell office:value-type="string" calcext:value-type="string">
            <text:p>plochy konektor</text:p>
          </table:table-cell>
          <table:table-cell/>
          <table:table-cell table:style-name="ce57" table:formula="of:=IF([.L256]=&quot;&quot;;&quot;&quot;;[.L256])" office:value-type="string" office:string-value="_APE0770.jpg" calcext:value-type="string">
            <text:p>_APE0770.jpg</text:p>
          </table:table-cell>
          <table:table-cell table:formula="of:=IF([.L257]&lt;&gt;&quot;&quot;;HYPERLINK(CONCATENATE(&quot;file://&quot;;[.$J$2];&quot;/&quot;;[.N257];&quot;/&quot;;LEFT([.L257];IF(               ISNUMBER(FIND(&quot; &quot;;[.L257]));FIND(&quot; &quot;;[.L257])-1;LEN([.L257])       )                ));CONCATENATE([.N257];LEFT([.L257];IF(               ISNUMBER(FIND(&quot; &quot;;[.L257]));FIND(&quot; &quot;;[.L257])-1;LEN([.L257])       )                )) );[.M256])" office:value-type="string" office:string-value="./obyvak/_APE0770.jpg" calcext:value-type="string">
            <text:p>./obyvak/_APE0770.jpg</text:p>
          </table:table-cell>
          <table:table-cell table:formula="of:=VLOOKUP(LEFT([.L257];IF(               ISNUMBER(FIND(&quot; &quot;;[.L257]));FIND(&quot; &quot;;[.L257])-1;LEN([.L25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57]+1" office:value-type="float" office:value="254" calcext:value-type="float">
            <text:p>254</text:p>
          </table:table-cell>
          <table:table-cell/>
          <table:table-cell office:value-type="string" calcext:value-type="string">
            <text:p>Detske, houpaci konik</text:p>
          </table:table-cell>
          <table:table-cell office:value-type="string" calcext:value-type="string">
            <text:p>neznackovy</text:p>
          </table:table-cell>
          <table:table-cell/>
          <table:table-cell table:formula="of:=[.E258]" office:value-type="float" office:value="0" calcext:value-type="float">
            <text:p>0</text:p>
          </table:table-cell>
          <table:table-cell table:style-name="ce46" table:formula="of:=IF([.G257]=&quot;&quot;;&quot;&quot;;[.G257])" office:value-type="string" office:string-value="n" calcext:value-type="string">
            <text:p>n</text:p>
          </table:table-cell>
          <table:table-cell table:style-name="ce46"/>
          <table:table-cell table:style-name="ce46" table:formula="of:=IF([.I257]=&quot;&quot;;&quot;&quot;;[.I257])" office:value-type="string" office:string-value="k" calcext:value-type="string">
            <text:p>k</text:p>
          </table:table-cell>
          <table:table-cell office:value-type="string" calcext:value-type="string">
            <text:p>rozebran, neposkozen, starsi</text:p>
          </table:table-cell>
          <table:table-cell/>
          <table:table-cell table:style-name="ce57" table:formula="of:=IF([.L257]=&quot;&quot;;&quot;&quot;;[.L257])" office:value-type="string" office:string-value="_APE0770.jpg" calcext:value-type="string">
            <text:p>_APE0770.jpg</text:p>
          </table:table-cell>
          <table:table-cell table:formula="of:=IF([.L258]&lt;&gt;&quot;&quot;;HYPERLINK(CONCATENATE(&quot;file://&quot;;[.$J$2];&quot;/&quot;;[.N258];&quot;/&quot;;LEFT([.L258];IF(               ISNUMBER(FIND(&quot; &quot;;[.L258]));FIND(&quot; &quot;;[.L258])-1;LEN([.L258])       )                ));CONCATENATE([.N258];LEFT([.L258];IF(               ISNUMBER(FIND(&quot; &quot;;[.L258]));FIND(&quot; &quot;;[.L258])-1;LEN([.L258])       )                )) );[.M257])" office:value-type="string" office:string-value="./obyvak/_APE0770.jpg" calcext:value-type="string">
            <text:p>./obyvak/_APE0770.jpg</text:p>
          </table:table-cell>
          <table:table-cell table:formula="of:=VLOOKUP(LEFT([.L258];IF(               ISNUMBER(FIND(&quot; &quot;;[.L258]));FIND(&quot; &quot;;[.L258])-1;LEN([.L25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58]+1" office:value-type="float" office:value="255" calcext:value-type="float">
            <text:p>255</text:p>
          </table:table-cell>
          <table:table-cell/>
          <table:table-cell office:value-type="string" calcext:value-type="string">
            <text:p>Detske, slon, plysak</text:p>
          </table:table-cell>
          <table:table-cell table:number-columns-repeated="2"/>
          <table:table-cell table:formula="of:=[.E259]" office:value-type="float" office:value="0" calcext:value-type="float">
            <text:p>0</text:p>
          </table:table-cell>
          <table:table-cell table:style-name="ce46" table:formula="of:=IF([.G258]=&quot;&quot;;&quot;&quot;;[.G258])" office:value-type="string" office:string-value="n" calcext:value-type="string">
            <text:p>n</text:p>
          </table:table-cell>
          <table:table-cell table:style-name="ce46"/>
          <table:table-cell table:style-name="ce46" table:formula="of:=IF([.I258]=&quot;&quot;;&quot;&quot;;[.I258])" office:value-type="string" office:string-value="k" calcext:value-type="string">
            <text:p>k</text:p>
          </table:table-cell>
          <table:table-cell office:value-type="string" calcext:value-type="string">
            <text:p>vedle konika</text:p>
          </table:table-cell>
          <table:table-cell/>
          <table:table-cell table:style-name="ce57" office:value-type="string" calcext:value-type="string">
            <text:p>_APE0771.jpg</text:p>
          </table:table-cell>
          <table:table-cell table:formula="of:=IF([.L259]&lt;&gt;&quot;&quot;;HYPERLINK(CONCATENATE(&quot;file://&quot;;[.$J$2];&quot;/&quot;;[.N259];&quot;/&quot;;LEFT([.L259];IF(               ISNUMBER(FIND(&quot; &quot;;[.L259]));FIND(&quot; &quot;;[.L259])-1;LEN([.L259])       )                ));CONCATENATE([.N259];LEFT([.L259];IF(               ISNUMBER(FIND(&quot; &quot;;[.L259]));FIND(&quot; &quot;;[.L259])-1;LEN([.L259])       )                )) );[.M258])" office:value-type="string" office:string-value="./obyvak/_APE0771.jpg" calcext:value-type="string">
            <text:p>./obyvak/_APE0771.jpg</text:p>
          </table:table-cell>
          <table:table-cell table:formula="of:=VLOOKUP(LEFT([.L259];IF(               ISNUMBER(FIND(&quot; &quot;;[.L259]));FIND(&quot; &quot;;[.L259])-1;LEN([.L25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59]+1" office:value-type="float" office:value="256" calcext:value-type="float">
            <text:p>256</text:p>
          </table:table-cell>
          <table:table-cell/>
          <table:table-cell office:value-type="string" calcext:value-type="string">
            <text:p>police z ikea, podelna</text:p>
          </table:table-cell>
          <table:table-cell office:value-type="string" calcext:value-type="string">
            <text:p>ikea</text:p>
          </table:table-cell>
          <table:table-cell/>
          <table:table-cell table:formula="of:=[.E260]" office:value-type="float" office:value="0" calcext:value-type="float">
            <text:p>0</text:p>
          </table:table-cell>
          <table:table-cell table:style-name="ce46" table:formula="of:=IF([.G259]=&quot;&quot;;&quot;&quot;;[.G259])" office:value-type="string" office:string-value="n" calcext:value-type="string">
            <text:p>n</text:p>
          </table:table-cell>
          <table:table-cell table:style-name="ce46"/>
          <table:table-cell table:style-name="ce46" table:formula="of:=IF([.I259]=&quot;&quot;;&quot;&quot;;[.I25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59]=&quot;&quot;;&quot;&quot;;[.L259])" office:value-type="string" office:string-value="_APE0771.jpg" calcext:value-type="string">
            <text:p>_APE0771.jpg</text:p>
          </table:table-cell>
          <table:table-cell table:formula="of:=IF([.L260]&lt;&gt;&quot;&quot;;HYPERLINK(CONCATENATE(&quot;file://&quot;;[.$J$2];&quot;/&quot;;[.N260];&quot;/&quot;;LEFT([.L260];IF(               ISNUMBER(FIND(&quot; &quot;;[.L260]));FIND(&quot; &quot;;[.L260])-1;LEN([.L260])       )                ));CONCATENATE([.N260];LEFT([.L260];IF(               ISNUMBER(FIND(&quot; &quot;;[.L260]));FIND(&quot; &quot;;[.L260])-1;LEN([.L260])       )                )) );[.M259])" office:value-type="string" office:string-value="./obyvak/_APE0771.jpg" calcext:value-type="string">
            <text:p>./obyvak/_APE0771.jpg</text:p>
          </table:table-cell>
          <table:table-cell table:formula="of:=VLOOKUP(LEFT([.L260];IF(               ISNUMBER(FIND(&quot; &quot;;[.L260]));FIND(&quot; &quot;;[.L260])-1;LEN([.L26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60]+1" office:value-type="float" office:value="257" calcext:value-type="float">
            <text:p>257</text:p>
          </table:table-cell>
          <table:table-cell/>
          <table:table-cell office:value-type="string" calcext:value-type="string">
            <text:p>destke, plysova hracka drak</text:p>
          </table:table-cell>
          <table:table-cell table:number-columns-repeated="2"/>
          <table:table-cell table:formula="of:=[.E261]" office:value-type="float" office:value="0" calcext:value-type="float">
            <text:p>0</text:p>
          </table:table-cell>
          <table:table-cell table:style-name="ce46" table:formula="of:=IF([.G260]=&quot;&quot;;&quot;&quot;;[.G260])" office:value-type="string" office:string-value="n" calcext:value-type="string">
            <text:p>n</text:p>
          </table:table-cell>
          <table:table-cell table:style-name="ce46"/>
          <table:table-cell table:style-name="ce46" table:formula="of:=IF([.I260]=&quot;&quot;;&quot;&quot;;[.I260])" office:value-type="string" office:string-value="k" calcext:value-type="string">
            <text:p>k</text:p>
          </table:table-cell>
          <table:table-cell office:value-type="string" calcext:value-type="string">
            <text:p>Cca 1,5m dlouhy</text:p>
          </table:table-cell>
          <table:table-cell/>
          <table:table-cell table:style-name="ce57" office:value-type="string" calcext:value-type="string">
            <text:p>_APE0771.jpg</text:p>
          </table:table-cell>
          <table:table-cell table:formula="of:=IF([.L261]&lt;&gt;&quot;&quot;;HYPERLINK(CONCATENATE(&quot;file://&quot;;[.$J$2];&quot;/&quot;;[.N261];&quot;/&quot;;LEFT([.L261];IF(               ISNUMBER(FIND(&quot; &quot;;[.L261]));FIND(&quot; &quot;;[.L261])-1;LEN([.L261])       )                ));CONCATENATE([.N261];LEFT([.L261];IF(               ISNUMBER(FIND(&quot; &quot;;[.L261]));FIND(&quot; &quot;;[.L261])-1;LEN([.L261])       )                )) );[.M260])" office:value-type="string" office:string-value="./obyvak/_APE0771.jpg" calcext:value-type="string">
            <text:p>./obyvak/_APE0771.jpg</text:p>
          </table:table-cell>
          <table:table-cell table:formula="of:=VLOOKUP(LEFT([.L261];IF(               ISNUMBER(FIND(&quot; &quot;;[.L261]));FIND(&quot; &quot;;[.L261])-1;LEN([.L26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61]+1" office:value-type="float" office:value="258" calcext:value-type="float">
            <text:p>258</text:p>
          </table:table-cell>
          <table:table-cell/>
          <table:table-cell office:value-type="string" calcext:value-type="string">
            <text:p>plastovy kos na pradlo</text:p>
          </table:table-cell>
          <table:table-cell office:value-type="string" calcext:value-type="string">
            <text:p>lidl</text:p>
          </table:table-cell>
          <table:table-cell/>
          <table:table-cell table:formula="of:=[.E262]" office:value-type="float" office:value="0" calcext:value-type="float">
            <text:p>0</text:p>
          </table:table-cell>
          <table:table-cell table:style-name="ce46" table:formula="of:=IF([.G261]=&quot;&quot;;&quot;&quot;;[.G261])" office:value-type="string" office:string-value="n" calcext:value-type="string">
            <text:p>n</text:p>
          </table:table-cell>
          <table:table-cell table:style-name="ce46"/>
          <table:table-cell table:style-name="ce46" table:formula="of:=IF([.I261]=&quot;&quot;;&quot;&quot;;[.I261])" office:value-type="string" office:string-value="k" calcext:value-type="string">
            <text:p>k</text:p>
          </table:table-cell>
          <table:table-cell office:value-type="string" calcext:value-type="string">
            <text:p>fialova</text:p>
          </table:table-cell>
          <table:table-cell/>
          <table:table-cell table:style-name="ce57" table:formula="of:=IF([.L261]=&quot;&quot;;&quot;&quot;;[.L261])" office:value-type="string" office:string-value="_APE0771.jpg" calcext:value-type="string">
            <text:p>_APE0771.jpg</text:p>
          </table:table-cell>
          <table:table-cell table:formula="of:=IF([.L262]&lt;&gt;&quot;&quot;;HYPERLINK(CONCATENATE(&quot;file://&quot;;[.$J$2];&quot;/&quot;;[.N262];&quot;/&quot;;LEFT([.L262];IF(               ISNUMBER(FIND(&quot; &quot;;[.L262]));FIND(&quot; &quot;;[.L262])-1;LEN([.L262])       )                ));CONCATENATE([.N262];LEFT([.L262];IF(               ISNUMBER(FIND(&quot; &quot;;[.L262]));FIND(&quot; &quot;;[.L262])-1;LEN([.L262])       )                )) );[.M261])" office:value-type="string" office:string-value="./obyvak/_APE0771.jpg" calcext:value-type="string">
            <text:p>./obyvak/_APE0771.jpg</text:p>
          </table:table-cell>
          <table:table-cell table:formula="of:=VLOOKUP(LEFT([.L262];IF(               ISNUMBER(FIND(&quot; &quot;;[.L262]));FIND(&quot; &quot;;[.L262])-1;LEN([.L26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62]+1" office:value-type="float" office:value="259" calcext:value-type="float">
            <text:p>259</text:p>
          </table:table-cell>
          <table:table-cell/>
          <table:table-cell office:value-type="string" calcext:value-type="string">
            <text:p>kopaci balon</text:p>
          </table:table-cell>
          <table:table-cell table:number-columns-repeated="2"/>
          <table:table-cell table:formula="of:=[.E263]" office:value-type="float" office:value="0" calcext:value-type="float">
            <text:p>0</text:p>
          </table:table-cell>
          <table:table-cell table:style-name="ce46" table:formula="of:=IF([.G262]=&quot;&quot;;&quot;&quot;;[.G262])" office:value-type="string" office:string-value="n" calcext:value-type="string">
            <text:p>n</text:p>
          </table:table-cell>
          <table:table-cell table:style-name="ce46"/>
          <table:table-cell table:style-name="ce46" table:formula="of:=IF([.I262]=&quot;&quot;;&quot;&quot;;[.I262])" office:value-type="string" office:string-value="k" calcext:value-type="string">
            <text:p>k</text:p>
          </table:table-cell>
          <table:table-cell office:value-type="string" calcext:value-type="string">
            <text:p>v kosi, oranzova</text:p>
          </table:table-cell>
          <table:table-cell/>
          <table:table-cell table:style-name="ce57" table:formula="of:=IF([.L262]=&quot;&quot;;&quot;&quot;;[.L262])" office:value-type="string" office:string-value="_APE0771.jpg" calcext:value-type="string">
            <text:p>_APE0771.jpg</text:p>
          </table:table-cell>
          <table:table-cell table:formula="of:=IF([.L263]&lt;&gt;&quot;&quot;;HYPERLINK(CONCATENATE(&quot;file://&quot;;[.$J$2];&quot;/&quot;;[.N263];&quot;/&quot;;LEFT([.L263];IF(               ISNUMBER(FIND(&quot; &quot;;[.L263]));FIND(&quot; &quot;;[.L263])-1;LEN([.L263])       )                ));CONCATENATE([.N263];LEFT([.L263];IF(               ISNUMBER(FIND(&quot; &quot;;[.L263]));FIND(&quot; &quot;;[.L263])-1;LEN([.L263])       )                )) );[.M262])" office:value-type="string" office:string-value="./obyvak/_APE0771.jpg" calcext:value-type="string">
            <text:p>./obyvak/_APE0771.jpg</text:p>
          </table:table-cell>
          <table:table-cell table:formula="of:=VLOOKUP(LEFT([.L263];IF(               ISNUMBER(FIND(&quot; &quot;;[.L263]));FIND(&quot; &quot;;[.L263])-1;LEN([.L26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63]+1" office:value-type="float" office:value="260" calcext:value-type="float">
            <text:p>260</text:p>
          </table:table-cell>
          <table:table-cell/>
          <table:table-cell office:value-type="string" calcext:value-type="string">
            <text:p>kocka z textilie</text:p>
          </table:table-cell>
          <table:table-cell office:value-type="string" calcext:value-type="string">
            <text:p>rucni prace</text:p>
          </table:table-cell>
          <table:table-cell/>
          <table:table-cell table:formula="of:=[.E264]" office:value-type="float" office:value="0" calcext:value-type="float">
            <text:p>0</text:p>
          </table:table-cell>
          <table:table-cell table:style-name="ce46" table:formula="of:=IF([.G263]=&quot;&quot;;&quot;&quot;;[.G263])" office:value-type="string" office:string-value="n" calcext:value-type="string">
            <text:p>n</text:p>
          </table:table-cell>
          <table:table-cell table:style-name="ce46"/>
          <table:table-cell table:style-name="ce46" table:formula="of:=IF([.I263]=&quot;&quot;;&quot;&quot;;[.I263])" office:value-type="string" office:string-value="k" calcext:value-type="string">
            <text:p>k</text:p>
          </table:table-cell>
          <table:table-cell office:value-type="string" calcext:value-type="string">
            <text:p>v kosi</text:p>
          </table:table-cell>
          <table:table-cell/>
          <table:table-cell table:style-name="ce57" table:formula="of:=IF([.L263]=&quot;&quot;;&quot;&quot;;[.L263])" office:value-type="string" office:string-value="_APE0771.jpg" calcext:value-type="string">
            <text:p>_APE0771.jpg</text:p>
          </table:table-cell>
          <table:table-cell table:formula="of:=IF([.L264]&lt;&gt;&quot;&quot;;HYPERLINK(CONCATENATE(&quot;file://&quot;;[.$J$2];&quot;/&quot;;[.N264];&quot;/&quot;;LEFT([.L264];IF(               ISNUMBER(FIND(&quot; &quot;;[.L264]));FIND(&quot; &quot;;[.L264])-1;LEN([.L264])       )                ));CONCATENATE([.N264];LEFT([.L264];IF(               ISNUMBER(FIND(&quot; &quot;;[.L264]));FIND(&quot; &quot;;[.L264])-1;LEN([.L264])       )                )) );[.M263])" office:value-type="string" office:string-value="./obyvak/_APE0771.jpg" calcext:value-type="string">
            <text:p>./obyvak/_APE0771.jpg</text:p>
          </table:table-cell>
          <table:table-cell table:formula="of:=VLOOKUP(LEFT([.L264];IF(               ISNUMBER(FIND(&quot; &quot;;[.L264]));FIND(&quot; &quot;;[.L264])-1;LEN([.L26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64]+1" office:value-type="float" office:value="261" calcext:value-type="float">
            <text:p>261</text:p>
          </table:table-cell>
          <table:table-cell/>
          <table:table-cell office:value-type="string" calcext:value-type="string">
            <text:p>detsky nocnik</text:p>
          </table:table-cell>
          <table:table-cell table:number-columns-repeated="2"/>
          <table:table-cell table:formula="of:=[.E265]" office:value-type="float" office:value="0" calcext:value-type="float">
            <text:p>0</text:p>
          </table:table-cell>
          <table:table-cell table:style-name="ce46" table:formula="of:=IF([.G264]=&quot;&quot;;&quot;&quot;;[.G264])" office:value-type="string" office:string-value="n" calcext:value-type="string">
            <text:p>n</text:p>
          </table:table-cell>
          <table:table-cell table:style-name="ce46"/>
          <table:table-cell table:style-name="ce46" table:formula="of:=IF([.I264]=&quot;&quot;;&quot;&quot;;[.I264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72.jpg</text:p>
          </table:table-cell>
          <table:table-cell table:formula="of:=IF([.L265]&lt;&gt;&quot;&quot;;HYPERLINK(CONCATENATE(&quot;file://&quot;;[.$J$2];&quot;/&quot;;[.N265];&quot;/&quot;;LEFT([.L265];IF(               ISNUMBER(FIND(&quot; &quot;;[.L265]));FIND(&quot; &quot;;[.L265])-1;LEN([.L265])       )                ));CONCATENATE([.N265];LEFT([.L265];IF(               ISNUMBER(FIND(&quot; &quot;;[.L265]));FIND(&quot; &quot;;[.L265])-1;LEN([.L265])       )                )) );[.M264])" office:value-type="string" office:string-value="./obyvak/_APE0772.jpg" calcext:value-type="string">
            <text:p>./obyvak/_APE0772.jpg</text:p>
          </table:table-cell>
          <table:table-cell table:formula="of:=VLOOKUP(LEFT([.L265];IF(               ISNUMBER(FIND(&quot; &quot;;[.L265]));FIND(&quot; &quot;;[.L265])-1;LEN([.L26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65]+1" office:value-type="float" office:value="262" calcext:value-type="float">
            <text:p>262</text:p>
          </table:table-cell>
          <table:table-cell/>
          <table:table-cell office:value-type="string" calcext:value-type="string">
            <text:p>sedak z pohanky</text:p>
          </table:table-cell>
          <table:table-cell table:number-columns-repeated="2"/>
          <table:table-cell table:formula="of:=[.E266]" office:value-type="float" office:value="0" calcext:value-type="float">
            <text:p>0</text:p>
          </table:table-cell>
          <table:table-cell table:style-name="ce46" table:formula="of:=IF([.G265]=&quot;&quot;;&quot;&quot;;[.G265])" office:value-type="string" office:string-value="n" calcext:value-type="string">
            <text:p>n</text:p>
          </table:table-cell>
          <table:table-cell table:style-name="ce46"/>
          <table:table-cell table:style-name="ce46" table:formula="of:=IF([.I265]=&quot;&quot;;&quot;&quot;;[.I26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65]=&quot;&quot;;&quot;&quot;;[.L265])" office:value-type="string" office:string-value="_APE0772.jpg" calcext:value-type="string">
            <text:p>_APE0772.jpg</text:p>
          </table:table-cell>
          <table:table-cell table:formula="of:=IF([.L266]&lt;&gt;&quot;&quot;;HYPERLINK(CONCATENATE(&quot;file://&quot;;[.$J$2];&quot;/&quot;;[.N266];&quot;/&quot;;LEFT([.L266];IF(               ISNUMBER(FIND(&quot; &quot;;[.L266]));FIND(&quot; &quot;;[.L266])-1;LEN([.L266])       )                ));CONCATENATE([.N266];LEFT([.L266];IF(               ISNUMBER(FIND(&quot; &quot;;[.L266]));FIND(&quot; &quot;;[.L266])-1;LEN([.L266])       )                )) );[.M265])" office:value-type="string" office:string-value="./obyvak/_APE0772.jpg" calcext:value-type="string">
            <text:p>./obyvak/_APE0772.jpg</text:p>
          </table:table-cell>
          <table:table-cell table:formula="of:=VLOOKUP(LEFT([.L266];IF(               ISNUMBER(FIND(&quot; &quot;;[.L266]));FIND(&quot; &quot;;[.L266])-1;LEN([.L26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66]+1" office:value-type="float" office:value="263" calcext:value-type="float">
            <text:p>263</text:p>
          </table:table-cell>
          <table:table-cell/>
          <table:table-cell office:value-type="string" calcext:value-type="string">
            <text:p>obyvakova sedaci souprava s taburetem</text:p>
          </table:table-cell>
          <table:table-cell office:value-type="string" calcext:value-type="string">
            <text:p>xxx lux</text:p>
          </table:table-cell>
          <table:table-cell/>
          <table:table-cell table:formula="of:=[.E267]" office:value-type="float" office:value="0" calcext:value-type="float">
            <text:p>0</text:p>
          </table:table-cell>
          <table:table-cell table:style-name="ce46" table:formula="of:=IF([.G266]=&quot;&quot;;&quot;&quot;;[.G266])" office:value-type="string" office:string-value="n" calcext:value-type="string">
            <text:p>n</text:p>
          </table:table-cell>
          <table:table-cell table:style-name="ce46"/>
          <table:table-cell table:style-name="ce46" table:formula="of:=IF([.I266]=&quot;&quot;;&quot;&quot;;[.I266])" office:value-type="string" office:string-value="k" calcext:value-type="string">
            <text:p>k</text:p>
          </table:table-cell>
          <table:table-cell office:value-type="string" calcext:value-type="string">
            <text:p>kuze</text:p>
          </table:table-cell>
          <table:table-cell/>
          <table:table-cell table:style-name="ce57" table:formula="of:=IF([.L266]=&quot;&quot;;&quot;&quot;;[.L266])" office:value-type="string" office:string-value="_APE0772.jpg" calcext:value-type="string">
            <text:p>_APE0772.jpg</text:p>
          </table:table-cell>
          <table:table-cell table:formula="of:=IF([.L267]&lt;&gt;&quot;&quot;;HYPERLINK(CONCATENATE(&quot;file://&quot;;[.$J$2];&quot;/&quot;;[.N267];&quot;/&quot;;LEFT([.L267];IF(               ISNUMBER(FIND(&quot; &quot;;[.L267]));FIND(&quot; &quot;;[.L267])-1;LEN([.L267])       )                ));CONCATENATE([.N267];LEFT([.L267];IF(               ISNUMBER(FIND(&quot; &quot;;[.L267]));FIND(&quot; &quot;;[.L267])-1;LEN([.L267])       )                )) );[.M266])" office:value-type="string" office:string-value="./obyvak/_APE0772.jpg" calcext:value-type="string">
            <text:p>./obyvak/_APE0772.jpg</text:p>
          </table:table-cell>
          <table:table-cell table:formula="of:=VLOOKUP(LEFT([.L267];IF(               ISNUMBER(FIND(&quot; &quot;;[.L267]));FIND(&quot; &quot;;[.L267])-1;LEN([.L26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67]+1" office:value-type="float" office:value="264" calcext:value-type="float">
            <text:p>264</text:p>
          </table:table-cell>
          <table:table-cell/>
          <table:table-cell office:value-type="string" calcext:value-type="string">
            <text:p>fotoplatno, cerne</text:p>
          </table:table-cell>
          <table:table-cell table:number-columns-repeated="2"/>
          <table:table-cell table:formula="of:=[.E268]" office:value-type="float" office:value="0" calcext:value-type="float">
            <text:p>0</text:p>
          </table:table-cell>
          <table:table-cell table:style-name="ce46" table:formula="of:=IF([.G267]=&quot;&quot;;&quot;&quot;;[.G267])" office:value-type="string" office:string-value="n" calcext:value-type="string">
            <text:p>n</text:p>
          </table:table-cell>
          <table:table-cell table:style-name="ce46"/>
          <table:table-cell table:style-name="ce46" table:formula="of:=IF([.I267]=&quot;&quot;;&quot;&quot;;[.I26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67]=&quot;&quot;;&quot;&quot;;[.L267])" office:value-type="string" office:string-value="_APE0772.jpg" calcext:value-type="string">
            <text:p>_APE0772.jpg</text:p>
          </table:table-cell>
          <table:table-cell table:formula="of:=IF([.L268]&lt;&gt;&quot;&quot;;HYPERLINK(CONCATENATE(&quot;file://&quot;;[.$J$2];&quot;/&quot;;[.N268];&quot;/&quot;;LEFT([.L268];IF(               ISNUMBER(FIND(&quot; &quot;;[.L268]));FIND(&quot; &quot;;[.L268])-1;LEN([.L268])       )                ));CONCATENATE([.N268];LEFT([.L268];IF(               ISNUMBER(FIND(&quot; &quot;;[.L268]));FIND(&quot; &quot;;[.L268])-1;LEN([.L268])       )                )) );[.M267])" office:value-type="string" office:string-value="./obyvak/_APE0772.jpg" calcext:value-type="string">
            <text:p>./obyvak/_APE0772.jpg</text:p>
          </table:table-cell>
          <table:table-cell table:formula="of:=VLOOKUP(LEFT([.L268];IF(               ISNUMBER(FIND(&quot; &quot;;[.L268]));FIND(&quot; &quot;;[.L268])-1;LEN([.L26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68]+1" office:value-type="float" office:value="265" calcext:value-type="float">
            <text:p>265</text:p>
          </table:table-cell>
          <table:table-cell/>
          <table:table-cell office:value-type="string" calcext:value-type="string">
            <text:p>3x polstar na gauc</text:p>
          </table:table-cell>
          <table:table-cell table:number-columns-repeated="2"/>
          <table:table-cell table:formula="of:=[.E269]" office:value-type="float" office:value="0" calcext:value-type="float">
            <text:p>0</text:p>
          </table:table-cell>
          <table:table-cell table:style-name="ce46" table:formula="of:=IF([.G268]=&quot;&quot;;&quot;&quot;;[.G268])" office:value-type="string" office:string-value="n" calcext:value-type="string">
            <text:p>n</text:p>
          </table:table-cell>
          <table:table-cell table:style-name="ce46"/>
          <table:table-cell table:style-name="ce46" table:formula="of:=IF([.I268]=&quot;&quot;;&quot;&quot;;[.I268])" office:value-type="string" office:string-value="k" calcext:value-type="string">
            <text:p>k</text:p>
          </table:table-cell>
          <table:table-cell office:value-type="string" calcext:value-type="string">
            <text:p>2x syntetika, 1x plneno pohankou</text:p>
          </table:table-cell>
          <table:table-cell/>
          <table:table-cell table:style-name="ce57" table:formula="of:=IF([.L268]=&quot;&quot;;&quot;&quot;;[.L268])" office:value-type="string" office:string-value="_APE0772.jpg" calcext:value-type="string">
            <text:p>_APE0772.jpg</text:p>
          </table:table-cell>
          <table:table-cell table:formula="of:=IF([.L269]&lt;&gt;&quot;&quot;;HYPERLINK(CONCATENATE(&quot;file://&quot;;[.$J$2];&quot;/&quot;;[.N269];&quot;/&quot;;LEFT([.L269];IF(               ISNUMBER(FIND(&quot; &quot;;[.L269]));FIND(&quot; &quot;;[.L269])-1;LEN([.L269])       )                ));CONCATENATE([.N269];LEFT([.L269];IF(               ISNUMBER(FIND(&quot; &quot;;[.L269]));FIND(&quot; &quot;;[.L269])-1;LEN([.L269])       )                )) );[.M268])" office:value-type="string" office:string-value="./obyvak/_APE0772.jpg" calcext:value-type="string">
            <text:p>./obyvak/_APE0772.jpg</text:p>
          </table:table-cell>
          <table:table-cell table:formula="of:=VLOOKUP(LEFT([.L269];IF(               ISNUMBER(FIND(&quot; &quot;;[.L269]));FIND(&quot; &quot;;[.L269])-1;LEN([.L26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69]+1" office:value-type="float" office:value="266" calcext:value-type="float">
            <text:p>266</text:p>
          </table:table-cell>
          <table:table-cell/>
          <table:table-cell office:value-type="string" calcext:value-type="string">
            <text:p>design lampa</text:p>
          </table:table-cell>
          <table:table-cell office:value-type="string" calcext:value-type="string">
            <text:p>TBD, italie</text:p>
          </table:table-cell>
          <table:table-cell/>
          <table:table-cell table:formula="of:=[.E270]" office:value-type="float" office:value="0" calcext:value-type="float">
            <text:p>0</text:p>
          </table:table-cell>
          <table:table-cell table:style-name="ce46" table:formula="of:=IF([.G269]=&quot;&quot;;&quot;&quot;;[.G269])" office:value-type="string" office:string-value="n" calcext:value-type="string">
            <text:p>n</text:p>
          </table:table-cell>
          <table:table-cell table:style-name="ce46"/>
          <table:table-cell table:style-name="ce46" table:formula="of:=IF([.I269]=&quot;&quot;;&quot;&quot;;[.I269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74.jpg</text:p>
          </table:table-cell>
          <table:table-cell table:formula="of:=IF([.L270]&lt;&gt;&quot;&quot;;HYPERLINK(CONCATENATE(&quot;file://&quot;;[.$J$2];&quot;/&quot;;[.N270];&quot;/&quot;;LEFT([.L270];IF(               ISNUMBER(FIND(&quot; &quot;;[.L270]));FIND(&quot; &quot;;[.L270])-1;LEN([.L270])       )                ));CONCATENATE([.N270];LEFT([.L270];IF(               ISNUMBER(FIND(&quot; &quot;;[.L270]));FIND(&quot; &quot;;[.L270])-1;LEN([.L270])       )                )) );[.M269])" office:value-type="string" office:string-value="./obyvak/_APE0774.jpg" calcext:value-type="string">
            <text:p>./obyvak/_APE0774.jpg</text:p>
          </table:table-cell>
          <table:table-cell table:formula="of:=VLOOKUP(LEFT([.L270];IF(               ISNUMBER(FIND(&quot; &quot;;[.L270]));FIND(&quot; &quot;;[.L270])-1;LEN([.L27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70]+1" office:value-type="float" office:value="267" calcext:value-type="float">
            <text:p>267</text:p>
          </table:table-cell>
          <table:table-cell/>
          <table:table-cell office:value-type="string" calcext:value-type="string">
            <text:p>kytka v plastovem kvetinaci</text:p>
          </table:table-cell>
          <table:table-cell table:number-columns-repeated="2"/>
          <table:table-cell table:formula="of:=[.E271]" office:value-type="float" office:value="0" calcext:value-type="float">
            <text:p>0</text:p>
          </table:table-cell>
          <table:table-cell table:style-name="ce46" table:formula="of:=IF([.G270]=&quot;&quot;;&quot;&quot;;[.G270])" office:value-type="string" office:string-value="n" calcext:value-type="string">
            <text:p>n</text:p>
          </table:table-cell>
          <table:table-cell table:style-name="ce46"/>
          <table:table-cell table:style-name="ce46" table:formula="of:=IF([.I270]=&quot;&quot;;&quot;&quot;;[.I27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70]=&quot;&quot;;&quot;&quot;;[.L270])" office:value-type="string" office:string-value="_APE0774.jpg" calcext:value-type="string">
            <text:p>_APE0774.jpg</text:p>
          </table:table-cell>
          <table:table-cell table:formula="of:=IF([.L271]&lt;&gt;&quot;&quot;;HYPERLINK(CONCATENATE(&quot;file://&quot;;[.$J$2];&quot;/&quot;;[.N271];&quot;/&quot;;LEFT([.L271];IF(               ISNUMBER(FIND(&quot; &quot;;[.L271]));FIND(&quot; &quot;;[.L271])-1;LEN([.L271])       )                ));CONCATENATE([.N271];LEFT([.L271];IF(               ISNUMBER(FIND(&quot; &quot;;[.L271]));FIND(&quot; &quot;;[.L271])-1;LEN([.L271])       )                )) );[.M270])" office:value-type="string" office:string-value="./obyvak/_APE0774.jpg" calcext:value-type="string">
            <text:p>./obyvak/_APE0774.jpg</text:p>
          </table:table-cell>
          <table:table-cell table:formula="of:=VLOOKUP(LEFT([.L271];IF(               ISNUMBER(FIND(&quot; &quot;;[.L271]));FIND(&quot; &quot;;[.L271])-1;LEN([.L27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9">
          <table:table-cell table:formula="of:=[.A271]+1" office:value-type="float" office:value="268" calcext:value-type="float">
            <text:p>268</text:p>
          </table:table-cell>
          <table:table-cell/>
          <table:table-cell office:value-type="string" calcext:value-type="string">
            <text:p>susicka</text:p>
          </table:table-cell>
          <table:table-cell office:value-type="string" calcext:value-type="string">
            <text:p>Bosh</text:p>
          </table:table-cell>
          <table:table-cell/>
          <table:table-cell table:formula="of:=[.E272]" office:value-type="float" office:value="0" calcext:value-type="float">
            <text:p>0</text:p>
          </table:table-cell>
          <table:table-cell table:style-name="ce46" table:formula="of:=IF([.G271]=&quot;&quot;;&quot;&quot;;[.G271])" office:value-type="string" office:string-value="n" calcext:value-type="string">
            <text:p>n</text:p>
          </table:table-cell>
          <table:table-cell table:style-name="ce46"/>
          <table:table-cell table:style-name="ce46" table:formula="of:=IF([.I271]=&quot;&quot;;&quot;&quot;;[.I271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62.jpg _APE0774.jpg</text:p>
          </table:table-cell>
          <table:table-cell table:formula="of:=IF([.L272]&lt;&gt;&quot;&quot;;HYPERLINK(CONCATENATE(&quot;file://&quot;;[.$J$2];&quot;/&quot;;[.N272];&quot;/&quot;;LEFT([.L272];IF(               ISNUMBER(FIND(&quot; &quot;;[.L272]));FIND(&quot; &quot;;[.L272])-1;LEN([.L272])       )                ));CONCATENATE([.N272];LEFT([.L272];IF(               ISNUMBER(FIND(&quot; &quot;;[.L272]));FIND(&quot; &quot;;[.L272])-1;LEN([.L272])       )                )) );[.M271])" office:value-type="string" office:string-value="./obyvak/elektronika/_APE0762.jpg" calcext:value-type="string">
            <text:p>./obyvak/elektronika/_APE0762.jpg</text:p>
          </table:table-cell>
          <table:table-cell table:formula="of:=VLOOKUP(LEFT([.L272];IF(               ISNUMBER(FIND(&quot; &quot;;[.L272]));FIND(&quot; &quot;;[.L272])-1;LEN([.L27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272]+1" office:value-type="float" office:value="269" calcext:value-type="float">
            <text:p>269</text:p>
          </table:table-cell>
          <table:table-cell/>
          <table:table-cell office:value-type="string" calcext:value-type="string">
            <text:p>velky kvetinac a vzrostly benjamin</text:p>
          </table:table-cell>
          <table:table-cell table:number-columns-repeated="2"/>
          <table:table-cell table:formula="of:=[.E273]" office:value-type="float" office:value="0" calcext:value-type="float">
            <text:p>0</text:p>
          </table:table-cell>
          <table:table-cell table:style-name="ce46" table:formula="of:=IF([.G272]=&quot;&quot;;&quot;&quot;;[.G272])" office:value-type="string" office:string-value="n" calcext:value-type="string">
            <text:p>n</text:p>
          </table:table-cell>
          <table:table-cell table:style-name="ce46"/>
          <table:table-cell table:style-name="ce46" table:formula="of:=IF([.I272]=&quot;&quot;;&quot;&quot;;[.I272])" office:value-type="string" office:string-value="k" calcext:value-type="string">
            <text:p>k</text:p>
          </table:table-cell>
          <table:table-cell office:value-type="string" calcext:value-type="string">
            <text:p>na susicce.</text:p>
          </table:table-cell>
          <table:table-cell/>
          <table:table-cell table:style-name="ce57" office:value-type="string" calcext:value-type="string">
            <text:p>_APE0774.jpg</text:p>
          </table:table-cell>
          <table:table-cell table:formula="of:=IF([.L273]&lt;&gt;&quot;&quot;;HYPERLINK(CONCATENATE(&quot;file://&quot;;[.$J$2];&quot;/&quot;;[.N273];&quot;/&quot;;LEFT([.L273];IF(               ISNUMBER(FIND(&quot; &quot;;[.L273]));FIND(&quot; &quot;;[.L273])-1;LEN([.L273])       )                ));CONCATENATE([.N273];LEFT([.L273];IF(               ISNUMBER(FIND(&quot; &quot;;[.L273]));FIND(&quot; &quot;;[.L273])-1;LEN([.L273])       )                )) );[.M272])" office:value-type="string" office:string-value="./obyvak/_APE0774.jpg" calcext:value-type="string">
            <text:p>./obyvak/_APE0774.jpg</text:p>
          </table:table-cell>
          <table:table-cell table:formula="of:=VLOOKUP(LEFT([.L273];IF(               ISNUMBER(FIND(&quot; &quot;;[.L273]));FIND(&quot; &quot;;[.L273])-1;LEN([.L27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73]+1" office:value-type="float" office:value="270" calcext:value-type="float">
            <text:p>270</text:p>
          </table:table-cell>
          <table:table-cell/>
          <table:table-cell office:value-type="string" calcext:value-type="string">
            <text:p>Cca 30 knih</text:p>
          </table:table-cell>
          <table:table-cell table:number-columns-repeated="2"/>
          <table:table-cell table:formula="of:=[.E274]" office:value-type="float" office:value="0" calcext:value-type="float">
            <text:p>0</text:p>
          </table:table-cell>
          <table:table-cell table:style-name="ce46" table:formula="of:=IF([.G273]=&quot;&quot;;&quot;&quot;;[.G273])" office:value-type="string" office:string-value="n" calcext:value-type="string">
            <text:p>n</text:p>
          </table:table-cell>
          <table:table-cell table:style-name="ce46"/>
          <table:table-cell table:style-name="ce46" office:value-type="string" calcext:value-type="string">
            <text:p>k</text:p>
          </table:table-cell>
          <table:table-cell office:value-type="string" calcext:value-type="string">
            <text:p>starsi, avsak zname tituly</text:p>
          </table:table-cell>
          <table:table-cell/>
          <table:table-cell table:style-name="ce57" office:value-type="string" calcext:value-type="string">
            <text:p>_APE0787.jpg</text:p>
          </table:table-cell>
          <table:table-cell table:formula="of:=IF([.L274]&lt;&gt;&quot;&quot;;HYPERLINK(CONCATENATE(&quot;file://&quot;;[.$J$2];&quot;/&quot;;[.N274];&quot;/&quot;;LEFT([.L274];IF(               ISNUMBER(FIND(&quot; &quot;;[.L274]));FIND(&quot; &quot;;[.L274])-1;LEN([.L274])       )                ));CONCATENATE([.N274];LEFT([.L274];IF(               ISNUMBER(FIND(&quot; &quot;;[.L274]));FIND(&quot; &quot;;[.L274])-1;LEN([.L274])       )                )) );[.M273])" office:value-type="string" office:string-value="./obyvak/_APE0787.jpg" calcext:value-type="string">
            <text:p>./obyvak/_APE0787.jpg</text:p>
          </table:table-cell>
          <table:table-cell table:formula="of:=VLOOKUP(LEFT([.L274];IF(               ISNUMBER(FIND(&quot; &quot;;[.L274]));FIND(&quot; &quot;;[.L274])-1;LEN([.L27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74]+1" office:value-type="float" office:value="271" calcext:value-type="float">
            <text:p>271</text:p>
          </table:table-cell>
          <table:table-cell/>
          <table:table-cell office:value-type="string" calcext:value-type="string">
            <text:p>police ikea 4x4</text:p>
          </table:table-cell>
          <table:table-cell office:value-type="string" calcext:value-type="string">
            <text:p>ikea</text:p>
          </table:table-cell>
          <table:table-cell/>
          <table:table-cell table:formula="of:=[.E275]" office:value-type="float" office:value="0" calcext:value-type="float">
            <text:p>0</text:p>
          </table:table-cell>
          <table:table-cell table:style-name="ce46" table:formula="of:=IF([.G274]=&quot;&quot;;&quot;&quot;;[.G274])" office:value-type="string" office:string-value="n" calcext:value-type="string">
            <text:p>n</text:p>
          </table:table-cell>
          <table:table-cell table:style-name="ce46"/>
          <table:table-cell table:style-name="ce46" table:formula="of:=IF([.I274]=&quot;&quot;;&quot;&quot;;[.I274])" office:value-type="string" office:string-value="k" calcext:value-type="string">
            <text:p>k</text:p>
          </table:table-cell>
          <table:table-cell office:value-type="string" calcext:value-type="string">
            <text:p>bez zaskleni, 2x drevena dvirka</text:p>
          </table:table-cell>
          <table:table-cell/>
          <table:table-cell table:style-name="ce57" office:value-type="string" calcext:value-type="string">
            <text:p>DSC_7527.jpg</text:p>
          </table:table-cell>
          <table:table-cell table:formula="of:=IF([.L275]&lt;&gt;&quot;&quot;;HYPERLINK(CONCATENATE(&quot;file://&quot;;[.$J$2];&quot;/&quot;;[.N275];&quot;/&quot;;LEFT([.L275];IF(               ISNUMBER(FIND(&quot; &quot;;[.L275]));FIND(&quot; &quot;;[.L275])-1;LEN([.L275])       )                ));CONCATENATE([.N275];LEFT([.L275];IF(               ISNUMBER(FIND(&quot; &quot;;[.L275]));FIND(&quot; &quot;;[.L275])-1;LEN([.L275])       )                )) );[.M274])" office:value-type="string" office:string-value="./obyvak/DSC_7527.jpg" calcext:value-type="string">
            <text:p>./obyvak/DSC_7527.jpg</text:p>
          </table:table-cell>
          <table:table-cell table:formula="of:=VLOOKUP(LEFT([.L275];IF(               ISNUMBER(FIND(&quot; &quot;;[.L275]));FIND(&quot; &quot;;[.L275])-1;LEN([.L27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75]+1" office:value-type="float" office:value="272" calcext:value-type="float">
            <text:p>272</text:p>
          </table:table-cell>
          <table:table-cell/>
          <table:table-cell office:value-type="string" calcext:value-type="string">
            <text:p>police ikea 2x1</text:p>
          </table:table-cell>
          <table:table-cell office:value-type="string" calcext:value-type="string">
            <text:p>ikea</text:p>
          </table:table-cell>
          <table:table-cell/>
          <table:table-cell table:formula="of:=[.E276]" office:value-type="float" office:value="0" calcext:value-type="float">
            <text:p>0</text:p>
          </table:table-cell>
          <table:table-cell table:style-name="ce46" table:formula="of:=IF([.G275]=&quot;&quot;;&quot;&quot;;[.G275])" office:value-type="string" office:string-value="n" calcext:value-type="string">
            <text:p>n</text:p>
          </table:table-cell>
          <table:table-cell table:style-name="ce46"/>
          <table:table-cell table:style-name="ce46" table:formula="of:=IF([.I275]=&quot;&quot;;&quot;&quot;;[.I275])" office:value-type="string" office:string-value="k" calcext:value-type="string">
            <text:p>k</text:p>
          </table:table-cell>
          <table:table-cell office:value-type="string" calcext:value-type="string">
            <text:p>2x sklena dvirka</text:p>
          </table:table-cell>
          <table:table-cell/>
          <table:table-cell table:style-name="ce57" office:value-type="string" calcext:value-type="string">
            <text:p>DSC_7528.jpg</text:p>
          </table:table-cell>
          <table:table-cell table:formula="of:=IF([.L276]&lt;&gt;&quot;&quot;;HYPERLINK(CONCATENATE(&quot;file://&quot;;[.$J$2];&quot;/&quot;;[.N276];&quot;/&quot;;LEFT([.L276];IF(               ISNUMBER(FIND(&quot; &quot;;[.L276]));FIND(&quot; &quot;;[.L276])-1;LEN([.L276])       )                ));CONCATENATE([.N276];LEFT([.L276];IF(               ISNUMBER(FIND(&quot; &quot;;[.L276]));FIND(&quot; &quot;;[.L276])-1;LEN([.L276])       )                )) );[.M275])" office:value-type="string" office:string-value="./obyvak/DSC_7528.jpg" calcext:value-type="string">
            <text:p>./obyvak/DSC_7528.jpg</text:p>
          </table:table-cell>
          <table:table-cell table:formula="of:=VLOOKUP(LEFT([.L276];IF(               ISNUMBER(FIND(&quot; &quot;;[.L276]));FIND(&quot; &quot;;[.L276])-1;LEN([.L27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76]+1" office:value-type="float" office:value="273" calcext:value-type="float">
            <text:p>273</text:p>
          </table:table-cell>
          <table:table-cell/>
          <table:table-cell office:value-type="string" calcext:value-type="string">
            <text:p>police ikea 1x1</text:p>
          </table:table-cell>
          <table:table-cell office:value-type="string" calcext:value-type="string">
            <text:p>ikea</text:p>
          </table:table-cell>
          <table:table-cell/>
          <table:table-cell table:formula="of:=[.E277]" office:value-type="float" office:value="0" calcext:value-type="float">
            <text:p>0</text:p>
          </table:table-cell>
          <table:table-cell table:style-name="ce46" table:formula="of:=IF([.G276]=&quot;&quot;;&quot;&quot;;[.G276])" office:value-type="string" office:string-value="n" calcext:value-type="string">
            <text:p>n</text:p>
          </table:table-cell>
          <table:table-cell table:style-name="ce46"/>
          <table:table-cell table:style-name="ce46" table:formula="of:=IF([.I276]=&quot;&quot;;&quot;&quot;;[.I276])" office:value-type="string" office:string-value="k" calcext:value-type="string">
            <text:p>k</text:p>
          </table:table-cell>
          <table:table-cell office:value-type="string" calcext:value-type="string">
            <text:p>1x sklenena dvirka</text:p>
          </table:table-cell>
          <table:table-cell/>
          <table:table-cell table:style-name="ce57" office:value-type="string" calcext:value-type="string">
            <text:p>DSC_7528.jpg</text:p>
          </table:table-cell>
          <table:table-cell table:formula="of:=IF([.L277]&lt;&gt;&quot;&quot;;HYPERLINK(CONCATENATE(&quot;file://&quot;;[.$J$2];&quot;/&quot;;[.N277];&quot;/&quot;;LEFT([.L277];IF(               ISNUMBER(FIND(&quot; &quot;;[.L277]));FIND(&quot; &quot;;[.L277])-1;LEN([.L277])       )                ));CONCATENATE([.N277];LEFT([.L277];IF(               ISNUMBER(FIND(&quot; &quot;;[.L277]));FIND(&quot; &quot;;[.L277])-1;LEN([.L277])       )                )) );[.M276])" office:value-type="string" office:string-value="./obyvak/DSC_7528.jpg" calcext:value-type="string">
            <text:p>./obyvak/DSC_7528.jpg</text:p>
          </table:table-cell>
          <table:table-cell table:formula="of:=VLOOKUP(LEFT([.L277];IF(               ISNUMBER(FIND(&quot; &quot;;[.L277]));FIND(&quot; &quot;;[.L277])-1;LEN([.L27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77]+1" office:value-type="float" office:value="274" calcext:value-type="float">
            <text:p>274</text:p>
          </table:table-cell>
          <table:table-cell/>
          <table:table-cell office:value-type="string" calcext:value-type="string">
            <text:p>proutenny kosik</text:p>
          </table:table-cell>
          <table:table-cell table:number-columns-repeated="2"/>
          <table:table-cell table:formula="of:=[.E278]" office:value-type="float" office:value="0" calcext:value-type="float">
            <text:p>0</text:p>
          </table:table-cell>
          <table:table-cell table:style-name="ce46" table:formula="of:=IF([.G277]=&quot;&quot;;&quot;&quot;;[.G277])" office:value-type="string" office:string-value="n" calcext:value-type="string">
            <text:p>n</text:p>
          </table:table-cell>
          <table:table-cell table:style-name="ce46"/>
          <table:table-cell table:style-name="ce46" table:formula="of:=IF([.I277]=&quot;&quot;;&quot;&quot;;[.I27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77]=&quot;&quot;;&quot;&quot;;[.L277])" office:value-type="string" office:string-value="DSC_7528.jpg" calcext:value-type="string">
            <text:p>DSC_7528.jpg</text:p>
          </table:table-cell>
          <table:table-cell table:formula="of:=IF([.L278]&lt;&gt;&quot;&quot;;HYPERLINK(CONCATENATE(&quot;file://&quot;;[.$J$2];&quot;/&quot;;[.N278];&quot;/&quot;;LEFT([.L278];IF(               ISNUMBER(FIND(&quot; &quot;;[.L278]));FIND(&quot; &quot;;[.L278])-1;LEN([.L278])       )                ));CONCATENATE([.N278];LEFT([.L278];IF(               ISNUMBER(FIND(&quot; &quot;;[.L278]));FIND(&quot; &quot;;[.L278])-1;LEN([.L278])       )                )) );[.M277])" office:value-type="string" office:string-value="./obyvak/DSC_7528.jpg" calcext:value-type="string">
            <text:p>./obyvak/DSC_7528.jpg</text:p>
          </table:table-cell>
          <table:table-cell table:formula="of:=VLOOKUP(LEFT([.L278];IF(               ISNUMBER(FIND(&quot; &quot;;[.L278]));FIND(&quot; &quot;;[.L278])-1;LEN([.L27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9">
          <table:table-cell table:formula="of:=[.A278]+1" office:value-type="float" office:value="275" calcext:value-type="float">
            <text:p>275</text:p>
          </table:table-cell>
          <table:table-cell/>
          <table:table-cell office:value-type="string" calcext:value-type="string">
            <text:p>knihy v polici</text:p>
          </table:table-cell>
          <table:table-cell office:value-type="string" calcext:value-type="string">
            <text:p>ruzne</text:p>
          </table:table-cell>
          <table:table-cell/>
          <table:table-cell table:formula="of:=[.E279]" office:value-type="float" office:value="0" calcext:value-type="float">
            <text:p>0</text:p>
          </table:table-cell>
          <table:table-cell table:style-name="ce46" table:formula="of:=IF([.G278]=&quot;&quot;;&quot;&quot;;[.G278])" office:value-type="string" office:string-value="n" calcext:value-type="string">
            <text:p>n</text:p>
          </table:table-cell>
          <table:table-cell table:style-name="ce46"/>
          <table:table-cell table:style-name="ce46" table:formula="of:=IF([.I278]=&quot;&quot;;&quot;&quot;;[.I278])" office:value-type="string" office:string-value="k" calcext:value-type="string">
            <text:p>k</text:p>
          </table:table-cell>
          <table:table-cell office:value-type="string" calcext:value-type="string">
            <text:p>cca 15ks, vetsinou odb. Publikace – fotografie, terapeuticke</text:p>
          </table:table-cell>
          <table:table-cell/>
          <table:table-cell table:style-name="ce57" table:formula="of:=IF([.L278]=&quot;&quot;;&quot;&quot;;[.L278])" office:value-type="string" office:string-value="DSC_7528.jpg" calcext:value-type="string">
            <text:p>DSC_7528.jpg</text:p>
          </table:table-cell>
          <table:table-cell table:formula="of:=IF([.L279]&lt;&gt;&quot;&quot;;HYPERLINK(CONCATENATE(&quot;file://&quot;;[.$J$2];&quot;/&quot;;[.N279];&quot;/&quot;;LEFT([.L279];IF(               ISNUMBER(FIND(&quot; &quot;;[.L279]));FIND(&quot; &quot;;[.L279])-1;LEN([.L279])       )                ));CONCATENATE([.N279];LEFT([.L279];IF(               ISNUMBER(FIND(&quot; &quot;;[.L279]));FIND(&quot; &quot;;[.L279])-1;LEN([.L279])       )                )) );[.M278])" office:value-type="string" office:string-value="./obyvak/DSC_7528.jpg" calcext:value-type="string">
            <text:p>./obyvak/DSC_7528.jpg</text:p>
          </table:table-cell>
          <table:table-cell table:formula="of:=VLOOKUP(LEFT([.L279];IF(               ISNUMBER(FIND(&quot; &quot;;[.L279]));FIND(&quot; &quot;;[.L279])-1;LEN([.L27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9">
          <table:table-cell table:formula="of:=[.A279]+1" office:value-type="float" office:value="276" calcext:value-type="float">
            <text:p>276</text:p>
          </table:table-cell>
          <table:table-cell/>
          <table:table-cell office:value-type="string" calcext:value-type="string">
            <text:p>LCD monitor</text:p>
          </table:table-cell>
          <table:table-cell office:value-type="string" calcext:value-type="string">
            <text:p>HP, ZR2440w</text:p>
          </table:table-cell>
          <table:table-cell/>
          <table:table-cell table:formula="of:=[.E280]" office:value-type="float" office:value="0" calcext:value-type="float">
            <text:p>0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table:formula="of:=IF([.I279]=&quot;&quot;;&quot;&quot;;[.I279])" office:value-type="string" office:string-value="k" calcext:value-type="string">
            <text:p>k</text:p>
          </table:table-cell>
          <table:table-cell office:value-type="string" calcext:value-type="string">
            <text:p>IPS, 1920x1200</text:p>
          </table:table-cell>
          <table:table-cell/>
          <table:table-cell table:style-name="ce57" office:value-type="string" calcext:value-type="string">
            <text:p>DSC_7529.jpg</text:p>
            <text:p>_APE0780.jpg</text:p>
          </table:table-cell>
          <table:table-cell table:formula="of:=IF([.L280]&lt;&gt;&quot;&quot;;HYPERLINK(CONCATENATE(&quot;file://&quot;;[.$J$2];&quot;/&quot;;[.N280];&quot;/&quot;;LEFT([.L280];IF(               ISNUMBER(FIND(&quot; &quot;;[.L280]));FIND(&quot; &quot;;[.L280])-1;LEN([.L280])       )                ));CONCATENATE([.N280];LEFT([.L280];IF(               ISNUMBER(FIND(&quot; &quot;;[.L280]));FIND(&quot; &quot;;[.L280])-1;LEN([.L280])       )                )) );[.M279])" office:value-type="string" office:string-value="" calcext:value-type="error">
            <text:p>#N/A</text:p>
          </table:table-cell>
          <table:table-cell table:formula="of:=VLOOKUP(LEFT([.L280];IF(               ISNUMBER(FIND(&quot; &quot;;[.L280]));FIND(&quot; &quot;;[.L280])-1;LEN([.L28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280]+1" office:value-type="float" office:value="277" calcext:value-type="float">
            <text:p>277</text:p>
          </table:table-cell>
          <table:table-cell/>
          <table:table-cell office:value-type="string" calcext:value-type="string">
            <text:p>Usb mys </text:p>
          </table:table-cell>
          <table:table-cell office:value-type="string" calcext:value-type="string">
            <text:p>lenovo</text:p>
          </table:table-cell>
          <table:table-cell/>
          <table:table-cell table:formula="of:=[.E281]" office:value-type="float" office:value="0" calcext:value-type="float">
            <text:p>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table:formula="of:=IF([.I280]=&quot;&quot;;&quot;&quot;;[.I280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529.jpg</text:p>
          </table:table-cell>
          <table:table-cell table:formula="of:=IF([.L281]&lt;&gt;&quot;&quot;;HYPERLINK(CONCATENATE(&quot;file://&quot;;[.$J$2];&quot;/&quot;;[.N281];&quot;/&quot;;LEFT([.L281];IF(               ISNUMBER(FIND(&quot; &quot;;[.L281]));FIND(&quot; &quot;;[.L281])-1;LEN([.L281])       )                ));CONCATENATE([.N281];LEFT([.L281];IF(               ISNUMBER(FIND(&quot; &quot;;[.L281]));FIND(&quot; &quot;;[.L281])-1;LEN([.L281])       )                )) );[.M280])" office:value-type="string" office:string-value="./obyvak/DSC_7529.jpg" calcext:value-type="string">
            <text:p>./obyvak/DSC_7529.jpg</text:p>
          </table:table-cell>
          <table:table-cell table:formula="of:=VLOOKUP(LEFT([.L281];IF(               ISNUMBER(FIND(&quot; &quot;;[.L281]));FIND(&quot; &quot;;[.L281])-1;LEN([.L28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81]+1" office:value-type="float" office:value="278" calcext:value-type="float">
            <text:p>278</text:p>
          </table:table-cell>
          <table:table-cell/>
          <table:table-cell office:value-type="string" calcext:value-type="string">
            <text:p>sluchatka koss porta pro</text:p>
          </table:table-cell>
          <table:table-cell office:value-type="string" calcext:value-type="string">
            <text:p>koss</text:p>
          </table:table-cell>
          <table:table-cell/>
          <table:table-cell table:formula="of:=[.E282]" office:value-type="float" office:value="0" calcext:value-type="float">
            <text:p>0</text:p>
          </table:table-cell>
          <table:table-cell table:style-name="ce46" table:formula="of:=IF([.G281]=&quot;&quot;;&quot;&quot;;[.G281])" office:value-type="string" office:string-value="n" calcext:value-type="string">
            <text:p>n</text:p>
          </table:table-cell>
          <table:table-cell table:style-name="ce46"/>
          <table:table-cell table:style-name="ce46" table:formula="of:=IF([.I281]=&quot;&quot;;&quot;&quot;;[.I28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81]=&quot;&quot;;&quot;&quot;;[.L281])" office:value-type="string" office:string-value="DSC_7529.jpg" calcext:value-type="string">
            <text:p>DSC_7529.jpg</text:p>
          </table:table-cell>
          <table:table-cell table:formula="of:=IF([.L282]&lt;&gt;&quot;&quot;;HYPERLINK(CONCATENATE(&quot;file://&quot;;[.$J$2];&quot;/&quot;;[.N282];&quot;/&quot;;LEFT([.L282];IF(               ISNUMBER(FIND(&quot; &quot;;[.L282]));FIND(&quot; &quot;;[.L282])-1;LEN([.L282])       )                ));CONCATENATE([.N282];LEFT([.L282];IF(               ISNUMBER(FIND(&quot; &quot;;[.L282]));FIND(&quot; &quot;;[.L282])-1;LEN([.L282])       )                )) );[.M281])" office:value-type="string" office:string-value="./obyvak/DSC_7529.jpg" calcext:value-type="string">
            <text:p>./obyvak/DSC_7529.jpg</text:p>
          </table:table-cell>
          <table:table-cell table:formula="of:=VLOOKUP(LEFT([.L282];IF(               ISNUMBER(FIND(&quot; &quot;;[.L282]));FIND(&quot; &quot;;[.L282])-1;LEN([.L28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82]+1" office:value-type="float" office:value="279" calcext:value-type="float">
            <text:p>279</text:p>
          </table:table-cell>
          <table:table-cell/>
          <table:table-cell office:value-type="string" calcext:value-type="string">
            <text:p>2x skripec na fotoplatno</text:p>
          </table:table-cell>
          <table:table-cell table:number-columns-repeated="2"/>
          <table:table-cell table:formula="of:=[.E283]" office:value-type="float" office:value="0" calcext:value-type="float">
            <text:p>0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table:formula="of:=IF([.I282]=&quot;&quot;;&quot;&quot;;[.I28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82]=&quot;&quot;;&quot;&quot;;[.L282])" office:value-type="string" office:string-value="DSC_7529.jpg" calcext:value-type="string">
            <text:p>DSC_7529.jpg</text:p>
          </table:table-cell>
          <table:table-cell table:formula="of:=IF([.L283]&lt;&gt;&quot;&quot;;HYPERLINK(CONCATENATE(&quot;file://&quot;;[.$J$2];&quot;/&quot;;[.N283];&quot;/&quot;;LEFT([.L283];IF(               ISNUMBER(FIND(&quot; &quot;;[.L283]));FIND(&quot; &quot;;[.L283])-1;LEN([.L283])       )                ));CONCATENATE([.N283];LEFT([.L283];IF(               ISNUMBER(FIND(&quot; &quot;;[.L283]));FIND(&quot; &quot;;[.L283])-1;LEN([.L283])       )                )) );[.M282])" office:value-type="string" office:string-value="./obyvak/DSC_7529.jpg" calcext:value-type="string">
            <text:p>./obyvak/DSC_7529.jpg</text:p>
          </table:table-cell>
          <table:table-cell table:formula="of:=VLOOKUP(LEFT([.L283];IF(               ISNUMBER(FIND(&quot; &quot;;[.L283]));FIND(&quot; &quot;;[.L283])-1;LEN([.L28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83]+1" office:value-type="float" office:value="280" calcext:value-type="float">
            <text:p>280</text:p>
          </table:table-cell>
          <table:table-cell/>
          <table:table-cell office:value-type="string" calcext:value-type="string">
            <text:p>ramecek na obrazek</text:p>
          </table:table-cell>
          <table:table-cell office:value-type="string" calcext:value-type="string">
            <text:p>ikea</text:p>
          </table:table-cell>
          <table:table-cell/>
          <table:table-cell table:formula="of:=[.E284]" office:value-type="float" office:value="0" calcext:value-type="float">
            <text:p>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table:formula="of:=IF([.I283]=&quot;&quot;;&quot;&quot;;[.I28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83]=&quot;&quot;;&quot;&quot;;[.L283])" office:value-type="string" office:string-value="DSC_7529.jpg" calcext:value-type="string">
            <text:p>DSC_7529.jpg</text:p>
          </table:table-cell>
          <table:table-cell table:formula="of:=IF([.L284]&lt;&gt;&quot;&quot;;HYPERLINK(CONCATENATE(&quot;file://&quot;;[.$J$2];&quot;/&quot;;[.N284];&quot;/&quot;;LEFT([.L284];IF(               ISNUMBER(FIND(&quot; &quot;;[.L284]));FIND(&quot; &quot;;[.L284])-1;LEN([.L284])       )                ));CONCATENATE([.N284];LEFT([.L284];IF(               ISNUMBER(FIND(&quot; &quot;;[.L284]));FIND(&quot; &quot;;[.L284])-1;LEN([.L284])       )                )) );[.M283])" office:value-type="string" office:string-value="./obyvak/DSC_7529.jpg" calcext:value-type="string">
            <text:p>./obyvak/DSC_7529.jpg</text:p>
          </table:table-cell>
          <table:table-cell table:formula="of:=VLOOKUP(LEFT([.L284];IF(               ISNUMBER(FIND(&quot; &quot;;[.L284]));FIND(&quot; &quot;;[.L284])-1;LEN([.L28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84]+1" office:value-type="float" office:value="281" calcext:value-type="float">
            <text:p>281</text:p>
          </table:table-cell>
          <table:table-cell/>
          <table:table-cell office:value-type="string" calcext:value-type="string">
            <text:p>dekorace musle</text:p>
          </table:table-cell>
          <table:table-cell table:number-columns-repeated="2"/>
          <table:table-cell table:formula="of:=[.E285]" office:value-type="float" office:value="0" calcext:value-type="float">
            <text:p>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table:formula="of:=IF([.I284]=&quot;&quot;;&quot;&quot;;[.I28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84]=&quot;&quot;;&quot;&quot;;[.L284])" office:value-type="string" office:string-value="DSC_7529.jpg" calcext:value-type="string">
            <text:p>DSC_7529.jpg</text:p>
          </table:table-cell>
          <table:table-cell table:formula="of:=IF([.L285]&lt;&gt;&quot;&quot;;HYPERLINK(CONCATENATE(&quot;file://&quot;;[.$J$2];&quot;/&quot;;[.N285];&quot;/&quot;;LEFT([.L285];IF(               ISNUMBER(FIND(&quot; &quot;;[.L285]));FIND(&quot; &quot;;[.L285])-1;LEN([.L285])       )                ));CONCATENATE([.N285];LEFT([.L285];IF(               ISNUMBER(FIND(&quot; &quot;;[.L285]));FIND(&quot; &quot;;[.L285])-1;LEN([.L285])       )                )) );[.M284])" office:value-type="string" office:string-value="./obyvak/DSC_7529.jpg" calcext:value-type="string">
            <text:p>./obyvak/DSC_7529.jpg</text:p>
          </table:table-cell>
          <table:table-cell table:formula="of:=VLOOKUP(LEFT([.L285];IF(               ISNUMBER(FIND(&quot; &quot;;[.L285]));FIND(&quot; &quot;;[.L285])-1;LEN([.L28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85]+1" office:value-type="float" office:value="282" calcext:value-type="float">
            <text:p>282</text:p>
          </table:table-cell>
          <table:table-cell/>
          <table:table-cell office:value-type="string" calcext:value-type="string">
            <text:p>detska ochrana na rohy</text:p>
          </table:table-cell>
          <table:table-cell office:value-type="string" calcext:value-type="string">
            <text:p>ikea</text:p>
          </table:table-cell>
          <table:table-cell/>
          <table:table-cell table:formula="of:=[.E286]" office:value-type="float" office:value="0" calcext:value-type="float">
            <text:p>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table:formula="of:=IF([.I285]=&quot;&quot;;&quot;&quot;;[.I285])" office:value-type="string" office:string-value="k" calcext:value-type="string">
            <text:p>k</text:p>
          </table:table-cell>
          <table:table-cell office:value-type="string" calcext:value-type="string">
            <text:p>na vicero fotografiiech cca 6ks</text:p>
          </table:table-cell>
          <table:table-cell/>
          <table:table-cell table:style-name="ce57" table:formula="of:=IF([.L285]=&quot;&quot;;&quot;&quot;;[.L285])" office:value-type="string" office:string-value="DSC_7529.jpg" calcext:value-type="string">
            <text:p>DSC_7529.jpg</text:p>
          </table:table-cell>
          <table:table-cell table:formula="of:=IF([.L286]&lt;&gt;&quot;&quot;;HYPERLINK(CONCATENATE(&quot;file://&quot;;[.$J$2];&quot;/&quot;;[.N286];&quot;/&quot;;LEFT([.L286];IF(               ISNUMBER(FIND(&quot; &quot;;[.L286]));FIND(&quot; &quot;;[.L286])-1;LEN([.L286])       )                ));CONCATENATE([.N286];LEFT([.L286];IF(               ISNUMBER(FIND(&quot; &quot;;[.L286]));FIND(&quot; &quot;;[.L286])-1;LEN([.L286])       )                )) );[.M285])" office:value-type="string" office:string-value="./obyvak/DSC_7529.jpg" calcext:value-type="string">
            <text:p>./obyvak/DSC_7529.jpg</text:p>
          </table:table-cell>
          <table:table-cell table:formula="of:=VLOOKUP(LEFT([.L286];IF(               ISNUMBER(FIND(&quot; &quot;;[.L286]));FIND(&quot; &quot;;[.L286])-1;LEN([.L28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86]+1" office:value-type="float" office:value="283" calcext:value-type="float">
            <text:p>283</text:p>
          </table:table-cell>
          <table:table-cell/>
          <table:table-cell office:value-type="string" calcext:value-type="string">
            <text:p>zesilovac</text:p>
          </table:table-cell>
          <table:table-cell office:value-type="string" calcext:value-type="string">
            <text:p>harman kardon</text:p>
          </table:table-cell>
          <table:table-cell/>
          <table:table-cell table:formula="of:=[.E287]" office:value-type="float" office:value="0" calcext:value-type="float">
            <text:p>0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table:formula="of:=IF([.I286]=&quot;&quot;;&quot;&quot;;[.I286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75.jpg</text:p>
          </table:table-cell>
          <table:table-cell table:formula="of:=IF([.L287]&lt;&gt;&quot;&quot;;HYPERLINK(CONCATENATE(&quot;file://&quot;;[.$J$2];&quot;/&quot;;[.N287];&quot;/&quot;;LEFT([.L287];IF(               ISNUMBER(FIND(&quot; &quot;;[.L287]));FIND(&quot; &quot;;[.L287])-1;LEN([.L287])       )                ));CONCATENATE([.N287];LEFT([.L287];IF(               ISNUMBER(FIND(&quot; &quot;;[.L287]));FIND(&quot; &quot;;[.L287])-1;LEN([.L287])       )                )) );[.M286])" office:value-type="string" office:string-value="./obyvak/elektronika/_APE0775.jpg" calcext:value-type="string">
            <text:p>./obyvak/elektronika/_APE0775.jpg</text:p>
          </table:table-cell>
          <table:table-cell table:formula="of:=VLOOKUP(LEFT([.L287];IF(               ISNUMBER(FIND(&quot; &quot;;[.L287]));FIND(&quot; &quot;;[.L287])-1;LEN([.L28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9">
          <table:table-cell table:formula="of:=[.A287]+1" office:value-type="float" office:value="284" calcext:value-type="float">
            <text:p>284</text:p>
          </table:table-cell>
          <table:table-cell/>
          <table:table-cell office:value-type="string" calcext:value-type="string">
            <text:p>reproduktory zadni</text:p>
          </table:table-cell>
          <table:table-cell office:value-type="string" calcext:value-type="string">
            <text:p>wharf dale</text:p>
          </table:table-cell>
          <table:table-cell/>
          <table:table-cell table:formula="of:=[.E288]" office:value-type="float" office:value="0" calcext:value-type="float">
            <text:p>0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table:formula="of:=IF([.I287]=&quot;&quot;;&quot;&quot;;[.I287])" office:value-type="string" office:string-value="k" calcext:value-type="string">
            <text:p>k</text:p>
          </table:table-cell>
          <table:table-cell office:value-type="string" calcext:value-type="string">
            <text:p>Wharfdale Diamond 10.2</text:p>
          </table:table-cell>
          <table:table-cell/>
          <table:table-cell table:style-name="ce58" office:value-type="string" calcext:value-type="string">
            <text:p>_APE0779.jpg DSC_7529.jpg</text:p>
          </table:table-cell>
          <table:table-cell table:formula="of:=IF([.L288]&lt;&gt;&quot;&quot;;HYPERLINK(CONCATENATE(&quot;file://&quot;;[.$J$2];&quot;/&quot;;[.N288];&quot;/&quot;;LEFT([.L288];IF(               ISNUMBER(FIND(&quot; &quot;;[.L288]));FIND(&quot; &quot;;[.L288])-1;LEN([.L288])       )                ));CONCATENATE([.N288];LEFT([.L288];IF(               ISNUMBER(FIND(&quot; &quot;;[.L288]));FIND(&quot; &quot;;[.L288])-1;LEN([.L288])       )                )) );[.M287])" office:value-type="string" office:string-value="./obyvak/elektronika/_APE0779.jpg" calcext:value-type="string">
            <text:p>./obyvak/elektronika/_APE0779.jpg</text:p>
          </table:table-cell>
          <table:table-cell table:formula="of:=VLOOKUP(LEFT([.L288];IF(               ISNUMBER(FIND(&quot; &quot;;[.L288]));FIND(&quot; &quot;;[.L288])-1;LEN([.L28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288]+1" office:value-type="float" office:value="285" calcext:value-type="float">
            <text:p>285</text:p>
          </table:table-cell>
          <table:table-cell/>
          <table:table-cell office:value-type="string" calcext:value-type="string">
            <text:p>iMac mini</text:p>
          </table:table-cell>
          <table:table-cell office:value-type="string" calcext:value-type="string">
            <text:p>apple</text:p>
          </table:table-cell>
          <table:table-cell/>
          <table:table-cell table:formula="of:=[.E289]" office:value-type="float" office:value="0" calcext:value-type="float">
            <text:p>0</text:p>
          </table:table-cell>
          <table:table-cell table:style-name="ce46" table:formula="of:=IF([.G288]=&quot;&quot;;&quot;&quot;;[.G288])" office:value-type="string" office:string-value="a" calcext:value-type="string">
            <text:p>a</text:p>
          </table:table-cell>
          <table:table-cell table:style-name="ce46"/>
          <table:table-cell table:style-name="ce46" table:formula="of:=IF([.I288]=&quot;&quot;;&quot;&quot;;[.I288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81.jpg</text:p>
          </table:table-cell>
          <table:table-cell table:formula="of:=IF([.L289]&lt;&gt;&quot;&quot;;HYPERLINK(CONCATENATE(&quot;file://&quot;;[.$J$2];&quot;/&quot;;[.N289];&quot;/&quot;;LEFT([.L289];IF(               ISNUMBER(FIND(&quot; &quot;;[.L289]));FIND(&quot; &quot;;[.L289])-1;LEN([.L289])       )                ));CONCATENATE([.N289];LEFT([.L289];IF(               ISNUMBER(FIND(&quot; &quot;;[.L289]));FIND(&quot; &quot;;[.L289])-1;LEN([.L289])       )                )) );[.M288])" office:value-type="string" office:string-value="./obyvak/elektronika/_APE0781.jpg" calcext:value-type="string">
            <text:p>./obyvak/elektronika/_APE0781.jpg</text:p>
          </table:table-cell>
          <table:table-cell table:formula="of:=VLOOKUP(LEFT([.L289];IF(               ISNUMBER(FIND(&quot; &quot;;[.L289]));FIND(&quot; &quot;;[.L289])-1;LEN([.L289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289]+1" office:value-type="float" office:value="286" calcext:value-type="float">
            <text:p>286</text:p>
          </table:table-cell>
          <table:table-cell/>
          <table:table-cell office:value-type="string" calcext:value-type="string">
            <text:p>wifi router</text:p>
          </table:table-cell>
          <table:table-cell office:value-type="string" calcext:value-type="string">
            <text:p>netgear</text:p>
          </table:table-cell>
          <table:table-cell/>
          <table:table-cell table:formula="of:=[.E290]" office:value-type="float" office:value="0" calcext:value-type="float">
            <text:p>0</text:p>
          </table:table-cell>
          <table:table-cell table:style-name="ce46" table:formula="of:=IF([.G289]=&quot;&quot;;&quot;&quot;;[.G289])" office:value-type="string" office:string-value="a" calcext:value-type="string">
            <text:p>a</text:p>
          </table:table-cell>
          <table:table-cell table:style-name="ce46"/>
          <table:table-cell table:style-name="ce46" table:formula="of:=IF([.I289]=&quot;&quot;;&quot;&quot;;[.I289])" office:value-type="string" office:string-value="k" calcext:value-type="string">
            <text:p>k</text:p>
          </table:table-cell>
          <table:table-cell office:value-type="string" calcext:value-type="string">
            <text:p>Wifi 802.11/bgn</text:p>
          </table:table-cell>
          <table:table-cell/>
          <table:table-cell table:style-name="ce57" office:value-type="string" calcext:value-type="string">
            <text:p>DSC_7525.jpg</text:p>
          </table:table-cell>
          <table:table-cell table:formula="of:=IF([.L290]&lt;&gt;&quot;&quot;;HYPERLINK(CONCATENATE(&quot;file://&quot;;[.$J$2];&quot;/&quot;;[.N290];&quot;/&quot;;LEFT([.L290];IF(               ISNUMBER(FIND(&quot; &quot;;[.L290]));FIND(&quot; &quot;;[.L290])-1;LEN([.L290])       )                ));CONCATENATE([.N290];LEFT([.L290];IF(               ISNUMBER(FIND(&quot; &quot;;[.L290]));FIND(&quot; &quot;;[.L290])-1;LEN([.L290])       )                )) );[.M289])" office:value-type="string" office:string-value="./obyvak/elektronika/DSC_7525.jpg" calcext:value-type="string">
            <text:p>./obyvak/elektronika/DSC_7525.jpg</text:p>
          </table:table-cell>
          <table:table-cell table:formula="of:=VLOOKUP(LEFT([.L290];IF(               ISNUMBER(FIND(&quot; &quot;;[.L290]));FIND(&quot; &quot;;[.L290])-1;LEN([.L290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9">
          <table:table-cell table:formula="of:=[.A290]+1" office:value-type="float" office:value="287" calcext:value-type="float">
            <text:p>287</text:p>
          </table:table-cell>
          <table:table-cell/>
          <table:table-cell office:value-type="string" calcext:value-type="string">
            <text:p>Network Attached Storage</text:p>
          </table:table-cell>
          <table:table-cell office:value-type="string" calcext:value-type="string">
            <text:p>???</text:p>
          </table:table-cell>
          <table:table-cell/>
          <table:table-cell table:formula="of:=[.E291]" office:value-type="float" office:value="0" calcext:value-type="float">
            <text:p>0</text:p>
          </table:table-cell>
          <table:table-cell table:style-name="ce46" table:formula="of:=IF([.G290]=&quot;&quot;;&quot;&quot;;[.G290])" office:value-type="string" office:string-value="a" calcext:value-type="string">
            <text:p>a</text:p>
          </table:table-cell>
          <table:table-cell table:style-name="ce46"/>
          <table:table-cell table:style-name="ce46" table:formula="of:=IF([.I290]=&quot;&quot;;&quot;&quot;;[.I290])" office:value-type="string" office:string-value="k" calcext:value-type="string">
            <text:p>k</text:p>
          </table:table-cell>
          <table:table-cell office:value-type="string" calcext:value-type="string">
            <text:p>2 disky, NFS, RAID s aktivni ventilaci, 2x disky – 1TB a 1,5TB</text:p>
          </table:table-cell>
          <table:table-cell/>
          <table:table-cell table:style-name="ce57" table:formula="of:=IF([.L290]=&quot;&quot;;&quot;&quot;;[.L290])" office:value-type="string" office:string-value="DSC_7525.jpg" calcext:value-type="string">
            <text:p>DSC_7525.jpg</text:p>
          </table:table-cell>
          <table:table-cell table:formula="of:=IF([.L291]&lt;&gt;&quot;&quot;;HYPERLINK(CONCATENATE(&quot;file://&quot;;[.$J$2];&quot;/&quot;;[.N291];&quot;/&quot;;LEFT([.L291];IF(               ISNUMBER(FIND(&quot; &quot;;[.L291]));FIND(&quot; &quot;;[.L291])-1;LEN([.L291])       )                ));CONCATENATE([.N291];LEFT([.L291];IF(               ISNUMBER(FIND(&quot; &quot;;[.L291]));FIND(&quot; &quot;;[.L291])-1;LEN([.L291])       )                )) );[.M290])" office:value-type="string" office:string-value="./obyvak/elektronika/DSC_7525.jpg" calcext:value-type="string">
            <text:p>./obyvak/elektronika/DSC_7525.jpg</text:p>
          </table:table-cell>
          <table:table-cell table:formula="of:=VLOOKUP(LEFT([.L291];IF(               ISNUMBER(FIND(&quot; &quot;;[.L291]));FIND(&quot; &quot;;[.L291])-1;LEN([.L291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291]+1" office:value-type="float" office:value="288" calcext:value-type="float">
            <text:p>288</text:p>
          </table:table-cell>
          <table:table-cell/>
          <table:table-cell office:value-type="string" calcext:value-type="string">
            <text:p>USB/e-sata box + disk</text:p>
          </table:table-cell>
          <table:table-cell office:value-type="string" calcext:value-type="string">
            <text:p>raidsonic</text:p>
          </table:table-cell>
          <table:table-cell/>
          <table:table-cell table:formula="of:=[.E292]" office:value-type="float" office:value="0" calcext:value-type="float">
            <text:p>0</text:p>
          </table:table-cell>
          <table:table-cell table:style-name="ce46" table:formula="of:=IF([.G291]=&quot;&quot;;&quot;&quot;;[.G291])" office:value-type="string" office:string-value="a" calcext:value-type="string">
            <text:p>a</text:p>
          </table:table-cell>
          <table:table-cell table:style-name="ce46"/>
          <table:table-cell table:style-name="ce46" table:formula="of:=IF([.I291]=&quot;&quot;;&quot;&quot;;[.I291])" office:value-type="string" office:string-value="k" calcext:value-type="string">
            <text:p>k</text:p>
          </table:table-cell>
          <table:table-cell office:value-type="string" calcext:value-type="string">
            <text:p>icybox, 1TB disk</text:p>
          </table:table-cell>
          <table:table-cell/>
          <table:table-cell table:style-name="ce57" table:formula="of:=IF([.L291]=&quot;&quot;;&quot;&quot;;[.L291])" office:value-type="string" office:string-value="DSC_7525.jpg" calcext:value-type="string">
            <text:p>DSC_7525.jpg</text:p>
          </table:table-cell>
          <table:table-cell table:formula="of:=IF([.L292]&lt;&gt;&quot;&quot;;HYPERLINK(CONCATENATE(&quot;file://&quot;;[.$J$2];&quot;/&quot;;[.N292];&quot;/&quot;;LEFT([.L292];IF(               ISNUMBER(FIND(&quot; &quot;;[.L292]));FIND(&quot; &quot;;[.L292])-1;LEN([.L292])       )                ));CONCATENATE([.N292];LEFT([.L292];IF(               ISNUMBER(FIND(&quot; &quot;;[.L292]));FIND(&quot; &quot;;[.L292])-1;LEN([.L292])       )                )) );[.M291])" office:value-type="string" office:string-value="./obyvak/elektronika/DSC_7525.jpg" calcext:value-type="string">
            <text:p>./obyvak/elektronika/DSC_7525.jpg</text:p>
          </table:table-cell>
          <table:table-cell table:formula="of:=VLOOKUP(LEFT([.L292];IF(               ISNUMBER(FIND(&quot; &quot;;[.L292]));FIND(&quot; &quot;;[.L292])-1;LEN([.L29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9">
          <table:table-cell table:formula="of:=[.A292]+1" office:value-type="float" office:value="289" calcext:value-type="float">
            <text:p>289</text:p>
          </table:table-cell>
          <table:table-cell/>
          <table:table-cell office:value-type="string" calcext:value-type="string">
            <text:p>Usb DVBT klicenka</text:p>
          </table:table-cell>
          <table:table-cell table:number-columns-repeated="2"/>
          <table:table-cell table:formula="of:=[.E293]" office:value-type="float" office:value="0" calcext:value-type="float">
            <text:p>0</text:p>
          </table:table-cell>
          <table:table-cell table:style-name="ce46" table:formula="of:=IF([.G292]=&quot;&quot;;&quot;&quot;;[.G292])" office:value-type="string" office:string-value="a" calcext:value-type="string">
            <text:p>a</text:p>
          </table:table-cell>
          <table:table-cell table:style-name="ce46"/>
          <table:table-cell table:style-name="ce46" table:formula="of:=IF([.I292]=&quot;&quot;;&quot;&quot;;[.I292])" office:value-type="string" office:string-value="k" calcext:value-type="string">
            <text:p>k</text:p>
          </table:table-cell>
          <table:table-cell office:value-type="string" calcext:value-type="string">
            <text:p>na foto v levo od iMAC mini (klicenka na kabelu)</text:p>
          </table:table-cell>
          <table:table-cell/>
          <table:table-cell table:style-name="ce57" office:value-type="string" calcext:value-type="string">
            <text:p>_APE0781.jpg</text:p>
          </table:table-cell>
          <table:table-cell table:formula="of:=IF([.L293]&lt;&gt;&quot;&quot;;HYPERLINK(CONCATENATE(&quot;file://&quot;;[.$J$2];&quot;/&quot;;[.N293];&quot;/&quot;;LEFT([.L293];IF(               ISNUMBER(FIND(&quot; &quot;;[.L293]));FIND(&quot; &quot;;[.L293])-1;LEN([.L293])       )                ));CONCATENATE([.N293];LEFT([.L293];IF(               ISNUMBER(FIND(&quot; &quot;;[.L293]));FIND(&quot; &quot;;[.L293])-1;LEN([.L293])       )                )) );[.M292])" office:value-type="string" office:string-value="./obyvak/elektronika/_APE0781.jpg" calcext:value-type="string">
            <text:p>./obyvak/elektronika/_APE0781.jpg</text:p>
          </table:table-cell>
          <table:table-cell table:formula="of:=VLOOKUP(LEFT([.L293];IF(               ISNUMBER(FIND(&quot; &quot;;[.L293]));FIND(&quot; &quot;;[.L293])-1;LEN([.L29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293]+1" office:value-type="float" office:value="290" calcext:value-type="float">
            <text:p>290</text:p>
          </table:table-cell>
          <table:table-cell/>
          <table:table-cell office:value-type="string" calcext:value-type="string">
            <text:p>dreveny ramecek na fotografii</text:p>
          </table:table-cell>
          <table:table-cell table:number-columns-repeated="2"/>
          <table:table-cell table:formula="of:=[.E294]" office:value-type="float" office:value="0" calcext:value-type="float">
            <text:p>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table:formula="of:=IF([.I293]=&quot;&quot;;&quot;&quot;;[.I293])" office:value-type="string" office:string-value="k" calcext:value-type="string">
            <text:p>k</text:p>
          </table:table-cell>
          <table:table-cell office:value-type="string" calcext:value-type="string">
            <text:p>rucni prace</text:p>
          </table:table-cell>
          <table:table-cell/>
          <table:table-cell table:style-name="ce57" office:value-type="string" calcext:value-type="string">
            <text:p>_APE0774.jpg</text:p>
          </table:table-cell>
          <table:table-cell table:formula="of:=IF([.L294]&lt;&gt;&quot;&quot;;HYPERLINK(CONCATENATE(&quot;file://&quot;;[.$J$2];&quot;/&quot;;[.N294];&quot;/&quot;;LEFT([.L294];IF(               ISNUMBER(FIND(&quot; &quot;;[.L294]));FIND(&quot; &quot;;[.L294])-1;LEN([.L294])       )                ));CONCATENATE([.N294];LEFT([.L294];IF(               ISNUMBER(FIND(&quot; &quot;;[.L294]));FIND(&quot; &quot;;[.L294])-1;LEN([.L294])       )                )) );[.M293])" office:value-type="string" office:string-value="./obyvak/_APE0774.jpg" calcext:value-type="string">
            <text:p>./obyvak/_APE0774.jpg</text:p>
          </table:table-cell>
          <table:table-cell table:formula="of:=VLOOKUP(LEFT([.L294];IF(               ISNUMBER(FIND(&quot; &quot;;[.L294]));FIND(&quot; &quot;;[.L294])-1;LEN([.L29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6">
          <table:table-cell table:formula="of:=[.A294]+1" office:value-type="float" office:value="291" calcext:value-type="float">
            <text:p>291</text:p>
          </table:table-cell>
          <table:table-cell/>
          <table:table-cell office:value-type="string" calcext:value-type="string">
            <text:p>destka hra HEROS</text:p>
          </table:table-cell>
          <table:table-cell table:number-columns-repeated="2"/>
          <table:table-cell table:formula="of:=[.E295]" office:value-type="float" office:value="0" calcext:value-type="float">
            <text:p>0</text:p>
          </table:table-cell>
          <table:table-cell table:style-name="ce46" table:formula="of:=IF([.G294]=&quot;&quot;;&quot;&quot;;[.G294])" office:value-type="string" office:string-value="n" calcext:value-type="string">
            <text:p>n</text:p>
          </table:table-cell>
          <table:table-cell table:style-name="ce46"/>
          <table:table-cell table:style-name="ce46" table:formula="of:=IF([.I294]=&quot;&quot;;&quot;&quot;;[.I294])" office:value-type="string" office:string-value="k" calcext:value-type="string">
            <text:p>k</text:p>
          </table:table-cell>
          <table:table-cell office:value-type="string" calcext:value-type="string">
            <text:p>skladacka s naradim</text:p>
          </table:table-cell>
          <table:table-cell/>
          <table:table-cell table:style-name="ce57" office:value-type="string" calcext:value-type="string">
            <text:p>_APE0775.jpg</text:p>
          </table:table-cell>
          <table:table-cell table:formula="of:=IF([.L295]&lt;&gt;&quot;&quot;;HYPERLINK(CONCATENATE(&quot;file://&quot;;[.$J$2];&quot;/&quot;;[.N295];&quot;/&quot;;LEFT([.L295];IF(               ISNUMBER(FIND(&quot; &quot;;[.L295]));FIND(&quot; &quot;;[.L295])-1;LEN([.L295])       )                ));CONCATENATE([.N295];LEFT([.L295];IF(               ISNUMBER(FIND(&quot; &quot;;[.L295]));FIND(&quot; &quot;;[.L295])-1;LEN([.L295])       )                )) );[.M294])" office:value-type="string" office:string-value="./obyvak/elektronika/_APE0775.jpg" calcext:value-type="string">
            <text:p>./obyvak/elektronika/_APE0775.jpg</text:p>
          </table:table-cell>
          <table:table-cell table:formula="of:=VLOOKUP(LEFT([.L295];IF(               ISNUMBER(FIND(&quot; &quot;;[.L295]));FIND(&quot; &quot;;[.L295])-1;LEN([.L295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295]+1" office:value-type="float" office:value="292" calcext:value-type="float">
            <text:p>292</text:p>
          </table:table-cell>
          <table:table-cell/>
          <table:table-cell office:value-type="string" calcext:value-type="string">
            <text:p>detska sada zviratek</text:p>
          </table:table-cell>
          <table:table-cell office:value-type="string" calcext:value-type="string">
            <text:p>rucni prace, malovane</text:p>
          </table:table-cell>
          <table:table-cell/>
          <table:table-cell table:formula="of:=[.E296]" office:value-type="float" office:value="0" calcext:value-type="float">
            <text:p>0</text:p>
          </table:table-cell>
          <table:table-cell table:style-name="ce46" table:formula="of:=IF([.G295]=&quot;&quot;;&quot;&quot;;[.G295])" office:value-type="string" office:string-value="n" calcext:value-type="string">
            <text:p>n</text:p>
          </table:table-cell>
          <table:table-cell table:style-name="ce46"/>
          <table:table-cell table:style-name="ce46" table:formula="of:=IF([.I295]=&quot;&quot;;&quot;&quot;;[.I295])" office:value-type="string" office:string-value="k" calcext:value-type="string">
            <text:p>k</text:p>
          </table:table-cell>
          <table:table-cell office:value-type="string" calcext:value-type="string">
            <text:p>exotika 8ks</text:p>
          </table:table-cell>
          <table:table-cell/>
          <table:table-cell table:style-name="ce57" table:formula="of:=IF([.L295]=&quot;&quot;;&quot;&quot;;[.L295])" office:value-type="string" office:string-value="_APE0775.jpg" calcext:value-type="string">
            <text:p>_APE0775.jpg</text:p>
          </table:table-cell>
          <table:table-cell table:formula="of:=IF([.L296]&lt;&gt;&quot;&quot;;HYPERLINK(CONCATENATE(&quot;file://&quot;;[.$J$2];&quot;/&quot;;[.N296];&quot;/&quot;;LEFT([.L296];IF(               ISNUMBER(FIND(&quot; &quot;;[.L296]));FIND(&quot; &quot;;[.L296])-1;LEN([.L296])       )                ));CONCATENATE([.N296];LEFT([.L296];IF(               ISNUMBER(FIND(&quot; &quot;;[.L296]));FIND(&quot; &quot;;[.L296])-1;LEN([.L296])       )                )) );[.M295])" office:value-type="string" office:string-value="./obyvak/elektronika/_APE0775.jpg" calcext:value-type="string">
            <text:p>./obyvak/elektronika/_APE0775.jpg</text:p>
          </table:table-cell>
          <table:table-cell table:formula="of:=VLOOKUP(LEFT([.L296];IF(               ISNUMBER(FIND(&quot; &quot;;[.L296]));FIND(&quot; &quot;;[.L296])-1;LEN([.L296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9">
          <table:table-cell table:formula="of:=[.A296]+1" office:value-type="float" office:value="293" calcext:value-type="float">
            <text:p>293</text:p>
          </table:table-cell>
          <table:table-cell/>
          <table:table-cell office:value-type="string" calcext:value-type="string">
            <text:p>HDMI kabel</text:p>
          </table:table-cell>
          <table:table-cell office:value-type="string" calcext:value-type="string">
            <text:p>datart</text:p>
          </table:table-cell>
          <table:table-cell office:value-type="float" office:value="800" calcext:value-type="float">
            <text:p>800</text:p>
          </table:table-cell>
          <table:table-cell table:formula="of:=[.E297]" office:value-type="float" office:value="800" calcext:value-type="float">
            <text:p>800</text:p>
          </table:table-cell>
          <table:table-cell table:style-name="ce46" table:formula="of:=IF([.G296]=&quot;&quot;;&quot;&quot;;[.G296])" office:value-type="string" office:string-value="n" calcext:value-type="string">
            <text:p>n</text:p>
          </table:table-cell>
          <table:table-cell table:style-name="ce46"/>
          <table:table-cell table:style-name="ce46" table:formula="of:=IF([.I296]=&quot;&quot;;&quot;&quot;;[.I296])" office:value-type="string" office:string-value="k" calcext:value-type="string">
            <text:p>k</text:p>
          </table:table-cell>
          <table:table-cell office:value-type="string" calcext:value-type="string">
            <text:p>Podporuje 1.4a a HD kvalitu ve vysoke synchronizaci</text:p>
          </table:table-cell>
          <table:table-cell/>
          <table:table-cell table:style-name="ce57" office:value-type="string" calcext:value-type="string">
            <text:p>_APE0782.jpg</text:p>
          </table:table-cell>
          <table:table-cell table:formula="of:=IF([.L297]&lt;&gt;&quot;&quot;;HYPERLINK(CONCATENATE(&quot;file://&quot;;[.$J$2];&quot;/&quot;;[.N297];&quot;/&quot;;LEFT([.L297];IF(               ISNUMBER(FIND(&quot; &quot;;[.L297]));FIND(&quot; &quot;;[.L297])-1;LEN([.L297])       )                ));CONCATENATE([.N297];LEFT([.L297];IF(               ISNUMBER(FIND(&quot; &quot;;[.L297]));FIND(&quot; &quot;;[.L297])-1;LEN([.L297])       )                )) );[.M296])" office:value-type="string" office:string-value="./obyvak/elektronika/_APE0782.jpg" calcext:value-type="string">
            <text:p>./obyvak/elektronika/_APE0782.jpg</text:p>
          </table:table-cell>
          <table:table-cell table:formula="of:=VLOOKUP(LEFT([.L297];IF(               ISNUMBER(FIND(&quot; &quot;;[.L297]));FIND(&quot; &quot;;[.L297])-1;LEN([.L29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297]+1" office:value-type="float" office:value="294" calcext:value-type="float">
            <text:p>294</text:p>
          </table:table-cell>
          <table:table-cell/>
          <table:table-cell office:value-type="string" calcext:value-type="string">
            <text:p>TOSLINK</text:p>
          </table:table-cell>
          <table:table-cell office:value-type="string" calcext:value-type="string">
            <text:p>datart</text:p>
          </table:table-cell>
          <table:table-cell office:value-type="float" office:value="300" calcext:value-type="float">
            <text:p>300</text:p>
          </table:table-cell>
          <table:table-cell table:formula="of:=[.E298]" office:value-type="float" office:value="300" calcext:value-type="float">
            <text:p>300</text:p>
          </table:table-cell>
          <table:table-cell table:style-name="ce46" table:formula="of:=IF([.G297]=&quot;&quot;;&quot;&quot;;[.G297])" office:value-type="string" office:string-value="n" calcext:value-type="string">
            <text:p>n</text:p>
          </table:table-cell>
          <table:table-cell table:style-name="ce46"/>
          <table:table-cell table:style-name="ce46" table:formula="of:=IF([.I297]=&quot;&quot;;&quot;&quot;;[.I297])" office:value-type="string" office:string-value="k" calcext:value-type="string">
            <text:p>k</text:p>
          </table:table-cell>
          <table:table-cell office:value-type="string" calcext:value-type="string">
            <text:p>opticky kabel, toslink 2m</text:p>
          </table:table-cell>
          <table:table-cell/>
          <table:table-cell table:style-name="ce57" table:formula="of:=IF([.L297]=&quot;&quot;;&quot;&quot;;[.L297])" office:value-type="string" office:string-value="_APE0782.jpg" calcext:value-type="string">
            <text:p>_APE0782.jpg</text:p>
          </table:table-cell>
          <table:table-cell table:formula="of:=IF([.L298]&lt;&gt;&quot;&quot;;HYPERLINK(CONCATENATE(&quot;file://&quot;;[.$J$2];&quot;/&quot;;[.N298];&quot;/&quot;;LEFT([.L298];IF(               ISNUMBER(FIND(&quot; &quot;;[.L298]));FIND(&quot; &quot;;[.L298])-1;LEN([.L298])       )                ));CONCATENATE([.N298];LEFT([.L298];IF(               ISNUMBER(FIND(&quot; &quot;;[.L298]));FIND(&quot; &quot;;[.L298])-1;LEN([.L298])       )                )) );[.M297])" office:value-type="string" office:string-value="./obyvak/elektronika/_APE0782.jpg" calcext:value-type="string">
            <text:p>./obyvak/elektronika/_APE0782.jpg</text:p>
          </table:table-cell>
          <table:table-cell table:formula="of:=VLOOKUP(LEFT([.L298];IF(               ISNUMBER(FIND(&quot; &quot;;[.L298]));FIND(&quot; &quot;;[.L298])-1;LEN([.L29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298]+1" office:value-type="float" office:value="295" calcext:value-type="float">
            <text:p>295</text:p>
          </table:table-cell>
          <table:table-cell/>
          <table:table-cell office:value-type="string" calcext:value-type="string">
            <text:p>ipod</text:p>
          </table:table-cell>
          <table:table-cell table:number-columns-repeated="2"/>
          <table:table-cell table:formula="of:=[.E299]" office:value-type="float" office:value="0" calcext:value-type="float">
            <text:p>0</text:p>
          </table:table-cell>
          <table:table-cell table:style-name="ce46" table:formula="of:=IF([.G298]=&quot;&quot;;&quot;&quot;;[.G298])" office:value-type="string" office:string-value="n" calcext:value-type="string">
            <text:p>n</text:p>
          </table:table-cell>
          <table:table-cell table:style-name="ce46"/>
          <table:table-cell table:style-name="ce46" table:formula="of:=IF([.I298]=&quot;&quot;;&quot;&quot;;[.I298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84.jpg</text:p>
          </table:table-cell>
          <table:table-cell table:formula="of:=IF([.L299]&lt;&gt;&quot;&quot;;HYPERLINK(CONCATENATE(&quot;file://&quot;;[.$J$2];&quot;/&quot;;[.N299];&quot;/&quot;;LEFT([.L299];IF(               ISNUMBER(FIND(&quot; &quot;;[.L299]));FIND(&quot; &quot;;[.L299])-1;LEN([.L299])       )                ));CONCATENATE([.N299];LEFT([.L299];IF(               ISNUMBER(FIND(&quot; &quot;;[.L299]));FIND(&quot; &quot;;[.L299])-1;LEN([.L299])       )                )) );[.M298])" office:value-type="string" office:string-value="./obyvak/elektronika/_APE0784.jpg" calcext:value-type="string">
            <text:p>./obyvak/elektronika/_APE0784.jpg</text:p>
          </table:table-cell>
          <table:table-cell table:formula="of:=VLOOKUP(LEFT([.L299];IF(               ISNUMBER(FIND(&quot; &quot;;[.L299]));FIND(&quot; &quot;;[.L299])-1;LEN([.L299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299]+1" office:value-type="float" office:value="296" calcext:value-type="float">
            <text:p>296</text:p>
          </table:table-cell>
          <table:table-cell/>
          <table:table-cell office:value-type="string" calcext:value-type="string">
            <text:p>propojovaci audio kabelaz 2x <text:s/>6m</text:p>
          </table:table-cell>
          <table:table-cell office:value-type="string" calcext:value-type="string">
            <text:p>silny prurez</text:p>
          </table:table-cell>
          <table:table-cell/>
          <table:table-cell table:formula="of:=[.E300]" office:value-type="float" office:value="0" calcext:value-type="float">
            <text:p>0</text:p>
          </table:table-cell>
          <table:table-cell table:style-name="ce46" table:formula="of:=IF([.G299]=&quot;&quot;;&quot;&quot;;[.G299])" office:value-type="string" office:string-value="n" calcext:value-type="string">
            <text:p>n</text:p>
          </table:table-cell>
          <table:table-cell table:style-name="ce46"/>
          <table:table-cell table:style-name="ce46" table:formula="of:=IF([.I299]=&quot;&quot;;&quot;&quot;;[.I299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85.jpg</text:p>
          </table:table-cell>
          <table:table-cell table:formula="of:=IF([.L300]&lt;&gt;&quot;&quot;;HYPERLINK(CONCATENATE(&quot;file://&quot;;[.$J$2];&quot;/&quot;;[.N300];&quot;/&quot;;LEFT([.L300];IF(               ISNUMBER(FIND(&quot; &quot;;[.L300]));FIND(&quot; &quot;;[.L300])-1;LEN([.L300])       )                ));CONCATENATE([.N300];LEFT([.L300];IF(               ISNUMBER(FIND(&quot; &quot;;[.L300]));FIND(&quot; &quot;;[.L300])-1;LEN([.L300])       )                )) );[.M299])" office:value-type="string" office:string-value="./obyvak/elektronika/_APE0785.jpg" calcext:value-type="string">
            <text:p>./obyvak/elektronika/_APE0785.jpg</text:p>
          </table:table-cell>
          <table:table-cell table:formula="of:=VLOOKUP(LEFT([.L300];IF(               ISNUMBER(FIND(&quot; &quot;;[.L300]));FIND(&quot; &quot;;[.L300])-1;LEN([.L300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300]+1" office:value-type="float" office:value="297" calcext:value-type="float">
            <text:p>297</text:p>
          </table:table-cell>
          <table:table-cell/>
          <table:table-cell office:value-type="string" calcext:value-type="string">
            <text:p>puzzle detske 25ks</text:p>
          </table:table-cell>
          <table:table-cell table:number-columns-repeated="2"/>
          <table:table-cell table:formula="of:=[.E301]" office:value-type="float" office:value="0" calcext:value-type="float">
            <text:p>0</text:p>
          </table:table-cell>
          <table:table-cell table:style-name="ce46" table:formula="of:=IF([.G300]=&quot;&quot;;&quot;&quot;;[.G300])" office:value-type="string" office:string-value="n" calcext:value-type="string">
            <text:p>n</text:p>
          </table:table-cell>
          <table:table-cell table:style-name="ce46"/>
          <table:table-cell table:style-name="ce46" table:formula="of:=IF([.I300]=&quot;&quot;;&quot;&quot;;[.I30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00]=&quot;&quot;;&quot;&quot;;[.L300])" office:value-type="string" office:string-value="_APE0785.jpg" calcext:value-type="string">
            <text:p>_APE0785.jpg</text:p>
          </table:table-cell>
          <table:table-cell table:formula="of:=IF([.L301]&lt;&gt;&quot;&quot;;HYPERLINK(CONCATENATE(&quot;file://&quot;;[.$J$2];&quot;/&quot;;[.N301];&quot;/&quot;;LEFT([.L301];IF(               ISNUMBER(FIND(&quot; &quot;;[.L301]));FIND(&quot; &quot;;[.L301])-1;LEN([.L301])       )                ));CONCATENATE([.N301];LEFT([.L301];IF(               ISNUMBER(FIND(&quot; &quot;;[.L301]));FIND(&quot; &quot;;[.L301])-1;LEN([.L301])       )                )) );[.M300])" office:value-type="string" office:string-value="./obyvak/elektronika/_APE0785.jpg" calcext:value-type="string">
            <text:p>./obyvak/elektronika/_APE0785.jpg</text:p>
          </table:table-cell>
          <table:table-cell table:formula="of:=VLOOKUP(LEFT([.L301];IF(               ISNUMBER(FIND(&quot; &quot;;[.L301]));FIND(&quot; &quot;;[.L301])-1;LEN([.L301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301]+1" office:value-type="float" office:value="298" calcext:value-type="float">
            <text:p>298</text:p>
          </table:table-cell>
          <table:table-cell/>
          <table:table-cell office:value-type="string" calcext:value-type="string">
            <text:p>dreveny vagonek (tahaci)</text:p>
          </table:table-cell>
          <table:table-cell table:number-columns-repeated="2"/>
          <table:table-cell table:formula="of:=[.E302]" office:value-type="float" office:value="0" calcext:value-type="float">
            <text:p>0</text:p>
          </table:table-cell>
          <table:table-cell table:style-name="ce46" table:formula="of:=IF([.G301]=&quot;&quot;;&quot;&quot;;[.G301])" office:value-type="string" office:string-value="n" calcext:value-type="string">
            <text:p>n</text:p>
          </table:table-cell>
          <table:table-cell table:style-name="ce46"/>
          <table:table-cell table:style-name="ce46" table:formula="of:=IF([.I301]=&quot;&quot;;&quot;&quot;;[.I30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01]=&quot;&quot;;&quot;&quot;;[.L301])" office:value-type="string" office:string-value="_APE0785.jpg" calcext:value-type="string">
            <text:p>_APE0785.jpg</text:p>
          </table:table-cell>
          <table:table-cell table:formula="of:=IF([.L302]&lt;&gt;&quot;&quot;;HYPERLINK(CONCATENATE(&quot;file://&quot;;[.$J$2];&quot;/&quot;;[.N302];&quot;/&quot;;LEFT([.L302];IF(               ISNUMBER(FIND(&quot; &quot;;[.L302]));FIND(&quot; &quot;;[.L302])-1;LEN([.L302])       )                ));CONCATENATE([.N302];LEFT([.L302];IF(               ISNUMBER(FIND(&quot; &quot;;[.L302]));FIND(&quot; &quot;;[.L302])-1;LEN([.L302])       )                )) );[.M301])" office:value-type="string" office:string-value="./obyvak/elektronika/_APE0785.jpg" calcext:value-type="string">
            <text:p>./obyvak/elektronika/_APE0785.jpg</text:p>
          </table:table-cell>
          <table:table-cell table:formula="of:=VLOOKUP(LEFT([.L302];IF(               ISNUMBER(FIND(&quot; &quot;;[.L302]));FIND(&quot; &quot;;[.L302])-1;LEN([.L30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302]+1" office:value-type="float" office:value="299" calcext:value-type="float">
            <text:p>299</text:p>
          </table:table-cell>
          <table:table-cell/>
          <table:table-cell office:value-type="string" calcext:value-type="string">
            <text:p>obrazkova knizka pro novorozenata</text:p>
          </table:table-cell>
          <table:table-cell table:number-columns-repeated="2"/>
          <table:table-cell table:formula="of:=[.E303]" office:value-type="float" office:value="0" calcext:value-type="float">
            <text:p>0</text:p>
          </table:table-cell>
          <table:table-cell table:style-name="ce46" table:formula="of:=IF([.G302]=&quot;&quot;;&quot;&quot;;[.G302])" office:value-type="string" office:string-value="n" calcext:value-type="string">
            <text:p>n</text:p>
          </table:table-cell>
          <table:table-cell table:style-name="ce46"/>
          <table:table-cell table:style-name="ce46" table:formula="of:=IF([.I302]=&quot;&quot;;&quot;&quot;;[.I302])" office:value-type="string" office:string-value="k" calcext:value-type="string">
            <text:p>k</text:p>
          </table:table-cell>
          <table:table-cell office:value-type="string" calcext:value-type="string">
            <text:p>na foto. Kousek od zasuvky</text:p>
          </table:table-cell>
          <table:table-cell/>
          <table:table-cell table:style-name="ce57" table:formula="of:=IF([.L302]=&quot;&quot;;&quot;&quot;;[.L302])" office:value-type="string" office:string-value="_APE0785.jpg" calcext:value-type="string">
            <text:p>_APE0785.jpg</text:p>
          </table:table-cell>
          <table:table-cell table:formula="of:=IF([.L303]&lt;&gt;&quot;&quot;;HYPERLINK(CONCATENATE(&quot;file://&quot;;[.$J$2];&quot;/&quot;;[.N303];&quot;/&quot;;LEFT([.L303];IF(               ISNUMBER(FIND(&quot; &quot;;[.L303]));FIND(&quot; &quot;;[.L303])-1;LEN([.L303])       )                ));CONCATENATE([.N303];LEFT([.L303];IF(               ISNUMBER(FIND(&quot; &quot;;[.L303]));FIND(&quot; &quot;;[.L303])-1;LEN([.L303])       )                )) );[.M302])" office:value-type="string" office:string-value="./obyvak/elektronika/_APE0785.jpg" calcext:value-type="string">
            <text:p>./obyvak/elektronika/_APE0785.jpg</text:p>
          </table:table-cell>
          <table:table-cell table:formula="of:=VLOOKUP(LEFT([.L303];IF(               ISNUMBER(FIND(&quot; &quot;;[.L303]));FIND(&quot; &quot;;[.L303])-1;LEN([.L30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303]+1" office:value-type="float" office:value="300" calcext:value-type="float">
            <text:p>300</text:p>
          </table:table-cell>
          <table:table-cell/>
          <table:table-cell office:value-type="string" calcext:value-type="string">
            <text:p>popelarske auto</text:p>
          </table:table-cell>
          <table:table-cell table:number-columns-repeated="2"/>
          <table:table-cell table:formula="of:=[.E304]" office:value-type="float" office:value="0" calcext:value-type="float">
            <text:p>0</text:p>
          </table:table-cell>
          <table:table-cell table:style-name="ce46" table:formula="of:=IF([.G303]=&quot;&quot;;&quot;&quot;;[.G303])" office:value-type="string" office:string-value="n" calcext:value-type="string">
            <text:p>n</text:p>
          </table:table-cell>
          <table:table-cell table:style-name="ce46"/>
          <table:table-cell table:style-name="ce46" table:formula="of:=IF([.I303]=&quot;&quot;;&quot;&quot;;[.I303])" office:value-type="string" office:string-value="k" calcext:value-type="string">
            <text:p>k</text:p>
          </table:table-cell>
          <table:table-cell office:value-type="string" calcext:value-type="string">
            <text:p>hracka</text:p>
          </table:table-cell>
          <table:table-cell/>
          <table:table-cell table:style-name="ce57" table:formula="of:=IF([.L303]=&quot;&quot;;&quot;&quot;;[.L303])" office:value-type="string" office:string-value="_APE0785.jpg" calcext:value-type="string">
            <text:p>_APE0785.jpg</text:p>
          </table:table-cell>
          <table:table-cell table:formula="of:=IF([.L304]&lt;&gt;&quot;&quot;;HYPERLINK(CONCATENATE(&quot;file://&quot;;[.$J$2];&quot;/&quot;;[.N304];&quot;/&quot;;LEFT([.L304];IF(               ISNUMBER(FIND(&quot; &quot;;[.L304]));FIND(&quot; &quot;;[.L304])-1;LEN([.L304])       )                ));CONCATENATE([.N304];LEFT([.L304];IF(               ISNUMBER(FIND(&quot; &quot;;[.L304]));FIND(&quot; &quot;;[.L304])-1;LEN([.L304])       )                )) );[.M303])" office:value-type="string" office:string-value="./obyvak/elektronika/_APE0785.jpg" calcext:value-type="string">
            <text:p>./obyvak/elektronika/_APE0785.jpg</text:p>
          </table:table-cell>
          <table:table-cell table:formula="of:=VLOOKUP(LEFT([.L304];IF(               ISNUMBER(FIND(&quot; &quot;;[.L304]));FIND(&quot; &quot;;[.L304])-1;LEN([.L304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304]+1" office:value-type="float" office:value="301" calcext:value-type="float">
            <text:p>301</text:p>
          </table:table-cell>
          <table:table-cell/>
          <table:table-cell office:value-type="string" calcext:value-type="string">
            <text:p>Obyvak stolecek</text:p>
          </table:table-cell>
          <table:table-cell office:value-type="string" calcext:value-type="string">
            <text:p>ikea</text:p>
          </table:table-cell>
          <table:table-cell/>
          <table:table-cell table:formula="of:=[.E305]" office:value-type="float" office:value="0" calcext:value-type="float">
            <text:p>0</text:p>
          </table:table-cell>
          <table:table-cell table:style-name="ce46" table:formula="of:=IF([.G304]=&quot;&quot;;&quot;&quot;;[.G304])" office:value-type="string" office:string-value="n" calcext:value-type="string">
            <text:p>n</text:p>
          </table:table-cell>
          <table:table-cell table:style-name="ce46"/>
          <table:table-cell table:style-name="ce46" table:formula="of:=IF([.I304]=&quot;&quot;;&quot;&quot;;[.I30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04]=&quot;&quot;;&quot;&quot;;[.L304])" office:value-type="string" office:string-value="_APE0785.jpg" calcext:value-type="string">
            <text:p>_APE0785.jpg</text:p>
          </table:table-cell>
          <table:table-cell table:formula="of:=IF([.L305]&lt;&gt;&quot;&quot;;HYPERLINK(CONCATENATE(&quot;file://&quot;;[.$J$2];&quot;/&quot;;[.N305];&quot;/&quot;;LEFT([.L305];IF(               ISNUMBER(FIND(&quot; &quot;;[.L305]));FIND(&quot; &quot;;[.L305])-1;LEN([.L305])       )                ));CONCATENATE([.N305];LEFT([.L305];IF(               ISNUMBER(FIND(&quot; &quot;;[.L305]));FIND(&quot; &quot;;[.L305])-1;LEN([.L305])       )                )) );[.M304])" office:value-type="string" office:string-value="./obyvak/elektronika/_APE0785.jpg" calcext:value-type="string">
            <text:p>./obyvak/elektronika/_APE0785.jpg</text:p>
          </table:table-cell>
          <table:table-cell table:formula="of:=VLOOKUP(LEFT([.L305];IF(               ISNUMBER(FIND(&quot; &quot;;[.L305]));FIND(&quot; &quot;;[.L305])-1;LEN([.L305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305]+1" office:value-type="float" office:value="302" calcext:value-type="float">
            <text:p>302</text:p>
          </table:table-cell>
          <table:table-cell/>
          <table:table-cell office:value-type="string" calcext:value-type="string">
            <text:p>dalkove ovladani k harman kardon</text:p>
          </table:table-cell>
          <table:table-cell office:value-type="string" calcext:value-type="string">
            <text:p>harman kardon</text:p>
          </table:table-cell>
          <table:table-cell/>
          <table:table-cell table:formula="of:=[.E306]" office:value-type="float" office:value="0" calcext:value-type="float">
            <text:p>0</text:p>
          </table:table-cell>
          <table:table-cell table:style-name="ce46" table:formula="of:=IF([.G305]=&quot;&quot;;&quot;&quot;;[.G305])" office:value-type="string" office:string-value="n" calcext:value-type="string">
            <text:p>n</text:p>
          </table:table-cell>
          <table:table-cell table:style-name="ce46"/>
          <table:table-cell table:style-name="ce46" table:formula="of:=IF([.I305]=&quot;&quot;;&quot;&quot;;[.I305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20.jpg</text:p>
          </table:table-cell>
          <table:table-cell table:formula="of:=IF([.L306]&lt;&gt;&quot;&quot;;HYPERLINK(CONCATENATE(&quot;file://&quot;;[.$J$2];&quot;/&quot;;[.N306];&quot;/&quot;;LEFT([.L306];IF(               ISNUMBER(FIND(&quot; &quot;;[.L306]));FIND(&quot; &quot;;[.L306])-1;LEN([.L306])       )                ));CONCATENATE([.N306];LEFT([.L306];IF(               ISNUMBER(FIND(&quot; &quot;;[.L306]));FIND(&quot; &quot;;[.L306])-1;LEN([.L306])       )                )) );[.M305])" office:value-type="string" office:string-value="./obyvak/elektronika/_APE0820.jpg" calcext:value-type="string">
            <text:p>./obyvak/elektronika/_APE0820.jpg</text:p>
          </table:table-cell>
          <table:table-cell table:formula="of:=VLOOKUP(LEFT([.L306];IF(               ISNUMBER(FIND(&quot; &quot;;[.L306]));FIND(&quot; &quot;;[.L306])-1;LEN([.L306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306]+1" office:value-type="float" office:value="303" calcext:value-type="float">
            <text:p>303</text:p>
          </table:table-cell>
          <table:table-cell/>
          <table:table-cell office:value-type="string" calcext:value-type="string">
            <text:p>klavesnice k pc</text:p>
          </table:table-cell>
          <table:table-cell office:value-type="string" calcext:value-type="string">
            <text:p>lenovo</text:p>
          </table:table-cell>
          <table:table-cell/>
          <table:table-cell table:formula="of:=[.E307]" office:value-type="float" office:value="0" calcext:value-type="float">
            <text:p>0</text:p>
          </table:table-cell>
          <table:table-cell table:style-name="ce46" table:formula="of:=IF([.G306]=&quot;&quot;;&quot;&quot;;[.G306])" office:value-type="string" office:string-value="n" calcext:value-type="string">
            <text:p>n</text:p>
          </table:table-cell>
          <table:table-cell table:style-name="ce46"/>
          <table:table-cell table:style-name="ce46" table:formula="of:=IF([.I306]=&quot;&quot;;&quot;&quot;;[.I306])" office:value-type="string" office:string-value="k" calcext:value-type="string">
            <text:p>k</text:p>
          </table:table-cell>
          <table:table-cell office:value-type="string" calcext:value-type="string">
            <text:p>usb</text:p>
          </table:table-cell>
          <table:table-cell/>
          <table:table-cell table:style-name="ce57" office:value-type="string" calcext:value-type="string">
            <text:p>DSC_7523.jpg</text:p>
          </table:table-cell>
          <table:table-cell table:formula="of:=IF([.L307]&lt;&gt;&quot;&quot;;HYPERLINK(CONCATENATE(&quot;file://&quot;;[.$J$2];&quot;/&quot;;[.N307];&quot;/&quot;;LEFT([.L307];IF(               ISNUMBER(FIND(&quot; &quot;;[.L307]));FIND(&quot; &quot;;[.L307])-1;LEN([.L307])       )                ));CONCATENATE([.N307];LEFT([.L307];IF(               ISNUMBER(FIND(&quot; &quot;;[.L307]));FIND(&quot; &quot;;[.L307])-1;LEN([.L307])       )                )) );[.M306])" office:value-type="string" office:string-value="./obyvak/elektronika/DSC_7523.jpg" calcext:value-type="string">
            <text:p>./obyvak/elektronika/DSC_7523.jpg</text:p>
          </table:table-cell>
          <table:table-cell table:formula="of:=VLOOKUP(LEFT([.L307];IF(               ISNUMBER(FIND(&quot; &quot;;[.L307]));FIND(&quot; &quot;;[.L307])-1;LEN([.L30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307]+1" office:value-type="float" office:value="304" calcext:value-type="float">
            <text:p>304</text:p>
          </table:table-cell>
          <table:table-cell/>
          <table:table-cell office:value-type="string" calcext:value-type="string">
            <text:p>sada podtacku</text:p>
          </table:table-cell>
          <table:table-cell office:value-type="string" calcext:value-type="string">
            <text:p>z noveho zelandu</text:p>
          </table:table-cell>
          <table:table-cell/>
          <table:table-cell table:formula="of:=[.E308]" office:value-type="float" office:value="0" calcext:value-type="float">
            <text:p>0</text:p>
          </table:table-cell>
          <table:table-cell table:style-name="ce46" table:formula="of:=IF([.G307]=&quot;&quot;;&quot;&quot;;[.G307])" office:value-type="string" office:string-value="n" calcext:value-type="string">
            <text:p>n</text:p>
          </table:table-cell>
          <table:table-cell table:style-name="ce46"/>
          <table:table-cell table:style-name="ce46" table:formula="of:=IF([.I307]=&quot;&quot;;&quot;&quot;;[.I307])" office:value-type="string" office:string-value="k" calcext:value-type="string">
            <text:p>k</text:p>
          </table:table-cell>
          <table:table-cell office:value-type="string" calcext:value-type="string">
            <text:p>tvar zabky</text:p>
          </table:table-cell>
          <table:table-cell/>
          <table:table-cell table:style-name="ce57" office:value-type="string" calcext:value-type="string">
            <text:p>_APE0758.jpg</text:p>
          </table:table-cell>
          <table:table-cell table:formula="of:=IF([.L308]&lt;&gt;&quot;&quot;;HYPERLINK(CONCATENATE(&quot;file://&quot;;[.$J$2];&quot;/&quot;;[.N308];&quot;/&quot;;LEFT([.L308];IF(               ISNUMBER(FIND(&quot; &quot;;[.L308]));FIND(&quot; &quot;;[.L308])-1;LEN([.L308])       )                ));CONCATENATE([.N308];LEFT([.L308];IF(               ISNUMBER(FIND(&quot; &quot;;[.L308]));FIND(&quot; &quot;;[.L308])-1;LEN([.L308])       )                )) );[.M307])" office:value-type="string" office:string-value="./obyvak/elektronika/_APE0758.jpg" calcext:value-type="string">
            <text:p>./obyvak/elektronika/_APE0758.jpg</text:p>
          </table:table-cell>
          <table:table-cell table:formula="of:=VLOOKUP(LEFT([.L308];IF(               ISNUMBER(FIND(&quot; &quot;;[.L308]));FIND(&quot; &quot;;[.L308])-1;LEN([.L30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6">
          <table:table-cell table:formula="of:=[.A308]+1" office:value-type="float" office:value="305" calcext:value-type="float">
            <text:p>305</text:p>
          </table:table-cell>
          <table:table-cell table:number-columns-repeated="4"/>
          <table:table-cell table:formula="of:=[.E309]" office:value-type="float" office:value="0" calcext:value-type="float">
            <text:p>0</text:p>
          </table:table-cell>
          <table:table-cell table:style-name="ce46" table:formula="of:=IF([.G308]=&quot;&quot;;&quot;&quot;;[.G308])" office:value-type="string" office:string-value="n" calcext:value-type="string">
            <text:p>n</text:p>
          </table:table-cell>
          <table:table-cell table:style-name="ce46"/>
          <table:table-cell table:style-name="ce46" table:formula="of:=IF([.I308]=&quot;&quot;;&quot;&quot;;[.I308])" office:value-type="string" office:string-value="k" calcext:value-type="string">
            <text:p>k</text:p>
          </table:table-cell>
          <table:table-cell table:number-columns-repeated="2"/>
          <table:table-cell table:style-name="ce57"/>
          <table:table-cell table:formula="of:=IF([.L309]&lt;&gt;&quot;&quot;;HYPERLINK(CONCATENATE(&quot;file://&quot;;[.$J$2];&quot;/&quot;;[.N309];&quot;/&quot;;LEFT([.L309];IF(               ISNUMBER(FIND(&quot; &quot;;[.L309]));FIND(&quot; &quot;;[.L309])-1;LEN([.L309])       )                ));CONCATENATE([.N309];LEFT([.L309];IF(               ISNUMBER(FIND(&quot; &quot;;[.L309]));FIND(&quot; &quot;;[.L309])-1;LEN([.L309])       )                )) );[.M308])" office:value-type="string" office:string-value="./obyvak/elektronika/_APE0758.jpg" calcext:value-type="string">
            <text:p>./obyvak/elektronika/_APE0758.jpg</text:p>
          </table:table-cell>
          <table:table-cell table:formula="of:=VLOOKUP(LEFT([.L309];IF(               ISNUMBER(FIND(&quot; &quot;;[.L309]));FIND(&quot; &quot;;[.L309])-1;LEN([.L30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09]+1" office:value-type="float" office:value="306" calcext:value-type="float">
            <text:p>306</text:p>
          </table:table-cell>
          <table:table-cell table:number-columns-repeated="4"/>
          <table:table-cell table:formula="of:=[.E310]" office:value-type="float" office:value="0" calcext:value-type="float">
            <text:p>0</text:p>
          </table:table-cell>
          <table:table-cell table:style-name="ce46" table:formula="of:=IF([.G309]=&quot;&quot;;&quot;&quot;;[.G309])" office:value-type="string" office:string-value="n" calcext:value-type="string">
            <text:p>n</text:p>
          </table:table-cell>
          <table:table-cell table:style-name="ce46"/>
          <table:table-cell table:style-name="ce46" table:formula="of:=IF([.I309]=&quot;&quot;;&quot;&quot;;[.I30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09]=&quot;&quot;;&quot;&quot;;[.L309])">
            <text:p/>
          </table:table-cell>
          <table:table-cell table:formula="of:=IF([.L310]&lt;&gt;&quot;&quot;;HYPERLINK(CONCATENATE(&quot;file://&quot;;[.$J$2];&quot;/&quot;;[.N310];&quot;/&quot;;LEFT([.L310];IF(               ISNUMBER(FIND(&quot; &quot;;[.L310]));FIND(&quot; &quot;;[.L310])-1;LEN([.L310])       )                ));CONCATENATE([.N310];LEFT([.L310];IF(               ISNUMBER(FIND(&quot; &quot;;[.L310]));FIND(&quot; &quot;;[.L310])-1;LEN([.L310])       )                )) );[.M309])" office:value-type="string" office:string-value="./obyvak/elektronika/_APE0758.jpg" calcext:value-type="string">
            <text:p>./obyvak/elektronika/_APE0758.jpg</text:p>
          </table:table-cell>
          <table:table-cell table:formula="of:=VLOOKUP(LEFT([.L310];IF(               ISNUMBER(FIND(&quot; &quot;;[.L310]));FIND(&quot; &quot;;[.L310])-1;LEN([.L31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10]+1" office:value-type="float" office:value="307" calcext:value-type="float">
            <text:p>307</text:p>
          </table:table-cell>
          <table:table-cell table:number-columns-repeated="4"/>
          <table:table-cell table:formula="of:=[.E311]" office:value-type="float" office:value="0" calcext:value-type="float">
            <text:p>0</text:p>
          </table:table-cell>
          <table:table-cell table:style-name="ce46" table:formula="of:=IF([.G310]=&quot;&quot;;&quot;&quot;;[.G310])" office:value-type="string" office:string-value="n" calcext:value-type="string">
            <text:p>n</text:p>
          </table:table-cell>
          <table:table-cell table:style-name="ce46"/>
          <table:table-cell table:style-name="ce46" table:formula="of:=IF([.I310]=&quot;&quot;;&quot;&quot;;[.I31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0]=&quot;&quot;;&quot;&quot;;[.L310])">
            <text:p/>
          </table:table-cell>
          <table:table-cell table:formula="of:=IF([.L311]&lt;&gt;&quot;&quot;;HYPERLINK(CONCATENATE(&quot;file://&quot;;[.$J$2];&quot;/&quot;;[.N311];&quot;/&quot;;LEFT([.L311];IF(               ISNUMBER(FIND(&quot; &quot;;[.L311]));FIND(&quot; &quot;;[.L311])-1;LEN([.L311])       )                ));CONCATENATE([.N311];LEFT([.L311];IF(               ISNUMBER(FIND(&quot; &quot;;[.L311]));FIND(&quot; &quot;;[.L311])-1;LEN([.L311])       )                )) );[.M310])" office:value-type="string" office:string-value="./obyvak/elektronika/_APE0758.jpg" calcext:value-type="string">
            <text:p>./obyvak/elektronika/_APE0758.jpg</text:p>
          </table:table-cell>
          <table:table-cell table:formula="of:=VLOOKUP(LEFT([.L311];IF(               ISNUMBER(FIND(&quot; &quot;;[.L311]));FIND(&quot; &quot;;[.L311])-1;LEN([.L31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11]+1" office:value-type="float" office:value="308" calcext:value-type="float">
            <text:p>308</text:p>
          </table:table-cell>
          <table:table-cell table:number-columns-repeated="4"/>
          <table:table-cell table:formula="of:=[.E312]" office:value-type="float" office:value="0" calcext:value-type="float">
            <text:p>0</text:p>
          </table:table-cell>
          <table:table-cell table:style-name="ce46" table:formula="of:=IF([.G311]=&quot;&quot;;&quot;&quot;;[.G311])" office:value-type="string" office:string-value="n" calcext:value-type="string">
            <text:p>n</text:p>
          </table:table-cell>
          <table:table-cell table:style-name="ce46"/>
          <table:table-cell table:style-name="ce46" table:formula="of:=IF([.I311]=&quot;&quot;;&quot;&quot;;[.I31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1]=&quot;&quot;;&quot;&quot;;[.L311])">
            <text:p/>
          </table:table-cell>
          <table:table-cell table:formula="of:=IF([.L312]&lt;&gt;&quot;&quot;;HYPERLINK(CONCATENATE(&quot;file://&quot;;[.$J$2];&quot;/&quot;;[.N312];&quot;/&quot;;LEFT([.L312];IF(               ISNUMBER(FIND(&quot; &quot;;[.L312]));FIND(&quot; &quot;;[.L312])-1;LEN([.L312])       )                ));CONCATENATE([.N312];LEFT([.L312];IF(               ISNUMBER(FIND(&quot; &quot;;[.L312]));FIND(&quot; &quot;;[.L312])-1;LEN([.L312])       )                )) );[.M311])" office:value-type="string" office:string-value="./obyvak/elektronika/_APE0758.jpg" calcext:value-type="string">
            <text:p>./obyvak/elektronika/_APE0758.jpg</text:p>
          </table:table-cell>
          <table:table-cell table:formula="of:=VLOOKUP(LEFT([.L312];IF(               ISNUMBER(FIND(&quot; &quot;;[.L312]));FIND(&quot; &quot;;[.L312])-1;LEN([.L31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12]+1" office:value-type="float" office:value="309" calcext:value-type="float">
            <text:p>309</text:p>
          </table:table-cell>
          <table:table-cell table:number-columns-repeated="4"/>
          <table:table-cell table:formula="of:=[.E313]" office:value-type="float" office:value="0" calcext:value-type="float">
            <text:p>0</text:p>
          </table:table-cell>
          <table:table-cell table:style-name="ce46" table:formula="of:=IF([.G312]=&quot;&quot;;&quot;&quot;;[.G312])" office:value-type="string" office:string-value="n" calcext:value-type="string">
            <text:p>n</text:p>
          </table:table-cell>
          <table:table-cell table:style-name="ce46"/>
          <table:table-cell table:style-name="ce46" table:formula="of:=IF([.I312]=&quot;&quot;;&quot;&quot;;[.I31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2]=&quot;&quot;;&quot;&quot;;[.L312])">
            <text:p/>
          </table:table-cell>
          <table:table-cell table:formula="of:=IF([.L313]&lt;&gt;&quot;&quot;;HYPERLINK(CONCATENATE(&quot;file://&quot;;[.$J$2];&quot;/&quot;;[.N313];&quot;/&quot;;LEFT([.L313];IF(               ISNUMBER(FIND(&quot; &quot;;[.L313]));FIND(&quot; &quot;;[.L313])-1;LEN([.L313])       )                ));CONCATENATE([.N313];LEFT([.L313];IF(               ISNUMBER(FIND(&quot; &quot;;[.L313]));FIND(&quot; &quot;;[.L313])-1;LEN([.L313])       )                )) );[.M312])" office:value-type="string" office:string-value="./obyvak/elektronika/_APE0758.jpg" calcext:value-type="string">
            <text:p>./obyvak/elektronika/_APE0758.jpg</text:p>
          </table:table-cell>
          <table:table-cell table:formula="of:=VLOOKUP(LEFT([.L313];IF(               ISNUMBER(FIND(&quot; &quot;;[.L313]));FIND(&quot; &quot;;[.L313])-1;LEN([.L31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13]+1" office:value-type="float" office:value="310" calcext:value-type="float">
            <text:p>310</text:p>
          </table:table-cell>
          <table:table-cell table:number-columns-repeated="4"/>
          <table:table-cell table:formula="of:=[.E314]" office:value-type="float" office:value="0" calcext:value-type="float">
            <text:p>0</text:p>
          </table:table-cell>
          <table:table-cell table:style-name="ce46" table:formula="of:=IF([.G313]=&quot;&quot;;&quot;&quot;;[.G313])" office:value-type="string" office:string-value="n" calcext:value-type="string">
            <text:p>n</text:p>
          </table:table-cell>
          <table:table-cell table:style-name="ce46"/>
          <table:table-cell table:style-name="ce46" table:formula="of:=IF([.I313]=&quot;&quot;;&quot;&quot;;[.I31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3]=&quot;&quot;;&quot;&quot;;[.L313])">
            <text:p/>
          </table:table-cell>
          <table:table-cell table:formula="of:=IF([.L314]&lt;&gt;&quot;&quot;;HYPERLINK(CONCATENATE(&quot;file://&quot;;[.$J$2];&quot;/&quot;;[.N314];&quot;/&quot;;LEFT([.L314];IF(               ISNUMBER(FIND(&quot; &quot;;[.L314]));FIND(&quot; &quot;;[.L314])-1;LEN([.L314])       )                ));CONCATENATE([.N314];LEFT([.L314];IF(               ISNUMBER(FIND(&quot; &quot;;[.L314]));FIND(&quot; &quot;;[.L314])-1;LEN([.L314])       )                )) );[.M313])" office:value-type="string" office:string-value="./obyvak/elektronika/_APE0758.jpg" calcext:value-type="string">
            <text:p>./obyvak/elektronika/_APE0758.jpg</text:p>
          </table:table-cell>
          <table:table-cell table:formula="of:=VLOOKUP(LEFT([.L314];IF(               ISNUMBER(FIND(&quot; &quot;;[.L314]));FIND(&quot; &quot;;[.L314])-1;LEN([.L31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14]+1" office:value-type="float" office:value="311" calcext:value-type="float">
            <text:p>311</text:p>
          </table:table-cell>
          <table:table-cell table:number-columns-repeated="4"/>
          <table:table-cell table:formula="of:=[.E315]" office:value-type="float" office:value="0" calcext:value-type="float">
            <text:p>0</text:p>
          </table:table-cell>
          <table:table-cell table:style-name="ce46" table:formula="of:=IF([.G314]=&quot;&quot;;&quot;&quot;;[.G314])" office:value-type="string" office:string-value="n" calcext:value-type="string">
            <text:p>n</text:p>
          </table:table-cell>
          <table:table-cell table:style-name="ce46"/>
          <table:table-cell table:style-name="ce46" table:formula="of:=IF([.I314]=&quot;&quot;;&quot;&quot;;[.I31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4]=&quot;&quot;;&quot;&quot;;[.L314])">
            <text:p/>
          </table:table-cell>
          <table:table-cell table:formula="of:=IF([.L315]&lt;&gt;&quot;&quot;;HYPERLINK(CONCATENATE(&quot;file://&quot;;[.$J$2];&quot;/&quot;;[.N315];&quot;/&quot;;LEFT([.L315];IF(               ISNUMBER(FIND(&quot; &quot;;[.L315]));FIND(&quot; &quot;;[.L315])-1;LEN([.L315])       )                ));CONCATENATE([.N315];LEFT([.L315];IF(               ISNUMBER(FIND(&quot; &quot;;[.L315]));FIND(&quot; &quot;;[.L315])-1;LEN([.L315])       )                )) );[.M314])" office:value-type="string" office:string-value="./obyvak/elektronika/_APE0758.jpg" calcext:value-type="string">
            <text:p>./obyvak/elektronika/_APE0758.jpg</text:p>
          </table:table-cell>
          <table:table-cell table:formula="of:=VLOOKUP(LEFT([.L315];IF(               ISNUMBER(FIND(&quot; &quot;;[.L315]));FIND(&quot; &quot;;[.L315])-1;LEN([.L31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15]+1" office:value-type="float" office:value="312" calcext:value-type="float">
            <text:p>312</text:p>
          </table:table-cell>
          <table:table-cell table:number-columns-repeated="4"/>
          <table:table-cell table:formula="of:=[.E316]" office:value-type="float" office:value="0" calcext:value-type="float">
            <text:p>0</text:p>
          </table:table-cell>
          <table:table-cell table:style-name="ce46" table:formula="of:=IF([.G315]=&quot;&quot;;&quot;&quot;;[.G315])" office:value-type="string" office:string-value="n" calcext:value-type="string">
            <text:p>n</text:p>
          </table:table-cell>
          <table:table-cell table:style-name="ce46"/>
          <table:table-cell table:style-name="ce46" table:formula="of:=IF([.I315]=&quot;&quot;;&quot;&quot;;[.I31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5]=&quot;&quot;;&quot;&quot;;[.L315])">
            <text:p/>
          </table:table-cell>
          <table:table-cell table:formula="of:=IF([.L316]&lt;&gt;&quot;&quot;;HYPERLINK(CONCATENATE(&quot;file://&quot;;[.$J$2];&quot;/&quot;;[.N316];&quot;/&quot;;LEFT([.L316];IF(               ISNUMBER(FIND(&quot; &quot;;[.L316]));FIND(&quot; &quot;;[.L316])-1;LEN([.L316])       )                ));CONCATENATE([.N316];LEFT([.L316];IF(               ISNUMBER(FIND(&quot; &quot;;[.L316]));FIND(&quot; &quot;;[.L316])-1;LEN([.L316])       )                )) );[.M315])" office:value-type="string" office:string-value="./obyvak/elektronika/_APE0758.jpg" calcext:value-type="string">
            <text:p>./obyvak/elektronika/_APE0758.jpg</text:p>
          </table:table-cell>
          <table:table-cell table:formula="of:=VLOOKUP(LEFT([.L316];IF(               ISNUMBER(FIND(&quot; &quot;;[.L316]));FIND(&quot; &quot;;[.L316])-1;LEN([.L31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16]+1" office:value-type="float" office:value="313" calcext:value-type="float">
            <text:p>313</text:p>
          </table:table-cell>
          <table:table-cell table:number-columns-repeated="4"/>
          <table:table-cell table:formula="of:=[.E317]" office:value-type="float" office:value="0" calcext:value-type="float">
            <text:p>0</text:p>
          </table:table-cell>
          <table:table-cell table:style-name="ce46" table:formula="of:=IF([.G316]=&quot;&quot;;&quot;&quot;;[.G316])" office:value-type="string" office:string-value="n" calcext:value-type="string">
            <text:p>n</text:p>
          </table:table-cell>
          <table:table-cell table:style-name="ce46"/>
          <table:table-cell table:style-name="ce46" table:formula="of:=IF([.I316]=&quot;&quot;;&quot;&quot;;[.I31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6]=&quot;&quot;;&quot;&quot;;[.L316])">
            <text:p/>
          </table:table-cell>
          <table:table-cell table:formula="of:=IF([.L317]&lt;&gt;&quot;&quot;;HYPERLINK(CONCATENATE(&quot;file://&quot;;[.$J$2];&quot;/&quot;;[.N317];&quot;/&quot;;LEFT([.L317];IF(               ISNUMBER(FIND(&quot; &quot;;[.L317]));FIND(&quot; &quot;;[.L317])-1;LEN([.L317])       )                ));CONCATENATE([.N317];LEFT([.L317];IF(               ISNUMBER(FIND(&quot; &quot;;[.L317]));FIND(&quot; &quot;;[.L317])-1;LEN([.L317])       )                )) );[.M316])" office:value-type="string" office:string-value="./obyvak/elektronika/_APE0758.jpg" calcext:value-type="string">
            <text:p>./obyvak/elektronika/_APE0758.jpg</text:p>
          </table:table-cell>
          <table:table-cell table:formula="of:=VLOOKUP(LEFT([.L317];IF(               ISNUMBER(FIND(&quot; &quot;;[.L317]));FIND(&quot; &quot;;[.L317])-1;LEN([.L31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17]+1" office:value-type="float" office:value="314" calcext:value-type="float">
            <text:p>314</text:p>
          </table:table-cell>
          <table:table-cell table:number-columns-repeated="4"/>
          <table:table-cell table:formula="of:=[.E318]" office:value-type="float" office:value="0" calcext:value-type="float">
            <text:p>0</text:p>
          </table:table-cell>
          <table:table-cell table:style-name="ce46" table:formula="of:=IF([.G317]=&quot;&quot;;&quot;&quot;;[.G317])" office:value-type="string" office:string-value="n" calcext:value-type="string">
            <text:p>n</text:p>
          </table:table-cell>
          <table:table-cell table:style-name="ce46"/>
          <table:table-cell table:style-name="ce46" table:formula="of:=IF([.I317]=&quot;&quot;;&quot;&quot;;[.I31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7]=&quot;&quot;;&quot;&quot;;[.L317])">
            <text:p/>
          </table:table-cell>
          <table:table-cell table:formula="of:=IF([.L318]&lt;&gt;&quot;&quot;;HYPERLINK(CONCATENATE(&quot;file://&quot;;[.$J$2];&quot;/&quot;;[.N318];&quot;/&quot;;LEFT([.L318];IF(               ISNUMBER(FIND(&quot; &quot;;[.L318]));FIND(&quot; &quot;;[.L318])-1;LEN([.L318])       )                ));CONCATENATE([.N318];LEFT([.L318];IF(               ISNUMBER(FIND(&quot; &quot;;[.L318]));FIND(&quot; &quot;;[.L318])-1;LEN([.L318])       )                )) );[.M317])" office:value-type="string" office:string-value="./obyvak/elektronika/_APE0758.jpg" calcext:value-type="string">
            <text:p>./obyvak/elektronika/_APE0758.jpg</text:p>
          </table:table-cell>
          <table:table-cell table:formula="of:=VLOOKUP(LEFT([.L318];IF(               ISNUMBER(FIND(&quot; &quot;;[.L318]));FIND(&quot; &quot;;[.L318])-1;LEN([.L31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18]+1" office:value-type="float" office:value="315" calcext:value-type="float">
            <text:p>315</text:p>
          </table:table-cell>
          <table:table-cell table:number-columns-repeated="4"/>
          <table:table-cell table:formula="of:=[.E319]" office:value-type="float" office:value="0" calcext:value-type="float">
            <text:p>0</text:p>
          </table:table-cell>
          <table:table-cell table:style-name="ce46" table:formula="of:=IF([.G318]=&quot;&quot;;&quot;&quot;;[.G318])" office:value-type="string" office:string-value="n" calcext:value-type="string">
            <text:p>n</text:p>
          </table:table-cell>
          <table:table-cell table:style-name="ce46"/>
          <table:table-cell table:style-name="ce46" table:formula="of:=IF([.I318]=&quot;&quot;;&quot;&quot;;[.I31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8]=&quot;&quot;;&quot;&quot;;[.L318])">
            <text:p/>
          </table:table-cell>
          <table:table-cell table:formula="of:=IF([.L319]&lt;&gt;&quot;&quot;;HYPERLINK(CONCATENATE(&quot;file://&quot;;[.$J$2];&quot;/&quot;;[.N319];&quot;/&quot;;LEFT([.L319];IF(               ISNUMBER(FIND(&quot; &quot;;[.L319]));FIND(&quot; &quot;;[.L319])-1;LEN([.L319])       )                ));CONCATENATE([.N319];LEFT([.L319];IF(               ISNUMBER(FIND(&quot; &quot;;[.L319]));FIND(&quot; &quot;;[.L319])-1;LEN([.L319])       )                )) );[.M318])" office:value-type="string" office:string-value="./obyvak/elektronika/_APE0758.jpg" calcext:value-type="string">
            <text:p>./obyvak/elektronika/_APE0758.jpg</text:p>
          </table:table-cell>
          <table:table-cell table:formula="of:=VLOOKUP(LEFT([.L319];IF(               ISNUMBER(FIND(&quot; &quot;;[.L319]));FIND(&quot; &quot;;[.L319])-1;LEN([.L31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19]+1" office:value-type="float" office:value="316" calcext:value-type="float">
            <text:p>316</text:p>
          </table:table-cell>
          <table:table-cell table:number-columns-repeated="4"/>
          <table:table-cell table:formula="of:=[.E320]" office:value-type="float" office:value="0" calcext:value-type="float">
            <text:p>0</text:p>
          </table:table-cell>
          <table:table-cell table:style-name="ce46" table:formula="of:=IF([.G319]=&quot;&quot;;&quot;&quot;;[.G319])" office:value-type="string" office:string-value="n" calcext:value-type="string">
            <text:p>n</text:p>
          </table:table-cell>
          <table:table-cell table:style-name="ce46"/>
          <table:table-cell table:style-name="ce46" table:formula="of:=IF([.I319]=&quot;&quot;;&quot;&quot;;[.I31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9]=&quot;&quot;;&quot;&quot;;[.L319])">
            <text:p/>
          </table:table-cell>
          <table:table-cell table:formula="of:=IF([.L320]&lt;&gt;&quot;&quot;;HYPERLINK(CONCATENATE(&quot;file://&quot;;[.$J$2];&quot;/&quot;;[.N320];&quot;/&quot;;LEFT([.L320];IF(               ISNUMBER(FIND(&quot; &quot;;[.L320]));FIND(&quot; &quot;;[.L320])-1;LEN([.L320])       )                ));CONCATENATE([.N320];LEFT([.L320];IF(               ISNUMBER(FIND(&quot; &quot;;[.L320]));FIND(&quot; &quot;;[.L320])-1;LEN([.L320])       )                )) );[.M319])" office:value-type="string" office:string-value="./obyvak/elektronika/_APE0758.jpg" calcext:value-type="string">
            <text:p>./obyvak/elektronika/_APE0758.jpg</text:p>
          </table:table-cell>
          <table:table-cell table:formula="of:=VLOOKUP(LEFT([.L320];IF(               ISNUMBER(FIND(&quot; &quot;;[.L320]));FIND(&quot; &quot;;[.L320])-1;LEN([.L32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20]+1" office:value-type="float" office:value="317" calcext:value-type="float">
            <text:p>317</text:p>
          </table:table-cell>
          <table:table-cell table:number-columns-repeated="4"/>
          <table:table-cell table:formula="of:=[.E321]" office:value-type="float" office:value="0" calcext:value-type="float">
            <text:p>0</text:p>
          </table:table-cell>
          <table:table-cell table:style-name="ce46" table:formula="of:=IF([.G320]=&quot;&quot;;&quot;&quot;;[.G320])" office:value-type="string" office:string-value="n" calcext:value-type="string">
            <text:p>n</text:p>
          </table:table-cell>
          <table:table-cell table:style-name="ce46"/>
          <table:table-cell table:style-name="ce46" table:formula="of:=IF([.I320]=&quot;&quot;;&quot;&quot;;[.I32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0]=&quot;&quot;;&quot;&quot;;[.L320])">
            <text:p/>
          </table:table-cell>
          <table:table-cell table:formula="of:=IF([.L321]&lt;&gt;&quot;&quot;;HYPERLINK(CONCATENATE(&quot;file://&quot;;[.$J$2];&quot;/&quot;;[.N321];&quot;/&quot;;LEFT([.L321];IF(               ISNUMBER(FIND(&quot; &quot;;[.L321]));FIND(&quot; &quot;;[.L321])-1;LEN([.L321])       )                ));CONCATENATE([.N321];LEFT([.L321];IF(               ISNUMBER(FIND(&quot; &quot;;[.L321]));FIND(&quot; &quot;;[.L321])-1;LEN([.L321])       )                )) );[.M320])" office:value-type="string" office:string-value="./obyvak/elektronika/_APE0758.jpg" calcext:value-type="string">
            <text:p>./obyvak/elektronika/_APE0758.jpg</text:p>
          </table:table-cell>
          <table:table-cell table:formula="of:=VLOOKUP(LEFT([.L321];IF(               ISNUMBER(FIND(&quot; &quot;;[.L321]));FIND(&quot; &quot;;[.L321])-1;LEN([.L32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21]+1" office:value-type="float" office:value="318" calcext:value-type="float">
            <text:p>318</text:p>
          </table:table-cell>
          <table:table-cell table:number-columns-repeated="4"/>
          <table:table-cell table:formula="of:=[.E322]" office:value-type="float" office:value="0" calcext:value-type="float">
            <text:p>0</text:p>
          </table:table-cell>
          <table:table-cell table:style-name="ce46" table:formula="of:=IF([.G321]=&quot;&quot;;&quot;&quot;;[.G321])" office:value-type="string" office:string-value="n" calcext:value-type="string">
            <text:p>n</text:p>
          </table:table-cell>
          <table:table-cell table:style-name="ce46"/>
          <table:table-cell table:style-name="ce46" table:formula="of:=IF([.I321]=&quot;&quot;;&quot;&quot;;[.I32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1]=&quot;&quot;;&quot;&quot;;[.L321])">
            <text:p/>
          </table:table-cell>
          <table:table-cell table:formula="of:=IF([.L322]&lt;&gt;&quot;&quot;;HYPERLINK(CONCATENATE(&quot;file://&quot;;[.$J$2];&quot;/&quot;;[.N322];&quot;/&quot;;LEFT([.L322];IF(               ISNUMBER(FIND(&quot; &quot;;[.L322]));FIND(&quot; &quot;;[.L322])-1;LEN([.L322])       )                ));CONCATENATE([.N322];LEFT([.L322];IF(               ISNUMBER(FIND(&quot; &quot;;[.L322]));FIND(&quot; &quot;;[.L322])-1;LEN([.L322])       )                )) );[.M321])" office:value-type="string" office:string-value="./obyvak/elektronika/_APE0758.jpg" calcext:value-type="string">
            <text:p>./obyvak/elektronika/_APE0758.jpg</text:p>
          </table:table-cell>
          <table:table-cell table:formula="of:=VLOOKUP(LEFT([.L322];IF(               ISNUMBER(FIND(&quot; &quot;;[.L322]));FIND(&quot; &quot;;[.L322])-1;LEN([.L32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22]+1" office:value-type="float" office:value="319" calcext:value-type="float">
            <text:p>319</text:p>
          </table:table-cell>
          <table:table-cell table:number-columns-repeated="4"/>
          <table:table-cell table:formula="of:=[.E323]" office:value-type="float" office:value="0" calcext:value-type="float">
            <text:p>0</text:p>
          </table:table-cell>
          <table:table-cell table:style-name="ce46" table:formula="of:=IF([.G322]=&quot;&quot;;&quot;&quot;;[.G322])" office:value-type="string" office:string-value="n" calcext:value-type="string">
            <text:p>n</text:p>
          </table:table-cell>
          <table:table-cell table:style-name="ce46"/>
          <table:table-cell table:style-name="ce46" table:formula="of:=IF([.I322]=&quot;&quot;;&quot;&quot;;[.I32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2]=&quot;&quot;;&quot;&quot;;[.L322])">
            <text:p/>
          </table:table-cell>
          <table:table-cell table:formula="of:=IF([.L323]&lt;&gt;&quot;&quot;;HYPERLINK(CONCATENATE(&quot;file://&quot;;[.$J$2];&quot;/&quot;;[.N323];&quot;/&quot;;LEFT([.L323];IF(               ISNUMBER(FIND(&quot; &quot;;[.L323]));FIND(&quot; &quot;;[.L323])-1;LEN([.L323])       )                ));CONCATENATE([.N323];LEFT([.L323];IF(               ISNUMBER(FIND(&quot; &quot;;[.L323]));FIND(&quot; &quot;;[.L323])-1;LEN([.L323])       )                )) );[.M322])" office:value-type="string" office:string-value="./obyvak/elektronika/_APE0758.jpg" calcext:value-type="string">
            <text:p>./obyvak/elektronika/_APE0758.jpg</text:p>
          </table:table-cell>
          <table:table-cell table:formula="of:=VLOOKUP(LEFT([.L323];IF(               ISNUMBER(FIND(&quot; &quot;;[.L323]));FIND(&quot; &quot;;[.L323])-1;LEN([.L32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23]+1" office:value-type="float" office:value="320" calcext:value-type="float">
            <text:p>320</text:p>
          </table:table-cell>
          <table:table-cell table:number-columns-repeated="4"/>
          <table:table-cell table:formula="of:=[.E324]" office:value-type="float" office:value="0" calcext:value-type="float">
            <text:p>0</text:p>
          </table:table-cell>
          <table:table-cell table:style-name="ce46" table:formula="of:=IF([.G323]=&quot;&quot;;&quot;&quot;;[.G323])" office:value-type="string" office:string-value="n" calcext:value-type="string">
            <text:p>n</text:p>
          </table:table-cell>
          <table:table-cell table:style-name="ce46"/>
          <table:table-cell table:style-name="ce46" table:formula="of:=IF([.I323]=&quot;&quot;;&quot;&quot;;[.I32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3]=&quot;&quot;;&quot;&quot;;[.L323])">
            <text:p/>
          </table:table-cell>
          <table:table-cell table:formula="of:=IF([.L324]&lt;&gt;&quot;&quot;;HYPERLINK(CONCATENATE(&quot;file://&quot;;[.$J$2];&quot;/&quot;;[.N324];&quot;/&quot;;LEFT([.L324];IF(               ISNUMBER(FIND(&quot; &quot;;[.L324]));FIND(&quot; &quot;;[.L324])-1;LEN([.L324])       )                ));CONCATENATE([.N324];LEFT([.L324];IF(               ISNUMBER(FIND(&quot; &quot;;[.L324]));FIND(&quot; &quot;;[.L324])-1;LEN([.L324])       )                )) );[.M323])" office:value-type="string" office:string-value="./obyvak/elektronika/_APE0758.jpg" calcext:value-type="string">
            <text:p>./obyvak/elektronika/_APE0758.jpg</text:p>
          </table:table-cell>
          <table:table-cell table:formula="of:=VLOOKUP(LEFT([.L324];IF(               ISNUMBER(FIND(&quot; &quot;;[.L324]));FIND(&quot; &quot;;[.L324])-1;LEN([.L32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24]+1" office:value-type="float" office:value="321" calcext:value-type="float">
            <text:p>321</text:p>
          </table:table-cell>
          <table:table-cell table:number-columns-repeated="4"/>
          <table:table-cell table:formula="of:=[.E325]" office:value-type="float" office:value="0" calcext:value-type="float">
            <text:p>0</text:p>
          </table:table-cell>
          <table:table-cell table:style-name="ce46" table:formula="of:=IF([.G324]=&quot;&quot;;&quot;&quot;;[.G324])" office:value-type="string" office:string-value="n" calcext:value-type="string">
            <text:p>n</text:p>
          </table:table-cell>
          <table:table-cell table:style-name="ce46"/>
          <table:table-cell table:style-name="ce46" table:formula="of:=IF([.I324]=&quot;&quot;;&quot;&quot;;[.I32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4]=&quot;&quot;;&quot;&quot;;[.L324])">
            <text:p/>
          </table:table-cell>
          <table:table-cell table:formula="of:=IF([.L325]&lt;&gt;&quot;&quot;;HYPERLINK(CONCATENATE(&quot;file://&quot;;[.$J$2];&quot;/&quot;;[.N325];&quot;/&quot;;LEFT([.L325];IF(               ISNUMBER(FIND(&quot; &quot;;[.L325]));FIND(&quot; &quot;;[.L325])-1;LEN([.L325])       )                ));CONCATENATE([.N325];LEFT([.L325];IF(               ISNUMBER(FIND(&quot; &quot;;[.L325]));FIND(&quot; &quot;;[.L325])-1;LEN([.L325])       )                )) );[.M324])" office:value-type="string" office:string-value="./obyvak/elektronika/_APE0758.jpg" calcext:value-type="string">
            <text:p>./obyvak/elektronika/_APE0758.jpg</text:p>
          </table:table-cell>
          <table:table-cell table:formula="of:=VLOOKUP(LEFT([.L325];IF(               ISNUMBER(FIND(&quot; &quot;;[.L325]));FIND(&quot; &quot;;[.L325])-1;LEN([.L32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25]+1" office:value-type="float" office:value="322" calcext:value-type="float">
            <text:p>322</text:p>
          </table:table-cell>
          <table:table-cell table:number-columns-repeated="4"/>
          <table:table-cell table:formula="of:=[.E326]" office:value-type="float" office:value="0" calcext:value-type="float">
            <text:p>0</text:p>
          </table:table-cell>
          <table:table-cell table:style-name="ce46" table:formula="of:=IF([.G325]=&quot;&quot;;&quot;&quot;;[.G325])" office:value-type="string" office:string-value="n" calcext:value-type="string">
            <text:p>n</text:p>
          </table:table-cell>
          <table:table-cell table:style-name="ce46"/>
          <table:table-cell table:style-name="ce46" table:formula="of:=IF([.I325]=&quot;&quot;;&quot;&quot;;[.I32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5]=&quot;&quot;;&quot;&quot;;[.L325])">
            <text:p/>
          </table:table-cell>
          <table:table-cell table:formula="of:=IF([.L326]&lt;&gt;&quot;&quot;;HYPERLINK(CONCATENATE(&quot;file://&quot;;[.$J$2];&quot;/&quot;;[.N326];&quot;/&quot;;LEFT([.L326];IF(               ISNUMBER(FIND(&quot; &quot;;[.L326]));FIND(&quot; &quot;;[.L326])-1;LEN([.L326])       )                ));CONCATENATE([.N326];LEFT([.L326];IF(               ISNUMBER(FIND(&quot; &quot;;[.L326]));FIND(&quot; &quot;;[.L326])-1;LEN([.L326])       )                )) );[.M325])" office:value-type="string" office:string-value="./obyvak/elektronika/_APE0758.jpg" calcext:value-type="string">
            <text:p>./obyvak/elektronika/_APE0758.jpg</text:p>
          </table:table-cell>
          <table:table-cell table:formula="of:=VLOOKUP(LEFT([.L326];IF(               ISNUMBER(FIND(&quot; &quot;;[.L326]));FIND(&quot; &quot;;[.L326])-1;LEN([.L32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26]+1" office:value-type="float" office:value="323" calcext:value-type="float">
            <text:p>323</text:p>
          </table:table-cell>
          <table:table-cell table:number-columns-repeated="4"/>
          <table:table-cell table:formula="of:=[.E327]" office:value-type="float" office:value="0" calcext:value-type="float">
            <text:p>0</text:p>
          </table:table-cell>
          <table:table-cell table:style-name="ce46" table:formula="of:=IF([.G326]=&quot;&quot;;&quot;&quot;;[.G326])" office:value-type="string" office:string-value="n" calcext:value-type="string">
            <text:p>n</text:p>
          </table:table-cell>
          <table:table-cell table:style-name="ce46"/>
          <table:table-cell table:style-name="ce46" table:formula="of:=IF([.I326]=&quot;&quot;;&quot;&quot;;[.I32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6]=&quot;&quot;;&quot;&quot;;[.L326])">
            <text:p/>
          </table:table-cell>
          <table:table-cell table:formula="of:=IF([.L327]&lt;&gt;&quot;&quot;;HYPERLINK(CONCATENATE(&quot;file://&quot;;[.$J$2];&quot;/&quot;;[.N327];&quot;/&quot;;LEFT([.L327];IF(               ISNUMBER(FIND(&quot; &quot;;[.L327]));FIND(&quot; &quot;;[.L327])-1;LEN([.L327])       )                ));CONCATENATE([.N327];LEFT([.L327];IF(               ISNUMBER(FIND(&quot; &quot;;[.L327]));FIND(&quot; &quot;;[.L327])-1;LEN([.L327])       )                )) );[.M326])" office:value-type="string" office:string-value="./obyvak/elektronika/_APE0758.jpg" calcext:value-type="string">
            <text:p>./obyvak/elektronika/_APE0758.jpg</text:p>
          </table:table-cell>
          <table:table-cell table:formula="of:=VLOOKUP(LEFT([.L327];IF(               ISNUMBER(FIND(&quot; &quot;;[.L327]));FIND(&quot; &quot;;[.L327])-1;LEN([.L32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27]+1" office:value-type="float" office:value="324" calcext:value-type="float">
            <text:p>324</text:p>
          </table:table-cell>
          <table:table-cell table:number-columns-repeated="4"/>
          <table:table-cell table:formula="of:=[.E328]" office:value-type="float" office:value="0" calcext:value-type="float">
            <text:p>0</text:p>
          </table:table-cell>
          <table:table-cell table:style-name="ce46" table:formula="of:=IF([.G327]=&quot;&quot;;&quot;&quot;;[.G327])" office:value-type="string" office:string-value="n" calcext:value-type="string">
            <text:p>n</text:p>
          </table:table-cell>
          <table:table-cell table:style-name="ce46"/>
          <table:table-cell table:style-name="ce46" table:formula="of:=IF([.I327]=&quot;&quot;;&quot;&quot;;[.I32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7]=&quot;&quot;;&quot;&quot;;[.L327])">
            <text:p/>
          </table:table-cell>
          <table:table-cell table:formula="of:=IF([.L328]&lt;&gt;&quot;&quot;;HYPERLINK(CONCATENATE(&quot;file://&quot;;[.$J$2];&quot;/&quot;;[.N328];&quot;/&quot;;LEFT([.L328];IF(               ISNUMBER(FIND(&quot; &quot;;[.L328]));FIND(&quot; &quot;;[.L328])-1;LEN([.L328])       )                ));CONCATENATE([.N328];LEFT([.L328];IF(               ISNUMBER(FIND(&quot; &quot;;[.L328]));FIND(&quot; &quot;;[.L328])-1;LEN([.L328])       )                )) );[.M327])" office:value-type="string" office:string-value="./obyvak/elektronika/_APE0758.jpg" calcext:value-type="string">
            <text:p>./obyvak/elektronika/_APE0758.jpg</text:p>
          </table:table-cell>
          <table:table-cell table:formula="of:=VLOOKUP(LEFT([.L328];IF(               ISNUMBER(FIND(&quot; &quot;;[.L328]));FIND(&quot; &quot;;[.L328])-1;LEN([.L32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28]+1" office:value-type="float" office:value="325" calcext:value-type="float">
            <text:p>325</text:p>
          </table:table-cell>
          <table:table-cell table:number-columns-repeated="4"/>
          <table:table-cell table:formula="of:=[.E329]" office:value-type="float" office:value="0" calcext:value-type="float">
            <text:p>0</text:p>
          </table:table-cell>
          <table:table-cell table:style-name="ce46" table:formula="of:=IF([.G328]=&quot;&quot;;&quot;&quot;;[.G328])" office:value-type="string" office:string-value="n" calcext:value-type="string">
            <text:p>n</text:p>
          </table:table-cell>
          <table:table-cell table:style-name="ce46"/>
          <table:table-cell table:style-name="ce46" table:formula="of:=IF([.I328]=&quot;&quot;;&quot;&quot;;[.I32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8]=&quot;&quot;;&quot;&quot;;[.L328])">
            <text:p/>
          </table:table-cell>
          <table:table-cell table:formula="of:=IF([.L329]&lt;&gt;&quot;&quot;;HYPERLINK(CONCATENATE(&quot;file://&quot;;[.$J$2];&quot;/&quot;;[.N329];&quot;/&quot;;LEFT([.L329];IF(               ISNUMBER(FIND(&quot; &quot;;[.L329]));FIND(&quot; &quot;;[.L329])-1;LEN([.L329])       )                ));CONCATENATE([.N329];LEFT([.L329];IF(               ISNUMBER(FIND(&quot; &quot;;[.L329]));FIND(&quot; &quot;;[.L329])-1;LEN([.L329])       )                )) );[.M328])" office:value-type="string" office:string-value="./obyvak/elektronika/_APE0758.jpg" calcext:value-type="string">
            <text:p>./obyvak/elektronika/_APE0758.jpg</text:p>
          </table:table-cell>
          <table:table-cell table:formula="of:=VLOOKUP(LEFT([.L329];IF(               ISNUMBER(FIND(&quot; &quot;;[.L329]));FIND(&quot; &quot;;[.L329])-1;LEN([.L32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29]+1" office:value-type="float" office:value="326" calcext:value-type="float">
            <text:p>326</text:p>
          </table:table-cell>
          <table:table-cell table:number-columns-repeated="4"/>
          <table:table-cell table:formula="of:=[.E330]" office:value-type="float" office:value="0" calcext:value-type="float">
            <text:p>0</text:p>
          </table:table-cell>
          <table:table-cell table:style-name="ce46" table:formula="of:=IF([.G329]=&quot;&quot;;&quot;&quot;;[.G329])" office:value-type="string" office:string-value="n" calcext:value-type="string">
            <text:p>n</text:p>
          </table:table-cell>
          <table:table-cell table:style-name="ce46"/>
          <table:table-cell table:style-name="ce46" table:formula="of:=IF([.I329]=&quot;&quot;;&quot;&quot;;[.I32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9]=&quot;&quot;;&quot;&quot;;[.L329])">
            <text:p/>
          </table:table-cell>
          <table:table-cell table:formula="of:=IF([.L330]&lt;&gt;&quot;&quot;;HYPERLINK(CONCATENATE(&quot;file://&quot;;[.$J$2];&quot;/&quot;;[.N330];&quot;/&quot;;LEFT([.L330];IF(               ISNUMBER(FIND(&quot; &quot;;[.L330]));FIND(&quot; &quot;;[.L330])-1;LEN([.L330])       )                ));CONCATENATE([.N330];LEFT([.L330];IF(               ISNUMBER(FIND(&quot; &quot;;[.L330]));FIND(&quot; &quot;;[.L330])-1;LEN([.L330])       )                )) );[.M329])" office:value-type="string" office:string-value="./obyvak/elektronika/_APE0758.jpg" calcext:value-type="string">
            <text:p>./obyvak/elektronika/_APE0758.jpg</text:p>
          </table:table-cell>
          <table:table-cell table:formula="of:=VLOOKUP(LEFT([.L330];IF(               ISNUMBER(FIND(&quot; &quot;;[.L330]));FIND(&quot; &quot;;[.L330])-1;LEN([.L33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30]+1" office:value-type="float" office:value="327" calcext:value-type="float">
            <text:p>327</text:p>
          </table:table-cell>
          <table:table-cell table:number-columns-repeated="4"/>
          <table:table-cell table:formula="of:=[.E331]" office:value-type="float" office:value="0" calcext:value-type="float">
            <text:p>0</text:p>
          </table:table-cell>
          <table:table-cell table:style-name="ce46" table:formula="of:=IF([.G330]=&quot;&quot;;&quot;&quot;;[.G330])" office:value-type="string" office:string-value="n" calcext:value-type="string">
            <text:p>n</text:p>
          </table:table-cell>
          <table:table-cell table:style-name="ce46"/>
          <table:table-cell table:style-name="ce46" table:formula="of:=IF([.I330]=&quot;&quot;;&quot;&quot;;[.I33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0]=&quot;&quot;;&quot;&quot;;[.L330])">
            <text:p/>
          </table:table-cell>
          <table:table-cell table:formula="of:=IF([.L331]&lt;&gt;&quot;&quot;;HYPERLINK(CONCATENATE(&quot;file://&quot;;[.$J$2];&quot;/&quot;;[.N331];&quot;/&quot;;LEFT([.L331];IF(               ISNUMBER(FIND(&quot; &quot;;[.L331]));FIND(&quot; &quot;;[.L331])-1;LEN([.L331])       )                ));CONCATENATE([.N331];LEFT([.L331];IF(               ISNUMBER(FIND(&quot; &quot;;[.L331]));FIND(&quot; &quot;;[.L331])-1;LEN([.L331])       )                )) );[.M330])" office:value-type="string" office:string-value="./obyvak/elektronika/_APE0758.jpg" calcext:value-type="string">
            <text:p>./obyvak/elektronika/_APE0758.jpg</text:p>
          </table:table-cell>
          <table:table-cell table:formula="of:=VLOOKUP(LEFT([.L331];IF(               ISNUMBER(FIND(&quot; &quot;;[.L331]));FIND(&quot; &quot;;[.L331])-1;LEN([.L33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31]+1" office:value-type="float" office:value="328" calcext:value-type="float">
            <text:p>328</text:p>
          </table:table-cell>
          <table:table-cell table:number-columns-repeated="4"/>
          <table:table-cell table:formula="of:=[.E332]" office:value-type="float" office:value="0" calcext:value-type="float">
            <text:p>0</text:p>
          </table:table-cell>
          <table:table-cell table:style-name="ce46" table:formula="of:=IF([.G331]=&quot;&quot;;&quot;&quot;;[.G331])" office:value-type="string" office:string-value="n" calcext:value-type="string">
            <text:p>n</text:p>
          </table:table-cell>
          <table:table-cell table:style-name="ce46"/>
          <table:table-cell table:style-name="ce46" table:formula="of:=IF([.I331]=&quot;&quot;;&quot;&quot;;[.I33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1]=&quot;&quot;;&quot;&quot;;[.L331])">
            <text:p/>
          </table:table-cell>
          <table:table-cell table:formula="of:=IF([.L332]&lt;&gt;&quot;&quot;;HYPERLINK(CONCATENATE(&quot;file://&quot;;[.$J$2];&quot;/&quot;;[.N332];&quot;/&quot;;LEFT([.L332];IF(               ISNUMBER(FIND(&quot; &quot;;[.L332]));FIND(&quot; &quot;;[.L332])-1;LEN([.L332])       )                ));CONCATENATE([.N332];LEFT([.L332];IF(               ISNUMBER(FIND(&quot; &quot;;[.L332]));FIND(&quot; &quot;;[.L332])-1;LEN([.L332])       )                )) );[.M331])" office:value-type="string" office:string-value="./obyvak/elektronika/_APE0758.jpg" calcext:value-type="string">
            <text:p>./obyvak/elektronika/_APE0758.jpg</text:p>
          </table:table-cell>
          <table:table-cell table:formula="of:=VLOOKUP(LEFT([.L332];IF(               ISNUMBER(FIND(&quot; &quot;;[.L332]));FIND(&quot; &quot;;[.L332])-1;LEN([.L33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32]+1" office:value-type="float" office:value="329" calcext:value-type="float">
            <text:p>329</text:p>
          </table:table-cell>
          <table:table-cell table:number-columns-repeated="4"/>
          <table:table-cell table:formula="of:=[.E333]" office:value-type="float" office:value="0" calcext:value-type="float">
            <text:p>0</text:p>
          </table:table-cell>
          <table:table-cell table:style-name="ce46" table:formula="of:=IF([.G332]=&quot;&quot;;&quot;&quot;;[.G332])" office:value-type="string" office:string-value="n" calcext:value-type="string">
            <text:p>n</text:p>
          </table:table-cell>
          <table:table-cell table:style-name="ce46"/>
          <table:table-cell table:style-name="ce46" table:formula="of:=IF([.I332]=&quot;&quot;;&quot;&quot;;[.I33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2]=&quot;&quot;;&quot;&quot;;[.L332])">
            <text:p/>
          </table:table-cell>
          <table:table-cell table:formula="of:=IF([.L333]&lt;&gt;&quot;&quot;;HYPERLINK(CONCATENATE(&quot;file://&quot;;[.$J$2];&quot;/&quot;;[.N333];&quot;/&quot;;LEFT([.L333];IF(               ISNUMBER(FIND(&quot; &quot;;[.L333]));FIND(&quot; &quot;;[.L333])-1;LEN([.L333])       )                ));CONCATENATE([.N333];LEFT([.L333];IF(               ISNUMBER(FIND(&quot; &quot;;[.L333]));FIND(&quot; &quot;;[.L333])-1;LEN([.L333])       )                )) );[.M332])" office:value-type="string" office:string-value="./obyvak/elektronika/_APE0758.jpg" calcext:value-type="string">
            <text:p>./obyvak/elektronika/_APE0758.jpg</text:p>
          </table:table-cell>
          <table:table-cell table:formula="of:=VLOOKUP(LEFT([.L333];IF(               ISNUMBER(FIND(&quot; &quot;;[.L333]));FIND(&quot; &quot;;[.L333])-1;LEN([.L33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33]+1" office:value-type="float" office:value="330" calcext:value-type="float">
            <text:p>330</text:p>
          </table:table-cell>
          <table:table-cell table:number-columns-repeated="4"/>
          <table:table-cell table:formula="of:=[.E334]" office:value-type="float" office:value="0" calcext:value-type="float">
            <text:p>0</text:p>
          </table:table-cell>
          <table:table-cell table:style-name="ce46" table:formula="of:=IF([.G333]=&quot;&quot;;&quot;&quot;;[.G333])" office:value-type="string" office:string-value="n" calcext:value-type="string">
            <text:p>n</text:p>
          </table:table-cell>
          <table:table-cell table:style-name="ce46"/>
          <table:table-cell table:style-name="ce46" table:formula="of:=IF([.I333]=&quot;&quot;;&quot;&quot;;[.I33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3]=&quot;&quot;;&quot;&quot;;[.L333])">
            <text:p/>
          </table:table-cell>
          <table:table-cell table:formula="of:=IF([.L334]&lt;&gt;&quot;&quot;;HYPERLINK(CONCATENATE(&quot;file://&quot;;[.$J$2];&quot;/&quot;;[.N334];&quot;/&quot;;LEFT([.L334];IF(               ISNUMBER(FIND(&quot; &quot;;[.L334]));FIND(&quot; &quot;;[.L334])-1;LEN([.L334])       )                ));CONCATENATE([.N334];LEFT([.L334];IF(               ISNUMBER(FIND(&quot; &quot;;[.L334]));FIND(&quot; &quot;;[.L334])-1;LEN([.L334])       )                )) );[.M333])" office:value-type="string" office:string-value="./obyvak/elektronika/_APE0758.jpg" calcext:value-type="string">
            <text:p>./obyvak/elektronika/_APE0758.jpg</text:p>
          </table:table-cell>
          <table:table-cell table:formula="of:=VLOOKUP(LEFT([.L334];IF(               ISNUMBER(FIND(&quot; &quot;;[.L334]));FIND(&quot; &quot;;[.L334])-1;LEN([.L33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34]+1" office:value-type="float" office:value="331" calcext:value-type="float">
            <text:p>331</text:p>
          </table:table-cell>
          <table:table-cell table:number-columns-repeated="4"/>
          <table:table-cell table:formula="of:=[.E335]" office:value-type="float" office:value="0" calcext:value-type="float">
            <text:p>0</text:p>
          </table:table-cell>
          <table:table-cell table:style-name="ce46" table:formula="of:=IF([.G334]=&quot;&quot;;&quot;&quot;;[.G334])" office:value-type="string" office:string-value="n" calcext:value-type="string">
            <text:p>n</text:p>
          </table:table-cell>
          <table:table-cell table:style-name="ce46"/>
          <table:table-cell table:style-name="ce46" table:formula="of:=IF([.I334]=&quot;&quot;;&quot;&quot;;[.I33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4]=&quot;&quot;;&quot;&quot;;[.L334])">
            <text:p/>
          </table:table-cell>
          <table:table-cell table:formula="of:=IF([.L335]&lt;&gt;&quot;&quot;;HYPERLINK(CONCATENATE(&quot;file://&quot;;[.$J$2];&quot;/&quot;;[.N335];&quot;/&quot;;LEFT([.L335];IF(               ISNUMBER(FIND(&quot; &quot;;[.L335]));FIND(&quot; &quot;;[.L335])-1;LEN([.L335])       )                ));CONCATENATE([.N335];LEFT([.L335];IF(               ISNUMBER(FIND(&quot; &quot;;[.L335]));FIND(&quot; &quot;;[.L335])-1;LEN([.L335])       )                )) );[.M334])" office:value-type="string" office:string-value="./obyvak/elektronika/_APE0758.jpg" calcext:value-type="string">
            <text:p>./obyvak/elektronika/_APE0758.jpg</text:p>
          </table:table-cell>
          <table:table-cell table:formula="of:=VLOOKUP(LEFT([.L335];IF(               ISNUMBER(FIND(&quot; &quot;;[.L335]));FIND(&quot; &quot;;[.L335])-1;LEN([.L33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35]+1" office:value-type="float" office:value="332" calcext:value-type="float">
            <text:p>332</text:p>
          </table:table-cell>
          <table:table-cell table:number-columns-repeated="4"/>
          <table:table-cell table:formula="of:=[.E336]" office:value-type="float" office:value="0" calcext:value-type="float">
            <text:p>0</text:p>
          </table:table-cell>
          <table:table-cell table:style-name="ce46" table:formula="of:=IF([.G335]=&quot;&quot;;&quot;&quot;;[.G335])" office:value-type="string" office:string-value="n" calcext:value-type="string">
            <text:p>n</text:p>
          </table:table-cell>
          <table:table-cell table:style-name="ce46"/>
          <table:table-cell table:style-name="ce46" table:formula="of:=IF([.I335]=&quot;&quot;;&quot;&quot;;[.I33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5]=&quot;&quot;;&quot;&quot;;[.L335])">
            <text:p/>
          </table:table-cell>
          <table:table-cell table:formula="of:=IF([.L336]&lt;&gt;&quot;&quot;;HYPERLINK(CONCATENATE(&quot;file://&quot;;[.$J$2];&quot;/&quot;;[.N336];&quot;/&quot;;LEFT([.L336];IF(               ISNUMBER(FIND(&quot; &quot;;[.L336]));FIND(&quot; &quot;;[.L336])-1;LEN([.L336])       )                ));CONCATENATE([.N336];LEFT([.L336];IF(               ISNUMBER(FIND(&quot; &quot;;[.L336]));FIND(&quot; &quot;;[.L336])-1;LEN([.L336])       )                )) );[.M335])" office:value-type="string" office:string-value="./obyvak/elektronika/_APE0758.jpg" calcext:value-type="string">
            <text:p>./obyvak/elektronika/_APE0758.jpg</text:p>
          </table:table-cell>
          <table:table-cell table:formula="of:=VLOOKUP(LEFT([.L336];IF(               ISNUMBER(FIND(&quot; &quot;;[.L336]));FIND(&quot; &quot;;[.L336])-1;LEN([.L33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36]+1" office:value-type="float" office:value="333" calcext:value-type="float">
            <text:p>333</text:p>
          </table:table-cell>
          <table:table-cell table:number-columns-repeated="4"/>
          <table:table-cell table:formula="of:=[.E337]" office:value-type="float" office:value="0" calcext:value-type="float">
            <text:p>0</text:p>
          </table:table-cell>
          <table:table-cell table:style-name="ce46" table:formula="of:=IF([.G336]=&quot;&quot;;&quot;&quot;;[.G336])" office:value-type="string" office:string-value="n" calcext:value-type="string">
            <text:p>n</text:p>
          </table:table-cell>
          <table:table-cell table:style-name="ce46"/>
          <table:table-cell table:style-name="ce46" table:formula="of:=IF([.I336]=&quot;&quot;;&quot;&quot;;[.I33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6]=&quot;&quot;;&quot;&quot;;[.L336])">
            <text:p/>
          </table:table-cell>
          <table:table-cell table:formula="of:=IF([.L337]&lt;&gt;&quot;&quot;;HYPERLINK(CONCATENATE(&quot;file://&quot;;[.$J$2];&quot;/&quot;;[.N337];&quot;/&quot;;LEFT([.L337];IF(               ISNUMBER(FIND(&quot; &quot;;[.L337]));FIND(&quot; &quot;;[.L337])-1;LEN([.L337])       )                ));CONCATENATE([.N337];LEFT([.L337];IF(               ISNUMBER(FIND(&quot; &quot;;[.L337]));FIND(&quot; &quot;;[.L337])-1;LEN([.L337])       )                )) );[.M336])" office:value-type="string" office:string-value="./obyvak/elektronika/_APE0758.jpg" calcext:value-type="string">
            <text:p>./obyvak/elektronika/_APE0758.jpg</text:p>
          </table:table-cell>
          <table:table-cell table:formula="of:=VLOOKUP(LEFT([.L337];IF(               ISNUMBER(FIND(&quot; &quot;;[.L337]));FIND(&quot; &quot;;[.L337])-1;LEN([.L33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37]+1" office:value-type="float" office:value="334" calcext:value-type="float">
            <text:p>334</text:p>
          </table:table-cell>
          <table:table-cell table:number-columns-repeated="4"/>
          <table:table-cell table:formula="of:=[.E338]" office:value-type="float" office:value="0" calcext:value-type="float">
            <text:p>0</text:p>
          </table:table-cell>
          <table:table-cell table:style-name="ce46" table:formula="of:=IF([.G337]=&quot;&quot;;&quot;&quot;;[.G337])" office:value-type="string" office:string-value="n" calcext:value-type="string">
            <text:p>n</text:p>
          </table:table-cell>
          <table:table-cell table:style-name="ce46"/>
          <table:table-cell table:style-name="ce46" table:formula="of:=IF([.I337]=&quot;&quot;;&quot;&quot;;[.I33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7]=&quot;&quot;;&quot;&quot;;[.L337])">
            <text:p/>
          </table:table-cell>
          <table:table-cell table:formula="of:=IF([.L338]&lt;&gt;&quot;&quot;;HYPERLINK(CONCATENATE(&quot;file://&quot;;[.$J$2];&quot;/&quot;;[.N338];&quot;/&quot;;LEFT([.L338];IF(               ISNUMBER(FIND(&quot; &quot;;[.L338]));FIND(&quot; &quot;;[.L338])-1;LEN([.L338])       )                ));CONCATENATE([.N338];LEFT([.L338];IF(               ISNUMBER(FIND(&quot; &quot;;[.L338]));FIND(&quot; &quot;;[.L338])-1;LEN([.L338])       )                )) );[.M337])" office:value-type="string" office:string-value="./obyvak/elektronika/_APE0758.jpg" calcext:value-type="string">
            <text:p>./obyvak/elektronika/_APE0758.jpg</text:p>
          </table:table-cell>
          <table:table-cell table:formula="of:=VLOOKUP(LEFT([.L338];IF(               ISNUMBER(FIND(&quot; &quot;;[.L338]));FIND(&quot; &quot;;[.L338])-1;LEN([.L33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38]+1" office:value-type="float" office:value="335" calcext:value-type="float">
            <text:p>335</text:p>
          </table:table-cell>
          <table:table-cell table:number-columns-repeated="4"/>
          <table:table-cell table:formula="of:=[.E339]" office:value-type="float" office:value="0" calcext:value-type="float">
            <text:p>0</text:p>
          </table:table-cell>
          <table:table-cell table:style-name="ce46" table:formula="of:=IF([.G338]=&quot;&quot;;&quot;&quot;;[.G338])" office:value-type="string" office:string-value="n" calcext:value-type="string">
            <text:p>n</text:p>
          </table:table-cell>
          <table:table-cell table:style-name="ce46"/>
          <table:table-cell table:style-name="ce46" table:formula="of:=IF([.I338]=&quot;&quot;;&quot;&quot;;[.I33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8]=&quot;&quot;;&quot;&quot;;[.L338])">
            <text:p/>
          </table:table-cell>
          <table:table-cell table:formula="of:=IF([.L339]&lt;&gt;&quot;&quot;;HYPERLINK(CONCATENATE(&quot;file://&quot;;[.$J$2];&quot;/&quot;;[.N339];&quot;/&quot;;LEFT([.L339];IF(               ISNUMBER(FIND(&quot; &quot;;[.L339]));FIND(&quot; &quot;;[.L339])-1;LEN([.L339])       )                ));CONCATENATE([.N339];LEFT([.L339];IF(               ISNUMBER(FIND(&quot; &quot;;[.L339]));FIND(&quot; &quot;;[.L339])-1;LEN([.L339])       )                )) );[.M338])" office:value-type="string" office:string-value="./obyvak/elektronika/_APE0758.jpg" calcext:value-type="string">
            <text:p>./obyvak/elektronika/_APE0758.jpg</text:p>
          </table:table-cell>
          <table:table-cell table:formula="of:=VLOOKUP(LEFT([.L339];IF(               ISNUMBER(FIND(&quot; &quot;;[.L339]));FIND(&quot; &quot;;[.L339])-1;LEN([.L33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39]+1" office:value-type="float" office:value="336" calcext:value-type="float">
            <text:p>336</text:p>
          </table:table-cell>
          <table:table-cell table:number-columns-repeated="4"/>
          <table:table-cell table:formula="of:=[.E340]" office:value-type="float" office:value="0" calcext:value-type="float">
            <text:p>0</text:p>
          </table:table-cell>
          <table:table-cell table:style-name="ce46" table:formula="of:=IF([.G339]=&quot;&quot;;&quot;&quot;;[.G339])" office:value-type="string" office:string-value="n" calcext:value-type="string">
            <text:p>n</text:p>
          </table:table-cell>
          <table:table-cell table:style-name="ce46"/>
          <table:table-cell table:style-name="ce46" table:formula="of:=IF([.I339]=&quot;&quot;;&quot;&quot;;[.I33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9]=&quot;&quot;;&quot;&quot;;[.L339])">
            <text:p/>
          </table:table-cell>
          <table:table-cell table:formula="of:=IF([.L340]&lt;&gt;&quot;&quot;;HYPERLINK(CONCATENATE(&quot;file://&quot;;[.$J$2];&quot;/&quot;;[.N340];&quot;/&quot;;LEFT([.L340];IF(               ISNUMBER(FIND(&quot; &quot;;[.L340]));FIND(&quot; &quot;;[.L340])-1;LEN([.L340])       )                ));CONCATENATE([.N340];LEFT([.L340];IF(               ISNUMBER(FIND(&quot; &quot;;[.L340]));FIND(&quot; &quot;;[.L340])-1;LEN([.L340])       )                )) );[.M339])" office:value-type="string" office:string-value="./obyvak/elektronika/_APE0758.jpg" calcext:value-type="string">
            <text:p>./obyvak/elektronika/_APE0758.jpg</text:p>
          </table:table-cell>
          <table:table-cell table:formula="of:=VLOOKUP(LEFT([.L340];IF(               ISNUMBER(FIND(&quot; &quot;;[.L340]));FIND(&quot; &quot;;[.L340])-1;LEN([.L34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40]+1" office:value-type="float" office:value="337" calcext:value-type="float">
            <text:p>337</text:p>
          </table:table-cell>
          <table:table-cell table:number-columns-repeated="4"/>
          <table:table-cell table:formula="of:=[.E341]" office:value-type="float" office:value="0" calcext:value-type="float">
            <text:p>0</text:p>
          </table:table-cell>
          <table:table-cell table:style-name="ce46" table:formula="of:=IF([.G340]=&quot;&quot;;&quot;&quot;;[.G340])" office:value-type="string" office:string-value="n" calcext:value-type="string">
            <text:p>n</text:p>
          </table:table-cell>
          <table:table-cell table:style-name="ce46"/>
          <table:table-cell table:style-name="ce46" table:formula="of:=IF([.I340]=&quot;&quot;;&quot;&quot;;[.I34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0]=&quot;&quot;;&quot;&quot;;[.L340])">
            <text:p/>
          </table:table-cell>
          <table:table-cell table:formula="of:=IF([.L341]&lt;&gt;&quot;&quot;;HYPERLINK(CONCATENATE(&quot;file://&quot;;[.$J$2];&quot;/&quot;;[.N341];&quot;/&quot;;LEFT([.L341];IF(               ISNUMBER(FIND(&quot; &quot;;[.L341]));FIND(&quot; &quot;;[.L341])-1;LEN([.L341])       )                ));CONCATENATE([.N341];LEFT([.L341];IF(               ISNUMBER(FIND(&quot; &quot;;[.L341]));FIND(&quot; &quot;;[.L341])-1;LEN([.L341])       )                )) );[.M340])" office:value-type="string" office:string-value="./obyvak/elektronika/_APE0758.jpg" calcext:value-type="string">
            <text:p>./obyvak/elektronika/_APE0758.jpg</text:p>
          </table:table-cell>
          <table:table-cell table:formula="of:=VLOOKUP(LEFT([.L341];IF(               ISNUMBER(FIND(&quot; &quot;;[.L341]));FIND(&quot; &quot;;[.L341])-1;LEN([.L34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41]+1" office:value-type="float" office:value="338" calcext:value-type="float">
            <text:p>338</text:p>
          </table:table-cell>
          <table:table-cell table:number-columns-repeated="4"/>
          <table:table-cell table:formula="of:=[.E342]" office:value-type="float" office:value="0" calcext:value-type="float">
            <text:p>0</text:p>
          </table:table-cell>
          <table:table-cell table:style-name="ce46" table:formula="of:=IF([.G341]=&quot;&quot;;&quot;&quot;;[.G341])" office:value-type="string" office:string-value="n" calcext:value-type="string">
            <text:p>n</text:p>
          </table:table-cell>
          <table:table-cell table:style-name="ce46"/>
          <table:table-cell table:style-name="ce46" table:formula="of:=IF([.I341]=&quot;&quot;;&quot;&quot;;[.I34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1]=&quot;&quot;;&quot;&quot;;[.L341])">
            <text:p/>
          </table:table-cell>
          <table:table-cell table:formula="of:=IF([.L342]&lt;&gt;&quot;&quot;;HYPERLINK(CONCATENATE(&quot;file://&quot;;[.$J$2];&quot;/&quot;;[.N342];&quot;/&quot;;LEFT([.L342];IF(               ISNUMBER(FIND(&quot; &quot;;[.L342]));FIND(&quot; &quot;;[.L342])-1;LEN([.L342])       )                ));CONCATENATE([.N342];LEFT([.L342];IF(               ISNUMBER(FIND(&quot; &quot;;[.L342]));FIND(&quot; &quot;;[.L342])-1;LEN([.L342])       )                )) );[.M341])" office:value-type="string" office:string-value="./obyvak/elektronika/_APE0758.jpg" calcext:value-type="string">
            <text:p>./obyvak/elektronika/_APE0758.jpg</text:p>
          </table:table-cell>
          <table:table-cell table:formula="of:=VLOOKUP(LEFT([.L342];IF(               ISNUMBER(FIND(&quot; &quot;;[.L342]));FIND(&quot; &quot;;[.L342])-1;LEN([.L34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42]+1" office:value-type="float" office:value="339" calcext:value-type="float">
            <text:p>339</text:p>
          </table:table-cell>
          <table:table-cell table:number-columns-repeated="4"/>
          <table:table-cell table:formula="of:=[.E343]" office:value-type="float" office:value="0" calcext:value-type="float">
            <text:p>0</text:p>
          </table:table-cell>
          <table:table-cell table:style-name="ce46" table:formula="of:=IF([.G342]=&quot;&quot;;&quot;&quot;;[.G342])" office:value-type="string" office:string-value="n" calcext:value-type="string">
            <text:p>n</text:p>
          </table:table-cell>
          <table:table-cell table:style-name="ce46"/>
          <table:table-cell table:style-name="ce46" table:formula="of:=IF([.I342]=&quot;&quot;;&quot;&quot;;[.I34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2]=&quot;&quot;;&quot;&quot;;[.L342])">
            <text:p/>
          </table:table-cell>
          <table:table-cell table:formula="of:=IF([.L343]&lt;&gt;&quot;&quot;;HYPERLINK(CONCATENATE(&quot;file://&quot;;[.$J$2];&quot;/&quot;;[.N343];&quot;/&quot;;LEFT([.L343];IF(               ISNUMBER(FIND(&quot; &quot;;[.L343]));FIND(&quot; &quot;;[.L343])-1;LEN([.L343])       )                ));CONCATENATE([.N343];LEFT([.L343];IF(               ISNUMBER(FIND(&quot; &quot;;[.L343]));FIND(&quot; &quot;;[.L343])-1;LEN([.L343])       )                )) );[.M342])" office:value-type="string" office:string-value="./obyvak/elektronika/_APE0758.jpg" calcext:value-type="string">
            <text:p>./obyvak/elektronika/_APE0758.jpg</text:p>
          </table:table-cell>
          <table:table-cell table:formula="of:=VLOOKUP(LEFT([.L343];IF(               ISNUMBER(FIND(&quot; &quot;;[.L343]));FIND(&quot; &quot;;[.L343])-1;LEN([.L34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43]+1" office:value-type="float" office:value="340" calcext:value-type="float">
            <text:p>340</text:p>
          </table:table-cell>
          <table:table-cell table:number-columns-repeated="4"/>
          <table:table-cell table:formula="of:=[.E344]" office:value-type="float" office:value="0" calcext:value-type="float">
            <text:p>0</text:p>
          </table:table-cell>
          <table:table-cell table:style-name="ce46" table:formula="of:=IF([.G343]=&quot;&quot;;&quot;&quot;;[.G343])" office:value-type="string" office:string-value="n" calcext:value-type="string">
            <text:p>n</text:p>
          </table:table-cell>
          <table:table-cell table:style-name="ce46"/>
          <table:table-cell table:style-name="ce46" table:formula="of:=IF([.I343]=&quot;&quot;;&quot;&quot;;[.I34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3]=&quot;&quot;;&quot;&quot;;[.L343])">
            <text:p/>
          </table:table-cell>
          <table:table-cell table:formula="of:=IF([.L344]&lt;&gt;&quot;&quot;;HYPERLINK(CONCATENATE(&quot;file://&quot;;[.$J$2];&quot;/&quot;;[.N344];&quot;/&quot;;LEFT([.L344];IF(               ISNUMBER(FIND(&quot; &quot;;[.L344]));FIND(&quot; &quot;;[.L344])-1;LEN([.L344])       )                ));CONCATENATE([.N344];LEFT([.L344];IF(               ISNUMBER(FIND(&quot; &quot;;[.L344]));FIND(&quot; &quot;;[.L344])-1;LEN([.L344])       )                )) );[.M343])" office:value-type="string" office:string-value="./obyvak/elektronika/_APE0758.jpg" calcext:value-type="string">
            <text:p>./obyvak/elektronika/_APE0758.jpg</text:p>
          </table:table-cell>
          <table:table-cell table:formula="of:=VLOOKUP(LEFT([.L344];IF(               ISNUMBER(FIND(&quot; &quot;;[.L344]));FIND(&quot; &quot;;[.L344])-1;LEN([.L34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44]+1" office:value-type="float" office:value="341" calcext:value-type="float">
            <text:p>341</text:p>
          </table:table-cell>
          <table:table-cell table:number-columns-repeated="4"/>
          <table:table-cell table:formula="of:=[.E345]" office:value-type="float" office:value="0" calcext:value-type="float">
            <text:p>0</text:p>
          </table:table-cell>
          <table:table-cell table:style-name="ce46" table:formula="of:=IF([.G344]=&quot;&quot;;&quot;&quot;;[.G344])" office:value-type="string" office:string-value="n" calcext:value-type="string">
            <text:p>n</text:p>
          </table:table-cell>
          <table:table-cell table:style-name="ce46"/>
          <table:table-cell table:style-name="ce46" table:formula="of:=IF([.I344]=&quot;&quot;;&quot;&quot;;[.I34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4]=&quot;&quot;;&quot;&quot;;[.L344])">
            <text:p/>
          </table:table-cell>
          <table:table-cell table:formula="of:=IF([.L345]&lt;&gt;&quot;&quot;;HYPERLINK(CONCATENATE(&quot;file://&quot;;[.$J$2];&quot;/&quot;;[.N345];&quot;/&quot;;LEFT([.L345];IF(               ISNUMBER(FIND(&quot; &quot;;[.L345]));FIND(&quot; &quot;;[.L345])-1;LEN([.L345])       )                ));CONCATENATE([.N345];LEFT([.L345];IF(               ISNUMBER(FIND(&quot; &quot;;[.L345]));FIND(&quot; &quot;;[.L345])-1;LEN([.L345])       )                )) );[.M344])" office:value-type="string" office:string-value="./obyvak/elektronika/_APE0758.jpg" calcext:value-type="string">
            <text:p>./obyvak/elektronika/_APE0758.jpg</text:p>
          </table:table-cell>
          <table:table-cell table:formula="of:=VLOOKUP(LEFT([.L345];IF(               ISNUMBER(FIND(&quot; &quot;;[.L345]));FIND(&quot; &quot;;[.L345])-1;LEN([.L34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45]+1" office:value-type="float" office:value="342" calcext:value-type="float">
            <text:p>342</text:p>
          </table:table-cell>
          <table:table-cell table:number-columns-repeated="4"/>
          <table:table-cell table:formula="of:=[.E346]" office:value-type="float" office:value="0" calcext:value-type="float">
            <text:p>0</text:p>
          </table:table-cell>
          <table:table-cell table:style-name="ce46" table:formula="of:=IF([.G345]=&quot;&quot;;&quot;&quot;;[.G345])" office:value-type="string" office:string-value="n" calcext:value-type="string">
            <text:p>n</text:p>
          </table:table-cell>
          <table:table-cell table:style-name="ce46"/>
          <table:table-cell table:style-name="ce46" table:formula="of:=IF([.I345]=&quot;&quot;;&quot;&quot;;[.I34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5]=&quot;&quot;;&quot;&quot;;[.L345])">
            <text:p/>
          </table:table-cell>
          <table:table-cell table:formula="of:=IF([.L346]&lt;&gt;&quot;&quot;;HYPERLINK(CONCATENATE(&quot;file://&quot;;[.$J$2];&quot;/&quot;;[.N346];&quot;/&quot;;LEFT([.L346];IF(               ISNUMBER(FIND(&quot; &quot;;[.L346]));FIND(&quot; &quot;;[.L346])-1;LEN([.L346])       )                ));CONCATENATE([.N346];LEFT([.L346];IF(               ISNUMBER(FIND(&quot; &quot;;[.L346]));FIND(&quot; &quot;;[.L346])-1;LEN([.L346])       )                )) );[.M345])" office:value-type="string" office:string-value="./obyvak/elektronika/_APE0758.jpg" calcext:value-type="string">
            <text:p>./obyvak/elektronika/_APE0758.jpg</text:p>
          </table:table-cell>
          <table:table-cell table:formula="of:=VLOOKUP(LEFT([.L346];IF(               ISNUMBER(FIND(&quot; &quot;;[.L346]));FIND(&quot; &quot;;[.L346])-1;LEN([.L34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46]+1" office:value-type="float" office:value="343" calcext:value-type="float">
            <text:p>343</text:p>
          </table:table-cell>
          <table:table-cell table:number-columns-repeated="4"/>
          <table:table-cell table:formula="of:=[.E347]" office:value-type="float" office:value="0" calcext:value-type="float">
            <text:p>0</text:p>
          </table:table-cell>
          <table:table-cell table:style-name="ce46" table:formula="of:=IF([.G346]=&quot;&quot;;&quot;&quot;;[.G346])" office:value-type="string" office:string-value="n" calcext:value-type="string">
            <text:p>n</text:p>
          </table:table-cell>
          <table:table-cell table:style-name="ce46"/>
          <table:table-cell table:style-name="ce46" table:formula="of:=IF([.I346]=&quot;&quot;;&quot;&quot;;[.I34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6]=&quot;&quot;;&quot;&quot;;[.L346])">
            <text:p/>
          </table:table-cell>
          <table:table-cell table:formula="of:=IF([.L347]&lt;&gt;&quot;&quot;;HYPERLINK(CONCATENATE(&quot;file://&quot;;[.$J$2];&quot;/&quot;;[.N347];&quot;/&quot;;LEFT([.L347];IF(               ISNUMBER(FIND(&quot; &quot;;[.L347]));FIND(&quot; &quot;;[.L347])-1;LEN([.L347])       )                ));CONCATENATE([.N347];LEFT([.L347];IF(               ISNUMBER(FIND(&quot; &quot;;[.L347]));FIND(&quot; &quot;;[.L347])-1;LEN([.L347])       )                )) );[.M346])" office:value-type="string" office:string-value="./obyvak/elektronika/_APE0758.jpg" calcext:value-type="string">
            <text:p>./obyvak/elektronika/_APE0758.jpg</text:p>
          </table:table-cell>
          <table:table-cell table:formula="of:=VLOOKUP(LEFT([.L347];IF(               ISNUMBER(FIND(&quot; &quot;;[.L347]));FIND(&quot; &quot;;[.L347])-1;LEN([.L34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47]+1" office:value-type="float" office:value="344" calcext:value-type="float">
            <text:p>344</text:p>
          </table:table-cell>
          <table:table-cell table:number-columns-repeated="4"/>
          <table:table-cell table:formula="of:=[.E348]" office:value-type="float" office:value="0" calcext:value-type="float">
            <text:p>0</text:p>
          </table:table-cell>
          <table:table-cell table:style-name="ce46" table:formula="of:=IF([.G347]=&quot;&quot;;&quot;&quot;;[.G347])" office:value-type="string" office:string-value="n" calcext:value-type="string">
            <text:p>n</text:p>
          </table:table-cell>
          <table:table-cell table:style-name="ce46"/>
          <table:table-cell table:style-name="ce46" table:formula="of:=IF([.I347]=&quot;&quot;;&quot;&quot;;[.I34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7]=&quot;&quot;;&quot;&quot;;[.L347])">
            <text:p/>
          </table:table-cell>
          <table:table-cell table:formula="of:=IF([.L348]&lt;&gt;&quot;&quot;;HYPERLINK(CONCATENATE(&quot;file://&quot;;[.$J$2];&quot;/&quot;;[.N348];&quot;/&quot;;LEFT([.L348];IF(               ISNUMBER(FIND(&quot; &quot;;[.L348]));FIND(&quot; &quot;;[.L348])-1;LEN([.L348])       )                ));CONCATENATE([.N348];LEFT([.L348];IF(               ISNUMBER(FIND(&quot; &quot;;[.L348]));FIND(&quot; &quot;;[.L348])-1;LEN([.L348])       )                )) );[.M347])" office:value-type="string" office:string-value="./obyvak/elektronika/_APE0758.jpg" calcext:value-type="string">
            <text:p>./obyvak/elektronika/_APE0758.jpg</text:p>
          </table:table-cell>
          <table:table-cell table:formula="of:=VLOOKUP(LEFT([.L348];IF(               ISNUMBER(FIND(&quot; &quot;;[.L348]));FIND(&quot; &quot;;[.L348])-1;LEN([.L34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48]+1" office:value-type="float" office:value="345" calcext:value-type="float">
            <text:p>345</text:p>
          </table:table-cell>
          <table:table-cell table:number-columns-repeated="4"/>
          <table:table-cell table:formula="of:=[.E349]" office:value-type="float" office:value="0" calcext:value-type="float">
            <text:p>0</text:p>
          </table:table-cell>
          <table:table-cell table:style-name="ce46" table:formula="of:=IF([.G348]=&quot;&quot;;&quot;&quot;;[.G348])" office:value-type="string" office:string-value="n" calcext:value-type="string">
            <text:p>n</text:p>
          </table:table-cell>
          <table:table-cell table:style-name="ce46"/>
          <table:table-cell table:style-name="ce46" table:formula="of:=IF([.I348]=&quot;&quot;;&quot;&quot;;[.I34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8]=&quot;&quot;;&quot;&quot;;[.L348])">
            <text:p/>
          </table:table-cell>
          <table:table-cell table:formula="of:=IF([.L349]&lt;&gt;&quot;&quot;;HYPERLINK(CONCATENATE(&quot;file://&quot;;[.$J$2];&quot;/&quot;;[.N349];&quot;/&quot;;LEFT([.L349];IF(               ISNUMBER(FIND(&quot; &quot;;[.L349]));FIND(&quot; &quot;;[.L349])-1;LEN([.L349])       )                ));CONCATENATE([.N349];LEFT([.L349];IF(               ISNUMBER(FIND(&quot; &quot;;[.L349]));FIND(&quot; &quot;;[.L349])-1;LEN([.L349])       )                )) );[.M348])" office:value-type="string" office:string-value="./obyvak/elektronika/_APE0758.jpg" calcext:value-type="string">
            <text:p>./obyvak/elektronika/_APE0758.jpg</text:p>
          </table:table-cell>
          <table:table-cell table:formula="of:=VLOOKUP(LEFT([.L349];IF(               ISNUMBER(FIND(&quot; &quot;;[.L349]));FIND(&quot; &quot;;[.L349])-1;LEN([.L34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49]+1" office:value-type="float" office:value="346" calcext:value-type="float">
            <text:p>346</text:p>
          </table:table-cell>
          <table:table-cell table:number-columns-repeated="4"/>
          <table:table-cell table:formula="of:=[.E350]" office:value-type="float" office:value="0" calcext:value-type="float">
            <text:p>0</text:p>
          </table:table-cell>
          <table:table-cell table:style-name="ce46" table:formula="of:=IF([.G349]=&quot;&quot;;&quot;&quot;;[.G349])" office:value-type="string" office:string-value="n" calcext:value-type="string">
            <text:p>n</text:p>
          </table:table-cell>
          <table:table-cell table:style-name="ce46"/>
          <table:table-cell table:style-name="ce46" table:formula="of:=IF([.I349]=&quot;&quot;;&quot;&quot;;[.I34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9]=&quot;&quot;;&quot;&quot;;[.L349])">
            <text:p/>
          </table:table-cell>
          <table:table-cell table:formula="of:=IF([.L350]&lt;&gt;&quot;&quot;;HYPERLINK(CONCATENATE(&quot;file://&quot;;[.$J$2];&quot;/&quot;;[.N350];&quot;/&quot;;LEFT([.L350];IF(               ISNUMBER(FIND(&quot; &quot;;[.L350]));FIND(&quot; &quot;;[.L350])-1;LEN([.L350])       )                ));CONCATENATE([.N350];LEFT([.L350];IF(               ISNUMBER(FIND(&quot; &quot;;[.L350]));FIND(&quot; &quot;;[.L350])-1;LEN([.L350])       )                )) );[.M349])" office:value-type="string" office:string-value="./obyvak/elektronika/_APE0758.jpg" calcext:value-type="string">
            <text:p>./obyvak/elektronika/_APE0758.jpg</text:p>
          </table:table-cell>
          <table:table-cell table:formula="of:=VLOOKUP(LEFT([.L350];IF(               ISNUMBER(FIND(&quot; &quot;;[.L350]));FIND(&quot; &quot;;[.L350])-1;LEN([.L35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50]+1" office:value-type="float" office:value="347" calcext:value-type="float">
            <text:p>347</text:p>
          </table:table-cell>
          <table:table-cell table:number-columns-repeated="4"/>
          <table:table-cell table:formula="of:=[.E351]" office:value-type="float" office:value="0" calcext:value-type="float">
            <text:p>0</text:p>
          </table:table-cell>
          <table:table-cell table:style-name="ce46" table:formula="of:=IF([.G350]=&quot;&quot;;&quot;&quot;;[.G350])" office:value-type="string" office:string-value="n" calcext:value-type="string">
            <text:p>n</text:p>
          </table:table-cell>
          <table:table-cell table:style-name="ce46"/>
          <table:table-cell table:style-name="ce46" table:formula="of:=IF([.I350]=&quot;&quot;;&quot;&quot;;[.I35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0]=&quot;&quot;;&quot;&quot;;[.L350])">
            <text:p/>
          </table:table-cell>
          <table:table-cell table:formula="of:=IF([.L351]&lt;&gt;&quot;&quot;;HYPERLINK(CONCATENATE(&quot;file://&quot;;[.$J$2];&quot;/&quot;;[.N351];&quot;/&quot;;LEFT([.L351];IF(               ISNUMBER(FIND(&quot; &quot;;[.L351]));FIND(&quot; &quot;;[.L351])-1;LEN([.L351])       )                ));CONCATENATE([.N351];LEFT([.L351];IF(               ISNUMBER(FIND(&quot; &quot;;[.L351]));FIND(&quot; &quot;;[.L351])-1;LEN([.L351])       )                )) );[.M350])" office:value-type="string" office:string-value="./obyvak/elektronika/_APE0758.jpg" calcext:value-type="string">
            <text:p>./obyvak/elektronika/_APE0758.jpg</text:p>
          </table:table-cell>
          <table:table-cell table:formula="of:=VLOOKUP(LEFT([.L351];IF(               ISNUMBER(FIND(&quot; &quot;;[.L351]));FIND(&quot; &quot;;[.L351])-1;LEN([.L35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51]+1" office:value-type="float" office:value="348" calcext:value-type="float">
            <text:p>348</text:p>
          </table:table-cell>
          <table:table-cell table:number-columns-repeated="4"/>
          <table:table-cell table:formula="of:=[.E352]" office:value-type="float" office:value="0" calcext:value-type="float">
            <text:p>0</text:p>
          </table:table-cell>
          <table:table-cell table:style-name="ce46" table:formula="of:=IF([.G351]=&quot;&quot;;&quot;&quot;;[.G351])" office:value-type="string" office:string-value="n" calcext:value-type="string">
            <text:p>n</text:p>
          </table:table-cell>
          <table:table-cell table:style-name="ce46"/>
          <table:table-cell table:style-name="ce46" table:formula="of:=IF([.I351]=&quot;&quot;;&quot;&quot;;[.I35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1]=&quot;&quot;;&quot;&quot;;[.L351])">
            <text:p/>
          </table:table-cell>
          <table:table-cell table:formula="of:=IF([.L352]&lt;&gt;&quot;&quot;;HYPERLINK(CONCATENATE(&quot;file://&quot;;[.$J$2];&quot;/&quot;;[.N352];&quot;/&quot;;LEFT([.L352];IF(               ISNUMBER(FIND(&quot; &quot;;[.L352]));FIND(&quot; &quot;;[.L352])-1;LEN([.L352])       )                ));CONCATENATE([.N352];LEFT([.L352];IF(               ISNUMBER(FIND(&quot; &quot;;[.L352]));FIND(&quot; &quot;;[.L352])-1;LEN([.L352])       )                )) );[.M351])" office:value-type="string" office:string-value="./obyvak/elektronika/_APE0758.jpg" calcext:value-type="string">
            <text:p>./obyvak/elektronika/_APE0758.jpg</text:p>
          </table:table-cell>
          <table:table-cell table:formula="of:=VLOOKUP(LEFT([.L352];IF(               ISNUMBER(FIND(&quot; &quot;;[.L352]));FIND(&quot; &quot;;[.L352])-1;LEN([.L35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52]+1" office:value-type="float" office:value="349" calcext:value-type="float">
            <text:p>349</text:p>
          </table:table-cell>
          <table:table-cell table:number-columns-repeated="4"/>
          <table:table-cell table:formula="of:=[.E353]" office:value-type="float" office:value="0" calcext:value-type="float">
            <text:p>0</text:p>
          </table:table-cell>
          <table:table-cell table:style-name="ce46" table:formula="of:=IF([.G352]=&quot;&quot;;&quot;&quot;;[.G352])" office:value-type="string" office:string-value="n" calcext:value-type="string">
            <text:p>n</text:p>
          </table:table-cell>
          <table:table-cell table:style-name="ce46"/>
          <table:table-cell table:style-name="ce46" table:formula="of:=IF([.I352]=&quot;&quot;;&quot;&quot;;[.I35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2]=&quot;&quot;;&quot;&quot;;[.L352])">
            <text:p/>
          </table:table-cell>
          <table:table-cell table:formula="of:=IF([.L353]&lt;&gt;&quot;&quot;;HYPERLINK(CONCATENATE(&quot;file://&quot;;[.$J$2];&quot;/&quot;;[.N353];&quot;/&quot;;LEFT([.L353];IF(               ISNUMBER(FIND(&quot; &quot;;[.L353]));FIND(&quot; &quot;;[.L353])-1;LEN([.L353])       )                ));CONCATENATE([.N353];LEFT([.L353];IF(               ISNUMBER(FIND(&quot; &quot;;[.L353]));FIND(&quot; &quot;;[.L353])-1;LEN([.L353])       )                )) );[.M352])" office:value-type="string" office:string-value="./obyvak/elektronika/_APE0758.jpg" calcext:value-type="string">
            <text:p>./obyvak/elektronika/_APE0758.jpg</text:p>
          </table:table-cell>
          <table:table-cell table:formula="of:=VLOOKUP(LEFT([.L353];IF(               ISNUMBER(FIND(&quot; &quot;;[.L353]));FIND(&quot; &quot;;[.L353])-1;LEN([.L35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53]+1" office:value-type="float" office:value="350" calcext:value-type="float">
            <text:p>350</text:p>
          </table:table-cell>
          <table:table-cell table:number-columns-repeated="4"/>
          <table:table-cell table:formula="of:=[.E354]" office:value-type="float" office:value="0" calcext:value-type="float">
            <text:p>0</text:p>
          </table:table-cell>
          <table:table-cell table:style-name="ce46" table:formula="of:=IF([.G353]=&quot;&quot;;&quot;&quot;;[.G353])" office:value-type="string" office:string-value="n" calcext:value-type="string">
            <text:p>n</text:p>
          </table:table-cell>
          <table:table-cell table:style-name="ce46"/>
          <table:table-cell table:style-name="ce46" table:formula="of:=IF([.I353]=&quot;&quot;;&quot;&quot;;[.I35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3]=&quot;&quot;;&quot;&quot;;[.L353])">
            <text:p/>
          </table:table-cell>
          <table:table-cell table:formula="of:=IF([.L354]&lt;&gt;&quot;&quot;;HYPERLINK(CONCATENATE(&quot;file://&quot;;[.$J$2];&quot;/&quot;;[.N354];&quot;/&quot;;LEFT([.L354];IF(               ISNUMBER(FIND(&quot; &quot;;[.L354]));FIND(&quot; &quot;;[.L354])-1;LEN([.L354])       )                ));CONCATENATE([.N354];LEFT([.L354];IF(               ISNUMBER(FIND(&quot; &quot;;[.L354]));FIND(&quot; &quot;;[.L354])-1;LEN([.L354])       )                )) );[.M353])" office:value-type="string" office:string-value="./obyvak/elektronika/_APE0758.jpg" calcext:value-type="string">
            <text:p>./obyvak/elektronika/_APE0758.jpg</text:p>
          </table:table-cell>
          <table:table-cell table:formula="of:=VLOOKUP(LEFT([.L354];IF(               ISNUMBER(FIND(&quot; &quot;;[.L354]));FIND(&quot; &quot;;[.L354])-1;LEN([.L35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54]+1" office:value-type="float" office:value="351" calcext:value-type="float">
            <text:p>351</text:p>
          </table:table-cell>
          <table:table-cell table:number-columns-repeated="4"/>
          <table:table-cell table:formula="of:=[.E355]" office:value-type="float" office:value="0" calcext:value-type="float">
            <text:p>0</text:p>
          </table:table-cell>
          <table:table-cell table:style-name="ce46" table:formula="of:=IF([.G354]=&quot;&quot;;&quot;&quot;;[.G354])" office:value-type="string" office:string-value="n" calcext:value-type="string">
            <text:p>n</text:p>
          </table:table-cell>
          <table:table-cell table:style-name="ce46"/>
          <table:table-cell table:style-name="ce46" table:formula="of:=IF([.I354]=&quot;&quot;;&quot;&quot;;[.I35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4]=&quot;&quot;;&quot;&quot;;[.L354])">
            <text:p/>
          </table:table-cell>
          <table:table-cell table:formula="of:=IF([.L355]&lt;&gt;&quot;&quot;;HYPERLINK(CONCATENATE(&quot;file://&quot;;[.$J$2];&quot;/&quot;;[.N355];&quot;/&quot;;LEFT([.L355];IF(               ISNUMBER(FIND(&quot; &quot;;[.L355]));FIND(&quot; &quot;;[.L355])-1;LEN([.L355])       )                ));CONCATENATE([.N355];LEFT([.L355];IF(               ISNUMBER(FIND(&quot; &quot;;[.L355]));FIND(&quot; &quot;;[.L355])-1;LEN([.L355])       )                )) );[.M354])" office:value-type="string" office:string-value="./obyvak/elektronika/_APE0758.jpg" calcext:value-type="string">
            <text:p>./obyvak/elektronika/_APE0758.jpg</text:p>
          </table:table-cell>
          <table:table-cell table:formula="of:=VLOOKUP(LEFT([.L355];IF(               ISNUMBER(FIND(&quot; &quot;;[.L355]));FIND(&quot; &quot;;[.L355])-1;LEN([.L35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55]+1" office:value-type="float" office:value="352" calcext:value-type="float">
            <text:p>352</text:p>
          </table:table-cell>
          <table:table-cell table:number-columns-repeated="4"/>
          <table:table-cell table:formula="of:=[.E356]" office:value-type="float" office:value="0" calcext:value-type="float">
            <text:p>0</text:p>
          </table:table-cell>
          <table:table-cell table:style-name="ce46" table:formula="of:=IF([.G355]=&quot;&quot;;&quot;&quot;;[.G355])" office:value-type="string" office:string-value="n" calcext:value-type="string">
            <text:p>n</text:p>
          </table:table-cell>
          <table:table-cell table:style-name="ce46"/>
          <table:table-cell table:style-name="ce46" table:formula="of:=IF([.I355]=&quot;&quot;;&quot;&quot;;[.I35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5]=&quot;&quot;;&quot;&quot;;[.L355])">
            <text:p/>
          </table:table-cell>
          <table:table-cell table:formula="of:=IF([.L356]&lt;&gt;&quot;&quot;;HYPERLINK(CONCATENATE(&quot;file://&quot;;[.$J$2];&quot;/&quot;;[.N356];&quot;/&quot;;LEFT([.L356];IF(               ISNUMBER(FIND(&quot; &quot;;[.L356]));FIND(&quot; &quot;;[.L356])-1;LEN([.L356])       )                ));CONCATENATE([.N356];LEFT([.L356];IF(               ISNUMBER(FIND(&quot; &quot;;[.L356]));FIND(&quot; &quot;;[.L356])-1;LEN([.L356])       )                )) );[.M355])" office:value-type="string" office:string-value="./obyvak/elektronika/_APE0758.jpg" calcext:value-type="string">
            <text:p>./obyvak/elektronika/_APE0758.jpg</text:p>
          </table:table-cell>
          <table:table-cell table:formula="of:=VLOOKUP(LEFT([.L356];IF(               ISNUMBER(FIND(&quot; &quot;;[.L356]));FIND(&quot; &quot;;[.L356])-1;LEN([.L35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56]+1" office:value-type="float" office:value="353" calcext:value-type="float">
            <text:p>353</text:p>
          </table:table-cell>
          <table:table-cell table:number-columns-repeated="4"/>
          <table:table-cell table:formula="of:=[.E357]" office:value-type="float" office:value="0" calcext:value-type="float">
            <text:p>0</text:p>
          </table:table-cell>
          <table:table-cell table:style-name="ce46" table:formula="of:=IF([.G356]=&quot;&quot;;&quot;&quot;;[.G356])" office:value-type="string" office:string-value="n" calcext:value-type="string">
            <text:p>n</text:p>
          </table:table-cell>
          <table:table-cell table:style-name="ce46"/>
          <table:table-cell table:style-name="ce46" table:formula="of:=IF([.I356]=&quot;&quot;;&quot;&quot;;[.I35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6]=&quot;&quot;;&quot;&quot;;[.L356])">
            <text:p/>
          </table:table-cell>
          <table:table-cell table:formula="of:=IF([.L357]&lt;&gt;&quot;&quot;;HYPERLINK(CONCATENATE(&quot;file://&quot;;[.$J$2];&quot;/&quot;;[.N357];&quot;/&quot;;LEFT([.L357];IF(               ISNUMBER(FIND(&quot; &quot;;[.L357]));FIND(&quot; &quot;;[.L357])-1;LEN([.L357])       )                ));CONCATENATE([.N357];LEFT([.L357];IF(               ISNUMBER(FIND(&quot; &quot;;[.L357]));FIND(&quot; &quot;;[.L357])-1;LEN([.L357])       )                )) );[.M356])" office:value-type="string" office:string-value="./obyvak/elektronika/_APE0758.jpg" calcext:value-type="string">
            <text:p>./obyvak/elektronika/_APE0758.jpg</text:p>
          </table:table-cell>
          <table:table-cell table:formula="of:=VLOOKUP(LEFT([.L357];IF(               ISNUMBER(FIND(&quot; &quot;;[.L357]));FIND(&quot; &quot;;[.L357])-1;LEN([.L35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57]+1" office:value-type="float" office:value="354" calcext:value-type="float">
            <text:p>354</text:p>
          </table:table-cell>
          <table:table-cell table:number-columns-repeated="4"/>
          <table:table-cell table:formula="of:=[.E358]" office:value-type="float" office:value="0" calcext:value-type="float">
            <text:p>0</text:p>
          </table:table-cell>
          <table:table-cell table:style-name="ce46" table:formula="of:=IF([.G357]=&quot;&quot;;&quot;&quot;;[.G357])" office:value-type="string" office:string-value="n" calcext:value-type="string">
            <text:p>n</text:p>
          </table:table-cell>
          <table:table-cell table:style-name="ce46"/>
          <table:table-cell table:style-name="ce46" table:formula="of:=IF([.I357]=&quot;&quot;;&quot;&quot;;[.I35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7]=&quot;&quot;;&quot;&quot;;[.L357])">
            <text:p/>
          </table:table-cell>
          <table:table-cell table:formula="of:=IF([.L358]&lt;&gt;&quot;&quot;;HYPERLINK(CONCATENATE(&quot;file://&quot;;[.$J$2];&quot;/&quot;;[.N358];&quot;/&quot;;LEFT([.L358];IF(               ISNUMBER(FIND(&quot; &quot;;[.L358]));FIND(&quot; &quot;;[.L358])-1;LEN([.L358])       )                ));CONCATENATE([.N358];LEFT([.L358];IF(               ISNUMBER(FIND(&quot; &quot;;[.L358]));FIND(&quot; &quot;;[.L358])-1;LEN([.L358])       )                )) );[.M357])" office:value-type="string" office:string-value="./obyvak/elektronika/_APE0758.jpg" calcext:value-type="string">
            <text:p>./obyvak/elektronika/_APE0758.jpg</text:p>
          </table:table-cell>
          <table:table-cell table:formula="of:=VLOOKUP(LEFT([.L358];IF(               ISNUMBER(FIND(&quot; &quot;;[.L358]));FIND(&quot; &quot;;[.L358])-1;LEN([.L35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58]+1" office:value-type="float" office:value="355" calcext:value-type="float">
            <text:p>355</text:p>
          </table:table-cell>
          <table:table-cell table:number-columns-repeated="4"/>
          <table:table-cell table:formula="of:=[.E359]" office:value-type="float" office:value="0" calcext:value-type="float">
            <text:p>0</text:p>
          </table:table-cell>
          <table:table-cell table:style-name="ce46" table:formula="of:=IF([.G358]=&quot;&quot;;&quot;&quot;;[.G358])" office:value-type="string" office:string-value="n" calcext:value-type="string">
            <text:p>n</text:p>
          </table:table-cell>
          <table:table-cell table:style-name="ce46"/>
          <table:table-cell table:style-name="ce46" table:formula="of:=IF([.I358]=&quot;&quot;;&quot;&quot;;[.I35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8]=&quot;&quot;;&quot;&quot;;[.L358])">
            <text:p/>
          </table:table-cell>
          <table:table-cell table:formula="of:=IF([.L359]&lt;&gt;&quot;&quot;;HYPERLINK(CONCATENATE(&quot;file://&quot;;[.$J$2];&quot;/&quot;;[.N359];&quot;/&quot;;LEFT([.L359];IF(               ISNUMBER(FIND(&quot; &quot;;[.L359]));FIND(&quot; &quot;;[.L359])-1;LEN([.L359])       )                ));CONCATENATE([.N359];LEFT([.L359];IF(               ISNUMBER(FIND(&quot; &quot;;[.L359]));FIND(&quot; &quot;;[.L359])-1;LEN([.L359])       )                )) );[.M358])" office:value-type="string" office:string-value="./obyvak/elektronika/_APE0758.jpg" calcext:value-type="string">
            <text:p>./obyvak/elektronika/_APE0758.jpg</text:p>
          </table:table-cell>
          <table:table-cell table:formula="of:=VLOOKUP(LEFT([.L359];IF(               ISNUMBER(FIND(&quot; &quot;;[.L359]));FIND(&quot; &quot;;[.L359])-1;LEN([.L35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59]+1" office:value-type="float" office:value="356" calcext:value-type="float">
            <text:p>356</text:p>
          </table:table-cell>
          <table:table-cell table:number-columns-repeated="4"/>
          <table:table-cell table:formula="of:=[.E360]" office:value-type="float" office:value="0" calcext:value-type="float">
            <text:p>0</text:p>
          </table:table-cell>
          <table:table-cell table:style-name="ce46" table:formula="of:=IF([.G359]=&quot;&quot;;&quot;&quot;;[.G359])" office:value-type="string" office:string-value="n" calcext:value-type="string">
            <text:p>n</text:p>
          </table:table-cell>
          <table:table-cell table:style-name="ce46"/>
          <table:table-cell table:style-name="ce46" table:formula="of:=IF([.I359]=&quot;&quot;;&quot;&quot;;[.I35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9]=&quot;&quot;;&quot;&quot;;[.L359])">
            <text:p/>
          </table:table-cell>
          <table:table-cell table:formula="of:=IF([.L360]&lt;&gt;&quot;&quot;;HYPERLINK(CONCATENATE(&quot;file://&quot;;[.$J$2];&quot;/&quot;;[.N360];&quot;/&quot;;LEFT([.L360];IF(               ISNUMBER(FIND(&quot; &quot;;[.L360]));FIND(&quot; &quot;;[.L360])-1;LEN([.L360])       )                ));CONCATENATE([.N360];LEFT([.L360];IF(               ISNUMBER(FIND(&quot; &quot;;[.L360]));FIND(&quot; &quot;;[.L360])-1;LEN([.L360])       )                )) );[.M359])" office:value-type="string" office:string-value="./obyvak/elektronika/_APE0758.jpg" calcext:value-type="string">
            <text:p>./obyvak/elektronika/_APE0758.jpg</text:p>
          </table:table-cell>
          <table:table-cell table:formula="of:=VLOOKUP(LEFT([.L360];IF(               ISNUMBER(FIND(&quot; &quot;;[.L360]));FIND(&quot; &quot;;[.L360])-1;LEN([.L36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60]+1" office:value-type="float" office:value="357" calcext:value-type="float">
            <text:p>357</text:p>
          </table:table-cell>
          <table:table-cell table:number-columns-repeated="4"/>
          <table:table-cell table:formula="of:=[.E361]" office:value-type="float" office:value="0" calcext:value-type="float">
            <text:p>0</text:p>
          </table:table-cell>
          <table:table-cell table:style-name="ce46" table:formula="of:=IF([.G360]=&quot;&quot;;&quot;&quot;;[.G360])" office:value-type="string" office:string-value="n" calcext:value-type="string">
            <text:p>n</text:p>
          </table:table-cell>
          <table:table-cell table:style-name="ce46"/>
          <table:table-cell table:style-name="ce46" table:formula="of:=IF([.I360]=&quot;&quot;;&quot;&quot;;[.I36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0]=&quot;&quot;;&quot;&quot;;[.L360])">
            <text:p/>
          </table:table-cell>
          <table:table-cell table:formula="of:=IF([.L361]&lt;&gt;&quot;&quot;;HYPERLINK(CONCATENATE(&quot;file://&quot;;[.$J$2];&quot;/&quot;;[.N361];&quot;/&quot;;LEFT([.L361];IF(               ISNUMBER(FIND(&quot; &quot;;[.L361]));FIND(&quot; &quot;;[.L361])-1;LEN([.L361])       )                ));CONCATENATE([.N361];LEFT([.L361];IF(               ISNUMBER(FIND(&quot; &quot;;[.L361]));FIND(&quot; &quot;;[.L361])-1;LEN([.L361])       )                )) );[.M360])" office:value-type="string" office:string-value="./obyvak/elektronika/_APE0758.jpg" calcext:value-type="string">
            <text:p>./obyvak/elektronika/_APE0758.jpg</text:p>
          </table:table-cell>
          <table:table-cell table:formula="of:=VLOOKUP(LEFT([.L361];IF(               ISNUMBER(FIND(&quot; &quot;;[.L361]));FIND(&quot; &quot;;[.L361])-1;LEN([.L36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61]+1" office:value-type="float" office:value="358" calcext:value-type="float">
            <text:p>358</text:p>
          </table:table-cell>
          <table:table-cell table:number-columns-repeated="4"/>
          <table:table-cell table:formula="of:=[.E362]" office:value-type="float" office:value="0" calcext:value-type="float">
            <text:p>0</text:p>
          </table:table-cell>
          <table:table-cell table:style-name="ce46" table:formula="of:=IF([.G361]=&quot;&quot;;&quot;&quot;;[.G361])" office:value-type="string" office:string-value="n" calcext:value-type="string">
            <text:p>n</text:p>
          </table:table-cell>
          <table:table-cell table:style-name="ce46"/>
          <table:table-cell table:style-name="ce46" table:formula="of:=IF([.I361]=&quot;&quot;;&quot;&quot;;[.I36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1]=&quot;&quot;;&quot;&quot;;[.L361])">
            <text:p/>
          </table:table-cell>
          <table:table-cell table:formula="of:=IF([.L362]&lt;&gt;&quot;&quot;;HYPERLINK(CONCATENATE(&quot;file://&quot;;[.$J$2];&quot;/&quot;;[.N362];&quot;/&quot;;LEFT([.L362];IF(               ISNUMBER(FIND(&quot; &quot;;[.L362]));FIND(&quot; &quot;;[.L362])-1;LEN([.L362])       )                ));CONCATENATE([.N362];LEFT([.L362];IF(               ISNUMBER(FIND(&quot; &quot;;[.L362]));FIND(&quot; &quot;;[.L362])-1;LEN([.L362])       )                )) );[.M361])" office:value-type="string" office:string-value="./obyvak/elektronika/_APE0758.jpg" calcext:value-type="string">
            <text:p>./obyvak/elektronika/_APE0758.jpg</text:p>
          </table:table-cell>
          <table:table-cell table:formula="of:=VLOOKUP(LEFT([.L362];IF(               ISNUMBER(FIND(&quot; &quot;;[.L362]));FIND(&quot; &quot;;[.L362])-1;LEN([.L36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62]+1" office:value-type="float" office:value="359" calcext:value-type="float">
            <text:p>359</text:p>
          </table:table-cell>
          <table:table-cell table:number-columns-repeated="4"/>
          <table:table-cell table:formula="of:=[.E363]" office:value-type="float" office:value="0" calcext:value-type="float">
            <text:p>0</text:p>
          </table:table-cell>
          <table:table-cell table:style-name="ce46" table:formula="of:=IF([.G362]=&quot;&quot;;&quot;&quot;;[.G362])" office:value-type="string" office:string-value="n" calcext:value-type="string">
            <text:p>n</text:p>
          </table:table-cell>
          <table:table-cell table:style-name="ce46"/>
          <table:table-cell table:style-name="ce46" table:formula="of:=IF([.I362]=&quot;&quot;;&quot;&quot;;[.I36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2]=&quot;&quot;;&quot;&quot;;[.L362])">
            <text:p/>
          </table:table-cell>
          <table:table-cell table:formula="of:=IF([.L363]&lt;&gt;&quot;&quot;;HYPERLINK(CONCATENATE(&quot;file://&quot;;[.$J$2];&quot;/&quot;;[.N363];&quot;/&quot;;LEFT([.L363];IF(               ISNUMBER(FIND(&quot; &quot;;[.L363]));FIND(&quot; &quot;;[.L363])-1;LEN([.L363])       )                ));CONCATENATE([.N363];LEFT([.L363];IF(               ISNUMBER(FIND(&quot; &quot;;[.L363]));FIND(&quot; &quot;;[.L363])-1;LEN([.L363])       )                )) );[.M362])" office:value-type="string" office:string-value="./obyvak/elektronika/_APE0758.jpg" calcext:value-type="string">
            <text:p>./obyvak/elektronika/_APE0758.jpg</text:p>
          </table:table-cell>
          <table:table-cell table:formula="of:=VLOOKUP(LEFT([.L363];IF(               ISNUMBER(FIND(&quot; &quot;;[.L363]));FIND(&quot; &quot;;[.L363])-1;LEN([.L36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63]+1" office:value-type="float" office:value="360" calcext:value-type="float">
            <text:p>360</text:p>
          </table:table-cell>
          <table:table-cell table:number-columns-repeated="4"/>
          <table:table-cell table:formula="of:=[.E364]" office:value-type="float" office:value="0" calcext:value-type="float">
            <text:p>0</text:p>
          </table:table-cell>
          <table:table-cell table:style-name="ce46" table:formula="of:=IF([.G363]=&quot;&quot;;&quot;&quot;;[.G363])" office:value-type="string" office:string-value="n" calcext:value-type="string">
            <text:p>n</text:p>
          </table:table-cell>
          <table:table-cell table:style-name="ce46"/>
          <table:table-cell table:style-name="ce46" table:formula="of:=IF([.I363]=&quot;&quot;;&quot;&quot;;[.I36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3]=&quot;&quot;;&quot;&quot;;[.L363])">
            <text:p/>
          </table:table-cell>
          <table:table-cell table:formula="of:=IF([.L364]&lt;&gt;&quot;&quot;;HYPERLINK(CONCATENATE(&quot;file://&quot;;[.$J$2];&quot;/&quot;;[.N364];&quot;/&quot;;LEFT([.L364];IF(               ISNUMBER(FIND(&quot; &quot;;[.L364]));FIND(&quot; &quot;;[.L364])-1;LEN([.L364])       )                ));CONCATENATE([.N364];LEFT([.L364];IF(               ISNUMBER(FIND(&quot; &quot;;[.L364]));FIND(&quot; &quot;;[.L364])-1;LEN([.L364])       )                )) );[.M363])" office:value-type="string" office:string-value="./obyvak/elektronika/_APE0758.jpg" calcext:value-type="string">
            <text:p>./obyvak/elektronika/_APE0758.jpg</text:p>
          </table:table-cell>
          <table:table-cell table:formula="of:=VLOOKUP(LEFT([.L364];IF(               ISNUMBER(FIND(&quot; &quot;;[.L364]));FIND(&quot; &quot;;[.L364])-1;LEN([.L36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64]+1" office:value-type="float" office:value="361" calcext:value-type="float">
            <text:p>361</text:p>
          </table:table-cell>
          <table:table-cell table:number-columns-repeated="4"/>
          <table:table-cell table:formula="of:=[.E365]" office:value-type="float" office:value="0" calcext:value-type="float">
            <text:p>0</text:p>
          </table:table-cell>
          <table:table-cell table:style-name="ce46" table:formula="of:=IF([.G364]=&quot;&quot;;&quot;&quot;;[.G364])" office:value-type="string" office:string-value="n" calcext:value-type="string">
            <text:p>n</text:p>
          </table:table-cell>
          <table:table-cell table:style-name="ce46"/>
          <table:table-cell table:style-name="ce46" table:formula="of:=IF([.I364]=&quot;&quot;;&quot;&quot;;[.I36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4]=&quot;&quot;;&quot;&quot;;[.L364])">
            <text:p/>
          </table:table-cell>
          <table:table-cell table:formula="of:=IF([.L365]&lt;&gt;&quot;&quot;;HYPERLINK(CONCATENATE(&quot;file://&quot;;[.$J$2];&quot;/&quot;;[.N365];&quot;/&quot;;LEFT([.L365];IF(               ISNUMBER(FIND(&quot; &quot;;[.L365]));FIND(&quot; &quot;;[.L365])-1;LEN([.L365])       )                ));CONCATENATE([.N365];LEFT([.L365];IF(               ISNUMBER(FIND(&quot; &quot;;[.L365]));FIND(&quot; &quot;;[.L365])-1;LEN([.L365])       )                )) );[.M364])" office:value-type="string" office:string-value="./obyvak/elektronika/_APE0758.jpg" calcext:value-type="string">
            <text:p>./obyvak/elektronika/_APE0758.jpg</text:p>
          </table:table-cell>
          <table:table-cell table:formula="of:=VLOOKUP(LEFT([.L365];IF(               ISNUMBER(FIND(&quot; &quot;;[.L365]));FIND(&quot; &quot;;[.L365])-1;LEN([.L36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65]+1" office:value-type="float" office:value="362" calcext:value-type="float">
            <text:p>362</text:p>
          </table:table-cell>
          <table:table-cell table:number-columns-repeated="4"/>
          <table:table-cell table:formula="of:=[.E366]" office:value-type="float" office:value="0" calcext:value-type="float">
            <text:p>0</text:p>
          </table:table-cell>
          <table:table-cell table:style-name="ce46" table:formula="of:=IF([.G365]=&quot;&quot;;&quot;&quot;;[.G365])" office:value-type="string" office:string-value="n" calcext:value-type="string">
            <text:p>n</text:p>
          </table:table-cell>
          <table:table-cell table:style-name="ce46"/>
          <table:table-cell table:style-name="ce46" table:formula="of:=IF([.I365]=&quot;&quot;;&quot;&quot;;[.I36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5]=&quot;&quot;;&quot;&quot;;[.L365])">
            <text:p/>
          </table:table-cell>
          <table:table-cell table:formula="of:=IF([.L366]&lt;&gt;&quot;&quot;;HYPERLINK(CONCATENATE(&quot;file://&quot;;[.$J$2];&quot;/&quot;;[.N366];&quot;/&quot;;LEFT([.L366];IF(               ISNUMBER(FIND(&quot; &quot;;[.L366]));FIND(&quot; &quot;;[.L366])-1;LEN([.L366])       )                ));CONCATENATE([.N366];LEFT([.L366];IF(               ISNUMBER(FIND(&quot; &quot;;[.L366]));FIND(&quot; &quot;;[.L366])-1;LEN([.L366])       )                )) );[.M365])" office:value-type="string" office:string-value="./obyvak/elektronika/_APE0758.jpg" calcext:value-type="string">
            <text:p>./obyvak/elektronika/_APE0758.jpg</text:p>
          </table:table-cell>
          <table:table-cell table:formula="of:=VLOOKUP(LEFT([.L366];IF(               ISNUMBER(FIND(&quot; &quot;;[.L366]));FIND(&quot; &quot;;[.L366])-1;LEN([.L36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66]+1" office:value-type="float" office:value="363" calcext:value-type="float">
            <text:p>363</text:p>
          </table:table-cell>
          <table:table-cell table:number-columns-repeated="4"/>
          <table:table-cell table:formula="of:=[.E367]" office:value-type="float" office:value="0" calcext:value-type="float">
            <text:p>0</text:p>
          </table:table-cell>
          <table:table-cell table:style-name="ce46" table:formula="of:=IF([.G366]=&quot;&quot;;&quot;&quot;;[.G366])" office:value-type="string" office:string-value="n" calcext:value-type="string">
            <text:p>n</text:p>
          </table:table-cell>
          <table:table-cell table:style-name="ce46"/>
          <table:table-cell table:style-name="ce46" table:formula="of:=IF([.I366]=&quot;&quot;;&quot;&quot;;[.I36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6]=&quot;&quot;;&quot;&quot;;[.L366])">
            <text:p/>
          </table:table-cell>
          <table:table-cell table:formula="of:=IF([.L367]&lt;&gt;&quot;&quot;;HYPERLINK(CONCATENATE(&quot;file://&quot;;[.$J$2];&quot;/&quot;;[.N367];&quot;/&quot;;LEFT([.L367];IF(               ISNUMBER(FIND(&quot; &quot;;[.L367]));FIND(&quot; &quot;;[.L367])-1;LEN([.L367])       )                ));CONCATENATE([.N367];LEFT([.L367];IF(               ISNUMBER(FIND(&quot; &quot;;[.L367]));FIND(&quot; &quot;;[.L367])-1;LEN([.L367])       )                )) );[.M366])" office:value-type="string" office:string-value="./obyvak/elektronika/_APE0758.jpg" calcext:value-type="string">
            <text:p>./obyvak/elektronika/_APE0758.jpg</text:p>
          </table:table-cell>
          <table:table-cell table:formula="of:=VLOOKUP(LEFT([.L367];IF(               ISNUMBER(FIND(&quot; &quot;;[.L367]));FIND(&quot; &quot;;[.L367])-1;LEN([.L36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67]+1" office:value-type="float" office:value="364" calcext:value-type="float">
            <text:p>364</text:p>
          </table:table-cell>
          <table:table-cell table:number-columns-repeated="4"/>
          <table:table-cell table:formula="of:=[.E368]" office:value-type="float" office:value="0" calcext:value-type="float">
            <text:p>0</text:p>
          </table:table-cell>
          <table:table-cell table:style-name="ce46" table:formula="of:=IF([.G367]=&quot;&quot;;&quot;&quot;;[.G367])" office:value-type="string" office:string-value="n" calcext:value-type="string">
            <text:p>n</text:p>
          </table:table-cell>
          <table:table-cell table:style-name="ce46"/>
          <table:table-cell table:style-name="ce46" table:formula="of:=IF([.I367]=&quot;&quot;;&quot;&quot;;[.I36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7]=&quot;&quot;;&quot;&quot;;[.L367])">
            <text:p/>
          </table:table-cell>
          <table:table-cell table:formula="of:=IF([.L368]&lt;&gt;&quot;&quot;;HYPERLINK(CONCATENATE(&quot;file://&quot;;[.$J$2];&quot;/&quot;;[.N368];&quot;/&quot;;LEFT([.L368];IF(               ISNUMBER(FIND(&quot; &quot;;[.L368]));FIND(&quot; &quot;;[.L368])-1;LEN([.L368])       )                ));CONCATENATE([.N368];LEFT([.L368];IF(               ISNUMBER(FIND(&quot; &quot;;[.L368]));FIND(&quot; &quot;;[.L368])-1;LEN([.L368])       )                )) );[.M367])" office:value-type="string" office:string-value="./obyvak/elektronika/_APE0758.jpg" calcext:value-type="string">
            <text:p>./obyvak/elektronika/_APE0758.jpg</text:p>
          </table:table-cell>
          <table:table-cell table:formula="of:=VLOOKUP(LEFT([.L368];IF(               ISNUMBER(FIND(&quot; &quot;;[.L368]));FIND(&quot; &quot;;[.L368])-1;LEN([.L36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68]+1" office:value-type="float" office:value="365" calcext:value-type="float">
            <text:p>365</text:p>
          </table:table-cell>
          <table:table-cell table:number-columns-repeated="4"/>
          <table:table-cell table:formula="of:=[.E369]" office:value-type="float" office:value="0" calcext:value-type="float">
            <text:p>0</text:p>
          </table:table-cell>
          <table:table-cell table:style-name="ce46" table:formula="of:=IF([.G368]=&quot;&quot;;&quot;&quot;;[.G368])" office:value-type="string" office:string-value="n" calcext:value-type="string">
            <text:p>n</text:p>
          </table:table-cell>
          <table:table-cell table:style-name="ce46"/>
          <table:table-cell table:style-name="ce46" table:formula="of:=IF([.I368]=&quot;&quot;;&quot;&quot;;[.I36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8]=&quot;&quot;;&quot;&quot;;[.L368])">
            <text:p/>
          </table:table-cell>
          <table:table-cell table:formula="of:=IF([.L369]&lt;&gt;&quot;&quot;;HYPERLINK(CONCATENATE(&quot;file://&quot;;[.$J$2];&quot;/&quot;;[.N369];&quot;/&quot;;LEFT([.L369];IF(               ISNUMBER(FIND(&quot; &quot;;[.L369]));FIND(&quot; &quot;;[.L369])-1;LEN([.L369])       )                ));CONCATENATE([.N369];LEFT([.L369];IF(               ISNUMBER(FIND(&quot; &quot;;[.L369]));FIND(&quot; &quot;;[.L369])-1;LEN([.L369])       )                )) );[.M368])" office:value-type="string" office:string-value="./obyvak/elektronika/_APE0758.jpg" calcext:value-type="string">
            <text:p>./obyvak/elektronika/_APE0758.jpg</text:p>
          </table:table-cell>
          <table:table-cell table:formula="of:=VLOOKUP(LEFT([.L369];IF(               ISNUMBER(FIND(&quot; &quot;;[.L369]));FIND(&quot; &quot;;[.L369])-1;LEN([.L36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69]+1" office:value-type="float" office:value="366" calcext:value-type="float">
            <text:p>366</text:p>
          </table:table-cell>
          <table:table-cell table:number-columns-repeated="4"/>
          <table:table-cell table:formula="of:=[.E370]" office:value-type="float" office:value="0" calcext:value-type="float">
            <text:p>0</text:p>
          </table:table-cell>
          <table:table-cell table:style-name="ce46" table:formula="of:=IF([.G369]=&quot;&quot;;&quot;&quot;;[.G369])" office:value-type="string" office:string-value="n" calcext:value-type="string">
            <text:p>n</text:p>
          </table:table-cell>
          <table:table-cell table:style-name="ce46"/>
          <table:table-cell table:style-name="ce46" table:formula="of:=IF([.I369]=&quot;&quot;;&quot;&quot;;[.I36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9]=&quot;&quot;;&quot;&quot;;[.L369])">
            <text:p/>
          </table:table-cell>
          <table:table-cell table:formula="of:=IF([.L370]&lt;&gt;&quot;&quot;;HYPERLINK(CONCATENATE(&quot;file://&quot;;[.$J$2];&quot;/&quot;;[.N370];&quot;/&quot;;LEFT([.L370];IF(               ISNUMBER(FIND(&quot; &quot;;[.L370]));FIND(&quot; &quot;;[.L370])-1;LEN([.L370])       )                ));CONCATENATE([.N370];LEFT([.L370];IF(               ISNUMBER(FIND(&quot; &quot;;[.L370]));FIND(&quot; &quot;;[.L370])-1;LEN([.L370])       )                )) );[.M369])" office:value-type="string" office:string-value="./obyvak/elektronika/_APE0758.jpg" calcext:value-type="string">
            <text:p>./obyvak/elektronika/_APE0758.jpg</text:p>
          </table:table-cell>
          <table:table-cell table:formula="of:=VLOOKUP(LEFT([.L370];IF(               ISNUMBER(FIND(&quot; &quot;;[.L370]));FIND(&quot; &quot;;[.L370])-1;LEN([.L37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70]+1" office:value-type="float" office:value="367" calcext:value-type="float">
            <text:p>367</text:p>
          </table:table-cell>
          <table:table-cell table:number-columns-repeated="4"/>
          <table:table-cell table:formula="of:=[.E371]" office:value-type="float" office:value="0" calcext:value-type="float">
            <text:p>0</text:p>
          </table:table-cell>
          <table:table-cell table:style-name="ce46" table:formula="of:=IF([.G370]=&quot;&quot;;&quot;&quot;;[.G370])" office:value-type="string" office:string-value="n" calcext:value-type="string">
            <text:p>n</text:p>
          </table:table-cell>
          <table:table-cell table:style-name="ce46"/>
          <table:table-cell table:style-name="ce46" table:formula="of:=IF([.I370]=&quot;&quot;;&quot;&quot;;[.I37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0]=&quot;&quot;;&quot;&quot;;[.L370])">
            <text:p/>
          </table:table-cell>
          <table:table-cell table:formula="of:=IF([.L371]&lt;&gt;&quot;&quot;;HYPERLINK(CONCATENATE(&quot;file://&quot;;[.$J$2];&quot;/&quot;;[.N371];&quot;/&quot;;LEFT([.L371];IF(               ISNUMBER(FIND(&quot; &quot;;[.L371]));FIND(&quot; &quot;;[.L371])-1;LEN([.L371])       )                ));CONCATENATE([.N371];LEFT([.L371];IF(               ISNUMBER(FIND(&quot; &quot;;[.L371]));FIND(&quot; &quot;;[.L371])-1;LEN([.L371])       )                )) );[.M370])" office:value-type="string" office:string-value="./obyvak/elektronika/_APE0758.jpg" calcext:value-type="string">
            <text:p>./obyvak/elektronika/_APE0758.jpg</text:p>
          </table:table-cell>
          <table:table-cell table:formula="of:=VLOOKUP(LEFT([.L371];IF(               ISNUMBER(FIND(&quot; &quot;;[.L371]));FIND(&quot; &quot;;[.L371])-1;LEN([.L37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71]+1" office:value-type="float" office:value="368" calcext:value-type="float">
            <text:p>368</text:p>
          </table:table-cell>
          <table:table-cell table:number-columns-repeated="4"/>
          <table:table-cell table:formula="of:=[.E372]" office:value-type="float" office:value="0" calcext:value-type="float">
            <text:p>0</text:p>
          </table:table-cell>
          <table:table-cell table:style-name="ce46" table:formula="of:=IF([.G371]=&quot;&quot;;&quot;&quot;;[.G371])" office:value-type="string" office:string-value="n" calcext:value-type="string">
            <text:p>n</text:p>
          </table:table-cell>
          <table:table-cell table:style-name="ce46"/>
          <table:table-cell table:style-name="ce46" table:formula="of:=IF([.I371]=&quot;&quot;;&quot;&quot;;[.I37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1]=&quot;&quot;;&quot;&quot;;[.L371])">
            <text:p/>
          </table:table-cell>
          <table:table-cell table:formula="of:=IF([.L372]&lt;&gt;&quot;&quot;;HYPERLINK(CONCATENATE(&quot;file://&quot;;[.$J$2];&quot;/&quot;;[.N372];&quot;/&quot;;LEFT([.L372];IF(               ISNUMBER(FIND(&quot; &quot;;[.L372]));FIND(&quot; &quot;;[.L372])-1;LEN([.L372])       )                ));CONCATENATE([.N372];LEFT([.L372];IF(               ISNUMBER(FIND(&quot; &quot;;[.L372]));FIND(&quot; &quot;;[.L372])-1;LEN([.L372])       )                )) );[.M371])" office:value-type="string" office:string-value="./obyvak/elektronika/_APE0758.jpg" calcext:value-type="string">
            <text:p>./obyvak/elektronika/_APE0758.jpg</text:p>
          </table:table-cell>
          <table:table-cell table:formula="of:=VLOOKUP(LEFT([.L372];IF(               ISNUMBER(FIND(&quot; &quot;;[.L372]));FIND(&quot; &quot;;[.L372])-1;LEN([.L37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72]+1" office:value-type="float" office:value="369" calcext:value-type="float">
            <text:p>369</text:p>
          </table:table-cell>
          <table:table-cell table:number-columns-repeated="4"/>
          <table:table-cell table:formula="of:=[.E373]" office:value-type="float" office:value="0" calcext:value-type="float">
            <text:p>0</text:p>
          </table:table-cell>
          <table:table-cell table:style-name="ce46" table:formula="of:=IF([.G372]=&quot;&quot;;&quot;&quot;;[.G372])" office:value-type="string" office:string-value="n" calcext:value-type="string">
            <text:p>n</text:p>
          </table:table-cell>
          <table:table-cell table:style-name="ce46"/>
          <table:table-cell table:style-name="ce46" table:formula="of:=IF([.I372]=&quot;&quot;;&quot;&quot;;[.I37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2]=&quot;&quot;;&quot;&quot;;[.L372])">
            <text:p/>
          </table:table-cell>
          <table:table-cell table:formula="of:=IF([.L373]&lt;&gt;&quot;&quot;;HYPERLINK(CONCATENATE(&quot;file://&quot;;[.$J$2];&quot;/&quot;;[.N373];&quot;/&quot;;LEFT([.L373];IF(               ISNUMBER(FIND(&quot; &quot;;[.L373]));FIND(&quot; &quot;;[.L373])-1;LEN([.L373])       )                ));CONCATENATE([.N373];LEFT([.L373];IF(               ISNUMBER(FIND(&quot; &quot;;[.L373]));FIND(&quot; &quot;;[.L373])-1;LEN([.L373])       )                )) );[.M372])" office:value-type="string" office:string-value="./obyvak/elektronika/_APE0758.jpg" calcext:value-type="string">
            <text:p>./obyvak/elektronika/_APE0758.jpg</text:p>
          </table:table-cell>
          <table:table-cell table:formula="of:=VLOOKUP(LEFT([.L373];IF(               ISNUMBER(FIND(&quot; &quot;;[.L373]));FIND(&quot; &quot;;[.L373])-1;LEN([.L37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73]+1" office:value-type="float" office:value="370" calcext:value-type="float">
            <text:p>370</text:p>
          </table:table-cell>
          <table:table-cell table:number-columns-repeated="4"/>
          <table:table-cell table:formula="of:=[.E374]" office:value-type="float" office:value="0" calcext:value-type="float">
            <text:p>0</text:p>
          </table:table-cell>
          <table:table-cell table:style-name="ce46" table:formula="of:=IF([.G373]=&quot;&quot;;&quot;&quot;;[.G373])" office:value-type="string" office:string-value="n" calcext:value-type="string">
            <text:p>n</text:p>
          </table:table-cell>
          <table:table-cell table:style-name="ce46"/>
          <table:table-cell table:style-name="ce46" table:formula="of:=IF([.I373]=&quot;&quot;;&quot;&quot;;[.I37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3]=&quot;&quot;;&quot;&quot;;[.L373])">
            <text:p/>
          </table:table-cell>
          <table:table-cell table:formula="of:=IF([.L374]&lt;&gt;&quot;&quot;;HYPERLINK(CONCATENATE(&quot;file://&quot;;[.$J$2];&quot;/&quot;;[.N374];&quot;/&quot;;LEFT([.L374];IF(               ISNUMBER(FIND(&quot; &quot;;[.L374]));FIND(&quot; &quot;;[.L374])-1;LEN([.L374])       )                ));CONCATENATE([.N374];LEFT([.L374];IF(               ISNUMBER(FIND(&quot; &quot;;[.L374]));FIND(&quot; &quot;;[.L374])-1;LEN([.L374])       )                )) );[.M373])" office:value-type="string" office:string-value="./obyvak/elektronika/_APE0758.jpg" calcext:value-type="string">
            <text:p>./obyvak/elektronika/_APE0758.jpg</text:p>
          </table:table-cell>
          <table:table-cell table:formula="of:=VLOOKUP(LEFT([.L374];IF(               ISNUMBER(FIND(&quot; &quot;;[.L374]));FIND(&quot; &quot;;[.L374])-1;LEN([.L37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74]+1" office:value-type="float" office:value="371" calcext:value-type="float">
            <text:p>371</text:p>
          </table:table-cell>
          <table:table-cell table:number-columns-repeated="4"/>
          <table:table-cell table:formula="of:=[.E375]" office:value-type="float" office:value="0" calcext:value-type="float">
            <text:p>0</text:p>
          </table:table-cell>
          <table:table-cell table:style-name="ce46" table:formula="of:=IF([.G374]=&quot;&quot;;&quot;&quot;;[.G374])" office:value-type="string" office:string-value="n" calcext:value-type="string">
            <text:p>n</text:p>
          </table:table-cell>
          <table:table-cell table:style-name="ce46"/>
          <table:table-cell table:style-name="ce46" table:formula="of:=IF([.I374]=&quot;&quot;;&quot;&quot;;[.I37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4]=&quot;&quot;;&quot;&quot;;[.L374])">
            <text:p/>
          </table:table-cell>
          <table:table-cell table:formula="of:=IF([.L375]&lt;&gt;&quot;&quot;;HYPERLINK(CONCATENATE(&quot;file://&quot;;[.$J$2];&quot;/&quot;;[.N375];&quot;/&quot;;LEFT([.L375];IF(               ISNUMBER(FIND(&quot; &quot;;[.L375]));FIND(&quot; &quot;;[.L375])-1;LEN([.L375])       )                ));CONCATENATE([.N375];LEFT([.L375];IF(               ISNUMBER(FIND(&quot; &quot;;[.L375]));FIND(&quot; &quot;;[.L375])-1;LEN([.L375])       )                )) );[.M374])" office:value-type="string" office:string-value="./obyvak/elektronika/_APE0758.jpg" calcext:value-type="string">
            <text:p>./obyvak/elektronika/_APE0758.jpg</text:p>
          </table:table-cell>
          <table:table-cell table:formula="of:=VLOOKUP(LEFT([.L375];IF(               ISNUMBER(FIND(&quot; &quot;;[.L375]));FIND(&quot; &quot;;[.L375])-1;LEN([.L37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75]+1" office:value-type="float" office:value="372" calcext:value-type="float">
            <text:p>372</text:p>
          </table:table-cell>
          <table:table-cell table:number-columns-repeated="4"/>
          <table:table-cell table:formula="of:=[.E376]" office:value-type="float" office:value="0" calcext:value-type="float">
            <text:p>0</text:p>
          </table:table-cell>
          <table:table-cell table:style-name="ce46" table:formula="of:=IF([.G375]=&quot;&quot;;&quot;&quot;;[.G375])" office:value-type="string" office:string-value="n" calcext:value-type="string">
            <text:p>n</text:p>
          </table:table-cell>
          <table:table-cell table:style-name="ce46"/>
          <table:table-cell table:style-name="ce46" table:formula="of:=IF([.I375]=&quot;&quot;;&quot;&quot;;[.I37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5]=&quot;&quot;;&quot;&quot;;[.L375])">
            <text:p/>
          </table:table-cell>
          <table:table-cell table:formula="of:=IF([.L376]&lt;&gt;&quot;&quot;;HYPERLINK(CONCATENATE(&quot;file://&quot;;[.$J$2];&quot;/&quot;;[.N376];&quot;/&quot;;LEFT([.L376];IF(               ISNUMBER(FIND(&quot; &quot;;[.L376]));FIND(&quot; &quot;;[.L376])-1;LEN([.L376])       )                ));CONCATENATE([.N376];LEFT([.L376];IF(               ISNUMBER(FIND(&quot; &quot;;[.L376]));FIND(&quot; &quot;;[.L376])-1;LEN([.L376])       )                )) );[.M375])" office:value-type="string" office:string-value="./obyvak/elektronika/_APE0758.jpg" calcext:value-type="string">
            <text:p>./obyvak/elektronika/_APE0758.jpg</text:p>
          </table:table-cell>
          <table:table-cell table:formula="of:=VLOOKUP(LEFT([.L376];IF(               ISNUMBER(FIND(&quot; &quot;;[.L376]));FIND(&quot; &quot;;[.L376])-1;LEN([.L37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76]+1" office:value-type="float" office:value="373" calcext:value-type="float">
            <text:p>373</text:p>
          </table:table-cell>
          <table:table-cell table:number-columns-repeated="4"/>
          <table:table-cell table:formula="of:=[.E377]" office:value-type="float" office:value="0" calcext:value-type="float">
            <text:p>0</text:p>
          </table:table-cell>
          <table:table-cell table:style-name="ce46" table:formula="of:=IF([.G376]=&quot;&quot;;&quot;&quot;;[.G376])" office:value-type="string" office:string-value="n" calcext:value-type="string">
            <text:p>n</text:p>
          </table:table-cell>
          <table:table-cell table:style-name="ce46"/>
          <table:table-cell table:style-name="ce46" table:formula="of:=IF([.I376]=&quot;&quot;;&quot;&quot;;[.I37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6]=&quot;&quot;;&quot;&quot;;[.L376])">
            <text:p/>
          </table:table-cell>
          <table:table-cell table:formula="of:=IF([.L377]&lt;&gt;&quot;&quot;;HYPERLINK(CONCATENATE(&quot;file://&quot;;[.$J$2];&quot;/&quot;;[.N377];&quot;/&quot;;LEFT([.L377];IF(               ISNUMBER(FIND(&quot; &quot;;[.L377]));FIND(&quot; &quot;;[.L377])-1;LEN([.L377])       )                ));CONCATENATE([.N377];LEFT([.L377];IF(               ISNUMBER(FIND(&quot; &quot;;[.L377]));FIND(&quot; &quot;;[.L377])-1;LEN([.L377])       )                )) );[.M376])" office:value-type="string" office:string-value="./obyvak/elektronika/_APE0758.jpg" calcext:value-type="string">
            <text:p>./obyvak/elektronika/_APE0758.jpg</text:p>
          </table:table-cell>
          <table:table-cell table:formula="of:=VLOOKUP(LEFT([.L377];IF(               ISNUMBER(FIND(&quot; &quot;;[.L377]));FIND(&quot; &quot;;[.L377])-1;LEN([.L37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77]+1" office:value-type="float" office:value="374" calcext:value-type="float">
            <text:p>374</text:p>
          </table:table-cell>
          <table:table-cell table:number-columns-repeated="4"/>
          <table:table-cell table:formula="of:=[.E378]" office:value-type="float" office:value="0" calcext:value-type="float">
            <text:p>0</text:p>
          </table:table-cell>
          <table:table-cell table:style-name="ce46" table:formula="of:=IF([.G377]=&quot;&quot;;&quot;&quot;;[.G377])" office:value-type="string" office:string-value="n" calcext:value-type="string">
            <text:p>n</text:p>
          </table:table-cell>
          <table:table-cell table:style-name="ce46"/>
          <table:table-cell table:style-name="ce46" table:formula="of:=IF([.I377]=&quot;&quot;;&quot;&quot;;[.I37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7]=&quot;&quot;;&quot;&quot;;[.L377])">
            <text:p/>
          </table:table-cell>
          <table:table-cell table:formula="of:=IF([.L378]&lt;&gt;&quot;&quot;;HYPERLINK(CONCATENATE(&quot;file://&quot;;[.$J$2];&quot;/&quot;;[.N378];&quot;/&quot;;LEFT([.L378];IF(               ISNUMBER(FIND(&quot; &quot;;[.L378]));FIND(&quot; &quot;;[.L378])-1;LEN([.L378])       )                ));CONCATENATE([.N378];LEFT([.L378];IF(               ISNUMBER(FIND(&quot; &quot;;[.L378]));FIND(&quot; &quot;;[.L378])-1;LEN([.L378])       )                )) );[.M377])" office:value-type="string" office:string-value="./obyvak/elektronika/_APE0758.jpg" calcext:value-type="string">
            <text:p>./obyvak/elektronika/_APE0758.jpg</text:p>
          </table:table-cell>
          <table:table-cell table:formula="of:=VLOOKUP(LEFT([.L378];IF(               ISNUMBER(FIND(&quot; &quot;;[.L378]));FIND(&quot; &quot;;[.L378])-1;LEN([.L37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78]+1" office:value-type="float" office:value="375" calcext:value-type="float">
            <text:p>375</text:p>
          </table:table-cell>
          <table:table-cell table:number-columns-repeated="4"/>
          <table:table-cell table:formula="of:=[.E379]" office:value-type="float" office:value="0" calcext:value-type="float">
            <text:p>0</text:p>
          </table:table-cell>
          <table:table-cell table:style-name="ce46" table:formula="of:=IF([.G378]=&quot;&quot;;&quot;&quot;;[.G378])" office:value-type="string" office:string-value="n" calcext:value-type="string">
            <text:p>n</text:p>
          </table:table-cell>
          <table:table-cell table:style-name="ce46"/>
          <table:table-cell table:style-name="ce46" table:formula="of:=IF([.I378]=&quot;&quot;;&quot;&quot;;[.I37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8]=&quot;&quot;;&quot;&quot;;[.L378])">
            <text:p/>
          </table:table-cell>
          <table:table-cell table:formula="of:=IF([.L379]&lt;&gt;&quot;&quot;;HYPERLINK(CONCATENATE(&quot;file://&quot;;[.$J$2];&quot;/&quot;;[.N379];&quot;/&quot;;LEFT([.L379];IF(               ISNUMBER(FIND(&quot; &quot;;[.L379]));FIND(&quot; &quot;;[.L379])-1;LEN([.L379])       )                ));CONCATENATE([.N379];LEFT([.L379];IF(               ISNUMBER(FIND(&quot; &quot;;[.L379]));FIND(&quot; &quot;;[.L379])-1;LEN([.L379])       )                )) );[.M378])" office:value-type="string" office:string-value="./obyvak/elektronika/_APE0758.jpg" calcext:value-type="string">
            <text:p>./obyvak/elektronika/_APE0758.jpg</text:p>
          </table:table-cell>
          <table:table-cell table:formula="of:=VLOOKUP(LEFT([.L379];IF(               ISNUMBER(FIND(&quot; &quot;;[.L379]));FIND(&quot; &quot;;[.L379])-1;LEN([.L37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79]+1" office:value-type="float" office:value="376" calcext:value-type="float">
            <text:p>376</text:p>
          </table:table-cell>
          <table:table-cell table:number-columns-repeated="4"/>
          <table:table-cell table:formula="of:=[.E380]" office:value-type="float" office:value="0" calcext:value-type="float">
            <text:p>0</text:p>
          </table:table-cell>
          <table:table-cell table:style-name="ce46" table:formula="of:=IF([.G379]=&quot;&quot;;&quot;&quot;;[.G379])" office:value-type="string" office:string-value="n" calcext:value-type="string">
            <text:p>n</text:p>
          </table:table-cell>
          <table:table-cell table:style-name="ce46"/>
          <table:table-cell table:style-name="ce46" table:formula="of:=IF([.I379]=&quot;&quot;;&quot;&quot;;[.I37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9]=&quot;&quot;;&quot;&quot;;[.L379])">
            <text:p/>
          </table:table-cell>
          <table:table-cell table:formula="of:=IF([.L380]&lt;&gt;&quot;&quot;;HYPERLINK(CONCATENATE(&quot;file://&quot;;[.$J$2];&quot;/&quot;;[.N380];&quot;/&quot;;LEFT([.L380];IF(               ISNUMBER(FIND(&quot; &quot;;[.L380]));FIND(&quot; &quot;;[.L380])-1;LEN([.L380])       )                ));CONCATENATE([.N380];LEFT([.L380];IF(               ISNUMBER(FIND(&quot; &quot;;[.L380]));FIND(&quot; &quot;;[.L380])-1;LEN([.L380])       )                )) );[.M379])" office:value-type="string" office:string-value="./obyvak/elektronika/_APE0758.jpg" calcext:value-type="string">
            <text:p>./obyvak/elektronika/_APE0758.jpg</text:p>
          </table:table-cell>
          <table:table-cell table:formula="of:=VLOOKUP(LEFT([.L380];IF(               ISNUMBER(FIND(&quot; &quot;;[.L380]));FIND(&quot; &quot;;[.L380])-1;LEN([.L38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80]+1" office:value-type="float" office:value="377" calcext:value-type="float">
            <text:p>377</text:p>
          </table:table-cell>
          <table:table-cell table:number-columns-repeated="4"/>
          <table:table-cell table:formula="of:=[.E381]" office:value-type="float" office:value="0" calcext:value-type="float">
            <text:p>0</text:p>
          </table:table-cell>
          <table:table-cell table:style-name="ce46" table:formula="of:=IF([.G380]=&quot;&quot;;&quot;&quot;;[.G380])" office:value-type="string" office:string-value="n" calcext:value-type="string">
            <text:p>n</text:p>
          </table:table-cell>
          <table:table-cell table:style-name="ce46"/>
          <table:table-cell table:style-name="ce46" table:formula="of:=IF([.I380]=&quot;&quot;;&quot;&quot;;[.I38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0]=&quot;&quot;;&quot;&quot;;[.L380])">
            <text:p/>
          </table:table-cell>
          <table:table-cell table:formula="of:=IF([.L381]&lt;&gt;&quot;&quot;;HYPERLINK(CONCATENATE(&quot;file://&quot;;[.$J$2];&quot;/&quot;;[.N381];&quot;/&quot;;LEFT([.L381];IF(               ISNUMBER(FIND(&quot; &quot;;[.L381]));FIND(&quot; &quot;;[.L381])-1;LEN([.L381])       )                ));CONCATENATE([.N381];LEFT([.L381];IF(               ISNUMBER(FIND(&quot; &quot;;[.L381]));FIND(&quot; &quot;;[.L381])-1;LEN([.L381])       )                )) );[.M380])" office:value-type="string" office:string-value="./obyvak/elektronika/_APE0758.jpg" calcext:value-type="string">
            <text:p>./obyvak/elektronika/_APE0758.jpg</text:p>
          </table:table-cell>
          <table:table-cell table:formula="of:=VLOOKUP(LEFT([.L381];IF(               ISNUMBER(FIND(&quot; &quot;;[.L381]));FIND(&quot; &quot;;[.L381])-1;LEN([.L38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81]+1" office:value-type="float" office:value="378" calcext:value-type="float">
            <text:p>378</text:p>
          </table:table-cell>
          <table:table-cell table:number-columns-repeated="4"/>
          <table:table-cell table:formula="of:=[.E382]" office:value-type="float" office:value="0" calcext:value-type="float">
            <text:p>0</text:p>
          </table:table-cell>
          <table:table-cell table:style-name="ce46" table:formula="of:=IF([.G381]=&quot;&quot;;&quot;&quot;;[.G381])" office:value-type="string" office:string-value="n" calcext:value-type="string">
            <text:p>n</text:p>
          </table:table-cell>
          <table:table-cell table:style-name="ce46"/>
          <table:table-cell table:style-name="ce46" table:formula="of:=IF([.I381]=&quot;&quot;;&quot;&quot;;[.I38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1]=&quot;&quot;;&quot;&quot;;[.L381])">
            <text:p/>
          </table:table-cell>
          <table:table-cell table:formula="of:=IF([.L382]&lt;&gt;&quot;&quot;;HYPERLINK(CONCATENATE(&quot;file://&quot;;[.$J$2];&quot;/&quot;;[.N382];&quot;/&quot;;LEFT([.L382];IF(               ISNUMBER(FIND(&quot; &quot;;[.L382]));FIND(&quot; &quot;;[.L382])-1;LEN([.L382])       )                ));CONCATENATE([.N382];LEFT([.L382];IF(               ISNUMBER(FIND(&quot; &quot;;[.L382]));FIND(&quot; &quot;;[.L382])-1;LEN([.L382])       )                )) );[.M381])" office:value-type="string" office:string-value="./obyvak/elektronika/_APE0758.jpg" calcext:value-type="string">
            <text:p>./obyvak/elektronika/_APE0758.jpg</text:p>
          </table:table-cell>
          <table:table-cell table:formula="of:=VLOOKUP(LEFT([.L382];IF(               ISNUMBER(FIND(&quot; &quot;;[.L382]));FIND(&quot; &quot;;[.L382])-1;LEN([.L38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82]+1" office:value-type="float" office:value="379" calcext:value-type="float">
            <text:p>379</text:p>
          </table:table-cell>
          <table:table-cell table:number-columns-repeated="4"/>
          <table:table-cell table:formula="of:=[.E383]" office:value-type="float" office:value="0" calcext:value-type="float">
            <text:p>0</text:p>
          </table:table-cell>
          <table:table-cell table:style-name="ce46" table:formula="of:=IF([.G382]=&quot;&quot;;&quot;&quot;;[.G382])" office:value-type="string" office:string-value="n" calcext:value-type="string">
            <text:p>n</text:p>
          </table:table-cell>
          <table:table-cell table:style-name="ce46"/>
          <table:table-cell table:style-name="ce46" table:formula="of:=IF([.I382]=&quot;&quot;;&quot;&quot;;[.I38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2]=&quot;&quot;;&quot;&quot;;[.L382])">
            <text:p/>
          </table:table-cell>
          <table:table-cell table:formula="of:=IF([.L383]&lt;&gt;&quot;&quot;;HYPERLINK(CONCATENATE(&quot;file://&quot;;[.$J$2];&quot;/&quot;;[.N383];&quot;/&quot;;LEFT([.L383];IF(               ISNUMBER(FIND(&quot; &quot;;[.L383]));FIND(&quot; &quot;;[.L383])-1;LEN([.L383])       )                ));CONCATENATE([.N383];LEFT([.L383];IF(               ISNUMBER(FIND(&quot; &quot;;[.L383]));FIND(&quot; &quot;;[.L383])-1;LEN([.L383])       )                )) );[.M382])" office:value-type="string" office:string-value="./obyvak/elektronika/_APE0758.jpg" calcext:value-type="string">
            <text:p>./obyvak/elektronika/_APE0758.jpg</text:p>
          </table:table-cell>
          <table:table-cell table:formula="of:=VLOOKUP(LEFT([.L383];IF(               ISNUMBER(FIND(&quot; &quot;;[.L383]));FIND(&quot; &quot;;[.L383])-1;LEN([.L38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83]+1" office:value-type="float" office:value="380" calcext:value-type="float">
            <text:p>380</text:p>
          </table:table-cell>
          <table:table-cell table:number-columns-repeated="4"/>
          <table:table-cell table:formula="of:=[.E384]" office:value-type="float" office:value="0" calcext:value-type="float">
            <text:p>0</text:p>
          </table:table-cell>
          <table:table-cell table:style-name="ce46" table:formula="of:=IF([.G383]=&quot;&quot;;&quot;&quot;;[.G383])" office:value-type="string" office:string-value="n" calcext:value-type="string">
            <text:p>n</text:p>
          </table:table-cell>
          <table:table-cell table:style-name="ce46"/>
          <table:table-cell table:style-name="ce46" table:formula="of:=IF([.I383]=&quot;&quot;;&quot;&quot;;[.I38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3]=&quot;&quot;;&quot;&quot;;[.L383])">
            <text:p/>
          </table:table-cell>
          <table:table-cell table:formula="of:=IF([.L384]&lt;&gt;&quot;&quot;;HYPERLINK(CONCATENATE(&quot;file://&quot;;[.$J$2];&quot;/&quot;;[.N384];&quot;/&quot;;LEFT([.L384];IF(               ISNUMBER(FIND(&quot; &quot;;[.L384]));FIND(&quot; &quot;;[.L384])-1;LEN([.L384])       )                ));CONCATENATE([.N384];LEFT([.L384];IF(               ISNUMBER(FIND(&quot; &quot;;[.L384]));FIND(&quot; &quot;;[.L384])-1;LEN([.L384])       )                )) );[.M383])" office:value-type="string" office:string-value="./obyvak/elektronika/_APE0758.jpg" calcext:value-type="string">
            <text:p>./obyvak/elektronika/_APE0758.jpg</text:p>
          </table:table-cell>
          <table:table-cell table:formula="of:=VLOOKUP(LEFT([.L384];IF(               ISNUMBER(FIND(&quot; &quot;;[.L384]));FIND(&quot; &quot;;[.L384])-1;LEN([.L38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84]+1" office:value-type="float" office:value="381" calcext:value-type="float">
            <text:p>381</text:p>
          </table:table-cell>
          <table:table-cell table:number-columns-repeated="4"/>
          <table:table-cell table:formula="of:=[.E385]" office:value-type="float" office:value="0" calcext:value-type="float">
            <text:p>0</text:p>
          </table:table-cell>
          <table:table-cell table:style-name="ce46" table:formula="of:=IF([.G384]=&quot;&quot;;&quot;&quot;;[.G384])" office:value-type="string" office:string-value="n" calcext:value-type="string">
            <text:p>n</text:p>
          </table:table-cell>
          <table:table-cell table:style-name="ce46"/>
          <table:table-cell table:style-name="ce46" table:formula="of:=IF([.I384]=&quot;&quot;;&quot;&quot;;[.I38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4]=&quot;&quot;;&quot;&quot;;[.L384])">
            <text:p/>
          </table:table-cell>
          <table:table-cell table:formula="of:=IF([.L385]&lt;&gt;&quot;&quot;;HYPERLINK(CONCATENATE(&quot;file://&quot;;[.$J$2];&quot;/&quot;;[.N385];&quot;/&quot;;LEFT([.L385];IF(               ISNUMBER(FIND(&quot; &quot;;[.L385]));FIND(&quot; &quot;;[.L385])-1;LEN([.L385])       )                ));CONCATENATE([.N385];LEFT([.L385];IF(               ISNUMBER(FIND(&quot; &quot;;[.L385]));FIND(&quot; &quot;;[.L385])-1;LEN([.L385])       )                )) );[.M384])" office:value-type="string" office:string-value="./obyvak/elektronika/_APE0758.jpg" calcext:value-type="string">
            <text:p>./obyvak/elektronika/_APE0758.jpg</text:p>
          </table:table-cell>
          <table:table-cell table:formula="of:=VLOOKUP(LEFT([.L385];IF(               ISNUMBER(FIND(&quot; &quot;;[.L385]));FIND(&quot; &quot;;[.L385])-1;LEN([.L38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85]+1" office:value-type="float" office:value="382" calcext:value-type="float">
            <text:p>382</text:p>
          </table:table-cell>
          <table:table-cell table:number-columns-repeated="4"/>
          <table:table-cell table:formula="of:=[.E386]" office:value-type="float" office:value="0" calcext:value-type="float">
            <text:p>0</text:p>
          </table:table-cell>
          <table:table-cell table:style-name="ce46" table:formula="of:=IF([.G385]=&quot;&quot;;&quot;&quot;;[.G385])" office:value-type="string" office:string-value="n" calcext:value-type="string">
            <text:p>n</text:p>
          </table:table-cell>
          <table:table-cell table:style-name="ce46"/>
          <table:table-cell table:style-name="ce46" table:formula="of:=IF([.I385]=&quot;&quot;;&quot;&quot;;[.I38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5]=&quot;&quot;;&quot;&quot;;[.L385])">
            <text:p/>
          </table:table-cell>
          <table:table-cell table:formula="of:=IF([.L386]&lt;&gt;&quot;&quot;;HYPERLINK(CONCATENATE(&quot;file://&quot;;[.$J$2];&quot;/&quot;;[.N386];&quot;/&quot;;LEFT([.L386];IF(               ISNUMBER(FIND(&quot; &quot;;[.L386]));FIND(&quot; &quot;;[.L386])-1;LEN([.L386])       )                ));CONCATENATE([.N386];LEFT([.L386];IF(               ISNUMBER(FIND(&quot; &quot;;[.L386]));FIND(&quot; &quot;;[.L386])-1;LEN([.L386])       )                )) );[.M385])" office:value-type="string" office:string-value="./obyvak/elektronika/_APE0758.jpg" calcext:value-type="string">
            <text:p>./obyvak/elektronika/_APE0758.jpg</text:p>
          </table:table-cell>
          <table:table-cell table:formula="of:=VLOOKUP(LEFT([.L386];IF(               ISNUMBER(FIND(&quot; &quot;;[.L386]));FIND(&quot; &quot;;[.L386])-1;LEN([.L38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86]+1" office:value-type="float" office:value="383" calcext:value-type="float">
            <text:p>383</text:p>
          </table:table-cell>
          <table:table-cell table:number-columns-repeated="4"/>
          <table:table-cell table:formula="of:=[.E387]" office:value-type="float" office:value="0" calcext:value-type="float">
            <text:p>0</text:p>
          </table:table-cell>
          <table:table-cell table:style-name="ce46" table:formula="of:=IF([.G386]=&quot;&quot;;&quot;&quot;;[.G386])" office:value-type="string" office:string-value="n" calcext:value-type="string">
            <text:p>n</text:p>
          </table:table-cell>
          <table:table-cell table:style-name="ce46"/>
          <table:table-cell table:style-name="ce46" table:formula="of:=IF([.I386]=&quot;&quot;;&quot;&quot;;[.I38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6]=&quot;&quot;;&quot;&quot;;[.L386])">
            <text:p/>
          </table:table-cell>
          <table:table-cell table:formula="of:=IF([.L387]&lt;&gt;&quot;&quot;;HYPERLINK(CONCATENATE(&quot;file://&quot;;[.$J$2];&quot;/&quot;;[.N387];&quot;/&quot;;LEFT([.L387];IF(               ISNUMBER(FIND(&quot; &quot;;[.L387]));FIND(&quot; &quot;;[.L387])-1;LEN([.L387])       )                ));CONCATENATE([.N387];LEFT([.L387];IF(               ISNUMBER(FIND(&quot; &quot;;[.L387]));FIND(&quot; &quot;;[.L387])-1;LEN([.L387])       )                )) );[.M386])" office:value-type="string" office:string-value="./obyvak/elektronika/_APE0758.jpg" calcext:value-type="string">
            <text:p>./obyvak/elektronika/_APE0758.jpg</text:p>
          </table:table-cell>
          <table:table-cell table:formula="of:=VLOOKUP(LEFT([.L387];IF(               ISNUMBER(FIND(&quot; &quot;;[.L387]));FIND(&quot; &quot;;[.L387])-1;LEN([.L38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87]+1" office:value-type="float" office:value="384" calcext:value-type="float">
            <text:p>384</text:p>
          </table:table-cell>
          <table:table-cell table:number-columns-repeated="4"/>
          <table:table-cell table:formula="of:=[.E388]" office:value-type="float" office:value="0" calcext:value-type="float">
            <text:p>0</text:p>
          </table:table-cell>
          <table:table-cell table:style-name="ce46" table:formula="of:=IF([.G387]=&quot;&quot;;&quot;&quot;;[.G387])" office:value-type="string" office:string-value="n" calcext:value-type="string">
            <text:p>n</text:p>
          </table:table-cell>
          <table:table-cell table:style-name="ce46"/>
          <table:table-cell table:style-name="ce46" table:formula="of:=IF([.I387]=&quot;&quot;;&quot;&quot;;[.I38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7]=&quot;&quot;;&quot;&quot;;[.L387])">
            <text:p/>
          </table:table-cell>
          <table:table-cell table:formula="of:=IF([.L388]&lt;&gt;&quot;&quot;;HYPERLINK(CONCATENATE(&quot;file://&quot;;[.$J$2];&quot;/&quot;;[.N388];&quot;/&quot;;LEFT([.L388];IF(               ISNUMBER(FIND(&quot; &quot;;[.L388]));FIND(&quot; &quot;;[.L388])-1;LEN([.L388])       )                ));CONCATENATE([.N388];LEFT([.L388];IF(               ISNUMBER(FIND(&quot; &quot;;[.L388]));FIND(&quot; &quot;;[.L388])-1;LEN([.L388])       )                )) );[.M387])" office:value-type="string" office:string-value="./obyvak/elektronika/_APE0758.jpg" calcext:value-type="string">
            <text:p>./obyvak/elektronika/_APE0758.jpg</text:p>
          </table:table-cell>
          <table:table-cell table:formula="of:=VLOOKUP(LEFT([.L388];IF(               ISNUMBER(FIND(&quot; &quot;;[.L388]));FIND(&quot; &quot;;[.L388])-1;LEN([.L38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88]+1" office:value-type="float" office:value="385" calcext:value-type="float">
            <text:p>385</text:p>
          </table:table-cell>
          <table:table-cell table:number-columns-repeated="4"/>
          <table:table-cell table:formula="of:=[.E389]" office:value-type="float" office:value="0" calcext:value-type="float">
            <text:p>0</text:p>
          </table:table-cell>
          <table:table-cell table:style-name="ce46" table:formula="of:=IF([.G388]=&quot;&quot;;&quot;&quot;;[.G388])" office:value-type="string" office:string-value="n" calcext:value-type="string">
            <text:p>n</text:p>
          </table:table-cell>
          <table:table-cell table:style-name="ce46"/>
          <table:table-cell table:style-name="ce46" table:formula="of:=IF([.I388]=&quot;&quot;;&quot;&quot;;[.I38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8]=&quot;&quot;;&quot;&quot;;[.L388])">
            <text:p/>
          </table:table-cell>
          <table:table-cell table:formula="of:=IF([.L389]&lt;&gt;&quot;&quot;;HYPERLINK(CONCATENATE(&quot;file://&quot;;[.$J$2];&quot;/&quot;;[.N389];&quot;/&quot;;LEFT([.L389];IF(               ISNUMBER(FIND(&quot; &quot;;[.L389]));FIND(&quot; &quot;;[.L389])-1;LEN([.L389])       )                ));CONCATENATE([.N389];LEFT([.L389];IF(               ISNUMBER(FIND(&quot; &quot;;[.L389]));FIND(&quot; &quot;;[.L389])-1;LEN([.L389])       )                )) );[.M388])" office:value-type="string" office:string-value="./obyvak/elektronika/_APE0758.jpg" calcext:value-type="string">
            <text:p>./obyvak/elektronika/_APE0758.jpg</text:p>
          </table:table-cell>
          <table:table-cell table:formula="of:=VLOOKUP(LEFT([.L389];IF(               ISNUMBER(FIND(&quot; &quot;;[.L389]));FIND(&quot; &quot;;[.L389])-1;LEN([.L38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89]+1" office:value-type="float" office:value="386" calcext:value-type="float">
            <text:p>386</text:p>
          </table:table-cell>
          <table:table-cell table:number-columns-repeated="4"/>
          <table:table-cell table:formula="of:=[.E390]" office:value-type="float" office:value="0" calcext:value-type="float">
            <text:p>0</text:p>
          </table:table-cell>
          <table:table-cell table:style-name="ce46" table:formula="of:=IF([.G389]=&quot;&quot;;&quot;&quot;;[.G389])" office:value-type="string" office:string-value="n" calcext:value-type="string">
            <text:p>n</text:p>
          </table:table-cell>
          <table:table-cell table:style-name="ce46"/>
          <table:table-cell table:style-name="ce46" table:formula="of:=IF([.I389]=&quot;&quot;;&quot;&quot;;[.I38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9]=&quot;&quot;;&quot;&quot;;[.L389])">
            <text:p/>
          </table:table-cell>
          <table:table-cell table:formula="of:=IF([.L390]&lt;&gt;&quot;&quot;;HYPERLINK(CONCATENATE(&quot;file://&quot;;[.$J$2];&quot;/&quot;;[.N390];&quot;/&quot;;LEFT([.L390];IF(               ISNUMBER(FIND(&quot; &quot;;[.L390]));FIND(&quot; &quot;;[.L390])-1;LEN([.L390])       )                ));CONCATENATE([.N390];LEFT([.L390];IF(               ISNUMBER(FIND(&quot; &quot;;[.L390]));FIND(&quot; &quot;;[.L390])-1;LEN([.L390])       )                )) );[.M389])" office:value-type="string" office:string-value="./obyvak/elektronika/_APE0758.jpg" calcext:value-type="string">
            <text:p>./obyvak/elektronika/_APE0758.jpg</text:p>
          </table:table-cell>
          <table:table-cell table:formula="of:=VLOOKUP(LEFT([.L390];IF(               ISNUMBER(FIND(&quot; &quot;;[.L390]));FIND(&quot; &quot;;[.L390])-1;LEN([.L39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90]+1" office:value-type="float" office:value="387" calcext:value-type="float">
            <text:p>387</text:p>
          </table:table-cell>
          <table:table-cell table:number-columns-repeated="4"/>
          <table:table-cell table:formula="of:=[.E391]" office:value-type="float" office:value="0" calcext:value-type="float">
            <text:p>0</text:p>
          </table:table-cell>
          <table:table-cell table:style-name="ce46" table:formula="of:=IF([.G390]=&quot;&quot;;&quot;&quot;;[.G390])" office:value-type="string" office:string-value="n" calcext:value-type="string">
            <text:p>n</text:p>
          </table:table-cell>
          <table:table-cell table:style-name="ce46"/>
          <table:table-cell table:style-name="ce46" table:formula="of:=IF([.I390]=&quot;&quot;;&quot;&quot;;[.I39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0]=&quot;&quot;;&quot;&quot;;[.L390])">
            <text:p/>
          </table:table-cell>
          <table:table-cell table:formula="of:=IF([.L391]&lt;&gt;&quot;&quot;;HYPERLINK(CONCATENATE(&quot;file://&quot;;[.$J$2];&quot;/&quot;;[.N391];&quot;/&quot;;LEFT([.L391];IF(               ISNUMBER(FIND(&quot; &quot;;[.L391]));FIND(&quot; &quot;;[.L391])-1;LEN([.L391])       )                ));CONCATENATE([.N391];LEFT([.L391];IF(               ISNUMBER(FIND(&quot; &quot;;[.L391]));FIND(&quot; &quot;;[.L391])-1;LEN([.L391])       )                )) );[.M390])" office:value-type="string" office:string-value="./obyvak/elektronika/_APE0758.jpg" calcext:value-type="string">
            <text:p>./obyvak/elektronika/_APE0758.jpg</text:p>
          </table:table-cell>
          <table:table-cell table:formula="of:=VLOOKUP(LEFT([.L391];IF(               ISNUMBER(FIND(&quot; &quot;;[.L391]));FIND(&quot; &quot;;[.L391])-1;LEN([.L39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91]+1" office:value-type="float" office:value="388" calcext:value-type="float">
            <text:p>388</text:p>
          </table:table-cell>
          <table:table-cell table:number-columns-repeated="4"/>
          <table:table-cell table:formula="of:=[.E392]" office:value-type="float" office:value="0" calcext:value-type="float">
            <text:p>0</text:p>
          </table:table-cell>
          <table:table-cell table:style-name="ce46" table:formula="of:=IF([.G391]=&quot;&quot;;&quot;&quot;;[.G391])" office:value-type="string" office:string-value="n" calcext:value-type="string">
            <text:p>n</text:p>
          </table:table-cell>
          <table:table-cell table:style-name="ce46"/>
          <table:table-cell table:style-name="ce46" table:formula="of:=IF([.I391]=&quot;&quot;;&quot;&quot;;[.I39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1]=&quot;&quot;;&quot;&quot;;[.L391])">
            <text:p/>
          </table:table-cell>
          <table:table-cell table:formula="of:=IF([.L392]&lt;&gt;&quot;&quot;;HYPERLINK(CONCATENATE(&quot;file://&quot;;[.$J$2];&quot;/&quot;;[.N392];&quot;/&quot;;LEFT([.L392];IF(               ISNUMBER(FIND(&quot; &quot;;[.L392]));FIND(&quot; &quot;;[.L392])-1;LEN([.L392])       )                ));CONCATENATE([.N392];LEFT([.L392];IF(               ISNUMBER(FIND(&quot; &quot;;[.L392]));FIND(&quot; &quot;;[.L392])-1;LEN([.L392])       )                )) );[.M391])" office:value-type="string" office:string-value="./obyvak/elektronika/_APE0758.jpg" calcext:value-type="string">
            <text:p>./obyvak/elektronika/_APE0758.jpg</text:p>
          </table:table-cell>
          <table:table-cell table:formula="of:=VLOOKUP(LEFT([.L392];IF(               ISNUMBER(FIND(&quot; &quot;;[.L392]));FIND(&quot; &quot;;[.L392])-1;LEN([.L39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92]+1" office:value-type="float" office:value="389" calcext:value-type="float">
            <text:p>389</text:p>
          </table:table-cell>
          <table:table-cell table:number-columns-repeated="4"/>
          <table:table-cell table:formula="of:=[.E393]" office:value-type="float" office:value="0" calcext:value-type="float">
            <text:p>0</text:p>
          </table:table-cell>
          <table:table-cell table:style-name="ce46" table:formula="of:=IF([.G392]=&quot;&quot;;&quot;&quot;;[.G392])" office:value-type="string" office:string-value="n" calcext:value-type="string">
            <text:p>n</text:p>
          </table:table-cell>
          <table:table-cell table:style-name="ce46"/>
          <table:table-cell table:style-name="ce46" table:formula="of:=IF([.I392]=&quot;&quot;;&quot;&quot;;[.I39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2]=&quot;&quot;;&quot;&quot;;[.L392])">
            <text:p/>
          </table:table-cell>
          <table:table-cell table:formula="of:=IF([.L393]&lt;&gt;&quot;&quot;;HYPERLINK(CONCATENATE(&quot;file://&quot;;[.$J$2];&quot;/&quot;;[.N393];&quot;/&quot;;LEFT([.L393];IF(               ISNUMBER(FIND(&quot; &quot;;[.L393]));FIND(&quot; &quot;;[.L393])-1;LEN([.L393])       )                ));CONCATENATE([.N393];LEFT([.L393];IF(               ISNUMBER(FIND(&quot; &quot;;[.L393]));FIND(&quot; &quot;;[.L393])-1;LEN([.L393])       )                )) );[.M392])" office:value-type="string" office:string-value="./obyvak/elektronika/_APE0758.jpg" calcext:value-type="string">
            <text:p>./obyvak/elektronika/_APE0758.jpg</text:p>
          </table:table-cell>
          <table:table-cell table:formula="of:=VLOOKUP(LEFT([.L393];IF(               ISNUMBER(FIND(&quot; &quot;;[.L393]));FIND(&quot; &quot;;[.L393])-1;LEN([.L39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93]+1" office:value-type="float" office:value="390" calcext:value-type="float">
            <text:p>390</text:p>
          </table:table-cell>
          <table:table-cell table:number-columns-repeated="4"/>
          <table:table-cell table:formula="of:=[.E394]" office:value-type="float" office:value="0" calcext:value-type="float">
            <text:p>0</text:p>
          </table:table-cell>
          <table:table-cell table:style-name="ce46" table:formula="of:=IF([.G393]=&quot;&quot;;&quot;&quot;;[.G393])" office:value-type="string" office:string-value="n" calcext:value-type="string">
            <text:p>n</text:p>
          </table:table-cell>
          <table:table-cell table:style-name="ce46"/>
          <table:table-cell table:style-name="ce46" table:formula="of:=IF([.I393]=&quot;&quot;;&quot;&quot;;[.I39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3]=&quot;&quot;;&quot;&quot;;[.L393])">
            <text:p/>
          </table:table-cell>
          <table:table-cell table:formula="of:=IF([.L394]&lt;&gt;&quot;&quot;;HYPERLINK(CONCATENATE(&quot;file://&quot;;[.$J$2];&quot;/&quot;;[.N394];&quot;/&quot;;LEFT([.L394];IF(               ISNUMBER(FIND(&quot; &quot;;[.L394]));FIND(&quot; &quot;;[.L394])-1;LEN([.L394])       )                ));CONCATENATE([.N394];LEFT([.L394];IF(               ISNUMBER(FIND(&quot; &quot;;[.L394]));FIND(&quot; &quot;;[.L394])-1;LEN([.L394])       )                )) );[.M393])" office:value-type="string" office:string-value="./obyvak/elektronika/_APE0758.jpg" calcext:value-type="string">
            <text:p>./obyvak/elektronika/_APE0758.jpg</text:p>
          </table:table-cell>
          <table:table-cell table:formula="of:=VLOOKUP(LEFT([.L394];IF(               ISNUMBER(FIND(&quot; &quot;;[.L394]));FIND(&quot; &quot;;[.L394])-1;LEN([.L39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94]+1" office:value-type="float" office:value="391" calcext:value-type="float">
            <text:p>391</text:p>
          </table:table-cell>
          <table:table-cell table:number-columns-repeated="4"/>
          <table:table-cell table:formula="of:=[.E395]" office:value-type="float" office:value="0" calcext:value-type="float">
            <text:p>0</text:p>
          </table:table-cell>
          <table:table-cell table:style-name="ce46" table:formula="of:=IF([.G394]=&quot;&quot;;&quot;&quot;;[.G394])" office:value-type="string" office:string-value="n" calcext:value-type="string">
            <text:p>n</text:p>
          </table:table-cell>
          <table:table-cell table:style-name="ce46"/>
          <table:table-cell table:style-name="ce46" table:formula="of:=IF([.I394]=&quot;&quot;;&quot;&quot;;[.I39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4]=&quot;&quot;;&quot;&quot;;[.L394])">
            <text:p/>
          </table:table-cell>
          <table:table-cell table:formula="of:=IF([.L395]&lt;&gt;&quot;&quot;;HYPERLINK(CONCATENATE(&quot;file://&quot;;[.$J$2];&quot;/&quot;;[.N395];&quot;/&quot;;LEFT([.L395];IF(               ISNUMBER(FIND(&quot; &quot;;[.L395]));FIND(&quot; &quot;;[.L395])-1;LEN([.L395])       )                ));CONCATENATE([.N395];LEFT([.L395];IF(               ISNUMBER(FIND(&quot; &quot;;[.L395]));FIND(&quot; &quot;;[.L395])-1;LEN([.L395])       )                )) );[.M394])" office:value-type="string" office:string-value="./obyvak/elektronika/_APE0758.jpg" calcext:value-type="string">
            <text:p>./obyvak/elektronika/_APE0758.jpg</text:p>
          </table:table-cell>
          <table:table-cell table:formula="of:=VLOOKUP(LEFT([.L395];IF(               ISNUMBER(FIND(&quot; &quot;;[.L395]));FIND(&quot; &quot;;[.L395])-1;LEN([.L39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95]+1" office:value-type="float" office:value="392" calcext:value-type="float">
            <text:p>392</text:p>
          </table:table-cell>
          <table:table-cell table:number-columns-repeated="4"/>
          <table:table-cell table:formula="of:=[.E396]" office:value-type="float" office:value="0" calcext:value-type="float">
            <text:p>0</text:p>
          </table:table-cell>
          <table:table-cell table:style-name="ce46" table:formula="of:=IF([.G395]=&quot;&quot;;&quot;&quot;;[.G395])" office:value-type="string" office:string-value="n" calcext:value-type="string">
            <text:p>n</text:p>
          </table:table-cell>
          <table:table-cell table:style-name="ce46"/>
          <table:table-cell table:style-name="ce46" table:formula="of:=IF([.I395]=&quot;&quot;;&quot;&quot;;[.I39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5]=&quot;&quot;;&quot;&quot;;[.L395])">
            <text:p/>
          </table:table-cell>
          <table:table-cell table:formula="of:=IF([.L396]&lt;&gt;&quot;&quot;;HYPERLINK(CONCATENATE(&quot;file://&quot;;[.$J$2];&quot;/&quot;;[.N396];&quot;/&quot;;LEFT([.L396];IF(               ISNUMBER(FIND(&quot; &quot;;[.L396]));FIND(&quot; &quot;;[.L396])-1;LEN([.L396])       )                ));CONCATENATE([.N396];LEFT([.L396];IF(               ISNUMBER(FIND(&quot; &quot;;[.L396]));FIND(&quot; &quot;;[.L396])-1;LEN([.L396])       )                )) );[.M395])" office:value-type="string" office:string-value="./obyvak/elektronika/_APE0758.jpg" calcext:value-type="string">
            <text:p>./obyvak/elektronika/_APE0758.jpg</text:p>
          </table:table-cell>
          <table:table-cell table:formula="of:=VLOOKUP(LEFT([.L396];IF(               ISNUMBER(FIND(&quot; &quot;;[.L396]));FIND(&quot; &quot;;[.L396])-1;LEN([.L39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96]+1" office:value-type="float" office:value="393" calcext:value-type="float">
            <text:p>393</text:p>
          </table:table-cell>
          <table:table-cell table:number-columns-repeated="4"/>
          <table:table-cell table:formula="of:=[.E397]" office:value-type="float" office:value="0" calcext:value-type="float">
            <text:p>0</text:p>
          </table:table-cell>
          <table:table-cell table:style-name="ce46" table:formula="of:=IF([.G396]=&quot;&quot;;&quot;&quot;;[.G396])" office:value-type="string" office:string-value="n" calcext:value-type="string">
            <text:p>n</text:p>
          </table:table-cell>
          <table:table-cell table:style-name="ce46"/>
          <table:table-cell table:style-name="ce46" table:formula="of:=IF([.I396]=&quot;&quot;;&quot;&quot;;[.I39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6]=&quot;&quot;;&quot;&quot;;[.L396])">
            <text:p/>
          </table:table-cell>
          <table:table-cell table:formula="of:=IF([.L397]&lt;&gt;&quot;&quot;;HYPERLINK(CONCATENATE(&quot;file://&quot;;[.$J$2];&quot;/&quot;;[.N397];&quot;/&quot;;LEFT([.L397];IF(               ISNUMBER(FIND(&quot; &quot;;[.L397]));FIND(&quot; &quot;;[.L397])-1;LEN([.L397])       )                ));CONCATENATE([.N397];LEFT([.L397];IF(               ISNUMBER(FIND(&quot; &quot;;[.L397]));FIND(&quot; &quot;;[.L397])-1;LEN([.L397])       )                )) );[.M396])" office:value-type="string" office:string-value="./obyvak/elektronika/_APE0758.jpg" calcext:value-type="string">
            <text:p>./obyvak/elektronika/_APE0758.jpg</text:p>
          </table:table-cell>
          <table:table-cell table:formula="of:=VLOOKUP(LEFT([.L397];IF(               ISNUMBER(FIND(&quot; &quot;;[.L397]));FIND(&quot; &quot;;[.L397])-1;LEN([.L39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97]+1" office:value-type="float" office:value="394" calcext:value-type="float">
            <text:p>394</text:p>
          </table:table-cell>
          <table:table-cell table:number-columns-repeated="4"/>
          <table:table-cell table:formula="of:=[.E398]" office:value-type="float" office:value="0" calcext:value-type="float">
            <text:p>0</text:p>
          </table:table-cell>
          <table:table-cell table:style-name="ce46" table:formula="of:=IF([.G397]=&quot;&quot;;&quot;&quot;;[.G397])" office:value-type="string" office:string-value="n" calcext:value-type="string">
            <text:p>n</text:p>
          </table:table-cell>
          <table:table-cell table:style-name="ce46"/>
          <table:table-cell table:style-name="ce46" table:formula="of:=IF([.I397]=&quot;&quot;;&quot;&quot;;[.I39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7]=&quot;&quot;;&quot;&quot;;[.L397])">
            <text:p/>
          </table:table-cell>
          <table:table-cell table:formula="of:=IF([.L398]&lt;&gt;&quot;&quot;;HYPERLINK(CONCATENATE(&quot;file://&quot;;[.$J$2];&quot;/&quot;;[.N398];&quot;/&quot;;LEFT([.L398];IF(               ISNUMBER(FIND(&quot; &quot;;[.L398]));FIND(&quot; &quot;;[.L398])-1;LEN([.L398])       )                ));CONCATENATE([.N398];LEFT([.L398];IF(               ISNUMBER(FIND(&quot; &quot;;[.L398]));FIND(&quot; &quot;;[.L398])-1;LEN([.L398])       )                )) );[.M397])" office:value-type="string" office:string-value="./obyvak/elektronika/_APE0758.jpg" calcext:value-type="string">
            <text:p>./obyvak/elektronika/_APE0758.jpg</text:p>
          </table:table-cell>
          <table:table-cell table:formula="of:=VLOOKUP(LEFT([.L398];IF(               ISNUMBER(FIND(&quot; &quot;;[.L398]));FIND(&quot; &quot;;[.L398])-1;LEN([.L39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98]+1" office:value-type="float" office:value="395" calcext:value-type="float">
            <text:p>395</text:p>
          </table:table-cell>
          <table:table-cell table:number-columns-repeated="4"/>
          <table:table-cell table:formula="of:=[.E399]" office:value-type="float" office:value="0" calcext:value-type="float">
            <text:p>0</text:p>
          </table:table-cell>
          <table:table-cell table:style-name="ce46" table:formula="of:=IF([.G398]=&quot;&quot;;&quot;&quot;;[.G398])" office:value-type="string" office:string-value="n" calcext:value-type="string">
            <text:p>n</text:p>
          </table:table-cell>
          <table:table-cell table:style-name="ce46"/>
          <table:table-cell table:style-name="ce46" table:formula="of:=IF([.I398]=&quot;&quot;;&quot;&quot;;[.I39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8]=&quot;&quot;;&quot;&quot;;[.L398])">
            <text:p/>
          </table:table-cell>
          <table:table-cell table:formula="of:=IF([.L399]&lt;&gt;&quot;&quot;;HYPERLINK(CONCATENATE(&quot;file://&quot;;[.$J$2];&quot;/&quot;;[.N399];&quot;/&quot;;LEFT([.L399];IF(               ISNUMBER(FIND(&quot; &quot;;[.L399]));FIND(&quot; &quot;;[.L399])-1;LEN([.L399])       )                ));CONCATENATE([.N399];LEFT([.L399];IF(               ISNUMBER(FIND(&quot; &quot;;[.L399]));FIND(&quot; &quot;;[.L399])-1;LEN([.L399])       )                )) );[.M398])" office:value-type="string" office:string-value="./obyvak/elektronika/_APE0758.jpg" calcext:value-type="string">
            <text:p>./obyvak/elektronika/_APE0758.jpg</text:p>
          </table:table-cell>
          <table:table-cell table:formula="of:=VLOOKUP(LEFT([.L399];IF(               ISNUMBER(FIND(&quot; &quot;;[.L399]));FIND(&quot; &quot;;[.L399])-1;LEN([.L39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399]+1" office:value-type="float" office:value="396" calcext:value-type="float">
            <text:p>396</text:p>
          </table:table-cell>
          <table:table-cell table:number-columns-repeated="4"/>
          <table:table-cell table:formula="of:=[.E400]" office:value-type="float" office:value="0" calcext:value-type="float">
            <text:p>0</text:p>
          </table:table-cell>
          <table:table-cell table:style-name="ce46" table:formula="of:=IF([.G399]=&quot;&quot;;&quot;&quot;;[.G399])" office:value-type="string" office:string-value="n" calcext:value-type="string">
            <text:p>n</text:p>
          </table:table-cell>
          <table:table-cell table:style-name="ce46"/>
          <table:table-cell table:style-name="ce46" table:formula="of:=IF([.I399]=&quot;&quot;;&quot;&quot;;[.I39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9]=&quot;&quot;;&quot;&quot;;[.L399])">
            <text:p/>
          </table:table-cell>
          <table:table-cell table:formula="of:=IF([.L400]&lt;&gt;&quot;&quot;;HYPERLINK(CONCATENATE(&quot;file://&quot;;[.$J$2];&quot;/&quot;;[.N400];&quot;/&quot;;LEFT([.L400];IF(               ISNUMBER(FIND(&quot; &quot;;[.L400]));FIND(&quot; &quot;;[.L400])-1;LEN([.L400])       )                ));CONCATENATE([.N400];LEFT([.L400];IF(               ISNUMBER(FIND(&quot; &quot;;[.L400]));FIND(&quot; &quot;;[.L400])-1;LEN([.L400])       )                )) );[.M399])" office:value-type="string" office:string-value="./obyvak/elektronika/_APE0758.jpg" calcext:value-type="string">
            <text:p>./obyvak/elektronika/_APE0758.jpg</text:p>
          </table:table-cell>
          <table:table-cell table:formula="of:=VLOOKUP(LEFT([.L400];IF(               ISNUMBER(FIND(&quot; &quot;;[.L400]));FIND(&quot; &quot;;[.L400])-1;LEN([.L40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400]+1" office:value-type="float" office:value="397" calcext:value-type="float">
            <text:p>397</text:p>
          </table:table-cell>
          <table:table-cell table:number-columns-repeated="4"/>
          <table:table-cell table:formula="of:=[.E401]" office:value-type="float" office:value="0" calcext:value-type="float">
            <text:p>0</text:p>
          </table:table-cell>
          <table:table-cell table:style-name="ce46" table:formula="of:=IF([.G400]=&quot;&quot;;&quot;&quot;;[.G400])" office:value-type="string" office:string-value="n" calcext:value-type="string">
            <text:p>n</text:p>
          </table:table-cell>
          <table:table-cell table:style-name="ce46"/>
          <table:table-cell table:style-name="ce46" table:formula="of:=IF([.I400]=&quot;&quot;;&quot;&quot;;[.I40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00]=&quot;&quot;;&quot;&quot;;[.L400])">
            <text:p/>
          </table:table-cell>
          <table:table-cell table:formula="of:=IF([.L401]&lt;&gt;&quot;&quot;;HYPERLINK(CONCATENATE(&quot;file://&quot;;[.$J$2];&quot;/&quot;;[.N401];&quot;/&quot;;LEFT([.L401];IF(               ISNUMBER(FIND(&quot; &quot;;[.L401]));FIND(&quot; &quot;;[.L401])-1;LEN([.L401])       )                ));CONCATENATE([.N401];LEFT([.L401];IF(               ISNUMBER(FIND(&quot; &quot;;[.L401]));FIND(&quot; &quot;;[.L401])-1;LEN([.L401])       )                )) );[.M400])" office:value-type="string" office:string-value="./obyvak/elektronika/_APE0758.jpg" calcext:value-type="string">
            <text:p>./obyvak/elektronika/_APE0758.jpg</text:p>
          </table:table-cell>
          <table:table-cell table:formula="of:=VLOOKUP(LEFT([.L401];IF(               ISNUMBER(FIND(&quot; &quot;;[.L401]));FIND(&quot; &quot;;[.L401])-1;LEN([.L40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401]+1" office:value-type="float" office:value="398" calcext:value-type="float">
            <text:p>398</text:p>
          </table:table-cell>
          <table:table-cell table:number-columns-repeated="4"/>
          <table:table-cell table:formula="of:=[.E402]" office:value-type="float" office:value="0" calcext:value-type="float">
            <text:p>0</text:p>
          </table:table-cell>
          <table:table-cell table:style-name="ce46" table:formula="of:=IF([.G401]=&quot;&quot;;&quot;&quot;;[.G401])" office:value-type="string" office:string-value="n" calcext:value-type="string">
            <text:p>n</text:p>
          </table:table-cell>
          <table:table-cell table:style-name="ce46"/>
          <table:table-cell table:style-name="ce46" table:formula="of:=IF([.I401]=&quot;&quot;;&quot;&quot;;[.I40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01]=&quot;&quot;;&quot;&quot;;[.L401])">
            <text:p/>
          </table:table-cell>
          <table:table-cell table:formula="of:=IF([.L402]&lt;&gt;&quot;&quot;;HYPERLINK(CONCATENATE(&quot;file://&quot;;[.$J$2];&quot;/&quot;;[.N402];&quot;/&quot;;LEFT([.L402];IF(               ISNUMBER(FIND(&quot; &quot;;[.L402]));FIND(&quot; &quot;;[.L402])-1;LEN([.L402])       )                ));CONCATENATE([.N402];LEFT([.L402];IF(               ISNUMBER(FIND(&quot; &quot;;[.L402]));FIND(&quot; &quot;;[.L402])-1;LEN([.L402])       )                )) );[.M401])" office:value-type="string" office:string-value="./obyvak/elektronika/_APE0758.jpg" calcext:value-type="string">
            <text:p>./obyvak/elektronika/_APE0758.jpg</text:p>
          </table:table-cell>
          <table:table-cell table:formula="of:=VLOOKUP(LEFT([.L402];IF(               ISNUMBER(FIND(&quot; &quot;;[.L402]));FIND(&quot; &quot;;[.L402])-1;LEN([.L40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402]+1" office:value-type="float" office:value="399" calcext:value-type="float">
            <text:p>399</text:p>
          </table:table-cell>
          <table:table-cell table:number-columns-repeated="4"/>
          <table:table-cell table:formula="of:=[.E403]" office:value-type="float" office:value="0" calcext:value-type="float">
            <text:p>0</text:p>
          </table:table-cell>
          <table:table-cell table:style-name="ce46" table:formula="of:=IF([.G402]=&quot;&quot;;&quot;&quot;;[.G402])" office:value-type="string" office:string-value="n" calcext:value-type="string">
            <text:p>n</text:p>
          </table:table-cell>
          <table:table-cell table:style-name="ce46"/>
          <table:table-cell table:style-name="ce46" table:formula="of:=IF([.I402]=&quot;&quot;;&quot;&quot;;[.I40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02]=&quot;&quot;;&quot;&quot;;[.L402])">
            <text:p/>
          </table:table-cell>
          <table:table-cell table:formula="of:=IF([.L403]&lt;&gt;&quot;&quot;;HYPERLINK(CONCATENATE(&quot;file://&quot;;[.$J$2];&quot;/&quot;;[.N403];&quot;/&quot;;LEFT([.L403];IF(               ISNUMBER(FIND(&quot; &quot;;[.L403]));FIND(&quot; &quot;;[.L403])-1;LEN([.L403])       )                ));CONCATENATE([.N403];LEFT([.L403];IF(               ISNUMBER(FIND(&quot; &quot;;[.L403]));FIND(&quot; &quot;;[.L403])-1;LEN([.L403])       )                )) );[.M402])" office:value-type="string" office:string-value="./obyvak/elektronika/_APE0758.jpg" calcext:value-type="string">
            <text:p>./obyvak/elektronika/_APE0758.jpg</text:p>
          </table:table-cell>
          <table:table-cell table:formula="of:=VLOOKUP(LEFT([.L403];IF(               ISNUMBER(FIND(&quot; &quot;;[.L403]));FIND(&quot; &quot;;[.L403])-1;LEN([.L40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9">
          <table:table-cell table:formula="of:=[.A403]+1" office:value-type="float" office:value="400" calcext:value-type="float">
            <text:p>400</text:p>
          </table:table-cell>
          <table:table-cell/>
          <table:table-cell office:value-type="string" calcext:value-type="string">
            <text:p>hacky na obleceni</text:p>
          </table:table-cell>
          <table:table-cell office:value-type="string" calcext:value-type="string">
            <text:p>designove,naoko</text:p>
          </table:table-cell>
          <table:table-cell/>
          <table:table-cell table:formula="of:=[.E404]" office:value-type="float" office:value="0" calcext:value-type="float">
            <text:p>0</text:p>
          </table:table-cell>
          <table:table-cell table:style-name="ce46" table:formula="of:=IF([.G403]=&quot;&quot;;&quot;&quot;;[.G403])" office:value-type="string" office:string-value="n" calcext:value-type="string">
            <text:p>n</text:p>
          </table:table-cell>
          <table:table-cell table:style-name="ce46"/>
          <table:table-cell table:style-name="ce46" table:formula="of:=IF([.I403]=&quot;&quot;;&quot;&quot;;[.I403])" office:value-type="string" office:string-value="k" calcext:value-type="string">
            <text:p>k</text:p>
          </table:table-cell>
          <table:table-cell office:value-type="string" calcext:value-type="string">
            <text:p>tvar kyticky, plastove dily poskozeny kourem</text:p>
          </table:table-cell>
          <table:table-cell/>
          <table:table-cell table:style-name="ce57" office:value-type="string" calcext:value-type="string">
            <text:p>20140625_0013.jpg</text:p>
          </table:table-cell>
          <table:table-cell table:formula="of:=IF([.L404]&lt;&gt;&quot;&quot;;HYPERLINK(CONCATENATE(&quot;file://&quot;;[.$J$2];&quot;/&quot;;[.N404];&quot;/&quot;;LEFT([.L404];IF(               ISNUMBER(FIND(&quot; &quot;;[.L404]));FIND(&quot; &quot;;[.L404])-1;LEN([.L404])       )                ));CONCATENATE([.N404];LEFT([.L404];IF(               ISNUMBER(FIND(&quot; &quot;;[.L404]));FIND(&quot; &quot;;[.L404])-1;LEN([.L404])       )                )) );[.M403])" office:value-type="string" office:string-value="./chodba/20140625_0013.jpg" calcext:value-type="string">
            <text:p>./chodba/20140625_0013.jpg</text:p>
          </table:table-cell>
          <table:table-cell table:formula="of:=VLOOKUP(LEFT([.L404];IF(               ISNUMBER(FIND(&quot; &quot;;[.L404]));FIND(&quot; &quot;;[.L404])-1;LEN([.L40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0">
          <table:table-cell table:formula="of:=[.A404]+1" office:value-type="float" office:value="401" calcext:value-type="float">
            <text:p>401</text:p>
          </table:table-cell>
          <table:table-cell/>
          <table:table-cell office:value-type="string" calcext:value-type="string">
            <text:p>stuzka na klice</text:p>
          </table:table-cell>
          <table:table-cell office:value-type="string" calcext:value-type="string">
            <text:p>noname</text:p>
          </table:table-cell>
          <table:table-cell/>
          <table:table-cell table:formula="of:=[.E405]" office:value-type="float" office:value="0" calcext:value-type="float">
            <text:p>0</text:p>
          </table:table-cell>
          <table:table-cell table:style-name="ce46" table:formula="of:=IF([.G404]=&quot;&quot;;&quot;&quot;;[.G404])" office:value-type="string" office:string-value="n" calcext:value-type="string">
            <text:p>n</text:p>
          </table:table-cell>
          <table:table-cell table:style-name="ce46"/>
          <table:table-cell table:style-name="ce46" table:formula="of:=IF([.I404]=&quot;&quot;;&quot;&quot;;[.I404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/>
          <table:table-cell table:style-name="ce57" office:value-type="string" calcext:value-type="string">
            <text:p>20140625_0020.jpg _APE0742.jpg _APE0743.jpg</text:p>
          </table:table-cell>
          <table:table-cell table:formula="of:=IF([.L405]&lt;&gt;&quot;&quot;;HYPERLINK(CONCATENATE(&quot;file://&quot;;[.$J$2];&quot;/&quot;;[.N405];&quot;/&quot;;LEFT([.L405];IF(               ISNUMBER(FIND(&quot; &quot;;[.L405]));FIND(&quot; &quot;;[.L405])-1;LEN([.L405])       )                ));CONCATENATE([.N405];LEFT([.L405];IF(               ISNUMBER(FIND(&quot; &quot;;[.L405]));FIND(&quot; &quot;;[.L405])-1;LEN([.L405])       )                )) );[.M404])" office:value-type="string" office:string-value="./chodba/20140625_0020.jpg" calcext:value-type="string">
            <text:p>./chodba/20140625_0020.jpg</text:p>
          </table:table-cell>
          <table:table-cell table:formula="of:=VLOOKUP(LEFT([.L405];IF(               ISNUMBER(FIND(&quot; &quot;;[.L405]));FIND(&quot; &quot;;[.L405])-1;LEN([.L40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0">
          <table:table-cell table:formula="of:=[.A405]+1" office:value-type="float" office:value="402" calcext:value-type="float">
            <text:p>402</text:p>
          </table:table-cell>
          <table:table-cell/>
          <table:table-cell office:value-type="string" calcext:value-type="string">
            <text:p>klic od automobilu</text:p>
          </table:table-cell>
          <table:table-cell office:value-type="string" calcext:value-type="string">
            <text:p>skoda</text:p>
          </table:table-cell>
          <table:table-cell/>
          <table:table-cell table:formula="of:=[.E406]" office:value-type="float" office:value="0" calcext:value-type="float">
            <text:p>0</text:p>
          </table:table-cell>
          <table:table-cell table:style-name="ce46" table:formula="of:=IF([.G405]=&quot;&quot;;&quot;&quot;;[.G405])" office:value-type="string" office:string-value="n" calcext:value-type="string">
            <text:p>n</text:p>
          </table:table-cell>
          <table:table-cell table:style-name="ce46"/>
          <table:table-cell table:style-name="ce46" table:formula="of:=IF([.I405]=&quot;&quot;;&quot;&quot;;[.I405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/>
          <table:table-cell table:style-name="ce57" table:formula="of:=IF([.L405]=&quot;&quot;;&quot;&quot;;[.L405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L406]&lt;&gt;&quot;&quot;;HYPERLINK(CONCATENATE(&quot;file://&quot;;[.$J$2];&quot;/&quot;;[.N406];&quot;/&quot;;LEFT([.L406];IF(               ISNUMBER(FIND(&quot; &quot;;[.L406]));FIND(&quot; &quot;;[.L406])-1;LEN([.L406])       )                ));CONCATENATE([.N406];LEFT([.L406];IF(               ISNUMBER(FIND(&quot; &quot;;[.L406]));FIND(&quot; &quot;;[.L406])-1;LEN([.L406])       )                )) );[.M405])" office:value-type="string" office:string-value="./chodba/20140625_0020.jpg" calcext:value-type="string">
            <text:p>./chodba/20140625_0020.jpg</text:p>
          </table:table-cell>
          <table:table-cell table:formula="of:=VLOOKUP(LEFT([.L406];IF(               ISNUMBER(FIND(&quot; &quot;;[.L406]));FIND(&quot; &quot;;[.L406])-1;LEN([.L40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0">
          <table:table-cell table:formula="of:=[.A406]+1" office:value-type="float" office:value="403" calcext:value-type="float">
            <text:p>403</text:p>
          </table:table-cell>
          <table:table-cell/>
          <table:table-cell office:value-type="string" calcext:value-type="string">
            <text:p>dalkove ovladani od garaze</text:p>
          </table:table-cell>
          <table:table-cell office:value-type="string" calcext:value-type="string">
            <text:p>nice</text:p>
          </table:table-cell>
          <table:table-cell/>
          <table:table-cell table:formula="of:=[.E407]" office:value-type="float" office:value="0" calcext:value-type="float">
            <text:p>0</text:p>
          </table:table-cell>
          <table:table-cell table:style-name="ce46" table:formula="of:=IF([.G406]=&quot;&quot;;&quot;&quot;;[.G406])" office:value-type="string" office:string-value="n" calcext:value-type="string">
            <text:p>n</text:p>
          </table:table-cell>
          <table:table-cell table:style-name="ce46"/>
          <table:table-cell table:style-name="ce46" table:formula="of:=IF([.I406]=&quot;&quot;;&quot;&quot;;[.I406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/>
          <table:table-cell table:style-name="ce57" table:formula="of:=IF([.L406]=&quot;&quot;;&quot;&quot;;[.L406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L407]&lt;&gt;&quot;&quot;;HYPERLINK(CONCATENATE(&quot;file://&quot;;[.$J$2];&quot;/&quot;;[.N407];&quot;/&quot;;LEFT([.L407];IF(               ISNUMBER(FIND(&quot; &quot;;[.L407]));FIND(&quot; &quot;;[.L407])-1;LEN([.L407])       )                ));CONCATENATE([.N407];LEFT([.L407];IF(               ISNUMBER(FIND(&quot; &quot;;[.L407]));FIND(&quot; &quot;;[.L407])-1;LEN([.L407])       )                )) );[.M406])" office:value-type="string" office:string-value="./chodba/20140625_0020.jpg" calcext:value-type="string">
            <text:p>./chodba/20140625_0020.jpg</text:p>
          </table:table-cell>
          <table:table-cell table:formula="of:=VLOOKUP(LEFT([.L407];IF(               ISNUMBER(FIND(&quot; &quot;;[.L407]));FIND(&quot; &quot;;[.L407])-1;LEN([.L40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0">
          <table:table-cell table:formula="of:=[.A407]+1" office:value-type="float" office:value="404" calcext:value-type="float">
            <text:p>404</text:p>
          </table:table-cell>
          <table:table-cell/>
          <table:table-cell office:value-type="string" calcext:value-type="string">
            <text:p>brusle</text:p>
          </table:table-cell>
          <table:table-cell office:value-type="string" calcext:value-type="string">
            <text:p>k2</text:p>
          </table:table-cell>
          <table:table-cell/>
          <table:table-cell table:formula="of:=[.E408]" office:value-type="float" office:value="0" calcext:value-type="float">
            <text:p>0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table:formula="of:=IF([.I407]=&quot;&quot;;&quot;&quot;;[.I407])" office:value-type="string" office:string-value="k" calcext:value-type="string">
            <text:p>k</text:p>
          </table:table-cell>
          <table:table-cell office:value-type="string" calcext:value-type="string">
            <text:p>panske, zanovni</text:p>
          </table:table-cell>
          <table:table-cell/>
          <table:table-cell table:style-name="ce57" table:formula="of:=IF([.L407]=&quot;&quot;;&quot;&quot;;[.L407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L408]&lt;&gt;&quot;&quot;;HYPERLINK(CONCATENATE(&quot;file://&quot;;[.$J$2];&quot;/&quot;;[.N408];&quot;/&quot;;LEFT([.L408];IF(               ISNUMBER(FIND(&quot; &quot;;[.L408]));FIND(&quot; &quot;;[.L408])-1;LEN([.L408])       )                ));CONCATENATE([.N408];LEFT([.L408];IF(               ISNUMBER(FIND(&quot; &quot;;[.L408]));FIND(&quot; &quot;;[.L408])-1;LEN([.L408])       )                )) );[.M407])" office:value-type="string" office:string-value="./chodba/20140625_0020.jpg" calcext:value-type="string">
            <text:p>./chodba/20140625_0020.jpg</text:p>
          </table:table-cell>
          <table:table-cell table:formula="of:=VLOOKUP(LEFT([.L408];IF(               ISNUMBER(FIND(&quot; &quot;;[.L408]));FIND(&quot; &quot;;[.L408])-1;LEN([.L40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 calcext:value-type="string">
            <text:p>rohozka</text:p>
          </table:table-cell>
          <table:table-cell table:number-columns-repeated="2"/>
          <table:table-cell table:formula="of:=[.E409]" office:value-type="float" office:value="0" calcext:value-type="float">
            <text:p>0</text:p>
          </table:table-cell>
          <table:table-cell table:style-name="ce46" table:number-columns-repeated="3"/>
          <table:table-cell table:number-columns-repeated="2"/>
          <table:table-cell table:style-name="ce57" office:value-type="string" calcext:value-type="string">
            <text:p>DSC_7547.jpg</text:p>
          </table:table-cell>
          <table:table-cell table:formula="of:=IF([.L409]&lt;&gt;&quot;&quot;;HYPERLINK(CONCATENATE(&quot;file://&quot;;[.$J$2];&quot;/&quot;;[.N409];&quot;/&quot;;LEFT([.L409];IF(               ISNUMBER(FIND(&quot; &quot;;[.L409]));FIND(&quot; &quot;;[.L409])-1;LEN([.L409])       )                ));CONCATENATE([.N409];LEFT([.L409];IF(               ISNUMBER(FIND(&quot; &quot;;[.L409]));FIND(&quot; &quot;;[.L409])-1;LEN([.L409])       )                )) );[.M408])" office:value-type="string" office:string-value="./chodba/DSC_7547.jpg" calcext:value-type="string">
            <text:p>./chodba/DSC_7547.jpg</text:p>
          </table:table-cell>
          <table:table-cell table:formula="of:=VLOOKUP(LEFT([.L409];IF(               ISNUMBER(FIND(&quot; &quot;;[.L409]));FIND(&quot; &quot;;[.L409])-1;LEN([.L40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0">
          <table:table-cell table:formula="of:=[.A408]+1" office:value-type="float" office:value="405" calcext:value-type="float">
            <text:p>405</text:p>
          </table:table-cell>
          <table:table-cell/>
          <table:table-cell office:value-type="string" calcext:value-type="string">
            <text:p>detske boticky (otevrene)</text:p>
          </table:table-cell>
          <table:table-cell table:number-columns-repeated="2"/>
          <table:table-cell table:formula="of:=[.E410]" office:value-type="float" office:value="0" calcext:value-type="float">
            <text:p>0</text:p>
          </table:table-cell>
          <table:table-cell table:style-name="ce46" table:formula="of:=IF([.G408]=&quot;&quot;;&quot;&quot;;[.G408])" office:value-type="string" office:string-value="a" calcext:value-type="string">
            <text:p>a</text:p>
          </table:table-cell>
          <table:table-cell table:style-name="ce46"/>
          <table:table-cell table:style-name="ce46" table:formula="of:=IF([.I408]=&quot;&quot;;&quot;&quot;;[.I408])" office:value-type="string" office:string-value="k" calcext:value-type="string">
            <text:p>k</text:p>
          </table:table-cell>
          <table:table-cell office:value-type="string" calcext:value-type="string">
            <text:p>nove</text:p>
          </table:table-cell>
          <table:table-cell/>
          <table:table-cell table:style-name="ce57" table:formula="of:=IF([.L408]=&quot;&quot;;&quot;&quot;;[.L408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L410]&lt;&gt;&quot;&quot;;HYPERLINK(CONCATENATE(&quot;file://&quot;;[.$J$2];&quot;/&quot;;[.N410];&quot;/&quot;;LEFT([.L410];IF(               ISNUMBER(FIND(&quot; &quot;;[.L410]));FIND(&quot; &quot;;[.L410])-1;LEN([.L410])       )                ));CONCATENATE([.N410];LEFT([.L410];IF(               ISNUMBER(FIND(&quot; &quot;;[.L410]));FIND(&quot; &quot;;[.L410])-1;LEN([.L410])       )                )) );[.M409])" office:value-type="string" office:string-value="./chodba/20140625_0020.jpg" calcext:value-type="string">
            <text:p>./chodba/20140625_0020.jpg</text:p>
          </table:table-cell>
          <table:table-cell table:formula="of:=VLOOKUP(LEFT([.L410];IF(               ISNUMBER(FIND(&quot; &quot;;[.L410]));FIND(&quot; &quot;;[.L410])-1;LEN([.L41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0">
          <table:table-cell table:formula="of:=[.A410]+1" office:value-type="float" office:value="406" calcext:value-type="float">
            <text:p>406</text:p>
          </table:table-cell>
          <table:table-cell/>
          <table:table-cell office:value-type="string" calcext:value-type="string">
            <text:p>paskove boty</text:p>
          </table:table-cell>
          <table:table-cell office:value-type="string" calcext:value-type="string">
            <text:p>lizzard</text:p>
          </table:table-cell>
          <table:table-cell/>
          <table:table-cell table:formula="of:=[.E411]" office:value-type="float" office:value="0" calcext:value-type="float">
            <text:p>0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table:formula="of:=IF([.I410]=&quot;&quot;;&quot;&quot;;[.I410])" office:value-type="string" office:string-value="k" calcext:value-type="string">
            <text:p>k</text:p>
          </table:table-cell>
          <table:table-cell office:value-type="string" calcext:value-type="string">
            <text:p>nove</text:p>
          </table:table-cell>
          <table:table-cell/>
          <table:table-cell table:style-name="ce57" table:formula="of:=IF([.L410]=&quot;&quot;;&quot;&quot;;[.L410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L411]&lt;&gt;&quot;&quot;;HYPERLINK(CONCATENATE(&quot;file://&quot;;[.$J$2];&quot;/&quot;;[.N411];&quot;/&quot;;LEFT([.L411];IF(               ISNUMBER(FIND(&quot; &quot;;[.L411]));FIND(&quot; &quot;;[.L411])-1;LEN([.L411])       )                ));CONCATENATE([.N411];LEFT([.L411];IF(               ISNUMBER(FIND(&quot; &quot;;[.L411]));FIND(&quot; &quot;;[.L411])-1;LEN([.L411])       )                )) );[.M410])" office:value-type="string" office:string-value="./chodba/20140625_0020.jpg" calcext:value-type="string">
            <text:p>./chodba/20140625_0020.jpg</text:p>
          </table:table-cell>
          <table:table-cell table:formula="of:=VLOOKUP(LEFT([.L411];IF(               ISNUMBER(FIND(&quot; &quot;;[.L411]));FIND(&quot; &quot;;[.L411])-1;LEN([.L41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0">
          <table:table-cell table:formula="of:=[.A411]+1" office:value-type="float" office:value="407" calcext:value-type="float">
            <text:p>407</text:p>
          </table:table-cell>
          <table:table-cell/>
          <table:table-cell office:value-type="string" calcext:value-type="string">
            <text:p>termohlavice</text:p>
          </table:table-cell>
          <table:table-cell table:number-columns-repeated="2"/>
          <table:table-cell table:formula="of:=[.E412]" office:value-type="float" office:value="0" calcext:value-type="float">
            <text:p>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table:formula="of:=IF([.I411]=&quot;&quot;;&quot;&quot;;[.I41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11]=&quot;&quot;;&quot;&quot;;[.L411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L412]&lt;&gt;&quot;&quot;;HYPERLINK(CONCATENATE(&quot;file://&quot;;[.$J$2];&quot;/&quot;;[.N412];&quot;/&quot;;LEFT([.L412];IF(               ISNUMBER(FIND(&quot; &quot;;[.L412]));FIND(&quot; &quot;;[.L412])-1;LEN([.L412])       )                ));CONCATENATE([.N412];LEFT([.L412];IF(               ISNUMBER(FIND(&quot; &quot;;[.L412]));FIND(&quot; &quot;;[.L412])-1;LEN([.L412])       )                )) );[.M411])" office:value-type="string" office:string-value="./chodba/20140625_0020.jpg" calcext:value-type="string">
            <text:p>./chodba/20140625_0020.jpg</text:p>
          </table:table-cell>
          <table:table-cell table:formula="of:=VLOOKUP(LEFT([.L412];IF(               ISNUMBER(FIND(&quot; &quot;;[.L412]));FIND(&quot; &quot;;[.L412])-1;LEN([.L41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9">
          <table:table-cell table:formula="of:=[.A412]+1" office:value-type="float" office:value="408" calcext:value-type="float">
            <text:p>408</text:p>
          </table:table-cell>
          <table:table-cell/>
          <table:table-cell office:value-type="string" calcext:value-type="string">
            <text:p>detske puzzle 2x</text:p>
          </table:table-cell>
          <table:table-cell table:number-columns-repeated="2"/>
          <table:table-cell table:formula="of:=[.E413]" office:value-type="float" office:value="0" calcext:value-type="float">
            <text:p>0</text:p>
          </table:table-cell>
          <table:table-cell table:style-name="ce46" table:formula="of:=IF([.G412]=&quot;&quot;;&quot;&quot;;[.G412])" office:value-type="string" office:string-value="n" calcext:value-type="string">
            <text:p>n</text:p>
          </table:table-cell>
          <table:table-cell table:style-name="ce46"/>
          <table:table-cell table:style-name="ce46" table:formula="of:=IF([.I412]=&quot;&quot;;&quot;&quot;;[.I412])" office:value-type="string" office:string-value="k" calcext:value-type="string">
            <text:p>k</text:p>
          </table:table-cell>
          <table:table-cell office:value-type="string" calcext:value-type="string">
            <text:p>vetsi a meci sada</text:p>
          </table:table-cell>
          <table:table-cell/>
          <table:table-cell table:style-name="ce57" office:value-type="string" calcext:value-type="string">
            <text:p>_APE0745.jpg DSC_7548.jpg</text:p>
          </table:table-cell>
          <table:table-cell table:formula="of:=IF([.L413]&lt;&gt;&quot;&quot;;HYPERLINK(CONCATENATE(&quot;file://&quot;;[.$J$2];&quot;/&quot;;[.N413];&quot;/&quot;;LEFT([.L413];IF(               ISNUMBER(FIND(&quot; &quot;;[.L413]));FIND(&quot; &quot;;[.L413])-1;LEN([.L413])       )                ));CONCATENATE([.N413];LEFT([.L413];IF(               ISNUMBER(FIND(&quot; &quot;;[.L413]));FIND(&quot; &quot;;[.L413])-1;LEN([.L413])       )                )) );[.M412])" office:value-type="string" office:string-value="./chodba/_APE0745.jpg" calcext:value-type="string">
            <text:p>./chodba/_APE0745.jpg</text:p>
          </table:table-cell>
          <table:table-cell table:formula="of:=VLOOKUP(LEFT([.L413];IF(               ISNUMBER(FIND(&quot; &quot;;[.L413]));FIND(&quot; &quot;;[.L413])-1;LEN([.L41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9">
          <table:table-cell table:formula="of:=[.A413]+1" office:value-type="float" office:value="409" calcext:value-type="float">
            <text:p>409</text:p>
          </table:table-cell>
          <table:table-cell/>
          <table:table-cell office:value-type="string" calcext:value-type="string">
            <text:p>sedaci police</text:p>
          </table:table-cell>
          <table:table-cell office:value-type="string" calcext:value-type="string">
            <text:p>lidl</text:p>
          </table:table-cell>
          <table:table-cell/>
          <table:table-cell table:formula="of:=[.E414]" office:value-type="float" office:value="0" calcext:value-type="float">
            <text:p>0</text:p>
          </table:table-cell>
          <table:table-cell table:style-name="ce46" table:formula="of:=IF([.G413]=&quot;&quot;;&quot;&quot;;[.G413])" office:value-type="string" office:string-value="n" calcext:value-type="string">
            <text:p>n</text:p>
          </table:table-cell>
          <table:table-cell table:style-name="ce46"/>
          <table:table-cell table:style-name="ce46" table:formula="of:=IF([.I413]=&quot;&quot;;&quot;&quot;;[.I41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13]=&quot;&quot;;&quot;&quot;;[.L413])" office:value-type="string" office:string-value="_APE0745.jpg DSC_7548.jpg" calcext:value-type="string">
            <text:p>_APE0745.jpg DSC_7548.jpg</text:p>
          </table:table-cell>
          <table:table-cell table:formula="of:=IF([.L414]&lt;&gt;&quot;&quot;;HYPERLINK(CONCATENATE(&quot;file://&quot;;[.$J$2];&quot;/&quot;;[.N414];&quot;/&quot;;LEFT([.L414];IF(               ISNUMBER(FIND(&quot; &quot;;[.L414]));FIND(&quot; &quot;;[.L414])-1;LEN([.L414])       )                ));CONCATENATE([.N414];LEFT([.L414];IF(               ISNUMBER(FIND(&quot; &quot;;[.L414]));FIND(&quot; &quot;;[.L414])-1;LEN([.L414])       )                )) );[.M413])" office:value-type="string" office:string-value="./chodba/_APE0745.jpg" calcext:value-type="string">
            <text:p>./chodba/_APE0745.jpg</text:p>
          </table:table-cell>
          <table:table-cell table:formula="of:=VLOOKUP(LEFT([.L414];IF(               ISNUMBER(FIND(&quot; &quot;;[.L414]));FIND(&quot; &quot;;[.L414])-1;LEN([.L41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6">
          <table:table-cell table:formula="of:=[.A414]+1" office:value-type="float" office:value="410" calcext:value-type="float">
            <text:p>410</text:p>
          </table:table-cell>
          <table:table-cell/>
          <table:table-cell office:value-type="string" calcext:value-type="string">
            <text:p>zarazka pod dvere</text:p>
          </table:table-cell>
          <table:table-cell office:value-type="string" calcext:value-type="string">
            <text:p>designova, naoko</text:p>
          </table:table-cell>
          <table:table-cell/>
          <table:table-cell table:formula="of:=[.E415]" office:value-type="float" office:value="0" calcext:value-type="float">
            <text:p>0</text:p>
          </table:table-cell>
          <table:table-cell table:style-name="ce46" table:formula="of:=IF([.G414]=&quot;&quot;;&quot;&quot;;[.G414])" office:value-type="string" office:string-value="n" calcext:value-type="string">
            <text:p>n</text:p>
          </table:table-cell>
          <table:table-cell table:style-name="ce46"/>
          <table:table-cell table:style-name="ce46" table:formula="of:=IF([.I414]=&quot;&quot;;&quot;&quot;;[.I414])" office:value-type="string" office:string-value="k" calcext:value-type="string">
            <text:p>k</text:p>
          </table:table-cell>
          <table:table-cell office:value-type="string" calcext:value-type="string">
            <text:p>tvar syru</text:p>
          </table:table-cell>
          <table:table-cell/>
          <table:table-cell table:style-name="ce57" office:value-type="string" calcext:value-type="string">
            <text:p>_APE0746.jpg</text:p>
          </table:table-cell>
          <table:table-cell table:formula="of:=IF([.L415]&lt;&gt;&quot;&quot;;HYPERLINK(CONCATENATE(&quot;file://&quot;;[.$J$2];&quot;/&quot;;[.N415];&quot;/&quot;;LEFT([.L415];IF(               ISNUMBER(FIND(&quot; &quot;;[.L415]));FIND(&quot; &quot;;[.L415])-1;LEN([.L415])       )                ));CONCATENATE([.N415];LEFT([.L415];IF(               ISNUMBER(FIND(&quot; &quot;;[.L415]));FIND(&quot; &quot;;[.L415])-1;LEN([.L415])       )                )) );[.M414])" office:value-type="string" office:string-value="./chodba/_APE0746.jpg" calcext:value-type="string">
            <text:p>./chodba/_APE0746.jpg</text:p>
          </table:table-cell>
          <table:table-cell table:formula="of:=VLOOKUP(LEFT([.L415];IF(               ISNUMBER(FIND(&quot; &quot;;[.L415]));FIND(&quot; &quot;;[.L415])-1;LEN([.L41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6">
          <table:table-cell table:formula="of:=[.A415]+1" office:value-type="float" office:value="411" calcext:value-type="float">
            <text:p>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tofel</text:p>
          </table:table-cell>
          <table:table-cell table:number-columns-repeated="2"/>
          <table:table-cell table:formula="of:=[.E416]" office:value-type="float" office:value="0" calcext:value-type="float">
            <text:p>0</text:p>
          </table:table-cell>
          <table:table-cell table:style-name="ce46" table:formula="of:=IF([.G415]=&quot;&quot;;&quot;&quot;;[.G415])" office:value-type="string" office:string-value="n" calcext:value-type="string">
            <text:p>n</text:p>
          </table:table-cell>
          <table:table-cell table:style-name="ce46"/>
          <table:table-cell table:style-name="ce46" table:formula="of:=IF([.I415]=&quot;&quot;;&quot;&quot;;[.I415])" office:value-type="string" office:string-value="k" calcext:value-type="string">
            <text:p>k</text:p>
          </table:table-cell>
          <table:table-cell office:value-type="string" calcext:value-type="string">
            <text:p>damsky, novy</text:p>
          </table:table-cell>
          <table:table-cell/>
          <table:table-cell table:style-name="ce57" table:formula="of:=IF([.L415]=&quot;&quot;;&quot;&quot;;[.L415])" office:value-type="string" office:string-value="_APE0746.jpg" calcext:value-type="string">
            <text:p>_APE0746.jpg</text:p>
          </table:table-cell>
          <table:table-cell table:formula="of:=IF([.L416]&lt;&gt;&quot;&quot;;HYPERLINK(CONCATENATE(&quot;file://&quot;;[.$J$2];&quot;/&quot;;[.N416];&quot;/&quot;;LEFT([.L416];IF(               ISNUMBER(FIND(&quot; &quot;;[.L416]));FIND(&quot; &quot;;[.L416])-1;LEN([.L416])       )                ));CONCATENATE([.N416];LEFT([.L416];IF(               ISNUMBER(FIND(&quot; &quot;;[.L416]));FIND(&quot; &quot;;[.L416])-1;LEN([.L416])       )                )) );[.M415])" office:value-type="string" office:string-value="./chodba/_APE0746.jpg" calcext:value-type="string">
            <text:p>./chodba/_APE0746.jpg</text:p>
          </table:table-cell>
          <table:table-cell table:formula="of:=VLOOKUP(LEFT([.L416];IF(               ISNUMBER(FIND(&quot; &quot;;[.L416]));FIND(&quot; &quot;;[.L416])-1;LEN([.L41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6">
          <table:table-cell table:formula="of:=[.A416]+1" office:value-type="float" office:value="412" calcext:value-type="float">
            <text:p>4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stove dily el. Rozvadece</text:p>
          </table:table-cell>
          <table:table-cell table:number-columns-repeated="2"/>
          <table:table-cell table:formula="of:=[.E417]" office:value-type="float" office:value="0" calcext:value-type="float">
            <text:p>0</text:p>
          </table:table-cell>
          <table:table-cell table:style-name="ce46" table:formula="of:=IF([.G416]=&quot;&quot;;&quot;&quot;;[.G416])" office:value-type="string" office:string-value="n" calcext:value-type="string">
            <text:p>n</text:p>
          </table:table-cell>
          <table:table-cell table:style-name="ce46"/>
          <table:table-cell table:style-name="ce46" table:formula="of:=IF([.I416]=&quot;&quot;;&quot;&quot;;[.I416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23.jpg</text:p>
          </table:table-cell>
          <table:table-cell table:formula="of:=IF([.L417]&lt;&gt;&quot;&quot;;HYPERLINK(CONCATENATE(&quot;file://&quot;;[.$J$2];&quot;/&quot;;[.N417];&quot;/&quot;;LEFT([.L417];IF(               ISNUMBER(FIND(&quot; &quot;;[.L417]));FIND(&quot; &quot;;[.L417])-1;LEN([.L417])       )                ));CONCATENATE([.N417];LEFT([.L417];IF(               ISNUMBER(FIND(&quot; &quot;;[.L417]));FIND(&quot; &quot;;[.L417])-1;LEN([.L417])       )                )) );[.M416])" office:value-type="string" office:string-value="./chodba/_APE0823.jpg" calcext:value-type="string">
            <text:p>./chodba/_APE0823.jpg</text:p>
          </table:table-cell>
          <table:table-cell table:formula="of:=VLOOKUP(LEFT([.L417];IF(               ISNUMBER(FIND(&quot; &quot;;[.L417]));FIND(&quot; &quot;;[.L417])-1;LEN([.L41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17]+1" office:value-type="float" office:value="413" calcext:value-type="float">
            <text:p>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ni skrin</text:p>
          </table:table-cell>
          <table:table-cell table:number-columns-repeated="2"/>
          <table:table-cell table:formula="of:=[.E418]" office:value-type="float" office:value="0" calcext:value-type="float">
            <text:p>0</text:p>
          </table:table-cell>
          <table:table-cell table:style-name="ce46" table:formula="of:=IF([.G417]=&quot;&quot;;&quot;&quot;;[.G417])" office:value-type="string" office:string-value="n" calcext:value-type="string">
            <text:p>n</text:p>
          </table:table-cell>
          <table:table-cell table:style-name="ce46"/>
          <table:table-cell table:style-name="ce46" table:formula="of:=IF([.I417]=&quot;&quot;;&quot;&quot;;[.I417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45.jpg _APE0736.jpg _APE0737.jpg _APE0738.jpg _APE0739.jpg _APE0740.jpg</text:p>
          </table:table-cell>
          <table:table-cell table:formula="of:=IF([.L418]&lt;&gt;&quot;&quot;;HYPERLINK(CONCATENATE(&quot;file://&quot;;[.$J$2];&quot;/&quot;;[.N418];&quot;/&quot;;LEFT([.L418];IF(               ISNUMBER(FIND(&quot; &quot;;[.L418]));FIND(&quot; &quot;;[.L418])-1;LEN([.L418])       )                ));CONCATENATE([.N418];LEFT([.L418];IF(               ISNUMBER(FIND(&quot; &quot;;[.L418]));FIND(&quot; &quot;;[.L418])-1;LEN([.L418])       )                )) );[.M417])" office:value-type="string" office:string-value="./chodba/_APE0745.jpg" calcext:value-type="string">
            <text:p>./chodba/_APE0745.jpg</text:p>
          </table:table-cell>
          <table:table-cell table:formula="of:=VLOOKUP(LEFT([.L418];IF(               ISNUMBER(FIND(&quot; &quot;;[.L418]));FIND(&quot; &quot;;[.L418])-1;LEN([.L41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18]+1" office:value-type="float" office:value="414" calcext:value-type="float">
            <text:p>4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ocni balici papir</text:p>
          </table:table-cell>
          <table:table-cell table:number-columns-repeated="2"/>
          <table:table-cell table:formula="of:=[.E419]" office:value-type="float" office:value="0" calcext:value-type="float">
            <text:p>0</text:p>
          </table:table-cell>
          <table:table-cell table:style-name="ce46" table:formula="of:=IF([.G418]=&quot;&quot;;&quot;&quot;;[.G418])" office:value-type="string" office:string-value="n" calcext:value-type="string">
            <text:p>n</text:p>
          </table:table-cell>
          <table:table-cell table:style-name="ce46"/>
          <table:table-cell table:style-name="ce46" table:formula="of:=IF([.I418]=&quot;&quot;;&quot;&quot;;[.I41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18]=&quot;&quot;;&quot;&quot;;[.L41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19]&lt;&gt;&quot;&quot;;HYPERLINK(CONCATENATE(&quot;file://&quot;;[.$J$2];&quot;/&quot;;[.N419];&quot;/&quot;;LEFT([.L419];IF(               ISNUMBER(FIND(&quot; &quot;;[.L419]));FIND(&quot; &quot;;[.L419])-1;LEN([.L419])       )                ));CONCATENATE([.N419];LEFT([.L419];IF(               ISNUMBER(FIND(&quot; &quot;;[.L419]));FIND(&quot; &quot;;[.L419])-1;LEN([.L419])       )                )) );[.M418])" office:value-type="string" office:string-value="./chodba/_APE0745.jpg" calcext:value-type="string">
            <text:p>./chodba/_APE0745.jpg</text:p>
          </table:table-cell>
          <table:table-cell table:formula="of:=VLOOKUP(LEFT([.L419];IF(               ISNUMBER(FIND(&quot; &quot;;[.L419]));FIND(&quot; &quot;;[.L419])-1;LEN([.L41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19]+1" office:value-type="float" office:value="415" calcext:value-type="float">
            <text:p>4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hokejka a puk</text:p>
          </table:table-cell>
          <table:table-cell table:number-columns-repeated="2"/>
          <table:table-cell table:formula="of:=[.E420]" office:value-type="float" office:value="0" calcext:value-type="float">
            <text:p>0</text:p>
          </table:table-cell>
          <table:table-cell table:style-name="ce46" table:formula="of:=IF([.G419]=&quot;&quot;;&quot;&quot;;[.G419])" office:value-type="string" office:string-value="n" calcext:value-type="string">
            <text:p>n</text:p>
          </table:table-cell>
          <table:table-cell table:style-name="ce46"/>
          <table:table-cell table:style-name="ce46" table:formula="of:=IF([.I419]=&quot;&quot;;&quot;&quot;;[.I419])" office:value-type="string" office:string-value="k" calcext:value-type="string">
            <text:p>k</text:p>
          </table:table-cell>
          <table:table-cell office:value-type="string" calcext:value-type="string">
            <text:p>plast, mala</text:p>
          </table:table-cell>
          <table:table-cell/>
          <table:table-cell table:style-name="ce57" table:formula="of:=IF([.L419]=&quot;&quot;;&quot;&quot;;[.L41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0]&lt;&gt;&quot;&quot;;HYPERLINK(CONCATENATE(&quot;file://&quot;;[.$J$2];&quot;/&quot;;[.N420];&quot;/&quot;;LEFT([.L420];IF(               ISNUMBER(FIND(&quot; &quot;;[.L420]));FIND(&quot; &quot;;[.L420])-1;LEN([.L420])       )                ));CONCATENATE([.N420];LEFT([.L420];IF(               ISNUMBER(FIND(&quot; &quot;;[.L420]));FIND(&quot; &quot;;[.L420])-1;LEN([.L420])       )                )) );[.M419])" office:value-type="string" office:string-value="./chodba/_APE0745.jpg" calcext:value-type="string">
            <text:p>./chodba/_APE0745.jpg</text:p>
          </table:table-cell>
          <table:table-cell table:formula="of:=VLOOKUP(LEFT([.L420];IF(               ISNUMBER(FIND(&quot; &quot;;[.L420]));FIND(&quot; &quot;;[.L420])-1;LEN([.L42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20]+1" office:value-type="float" office:value="416" calcext:value-type="float">
            <text:p>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citac, nettop</text:p>
          </table:table-cell>
          <table:table-cell office:value-type="string" calcext:value-type="string">
            <text:p>lenovo</text:p>
          </table:table-cell>
          <table:table-cell/>
          <table:table-cell table:formula="of:=[.E421]" office:value-type="float" office:value="0" calcext:value-type="float">
            <text:p>0</text:p>
          </table:table-cell>
          <table:table-cell table:style-name="ce46" table:formula="of:=IF([.G420]=&quot;&quot;;&quot;&quot;;[.G420])" office:value-type="string" office:string-value="n" calcext:value-type="string">
            <text:p>n</text:p>
          </table:table-cell>
          <table:table-cell table:style-name="ce46"/>
          <table:table-cell table:style-name="ce46" table:formula="of:=IF([.I420]=&quot;&quot;;&quot;&quot;;[.I42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20]=&quot;&quot;;&quot;&quot;;[.L42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1]&lt;&gt;&quot;&quot;;HYPERLINK(CONCATENATE(&quot;file://&quot;;[.$J$2];&quot;/&quot;;[.N421];&quot;/&quot;;LEFT([.L421];IF(               ISNUMBER(FIND(&quot; &quot;;[.L421]));FIND(&quot; &quot;;[.L421])-1;LEN([.L421])       )                ));CONCATENATE([.N421];LEFT([.L421];IF(               ISNUMBER(FIND(&quot; &quot;;[.L421]));FIND(&quot; &quot;;[.L421])-1;LEN([.L421])       )                )) );[.M420])" office:value-type="string" office:string-value="./chodba/_APE0745.jpg" calcext:value-type="string">
            <text:p>./chodba/_APE0745.jpg</text:p>
          </table:table-cell>
          <table:table-cell table:formula="of:=VLOOKUP(LEFT([.L421];IF(               ISNUMBER(FIND(&quot; &quot;;[.L421]));FIND(&quot; &quot;;[.L421])-1;LEN([.L42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21]+1" office:value-type="float" office:value="417" calcext:value-type="float">
            <text:p>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</text:p>
          </table:table-cell>
          <table:table-cell table:number-columns-repeated="2"/>
          <table:table-cell table:formula="of:=[.E422]" office:value-type="float" office:value="0" calcext:value-type="float">
            <text:p>0</text:p>
          </table:table-cell>
          <table:table-cell table:style-name="ce46" table:formula="of:=IF([.G421]=&quot;&quot;;&quot;&quot;;[.G421])" office:value-type="string" office:string-value="n" calcext:value-type="string">
            <text:p>n</text:p>
          </table:table-cell>
          <table:table-cell table:style-name="ce46"/>
          <table:table-cell table:style-name="ce46" table:formula="of:=IF([.I421]=&quot;&quot;;&quot;&quot;;[.I42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21]=&quot;&quot;;&quot;&quot;;[.L42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2]&lt;&gt;&quot;&quot;;HYPERLINK(CONCATENATE(&quot;file://&quot;;[.$J$2];&quot;/&quot;;[.N422];&quot;/&quot;;LEFT([.L422];IF(               ISNUMBER(FIND(&quot; &quot;;[.L422]));FIND(&quot; &quot;;[.L422])-1;LEN([.L422])       )                ));CONCATENATE([.N422];LEFT([.L422];IF(               ISNUMBER(FIND(&quot; &quot;;[.L422]));FIND(&quot; &quot;;[.L422])-1;LEN([.L422])       )                )) );[.M421])" office:value-type="string" office:string-value="./chodba/_APE0745.jpg" calcext:value-type="string">
            <text:p>./chodba/_APE0745.jpg</text:p>
          </table:table-cell>
          <table:table-cell table:formula="of:=VLOOKUP(LEFT([.L422];IF(               ISNUMBER(FIND(&quot; &quot;;[.L422]));FIND(&quot; &quot;;[.L422])-1;LEN([.L42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22]+1" office:value-type="float" office:value="418" calcext:value-type="float">
            <text:p>4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cicni na siti a rucni prace, nite a bavlnky</text:p>
          </table:table-cell>
          <table:table-cell table:number-columns-repeated="2"/>
          <table:table-cell table:formula="of:=[.E423]" office:value-type="float" office:value="0" calcext:value-type="float">
            <text:p>0</text:p>
          </table:table-cell>
          <table:table-cell table:style-name="ce46" table:formula="of:=IF([.G422]=&quot;&quot;;&quot;&quot;;[.G422])" office:value-type="string" office:string-value="n" calcext:value-type="string">
            <text:p>n</text:p>
          </table:table-cell>
          <table:table-cell table:style-name="ce46"/>
          <table:table-cell table:style-name="ce46" table:formula="of:=IF([.I422]=&quot;&quot;;&quot;&quot;;[.I42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22]=&quot;&quot;;&quot;&quot;;[.L42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3]&lt;&gt;&quot;&quot;;HYPERLINK(CONCATENATE(&quot;file://&quot;;[.$J$2];&quot;/&quot;;[.N423];&quot;/&quot;;LEFT([.L423];IF(               ISNUMBER(FIND(&quot; &quot;;[.L423]));FIND(&quot; &quot;;[.L423])-1;LEN([.L423])       )                ));CONCATENATE([.N423];LEFT([.L423];IF(               ISNUMBER(FIND(&quot; &quot;;[.L423]));FIND(&quot; &quot;;[.L423])-1;LEN([.L423])       )                )) );[.M422])" office:value-type="string" office:string-value="./chodba/_APE0745.jpg" calcext:value-type="string">
            <text:p>./chodba/_APE0745.jpg</text:p>
          </table:table-cell>
          <table:table-cell table:formula="of:=VLOOKUP(LEFT([.L423];IF(               ISNUMBER(FIND(&quot; &quot;;[.L423]));FIND(&quot; &quot;;[.L423])-1;LEN([.L42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23]+1" office:value-type="float" office:value="419" calcext:value-type="float">
            <text:p>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laxacni balon</text:p>
          </table:table-cell>
          <table:table-cell table:number-columns-repeated="2"/>
          <table:table-cell table:formula="of:=[.E424]" office:value-type="float" office:value="0" calcext:value-type="float">
            <text:p>0</text:p>
          </table:table-cell>
          <table:table-cell table:style-name="ce46" table:formula="of:=IF([.G423]=&quot;&quot;;&quot;&quot;;[.G423])" office:value-type="string" office:string-value="n" calcext:value-type="string">
            <text:p>n</text:p>
          </table:table-cell>
          <table:table-cell table:style-name="ce46"/>
          <table:table-cell table:style-name="ce46" table:formula="of:=IF([.I423]=&quot;&quot;;&quot;&quot;;[.I423])" office:value-type="string" office:string-value="k" calcext:value-type="string">
            <text:p>k</text:p>
          </table:table-cell>
          <table:table-cell office:value-type="string" calcext:value-type="string">
            <text:p>na foto uprostred, ruzova</text:p>
          </table:table-cell>
          <table:table-cell/>
          <table:table-cell table:style-name="ce57" table:formula="of:=IF([.L423]=&quot;&quot;;&quot;&quot;;[.L42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4]&lt;&gt;&quot;&quot;;HYPERLINK(CONCATENATE(&quot;file://&quot;;[.$J$2];&quot;/&quot;;[.N424];&quot;/&quot;;LEFT([.L424];IF(               ISNUMBER(FIND(&quot; &quot;;[.L424]));FIND(&quot; &quot;;[.L424])-1;LEN([.L424])       )                ));CONCATENATE([.N424];LEFT([.L424];IF(               ISNUMBER(FIND(&quot; &quot;;[.L424]));FIND(&quot; &quot;;[.L424])-1;LEN([.L424])       )                )) );[.M423])" office:value-type="string" office:string-value="./chodba/_APE0745.jpg" calcext:value-type="string">
            <text:p>./chodba/_APE0745.jpg</text:p>
          </table:table-cell>
          <table:table-cell table:formula="of:=VLOOKUP(LEFT([.L424];IF(               ISNUMBER(FIND(&quot; &quot;;[.L424]));FIND(&quot; &quot;;[.L424])-1;LEN([.L42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24]+1" office:value-type="float" office:value="420" calcext:value-type="float">
            <text:p>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b/sata prevadec</text:p>
          </table:table-cell>
          <table:table-cell table:number-columns-repeated="2"/>
          <table:table-cell table:formula="of:=[.E425]" office:value-type="float" office:value="0" calcext:value-type="float">
            <text:p>0</text:p>
          </table:table-cell>
          <table:table-cell table:style-name="ce46" table:formula="of:=IF([.G424]=&quot;&quot;;&quot;&quot;;[.G424])" office:value-type="string" office:string-value="n" calcext:value-type="string">
            <text:p>n</text:p>
          </table:table-cell>
          <table:table-cell table:style-name="ce46"/>
          <table:table-cell table:style-name="ce46" table:formula="of:=IF([.I424]=&quot;&quot;;&quot;&quot;;[.I424])" office:value-type="string" office:string-value="k" calcext:value-type="string">
            <text:p>k</text:p>
          </table:table-cell>
          <table:table-cell office:value-type="string" calcext:value-type="string">
            <text:p>na foto dole</text:p>
          </table:table-cell>
          <table:table-cell/>
          <table:table-cell table:style-name="ce57" table:formula="of:=IF([.L424]=&quot;&quot;;&quot;&quot;;[.L42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5]&lt;&gt;&quot;&quot;;HYPERLINK(CONCATENATE(&quot;file://&quot;;[.$J$2];&quot;/&quot;;[.N425];&quot;/&quot;;LEFT([.L425];IF(               ISNUMBER(FIND(&quot; &quot;;[.L425]));FIND(&quot; &quot;;[.L425])-1;LEN([.L425])       )                ));CONCATENATE([.N425];LEFT([.L425];IF(               ISNUMBER(FIND(&quot; &quot;;[.L425]));FIND(&quot; &quot;;[.L425])-1;LEN([.L425])       )                )) );[.M424])" office:value-type="string" office:string-value="./chodba/_APE0745.jpg" calcext:value-type="string">
            <text:p>./chodba/_APE0745.jpg</text:p>
          </table:table-cell>
          <table:table-cell table:formula="of:=VLOOKUP(LEFT([.L425];IF(               ISNUMBER(FIND(&quot; &quot;;[.L425]));FIND(&quot; &quot;;[.L425])-1;LEN([.L42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25]+1" office:value-type="float" office:value="421" calcext:value-type="float">
            <text:p>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kozene</text:p>
          </table:table-cell>
          <table:table-cell office:value-type="string" calcext:value-type="string">
            <text:p>???</text:p>
          </table:table-cell>
          <table:table-cell/>
          <table:table-cell table:formula="of:=[.E426]" office:value-type="float" office:value="0" calcext:value-type="float">
            <text:p>0</text:p>
          </table:table-cell>
          <table:table-cell table:style-name="ce46" table:formula="of:=IF([.G425]=&quot;&quot;;&quot;&quot;;[.G425])" office:value-type="string" office:string-value="n" calcext:value-type="string">
            <text:p>n</text:p>
          </table:table-cell>
          <table:table-cell table:style-name="ce46"/>
          <table:table-cell table:style-name="ce46" table:formula="of:=IF([.I425]=&quot;&quot;;&quot;&quot;;[.I425])" office:value-type="string" office:string-value="k" calcext:value-type="string">
            <text:p>k</text:p>
          </table:table-cell>
          <table:table-cell office:value-type="string" calcext:value-type="string">
            <text:p>spolecenske</text:p>
          </table:table-cell>
          <table:table-cell/>
          <table:table-cell table:style-name="ce57" table:formula="of:=IF([.L425]=&quot;&quot;;&quot;&quot;;[.L42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6]&lt;&gt;&quot;&quot;;HYPERLINK(CONCATENATE(&quot;file://&quot;;[.$J$2];&quot;/&quot;;[.N426];&quot;/&quot;;LEFT([.L426];IF(               ISNUMBER(FIND(&quot; &quot;;[.L426]));FIND(&quot; &quot;;[.L426])-1;LEN([.L426])       )                ));CONCATENATE([.N426];LEFT([.L426];IF(               ISNUMBER(FIND(&quot; &quot;;[.L426]));FIND(&quot; &quot;;[.L426])-1;LEN([.L426])       )                )) );[.M425])" office:value-type="string" office:string-value="./chodba/_APE0745.jpg" calcext:value-type="string">
            <text:p>./chodba/_APE0745.jpg</text:p>
          </table:table-cell>
          <table:table-cell table:formula="of:=VLOOKUP(LEFT([.L426];IF(               ISNUMBER(FIND(&quot; &quot;;[.L426]));FIND(&quot; &quot;;[.L426])-1;LEN([.L42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26]+1" office:value-type="float" office:value="422" calcext:value-type="float">
            <text:p>4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bezecke</text:p>
          </table:table-cell>
          <table:table-cell office:value-type="string" calcext:value-type="string">
            <text:p>oasis</text:p>
          </table:table-cell>
          <table:table-cell office:value-type="float" office:value="3500" calcext:value-type="float">
            <text:p>3500</text:p>
          </table:table-cell>
          <table:table-cell table:formula="of:=[.E427]" office:value-type="float" office:value="3500" calcext:value-type="float">
            <text:p>3500</text:p>
          </table:table-cell>
          <table:table-cell table:style-name="ce46" table:formula="of:=IF([.G426]=&quot;&quot;;&quot;&quot;;[.G426])" office:value-type="string" office:string-value="n" calcext:value-type="string">
            <text:p>n</text:p>
          </table:table-cell>
          <table:table-cell table:style-name="ce46"/>
          <table:table-cell table:style-name="ce46" table:formula="of:=IF([.I426]=&quot;&quot;;&quot;&quot;;[.I42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26]=&quot;&quot;;&quot;&quot;;[.L42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7]&lt;&gt;&quot;&quot;;HYPERLINK(CONCATENATE(&quot;file://&quot;;[.$J$2];&quot;/&quot;;[.N427];&quot;/&quot;;LEFT([.L427];IF(               ISNUMBER(FIND(&quot; &quot;;[.L427]));FIND(&quot; &quot;;[.L427])-1;LEN([.L427])       )                ));CONCATENATE([.N427];LEFT([.L427];IF(               ISNUMBER(FIND(&quot; &quot;;[.L427]));FIND(&quot; &quot;;[.L427])-1;LEN([.L427])       )                )) );[.M426])" office:value-type="string" office:string-value="./chodba/_APE0745.jpg" calcext:value-type="string">
            <text:p>./chodba/_APE0745.jpg</text:p>
          </table:table-cell>
          <table:table-cell table:formula="of:=VLOOKUP(LEFT([.L427];IF(               ISNUMBER(FIND(&quot; &quot;;[.L427]));FIND(&quot; &quot;;[.L427])-1;LEN([.L42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27]+1" office:value-type="float" office:value="423" calcext:value-type="float">
            <text:p>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in-line brusle filla</text:p>
          </table:table-cell>
          <table:table-cell table:number-columns-repeated="2"/>
          <table:table-cell table:formula="of:=[.E428]" office:value-type="float" office:value="0" calcext:value-type="float">
            <text:p>0</text:p>
          </table:table-cell>
          <table:table-cell table:style-name="ce46" table:formula="of:=IF([.G427]=&quot;&quot;;&quot;&quot;;[.G427])" office:value-type="string" office:string-value="n" calcext:value-type="string">
            <text:p>n</text:p>
          </table:table-cell>
          <table:table-cell table:style-name="ce46"/>
          <table:table-cell table:style-name="ce46" table:formula="of:=IF([.I427]=&quot;&quot;;&quot;&quot;;[.I42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27]=&quot;&quot;;&quot;&quot;;[.L42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8]&lt;&gt;&quot;&quot;;HYPERLINK(CONCATENATE(&quot;file://&quot;;[.$J$2];&quot;/&quot;;[.N428];&quot;/&quot;;LEFT([.L428];IF(               ISNUMBER(FIND(&quot; &quot;;[.L428]));FIND(&quot; &quot;;[.L428])-1;LEN([.L428])       )                ));CONCATENATE([.N428];LEFT([.L428];IF(               ISNUMBER(FIND(&quot; &quot;;[.L428]));FIND(&quot; &quot;;[.L428])-1;LEN([.L428])       )                )) );[.M427])" office:value-type="string" office:string-value="./chodba/_APE0745.jpg" calcext:value-type="string">
            <text:p>./chodba/_APE0745.jpg</text:p>
          </table:table-cell>
          <table:table-cell table:formula="of:=VLOOKUP(LEFT([.L428];IF(               ISNUMBER(FIND(&quot; &quot;;[.L428]));FIND(&quot; &quot;;[.L428])-1;LEN([.L42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28]+1" office:value-type="float" office:value="424" calcext:value-type="float">
            <text:p>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kosmeticka taska</text:p>
          </table:table-cell>
          <table:table-cell table:number-columns-repeated="2"/>
          <table:table-cell table:formula="of:=[.E429]" office:value-type="float" office:value="0" calcext:value-type="float">
            <text:p>0</text:p>
          </table:table-cell>
          <table:table-cell table:style-name="ce46" table:formula="of:=IF([.G428]=&quot;&quot;;&quot;&quot;;[.G428])" office:value-type="string" office:string-value="n" calcext:value-type="string">
            <text:p>n</text:p>
          </table:table-cell>
          <table:table-cell table:style-name="ce46"/>
          <table:table-cell table:style-name="ce46" table:formula="of:=IF([.I428]=&quot;&quot;;&quot;&quot;;[.I42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28]=&quot;&quot;;&quot;&quot;;[.L42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9]&lt;&gt;&quot;&quot;;HYPERLINK(CONCATENATE(&quot;file://&quot;;[.$J$2];&quot;/&quot;;[.N429];&quot;/&quot;;LEFT([.L429];IF(               ISNUMBER(FIND(&quot; &quot;;[.L429]));FIND(&quot; &quot;;[.L429])-1;LEN([.L429])       )                ));CONCATENATE([.N429];LEFT([.L429];IF(               ISNUMBER(FIND(&quot; &quot;;[.L429]));FIND(&quot; &quot;;[.L429])-1;LEN([.L429])       )                )) );[.M428])" office:value-type="string" office:string-value="./chodba/_APE0745.jpg" calcext:value-type="string">
            <text:p>./chodba/_APE0745.jpg</text:p>
          </table:table-cell>
          <table:table-cell table:formula="of:=VLOOKUP(LEFT([.L429];IF(               ISNUMBER(FIND(&quot; &quot;;[.L429]));FIND(&quot; &quot;;[.L429])-1;LEN([.L42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29]+1" office:value-type="float" office:value="425" calcext:value-type="float">
            <text:p>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ska pro maminky, ke kocarku</text:p>
          </table:table-cell>
          <table:table-cell table:number-columns-repeated="2"/>
          <table:table-cell table:formula="of:=[.E430]" office:value-type="float" office:value="0" calcext:value-type="float">
            <text:p>0</text:p>
          </table:table-cell>
          <table:table-cell table:style-name="ce46" table:formula="of:=IF([.G429]=&quot;&quot;;&quot;&quot;;[.G429])" office:value-type="string" office:string-value="n" calcext:value-type="string">
            <text:p>n</text:p>
          </table:table-cell>
          <table:table-cell table:style-name="ce46"/>
          <table:table-cell table:style-name="ce46" table:formula="of:=IF([.I429]=&quot;&quot;;&quot;&quot;;[.I42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29]=&quot;&quot;;&quot;&quot;;[.L42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30]&lt;&gt;&quot;&quot;;HYPERLINK(CONCATENATE(&quot;file://&quot;;[.$J$2];&quot;/&quot;;[.N430];&quot;/&quot;;LEFT([.L430];IF(               ISNUMBER(FIND(&quot; &quot;;[.L430]));FIND(&quot; &quot;;[.L430])-1;LEN([.L430])       )                ));CONCATENATE([.N430];LEFT([.L430];IF(               ISNUMBER(FIND(&quot; &quot;;[.L430]));FIND(&quot; &quot;;[.L430])-1;LEN([.L430])       )                )) );[.M429])" office:value-type="string" office:string-value="./chodba/_APE0745.jpg" calcext:value-type="string">
            <text:p>./chodba/_APE0745.jpg</text:p>
          </table:table-cell>
          <table:table-cell table:formula="of:=VLOOKUP(LEFT([.L430];IF(               ISNUMBER(FIND(&quot; &quot;;[.L430]));FIND(&quot; &quot;;[.L430])-1;LEN([.L43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30]+1" office:value-type="float" office:value="426" calcext:value-type="float">
            <text:p>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plasteknka ke kocarku</text:p>
          </table:table-cell>
          <table:table-cell table:number-columns-repeated="2"/>
          <table:table-cell table:formula="of:=[.E431]" office:value-type="float" office:value="0" calcext:value-type="float">
            <text:p>0</text:p>
          </table:table-cell>
          <table:table-cell table:style-name="ce46" table:formula="of:=IF([.G430]=&quot;&quot;;&quot;&quot;;[.G430])" office:value-type="string" office:string-value="n" calcext:value-type="string">
            <text:p>n</text:p>
          </table:table-cell>
          <table:table-cell table:style-name="ce46"/>
          <table:table-cell table:style-name="ce46" table:formula="of:=IF([.I430]=&quot;&quot;;&quot;&quot;;[.I43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30]=&quot;&quot;;&quot;&quot;;[.L43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31]&lt;&gt;&quot;&quot;;HYPERLINK(CONCATENATE(&quot;file://&quot;;[.$J$2];&quot;/&quot;;[.N431];&quot;/&quot;;LEFT([.L431];IF(               ISNUMBER(FIND(&quot; &quot;;[.L431]));FIND(&quot; &quot;;[.L431])-1;LEN([.L431])       )                ));CONCATENATE([.N431];LEFT([.L431];IF(               ISNUMBER(FIND(&quot; &quot;;[.L431]));FIND(&quot; &quot;;[.L431])-1;LEN([.L431])       )                )) );[.M430])" office:value-type="string" office:string-value="./chodba/_APE0745.jpg" calcext:value-type="string">
            <text:p>./chodba/_APE0745.jpg</text:p>
          </table:table-cell>
          <table:table-cell table:formula="of:=VLOOKUP(LEFT([.L431];IF(               ISNUMBER(FIND(&quot; &quot;;[.L431]));FIND(&quot; &quot;;[.L431])-1;LEN([.L43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31]+1" office:value-type="float" office:value="427" calcext:value-type="float">
            <text:p>4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etry na kolo</text:p>
          </table:table-cell>
          <table:table-cell table:number-columns-repeated="2"/>
          <table:table-cell table:formula="of:=[.E432]" office:value-type="float" office:value="0" calcext:value-type="float">
            <text:p>0</text:p>
          </table:table-cell>
          <table:table-cell table:style-name="ce46" table:formula="of:=IF([.G431]=&quot;&quot;;&quot;&quot;;[.G431])" office:value-type="string" office:string-value="n" calcext:value-type="string">
            <text:p>n</text:p>
          </table:table-cell>
          <table:table-cell table:style-name="ce46"/>
          <table:table-cell table:style-name="ce46" table:formula="of:=IF([.I431]=&quot;&quot;;&quot;&quot;;[.I431])" office:value-type="string" office:string-value="k" calcext:value-type="string">
            <text:p>k</text:p>
          </table:table-cell>
          <table:table-cell office:value-type="string" calcext:value-type="string">
            <text:p>panske, zanovni</text:p>
          </table:table-cell>
          <table:table-cell/>
          <table:table-cell table:style-name="ce57" table:formula="of:=IF([.L431]=&quot;&quot;;&quot;&quot;;[.L43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32]&lt;&gt;&quot;&quot;;HYPERLINK(CONCATENATE(&quot;file://&quot;;[.$J$2];&quot;/&quot;;[.N432];&quot;/&quot;;LEFT([.L432];IF(               ISNUMBER(FIND(&quot; &quot;;[.L432]));FIND(&quot; &quot;;[.L432])-1;LEN([.L432])       )                ));CONCATENATE([.N432];LEFT([.L432];IF(               ISNUMBER(FIND(&quot; &quot;;[.L432]));FIND(&quot; &quot;;[.L432])-1;LEN([.L432])       )                )) );[.M431])" office:value-type="string" office:string-value="./chodba/_APE0745.jpg" calcext:value-type="string">
            <text:p>./chodba/_APE0745.jpg</text:p>
          </table:table-cell>
          <table:table-cell table:formula="of:=VLOOKUP(LEFT([.L432];IF(               ISNUMBER(FIND(&quot; &quot;;[.L432]));FIND(&quot; &quot;;[.L432])-1;LEN([.L43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32]+1" office:value-type="float" office:value="428" calcext:value-type="float">
            <text:p>4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tofle</text:p>
          </table:table-cell>
          <table:table-cell table:number-columns-repeated="2"/>
          <table:table-cell table:formula="of:=[.E433]" office:value-type="float" office:value="0" calcext:value-type="float">
            <text:p>0</text:p>
          </table:table-cell>
          <table:table-cell table:style-name="ce46" table:formula="of:=IF([.G432]=&quot;&quot;;&quot;&quot;;[.G432])" office:value-type="string" office:string-value="n" calcext:value-type="string">
            <text:p>n</text:p>
          </table:table-cell>
          <table:table-cell table:style-name="ce46"/>
          <table:table-cell table:style-name="ce46" table:formula="of:=IF([.I432]=&quot;&quot;;&quot;&quot;;[.I432])" office:value-type="string" office:string-value="k" calcext:value-type="string">
            <text:p>k</text:p>
          </table:table-cell>
          <table:table-cell office:value-type="string" calcext:value-type="string">
            <text:p>kuze, korek</text:p>
          </table:table-cell>
          <table:table-cell/>
          <table:table-cell table:style-name="ce57" table:formula="of:=IF([.L432]=&quot;&quot;;&quot;&quot;;[.L43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33]&lt;&gt;&quot;&quot;;HYPERLINK(CONCATENATE(&quot;file://&quot;;[.$J$2];&quot;/&quot;;[.N433];&quot;/&quot;;LEFT([.L433];IF(               ISNUMBER(FIND(&quot; &quot;;[.L433]));FIND(&quot; &quot;;[.L433])-1;LEN([.L433])       )                ));CONCATENATE([.N433];LEFT([.L433];IF(               ISNUMBER(FIND(&quot; &quot;;[.L433]));FIND(&quot; &quot;;[.L433])-1;LEN([.L433])       )                )) );[.M432])" office:value-type="string" office:string-value="./chodba/_APE0745.jpg" calcext:value-type="string">
            <text:p>./chodba/_APE0745.jpg</text:p>
          </table:table-cell>
          <table:table-cell table:formula="of:=VLOOKUP(LEFT([.L433];IF(               ISNUMBER(FIND(&quot; &quot;;[.L433]));FIND(&quot; &quot;;[.L433])-1;LEN([.L43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33]+1" office:value-type="float" office:value="429" calcext:value-type="float">
            <text:p>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cky</text:p>
          </table:table-cell>
          <table:table-cell table:number-columns-repeated="2"/>
          <table:table-cell table:formula="of:=[.E434]" office:value-type="float" office:value="0" calcext:value-type="float">
            <text:p>0</text:p>
          </table:table-cell>
          <table:table-cell table:style-name="ce46" table:formula="of:=IF([.G433]=&quot;&quot;;&quot;&quot;;[.G433])" office:value-type="string" office:string-value="n" calcext:value-type="string">
            <text:p>n</text:p>
          </table:table-cell>
          <table:table-cell table:style-name="ce46"/>
          <table:table-cell table:style-name="ce46" table:formula="of:=IF([.I433]=&quot;&quot;;&quot;&quot;;[.I433])" office:value-type="string" office:string-value="k" calcext:value-type="string">
            <text:p>k</text:p>
          </table:table-cell>
          <table:table-cell office:value-type="string" calcext:value-type="string">
            <text:p>panske</text:p>
          </table:table-cell>
          <table:table-cell/>
          <table:table-cell table:style-name="ce57" table:formula="of:=IF([.L433]=&quot;&quot;;&quot;&quot;;[.L43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34]&lt;&gt;&quot;&quot;;HYPERLINK(CONCATENATE(&quot;file://&quot;;[.$J$2];&quot;/&quot;;[.N434];&quot;/&quot;;LEFT([.L434];IF(               ISNUMBER(FIND(&quot; &quot;;[.L434]));FIND(&quot; &quot;;[.L434])-1;LEN([.L434])       )                ));CONCATENATE([.N434];LEFT([.L434];IF(               ISNUMBER(FIND(&quot; &quot;;[.L434]));FIND(&quot; &quot;;[.L434])-1;LEN([.L434])       )                )) );[.M433])" office:value-type="string" office:string-value="./chodba/_APE0745.jpg" calcext:value-type="string">
            <text:p>./chodba/_APE0745.jpg</text:p>
          </table:table-cell>
          <table:table-cell table:formula="of:=VLOOKUP(LEFT([.L434];IF(               ISNUMBER(FIND(&quot; &quot;;[.L434]));FIND(&quot; &quot;;[.L434])-1;LEN([.L43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2">
          <table:table-cell table:formula="of:=[.A434]+1" office:value-type="float" office:value="430" calcext:value-type="float">
            <text:p>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textilni boty</text:p>
          </table:table-cell>
          <table:table-cell table:number-columns-repeated="2"/>
          <table:table-cell table:formula="of:=[.E435]" office:value-type="float" office:value="0" calcext:value-type="float">
            <text:p>0</text:p>
          </table:table-cell>
          <table:table-cell table:style-name="ce46" table:formula="of:=IF([.G434]=&quot;&quot;;&quot;&quot;;[.G434])" office:value-type="string" office:string-value="n" calcext:value-type="string">
            <text:p>n</text:p>
          </table:table-cell>
          <table:table-cell table:style-name="ce46"/>
          <table:table-cell table:style-name="ce46" table:formula="of:=IF([.I434]=&quot;&quot;;&quot;&quot;;[.I43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34]=&quot;&quot;;&quot;&quot;;[.L43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35]&lt;&gt;&quot;&quot;;HYPERLINK(CONCATENATE(&quot;file://&quot;;[.$J$2];&quot;/&quot;;[.N435];&quot;/&quot;;LEFT([.L435];IF(               ISNUMBER(FIND(&quot; &quot;;[.L435]));FIND(&quot; &quot;;[.L435])-1;LEN([.L435])       )                ));CONCATENATE([.N435];LEFT([.L435];IF(               ISNUMBER(FIND(&quot; &quot;;[.L435]));FIND(&quot; &quot;;[.L435])-1;LEN([.L435])       )                )) );[.M434])" office:value-type="string" office:string-value="./chodba/_APE0745.jpg" calcext:value-type="string">
            <text:p>./chodba/_APE0745.jpg</text:p>
          </table:table-cell>
          <table:table-cell table:formula="of:=VLOOKUP(LEFT([.L435];IF(               ISNUMBER(FIND(&quot; &quot;;[.L435]));FIND(&quot; &quot;;[.L435])-1;LEN([.L43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6">
          <table:table-cell table:formula="of:=[.A435]+1" office:value-type="float" office:value="431" calcext:value-type="float">
            <text:p>4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kosile</text:p>
          </table:table-cell>
          <table:table-cell table:number-columns-repeated="2"/>
          <table:table-cell table:formula="of:=[.E436]" office:value-type="float" office:value="0" calcext:value-type="float">
            <text:p>0</text:p>
          </table:table-cell>
          <table:table-cell table:style-name="ce46" table:formula="of:=IF([.G435]=&quot;&quot;;&quot;&quot;;[.G435])" office:value-type="string" office:string-value="n" calcext:value-type="string">
            <text:p>n</text:p>
          </table:table-cell>
          <table:table-cell table:style-name="ce46"/>
          <table:table-cell table:style-name="ce46" table:formula="of:=IF([.I435]=&quot;&quot;;&quot;&quot;;[.I435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40.jpg</text:p>
          </table:table-cell>
          <table:table-cell table:formula="of:=IF([.L436]&lt;&gt;&quot;&quot;;HYPERLINK(CONCATENATE(&quot;file://&quot;;[.$J$2];&quot;/&quot;;[.N436];&quot;/&quot;;LEFT([.L436];IF(               ISNUMBER(FIND(&quot; &quot;;[.L436]));FIND(&quot; &quot;;[.L436])-1;LEN([.L436])       )                ));CONCATENATE([.N436];LEFT([.L436];IF(               ISNUMBER(FIND(&quot; &quot;;[.L436]));FIND(&quot; &quot;;[.L436])-1;LEN([.L436])       )                )) );[.M435])" office:value-type="string" office:string-value="./chodba/skrin/_APE0740.jpg" calcext:value-type="string">
            <text:p>./chodba/skrin/_APE0740.jpg</text:p>
          </table:table-cell>
          <table:table-cell table:formula="of:=VLOOKUP(LEFT([.L436];IF(               ISNUMBER(FIND(&quot; &quot;;[.L436]));FIND(&quot; &quot;;[.L436])-1;LEN([.L436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6">
          <table:table-cell table:formula="of:=[.A436]+1" office:value-type="float" office:value="432" calcext:value-type="float">
            <text:p>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ky, ruzne</text:p>
          </table:table-cell>
          <table:table-cell office:value-type="string" calcext:value-type="string">
            <text:p>prirodni material</text:p>
          </table:table-cell>
          <table:table-cell/>
          <table:table-cell table:formula="of:=[.E437]" office:value-type="float" office:value="0" calcext:value-type="float">
            <text:p>0</text:p>
          </table:table-cell>
          <table:table-cell table:style-name="ce46" table:formula="of:=IF([.G436]=&quot;&quot;;&quot;&quot;;[.G436])" office:value-type="string" office:string-value="n" calcext:value-type="string">
            <text:p>n</text:p>
          </table:table-cell>
          <table:table-cell table:style-name="ce46"/>
          <table:table-cell table:style-name="ce46" table:formula="of:=IF([.I436]=&quot;&quot;;&quot;&quot;;[.I436])" office:value-type="string" office:string-value="k" calcext:value-type="string">
            <text:p>k</text:p>
          </table:table-cell>
          <table:table-cell office:value-type="string" calcext:value-type="string">
            <text:p>cca 10ks</text:p>
          </table:table-cell>
          <table:table-cell/>
          <table:table-cell table:style-name="ce57" table:formula="of:=IF([.L436]=&quot;&quot;;&quot;&quot;;[.L436])" office:value-type="string" office:string-value="_APE0740.jpg" calcext:value-type="string">
            <text:p>_APE0740.jpg</text:p>
          </table:table-cell>
          <table:table-cell table:formula="of:=IF([.L437]&lt;&gt;&quot;&quot;;HYPERLINK(CONCATENATE(&quot;file://&quot;;[.$J$2];&quot;/&quot;;[.N437];&quot;/&quot;;LEFT([.L437];IF(               ISNUMBER(FIND(&quot; &quot;;[.L437]));FIND(&quot; &quot;;[.L437])-1;LEN([.L437])       )                ));CONCATENATE([.N437];LEFT([.L437];IF(               ISNUMBER(FIND(&quot; &quot;;[.L437]));FIND(&quot; &quot;;[.L437])-1;LEN([.L437])       )                )) );[.M436])" office:value-type="string" office:string-value="./chodba/skrin/_APE0740.jpg" calcext:value-type="string">
            <text:p>./chodba/skrin/_APE0740.jpg</text:p>
          </table:table-cell>
          <table:table-cell table:formula="of:=VLOOKUP(LEFT([.L437];IF(               ISNUMBER(FIND(&quot; &quot;;[.L437]));FIND(&quot; &quot;;[.L437])-1;LEN([.L437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6">
          <table:table-cell table:formula="of:=[.A437]+1" office:value-type="float" office:value="433" calcext:value-type="float">
            <text:p>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zak na satky</text:p>
          </table:table-cell>
          <table:table-cell office:value-type="string" calcext:value-type="string">
            <text:p>prirodni material</text:p>
          </table:table-cell>
          <table:table-cell/>
          <table:table-cell table:formula="of:=[.E438]" office:value-type="float" office:value="0" calcext:value-type="float">
            <text:p>0</text:p>
          </table:table-cell>
          <table:table-cell table:style-name="ce46" table:formula="of:=IF([.G437]=&quot;&quot;;&quot;&quot;;[.G437])" office:value-type="string" office:string-value="n" calcext:value-type="string">
            <text:p>n</text:p>
          </table:table-cell>
          <table:table-cell table:style-name="ce46"/>
          <table:table-cell table:style-name="ce46" table:formula="of:=IF([.I437]=&quot;&quot;;&quot;&quot;;[.I43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37]=&quot;&quot;;&quot;&quot;;[.L437])" office:value-type="string" office:string-value="_APE0740.jpg" calcext:value-type="string">
            <text:p>_APE0740.jpg</text:p>
          </table:table-cell>
          <table:table-cell table:formula="of:=IF([.L438]&lt;&gt;&quot;&quot;;HYPERLINK(CONCATENATE(&quot;file://&quot;;[.$J$2];&quot;/&quot;;[.N438];&quot;/&quot;;LEFT([.L438];IF(               ISNUMBER(FIND(&quot; &quot;;[.L438]));FIND(&quot; &quot;;[.L438])-1;LEN([.L438])       )                ));CONCATENATE([.N438];LEFT([.L438];IF(               ISNUMBER(FIND(&quot; &quot;;[.L438]));FIND(&quot; &quot;;[.L438])-1;LEN([.L438])       )                )) );[.M437])" office:value-type="string" office:string-value="./chodba/skrin/_APE0740.jpg" calcext:value-type="string">
            <text:p>./chodba/skrin/_APE0740.jpg</text:p>
          </table:table-cell>
          <table:table-cell table:formula="of:=VLOOKUP(LEFT([.L438];IF(               ISNUMBER(FIND(&quot; &quot;;[.L438]));FIND(&quot; &quot;;[.L438])-1;LEN([.L438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6">
          <table:table-cell table:formula="of:=[.A438]+1" office:value-type="float" office:value="434" calcext:value-type="float">
            <text:p>4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bundicka</text:p>
          </table:table-cell>
          <table:table-cell table:number-columns-repeated="2"/>
          <table:table-cell table:formula="of:=[.E439]" office:value-type="float" office:value="0" calcext:value-type="float">
            <text:p>0</text:p>
          </table:table-cell>
          <table:table-cell table:style-name="ce46" table:formula="of:=IF([.G438]=&quot;&quot;;&quot;&quot;;[.G438])" office:value-type="string" office:string-value="n" calcext:value-type="string">
            <text:p>n</text:p>
          </table:table-cell>
          <table:table-cell table:style-name="ce46"/>
          <table:table-cell table:style-name="ce46" table:formula="of:=IF([.I438]=&quot;&quot;;&quot;&quot;;[.I43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38]=&quot;&quot;;&quot;&quot;;[.L438])" office:value-type="string" office:string-value="_APE0740.jpg" calcext:value-type="string">
            <text:p>_APE0740.jpg</text:p>
          </table:table-cell>
          <table:table-cell table:formula="of:=IF([.L439]&lt;&gt;&quot;&quot;;HYPERLINK(CONCATENATE(&quot;file://&quot;;[.$J$2];&quot;/&quot;;[.N439];&quot;/&quot;;LEFT([.L439];IF(               ISNUMBER(FIND(&quot; &quot;;[.L439]));FIND(&quot; &quot;;[.L439])-1;LEN([.L439])       )                ));CONCATENATE([.N439];LEFT([.L439];IF(               ISNUMBER(FIND(&quot; &quot;;[.L439]));FIND(&quot; &quot;;[.L439])-1;LEN([.L439])       )                )) );[.M438])" office:value-type="string" office:string-value="./chodba/skrin/_APE0740.jpg" calcext:value-type="string">
            <text:p>./chodba/skrin/_APE0740.jpg</text:p>
          </table:table-cell>
          <table:table-cell table:formula="of:=VLOOKUP(LEFT([.L439];IF(               ISNUMBER(FIND(&quot; &quot;;[.L439]));FIND(&quot; &quot;;[.L439])-1;LEN([.L439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6">
          <table:table-cell table:formula="of:=[.A439]+1" office:value-type="float" office:value="435" calcext:value-type="float">
            <text:p>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mikina</text:p>
          </table:table-cell>
          <table:table-cell table:number-columns-repeated="2"/>
          <table:table-cell table:formula="of:=[.E440]" office:value-type="float" office:value="0" calcext:value-type="float">
            <text:p>0</text:p>
          </table:table-cell>
          <table:table-cell table:style-name="ce46" table:formula="of:=IF([.G439]=&quot;&quot;;&quot;&quot;;[.G439])" office:value-type="string" office:string-value="n" calcext:value-type="string">
            <text:p>n</text:p>
          </table:table-cell>
          <table:table-cell table:style-name="ce46"/>
          <table:table-cell table:style-name="ce46" table:formula="of:=IF([.I439]=&quot;&quot;;&quot;&quot;;[.I43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39]=&quot;&quot;;&quot;&quot;;[.L439])" office:value-type="string" office:string-value="_APE0740.jpg" calcext:value-type="string">
            <text:p>_APE0740.jpg</text:p>
          </table:table-cell>
          <table:table-cell table:formula="of:=IF([.L440]&lt;&gt;&quot;&quot;;HYPERLINK(CONCATENATE(&quot;file://&quot;;[.$J$2];&quot;/&quot;;[.N440];&quot;/&quot;;LEFT([.L440];IF(               ISNUMBER(FIND(&quot; &quot;;[.L440]));FIND(&quot; &quot;;[.L440])-1;LEN([.L440])       )                ));CONCATENATE([.N440];LEFT([.L440];IF(               ISNUMBER(FIND(&quot; &quot;;[.L440]));FIND(&quot; &quot;;[.L440])-1;LEN([.L440])       )                )) );[.M439])" office:value-type="string" office:string-value="./chodba/skrin/_APE0740.jpg" calcext:value-type="string">
            <text:p>./chodba/skrin/_APE0740.jpg</text:p>
          </table:table-cell>
          <table:table-cell table:formula="of:=VLOOKUP(LEFT([.L440];IF(               ISNUMBER(FIND(&quot; &quot;;[.L440]));FIND(&quot; &quot;;[.L440])-1;LEN([.L440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6">
          <table:table-cell table:formula="of:=[.A440]+1" office:value-type="float" office:value="436" calcext:value-type="float">
            <text:p>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vesta</text:p>
          </table:table-cell>
          <table:table-cell table:number-columns-repeated="2"/>
          <table:table-cell table:formula="of:=[.E441]" office:value-type="float" office:value="0" calcext:value-type="float">
            <text:p>0</text:p>
          </table:table-cell>
          <table:table-cell table:style-name="ce46" table:formula="of:=IF([.G440]=&quot;&quot;;&quot;&quot;;[.G440])" office:value-type="string" office:string-value="n" calcext:value-type="string">
            <text:p>n</text:p>
          </table:table-cell>
          <table:table-cell table:style-name="ce46"/>
          <table:table-cell table:style-name="ce46" table:formula="of:=IF([.I440]=&quot;&quot;;&quot;&quot;;[.I44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40]=&quot;&quot;;&quot;&quot;;[.L440])" office:value-type="string" office:string-value="_APE0740.jpg" calcext:value-type="string">
            <text:p>_APE0740.jpg</text:p>
          </table:table-cell>
          <table:table-cell table:formula="of:=IF([.L441]&lt;&gt;&quot;&quot;;HYPERLINK(CONCATENATE(&quot;file://&quot;;[.$J$2];&quot;/&quot;;[.N441];&quot;/&quot;;LEFT([.L441];IF(               ISNUMBER(FIND(&quot; &quot;;[.L441]));FIND(&quot; &quot;;[.L441])-1;LEN([.L441])       )                ));CONCATENATE([.N441];LEFT([.L441];IF(               ISNUMBER(FIND(&quot; &quot;;[.L441]));FIND(&quot; &quot;;[.L441])-1;LEN([.L441])       )                )) );[.M440])" office:value-type="string" office:string-value="./chodba/skrin/_APE0740.jpg" calcext:value-type="string">
            <text:p>./chodba/skrin/_APE0740.jpg</text:p>
          </table:table-cell>
          <table:table-cell table:formula="of:=VLOOKUP(LEFT([.L441];IF(               ISNUMBER(FIND(&quot; &quot;;[.L441]));FIND(&quot; &quot;;[.L441])-1;LEN([.L441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6">
          <table:table-cell table:formula="of:=[.A441]+1" office:value-type="float" office:value="437" calcext:value-type="float">
            <text:p>437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[.E442]" office:value-type="float" office:value="0" calcext:value-type="float">
            <text:p>0</text:p>
          </table:table-cell>
          <table:table-cell table:style-name="ce46" table:formula="of:=IF([.G441]=&quot;&quot;;&quot;&quot;;[.G441])" office:value-type="string" office:string-value="n" calcext:value-type="string">
            <text:p>n</text:p>
          </table:table-cell>
          <table:table-cell table:style-name="ce46"/>
          <table:table-cell table:style-name="ce46" table:formula="of:=IF([.I441]=&quot;&quot;;&quot;&quot;;[.I44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41]=&quot;&quot;;&quot;&quot;;[.L441])" office:value-type="string" office:string-value="_APE0740.jpg" calcext:value-type="string">
            <text:p>_APE0740.jpg</text:p>
          </table:table-cell>
          <table:table-cell table:formula="of:=IF([.L442]&lt;&gt;&quot;&quot;;HYPERLINK(CONCATENATE(&quot;file://&quot;;[.$J$2];&quot;/&quot;;[.N442];&quot;/&quot;;LEFT([.L442];IF(               ISNUMBER(FIND(&quot; &quot;;[.L442]));FIND(&quot; &quot;;[.L442])-1;LEN([.L442])       )                ));CONCATENATE([.N442];LEFT([.L442];IF(               ISNUMBER(FIND(&quot; &quot;;[.L442]));FIND(&quot; &quot;;[.L442])-1;LEN([.L442])       )                )) );[.M441])" office:value-type="string" office:string-value="./chodba/skrin/_APE0740.jpg" calcext:value-type="string">
            <text:p>./chodba/skrin/_APE0740.jpg</text:p>
          </table:table-cell>
          <table:table-cell table:formula="of:=VLOOKUP(LEFT([.L442];IF(               ISNUMBER(FIND(&quot; &quot;;[.L442]));FIND(&quot; &quot;;[.L442])-1;LEN([.L442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6">
          <table:table-cell table:formula="of:=[.A442]+1" office:value-type="float" office:value="438" calcext:value-type="float">
            <text:p>43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[.E443]" office:value-type="float" office:value="0" calcext:value-type="float">
            <text:p>0</text:p>
          </table:table-cell>
          <table:table-cell table:style-name="ce46" table:formula="of:=IF([.G442]=&quot;&quot;;&quot;&quot;;[.G442])" office:value-type="string" office:string-value="n" calcext:value-type="string">
            <text:p>n</text:p>
          </table:table-cell>
          <table:table-cell table:style-name="ce46"/>
          <table:table-cell table:style-name="ce46" table:formula="of:=IF([.I442]=&quot;&quot;;&quot;&quot;;[.I44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42]=&quot;&quot;;&quot;&quot;;[.L442])" office:value-type="string" office:string-value="_APE0740.jpg" calcext:value-type="string">
            <text:p>_APE0740.jpg</text:p>
          </table:table-cell>
          <table:table-cell table:formula="of:=IF([.L443]&lt;&gt;&quot;&quot;;HYPERLINK(CONCATENATE(&quot;file://&quot;;[.$J$2];&quot;/&quot;;[.N443];&quot;/&quot;;LEFT([.L443];IF(               ISNUMBER(FIND(&quot; &quot;;[.L443]));FIND(&quot; &quot;;[.L443])-1;LEN([.L443])       )                ));CONCATENATE([.N443];LEFT([.L443];IF(               ISNUMBER(FIND(&quot; &quot;;[.L443]));FIND(&quot; &quot;;[.L443])-1;LEN([.L443])       )                )) );[.M442])" office:value-type="string" office:string-value="./chodba/skrin/_APE0740.jpg" calcext:value-type="string">
            <text:p>./chodba/skrin/_APE0740.jpg</text:p>
          </table:table-cell>
          <table:table-cell table:formula="of:=VLOOKUP(LEFT([.L443];IF(               ISNUMBER(FIND(&quot; &quot;;[.L443]));FIND(&quot; &quot;;[.L443])-1;LEN([.L443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6">
          <table:table-cell table:formula="of:=[.A443]+1" office:value-type="float" office:value="439" calcext:value-type="float">
            <text:p>43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[.E444]" office:value-type="float" office:value="0" calcext:value-type="float">
            <text:p>0</text:p>
          </table:table-cell>
          <table:table-cell table:style-name="ce46" table:formula="of:=IF([.G443]=&quot;&quot;;&quot;&quot;;[.G443])" office:value-type="string" office:string-value="n" calcext:value-type="string">
            <text:p>n</text:p>
          </table:table-cell>
          <table:table-cell table:style-name="ce46"/>
          <table:table-cell table:style-name="ce46" table:formula="of:=IF([.I443]=&quot;&quot;;&quot;&quot;;[.I44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43]=&quot;&quot;;&quot;&quot;;[.L443])" office:value-type="string" office:string-value="_APE0740.jpg" calcext:value-type="string">
            <text:p>_APE0740.jpg</text:p>
          </table:table-cell>
          <table:table-cell table:formula="of:=IF([.L444]&lt;&gt;&quot;&quot;;HYPERLINK(CONCATENATE(&quot;file://&quot;;[.$J$2];&quot;/&quot;;[.N444];&quot;/&quot;;LEFT([.L444];IF(               ISNUMBER(FIND(&quot; &quot;;[.L444]));FIND(&quot; &quot;;[.L444])-1;LEN([.L444])       )                ));CONCATENATE([.N444];LEFT([.L444];IF(               ISNUMBER(FIND(&quot; &quot;;[.L444]));FIND(&quot; &quot;;[.L444])-1;LEN([.L444])       )                )) );[.M443])" office:value-type="string" office:string-value="./chodba/skrin/_APE0740.jpg" calcext:value-type="string">
            <text:p>./chodba/skrin/_APE0740.jpg</text:p>
          </table:table-cell>
          <table:table-cell table:formula="of:=VLOOKUP(LEFT([.L444];IF(               ISNUMBER(FIND(&quot; &quot;;[.L444]));FIND(&quot; &quot;;[.L444])-1;LEN([.L444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10">
          <table:table-cell table:formula="of:=[.A444]+1" office:value-type="float" office:value="440" calcext:value-type="float">
            <text:p>4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postylka</text:p>
          </table:table-cell>
          <table:table-cell table:number-columns-repeated="2"/>
          <table:table-cell table:formula="of:=[.E445]" office:value-type="float" office:value="0" calcext:value-type="float">
            <text:p>0</text:p>
          </table:table-cell>
          <table:table-cell table:style-name="ce46" table:formula="of:=IF([.G444]=&quot;&quot;;&quot;&quot;;[.G444])" office:value-type="string" office:string-value="n" calcext:value-type="string">
            <text:p>n</text:p>
          </table:table-cell>
          <table:table-cell table:style-name="ce46"/>
          <table:table-cell table:style-name="ce46" table:formula="of:=IF([.I444]=&quot;&quot;;&quot;&quot;;[.I444])" office:value-type="string" office:string-value="k" calcext:value-type="string">
            <text:p>k</text:p>
          </table:table-cell>
          <table:table-cell office:value-type="string" calcext:value-type="string">
            <text:p>vcetne matrace, castecne masiv ale podlozka a bocnice jsou papir/drevotriska – nasakle pachem koure</text:p>
          </table:table-cell>
          <table:table-cell/>
          <table:table-cell table:style-name="ce57" office:value-type="string" calcext:value-type="string">
            <text:p>20140625_0006.jpg</text:p>
          </table:table-cell>
          <table:table-cell table:formula="of:=IF([.L445]&lt;&gt;&quot;&quot;;HYPERLINK(CONCATENATE(&quot;file://&quot;;[.$J$2];&quot;/&quot;;[.N445];&quot;/&quot;;LEFT([.L445];IF(               ISNUMBER(FIND(&quot; &quot;;[.L445]));FIND(&quot; &quot;;[.L445])-1;LEN([.L445])       )                ));CONCATENATE([.N445];LEFT([.L445];IF(               ISNUMBER(FIND(&quot; &quot;;[.L445]));FIND(&quot; &quot;;[.L445])-1;LEN([.L445])       )                )) );[.M444])" office:value-type="string" office:string-value="./loznice/20140625_0006.jpg" calcext:value-type="string">
            <text:p>./loznice/20140625_0006.jpg</text:p>
          </table:table-cell>
          <table:table-cell table:formula="of:=VLOOKUP(LEFT([.L445];IF(               ISNUMBER(FIND(&quot; &quot;;[.L445]));FIND(&quot; &quot;;[.L445])-1;LEN([.L445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6">
          <table:table-cell table:formula="of:=[.A445]+1" office:value-type="float" office:value="441" calcext:value-type="float">
            <text:p>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lstarek</text:p>
          </table:table-cell>
          <table:table-cell table:number-columns-repeated="2"/>
          <table:table-cell table:formula="of:=[.E446]" office:value-type="float" office:value="0" calcext:value-type="float">
            <text:p>0</text:p>
          </table:table-cell>
          <table:table-cell table:style-name="ce46" table:formula="of:=IF([.G445]=&quot;&quot;;&quot;&quot;;[.G445])" office:value-type="string" office:string-value="n" calcext:value-type="string">
            <text:p>n</text:p>
          </table:table-cell>
          <table:table-cell table:style-name="ce46"/>
          <table:table-cell table:style-name="ce46" table:formula="of:=IF([.I445]=&quot;&quot;;&quot;&quot;;[.I44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45]=&quot;&quot;;&quot;&quot;;[.L445])" office:value-type="string" office:string-value="20140625_0006.jpg" calcext:value-type="string">
            <text:p>20140625_0006.jpg</text:p>
          </table:table-cell>
          <table:table-cell table:formula="of:=IF([.L446]&lt;&gt;&quot;&quot;;HYPERLINK(CONCATENATE(&quot;file://&quot;;[.$J$2];&quot;/&quot;;[.N446];&quot;/&quot;;LEFT([.L446];IF(               ISNUMBER(FIND(&quot; &quot;;[.L446]));FIND(&quot; &quot;;[.L446])-1;LEN([.L446])       )                ));CONCATENATE([.N446];LEFT([.L446];IF(               ISNUMBER(FIND(&quot; &quot;;[.L446]));FIND(&quot; &quot;;[.L446])-1;LEN([.L446])       )                )) );[.M445])" office:value-type="string" office:string-value="./loznice/20140625_0006.jpg" calcext:value-type="string">
            <text:p>./loznice/20140625_0006.jpg</text:p>
          </table:table-cell>
          <table:table-cell table:formula="of:=VLOOKUP(LEFT([.L446];IF(               ISNUMBER(FIND(&quot; &quot;;[.L446]));FIND(&quot; &quot;;[.L446])-1;LEN([.L446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6">
          <table:table-cell table:formula="of:=[.A446]+1" office:value-type="float" office:value="442" calcext:value-type="float">
            <text:p>4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verka iceage</text:p>
          </table:table-cell>
          <table:table-cell table:number-columns-repeated="2"/>
          <table:table-cell table:formula="of:=[.E447]" office:value-type="float" office:value="0" calcext:value-type="float">
            <text:p>0</text:p>
          </table:table-cell>
          <table:table-cell table:style-name="ce46" table:formula="of:=IF([.G446]=&quot;&quot;;&quot;&quot;;[.G446])" office:value-type="string" office:string-value="n" calcext:value-type="string">
            <text:p>n</text:p>
          </table:table-cell>
          <table:table-cell table:style-name="ce46"/>
          <table:table-cell table:style-name="ce46" table:formula="of:=IF([.I446]=&quot;&quot;;&quot;&quot;;[.I44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46]=&quot;&quot;;&quot;&quot;;[.L446])" office:value-type="string" office:string-value="20140625_0006.jpg" calcext:value-type="string">
            <text:p>20140625_0006.jpg</text:p>
          </table:table-cell>
          <table:table-cell table:formula="of:=IF([.L447]&lt;&gt;&quot;&quot;;HYPERLINK(CONCATENATE(&quot;file://&quot;;[.$J$2];&quot;/&quot;;[.N447];&quot;/&quot;;LEFT([.L447];IF(               ISNUMBER(FIND(&quot; &quot;;[.L447]));FIND(&quot; &quot;;[.L447])-1;LEN([.L447])       )                ));CONCATENATE([.N447];LEFT([.L447];IF(               ISNUMBER(FIND(&quot; &quot;;[.L447]));FIND(&quot; &quot;;[.L447])-1;LEN([.L447])       )                )) );[.M446])" office:value-type="string" office:string-value="./loznice/20140625_0006.jpg" calcext:value-type="string">
            <text:p>./loznice/20140625_0006.jpg</text:p>
          </table:table-cell>
          <table:table-cell table:formula="of:=VLOOKUP(LEFT([.L447];IF(               ISNUMBER(FIND(&quot; &quot;;[.L447]));FIND(&quot; &quot;;[.L447])-1;LEN([.L447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6">
          <table:table-cell table:formula="of:=[.A447]+1" office:value-type="float" office:value="443" calcext:value-type="float">
            <text:p>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. instalace k lampicka k nocnim stolkum 2x</text:p>
          </table:table-cell>
          <table:table-cell table:number-columns-repeated="2"/>
          <table:table-cell table:formula="of:=[.E448]" office:value-type="float" office:value="0" calcext:value-type="float">
            <text:p>0</text:p>
          </table:table-cell>
          <table:table-cell table:style-name="ce46" table:formula="of:=IF([.G447]=&quot;&quot;;&quot;&quot;;[.G447])" office:value-type="string" office:string-value="n" calcext:value-type="string">
            <text:p>n</text:p>
          </table:table-cell>
          <table:table-cell table:style-name="ce46"/>
          <table:table-cell table:style-name="ce46" table:formula="of:=IF([.I447]=&quot;&quot;;&quot;&quot;;[.I447])" office:value-type="string" office:string-value="k" calcext:value-type="string">
            <text:p>k</text:p>
          </table:table-cell>
          <table:table-cell office:value-type="string" calcext:value-type="string">
            <text:p>privodni kabel nutna vymena</text:p>
          </table:table-cell>
          <table:table-cell/>
          <table:table-cell table:style-name="ce57" table:formula="of:=IF([.L447]=&quot;&quot;;&quot;&quot;;[.L447])" office:value-type="string" office:string-value="20140625_0006.jpg" calcext:value-type="string">
            <text:p>20140625_0006.jpg</text:p>
          </table:table-cell>
          <table:table-cell table:formula="of:=IF([.L448]&lt;&gt;&quot;&quot;;HYPERLINK(CONCATENATE(&quot;file://&quot;;[.$J$2];&quot;/&quot;;[.N448];&quot;/&quot;;LEFT([.L448];IF(               ISNUMBER(FIND(&quot; &quot;;[.L448]));FIND(&quot; &quot;;[.L448])-1;LEN([.L448])       )                ));CONCATENATE([.N448];LEFT([.L448];IF(               ISNUMBER(FIND(&quot; &quot;;[.L448]));FIND(&quot; &quot;;[.L448])-1;LEN([.L448])       )                )) );[.M447])" office:value-type="string" office:string-value="./loznice/20140625_0006.jpg" calcext:value-type="string">
            <text:p>./loznice/20140625_0006.jpg</text:p>
          </table:table-cell>
          <table:table-cell table:formula="of:=VLOOKUP(LEFT([.L448];IF(               ISNUMBER(FIND(&quot; &quot;;[.L448]));FIND(&quot; &quot;;[.L448])-1;LEN([.L448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6">
          <table:table-cell table:formula="of:=[.A448]+1" office:value-type="float" office:value="444" calcext:value-type="float">
            <text:p>4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auto</text:p>
          </table:table-cell>
          <table:table-cell table:number-columns-repeated="2"/>
          <table:table-cell table:formula="of:=[.E449]" office:value-type="float" office:value="0" calcext:value-type="float">
            <text:p>0</text:p>
          </table:table-cell>
          <table:table-cell table:style-name="ce46" table:formula="of:=IF([.G448]=&quot;&quot;;&quot;&quot;;[.G448])" office:value-type="string" office:string-value="n" calcext:value-type="string">
            <text:p>n</text:p>
          </table:table-cell>
          <table:table-cell table:style-name="ce46"/>
          <table:table-cell table:style-name="ce46" table:formula="of:=IF([.I448]=&quot;&quot;;&quot;&quot;;[.I448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26.jpg</text:p>
          </table:table-cell>
          <table:table-cell table:formula="of:=IF([.L449]&lt;&gt;&quot;&quot;;HYPERLINK(CONCATENATE(&quot;file://&quot;;[.$J$2];&quot;/&quot;;[.N449];&quot;/&quot;;LEFT([.L449];IF(               ISNUMBER(FIND(&quot; &quot;;[.L449]));FIND(&quot; &quot;;[.L449])-1;LEN([.L449])       )                ));CONCATENATE([.N449];LEFT([.L449];IF(               ISNUMBER(FIND(&quot; &quot;;[.L449]));FIND(&quot; &quot;;[.L449])-1;LEN([.L449])       )                )) );[.M448])" office:value-type="string" office:string-value="./loznice/_APE0726.jpg" calcext:value-type="string">
            <text:p>./loznice/_APE0726.jpg</text:p>
          </table:table-cell>
          <table:table-cell table:formula="of:=VLOOKUP(LEFT([.L449];IF(               ISNUMBER(FIND(&quot; &quot;;[.L449]));FIND(&quot; &quot;;[.L449])-1;LEN([.L449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6">
          <table:table-cell table:formula="of:=[.A449]+1" office:value-type="float" office:value="445" calcext:value-type="float">
            <text:p>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aly na obleceni</text:p>
          </table:table-cell>
          <table:table-cell office:value-type="string" calcext:value-type="string">
            <text:p>ikea</text:p>
          </table:table-cell>
          <table:table-cell/>
          <table:table-cell table:formula="of:=[.E450]" office:value-type="float" office:value="0" calcext:value-type="float">
            <text:p>0</text:p>
          </table:table-cell>
          <table:table-cell table:style-name="ce46" table:formula="of:=IF([.G449]=&quot;&quot;;&quot;&quot;;[.G449])" office:value-type="string" office:string-value="n" calcext:value-type="string">
            <text:p>n</text:p>
          </table:table-cell>
          <table:table-cell table:style-name="ce46"/>
          <table:table-cell table:style-name="ce46" table:formula="of:=IF([.I449]=&quot;&quot;;&quot;&quot;;[.I449])" office:value-type="string" office:string-value="k" calcext:value-type="string">
            <text:p>k</text:p>
          </table:table-cell>
          <table:table-cell office:value-type="string" calcext:value-type="string">
            <text:p>TBD pocty</text:p>
          </table:table-cell>
          <table:table-cell/>
          <table:table-cell table:style-name="ce57" office:value-type="string" calcext:value-type="string">
            <text:p>_APE0726.jpg</text:p>
          </table:table-cell>
          <table:table-cell table:formula="of:=IF([.L450]&lt;&gt;&quot;&quot;;HYPERLINK(CONCATENATE(&quot;file://&quot;;[.$J$2];&quot;/&quot;;[.N450];&quot;/&quot;;LEFT([.L450];IF(               ISNUMBER(FIND(&quot; &quot;;[.L450]));FIND(&quot; &quot;;[.L450])-1;LEN([.L450])       )                ));CONCATENATE([.N450];LEFT([.L450];IF(               ISNUMBER(FIND(&quot; &quot;;[.L450]));FIND(&quot; &quot;;[.L450])-1;LEN([.L450])       )                )) );[.M449])" office:value-type="string" office:string-value="./loznice/_APE0726.jpg" calcext:value-type="string">
            <text:p>./loznice/_APE0726.jpg</text:p>
          </table:table-cell>
          <table:table-cell table:formula="of:=VLOOKUP(LEFT([.L450];IF(               ISNUMBER(FIND(&quot; &quot;;[.L450]));FIND(&quot; &quot;;[.L450])-1;LEN([.L450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6">
          <table:table-cell table:formula="of:=[.A450]+1" office:value-type="float" office:value="446" calcext:value-type="float">
            <text:p>4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ah/deka na postel</text:p>
          </table:table-cell>
          <table:table-cell table:number-columns-repeated="2"/>
          <table:table-cell table:formula="of:=[.E451]" office:value-type="float" office:value="0" calcext:value-type="float">
            <text:p>0</text:p>
          </table:table-cell>
          <table:table-cell table:style-name="ce46" table:formula="of:=IF([.G450]=&quot;&quot;;&quot;&quot;;[.G450])" office:value-type="string" office:string-value="n" calcext:value-type="string">
            <text:p>n</text:p>
          </table:table-cell>
          <table:table-cell table:style-name="ce46"/>
          <table:table-cell table:style-name="ce46" table:formula="of:=IF([.I450]=&quot;&quot;;&quot;&quot;;[.I450])" office:value-type="string" office:string-value="k" calcext:value-type="string">
            <text:p>k</text:p>
          </table:table-cell>
          <table:table-cell office:value-type="string" calcext:value-type="string">
            <text:p>_APE0727.jpg</text:p>
          </table:table-cell>
          <table:table-cell/>
          <table:table-cell table:style-name="ce57" table:formula="of:=IF([.L450]=&quot;&quot;;&quot;&quot;;[.L450])" office:value-type="string" office:string-value="_APE0726.jpg" calcext:value-type="string">
            <text:p>_APE0726.jpg</text:p>
          </table:table-cell>
          <table:table-cell table:formula="of:=IF([.L451]&lt;&gt;&quot;&quot;;HYPERLINK(CONCATENATE(&quot;file://&quot;;[.$J$2];&quot;/&quot;;[.N451];&quot;/&quot;;LEFT([.L451];IF(               ISNUMBER(FIND(&quot; &quot;;[.L451]));FIND(&quot; &quot;;[.L451])-1;LEN([.L451])       )                ));CONCATENATE([.N451];LEFT([.L451];IF(               ISNUMBER(FIND(&quot; &quot;;[.L451]));FIND(&quot; &quot;;[.L451])-1;LEN([.L451])       )                )) );[.M450])" office:value-type="string" office:string-value="./loznice/_APE0726.jpg" calcext:value-type="string">
            <text:p>./loznice/_APE0726.jpg</text:p>
          </table:table-cell>
          <table:table-cell table:formula="of:=VLOOKUP(LEFT([.L451];IF(               ISNUMBER(FIND(&quot; &quot;;[.L451]));FIND(&quot; &quot;;[.L451])-1;LEN([.L451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6">
          <table:table-cell table:formula="of:=[.A451]+1" office:value-type="float" office:value="447" calcext:value-type="float">
            <text:p>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zelska postel</text:p>
          </table:table-cell>
          <table:table-cell office:value-type="string" calcext:value-type="string">
            <text:p>Delka 220</text:p>
          </table:table-cell>
          <table:table-cell/>
          <table:table-cell table:formula="of:=[.E452]" office:value-type="float" office:value="0" calcext:value-type="float">
            <text:p>0</text:p>
          </table:table-cell>
          <table:table-cell table:style-name="ce46" table:formula="of:=IF([.G451]=&quot;&quot;;&quot;&quot;;[.G451])" office:value-type="string" office:string-value="n" calcext:value-type="string">
            <text:p>n</text:p>
          </table:table-cell>
          <table:table-cell table:style-name="ce46"/>
          <table:table-cell table:style-name="ce46" table:formula="of:=IF([.I451]=&quot;&quot;;&quot;&quot;;[.I451])" office:value-type="string" office:string-value="k" calcext:value-type="string">
            <text:p>k</text:p>
          </table:table-cell>
          <table:table-cell office:value-type="string" calcext:value-type="string">
            <text:p>drevotrikska</text:p>
          </table:table-cell>
          <table:table-cell/>
          <table:table-cell table:style-name="ce57" table:formula="of:=IF([.L451]=&quot;&quot;;&quot;&quot;;[.L451])" office:value-type="string" office:string-value="_APE0726.jpg" calcext:value-type="string">
            <text:p>_APE0726.jpg</text:p>
          </table:table-cell>
          <table:table-cell table:formula="of:=IF([.L452]&lt;&gt;&quot;&quot;;HYPERLINK(CONCATENATE(&quot;file://&quot;;[.$J$2];&quot;/&quot;;[.N452];&quot;/&quot;;LEFT([.L452];IF(               ISNUMBER(FIND(&quot; &quot;;[.L452]));FIND(&quot; &quot;;[.L452])-1;LEN([.L452])       )                ));CONCATENATE([.N452];LEFT([.L452];IF(               ISNUMBER(FIND(&quot; &quot;;[.L452]));FIND(&quot; &quot;;[.L452])-1;LEN([.L452])       )                )) );[.M451])" office:value-type="string" office:string-value="./loznice/_APE0726.jpg" calcext:value-type="string">
            <text:p>./loznice/_APE0726.jpg</text:p>
          </table:table-cell>
          <table:table-cell table:formula="of:=VLOOKUP(LEFT([.L452];IF(               ISNUMBER(FIND(&quot; &quot;;[.L452]));FIND(&quot; &quot;;[.L452])-1;LEN([.L452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6">
          <table:table-cell table:formula="of:=[.A452]+1" office:value-type="float" office:value="448" calcext:value-type="float">
            <text:p>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race</text:p>
          </table:table-cell>
          <table:table-cell office:value-type="string" calcext:value-type="string">
            <text:p>POKUD</text:p>
          </table:table-cell>
          <table:table-cell/>
          <table:table-cell table:formula="of:=[.E453]" office:value-type="float" office:value="0" calcext:value-type="float">
            <text:p>0</text:p>
          </table:table-cell>
          <table:table-cell table:style-name="ce46" table:formula="of:=IF([.G452]=&quot;&quot;;&quot;&quot;;[.G452])" office:value-type="string" office:string-value="n" calcext:value-type="string">
            <text:p>n</text:p>
          </table:table-cell>
          <table:table-cell table:style-name="ce46"/>
          <table:table-cell table:style-name="ce46" table:formula="of:=IF([.I452]=&quot;&quot;;&quot;&quot;;[.I452])" office:value-type="string" office:string-value="k" calcext:value-type="string">
            <text:p>k</text:p>
          </table:table-cell>
          <table:table-cell office:value-type="string" calcext:value-type="string">
            <text:p>lina pena, delka 220</text:p>
          </table:table-cell>
          <table:table-cell/>
          <table:table-cell table:style-name="ce57" office:value-type="string" calcext:value-type="string">
            <text:p>DSC_7554.jpg</text:p>
          </table:table-cell>
          <table:table-cell table:formula="of:=IF([.L453]&lt;&gt;&quot;&quot;;HYPERLINK(CONCATENATE(&quot;file://&quot;;[.$J$2];&quot;/&quot;;[.N453];&quot;/&quot;;LEFT([.L453];IF(               ISNUMBER(FIND(&quot; &quot;;[.L453]));FIND(&quot; &quot;;[.L453])-1;LEN([.L453])       )                ));CONCATENATE([.N453];LEFT([.L453];IF(               ISNUMBER(FIND(&quot; &quot;;[.L453]));FIND(&quot; &quot;;[.L453])-1;LEN([.L453])       )                )) );[.M452])" office:value-type="string" office:string-value="./loznice/DSC_7554.jpg" calcext:value-type="string">
            <text:p>./loznice/DSC_7554.jpg</text:p>
          </table:table-cell>
          <table:table-cell table:formula="of:=VLOOKUP(LEFT([.L453];IF(               ISNUMBER(FIND(&quot; &quot;;[.L453]));FIND(&quot; &quot;;[.L453])-1;LEN([.L453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6">
          <table:table-cell table:formula="of:=[.A453]+1" office:value-type="float" office:value="449" calcext:value-type="float">
            <text:p>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t</text:p>
          </table:table-cell>
          <table:table-cell table:number-columns-repeated="2"/>
          <table:table-cell table:formula="of:=[.E454]" office:value-type="float" office:value="0" calcext:value-type="float">
            <text:p>0</text:p>
          </table:table-cell>
          <table:table-cell table:style-name="ce46" table:formula="of:=IF([.G453]=&quot;&quot;;&quot;&quot;;[.G453])" office:value-type="string" office:string-value="n" calcext:value-type="string">
            <text:p>n</text:p>
          </table:table-cell>
          <table:table-cell table:style-name="ce46"/>
          <table:table-cell table:style-name="ce46" table:formula="of:=IF([.I453]=&quot;&quot;;&quot;&quot;;[.I453])" office:value-type="string" office:string-value="k" calcext:value-type="string">
            <text:p>k</text:p>
          </table:table-cell>
          <table:table-cell office:value-type="string" calcext:value-type="string">
            <text:p>Delka 220</text:p>
          </table:table-cell>
          <table:table-cell/>
          <table:table-cell table:style-name="ce57" table:formula="of:=IF([.L453]=&quot;&quot;;&quot;&quot;;[.L453])" office:value-type="string" office:string-value="DSC_7554.jpg" calcext:value-type="string">
            <text:p>DSC_7554.jpg</text:p>
          </table:table-cell>
          <table:table-cell table:formula="of:=IF([.L454]&lt;&gt;&quot;&quot;;HYPERLINK(CONCATENATE(&quot;file://&quot;;[.$J$2];&quot;/&quot;;[.N454];&quot;/&quot;;LEFT([.L454];IF(               ISNUMBER(FIND(&quot; &quot;;[.L454]));FIND(&quot; &quot;;[.L454])-1;LEN([.L454])       )                ));CONCATENATE([.N454];LEFT([.L454];IF(               ISNUMBER(FIND(&quot; &quot;;[.L454]));FIND(&quot; &quot;;[.L454])-1;LEN([.L454])       )                )) );[.M453])" office:value-type="string" office:string-value="./loznice/DSC_7554.jpg" calcext:value-type="string">
            <text:p>./loznice/DSC_7554.jpg</text:p>
          </table:table-cell>
          <table:table-cell table:formula="of:=VLOOKUP(LEFT([.L454];IF(               ISNUMBER(FIND(&quot; &quot;;[.L454]));FIND(&quot; &quot;;[.L454])-1;LEN([.L454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6">
          <table:table-cell table:formula="of:=[.A454]+1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ni skrin, loznice</text:p>
          </table:table-cell>
          <table:table-cell office:value-type="string" calcext:value-type="string">
            <text:p>lamino, od truhlare</text:p>
          </table:table-cell>
          <table:table-cell/>
          <table:table-cell table:formula="of:=[.E455]" office:value-type="float" office:value="0" calcext:value-type="float">
            <text:p>0</text:p>
          </table:table-cell>
          <table:table-cell table:style-name="ce46" table:formula="of:=IF([.G454]=&quot;&quot;;&quot;&quot;;[.G454])" office:value-type="string" office:string-value="n" calcext:value-type="string">
            <text:p>n</text:p>
          </table:table-cell>
          <table:table-cell table:style-name="ce46"/>
          <table:table-cell table:style-name="ce46" table:formula="of:=IF([.I454]=&quot;&quot;;&quot;&quot;;[.I454])" office:value-type="string" office:string-value="k" calcext:value-type="string">
            <text:p>k</text:p>
          </table:table-cell>
          <table:table-cell office:value-type="string" calcext:value-type="string">
            <text:p>kovove, sklenene prvky</text:p>
          </table:table-cell>
          <table:table-cell/>
          <table:table-cell table:style-name="ce57" office:value-type="string" calcext:value-type="string">
            <text:p>_APE0728.jpg</text:p>
          </table:table-cell>
          <table:table-cell table:formula="of:=IF([.L455]&lt;&gt;&quot;&quot;;HYPERLINK(CONCATENATE(&quot;file://&quot;;[.$J$2];&quot;/&quot;;[.N455];&quot;/&quot;;LEFT([.L455];IF(               ISNUMBER(FIND(&quot; &quot;;[.L455]));FIND(&quot; &quot;;[.L455])-1;LEN([.L455])       )                ));CONCATENATE([.N455];LEFT([.L455];IF(               ISNUMBER(FIND(&quot; &quot;;[.L455]));FIND(&quot; &quot;;[.L455])-1;LEN([.L455])       )                )) );[.M454])" office:value-type="string" office:string-value="./loznice/skrin/_APE0728.jpg" calcext:value-type="string">
            <text:p>./loznice/skrin/_APE0728.jpg</text:p>
          </table:table-cell>
          <table:table-cell table:formula="of:=VLOOKUP(LEFT([.L455];IF(               ISNUMBER(FIND(&quot; &quot;;[.L455]));FIND(&quot; &quot;;[.L455])-1;LEN([.L45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55]+1" office:value-type="float" office:value="451" calcext:value-type="float">
            <text:p>4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na snowboard</text:p>
          </table:table-cell>
          <table:table-cell table:number-columns-repeated="2"/>
          <table:table-cell table:formula="of:=[.E456]" office:value-type="float" office:value="0" calcext:value-type="float">
            <text:p>0</text:p>
          </table:table-cell>
          <table:table-cell table:style-name="ce46" table:formula="of:=IF([.G455]=&quot;&quot;;&quot;&quot;;[.G455])" office:value-type="string" office:string-value="n" calcext:value-type="string">
            <text:p>n</text:p>
          </table:table-cell>
          <table:table-cell table:style-name="ce46"/>
          <table:table-cell table:style-name="ce46" table:formula="of:=IF([.I455]=&quot;&quot;;&quot;&quot;;[.I45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55]=&quot;&quot;;&quot;&quot;;[.L455])" office:value-type="string" office:string-value="_APE0728.jpg" calcext:value-type="string">
            <text:p>_APE0728.jpg</text:p>
          </table:table-cell>
          <table:table-cell table:formula="of:=IF([.L456]&lt;&gt;&quot;&quot;;HYPERLINK(CONCATENATE(&quot;file://&quot;;[.$J$2];&quot;/&quot;;[.N456];&quot;/&quot;;LEFT([.L456];IF(               ISNUMBER(FIND(&quot; &quot;;[.L456]));FIND(&quot; &quot;;[.L456])-1;LEN([.L456])       )                ));CONCATENATE([.N456];LEFT([.L456];IF(               ISNUMBER(FIND(&quot; &quot;;[.L456]));FIND(&quot; &quot;;[.L456])-1;LEN([.L456])       )                )) );[.M455])" office:value-type="string" office:string-value="./loznice/skrin/_APE0728.jpg" calcext:value-type="string">
            <text:p>./loznice/skrin/_APE0728.jpg</text:p>
          </table:table-cell>
          <table:table-cell table:formula="of:=VLOOKUP(LEFT([.L456];IF(               ISNUMBER(FIND(&quot; &quot;;[.L456]));FIND(&quot; &quot;;[.L456])-1;LEN([.L45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56]+1" office:value-type="float" office:value="452" calcext:value-type="float">
            <text:p>4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boty na snowboard</text:p>
          </table:table-cell>
          <table:table-cell table:number-columns-repeated="2"/>
          <table:table-cell table:formula="of:=[.E457]" office:value-type="float" office:value="0" calcext:value-type="float">
            <text:p>0</text:p>
          </table:table-cell>
          <table:table-cell table:style-name="ce46" table:formula="of:=IF([.G456]=&quot;&quot;;&quot;&quot;;[.G456])" office:value-type="string" office:string-value="n" calcext:value-type="string">
            <text:p>n</text:p>
          </table:table-cell>
          <table:table-cell table:style-name="ce46"/>
          <table:table-cell table:style-name="ce46" table:formula="of:=IF([.I456]=&quot;&quot;;&quot;&quot;;[.I45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56]=&quot;&quot;;&quot;&quot;;[.L456])" office:value-type="string" office:string-value="_APE0728.jpg" calcext:value-type="string">
            <text:p>_APE0728.jpg</text:p>
          </table:table-cell>
          <table:table-cell table:formula="of:=IF([.L457]&lt;&gt;&quot;&quot;;HYPERLINK(CONCATENATE(&quot;file://&quot;;[.$J$2];&quot;/&quot;;[.N457];&quot;/&quot;;LEFT([.L457];IF(               ISNUMBER(FIND(&quot; &quot;;[.L457]));FIND(&quot; &quot;;[.L457])-1;LEN([.L457])       )                ));CONCATENATE([.N457];LEFT([.L457];IF(               ISNUMBER(FIND(&quot; &quot;;[.L457]));FIND(&quot; &quot;;[.L457])-1;LEN([.L457])       )                )) );[.M456])" office:value-type="string" office:string-value="./loznice/skrin/_APE0728.jpg" calcext:value-type="string">
            <text:p>./loznice/skrin/_APE0728.jpg</text:p>
          </table:table-cell>
          <table:table-cell table:formula="of:=VLOOKUP(LEFT([.L457];IF(               ISNUMBER(FIND(&quot; &quot;;[.L457]));FIND(&quot; &quot;;[.L457])-1;LEN([.L45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57]+1" office:value-type="float" office:value="453" calcext:value-type="float">
            <text:p>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paci lehatko pro mininko</text:p>
          </table:table-cell>
          <table:table-cell table:number-columns-repeated="2"/>
          <table:table-cell table:formula="of:=[.E458]" office:value-type="float" office:value="0" calcext:value-type="float">
            <text:p>0</text:p>
          </table:table-cell>
          <table:table-cell table:style-name="ce46" table:formula="of:=IF([.G457]=&quot;&quot;;&quot;&quot;;[.G457])" office:value-type="string" office:string-value="n" calcext:value-type="string">
            <text:p>n</text:p>
          </table:table-cell>
          <table:table-cell table:style-name="ce46"/>
          <table:table-cell table:style-name="ce46" table:formula="of:=IF([.I457]=&quot;&quot;;&quot;&quot;;[.I45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57]=&quot;&quot;;&quot;&quot;;[.L457])" office:value-type="string" office:string-value="_APE0728.jpg" calcext:value-type="string">
            <text:p>_APE0728.jpg</text:p>
          </table:table-cell>
          <table:table-cell table:formula="of:=IF([.L458]&lt;&gt;&quot;&quot;;HYPERLINK(CONCATENATE(&quot;file://&quot;;[.$J$2];&quot;/&quot;;[.N458];&quot;/&quot;;LEFT([.L458];IF(               ISNUMBER(FIND(&quot; &quot;;[.L458]));FIND(&quot; &quot;;[.L458])-1;LEN([.L458])       )                ));CONCATENATE([.N458];LEFT([.L458];IF(               ISNUMBER(FIND(&quot; &quot;;[.L458]));FIND(&quot; &quot;;[.L458])-1;LEN([.L458])       )                )) );[.M457])" office:value-type="string" office:string-value="./loznice/skrin/_APE0728.jpg" calcext:value-type="string">
            <text:p>./loznice/skrin/_APE0728.jpg</text:p>
          </table:table-cell>
          <table:table-cell table:formula="of:=VLOOKUP(LEFT([.L458];IF(               ISNUMBER(FIND(&quot; &quot;;[.L458]));FIND(&quot; &quot;;[.L458])-1;LEN([.L45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58]+1" office:value-type="float" office:value="454" calcext:value-type="float">
            <text:p>4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boty na bezky</text:p>
          </table:table-cell>
          <table:table-cell table:number-columns-repeated="2"/>
          <table:table-cell table:formula="of:=[.E459]" office:value-type="float" office:value="0" calcext:value-type="float">
            <text:p>0</text:p>
          </table:table-cell>
          <table:table-cell table:style-name="ce46" table:formula="of:=IF([.G458]=&quot;&quot;;&quot;&quot;;[.G458])" office:value-type="string" office:string-value="n" calcext:value-type="string">
            <text:p>n</text:p>
          </table:table-cell>
          <table:table-cell table:style-name="ce46"/>
          <table:table-cell table:style-name="ce46" table:formula="of:=IF([.I458]=&quot;&quot;;&quot;&quot;;[.I45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58]=&quot;&quot;;&quot;&quot;;[.L458])" office:value-type="string" office:string-value="_APE0728.jpg" calcext:value-type="string">
            <text:p>_APE0728.jpg</text:p>
          </table:table-cell>
          <table:table-cell table:formula="of:=IF([.L459]&lt;&gt;&quot;&quot;;HYPERLINK(CONCATENATE(&quot;file://&quot;;[.$J$2];&quot;/&quot;;[.N459];&quot;/&quot;;LEFT([.L459];IF(               ISNUMBER(FIND(&quot; &quot;;[.L459]));FIND(&quot; &quot;;[.L459])-1;LEN([.L459])       )                ));CONCATENATE([.N459];LEFT([.L459];IF(               ISNUMBER(FIND(&quot; &quot;;[.L459]));FIND(&quot; &quot;;[.L459])-1;LEN([.L459])       )                )) );[.M458])" office:value-type="string" office:string-value="./loznice/skrin/_APE0728.jpg" calcext:value-type="string">
            <text:p>./loznice/skrin/_APE0728.jpg</text:p>
          </table:table-cell>
          <table:table-cell table:formula="of:=VLOOKUP(LEFT([.L459];IF(               ISNUMBER(FIND(&quot; &quot;;[.L459]));FIND(&quot; &quot;;[.L459])-1;LEN([.L459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59]+1" office:value-type="float" office:value="455" calcext:value-type="float">
            <text:p>4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panska kosile</text:p>
          </table:table-cell>
          <table:table-cell table:number-columns-repeated="2"/>
          <table:table-cell table:formula="of:=[.E460]" office:value-type="float" office:value="0" calcext:value-type="float">
            <text:p>0</text:p>
          </table:table-cell>
          <table:table-cell table:style-name="ce46" table:formula="of:=IF([.G459]=&quot;&quot;;&quot;&quot;;[.G459])" office:value-type="string" office:string-value="n" calcext:value-type="string">
            <text:p>n</text:p>
          </table:table-cell>
          <table:table-cell table:style-name="ce46"/>
          <table:table-cell table:style-name="ce46" table:formula="of:=IF([.I459]=&quot;&quot;;&quot;&quot;;[.I45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59]=&quot;&quot;;&quot;&quot;;[.L459])" office:value-type="string" office:string-value="_APE0728.jpg" calcext:value-type="string">
            <text:p>_APE0728.jpg</text:p>
          </table:table-cell>
          <table:table-cell table:formula="of:=IF([.L460]&lt;&gt;&quot;&quot;;HYPERLINK(CONCATENATE(&quot;file://&quot;;[.$J$2];&quot;/&quot;;[.N460];&quot;/&quot;;LEFT([.L460];IF(               ISNUMBER(FIND(&quot; &quot;;[.L460]));FIND(&quot; &quot;;[.L460])-1;LEN([.L460])       )                ));CONCATENATE([.N460];LEFT([.L460];IF(               ISNUMBER(FIND(&quot; &quot;;[.L460]));FIND(&quot; &quot;;[.L460])-1;LEN([.L460])       )                )) );[.M459])" office:value-type="string" office:string-value="./loznice/skrin/_APE0728.jpg" calcext:value-type="string">
            <text:p>./loznice/skrin/_APE0728.jpg</text:p>
          </table:table-cell>
          <table:table-cell table:formula="of:=VLOOKUP(LEFT([.L460];IF(               ISNUMBER(FIND(&quot; &quot;;[.L460]));FIND(&quot; &quot;;[.L460])-1;LEN([.L460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60]+1" office:value-type="float" office:value="456" calcext:value-type="float">
            <text:p>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x panska sportovni bunda</text:p>
          </table:table-cell>
          <table:table-cell table:number-columns-repeated="2"/>
          <table:table-cell table:formula="of:=[.E461]" office:value-type="float" office:value="0" calcext:value-type="float">
            <text:p>0</text:p>
          </table:table-cell>
          <table:table-cell table:style-name="ce46" table:formula="of:=IF([.G460]=&quot;&quot;;&quot;&quot;;[.G460])" office:value-type="string" office:string-value="n" calcext:value-type="string">
            <text:p>n</text:p>
          </table:table-cell>
          <table:table-cell table:style-name="ce46"/>
          <table:table-cell table:style-name="ce46" table:formula="of:=IF([.I460]=&quot;&quot;;&quot;&quot;;[.I460])" office:value-type="string" office:string-value="k" calcext:value-type="string">
            <text:p>k</text:p>
          </table:table-cell>
          <table:table-cell office:value-type="string" calcext:value-type="string">
            <text:p>cervena</text:p>
          </table:table-cell>
          <table:table-cell/>
          <table:table-cell table:style-name="ce57" table:formula="of:=IF([.L460]=&quot;&quot;;&quot;&quot;;[.L460])" office:value-type="string" office:string-value="_APE0728.jpg" calcext:value-type="string">
            <text:p>_APE0728.jpg</text:p>
          </table:table-cell>
          <table:table-cell table:formula="of:=IF([.L461]&lt;&gt;&quot;&quot;;HYPERLINK(CONCATENATE(&quot;file://&quot;;[.$J$2];&quot;/&quot;;[.N461];&quot;/&quot;;LEFT([.L461];IF(               ISNUMBER(FIND(&quot; &quot;;[.L461]));FIND(&quot; &quot;;[.L461])-1;LEN([.L461])       )                ));CONCATENATE([.N461];LEFT([.L461];IF(               ISNUMBER(FIND(&quot; &quot;;[.L461]));FIND(&quot; &quot;;[.L461])-1;LEN([.L461])       )                )) );[.M460])" office:value-type="string" office:string-value="./loznice/skrin/_APE0728.jpg" calcext:value-type="string">
            <text:p>./loznice/skrin/_APE0728.jpg</text:p>
          </table:table-cell>
          <table:table-cell table:formula="of:=VLOOKUP(LEFT([.L461];IF(               ISNUMBER(FIND(&quot; &quot;;[.L461]));FIND(&quot; &quot;;[.L461])-1;LEN([.L46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61]+1" office:value-type="float" office:value="457" calcext:value-type="float">
            <text:p>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y zimni kabat</text:p>
          </table:table-cell>
          <table:table-cell table:number-columns-repeated="2"/>
          <table:table-cell table:formula="of:=[.E462]" office:value-type="float" office:value="0" calcext:value-type="float">
            <text:p>0</text:p>
          </table:table-cell>
          <table:table-cell table:style-name="ce46" table:formula="of:=IF([.G461]=&quot;&quot;;&quot;&quot;;[.G461])" office:value-type="string" office:string-value="n" calcext:value-type="string">
            <text:p>n</text:p>
          </table:table-cell>
          <table:table-cell table:style-name="ce46"/>
          <table:table-cell table:style-name="ce46" table:formula="of:=IF([.I461]=&quot;&quot;;&quot;&quot;;[.I46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61]=&quot;&quot;;&quot;&quot;;[.L461])" office:value-type="string" office:string-value="_APE0728.jpg" calcext:value-type="string">
            <text:p>_APE0728.jpg</text:p>
          </table:table-cell>
          <table:table-cell table:formula="of:=IF([.L462]&lt;&gt;&quot;&quot;;HYPERLINK(CONCATENATE(&quot;file://&quot;;[.$J$2];&quot;/&quot;;[.N462];&quot;/&quot;;LEFT([.L462];IF(               ISNUMBER(FIND(&quot; &quot;;[.L462]));FIND(&quot; &quot;;[.L462])-1;LEN([.L462])       )                ));CONCATENATE([.N462];LEFT([.L462];IF(               ISNUMBER(FIND(&quot; &quot;;[.L462]));FIND(&quot; &quot;;[.L462])-1;LEN([.L462])       )                )) );[.M461])" office:value-type="string" office:string-value="./loznice/skrin/_APE0728.jpg" calcext:value-type="string">
            <text:p>./loznice/skrin/_APE0728.jpg</text:p>
          </table:table-cell>
          <table:table-cell table:formula="of:=VLOOKUP(LEFT([.L462];IF(               ISNUMBER(FIND(&quot; &quot;;[.L462]));FIND(&quot; &quot;;[.L462])-1;LEN([.L46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62]+1" office:value-type="float" office:value="458" calcext:value-type="float">
            <text:p>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kozene sako</text:p>
          </table:table-cell>
          <table:table-cell table:number-columns-repeated="2"/>
          <table:table-cell table:formula="of:=[.E463]" office:value-type="float" office:value="0" calcext:value-type="float">
            <text:p>0</text:p>
          </table:table-cell>
          <table:table-cell table:style-name="ce46" table:formula="of:=IF([.G462]=&quot;&quot;;&quot;&quot;;[.G462])" office:value-type="string" office:string-value="n" calcext:value-type="string">
            <text:p>n</text:p>
          </table:table-cell>
          <table:table-cell table:style-name="ce46"/>
          <table:table-cell table:style-name="ce46" table:formula="of:=IF([.I462]=&quot;&quot;;&quot;&quot;;[.I46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62]=&quot;&quot;;&quot;&quot;;[.L462])" office:value-type="string" office:string-value="_APE0728.jpg" calcext:value-type="string">
            <text:p>_APE0728.jpg</text:p>
          </table:table-cell>
          <table:table-cell table:formula="of:=IF([.L463]&lt;&gt;&quot;&quot;;HYPERLINK(CONCATENATE(&quot;file://&quot;;[.$J$2];&quot;/&quot;;[.N463];&quot;/&quot;;LEFT([.L463];IF(               ISNUMBER(FIND(&quot; &quot;;[.L463]));FIND(&quot; &quot;;[.L463])-1;LEN([.L463])       )                ));CONCATENATE([.N463];LEFT([.L463];IF(               ISNUMBER(FIND(&quot; &quot;;[.L463]));FIND(&quot; &quot;;[.L463])-1;LEN([.L463])       )                )) );[.M462])" office:value-type="string" office:string-value="./loznice/skrin/_APE0728.jpg" calcext:value-type="string">
            <text:p>./loznice/skrin/_APE0728.jpg</text:p>
          </table:table-cell>
          <table:table-cell table:formula="of:=VLOOKUP(LEFT([.L463];IF(               ISNUMBER(FIND(&quot; &quot;;[.L463]));FIND(&quot; &quot;;[.L463])-1;LEN([.L46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63]+1" office:value-type="float" office:value="459" calcext:value-type="float">
            <text:p>4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oblek</text:p>
          </table:table-cell>
          <table:table-cell table:number-columns-repeated="2"/>
          <table:table-cell table:formula="of:=[.E464]" office:value-type="float" office:value="0" calcext:value-type="float">
            <text:p>0</text:p>
          </table:table-cell>
          <table:table-cell table:style-name="ce46" table:formula="of:=IF([.G463]=&quot;&quot;;&quot;&quot;;[.G463])" office:value-type="string" office:string-value="n" calcext:value-type="string">
            <text:p>n</text:p>
          </table:table-cell>
          <table:table-cell table:style-name="ce46"/>
          <table:table-cell table:style-name="ce46" table:formula="of:=IF([.I463]=&quot;&quot;;&quot;&quot;;[.I463])" office:value-type="string" office:string-value="k" calcext:value-type="string">
            <text:p>k</text:p>
          </table:table-cell>
          <table:table-cell office:value-type="string" calcext:value-type="string">
            <text:p>smrdelo I v obalyu</text:p>
          </table:table-cell>
          <table:table-cell/>
          <table:table-cell table:style-name="ce57" table:formula="of:=IF([.L463]=&quot;&quot;;&quot;&quot;;[.L463])" office:value-type="string" office:string-value="_APE0728.jpg" calcext:value-type="string">
            <text:p>_APE0728.jpg</text:p>
          </table:table-cell>
          <table:table-cell table:formula="of:=IF([.L464]&lt;&gt;&quot;&quot;;HYPERLINK(CONCATENATE(&quot;file://&quot;;[.$J$2];&quot;/&quot;;[.N464];&quot;/&quot;;LEFT([.L464];IF(               ISNUMBER(FIND(&quot; &quot;;[.L464]));FIND(&quot; &quot;;[.L464])-1;LEN([.L464])       )                ));CONCATENATE([.N464];LEFT([.L464];IF(               ISNUMBER(FIND(&quot; &quot;;[.L464]));FIND(&quot; &quot;;[.L464])-1;LEN([.L464])       )                )) );[.M463])" office:value-type="string" office:string-value="./loznice/skrin/_APE0728.jpg" calcext:value-type="string">
            <text:p>./loznice/skrin/_APE0728.jpg</text:p>
          </table:table-cell>
          <table:table-cell table:formula="of:=VLOOKUP(LEFT([.L464];IF(               ISNUMBER(FIND(&quot; &quot;;[.L464]));FIND(&quot; &quot;;[.L464])-1;LEN([.L46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64]+1" office:value-type="float" office:value="460" calcext:value-type="float">
            <text:p>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kabat</text:p>
          </table:table-cell>
          <table:table-cell table:number-columns-repeated="2"/>
          <table:table-cell table:formula="of:=[.E465]" office:value-type="float" office:value="0" calcext:value-type="float">
            <text:p>0</text:p>
          </table:table-cell>
          <table:table-cell table:style-name="ce46" table:formula="of:=IF([.G464]=&quot;&quot;;&quot;&quot;;[.G464])" office:value-type="string" office:string-value="n" calcext:value-type="string">
            <text:p>n</text:p>
          </table:table-cell>
          <table:table-cell table:style-name="ce46"/>
          <table:table-cell table:style-name="ce46" table:formula="of:=IF([.I464]=&quot;&quot;;&quot;&quot;;[.I46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64]=&quot;&quot;;&quot;&quot;;[.L464])" office:value-type="string" office:string-value="_APE0728.jpg" calcext:value-type="string">
            <text:p>_APE0728.jpg</text:p>
          </table:table-cell>
          <table:table-cell table:formula="of:=IF([.L465]&lt;&gt;&quot;&quot;;HYPERLINK(CONCATENATE(&quot;file://&quot;;[.$J$2];&quot;/&quot;;[.N465];&quot;/&quot;;LEFT([.L465];IF(               ISNUMBER(FIND(&quot; &quot;;[.L465]));FIND(&quot; &quot;;[.L465])-1;LEN([.L465])       )                ));CONCATENATE([.N465];LEFT([.L465];IF(               ISNUMBER(FIND(&quot; &quot;;[.L465]));FIND(&quot; &quot;;[.L465])-1;LEN([.L465])       )                )) );[.M464])" office:value-type="string" office:string-value="./loznice/skrin/_APE0728.jpg" calcext:value-type="string">
            <text:p>./loznice/skrin/_APE0728.jpg</text:p>
          </table:table-cell>
          <table:table-cell table:formula="of:=VLOOKUP(LEFT([.L465];IF(               ISNUMBER(FIND(&quot; &quot;;[.L465]));FIND(&quot; &quot;;[.L465])-1;LEN([.L46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65]+1" office:value-type="float" office:value="461" calcext:value-type="float">
            <text:p>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svetr</text:p>
          </table:table-cell>
          <table:table-cell table:number-columns-repeated="2"/>
          <table:table-cell table:formula="of:=[.E466]" office:value-type="float" office:value="0" calcext:value-type="float">
            <text:p>0</text:p>
          </table:table-cell>
          <table:table-cell table:style-name="ce46" table:formula="of:=IF([.G465]=&quot;&quot;;&quot;&quot;;[.G465])" office:value-type="string" office:string-value="n" calcext:value-type="string">
            <text:p>n</text:p>
          </table:table-cell>
          <table:table-cell table:style-name="ce46"/>
          <table:table-cell table:style-name="ce46" table:formula="of:=IF([.I465]=&quot;&quot;;&quot;&quot;;[.I46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65]=&quot;&quot;;&quot;&quot;;[.L465])" office:value-type="string" office:string-value="_APE0728.jpg" calcext:value-type="string">
            <text:p>_APE0728.jpg</text:p>
          </table:table-cell>
          <table:table-cell table:formula="of:=IF([.L466]&lt;&gt;&quot;&quot;;HYPERLINK(CONCATENATE(&quot;file://&quot;;[.$J$2];&quot;/&quot;;[.N466];&quot;/&quot;;LEFT([.L466];IF(               ISNUMBER(FIND(&quot; &quot;;[.L466]));FIND(&quot; &quot;;[.L466])-1;LEN([.L466])       )                ));CONCATENATE([.N466];LEFT([.L466];IF(               ISNUMBER(FIND(&quot; &quot;;[.L466]));FIND(&quot; &quot;;[.L466])-1;LEN([.L466])       )                )) );[.M465])" office:value-type="string" office:string-value="./loznice/skrin/_APE0728.jpg" calcext:value-type="string">
            <text:p>./loznice/skrin/_APE0728.jpg</text:p>
          </table:table-cell>
          <table:table-cell table:formula="of:=VLOOKUP(LEFT([.L466];IF(               ISNUMBER(FIND(&quot; &quot;;[.L466]));FIND(&quot; &quot;;[.L466])-1;LEN([.L46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66]+1" office:value-type="float" office:value="462" calcext:value-type="float">
            <text:p>4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letni saty</text:p>
          </table:table-cell>
          <table:table-cell office:value-type="string" calcext:value-type="string">
            <text:p>prirodni material</text:p>
          </table:table-cell>
          <table:table-cell/>
          <table:table-cell table:formula="of:=[.E467]" office:value-type="float" office:value="0" calcext:value-type="float">
            <text:p>0</text:p>
          </table:table-cell>
          <table:table-cell table:style-name="ce46" table:formula="of:=IF([.G466]=&quot;&quot;;&quot;&quot;;[.G466])" office:value-type="string" office:string-value="n" calcext:value-type="string">
            <text:p>n</text:p>
          </table:table-cell>
          <table:table-cell table:style-name="ce46"/>
          <table:table-cell table:style-name="ce46" table:formula="of:=IF([.I466]=&quot;&quot;;&quot;&quot;;[.I46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66]=&quot;&quot;;&quot;&quot;;[.L466])" office:value-type="string" office:string-value="_APE0728.jpg" calcext:value-type="string">
            <text:p>_APE0728.jpg</text:p>
          </table:table-cell>
          <table:table-cell table:formula="of:=IF([.L467]&lt;&gt;&quot;&quot;;HYPERLINK(CONCATENATE(&quot;file://&quot;;[.$J$2];&quot;/&quot;;[.N467];&quot;/&quot;;LEFT([.L467];IF(               ISNUMBER(FIND(&quot; &quot;;[.L467]));FIND(&quot; &quot;;[.L467])-1;LEN([.L467])       )                ));CONCATENATE([.N467];LEFT([.L467];IF(               ISNUMBER(FIND(&quot; &quot;;[.L467]));FIND(&quot; &quot;;[.L467])-1;LEN([.L467])       )                )) );[.M466])" office:value-type="string" office:string-value="./loznice/skrin/_APE0728.jpg" calcext:value-type="string">
            <text:p>./loznice/skrin/_APE0728.jpg</text:p>
          </table:table-cell>
          <table:table-cell table:formula="of:=VLOOKUP(LEFT([.L467];IF(               ISNUMBER(FIND(&quot; &quot;;[.L467]));FIND(&quot; &quot;;[.L467])-1;LEN([.L46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67]+1" office:value-type="float" office:value="463" calcext:value-type="float">
            <text:p>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mikina</text:p>
          </table:table-cell>
          <table:table-cell table:number-columns-repeated="2"/>
          <table:table-cell table:formula="of:=[.E468]" office:value-type="float" office:value="0" calcext:value-type="float">
            <text:p>0</text:p>
          </table:table-cell>
          <table:table-cell table:style-name="ce46" table:formula="of:=IF([.G467]=&quot;&quot;;&quot;&quot;;[.G467])" office:value-type="string" office:string-value="n" calcext:value-type="string">
            <text:p>n</text:p>
          </table:table-cell>
          <table:table-cell table:style-name="ce46"/>
          <table:table-cell table:style-name="ce46" table:formula="of:=IF([.I467]=&quot;&quot;;&quot;&quot;;[.I46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67]=&quot;&quot;;&quot;&quot;;[.L467])" office:value-type="string" office:string-value="_APE0728.jpg" calcext:value-type="string">
            <text:p>_APE0728.jpg</text:p>
          </table:table-cell>
          <table:table-cell table:formula="of:=IF([.L468]&lt;&gt;&quot;&quot;;HYPERLINK(CONCATENATE(&quot;file://&quot;;[.$J$2];&quot;/&quot;;[.N468];&quot;/&quot;;LEFT([.L468];IF(               ISNUMBER(FIND(&quot; &quot;;[.L468]));FIND(&quot; &quot;;[.L468])-1;LEN([.L468])       )                ));CONCATENATE([.N468];LEFT([.L468];IF(               ISNUMBER(FIND(&quot; &quot;;[.L468]));FIND(&quot; &quot;;[.L468])-1;LEN([.L468])       )                )) );[.M467])" office:value-type="string" office:string-value="./loznice/skrin/_APE0728.jpg" calcext:value-type="string">
            <text:p>./loznice/skrin/_APE0728.jpg</text:p>
          </table:table-cell>
          <table:table-cell table:formula="of:=VLOOKUP(LEFT([.L468];IF(               ISNUMBER(FIND(&quot; &quot;;[.L468]));FIND(&quot; &quot;;[.L468])-1;LEN([.L46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68]+1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bunda</text:p>
          </table:table-cell>
          <table:table-cell table:number-columns-repeated="2"/>
          <table:table-cell table:formula="of:=[.E469]" office:value-type="float" office:value="0" calcext:value-type="float">
            <text:p>0</text:p>
          </table:table-cell>
          <table:table-cell table:style-name="ce46" table:formula="of:=IF([.G468]=&quot;&quot;;&quot;&quot;;[.G468])" office:value-type="string" office:string-value="n" calcext:value-type="string">
            <text:p>n</text:p>
          </table:table-cell>
          <table:table-cell table:style-name="ce46"/>
          <table:table-cell table:style-name="ce46" table:formula="of:=IF([.I468]=&quot;&quot;;&quot;&quot;;[.I46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68]=&quot;&quot;;&quot;&quot;;[.L468])" office:value-type="string" office:string-value="_APE0728.jpg" calcext:value-type="string">
            <text:p>_APE0728.jpg</text:p>
          </table:table-cell>
          <table:table-cell table:formula="of:=IF([.L469]&lt;&gt;&quot;&quot;;HYPERLINK(CONCATENATE(&quot;file://&quot;;[.$J$2];&quot;/&quot;;[.N469];&quot;/&quot;;LEFT([.L469];IF(               ISNUMBER(FIND(&quot; &quot;;[.L469]));FIND(&quot; &quot;;[.L469])-1;LEN([.L469])       )                ));CONCATENATE([.N469];LEFT([.L469];IF(               ISNUMBER(FIND(&quot; &quot;;[.L469]));FIND(&quot; &quot;;[.L469])-1;LEN([.L469])       )                )) );[.M468])" office:value-type="string" office:string-value="./loznice/skrin/_APE0728.jpg" calcext:value-type="string">
            <text:p>./loznice/skrin/_APE0728.jpg</text:p>
          </table:table-cell>
          <table:table-cell table:formula="of:=VLOOKUP(LEFT([.L469];IF(               ISNUMBER(FIND(&quot; &quot;;[.L469]));FIND(&quot; &quot;;[.L469])-1;LEN([.L469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69]+1" office:value-type="float" office:value="465" calcext:value-type="float">
            <text:p>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vaty cca 10ks</text:p>
          </table:table-cell>
          <table:table-cell table:number-columns-repeated="2"/>
          <table:table-cell table:formula="of:=[.E470]" office:value-type="float" office:value="0" calcext:value-type="float">
            <text:p>0</text:p>
          </table:table-cell>
          <table:table-cell table:style-name="ce46" table:formula="of:=IF([.G469]=&quot;&quot;;&quot;&quot;;[.G469])" office:value-type="string" office:string-value="n" calcext:value-type="string">
            <text:p>n</text:p>
          </table:table-cell>
          <table:table-cell table:style-name="ce46"/>
          <table:table-cell table:style-name="ce46" table:formula="of:=IF([.I469]=&quot;&quot;;&quot;&quot;;[.I469])" office:value-type="string" office:string-value="k" calcext:value-type="string">
            <text:p>k</text:p>
          </table:table-cell>
          <table:table-cell office:value-type="string" calcext:value-type="string">
            <text:p>zcela vlevo, nejsou videt na foto</text:p>
          </table:table-cell>
          <table:table-cell/>
          <table:table-cell table:style-name="ce57" table:formula="of:=IF([.L469]=&quot;&quot;;&quot;&quot;;[.L469])" office:value-type="string" office:string-value="_APE0728.jpg" calcext:value-type="string">
            <text:p>_APE0728.jpg</text:p>
          </table:table-cell>
          <table:table-cell table:formula="of:=IF([.L470]&lt;&gt;&quot;&quot;;HYPERLINK(CONCATENATE(&quot;file://&quot;;[.$J$2];&quot;/&quot;;[.N470];&quot;/&quot;;LEFT([.L470];IF(               ISNUMBER(FIND(&quot; &quot;;[.L470]));FIND(&quot; &quot;;[.L470])-1;LEN([.L470])       )                ));CONCATENATE([.N470];LEFT([.L470];IF(               ISNUMBER(FIND(&quot; &quot;;[.L470]));FIND(&quot; &quot;;[.L470])-1;LEN([.L470])       )                )) );[.M469])" office:value-type="string" office:string-value="./loznice/skrin/_APE0728.jpg" calcext:value-type="string">
            <text:p>./loznice/skrin/_APE0728.jpg</text:p>
          </table:table-cell>
          <table:table-cell table:formula="of:=VLOOKUP(LEFT([.L470];IF(               ISNUMBER(FIND(&quot; &quot;;[.L470]));FIND(&quot; &quot;;[.L470])-1;LEN([.L470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70]+1" office:value-type="float" office:value="466" calcext:value-type="float">
            <text:p>4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bunda s nepromokavou membranou</text:p>
          </table:table-cell>
          <table:table-cell table:number-columns-repeated="2"/>
          <table:table-cell table:formula="of:=[.E471]" office:value-type="float" office:value="0" calcext:value-type="float">
            <text:p>0</text:p>
          </table:table-cell>
          <table:table-cell table:style-name="ce46" table:formula="of:=IF([.G470]=&quot;&quot;;&quot;&quot;;[.G470])" office:value-type="string" office:string-value="n" calcext:value-type="string">
            <text:p>n</text:p>
          </table:table-cell>
          <table:table-cell table:style-name="ce46"/>
          <table:table-cell table:style-name="ce46" table:formula="of:=IF([.I470]=&quot;&quot;;&quot;&quot;;[.I47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70]=&quot;&quot;;&quot;&quot;;[.L470])" office:value-type="string" office:string-value="_APE0728.jpg" calcext:value-type="string">
            <text:p>_APE0728.jpg</text:p>
          </table:table-cell>
          <table:table-cell table:formula="of:=IF([.L471]&lt;&gt;&quot;&quot;;HYPERLINK(CONCATENATE(&quot;file://&quot;;[.$J$2];&quot;/&quot;;[.N471];&quot;/&quot;;LEFT([.L471];IF(               ISNUMBER(FIND(&quot; &quot;;[.L471]));FIND(&quot; &quot;;[.L471])-1;LEN([.L471])       )                ));CONCATENATE([.N471];LEFT([.L471];IF(               ISNUMBER(FIND(&quot; &quot;;[.L471]));FIND(&quot; &quot;;[.L471])-1;LEN([.L471])       )                )) );[.M470])" office:value-type="string" office:string-value="./loznice/skrin/_APE0728.jpg" calcext:value-type="string">
            <text:p>./loznice/skrin/_APE0728.jpg</text:p>
          </table:table-cell>
          <table:table-cell table:formula="of:=VLOOKUP(LEFT([.L471];IF(               ISNUMBER(FIND(&quot; &quot;;[.L471]));FIND(&quot; &quot;;[.L471])-1;LEN([.L47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71]+1" office:value-type="float" office:value="467" calcext:value-type="float">
            <text:p>4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kozena bunda</text:p>
          </table:table-cell>
          <table:table-cell office:value-type="string" calcext:value-type="string">
            <text:p>kara</text:p>
          </table:table-cell>
          <table:table-cell/>
          <table:table-cell table:formula="of:=[.E472]" office:value-type="float" office:value="0" calcext:value-type="float">
            <text:p>0</text:p>
          </table:table-cell>
          <table:table-cell table:style-name="ce46" table:formula="of:=IF([.G471]=&quot;&quot;;&quot;&quot;;[.G471])" office:value-type="string" office:string-value="n" calcext:value-type="string">
            <text:p>n</text:p>
          </table:table-cell>
          <table:table-cell table:style-name="ce46"/>
          <table:table-cell table:style-name="ce46" table:formula="of:=IF([.I471]=&quot;&quot;;&quot;&quot;;[.I47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71]=&quot;&quot;;&quot;&quot;;[.L471])" office:value-type="string" office:string-value="_APE0728.jpg" calcext:value-type="string">
            <text:p>_APE0728.jpg</text:p>
          </table:table-cell>
          <table:table-cell table:formula="of:=IF([.L472]&lt;&gt;&quot;&quot;;HYPERLINK(CONCATENATE(&quot;file://&quot;;[.$J$2];&quot;/&quot;;[.N472];&quot;/&quot;;LEFT([.L472];IF(               ISNUMBER(FIND(&quot; &quot;;[.L472]));FIND(&quot; &quot;;[.L472])-1;LEN([.L472])       )                ));CONCATENATE([.N472];LEFT([.L472];IF(               ISNUMBER(FIND(&quot; &quot;;[.L472]));FIND(&quot; &quot;;[.L472])-1;LEN([.L472])       )                )) );[.M471])" office:value-type="string" office:string-value="./loznice/skrin/_APE0728.jpg" calcext:value-type="string">
            <text:p>./loznice/skrin/_APE0728.jpg</text:p>
          </table:table-cell>
          <table:table-cell table:formula="of:=VLOOKUP(LEFT([.L472];IF(               ISNUMBER(FIND(&quot; &quot;;[.L472]));FIND(&quot; &quot;;[.L472])-1;LEN([.L47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72]+1" office:value-type="float" office:value="468" calcext:value-type="float">
            <text:p>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vesta</text:p>
          </table:table-cell>
          <table:table-cell table:number-columns-repeated="2"/>
          <table:table-cell table:formula="of:=[.E473]" office:value-type="float" office:value="0" calcext:value-type="float">
            <text:p>0</text:p>
          </table:table-cell>
          <table:table-cell table:style-name="ce46" table:formula="of:=IF([.G472]=&quot;&quot;;&quot;&quot;;[.G472])" office:value-type="string" office:string-value="n" calcext:value-type="string">
            <text:p>n</text:p>
          </table:table-cell>
          <table:table-cell table:style-name="ce46"/>
          <table:table-cell table:style-name="ce46" table:formula="of:=IF([.I472]=&quot;&quot;;&quot;&quot;;[.I47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72]=&quot;&quot;;&quot;&quot;;[.L472])" office:value-type="string" office:string-value="_APE0728.jpg" calcext:value-type="string">
            <text:p>_APE0728.jpg</text:p>
          </table:table-cell>
          <table:table-cell table:formula="of:=IF([.L473]&lt;&gt;&quot;&quot;;HYPERLINK(CONCATENATE(&quot;file://&quot;;[.$J$2];&quot;/&quot;;[.N473];&quot;/&quot;;LEFT([.L473];IF(               ISNUMBER(FIND(&quot; &quot;;[.L473]));FIND(&quot; &quot;;[.L473])-1;LEN([.L473])       )                ));CONCATENATE([.N473];LEFT([.L473];IF(               ISNUMBER(FIND(&quot; &quot;;[.L473]));FIND(&quot; &quot;;[.L473])-1;LEN([.L473])       )                )) );[.M472])" office:value-type="string" office:string-value="./loznice/skrin/_APE0728.jpg" calcext:value-type="string">
            <text:p>./loznice/skrin/_APE0728.jpg</text:p>
          </table:table-cell>
          <table:table-cell table:formula="of:=VLOOKUP(LEFT([.L473];IF(               ISNUMBER(FIND(&quot; &quot;;[.L473]));FIND(&quot; &quot;;[.L473])-1;LEN([.L47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73]+1" office:value-type="float" office:value="469" calcext:value-type="float">
            <text:p>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y svetrik</text:p>
          </table:table-cell>
          <table:table-cell table:number-columns-repeated="2"/>
          <table:table-cell table:formula="of:=[.E474]" office:value-type="float" office:value="0" calcext:value-type="float">
            <text:p>0</text:p>
          </table:table-cell>
          <table:table-cell table:style-name="ce46" table:formula="of:=IF([.G473]=&quot;&quot;;&quot;&quot;;[.G473])" office:value-type="string" office:string-value="n" calcext:value-type="string">
            <text:p>n</text:p>
          </table:table-cell>
          <table:table-cell table:style-name="ce46"/>
          <table:table-cell table:style-name="ce46" table:formula="of:=IF([.I473]=&quot;&quot;;&quot;&quot;;[.I473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30.jpg</text:p>
          </table:table-cell>
          <table:table-cell table:formula="of:=IF([.L474]&lt;&gt;&quot;&quot;;HYPERLINK(CONCATENATE(&quot;file://&quot;;[.$J$2];&quot;/&quot;;[.N474];&quot;/&quot;;LEFT([.L474];IF(               ISNUMBER(FIND(&quot; &quot;;[.L474]));FIND(&quot; &quot;;[.L474])-1;LEN([.L474])       )                ));CONCATENATE([.N474];LEFT([.L474];IF(               ISNUMBER(FIND(&quot; &quot;;[.L474]));FIND(&quot; &quot;;[.L474])-1;LEN([.L474])       )                )) );[.M473])" office:value-type="string" office:string-value="./loznice/skrin/_APE0730.jpg" calcext:value-type="string">
            <text:p>./loznice/skrin/_APE0730.jpg</text:p>
          </table:table-cell>
          <table:table-cell table:formula="of:=VLOOKUP(LEFT([.L474];IF(               ISNUMBER(FIND(&quot; &quot;;[.L474]));FIND(&quot; &quot;;[.L474])-1;LEN([.L47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74]+1" office:value-type="float" office:value="470" calcext:value-type="float">
            <text:p>4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pohadkova knizka</text:p>
          </table:table-cell>
          <table:table-cell table:number-columns-repeated="2"/>
          <table:table-cell table:formula="of:=[.E475]" office:value-type="float" office:value="0" calcext:value-type="float">
            <text:p>0</text:p>
          </table:table-cell>
          <table:table-cell table:style-name="ce46" table:formula="of:=IF([.G474]=&quot;&quot;;&quot;&quot;;[.G474])" office:value-type="string" office:string-value="n" calcext:value-type="string">
            <text:p>n</text:p>
          </table:table-cell>
          <table:table-cell table:style-name="ce46"/>
          <table:table-cell table:style-name="ce46" table:formula="of:=IF([.I474]=&quot;&quot;;&quot;&quot;;[.I47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74]=&quot;&quot;;&quot;&quot;;[.L474])" office:value-type="string" office:string-value="_APE0730.jpg" calcext:value-type="string">
            <text:p>_APE0730.jpg</text:p>
          </table:table-cell>
          <table:table-cell table:formula="of:=IF([.L475]&lt;&gt;&quot;&quot;;HYPERLINK(CONCATENATE(&quot;file://&quot;;[.$J$2];&quot;/&quot;;[.N475];&quot;/&quot;;LEFT([.L475];IF(               ISNUMBER(FIND(&quot; &quot;;[.L475]));FIND(&quot; &quot;;[.L475])-1;LEN([.L475])       )                ));CONCATENATE([.N475];LEFT([.L475];IF(               ISNUMBER(FIND(&quot; &quot;;[.L475]));FIND(&quot; &quot;;[.L475])-1;LEN([.L475])       )                )) );[.M474])" office:value-type="string" office:string-value="./loznice/skrin/_APE0730.jpg" calcext:value-type="string">
            <text:p>./loznice/skrin/_APE0730.jpg</text:p>
          </table:table-cell>
          <table:table-cell table:formula="of:=VLOOKUP(LEFT([.L475];IF(               ISNUMBER(FIND(&quot; &quot;;[.L475]));FIND(&quot; &quot;;[.L475])-1;LEN([.L47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75]+1" office:value-type="float" office:value="471" calcext:value-type="float">
            <text:p>4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bice na veci</text:p>
          </table:table-cell>
          <table:table-cell office:value-type="string" calcext:value-type="string">
            <text:p>prirodni material, ikea</text:p>
          </table:table-cell>
          <table:table-cell/>
          <table:table-cell table:formula="of:=[.E476]" office:value-type="float" office:value="0" calcext:value-type="float">
            <text:p>0</text:p>
          </table:table-cell>
          <table:table-cell table:style-name="ce46" table:formula="of:=IF([.G475]=&quot;&quot;;&quot;&quot;;[.G475])" office:value-type="string" office:string-value="n" calcext:value-type="string">
            <text:p>n</text:p>
          </table:table-cell>
          <table:table-cell table:style-name="ce46"/>
          <table:table-cell table:style-name="ce46" table:formula="of:=IF([.I475]=&quot;&quot;;&quot;&quot;;[.I475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31.jpg</text:p>
          </table:table-cell>
          <table:table-cell table:formula="of:=IF([.L476]&lt;&gt;&quot;&quot;;HYPERLINK(CONCATENATE(&quot;file://&quot;;[.$J$2];&quot;/&quot;;[.N476];&quot;/&quot;;LEFT([.L476];IF(               ISNUMBER(FIND(&quot; &quot;;[.L476]));FIND(&quot; &quot;;[.L476])-1;LEN([.L476])       )                ));CONCATENATE([.N476];LEFT([.L476];IF(               ISNUMBER(FIND(&quot; &quot;;[.L476]));FIND(&quot; &quot;;[.L476])-1;LEN([.L476])       )                )) );[.M475])" office:value-type="string" office:string-value="./loznice/skrin/_APE0731.jpg" calcext:value-type="string">
            <text:p>./loznice/skrin/_APE0731.jpg</text:p>
          </table:table-cell>
          <table:table-cell table:formula="of:=VLOOKUP(LEFT([.L476];IF(               ISNUMBER(FIND(&quot; &quot;;[.L476]));FIND(&quot; &quot;;[.L476])-1;LEN([.L47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76]+1" office:value-type="float" office:value="472" calcext:value-type="float">
            <text:p>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cyklo helma</text:p>
          </table:table-cell>
          <table:table-cell table:number-columns-repeated="2"/>
          <table:table-cell table:formula="of:=[.E477]" office:value-type="float" office:value="0" calcext:value-type="float">
            <text:p>0</text:p>
          </table:table-cell>
          <table:table-cell table:style-name="ce46" table:formula="of:=IF([.G476]=&quot;&quot;;&quot;&quot;;[.G476])" office:value-type="string" office:string-value="n" calcext:value-type="string">
            <text:p>n</text:p>
          </table:table-cell>
          <table:table-cell table:style-name="ce46"/>
          <table:table-cell table:style-name="ce46" table:formula="of:=IF([.I476]=&quot;&quot;;&quot;&quot;;[.I47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76]=&quot;&quot;;&quot;&quot;;[.L476])" office:value-type="string" office:string-value="_APE0731.jpg" calcext:value-type="string">
            <text:p>_APE0731.jpg</text:p>
          </table:table-cell>
          <table:table-cell table:formula="of:=IF([.L477]&lt;&gt;&quot;&quot;;HYPERLINK(CONCATENATE(&quot;file://&quot;;[.$J$2];&quot;/&quot;;[.N477];&quot;/&quot;;LEFT([.L477];IF(               ISNUMBER(FIND(&quot; &quot;;[.L477]));FIND(&quot; &quot;;[.L477])-1;LEN([.L477])       )                ));CONCATENATE([.N477];LEFT([.L477];IF(               ISNUMBER(FIND(&quot; &quot;;[.L477]));FIND(&quot; &quot;;[.L477])-1;LEN([.L477])       )                )) );[.M476])" office:value-type="string" office:string-value="./loznice/skrin/_APE0731.jpg" calcext:value-type="string">
            <text:p>./loznice/skrin/_APE0731.jpg</text:p>
          </table:table-cell>
          <table:table-cell table:formula="of:=VLOOKUP(LEFT([.L477];IF(               ISNUMBER(FIND(&quot; &quot;;[.L477]));FIND(&quot; &quot;;[.L477])-1;LEN([.L47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77]+1" office:value-type="float" office:value="473" calcext:value-type="float">
            <text:p>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cyklo rukavice</text:p>
          </table:table-cell>
          <table:table-cell table:number-columns-repeated="2"/>
          <table:table-cell table:formula="of:=[.E478]" office:value-type="float" office:value="0" calcext:value-type="float">
            <text:p>0</text:p>
          </table:table-cell>
          <table:table-cell table:style-name="ce46" table:formula="of:=IF([.G477]=&quot;&quot;;&quot;&quot;;[.G477])" office:value-type="string" office:string-value="n" calcext:value-type="string">
            <text:p>n</text:p>
          </table:table-cell>
          <table:table-cell table:style-name="ce46"/>
          <table:table-cell table:style-name="ce46" table:formula="of:=IF([.I477]=&quot;&quot;;&quot;&quot;;[.I477])" office:value-type="string" office:string-value="k" calcext:value-type="string">
            <text:p>k</text:p>
          </table:table-cell>
          <table:table-cell office:value-type="string" calcext:value-type="string">
            <text:p>v helme</text:p>
          </table:table-cell>
          <table:table-cell/>
          <table:table-cell table:style-name="ce57" table:formula="of:=IF([.L477]=&quot;&quot;;&quot;&quot;;[.L477])" office:value-type="string" office:string-value="_APE0731.jpg" calcext:value-type="string">
            <text:p>_APE0731.jpg</text:p>
          </table:table-cell>
          <table:table-cell table:formula="of:=IF([.L478]&lt;&gt;&quot;&quot;;HYPERLINK(CONCATENATE(&quot;file://&quot;;[.$J$2];&quot;/&quot;;[.N478];&quot;/&quot;;LEFT([.L478];IF(               ISNUMBER(FIND(&quot; &quot;;[.L478]));FIND(&quot; &quot;;[.L478])-1;LEN([.L478])       )                ));CONCATENATE([.N478];LEFT([.L478];IF(               ISNUMBER(FIND(&quot; &quot;;[.L478]));FIND(&quot; &quot;;[.L478])-1;LEN([.L478])       )                )) );[.M477])" office:value-type="string" office:string-value="./loznice/skrin/_APE0731.jpg" calcext:value-type="string">
            <text:p>./loznice/skrin/_APE0731.jpg</text:p>
          </table:table-cell>
          <table:table-cell table:formula="of:=VLOOKUP(LEFT([.L478];IF(               ISNUMBER(FIND(&quot; &quot;;[.L478]));FIND(&quot; &quot;;[.L478])-1;LEN([.L47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9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Fotobatoh</text:p>
          </table:table-cell>
          <table:table-cell table:number-columns-repeated="2"/>
          <table:table-cell table:formula="of:=[.E479]" office:value-type="float" office:value="0" calcext:value-type="float">
            <text:p>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office:value-type="string" calcext:value-type="string">
            <text:p>k</text:p>
          </table:table-cell>
          <table:table-cell office:value-type="string" calcext:value-type="string">
            <text:p>v dolni casti skrine, vybaveni prezilo, fotobatoh kontaminovan kourem</text:p>
          </table:table-cell>
          <table:table-cell/>
          <table:table-cell table:style-name="ce57" office:value-type="string" calcext:value-type="string">
            <text:p>_APE0849.jpg</text:p>
          </table:table-cell>
          <table:table-cell table:formula="of:=IF([.L479]&lt;&gt;&quot;&quot;;HYPERLINK(CONCATENATE(&quot;file://&quot;;[.$J$2];&quot;/&quot;;[.N479];&quot;/&quot;;LEFT([.L479];IF(               ISNUMBER(FIND(&quot; &quot;;[.L479]));FIND(&quot; &quot;;[.L479])-1;LEN([.L479])       )                ));CONCATENATE([.N479];LEFT([.L479];IF(               ISNUMBER(FIND(&quot; &quot;;[.L479]));FIND(&quot; &quot;;[.L479])-1;LEN([.L479])       )                )) );[.M478])" office:value-type="string" office:string-value="./loznice/poskozene/_APE0849.jpg" calcext:value-type="string">
            <text:p>./loznice/poskozene/_APE0849.jpg</text:p>
          </table:table-cell>
          <table:table-cell table:formula="of:=VLOOKUP(LEFT([.L479];IF(               ISNUMBER(FIND(&quot; &quot;;[.L479]));FIND(&quot; &quot;;[.L479])-1;LEN([.L479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9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2x batoh</text:p>
          </table:table-cell>
          <table:table-cell/>
          <table:table-cell table:formula="of:=8000+2000" office:value-type="float" office:value="10000" calcext:value-type="float">
            <text:p>10000</text:p>
          </table:table-cell>
          <table:table-cell table:formula="of:=[.E480]" office:value-type="float" office:value="10000" calcext:value-type="float">
            <text:p>1000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office:value-type="string" calcext:value-type="string">
            <text:p>k</text:p>
          </table:table-cell>
          <table:table-cell office:value-type="string" calcext:value-type="string">
            <text:p>zanovni, 1x pansky, 1x damsky turisticky</text:p>
          </table:table-cell>
          <table:table-cell/>
          <table:table-cell table:style-name="ce57" office:value-type="string" calcext:value-type="string">
            <text:p>_APE0850.jpg _APE0854.jpg</text:p>
          </table:table-cell>
          <table:table-cell table:formula="of:=IF([.L480]&lt;&gt;&quot;&quot;;HYPERLINK(CONCATENATE(&quot;file://&quot;;[.$J$2];&quot;/&quot;;[.N480];&quot;/&quot;;LEFT([.L480];IF(               ISNUMBER(FIND(&quot; &quot;;[.L480]));FIND(&quot; &quot;;[.L480])-1;LEN([.L480])       )                ));CONCATENATE([.N480];LEFT([.L480];IF(               ISNUMBER(FIND(&quot; &quot;;[.L480]));FIND(&quot; &quot;;[.L480])-1;LEN([.L480])       )                )) );[.M479])" office:value-type="string" office:string-value="./loznice/poskozene/_APE0850.jpg" calcext:value-type="string">
            <text:p>./loznice/poskozene/_APE0850.jpg</text:p>
          </table:table-cell>
          <table:table-cell table:formula="of:=VLOOKUP(LEFT([.L480];IF(               ISNUMBER(FIND(&quot; &quot;;[.L480]));FIND(&quot; &quot;;[.L480])-1;LEN([.L480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6">
          <table:table-cell table:formula="of:=[.A478]+1" office:value-type="float" office:value="474" calcext:value-type="float">
            <text:p>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obleceni</text:p>
          </table:table-cell>
          <table:table-cell office:value-type="string" calcext:value-type="string">
            <text:p>na dite 0-2roky, asi 200ks</text:p>
          </table:table-cell>
          <table:table-cell/>
          <table:table-cell table:formula="of:=[.E481]" office:value-type="float" office:value="0" calcext:value-type="float">
            <text:p>0</text:p>
          </table:table-cell>
          <table:table-cell table:style-name="ce46" table:formula="of:=IF([.G478]=&quot;&quot;;&quot;&quot;;[.G478])" office:value-type="string" office:string-value="n" calcext:value-type="string">
            <text:p>n</text:p>
          </table:table-cell>
          <table:table-cell table:style-name="ce46"/>
          <table:table-cell table:style-name="ce46" table:formula="of:=IF([.I478]=&quot;&quot;;&quot;&quot;;[.I478])" office:value-type="string" office:string-value="k" calcext:value-type="string">
            <text:p>k</text:p>
          </table:table-cell>
          <table:table-cell office:value-type="string" calcext:value-type="string">
            <text:p>kompletni obleceni na 1 dite na dva roky</text:p>
          </table:table-cell>
          <table:table-cell/>
          <table:table-cell table:style-name="ce57" table:formula="of:=IF([.L478]=&quot;&quot;;&quot;&quot;;[.L478])" office:value-type="string" office:string-value="_APE0731.jpg" calcext:value-type="string">
            <text:p>_APE0731.jpg</text:p>
          </table:table-cell>
          <table:table-cell table:formula="of:=IF([.L481]&lt;&gt;&quot;&quot;;HYPERLINK(CONCATENATE(&quot;file://&quot;;[.$J$2];&quot;/&quot;;[.N481];&quot;/&quot;;LEFT([.L481];IF(               ISNUMBER(FIND(&quot; &quot;;[.L481]));FIND(&quot; &quot;;[.L481])-1;LEN([.L481])       )                ));CONCATENATE([.N481];LEFT([.L481];IF(               ISNUMBER(FIND(&quot; &quot;;[.L481]));FIND(&quot; &quot;;[.L481])-1;LEN([.L481])       )                )) );[.M480])" office:value-type="string" office:string-value="./loznice/skrin/_APE0731.jpg" calcext:value-type="string">
            <text:p>./loznice/skrin/_APE0731.jpg</text:p>
          </table:table-cell>
          <table:table-cell table:formula="of:=VLOOKUP(LEFT([.L481];IF(               ISNUMBER(FIND(&quot; &quot;;[.L481]));FIND(&quot; &quot;;[.L481])-1;LEN([.L48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81]+1" office:value-type="float" office:value="475" calcext:value-type="float">
            <text:p>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rucniku pro rodinu o 4 clenech</text:p>
          </table:table-cell>
          <table:table-cell table:number-columns-repeated="2"/>
          <table:table-cell table:formula="of:=[.E482]" office:value-type="float" office:value="0" calcext:value-type="float">
            <text:p>0</text:p>
          </table:table-cell>
          <table:table-cell table:style-name="ce46" table:formula="of:=IF([.G481]=&quot;&quot;;&quot;&quot;;[.G481])" office:value-type="string" office:string-value="n" calcext:value-type="string">
            <text:p>n</text:p>
          </table:table-cell>
          <table:table-cell table:style-name="ce46"/>
          <table:table-cell table:style-name="ce46" table:formula="of:=IF([.I481]=&quot;&quot;;&quot;&quot;;[.I48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81]=&quot;&quot;;&quot;&quot;;[.L481])" office:value-type="string" office:string-value="_APE0731.jpg" calcext:value-type="string">
            <text:p>_APE0731.jpg</text:p>
          </table:table-cell>
          <table:table-cell table:formula="of:=IF([.L482]&lt;&gt;&quot;&quot;;HYPERLINK(CONCATENATE(&quot;file://&quot;;[.$J$2];&quot;/&quot;;[.N482];&quot;/&quot;;LEFT([.L482];IF(               ISNUMBER(FIND(&quot; &quot;;[.L482]));FIND(&quot; &quot;;[.L482])-1;LEN([.L482])       )                ));CONCATENATE([.N482];LEFT([.L482];IF(               ISNUMBER(FIND(&quot; &quot;;[.L482]));FIND(&quot; &quot;;[.L482])-1;LEN([.L482])       )                )) );[.M481])" office:value-type="string" office:string-value="./loznice/skrin/_APE0731.jpg" calcext:value-type="string">
            <text:p>./loznice/skrin/_APE0731.jpg</text:p>
          </table:table-cell>
          <table:table-cell table:formula="of:=VLOOKUP(LEFT([.L482];IF(               ISNUMBER(FIND(&quot; &quot;;[.L482]));FIND(&quot; &quot;;[.L482])-1;LEN([.L48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82]+1" office:value-type="float" office:value="476" calcext:value-type="float">
            <text:p>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ceni damske</text:p>
          </table:table-cell>
          <table:table-cell office:value-type="string" calcext:value-type="string">
            <text:p>summa za poskozene kusy</text:p>
          </table:table-cell>
          <table:table-cell/>
          <table:table-cell table:formula="of:=[.E483]" office:value-type="float" office:value="0" calcext:value-type="float">
            <text:p>0</text:p>
          </table:table-cell>
          <table:table-cell table:style-name="ce46" table:formula="of:=IF([.G482]=&quot;&quot;;&quot;&quot;;[.G482])" office:value-type="string" office:string-value="n" calcext:value-type="string">
            <text:p>n</text:p>
          </table:table-cell>
          <table:table-cell table:style-name="ce46"/>
          <table:table-cell table:style-name="ce46" table:formula="of:=IF([.I482]=&quot;&quot;;&quot;&quot;;[.I48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82]=&quot;&quot;;&quot;&quot;;[.L482])" office:value-type="string" office:string-value="_APE0731.jpg" calcext:value-type="string">
            <text:p>_APE0731.jpg</text:p>
          </table:table-cell>
          <table:table-cell table:formula="of:=IF([.L483]&lt;&gt;&quot;&quot;;HYPERLINK(CONCATENATE(&quot;file://&quot;;[.$J$2];&quot;/&quot;;[.N483];&quot;/&quot;;LEFT([.L483];IF(               ISNUMBER(FIND(&quot; &quot;;[.L483]));FIND(&quot; &quot;;[.L483])-1;LEN([.L483])       )                ));CONCATENATE([.N483];LEFT([.L483];IF(               ISNUMBER(FIND(&quot; &quot;;[.L483]));FIND(&quot; &quot;;[.L483])-1;LEN([.L483])       )                )) );[.M482])" office:value-type="string" office:string-value="./loznice/skrin/_APE0731.jpg" calcext:value-type="string">
            <text:p>./loznice/skrin/_APE0731.jpg</text:p>
          </table:table-cell>
          <table:table-cell table:formula="of:=VLOOKUP(LEFT([.L483];IF(               ISNUMBER(FIND(&quot; &quot;;[.L483]));FIND(&quot; &quot;;[.L483])-1;LEN([.L48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83]+1" office:value-type="float" office:value="477" calcext:value-type="float">
            <text:p>4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ceni panske</text:p>
          </table:table-cell>
          <table:table-cell office:value-type="string" calcext:value-type="string">
            <text:p>summa za poskozene kusy</text:p>
          </table:table-cell>
          <table:table-cell/>
          <table:table-cell table:formula="of:=[.E484]" office:value-type="float" office:value="0" calcext:value-type="float">
            <text:p>0</text:p>
          </table:table-cell>
          <table:table-cell table:style-name="ce46" table:formula="of:=IF([.G483]=&quot;&quot;;&quot;&quot;;[.G483])" office:value-type="string" office:string-value="n" calcext:value-type="string">
            <text:p>n</text:p>
          </table:table-cell>
          <table:table-cell table:style-name="ce46"/>
          <table:table-cell table:style-name="ce46" table:formula="of:=IF([.I483]=&quot;&quot;;&quot;&quot;;[.I48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83]=&quot;&quot;;&quot;&quot;;[.L483])" office:value-type="string" office:string-value="_APE0731.jpg" calcext:value-type="string">
            <text:p>_APE0731.jpg</text:p>
          </table:table-cell>
          <table:table-cell table:formula="of:=IF([.L484]&lt;&gt;&quot;&quot;;HYPERLINK(CONCATENATE(&quot;file://&quot;;[.$J$2];&quot;/&quot;;[.N484];&quot;/&quot;;LEFT([.L484];IF(               ISNUMBER(FIND(&quot; &quot;;[.L484]));FIND(&quot; &quot;;[.L484])-1;LEN([.L484])       )                ));CONCATENATE([.N484];LEFT([.L484];IF(               ISNUMBER(FIND(&quot; &quot;;[.L484]));FIND(&quot; &quot;;[.L484])-1;LEN([.L484])       )                )) );[.M483])" office:value-type="string" office:string-value="./loznice/skrin/_APE0731.jpg" calcext:value-type="string">
            <text:p>./loznice/skrin/_APE0731.jpg</text:p>
          </table:table-cell>
          <table:table-cell table:formula="of:=VLOOKUP(LEFT([.L484];IF(               ISNUMBER(FIND(&quot; &quot;;[.L484]));FIND(&quot; &quot;;[.L484])-1;LEN([.L48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6">
          <table:table-cell table:formula="of:=[.A484]+1" office:value-type="float" office:value="478" calcext:value-type="float">
            <text:p>47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statni osaceni ze skrine</text:p>
          </table:table-cell>
          <table:table-cell office:value-type="string" calcext:value-type="string">
            <text:p>uvedeno pro vycisleni nakladu n acisteni</text:p>
          </table:table-cell>
          <table:table-cell office:value-type="float" office:value="780" calcext:value-type="float">
            <text:p>780</text:p>
          </table:table-cell>
          <table:table-cell table:formula="of:=[.E485]" office:value-type="float" office:value="780" calcext:value-type="float">
            <text:p>780</text:p>
          </table:table-cell>
          <table:table-cell table:style-name="ce46" table:formula="of:=IF([.G484]=&quot;&quot;;&quot;&quot;;[.G484])" office:value-type="string" office:string-value="n" calcext:value-type="string">
            <text:p>n</text:p>
          </table:table-cell>
          <table:table-cell table:style-name="ce46"/>
          <table:table-cell table:style-name="ce46" table:formula="of:=IF([.I484]=&quot;&quot;;&quot;&quot;;[.I484])" office:value-type="string" office:string-value="k" calcext:value-type="string">
            <text:p>k</text:p>
          </table:table-cell>
          <table:table-cell table:number-columns-repeated="2"/>
          <table:table-cell table:style-name="ce57"/>
          <table:table-cell table:formula="of:=IF([.L485]&lt;&gt;&quot;&quot;;HYPERLINK(CONCATENATE(&quot;file://&quot;;[.$J$2];&quot;/&quot;;[.N485];&quot;/&quot;;LEFT([.L485];IF(               ISNUMBER(FIND(&quot; &quot;;[.L485]));FIND(&quot; &quot;;[.L485])-1;LEN([.L485])       )                ));CONCATENATE([.N485];LEFT([.L485];IF(               ISNUMBER(FIND(&quot; &quot;;[.L485]));FIND(&quot; &quot;;[.L485])-1;LEN([.L485])       )                )) );[.M484])" office:value-type="string" office:string-value="./loznice/skrin/_APE0731.jpg" calcext:value-type="string">
            <text:p>./loznice/skrin/_APE0731.jpg</text:p>
          </table:table-cell>
          <table:table-cell table:formula="of:=VLOOKUP(LEFT([.L485];IF(               ISNUMBER(FIND(&quot; &quot;;[.L485]));FIND(&quot; &quot;;[.L485])-1;LEN([.L48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485]+1" office:value-type="float" office:value="479" calcext:value-type="float">
            <text:p>4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statni lozni pradlo ze skrine</text:p>
          </table:table-cell>
          <table:table-cell office:value-type="string" calcext:value-type="string">
            <text:p>uvedeno pro vycisleni nakladu na prani</text:p>
          </table:table-cell>
          <table:table-cell office:value-type="string" calcext:value-type="string">
            <text:p>POKUD</text:p>
          </table:table-cell>
          <table:table-cell table:formula="of:=[.E486]" office:value-type="string" office:string-value="POKUD" calcext:value-type="string">
            <text:p>POKUD</text:p>
          </table:table-cell>
          <table:table-cell table:style-name="ce46" table:formula="of:=IF([.G485]=&quot;&quot;;&quot;&quot;;[.G485])" office:value-type="string" office:string-value="n" calcext:value-type="string">
            <text:p>n</text:p>
          </table:table-cell>
          <table:table-cell table:style-name="ce46"/>
          <table:table-cell table:style-name="ce46" table:formula="of:=IF([.I485]=&quot;&quot;;&quot;&quot;;[.I485])" office:value-type="string" office:string-value="k" calcext:value-type="string">
            <text:p>k</text:p>
          </table:table-cell>
          <table:table-cell table:number-columns-repeated="2"/>
          <table:table-cell table:style-name="ce57"/>
          <table:table-cell table:formula="of:=IF([.L486]&lt;&gt;&quot;&quot;;HYPERLINK(CONCATENATE(&quot;file://&quot;;[.$J$2];&quot;/&quot;;[.N486];&quot;/&quot;;LEFT([.L486];IF(               ISNUMBER(FIND(&quot; &quot;;[.L486]));FIND(&quot; &quot;;[.L486])-1;LEN([.L486])       )                ));CONCATENATE([.N486];LEFT([.L486];IF(               ISNUMBER(FIND(&quot; &quot;;[.L486]));FIND(&quot; &quot;;[.L486])-1;LEN([.L486])       )                )) );[.M485])" office:value-type="string" office:string-value="./loznice/skrin/_APE0731.jpg" calcext:value-type="string">
            <text:p>./loznice/skrin/_APE0731.jpg</text:p>
          </table:table-cell>
          <table:table-cell table:formula="of:=VLOOKUP(LEFT([.L486];IF(               ISNUMBER(FIND(&quot; &quot;;[.L486]));FIND(&quot; &quot;;[.L486])-1;LEN([.L48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486]+1" office:value-type="float" office:value="480" calcext:value-type="float">
            <text:p>4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berec + gumova protiskuzna podlozka</text:p>
          </table:table-cell>
          <table:table-cell table:number-columns-repeated="2"/>
          <table:table-cell table:formula="of:=[.E487]" office:value-type="float" office:value="0" calcext:value-type="float">
            <text:p>0</text:p>
          </table:table-cell>
          <table:table-cell table:style-name="ce46" table:formula="of:=IF([.G486]=&quot;&quot;;&quot;&quot;;[.G486])" office:value-type="string" office:string-value="n" calcext:value-type="string">
            <text:p>n</text:p>
          </table:table-cell>
          <table:table-cell table:style-name="ce46"/>
          <table:table-cell table:style-name="ce46" table:formula="of:=IF([.I486]=&quot;&quot;;&quot;&quot;;[.I486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25.jpg</text:p>
          </table:table-cell>
          <table:table-cell table:formula="of:=IF([.L487]&lt;&gt;&quot;&quot;;HYPERLINK(CONCATENATE(&quot;file://&quot;;[.$J$2];&quot;/&quot;;[.N487];&quot;/&quot;;LEFT([.L487];IF(               ISNUMBER(FIND(&quot; &quot;;[.L487]));FIND(&quot; &quot;;[.L487])-1;LEN([.L487])       )                ));CONCATENATE([.N487];LEFT([.L487];IF(               ISNUMBER(FIND(&quot; &quot;;[.L487]));FIND(&quot; &quot;;[.L487])-1;LEN([.L487])       )                )) );[.M486])" office:value-type="string" office:string-value="./_APE0725.jpg" calcext:value-type="string">
            <text:p>./_APE0725.jpg</text:p>
          </table:table-cell>
          <table:table-cell table:formula="of:=VLOOKUP(LEFT([.L487];IF(               ISNUMBER(FIND(&quot; &quot;;[.L487]));FIND(&quot; &quot;;[.L487])-1;LEN([.L487])       )                );[Fotografie.$B$1:.$D$405];3;0)" office:value-type="string" office:string-value="./" calcext:value-type="string">
            <text:p>./</text:p>
          </table:table-cell>
          <table:table-cell table:number-columns-repeated="1010"/>
        </table:table-row>
        <table:table-row table:style-name="ro6">
          <table:table-cell table:formula="of:=[.A487]+1" office:value-type="float" office:value="481" calcext:value-type="float">
            <text:p>481</text:p>
          </table:table-cell>
          <table:table-cell table:style-name="ce46" table:formula="of:=IF([.B487]=&quot;&quot;;&quot;&quot;;[.B487])" office:value-type="string" office:string-value="m" calcext:value-type="string">
            <text:p>m</text:p>
          </table:table-cell>
          <table:table-cell table:style-name="ce48" office:value-type="string" calcext:value-type="string">
            <text:p>povleceni postele</text:p>
          </table:table-cell>
          <table:table-cell table:style-name="ce46" office:value-type="string" calcext:value-type="string">
            <text:p>saten, zluta, ZNACKA</text:p>
          </table:table-cell>
          <table:table-cell table:style-name="ce46"/>
          <table:table-cell table:formula="of:=[.E488]" office:value-type="float" office:value="0" calcext:value-type="float">
            <text:p>0</text:p>
          </table:table-cell>
          <table:table-cell table:style-name="ce46" table:formula="of:=IF([.G487]=&quot;&quot;;&quot;&quot;;[.G487])" office:value-type="string" office:string-value="n" calcext:value-type="string">
            <text:p>n</text:p>
          </table:table-cell>
          <table:table-cell table:style-name="ce46"/>
          <table:table-cell table:style-name="ce46" table:formula="of:=IF([.I487]=&quot;&quot;;&quot;&quot;;[.I487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25.jpg</text:p>
          </table:table-cell>
          <table:table-cell table:formula="of:=IF([.L488]&lt;&gt;&quot;&quot;;HYPERLINK(CONCATENATE(&quot;file://&quot;;[.$J$2];&quot;/&quot;;[.N488];&quot;/&quot;;LEFT([.L488];IF(               ISNUMBER(FIND(&quot; &quot;;[.L488]));FIND(&quot; &quot;;[.L488])-1;LEN([.L488])       )                ));CONCATENATE([.N488];LEFT([.L488];IF(               ISNUMBER(FIND(&quot; &quot;;[.L488]));FIND(&quot; &quot;;[.L488])-1;LEN([.L488])       )                )) );[.M487])" office:value-type="string" office:string-value="./_APE0725.jpg" calcext:value-type="string">
            <text:p>./_APE0725.jpg</text:p>
          </table:table-cell>
          <table:table-cell table:formula="of:=VLOOKUP(LEFT([.L488];IF(               ISNUMBER(FIND(&quot; &quot;;[.L488]));FIND(&quot; &quot;;[.L488])-1;LEN([.L488])       )                );[Fotografie.$B$1:.$D$405];3;0)" office:value-type="string" office:string-value="./" calcext:value-type="string">
            <text:p>./</text:p>
          </table:table-cell>
          <table:table-cell table:number-columns-repeated="1010"/>
        </table:table-row>
        <table:table-row table:style-name="ro6">
          <table:table-cell table:formula="of:=[.A488]+1" office:value-type="float" office:value="482" calcext:value-type="float">
            <text:p>482</text:p>
          </table:table-cell>
          <table:table-cell table:style-name="ce46" table:formula="of:=IF([.B488]=&quot;&quot;;&quot;&quot;;[.B488])" office:value-type="string" office:string-value="m" calcext:value-type="string">
            <text:p>m</text:p>
          </table:table-cell>
          <table:table-cell table:style-name="ce48" office:value-type="string" calcext:value-type="string">
            <text:p>2x polstare tvarovane, lina pena</text:p>
          </table:table-cell>
          <table:table-cell table:style-name="ce46" office:value-type="string" calcext:value-type="string">
            <text:p>ZNACKA</text:p>
          </table:table-cell>
          <table:table-cell table:style-name="ce46"/>
          <table:table-cell table:formula="of:=[.E489]" office:value-type="float" office:value="0" calcext:value-type="float">
            <text:p>0</text:p>
          </table:table-cell>
          <table:table-cell table:style-name="ce46" table:formula="of:=IF([.G488]=&quot;&quot;;&quot;&quot;;[.G488])" office:value-type="string" office:string-value="n" calcext:value-type="string">
            <text:p>n</text:p>
          </table:table-cell>
          <table:table-cell table:style-name="ce46"/>
          <table:table-cell table:style-name="ce46" table:formula="of:=IF([.I488]=&quot;&quot;;&quot;&quot;;[.I488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25.jpg</text:p>
          </table:table-cell>
          <table:table-cell table:formula="of:=IF([.L489]&lt;&gt;&quot;&quot;;HYPERLINK(CONCATENATE(&quot;file://&quot;;[.$J$2];&quot;/&quot;;[.N489];&quot;/&quot;;LEFT([.L489];IF(               ISNUMBER(FIND(&quot; &quot;;[.L489]));FIND(&quot; &quot;;[.L489])-1;LEN([.L489])       )                ));CONCATENATE([.N489];LEFT([.L489];IF(               ISNUMBER(FIND(&quot; &quot;;[.L489]));FIND(&quot; &quot;;[.L489])-1;LEN([.L489])       )                )) );[.M488])" office:value-type="string" office:string-value="./_APE0725.jpg" calcext:value-type="string">
            <text:p>./_APE0725.jpg</text:p>
          </table:table-cell>
          <table:table-cell table:formula="of:=VLOOKUP(LEFT([.L489];IF(               ISNUMBER(FIND(&quot; &quot;;[.L489]));FIND(&quot; &quot;;[.L489])-1;LEN([.L489])       )                );[Fotografie.$B$1:.$D$405];3;0)" office:value-type="string" office:string-value="./" calcext:value-type="string">
            <text:p>./</text:p>
          </table:table-cell>
          <table:table-cell table:number-columns-repeated="1010"/>
        </table:table-row>
        <table:table-row table:style-name="ro6">
          <table:table-cell table:formula="of:=[.A489]+1" office:value-type="float" office:value="483" calcext:value-type="float">
            <text:p>483</text:p>
          </table:table-cell>
          <table:table-cell table:style-name="ce46" table:formula="of:=IF([.B489]=&quot;&quot;;&quot;&quot;;[.B489])" office:value-type="string" office:string-value="m" calcext:value-type="string">
            <text:p>m</text:p>
          </table:table-cell>
          <table:table-cell table:style-name="ce48" office:value-type="string" calcext:value-type="string">
            <text:p>Cestovni takska – zelena</text:p>
          </table:table-cell>
          <table:table-cell table:style-name="ce46" office:value-type="string" calcext:value-type="string">
            <text:p>rodinna, vicepatra</text:p>
          </table:table-cell>
          <table:table-cell table:style-name="ce46"/>
          <table:table-cell table:formula="of:=[.E490]" office:value-type="float" office:value="0" calcext:value-type="float">
            <text:p>0</text:p>
          </table:table-cell>
          <table:table-cell table:style-name="ce46" table:formula="of:=IF([.G489]=&quot;&quot;;&quot;&quot;;[.G489])" office:value-type="string" office:string-value="n" calcext:value-type="string">
            <text:p>n</text:p>
          </table:table-cell>
          <table:table-cell table:style-name="ce46"/>
          <table:table-cell table:style-name="ce46" table:formula="of:=IF([.I489]=&quot;&quot;;&quot;&quot;;[.I489])" office:value-type="string" office:string-value="k" calcext:value-type="string">
            <text:p>k</text:p>
          </table:table-cell>
          <table:table-cell office:value-type="string" calcext:value-type="string">
            <text:p>s kolecky a madlem</text:p>
          </table:table-cell>
          <table:table-cell/>
          <table:table-cell table:style-name="ce57" office:value-type="string" calcext:value-type="string">
            <text:p>_APE0832.jpg</text:p>
          </table:table-cell>
          <table:table-cell table:formula="of:=IF([.L490]&lt;&gt;&quot;&quot;;HYPERLINK(CONCATENATE(&quot;file://&quot;;[.$J$2];&quot;/&quot;;[.N490];&quot;/&quot;;LEFT([.L490];IF(               ISNUMBER(FIND(&quot; &quot;;[.L490]));FIND(&quot; &quot;;[.L490])-1;LEN([.L490])       )                ));CONCATENATE([.N490];LEFT([.L490];IF(               ISNUMBER(FIND(&quot; &quot;;[.L490]));FIND(&quot; &quot;;[.L490])-1;LEN([.L490])       )                )) );[.M489])" office:value-type="string" office:string-value="./loznice/poskozene/_APE0832.jpg" calcext:value-type="string">
            <text:p>./loznice/poskozene/_APE0832.jpg</text:p>
          </table:table-cell>
          <table:table-cell table:formula="of:=VLOOKUP(LEFT([.L490];IF(               ISNUMBER(FIND(&quot; &quot;;[.L490]));FIND(&quot; &quot;;[.L490])-1;LEN([.L490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6">
          <table:table-cell table:formula="of:=[.A490]+1" office:value-type="float" office:value="484" calcext:value-type="float">
            <text:p>484</text:p>
          </table:table-cell>
          <table:table-cell table:style-name="ce46" table:formula="of:=IF([.B490]=&quot;&quot;;&quot;&quot;;[.B490])" office:value-type="string" office:string-value="m" calcext:value-type="string">
            <text:p>m</text:p>
          </table:table-cell>
          <table:table-cell table:style-name="ce48" office:value-type="string" calcext:value-type="string">
            <text:p>Cestovni takska – cerna</text:p>
          </table:table-cell>
          <table:table-cell table:style-name="ce46" office:value-type="string" calcext:value-type="string">
            <text:p>salomon</text:p>
          </table:table-cell>
          <table:table-cell table:style-name="ce46"/>
          <table:table-cell table:formula="of:=[.E491]" office:value-type="float" office:value="0" calcext:value-type="float">
            <text:p>0</text:p>
          </table:table-cell>
          <table:table-cell table:style-name="ce46" table:formula="of:=IF([.G490]=&quot;&quot;;&quot;&quot;;[.G490])" office:value-type="string" office:string-value="n" calcext:value-type="string">
            <text:p>n</text:p>
          </table:table-cell>
          <table:table-cell table:style-name="ce46"/>
          <table:table-cell table:style-name="ce46" table:formula="of:=IF([.I490]=&quot;&quot;;&quot;&quot;;[.I490])" office:value-type="string" office:string-value="k" calcext:value-type="string">
            <text:p>k</text:p>
          </table:table-cell>
          <table:table-cell office:value-type="string" calcext:value-type="string">
            <text:p>s kolecky a madlem</text:p>
          </table:table-cell>
          <table:table-cell/>
          <table:table-cell table:style-name="ce57" table:formula="of:=IF([.L490]=&quot;&quot;;&quot;&quot;;[.L490])" office:value-type="string" office:string-value="_APE0832.jpg" calcext:value-type="string">
            <text:p>_APE0832.jpg</text:p>
          </table:table-cell>
          <table:table-cell table:formula="of:=IF([.L491]&lt;&gt;&quot;&quot;;HYPERLINK(CONCATENATE(&quot;file://&quot;;[.$J$2];&quot;/&quot;;[.N491];&quot;/&quot;;LEFT([.L491];IF(               ISNUMBER(FIND(&quot; &quot;;[.L491]));FIND(&quot; &quot;;[.L491])-1;LEN([.L491])       )                ));CONCATENATE([.N491];LEFT([.L491];IF(               ISNUMBER(FIND(&quot; &quot;;[.L491]));FIND(&quot; &quot;;[.L491])-1;LEN([.L491])       )                )) );[.M490])" office:value-type="string" office:string-value="./loznice/poskozene/_APE0832.jpg" calcext:value-type="string">
            <text:p>./loznice/poskozene/_APE0832.jpg</text:p>
          </table:table-cell>
          <table:table-cell table:formula="of:=VLOOKUP(LEFT([.L491];IF(               ISNUMBER(FIND(&quot; &quot;;[.L491]));FIND(&quot; &quot;;[.L491])-1;LEN([.L491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6">
          <table:table-cell table:formula="of:=[.A491]+1" office:value-type="float" office:value="485" calcext:value-type="float">
            <text:p>485</text:p>
          </table:table-cell>
          <table:table-cell table:style-name="ce46" table:formula="of:=IF([.B491]=&quot;&quot;;&quot;&quot;;[.B491])" office:value-type="string" office:string-value="m" calcext:value-type="string">
            <text:p>m</text:p>
          </table:table-cell>
          <table:table-cell table:style-name="ce48" office:value-type="string" calcext:value-type="string">
            <text:p>sportovni taska</text:p>
          </table:table-cell>
          <table:table-cell table:style-name="ce46" office:value-type="string" calcext:value-type="string">
            <text:p>husky</text:p>
          </table:table-cell>
          <table:table-cell table:style-name="ce46"/>
          <table:table-cell table:formula="of:=[.E492]" office:value-type="float" office:value="0" calcext:value-type="float">
            <text:p>0</text:p>
          </table:table-cell>
          <table:table-cell table:style-name="ce46" table:formula="of:=IF([.G491]=&quot;&quot;;&quot;&quot;;[.G491])" office:value-type="string" office:string-value="n" calcext:value-type="string">
            <text:p>n</text:p>
          </table:table-cell>
          <table:table-cell table:style-name="ce46"/>
          <table:table-cell table:style-name="ce46" table:formula="of:=IF([.I491]=&quot;&quot;;&quot;&quot;;[.I49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91]=&quot;&quot;;&quot;&quot;;[.L491])" office:value-type="string" office:string-value="_APE0832.jpg" calcext:value-type="string">
            <text:p>_APE0832.jpg</text:p>
          </table:table-cell>
          <table:table-cell table:formula="of:=IF([.L492]&lt;&gt;&quot;&quot;;HYPERLINK(CONCATENATE(&quot;file://&quot;;[.$J$2];&quot;/&quot;;[.N492];&quot;/&quot;;LEFT([.L492];IF(               ISNUMBER(FIND(&quot; &quot;;[.L492]));FIND(&quot; &quot;;[.L492])-1;LEN([.L492])       )                ));CONCATENATE([.N492];LEFT([.L492];IF(               ISNUMBER(FIND(&quot; &quot;;[.L492]));FIND(&quot; &quot;;[.L492])-1;LEN([.L492])       )                )) );[.M491])" office:value-type="string" office:string-value="./loznice/poskozene/_APE0832.jpg" calcext:value-type="string">
            <text:p>./loznice/poskozene/_APE0832.jpg</text:p>
          </table:table-cell>
          <table:table-cell table:formula="of:=VLOOKUP(LEFT([.L492];IF(               ISNUMBER(FIND(&quot; &quot;;[.L492]));FIND(&quot; &quot;;[.L492])-1;LEN([.L492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11">
          <table:table-cell table:formula="of:=[.A492]+1" office:value-type="float" office:value="486" calcext:value-type="float">
            <text:p>486</text:p>
          </table:table-cell>
          <table:table-cell table:style-name="ce46" table:formula="of:=IF([.B492]=&quot;&quot;;&quot;&quot;;[.B492])" office:value-type="string" office:string-value="m" calcext:value-type="string">
            <text:p>m</text:p>
          </table:table-cell>
          <table:table-cell table:style-name="ce48" office:value-type="string" calcext:value-type="string">
            <text:p>krabice na obleceni</text:p>
          </table:table-cell>
          <table:table-cell table:style-name="ce46" office:value-type="string" calcext:value-type="string">
            <text:p>ikea</text:p>
          </table:table-cell>
          <table:table-cell table:style-name="ce46"/>
          <table:table-cell table:formula="of:=[.E493]" office:value-type="float" office:value="0" calcext:value-type="float">
            <text:p>0</text:p>
          </table:table-cell>
          <table:table-cell table:style-name="ce46" table:formula="of:=IF([.G492]=&quot;&quot;;&quot;&quot;;[.G492])" office:value-type="string" office:string-value="n" calcext:value-type="string">
            <text:p>n</text:p>
          </table:table-cell>
          <table:table-cell table:style-name="ce46"/>
          <table:table-cell table:style-name="ce46" table:formula="of:=IF([.I492]=&quot;&quot;;&quot;&quot;;[.I492])" office:value-type="string" office:string-value="k" calcext:value-type="string">
            <text:p>k</text:p>
          </table:table-cell>
          <table:table-cell office:value-type="string" calcext:value-type="string">
            <text:p>2x kostka</text:p>
            <text:p>3x maly</text:p>
            <text:p>3x velky</text:p>
            <text:p>1x plateny</text:p>
          </table:table-cell>
          <table:table-cell/>
          <table:table-cell table:style-name="ce57" office:value-type="string" calcext:value-type="string">
            <text:p>_APE0833.jpg</text:p>
          </table:table-cell>
          <table:table-cell table:formula="of:=IF([.L493]&lt;&gt;&quot;&quot;;HYPERLINK(CONCATENATE(&quot;file://&quot;;[.$J$2];&quot;/&quot;;[.N493];&quot;/&quot;;LEFT([.L493];IF(               ISNUMBER(FIND(&quot; &quot;;[.L493]));FIND(&quot; &quot;;[.L493])-1;LEN([.L493])       )                ));CONCATENATE([.N493];LEFT([.L493];IF(               ISNUMBER(FIND(&quot; &quot;;[.L493]));FIND(&quot; &quot;;[.L493])-1;LEN([.L493])       )                )) );[.M492])" office:value-type="string" office:string-value="./loznice/poskozene/_APE0833.jpg" calcext:value-type="string">
            <text:p>./loznice/poskozene/_APE0833.jpg</text:p>
          </table:table-cell>
          <table:table-cell table:formula="of:=VLOOKUP(LEFT([.L493];IF(               ISNUMBER(FIND(&quot; &quot;;[.L493]));FIND(&quot; &quot;;[.L493])-1;LEN([.L493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6">
          <table:table-cell table:formula="of:=[.A493]+1" office:value-type="float" office:value="487" calcext:value-type="float">
            <text:p>487</text:p>
          </table:table-cell>
          <table:table-cell table:style-name="ce46" table:formula="of:=IF([.B493]=&quot;&quot;;&quot;&quot;;[.B493])" office:value-type="string" office:string-value="m" calcext:value-type="string">
            <text:p>m</text:p>
          </table:table-cell>
          <table:table-cell table:style-name="ce48" office:value-type="string" calcext:value-type="string">
            <text:p>pansky zupan</text:p>
          </table:table-cell>
          <table:table-cell table:style-name="ce46" table:number-columns-repeated="2"/>
          <table:table-cell table:formula="of:=[.E494]" office:value-type="float" office:value="0" calcext:value-type="float">
            <text:p>0</text:p>
          </table:table-cell>
          <table:table-cell table:style-name="ce46" table:formula="of:=IF([.G493]=&quot;&quot;;&quot;&quot;;[.G493])" office:value-type="string" office:string-value="n" calcext:value-type="string">
            <text:p>n</text:p>
          </table:table-cell>
          <table:table-cell table:style-name="ce46"/>
          <table:table-cell table:style-name="ce46" table:formula="of:=IF([.I493]=&quot;&quot;;&quot;&quot;;[.I493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34.jpg</text:p>
          </table:table-cell>
          <table:table-cell table:formula="of:=IF([.L494]&lt;&gt;&quot;&quot;;HYPERLINK(CONCATENATE(&quot;file://&quot;;[.$J$2];&quot;/&quot;;[.N494];&quot;/&quot;;LEFT([.L494];IF(               ISNUMBER(FIND(&quot; &quot;;[.L494]));FIND(&quot; &quot;;[.L494])-1;LEN([.L494])       )                ));CONCATENATE([.N494];LEFT([.L494];IF(               ISNUMBER(FIND(&quot; &quot;;[.L494]));FIND(&quot; &quot;;[.L494])-1;LEN([.L494])       )                )) );[.M493])" office:value-type="string" office:string-value="./loznice/poskozene/_APE0834.jpg" calcext:value-type="string">
            <text:p>./loznice/poskozene/_APE0834.jpg</text:p>
          </table:table-cell>
          <table:table-cell table:formula="of:=VLOOKUP(LEFT([.L494];IF(               ISNUMBER(FIND(&quot; &quot;;[.L494]));FIND(&quot; &quot;;[.L494])-1;LEN([.L494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6">
          <table:table-cell table:formula="of:=[.A494]+1" office:value-type="float" office:value="488" calcext:value-type="float">
            <text:p>488</text:p>
          </table:table-cell>
          <table:table-cell table:style-name="ce46" table:formula="of:=IF([.B494]=&quot;&quot;;&quot;&quot;;[.B494])" office:value-type="string" office:string-value="m" calcext:value-type="string">
            <text:p>m</text:p>
          </table:table-cell>
          <table:table-cell table:style-name="ce48" office:value-type="string" calcext:value-type="string">
            <text:p>panska kravatga</text:p>
          </table:table-cell>
          <table:table-cell table:style-name="ce46" office:value-type="string" calcext:value-type="string">
            <text:p>ruzne</text:p>
          </table:table-cell>
          <table:table-cell table:style-name="ce46"/>
          <table:table-cell table:formula="of:=[.E495]" office:value-type="float" office:value="0" calcext:value-type="float">
            <text:p>0</text:p>
          </table:table-cell>
          <table:table-cell table:style-name="ce46" table:formula="of:=IF([.G494]=&quot;&quot;;&quot;&quot;;[.G494])" office:value-type="string" office:string-value="n" calcext:value-type="string">
            <text:p>n</text:p>
          </table:table-cell>
          <table:table-cell table:style-name="ce46"/>
          <table:table-cell table:style-name="ce46" table:formula="of:=IF([.I494]=&quot;&quot;;&quot;&quot;;[.I494])" office:value-type="string" office:string-value="k" calcext:value-type="string">
            <text:p>k</text:p>
          </table:table-cell>
          <table:table-cell office:value-type="string" calcext:value-type="string">
            <text:p>7x</text:p>
          </table:table-cell>
          <table:table-cell/>
          <table:table-cell table:style-name="ce57" office:value-type="string" calcext:value-type="string">
            <text:p>_APE0835.jpg</text:p>
          </table:table-cell>
          <table:table-cell table:formula="of:=IF([.L495]&lt;&gt;&quot;&quot;;HYPERLINK(CONCATENATE(&quot;file://&quot;;[.$J$2];&quot;/&quot;;[.N495];&quot;/&quot;;LEFT([.L495];IF(               ISNUMBER(FIND(&quot; &quot;;[.L495]));FIND(&quot; &quot;;[.L495])-1;LEN([.L495])       )                ));CONCATENATE([.N495];LEFT([.L495];IF(               ISNUMBER(FIND(&quot; &quot;;[.L495]));FIND(&quot; &quot;;[.L495])-1;LEN([.L495])       )                )) );[.M494])" office:value-type="string" office:string-value="./loznice/poskozene/_APE0835.jpg" calcext:value-type="string">
            <text:p>./loznice/poskozene/_APE0835.jpg</text:p>
          </table:table-cell>
          <table:table-cell table:formula="of:=VLOOKUP(LEFT([.L495];IF(               ISNUMBER(FIND(&quot; &quot;;[.L495]));FIND(&quot; &quot;;[.L495])-1;LEN([.L495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6">
          <table:table-cell table:formula="of:=[.A495]+1" office:value-type="float" office:value="489" calcext:value-type="float">
            <text:p>489</text:p>
          </table:table-cell>
          <table:table-cell table:style-name="ce46" table:formula="of:=IF([.B495]=&quot;&quot;;&quot;&quot;;[.B495])" office:value-type="string" office:string-value="m" calcext:value-type="string">
            <text:p>m</text:p>
          </table:table-cell>
          <table:table-cell table:style-name="ce48" office:value-type="string" calcext:value-type="string">
            <text:p>damsky zimni kabat</text:p>
          </table:table-cell>
          <table:table-cell table:style-name="ce46" table:number-columns-repeated="2"/>
          <table:table-cell table:formula="of:=[.E496]" office:value-type="float" office:value="0" calcext:value-type="float">
            <text:p>0</text:p>
          </table:table-cell>
          <table:table-cell table:style-name="ce46" table:formula="of:=IF([.G495]=&quot;&quot;;&quot;&quot;;[.G495])" office:value-type="string" office:string-value="n" calcext:value-type="string">
            <text:p>n</text:p>
          </table:table-cell>
          <table:table-cell table:style-name="ce46"/>
          <table:table-cell table:style-name="ce46" table:formula="of:=IF([.I495]=&quot;&quot;;&quot;&quot;;[.I495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36.jpg</text:p>
          </table:table-cell>
          <table:table-cell table:formula="of:=IF([.L496]&lt;&gt;&quot;&quot;;HYPERLINK(CONCATENATE(&quot;file://&quot;;[.$J$2];&quot;/&quot;;[.N496];&quot;/&quot;;LEFT([.L496];IF(               ISNUMBER(FIND(&quot; &quot;;[.L496]));FIND(&quot; &quot;;[.L496])-1;LEN([.L496])       )                ));CONCATENATE([.N496];LEFT([.L496];IF(               ISNUMBER(FIND(&quot; &quot;;[.L496]));FIND(&quot; &quot;;[.L496])-1;LEN([.L496])       )                )) );[.M495])" office:value-type="string" office:string-value="./loznice/poskozene/_APE0836.jpg" calcext:value-type="string">
            <text:p>./loznice/poskozene/_APE0836.jpg</text:p>
          </table:table-cell>
          <table:table-cell table:formula="of:=VLOOKUP(LEFT([.L496];IF(               ISNUMBER(FIND(&quot; &quot;;[.L496]));FIND(&quot; &quot;;[.L496])-1;LEN([.L496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6">
          <table:table-cell table:formula="of:=[.A496]+1" office:value-type="float" office:value="490" calcext:value-type="float">
            <text:p>490</text:p>
          </table:table-cell>
          <table:table-cell table:style-name="ce46" table:formula="of:=IF([.B496]=&quot;&quot;;&quot;&quot;;[.B496])" office:value-type="string" office:string-value="m" calcext:value-type="string">
            <text:p>m</text:p>
          </table:table-cell>
          <table:table-cell table:style-name="ce48" office:value-type="string" calcext:value-type="string">
            <text:p>damske saty</text:p>
          </table:table-cell>
          <table:table-cell table:style-name="ce46" table:number-columns-repeated="2"/>
          <table:table-cell table:formula="of:=[.E497]" office:value-type="float" office:value="0" calcext:value-type="float">
            <text:p>0</text:p>
          </table:table-cell>
          <table:table-cell table:style-name="ce46" table:formula="of:=IF([.G496]=&quot;&quot;;&quot;&quot;;[.G496])" office:value-type="string" office:string-value="n" calcext:value-type="string">
            <text:p>n</text:p>
          </table:table-cell>
          <table:table-cell table:style-name="ce46"/>
          <table:table-cell table:style-name="ce46" table:formula="of:=IF([.I496]=&quot;&quot;;&quot;&quot;;[.I496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36.jpg</text:p>
          </table:table-cell>
          <table:table-cell table:formula="of:=IF([.L497]&lt;&gt;&quot;&quot;;HYPERLINK(CONCATENATE(&quot;file://&quot;;[.$J$2];&quot;/&quot;;[.N497];&quot;/&quot;;LEFT([.L497];IF(               ISNUMBER(FIND(&quot; &quot;;[.L497]));FIND(&quot; &quot;;[.L497])-1;LEN([.L497])       )                ));CONCATENATE([.N497];LEFT([.L497];IF(               ISNUMBER(FIND(&quot; &quot;;[.L497]));FIND(&quot; &quot;;[.L497])-1;LEN([.L497])       )                )) );[.M496])" office:value-type="string" office:string-value="./loznice/poskozene/_APE0836.jpg" calcext:value-type="string">
            <text:p>./loznice/poskozene/_APE0836.jpg</text:p>
          </table:table-cell>
          <table:table-cell table:formula="of:=VLOOKUP(LEFT([.L497];IF(               ISNUMBER(FIND(&quot; &quot;;[.L497]));FIND(&quot; &quot;;[.L497])-1;LEN([.L497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6">
          <table:table-cell table:formula="of:=[.A497]+1" office:value-type="float" office:value="491" calcext:value-type="float">
            <text:p>491</text:p>
          </table:table-cell>
          <table:table-cell table:style-name="ce46" table:formula="of:=IF([.B497]=&quot;&quot;;&quot;&quot;;[.B497])" office:value-type="string" office:string-value="m" calcext:value-type="string">
            <text:p>m</text:p>
          </table:table-cell>
          <table:table-cell table:style-name="ce48" office:value-type="string" calcext:value-type="string">
            <text:p>damsky zupan</text:p>
          </table:table-cell>
          <table:table-cell table:style-name="ce46" table:number-columns-repeated="2"/>
          <table:table-cell table:formula="of:=[.E498]" office:value-type="float" office:value="0" calcext:value-type="float">
            <text:p>0</text:p>
          </table:table-cell>
          <table:table-cell table:style-name="ce46" table:formula="of:=IF([.G497]=&quot;&quot;;&quot;&quot;;[.G497])" office:value-type="string" office:string-value="n" calcext:value-type="string">
            <text:p>n</text:p>
          </table:table-cell>
          <table:table-cell table:style-name="ce46"/>
          <table:table-cell table:style-name="ce46" table:formula="of:=IF([.I497]=&quot;&quot;;&quot;&quot;;[.I497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37.jpg</text:p>
          </table:table-cell>
          <table:table-cell table:formula="of:=IF([.L498]&lt;&gt;&quot;&quot;;HYPERLINK(CONCATENATE(&quot;file://&quot;;[.$J$2];&quot;/&quot;;[.N498];&quot;/&quot;;LEFT([.L498];IF(               ISNUMBER(FIND(&quot; &quot;;[.L498]));FIND(&quot; &quot;;[.L498])-1;LEN([.L498])       )                ));CONCATENATE([.N498];LEFT([.L498];IF(               ISNUMBER(FIND(&quot; &quot;;[.L498]));FIND(&quot; &quot;;[.L498])-1;LEN([.L498])       )                )) );[.M497])" office:value-type="string" office:string-value="./loznice/poskozene/_APE0837.jpg" calcext:value-type="string">
            <text:p>./loznice/poskozene/_APE0837.jpg</text:p>
          </table:table-cell>
          <table:table-cell table:formula="of:=VLOOKUP(LEFT([.L498];IF(               ISNUMBER(FIND(&quot; &quot;;[.L498]));FIND(&quot; &quot;;[.L498])-1;LEN([.L498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9">
          <table:table-cell table:formula="of:=[.A498]+1" office:value-type="float" office:value="492" calcext:value-type="float">
            <text:p>492</text:p>
          </table:table-cell>
          <table:table-cell table:style-name="ce46" table:formula="of:=IF([.B498]=&quot;&quot;;&quot;&quot;;[.B498])" office:value-type="string" office:string-value="m" calcext:value-type="string">
            <text:p>m</text:p>
          </table:table-cell>
          <table:table-cell table:style-name="ce48" office:value-type="string" calcext:value-type="string">
            <text:p>obleceni</text:p>
          </table:table-cell>
          <table:table-cell table:style-name="ce46" office:value-type="string" calcext:value-type="string">
            <text:p>ruzne</text:p>
          </table:table-cell>
          <table:table-cell table:style-name="ce46"/>
          <table:table-cell table:formula="of:=[.E499]" office:value-type="float" office:value="0" calcext:value-type="float">
            <text:p>0</text:p>
          </table:table-cell>
          <table:table-cell table:style-name="ce46" table:formula="of:=IF([.G498]=&quot;&quot;;&quot;&quot;;[.G498])" office:value-type="string" office:string-value="n" calcext:value-type="string">
            <text:p>n</text:p>
          </table:table-cell>
          <table:table-cell table:style-name="ce46"/>
          <table:table-cell table:style-name="ce46" table:formula="of:=IF([.I498]=&quot;&quot;;&quot;&quot;;[.I498])" office:value-type="string" office:string-value="k" calcext:value-type="string">
            <text:p>k</text:p>
          </table:table-cell>
          <table:table-cell office:value-type="string" calcext:value-type="string">
            <text:p>Ruznne kusy damskeho a panskeho obleceni</text:p>
          </table:table-cell>
          <table:table-cell/>
          <table:table-cell table:style-name="ce57" office:value-type="string" calcext:value-type="string">
            <text:p>_APE0839.jpg fotografie 39-48</text:p>
          </table:table-cell>
          <table:table-cell table:formula="of:=IF([.L499]&lt;&gt;&quot;&quot;;HYPERLINK(CONCATENATE(&quot;file://&quot;;[.$J$2];&quot;/&quot;;[.N499];&quot;/&quot;;LEFT([.L499];IF(               ISNUMBER(FIND(&quot; &quot;;[.L499]));FIND(&quot; &quot;;[.L499])-1;LEN([.L499])       )                ));CONCATENATE([.N499];LEFT([.L499];IF(               ISNUMBER(FIND(&quot; &quot;;[.L499]));FIND(&quot; &quot;;[.L499])-1;LEN([.L499])       )                )) );[.M498])" office:value-type="string" office:string-value="./loznice/poskozene/_APE0839.jpg" calcext:value-type="string">
            <text:p>./loznice/poskozene/_APE0839.jpg</text:p>
          </table:table-cell>
          <table:table-cell table:formula="of:=VLOOKUP(LEFT([.L499];IF(               ISNUMBER(FIND(&quot; &quot;;[.L499]));FIND(&quot; &quot;;[.L499])-1;LEN([.L499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6">
          <table:table-cell table:formula="of:=[.A499]+1" office:value-type="float" office:value="493" calcext:value-type="float">
            <text:p>493</text:p>
          </table:table-cell>
          <table:table-cell table:style-name="ce46" table:formula="of:=IF([.B499]=&quot;&quot;;&quot;&quot;;[.B499])" office:value-type="string" office:string-value="m" calcext:value-type="string">
            <text:p>m</text:p>
          </table:table-cell>
          <table:table-cell table:style-name="ce48" office:value-type="string" calcext:value-type="string">
            <text:p>detska autosedacka</text:p>
          </table:table-cell>
          <table:table-cell table:style-name="ce46" table:number-columns-repeated="2"/>
          <table:table-cell table:formula="of:=[.E500]" office:value-type="float" office:value="0" calcext:value-type="float">
            <text:p>0</text:p>
          </table:table-cell>
          <table:table-cell table:style-name="ce46" table:formula="of:=IF([.G499]=&quot;&quot;;&quot;&quot;;[.G499])" office:value-type="string" office:string-value="n" calcext:value-type="string">
            <text:p>n</text:p>
          </table:table-cell>
          <table:table-cell table:style-name="ce46"/>
          <table:table-cell table:style-name="ce46" table:formula="of:=IF([.I499]=&quot;&quot;;&quot;&quot;;[.I499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43.jpg</text:p>
          </table:table-cell>
          <table:table-cell table:formula="of:=IF([.L500]&lt;&gt;&quot;&quot;;HYPERLINK(CONCATENATE(&quot;file://&quot;;[.$J$2];&quot;/&quot;;[.N500];&quot;/&quot;;LEFT([.L500];IF(               ISNUMBER(FIND(&quot; &quot;;[.L500]));FIND(&quot; &quot;;[.L500])-1;LEN([.L500])       )                ));CONCATENATE([.N500];LEFT([.L500];IF(               ISNUMBER(FIND(&quot; &quot;;[.L500]));FIND(&quot; &quot;;[.L500])-1;LEN([.L500])       )                )) );[.M499])" office:value-type="string" office:string-value="./loznice/poskozene/_APE0843.jpg" calcext:value-type="string">
            <text:p>./loznice/poskozene/_APE0843.jpg</text:p>
          </table:table-cell>
          <table:table-cell table:formula="of:=VLOOKUP(LEFT([.L500];IF(               ISNUMBER(FIND(&quot; &quot;;[.L500]));FIND(&quot; &quot;;[.L500])-1;LEN([.L500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6">
          <table:table-cell table:formula="of:=[.A500]+1" office:value-type="float" office:value="494" calcext:value-type="float">
            <text:p>494</text:p>
          </table:table-cell>
          <table:table-cell table:style-name="ce46" table:formula="of:=IF([.B500]=&quot;&quot;;&quot;&quot;;[.B500])" office:value-type="string" office:string-value="m" calcext:value-type="string">
            <text:p>m</text:p>
          </table:table-cell>
          <table:table-cell table:style-name="ce48" office:value-type="string" calcext:value-type="string">
            <text:p>2x krabice na veci – ikea</text:p>
          </table:table-cell>
          <table:table-cell table:style-name="ce46" office:value-type="string" calcext:value-type="string">
            <text:p>ikea, prirodni material</text:p>
          </table:table-cell>
          <table:table-cell table:style-name="ce46"/>
          <table:table-cell table:formula="of:=[.E501]" office:value-type="float" office:value="0" calcext:value-type="float">
            <text:p>0</text:p>
          </table:table-cell>
          <table:table-cell table:style-name="ce46" table:formula="of:=IF([.G500]=&quot;&quot;;&quot;&quot;;[.G500])" office:value-type="string" office:string-value="n" calcext:value-type="string">
            <text:p>n</text:p>
          </table:table-cell>
          <table:table-cell table:style-name="ce46"/>
          <table:table-cell table:style-name="ce46" table:formula="of:=IF([.I500]=&quot;&quot;;&quot;&quot;;[.I500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52.jpg</text:p>
          </table:table-cell>
          <table:table-cell table:formula="of:=IF([.L501]&lt;&gt;&quot;&quot;;HYPERLINK(CONCATENATE(&quot;file://&quot;;[.$J$2];&quot;/&quot;;[.N501];&quot;/&quot;;LEFT([.L501];IF(               ISNUMBER(FIND(&quot; &quot;;[.L501]));FIND(&quot; &quot;;[.L501])-1;LEN([.L501])       )                ));CONCATENATE([.N501];LEFT([.L501];IF(               ISNUMBER(FIND(&quot; &quot;;[.L501]));FIND(&quot; &quot;;[.L501])-1;LEN([.L501])       )                )) );[.M500])" office:value-type="string" office:string-value="./loznice/poskozene/_APE0852.jpg" calcext:value-type="string">
            <text:p>./loznice/poskozene/_APE0852.jpg</text:p>
          </table:table-cell>
          <table:table-cell table:formula="of:=VLOOKUP(LEFT([.L501];IF(               ISNUMBER(FIND(&quot; &quot;;[.L501]));FIND(&quot; &quot;;[.L501])-1;LEN([.L501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6">
          <table:table-cell table:formula="of:=[.A501]+1" office:value-type="float" office:value="495" calcext:value-type="float">
            <text:p>495</text:p>
          </table:table-cell>
          <table:table-cell table:style-name="ce46" table:formula="of:=IF([.B501]=&quot;&quot;;&quot;&quot;;[.B501])" office:value-type="string" office:string-value="m" calcext:value-type="string">
            <text:p>m</text:p>
          </table:table-cell>
          <table:table-cell table:style-name="ce48" office:value-type="string" calcext:value-type="string">
            <text:p>lehatko do sport kocarku</text:p>
          </table:table-cell>
          <table:table-cell table:style-name="ce46" office:value-type="string" calcext:value-type="string">
            <text:p>chariot</text:p>
          </table:table-cell>
          <table:table-cell table:style-name="ce46" office:value-type="string" calcext:value-type="string">
            <text:p>Cca 2500</text:p>
          </table:table-cell>
          <table:table-cell table:formula="of:=[.E502]" office:value-type="string" office:string-value="Cca 2500" calcext:value-type="string">
            <text:p>Cca 2500</text:p>
          </table:table-cell>
          <table:table-cell table:style-name="ce46" table:formula="of:=IF([.G501]=&quot;&quot;;&quot;&quot;;[.G501])" office:value-type="string" office:string-value="n" calcext:value-type="string">
            <text:p>n</text:p>
          </table:table-cell>
          <table:table-cell table:style-name="ce46"/>
          <table:table-cell table:style-name="ce46" table:formula="of:=IF([.I501]=&quot;&quot;;&quot;&quot;;[.I501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55.jpg</text:p>
          </table:table-cell>
          <table:table-cell table:formula="of:=IF([.L502]&lt;&gt;&quot;&quot;;HYPERLINK(CONCATENATE(&quot;file://&quot;;[.$J$2];&quot;/&quot;;[.N502];&quot;/&quot;;LEFT([.L502];IF(               ISNUMBER(FIND(&quot; &quot;;[.L502]));FIND(&quot; &quot;;[.L502])-1;LEN([.L502])       )                ));CONCATENATE([.N502];LEFT([.L502];IF(               ISNUMBER(FIND(&quot; &quot;;[.L502]));FIND(&quot; &quot;;[.L502])-1;LEN([.L502])       )                )) );[.M501])" office:value-type="string" office:string-value="./loznice/poskozene/_APE0855.jpg" calcext:value-type="string">
            <text:p>./loznice/poskozene/_APE0855.jpg</text:p>
          </table:table-cell>
          <table:table-cell table:formula="of:=VLOOKUP(LEFT([.L502];IF(               ISNUMBER(FIND(&quot; &quot;;[.L502]));FIND(&quot; &quot;;[.L502])-1;LEN([.L502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6">
          <table:table-cell table:formula="of:=[.A502]+1" office:value-type="float" office:value="496" calcext:value-type="float">
            <text:p>496</text:p>
          </table:table-cell>
          <table:table-cell table:style-name="ce46" table:formula="of:=IF([.B502]=&quot;&quot;;&quot;&quot;;[.B502])" office:value-type="string" office:string-value="m" calcext:value-type="string">
            <text:p>m</text:p>
          </table:table-cell>
          <table:table-cell table:style-name="ce48" office:value-type="string" calcext:value-type="string">
            <text:p>plastova zidlicka</text:p>
          </table:table-cell>
          <table:table-cell table:style-name="ce46" office:value-type="string" calcext:value-type="string">
            <text:p>ikea</text:p>
          </table:table-cell>
          <table:table-cell table:style-name="ce46"/>
          <table:table-cell table:formula="of:=[.E503]" office:value-type="float" office:value="0" calcext:value-type="float">
            <text:p>0</text:p>
          </table:table-cell>
          <table:table-cell table:style-name="ce46" table:formula="of:=IF([.G502]=&quot;&quot;;&quot;&quot;;[.G502])" office:value-type="string" office:string-value="n" calcext:value-type="string">
            <text:p>n</text:p>
          </table:table-cell>
          <table:table-cell table:style-name="ce46"/>
          <table:table-cell table:style-name="ce46" table:formula="of:=IF([.I502]=&quot;&quot;;&quot;&quot;;[.I502])" office:value-type="string" office:string-value="k" calcext:value-type="string">
            <text:p>k</text:p>
          </table:table-cell>
          <table:table-cell office:value-type="string" calcext:value-type="string">
            <text:p>na fotogfrafiich v obyvaku</text:p>
          </table:table-cell>
          <table:table-cell/>
          <table:table-cell table:style-name="ce57" office:value-type="string" calcext:value-type="string">
            <text:p>_APE0856.jpg</text:p>
          </table:table-cell>
          <table:table-cell table:formula="of:=IF([.L503]&lt;&gt;&quot;&quot;;HYPERLINK(CONCATENATE(&quot;file://&quot;;[.$J$2];&quot;/&quot;;[.N503];&quot;/&quot;;LEFT([.L503];IF(               ISNUMBER(FIND(&quot; &quot;;[.L503]));FIND(&quot; &quot;;[.L503])-1;LEN([.L503])       )                ));CONCATENATE([.N503];LEFT([.L503];IF(               ISNUMBER(FIND(&quot; &quot;;[.L503]));FIND(&quot; &quot;;[.L503])-1;LEN([.L503])       )                )) );[.M502])" office:value-type="string" office:string-value="./loznice/poskozene/_APE0856.jpg" calcext:value-type="string">
            <text:p>./loznice/poskozene/_APE0856.jpg</text:p>
          </table:table-cell>
          <table:table-cell table:formula="of:=VLOOKUP(LEFT([.L503];IF(               ISNUMBER(FIND(&quot; &quot;;[.L503]));FIND(&quot; &quot;;[.L503])-1;LEN([.L503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6">
          <table:table-cell table:formula="of:=[.A503]+1" office:value-type="float" office:value="497" calcext:value-type="float">
            <text:p>497</text:p>
          </table:table-cell>
          <table:table-cell table:style-name="ce46" table:formula="of:=IF([.B503]=&quot;&quot;;&quot;&quot;;[.B503])" office:value-type="string" office:string-value="m" calcext:value-type="string">
            <text:p>m</text:p>
          </table:table-cell>
          <table:table-cell table:style-name="ce48" office:value-type="string" calcext:value-type="string">
            <text:p>koupelova skrin pod umyvadlem</text:p>
          </table:table-cell>
          <table:table-cell table:style-name="ce46" table:number-columns-repeated="2"/>
          <table:table-cell table:formula="of:=[.E504]" office:value-type="float" office:value="0" calcext:value-type="float">
            <text:p>0</text:p>
          </table:table-cell>
          <table:table-cell table:style-name="ce46" table:formula="of:=IF([.G503]=&quot;&quot;;&quot;&quot;;[.G503])" office:value-type="string" office:string-value="n" calcext:value-type="string">
            <text:p>n</text:p>
          </table:table-cell>
          <table:table-cell table:style-name="ce46"/>
          <table:table-cell table:style-name="ce46" table:formula="of:=IF([.I503]=&quot;&quot;;&quot;&quot;;[.I503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TBD</text:p>
          </table:table-cell>
          <table:table-cell table:formula="of:=IF([.L504]&lt;&gt;&quot;&quot;;HYPERLINK(CONCATENATE(&quot;file://&quot;;[.$H$2];&quot;/&quot;;[.N504];&quot;/&quot;;LEFT([.L504];IF(               ISNUMBER(FIND(&quot; &quot;;[.L504]));FIND(&quot; &quot;;[.L504])-1;LEN([.L504])       )                ));CONCATENATE([.N504];LEFT([.L504];IF(               ISNUMBER(FIND(&quot; &quot;;[.L504]));FIND(&quot; &quot;;[.L504])-1;LEN([.L504])       )                )) );j#REF!)" office:value-type="string" office:string-value="" calcext:value-type="error">
            <text:p>Err:509</text:p>
          </table:table-cell>
          <table:table-cell table:formula="of:=VLOOKUP(LEFT([.L504];IF(               ISNUMBER(FIND(&quot; &quot;;[.L504]));FIND(&quot; &quot;;[.L504])-1;LEN([.L50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04]+1" office:value-type="float" office:value="498" calcext:value-type="float">
            <text:p>498</text:p>
          </table:table-cell>
          <table:table-cell table:style-name="ce46" table:formula="of:=IF([.B504]=&quot;&quot;;&quot;&quot;;[.B504])" office:value-type="string" office:string-value="m" calcext:value-type="string">
            <text:p>m</text:p>
          </table:table-cell>
          <table:table-cell table:style-name="ce48" office:value-type="string" calcext:value-type="string">
            <text:p>skopek na pradlo 2x</text:p>
          </table:table-cell>
          <table:table-cell table:style-name="ce46" table:number-columns-repeated="2"/>
          <table:table-cell table:formula="of:=[.E505]" office:value-type="float" office:value="0" calcext:value-type="float">
            <text:p>0</text:p>
          </table:table-cell>
          <table:table-cell table:style-name="ce46" table:formula="of:=IF([.G504]=&quot;&quot;;&quot;&quot;;[.G504])" office:value-type="string" office:string-value="n" calcext:value-type="string">
            <text:p>n</text:p>
          </table:table-cell>
          <table:table-cell table:style-name="ce46"/>
          <table:table-cell table:style-name="ce46" table:formula="of:=IF([.I504]=&quot;&quot;;&quot;&quot;;[.I50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04]=&quot;&quot;;&quot;&quot;;[.L504])" office:value-type="string" office:string-value="TBD" calcext:value-type="string">
            <text:p>TBD</text:p>
          </table:table-cell>
          <table:table-cell table:formula="of:=IF([.L505]&lt;&gt;&quot;&quot;;HYPERLINK(CONCATENATE(&quot;file://&quot;;[.$J$2];&quot;/&quot;;[.N505];&quot;/&quot;;LEFT([.L505];IF(               ISNUMBER(FIND(&quot; &quot;;[.L505]));FIND(&quot; &quot;;[.L505])-1;LEN([.L505])       )                ));CONCATENATE([.N505];LEFT([.L505];IF(               ISNUMBER(FIND(&quot; &quot;;[.L505]));FIND(&quot; &quot;;[.L505])-1;LEN([.L505])       )                )) );[.M504])" office:value-type="string" office:string-value="" calcext:value-type="error">
            <text:p>#N/A</text:p>
          </table:table-cell>
          <table:table-cell table:formula="of:=VLOOKUP(LEFT([.L505];IF(               ISNUMBER(FIND(&quot; &quot;;[.L505]));FIND(&quot; &quot;;[.L505])-1;LEN([.L50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05]+1" office:value-type="float" office:value="499" calcext:value-type="float">
            <text:p>499</text:p>
          </table:table-cell>
          <table:table-cell table:style-name="ce46" table:formula="of:=IF([.B505]=&quot;&quot;;&quot;&quot;;[.B505])" office:value-type="string" office:string-value="m" calcext:value-type="string">
            <text:p>m</text:p>
          </table:table-cell>
          <table:table-cell table:style-name="ce48" office:value-type="string" calcext:value-type="string">
            <text:p>plastove dily sprchoveho koutu</text:p>
          </table:table-cell>
          <table:table-cell table:style-name="ce46"/>
          <table:table-cell table:style-name="ce46" office:value-type="string" calcext:value-type="string">
            <text:p>POKUD</text:p>
          </table:table-cell>
          <table:table-cell table:formula="of:=[.E506]" office:value-type="string" office:string-value="POKUD" calcext:value-type="string">
            <text:p>POKUD</text:p>
          </table:table-cell>
          <table:table-cell table:style-name="ce46" table:formula="of:=IF([.G505]=&quot;&quot;;&quot;&quot;;[.G505])" office:value-type="string" office:string-value="n" calcext:value-type="string">
            <text:p>n</text:p>
          </table:table-cell>
          <table:table-cell table:style-name="ce46"/>
          <table:table-cell table:style-name="ce46" table:formula="of:=IF([.I505]=&quot;&quot;;&quot;&quot;;[.I50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05]=&quot;&quot;;&quot;&quot;;[.L505])" office:value-type="string" office:string-value="TBD" calcext:value-type="string">
            <text:p>TBD</text:p>
          </table:table-cell>
          <table:table-cell table:formula="of:=IF([.L506]&lt;&gt;&quot;&quot;;HYPERLINK(CONCATENATE(&quot;file://&quot;;[.$J$2];&quot;/&quot;;[.N506];&quot;/&quot;;LEFT([.L506];IF(               ISNUMBER(FIND(&quot; &quot;;[.L506]));FIND(&quot; &quot;;[.L506])-1;LEN([.L506])       )                ));CONCATENATE([.N506];LEFT([.L506];IF(               ISNUMBER(FIND(&quot; &quot;;[.L506]));FIND(&quot; &quot;;[.L506])-1;LEN([.L506])       )                )) );[.M505])" office:value-type="string" office:string-value="" calcext:value-type="error">
            <text:p>#N/A</text:p>
          </table:table-cell>
          <table:table-cell table:formula="of:=VLOOKUP(LEFT([.L506];IF(               ISNUMBER(FIND(&quot; &quot;;[.L506]));FIND(&quot; &quot;;[.L506])-1;LEN([.L50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06]+1" office:value-type="float" office:value="500" calcext:value-type="float">
            <text:p>500</text:p>
          </table:table-cell>
          <table:table-cell table:style-name="ce46" table:formula="of:=IF([.B506]=&quot;&quot;;&quot;&quot;;[.B50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07]" office:value-type="float" office:value="0" calcext:value-type="float">
            <text:p>0</text:p>
          </table:table-cell>
          <table:table-cell table:style-name="ce46" table:formula="of:=IF([.G506]=&quot;&quot;;&quot;&quot;;[.G506])" office:value-type="string" office:string-value="n" calcext:value-type="string">
            <text:p>n</text:p>
          </table:table-cell>
          <table:table-cell table:style-name="ce46"/>
          <table:table-cell table:style-name="ce46" table:formula="of:=IF([.I506]=&quot;&quot;;&quot;&quot;;[.I50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06]=&quot;&quot;;&quot;&quot;;[.L506])" office:value-type="string" office:string-value="TBD" calcext:value-type="string">
            <text:p>TBD</text:p>
          </table:table-cell>
          <table:table-cell table:formula="of:=IF([.L507]&lt;&gt;&quot;&quot;;HYPERLINK(CONCATENATE(&quot;file://&quot;;[.$J$2];&quot;/&quot;;[.N507];&quot;/&quot;;LEFT([.L507];IF(               ISNUMBER(FIND(&quot; &quot;;[.L507]));FIND(&quot; &quot;;[.L507])-1;LEN([.L507])       )                ));CONCATENATE([.N507];LEFT([.L507];IF(               ISNUMBER(FIND(&quot; &quot;;[.L507]));FIND(&quot; &quot;;[.L507])-1;LEN([.L507])       )                )) );[.M506])" office:value-type="string" office:string-value="" calcext:value-type="error">
            <text:p>#N/A</text:p>
          </table:table-cell>
          <table:table-cell table:formula="of:=VLOOKUP(LEFT([.L507];IF(               ISNUMBER(FIND(&quot; &quot;;[.L507]));FIND(&quot; &quot;;[.L507])-1;LEN([.L50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07]+1" office:value-type="float" office:value="501" calcext:value-type="float">
            <text:p>501</text:p>
          </table:table-cell>
          <table:table-cell table:style-name="ce46" table:formula="of:=IF([.B507]=&quot;&quot;;&quot;&quot;;[.B50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08]" office:value-type="float" office:value="0" calcext:value-type="float">
            <text:p>0</text:p>
          </table:table-cell>
          <table:table-cell table:style-name="ce46" table:formula="of:=IF([.G507]=&quot;&quot;;&quot;&quot;;[.G507])" office:value-type="string" office:string-value="n" calcext:value-type="string">
            <text:p>n</text:p>
          </table:table-cell>
          <table:table-cell table:style-name="ce46"/>
          <table:table-cell table:style-name="ce46" table:formula="of:=IF([.I507]=&quot;&quot;;&quot;&quot;;[.I50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07]=&quot;&quot;;&quot;&quot;;[.L507])" office:value-type="string" office:string-value="TBD" calcext:value-type="string">
            <text:p>TBD</text:p>
          </table:table-cell>
          <table:table-cell table:formula="of:=IF([.L508]&lt;&gt;&quot;&quot;;HYPERLINK(CONCATENATE(&quot;file://&quot;;[.$J$2];&quot;/&quot;;[.N508];&quot;/&quot;;LEFT([.L508];IF(               ISNUMBER(FIND(&quot; &quot;;[.L508]));FIND(&quot; &quot;;[.L508])-1;LEN([.L508])       )                ));CONCATENATE([.N508];LEFT([.L508];IF(               ISNUMBER(FIND(&quot; &quot;;[.L508]));FIND(&quot; &quot;;[.L508])-1;LEN([.L508])       )                )) );[.M507])" office:value-type="string" office:string-value="" calcext:value-type="error">
            <text:p>#N/A</text:p>
          </table:table-cell>
          <table:table-cell table:formula="of:=VLOOKUP(LEFT([.L508];IF(               ISNUMBER(FIND(&quot; &quot;;[.L508]));FIND(&quot; &quot;;[.L508])-1;LEN([.L50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08]+1" office:value-type="float" office:value="502" calcext:value-type="float">
            <text:p>502</text:p>
          </table:table-cell>
          <table:table-cell table:style-name="ce46" table:formula="of:=IF([.B508]=&quot;&quot;;&quot;&quot;;[.B50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09]" office:value-type="float" office:value="0" calcext:value-type="float">
            <text:p>0</text:p>
          </table:table-cell>
          <table:table-cell table:style-name="ce46" table:formula="of:=IF([.G508]=&quot;&quot;;&quot;&quot;;[.G508])" office:value-type="string" office:string-value="n" calcext:value-type="string">
            <text:p>n</text:p>
          </table:table-cell>
          <table:table-cell table:style-name="ce46"/>
          <table:table-cell table:style-name="ce46" table:formula="of:=IF([.I508]=&quot;&quot;;&quot;&quot;;[.I50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08]=&quot;&quot;;&quot;&quot;;[.L508])" office:value-type="string" office:string-value="TBD" calcext:value-type="string">
            <text:p>TBD</text:p>
          </table:table-cell>
          <table:table-cell table:formula="of:=IF([.L509]&lt;&gt;&quot;&quot;;HYPERLINK(CONCATENATE(&quot;file://&quot;;[.$J$2];&quot;/&quot;;[.N509];&quot;/&quot;;LEFT([.L509];IF(               ISNUMBER(FIND(&quot; &quot;;[.L509]));FIND(&quot; &quot;;[.L509])-1;LEN([.L509])       )                ));CONCATENATE([.N509];LEFT([.L509];IF(               ISNUMBER(FIND(&quot; &quot;;[.L509]));FIND(&quot; &quot;;[.L509])-1;LEN([.L509])       )                )) );[.M508])" office:value-type="string" office:string-value="" calcext:value-type="error">
            <text:p>#N/A</text:p>
          </table:table-cell>
          <table:table-cell table:formula="of:=VLOOKUP(LEFT([.L509];IF(               ISNUMBER(FIND(&quot; &quot;;[.L509]));FIND(&quot; &quot;;[.L509])-1;LEN([.L50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09]+1" office:value-type="float" office:value="503" calcext:value-type="float">
            <text:p>503</text:p>
          </table:table-cell>
          <table:table-cell table:style-name="ce46" table:formula="of:=IF([.B509]=&quot;&quot;;&quot;&quot;;[.B50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0]" office:value-type="float" office:value="0" calcext:value-type="float">
            <text:p>0</text:p>
          </table:table-cell>
          <table:table-cell table:style-name="ce46" table:formula="of:=IF([.G509]=&quot;&quot;;&quot;&quot;;[.G509])" office:value-type="string" office:string-value="n" calcext:value-type="string">
            <text:p>n</text:p>
          </table:table-cell>
          <table:table-cell table:style-name="ce46"/>
          <table:table-cell table:style-name="ce46" table:formula="of:=IF([.I509]=&quot;&quot;;&quot;&quot;;[.I50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09]=&quot;&quot;;&quot;&quot;;[.L509])" office:value-type="string" office:string-value="TBD" calcext:value-type="string">
            <text:p>TBD</text:p>
          </table:table-cell>
          <table:table-cell table:formula="of:=IF([.L510]&lt;&gt;&quot;&quot;;HYPERLINK(CONCATENATE(&quot;file://&quot;;[.$J$2];&quot;/&quot;;[.N510];&quot;/&quot;;LEFT([.L510];IF(               ISNUMBER(FIND(&quot; &quot;;[.L510]));FIND(&quot; &quot;;[.L510])-1;LEN([.L510])       )                ));CONCATENATE([.N510];LEFT([.L510];IF(               ISNUMBER(FIND(&quot; &quot;;[.L510]));FIND(&quot; &quot;;[.L510])-1;LEN([.L510])       )                )) );[.M509])" office:value-type="string" office:string-value="" calcext:value-type="error">
            <text:p>#N/A</text:p>
          </table:table-cell>
          <table:table-cell table:formula="of:=VLOOKUP(LEFT([.L510];IF(               ISNUMBER(FIND(&quot; &quot;;[.L510]));FIND(&quot; &quot;;[.L510])-1;LEN([.L51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10]+1" office:value-type="float" office:value="504" calcext:value-type="float">
            <text:p>504</text:p>
          </table:table-cell>
          <table:table-cell table:style-name="ce46" table:formula="of:=IF([.B510]=&quot;&quot;;&quot;&quot;;[.B51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1]" office:value-type="float" office:value="0" calcext:value-type="float">
            <text:p>0</text:p>
          </table:table-cell>
          <table:table-cell table:style-name="ce46" table:formula="of:=IF([.G510]=&quot;&quot;;&quot;&quot;;[.G510])" office:value-type="string" office:string-value="n" calcext:value-type="string">
            <text:p>n</text:p>
          </table:table-cell>
          <table:table-cell table:style-name="ce46"/>
          <table:table-cell table:style-name="ce46" table:formula="of:=IF([.I510]=&quot;&quot;;&quot;&quot;;[.I51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0]=&quot;&quot;;&quot;&quot;;[.L510])" office:value-type="string" office:string-value="TBD" calcext:value-type="string">
            <text:p>TBD</text:p>
          </table:table-cell>
          <table:table-cell table:formula="of:=IF([.L511]&lt;&gt;&quot;&quot;;HYPERLINK(CONCATENATE(&quot;file://&quot;;[.$J$2];&quot;/&quot;;[.N511];&quot;/&quot;;LEFT([.L511];IF(               ISNUMBER(FIND(&quot; &quot;;[.L511]));FIND(&quot; &quot;;[.L511])-1;LEN([.L511])       )                ));CONCATENATE([.N511];LEFT([.L511];IF(               ISNUMBER(FIND(&quot; &quot;;[.L511]));FIND(&quot; &quot;;[.L511])-1;LEN([.L511])       )                )) );[.M510])" office:value-type="string" office:string-value="" calcext:value-type="error">
            <text:p>#N/A</text:p>
          </table:table-cell>
          <table:table-cell table:formula="of:=VLOOKUP(LEFT([.L511];IF(               ISNUMBER(FIND(&quot; &quot;;[.L511]));FIND(&quot; &quot;;[.L511])-1;LEN([.L51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11]+1" office:value-type="float" office:value="505" calcext:value-type="float">
            <text:p>505</text:p>
          </table:table-cell>
          <table:table-cell table:style-name="ce46" table:formula="of:=IF([.B511]=&quot;&quot;;&quot;&quot;;[.B51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2]" office:value-type="float" office:value="0" calcext:value-type="float">
            <text:p>0</text:p>
          </table:table-cell>
          <table:table-cell table:style-name="ce46" table:formula="of:=IF([.G511]=&quot;&quot;;&quot;&quot;;[.G511])" office:value-type="string" office:string-value="n" calcext:value-type="string">
            <text:p>n</text:p>
          </table:table-cell>
          <table:table-cell table:style-name="ce46"/>
          <table:table-cell table:style-name="ce46" table:formula="of:=IF([.I511]=&quot;&quot;;&quot;&quot;;[.I51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1]=&quot;&quot;;&quot;&quot;;[.L511])" office:value-type="string" office:string-value="TBD" calcext:value-type="string">
            <text:p>TBD</text:p>
          </table:table-cell>
          <table:table-cell table:formula="of:=IF([.L512]&lt;&gt;&quot;&quot;;HYPERLINK(CONCATENATE(&quot;file://&quot;;[.$J$2];&quot;/&quot;;[.N512];&quot;/&quot;;LEFT([.L512];IF(               ISNUMBER(FIND(&quot; &quot;;[.L512]));FIND(&quot; &quot;;[.L512])-1;LEN([.L512])       )                ));CONCATENATE([.N512];LEFT([.L512];IF(               ISNUMBER(FIND(&quot; &quot;;[.L512]));FIND(&quot; &quot;;[.L512])-1;LEN([.L512])       )                )) );[.M511])" office:value-type="string" office:string-value="" calcext:value-type="error">
            <text:p>#N/A</text:p>
          </table:table-cell>
          <table:table-cell table:formula="of:=VLOOKUP(LEFT([.L512];IF(               ISNUMBER(FIND(&quot; &quot;;[.L512]));FIND(&quot; &quot;;[.L512])-1;LEN([.L51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12]+1" office:value-type="float" office:value="506" calcext:value-type="float">
            <text:p>506</text:p>
          </table:table-cell>
          <table:table-cell table:style-name="ce46" table:formula="of:=IF([.B512]=&quot;&quot;;&quot;&quot;;[.B51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3]" office:value-type="float" office:value="0" calcext:value-type="float">
            <text:p>0</text:p>
          </table:table-cell>
          <table:table-cell table:style-name="ce46" table:formula="of:=IF([.G512]=&quot;&quot;;&quot;&quot;;[.G512])" office:value-type="string" office:string-value="n" calcext:value-type="string">
            <text:p>n</text:p>
          </table:table-cell>
          <table:table-cell table:style-name="ce46"/>
          <table:table-cell table:style-name="ce46" table:formula="of:=IF([.I512]=&quot;&quot;;&quot;&quot;;[.I51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2]=&quot;&quot;;&quot;&quot;;[.L512])" office:value-type="string" office:string-value="TBD" calcext:value-type="string">
            <text:p>TBD</text:p>
          </table:table-cell>
          <table:table-cell table:formula="of:=IF([.L513]&lt;&gt;&quot;&quot;;HYPERLINK(CONCATENATE(&quot;file://&quot;;[.$J$2];&quot;/&quot;;[.N513];&quot;/&quot;;LEFT([.L513];IF(               ISNUMBER(FIND(&quot; &quot;;[.L513]));FIND(&quot; &quot;;[.L513])-1;LEN([.L513])       )                ));CONCATENATE([.N513];LEFT([.L513];IF(               ISNUMBER(FIND(&quot; &quot;;[.L513]));FIND(&quot; &quot;;[.L513])-1;LEN([.L513])       )                )) );[.M512])" office:value-type="string" office:string-value="" calcext:value-type="error">
            <text:p>#N/A</text:p>
          </table:table-cell>
          <table:table-cell table:formula="of:=VLOOKUP(LEFT([.L513];IF(               ISNUMBER(FIND(&quot; &quot;;[.L513]));FIND(&quot; &quot;;[.L513])-1;LEN([.L51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13]+1" office:value-type="float" office:value="507" calcext:value-type="float">
            <text:p>507</text:p>
          </table:table-cell>
          <table:table-cell table:style-name="ce46" table:formula="of:=IF([.B513]=&quot;&quot;;&quot;&quot;;[.B51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4]" office:value-type="float" office:value="0" calcext:value-type="float">
            <text:p>0</text:p>
          </table:table-cell>
          <table:table-cell table:style-name="ce46" table:formula="of:=IF([.G513]=&quot;&quot;;&quot;&quot;;[.G513])" office:value-type="string" office:string-value="n" calcext:value-type="string">
            <text:p>n</text:p>
          </table:table-cell>
          <table:table-cell table:style-name="ce46"/>
          <table:table-cell table:style-name="ce46" table:formula="of:=IF([.I513]=&quot;&quot;;&quot;&quot;;[.I51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3]=&quot;&quot;;&quot;&quot;;[.L513])" office:value-type="string" office:string-value="TBD" calcext:value-type="string">
            <text:p>TBD</text:p>
          </table:table-cell>
          <table:table-cell table:formula="of:=IF([.L514]&lt;&gt;&quot;&quot;;HYPERLINK(CONCATENATE(&quot;file://&quot;;[.$J$2];&quot;/&quot;;[.N514];&quot;/&quot;;LEFT([.L514];IF(               ISNUMBER(FIND(&quot; &quot;;[.L514]));FIND(&quot; &quot;;[.L514])-1;LEN([.L514])       )                ));CONCATENATE([.N514];LEFT([.L514];IF(               ISNUMBER(FIND(&quot; &quot;;[.L514]));FIND(&quot; &quot;;[.L514])-1;LEN([.L514])       )                )) );[.M513])" office:value-type="string" office:string-value="" calcext:value-type="error">
            <text:p>#N/A</text:p>
          </table:table-cell>
          <table:table-cell table:formula="of:=VLOOKUP(LEFT([.L514];IF(               ISNUMBER(FIND(&quot; &quot;;[.L514]));FIND(&quot; &quot;;[.L514])-1;LEN([.L51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14]+1" office:value-type="float" office:value="508" calcext:value-type="float">
            <text:p>508</text:p>
          </table:table-cell>
          <table:table-cell table:style-name="ce46" table:formula="of:=IF([.B514]=&quot;&quot;;&quot;&quot;;[.B51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5]" office:value-type="float" office:value="0" calcext:value-type="float">
            <text:p>0</text:p>
          </table:table-cell>
          <table:table-cell table:style-name="ce46" table:formula="of:=IF([.G514]=&quot;&quot;;&quot;&quot;;[.G514])" office:value-type="string" office:string-value="n" calcext:value-type="string">
            <text:p>n</text:p>
          </table:table-cell>
          <table:table-cell table:style-name="ce46"/>
          <table:table-cell table:style-name="ce46" table:formula="of:=IF([.I514]=&quot;&quot;;&quot;&quot;;[.I51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4]=&quot;&quot;;&quot;&quot;;[.L514])" office:value-type="string" office:string-value="TBD" calcext:value-type="string">
            <text:p>TBD</text:p>
          </table:table-cell>
          <table:table-cell table:formula="of:=IF([.L515]&lt;&gt;&quot;&quot;;HYPERLINK(CONCATENATE(&quot;file://&quot;;[.$J$2];&quot;/&quot;;[.N515];&quot;/&quot;;LEFT([.L515];IF(               ISNUMBER(FIND(&quot; &quot;;[.L515]));FIND(&quot; &quot;;[.L515])-1;LEN([.L515])       )                ));CONCATENATE([.N515];LEFT([.L515];IF(               ISNUMBER(FIND(&quot; &quot;;[.L515]));FIND(&quot; &quot;;[.L515])-1;LEN([.L515])       )                )) );[.M514])" office:value-type="string" office:string-value="" calcext:value-type="error">
            <text:p>#N/A</text:p>
          </table:table-cell>
          <table:table-cell table:formula="of:=VLOOKUP(LEFT([.L515];IF(               ISNUMBER(FIND(&quot; &quot;;[.L515]));FIND(&quot; &quot;;[.L515])-1;LEN([.L51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15]+1" office:value-type="float" office:value="509" calcext:value-type="float">
            <text:p>509</text:p>
          </table:table-cell>
          <table:table-cell table:style-name="ce46" table:formula="of:=IF([.B515]=&quot;&quot;;&quot;&quot;;[.B51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6]" office:value-type="float" office:value="0" calcext:value-type="float">
            <text:p>0</text:p>
          </table:table-cell>
          <table:table-cell table:style-name="ce46" table:formula="of:=IF([.G515]=&quot;&quot;;&quot;&quot;;[.G515])" office:value-type="string" office:string-value="n" calcext:value-type="string">
            <text:p>n</text:p>
          </table:table-cell>
          <table:table-cell table:style-name="ce46"/>
          <table:table-cell table:style-name="ce46" table:formula="of:=IF([.I515]=&quot;&quot;;&quot;&quot;;[.I51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5]=&quot;&quot;;&quot;&quot;;[.L515])" office:value-type="string" office:string-value="TBD" calcext:value-type="string">
            <text:p>TBD</text:p>
          </table:table-cell>
          <table:table-cell table:formula="of:=IF([.L516]&lt;&gt;&quot;&quot;;HYPERLINK(CONCATENATE(&quot;file://&quot;;[.$J$2];&quot;/&quot;;[.N516];&quot;/&quot;;LEFT([.L516];IF(               ISNUMBER(FIND(&quot; &quot;;[.L516]));FIND(&quot; &quot;;[.L516])-1;LEN([.L516])       )                ));CONCATENATE([.N516];LEFT([.L516];IF(               ISNUMBER(FIND(&quot; &quot;;[.L516]));FIND(&quot; &quot;;[.L516])-1;LEN([.L516])       )                )) );[.M515])" office:value-type="string" office:string-value="" calcext:value-type="error">
            <text:p>#N/A</text:p>
          </table:table-cell>
          <table:table-cell table:formula="of:=VLOOKUP(LEFT([.L516];IF(               ISNUMBER(FIND(&quot; &quot;;[.L516]));FIND(&quot; &quot;;[.L516])-1;LEN([.L51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16]+1" office:value-type="float" office:value="510" calcext:value-type="float">
            <text:p>510</text:p>
          </table:table-cell>
          <table:table-cell table:style-name="ce46" table:formula="of:=IF([.B516]=&quot;&quot;;&quot;&quot;;[.B51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7]" office:value-type="float" office:value="0" calcext:value-type="float">
            <text:p>0</text:p>
          </table:table-cell>
          <table:table-cell table:style-name="ce46" table:formula="of:=IF([.G516]=&quot;&quot;;&quot;&quot;;[.G516])" office:value-type="string" office:string-value="n" calcext:value-type="string">
            <text:p>n</text:p>
          </table:table-cell>
          <table:table-cell table:style-name="ce46"/>
          <table:table-cell table:style-name="ce46" table:formula="of:=IF([.I516]=&quot;&quot;;&quot;&quot;;[.I51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6]=&quot;&quot;;&quot;&quot;;[.L516])" office:value-type="string" office:string-value="TBD" calcext:value-type="string">
            <text:p>TBD</text:p>
          </table:table-cell>
          <table:table-cell table:formula="of:=IF([.L517]&lt;&gt;&quot;&quot;;HYPERLINK(CONCATENATE(&quot;file://&quot;;[.$J$2];&quot;/&quot;;[.N517];&quot;/&quot;;LEFT([.L517];IF(               ISNUMBER(FIND(&quot; &quot;;[.L517]));FIND(&quot; &quot;;[.L517])-1;LEN([.L517])       )                ));CONCATENATE([.N517];LEFT([.L517];IF(               ISNUMBER(FIND(&quot; &quot;;[.L517]));FIND(&quot; &quot;;[.L517])-1;LEN([.L517])       )                )) );[.M516])" office:value-type="string" office:string-value="" calcext:value-type="error">
            <text:p>#N/A</text:p>
          </table:table-cell>
          <table:table-cell table:formula="of:=VLOOKUP(LEFT([.L517];IF(               ISNUMBER(FIND(&quot; &quot;;[.L517]));FIND(&quot; &quot;;[.L517])-1;LEN([.L51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17]+1" office:value-type="float" office:value="511" calcext:value-type="float">
            <text:p>511</text:p>
          </table:table-cell>
          <table:table-cell table:style-name="ce46" table:formula="of:=IF([.B517]=&quot;&quot;;&quot;&quot;;[.B51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8]" office:value-type="float" office:value="0" calcext:value-type="float">
            <text:p>0</text:p>
          </table:table-cell>
          <table:table-cell table:style-name="ce46" table:formula="of:=IF([.G517]=&quot;&quot;;&quot;&quot;;[.G517])" office:value-type="string" office:string-value="n" calcext:value-type="string">
            <text:p>n</text:p>
          </table:table-cell>
          <table:table-cell table:style-name="ce46"/>
          <table:table-cell table:style-name="ce46" table:formula="of:=IF([.I517]=&quot;&quot;;&quot;&quot;;[.I51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7]=&quot;&quot;;&quot;&quot;;[.L517])" office:value-type="string" office:string-value="TBD" calcext:value-type="string">
            <text:p>TBD</text:p>
          </table:table-cell>
          <table:table-cell table:formula="of:=IF([.L518]&lt;&gt;&quot;&quot;;HYPERLINK(CONCATENATE(&quot;file://&quot;;[.$J$2];&quot;/&quot;;[.N518];&quot;/&quot;;LEFT([.L518];IF(               ISNUMBER(FIND(&quot; &quot;;[.L518]));FIND(&quot; &quot;;[.L518])-1;LEN([.L518])       )                ));CONCATENATE([.N518];LEFT([.L518];IF(               ISNUMBER(FIND(&quot; &quot;;[.L518]));FIND(&quot; &quot;;[.L518])-1;LEN([.L518])       )                )) );[.M517])" office:value-type="string" office:string-value="" calcext:value-type="error">
            <text:p>#N/A</text:p>
          </table:table-cell>
          <table:table-cell table:formula="of:=VLOOKUP(LEFT([.L518];IF(               ISNUMBER(FIND(&quot; &quot;;[.L518]));FIND(&quot; &quot;;[.L518])-1;LEN([.L51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18]+1" office:value-type="float" office:value="512" calcext:value-type="float">
            <text:p>512</text:p>
          </table:table-cell>
          <table:table-cell table:style-name="ce46" table:formula="of:=IF([.B518]=&quot;&quot;;&quot;&quot;;[.B51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9]" office:value-type="float" office:value="0" calcext:value-type="float">
            <text:p>0</text:p>
          </table:table-cell>
          <table:table-cell table:style-name="ce46" table:formula="of:=IF([.G518]=&quot;&quot;;&quot;&quot;;[.G518])" office:value-type="string" office:string-value="n" calcext:value-type="string">
            <text:p>n</text:p>
          </table:table-cell>
          <table:table-cell table:style-name="ce46"/>
          <table:table-cell table:style-name="ce46" table:formula="of:=IF([.I518]=&quot;&quot;;&quot;&quot;;[.I51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8]=&quot;&quot;;&quot;&quot;;[.L518])" office:value-type="string" office:string-value="TBD" calcext:value-type="string">
            <text:p>TBD</text:p>
          </table:table-cell>
          <table:table-cell table:formula="of:=IF([.L519]&lt;&gt;&quot;&quot;;HYPERLINK(CONCATENATE(&quot;file://&quot;;[.$J$2];&quot;/&quot;;[.N519];&quot;/&quot;;LEFT([.L519];IF(               ISNUMBER(FIND(&quot; &quot;;[.L519]));FIND(&quot; &quot;;[.L519])-1;LEN([.L519])       )                ));CONCATENATE([.N519];LEFT([.L519];IF(               ISNUMBER(FIND(&quot; &quot;;[.L519]));FIND(&quot; &quot;;[.L519])-1;LEN([.L519])       )                )) );[.M518])" office:value-type="string" office:string-value="" calcext:value-type="error">
            <text:p>#N/A</text:p>
          </table:table-cell>
          <table:table-cell table:formula="of:=VLOOKUP(LEFT([.L519];IF(               ISNUMBER(FIND(&quot; &quot;;[.L519]));FIND(&quot; &quot;;[.L519])-1;LEN([.L51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19]+1" office:value-type="float" office:value="513" calcext:value-type="float">
            <text:p>513</text:p>
          </table:table-cell>
          <table:table-cell table:style-name="ce46" table:formula="of:=IF([.B519]=&quot;&quot;;&quot;&quot;;[.B51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20]" office:value-type="float" office:value="0" calcext:value-type="float">
            <text:p>0</text:p>
          </table:table-cell>
          <table:table-cell table:style-name="ce46" table:formula="of:=IF([.G519]=&quot;&quot;;&quot;&quot;;[.G519])" office:value-type="string" office:string-value="n" calcext:value-type="string">
            <text:p>n</text:p>
          </table:table-cell>
          <table:table-cell table:style-name="ce46"/>
          <table:table-cell table:style-name="ce46" table:formula="of:=IF([.I519]=&quot;&quot;;&quot;&quot;;[.I51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9]=&quot;&quot;;&quot;&quot;;[.L519])" office:value-type="string" office:string-value="TBD" calcext:value-type="string">
            <text:p>TBD</text:p>
          </table:table-cell>
          <table:table-cell table:formula="of:=IF([.L520]&lt;&gt;&quot;&quot;;HYPERLINK(CONCATENATE(&quot;file://&quot;;[.$J$2];&quot;/&quot;;[.N520];&quot;/&quot;;LEFT([.L520];IF(               ISNUMBER(FIND(&quot; &quot;;[.L520]));FIND(&quot; &quot;;[.L520])-1;LEN([.L520])       )                ));CONCATENATE([.N520];LEFT([.L520];IF(               ISNUMBER(FIND(&quot; &quot;;[.L520]));FIND(&quot; &quot;;[.L520])-1;LEN([.L520])       )                )) );[.M519])" office:value-type="string" office:string-value="" calcext:value-type="error">
            <text:p>#N/A</text:p>
          </table:table-cell>
          <table:table-cell table:formula="of:=VLOOKUP(LEFT([.L520];IF(               ISNUMBER(FIND(&quot; &quot;;[.L520]));FIND(&quot; &quot;;[.L520])-1;LEN([.L52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20]+1" office:value-type="float" office:value="514" calcext:value-type="float">
            <text:p>514</text:p>
          </table:table-cell>
          <table:table-cell table:style-name="ce46" table:formula="of:=IF([.B520]=&quot;&quot;;&quot;&quot;;[.B52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21]" office:value-type="float" office:value="0" calcext:value-type="float">
            <text:p>0</text:p>
          </table:table-cell>
          <table:table-cell table:style-name="ce46" table:formula="of:=IF([.G520]=&quot;&quot;;&quot;&quot;;[.G520])" office:value-type="string" office:string-value="n" calcext:value-type="string">
            <text:p>n</text:p>
          </table:table-cell>
          <table:table-cell table:style-name="ce46"/>
          <table:table-cell table:style-name="ce46" table:formula="of:=IF([.I520]=&quot;&quot;;&quot;&quot;;[.I52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0]=&quot;&quot;;&quot;&quot;;[.L520])" office:value-type="string" office:string-value="TBD" calcext:value-type="string">
            <text:p>TBD</text:p>
          </table:table-cell>
          <table:table-cell table:formula="of:=IF([.L521]&lt;&gt;&quot;&quot;;HYPERLINK(CONCATENATE(&quot;file://&quot;;[.$J$2];&quot;/&quot;;[.N521];&quot;/&quot;;LEFT([.L521];IF(               ISNUMBER(FIND(&quot; &quot;;[.L521]));FIND(&quot; &quot;;[.L521])-1;LEN([.L521])       )                ));CONCATENATE([.N521];LEFT([.L521];IF(               ISNUMBER(FIND(&quot; &quot;;[.L521]));FIND(&quot; &quot;;[.L521])-1;LEN([.L521])       )                )) );[.M520])" office:value-type="string" office:string-value="" calcext:value-type="error">
            <text:p>#N/A</text:p>
          </table:table-cell>
          <table:table-cell table:formula="of:=VLOOKUP(LEFT([.L521];IF(               ISNUMBER(FIND(&quot; &quot;;[.L521]));FIND(&quot; &quot;;[.L521])-1;LEN([.L52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21]+1" office:value-type="float" office:value="515" calcext:value-type="float">
            <text:p>515</text:p>
          </table:table-cell>
          <table:table-cell table:style-name="ce46" table:formula="of:=IF([.B521]=&quot;&quot;;&quot;&quot;;[.B52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22]" office:value-type="float" office:value="0" calcext:value-type="float">
            <text:p>0</text:p>
          </table:table-cell>
          <table:table-cell table:style-name="ce46" table:formula="of:=IF([.G521]=&quot;&quot;;&quot;&quot;;[.G521])" office:value-type="string" office:string-value="n" calcext:value-type="string">
            <text:p>n</text:p>
          </table:table-cell>
          <table:table-cell table:style-name="ce46"/>
          <table:table-cell table:style-name="ce46" table:formula="of:=IF([.I521]=&quot;&quot;;&quot;&quot;;[.I52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1]=&quot;&quot;;&quot;&quot;;[.L521])" office:value-type="string" office:string-value="TBD" calcext:value-type="string">
            <text:p>TBD</text:p>
          </table:table-cell>
          <table:table-cell table:formula="of:=IF([.L522]&lt;&gt;&quot;&quot;;HYPERLINK(CONCATENATE(&quot;file://&quot;;[.$J$2];&quot;/&quot;;[.N522];&quot;/&quot;;LEFT([.L522];IF(               ISNUMBER(FIND(&quot; &quot;;[.L522]));FIND(&quot; &quot;;[.L522])-1;LEN([.L522])       )                ));CONCATENATE([.N522];LEFT([.L522];IF(               ISNUMBER(FIND(&quot; &quot;;[.L522]));FIND(&quot; &quot;;[.L522])-1;LEN([.L522])       )                )) );[.M521])" office:value-type="string" office:string-value="" calcext:value-type="error">
            <text:p>#N/A</text:p>
          </table:table-cell>
          <table:table-cell table:formula="of:=VLOOKUP(LEFT([.L522];IF(               ISNUMBER(FIND(&quot; &quot;;[.L522]));FIND(&quot; &quot;;[.L522])-1;LEN([.L52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22]+1" office:value-type="float" office:value="516" calcext:value-type="float">
            <text:p>516</text:p>
          </table:table-cell>
          <table:table-cell table:style-name="ce46" table:formula="of:=IF([.B522]=&quot;&quot;;&quot;&quot;;[.B52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23]" office:value-type="float" office:value="0" calcext:value-type="float">
            <text:p>0</text:p>
          </table:table-cell>
          <table:table-cell table:style-name="ce46" table:formula="of:=IF([.G522]=&quot;&quot;;&quot;&quot;;[.G522])" office:value-type="string" office:string-value="n" calcext:value-type="string">
            <text:p>n</text:p>
          </table:table-cell>
          <table:table-cell table:style-name="ce46"/>
          <table:table-cell table:style-name="ce46" table:formula="of:=IF([.I522]=&quot;&quot;;&quot;&quot;;[.I52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2]=&quot;&quot;;&quot;&quot;;[.L522])" office:value-type="string" office:string-value="TBD" calcext:value-type="string">
            <text:p>TBD</text:p>
          </table:table-cell>
          <table:table-cell table:formula="of:=IF([.L523]&lt;&gt;&quot;&quot;;HYPERLINK(CONCATENATE(&quot;file://&quot;;[.$J$2];&quot;/&quot;;[.N523];&quot;/&quot;;LEFT([.L523];IF(               ISNUMBER(FIND(&quot; &quot;;[.L523]));FIND(&quot; &quot;;[.L523])-1;LEN([.L523])       )                ));CONCATENATE([.N523];LEFT([.L523];IF(               ISNUMBER(FIND(&quot; &quot;;[.L523]));FIND(&quot; &quot;;[.L523])-1;LEN([.L523])       )                )) );[.M522])" office:value-type="string" office:string-value="" calcext:value-type="error">
            <text:p>#N/A</text:p>
          </table:table-cell>
          <table:table-cell table:formula="of:=VLOOKUP(LEFT([.L523];IF(               ISNUMBER(FIND(&quot; &quot;;[.L523]));FIND(&quot; &quot;;[.L523])-1;LEN([.L52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23]+1" office:value-type="float" office:value="517" calcext:value-type="float">
            <text:p>517</text:p>
          </table:table-cell>
          <table:table-cell table:style-name="ce46" table:formula="of:=IF([.B523]=&quot;&quot;;&quot;&quot;;[.B523])" office:value-type="string" office:string-value="m" calcext:value-type="string">
            <text:p>m</text:p>
          </table:table-cell>
          <table:table-cell table:style-name="ce48" office:value-type="string" calcext:value-type="string">
            <text:p>elektro kotel</text:p>
          </table:table-cell>
          <table:table-cell table:style-name="ce46" office:value-type="string" calcext:value-type="string">
            <text:p>2 spiraly</text:p>
          </table:table-cell>
          <table:table-cell table:style-name="ce46"/>
          <table:table-cell table:formula="of:=[.E524]" office:value-type="float" office:value="0" calcext:value-type="float">
            <text:p>0</text:p>
          </table:table-cell>
          <table:table-cell table:style-name="ce46" table:formula="of:=IF([.G523]=&quot;&quot;;&quot;&quot;;[.G523])" office:value-type="string" office:string-value="n" calcext:value-type="string">
            <text:p>n</text:p>
          </table:table-cell>
          <table:table-cell table:style-name="ce46"/>
          <table:table-cell table:style-name="ce46" table:formula="of:=IF([.I523]=&quot;&quot;;&quot;&quot;;[.I52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3]=&quot;&quot;;&quot;&quot;;[.L523])" office:value-type="string" office:string-value="TBD" calcext:value-type="string">
            <text:p>TBD</text:p>
          </table:table-cell>
          <table:table-cell table:formula="of:=IF([.L524]&lt;&gt;&quot;&quot;;HYPERLINK(CONCATENATE(&quot;file://&quot;;[.$J$2];&quot;/&quot;;[.N524];&quot;/&quot;;LEFT([.L524];IF(               ISNUMBER(FIND(&quot; &quot;;[.L524]));FIND(&quot; &quot;;[.L524])-1;LEN([.L524])       )                ));CONCATENATE([.N524];LEFT([.L524];IF(               ISNUMBER(FIND(&quot; &quot;;[.L524]));FIND(&quot; &quot;;[.L524])-1;LEN([.L524])       )                )) );[.M523])" office:value-type="string" office:string-value="" calcext:value-type="error">
            <text:p>#N/A</text:p>
          </table:table-cell>
          <table:table-cell table:formula="of:=VLOOKUP(LEFT([.L524];IF(               ISNUMBER(FIND(&quot; &quot;;[.L524]));FIND(&quot; &quot;;[.L524])-1;LEN([.L52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24]+1" office:value-type="float" office:value="518" calcext:value-type="float">
            <text:p>518</text:p>
          </table:table-cell>
          <table:table-cell table:style-name="ce46" table:formula="of:=IF([.B524]=&quot;&quot;;&quot;&quot;;[.B524])" office:value-type="string" office:string-value="m" calcext:value-type="string">
            <text:p>m</text:p>
          </table:table-cell>
          <table:table-cell table:style-name="ce48" office:value-type="string" calcext:value-type="string">
            <text:p>prouteny kosik </text:p>
          </table:table-cell>
          <table:table-cell table:style-name="ce46" table:number-columns-repeated="2"/>
          <table:table-cell table:formula="of:=[.E525]" office:value-type="float" office:value="0" calcext:value-type="float">
            <text:p>0</text:p>
          </table:table-cell>
          <table:table-cell table:style-name="ce46" table:formula="of:=IF([.G524]=&quot;&quot;;&quot;&quot;;[.G524])" office:value-type="string" office:string-value="n" calcext:value-type="string">
            <text:p>n</text:p>
          </table:table-cell>
          <table:table-cell table:style-name="ce46"/>
          <table:table-cell table:style-name="ce46" table:formula="of:=IF([.I524]=&quot;&quot;;&quot;&quot;;[.I52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4]=&quot;&quot;;&quot;&quot;;[.L524])" office:value-type="string" office:string-value="TBD" calcext:value-type="string">
            <text:p>TBD</text:p>
          </table:table-cell>
          <table:table-cell table:formula="of:=IF([.L525]&lt;&gt;&quot;&quot;;HYPERLINK(CONCATENATE(&quot;file://&quot;;[.$J$2];&quot;/&quot;;[.N525];&quot;/&quot;;LEFT([.L525];IF(               ISNUMBER(FIND(&quot; &quot;;[.L525]));FIND(&quot; &quot;;[.L525])-1;LEN([.L525])       )                ));CONCATENATE([.N525];LEFT([.L525];IF(               ISNUMBER(FIND(&quot; &quot;;[.L525]));FIND(&quot; &quot;;[.L525])-1;LEN([.L525])       )                )) );[.M524])" office:value-type="string" office:string-value="" calcext:value-type="error">
            <text:p>#N/A</text:p>
          </table:table-cell>
          <table:table-cell table:formula="of:=VLOOKUP(LEFT([.L525];IF(               ISNUMBER(FIND(&quot; &quot;;[.L525]));FIND(&quot; &quot;;[.L525])-1;LEN([.L52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25]+1" office:value-type="float" office:value="519" calcext:value-type="float">
            <text:p>519</text:p>
          </table:table-cell>
          <table:table-cell table:style-name="ce46" table:formula="of:=IF([.B525]=&quot;&quot;;&quot;&quot;;[.B525])" office:value-type="string" office:string-value="m" calcext:value-type="string">
            <text:p>m</text:p>
          </table:table-cell>
          <table:table-cell table:style-name="ce48" office:value-type="string" calcext:value-type="string">
            <text:p>drevotriskova deska a dvere</text:p>
          </table:table-cell>
          <table:table-cell table:style-name="ce46" table:number-columns-repeated="2"/>
          <table:table-cell table:formula="of:=[.E526]" office:value-type="float" office:value="0" calcext:value-type="float">
            <text:p>0</text:p>
          </table:table-cell>
          <table:table-cell table:style-name="ce46" table:formula="of:=IF([.G525]=&quot;&quot;;&quot;&quot;;[.G525])" office:value-type="string" office:string-value="n" calcext:value-type="string">
            <text:p>n</text:p>
          </table:table-cell>
          <table:table-cell table:style-name="ce46"/>
          <table:table-cell table:style-name="ce46" table:formula="of:=IF([.I525]=&quot;&quot;;&quot;&quot;;[.I525])" office:value-type="string" office:string-value="k" calcext:value-type="string">
            <text:p>k</text:p>
          </table:table-cell>
          <table:table-cell office:value-type="string" calcext:value-type="string">
            <text:p>kryje stoupacky a bojler</text:p>
          </table:table-cell>
          <table:table-cell/>
          <table:table-cell table:style-name="ce57" table:formula="of:=IF([.L525]=&quot;&quot;;&quot;&quot;;[.L525])" office:value-type="string" office:string-value="TBD" calcext:value-type="string">
            <text:p>TBD</text:p>
          </table:table-cell>
          <table:table-cell table:formula="of:=IF([.L526]&lt;&gt;&quot;&quot;;HYPERLINK(CONCATENATE(&quot;file://&quot;;[.$J$2];&quot;/&quot;;[.N526];&quot;/&quot;;LEFT([.L526];IF(               ISNUMBER(FIND(&quot; &quot;;[.L526]));FIND(&quot; &quot;;[.L526])-1;LEN([.L526])       )                ));CONCATENATE([.N526];LEFT([.L526];IF(               ISNUMBER(FIND(&quot; &quot;;[.L526]));FIND(&quot; &quot;;[.L526])-1;LEN([.L526])       )                )) );[.M525])" office:value-type="string" office:string-value="" calcext:value-type="error">
            <text:p>#N/A</text:p>
          </table:table-cell>
          <table:table-cell table:formula="of:=VLOOKUP(LEFT([.L526];IF(               ISNUMBER(FIND(&quot; &quot;;[.L526]));FIND(&quot; &quot;;[.L526])-1;LEN([.L52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26]+1" office:value-type="float" office:value="520" calcext:value-type="float">
            <text:p>520</text:p>
          </table:table-cell>
          <table:table-cell table:style-name="ce46" table:formula="of:=IF([.B526]=&quot;&quot;;&quot;&quot;;[.B526])" office:value-type="string" office:string-value="m" calcext:value-type="string">
            <text:p>m</text:p>
          </table:table-cell>
          <table:table-cell table:style-name="ce48" office:value-type="string" calcext:value-type="string">
            <text:p>bojler</text:p>
          </table:table-cell>
          <table:table-cell table:style-name="ce46"/>
          <table:table-cell table:style-name="ce46" office:value-type="string" calcext:value-type="string">
            <text:p>POKUD</text:p>
          </table:table-cell>
          <table:table-cell table:formula="of:=[.E527]" office:value-type="string" office:string-value="POKUD" calcext:value-type="string">
            <text:p>POKUD</text:p>
          </table:table-cell>
          <table:table-cell table:style-name="ce46" table:formula="of:=IF([.G526]=&quot;&quot;;&quot;&quot;;[.G526])" office:value-type="string" office:string-value="n" calcext:value-type="string">
            <text:p>n</text:p>
          </table:table-cell>
          <table:table-cell table:style-name="ce46"/>
          <table:table-cell table:style-name="ce46" table:formula="of:=IF([.I526]=&quot;&quot;;&quot;&quot;;[.I52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6]=&quot;&quot;;&quot;&quot;;[.L526])" office:value-type="string" office:string-value="TBD" calcext:value-type="string">
            <text:p>TBD</text:p>
          </table:table-cell>
          <table:table-cell table:formula="of:=IF([.L527]&lt;&gt;&quot;&quot;;HYPERLINK(CONCATENATE(&quot;file://&quot;;[.$J$2];&quot;/&quot;;[.N527];&quot;/&quot;;LEFT([.L527];IF(               ISNUMBER(FIND(&quot; &quot;;[.L527]));FIND(&quot; &quot;;[.L527])-1;LEN([.L527])       )                ));CONCATENATE([.N527];LEFT([.L527];IF(               ISNUMBER(FIND(&quot; &quot;;[.L527]));FIND(&quot; &quot;;[.L527])-1;LEN([.L527])       )                )) );[.M526])" office:value-type="string" office:string-value="" calcext:value-type="error">
            <text:p>#N/A</text:p>
          </table:table-cell>
          <table:table-cell table:formula="of:=VLOOKUP(LEFT([.L527];IF(               ISNUMBER(FIND(&quot; &quot;;[.L527]));FIND(&quot; &quot;;[.L527])-1;LEN([.L52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9">
          <table:table-cell table:formula="of:=[.A527]+1" office:value-type="float" office:value="521" calcext:value-type="float">
            <text:p>521</text:p>
          </table:table-cell>
          <table:table-cell table:style-name="ce46" table:formula="of:=IF([.B527]=&quot;&quot;;&quot;&quot;;[.B527])" office:value-type="string" office:string-value="m" calcext:value-type="string">
            <text:p>m</text:p>
          </table:table-cell>
          <table:table-cell table:style-name="ce48" office:value-type="string" calcext:value-type="string">
            <text:p>Dr.VAP II</text:p>
          </table:table-cell>
          <table:table-cell table:style-name="ce46" office:value-type="string" calcext:value-type="string">
            <text:p>Dr.Vap</text:p>
          </table:table-cell>
          <table:table-cell table:style-name="ce46" office:value-type="string" calcext:value-type="string">
            <text:p>POKUD</text:p>
          </table:table-cell>
          <table:table-cell table:formula="of:=[.E528]" office:value-type="string" office:string-value="POKUD" calcext:value-type="string">
            <text:p>POKUD</text:p>
          </table:table-cell>
          <table:table-cell table:style-name="ce46" table:formula="of:=IF([.G527]=&quot;&quot;;&quot;&quot;;[.G527])" office:value-type="string" office:string-value="n" calcext:value-type="string">
            <text:p>n</text:p>
          </table:table-cell>
          <table:table-cell table:style-name="ce46"/>
          <table:table-cell table:style-name="ce46" table:formula="of:=IF([.I527]=&quot;&quot;;&quot;&quot;;[.I527])" office:value-type="string" office:string-value="k" calcext:value-type="string">
            <text:p>k</text:p>
          </table:table-cell>
          <table:table-cell office:value-type="string" calcext:value-type="string">
            <text:p>el.magneticky narusovac vodniho kamene na privodu</text:p>
          </table:table-cell>
          <table:table-cell/>
          <table:table-cell table:style-name="ce57" table:formula="of:=IF([.L527]=&quot;&quot;;&quot;&quot;;[.L527])" office:value-type="string" office:string-value="TBD" calcext:value-type="string">
            <text:p>TBD</text:p>
          </table:table-cell>
          <table:table-cell table:formula="of:=IF([.L528]&lt;&gt;&quot;&quot;;HYPERLINK(CONCATENATE(&quot;file://&quot;;[.$J$2];&quot;/&quot;;[.N528];&quot;/&quot;;LEFT([.L528];IF(               ISNUMBER(FIND(&quot; &quot;;[.L528]));FIND(&quot; &quot;;[.L528])-1;LEN([.L528])       )                ));CONCATENATE([.N528];LEFT([.L528];IF(               ISNUMBER(FIND(&quot; &quot;;[.L528]));FIND(&quot; &quot;;[.L528])-1;LEN([.L528])       )                )) );[.M527])" office:value-type="string" office:string-value="" calcext:value-type="error">
            <text:p>#N/A</text:p>
          </table:table-cell>
          <table:table-cell table:formula="of:=VLOOKUP(LEFT([.L528];IF(               ISNUMBER(FIND(&quot; &quot;;[.L528]));FIND(&quot; &quot;;[.L528])-1;LEN([.L52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28]+1" office:value-type="float" office:value="522" calcext:value-type="float">
            <text:p>522</text:p>
          </table:table-cell>
          <table:table-cell table:style-name="ce46" table:formula="of:=IF([.B528]=&quot;&quot;;&quot;&quot;;[.B528])" office:value-type="string" office:string-value="m" calcext:value-type="string">
            <text:p>m</text:p>
          </table:table-cell>
          <table:table-cell table:style-name="ce48" office:value-type="string" calcext:value-type="string">
            <text:p>plastove tl. Geberit</text:p>
          </table:table-cell>
          <table:table-cell table:style-name="ce46" table:number-columns-repeated="2"/>
          <table:table-cell table:formula="of:=[.E529]" office:value-type="float" office:value="0" calcext:value-type="float">
            <text:p>0</text:p>
          </table:table-cell>
          <table:table-cell table:style-name="ce46" table:formula="of:=IF([.G528]=&quot;&quot;;&quot;&quot;;[.G528])" office:value-type="string" office:string-value="n" calcext:value-type="string">
            <text:p>n</text:p>
          </table:table-cell>
          <table:table-cell table:style-name="ce46"/>
          <table:table-cell table:style-name="ce46" table:formula="of:=IF([.I528]=&quot;&quot;;&quot;&quot;;[.I52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8]=&quot;&quot;;&quot;&quot;;[.L528])" office:value-type="string" office:string-value="TBD" calcext:value-type="string">
            <text:p>TBD</text:p>
          </table:table-cell>
          <table:table-cell table:formula="of:=IF([.L529]&lt;&gt;&quot;&quot;;HYPERLINK(CONCATENATE(&quot;file://&quot;;[.$J$2];&quot;/&quot;;[.N529];&quot;/&quot;;LEFT([.L529];IF(               ISNUMBER(FIND(&quot; &quot;;[.L529]));FIND(&quot; &quot;;[.L529])-1;LEN([.L529])       )                ));CONCATENATE([.N529];LEFT([.L529];IF(               ISNUMBER(FIND(&quot; &quot;;[.L529]));FIND(&quot; &quot;;[.L529])-1;LEN([.L529])       )                )) );[.M528])" office:value-type="string" office:string-value="" calcext:value-type="error">
            <text:p>#N/A</text:p>
          </table:table-cell>
          <table:table-cell table:formula="of:=VLOOKUP(LEFT([.L529];IF(               ISNUMBER(FIND(&quot; &quot;;[.L529]));FIND(&quot; &quot;;[.L529])-1;LEN([.L52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29]+1" office:value-type="float" office:value="523" calcext:value-type="float">
            <text:p>523</text:p>
          </table:table-cell>
          <table:table-cell table:style-name="ce46" table:formula="of:=IF([.B529]=&quot;&quot;;&quot;&quot;;[.B529])" office:value-type="string" office:string-value="m" calcext:value-type="string">
            <text:p>m</text:p>
          </table:table-cell>
          <table:table-cell table:style-name="ce48" office:value-type="string" calcext:value-type="string">
            <text:p>drevena policka nadedvermi</text:p>
          </table:table-cell>
          <table:table-cell table:style-name="ce46" table:number-columns-repeated="2"/>
          <table:table-cell table:formula="of:=[.E530]" office:value-type="float" office:value="0" calcext:value-type="float">
            <text:p>0</text:p>
          </table:table-cell>
          <table:table-cell table:style-name="ce46" table:formula="of:=IF([.G529]=&quot;&quot;;&quot;&quot;;[.G529])" office:value-type="string" office:string-value="n" calcext:value-type="string">
            <text:p>n</text:p>
          </table:table-cell>
          <table:table-cell table:style-name="ce46"/>
          <table:table-cell table:style-name="ce46" table:formula="of:=IF([.I529]=&quot;&quot;;&quot;&quot;;[.I52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9]=&quot;&quot;;&quot;&quot;;[.L529])" office:value-type="string" office:string-value="TBD" calcext:value-type="string">
            <text:p>TBD</text:p>
          </table:table-cell>
          <table:table-cell table:formula="of:=IF([.L530]&lt;&gt;&quot;&quot;;HYPERLINK(CONCATENATE(&quot;file://&quot;;[.$J$2];&quot;/&quot;;[.N530];&quot;/&quot;;LEFT([.L530];IF(               ISNUMBER(FIND(&quot; &quot;;[.L530]));FIND(&quot; &quot;;[.L530])-1;LEN([.L530])       )                ));CONCATENATE([.N530];LEFT([.L530];IF(               ISNUMBER(FIND(&quot; &quot;;[.L530]));FIND(&quot; &quot;;[.L530])-1;LEN([.L530])       )                )) );[.M529])" office:value-type="string" office:string-value="" calcext:value-type="error">
            <text:p>#N/A</text:p>
          </table:table-cell>
          <table:table-cell table:formula="of:=VLOOKUP(LEFT([.L530];IF(               ISNUMBER(FIND(&quot; &quot;;[.L530]));FIND(&quot; &quot;;[.L530])-1;LEN([.L53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30]+1" office:value-type="float" office:value="524" calcext:value-type="float">
            <text:p>524</text:p>
          </table:table-cell>
          <table:table-cell table:style-name="ce46" table:formula="of:=IF([.B530]=&quot;&quot;;&quot;&quot;;[.B53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1]" office:value-type="float" office:value="0" calcext:value-type="float">
            <text:p>0</text:p>
          </table:table-cell>
          <table:table-cell table:style-name="ce46" table:formula="of:=IF([.G530]=&quot;&quot;;&quot;&quot;;[.G530])" office:value-type="string" office:string-value="n" calcext:value-type="string">
            <text:p>n</text:p>
          </table:table-cell>
          <table:table-cell table:style-name="ce46"/>
          <table:table-cell table:style-name="ce46" table:formula="of:=IF([.I530]=&quot;&quot;;&quot;&quot;;[.I53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0]=&quot;&quot;;&quot;&quot;;[.L530])" office:value-type="string" office:string-value="TBD" calcext:value-type="string">
            <text:p>TBD</text:p>
          </table:table-cell>
          <table:table-cell table:formula="of:=IF([.L531]&lt;&gt;&quot;&quot;;HYPERLINK(CONCATENATE(&quot;file://&quot;;[.$J$2];&quot;/&quot;;[.N531];&quot;/&quot;;LEFT([.L531];IF(               ISNUMBER(FIND(&quot; &quot;;[.L531]));FIND(&quot; &quot;;[.L531])-1;LEN([.L531])       )                ));CONCATENATE([.N531];LEFT([.L531];IF(               ISNUMBER(FIND(&quot; &quot;;[.L531]));FIND(&quot; &quot;;[.L531])-1;LEN([.L531])       )                )) );[.M530])" office:value-type="string" office:string-value="" calcext:value-type="error">
            <text:p>#N/A</text:p>
          </table:table-cell>
          <table:table-cell table:formula="of:=VLOOKUP(LEFT([.L531];IF(               ISNUMBER(FIND(&quot; &quot;;[.L531]));FIND(&quot; &quot;;[.L531])-1;LEN([.L53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31]+1" office:value-type="float" office:value="525" calcext:value-type="float">
            <text:p>525</text:p>
          </table:table-cell>
          <table:table-cell table:style-name="ce46" table:formula="of:=IF([.B531]=&quot;&quot;;&quot;&quot;;[.B53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2]" office:value-type="float" office:value="0" calcext:value-type="float">
            <text:p>0</text:p>
          </table:table-cell>
          <table:table-cell table:style-name="ce46" table:formula="of:=IF([.G531]=&quot;&quot;;&quot;&quot;;[.G531])" office:value-type="string" office:string-value="n" calcext:value-type="string">
            <text:p>n</text:p>
          </table:table-cell>
          <table:table-cell table:style-name="ce46"/>
          <table:table-cell table:style-name="ce46" table:formula="of:=IF([.I531]=&quot;&quot;;&quot;&quot;;[.I53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1]=&quot;&quot;;&quot;&quot;;[.L531])" office:value-type="string" office:string-value="TBD" calcext:value-type="string">
            <text:p>TBD</text:p>
          </table:table-cell>
          <table:table-cell table:formula="of:=IF([.L532]&lt;&gt;&quot;&quot;;HYPERLINK(CONCATENATE(&quot;file://&quot;;[.$J$2];&quot;/&quot;;[.N532];&quot;/&quot;;LEFT([.L532];IF(               ISNUMBER(FIND(&quot; &quot;;[.L532]));FIND(&quot; &quot;;[.L532])-1;LEN([.L532])       )                ));CONCATENATE([.N532];LEFT([.L532];IF(               ISNUMBER(FIND(&quot; &quot;;[.L532]));FIND(&quot; &quot;;[.L532])-1;LEN([.L532])       )                )) );[.M531])" office:value-type="string" office:string-value="" calcext:value-type="error">
            <text:p>#N/A</text:p>
          </table:table-cell>
          <table:table-cell table:formula="of:=VLOOKUP(LEFT([.L532];IF(               ISNUMBER(FIND(&quot; &quot;;[.L532]));FIND(&quot; &quot;;[.L532])-1;LEN([.L53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32]+1" office:value-type="float" office:value="526" calcext:value-type="float">
            <text:p>526</text:p>
          </table:table-cell>
          <table:table-cell table:style-name="ce46" table:formula="of:=IF([.B532]=&quot;&quot;;&quot;&quot;;[.B53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3]" office:value-type="float" office:value="0" calcext:value-type="float">
            <text:p>0</text:p>
          </table:table-cell>
          <table:table-cell table:style-name="ce46" table:formula="of:=IF([.G532]=&quot;&quot;;&quot;&quot;;[.G532])" office:value-type="string" office:string-value="n" calcext:value-type="string">
            <text:p>n</text:p>
          </table:table-cell>
          <table:table-cell table:style-name="ce46"/>
          <table:table-cell table:style-name="ce46" table:formula="of:=IF([.I532]=&quot;&quot;;&quot;&quot;;[.I53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2]=&quot;&quot;;&quot;&quot;;[.L532])" office:value-type="string" office:string-value="TBD" calcext:value-type="string">
            <text:p>TBD</text:p>
          </table:table-cell>
          <table:table-cell table:formula="of:=IF([.L533]&lt;&gt;&quot;&quot;;HYPERLINK(CONCATENATE(&quot;file://&quot;;[.$J$2];&quot;/&quot;;[.N533];&quot;/&quot;;LEFT([.L533];IF(               ISNUMBER(FIND(&quot; &quot;;[.L533]));FIND(&quot; &quot;;[.L533])-1;LEN([.L533])       )                ));CONCATENATE([.N533];LEFT([.L533];IF(               ISNUMBER(FIND(&quot; &quot;;[.L533]));FIND(&quot; &quot;;[.L533])-1;LEN([.L533])       )                )) );[.M532])" office:value-type="string" office:string-value="" calcext:value-type="error">
            <text:p>#N/A</text:p>
          </table:table-cell>
          <table:table-cell table:formula="of:=VLOOKUP(LEFT([.L533];IF(               ISNUMBER(FIND(&quot; &quot;;[.L533]));FIND(&quot; &quot;;[.L533])-1;LEN([.L53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33]+1" office:value-type="float" office:value="527" calcext:value-type="float">
            <text:p>527</text:p>
          </table:table-cell>
          <table:table-cell table:style-name="ce46" table:formula="of:=IF([.B533]=&quot;&quot;;&quot;&quot;;[.B53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4]" office:value-type="float" office:value="0" calcext:value-type="float">
            <text:p>0</text:p>
          </table:table-cell>
          <table:table-cell table:style-name="ce46" table:formula="of:=IF([.G533]=&quot;&quot;;&quot;&quot;;[.G533])" office:value-type="string" office:string-value="n" calcext:value-type="string">
            <text:p>n</text:p>
          </table:table-cell>
          <table:table-cell table:style-name="ce46"/>
          <table:table-cell table:style-name="ce46" table:formula="of:=IF([.I533]=&quot;&quot;;&quot;&quot;;[.I53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3]=&quot;&quot;;&quot;&quot;;[.L533])" office:value-type="string" office:string-value="TBD" calcext:value-type="string">
            <text:p>TBD</text:p>
          </table:table-cell>
          <table:table-cell table:formula="of:=IF([.L534]&lt;&gt;&quot;&quot;;HYPERLINK(CONCATENATE(&quot;file://&quot;;[.$J$2];&quot;/&quot;;[.N534];&quot;/&quot;;LEFT([.L534];IF(               ISNUMBER(FIND(&quot; &quot;;[.L534]));FIND(&quot; &quot;;[.L534])-1;LEN([.L534])       )                ));CONCATENATE([.N534];LEFT([.L534];IF(               ISNUMBER(FIND(&quot; &quot;;[.L534]));FIND(&quot; &quot;;[.L534])-1;LEN([.L534])       )                )) );[.M533])" office:value-type="string" office:string-value="" calcext:value-type="error">
            <text:p>#N/A</text:p>
          </table:table-cell>
          <table:table-cell table:formula="of:=VLOOKUP(LEFT([.L534];IF(               ISNUMBER(FIND(&quot; &quot;;[.L534]));FIND(&quot; &quot;;[.L534])-1;LEN([.L53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34]+1" office:value-type="float" office:value="528" calcext:value-type="float">
            <text:p>528</text:p>
          </table:table-cell>
          <table:table-cell table:style-name="ce46" table:formula="of:=IF([.B534]=&quot;&quot;;&quot;&quot;;[.B53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5]" office:value-type="float" office:value="0" calcext:value-type="float">
            <text:p>0</text:p>
          </table:table-cell>
          <table:table-cell table:style-name="ce46" table:formula="of:=IF([.G534]=&quot;&quot;;&quot;&quot;;[.G534])" office:value-type="string" office:string-value="n" calcext:value-type="string">
            <text:p>n</text:p>
          </table:table-cell>
          <table:table-cell table:style-name="ce46"/>
          <table:table-cell table:style-name="ce46" table:formula="of:=IF([.I534]=&quot;&quot;;&quot;&quot;;[.I53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4]=&quot;&quot;;&quot;&quot;;[.L534])" office:value-type="string" office:string-value="TBD" calcext:value-type="string">
            <text:p>TBD</text:p>
          </table:table-cell>
          <table:table-cell table:formula="of:=IF([.L535]&lt;&gt;&quot;&quot;;HYPERLINK(CONCATENATE(&quot;file://&quot;;[.$J$2];&quot;/&quot;;[.N535];&quot;/&quot;;LEFT([.L535];IF(               ISNUMBER(FIND(&quot; &quot;;[.L535]));FIND(&quot; &quot;;[.L535])-1;LEN([.L535])       )                ));CONCATENATE([.N535];LEFT([.L535];IF(               ISNUMBER(FIND(&quot; &quot;;[.L535]));FIND(&quot; &quot;;[.L535])-1;LEN([.L535])       )                )) );[.M534])" office:value-type="string" office:string-value="" calcext:value-type="error">
            <text:p>#N/A</text:p>
          </table:table-cell>
          <table:table-cell table:formula="of:=VLOOKUP(LEFT([.L535];IF(               ISNUMBER(FIND(&quot; &quot;;[.L535]));FIND(&quot; &quot;;[.L535])-1;LEN([.L53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35]+1" office:value-type="float" office:value="529" calcext:value-type="float">
            <text:p>529</text:p>
          </table:table-cell>
          <table:table-cell table:style-name="ce46" table:formula="of:=IF([.B535]=&quot;&quot;;&quot;&quot;;[.B53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6]" office:value-type="float" office:value="0" calcext:value-type="float">
            <text:p>0</text:p>
          </table:table-cell>
          <table:table-cell table:style-name="ce46" table:formula="of:=IF([.G535]=&quot;&quot;;&quot;&quot;;[.G535])" office:value-type="string" office:string-value="n" calcext:value-type="string">
            <text:p>n</text:p>
          </table:table-cell>
          <table:table-cell table:style-name="ce46"/>
          <table:table-cell table:style-name="ce46" table:formula="of:=IF([.I535]=&quot;&quot;;&quot;&quot;;[.I53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5]=&quot;&quot;;&quot;&quot;;[.L535])" office:value-type="string" office:string-value="TBD" calcext:value-type="string">
            <text:p>TBD</text:p>
          </table:table-cell>
          <table:table-cell table:formula="of:=IF([.L536]&lt;&gt;&quot;&quot;;HYPERLINK(CONCATENATE(&quot;file://&quot;;[.$J$2];&quot;/&quot;;[.N536];&quot;/&quot;;LEFT([.L536];IF(               ISNUMBER(FIND(&quot; &quot;;[.L536]));FIND(&quot; &quot;;[.L536])-1;LEN([.L536])       )                ));CONCATENATE([.N536];LEFT([.L536];IF(               ISNUMBER(FIND(&quot; &quot;;[.L536]));FIND(&quot; &quot;;[.L536])-1;LEN([.L536])       )                )) );[.M535])" office:value-type="string" office:string-value="" calcext:value-type="error">
            <text:p>#N/A</text:p>
          </table:table-cell>
          <table:table-cell table:formula="of:=VLOOKUP(LEFT([.L536];IF(               ISNUMBER(FIND(&quot; &quot;;[.L536]));FIND(&quot; &quot;;[.L536])-1;LEN([.L53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36]+1" office:value-type="float" office:value="530" calcext:value-type="float">
            <text:p>530</text:p>
          </table:table-cell>
          <table:table-cell table:style-name="ce46" table:formula="of:=IF([.B536]=&quot;&quot;;&quot;&quot;;[.B53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7]" office:value-type="float" office:value="0" calcext:value-type="float">
            <text:p>0</text:p>
          </table:table-cell>
          <table:table-cell table:style-name="ce46" table:formula="of:=IF([.G536]=&quot;&quot;;&quot;&quot;;[.G536])" office:value-type="string" office:string-value="n" calcext:value-type="string">
            <text:p>n</text:p>
          </table:table-cell>
          <table:table-cell table:style-name="ce46"/>
          <table:table-cell table:style-name="ce46" table:formula="of:=IF([.I536]=&quot;&quot;;&quot;&quot;;[.I53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6]=&quot;&quot;;&quot;&quot;;[.L536])" office:value-type="string" office:string-value="TBD" calcext:value-type="string">
            <text:p>TBD</text:p>
          </table:table-cell>
          <table:table-cell table:formula="of:=IF([.L537]&lt;&gt;&quot;&quot;;HYPERLINK(CONCATENATE(&quot;file://&quot;;[.$J$2];&quot;/&quot;;[.N537];&quot;/&quot;;LEFT([.L537];IF(               ISNUMBER(FIND(&quot; &quot;;[.L537]));FIND(&quot; &quot;;[.L537])-1;LEN([.L537])       )                ));CONCATENATE([.N537];LEFT([.L537];IF(               ISNUMBER(FIND(&quot; &quot;;[.L537]));FIND(&quot; &quot;;[.L537])-1;LEN([.L537])       )                )) );[.M536])" office:value-type="string" office:string-value="" calcext:value-type="error">
            <text:p>#N/A</text:p>
          </table:table-cell>
          <table:table-cell table:formula="of:=VLOOKUP(LEFT([.L537];IF(               ISNUMBER(FIND(&quot; &quot;;[.L537]));FIND(&quot; &quot;;[.L537])-1;LEN([.L53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37]+1" office:value-type="float" office:value="531" calcext:value-type="float">
            <text:p>531</text:p>
          </table:table-cell>
          <table:table-cell table:style-name="ce46" table:formula="of:=IF([.B537]=&quot;&quot;;&quot;&quot;;[.B53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8]" office:value-type="float" office:value="0" calcext:value-type="float">
            <text:p>0</text:p>
          </table:table-cell>
          <table:table-cell table:style-name="ce46" table:formula="of:=IF([.G537]=&quot;&quot;;&quot;&quot;;[.G537])" office:value-type="string" office:string-value="n" calcext:value-type="string">
            <text:p>n</text:p>
          </table:table-cell>
          <table:table-cell table:style-name="ce46"/>
          <table:table-cell table:style-name="ce46" table:formula="of:=IF([.I537]=&quot;&quot;;&quot;&quot;;[.I53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7]=&quot;&quot;;&quot;&quot;;[.L537])" office:value-type="string" office:string-value="TBD" calcext:value-type="string">
            <text:p>TBD</text:p>
          </table:table-cell>
          <table:table-cell table:formula="of:=IF([.L538]&lt;&gt;&quot;&quot;;HYPERLINK(CONCATENATE(&quot;file://&quot;;[.$J$2];&quot;/&quot;;[.N538];&quot;/&quot;;LEFT([.L538];IF(               ISNUMBER(FIND(&quot; &quot;;[.L538]));FIND(&quot; &quot;;[.L538])-1;LEN([.L538])       )                ));CONCATENATE([.N538];LEFT([.L538];IF(               ISNUMBER(FIND(&quot; &quot;;[.L538]));FIND(&quot; &quot;;[.L538])-1;LEN([.L538])       )                )) );[.M537])" office:value-type="string" office:string-value="" calcext:value-type="error">
            <text:p>#N/A</text:p>
          </table:table-cell>
          <table:table-cell table:formula="of:=VLOOKUP(LEFT([.L538];IF(               ISNUMBER(FIND(&quot; &quot;;[.L538]));FIND(&quot; &quot;;[.L538])-1;LEN([.L53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38]+1" office:value-type="float" office:value="532" calcext:value-type="float">
            <text:p>532</text:p>
          </table:table-cell>
          <table:table-cell table:style-name="ce46" table:formula="of:=IF([.B538]=&quot;&quot;;&quot;&quot;;[.B53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9]" office:value-type="float" office:value="0" calcext:value-type="float">
            <text:p>0</text:p>
          </table:table-cell>
          <table:table-cell table:style-name="ce46" table:formula="of:=IF([.G538]=&quot;&quot;;&quot;&quot;;[.G538])" office:value-type="string" office:string-value="n" calcext:value-type="string">
            <text:p>n</text:p>
          </table:table-cell>
          <table:table-cell table:style-name="ce46"/>
          <table:table-cell table:style-name="ce46" table:formula="of:=IF([.I538]=&quot;&quot;;&quot;&quot;;[.I53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8]=&quot;&quot;;&quot;&quot;;[.L538])" office:value-type="string" office:string-value="TBD" calcext:value-type="string">
            <text:p>TBD</text:p>
          </table:table-cell>
          <table:table-cell table:formula="of:=IF([.L539]&lt;&gt;&quot;&quot;;HYPERLINK(CONCATENATE(&quot;file://&quot;;[.$J$2];&quot;/&quot;;[.N539];&quot;/&quot;;LEFT([.L539];IF(               ISNUMBER(FIND(&quot; &quot;;[.L539]));FIND(&quot; &quot;;[.L539])-1;LEN([.L539])       )                ));CONCATENATE([.N539];LEFT([.L539];IF(               ISNUMBER(FIND(&quot; &quot;;[.L539]));FIND(&quot; &quot;;[.L539])-1;LEN([.L539])       )                )) );[.M538])" office:value-type="string" office:string-value="" calcext:value-type="error">
            <text:p>#N/A</text:p>
          </table:table-cell>
          <table:table-cell table:formula="of:=VLOOKUP(LEFT([.L539];IF(               ISNUMBER(FIND(&quot; &quot;;[.L539]));FIND(&quot; &quot;;[.L539])-1;LEN([.L53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39]+1" office:value-type="float" office:value="533" calcext:value-type="float">
            <text:p>533</text:p>
          </table:table-cell>
          <table:table-cell table:style-name="ce46" table:formula="of:=IF([.B539]=&quot;&quot;;&quot;&quot;;[.B53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0]" office:value-type="float" office:value="0" calcext:value-type="float">
            <text:p>0</text:p>
          </table:table-cell>
          <table:table-cell table:style-name="ce46" table:formula="of:=IF([.G539]=&quot;&quot;;&quot;&quot;;[.G539])" office:value-type="string" office:string-value="n" calcext:value-type="string">
            <text:p>n</text:p>
          </table:table-cell>
          <table:table-cell table:style-name="ce46"/>
          <table:table-cell table:style-name="ce46" table:formula="of:=IF([.I539]=&quot;&quot;;&quot;&quot;;[.I53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9]=&quot;&quot;;&quot;&quot;;[.L539])" office:value-type="string" office:string-value="TBD" calcext:value-type="string">
            <text:p>TBD</text:p>
          </table:table-cell>
          <table:table-cell table:formula="of:=IF([.L540]&lt;&gt;&quot;&quot;;HYPERLINK(CONCATENATE(&quot;file://&quot;;[.$J$2];&quot;/&quot;;[.N540];&quot;/&quot;;LEFT([.L540];IF(               ISNUMBER(FIND(&quot; &quot;;[.L540]));FIND(&quot; &quot;;[.L540])-1;LEN([.L540])       )                ));CONCATENATE([.N540];LEFT([.L540];IF(               ISNUMBER(FIND(&quot; &quot;;[.L540]));FIND(&quot; &quot;;[.L540])-1;LEN([.L540])       )                )) );[.M539])" office:value-type="string" office:string-value="" calcext:value-type="error">
            <text:p>#N/A</text:p>
          </table:table-cell>
          <table:table-cell table:formula="of:=VLOOKUP(LEFT([.L540];IF(               ISNUMBER(FIND(&quot; &quot;;[.L540]));FIND(&quot; &quot;;[.L540])-1;LEN([.L54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40]+1" office:value-type="float" office:value="534" calcext:value-type="float">
            <text:p>534</text:p>
          </table:table-cell>
          <table:table-cell table:style-name="ce46" table:formula="of:=IF([.B540]=&quot;&quot;;&quot;&quot;;[.B54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1]" office:value-type="float" office:value="0" calcext:value-type="float">
            <text:p>0</text:p>
          </table:table-cell>
          <table:table-cell table:style-name="ce46" table:formula="of:=IF([.G540]=&quot;&quot;;&quot;&quot;;[.G540])" office:value-type="string" office:string-value="n" calcext:value-type="string">
            <text:p>n</text:p>
          </table:table-cell>
          <table:table-cell table:style-name="ce46"/>
          <table:table-cell table:style-name="ce46" table:formula="of:=IF([.I540]=&quot;&quot;;&quot;&quot;;[.I54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0]=&quot;&quot;;&quot;&quot;;[.L540])" office:value-type="string" office:string-value="TBD" calcext:value-type="string">
            <text:p>TBD</text:p>
          </table:table-cell>
          <table:table-cell table:formula="of:=IF([.L541]&lt;&gt;&quot;&quot;;HYPERLINK(CONCATENATE(&quot;file://&quot;;[.$J$2];&quot;/&quot;;[.N541];&quot;/&quot;;LEFT([.L541];IF(               ISNUMBER(FIND(&quot; &quot;;[.L541]));FIND(&quot; &quot;;[.L541])-1;LEN([.L541])       )                ));CONCATENATE([.N541];LEFT([.L541];IF(               ISNUMBER(FIND(&quot; &quot;;[.L541]));FIND(&quot; &quot;;[.L541])-1;LEN([.L541])       )                )) );[.M540])" office:value-type="string" office:string-value="" calcext:value-type="error">
            <text:p>#N/A</text:p>
          </table:table-cell>
          <table:table-cell table:formula="of:=VLOOKUP(LEFT([.L541];IF(               ISNUMBER(FIND(&quot; &quot;;[.L541]));FIND(&quot; &quot;;[.L541])-1;LEN([.L54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41]+1" office:value-type="float" office:value="535" calcext:value-type="float">
            <text:p>535</text:p>
          </table:table-cell>
          <table:table-cell table:style-name="ce46" table:formula="of:=IF([.B541]=&quot;&quot;;&quot;&quot;;[.B54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2]" office:value-type="float" office:value="0" calcext:value-type="float">
            <text:p>0</text:p>
          </table:table-cell>
          <table:table-cell table:style-name="ce46" table:formula="of:=IF([.G541]=&quot;&quot;;&quot;&quot;;[.G541])" office:value-type="string" office:string-value="n" calcext:value-type="string">
            <text:p>n</text:p>
          </table:table-cell>
          <table:table-cell table:style-name="ce46"/>
          <table:table-cell table:style-name="ce46" table:formula="of:=IF([.I541]=&quot;&quot;;&quot;&quot;;[.I54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1]=&quot;&quot;;&quot;&quot;;[.L541])" office:value-type="string" office:string-value="TBD" calcext:value-type="string">
            <text:p>TBD</text:p>
          </table:table-cell>
          <table:table-cell table:formula="of:=IF([.L542]&lt;&gt;&quot;&quot;;HYPERLINK(CONCATENATE(&quot;file://&quot;;[.$J$2];&quot;/&quot;;[.N542];&quot;/&quot;;LEFT([.L542];IF(               ISNUMBER(FIND(&quot; &quot;;[.L542]));FIND(&quot; &quot;;[.L542])-1;LEN([.L542])       )                ));CONCATENATE([.N542];LEFT([.L542];IF(               ISNUMBER(FIND(&quot; &quot;;[.L542]));FIND(&quot; &quot;;[.L542])-1;LEN([.L542])       )                )) );[.M541])" office:value-type="string" office:string-value="" calcext:value-type="error">
            <text:p>#N/A</text:p>
          </table:table-cell>
          <table:table-cell table:formula="of:=VLOOKUP(LEFT([.L542];IF(               ISNUMBER(FIND(&quot; &quot;;[.L542]));FIND(&quot; &quot;;[.L542])-1;LEN([.L54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42]+1" office:value-type="float" office:value="536" calcext:value-type="float">
            <text:p>536</text:p>
          </table:table-cell>
          <table:table-cell table:style-name="ce46" table:formula="of:=IF([.B542]=&quot;&quot;;&quot;&quot;;[.B54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3]" office:value-type="float" office:value="0" calcext:value-type="float">
            <text:p>0</text:p>
          </table:table-cell>
          <table:table-cell table:style-name="ce46" table:formula="of:=IF([.G542]=&quot;&quot;;&quot;&quot;;[.G542])" office:value-type="string" office:string-value="n" calcext:value-type="string">
            <text:p>n</text:p>
          </table:table-cell>
          <table:table-cell table:style-name="ce46"/>
          <table:table-cell table:style-name="ce46" table:formula="of:=IF([.I542]=&quot;&quot;;&quot;&quot;;[.I54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2]=&quot;&quot;;&quot;&quot;;[.L542])" office:value-type="string" office:string-value="TBD" calcext:value-type="string">
            <text:p>TBD</text:p>
          </table:table-cell>
          <table:table-cell table:formula="of:=IF([.L543]&lt;&gt;&quot;&quot;;HYPERLINK(CONCATENATE(&quot;file://&quot;;[.$J$2];&quot;/&quot;;[.N543];&quot;/&quot;;LEFT([.L543];IF(               ISNUMBER(FIND(&quot; &quot;;[.L543]));FIND(&quot; &quot;;[.L543])-1;LEN([.L543])       )                ));CONCATENATE([.N543];LEFT([.L543];IF(               ISNUMBER(FIND(&quot; &quot;;[.L543]));FIND(&quot; &quot;;[.L543])-1;LEN([.L543])       )                )) );[.M542])" office:value-type="string" office:string-value="" calcext:value-type="error">
            <text:p>#N/A</text:p>
          </table:table-cell>
          <table:table-cell table:formula="of:=VLOOKUP(LEFT([.L543];IF(               ISNUMBER(FIND(&quot; &quot;;[.L543]));FIND(&quot; &quot;;[.L543])-1;LEN([.L54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43]+1" office:value-type="float" office:value="537" calcext:value-type="float">
            <text:p>537</text:p>
          </table:table-cell>
          <table:table-cell table:style-name="ce46" table:formula="of:=IF([.B543]=&quot;&quot;;&quot;&quot;;[.B54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4]" office:value-type="float" office:value="0" calcext:value-type="float">
            <text:p>0</text:p>
          </table:table-cell>
          <table:table-cell table:style-name="ce46" table:formula="of:=IF([.G543]=&quot;&quot;;&quot;&quot;;[.G543])" office:value-type="string" office:string-value="n" calcext:value-type="string">
            <text:p>n</text:p>
          </table:table-cell>
          <table:table-cell table:style-name="ce46"/>
          <table:table-cell table:style-name="ce46" table:formula="of:=IF([.I543]=&quot;&quot;;&quot;&quot;;[.I54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3]=&quot;&quot;;&quot;&quot;;[.L543])" office:value-type="string" office:string-value="TBD" calcext:value-type="string">
            <text:p>TBD</text:p>
          </table:table-cell>
          <table:table-cell table:formula="of:=IF([.L544]&lt;&gt;&quot;&quot;;HYPERLINK(CONCATENATE(&quot;file://&quot;;[.$J$2];&quot;/&quot;;[.N544];&quot;/&quot;;LEFT([.L544];IF(               ISNUMBER(FIND(&quot; &quot;;[.L544]));FIND(&quot; &quot;;[.L544])-1;LEN([.L544])       )                ));CONCATENATE([.N544];LEFT([.L544];IF(               ISNUMBER(FIND(&quot; &quot;;[.L544]));FIND(&quot; &quot;;[.L544])-1;LEN([.L544])       )                )) );[.M543])" office:value-type="string" office:string-value="" calcext:value-type="error">
            <text:p>#N/A</text:p>
          </table:table-cell>
          <table:table-cell table:formula="of:=VLOOKUP(LEFT([.L544];IF(               ISNUMBER(FIND(&quot; &quot;;[.L544]));FIND(&quot; &quot;;[.L544])-1;LEN([.L54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44]+1" office:value-type="float" office:value="538" calcext:value-type="float">
            <text:p>538</text:p>
          </table:table-cell>
          <table:table-cell table:style-name="ce46" table:formula="of:=IF([.B544]=&quot;&quot;;&quot;&quot;;[.B54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5]" office:value-type="float" office:value="0" calcext:value-type="float">
            <text:p>0</text:p>
          </table:table-cell>
          <table:table-cell table:style-name="ce46" table:formula="of:=IF([.G544]=&quot;&quot;;&quot;&quot;;[.G544])" office:value-type="string" office:string-value="n" calcext:value-type="string">
            <text:p>n</text:p>
          </table:table-cell>
          <table:table-cell table:style-name="ce46"/>
          <table:table-cell table:style-name="ce46" table:formula="of:=IF([.I544]=&quot;&quot;;&quot;&quot;;[.I54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4]=&quot;&quot;;&quot;&quot;;[.L544])" office:value-type="string" office:string-value="TBD" calcext:value-type="string">
            <text:p>TBD</text:p>
          </table:table-cell>
          <table:table-cell table:formula="of:=IF([.L545]&lt;&gt;&quot;&quot;;HYPERLINK(CONCATENATE(&quot;file://&quot;;[.$J$2];&quot;/&quot;;[.N545];&quot;/&quot;;LEFT([.L545];IF(               ISNUMBER(FIND(&quot; &quot;;[.L545]));FIND(&quot; &quot;;[.L545])-1;LEN([.L545])       )                ));CONCATENATE([.N545];LEFT([.L545];IF(               ISNUMBER(FIND(&quot; &quot;;[.L545]));FIND(&quot; &quot;;[.L545])-1;LEN([.L545])       )                )) );[.M544])" office:value-type="string" office:string-value="" calcext:value-type="error">
            <text:p>#N/A</text:p>
          </table:table-cell>
          <table:table-cell table:formula="of:=VLOOKUP(LEFT([.L545];IF(               ISNUMBER(FIND(&quot; &quot;;[.L545]));FIND(&quot; &quot;;[.L545])-1;LEN([.L54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45]+1" office:value-type="float" office:value="539" calcext:value-type="float">
            <text:p>539</text:p>
          </table:table-cell>
          <table:table-cell table:style-name="ce46" table:formula="of:=IF([.B545]=&quot;&quot;;&quot;&quot;;[.B54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6]" office:value-type="float" office:value="0" calcext:value-type="float">
            <text:p>0</text:p>
          </table:table-cell>
          <table:table-cell table:style-name="ce46" table:formula="of:=IF([.G545]=&quot;&quot;;&quot;&quot;;[.G545])" office:value-type="string" office:string-value="n" calcext:value-type="string">
            <text:p>n</text:p>
          </table:table-cell>
          <table:table-cell table:style-name="ce46"/>
          <table:table-cell table:style-name="ce46" table:formula="of:=IF([.I545]=&quot;&quot;;&quot;&quot;;[.I54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5]=&quot;&quot;;&quot;&quot;;[.L545])" office:value-type="string" office:string-value="TBD" calcext:value-type="string">
            <text:p>TBD</text:p>
          </table:table-cell>
          <table:table-cell table:formula="of:=IF([.L546]&lt;&gt;&quot;&quot;;HYPERLINK(CONCATENATE(&quot;file://&quot;;[.$J$2];&quot;/&quot;;[.N546];&quot;/&quot;;LEFT([.L546];IF(               ISNUMBER(FIND(&quot; &quot;;[.L546]));FIND(&quot; &quot;;[.L546])-1;LEN([.L546])       )                ));CONCATENATE([.N546];LEFT([.L546];IF(               ISNUMBER(FIND(&quot; &quot;;[.L546]));FIND(&quot; &quot;;[.L546])-1;LEN([.L546])       )                )) );[.M545])" office:value-type="string" office:string-value="" calcext:value-type="error">
            <text:p>#N/A</text:p>
          </table:table-cell>
          <table:table-cell table:formula="of:=VLOOKUP(LEFT([.L546];IF(               ISNUMBER(FIND(&quot; &quot;;[.L546]));FIND(&quot; &quot;;[.L546])-1;LEN([.L54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46]+1" office:value-type="float" office:value="540" calcext:value-type="float">
            <text:p>540</text:p>
          </table:table-cell>
          <table:table-cell table:style-name="ce46" table:formula="of:=IF([.B546]=&quot;&quot;;&quot;&quot;;[.B54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7]" office:value-type="float" office:value="0" calcext:value-type="float">
            <text:p>0</text:p>
          </table:table-cell>
          <table:table-cell table:style-name="ce46" table:formula="of:=IF([.G546]=&quot;&quot;;&quot;&quot;;[.G546])" office:value-type="string" office:string-value="n" calcext:value-type="string">
            <text:p>n</text:p>
          </table:table-cell>
          <table:table-cell table:style-name="ce46"/>
          <table:table-cell table:style-name="ce46" table:formula="of:=IF([.I546]=&quot;&quot;;&quot;&quot;;[.I54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6]=&quot;&quot;;&quot;&quot;;[.L546])" office:value-type="string" office:string-value="TBD" calcext:value-type="string">
            <text:p>TBD</text:p>
          </table:table-cell>
          <table:table-cell table:formula="of:=IF([.L547]&lt;&gt;&quot;&quot;;HYPERLINK(CONCATENATE(&quot;file://&quot;;[.$J$2];&quot;/&quot;;[.N547];&quot;/&quot;;LEFT([.L547];IF(               ISNUMBER(FIND(&quot; &quot;;[.L547]));FIND(&quot; &quot;;[.L547])-1;LEN([.L547])       )                ));CONCATENATE([.N547];LEFT([.L547];IF(               ISNUMBER(FIND(&quot; &quot;;[.L547]));FIND(&quot; &quot;;[.L547])-1;LEN([.L547])       )                )) );[.M546])" office:value-type="string" office:string-value="" calcext:value-type="error">
            <text:p>#N/A</text:p>
          </table:table-cell>
          <table:table-cell table:formula="of:=VLOOKUP(LEFT([.L547];IF(               ISNUMBER(FIND(&quot; &quot;;[.L547]));FIND(&quot; &quot;;[.L547])-1;LEN([.L54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47]+1" office:value-type="float" office:value="541" calcext:value-type="float">
            <text:p>541</text:p>
          </table:table-cell>
          <table:table-cell table:style-name="ce46" table:formula="of:=IF([.B547]=&quot;&quot;;&quot;&quot;;[.B54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8]" office:value-type="float" office:value="0" calcext:value-type="float">
            <text:p>0</text:p>
          </table:table-cell>
          <table:table-cell table:style-name="ce46" table:formula="of:=IF([.G547]=&quot;&quot;;&quot;&quot;;[.G547])" office:value-type="string" office:string-value="n" calcext:value-type="string">
            <text:p>n</text:p>
          </table:table-cell>
          <table:table-cell table:style-name="ce46"/>
          <table:table-cell table:style-name="ce46" table:formula="of:=IF([.I547]=&quot;&quot;;&quot;&quot;;[.I54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7]=&quot;&quot;;&quot;&quot;;[.L547])" office:value-type="string" office:string-value="TBD" calcext:value-type="string">
            <text:p>TBD</text:p>
          </table:table-cell>
          <table:table-cell table:formula="of:=IF([.L548]&lt;&gt;&quot;&quot;;HYPERLINK(CONCATENATE(&quot;file://&quot;;[.$J$2];&quot;/&quot;;[.N548];&quot;/&quot;;LEFT([.L548];IF(               ISNUMBER(FIND(&quot; &quot;;[.L548]));FIND(&quot; &quot;;[.L548])-1;LEN([.L548])       )                ));CONCATENATE([.N548];LEFT([.L548];IF(               ISNUMBER(FIND(&quot; &quot;;[.L548]));FIND(&quot; &quot;;[.L548])-1;LEN([.L548])       )                )) );[.M547])" office:value-type="string" office:string-value="" calcext:value-type="error">
            <text:p>#N/A</text:p>
          </table:table-cell>
          <table:table-cell table:formula="of:=VLOOKUP(LEFT([.L548];IF(               ISNUMBER(FIND(&quot; &quot;;[.L548]));FIND(&quot; &quot;;[.L548])-1;LEN([.L54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48]+1" office:value-type="float" office:value="542" calcext:value-type="float">
            <text:p>542</text:p>
          </table:table-cell>
          <table:table-cell table:style-name="ce46" table:formula="of:=IF([.B548]=&quot;&quot;;&quot;&quot;;[.B54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9]" office:value-type="float" office:value="0" calcext:value-type="float">
            <text:p>0</text:p>
          </table:table-cell>
          <table:table-cell table:style-name="ce46" table:formula="of:=IF([.G548]=&quot;&quot;;&quot;&quot;;[.G548])" office:value-type="string" office:string-value="n" calcext:value-type="string">
            <text:p>n</text:p>
          </table:table-cell>
          <table:table-cell table:style-name="ce46"/>
          <table:table-cell table:style-name="ce46" table:formula="of:=IF([.I548]=&quot;&quot;;&quot;&quot;;[.I54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8]=&quot;&quot;;&quot;&quot;;[.L548])" office:value-type="string" office:string-value="TBD" calcext:value-type="string">
            <text:p>TBD</text:p>
          </table:table-cell>
          <table:table-cell table:formula="of:=IF([.L549]&lt;&gt;&quot;&quot;;HYPERLINK(CONCATENATE(&quot;file://&quot;;[.$J$2];&quot;/&quot;;[.N549];&quot;/&quot;;LEFT([.L549];IF(               ISNUMBER(FIND(&quot; &quot;;[.L549]));FIND(&quot; &quot;;[.L549])-1;LEN([.L549])       )                ));CONCATENATE([.N549];LEFT([.L549];IF(               ISNUMBER(FIND(&quot; &quot;;[.L549]));FIND(&quot; &quot;;[.L549])-1;LEN([.L549])       )                )) );[.M548])" office:value-type="string" office:string-value="" calcext:value-type="error">
            <text:p>#N/A</text:p>
          </table:table-cell>
          <table:table-cell table:formula="of:=VLOOKUP(LEFT([.L549];IF(               ISNUMBER(FIND(&quot; &quot;;[.L549]));FIND(&quot; &quot;;[.L549])-1;LEN([.L54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49]+1" office:value-type="float" office:value="543" calcext:value-type="float">
            <text:p>543</text:p>
          </table:table-cell>
          <table:table-cell table:style-name="ce46" table:formula="of:=IF([.B549]=&quot;&quot;;&quot;&quot;;[.B54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0]" office:value-type="float" office:value="0" calcext:value-type="float">
            <text:p>0</text:p>
          </table:table-cell>
          <table:table-cell table:style-name="ce46" table:formula="of:=IF([.G549]=&quot;&quot;;&quot;&quot;;[.G549])" office:value-type="string" office:string-value="n" calcext:value-type="string">
            <text:p>n</text:p>
          </table:table-cell>
          <table:table-cell table:style-name="ce46"/>
          <table:table-cell table:style-name="ce46" table:formula="of:=IF([.I549]=&quot;&quot;;&quot;&quot;;[.I54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9]=&quot;&quot;;&quot;&quot;;[.L549])" office:value-type="string" office:string-value="TBD" calcext:value-type="string">
            <text:p>TBD</text:p>
          </table:table-cell>
          <table:table-cell table:formula="of:=IF([.L550]&lt;&gt;&quot;&quot;;HYPERLINK(CONCATENATE(&quot;file://&quot;;[.$J$2];&quot;/&quot;;[.N550];&quot;/&quot;;LEFT([.L550];IF(               ISNUMBER(FIND(&quot; &quot;;[.L550]));FIND(&quot; &quot;;[.L550])-1;LEN([.L550])       )                ));CONCATENATE([.N550];LEFT([.L550];IF(               ISNUMBER(FIND(&quot; &quot;;[.L550]));FIND(&quot; &quot;;[.L550])-1;LEN([.L550])       )                )) );[.M549])" office:value-type="string" office:string-value="" calcext:value-type="error">
            <text:p>#N/A</text:p>
          </table:table-cell>
          <table:table-cell table:formula="of:=VLOOKUP(LEFT([.L550];IF(               ISNUMBER(FIND(&quot; &quot;;[.L550]));FIND(&quot; &quot;;[.L550])-1;LEN([.L55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50]+1" office:value-type="float" office:value="544" calcext:value-type="float">
            <text:p>544</text:p>
          </table:table-cell>
          <table:table-cell table:style-name="ce46" table:formula="of:=IF([.B550]=&quot;&quot;;&quot;&quot;;[.B55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1]" office:value-type="float" office:value="0" calcext:value-type="float">
            <text:p>0</text:p>
          </table:table-cell>
          <table:table-cell table:style-name="ce46" table:formula="of:=IF([.G550]=&quot;&quot;;&quot;&quot;;[.G550])" office:value-type="string" office:string-value="n" calcext:value-type="string">
            <text:p>n</text:p>
          </table:table-cell>
          <table:table-cell table:style-name="ce46"/>
          <table:table-cell table:style-name="ce46" table:formula="of:=IF([.I550]=&quot;&quot;;&quot;&quot;;[.I55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0]=&quot;&quot;;&quot;&quot;;[.L550])" office:value-type="string" office:string-value="TBD" calcext:value-type="string">
            <text:p>TBD</text:p>
          </table:table-cell>
          <table:table-cell table:formula="of:=IF([.L551]&lt;&gt;&quot;&quot;;HYPERLINK(CONCATENATE(&quot;file://&quot;;[.$J$2];&quot;/&quot;;[.N551];&quot;/&quot;;LEFT([.L551];IF(               ISNUMBER(FIND(&quot; &quot;;[.L551]));FIND(&quot; &quot;;[.L551])-1;LEN([.L551])       )                ));CONCATENATE([.N551];LEFT([.L551];IF(               ISNUMBER(FIND(&quot; &quot;;[.L551]));FIND(&quot; &quot;;[.L551])-1;LEN([.L551])       )                )) );[.M550])" office:value-type="string" office:string-value="" calcext:value-type="error">
            <text:p>#N/A</text:p>
          </table:table-cell>
          <table:table-cell table:formula="of:=VLOOKUP(LEFT([.L551];IF(               ISNUMBER(FIND(&quot; &quot;;[.L551]));FIND(&quot; &quot;;[.L551])-1;LEN([.L55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51]+1" office:value-type="float" office:value="545" calcext:value-type="float">
            <text:p>545</text:p>
          </table:table-cell>
          <table:table-cell table:style-name="ce46" table:formula="of:=IF([.B551]=&quot;&quot;;&quot;&quot;;[.B55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2]" office:value-type="float" office:value="0" calcext:value-type="float">
            <text:p>0</text:p>
          </table:table-cell>
          <table:table-cell table:style-name="ce46" table:formula="of:=IF([.G551]=&quot;&quot;;&quot;&quot;;[.G551])" office:value-type="string" office:string-value="n" calcext:value-type="string">
            <text:p>n</text:p>
          </table:table-cell>
          <table:table-cell table:style-name="ce46"/>
          <table:table-cell table:style-name="ce46" table:formula="of:=IF([.I551]=&quot;&quot;;&quot;&quot;;[.I55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1]=&quot;&quot;;&quot;&quot;;[.L551])" office:value-type="string" office:string-value="TBD" calcext:value-type="string">
            <text:p>TBD</text:p>
          </table:table-cell>
          <table:table-cell table:formula="of:=IF([.L552]&lt;&gt;&quot;&quot;;HYPERLINK(CONCATENATE(&quot;file://&quot;;[.$J$2];&quot;/&quot;;[.N552];&quot;/&quot;;LEFT([.L552];IF(               ISNUMBER(FIND(&quot; &quot;;[.L552]));FIND(&quot; &quot;;[.L552])-1;LEN([.L552])       )                ));CONCATENATE([.N552];LEFT([.L552];IF(               ISNUMBER(FIND(&quot; &quot;;[.L552]));FIND(&quot; &quot;;[.L552])-1;LEN([.L552])       )                )) );[.M551])" office:value-type="string" office:string-value="" calcext:value-type="error">
            <text:p>#N/A</text:p>
          </table:table-cell>
          <table:table-cell table:formula="of:=VLOOKUP(LEFT([.L552];IF(               ISNUMBER(FIND(&quot; &quot;;[.L552]));FIND(&quot; &quot;;[.L552])-1;LEN([.L55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52]+1" office:value-type="float" office:value="546" calcext:value-type="float">
            <text:p>546</text:p>
          </table:table-cell>
          <table:table-cell table:style-name="ce46" table:formula="of:=IF([.B552]=&quot;&quot;;&quot;&quot;;[.B55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3]" office:value-type="float" office:value="0" calcext:value-type="float">
            <text:p>0</text:p>
          </table:table-cell>
          <table:table-cell table:style-name="ce46" table:formula="of:=IF([.G552]=&quot;&quot;;&quot;&quot;;[.G552])" office:value-type="string" office:string-value="n" calcext:value-type="string">
            <text:p>n</text:p>
          </table:table-cell>
          <table:table-cell table:style-name="ce46"/>
          <table:table-cell table:style-name="ce46" table:formula="of:=IF([.I552]=&quot;&quot;;&quot;&quot;;[.I55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2]=&quot;&quot;;&quot;&quot;;[.L552])" office:value-type="string" office:string-value="TBD" calcext:value-type="string">
            <text:p>TBD</text:p>
          </table:table-cell>
          <table:table-cell table:formula="of:=IF([.L553]&lt;&gt;&quot;&quot;;HYPERLINK(CONCATENATE(&quot;file://&quot;;[.$J$2];&quot;/&quot;;[.N553];&quot;/&quot;;LEFT([.L553];IF(               ISNUMBER(FIND(&quot; &quot;;[.L553]));FIND(&quot; &quot;;[.L553])-1;LEN([.L553])       )                ));CONCATENATE([.N553];LEFT([.L553];IF(               ISNUMBER(FIND(&quot; &quot;;[.L553]));FIND(&quot; &quot;;[.L553])-1;LEN([.L553])       )                )) );[.M552])" office:value-type="string" office:string-value="" calcext:value-type="error">
            <text:p>#N/A</text:p>
          </table:table-cell>
          <table:table-cell table:formula="of:=VLOOKUP(LEFT([.L553];IF(               ISNUMBER(FIND(&quot; &quot;;[.L553]));FIND(&quot; &quot;;[.L553])-1;LEN([.L55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53]+1" office:value-type="float" office:value="547" calcext:value-type="float">
            <text:p>547</text:p>
          </table:table-cell>
          <table:table-cell table:style-name="ce46" table:formula="of:=IF([.B553]=&quot;&quot;;&quot;&quot;;[.B55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4]" office:value-type="float" office:value="0" calcext:value-type="float">
            <text:p>0</text:p>
          </table:table-cell>
          <table:table-cell table:style-name="ce46" table:formula="of:=IF([.G553]=&quot;&quot;;&quot;&quot;;[.G553])" office:value-type="string" office:string-value="n" calcext:value-type="string">
            <text:p>n</text:p>
          </table:table-cell>
          <table:table-cell table:style-name="ce46"/>
          <table:table-cell table:style-name="ce46" table:formula="of:=IF([.I553]=&quot;&quot;;&quot;&quot;;[.I55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3]=&quot;&quot;;&quot;&quot;;[.L553])" office:value-type="string" office:string-value="TBD" calcext:value-type="string">
            <text:p>TBD</text:p>
          </table:table-cell>
          <table:table-cell table:formula="of:=IF([.L554]&lt;&gt;&quot;&quot;;HYPERLINK(CONCATENATE(&quot;file://&quot;;[.$J$2];&quot;/&quot;;[.N554];&quot;/&quot;;LEFT([.L554];IF(               ISNUMBER(FIND(&quot; &quot;;[.L554]));FIND(&quot; &quot;;[.L554])-1;LEN([.L554])       )                ));CONCATENATE([.N554];LEFT([.L554];IF(               ISNUMBER(FIND(&quot; &quot;;[.L554]));FIND(&quot; &quot;;[.L554])-1;LEN([.L554])       )                )) );[.M553])" office:value-type="string" office:string-value="" calcext:value-type="error">
            <text:p>#N/A</text:p>
          </table:table-cell>
          <table:table-cell table:formula="of:=VLOOKUP(LEFT([.L554];IF(               ISNUMBER(FIND(&quot; &quot;;[.L554]));FIND(&quot; &quot;;[.L554])-1;LEN([.L55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54]+1" office:value-type="float" office:value="548" calcext:value-type="float">
            <text:p>548</text:p>
          </table:table-cell>
          <table:table-cell table:style-name="ce46" table:formula="of:=IF([.B554]=&quot;&quot;;&quot;&quot;;[.B55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5]" office:value-type="float" office:value="0" calcext:value-type="float">
            <text:p>0</text:p>
          </table:table-cell>
          <table:table-cell table:style-name="ce46" table:formula="of:=IF([.G554]=&quot;&quot;;&quot;&quot;;[.G554])" office:value-type="string" office:string-value="n" calcext:value-type="string">
            <text:p>n</text:p>
          </table:table-cell>
          <table:table-cell table:style-name="ce46"/>
          <table:table-cell table:style-name="ce46" table:formula="of:=IF([.I554]=&quot;&quot;;&quot;&quot;;[.I55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4]=&quot;&quot;;&quot;&quot;;[.L554])" office:value-type="string" office:string-value="TBD" calcext:value-type="string">
            <text:p>TBD</text:p>
          </table:table-cell>
          <table:table-cell table:formula="of:=IF([.L555]&lt;&gt;&quot;&quot;;HYPERLINK(CONCATENATE(&quot;file://&quot;;[.$J$2];&quot;/&quot;;[.N555];&quot;/&quot;;LEFT([.L555];IF(               ISNUMBER(FIND(&quot; &quot;;[.L555]));FIND(&quot; &quot;;[.L555])-1;LEN([.L555])       )                ));CONCATENATE([.N555];LEFT([.L555];IF(               ISNUMBER(FIND(&quot; &quot;;[.L555]));FIND(&quot; &quot;;[.L555])-1;LEN([.L555])       )                )) );[.M554])" office:value-type="string" office:string-value="" calcext:value-type="error">
            <text:p>#N/A</text:p>
          </table:table-cell>
          <table:table-cell table:formula="of:=VLOOKUP(LEFT([.L555];IF(               ISNUMBER(FIND(&quot; &quot;;[.L555]));FIND(&quot; &quot;;[.L555])-1;LEN([.L55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55]+1" office:value-type="float" office:value="549" calcext:value-type="float">
            <text:p>549</text:p>
          </table:table-cell>
          <table:table-cell table:style-name="ce46" table:formula="of:=IF([.B555]=&quot;&quot;;&quot;&quot;;[.B55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6]" office:value-type="float" office:value="0" calcext:value-type="float">
            <text:p>0</text:p>
          </table:table-cell>
          <table:table-cell table:style-name="ce46" table:formula="of:=IF([.G555]=&quot;&quot;;&quot;&quot;;[.G555])" office:value-type="string" office:string-value="n" calcext:value-type="string">
            <text:p>n</text:p>
          </table:table-cell>
          <table:table-cell table:style-name="ce46"/>
          <table:table-cell table:style-name="ce46" table:formula="of:=IF([.I555]=&quot;&quot;;&quot;&quot;;[.I55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5]=&quot;&quot;;&quot;&quot;;[.L555])" office:value-type="string" office:string-value="TBD" calcext:value-type="string">
            <text:p>TBD</text:p>
          </table:table-cell>
          <table:table-cell table:formula="of:=IF([.L556]&lt;&gt;&quot;&quot;;HYPERLINK(CONCATENATE(&quot;file://&quot;;[.$J$2];&quot;/&quot;;[.N556];&quot;/&quot;;LEFT([.L556];IF(               ISNUMBER(FIND(&quot; &quot;;[.L556]));FIND(&quot; &quot;;[.L556])-1;LEN([.L556])       )                ));CONCATENATE([.N556];LEFT([.L556];IF(               ISNUMBER(FIND(&quot; &quot;;[.L556]));FIND(&quot; &quot;;[.L556])-1;LEN([.L556])       )                )) );[.M555])" office:value-type="string" office:string-value="" calcext:value-type="error">
            <text:p>#N/A</text:p>
          </table:table-cell>
          <table:table-cell table:formula="of:=VLOOKUP(LEFT([.L556];IF(               ISNUMBER(FIND(&quot; &quot;;[.L556]));FIND(&quot; &quot;;[.L556])-1;LEN([.L55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56]+1" office:value-type="float" office:value="550" calcext:value-type="float">
            <text:p>550</text:p>
          </table:table-cell>
          <table:table-cell table:style-name="ce46" table:formula="of:=IF([.B556]=&quot;&quot;;&quot;&quot;;[.B55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7]" office:value-type="float" office:value="0" calcext:value-type="float">
            <text:p>0</text:p>
          </table:table-cell>
          <table:table-cell table:style-name="ce46" table:formula="of:=IF([.G556]=&quot;&quot;;&quot;&quot;;[.G556])" office:value-type="string" office:string-value="n" calcext:value-type="string">
            <text:p>n</text:p>
          </table:table-cell>
          <table:table-cell table:style-name="ce46"/>
          <table:table-cell table:style-name="ce46" table:formula="of:=IF([.I556]=&quot;&quot;;&quot;&quot;;[.I55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6]=&quot;&quot;;&quot;&quot;;[.L556])" office:value-type="string" office:string-value="TBD" calcext:value-type="string">
            <text:p>TBD</text:p>
          </table:table-cell>
          <table:table-cell table:formula="of:=IF([.L557]&lt;&gt;&quot;&quot;;HYPERLINK(CONCATENATE(&quot;file://&quot;;[.$J$2];&quot;/&quot;;[.N557];&quot;/&quot;;LEFT([.L557];IF(               ISNUMBER(FIND(&quot; &quot;;[.L557]));FIND(&quot; &quot;;[.L557])-1;LEN([.L557])       )                ));CONCATENATE([.N557];LEFT([.L557];IF(               ISNUMBER(FIND(&quot; &quot;;[.L557]));FIND(&quot; &quot;;[.L557])-1;LEN([.L557])       )                )) );[.M556])" office:value-type="string" office:string-value="" calcext:value-type="error">
            <text:p>#N/A</text:p>
          </table:table-cell>
          <table:table-cell table:formula="of:=VLOOKUP(LEFT([.L557];IF(               ISNUMBER(FIND(&quot; &quot;;[.L557]));FIND(&quot; &quot;;[.L557])-1;LEN([.L55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57]+1" office:value-type="float" office:value="551" calcext:value-type="float">
            <text:p>551</text:p>
          </table:table-cell>
          <table:table-cell table:style-name="ce46" table:formula="of:=IF([.B557]=&quot;&quot;;&quot;&quot;;[.B55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8]" office:value-type="float" office:value="0" calcext:value-type="float">
            <text:p>0</text:p>
          </table:table-cell>
          <table:table-cell table:style-name="ce46" table:formula="of:=IF([.G557]=&quot;&quot;;&quot;&quot;;[.G557])" office:value-type="string" office:string-value="n" calcext:value-type="string">
            <text:p>n</text:p>
          </table:table-cell>
          <table:table-cell table:style-name="ce46"/>
          <table:table-cell table:style-name="ce46" table:formula="of:=IF([.I557]=&quot;&quot;;&quot;&quot;;[.I55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7]=&quot;&quot;;&quot;&quot;;[.L557])" office:value-type="string" office:string-value="TBD" calcext:value-type="string">
            <text:p>TBD</text:p>
          </table:table-cell>
          <table:table-cell table:formula="of:=IF([.L558]&lt;&gt;&quot;&quot;;HYPERLINK(CONCATENATE(&quot;file://&quot;;[.$J$2];&quot;/&quot;;[.N558];&quot;/&quot;;LEFT([.L558];IF(               ISNUMBER(FIND(&quot; &quot;;[.L558]));FIND(&quot; &quot;;[.L558])-1;LEN([.L558])       )                ));CONCATENATE([.N558];LEFT([.L558];IF(               ISNUMBER(FIND(&quot; &quot;;[.L558]));FIND(&quot; &quot;;[.L558])-1;LEN([.L558])       )                )) );[.M557])" office:value-type="string" office:string-value="" calcext:value-type="error">
            <text:p>#N/A</text:p>
          </table:table-cell>
          <table:table-cell table:formula="of:=VLOOKUP(LEFT([.L558];IF(               ISNUMBER(FIND(&quot; &quot;;[.L558]));FIND(&quot; &quot;;[.L558])-1;LEN([.L55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58]+1" office:value-type="float" office:value="552" calcext:value-type="float">
            <text:p>552</text:p>
          </table:table-cell>
          <table:table-cell table:style-name="ce46" table:formula="of:=IF([.B558]=&quot;&quot;;&quot;&quot;;[.B55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9]" office:value-type="float" office:value="0" calcext:value-type="float">
            <text:p>0</text:p>
          </table:table-cell>
          <table:table-cell table:style-name="ce46" table:formula="of:=IF([.G558]=&quot;&quot;;&quot;&quot;;[.G558])" office:value-type="string" office:string-value="n" calcext:value-type="string">
            <text:p>n</text:p>
          </table:table-cell>
          <table:table-cell table:style-name="ce46"/>
          <table:table-cell table:style-name="ce46" table:formula="of:=IF([.I558]=&quot;&quot;;&quot;&quot;;[.I55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8]=&quot;&quot;;&quot;&quot;;[.L558])" office:value-type="string" office:string-value="TBD" calcext:value-type="string">
            <text:p>TBD</text:p>
          </table:table-cell>
          <table:table-cell table:formula="of:=IF([.L559]&lt;&gt;&quot;&quot;;HYPERLINK(CONCATENATE(&quot;file://&quot;;[.$J$2];&quot;/&quot;;[.N559];&quot;/&quot;;LEFT([.L559];IF(               ISNUMBER(FIND(&quot; &quot;;[.L559]));FIND(&quot; &quot;;[.L559])-1;LEN([.L559])       )                ));CONCATENATE([.N559];LEFT([.L559];IF(               ISNUMBER(FIND(&quot; &quot;;[.L559]));FIND(&quot; &quot;;[.L559])-1;LEN([.L559])       )                )) );[.M558])" office:value-type="string" office:string-value="" calcext:value-type="error">
            <text:p>#N/A</text:p>
          </table:table-cell>
          <table:table-cell table:formula="of:=VLOOKUP(LEFT([.L559];IF(               ISNUMBER(FIND(&quot; &quot;;[.L559]));FIND(&quot; &quot;;[.L559])-1;LEN([.L55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59]+1" office:value-type="float" office:value="553" calcext:value-type="float">
            <text:p>553</text:p>
          </table:table-cell>
          <table:table-cell table:style-name="ce46" table:formula="of:=IF([.B559]=&quot;&quot;;&quot;&quot;;[.B55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0]" office:value-type="float" office:value="0" calcext:value-type="float">
            <text:p>0</text:p>
          </table:table-cell>
          <table:table-cell table:style-name="ce46" table:formula="of:=IF([.G559]=&quot;&quot;;&quot;&quot;;[.G559])" office:value-type="string" office:string-value="n" calcext:value-type="string">
            <text:p>n</text:p>
          </table:table-cell>
          <table:table-cell table:style-name="ce46"/>
          <table:table-cell table:style-name="ce46" table:formula="of:=IF([.I559]=&quot;&quot;;&quot;&quot;;[.I55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9]=&quot;&quot;;&quot;&quot;;[.L559])" office:value-type="string" office:string-value="TBD" calcext:value-type="string">
            <text:p>TBD</text:p>
          </table:table-cell>
          <table:table-cell table:formula="of:=IF([.L560]&lt;&gt;&quot;&quot;;HYPERLINK(CONCATENATE(&quot;file://&quot;;[.$J$2];&quot;/&quot;;[.N560];&quot;/&quot;;LEFT([.L560];IF(               ISNUMBER(FIND(&quot; &quot;;[.L560]));FIND(&quot; &quot;;[.L560])-1;LEN([.L560])       )                ));CONCATENATE([.N560];LEFT([.L560];IF(               ISNUMBER(FIND(&quot; &quot;;[.L560]));FIND(&quot; &quot;;[.L560])-1;LEN([.L560])       )                )) );[.M559])" office:value-type="string" office:string-value="" calcext:value-type="error">
            <text:p>#N/A</text:p>
          </table:table-cell>
          <table:table-cell table:formula="of:=VLOOKUP(LEFT([.L560];IF(               ISNUMBER(FIND(&quot; &quot;;[.L560]));FIND(&quot; &quot;;[.L560])-1;LEN([.L56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60]+1" office:value-type="float" office:value="554" calcext:value-type="float">
            <text:p>554</text:p>
          </table:table-cell>
          <table:table-cell table:style-name="ce46" table:formula="of:=IF([.B560]=&quot;&quot;;&quot;&quot;;[.B56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1]" office:value-type="float" office:value="0" calcext:value-type="float">
            <text:p>0</text:p>
          </table:table-cell>
          <table:table-cell table:style-name="ce46" table:formula="of:=IF([.G560]=&quot;&quot;;&quot;&quot;;[.G560])" office:value-type="string" office:string-value="n" calcext:value-type="string">
            <text:p>n</text:p>
          </table:table-cell>
          <table:table-cell table:style-name="ce46"/>
          <table:table-cell table:style-name="ce46" table:formula="of:=IF([.I560]=&quot;&quot;;&quot;&quot;;[.I56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0]=&quot;&quot;;&quot;&quot;;[.L560])" office:value-type="string" office:string-value="TBD" calcext:value-type="string">
            <text:p>TBD</text:p>
          </table:table-cell>
          <table:table-cell table:formula="of:=IF([.L561]&lt;&gt;&quot;&quot;;HYPERLINK(CONCATENATE(&quot;file://&quot;;[.$J$2];&quot;/&quot;;[.N561];&quot;/&quot;;LEFT([.L561];IF(               ISNUMBER(FIND(&quot; &quot;;[.L561]));FIND(&quot; &quot;;[.L561])-1;LEN([.L561])       )                ));CONCATENATE([.N561];LEFT([.L561];IF(               ISNUMBER(FIND(&quot; &quot;;[.L561]));FIND(&quot; &quot;;[.L561])-1;LEN([.L561])       )                )) );[.M560])" office:value-type="string" office:string-value="" calcext:value-type="error">
            <text:p>#N/A</text:p>
          </table:table-cell>
          <table:table-cell table:formula="of:=VLOOKUP(LEFT([.L561];IF(               ISNUMBER(FIND(&quot; &quot;;[.L561]));FIND(&quot; &quot;;[.L561])-1;LEN([.L56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61]+1" office:value-type="float" office:value="555" calcext:value-type="float">
            <text:p>555</text:p>
          </table:table-cell>
          <table:table-cell table:style-name="ce46" table:formula="of:=IF([.B561]=&quot;&quot;;&quot;&quot;;[.B56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2]" office:value-type="float" office:value="0" calcext:value-type="float">
            <text:p>0</text:p>
          </table:table-cell>
          <table:table-cell table:style-name="ce46" table:formula="of:=IF([.G561]=&quot;&quot;;&quot;&quot;;[.G561])" office:value-type="string" office:string-value="n" calcext:value-type="string">
            <text:p>n</text:p>
          </table:table-cell>
          <table:table-cell table:style-name="ce46"/>
          <table:table-cell table:style-name="ce46" table:formula="of:=IF([.I561]=&quot;&quot;;&quot;&quot;;[.I56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1]=&quot;&quot;;&quot;&quot;;[.L561])" office:value-type="string" office:string-value="TBD" calcext:value-type="string">
            <text:p>TBD</text:p>
          </table:table-cell>
          <table:table-cell table:formula="of:=IF([.L562]&lt;&gt;&quot;&quot;;HYPERLINK(CONCATENATE(&quot;file://&quot;;[.$J$2];&quot;/&quot;;[.N562];&quot;/&quot;;LEFT([.L562];IF(               ISNUMBER(FIND(&quot; &quot;;[.L562]));FIND(&quot; &quot;;[.L562])-1;LEN([.L562])       )                ));CONCATENATE([.N562];LEFT([.L562];IF(               ISNUMBER(FIND(&quot; &quot;;[.L562]));FIND(&quot; &quot;;[.L562])-1;LEN([.L562])       )                )) );[.M561])" office:value-type="string" office:string-value="" calcext:value-type="error">
            <text:p>#N/A</text:p>
          </table:table-cell>
          <table:table-cell table:formula="of:=VLOOKUP(LEFT([.L562];IF(               ISNUMBER(FIND(&quot; &quot;;[.L562]));FIND(&quot; &quot;;[.L562])-1;LEN([.L56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62]+1" office:value-type="float" office:value="556" calcext:value-type="float">
            <text:p>556</text:p>
          </table:table-cell>
          <table:table-cell table:style-name="ce46" table:formula="of:=IF([.B562]=&quot;&quot;;&quot;&quot;;[.B56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3]" office:value-type="float" office:value="0" calcext:value-type="float">
            <text:p>0</text:p>
          </table:table-cell>
          <table:table-cell table:style-name="ce46" table:formula="of:=IF([.G562]=&quot;&quot;;&quot;&quot;;[.G562])" office:value-type="string" office:string-value="n" calcext:value-type="string">
            <text:p>n</text:p>
          </table:table-cell>
          <table:table-cell table:style-name="ce46"/>
          <table:table-cell table:style-name="ce46" table:formula="of:=IF([.I562]=&quot;&quot;;&quot;&quot;;[.I56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2]=&quot;&quot;;&quot;&quot;;[.L562])" office:value-type="string" office:string-value="TBD" calcext:value-type="string">
            <text:p>TBD</text:p>
          </table:table-cell>
          <table:table-cell table:formula="of:=IF([.L563]&lt;&gt;&quot;&quot;;HYPERLINK(CONCATENATE(&quot;file://&quot;;[.$J$2];&quot;/&quot;;[.N563];&quot;/&quot;;LEFT([.L563];IF(               ISNUMBER(FIND(&quot; &quot;;[.L563]));FIND(&quot; &quot;;[.L563])-1;LEN([.L563])       )                ));CONCATENATE([.N563];LEFT([.L563];IF(               ISNUMBER(FIND(&quot; &quot;;[.L563]));FIND(&quot; &quot;;[.L563])-1;LEN([.L563])       )                )) );[.M562])" office:value-type="string" office:string-value="" calcext:value-type="error">
            <text:p>#N/A</text:p>
          </table:table-cell>
          <table:table-cell table:formula="of:=VLOOKUP(LEFT([.L563];IF(               ISNUMBER(FIND(&quot; &quot;;[.L563]));FIND(&quot; &quot;;[.L563])-1;LEN([.L56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63]+1" office:value-type="float" office:value="557" calcext:value-type="float">
            <text:p>557</text:p>
          </table:table-cell>
          <table:table-cell table:style-name="ce46" table:formula="of:=IF([.B563]=&quot;&quot;;&quot;&quot;;[.B56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4]" office:value-type="float" office:value="0" calcext:value-type="float">
            <text:p>0</text:p>
          </table:table-cell>
          <table:table-cell table:style-name="ce46" table:formula="of:=IF([.G563]=&quot;&quot;;&quot;&quot;;[.G563])" office:value-type="string" office:string-value="n" calcext:value-type="string">
            <text:p>n</text:p>
          </table:table-cell>
          <table:table-cell table:style-name="ce46"/>
          <table:table-cell table:style-name="ce46" table:formula="of:=IF([.I563]=&quot;&quot;;&quot;&quot;;[.I56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3]=&quot;&quot;;&quot;&quot;;[.L563])" office:value-type="string" office:string-value="TBD" calcext:value-type="string">
            <text:p>TBD</text:p>
          </table:table-cell>
          <table:table-cell table:formula="of:=IF([.L564]&lt;&gt;&quot;&quot;;HYPERLINK(CONCATENATE(&quot;file://&quot;;[.$J$2];&quot;/&quot;;[.N564];&quot;/&quot;;LEFT([.L564];IF(               ISNUMBER(FIND(&quot; &quot;;[.L564]));FIND(&quot; &quot;;[.L564])-1;LEN([.L564])       )                ));CONCATENATE([.N564];LEFT([.L564];IF(               ISNUMBER(FIND(&quot; &quot;;[.L564]));FIND(&quot; &quot;;[.L564])-1;LEN([.L564])       )                )) );[.M563])" office:value-type="string" office:string-value="" calcext:value-type="error">
            <text:p>#N/A</text:p>
          </table:table-cell>
          <table:table-cell table:formula="of:=VLOOKUP(LEFT([.L564];IF(               ISNUMBER(FIND(&quot; &quot;;[.L564]));FIND(&quot; &quot;;[.L564])-1;LEN([.L56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64]+1" office:value-type="float" office:value="558" calcext:value-type="float">
            <text:p>558</text:p>
          </table:table-cell>
          <table:table-cell table:style-name="ce46" table:formula="of:=IF([.B564]=&quot;&quot;;&quot;&quot;;[.B56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5]" office:value-type="float" office:value="0" calcext:value-type="float">
            <text:p>0</text:p>
          </table:table-cell>
          <table:table-cell table:style-name="ce46" table:formula="of:=IF([.G564]=&quot;&quot;;&quot;&quot;;[.G564])" office:value-type="string" office:string-value="n" calcext:value-type="string">
            <text:p>n</text:p>
          </table:table-cell>
          <table:table-cell table:style-name="ce46"/>
          <table:table-cell table:style-name="ce46" table:formula="of:=IF([.I564]=&quot;&quot;;&quot;&quot;;[.I56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4]=&quot;&quot;;&quot;&quot;;[.L564])" office:value-type="string" office:string-value="TBD" calcext:value-type="string">
            <text:p>TBD</text:p>
          </table:table-cell>
          <table:table-cell table:formula="of:=IF([.L565]&lt;&gt;&quot;&quot;;HYPERLINK(CONCATENATE(&quot;file://&quot;;[.$J$2];&quot;/&quot;;[.N565];&quot;/&quot;;LEFT([.L565];IF(               ISNUMBER(FIND(&quot; &quot;;[.L565]));FIND(&quot; &quot;;[.L565])-1;LEN([.L565])       )                ));CONCATENATE([.N565];LEFT([.L565];IF(               ISNUMBER(FIND(&quot; &quot;;[.L565]));FIND(&quot; &quot;;[.L565])-1;LEN([.L565])       )                )) );[.M564])" office:value-type="string" office:string-value="" calcext:value-type="error">
            <text:p>#N/A</text:p>
          </table:table-cell>
          <table:table-cell table:formula="of:=VLOOKUP(LEFT([.L565];IF(               ISNUMBER(FIND(&quot; &quot;;[.L565]));FIND(&quot; &quot;;[.L565])-1;LEN([.L56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65]+1" office:value-type="float" office:value="559" calcext:value-type="float">
            <text:p>559</text:p>
          </table:table-cell>
          <table:table-cell table:style-name="ce46" table:formula="of:=IF([.B565]=&quot;&quot;;&quot;&quot;;[.B56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6]" office:value-type="float" office:value="0" calcext:value-type="float">
            <text:p>0</text:p>
          </table:table-cell>
          <table:table-cell table:style-name="ce46" table:formula="of:=IF([.G565]=&quot;&quot;;&quot;&quot;;[.G565])" office:value-type="string" office:string-value="n" calcext:value-type="string">
            <text:p>n</text:p>
          </table:table-cell>
          <table:table-cell table:style-name="ce46"/>
          <table:table-cell table:style-name="ce46" table:formula="of:=IF([.I565]=&quot;&quot;;&quot;&quot;;[.I56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5]=&quot;&quot;;&quot;&quot;;[.L565])" office:value-type="string" office:string-value="TBD" calcext:value-type="string">
            <text:p>TBD</text:p>
          </table:table-cell>
          <table:table-cell table:formula="of:=IF([.L566]&lt;&gt;&quot;&quot;;HYPERLINK(CONCATENATE(&quot;file://&quot;;[.$J$2];&quot;/&quot;;[.N566];&quot;/&quot;;LEFT([.L566];IF(               ISNUMBER(FIND(&quot; &quot;;[.L566]));FIND(&quot; &quot;;[.L566])-1;LEN([.L566])       )                ));CONCATENATE([.N566];LEFT([.L566];IF(               ISNUMBER(FIND(&quot; &quot;;[.L566]));FIND(&quot; &quot;;[.L566])-1;LEN([.L566])       )                )) );[.M565])" office:value-type="string" office:string-value="" calcext:value-type="error">
            <text:p>#N/A</text:p>
          </table:table-cell>
          <table:table-cell table:formula="of:=VLOOKUP(LEFT([.L566];IF(               ISNUMBER(FIND(&quot; &quot;;[.L566]));FIND(&quot; &quot;;[.L566])-1;LEN([.L56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66]+1" office:value-type="float" office:value="560" calcext:value-type="float">
            <text:p>560</text:p>
          </table:table-cell>
          <table:table-cell table:style-name="ce46" table:formula="of:=IF([.B566]=&quot;&quot;;&quot;&quot;;[.B56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7]" office:value-type="float" office:value="0" calcext:value-type="float">
            <text:p>0</text:p>
          </table:table-cell>
          <table:table-cell table:style-name="ce46" table:formula="of:=IF([.G566]=&quot;&quot;;&quot;&quot;;[.G566])" office:value-type="string" office:string-value="n" calcext:value-type="string">
            <text:p>n</text:p>
          </table:table-cell>
          <table:table-cell table:style-name="ce46"/>
          <table:table-cell table:style-name="ce46" table:formula="of:=IF([.I566]=&quot;&quot;;&quot;&quot;;[.I56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6]=&quot;&quot;;&quot;&quot;;[.L566])" office:value-type="string" office:string-value="TBD" calcext:value-type="string">
            <text:p>TBD</text:p>
          </table:table-cell>
          <table:table-cell table:formula="of:=IF([.L567]&lt;&gt;&quot;&quot;;HYPERLINK(CONCATENATE(&quot;file://&quot;;[.$J$2];&quot;/&quot;;[.N567];&quot;/&quot;;LEFT([.L567];IF(               ISNUMBER(FIND(&quot; &quot;;[.L567]));FIND(&quot; &quot;;[.L567])-1;LEN([.L567])       )                ));CONCATENATE([.N567];LEFT([.L567];IF(               ISNUMBER(FIND(&quot; &quot;;[.L567]));FIND(&quot; &quot;;[.L567])-1;LEN([.L567])       )                )) );[.M566])" office:value-type="string" office:string-value="" calcext:value-type="error">
            <text:p>#N/A</text:p>
          </table:table-cell>
          <table:table-cell table:formula="of:=VLOOKUP(LEFT([.L567];IF(               ISNUMBER(FIND(&quot; &quot;;[.L567]));FIND(&quot; &quot;;[.L567])-1;LEN([.L56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67]+1" office:value-type="float" office:value="561" calcext:value-type="float">
            <text:p>561</text:p>
          </table:table-cell>
          <table:table-cell table:style-name="ce46" table:formula="of:=IF([.B567]=&quot;&quot;;&quot;&quot;;[.B56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8]" office:value-type="float" office:value="0" calcext:value-type="float">
            <text:p>0</text:p>
          </table:table-cell>
          <table:table-cell table:style-name="ce46" table:formula="of:=IF([.G567]=&quot;&quot;;&quot;&quot;;[.G567])" office:value-type="string" office:string-value="n" calcext:value-type="string">
            <text:p>n</text:p>
          </table:table-cell>
          <table:table-cell table:style-name="ce46"/>
          <table:table-cell table:style-name="ce46" table:formula="of:=IF([.I567]=&quot;&quot;;&quot;&quot;;[.I56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7]=&quot;&quot;;&quot;&quot;;[.L567])" office:value-type="string" office:string-value="TBD" calcext:value-type="string">
            <text:p>TBD</text:p>
          </table:table-cell>
          <table:table-cell table:formula="of:=IF([.L568]&lt;&gt;&quot;&quot;;HYPERLINK(CONCATENATE(&quot;file://&quot;;[.$J$2];&quot;/&quot;;[.N568];&quot;/&quot;;LEFT([.L568];IF(               ISNUMBER(FIND(&quot; &quot;;[.L568]));FIND(&quot; &quot;;[.L568])-1;LEN([.L568])       )                ));CONCATENATE([.N568];LEFT([.L568];IF(               ISNUMBER(FIND(&quot; &quot;;[.L568]));FIND(&quot; &quot;;[.L568])-1;LEN([.L568])       )                )) );[.M567])" office:value-type="string" office:string-value="" calcext:value-type="error">
            <text:p>#N/A</text:p>
          </table:table-cell>
          <table:table-cell table:formula="of:=VLOOKUP(LEFT([.L568];IF(               ISNUMBER(FIND(&quot; &quot;;[.L568]));FIND(&quot; &quot;;[.L568])-1;LEN([.L56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68]+1" office:value-type="float" office:value="562" calcext:value-type="float">
            <text:p>562</text:p>
          </table:table-cell>
          <table:table-cell table:style-name="ce46" table:formula="of:=IF([.B568]=&quot;&quot;;&quot;&quot;;[.B56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9]" office:value-type="float" office:value="0" calcext:value-type="float">
            <text:p>0</text:p>
          </table:table-cell>
          <table:table-cell table:style-name="ce46" table:formula="of:=IF([.G568]=&quot;&quot;;&quot;&quot;;[.G568])" office:value-type="string" office:string-value="n" calcext:value-type="string">
            <text:p>n</text:p>
          </table:table-cell>
          <table:table-cell table:style-name="ce46"/>
          <table:table-cell table:style-name="ce46" table:formula="of:=IF([.I568]=&quot;&quot;;&quot;&quot;;[.I56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8]=&quot;&quot;;&quot;&quot;;[.L568])" office:value-type="string" office:string-value="TBD" calcext:value-type="string">
            <text:p>TBD</text:p>
          </table:table-cell>
          <table:table-cell table:formula="of:=IF([.L569]&lt;&gt;&quot;&quot;;HYPERLINK(CONCATENATE(&quot;file://&quot;;[.$J$2];&quot;/&quot;;[.N569];&quot;/&quot;;LEFT([.L569];IF(               ISNUMBER(FIND(&quot; &quot;;[.L569]));FIND(&quot; &quot;;[.L569])-1;LEN([.L569])       )                ));CONCATENATE([.N569];LEFT([.L569];IF(               ISNUMBER(FIND(&quot; &quot;;[.L569]));FIND(&quot; &quot;;[.L569])-1;LEN([.L569])       )                )) );[.M568])" office:value-type="string" office:string-value="" calcext:value-type="error">
            <text:p>#N/A</text:p>
          </table:table-cell>
          <table:table-cell table:formula="of:=VLOOKUP(LEFT([.L569];IF(               ISNUMBER(FIND(&quot; &quot;;[.L569]));FIND(&quot; &quot;;[.L569])-1;LEN([.L56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69]+1" office:value-type="float" office:value="563" calcext:value-type="float">
            <text:p>563</text:p>
          </table:table-cell>
          <table:table-cell table:style-name="ce46" table:formula="of:=IF([.B569]=&quot;&quot;;&quot;&quot;;[.B56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0]" office:value-type="float" office:value="0" calcext:value-type="float">
            <text:p>0</text:p>
          </table:table-cell>
          <table:table-cell table:style-name="ce46" table:formula="of:=IF([.G569]=&quot;&quot;;&quot;&quot;;[.G569])" office:value-type="string" office:string-value="n" calcext:value-type="string">
            <text:p>n</text:p>
          </table:table-cell>
          <table:table-cell table:style-name="ce46"/>
          <table:table-cell table:style-name="ce46" table:formula="of:=IF([.I569]=&quot;&quot;;&quot;&quot;;[.I56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9]=&quot;&quot;;&quot;&quot;;[.L569])" office:value-type="string" office:string-value="TBD" calcext:value-type="string">
            <text:p>TBD</text:p>
          </table:table-cell>
          <table:table-cell table:formula="of:=IF([.L570]&lt;&gt;&quot;&quot;;HYPERLINK(CONCATENATE(&quot;file://&quot;;[.$J$2];&quot;/&quot;;[.N570];&quot;/&quot;;LEFT([.L570];IF(               ISNUMBER(FIND(&quot; &quot;;[.L570]));FIND(&quot; &quot;;[.L570])-1;LEN([.L570])       )                ));CONCATENATE([.N570];LEFT([.L570];IF(               ISNUMBER(FIND(&quot; &quot;;[.L570]));FIND(&quot; &quot;;[.L570])-1;LEN([.L570])       )                )) );[.M569])" office:value-type="string" office:string-value="" calcext:value-type="error">
            <text:p>#N/A</text:p>
          </table:table-cell>
          <table:table-cell table:formula="of:=VLOOKUP(LEFT([.L570];IF(               ISNUMBER(FIND(&quot; &quot;;[.L570]));FIND(&quot; &quot;;[.L570])-1;LEN([.L57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70]+1" office:value-type="float" office:value="564" calcext:value-type="float">
            <text:p>564</text:p>
          </table:table-cell>
          <table:table-cell table:style-name="ce46" table:formula="of:=IF([.B570]=&quot;&quot;;&quot;&quot;;[.B57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1]" office:value-type="float" office:value="0" calcext:value-type="float">
            <text:p>0</text:p>
          </table:table-cell>
          <table:table-cell table:style-name="ce46" table:formula="of:=IF([.G570]=&quot;&quot;;&quot;&quot;;[.G570])" office:value-type="string" office:string-value="n" calcext:value-type="string">
            <text:p>n</text:p>
          </table:table-cell>
          <table:table-cell table:style-name="ce46"/>
          <table:table-cell table:style-name="ce46" table:formula="of:=IF([.I570]=&quot;&quot;;&quot;&quot;;[.I57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0]=&quot;&quot;;&quot;&quot;;[.L570])" office:value-type="string" office:string-value="TBD" calcext:value-type="string">
            <text:p>TBD</text:p>
          </table:table-cell>
          <table:table-cell table:formula="of:=IF([.L571]&lt;&gt;&quot;&quot;;HYPERLINK(CONCATENATE(&quot;file://&quot;;[.$J$2];&quot;/&quot;;[.N571];&quot;/&quot;;LEFT([.L571];IF(               ISNUMBER(FIND(&quot; &quot;;[.L571]));FIND(&quot; &quot;;[.L571])-1;LEN([.L571])       )                ));CONCATENATE([.N571];LEFT([.L571];IF(               ISNUMBER(FIND(&quot; &quot;;[.L571]));FIND(&quot; &quot;;[.L571])-1;LEN([.L571])       )                )) );[.M570])" office:value-type="string" office:string-value="" calcext:value-type="error">
            <text:p>#N/A</text:p>
          </table:table-cell>
          <table:table-cell table:formula="of:=VLOOKUP(LEFT([.L571];IF(               ISNUMBER(FIND(&quot; &quot;;[.L571]));FIND(&quot; &quot;;[.L571])-1;LEN([.L57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71]+1" office:value-type="float" office:value="565" calcext:value-type="float">
            <text:p>565</text:p>
          </table:table-cell>
          <table:table-cell table:style-name="ce46" table:formula="of:=IF([.B571]=&quot;&quot;;&quot;&quot;;[.B57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2]" office:value-type="float" office:value="0" calcext:value-type="float">
            <text:p>0</text:p>
          </table:table-cell>
          <table:table-cell table:style-name="ce46" table:formula="of:=IF([.G571]=&quot;&quot;;&quot;&quot;;[.G571])" office:value-type="string" office:string-value="n" calcext:value-type="string">
            <text:p>n</text:p>
          </table:table-cell>
          <table:table-cell table:style-name="ce46"/>
          <table:table-cell table:style-name="ce46" table:formula="of:=IF([.I571]=&quot;&quot;;&quot;&quot;;[.I57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1]=&quot;&quot;;&quot;&quot;;[.L571])" office:value-type="string" office:string-value="TBD" calcext:value-type="string">
            <text:p>TBD</text:p>
          </table:table-cell>
          <table:table-cell table:formula="of:=IF([.L572]&lt;&gt;&quot;&quot;;HYPERLINK(CONCATENATE(&quot;file://&quot;;[.$J$2];&quot;/&quot;;[.N572];&quot;/&quot;;LEFT([.L572];IF(               ISNUMBER(FIND(&quot; &quot;;[.L572]));FIND(&quot; &quot;;[.L572])-1;LEN([.L572])       )                ));CONCATENATE([.N572];LEFT([.L572];IF(               ISNUMBER(FIND(&quot; &quot;;[.L572]));FIND(&quot; &quot;;[.L572])-1;LEN([.L572])       )                )) );[.M571])" office:value-type="string" office:string-value="" calcext:value-type="error">
            <text:p>#N/A</text:p>
          </table:table-cell>
          <table:table-cell table:formula="of:=VLOOKUP(LEFT([.L572];IF(               ISNUMBER(FIND(&quot; &quot;;[.L572]));FIND(&quot; &quot;;[.L572])-1;LEN([.L57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72]+1" office:value-type="float" office:value="566" calcext:value-type="float">
            <text:p>566</text:p>
          </table:table-cell>
          <table:table-cell table:style-name="ce46" table:formula="of:=IF([.B572]=&quot;&quot;;&quot;&quot;;[.B57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3]" office:value-type="float" office:value="0" calcext:value-type="float">
            <text:p>0</text:p>
          </table:table-cell>
          <table:table-cell table:style-name="ce46" table:formula="of:=IF([.G572]=&quot;&quot;;&quot;&quot;;[.G572])" office:value-type="string" office:string-value="n" calcext:value-type="string">
            <text:p>n</text:p>
          </table:table-cell>
          <table:table-cell table:style-name="ce46"/>
          <table:table-cell table:style-name="ce46" table:formula="of:=IF([.I572]=&quot;&quot;;&quot;&quot;;[.I57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2]=&quot;&quot;;&quot;&quot;;[.L572])" office:value-type="string" office:string-value="TBD" calcext:value-type="string">
            <text:p>TBD</text:p>
          </table:table-cell>
          <table:table-cell table:formula="of:=IF([.L573]&lt;&gt;&quot;&quot;;HYPERLINK(CONCATENATE(&quot;file://&quot;;[.$J$2];&quot;/&quot;;[.N573];&quot;/&quot;;LEFT([.L573];IF(               ISNUMBER(FIND(&quot; &quot;;[.L573]));FIND(&quot; &quot;;[.L573])-1;LEN([.L573])       )                ));CONCATENATE([.N573];LEFT([.L573];IF(               ISNUMBER(FIND(&quot; &quot;;[.L573]));FIND(&quot; &quot;;[.L573])-1;LEN([.L573])       )                )) );[.M572])" office:value-type="string" office:string-value="" calcext:value-type="error">
            <text:p>#N/A</text:p>
          </table:table-cell>
          <table:table-cell table:formula="of:=VLOOKUP(LEFT([.L573];IF(               ISNUMBER(FIND(&quot; &quot;;[.L573]));FIND(&quot; &quot;;[.L573])-1;LEN([.L57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73]+1" office:value-type="float" office:value="567" calcext:value-type="float">
            <text:p>567</text:p>
          </table:table-cell>
          <table:table-cell table:style-name="ce46" table:formula="of:=IF([.B573]=&quot;&quot;;&quot;&quot;;[.B57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4]" office:value-type="float" office:value="0" calcext:value-type="float">
            <text:p>0</text:p>
          </table:table-cell>
          <table:table-cell table:style-name="ce46" table:formula="of:=IF([.G573]=&quot;&quot;;&quot;&quot;;[.G573])" office:value-type="string" office:string-value="n" calcext:value-type="string">
            <text:p>n</text:p>
          </table:table-cell>
          <table:table-cell table:style-name="ce46"/>
          <table:table-cell table:style-name="ce46" table:formula="of:=IF([.I573]=&quot;&quot;;&quot;&quot;;[.I57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3]=&quot;&quot;;&quot;&quot;;[.L573])" office:value-type="string" office:string-value="TBD" calcext:value-type="string">
            <text:p>TBD</text:p>
          </table:table-cell>
          <table:table-cell table:formula="of:=IF([.L574]&lt;&gt;&quot;&quot;;HYPERLINK(CONCATENATE(&quot;file://&quot;;[.$J$2];&quot;/&quot;;[.N574];&quot;/&quot;;LEFT([.L574];IF(               ISNUMBER(FIND(&quot; &quot;;[.L574]));FIND(&quot; &quot;;[.L574])-1;LEN([.L574])       )                ));CONCATENATE([.N574];LEFT([.L574];IF(               ISNUMBER(FIND(&quot; &quot;;[.L574]));FIND(&quot; &quot;;[.L574])-1;LEN([.L574])       )                )) );[.M573])" office:value-type="string" office:string-value="" calcext:value-type="error">
            <text:p>#N/A</text:p>
          </table:table-cell>
          <table:table-cell table:formula="of:=VLOOKUP(LEFT([.L574];IF(               ISNUMBER(FIND(&quot; &quot;;[.L574]));FIND(&quot; &quot;;[.L574])-1;LEN([.L57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74]+1" office:value-type="float" office:value="568" calcext:value-type="float">
            <text:p>568</text:p>
          </table:table-cell>
          <table:table-cell table:style-name="ce46" table:formula="of:=IF([.B574]=&quot;&quot;;&quot;&quot;;[.B57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5]" office:value-type="float" office:value="0" calcext:value-type="float">
            <text:p>0</text:p>
          </table:table-cell>
          <table:table-cell table:style-name="ce46" table:formula="of:=IF([.G574]=&quot;&quot;;&quot;&quot;;[.G574])" office:value-type="string" office:string-value="n" calcext:value-type="string">
            <text:p>n</text:p>
          </table:table-cell>
          <table:table-cell table:style-name="ce46"/>
          <table:table-cell table:style-name="ce46" table:formula="of:=IF([.I574]=&quot;&quot;;&quot;&quot;;[.I57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4]=&quot;&quot;;&quot;&quot;;[.L574])" office:value-type="string" office:string-value="TBD" calcext:value-type="string">
            <text:p>TBD</text:p>
          </table:table-cell>
          <table:table-cell table:formula="of:=IF([.L575]&lt;&gt;&quot;&quot;;HYPERLINK(CONCATENATE(&quot;file://&quot;;[.$J$2];&quot;/&quot;;[.N575];&quot;/&quot;;LEFT([.L575];IF(               ISNUMBER(FIND(&quot; &quot;;[.L575]));FIND(&quot; &quot;;[.L575])-1;LEN([.L575])       )                ));CONCATENATE([.N575];LEFT([.L575];IF(               ISNUMBER(FIND(&quot; &quot;;[.L575]));FIND(&quot; &quot;;[.L575])-1;LEN([.L575])       )                )) );[.M574])" office:value-type="string" office:string-value="" calcext:value-type="error">
            <text:p>#N/A</text:p>
          </table:table-cell>
          <table:table-cell table:formula="of:=VLOOKUP(LEFT([.L575];IF(               ISNUMBER(FIND(&quot; &quot;;[.L575]));FIND(&quot; &quot;;[.L575])-1;LEN([.L57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75]+1" office:value-type="float" office:value="569" calcext:value-type="float">
            <text:p>569</text:p>
          </table:table-cell>
          <table:table-cell table:style-name="ce46" table:formula="of:=IF([.B575]=&quot;&quot;;&quot;&quot;;[.B57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6]" office:value-type="float" office:value="0" calcext:value-type="float">
            <text:p>0</text:p>
          </table:table-cell>
          <table:table-cell table:style-name="ce46" table:formula="of:=IF([.G575]=&quot;&quot;;&quot;&quot;;[.G575])" office:value-type="string" office:string-value="n" calcext:value-type="string">
            <text:p>n</text:p>
          </table:table-cell>
          <table:table-cell table:style-name="ce46"/>
          <table:table-cell table:style-name="ce46" table:formula="of:=IF([.I575]=&quot;&quot;;&quot;&quot;;[.I57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5]=&quot;&quot;;&quot;&quot;;[.L575])" office:value-type="string" office:string-value="TBD" calcext:value-type="string">
            <text:p>TBD</text:p>
          </table:table-cell>
          <table:table-cell table:formula="of:=IF([.L576]&lt;&gt;&quot;&quot;;HYPERLINK(CONCATENATE(&quot;file://&quot;;[.$J$2];&quot;/&quot;;[.N576];&quot;/&quot;;LEFT([.L576];IF(               ISNUMBER(FIND(&quot; &quot;;[.L576]));FIND(&quot; &quot;;[.L576])-1;LEN([.L576])       )                ));CONCATENATE([.N576];LEFT([.L576];IF(               ISNUMBER(FIND(&quot; &quot;;[.L576]));FIND(&quot; &quot;;[.L576])-1;LEN([.L576])       )                )) );[.M575])" office:value-type="string" office:string-value="" calcext:value-type="error">
            <text:p>#N/A</text:p>
          </table:table-cell>
          <table:table-cell table:formula="of:=VLOOKUP(LEFT([.L576];IF(               ISNUMBER(FIND(&quot; &quot;;[.L576]));FIND(&quot; &quot;;[.L576])-1;LEN([.L57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76]+1" office:value-type="float" office:value="570" calcext:value-type="float">
            <text:p>570</text:p>
          </table:table-cell>
          <table:table-cell table:style-name="ce46" table:formula="of:=IF([.B576]=&quot;&quot;;&quot;&quot;;[.B57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7]" office:value-type="float" office:value="0" calcext:value-type="float">
            <text:p>0</text:p>
          </table:table-cell>
          <table:table-cell table:style-name="ce46" table:formula="of:=IF([.G576]=&quot;&quot;;&quot;&quot;;[.G576])" office:value-type="string" office:string-value="n" calcext:value-type="string">
            <text:p>n</text:p>
          </table:table-cell>
          <table:table-cell table:style-name="ce46"/>
          <table:table-cell table:style-name="ce46" table:formula="of:=IF([.I576]=&quot;&quot;;&quot;&quot;;[.I57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6]=&quot;&quot;;&quot;&quot;;[.L576])" office:value-type="string" office:string-value="TBD" calcext:value-type="string">
            <text:p>TBD</text:p>
          </table:table-cell>
          <table:table-cell table:formula="of:=IF([.L577]&lt;&gt;&quot;&quot;;HYPERLINK(CONCATENATE(&quot;file://&quot;;[.$J$2];&quot;/&quot;;[.N577];&quot;/&quot;;LEFT([.L577];IF(               ISNUMBER(FIND(&quot; &quot;;[.L577]));FIND(&quot; &quot;;[.L577])-1;LEN([.L577])       )                ));CONCATENATE([.N577];LEFT([.L577];IF(               ISNUMBER(FIND(&quot; &quot;;[.L577]));FIND(&quot; &quot;;[.L577])-1;LEN([.L577])       )                )) );[.M576])" office:value-type="string" office:string-value="" calcext:value-type="error">
            <text:p>#N/A</text:p>
          </table:table-cell>
          <table:table-cell table:formula="of:=VLOOKUP(LEFT([.L577];IF(               ISNUMBER(FIND(&quot; &quot;;[.L577]));FIND(&quot; &quot;;[.L577])-1;LEN([.L57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77]+1" office:value-type="float" office:value="571" calcext:value-type="float">
            <text:p>571</text:p>
          </table:table-cell>
          <table:table-cell table:style-name="ce46" table:formula="of:=IF([.B577]=&quot;&quot;;&quot;&quot;;[.B57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8]" office:value-type="float" office:value="0" calcext:value-type="float">
            <text:p>0</text:p>
          </table:table-cell>
          <table:table-cell table:style-name="ce46" table:formula="of:=IF([.G577]=&quot;&quot;;&quot;&quot;;[.G577])" office:value-type="string" office:string-value="n" calcext:value-type="string">
            <text:p>n</text:p>
          </table:table-cell>
          <table:table-cell table:style-name="ce46"/>
          <table:table-cell table:style-name="ce46" table:formula="of:=IF([.I577]=&quot;&quot;;&quot;&quot;;[.I57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7]=&quot;&quot;;&quot;&quot;;[.L577])" office:value-type="string" office:string-value="TBD" calcext:value-type="string">
            <text:p>TBD</text:p>
          </table:table-cell>
          <table:table-cell table:formula="of:=IF([.L578]&lt;&gt;&quot;&quot;;HYPERLINK(CONCATENATE(&quot;file://&quot;;[.$J$2];&quot;/&quot;;[.N578];&quot;/&quot;;LEFT([.L578];IF(               ISNUMBER(FIND(&quot; &quot;;[.L578]));FIND(&quot; &quot;;[.L578])-1;LEN([.L578])       )                ));CONCATENATE([.N578];LEFT([.L578];IF(               ISNUMBER(FIND(&quot; &quot;;[.L578]));FIND(&quot; &quot;;[.L578])-1;LEN([.L578])       )                )) );[.M577])" office:value-type="string" office:string-value="" calcext:value-type="error">
            <text:p>#N/A</text:p>
          </table:table-cell>
          <table:table-cell table:formula="of:=VLOOKUP(LEFT([.L578];IF(               ISNUMBER(FIND(&quot; &quot;;[.L578]));FIND(&quot; &quot;;[.L578])-1;LEN([.L57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78]+1" office:value-type="float" office:value="572" calcext:value-type="float">
            <text:p>572</text:p>
          </table:table-cell>
          <table:table-cell table:style-name="ce46" table:formula="of:=IF([.B578]=&quot;&quot;;&quot;&quot;;[.B57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9]" office:value-type="float" office:value="0" calcext:value-type="float">
            <text:p>0</text:p>
          </table:table-cell>
          <table:table-cell table:style-name="ce46" table:formula="of:=IF([.G578]=&quot;&quot;;&quot;&quot;;[.G578])" office:value-type="string" office:string-value="n" calcext:value-type="string">
            <text:p>n</text:p>
          </table:table-cell>
          <table:table-cell table:style-name="ce46"/>
          <table:table-cell table:style-name="ce46" table:formula="of:=IF([.I578]=&quot;&quot;;&quot;&quot;;[.I57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8]=&quot;&quot;;&quot;&quot;;[.L578])" office:value-type="string" office:string-value="TBD" calcext:value-type="string">
            <text:p>TBD</text:p>
          </table:table-cell>
          <table:table-cell table:formula="of:=IF([.L579]&lt;&gt;&quot;&quot;;HYPERLINK(CONCATENATE(&quot;file://&quot;;[.$J$2];&quot;/&quot;;[.N579];&quot;/&quot;;LEFT([.L579];IF(               ISNUMBER(FIND(&quot; &quot;;[.L579]));FIND(&quot; &quot;;[.L579])-1;LEN([.L579])       )                ));CONCATENATE([.N579];LEFT([.L579];IF(               ISNUMBER(FIND(&quot; &quot;;[.L579]));FIND(&quot; &quot;;[.L579])-1;LEN([.L579])       )                )) );[.M578])" office:value-type="string" office:string-value="" calcext:value-type="error">
            <text:p>#N/A</text:p>
          </table:table-cell>
          <table:table-cell table:formula="of:=VLOOKUP(LEFT([.L579];IF(               ISNUMBER(FIND(&quot; &quot;;[.L579]));FIND(&quot; &quot;;[.L579])-1;LEN([.L57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79]+1" office:value-type="float" office:value="573" calcext:value-type="float">
            <text:p>573</text:p>
          </table:table-cell>
          <table:table-cell table:style-name="ce46" table:formula="of:=IF([.B579]=&quot;&quot;;&quot;&quot;;[.B57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0]" office:value-type="float" office:value="0" calcext:value-type="float">
            <text:p>0</text:p>
          </table:table-cell>
          <table:table-cell table:style-name="ce46" table:formula="of:=IF([.G579]=&quot;&quot;;&quot;&quot;;[.G579])" office:value-type="string" office:string-value="n" calcext:value-type="string">
            <text:p>n</text:p>
          </table:table-cell>
          <table:table-cell table:style-name="ce46"/>
          <table:table-cell table:style-name="ce46" table:formula="of:=IF([.I579]=&quot;&quot;;&quot;&quot;;[.I57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9]=&quot;&quot;;&quot;&quot;;[.L579])" office:value-type="string" office:string-value="TBD" calcext:value-type="string">
            <text:p>TBD</text:p>
          </table:table-cell>
          <table:table-cell table:formula="of:=IF([.L580]&lt;&gt;&quot;&quot;;HYPERLINK(CONCATENATE(&quot;file://&quot;;[.$J$2];&quot;/&quot;;[.N580];&quot;/&quot;;LEFT([.L580];IF(               ISNUMBER(FIND(&quot; &quot;;[.L580]));FIND(&quot; &quot;;[.L580])-1;LEN([.L580])       )                ));CONCATENATE([.N580];LEFT([.L580];IF(               ISNUMBER(FIND(&quot; &quot;;[.L580]));FIND(&quot; &quot;;[.L580])-1;LEN([.L580])       )                )) );[.M579])" office:value-type="string" office:string-value="" calcext:value-type="error">
            <text:p>#N/A</text:p>
          </table:table-cell>
          <table:table-cell table:formula="of:=VLOOKUP(LEFT([.L580];IF(               ISNUMBER(FIND(&quot; &quot;;[.L580]));FIND(&quot; &quot;;[.L580])-1;LEN([.L58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80]+1" office:value-type="float" office:value="574" calcext:value-type="float">
            <text:p>574</text:p>
          </table:table-cell>
          <table:table-cell table:style-name="ce46" table:formula="of:=IF([.B580]=&quot;&quot;;&quot;&quot;;[.B58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1]" office:value-type="float" office:value="0" calcext:value-type="float">
            <text:p>0</text:p>
          </table:table-cell>
          <table:table-cell table:style-name="ce46" table:formula="of:=IF([.G580]=&quot;&quot;;&quot;&quot;;[.G580])" office:value-type="string" office:string-value="n" calcext:value-type="string">
            <text:p>n</text:p>
          </table:table-cell>
          <table:table-cell table:style-name="ce46"/>
          <table:table-cell table:style-name="ce46" table:formula="of:=IF([.I580]=&quot;&quot;;&quot;&quot;;[.I58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0]=&quot;&quot;;&quot;&quot;;[.L580])" office:value-type="string" office:string-value="TBD" calcext:value-type="string">
            <text:p>TBD</text:p>
          </table:table-cell>
          <table:table-cell table:formula="of:=IF([.L581]&lt;&gt;&quot;&quot;;HYPERLINK(CONCATENATE(&quot;file://&quot;;[.$J$2];&quot;/&quot;;[.N581];&quot;/&quot;;LEFT([.L581];IF(               ISNUMBER(FIND(&quot; &quot;;[.L581]));FIND(&quot; &quot;;[.L581])-1;LEN([.L581])       )                ));CONCATENATE([.N581];LEFT([.L581];IF(               ISNUMBER(FIND(&quot; &quot;;[.L581]));FIND(&quot; &quot;;[.L581])-1;LEN([.L581])       )                )) );[.M580])" office:value-type="string" office:string-value="" calcext:value-type="error">
            <text:p>#N/A</text:p>
          </table:table-cell>
          <table:table-cell table:formula="of:=VLOOKUP(LEFT([.L581];IF(               ISNUMBER(FIND(&quot; &quot;;[.L581]));FIND(&quot; &quot;;[.L581])-1;LEN([.L58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81]+1" office:value-type="float" office:value="575" calcext:value-type="float">
            <text:p>575</text:p>
          </table:table-cell>
          <table:table-cell table:style-name="ce46" table:formula="of:=IF([.B581]=&quot;&quot;;&quot;&quot;;[.B58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2]" office:value-type="float" office:value="0" calcext:value-type="float">
            <text:p>0</text:p>
          </table:table-cell>
          <table:table-cell table:style-name="ce46" table:formula="of:=IF([.G581]=&quot;&quot;;&quot;&quot;;[.G581])" office:value-type="string" office:string-value="n" calcext:value-type="string">
            <text:p>n</text:p>
          </table:table-cell>
          <table:table-cell table:style-name="ce46"/>
          <table:table-cell table:style-name="ce46" table:formula="of:=IF([.I581]=&quot;&quot;;&quot;&quot;;[.I58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1]=&quot;&quot;;&quot;&quot;;[.L581])" office:value-type="string" office:string-value="TBD" calcext:value-type="string">
            <text:p>TBD</text:p>
          </table:table-cell>
          <table:table-cell table:formula="of:=IF([.L582]&lt;&gt;&quot;&quot;;HYPERLINK(CONCATENATE(&quot;file://&quot;;[.$J$2];&quot;/&quot;;[.N582];&quot;/&quot;;LEFT([.L582];IF(               ISNUMBER(FIND(&quot; &quot;;[.L582]));FIND(&quot; &quot;;[.L582])-1;LEN([.L582])       )                ));CONCATENATE([.N582];LEFT([.L582];IF(               ISNUMBER(FIND(&quot; &quot;;[.L582]));FIND(&quot; &quot;;[.L582])-1;LEN([.L582])       )                )) );[.M581])" office:value-type="string" office:string-value="" calcext:value-type="error">
            <text:p>#N/A</text:p>
          </table:table-cell>
          <table:table-cell table:formula="of:=VLOOKUP(LEFT([.L582];IF(               ISNUMBER(FIND(&quot; &quot;;[.L582]));FIND(&quot; &quot;;[.L582])-1;LEN([.L58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82]+1" office:value-type="float" office:value="576" calcext:value-type="float">
            <text:p>576</text:p>
          </table:table-cell>
          <table:table-cell table:style-name="ce46" table:formula="of:=IF([.B582]=&quot;&quot;;&quot;&quot;;[.B58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3]" office:value-type="float" office:value="0" calcext:value-type="float">
            <text:p>0</text:p>
          </table:table-cell>
          <table:table-cell table:style-name="ce46" table:formula="of:=IF([.G582]=&quot;&quot;;&quot;&quot;;[.G582])" office:value-type="string" office:string-value="n" calcext:value-type="string">
            <text:p>n</text:p>
          </table:table-cell>
          <table:table-cell table:style-name="ce46"/>
          <table:table-cell table:style-name="ce46" table:formula="of:=IF([.I582]=&quot;&quot;;&quot;&quot;;[.I58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2]=&quot;&quot;;&quot;&quot;;[.L582])" office:value-type="string" office:string-value="TBD" calcext:value-type="string">
            <text:p>TBD</text:p>
          </table:table-cell>
          <table:table-cell table:formula="of:=IF([.L583]&lt;&gt;&quot;&quot;;HYPERLINK(CONCATENATE(&quot;file://&quot;;[.$J$2];&quot;/&quot;;[.N583];&quot;/&quot;;LEFT([.L583];IF(               ISNUMBER(FIND(&quot; &quot;;[.L583]));FIND(&quot; &quot;;[.L583])-1;LEN([.L583])       )                ));CONCATENATE([.N583];LEFT([.L583];IF(               ISNUMBER(FIND(&quot; &quot;;[.L583]));FIND(&quot; &quot;;[.L583])-1;LEN([.L583])       )                )) );[.M582])" office:value-type="string" office:string-value="" calcext:value-type="error">
            <text:p>#N/A</text:p>
          </table:table-cell>
          <table:table-cell table:formula="of:=VLOOKUP(LEFT([.L583];IF(               ISNUMBER(FIND(&quot; &quot;;[.L583]));FIND(&quot; &quot;;[.L583])-1;LEN([.L58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83]+1" office:value-type="float" office:value="577" calcext:value-type="float">
            <text:p>577</text:p>
          </table:table-cell>
          <table:table-cell table:style-name="ce46" table:formula="of:=IF([.B583]=&quot;&quot;;&quot;&quot;;[.B58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4]" office:value-type="float" office:value="0" calcext:value-type="float">
            <text:p>0</text:p>
          </table:table-cell>
          <table:table-cell table:style-name="ce46" table:formula="of:=IF([.G583]=&quot;&quot;;&quot;&quot;;[.G583])" office:value-type="string" office:string-value="n" calcext:value-type="string">
            <text:p>n</text:p>
          </table:table-cell>
          <table:table-cell table:style-name="ce46"/>
          <table:table-cell table:style-name="ce46" table:formula="of:=IF([.I583]=&quot;&quot;;&quot;&quot;;[.I58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3]=&quot;&quot;;&quot;&quot;;[.L583])" office:value-type="string" office:string-value="TBD" calcext:value-type="string">
            <text:p>TBD</text:p>
          </table:table-cell>
          <table:table-cell table:formula="of:=IF([.L584]&lt;&gt;&quot;&quot;;HYPERLINK(CONCATENATE(&quot;file://&quot;;[.$J$2];&quot;/&quot;;[.N584];&quot;/&quot;;LEFT([.L584];IF(               ISNUMBER(FIND(&quot; &quot;;[.L584]));FIND(&quot; &quot;;[.L584])-1;LEN([.L584])       )                ));CONCATENATE([.N584];LEFT([.L584];IF(               ISNUMBER(FIND(&quot; &quot;;[.L584]));FIND(&quot; &quot;;[.L584])-1;LEN([.L584])       )                )) );[.M583])" office:value-type="string" office:string-value="" calcext:value-type="error">
            <text:p>#N/A</text:p>
          </table:table-cell>
          <table:table-cell table:formula="of:=VLOOKUP(LEFT([.L584];IF(               ISNUMBER(FIND(&quot; &quot;;[.L584]));FIND(&quot; &quot;;[.L584])-1;LEN([.L58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84]+1" office:value-type="float" office:value="578" calcext:value-type="float">
            <text:p>578</text:p>
          </table:table-cell>
          <table:table-cell table:style-name="ce46" table:formula="of:=IF([.B584]=&quot;&quot;;&quot;&quot;;[.B58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5]" office:value-type="float" office:value="0" calcext:value-type="float">
            <text:p>0</text:p>
          </table:table-cell>
          <table:table-cell table:style-name="ce46" table:formula="of:=IF([.G584]=&quot;&quot;;&quot;&quot;;[.G584])" office:value-type="string" office:string-value="n" calcext:value-type="string">
            <text:p>n</text:p>
          </table:table-cell>
          <table:table-cell table:style-name="ce46"/>
          <table:table-cell table:style-name="ce46" table:formula="of:=IF([.I584]=&quot;&quot;;&quot;&quot;;[.I58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4]=&quot;&quot;;&quot;&quot;;[.L584])" office:value-type="string" office:string-value="TBD" calcext:value-type="string">
            <text:p>TBD</text:p>
          </table:table-cell>
          <table:table-cell table:formula="of:=IF([.L585]&lt;&gt;&quot;&quot;;HYPERLINK(CONCATENATE(&quot;file://&quot;;[.$J$2];&quot;/&quot;;[.N585];&quot;/&quot;;LEFT([.L585];IF(               ISNUMBER(FIND(&quot; &quot;;[.L585]));FIND(&quot; &quot;;[.L585])-1;LEN([.L585])       )                ));CONCATENATE([.N585];LEFT([.L585];IF(               ISNUMBER(FIND(&quot; &quot;;[.L585]));FIND(&quot; &quot;;[.L585])-1;LEN([.L585])       )                )) );[.M584])" office:value-type="string" office:string-value="" calcext:value-type="error">
            <text:p>#N/A</text:p>
          </table:table-cell>
          <table:table-cell table:formula="of:=VLOOKUP(LEFT([.L585];IF(               ISNUMBER(FIND(&quot; &quot;;[.L585]));FIND(&quot; &quot;;[.L585])-1;LEN([.L58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85]+1" office:value-type="float" office:value="579" calcext:value-type="float">
            <text:p>579</text:p>
          </table:table-cell>
          <table:table-cell table:style-name="ce46" table:formula="of:=IF([.B585]=&quot;&quot;;&quot;&quot;;[.B58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6]" office:value-type="float" office:value="0" calcext:value-type="float">
            <text:p>0</text:p>
          </table:table-cell>
          <table:table-cell table:style-name="ce46" table:formula="of:=IF([.G585]=&quot;&quot;;&quot;&quot;;[.G585])" office:value-type="string" office:string-value="n" calcext:value-type="string">
            <text:p>n</text:p>
          </table:table-cell>
          <table:table-cell table:style-name="ce46"/>
          <table:table-cell table:style-name="ce46" table:formula="of:=IF([.I585]=&quot;&quot;;&quot;&quot;;[.I58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5]=&quot;&quot;;&quot;&quot;;[.L585])" office:value-type="string" office:string-value="TBD" calcext:value-type="string">
            <text:p>TBD</text:p>
          </table:table-cell>
          <table:table-cell table:formula="of:=IF([.L586]&lt;&gt;&quot;&quot;;HYPERLINK(CONCATENATE(&quot;file://&quot;;[.$J$2];&quot;/&quot;;[.N586];&quot;/&quot;;LEFT([.L586];IF(               ISNUMBER(FIND(&quot; &quot;;[.L586]));FIND(&quot; &quot;;[.L586])-1;LEN([.L586])       )                ));CONCATENATE([.N586];LEFT([.L586];IF(               ISNUMBER(FIND(&quot; &quot;;[.L586]));FIND(&quot; &quot;;[.L586])-1;LEN([.L586])       )                )) );[.M585])" office:value-type="string" office:string-value="" calcext:value-type="error">
            <text:p>#N/A</text:p>
          </table:table-cell>
          <table:table-cell table:formula="of:=VLOOKUP(LEFT([.L586];IF(               ISNUMBER(FIND(&quot; &quot;;[.L586]));FIND(&quot; &quot;;[.L586])-1;LEN([.L58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86]+1" office:value-type="float" office:value="580" calcext:value-type="float">
            <text:p>580</text:p>
          </table:table-cell>
          <table:table-cell table:style-name="ce46" table:formula="of:=IF([.B586]=&quot;&quot;;&quot;&quot;;[.B58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7]" office:value-type="float" office:value="0" calcext:value-type="float">
            <text:p>0</text:p>
          </table:table-cell>
          <table:table-cell table:style-name="ce46" table:formula="of:=IF([.G586]=&quot;&quot;;&quot;&quot;;[.G586])" office:value-type="string" office:string-value="n" calcext:value-type="string">
            <text:p>n</text:p>
          </table:table-cell>
          <table:table-cell table:style-name="ce46"/>
          <table:table-cell table:style-name="ce46" table:formula="of:=IF([.I586]=&quot;&quot;;&quot;&quot;;[.I58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6]=&quot;&quot;;&quot;&quot;;[.L586])" office:value-type="string" office:string-value="TBD" calcext:value-type="string">
            <text:p>TBD</text:p>
          </table:table-cell>
          <table:table-cell table:formula="of:=IF([.L587]&lt;&gt;&quot;&quot;;HYPERLINK(CONCATENATE(&quot;file://&quot;;[.$J$2];&quot;/&quot;;[.N587];&quot;/&quot;;LEFT([.L587];IF(               ISNUMBER(FIND(&quot; &quot;;[.L587]));FIND(&quot; &quot;;[.L587])-1;LEN([.L587])       )                ));CONCATENATE([.N587];LEFT([.L587];IF(               ISNUMBER(FIND(&quot; &quot;;[.L587]));FIND(&quot; &quot;;[.L587])-1;LEN([.L587])       )                )) );[.M586])" office:value-type="string" office:string-value="" calcext:value-type="error">
            <text:p>#N/A</text:p>
          </table:table-cell>
          <table:table-cell table:formula="of:=VLOOKUP(LEFT([.L587];IF(               ISNUMBER(FIND(&quot; &quot;;[.L587]));FIND(&quot; &quot;;[.L587])-1;LEN([.L58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87]+1" office:value-type="float" office:value="581" calcext:value-type="float">
            <text:p>581</text:p>
          </table:table-cell>
          <table:table-cell table:style-name="ce46" table:formula="of:=IF([.B587]=&quot;&quot;;&quot;&quot;;[.B58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8]" office:value-type="float" office:value="0" calcext:value-type="float">
            <text:p>0</text:p>
          </table:table-cell>
          <table:table-cell table:style-name="ce46" table:formula="of:=IF([.G587]=&quot;&quot;;&quot;&quot;;[.G587])" office:value-type="string" office:string-value="n" calcext:value-type="string">
            <text:p>n</text:p>
          </table:table-cell>
          <table:table-cell table:style-name="ce46"/>
          <table:table-cell table:style-name="ce46" table:formula="of:=IF([.I587]=&quot;&quot;;&quot;&quot;;[.I58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7]=&quot;&quot;;&quot;&quot;;[.L587])" office:value-type="string" office:string-value="TBD" calcext:value-type="string">
            <text:p>TBD</text:p>
          </table:table-cell>
          <table:table-cell table:formula="of:=IF([.L588]&lt;&gt;&quot;&quot;;HYPERLINK(CONCATENATE(&quot;file://&quot;;[.$J$2];&quot;/&quot;;[.N588];&quot;/&quot;;LEFT([.L588];IF(               ISNUMBER(FIND(&quot; &quot;;[.L588]));FIND(&quot; &quot;;[.L588])-1;LEN([.L588])       )                ));CONCATENATE([.N588];LEFT([.L588];IF(               ISNUMBER(FIND(&quot; &quot;;[.L588]));FIND(&quot; &quot;;[.L588])-1;LEN([.L588])       )                )) );[.M587])" office:value-type="string" office:string-value="" calcext:value-type="error">
            <text:p>#N/A</text:p>
          </table:table-cell>
          <table:table-cell table:formula="of:=VLOOKUP(LEFT([.L588];IF(               ISNUMBER(FIND(&quot; &quot;;[.L588]));FIND(&quot; &quot;;[.L588])-1;LEN([.L58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88]+1" office:value-type="float" office:value="582" calcext:value-type="float">
            <text:p>582</text:p>
          </table:table-cell>
          <table:table-cell table:style-name="ce46" table:formula="of:=IF([.B588]=&quot;&quot;;&quot;&quot;;[.B58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9]" office:value-type="float" office:value="0" calcext:value-type="float">
            <text:p>0</text:p>
          </table:table-cell>
          <table:table-cell table:style-name="ce46" table:formula="of:=IF([.G588]=&quot;&quot;;&quot;&quot;;[.G588])" office:value-type="string" office:string-value="n" calcext:value-type="string">
            <text:p>n</text:p>
          </table:table-cell>
          <table:table-cell table:style-name="ce46"/>
          <table:table-cell table:style-name="ce46" table:formula="of:=IF([.I588]=&quot;&quot;;&quot;&quot;;[.I58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8]=&quot;&quot;;&quot;&quot;;[.L588])" office:value-type="string" office:string-value="TBD" calcext:value-type="string">
            <text:p>TBD</text:p>
          </table:table-cell>
          <table:table-cell table:formula="of:=IF([.L589]&lt;&gt;&quot;&quot;;HYPERLINK(CONCATENATE(&quot;file://&quot;;[.$J$2];&quot;/&quot;;[.N589];&quot;/&quot;;LEFT([.L589];IF(               ISNUMBER(FIND(&quot; &quot;;[.L589]));FIND(&quot; &quot;;[.L589])-1;LEN([.L589])       )                ));CONCATENATE([.N589];LEFT([.L589];IF(               ISNUMBER(FIND(&quot; &quot;;[.L589]));FIND(&quot; &quot;;[.L589])-1;LEN([.L589])       )                )) );[.M588])" office:value-type="string" office:string-value="" calcext:value-type="error">
            <text:p>#N/A</text:p>
          </table:table-cell>
          <table:table-cell table:formula="of:=VLOOKUP(LEFT([.L589];IF(               ISNUMBER(FIND(&quot; &quot;;[.L589]));FIND(&quot; &quot;;[.L589])-1;LEN([.L58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89]+1" office:value-type="float" office:value="583" calcext:value-type="float">
            <text:p>583</text:p>
          </table:table-cell>
          <table:table-cell table:style-name="ce46" table:formula="of:=IF([.B589]=&quot;&quot;;&quot;&quot;;[.B58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0]" office:value-type="float" office:value="0" calcext:value-type="float">
            <text:p>0</text:p>
          </table:table-cell>
          <table:table-cell table:style-name="ce46" table:formula="of:=IF([.G589]=&quot;&quot;;&quot;&quot;;[.G589])" office:value-type="string" office:string-value="n" calcext:value-type="string">
            <text:p>n</text:p>
          </table:table-cell>
          <table:table-cell table:style-name="ce46"/>
          <table:table-cell table:style-name="ce46" table:formula="of:=IF([.I589]=&quot;&quot;;&quot;&quot;;[.I58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9]=&quot;&quot;;&quot;&quot;;[.L589])" office:value-type="string" office:string-value="TBD" calcext:value-type="string">
            <text:p>TBD</text:p>
          </table:table-cell>
          <table:table-cell table:formula="of:=IF([.L590]&lt;&gt;&quot;&quot;;HYPERLINK(CONCATENATE(&quot;file://&quot;;[.$J$2];&quot;/&quot;;[.N590];&quot;/&quot;;LEFT([.L590];IF(               ISNUMBER(FIND(&quot; &quot;;[.L590]));FIND(&quot; &quot;;[.L590])-1;LEN([.L590])       )                ));CONCATENATE([.N590];LEFT([.L590];IF(               ISNUMBER(FIND(&quot; &quot;;[.L590]));FIND(&quot; &quot;;[.L590])-1;LEN([.L590])       )                )) );[.M589])" office:value-type="string" office:string-value="" calcext:value-type="error">
            <text:p>#N/A</text:p>
          </table:table-cell>
          <table:table-cell table:formula="of:=VLOOKUP(LEFT([.L590];IF(               ISNUMBER(FIND(&quot; &quot;;[.L590]));FIND(&quot; &quot;;[.L590])-1;LEN([.L59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90]+1" office:value-type="float" office:value="584" calcext:value-type="float">
            <text:p>584</text:p>
          </table:table-cell>
          <table:table-cell table:style-name="ce46" table:formula="of:=IF([.B590]=&quot;&quot;;&quot;&quot;;[.B59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1]" office:value-type="float" office:value="0" calcext:value-type="float">
            <text:p>0</text:p>
          </table:table-cell>
          <table:table-cell table:style-name="ce46" table:formula="of:=IF([.G590]=&quot;&quot;;&quot;&quot;;[.G590])" office:value-type="string" office:string-value="n" calcext:value-type="string">
            <text:p>n</text:p>
          </table:table-cell>
          <table:table-cell table:style-name="ce46"/>
          <table:table-cell table:style-name="ce46" table:formula="of:=IF([.I590]=&quot;&quot;;&quot;&quot;;[.I59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0]=&quot;&quot;;&quot;&quot;;[.L590])" office:value-type="string" office:string-value="TBD" calcext:value-type="string">
            <text:p>TBD</text:p>
          </table:table-cell>
          <table:table-cell table:formula="of:=IF([.L591]&lt;&gt;&quot;&quot;;HYPERLINK(CONCATENATE(&quot;file://&quot;;[.$J$2];&quot;/&quot;;[.N591];&quot;/&quot;;LEFT([.L591];IF(               ISNUMBER(FIND(&quot; &quot;;[.L591]));FIND(&quot; &quot;;[.L591])-1;LEN([.L591])       )                ));CONCATENATE([.N591];LEFT([.L591];IF(               ISNUMBER(FIND(&quot; &quot;;[.L591]));FIND(&quot; &quot;;[.L591])-1;LEN([.L591])       )                )) );[.M590])" office:value-type="string" office:string-value="" calcext:value-type="error">
            <text:p>#N/A</text:p>
          </table:table-cell>
          <table:table-cell table:formula="of:=VLOOKUP(LEFT([.L591];IF(               ISNUMBER(FIND(&quot; &quot;;[.L591]));FIND(&quot; &quot;;[.L591])-1;LEN([.L59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91]+1" office:value-type="float" office:value="585" calcext:value-type="float">
            <text:p>585</text:p>
          </table:table-cell>
          <table:table-cell table:style-name="ce46" table:formula="of:=IF([.B591]=&quot;&quot;;&quot;&quot;;[.B59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2]" office:value-type="float" office:value="0" calcext:value-type="float">
            <text:p>0</text:p>
          </table:table-cell>
          <table:table-cell table:style-name="ce46" table:formula="of:=IF([.G591]=&quot;&quot;;&quot;&quot;;[.G591])" office:value-type="string" office:string-value="n" calcext:value-type="string">
            <text:p>n</text:p>
          </table:table-cell>
          <table:table-cell table:style-name="ce46"/>
          <table:table-cell table:style-name="ce46" table:formula="of:=IF([.I591]=&quot;&quot;;&quot;&quot;;[.I59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1]=&quot;&quot;;&quot;&quot;;[.L591])" office:value-type="string" office:string-value="TBD" calcext:value-type="string">
            <text:p>TBD</text:p>
          </table:table-cell>
          <table:table-cell table:formula="of:=IF([.L592]&lt;&gt;&quot;&quot;;HYPERLINK(CONCATENATE(&quot;file://&quot;;[.$J$2];&quot;/&quot;;[.N592];&quot;/&quot;;LEFT([.L592];IF(               ISNUMBER(FIND(&quot; &quot;;[.L592]));FIND(&quot; &quot;;[.L592])-1;LEN([.L592])       )                ));CONCATENATE([.N592];LEFT([.L592];IF(               ISNUMBER(FIND(&quot; &quot;;[.L592]));FIND(&quot; &quot;;[.L592])-1;LEN([.L592])       )                )) );[.M591])" office:value-type="string" office:string-value="" calcext:value-type="error">
            <text:p>#N/A</text:p>
          </table:table-cell>
          <table:table-cell table:formula="of:=VLOOKUP(LEFT([.L592];IF(               ISNUMBER(FIND(&quot; &quot;;[.L592]));FIND(&quot; &quot;;[.L592])-1;LEN([.L59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92]+1" office:value-type="float" office:value="586" calcext:value-type="float">
            <text:p>586</text:p>
          </table:table-cell>
          <table:table-cell table:style-name="ce46" table:formula="of:=IF([.B592]=&quot;&quot;;&quot;&quot;;[.B59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3]" office:value-type="float" office:value="0" calcext:value-type="float">
            <text:p>0</text:p>
          </table:table-cell>
          <table:table-cell table:style-name="ce46" table:formula="of:=IF([.G592]=&quot;&quot;;&quot;&quot;;[.G592])" office:value-type="string" office:string-value="n" calcext:value-type="string">
            <text:p>n</text:p>
          </table:table-cell>
          <table:table-cell table:style-name="ce46"/>
          <table:table-cell table:style-name="ce46" table:formula="of:=IF([.I592]=&quot;&quot;;&quot;&quot;;[.I59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2]=&quot;&quot;;&quot;&quot;;[.L592])" office:value-type="string" office:string-value="TBD" calcext:value-type="string">
            <text:p>TBD</text:p>
          </table:table-cell>
          <table:table-cell table:formula="of:=IF([.L593]&lt;&gt;&quot;&quot;;HYPERLINK(CONCATENATE(&quot;file://&quot;;[.$J$2];&quot;/&quot;;[.N593];&quot;/&quot;;LEFT([.L593];IF(               ISNUMBER(FIND(&quot; &quot;;[.L593]));FIND(&quot; &quot;;[.L593])-1;LEN([.L593])       )                ));CONCATENATE([.N593];LEFT([.L593];IF(               ISNUMBER(FIND(&quot; &quot;;[.L593]));FIND(&quot; &quot;;[.L593])-1;LEN([.L593])       )                )) );[.M592])" office:value-type="string" office:string-value="" calcext:value-type="error">
            <text:p>#N/A</text:p>
          </table:table-cell>
          <table:table-cell table:formula="of:=VLOOKUP(LEFT([.L593];IF(               ISNUMBER(FIND(&quot; &quot;;[.L593]));FIND(&quot; &quot;;[.L593])-1;LEN([.L59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93]+1" office:value-type="float" office:value="587" calcext:value-type="float">
            <text:p>587</text:p>
          </table:table-cell>
          <table:table-cell table:style-name="ce46" table:formula="of:=IF([.B593]=&quot;&quot;;&quot;&quot;;[.B59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4]" office:value-type="float" office:value="0" calcext:value-type="float">
            <text:p>0</text:p>
          </table:table-cell>
          <table:table-cell table:style-name="ce46" table:formula="of:=IF([.G593]=&quot;&quot;;&quot;&quot;;[.G593])" office:value-type="string" office:string-value="n" calcext:value-type="string">
            <text:p>n</text:p>
          </table:table-cell>
          <table:table-cell table:style-name="ce46"/>
          <table:table-cell table:style-name="ce46" table:formula="of:=IF([.I593]=&quot;&quot;;&quot;&quot;;[.I59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3]=&quot;&quot;;&quot;&quot;;[.L593])" office:value-type="string" office:string-value="TBD" calcext:value-type="string">
            <text:p>TBD</text:p>
          </table:table-cell>
          <table:table-cell table:formula="of:=IF([.L594]&lt;&gt;&quot;&quot;;HYPERLINK(CONCATENATE(&quot;file://&quot;;[.$J$2];&quot;/&quot;;[.N594];&quot;/&quot;;LEFT([.L594];IF(               ISNUMBER(FIND(&quot; &quot;;[.L594]));FIND(&quot; &quot;;[.L594])-1;LEN([.L594])       )                ));CONCATENATE([.N594];LEFT([.L594];IF(               ISNUMBER(FIND(&quot; &quot;;[.L594]));FIND(&quot; &quot;;[.L594])-1;LEN([.L594])       )                )) );[.M593])" office:value-type="string" office:string-value="" calcext:value-type="error">
            <text:p>#N/A</text:p>
          </table:table-cell>
          <table:table-cell table:formula="of:=VLOOKUP(LEFT([.L594];IF(               ISNUMBER(FIND(&quot; &quot;;[.L594]));FIND(&quot; &quot;;[.L594])-1;LEN([.L59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94]+1" office:value-type="float" office:value="588" calcext:value-type="float">
            <text:p>588</text:p>
          </table:table-cell>
          <table:table-cell table:style-name="ce46" table:formula="of:=IF([.B594]=&quot;&quot;;&quot;&quot;;[.B59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5]" office:value-type="float" office:value="0" calcext:value-type="float">
            <text:p>0</text:p>
          </table:table-cell>
          <table:table-cell table:style-name="ce46" table:formula="of:=IF([.G594]=&quot;&quot;;&quot;&quot;;[.G594])" office:value-type="string" office:string-value="n" calcext:value-type="string">
            <text:p>n</text:p>
          </table:table-cell>
          <table:table-cell table:style-name="ce46"/>
          <table:table-cell table:style-name="ce46" table:formula="of:=IF([.I594]=&quot;&quot;;&quot;&quot;;[.I59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4]=&quot;&quot;;&quot;&quot;;[.L594])" office:value-type="string" office:string-value="TBD" calcext:value-type="string">
            <text:p>TBD</text:p>
          </table:table-cell>
          <table:table-cell table:formula="of:=IF([.L595]&lt;&gt;&quot;&quot;;HYPERLINK(CONCATENATE(&quot;file://&quot;;[.$J$2];&quot;/&quot;;[.N595];&quot;/&quot;;LEFT([.L595];IF(               ISNUMBER(FIND(&quot; &quot;;[.L595]));FIND(&quot; &quot;;[.L595])-1;LEN([.L595])       )                ));CONCATENATE([.N595];LEFT([.L595];IF(               ISNUMBER(FIND(&quot; &quot;;[.L595]));FIND(&quot; &quot;;[.L595])-1;LEN([.L595])       )                )) );[.M594])" office:value-type="string" office:string-value="" calcext:value-type="error">
            <text:p>#N/A</text:p>
          </table:table-cell>
          <table:table-cell table:formula="of:=VLOOKUP(LEFT([.L595];IF(               ISNUMBER(FIND(&quot; &quot;;[.L595]));FIND(&quot; &quot;;[.L595])-1;LEN([.L59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95]+1" office:value-type="float" office:value="589" calcext:value-type="float">
            <text:p>589</text:p>
          </table:table-cell>
          <table:table-cell table:style-name="ce46" table:formula="of:=IF([.B595]=&quot;&quot;;&quot;&quot;;[.B59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6]" office:value-type="float" office:value="0" calcext:value-type="float">
            <text:p>0</text:p>
          </table:table-cell>
          <table:table-cell table:style-name="ce46" table:formula="of:=IF([.G595]=&quot;&quot;;&quot;&quot;;[.G595])" office:value-type="string" office:string-value="n" calcext:value-type="string">
            <text:p>n</text:p>
          </table:table-cell>
          <table:table-cell table:style-name="ce46"/>
          <table:table-cell table:style-name="ce46" table:formula="of:=IF([.I595]=&quot;&quot;;&quot;&quot;;[.I59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5]=&quot;&quot;;&quot;&quot;;[.L595])" office:value-type="string" office:string-value="TBD" calcext:value-type="string">
            <text:p>TBD</text:p>
          </table:table-cell>
          <table:table-cell table:formula="of:=IF([.L596]&lt;&gt;&quot;&quot;;HYPERLINK(CONCATENATE(&quot;file://&quot;;[.$J$2];&quot;/&quot;;[.N596];&quot;/&quot;;LEFT([.L596];IF(               ISNUMBER(FIND(&quot; &quot;;[.L596]));FIND(&quot; &quot;;[.L596])-1;LEN([.L596])       )                ));CONCATENATE([.N596];LEFT([.L596];IF(               ISNUMBER(FIND(&quot; &quot;;[.L596]));FIND(&quot; &quot;;[.L596])-1;LEN([.L596])       )                )) );[.M595])" office:value-type="string" office:string-value="" calcext:value-type="error">
            <text:p>#N/A</text:p>
          </table:table-cell>
          <table:table-cell table:formula="of:=VLOOKUP(LEFT([.L596];IF(               ISNUMBER(FIND(&quot; &quot;;[.L596]));FIND(&quot; &quot;;[.L596])-1;LEN([.L59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96]+1" office:value-type="float" office:value="590" calcext:value-type="float">
            <text:p>590</text:p>
          </table:table-cell>
          <table:table-cell table:style-name="ce46" table:formula="of:=IF([.B596]=&quot;&quot;;&quot;&quot;;[.B59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7]" office:value-type="float" office:value="0" calcext:value-type="float">
            <text:p>0</text:p>
          </table:table-cell>
          <table:table-cell table:style-name="ce46" table:formula="of:=IF([.G596]=&quot;&quot;;&quot;&quot;;[.G596])" office:value-type="string" office:string-value="n" calcext:value-type="string">
            <text:p>n</text:p>
          </table:table-cell>
          <table:table-cell table:style-name="ce46"/>
          <table:table-cell table:style-name="ce46" table:formula="of:=IF([.I596]=&quot;&quot;;&quot;&quot;;[.I59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6]=&quot;&quot;;&quot;&quot;;[.L596])" office:value-type="string" office:string-value="TBD" calcext:value-type="string">
            <text:p>TBD</text:p>
          </table:table-cell>
          <table:table-cell table:formula="of:=IF([.L597]&lt;&gt;&quot;&quot;;HYPERLINK(CONCATENATE(&quot;file://&quot;;[.$J$2];&quot;/&quot;;[.N597];&quot;/&quot;;LEFT([.L597];IF(               ISNUMBER(FIND(&quot; &quot;;[.L597]));FIND(&quot; &quot;;[.L597])-1;LEN([.L597])       )                ));CONCATENATE([.N597];LEFT([.L597];IF(               ISNUMBER(FIND(&quot; &quot;;[.L597]));FIND(&quot; &quot;;[.L597])-1;LEN([.L597])       )                )) );[.M596])" office:value-type="string" office:string-value="" calcext:value-type="error">
            <text:p>#N/A</text:p>
          </table:table-cell>
          <table:table-cell table:formula="of:=VLOOKUP(LEFT([.L597];IF(               ISNUMBER(FIND(&quot; &quot;;[.L597]));FIND(&quot; &quot;;[.L597])-1;LEN([.L59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97]+1" office:value-type="float" office:value="591" calcext:value-type="float">
            <text:p>591</text:p>
          </table:table-cell>
          <table:table-cell table:style-name="ce46" table:formula="of:=IF([.B597]=&quot;&quot;;&quot;&quot;;[.B59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8]" office:value-type="float" office:value="0" calcext:value-type="float">
            <text:p>0</text:p>
          </table:table-cell>
          <table:table-cell table:style-name="ce46" table:formula="of:=IF([.G597]=&quot;&quot;;&quot;&quot;;[.G597])" office:value-type="string" office:string-value="n" calcext:value-type="string">
            <text:p>n</text:p>
          </table:table-cell>
          <table:table-cell table:style-name="ce46"/>
          <table:table-cell table:style-name="ce46" table:formula="of:=IF([.I597]=&quot;&quot;;&quot;&quot;;[.I59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7]=&quot;&quot;;&quot;&quot;;[.L597])" office:value-type="string" office:string-value="TBD" calcext:value-type="string">
            <text:p>TBD</text:p>
          </table:table-cell>
          <table:table-cell table:formula="of:=IF([.L598]&lt;&gt;&quot;&quot;;HYPERLINK(CONCATENATE(&quot;file://&quot;;[.$J$2];&quot;/&quot;;[.N598];&quot;/&quot;;LEFT([.L598];IF(               ISNUMBER(FIND(&quot; &quot;;[.L598]));FIND(&quot; &quot;;[.L598])-1;LEN([.L598])       )                ));CONCATENATE([.N598];LEFT([.L598];IF(               ISNUMBER(FIND(&quot; &quot;;[.L598]));FIND(&quot; &quot;;[.L598])-1;LEN([.L598])       )                )) );[.M597])" office:value-type="string" office:string-value="" calcext:value-type="error">
            <text:p>#N/A</text:p>
          </table:table-cell>
          <table:table-cell table:formula="of:=VLOOKUP(LEFT([.L598];IF(               ISNUMBER(FIND(&quot; &quot;;[.L598]));FIND(&quot; &quot;;[.L598])-1;LEN([.L59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98]+1" office:value-type="float" office:value="592" calcext:value-type="float">
            <text:p>592</text:p>
          </table:table-cell>
          <table:table-cell table:style-name="ce46" table:formula="of:=IF([.B598]=&quot;&quot;;&quot;&quot;;[.B59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9]" office:value-type="float" office:value="0" calcext:value-type="float">
            <text:p>0</text:p>
          </table:table-cell>
          <table:table-cell table:style-name="ce46" table:formula="of:=IF([.G598]=&quot;&quot;;&quot;&quot;;[.G598])" office:value-type="string" office:string-value="n" calcext:value-type="string">
            <text:p>n</text:p>
          </table:table-cell>
          <table:table-cell table:style-name="ce46"/>
          <table:table-cell table:style-name="ce46" table:formula="of:=IF([.I598]=&quot;&quot;;&quot;&quot;;[.I59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8]=&quot;&quot;;&quot;&quot;;[.L598])" office:value-type="string" office:string-value="TBD" calcext:value-type="string">
            <text:p>TBD</text:p>
          </table:table-cell>
          <table:table-cell table:formula="of:=IF([.L599]&lt;&gt;&quot;&quot;;HYPERLINK(CONCATENATE(&quot;file://&quot;;[.$J$2];&quot;/&quot;;[.N599];&quot;/&quot;;LEFT([.L599];IF(               ISNUMBER(FIND(&quot; &quot;;[.L599]));FIND(&quot; &quot;;[.L599])-1;LEN([.L599])       )                ));CONCATENATE([.N599];LEFT([.L599];IF(               ISNUMBER(FIND(&quot; &quot;;[.L599]));FIND(&quot; &quot;;[.L599])-1;LEN([.L599])       )                )) );[.M598])" office:value-type="string" office:string-value="" calcext:value-type="error">
            <text:p>#N/A</text:p>
          </table:table-cell>
          <table:table-cell table:formula="of:=VLOOKUP(LEFT([.L599];IF(               ISNUMBER(FIND(&quot; &quot;;[.L599]));FIND(&quot; &quot;;[.L599])-1;LEN([.L59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599]+1" office:value-type="float" office:value="593" calcext:value-type="float">
            <text:p>593</text:p>
          </table:table-cell>
          <table:table-cell table:style-name="ce46" table:formula="of:=IF([.B599]=&quot;&quot;;&quot;&quot;;[.B59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0]" office:value-type="float" office:value="0" calcext:value-type="float">
            <text:p>0</text:p>
          </table:table-cell>
          <table:table-cell table:style-name="ce46" table:formula="of:=IF([.G599]=&quot;&quot;;&quot;&quot;;[.G599])" office:value-type="string" office:string-value="n" calcext:value-type="string">
            <text:p>n</text:p>
          </table:table-cell>
          <table:table-cell table:style-name="ce46"/>
          <table:table-cell table:style-name="ce46" table:formula="of:=IF([.I599]=&quot;&quot;;&quot;&quot;;[.I59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9]=&quot;&quot;;&quot;&quot;;[.L599])" office:value-type="string" office:string-value="TBD" calcext:value-type="string">
            <text:p>TBD</text:p>
          </table:table-cell>
          <table:table-cell table:formula="of:=IF([.L600]&lt;&gt;&quot;&quot;;HYPERLINK(CONCATENATE(&quot;file://&quot;;[.$J$2];&quot;/&quot;;[.N600];&quot;/&quot;;LEFT([.L600];IF(               ISNUMBER(FIND(&quot; &quot;;[.L600]));FIND(&quot; &quot;;[.L600])-1;LEN([.L600])       )                ));CONCATENATE([.N600];LEFT([.L600];IF(               ISNUMBER(FIND(&quot; &quot;;[.L600]));FIND(&quot; &quot;;[.L600])-1;LEN([.L600])       )                )) );[.M599])" office:value-type="string" office:string-value="" calcext:value-type="error">
            <text:p>#N/A</text:p>
          </table:table-cell>
          <table:table-cell table:formula="of:=VLOOKUP(LEFT([.L600];IF(               ISNUMBER(FIND(&quot; &quot;;[.L600]));FIND(&quot; &quot;;[.L600])-1;LEN([.L60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00]+1" office:value-type="float" office:value="594" calcext:value-type="float">
            <text:p>594</text:p>
          </table:table-cell>
          <table:table-cell table:style-name="ce46" table:formula="of:=IF([.B600]=&quot;&quot;;&quot;&quot;;[.B60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1]" office:value-type="float" office:value="0" calcext:value-type="float">
            <text:p>0</text:p>
          </table:table-cell>
          <table:table-cell table:style-name="ce46" table:formula="of:=IF([.G600]=&quot;&quot;;&quot;&quot;;[.G600])" office:value-type="string" office:string-value="n" calcext:value-type="string">
            <text:p>n</text:p>
          </table:table-cell>
          <table:table-cell table:style-name="ce46"/>
          <table:table-cell table:style-name="ce46" table:formula="of:=IF([.I600]=&quot;&quot;;&quot;&quot;;[.I60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0]=&quot;&quot;;&quot;&quot;;[.L600])" office:value-type="string" office:string-value="TBD" calcext:value-type="string">
            <text:p>TBD</text:p>
          </table:table-cell>
          <table:table-cell table:formula="of:=IF([.L601]&lt;&gt;&quot;&quot;;HYPERLINK(CONCATENATE(&quot;file://&quot;;[.$J$2];&quot;/&quot;;[.N601];&quot;/&quot;;LEFT([.L601];IF(               ISNUMBER(FIND(&quot; &quot;;[.L601]));FIND(&quot; &quot;;[.L601])-1;LEN([.L601])       )                ));CONCATENATE([.N601];LEFT([.L601];IF(               ISNUMBER(FIND(&quot; &quot;;[.L601]));FIND(&quot; &quot;;[.L601])-1;LEN([.L601])       )                )) );[.M600])" office:value-type="string" office:string-value="" calcext:value-type="error">
            <text:p>#N/A</text:p>
          </table:table-cell>
          <table:table-cell table:formula="of:=VLOOKUP(LEFT([.L601];IF(               ISNUMBER(FIND(&quot; &quot;;[.L601]));FIND(&quot; &quot;;[.L601])-1;LEN([.L60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01]+1" office:value-type="float" office:value="595" calcext:value-type="float">
            <text:p>595</text:p>
          </table:table-cell>
          <table:table-cell table:style-name="ce46" table:formula="of:=IF([.B601]=&quot;&quot;;&quot;&quot;;[.B60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2]" office:value-type="float" office:value="0" calcext:value-type="float">
            <text:p>0</text:p>
          </table:table-cell>
          <table:table-cell table:style-name="ce46" table:formula="of:=IF([.G601]=&quot;&quot;;&quot;&quot;;[.G601])" office:value-type="string" office:string-value="n" calcext:value-type="string">
            <text:p>n</text:p>
          </table:table-cell>
          <table:table-cell table:style-name="ce46"/>
          <table:table-cell table:style-name="ce46" table:formula="of:=IF([.I601]=&quot;&quot;;&quot;&quot;;[.I60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1]=&quot;&quot;;&quot;&quot;;[.L601])" office:value-type="string" office:string-value="TBD" calcext:value-type="string">
            <text:p>TBD</text:p>
          </table:table-cell>
          <table:table-cell table:formula="of:=IF([.L602]&lt;&gt;&quot;&quot;;HYPERLINK(CONCATENATE(&quot;file://&quot;;[.$J$2];&quot;/&quot;;[.N602];&quot;/&quot;;LEFT([.L602];IF(               ISNUMBER(FIND(&quot; &quot;;[.L602]));FIND(&quot; &quot;;[.L602])-1;LEN([.L602])       )                ));CONCATENATE([.N602];LEFT([.L602];IF(               ISNUMBER(FIND(&quot; &quot;;[.L602]));FIND(&quot; &quot;;[.L602])-1;LEN([.L602])       )                )) );[.M601])" office:value-type="string" office:string-value="" calcext:value-type="error">
            <text:p>#N/A</text:p>
          </table:table-cell>
          <table:table-cell table:formula="of:=VLOOKUP(LEFT([.L602];IF(               ISNUMBER(FIND(&quot; &quot;;[.L602]));FIND(&quot; &quot;;[.L602])-1;LEN([.L60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02]+1" office:value-type="float" office:value="596" calcext:value-type="float">
            <text:p>596</text:p>
          </table:table-cell>
          <table:table-cell table:style-name="ce46" table:formula="of:=IF([.B602]=&quot;&quot;;&quot;&quot;;[.B60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3]" office:value-type="float" office:value="0" calcext:value-type="float">
            <text:p>0</text:p>
          </table:table-cell>
          <table:table-cell table:style-name="ce46" table:formula="of:=IF([.G602]=&quot;&quot;;&quot;&quot;;[.G602])" office:value-type="string" office:string-value="n" calcext:value-type="string">
            <text:p>n</text:p>
          </table:table-cell>
          <table:table-cell table:style-name="ce46"/>
          <table:table-cell table:style-name="ce46" table:formula="of:=IF([.I602]=&quot;&quot;;&quot;&quot;;[.I60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2]=&quot;&quot;;&quot;&quot;;[.L602])" office:value-type="string" office:string-value="TBD" calcext:value-type="string">
            <text:p>TBD</text:p>
          </table:table-cell>
          <table:table-cell table:formula="of:=IF([.L603]&lt;&gt;&quot;&quot;;HYPERLINK(CONCATENATE(&quot;file://&quot;;[.$J$2];&quot;/&quot;;[.N603];&quot;/&quot;;LEFT([.L603];IF(               ISNUMBER(FIND(&quot; &quot;;[.L603]));FIND(&quot; &quot;;[.L603])-1;LEN([.L603])       )                ));CONCATENATE([.N603];LEFT([.L603];IF(               ISNUMBER(FIND(&quot; &quot;;[.L603]));FIND(&quot; &quot;;[.L603])-1;LEN([.L603])       )                )) );[.M602])" office:value-type="string" office:string-value="" calcext:value-type="error">
            <text:p>#N/A</text:p>
          </table:table-cell>
          <table:table-cell table:formula="of:=VLOOKUP(LEFT([.L603];IF(               ISNUMBER(FIND(&quot; &quot;;[.L603]));FIND(&quot; &quot;;[.L603])-1;LEN([.L60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03]+1" office:value-type="float" office:value="597" calcext:value-type="float">
            <text:p>597</text:p>
          </table:table-cell>
          <table:table-cell table:style-name="ce46" table:formula="of:=IF([.B603]=&quot;&quot;;&quot;&quot;;[.B60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4]" office:value-type="float" office:value="0" calcext:value-type="float">
            <text:p>0</text:p>
          </table:table-cell>
          <table:table-cell table:style-name="ce46" table:formula="of:=IF([.G603]=&quot;&quot;;&quot;&quot;;[.G603])" office:value-type="string" office:string-value="n" calcext:value-type="string">
            <text:p>n</text:p>
          </table:table-cell>
          <table:table-cell table:style-name="ce46"/>
          <table:table-cell table:style-name="ce46" table:formula="of:=IF([.I603]=&quot;&quot;;&quot;&quot;;[.I60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3]=&quot;&quot;;&quot;&quot;;[.L603])" office:value-type="string" office:string-value="TBD" calcext:value-type="string">
            <text:p>TBD</text:p>
          </table:table-cell>
          <table:table-cell table:formula="of:=IF([.L604]&lt;&gt;&quot;&quot;;HYPERLINK(CONCATENATE(&quot;file://&quot;;[.$J$2];&quot;/&quot;;[.N604];&quot;/&quot;;LEFT([.L604];IF(               ISNUMBER(FIND(&quot; &quot;;[.L604]));FIND(&quot; &quot;;[.L604])-1;LEN([.L604])       )                ));CONCATENATE([.N604];LEFT([.L604];IF(               ISNUMBER(FIND(&quot; &quot;;[.L604]));FIND(&quot; &quot;;[.L604])-1;LEN([.L604])       )                )) );[.M603])" office:value-type="string" office:string-value="" calcext:value-type="error">
            <text:p>#N/A</text:p>
          </table:table-cell>
          <table:table-cell table:formula="of:=VLOOKUP(LEFT([.L604];IF(               ISNUMBER(FIND(&quot; &quot;;[.L604]));FIND(&quot; &quot;;[.L604])-1;LEN([.L60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04]+1" office:value-type="float" office:value="598" calcext:value-type="float">
            <text:p>598</text:p>
          </table:table-cell>
          <table:table-cell table:style-name="ce46" table:formula="of:=IF([.B604]=&quot;&quot;;&quot;&quot;;[.B60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5]" office:value-type="float" office:value="0" calcext:value-type="float">
            <text:p>0</text:p>
          </table:table-cell>
          <table:table-cell table:style-name="ce46" table:formula="of:=IF([.G604]=&quot;&quot;;&quot;&quot;;[.G604])" office:value-type="string" office:string-value="n" calcext:value-type="string">
            <text:p>n</text:p>
          </table:table-cell>
          <table:table-cell table:style-name="ce46"/>
          <table:table-cell table:style-name="ce46" table:formula="of:=IF([.I604]=&quot;&quot;;&quot;&quot;;[.I60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4]=&quot;&quot;;&quot;&quot;;[.L604])" office:value-type="string" office:string-value="TBD" calcext:value-type="string">
            <text:p>TBD</text:p>
          </table:table-cell>
          <table:table-cell table:formula="of:=IF([.L605]&lt;&gt;&quot;&quot;;HYPERLINK(CONCATENATE(&quot;file://&quot;;[.$J$2];&quot;/&quot;;[.N605];&quot;/&quot;;LEFT([.L605];IF(               ISNUMBER(FIND(&quot; &quot;;[.L605]));FIND(&quot; &quot;;[.L605])-1;LEN([.L605])       )                ));CONCATENATE([.N605];LEFT([.L605];IF(               ISNUMBER(FIND(&quot; &quot;;[.L605]));FIND(&quot; &quot;;[.L605])-1;LEN([.L605])       )                )) );[.M604])" office:value-type="string" office:string-value="" calcext:value-type="error">
            <text:p>#N/A</text:p>
          </table:table-cell>
          <table:table-cell table:formula="of:=VLOOKUP(LEFT([.L605];IF(               ISNUMBER(FIND(&quot; &quot;;[.L605]));FIND(&quot; &quot;;[.L605])-1;LEN([.L60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05]+1" office:value-type="float" office:value="599" calcext:value-type="float">
            <text:p>599</text:p>
          </table:table-cell>
          <table:table-cell table:style-name="ce46" table:formula="of:=IF([.B605]=&quot;&quot;;&quot;&quot;;[.B60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6]" office:value-type="float" office:value="0" calcext:value-type="float">
            <text:p>0</text:p>
          </table:table-cell>
          <table:table-cell table:style-name="ce46" table:formula="of:=IF([.G605]=&quot;&quot;;&quot;&quot;;[.G605])" office:value-type="string" office:string-value="n" calcext:value-type="string">
            <text:p>n</text:p>
          </table:table-cell>
          <table:table-cell table:style-name="ce46"/>
          <table:table-cell table:style-name="ce46" table:formula="of:=IF([.I605]=&quot;&quot;;&quot;&quot;;[.I60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5]=&quot;&quot;;&quot;&quot;;[.L605])" office:value-type="string" office:string-value="TBD" calcext:value-type="string">
            <text:p>TBD</text:p>
          </table:table-cell>
          <table:table-cell table:formula="of:=IF([.L606]&lt;&gt;&quot;&quot;;HYPERLINK(CONCATENATE(&quot;file://&quot;;[.$J$2];&quot;/&quot;;[.N606];&quot;/&quot;;LEFT([.L606];IF(               ISNUMBER(FIND(&quot; &quot;;[.L606]));FIND(&quot; &quot;;[.L606])-1;LEN([.L606])       )                ));CONCATENATE([.N606];LEFT([.L606];IF(               ISNUMBER(FIND(&quot; &quot;;[.L606]));FIND(&quot; &quot;;[.L606])-1;LEN([.L606])       )                )) );[.M605])" office:value-type="string" office:string-value="" calcext:value-type="error">
            <text:p>#N/A</text:p>
          </table:table-cell>
          <table:table-cell table:formula="of:=VLOOKUP(LEFT([.L606];IF(               ISNUMBER(FIND(&quot; &quot;;[.L606]));FIND(&quot; &quot;;[.L606])-1;LEN([.L60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06]+1" office:value-type="float" office:value="600" calcext:value-type="float">
            <text:p>600</text:p>
          </table:table-cell>
          <table:table-cell table:style-name="ce46" table:formula="of:=IF([.B606]=&quot;&quot;;&quot;&quot;;[.B60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7]" office:value-type="float" office:value="0" calcext:value-type="float">
            <text:p>0</text:p>
          </table:table-cell>
          <table:table-cell table:style-name="ce46" table:formula="of:=IF([.G606]=&quot;&quot;;&quot;&quot;;[.G606])" office:value-type="string" office:string-value="n" calcext:value-type="string">
            <text:p>n</text:p>
          </table:table-cell>
          <table:table-cell table:style-name="ce46"/>
          <table:table-cell table:style-name="ce46" table:formula="of:=IF([.I606]=&quot;&quot;;&quot;&quot;;[.I60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6]=&quot;&quot;;&quot;&quot;;[.L606])" office:value-type="string" office:string-value="TBD" calcext:value-type="string">
            <text:p>TBD</text:p>
          </table:table-cell>
          <table:table-cell table:formula="of:=IF([.L607]&lt;&gt;&quot;&quot;;HYPERLINK(CONCATENATE(&quot;file://&quot;;[.$J$2];&quot;/&quot;;[.N607];&quot;/&quot;;LEFT([.L607];IF(               ISNUMBER(FIND(&quot; &quot;;[.L607]));FIND(&quot; &quot;;[.L607])-1;LEN([.L607])       )                ));CONCATENATE([.N607];LEFT([.L607];IF(               ISNUMBER(FIND(&quot; &quot;;[.L607]));FIND(&quot; &quot;;[.L607])-1;LEN([.L607])       )                )) );[.M606])" office:value-type="string" office:string-value="" calcext:value-type="error">
            <text:p>#N/A</text:p>
          </table:table-cell>
          <table:table-cell table:formula="of:=VLOOKUP(LEFT([.L607];IF(               ISNUMBER(FIND(&quot; &quot;;[.L607]));FIND(&quot; &quot;;[.L607])-1;LEN([.L60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07]+1" office:value-type="float" office:value="601" calcext:value-type="float">
            <text:p>601</text:p>
          </table:table-cell>
          <table:table-cell table:style-name="ce46" table:formula="of:=IF([.B607]=&quot;&quot;;&quot;&quot;;[.B60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8]" office:value-type="float" office:value="0" calcext:value-type="float">
            <text:p>0</text:p>
          </table:table-cell>
          <table:table-cell table:style-name="ce46" table:formula="of:=IF([.G607]=&quot;&quot;;&quot;&quot;;[.G607])" office:value-type="string" office:string-value="n" calcext:value-type="string">
            <text:p>n</text:p>
          </table:table-cell>
          <table:table-cell table:style-name="ce46"/>
          <table:table-cell table:style-name="ce46" table:formula="of:=IF([.I607]=&quot;&quot;;&quot;&quot;;[.I60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7]=&quot;&quot;;&quot;&quot;;[.L607])" office:value-type="string" office:string-value="TBD" calcext:value-type="string">
            <text:p>TBD</text:p>
          </table:table-cell>
          <table:table-cell table:formula="of:=IF([.L608]&lt;&gt;&quot;&quot;;HYPERLINK(CONCATENATE(&quot;file://&quot;;[.$J$2];&quot;/&quot;;[.N608];&quot;/&quot;;LEFT([.L608];IF(               ISNUMBER(FIND(&quot; &quot;;[.L608]));FIND(&quot; &quot;;[.L608])-1;LEN([.L608])       )                ));CONCATENATE([.N608];LEFT([.L608];IF(               ISNUMBER(FIND(&quot; &quot;;[.L608]));FIND(&quot; &quot;;[.L608])-1;LEN([.L608])       )                )) );[.M607])" office:value-type="string" office:string-value="" calcext:value-type="error">
            <text:p>#N/A</text:p>
          </table:table-cell>
          <table:table-cell table:formula="of:=VLOOKUP(LEFT([.L608];IF(               ISNUMBER(FIND(&quot; &quot;;[.L608]));FIND(&quot; &quot;;[.L608])-1;LEN([.L60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08]+1" office:value-type="float" office:value="602" calcext:value-type="float">
            <text:p>602</text:p>
          </table:table-cell>
          <table:table-cell table:style-name="ce46" table:formula="of:=IF([.B608]=&quot;&quot;;&quot;&quot;;[.B60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9]" office:value-type="float" office:value="0" calcext:value-type="float">
            <text:p>0</text:p>
          </table:table-cell>
          <table:table-cell table:style-name="ce46" table:formula="of:=IF([.G608]=&quot;&quot;;&quot;&quot;;[.G608])" office:value-type="string" office:string-value="n" calcext:value-type="string">
            <text:p>n</text:p>
          </table:table-cell>
          <table:table-cell table:style-name="ce46"/>
          <table:table-cell table:style-name="ce46" table:formula="of:=IF([.I608]=&quot;&quot;;&quot;&quot;;[.I60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8]=&quot;&quot;;&quot;&quot;;[.L608])" office:value-type="string" office:string-value="TBD" calcext:value-type="string">
            <text:p>TBD</text:p>
          </table:table-cell>
          <table:table-cell table:formula="of:=IF([.L609]&lt;&gt;&quot;&quot;;HYPERLINK(CONCATENATE(&quot;file://&quot;;[.$J$2];&quot;/&quot;;[.N609];&quot;/&quot;;LEFT([.L609];IF(               ISNUMBER(FIND(&quot; &quot;;[.L609]));FIND(&quot; &quot;;[.L609])-1;LEN([.L609])       )                ));CONCATENATE([.N609];LEFT([.L609];IF(               ISNUMBER(FIND(&quot; &quot;;[.L609]));FIND(&quot; &quot;;[.L609])-1;LEN([.L609])       )                )) );[.M608])" office:value-type="string" office:string-value="" calcext:value-type="error">
            <text:p>#N/A</text:p>
          </table:table-cell>
          <table:table-cell table:formula="of:=VLOOKUP(LEFT([.L609];IF(               ISNUMBER(FIND(&quot; &quot;;[.L609]));FIND(&quot; &quot;;[.L609])-1;LEN([.L60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09]+1" office:value-type="float" office:value="603" calcext:value-type="float">
            <text:p>603</text:p>
          </table:table-cell>
          <table:table-cell table:style-name="ce46" table:formula="of:=IF([.B609]=&quot;&quot;;&quot;&quot;;[.B60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0]" office:value-type="float" office:value="0" calcext:value-type="float">
            <text:p>0</text:p>
          </table:table-cell>
          <table:table-cell table:style-name="ce46" table:formula="of:=IF([.G609]=&quot;&quot;;&quot;&quot;;[.G609])" office:value-type="string" office:string-value="n" calcext:value-type="string">
            <text:p>n</text:p>
          </table:table-cell>
          <table:table-cell table:style-name="ce46"/>
          <table:table-cell table:style-name="ce46" table:formula="of:=IF([.I609]=&quot;&quot;;&quot;&quot;;[.I60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9]=&quot;&quot;;&quot;&quot;;[.L609])" office:value-type="string" office:string-value="TBD" calcext:value-type="string">
            <text:p>TBD</text:p>
          </table:table-cell>
          <table:table-cell table:formula="of:=IF([.L610]&lt;&gt;&quot;&quot;;HYPERLINK(CONCATENATE(&quot;file://&quot;;[.$J$2];&quot;/&quot;;[.N610];&quot;/&quot;;LEFT([.L610];IF(               ISNUMBER(FIND(&quot; &quot;;[.L610]));FIND(&quot; &quot;;[.L610])-1;LEN([.L610])       )                ));CONCATENATE([.N610];LEFT([.L610];IF(               ISNUMBER(FIND(&quot; &quot;;[.L610]));FIND(&quot; &quot;;[.L610])-1;LEN([.L610])       )                )) );[.M609])" office:value-type="string" office:string-value="" calcext:value-type="error">
            <text:p>#N/A</text:p>
          </table:table-cell>
          <table:table-cell table:formula="of:=VLOOKUP(LEFT([.L610];IF(               ISNUMBER(FIND(&quot; &quot;;[.L610]));FIND(&quot; &quot;;[.L610])-1;LEN([.L61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10]+1" office:value-type="float" office:value="604" calcext:value-type="float">
            <text:p>604</text:p>
          </table:table-cell>
          <table:table-cell table:style-name="ce46" table:formula="of:=IF([.B610]=&quot;&quot;;&quot;&quot;;[.B61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1]" office:value-type="float" office:value="0" calcext:value-type="float">
            <text:p>0</text:p>
          </table:table-cell>
          <table:table-cell table:style-name="ce46" table:formula="of:=IF([.G610]=&quot;&quot;;&quot;&quot;;[.G610])" office:value-type="string" office:string-value="n" calcext:value-type="string">
            <text:p>n</text:p>
          </table:table-cell>
          <table:table-cell table:style-name="ce46"/>
          <table:table-cell table:style-name="ce46" table:formula="of:=IF([.I610]=&quot;&quot;;&quot;&quot;;[.I61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10]=&quot;&quot;;&quot;&quot;;[.L610])" office:value-type="string" office:string-value="TBD" calcext:value-type="string">
            <text:p>TBD</text:p>
          </table:table-cell>
          <table:table-cell table:formula="of:=IF([.L611]&lt;&gt;&quot;&quot;;HYPERLINK(CONCATENATE(&quot;file://&quot;;[.$J$2];&quot;/&quot;;[.N611];&quot;/&quot;;LEFT([.L611];IF(               ISNUMBER(FIND(&quot; &quot;;[.L611]));FIND(&quot; &quot;;[.L611])-1;LEN([.L611])       )                ));CONCATENATE([.N611];LEFT([.L611];IF(               ISNUMBER(FIND(&quot; &quot;;[.L611]));FIND(&quot; &quot;;[.L611])-1;LEN([.L611])       )                )) );[.M610])" office:value-type="string" office:string-value="" calcext:value-type="error">
            <text:p>#N/A</text:p>
          </table:table-cell>
          <table:table-cell table:formula="of:=VLOOKUP(LEFT([.L611];IF(               ISNUMBER(FIND(&quot; &quot;;[.L611]));FIND(&quot; &quot;;[.L611])-1;LEN([.L61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11]+1" office:value-type="float" office:value="605" calcext:value-type="float">
            <text:p>605</text:p>
          </table:table-cell>
          <table:table-cell table:style-name="ce46" table:formula="of:=IF([.B611]=&quot;&quot;;&quot;&quot;;[.B61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2]" office:value-type="float" office:value="0" calcext:value-type="float">
            <text:p>0</text:p>
          </table:table-cell>
          <table:table-cell table:style-name="ce46" table:formula="of:=IF([.G611]=&quot;&quot;;&quot;&quot;;[.G611])" office:value-type="string" office:string-value="n" calcext:value-type="string">
            <text:p>n</text:p>
          </table:table-cell>
          <table:table-cell table:style-name="ce46"/>
          <table:table-cell table:style-name="ce46" table:formula="of:=IF([.I611]=&quot;&quot;;&quot;&quot;;[.I611])" office:value-type="string" office:string-value="k" calcext:value-type="string">
            <text:p>k</text:p>
          </table:table-cell>
          <table:table-cell table:number-columns-repeated="3"/>
          <table:table-cell table:formula="of:=IF([.L612]&lt;&gt;&quot;&quot;;HYPERLINK(CONCATENATE(&quot;file://&quot;;[.$J$2];&quot;/&quot;;[.N612];&quot;/&quot;;LEFT([.L612];IF(               ISNUMBER(FIND(&quot; &quot;;[.L612]));FIND(&quot; &quot;;[.L612])-1;LEN([.L612])       )                ));CONCATENATE([.N612];LEFT([.L612];IF(               ISNUMBER(FIND(&quot; &quot;;[.L612]));FIND(&quot; &quot;;[.L612])-1;LEN([.L612])       )                )) );[.M611])" office:value-type="string" office:string-value="" calcext:value-type="error">
            <text:p>#N/A</text:p>
          </table:table-cell>
          <table:table-cell table:formula="of:=VLOOKUP(LEFT([.L612];IF(               ISNUMBER(FIND(&quot; &quot;;[.L612]));FIND(&quot; &quot;;[.L612])-1;LEN([.L61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12]+1" office:value-type="float" office:value="606" calcext:value-type="float">
            <text:p>606</text:p>
          </table:table-cell>
          <table:table-cell table:style-name="ce46" table:formula="of:=IF([.B612]=&quot;&quot;;&quot;&quot;;[.B61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3]" office:value-type="float" office:value="0" calcext:value-type="float">
            <text:p>0</text:p>
          </table:table-cell>
          <table:table-cell table:style-name="ce46" table:formula="of:=IF([.G612]=&quot;&quot;;&quot;&quot;;[.G612])" office:value-type="string" office:string-value="n" calcext:value-type="string">
            <text:p>n</text:p>
          </table:table-cell>
          <table:table-cell table:style-name="ce46"/>
          <table:table-cell table:style-name="ce46" table:formula="of:=IF([.I612]=&quot;&quot;;&quot;&quot;;[.I612])" office:value-type="string" office:string-value="k" calcext:value-type="string">
            <text:p>k</text:p>
          </table:table-cell>
          <table:table-cell table:number-columns-repeated="3"/>
          <table:table-cell table:formula="of:=IF([.L613]&lt;&gt;&quot;&quot;;HYPERLINK(CONCATENATE(&quot;file://&quot;;[.$J$2];&quot;/&quot;;[.N613];&quot;/&quot;;LEFT([.L613];IF(               ISNUMBER(FIND(&quot; &quot;;[.L613]));FIND(&quot; &quot;;[.L613])-1;LEN([.L613])       )                ));CONCATENATE([.N613];LEFT([.L613];IF(               ISNUMBER(FIND(&quot; &quot;;[.L613]));FIND(&quot; &quot;;[.L613])-1;LEN([.L613])       )                )) );[.M612])" office:value-type="string" office:string-value="" calcext:value-type="error">
            <text:p>#N/A</text:p>
          </table:table-cell>
          <table:table-cell table:formula="of:=VLOOKUP(LEFT([.L613];IF(               ISNUMBER(FIND(&quot; &quot;;[.L613]));FIND(&quot; &quot;;[.L613])-1;LEN([.L61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13]+1" office:value-type="float" office:value="607" calcext:value-type="float">
            <text:p>607</text:p>
          </table:table-cell>
          <table:table-cell table:style-name="ce46" table:formula="of:=IF([.B613]=&quot;&quot;;&quot;&quot;;[.B61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4]" office:value-type="float" office:value="0" calcext:value-type="float">
            <text:p>0</text:p>
          </table:table-cell>
          <table:table-cell table:style-name="ce46" table:formula="of:=IF([.G613]=&quot;&quot;;&quot;&quot;;[.G613])" office:value-type="string" office:string-value="n" calcext:value-type="string">
            <text:p>n</text:p>
          </table:table-cell>
          <table:table-cell table:style-name="ce46"/>
          <table:table-cell table:style-name="ce46" table:formula="of:=IF([.I613]=&quot;&quot;;&quot;&quot;;[.I613])" office:value-type="string" office:string-value="k" calcext:value-type="string">
            <text:p>k</text:p>
          </table:table-cell>
          <table:table-cell table:number-columns-repeated="3"/>
          <table:table-cell table:formula="of:=IF([.L614]&lt;&gt;&quot;&quot;;HYPERLINK(CONCATENATE(&quot;file://&quot;;[.$J$2];&quot;/&quot;;[.N614];&quot;/&quot;;LEFT([.L614];IF(               ISNUMBER(FIND(&quot; &quot;;[.L614]));FIND(&quot; &quot;;[.L614])-1;LEN([.L614])       )                ));CONCATENATE([.N614];LEFT([.L614];IF(               ISNUMBER(FIND(&quot; &quot;;[.L614]));FIND(&quot; &quot;;[.L614])-1;LEN([.L614])       )                )) );[.M613])" office:value-type="string" office:string-value="" calcext:value-type="error">
            <text:p>#N/A</text:p>
          </table:table-cell>
          <table:table-cell table:formula="of:=VLOOKUP(LEFT([.L614];IF(               ISNUMBER(FIND(&quot; &quot;;[.L614]));FIND(&quot; &quot;;[.L614])-1;LEN([.L61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14]+1" office:value-type="float" office:value="608" calcext:value-type="float">
            <text:p>608</text:p>
          </table:table-cell>
          <table:table-cell table:style-name="ce46" table:formula="of:=IF([.B614]=&quot;&quot;;&quot;&quot;;[.B61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5]" office:value-type="float" office:value="0" calcext:value-type="float">
            <text:p>0</text:p>
          </table:table-cell>
          <table:table-cell table:style-name="ce46" table:formula="of:=IF([.G614]=&quot;&quot;;&quot;&quot;;[.G614])" office:value-type="string" office:string-value="n" calcext:value-type="string">
            <text:p>n</text:p>
          </table:table-cell>
          <table:table-cell table:style-name="ce46"/>
          <table:table-cell table:style-name="ce46" table:formula="of:=IF([.I614]=&quot;&quot;;&quot;&quot;;[.I614])" office:value-type="string" office:string-value="k" calcext:value-type="string">
            <text:p>k</text:p>
          </table:table-cell>
          <table:table-cell table:number-columns-repeated="3"/>
          <table:table-cell table:formula="of:=IF([.L615]&lt;&gt;&quot;&quot;;HYPERLINK(CONCATENATE(&quot;file://&quot;;[.$J$2];&quot;/&quot;;[.N615];&quot;/&quot;;LEFT([.L615];IF(               ISNUMBER(FIND(&quot; &quot;;[.L615]));FIND(&quot; &quot;;[.L615])-1;LEN([.L615])       )                ));CONCATENATE([.N615];LEFT([.L615];IF(               ISNUMBER(FIND(&quot; &quot;;[.L615]));FIND(&quot; &quot;;[.L615])-1;LEN([.L615])       )                )) );[.M614])" office:value-type="string" office:string-value="" calcext:value-type="error">
            <text:p>#N/A</text:p>
          </table:table-cell>
          <table:table-cell table:formula="of:=VLOOKUP(LEFT([.L615];IF(               ISNUMBER(FIND(&quot; &quot;;[.L615]));FIND(&quot; &quot;;[.L615])-1;LEN([.L61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15]+1" office:value-type="float" office:value="609" calcext:value-type="float">
            <text:p>609</text:p>
          </table:table-cell>
          <table:table-cell table:style-name="ce46" table:formula="of:=IF([.B615]=&quot;&quot;;&quot;&quot;;[.B61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6]" office:value-type="float" office:value="0" calcext:value-type="float">
            <text:p>0</text:p>
          </table:table-cell>
          <table:table-cell table:style-name="ce46" table:formula="of:=IF([.G615]=&quot;&quot;;&quot;&quot;;[.G615])" office:value-type="string" office:string-value="n" calcext:value-type="string">
            <text:p>n</text:p>
          </table:table-cell>
          <table:table-cell table:style-name="ce46"/>
          <table:table-cell table:style-name="ce46" table:formula="of:=IF([.I615]=&quot;&quot;;&quot;&quot;;[.I615])" office:value-type="string" office:string-value="k" calcext:value-type="string">
            <text:p>k</text:p>
          </table:table-cell>
          <table:table-cell table:number-columns-repeated="3"/>
          <table:table-cell table:formula="of:=IF([.L616]&lt;&gt;&quot;&quot;;HYPERLINK(CONCATENATE(&quot;file://&quot;;[.$J$2];&quot;/&quot;;[.N616];&quot;/&quot;;LEFT([.L616];IF(               ISNUMBER(FIND(&quot; &quot;;[.L616]));FIND(&quot; &quot;;[.L616])-1;LEN([.L616])       )                ));CONCATENATE([.N616];LEFT([.L616];IF(               ISNUMBER(FIND(&quot; &quot;;[.L616]));FIND(&quot; &quot;;[.L616])-1;LEN([.L616])       )                )) );[.M615])" office:value-type="string" office:string-value="" calcext:value-type="error">
            <text:p>#N/A</text:p>
          </table:table-cell>
          <table:table-cell table:formula="of:=VLOOKUP(LEFT([.L616];IF(               ISNUMBER(FIND(&quot; &quot;;[.L616]));FIND(&quot; &quot;;[.L616])-1;LEN([.L61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16]+1" office:value-type="float" office:value="610" calcext:value-type="float">
            <text:p>610</text:p>
          </table:table-cell>
          <table:table-cell table:style-name="ce46" table:formula="of:=IF([.B616]=&quot;&quot;;&quot;&quot;;[.B61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7]" office:value-type="float" office:value="0" calcext:value-type="float">
            <text:p>0</text:p>
          </table:table-cell>
          <table:table-cell table:style-name="ce46" table:formula="of:=IF([.G616]=&quot;&quot;;&quot;&quot;;[.G616])" office:value-type="string" office:string-value="n" calcext:value-type="string">
            <text:p>n</text:p>
          </table:table-cell>
          <table:table-cell table:style-name="ce46"/>
          <table:table-cell table:style-name="ce46" table:formula="of:=IF([.I616]=&quot;&quot;;&quot;&quot;;[.I616])" office:value-type="string" office:string-value="k" calcext:value-type="string">
            <text:p>k</text:p>
          </table:table-cell>
          <table:table-cell table:number-columns-repeated="3"/>
          <table:table-cell table:formula="of:=IF([.L617]&lt;&gt;&quot;&quot;;HYPERLINK(CONCATENATE(&quot;file://&quot;;[.$J$2];&quot;/&quot;;[.N617];&quot;/&quot;;LEFT([.L617];IF(               ISNUMBER(FIND(&quot; &quot;;[.L617]));FIND(&quot; &quot;;[.L617])-1;LEN([.L617])       )                ));CONCATENATE([.N617];LEFT([.L617];IF(               ISNUMBER(FIND(&quot; &quot;;[.L617]));FIND(&quot; &quot;;[.L617])-1;LEN([.L617])       )                )) );[.M616])" office:value-type="string" office:string-value="" calcext:value-type="error">
            <text:p>#N/A</text:p>
          </table:table-cell>
          <table:table-cell table:formula="of:=VLOOKUP(LEFT([.L617];IF(               ISNUMBER(FIND(&quot; &quot;;[.L617]));FIND(&quot; &quot;;[.L617])-1;LEN([.L61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17]+1" office:value-type="float" office:value="611" calcext:value-type="float">
            <text:p>611</text:p>
          </table:table-cell>
          <table:table-cell table:style-name="ce46" table:formula="of:=IF([.B617]=&quot;&quot;;&quot;&quot;;[.B61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8]" office:value-type="float" office:value="0" calcext:value-type="float">
            <text:p>0</text:p>
          </table:table-cell>
          <table:table-cell table:style-name="ce46" table:formula="of:=IF([.G617]=&quot;&quot;;&quot;&quot;;[.G617])" office:value-type="string" office:string-value="n" calcext:value-type="string">
            <text:p>n</text:p>
          </table:table-cell>
          <table:table-cell table:style-name="ce46"/>
          <table:table-cell table:style-name="ce46" table:formula="of:=IF([.I617]=&quot;&quot;;&quot;&quot;;[.I617])" office:value-type="string" office:string-value="k" calcext:value-type="string">
            <text:p>k</text:p>
          </table:table-cell>
          <table:table-cell table:number-columns-repeated="3"/>
          <table:table-cell table:formula="of:=IF([.L618]&lt;&gt;&quot;&quot;;HYPERLINK(CONCATENATE(&quot;file://&quot;;[.$J$2];&quot;/&quot;;[.N618];&quot;/&quot;;LEFT([.L618];IF(               ISNUMBER(FIND(&quot; &quot;;[.L618]));FIND(&quot; &quot;;[.L618])-1;LEN([.L618])       )                ));CONCATENATE([.N618];LEFT([.L618];IF(               ISNUMBER(FIND(&quot; &quot;;[.L618]));FIND(&quot; &quot;;[.L618])-1;LEN([.L618])       )                )) );[.M617])" office:value-type="string" office:string-value="" calcext:value-type="error">
            <text:p>#N/A</text:p>
          </table:table-cell>
          <table:table-cell table:formula="of:=VLOOKUP(LEFT([.L618];IF(               ISNUMBER(FIND(&quot; &quot;;[.L618]));FIND(&quot; &quot;;[.L618])-1;LEN([.L61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18]+1" office:value-type="float" office:value="612" calcext:value-type="float">
            <text:p>612</text:p>
          </table:table-cell>
          <table:table-cell table:style-name="ce46" table:formula="of:=IF([.B618]=&quot;&quot;;&quot;&quot;;[.B61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9]" office:value-type="float" office:value="0" calcext:value-type="float">
            <text:p>0</text:p>
          </table:table-cell>
          <table:table-cell table:style-name="ce46" table:formula="of:=IF([.G618]=&quot;&quot;;&quot;&quot;;[.G618])" office:value-type="string" office:string-value="n" calcext:value-type="string">
            <text:p>n</text:p>
          </table:table-cell>
          <table:table-cell table:style-name="ce46"/>
          <table:table-cell table:style-name="ce46" table:formula="of:=IF([.I618]=&quot;&quot;;&quot;&quot;;[.I618])" office:value-type="string" office:string-value="k" calcext:value-type="string">
            <text:p>k</text:p>
          </table:table-cell>
          <table:table-cell table:number-columns-repeated="3"/>
          <table:table-cell table:formula="of:=IF([.L619]&lt;&gt;&quot;&quot;;HYPERLINK(CONCATENATE(&quot;file://&quot;;[.$J$2];&quot;/&quot;;[.N619];&quot;/&quot;;LEFT([.L619];IF(               ISNUMBER(FIND(&quot; &quot;;[.L619]));FIND(&quot; &quot;;[.L619])-1;LEN([.L619])       )                ));CONCATENATE([.N619];LEFT([.L619];IF(               ISNUMBER(FIND(&quot; &quot;;[.L619]));FIND(&quot; &quot;;[.L619])-1;LEN([.L619])       )                )) );[.M618])" office:value-type="string" office:string-value="" calcext:value-type="error">
            <text:p>#N/A</text:p>
          </table:table-cell>
          <table:table-cell table:formula="of:=VLOOKUP(LEFT([.L619];IF(               ISNUMBER(FIND(&quot; &quot;;[.L619]));FIND(&quot; &quot;;[.L619])-1;LEN([.L61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19]+1" office:value-type="float" office:value="613" calcext:value-type="float">
            <text:p>613</text:p>
          </table:table-cell>
          <table:table-cell table:style-name="ce46" table:formula="of:=IF([.B619]=&quot;&quot;;&quot;&quot;;[.B61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0]" office:value-type="float" office:value="0" calcext:value-type="float">
            <text:p>0</text:p>
          </table:table-cell>
          <table:table-cell table:style-name="ce46" table:formula="of:=IF([.G619]=&quot;&quot;;&quot;&quot;;[.G619])" office:value-type="string" office:string-value="n" calcext:value-type="string">
            <text:p>n</text:p>
          </table:table-cell>
          <table:table-cell table:style-name="ce46"/>
          <table:table-cell table:style-name="ce46" table:formula="of:=IF([.I619]=&quot;&quot;;&quot;&quot;;[.I619])" office:value-type="string" office:string-value="k" calcext:value-type="string">
            <text:p>k</text:p>
          </table:table-cell>
          <table:table-cell table:number-columns-repeated="3"/>
          <table:table-cell table:formula="of:=IF([.L620]&lt;&gt;&quot;&quot;;HYPERLINK(CONCATENATE(&quot;file://&quot;;[.$J$2];&quot;/&quot;;[.N620];&quot;/&quot;;LEFT([.L620];IF(               ISNUMBER(FIND(&quot; &quot;;[.L620]));FIND(&quot; &quot;;[.L620])-1;LEN([.L620])       )                ));CONCATENATE([.N620];LEFT([.L620];IF(               ISNUMBER(FIND(&quot; &quot;;[.L620]));FIND(&quot; &quot;;[.L620])-1;LEN([.L620])       )                )) );[.M619])" office:value-type="string" office:string-value="" calcext:value-type="error">
            <text:p>#N/A</text:p>
          </table:table-cell>
          <table:table-cell table:formula="of:=VLOOKUP(LEFT([.L620];IF(               ISNUMBER(FIND(&quot; &quot;;[.L620]));FIND(&quot; &quot;;[.L620])-1;LEN([.L62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20]+1" office:value-type="float" office:value="614" calcext:value-type="float">
            <text:p>614</text:p>
          </table:table-cell>
          <table:table-cell table:style-name="ce46" table:formula="of:=IF([.B620]=&quot;&quot;;&quot;&quot;;[.B62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1]" office:value-type="float" office:value="0" calcext:value-type="float">
            <text:p>0</text:p>
          </table:table-cell>
          <table:table-cell table:style-name="ce46" table:formula="of:=IF([.G620]=&quot;&quot;;&quot;&quot;;[.G620])" office:value-type="string" office:string-value="n" calcext:value-type="string">
            <text:p>n</text:p>
          </table:table-cell>
          <table:table-cell table:style-name="ce46"/>
          <table:table-cell table:style-name="ce46" table:formula="of:=IF([.I620]=&quot;&quot;;&quot;&quot;;[.I620])" office:value-type="string" office:string-value="k" calcext:value-type="string">
            <text:p>k</text:p>
          </table:table-cell>
          <table:table-cell table:number-columns-repeated="3"/>
          <table:table-cell table:formula="of:=IF([.L621]&lt;&gt;&quot;&quot;;HYPERLINK(CONCATENATE(&quot;file://&quot;;[.$J$2];&quot;/&quot;;[.N621];&quot;/&quot;;LEFT([.L621];IF(               ISNUMBER(FIND(&quot; &quot;;[.L621]));FIND(&quot; &quot;;[.L621])-1;LEN([.L621])       )                ));CONCATENATE([.N621];LEFT([.L621];IF(               ISNUMBER(FIND(&quot; &quot;;[.L621]));FIND(&quot; &quot;;[.L621])-1;LEN([.L621])       )                )) );[.M620])" office:value-type="string" office:string-value="" calcext:value-type="error">
            <text:p>#N/A</text:p>
          </table:table-cell>
          <table:table-cell table:formula="of:=VLOOKUP(LEFT([.L621];IF(               ISNUMBER(FIND(&quot; &quot;;[.L621]));FIND(&quot; &quot;;[.L621])-1;LEN([.L62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21]+1" office:value-type="float" office:value="615" calcext:value-type="float">
            <text:p>615</text:p>
          </table:table-cell>
          <table:table-cell table:style-name="ce46" table:formula="of:=IF([.B621]=&quot;&quot;;&quot;&quot;;[.B62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2]" office:value-type="float" office:value="0" calcext:value-type="float">
            <text:p>0</text:p>
          </table:table-cell>
          <table:table-cell table:style-name="ce46" table:formula="of:=IF([.G621]=&quot;&quot;;&quot;&quot;;[.G621])" office:value-type="string" office:string-value="n" calcext:value-type="string">
            <text:p>n</text:p>
          </table:table-cell>
          <table:table-cell table:style-name="ce46"/>
          <table:table-cell table:style-name="ce46" table:formula="of:=IF([.I621]=&quot;&quot;;&quot;&quot;;[.I621])" office:value-type="string" office:string-value="k" calcext:value-type="string">
            <text:p>k</text:p>
          </table:table-cell>
          <table:table-cell table:number-columns-repeated="3"/>
          <table:table-cell table:formula="of:=IF([.L622]&lt;&gt;&quot;&quot;;HYPERLINK(CONCATENATE(&quot;file://&quot;;[.$J$2];&quot;/&quot;;[.N622];&quot;/&quot;;LEFT([.L622];IF(               ISNUMBER(FIND(&quot; &quot;;[.L622]));FIND(&quot; &quot;;[.L622])-1;LEN([.L622])       )                ));CONCATENATE([.N622];LEFT([.L622];IF(               ISNUMBER(FIND(&quot; &quot;;[.L622]));FIND(&quot; &quot;;[.L622])-1;LEN([.L622])       )                )) );[.M621])" office:value-type="string" office:string-value="" calcext:value-type="error">
            <text:p>#N/A</text:p>
          </table:table-cell>
          <table:table-cell table:formula="of:=VLOOKUP(LEFT([.L622];IF(               ISNUMBER(FIND(&quot; &quot;;[.L622]));FIND(&quot; &quot;;[.L622])-1;LEN([.L62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22]+1" office:value-type="float" office:value="616" calcext:value-type="float">
            <text:p>616</text:p>
          </table:table-cell>
          <table:table-cell table:style-name="ce46" table:formula="of:=IF([.B622]=&quot;&quot;;&quot;&quot;;[.B62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3]" office:value-type="float" office:value="0" calcext:value-type="float">
            <text:p>0</text:p>
          </table:table-cell>
          <table:table-cell table:style-name="ce46" table:formula="of:=IF([.G622]=&quot;&quot;;&quot;&quot;;[.G622])" office:value-type="string" office:string-value="n" calcext:value-type="string">
            <text:p>n</text:p>
          </table:table-cell>
          <table:table-cell table:style-name="ce46"/>
          <table:table-cell table:style-name="ce46" table:formula="of:=IF([.I622]=&quot;&quot;;&quot;&quot;;[.I622])" office:value-type="string" office:string-value="k" calcext:value-type="string">
            <text:p>k</text:p>
          </table:table-cell>
          <table:table-cell table:number-columns-repeated="3"/>
          <table:table-cell table:formula="of:=IF([.L623]&lt;&gt;&quot;&quot;;HYPERLINK(CONCATENATE(&quot;file://&quot;;[.$J$2];&quot;/&quot;;[.N623];&quot;/&quot;;LEFT([.L623];IF(               ISNUMBER(FIND(&quot; &quot;;[.L623]));FIND(&quot; &quot;;[.L623])-1;LEN([.L623])       )                ));CONCATENATE([.N623];LEFT([.L623];IF(               ISNUMBER(FIND(&quot; &quot;;[.L623]));FIND(&quot; &quot;;[.L623])-1;LEN([.L623])       )                )) );[.M622])" office:value-type="string" office:string-value="" calcext:value-type="error">
            <text:p>#N/A</text:p>
          </table:table-cell>
          <table:table-cell table:formula="of:=VLOOKUP(LEFT([.L623];IF(               ISNUMBER(FIND(&quot; &quot;;[.L623]));FIND(&quot; &quot;;[.L623])-1;LEN([.L62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23]+1" office:value-type="float" office:value="617" calcext:value-type="float">
            <text:p>617</text:p>
          </table:table-cell>
          <table:table-cell table:style-name="ce46" table:formula="of:=IF([.B623]=&quot;&quot;;&quot;&quot;;[.B62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4]" office:value-type="float" office:value="0" calcext:value-type="float">
            <text:p>0</text:p>
          </table:table-cell>
          <table:table-cell table:style-name="ce46" table:formula="of:=IF([.G623]=&quot;&quot;;&quot;&quot;;[.G623])" office:value-type="string" office:string-value="n" calcext:value-type="string">
            <text:p>n</text:p>
          </table:table-cell>
          <table:table-cell table:style-name="ce46"/>
          <table:table-cell table:style-name="ce46" table:formula="of:=IF([.I623]=&quot;&quot;;&quot;&quot;;[.I623])" office:value-type="string" office:string-value="k" calcext:value-type="string">
            <text:p>k</text:p>
          </table:table-cell>
          <table:table-cell table:number-columns-repeated="3"/>
          <table:table-cell table:formula="of:=IF([.L624]&lt;&gt;&quot;&quot;;HYPERLINK(CONCATENATE(&quot;file://&quot;;[.$J$2];&quot;/&quot;;[.N624];&quot;/&quot;;LEFT([.L624];IF(               ISNUMBER(FIND(&quot; &quot;;[.L624]));FIND(&quot; &quot;;[.L624])-1;LEN([.L624])       )                ));CONCATENATE([.N624];LEFT([.L624];IF(               ISNUMBER(FIND(&quot; &quot;;[.L624]));FIND(&quot; &quot;;[.L624])-1;LEN([.L624])       )                )) );[.M623])" office:value-type="string" office:string-value="" calcext:value-type="error">
            <text:p>#N/A</text:p>
          </table:table-cell>
          <table:table-cell table:formula="of:=VLOOKUP(LEFT([.L624];IF(               ISNUMBER(FIND(&quot; &quot;;[.L624]));FIND(&quot; &quot;;[.L624])-1;LEN([.L62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24]+1" office:value-type="float" office:value="618" calcext:value-type="float">
            <text:p>618</text:p>
          </table:table-cell>
          <table:table-cell table:style-name="ce46" table:formula="of:=IF([.B624]=&quot;&quot;;&quot;&quot;;[.B62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5]" office:value-type="float" office:value="0" calcext:value-type="float">
            <text:p>0</text:p>
          </table:table-cell>
          <table:table-cell table:style-name="ce46" table:formula="of:=IF([.G624]=&quot;&quot;;&quot;&quot;;[.G624])" office:value-type="string" office:string-value="n" calcext:value-type="string">
            <text:p>n</text:p>
          </table:table-cell>
          <table:table-cell table:style-name="ce46"/>
          <table:table-cell table:style-name="ce46" table:formula="of:=IF([.I624]=&quot;&quot;;&quot;&quot;;[.I624])" office:value-type="string" office:string-value="k" calcext:value-type="string">
            <text:p>k</text:p>
          </table:table-cell>
          <table:table-cell table:number-columns-repeated="3"/>
          <table:table-cell table:formula="of:=IF([.L625]&lt;&gt;&quot;&quot;;HYPERLINK(CONCATENATE(&quot;file://&quot;;[.$J$2];&quot;/&quot;;[.N625];&quot;/&quot;;LEFT([.L625];IF(               ISNUMBER(FIND(&quot; &quot;;[.L625]));FIND(&quot; &quot;;[.L625])-1;LEN([.L625])       )                ));CONCATENATE([.N625];LEFT([.L625];IF(               ISNUMBER(FIND(&quot; &quot;;[.L625]));FIND(&quot; &quot;;[.L625])-1;LEN([.L625])       )                )) );[.M624])" office:value-type="string" office:string-value="" calcext:value-type="error">
            <text:p>#N/A</text:p>
          </table:table-cell>
          <table:table-cell table:formula="of:=VLOOKUP(LEFT([.L625];IF(               ISNUMBER(FIND(&quot; &quot;;[.L625]));FIND(&quot; &quot;;[.L625])-1;LEN([.L62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25]+1" office:value-type="float" office:value="619" calcext:value-type="float">
            <text:p>619</text:p>
          </table:table-cell>
          <table:table-cell table:style-name="ce46" table:formula="of:=IF([.B625]=&quot;&quot;;&quot;&quot;;[.B62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6]" office:value-type="float" office:value="0" calcext:value-type="float">
            <text:p>0</text:p>
          </table:table-cell>
          <table:table-cell table:style-name="ce46" table:formula="of:=IF([.G625]=&quot;&quot;;&quot;&quot;;[.G625])" office:value-type="string" office:string-value="n" calcext:value-type="string">
            <text:p>n</text:p>
          </table:table-cell>
          <table:table-cell table:style-name="ce46"/>
          <table:table-cell table:style-name="ce46" table:formula="of:=IF([.I625]=&quot;&quot;;&quot;&quot;;[.I625])" office:value-type="string" office:string-value="k" calcext:value-type="string">
            <text:p>k</text:p>
          </table:table-cell>
          <table:table-cell table:number-columns-repeated="3"/>
          <table:table-cell table:formula="of:=IF([.L626]&lt;&gt;&quot;&quot;;HYPERLINK(CONCATENATE(&quot;file://&quot;;[.$J$2];&quot;/&quot;;[.N626];&quot;/&quot;;LEFT([.L626];IF(               ISNUMBER(FIND(&quot; &quot;;[.L626]));FIND(&quot; &quot;;[.L626])-1;LEN([.L626])       )                ));CONCATENATE([.N626];LEFT([.L626];IF(               ISNUMBER(FIND(&quot; &quot;;[.L626]));FIND(&quot; &quot;;[.L626])-1;LEN([.L626])       )                )) );[.M625])" office:value-type="string" office:string-value="" calcext:value-type="error">
            <text:p>#N/A</text:p>
          </table:table-cell>
          <table:table-cell table:formula="of:=VLOOKUP(LEFT([.L626];IF(               ISNUMBER(FIND(&quot; &quot;;[.L626]));FIND(&quot; &quot;;[.L626])-1;LEN([.L62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26]+1" office:value-type="float" office:value="620" calcext:value-type="float">
            <text:p>620</text:p>
          </table:table-cell>
          <table:table-cell table:style-name="ce46" table:formula="of:=IF([.B626]=&quot;&quot;;&quot;&quot;;[.B62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7]" office:value-type="float" office:value="0" calcext:value-type="float">
            <text:p>0</text:p>
          </table:table-cell>
          <table:table-cell table:style-name="ce46" table:formula="of:=IF([.G626]=&quot;&quot;;&quot;&quot;;[.G626])" office:value-type="string" office:string-value="n" calcext:value-type="string">
            <text:p>n</text:p>
          </table:table-cell>
          <table:table-cell table:style-name="ce46"/>
          <table:table-cell table:style-name="ce46" table:formula="of:=IF([.I626]=&quot;&quot;;&quot;&quot;;[.I626])" office:value-type="string" office:string-value="k" calcext:value-type="string">
            <text:p>k</text:p>
          </table:table-cell>
          <table:table-cell table:number-columns-repeated="3"/>
          <table:table-cell table:formula="of:=IF([.L627]&lt;&gt;&quot;&quot;;HYPERLINK(CONCATENATE(&quot;file://&quot;;[.$J$2];&quot;/&quot;;[.N627];&quot;/&quot;;LEFT([.L627];IF(               ISNUMBER(FIND(&quot; &quot;;[.L627]));FIND(&quot; &quot;;[.L627])-1;LEN([.L627])       )                ));CONCATENATE([.N627];LEFT([.L627];IF(               ISNUMBER(FIND(&quot; &quot;;[.L627]));FIND(&quot; &quot;;[.L627])-1;LEN([.L627])       )                )) );[.M626])" office:value-type="string" office:string-value="" calcext:value-type="error">
            <text:p>#N/A</text:p>
          </table:table-cell>
          <table:table-cell table:formula="of:=VLOOKUP(LEFT([.L627];IF(               ISNUMBER(FIND(&quot; &quot;;[.L627]));FIND(&quot; &quot;;[.L627])-1;LEN([.L62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27]+1" office:value-type="float" office:value="621" calcext:value-type="float">
            <text:p>621</text:p>
          </table:table-cell>
          <table:table-cell table:style-name="ce46" table:formula="of:=IF([.B627]=&quot;&quot;;&quot;&quot;;[.B62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8]" office:value-type="float" office:value="0" calcext:value-type="float">
            <text:p>0</text:p>
          </table:table-cell>
          <table:table-cell table:style-name="ce46" table:formula="of:=IF([.G627]=&quot;&quot;;&quot;&quot;;[.G627])" office:value-type="string" office:string-value="n" calcext:value-type="string">
            <text:p>n</text:p>
          </table:table-cell>
          <table:table-cell table:style-name="ce46"/>
          <table:table-cell table:style-name="ce46" table:formula="of:=IF([.I627]=&quot;&quot;;&quot;&quot;;[.I627])" office:value-type="string" office:string-value="k" calcext:value-type="string">
            <text:p>k</text:p>
          </table:table-cell>
          <table:table-cell table:number-columns-repeated="3"/>
          <table:table-cell table:formula="of:=IF([.L628]&lt;&gt;&quot;&quot;;HYPERLINK(CONCATENATE(&quot;file://&quot;;[.$J$2];&quot;/&quot;;[.N628];&quot;/&quot;;LEFT([.L628];IF(               ISNUMBER(FIND(&quot; &quot;;[.L628]));FIND(&quot; &quot;;[.L628])-1;LEN([.L628])       )                ));CONCATENATE([.N628];LEFT([.L628];IF(               ISNUMBER(FIND(&quot; &quot;;[.L628]));FIND(&quot; &quot;;[.L628])-1;LEN([.L628])       )                )) );[.M627])" office:value-type="string" office:string-value="" calcext:value-type="error">
            <text:p>#N/A</text:p>
          </table:table-cell>
          <table:table-cell table:formula="of:=VLOOKUP(LEFT([.L628];IF(               ISNUMBER(FIND(&quot; &quot;;[.L628]));FIND(&quot; &quot;;[.L628])-1;LEN([.L62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28]+1" office:value-type="float" office:value="622" calcext:value-type="float">
            <text:p>622</text:p>
          </table:table-cell>
          <table:table-cell table:style-name="ce46" table:formula="of:=IF([.B628]=&quot;&quot;;&quot;&quot;;[.B62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9]" office:value-type="float" office:value="0" calcext:value-type="float">
            <text:p>0</text:p>
          </table:table-cell>
          <table:table-cell table:style-name="ce46" table:formula="of:=IF([.G628]=&quot;&quot;;&quot;&quot;;[.G628])" office:value-type="string" office:string-value="n" calcext:value-type="string">
            <text:p>n</text:p>
          </table:table-cell>
          <table:table-cell table:style-name="ce46"/>
          <table:table-cell table:style-name="ce46" table:formula="of:=IF([.I628]=&quot;&quot;;&quot;&quot;;[.I628])" office:value-type="string" office:string-value="k" calcext:value-type="string">
            <text:p>k</text:p>
          </table:table-cell>
          <table:table-cell table:number-columns-repeated="3"/>
          <table:table-cell table:formula="of:=IF([.L629]&lt;&gt;&quot;&quot;;HYPERLINK(CONCATENATE(&quot;file://&quot;;[.$J$2];&quot;/&quot;;[.N629];&quot;/&quot;;LEFT([.L629];IF(               ISNUMBER(FIND(&quot; &quot;;[.L629]));FIND(&quot; &quot;;[.L629])-1;LEN([.L629])       )                ));CONCATENATE([.N629];LEFT([.L629];IF(               ISNUMBER(FIND(&quot; &quot;;[.L629]));FIND(&quot; &quot;;[.L629])-1;LEN([.L629])       )                )) );[.M628])" office:value-type="string" office:string-value="" calcext:value-type="error">
            <text:p>#N/A</text:p>
          </table:table-cell>
          <table:table-cell table:formula="of:=VLOOKUP(LEFT([.L629];IF(               ISNUMBER(FIND(&quot; &quot;;[.L629]));FIND(&quot; &quot;;[.L629])-1;LEN([.L62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29]+1" office:value-type="float" office:value="623" calcext:value-type="float">
            <text:p>623</text:p>
          </table:table-cell>
          <table:table-cell table:style-name="ce46" table:formula="of:=IF([.B629]=&quot;&quot;;&quot;&quot;;[.B62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0]" office:value-type="float" office:value="0" calcext:value-type="float">
            <text:p>0</text:p>
          </table:table-cell>
          <table:table-cell table:style-name="ce46" table:formula="of:=IF([.G629]=&quot;&quot;;&quot;&quot;;[.G629])" office:value-type="string" office:string-value="n" calcext:value-type="string">
            <text:p>n</text:p>
          </table:table-cell>
          <table:table-cell table:style-name="ce46"/>
          <table:table-cell table:style-name="ce46" table:formula="of:=IF([.I629]=&quot;&quot;;&quot;&quot;;[.I629])" office:value-type="string" office:string-value="k" calcext:value-type="string">
            <text:p>k</text:p>
          </table:table-cell>
          <table:table-cell table:number-columns-repeated="3"/>
          <table:table-cell table:formula="of:=IF([.L630]&lt;&gt;&quot;&quot;;HYPERLINK(CONCATENATE(&quot;file://&quot;;[.$J$2];&quot;/&quot;;[.N630];&quot;/&quot;;LEFT([.L630];IF(               ISNUMBER(FIND(&quot; &quot;;[.L630]));FIND(&quot; &quot;;[.L630])-1;LEN([.L630])       )                ));CONCATENATE([.N630];LEFT([.L630];IF(               ISNUMBER(FIND(&quot; &quot;;[.L630]));FIND(&quot; &quot;;[.L630])-1;LEN([.L630])       )                )) );[.M629])" office:value-type="string" office:string-value="" calcext:value-type="error">
            <text:p>#N/A</text:p>
          </table:table-cell>
          <table:table-cell table:formula="of:=VLOOKUP(LEFT([.L630];IF(               ISNUMBER(FIND(&quot; &quot;;[.L630]));FIND(&quot; &quot;;[.L630])-1;LEN([.L63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30]+1" office:value-type="float" office:value="624" calcext:value-type="float">
            <text:p>624</text:p>
          </table:table-cell>
          <table:table-cell table:style-name="ce46" table:formula="of:=IF([.B630]=&quot;&quot;;&quot;&quot;;[.B63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1]" office:value-type="float" office:value="0" calcext:value-type="float">
            <text:p>0</text:p>
          </table:table-cell>
          <table:table-cell table:style-name="ce46" table:formula="of:=IF([.G630]=&quot;&quot;;&quot;&quot;;[.G630])" office:value-type="string" office:string-value="n" calcext:value-type="string">
            <text:p>n</text:p>
          </table:table-cell>
          <table:table-cell table:style-name="ce46"/>
          <table:table-cell table:style-name="ce46" table:formula="of:=IF([.I630]=&quot;&quot;;&quot;&quot;;[.I630])" office:value-type="string" office:string-value="k" calcext:value-type="string">
            <text:p>k</text:p>
          </table:table-cell>
          <table:table-cell table:number-columns-repeated="3"/>
          <table:table-cell table:formula="of:=IF([.L631]&lt;&gt;&quot;&quot;;HYPERLINK(CONCATENATE(&quot;file://&quot;;[.$J$2];&quot;/&quot;;[.N631];&quot;/&quot;;LEFT([.L631];IF(               ISNUMBER(FIND(&quot; &quot;;[.L631]));FIND(&quot; &quot;;[.L631])-1;LEN([.L631])       )                ));CONCATENATE([.N631];LEFT([.L631];IF(               ISNUMBER(FIND(&quot; &quot;;[.L631]));FIND(&quot; &quot;;[.L631])-1;LEN([.L631])       )                )) );[.M630])" office:value-type="string" office:string-value="" calcext:value-type="error">
            <text:p>#N/A</text:p>
          </table:table-cell>
          <table:table-cell table:formula="of:=VLOOKUP(LEFT([.L631];IF(               ISNUMBER(FIND(&quot; &quot;;[.L631]));FIND(&quot; &quot;;[.L631])-1;LEN([.L63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31]+1" office:value-type="float" office:value="625" calcext:value-type="float">
            <text:p>625</text:p>
          </table:table-cell>
          <table:table-cell table:style-name="ce46" table:formula="of:=IF([.B631]=&quot;&quot;;&quot;&quot;;[.B63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2]" office:value-type="float" office:value="0" calcext:value-type="float">
            <text:p>0</text:p>
          </table:table-cell>
          <table:table-cell table:style-name="ce46" table:formula="of:=IF([.G631]=&quot;&quot;;&quot;&quot;;[.G631])" office:value-type="string" office:string-value="n" calcext:value-type="string">
            <text:p>n</text:p>
          </table:table-cell>
          <table:table-cell table:style-name="ce46"/>
          <table:table-cell table:style-name="ce46" table:formula="of:=IF([.I631]=&quot;&quot;;&quot;&quot;;[.I631])" office:value-type="string" office:string-value="k" calcext:value-type="string">
            <text:p>k</text:p>
          </table:table-cell>
          <table:table-cell table:number-columns-repeated="3"/>
          <table:table-cell table:formula="of:=IF([.L632]&lt;&gt;&quot;&quot;;HYPERLINK(CONCATENATE(&quot;file://&quot;;[.$J$2];&quot;/&quot;;[.N632];&quot;/&quot;;LEFT([.L632];IF(               ISNUMBER(FIND(&quot; &quot;;[.L632]));FIND(&quot; &quot;;[.L632])-1;LEN([.L632])       )                ));CONCATENATE([.N632];LEFT([.L632];IF(               ISNUMBER(FIND(&quot; &quot;;[.L632]));FIND(&quot; &quot;;[.L632])-1;LEN([.L632])       )                )) );[.M631])" office:value-type="string" office:string-value="" calcext:value-type="error">
            <text:p>#N/A</text:p>
          </table:table-cell>
          <table:table-cell table:formula="of:=VLOOKUP(LEFT([.L632];IF(               ISNUMBER(FIND(&quot; &quot;;[.L632]));FIND(&quot; &quot;;[.L632])-1;LEN([.L63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32]+1" office:value-type="float" office:value="626" calcext:value-type="float">
            <text:p>626</text:p>
          </table:table-cell>
          <table:table-cell table:style-name="ce46" table:formula="of:=IF([.B632]=&quot;&quot;;&quot;&quot;;[.B63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3]" office:value-type="float" office:value="0" calcext:value-type="float">
            <text:p>0</text:p>
          </table:table-cell>
          <table:table-cell table:style-name="ce46" table:formula="of:=IF([.G632]=&quot;&quot;;&quot;&quot;;[.G632])" office:value-type="string" office:string-value="n" calcext:value-type="string">
            <text:p>n</text:p>
          </table:table-cell>
          <table:table-cell table:style-name="ce46"/>
          <table:table-cell table:style-name="ce46" table:formula="of:=IF([.I632]=&quot;&quot;;&quot;&quot;;[.I632])" office:value-type="string" office:string-value="k" calcext:value-type="string">
            <text:p>k</text:p>
          </table:table-cell>
          <table:table-cell table:number-columns-repeated="3"/>
          <table:table-cell table:formula="of:=IF([.L633]&lt;&gt;&quot;&quot;;HYPERLINK(CONCATENATE(&quot;file://&quot;;[.$J$2];&quot;/&quot;;[.N633];&quot;/&quot;;LEFT([.L633];IF(               ISNUMBER(FIND(&quot; &quot;;[.L633]));FIND(&quot; &quot;;[.L633])-1;LEN([.L633])       )                ));CONCATENATE([.N633];LEFT([.L633];IF(               ISNUMBER(FIND(&quot; &quot;;[.L633]));FIND(&quot; &quot;;[.L633])-1;LEN([.L633])       )                )) );[.M632])" office:value-type="string" office:string-value="" calcext:value-type="error">
            <text:p>#N/A</text:p>
          </table:table-cell>
          <table:table-cell table:formula="of:=VLOOKUP(LEFT([.L633];IF(               ISNUMBER(FIND(&quot; &quot;;[.L633]));FIND(&quot; &quot;;[.L633])-1;LEN([.L63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33]+1" office:value-type="float" office:value="627" calcext:value-type="float">
            <text:p>627</text:p>
          </table:table-cell>
          <table:table-cell table:style-name="ce46" table:formula="of:=IF([.B633]=&quot;&quot;;&quot;&quot;;[.B63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4]" office:value-type="float" office:value="0" calcext:value-type="float">
            <text:p>0</text:p>
          </table:table-cell>
          <table:table-cell table:style-name="ce46" table:formula="of:=IF([.G633]=&quot;&quot;;&quot;&quot;;[.G633])" office:value-type="string" office:string-value="n" calcext:value-type="string">
            <text:p>n</text:p>
          </table:table-cell>
          <table:table-cell table:style-name="ce46"/>
          <table:table-cell table:style-name="ce46" table:formula="of:=IF([.I633]=&quot;&quot;;&quot;&quot;;[.I633])" office:value-type="string" office:string-value="k" calcext:value-type="string">
            <text:p>k</text:p>
          </table:table-cell>
          <table:table-cell table:number-columns-repeated="3"/>
          <table:table-cell table:formula="of:=IF([.L634]&lt;&gt;&quot;&quot;;HYPERLINK(CONCATENATE(&quot;file://&quot;;[.$J$2];&quot;/&quot;;[.N634];&quot;/&quot;;LEFT([.L634];IF(               ISNUMBER(FIND(&quot; &quot;;[.L634]));FIND(&quot; &quot;;[.L634])-1;LEN([.L634])       )                ));CONCATENATE([.N634];LEFT([.L634];IF(               ISNUMBER(FIND(&quot; &quot;;[.L634]));FIND(&quot; &quot;;[.L634])-1;LEN([.L634])       )                )) );[.M633])" office:value-type="string" office:string-value="" calcext:value-type="error">
            <text:p>#N/A</text:p>
          </table:table-cell>
          <table:table-cell table:formula="of:=VLOOKUP(LEFT([.L634];IF(               ISNUMBER(FIND(&quot; &quot;;[.L634]));FIND(&quot; &quot;;[.L634])-1;LEN([.L63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34]+1" office:value-type="float" office:value="628" calcext:value-type="float">
            <text:p>628</text:p>
          </table:table-cell>
          <table:table-cell table:style-name="ce46" table:formula="of:=IF([.B634]=&quot;&quot;;&quot;&quot;;[.B63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5]" office:value-type="float" office:value="0" calcext:value-type="float">
            <text:p>0</text:p>
          </table:table-cell>
          <table:table-cell table:style-name="ce46" table:formula="of:=IF([.G634]=&quot;&quot;;&quot;&quot;;[.G634])" office:value-type="string" office:string-value="n" calcext:value-type="string">
            <text:p>n</text:p>
          </table:table-cell>
          <table:table-cell table:style-name="ce46"/>
          <table:table-cell table:style-name="ce46" table:formula="of:=IF([.I634]=&quot;&quot;;&quot;&quot;;[.I634])" office:value-type="string" office:string-value="k" calcext:value-type="string">
            <text:p>k</text:p>
          </table:table-cell>
          <table:table-cell table:number-columns-repeated="3"/>
          <table:table-cell table:formula="of:=IF([.L635]&lt;&gt;&quot;&quot;;HYPERLINK(CONCATENATE(&quot;file://&quot;;[.$J$2];&quot;/&quot;;[.N635];&quot;/&quot;;LEFT([.L635];IF(               ISNUMBER(FIND(&quot; &quot;;[.L635]));FIND(&quot; &quot;;[.L635])-1;LEN([.L635])       )                ));CONCATENATE([.N635];LEFT([.L635];IF(               ISNUMBER(FIND(&quot; &quot;;[.L635]));FIND(&quot; &quot;;[.L635])-1;LEN([.L635])       )                )) );[.M634])" office:value-type="string" office:string-value="" calcext:value-type="error">
            <text:p>#N/A</text:p>
          </table:table-cell>
          <table:table-cell table:formula="of:=VLOOKUP(LEFT([.L635];IF(               ISNUMBER(FIND(&quot; &quot;;[.L635]));FIND(&quot; &quot;;[.L635])-1;LEN([.L63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35]+1" office:value-type="float" office:value="629" calcext:value-type="float">
            <text:p>629</text:p>
          </table:table-cell>
          <table:table-cell table:style-name="ce46" table:formula="of:=IF([.B635]=&quot;&quot;;&quot;&quot;;[.B63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6]" office:value-type="float" office:value="0" calcext:value-type="float">
            <text:p>0</text:p>
          </table:table-cell>
          <table:table-cell table:style-name="ce46" table:formula="of:=IF([.G635]=&quot;&quot;;&quot;&quot;;[.G635])" office:value-type="string" office:string-value="n" calcext:value-type="string">
            <text:p>n</text:p>
          </table:table-cell>
          <table:table-cell table:style-name="ce46"/>
          <table:table-cell table:style-name="ce46" table:formula="of:=IF([.I635]=&quot;&quot;;&quot;&quot;;[.I635])" office:value-type="string" office:string-value="k" calcext:value-type="string">
            <text:p>k</text:p>
          </table:table-cell>
          <table:table-cell table:number-columns-repeated="3"/>
          <table:table-cell table:formula="of:=IF([.L636]&lt;&gt;&quot;&quot;;HYPERLINK(CONCATENATE(&quot;file://&quot;;[.$J$2];&quot;/&quot;;[.N636];&quot;/&quot;;LEFT([.L636];IF(               ISNUMBER(FIND(&quot; &quot;;[.L636]));FIND(&quot; &quot;;[.L636])-1;LEN([.L636])       )                ));CONCATENATE([.N636];LEFT([.L636];IF(               ISNUMBER(FIND(&quot; &quot;;[.L636]));FIND(&quot; &quot;;[.L636])-1;LEN([.L636])       )                )) );[.M635])" office:value-type="string" office:string-value="" calcext:value-type="error">
            <text:p>#N/A</text:p>
          </table:table-cell>
          <table:table-cell table:formula="of:=VLOOKUP(LEFT([.L636];IF(               ISNUMBER(FIND(&quot; &quot;;[.L636]));FIND(&quot; &quot;;[.L636])-1;LEN([.L63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36]+1" office:value-type="float" office:value="630" calcext:value-type="float">
            <text:p>630</text:p>
          </table:table-cell>
          <table:table-cell table:style-name="ce46" table:formula="of:=IF([.B636]=&quot;&quot;;&quot;&quot;;[.B63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7]" office:value-type="float" office:value="0" calcext:value-type="float">
            <text:p>0</text:p>
          </table:table-cell>
          <table:table-cell table:style-name="ce46" table:formula="of:=IF([.G636]=&quot;&quot;;&quot;&quot;;[.G636])" office:value-type="string" office:string-value="n" calcext:value-type="string">
            <text:p>n</text:p>
          </table:table-cell>
          <table:table-cell table:style-name="ce46"/>
          <table:table-cell table:style-name="ce46" table:formula="of:=IF([.I636]=&quot;&quot;;&quot;&quot;;[.I636])" office:value-type="string" office:string-value="k" calcext:value-type="string">
            <text:p>k</text:p>
          </table:table-cell>
          <table:table-cell table:number-columns-repeated="3"/>
          <table:table-cell table:formula="of:=IF([.L637]&lt;&gt;&quot;&quot;;HYPERLINK(CONCATENATE(&quot;file://&quot;;[.$J$2];&quot;/&quot;;[.N637];&quot;/&quot;;LEFT([.L637];IF(               ISNUMBER(FIND(&quot; &quot;;[.L637]));FIND(&quot; &quot;;[.L637])-1;LEN([.L637])       )                ));CONCATENATE([.N637];LEFT([.L637];IF(               ISNUMBER(FIND(&quot; &quot;;[.L637]));FIND(&quot; &quot;;[.L637])-1;LEN([.L637])       )                )) );[.M636])" office:value-type="string" office:string-value="" calcext:value-type="error">
            <text:p>#N/A</text:p>
          </table:table-cell>
          <table:table-cell table:formula="of:=VLOOKUP(LEFT([.L637];IF(               ISNUMBER(FIND(&quot; &quot;;[.L637]));FIND(&quot; &quot;;[.L637])-1;LEN([.L63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37]+1" office:value-type="float" office:value="631" calcext:value-type="float">
            <text:p>631</text:p>
          </table:table-cell>
          <table:table-cell table:style-name="ce46" table:formula="of:=IF([.B637]=&quot;&quot;;&quot;&quot;;[.B63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8]" office:value-type="float" office:value="0" calcext:value-type="float">
            <text:p>0</text:p>
          </table:table-cell>
          <table:table-cell table:style-name="ce46" table:formula="of:=IF([.G637]=&quot;&quot;;&quot;&quot;;[.G637])" office:value-type="string" office:string-value="n" calcext:value-type="string">
            <text:p>n</text:p>
          </table:table-cell>
          <table:table-cell table:style-name="ce46"/>
          <table:table-cell table:style-name="ce46" table:formula="of:=IF([.I637]=&quot;&quot;;&quot;&quot;;[.I637])" office:value-type="string" office:string-value="k" calcext:value-type="string">
            <text:p>k</text:p>
          </table:table-cell>
          <table:table-cell table:number-columns-repeated="3"/>
          <table:table-cell table:formula="of:=IF([.L638]&lt;&gt;&quot;&quot;;HYPERLINK(CONCATENATE(&quot;file://&quot;;[.$J$2];&quot;/&quot;;[.N638];&quot;/&quot;;LEFT([.L638];IF(               ISNUMBER(FIND(&quot; &quot;;[.L638]));FIND(&quot; &quot;;[.L638])-1;LEN([.L638])       )                ));CONCATENATE([.N638];LEFT([.L638];IF(               ISNUMBER(FIND(&quot; &quot;;[.L638]));FIND(&quot; &quot;;[.L638])-1;LEN([.L638])       )                )) );[.M637])" office:value-type="string" office:string-value="" calcext:value-type="error">
            <text:p>#N/A</text:p>
          </table:table-cell>
          <table:table-cell table:formula="of:=VLOOKUP(LEFT([.L638];IF(               ISNUMBER(FIND(&quot; &quot;;[.L638]));FIND(&quot; &quot;;[.L638])-1;LEN([.L63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38]+1" office:value-type="float" office:value="632" calcext:value-type="float">
            <text:p>632</text:p>
          </table:table-cell>
          <table:table-cell table:style-name="ce46" table:formula="of:=IF([.B638]=&quot;&quot;;&quot;&quot;;[.B63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9]" office:value-type="float" office:value="0" calcext:value-type="float">
            <text:p>0</text:p>
          </table:table-cell>
          <table:table-cell table:style-name="ce46" table:formula="of:=IF([.G638]=&quot;&quot;;&quot;&quot;;[.G638])" office:value-type="string" office:string-value="n" calcext:value-type="string">
            <text:p>n</text:p>
          </table:table-cell>
          <table:table-cell table:style-name="ce46"/>
          <table:table-cell table:style-name="ce46" table:formula="of:=IF([.I638]=&quot;&quot;;&quot;&quot;;[.I638])" office:value-type="string" office:string-value="k" calcext:value-type="string">
            <text:p>k</text:p>
          </table:table-cell>
          <table:table-cell table:number-columns-repeated="3"/>
          <table:table-cell table:formula="of:=IF([.L639]&lt;&gt;&quot;&quot;;HYPERLINK(CONCATENATE(&quot;file://&quot;;[.$J$2];&quot;/&quot;;[.N639];&quot;/&quot;;LEFT([.L639];IF(               ISNUMBER(FIND(&quot; &quot;;[.L639]));FIND(&quot; &quot;;[.L639])-1;LEN([.L639])       )                ));CONCATENATE([.N639];LEFT([.L639];IF(               ISNUMBER(FIND(&quot; &quot;;[.L639]));FIND(&quot; &quot;;[.L639])-1;LEN([.L639])       )                )) );[.M638])" office:value-type="string" office:string-value="" calcext:value-type="error">
            <text:p>#N/A</text:p>
          </table:table-cell>
          <table:table-cell table:formula="of:=VLOOKUP(LEFT([.L639];IF(               ISNUMBER(FIND(&quot; &quot;;[.L639]));FIND(&quot; &quot;;[.L639])-1;LEN([.L63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39]+1" office:value-type="float" office:value="633" calcext:value-type="float">
            <text:p>633</text:p>
          </table:table-cell>
          <table:table-cell table:style-name="ce46" table:formula="of:=IF([.B639]=&quot;&quot;;&quot;&quot;;[.B63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0]" office:value-type="float" office:value="0" calcext:value-type="float">
            <text:p>0</text:p>
          </table:table-cell>
          <table:table-cell table:style-name="ce46" table:formula="of:=IF([.G639]=&quot;&quot;;&quot;&quot;;[.G639])" office:value-type="string" office:string-value="n" calcext:value-type="string">
            <text:p>n</text:p>
          </table:table-cell>
          <table:table-cell table:style-name="ce46"/>
          <table:table-cell table:style-name="ce46" table:formula="of:=IF([.I639]=&quot;&quot;;&quot;&quot;;[.I639])" office:value-type="string" office:string-value="k" calcext:value-type="string">
            <text:p>k</text:p>
          </table:table-cell>
          <table:table-cell table:number-columns-repeated="3"/>
          <table:table-cell table:formula="of:=IF([.L640]&lt;&gt;&quot;&quot;;HYPERLINK(CONCATENATE(&quot;file://&quot;;[.$J$2];&quot;/&quot;;[.N640];&quot;/&quot;;LEFT([.L640];IF(               ISNUMBER(FIND(&quot; &quot;;[.L640]));FIND(&quot; &quot;;[.L640])-1;LEN([.L640])       )                ));CONCATENATE([.N640];LEFT([.L640];IF(               ISNUMBER(FIND(&quot; &quot;;[.L640]));FIND(&quot; &quot;;[.L640])-1;LEN([.L640])       )                )) );[.M639])" office:value-type="string" office:string-value="" calcext:value-type="error">
            <text:p>#N/A</text:p>
          </table:table-cell>
          <table:table-cell table:formula="of:=VLOOKUP(LEFT([.L640];IF(               ISNUMBER(FIND(&quot; &quot;;[.L640]));FIND(&quot; &quot;;[.L640])-1;LEN([.L64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40]+1" office:value-type="float" office:value="634" calcext:value-type="float">
            <text:p>634</text:p>
          </table:table-cell>
          <table:table-cell table:style-name="ce46" table:formula="of:=IF([.B640]=&quot;&quot;;&quot;&quot;;[.B64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1]" office:value-type="float" office:value="0" calcext:value-type="float">
            <text:p>0</text:p>
          </table:table-cell>
          <table:table-cell table:style-name="ce46" table:formula="of:=IF([.G640]=&quot;&quot;;&quot;&quot;;[.G640])" office:value-type="string" office:string-value="n" calcext:value-type="string">
            <text:p>n</text:p>
          </table:table-cell>
          <table:table-cell table:style-name="ce46"/>
          <table:table-cell table:style-name="ce46" table:formula="of:=IF([.I640]=&quot;&quot;;&quot;&quot;;[.I640])" office:value-type="string" office:string-value="k" calcext:value-type="string">
            <text:p>k</text:p>
          </table:table-cell>
          <table:table-cell table:number-columns-repeated="3"/>
          <table:table-cell table:formula="of:=IF([.L641]&lt;&gt;&quot;&quot;;HYPERLINK(CONCATENATE(&quot;file://&quot;;[.$J$2];&quot;/&quot;;[.N641];&quot;/&quot;;LEFT([.L641];IF(               ISNUMBER(FIND(&quot; &quot;;[.L641]));FIND(&quot; &quot;;[.L641])-1;LEN([.L641])       )                ));CONCATENATE([.N641];LEFT([.L641];IF(               ISNUMBER(FIND(&quot; &quot;;[.L641]));FIND(&quot; &quot;;[.L641])-1;LEN([.L641])       )                )) );[.M640])" office:value-type="string" office:string-value="" calcext:value-type="error">
            <text:p>#N/A</text:p>
          </table:table-cell>
          <table:table-cell table:formula="of:=VLOOKUP(LEFT([.L641];IF(               ISNUMBER(FIND(&quot; &quot;;[.L641]));FIND(&quot; &quot;;[.L641])-1;LEN([.L64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41]+1" office:value-type="float" office:value="635" calcext:value-type="float">
            <text:p>635</text:p>
          </table:table-cell>
          <table:table-cell table:style-name="ce46" table:formula="of:=IF([.B641]=&quot;&quot;;&quot;&quot;;[.B64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2]" office:value-type="float" office:value="0" calcext:value-type="float">
            <text:p>0</text:p>
          </table:table-cell>
          <table:table-cell table:style-name="ce46" table:formula="of:=IF([.G641]=&quot;&quot;;&quot;&quot;;[.G641])" office:value-type="string" office:string-value="n" calcext:value-type="string">
            <text:p>n</text:p>
          </table:table-cell>
          <table:table-cell table:style-name="ce46"/>
          <table:table-cell table:style-name="ce46" table:formula="of:=IF([.I641]=&quot;&quot;;&quot;&quot;;[.I641])" office:value-type="string" office:string-value="k" calcext:value-type="string">
            <text:p>k</text:p>
          </table:table-cell>
          <table:table-cell table:number-columns-repeated="3"/>
          <table:table-cell table:formula="of:=IF([.L642]&lt;&gt;&quot;&quot;;HYPERLINK(CONCATENATE(&quot;file://&quot;;[.$J$2];&quot;/&quot;;[.N642];&quot;/&quot;;LEFT([.L642];IF(               ISNUMBER(FIND(&quot; &quot;;[.L642]));FIND(&quot; &quot;;[.L642])-1;LEN([.L642])       )                ));CONCATENATE([.N642];LEFT([.L642];IF(               ISNUMBER(FIND(&quot; &quot;;[.L642]));FIND(&quot; &quot;;[.L642])-1;LEN([.L642])       )                )) );[.M641])" office:value-type="string" office:string-value="" calcext:value-type="error">
            <text:p>#N/A</text:p>
          </table:table-cell>
          <table:table-cell table:formula="of:=VLOOKUP(LEFT([.L642];IF(               ISNUMBER(FIND(&quot; &quot;;[.L642]));FIND(&quot; &quot;;[.L642])-1;LEN([.L64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42]+1" office:value-type="float" office:value="636" calcext:value-type="float">
            <text:p>636</text:p>
          </table:table-cell>
          <table:table-cell table:style-name="ce46" table:formula="of:=IF([.B642]=&quot;&quot;;&quot;&quot;;[.B64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3]" office:value-type="float" office:value="0" calcext:value-type="float">
            <text:p>0</text:p>
          </table:table-cell>
          <table:table-cell table:style-name="ce46" table:formula="of:=IF([.G642]=&quot;&quot;;&quot;&quot;;[.G642])" office:value-type="string" office:string-value="n" calcext:value-type="string">
            <text:p>n</text:p>
          </table:table-cell>
          <table:table-cell table:style-name="ce46"/>
          <table:table-cell table:style-name="ce46" table:formula="of:=IF([.I642]=&quot;&quot;;&quot;&quot;;[.I642])" office:value-type="string" office:string-value="k" calcext:value-type="string">
            <text:p>k</text:p>
          </table:table-cell>
          <table:table-cell table:number-columns-repeated="3"/>
          <table:table-cell table:formula="of:=IF([.L643]&lt;&gt;&quot;&quot;;HYPERLINK(CONCATENATE(&quot;file://&quot;;[.$J$2];&quot;/&quot;;[.N643];&quot;/&quot;;LEFT([.L643];IF(               ISNUMBER(FIND(&quot; &quot;;[.L643]));FIND(&quot; &quot;;[.L643])-1;LEN([.L643])       )                ));CONCATENATE([.N643];LEFT([.L643];IF(               ISNUMBER(FIND(&quot; &quot;;[.L643]));FIND(&quot; &quot;;[.L643])-1;LEN([.L643])       )                )) );[.M642])" office:value-type="string" office:string-value="" calcext:value-type="error">
            <text:p>#N/A</text:p>
          </table:table-cell>
          <table:table-cell table:formula="of:=VLOOKUP(LEFT([.L643];IF(               ISNUMBER(FIND(&quot; &quot;;[.L643]));FIND(&quot; &quot;;[.L643])-1;LEN([.L64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43]+1" office:value-type="float" office:value="637" calcext:value-type="float">
            <text:p>637</text:p>
          </table:table-cell>
          <table:table-cell table:style-name="ce46" table:formula="of:=IF([.B643]=&quot;&quot;;&quot;&quot;;[.B64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4]" office:value-type="float" office:value="0" calcext:value-type="float">
            <text:p>0</text:p>
          </table:table-cell>
          <table:table-cell table:style-name="ce46" table:formula="of:=IF([.G643]=&quot;&quot;;&quot;&quot;;[.G643])" office:value-type="string" office:string-value="n" calcext:value-type="string">
            <text:p>n</text:p>
          </table:table-cell>
          <table:table-cell table:style-name="ce46"/>
          <table:table-cell table:style-name="ce46" table:formula="of:=IF([.I643]=&quot;&quot;;&quot;&quot;;[.I643])" office:value-type="string" office:string-value="k" calcext:value-type="string">
            <text:p>k</text:p>
          </table:table-cell>
          <table:table-cell table:number-columns-repeated="3"/>
          <table:table-cell table:formula="of:=IF([.L644]&lt;&gt;&quot;&quot;;HYPERLINK(CONCATENATE(&quot;file://&quot;;[.$J$2];&quot;/&quot;;[.N644];&quot;/&quot;;LEFT([.L644];IF(               ISNUMBER(FIND(&quot; &quot;;[.L644]));FIND(&quot; &quot;;[.L644])-1;LEN([.L644])       )                ));CONCATENATE([.N644];LEFT([.L644];IF(               ISNUMBER(FIND(&quot; &quot;;[.L644]));FIND(&quot; &quot;;[.L644])-1;LEN([.L644])       )                )) );[.M643])" office:value-type="string" office:string-value="" calcext:value-type="error">
            <text:p>#N/A</text:p>
          </table:table-cell>
          <table:table-cell table:formula="of:=VLOOKUP(LEFT([.L644];IF(               ISNUMBER(FIND(&quot; &quot;;[.L644]));FIND(&quot; &quot;;[.L644])-1;LEN([.L64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44]+1" office:value-type="float" office:value="638" calcext:value-type="float">
            <text:p>638</text:p>
          </table:table-cell>
          <table:table-cell table:style-name="ce46" table:formula="of:=IF([.B644]=&quot;&quot;;&quot;&quot;;[.B64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5]" office:value-type="float" office:value="0" calcext:value-type="float">
            <text:p>0</text:p>
          </table:table-cell>
          <table:table-cell table:style-name="ce46" table:formula="of:=IF([.G644]=&quot;&quot;;&quot;&quot;;[.G644])" office:value-type="string" office:string-value="n" calcext:value-type="string">
            <text:p>n</text:p>
          </table:table-cell>
          <table:table-cell table:style-name="ce46"/>
          <table:table-cell table:style-name="ce46" table:formula="of:=IF([.I644]=&quot;&quot;;&quot;&quot;;[.I644])" office:value-type="string" office:string-value="k" calcext:value-type="string">
            <text:p>k</text:p>
          </table:table-cell>
          <table:table-cell table:number-columns-repeated="3"/>
          <table:table-cell table:formula="of:=IF([.L645]&lt;&gt;&quot;&quot;;HYPERLINK(CONCATENATE(&quot;file://&quot;;[.$J$2];&quot;/&quot;;[.N645];&quot;/&quot;;LEFT([.L645];IF(               ISNUMBER(FIND(&quot; &quot;;[.L645]));FIND(&quot; &quot;;[.L645])-1;LEN([.L645])       )                ));CONCATENATE([.N645];LEFT([.L645];IF(               ISNUMBER(FIND(&quot; &quot;;[.L645]));FIND(&quot; &quot;;[.L645])-1;LEN([.L645])       )                )) );[.M644])" office:value-type="string" office:string-value="" calcext:value-type="error">
            <text:p>#N/A</text:p>
          </table:table-cell>
          <table:table-cell table:formula="of:=VLOOKUP(LEFT([.L645];IF(               ISNUMBER(FIND(&quot; &quot;;[.L645]));FIND(&quot; &quot;;[.L645])-1;LEN([.L64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45]+1" office:value-type="float" office:value="639" calcext:value-type="float">
            <text:p>639</text:p>
          </table:table-cell>
          <table:table-cell table:style-name="ce46" table:formula="of:=IF([.B645]=&quot;&quot;;&quot;&quot;;[.B64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6]" office:value-type="float" office:value="0" calcext:value-type="float">
            <text:p>0</text:p>
          </table:table-cell>
          <table:table-cell table:style-name="ce46" table:formula="of:=IF([.G645]=&quot;&quot;;&quot;&quot;;[.G645])" office:value-type="string" office:string-value="n" calcext:value-type="string">
            <text:p>n</text:p>
          </table:table-cell>
          <table:table-cell table:style-name="ce46"/>
          <table:table-cell table:style-name="ce46" table:formula="of:=IF([.I645]=&quot;&quot;;&quot;&quot;;[.I645])" office:value-type="string" office:string-value="k" calcext:value-type="string">
            <text:p>k</text:p>
          </table:table-cell>
          <table:table-cell table:number-columns-repeated="3"/>
          <table:table-cell table:formula="of:=IF([.L646]&lt;&gt;&quot;&quot;;HYPERLINK(CONCATENATE(&quot;file://&quot;;[.$J$2];&quot;/&quot;;[.N646];&quot;/&quot;;LEFT([.L646];IF(               ISNUMBER(FIND(&quot; &quot;;[.L646]));FIND(&quot; &quot;;[.L646])-1;LEN([.L646])       )                ));CONCATENATE([.N646];LEFT([.L646];IF(               ISNUMBER(FIND(&quot; &quot;;[.L646]));FIND(&quot; &quot;;[.L646])-1;LEN([.L646])       )                )) );[.M645])" office:value-type="string" office:string-value="" calcext:value-type="error">
            <text:p>#N/A</text:p>
          </table:table-cell>
          <table:table-cell table:formula="of:=VLOOKUP(LEFT([.L646];IF(               ISNUMBER(FIND(&quot; &quot;;[.L646]));FIND(&quot; &quot;;[.L646])-1;LEN([.L64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46]+1" office:value-type="float" office:value="640" calcext:value-type="float">
            <text:p>640</text:p>
          </table:table-cell>
          <table:table-cell table:style-name="ce46" table:formula="of:=IF([.B646]=&quot;&quot;;&quot;&quot;;[.B64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7]" office:value-type="float" office:value="0" calcext:value-type="float">
            <text:p>0</text:p>
          </table:table-cell>
          <table:table-cell table:style-name="ce46" table:formula="of:=IF([.G646]=&quot;&quot;;&quot;&quot;;[.G646])" office:value-type="string" office:string-value="n" calcext:value-type="string">
            <text:p>n</text:p>
          </table:table-cell>
          <table:table-cell table:style-name="ce46"/>
          <table:table-cell table:style-name="ce46" table:formula="of:=IF([.I646]=&quot;&quot;;&quot;&quot;;[.I646])" office:value-type="string" office:string-value="k" calcext:value-type="string">
            <text:p>k</text:p>
          </table:table-cell>
          <table:table-cell table:number-columns-repeated="3"/>
          <table:table-cell table:formula="of:=IF([.L647]&lt;&gt;&quot;&quot;;HYPERLINK(CONCATENATE(&quot;file://&quot;;[.$J$2];&quot;/&quot;;[.N647];&quot;/&quot;;LEFT([.L647];IF(               ISNUMBER(FIND(&quot; &quot;;[.L647]));FIND(&quot; &quot;;[.L647])-1;LEN([.L647])       )                ));CONCATENATE([.N647];LEFT([.L647];IF(               ISNUMBER(FIND(&quot; &quot;;[.L647]));FIND(&quot; &quot;;[.L647])-1;LEN([.L647])       )                )) );[.M646])" office:value-type="string" office:string-value="" calcext:value-type="error">
            <text:p>#N/A</text:p>
          </table:table-cell>
          <table:table-cell table:formula="of:=VLOOKUP(LEFT([.L647];IF(               ISNUMBER(FIND(&quot; &quot;;[.L647]));FIND(&quot; &quot;;[.L647])-1;LEN([.L64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47]+1" office:value-type="float" office:value="641" calcext:value-type="float">
            <text:p>641</text:p>
          </table:table-cell>
          <table:table-cell table:style-name="ce46" table:formula="of:=IF([.B647]=&quot;&quot;;&quot;&quot;;[.B64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8]" office:value-type="float" office:value="0" calcext:value-type="float">
            <text:p>0</text:p>
          </table:table-cell>
          <table:table-cell table:style-name="ce46" table:formula="of:=IF([.G647]=&quot;&quot;;&quot;&quot;;[.G647])" office:value-type="string" office:string-value="n" calcext:value-type="string">
            <text:p>n</text:p>
          </table:table-cell>
          <table:table-cell table:style-name="ce46"/>
          <table:table-cell table:style-name="ce46" table:formula="of:=IF([.I647]=&quot;&quot;;&quot;&quot;;[.I647])" office:value-type="string" office:string-value="k" calcext:value-type="string">
            <text:p>k</text:p>
          </table:table-cell>
          <table:table-cell table:number-columns-repeated="3"/>
          <table:table-cell table:formula="of:=IF([.L648]&lt;&gt;&quot;&quot;;HYPERLINK(CONCATENATE(&quot;file://&quot;;[.$J$2];&quot;/&quot;;[.N648];&quot;/&quot;;LEFT([.L648];IF(               ISNUMBER(FIND(&quot; &quot;;[.L648]));FIND(&quot; &quot;;[.L648])-1;LEN([.L648])       )                ));CONCATENATE([.N648];LEFT([.L648];IF(               ISNUMBER(FIND(&quot; &quot;;[.L648]));FIND(&quot; &quot;;[.L648])-1;LEN([.L648])       )                )) );[.M647])" office:value-type="string" office:string-value="" calcext:value-type="error">
            <text:p>#N/A</text:p>
          </table:table-cell>
          <table:table-cell table:formula="of:=VLOOKUP(LEFT([.L648];IF(               ISNUMBER(FIND(&quot; &quot;;[.L648]));FIND(&quot; &quot;;[.L648])-1;LEN([.L64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48]+1" office:value-type="float" office:value="642" calcext:value-type="float">
            <text:p>642</text:p>
          </table:table-cell>
          <table:table-cell table:style-name="ce46" table:formula="of:=IF([.B648]=&quot;&quot;;&quot;&quot;;[.B64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9]" office:value-type="float" office:value="0" calcext:value-type="float">
            <text:p>0</text:p>
          </table:table-cell>
          <table:table-cell table:style-name="ce46" table:formula="of:=IF([.G648]=&quot;&quot;;&quot;&quot;;[.G648])" office:value-type="string" office:string-value="n" calcext:value-type="string">
            <text:p>n</text:p>
          </table:table-cell>
          <table:table-cell table:style-name="ce46"/>
          <table:table-cell table:style-name="ce46" table:formula="of:=IF([.I648]=&quot;&quot;;&quot;&quot;;[.I648])" office:value-type="string" office:string-value="k" calcext:value-type="string">
            <text:p>k</text:p>
          </table:table-cell>
          <table:table-cell table:number-columns-repeated="3"/>
          <table:table-cell table:formula="of:=IF([.L649]&lt;&gt;&quot;&quot;;HYPERLINK(CONCATENATE(&quot;file://&quot;;[.$J$2];&quot;/&quot;;[.N649];&quot;/&quot;;LEFT([.L649];IF(               ISNUMBER(FIND(&quot; &quot;;[.L649]));FIND(&quot; &quot;;[.L649])-1;LEN([.L649])       )                ));CONCATENATE([.N649];LEFT([.L649];IF(               ISNUMBER(FIND(&quot; &quot;;[.L649]));FIND(&quot; &quot;;[.L649])-1;LEN([.L649])       )                )) );[.M648])" office:value-type="string" office:string-value="" calcext:value-type="error">
            <text:p>#N/A</text:p>
          </table:table-cell>
          <table:table-cell table:formula="of:=VLOOKUP(LEFT([.L649];IF(               ISNUMBER(FIND(&quot; &quot;;[.L649]));FIND(&quot; &quot;;[.L649])-1;LEN([.L64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49]+1" office:value-type="float" office:value="643" calcext:value-type="float">
            <text:p>643</text:p>
          </table:table-cell>
          <table:table-cell table:style-name="ce46" table:formula="of:=IF([.B649]=&quot;&quot;;&quot;&quot;;[.B64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0]" office:value-type="float" office:value="0" calcext:value-type="float">
            <text:p>0</text:p>
          </table:table-cell>
          <table:table-cell table:style-name="ce46" table:formula="of:=IF([.G649]=&quot;&quot;;&quot;&quot;;[.G649])" office:value-type="string" office:string-value="n" calcext:value-type="string">
            <text:p>n</text:p>
          </table:table-cell>
          <table:table-cell table:style-name="ce46"/>
          <table:table-cell table:style-name="ce46" table:formula="of:=IF([.I649]=&quot;&quot;;&quot;&quot;;[.I649])" office:value-type="string" office:string-value="k" calcext:value-type="string">
            <text:p>k</text:p>
          </table:table-cell>
          <table:table-cell table:number-columns-repeated="3"/>
          <table:table-cell table:formula="of:=IF([.L650]&lt;&gt;&quot;&quot;;HYPERLINK(CONCATENATE(&quot;file://&quot;;[.$J$2];&quot;/&quot;;[.N650];&quot;/&quot;;LEFT([.L650];IF(               ISNUMBER(FIND(&quot; &quot;;[.L650]));FIND(&quot; &quot;;[.L650])-1;LEN([.L650])       )                ));CONCATENATE([.N650];LEFT([.L650];IF(               ISNUMBER(FIND(&quot; &quot;;[.L650]));FIND(&quot; &quot;;[.L650])-1;LEN([.L650])       )                )) );[.M649])" office:value-type="string" office:string-value="" calcext:value-type="error">
            <text:p>#N/A</text:p>
          </table:table-cell>
          <table:table-cell table:formula="of:=VLOOKUP(LEFT([.L650];IF(               ISNUMBER(FIND(&quot; &quot;;[.L650]));FIND(&quot; &quot;;[.L650])-1;LEN([.L65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50]+1" office:value-type="float" office:value="644" calcext:value-type="float">
            <text:p>644</text:p>
          </table:table-cell>
          <table:table-cell table:style-name="ce46" table:formula="of:=IF([.B650]=&quot;&quot;;&quot;&quot;;[.B65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1]" office:value-type="float" office:value="0" calcext:value-type="float">
            <text:p>0</text:p>
          </table:table-cell>
          <table:table-cell table:style-name="ce46" table:formula="of:=IF([.G650]=&quot;&quot;;&quot;&quot;;[.G650])" office:value-type="string" office:string-value="n" calcext:value-type="string">
            <text:p>n</text:p>
          </table:table-cell>
          <table:table-cell table:style-name="ce46"/>
          <table:table-cell table:style-name="ce46" table:formula="of:=IF([.I650]=&quot;&quot;;&quot;&quot;;[.I650])" office:value-type="string" office:string-value="k" calcext:value-type="string">
            <text:p>k</text:p>
          </table:table-cell>
          <table:table-cell table:number-columns-repeated="3"/>
          <table:table-cell table:formula="of:=IF([.L651]&lt;&gt;&quot;&quot;;HYPERLINK(CONCATENATE(&quot;file://&quot;;[.$J$2];&quot;/&quot;;[.N651];&quot;/&quot;;LEFT([.L651];IF(               ISNUMBER(FIND(&quot; &quot;;[.L651]));FIND(&quot; &quot;;[.L651])-1;LEN([.L651])       )                ));CONCATENATE([.N651];LEFT([.L651];IF(               ISNUMBER(FIND(&quot; &quot;;[.L651]));FIND(&quot; &quot;;[.L651])-1;LEN([.L651])       )                )) );[.M650])" office:value-type="string" office:string-value="" calcext:value-type="error">
            <text:p>#N/A</text:p>
          </table:table-cell>
          <table:table-cell table:formula="of:=VLOOKUP(LEFT([.L651];IF(               ISNUMBER(FIND(&quot; &quot;;[.L651]));FIND(&quot; &quot;;[.L651])-1;LEN([.L65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51]+1" office:value-type="float" office:value="645" calcext:value-type="float">
            <text:p>645</text:p>
          </table:table-cell>
          <table:table-cell table:style-name="ce46" table:formula="of:=IF([.B651]=&quot;&quot;;&quot;&quot;;[.B65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2]" office:value-type="float" office:value="0" calcext:value-type="float">
            <text:p>0</text:p>
          </table:table-cell>
          <table:table-cell table:style-name="ce46" table:formula="of:=IF([.G651]=&quot;&quot;;&quot;&quot;;[.G651])" office:value-type="string" office:string-value="n" calcext:value-type="string">
            <text:p>n</text:p>
          </table:table-cell>
          <table:table-cell table:style-name="ce46"/>
          <table:table-cell table:style-name="ce46" table:formula="of:=IF([.I651]=&quot;&quot;;&quot;&quot;;[.I651])" office:value-type="string" office:string-value="k" calcext:value-type="string">
            <text:p>k</text:p>
          </table:table-cell>
          <table:table-cell table:number-columns-repeated="3"/>
          <table:table-cell table:formula="of:=IF([.L652]&lt;&gt;&quot;&quot;;HYPERLINK(CONCATENATE(&quot;file://&quot;;[.$J$2];&quot;/&quot;;[.N652];&quot;/&quot;;LEFT([.L652];IF(               ISNUMBER(FIND(&quot; &quot;;[.L652]));FIND(&quot; &quot;;[.L652])-1;LEN([.L652])       )                ));CONCATENATE([.N652];LEFT([.L652];IF(               ISNUMBER(FIND(&quot; &quot;;[.L652]));FIND(&quot; &quot;;[.L652])-1;LEN([.L652])       )                )) );[.M651])" office:value-type="string" office:string-value="" calcext:value-type="error">
            <text:p>#N/A</text:p>
          </table:table-cell>
          <table:table-cell table:formula="of:=VLOOKUP(LEFT([.L652];IF(               ISNUMBER(FIND(&quot; &quot;;[.L652]));FIND(&quot; &quot;;[.L652])-1;LEN([.L65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52]+1" office:value-type="float" office:value="646" calcext:value-type="float">
            <text:p>646</text:p>
          </table:table-cell>
          <table:table-cell table:style-name="ce46" table:formula="of:=IF([.B652]=&quot;&quot;;&quot;&quot;;[.B65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3]" office:value-type="float" office:value="0" calcext:value-type="float">
            <text:p>0</text:p>
          </table:table-cell>
          <table:table-cell table:style-name="ce46" table:formula="of:=IF([.G652]=&quot;&quot;;&quot;&quot;;[.G652])" office:value-type="string" office:string-value="n" calcext:value-type="string">
            <text:p>n</text:p>
          </table:table-cell>
          <table:table-cell table:style-name="ce46"/>
          <table:table-cell table:style-name="ce46" table:formula="of:=IF([.I652]=&quot;&quot;;&quot;&quot;;[.I652])" office:value-type="string" office:string-value="k" calcext:value-type="string">
            <text:p>k</text:p>
          </table:table-cell>
          <table:table-cell table:number-columns-repeated="3"/>
          <table:table-cell table:formula="of:=IF([.L653]&lt;&gt;&quot;&quot;;HYPERLINK(CONCATENATE(&quot;file://&quot;;[.$J$2];&quot;/&quot;;[.N653];&quot;/&quot;;LEFT([.L653];IF(               ISNUMBER(FIND(&quot; &quot;;[.L653]));FIND(&quot; &quot;;[.L653])-1;LEN([.L653])       )                ));CONCATENATE([.N653];LEFT([.L653];IF(               ISNUMBER(FIND(&quot; &quot;;[.L653]));FIND(&quot; &quot;;[.L653])-1;LEN([.L653])       )                )) );[.M652])" office:value-type="string" office:string-value="" calcext:value-type="error">
            <text:p>#N/A</text:p>
          </table:table-cell>
          <table:table-cell table:formula="of:=VLOOKUP(LEFT([.L653];IF(               ISNUMBER(FIND(&quot; &quot;;[.L653]));FIND(&quot; &quot;;[.L653])-1;LEN([.L65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53]+1" office:value-type="float" office:value="647" calcext:value-type="float">
            <text:p>647</text:p>
          </table:table-cell>
          <table:table-cell table:style-name="ce46" table:formula="of:=IF([.B653]=&quot;&quot;;&quot;&quot;;[.B65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4]" office:value-type="float" office:value="0" calcext:value-type="float">
            <text:p>0</text:p>
          </table:table-cell>
          <table:table-cell table:style-name="ce46" table:formula="of:=IF([.G653]=&quot;&quot;;&quot;&quot;;[.G653])" office:value-type="string" office:string-value="n" calcext:value-type="string">
            <text:p>n</text:p>
          </table:table-cell>
          <table:table-cell table:style-name="ce46"/>
          <table:table-cell table:style-name="ce46" table:formula="of:=IF([.I653]=&quot;&quot;;&quot;&quot;;[.I653])" office:value-type="string" office:string-value="k" calcext:value-type="string">
            <text:p>k</text:p>
          </table:table-cell>
          <table:table-cell table:number-columns-repeated="3"/>
          <table:table-cell table:formula="of:=IF([.L654]&lt;&gt;&quot;&quot;;HYPERLINK(CONCATENATE(&quot;file://&quot;;[.$J$2];&quot;/&quot;;[.N654];&quot;/&quot;;LEFT([.L654];IF(               ISNUMBER(FIND(&quot; &quot;;[.L654]));FIND(&quot; &quot;;[.L654])-1;LEN([.L654])       )                ));CONCATENATE([.N654];LEFT([.L654];IF(               ISNUMBER(FIND(&quot; &quot;;[.L654]));FIND(&quot; &quot;;[.L654])-1;LEN([.L654])       )                )) );[.M653])" office:value-type="string" office:string-value="" calcext:value-type="error">
            <text:p>#N/A</text:p>
          </table:table-cell>
          <table:table-cell table:formula="of:=VLOOKUP(LEFT([.L654];IF(               ISNUMBER(FIND(&quot; &quot;;[.L654]));FIND(&quot; &quot;;[.L654])-1;LEN([.L65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6">
          <table:table-cell table:formula="of:=[.A654]+1" office:value-type="float" office:value="648" calcext:value-type="float">
            <text:p>648</text:p>
          </table:table-cell>
          <table:table-cell table:style-name="ce46" table:formula="of:=IF([.B654]=&quot;&quot;;&quot;&quot;;[.B65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5]" office:value-type="float" office:value="0" calcext:value-type="float">
            <text:p>0</text:p>
          </table:table-cell>
          <table:table-cell table:style-name="ce46" table:formula="of:=IF([.G654]=&quot;&quot;;&quot;&quot;;[.G654])" office:value-type="string" office:string-value="n" calcext:value-type="string">
            <text:p>n</text:p>
          </table:table-cell>
          <table:table-cell table:style-name="ce46"/>
          <table:table-cell table:style-name="ce46" table:formula="of:=IF([.I654]=&quot;&quot;;&quot;&quot;;[.I65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55]+1" office:value-type="float" office:value="649" calcext:value-type="float">
            <text:p>649</text:p>
          </table:table-cell>
          <table:table-cell table:style-name="ce46" table:formula="of:=IF([.B655]=&quot;&quot;;&quot;&quot;;[.B65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6]" office:value-type="float" office:value="0" calcext:value-type="float">
            <text:p>0</text:p>
          </table:table-cell>
          <table:table-cell table:style-name="ce46" table:formula="of:=IF([.G655]=&quot;&quot;;&quot;&quot;;[.G655])" office:value-type="string" office:string-value="n" calcext:value-type="string">
            <text:p>n</text:p>
          </table:table-cell>
          <table:table-cell table:style-name="ce46"/>
          <table:table-cell table:style-name="ce46" table:formula="of:=IF([.I655]=&quot;&quot;;&quot;&quot;;[.I65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56]+1" office:value-type="float" office:value="650" calcext:value-type="float">
            <text:p>650</text:p>
          </table:table-cell>
          <table:table-cell table:style-name="ce46" table:formula="of:=IF([.B656]=&quot;&quot;;&quot;&quot;;[.B65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7]" office:value-type="float" office:value="0" calcext:value-type="float">
            <text:p>0</text:p>
          </table:table-cell>
          <table:table-cell table:style-name="ce46" table:formula="of:=IF([.G656]=&quot;&quot;;&quot;&quot;;[.G656])" office:value-type="string" office:string-value="n" calcext:value-type="string">
            <text:p>n</text:p>
          </table:table-cell>
          <table:table-cell table:style-name="ce46"/>
          <table:table-cell table:style-name="ce46" table:formula="of:=IF([.I656]=&quot;&quot;;&quot;&quot;;[.I65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57]+1" office:value-type="float" office:value="651" calcext:value-type="float">
            <text:p>651</text:p>
          </table:table-cell>
          <table:table-cell table:style-name="ce46" table:formula="of:=IF([.B657]=&quot;&quot;;&quot;&quot;;[.B65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8]" office:value-type="float" office:value="0" calcext:value-type="float">
            <text:p>0</text:p>
          </table:table-cell>
          <table:table-cell table:style-name="ce46" table:formula="of:=IF([.G657]=&quot;&quot;;&quot;&quot;;[.G657])" office:value-type="string" office:string-value="n" calcext:value-type="string">
            <text:p>n</text:p>
          </table:table-cell>
          <table:table-cell table:style-name="ce46"/>
          <table:table-cell table:style-name="ce46" table:formula="of:=IF([.I657]=&quot;&quot;;&quot;&quot;;[.I65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58]+1" office:value-type="float" office:value="652" calcext:value-type="float">
            <text:p>652</text:p>
          </table:table-cell>
          <table:table-cell table:style-name="ce46" table:formula="of:=IF([.B658]=&quot;&quot;;&quot;&quot;;[.B65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9]" office:value-type="float" office:value="0" calcext:value-type="float">
            <text:p>0</text:p>
          </table:table-cell>
          <table:table-cell table:style-name="ce46" table:formula="of:=IF([.G658]=&quot;&quot;;&quot;&quot;;[.G658])" office:value-type="string" office:string-value="n" calcext:value-type="string">
            <text:p>n</text:p>
          </table:table-cell>
          <table:table-cell table:style-name="ce46"/>
          <table:table-cell table:style-name="ce46" table:formula="of:=IF([.I658]=&quot;&quot;;&quot;&quot;;[.I65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59]+1" office:value-type="float" office:value="653" calcext:value-type="float">
            <text:p>653</text:p>
          </table:table-cell>
          <table:table-cell table:style-name="ce46" table:formula="of:=IF([.B659]=&quot;&quot;;&quot;&quot;;[.B65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60]" office:value-type="float" office:value="0" calcext:value-type="float">
            <text:p>0</text:p>
          </table:table-cell>
          <table:table-cell table:style-name="ce46" table:formula="of:=IF([.G659]=&quot;&quot;;&quot;&quot;;[.G659])" office:value-type="string" office:string-value="n" calcext:value-type="string">
            <text:p>n</text:p>
          </table:table-cell>
          <table:table-cell table:style-name="ce46"/>
          <table:table-cell table:style-name="ce46" table:formula="of:=IF([.I659]=&quot;&quot;;&quot;&quot;;[.I65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60]+1" office:value-type="float" office:value="654" calcext:value-type="float">
            <text:p>654</text:p>
          </table:table-cell>
          <table:table-cell table:style-name="ce46" table:formula="of:=IF([.B660]=&quot;&quot;;&quot;&quot;;[.B66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0]=&quot;&quot;;&quot;&quot;;[.G660])" office:value-type="string" office:string-value="n" calcext:value-type="string">
            <text:p>n</text:p>
          </table:table-cell>
          <table:table-cell table:style-name="ce46"/>
          <table:table-cell table:style-name="ce46" table:formula="of:=IF([.I660]=&quot;&quot;;&quot;&quot;;[.I66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61]+1" office:value-type="float" office:value="655" calcext:value-type="float">
            <text:p>655</text:p>
          </table:table-cell>
          <table:table-cell table:style-name="ce46" table:formula="of:=IF([.B661]=&quot;&quot;;&quot;&quot;;[.B66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1]=&quot;&quot;;&quot;&quot;;[.G661])" office:value-type="string" office:string-value="n" calcext:value-type="string">
            <text:p>n</text:p>
          </table:table-cell>
          <table:table-cell table:style-name="ce46"/>
          <table:table-cell table:style-name="ce46" table:formula="of:=IF([.I661]=&quot;&quot;;&quot;&quot;;[.I66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62]+1" office:value-type="float" office:value="656" calcext:value-type="float">
            <text:p>656</text:p>
          </table:table-cell>
          <table:table-cell table:style-name="ce46" table:formula="of:=IF([.B662]=&quot;&quot;;&quot;&quot;;[.B66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2]=&quot;&quot;;&quot;&quot;;[.G662])" office:value-type="string" office:string-value="n" calcext:value-type="string">
            <text:p>n</text:p>
          </table:table-cell>
          <table:table-cell table:style-name="ce46"/>
          <table:table-cell table:style-name="ce46" table:formula="of:=IF([.I662]=&quot;&quot;;&quot;&quot;;[.I66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63]+1" office:value-type="float" office:value="657" calcext:value-type="float">
            <text:p>657</text:p>
          </table:table-cell>
          <table:table-cell table:style-name="ce46" table:formula="of:=IF([.B663]=&quot;&quot;;&quot;&quot;;[.B66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3]=&quot;&quot;;&quot;&quot;;[.G663])" office:value-type="string" office:string-value="n" calcext:value-type="string">
            <text:p>n</text:p>
          </table:table-cell>
          <table:table-cell table:style-name="ce46"/>
          <table:table-cell table:style-name="ce46" table:formula="of:=IF([.I663]=&quot;&quot;;&quot;&quot;;[.I66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64]+1" office:value-type="float" office:value="658" calcext:value-type="float">
            <text:p>658</text:p>
          </table:table-cell>
          <table:table-cell table:style-name="ce46" table:formula="of:=IF([.B664]=&quot;&quot;;&quot;&quot;;[.B66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4]=&quot;&quot;;&quot;&quot;;[.G664])" office:value-type="string" office:string-value="n" calcext:value-type="string">
            <text:p>n</text:p>
          </table:table-cell>
          <table:table-cell table:style-name="ce46"/>
          <table:table-cell table:style-name="ce46" table:formula="of:=IF([.I664]=&quot;&quot;;&quot;&quot;;[.I66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65]+1" office:value-type="float" office:value="659" calcext:value-type="float">
            <text:p>659</text:p>
          </table:table-cell>
          <table:table-cell table:style-name="ce46" table:formula="of:=IF([.B665]=&quot;&quot;;&quot;&quot;;[.B66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5]=&quot;&quot;;&quot;&quot;;[.G665])" office:value-type="string" office:string-value="n" calcext:value-type="string">
            <text:p>n</text:p>
          </table:table-cell>
          <table:table-cell table:style-name="ce46"/>
          <table:table-cell table:style-name="ce46" table:formula="of:=IF([.I665]=&quot;&quot;;&quot;&quot;;[.I66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66]+1" office:value-type="float" office:value="660" calcext:value-type="float">
            <text:p>660</text:p>
          </table:table-cell>
          <table:table-cell table:style-name="ce46" table:formula="of:=IF([.B666]=&quot;&quot;;&quot;&quot;;[.B66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6]=&quot;&quot;;&quot;&quot;;[.G666])" office:value-type="string" office:string-value="n" calcext:value-type="string">
            <text:p>n</text:p>
          </table:table-cell>
          <table:table-cell table:style-name="ce46"/>
          <table:table-cell table:style-name="ce46" table:formula="of:=IF([.I666]=&quot;&quot;;&quot;&quot;;[.I66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67]+1" office:value-type="float" office:value="661" calcext:value-type="float">
            <text:p>661</text:p>
          </table:table-cell>
          <table:table-cell table:style-name="ce46" table:formula="of:=IF([.B667]=&quot;&quot;;&quot;&quot;;[.B66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7]=&quot;&quot;;&quot;&quot;;[.G667])" office:value-type="string" office:string-value="n" calcext:value-type="string">
            <text:p>n</text:p>
          </table:table-cell>
          <table:table-cell table:style-name="ce46"/>
          <table:table-cell table:style-name="ce46" table:formula="of:=IF([.I667]=&quot;&quot;;&quot;&quot;;[.I66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68]+1" office:value-type="float" office:value="662" calcext:value-type="float">
            <text:p>662</text:p>
          </table:table-cell>
          <table:table-cell table:style-name="ce46" table:formula="of:=IF([.B668]=&quot;&quot;;&quot;&quot;;[.B66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8]=&quot;&quot;;&quot;&quot;;[.G668])" office:value-type="string" office:string-value="n" calcext:value-type="string">
            <text:p>n</text:p>
          </table:table-cell>
          <table:table-cell table:style-name="ce46"/>
          <table:table-cell table:style-name="ce46" table:formula="of:=IF([.I668]=&quot;&quot;;&quot;&quot;;[.I66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69]+1" office:value-type="float" office:value="663" calcext:value-type="float">
            <text:p>663</text:p>
          </table:table-cell>
          <table:table-cell table:style-name="ce46" table:formula="of:=IF([.B669]=&quot;&quot;;&quot;&quot;;[.B66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9]=&quot;&quot;;&quot;&quot;;[.G669])" office:value-type="string" office:string-value="n" calcext:value-type="string">
            <text:p>n</text:p>
          </table:table-cell>
          <table:table-cell table:style-name="ce46"/>
          <table:table-cell table:style-name="ce46" table:formula="of:=IF([.I669]=&quot;&quot;;&quot;&quot;;[.I66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70]+1" office:value-type="float" office:value="664" calcext:value-type="float">
            <text:p>664</text:p>
          </table:table-cell>
          <table:table-cell table:style-name="ce46" table:formula="of:=IF([.B670]=&quot;&quot;;&quot;&quot;;[.B67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0]=&quot;&quot;;&quot;&quot;;[.G670])" office:value-type="string" office:string-value="n" calcext:value-type="string">
            <text:p>n</text:p>
          </table:table-cell>
          <table:table-cell table:style-name="ce46"/>
          <table:table-cell table:style-name="ce46" table:formula="of:=IF([.I670]=&quot;&quot;;&quot;&quot;;[.I67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71]+1" office:value-type="float" office:value="665" calcext:value-type="float">
            <text:p>665</text:p>
          </table:table-cell>
          <table:table-cell table:style-name="ce46" table:formula="of:=IF([.B671]=&quot;&quot;;&quot;&quot;;[.B67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1]=&quot;&quot;;&quot;&quot;;[.G671])" office:value-type="string" office:string-value="n" calcext:value-type="string">
            <text:p>n</text:p>
          </table:table-cell>
          <table:table-cell table:style-name="ce46"/>
          <table:table-cell table:style-name="ce46" table:formula="of:=IF([.I671]=&quot;&quot;;&quot;&quot;;[.I67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72]+1" office:value-type="float" office:value="666" calcext:value-type="float">
            <text:p>666</text:p>
          </table:table-cell>
          <table:table-cell table:style-name="ce46" table:formula="of:=IF([.B672]=&quot;&quot;;&quot;&quot;;[.B67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2]=&quot;&quot;;&quot;&quot;;[.G672])" office:value-type="string" office:string-value="n" calcext:value-type="string">
            <text:p>n</text:p>
          </table:table-cell>
          <table:table-cell table:style-name="ce46"/>
          <table:table-cell table:style-name="ce46" table:formula="of:=IF([.I672]=&quot;&quot;;&quot;&quot;;[.I67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73]+1" office:value-type="float" office:value="667" calcext:value-type="float">
            <text:p>667</text:p>
          </table:table-cell>
          <table:table-cell table:style-name="ce46" table:formula="of:=IF([.B673]=&quot;&quot;;&quot;&quot;;[.B67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3]=&quot;&quot;;&quot;&quot;;[.G673])" office:value-type="string" office:string-value="n" calcext:value-type="string">
            <text:p>n</text:p>
          </table:table-cell>
          <table:table-cell table:style-name="ce46"/>
          <table:table-cell table:style-name="ce46" table:formula="of:=IF([.I673]=&quot;&quot;;&quot;&quot;;[.I67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74]+1" office:value-type="float" office:value="668" calcext:value-type="float">
            <text:p>668</text:p>
          </table:table-cell>
          <table:table-cell table:style-name="ce46" table:formula="of:=IF([.B674]=&quot;&quot;;&quot;&quot;;[.B67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4]=&quot;&quot;;&quot;&quot;;[.G674])" office:value-type="string" office:string-value="n" calcext:value-type="string">
            <text:p>n</text:p>
          </table:table-cell>
          <table:table-cell table:style-name="ce46"/>
          <table:table-cell table:style-name="ce46" table:formula="of:=IF([.I674]=&quot;&quot;;&quot;&quot;;[.I67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75]+1" office:value-type="float" office:value="669" calcext:value-type="float">
            <text:p>669</text:p>
          </table:table-cell>
          <table:table-cell table:style-name="ce46" table:formula="of:=IF([.B675]=&quot;&quot;;&quot;&quot;;[.B67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5]=&quot;&quot;;&quot;&quot;;[.G675])" office:value-type="string" office:string-value="n" calcext:value-type="string">
            <text:p>n</text:p>
          </table:table-cell>
          <table:table-cell table:style-name="ce46"/>
          <table:table-cell table:style-name="ce46" table:formula="of:=IF([.I675]=&quot;&quot;;&quot;&quot;;[.I67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76]+1" office:value-type="float" office:value="670" calcext:value-type="float">
            <text:p>670</text:p>
          </table:table-cell>
          <table:table-cell table:style-name="ce46" table:formula="of:=IF([.B676]=&quot;&quot;;&quot;&quot;;[.B67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6]=&quot;&quot;;&quot;&quot;;[.G676])" office:value-type="string" office:string-value="n" calcext:value-type="string">
            <text:p>n</text:p>
          </table:table-cell>
          <table:table-cell table:style-name="ce46"/>
          <table:table-cell table:style-name="ce46" table:formula="of:=IF([.I676]=&quot;&quot;;&quot;&quot;;[.I67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77]+1" office:value-type="float" office:value="671" calcext:value-type="float">
            <text:p>671</text:p>
          </table:table-cell>
          <table:table-cell table:style-name="ce46" table:formula="of:=IF([.B677]=&quot;&quot;;&quot;&quot;;[.B67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7]=&quot;&quot;;&quot;&quot;;[.G677])" office:value-type="string" office:string-value="n" calcext:value-type="string">
            <text:p>n</text:p>
          </table:table-cell>
          <table:table-cell table:style-name="ce46"/>
          <table:table-cell table:style-name="ce46" table:formula="of:=IF([.I677]=&quot;&quot;;&quot;&quot;;[.I67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78]+1" office:value-type="float" office:value="672" calcext:value-type="float">
            <text:p>672</text:p>
          </table:table-cell>
          <table:table-cell table:style-name="ce46" table:formula="of:=IF([.B678]=&quot;&quot;;&quot;&quot;;[.B67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8]=&quot;&quot;;&quot;&quot;;[.G678])" office:value-type="string" office:string-value="n" calcext:value-type="string">
            <text:p>n</text:p>
          </table:table-cell>
          <table:table-cell table:style-name="ce46"/>
          <table:table-cell table:style-name="ce46" table:formula="of:=IF([.I678]=&quot;&quot;;&quot;&quot;;[.I67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79]+1" office:value-type="float" office:value="673" calcext:value-type="float">
            <text:p>673</text:p>
          </table:table-cell>
          <table:table-cell table:style-name="ce46" table:formula="of:=IF([.B679]=&quot;&quot;;&quot;&quot;;[.B67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9]=&quot;&quot;;&quot;&quot;;[.G679])" office:value-type="string" office:string-value="n" calcext:value-type="string">
            <text:p>n</text:p>
          </table:table-cell>
          <table:table-cell table:style-name="ce46"/>
          <table:table-cell table:style-name="ce46" table:formula="of:=IF([.I679]=&quot;&quot;;&quot;&quot;;[.I67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80]+1" office:value-type="float" office:value="674" calcext:value-type="float">
            <text:p>674</text:p>
          </table:table-cell>
          <table:table-cell table:style-name="ce46" table:formula="of:=IF([.B680]=&quot;&quot;;&quot;&quot;;[.B68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0]=&quot;&quot;;&quot;&quot;;[.G680])" office:value-type="string" office:string-value="n" calcext:value-type="string">
            <text:p>n</text:p>
          </table:table-cell>
          <table:table-cell table:style-name="ce46"/>
          <table:table-cell table:style-name="ce46" table:formula="of:=IF([.I680]=&quot;&quot;;&quot;&quot;;[.I68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81]+1" office:value-type="float" office:value="675" calcext:value-type="float">
            <text:p>675</text:p>
          </table:table-cell>
          <table:table-cell table:style-name="ce46" table:formula="of:=IF([.B681]=&quot;&quot;;&quot;&quot;;[.B68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1]=&quot;&quot;;&quot;&quot;;[.G681])" office:value-type="string" office:string-value="n" calcext:value-type="string">
            <text:p>n</text:p>
          </table:table-cell>
          <table:table-cell table:style-name="ce46"/>
          <table:table-cell table:style-name="ce46" table:formula="of:=IF([.I681]=&quot;&quot;;&quot;&quot;;[.I68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82]+1" office:value-type="float" office:value="676" calcext:value-type="float">
            <text:p>676</text:p>
          </table:table-cell>
          <table:table-cell table:style-name="ce46" table:formula="of:=IF([.B682]=&quot;&quot;;&quot;&quot;;[.B68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2]=&quot;&quot;;&quot;&quot;;[.G682])" office:value-type="string" office:string-value="n" calcext:value-type="string">
            <text:p>n</text:p>
          </table:table-cell>
          <table:table-cell table:style-name="ce46"/>
          <table:table-cell table:style-name="ce46" table:formula="of:=IF([.I682]=&quot;&quot;;&quot;&quot;;[.I68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83]+1" office:value-type="float" office:value="677" calcext:value-type="float">
            <text:p>677</text:p>
          </table:table-cell>
          <table:table-cell table:style-name="ce46" table:formula="of:=IF([.B683]=&quot;&quot;;&quot;&quot;;[.B68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3]=&quot;&quot;;&quot;&quot;;[.G683])" office:value-type="string" office:string-value="n" calcext:value-type="string">
            <text:p>n</text:p>
          </table:table-cell>
          <table:table-cell table:style-name="ce46"/>
          <table:table-cell table:style-name="ce46" table:formula="of:=IF([.I683]=&quot;&quot;;&quot;&quot;;[.I68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84]+1" office:value-type="float" office:value="678" calcext:value-type="float">
            <text:p>678</text:p>
          </table:table-cell>
          <table:table-cell table:style-name="ce46" table:formula="of:=IF([.B684]=&quot;&quot;;&quot;&quot;;[.B68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4]=&quot;&quot;;&quot;&quot;;[.G684])" office:value-type="string" office:string-value="n" calcext:value-type="string">
            <text:p>n</text:p>
          </table:table-cell>
          <table:table-cell table:style-name="ce46"/>
          <table:table-cell table:style-name="ce46" table:formula="of:=IF([.I684]=&quot;&quot;;&quot;&quot;;[.I68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85]+1" office:value-type="float" office:value="679" calcext:value-type="float">
            <text:p>679</text:p>
          </table:table-cell>
          <table:table-cell table:style-name="ce46" table:formula="of:=IF([.B685]=&quot;&quot;;&quot;&quot;;[.B68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5]=&quot;&quot;;&quot;&quot;;[.G685])" office:value-type="string" office:string-value="n" calcext:value-type="string">
            <text:p>n</text:p>
          </table:table-cell>
          <table:table-cell table:style-name="ce46"/>
          <table:table-cell table:style-name="ce46" table:formula="of:=IF([.I685]=&quot;&quot;;&quot;&quot;;[.I68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86]+1" office:value-type="float" office:value="680" calcext:value-type="float">
            <text:p>680</text:p>
          </table:table-cell>
          <table:table-cell table:style-name="ce46" table:formula="of:=IF([.B686]=&quot;&quot;;&quot;&quot;;[.B68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6]=&quot;&quot;;&quot;&quot;;[.G686])" office:value-type="string" office:string-value="n" calcext:value-type="string">
            <text:p>n</text:p>
          </table:table-cell>
          <table:table-cell table:style-name="ce46"/>
          <table:table-cell table:style-name="ce46" table:formula="of:=IF([.I686]=&quot;&quot;;&quot;&quot;;[.I68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87]+1" office:value-type="float" office:value="681" calcext:value-type="float">
            <text:p>681</text:p>
          </table:table-cell>
          <table:table-cell table:style-name="ce46" table:formula="of:=IF([.B687]=&quot;&quot;;&quot;&quot;;[.B68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7]=&quot;&quot;;&quot;&quot;;[.G687])" office:value-type="string" office:string-value="n" calcext:value-type="string">
            <text:p>n</text:p>
          </table:table-cell>
          <table:table-cell table:style-name="ce46"/>
          <table:table-cell table:style-name="ce46" table:formula="of:=IF([.I687]=&quot;&quot;;&quot;&quot;;[.I68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88]+1" office:value-type="float" office:value="682" calcext:value-type="float">
            <text:p>682</text:p>
          </table:table-cell>
          <table:table-cell table:style-name="ce46" table:formula="of:=IF([.B688]=&quot;&quot;;&quot;&quot;;[.B68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8]=&quot;&quot;;&quot;&quot;;[.G688])" office:value-type="string" office:string-value="n" calcext:value-type="string">
            <text:p>n</text:p>
          </table:table-cell>
          <table:table-cell table:style-name="ce46"/>
          <table:table-cell table:style-name="ce46" table:formula="of:=IF([.I688]=&quot;&quot;;&quot;&quot;;[.I68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89]+1" office:value-type="float" office:value="683" calcext:value-type="float">
            <text:p>683</text:p>
          </table:table-cell>
          <table:table-cell table:style-name="ce46" table:formula="of:=IF([.B689]=&quot;&quot;;&quot;&quot;;[.B68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9]=&quot;&quot;;&quot;&quot;;[.G689])" office:value-type="string" office:string-value="n" calcext:value-type="string">
            <text:p>n</text:p>
          </table:table-cell>
          <table:table-cell table:style-name="ce46"/>
          <table:table-cell table:style-name="ce46" table:formula="of:=IF([.I689]=&quot;&quot;;&quot;&quot;;[.I68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90]+1" office:value-type="float" office:value="684" calcext:value-type="float">
            <text:p>684</text:p>
          </table:table-cell>
          <table:table-cell table:style-name="ce46" table:formula="of:=IF([.B690]=&quot;&quot;;&quot;&quot;;[.B69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0]=&quot;&quot;;&quot;&quot;;[.G690])" office:value-type="string" office:string-value="n" calcext:value-type="string">
            <text:p>n</text:p>
          </table:table-cell>
          <table:table-cell table:style-name="ce46"/>
          <table:table-cell table:style-name="ce46" table:formula="of:=IF([.I690]=&quot;&quot;;&quot;&quot;;[.I69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91]+1" office:value-type="float" office:value="685" calcext:value-type="float">
            <text:p>685</text:p>
          </table:table-cell>
          <table:table-cell table:style-name="ce46" table:formula="of:=IF([.B691]=&quot;&quot;;&quot;&quot;;[.B69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1]=&quot;&quot;;&quot;&quot;;[.G691])" office:value-type="string" office:string-value="n" calcext:value-type="string">
            <text:p>n</text:p>
          </table:table-cell>
          <table:table-cell table:style-name="ce46"/>
          <table:table-cell table:style-name="ce46" table:formula="of:=IF([.I691]=&quot;&quot;;&quot;&quot;;[.I69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92]+1" office:value-type="float" office:value="686" calcext:value-type="float">
            <text:p>686</text:p>
          </table:table-cell>
          <table:table-cell table:style-name="ce46" table:formula="of:=IF([.B692]=&quot;&quot;;&quot;&quot;;[.B69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2]=&quot;&quot;;&quot;&quot;;[.G692])" office:value-type="string" office:string-value="n" calcext:value-type="string">
            <text:p>n</text:p>
          </table:table-cell>
          <table:table-cell table:style-name="ce46"/>
          <table:table-cell table:style-name="ce46" table:formula="of:=IF([.I692]=&quot;&quot;;&quot;&quot;;[.I69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93]+1" office:value-type="float" office:value="687" calcext:value-type="float">
            <text:p>687</text:p>
          </table:table-cell>
          <table:table-cell table:style-name="ce46" table:formula="of:=IF([.B693]=&quot;&quot;;&quot;&quot;;[.B69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3]=&quot;&quot;;&quot;&quot;;[.G693])" office:value-type="string" office:string-value="n" calcext:value-type="string">
            <text:p>n</text:p>
          </table:table-cell>
          <table:table-cell table:style-name="ce46"/>
          <table:table-cell table:style-name="ce46" table:formula="of:=IF([.I693]=&quot;&quot;;&quot;&quot;;[.I69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94]+1" office:value-type="float" office:value="688" calcext:value-type="float">
            <text:p>688</text:p>
          </table:table-cell>
          <table:table-cell table:style-name="ce46" table:formula="of:=IF([.B694]=&quot;&quot;;&quot;&quot;;[.B69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4]=&quot;&quot;;&quot;&quot;;[.G694])" office:value-type="string" office:string-value="n" calcext:value-type="string">
            <text:p>n</text:p>
          </table:table-cell>
          <table:table-cell table:style-name="ce46"/>
          <table:table-cell table:style-name="ce46" table:formula="of:=IF([.I694]=&quot;&quot;;&quot;&quot;;[.I69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95]+1" office:value-type="float" office:value="689" calcext:value-type="float">
            <text:p>689</text:p>
          </table:table-cell>
          <table:table-cell table:style-name="ce46" table:formula="of:=IF([.B695]=&quot;&quot;;&quot;&quot;;[.B69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5]=&quot;&quot;;&quot;&quot;;[.G695])" office:value-type="string" office:string-value="n" calcext:value-type="string">
            <text:p>n</text:p>
          </table:table-cell>
          <table:table-cell table:style-name="ce46"/>
          <table:table-cell table:style-name="ce46" table:formula="of:=IF([.I695]=&quot;&quot;;&quot;&quot;;[.I69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96]+1" office:value-type="float" office:value="690" calcext:value-type="float">
            <text:p>690</text:p>
          </table:table-cell>
          <table:table-cell table:style-name="ce46" table:formula="of:=IF([.B696]=&quot;&quot;;&quot;&quot;;[.B69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6]=&quot;&quot;;&quot;&quot;;[.G696])" office:value-type="string" office:string-value="n" calcext:value-type="string">
            <text:p>n</text:p>
          </table:table-cell>
          <table:table-cell table:style-name="ce46"/>
          <table:table-cell table:style-name="ce46" table:formula="of:=IF([.I696]=&quot;&quot;;&quot;&quot;;[.I69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97]+1" office:value-type="float" office:value="691" calcext:value-type="float">
            <text:p>691</text:p>
          </table:table-cell>
          <table:table-cell table:style-name="ce46" table:formula="of:=IF([.B697]=&quot;&quot;;&quot;&quot;;[.B69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7]=&quot;&quot;;&quot;&quot;;[.G697])" office:value-type="string" office:string-value="n" calcext:value-type="string">
            <text:p>n</text:p>
          </table:table-cell>
          <table:table-cell table:style-name="ce46"/>
          <table:table-cell table:style-name="ce46" table:formula="of:=IF([.I697]=&quot;&quot;;&quot;&quot;;[.I69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98]+1" office:value-type="float" office:value="692" calcext:value-type="float">
            <text:p>692</text:p>
          </table:table-cell>
          <table:table-cell table:style-name="ce46" table:formula="of:=IF([.B698]=&quot;&quot;;&quot;&quot;;[.B69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8]=&quot;&quot;;&quot;&quot;;[.G698])" office:value-type="string" office:string-value="n" calcext:value-type="string">
            <text:p>n</text:p>
          </table:table-cell>
          <table:table-cell table:style-name="ce46"/>
          <table:table-cell table:style-name="ce46" table:formula="of:=IF([.I698]=&quot;&quot;;&quot;&quot;;[.I69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699]+1" office:value-type="float" office:value="693" calcext:value-type="float">
            <text:p>693</text:p>
          </table:table-cell>
          <table:table-cell table:style-name="ce46" table:formula="of:=IF([.B699]=&quot;&quot;;&quot;&quot;;[.B69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9]=&quot;&quot;;&quot;&quot;;[.G699])" office:value-type="string" office:string-value="n" calcext:value-type="string">
            <text:p>n</text:p>
          </table:table-cell>
          <table:table-cell table:style-name="ce46"/>
          <table:table-cell table:style-name="ce46" table:formula="of:=IF([.I699]=&quot;&quot;;&quot;&quot;;[.I69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00]+1" office:value-type="float" office:value="694" calcext:value-type="float">
            <text:p>694</text:p>
          </table:table-cell>
          <table:table-cell table:style-name="ce46" table:formula="of:=IF([.B700]=&quot;&quot;;&quot;&quot;;[.B70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0]=&quot;&quot;;&quot;&quot;;[.G700])" office:value-type="string" office:string-value="n" calcext:value-type="string">
            <text:p>n</text:p>
          </table:table-cell>
          <table:table-cell table:style-name="ce46"/>
          <table:table-cell table:style-name="ce46" table:formula="of:=IF([.I700]=&quot;&quot;;&quot;&quot;;[.I70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01]+1" office:value-type="float" office:value="695" calcext:value-type="float">
            <text:p>695</text:p>
          </table:table-cell>
          <table:table-cell table:style-name="ce46" table:formula="of:=IF([.B701]=&quot;&quot;;&quot;&quot;;[.B70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1]=&quot;&quot;;&quot;&quot;;[.G701])" office:value-type="string" office:string-value="n" calcext:value-type="string">
            <text:p>n</text:p>
          </table:table-cell>
          <table:table-cell table:style-name="ce46"/>
          <table:table-cell table:style-name="ce46" table:formula="of:=IF([.I701]=&quot;&quot;;&quot;&quot;;[.I70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02]+1" office:value-type="float" office:value="696" calcext:value-type="float">
            <text:p>696</text:p>
          </table:table-cell>
          <table:table-cell table:style-name="ce46" table:formula="of:=IF([.B702]=&quot;&quot;;&quot;&quot;;[.B70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2]=&quot;&quot;;&quot;&quot;;[.G702])" office:value-type="string" office:string-value="n" calcext:value-type="string">
            <text:p>n</text:p>
          </table:table-cell>
          <table:table-cell table:style-name="ce46"/>
          <table:table-cell table:style-name="ce46" table:formula="of:=IF([.I702]=&quot;&quot;;&quot;&quot;;[.I70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03]+1" office:value-type="float" office:value="697" calcext:value-type="float">
            <text:p>697</text:p>
          </table:table-cell>
          <table:table-cell table:style-name="ce46" table:formula="of:=IF([.B703]=&quot;&quot;;&quot;&quot;;[.B70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3]=&quot;&quot;;&quot;&quot;;[.G703])" office:value-type="string" office:string-value="n" calcext:value-type="string">
            <text:p>n</text:p>
          </table:table-cell>
          <table:table-cell table:style-name="ce46"/>
          <table:table-cell table:style-name="ce46" table:formula="of:=IF([.I703]=&quot;&quot;;&quot;&quot;;[.I70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04]+1" office:value-type="float" office:value="698" calcext:value-type="float">
            <text:p>698</text:p>
          </table:table-cell>
          <table:table-cell table:style-name="ce46" table:formula="of:=IF([.B704]=&quot;&quot;;&quot;&quot;;[.B70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4]=&quot;&quot;;&quot;&quot;;[.G704])" office:value-type="string" office:string-value="n" calcext:value-type="string">
            <text:p>n</text:p>
          </table:table-cell>
          <table:table-cell table:style-name="ce46"/>
          <table:table-cell table:style-name="ce46" table:formula="of:=IF([.I704]=&quot;&quot;;&quot;&quot;;[.I70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05]+1" office:value-type="float" office:value="699" calcext:value-type="float">
            <text:p>699</text:p>
          </table:table-cell>
          <table:table-cell table:style-name="ce46" table:formula="of:=IF([.B705]=&quot;&quot;;&quot;&quot;;[.B70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5]=&quot;&quot;;&quot;&quot;;[.G705])" office:value-type="string" office:string-value="n" calcext:value-type="string">
            <text:p>n</text:p>
          </table:table-cell>
          <table:table-cell table:style-name="ce46"/>
          <table:table-cell table:style-name="ce46" table:formula="of:=IF([.I705]=&quot;&quot;;&quot;&quot;;[.I70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06]+1" office:value-type="float" office:value="700" calcext:value-type="float">
            <text:p>700</text:p>
          </table:table-cell>
          <table:table-cell table:style-name="ce46" table:formula="of:=IF([.B706]=&quot;&quot;;&quot;&quot;;[.B70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6]=&quot;&quot;;&quot;&quot;;[.G706])" office:value-type="string" office:string-value="n" calcext:value-type="string">
            <text:p>n</text:p>
          </table:table-cell>
          <table:table-cell table:style-name="ce46"/>
          <table:table-cell table:style-name="ce46" table:formula="of:=IF([.I706]=&quot;&quot;;&quot;&quot;;[.I70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07]+1" office:value-type="float" office:value="701" calcext:value-type="float">
            <text:p>701</text:p>
          </table:table-cell>
          <table:table-cell table:style-name="ce46" table:formula="of:=IF([.B707]=&quot;&quot;;&quot;&quot;;[.B70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7]=&quot;&quot;;&quot;&quot;;[.G707])" office:value-type="string" office:string-value="n" calcext:value-type="string">
            <text:p>n</text:p>
          </table:table-cell>
          <table:table-cell table:style-name="ce46"/>
          <table:table-cell table:style-name="ce46" table:formula="of:=IF([.I707]=&quot;&quot;;&quot;&quot;;[.I70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08]+1" office:value-type="float" office:value="702" calcext:value-type="float">
            <text:p>702</text:p>
          </table:table-cell>
          <table:table-cell table:style-name="ce46" table:formula="of:=IF([.B708]=&quot;&quot;;&quot;&quot;;[.B70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8]=&quot;&quot;;&quot;&quot;;[.G708])" office:value-type="string" office:string-value="n" calcext:value-type="string">
            <text:p>n</text:p>
          </table:table-cell>
          <table:table-cell table:style-name="ce46"/>
          <table:table-cell table:style-name="ce46" table:formula="of:=IF([.I708]=&quot;&quot;;&quot;&quot;;[.I70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09]+1" office:value-type="float" office:value="703" calcext:value-type="float">
            <text:p>703</text:p>
          </table:table-cell>
          <table:table-cell table:style-name="ce46" table:formula="of:=IF([.B709]=&quot;&quot;;&quot;&quot;;[.B70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9]=&quot;&quot;;&quot;&quot;;[.G709])" office:value-type="string" office:string-value="n" calcext:value-type="string">
            <text:p>n</text:p>
          </table:table-cell>
          <table:table-cell table:style-name="ce46"/>
          <table:table-cell table:style-name="ce46" table:formula="of:=IF([.I709]=&quot;&quot;;&quot;&quot;;[.I70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10]+1" office:value-type="float" office:value="704" calcext:value-type="float">
            <text:p>704</text:p>
          </table:table-cell>
          <table:table-cell table:style-name="ce46" table:formula="of:=IF([.B710]=&quot;&quot;;&quot;&quot;;[.B71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0]=&quot;&quot;;&quot;&quot;;[.G710])" office:value-type="string" office:string-value="n" calcext:value-type="string">
            <text:p>n</text:p>
          </table:table-cell>
          <table:table-cell table:style-name="ce46"/>
          <table:table-cell table:style-name="ce46" table:formula="of:=IF([.I710]=&quot;&quot;;&quot;&quot;;[.I71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11]+1" office:value-type="float" office:value="705" calcext:value-type="float">
            <text:p>705</text:p>
          </table:table-cell>
          <table:table-cell table:style-name="ce46" table:formula="of:=IF([.B711]=&quot;&quot;;&quot;&quot;;[.B71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1]=&quot;&quot;;&quot;&quot;;[.G711])" office:value-type="string" office:string-value="n" calcext:value-type="string">
            <text:p>n</text:p>
          </table:table-cell>
          <table:table-cell table:style-name="ce46"/>
          <table:table-cell table:style-name="ce46" table:formula="of:=IF([.I711]=&quot;&quot;;&quot;&quot;;[.I71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12]+1" office:value-type="float" office:value="706" calcext:value-type="float">
            <text:p>706</text:p>
          </table:table-cell>
          <table:table-cell table:style-name="ce46" table:formula="of:=IF([.B712]=&quot;&quot;;&quot;&quot;;[.B71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2]=&quot;&quot;;&quot;&quot;;[.G712])" office:value-type="string" office:string-value="n" calcext:value-type="string">
            <text:p>n</text:p>
          </table:table-cell>
          <table:table-cell table:style-name="ce46"/>
          <table:table-cell table:style-name="ce46" table:formula="of:=IF([.I712]=&quot;&quot;;&quot;&quot;;[.I71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13]+1" office:value-type="float" office:value="707" calcext:value-type="float">
            <text:p>707</text:p>
          </table:table-cell>
          <table:table-cell table:style-name="ce46" table:formula="of:=IF([.B713]=&quot;&quot;;&quot;&quot;;[.B71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3]=&quot;&quot;;&quot;&quot;;[.G713])" office:value-type="string" office:string-value="n" calcext:value-type="string">
            <text:p>n</text:p>
          </table:table-cell>
          <table:table-cell table:style-name="ce46"/>
          <table:table-cell table:style-name="ce46" table:formula="of:=IF([.I713]=&quot;&quot;;&quot;&quot;;[.I71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14]+1" office:value-type="float" office:value="708" calcext:value-type="float">
            <text:p>708</text:p>
          </table:table-cell>
          <table:table-cell table:style-name="ce46" table:formula="of:=IF([.B714]=&quot;&quot;;&quot;&quot;;[.B71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4]=&quot;&quot;;&quot;&quot;;[.G714])" office:value-type="string" office:string-value="n" calcext:value-type="string">
            <text:p>n</text:p>
          </table:table-cell>
          <table:table-cell table:style-name="ce46"/>
          <table:table-cell table:style-name="ce46" table:formula="of:=IF([.I714]=&quot;&quot;;&quot;&quot;;[.I71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15]+1" office:value-type="float" office:value="709" calcext:value-type="float">
            <text:p>709</text:p>
          </table:table-cell>
          <table:table-cell table:style-name="ce46" table:formula="of:=IF([.B715]=&quot;&quot;;&quot;&quot;;[.B71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5]=&quot;&quot;;&quot;&quot;;[.G715])" office:value-type="string" office:string-value="n" calcext:value-type="string">
            <text:p>n</text:p>
          </table:table-cell>
          <table:table-cell table:style-name="ce46"/>
          <table:table-cell table:style-name="ce46" table:formula="of:=IF([.I715]=&quot;&quot;;&quot;&quot;;[.I71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16]+1" office:value-type="float" office:value="710" calcext:value-type="float">
            <text:p>710</text:p>
          </table:table-cell>
          <table:table-cell table:style-name="ce46" table:formula="of:=IF([.B716]=&quot;&quot;;&quot;&quot;;[.B71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6]=&quot;&quot;;&quot;&quot;;[.G716])" office:value-type="string" office:string-value="n" calcext:value-type="string">
            <text:p>n</text:p>
          </table:table-cell>
          <table:table-cell table:style-name="ce46"/>
          <table:table-cell table:style-name="ce46" table:formula="of:=IF([.I716]=&quot;&quot;;&quot;&quot;;[.I71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17]+1" office:value-type="float" office:value="711" calcext:value-type="float">
            <text:p>711</text:p>
          </table:table-cell>
          <table:table-cell table:style-name="ce46" table:formula="of:=IF([.B717]=&quot;&quot;;&quot;&quot;;[.B71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7]=&quot;&quot;;&quot;&quot;;[.G717])" office:value-type="string" office:string-value="n" calcext:value-type="string">
            <text:p>n</text:p>
          </table:table-cell>
          <table:table-cell table:style-name="ce46"/>
          <table:table-cell table:style-name="ce46" table:formula="of:=IF([.I717]=&quot;&quot;;&quot;&quot;;[.I71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18]+1" office:value-type="float" office:value="712" calcext:value-type="float">
            <text:p>712</text:p>
          </table:table-cell>
          <table:table-cell table:style-name="ce46" table:formula="of:=IF([.B718]=&quot;&quot;;&quot;&quot;;[.B71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8]=&quot;&quot;;&quot;&quot;;[.G718])" office:value-type="string" office:string-value="n" calcext:value-type="string">
            <text:p>n</text:p>
          </table:table-cell>
          <table:table-cell table:style-name="ce46"/>
          <table:table-cell table:style-name="ce46" table:formula="of:=IF([.I718]=&quot;&quot;;&quot;&quot;;[.I71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19]+1" office:value-type="float" office:value="713" calcext:value-type="float">
            <text:p>713</text:p>
          </table:table-cell>
          <table:table-cell table:style-name="ce46" table:formula="of:=IF([.B719]=&quot;&quot;;&quot;&quot;;[.B71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9]=&quot;&quot;;&quot;&quot;;[.G719])" office:value-type="string" office:string-value="n" calcext:value-type="string">
            <text:p>n</text:p>
          </table:table-cell>
          <table:table-cell table:style-name="ce46"/>
          <table:table-cell table:style-name="ce46" table:formula="of:=IF([.I719]=&quot;&quot;;&quot;&quot;;[.I71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20]+1" office:value-type="float" office:value="714" calcext:value-type="float">
            <text:p>714</text:p>
          </table:table-cell>
          <table:table-cell table:style-name="ce46" table:formula="of:=IF([.B720]=&quot;&quot;;&quot;&quot;;[.B72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0]=&quot;&quot;;&quot;&quot;;[.G720])" office:value-type="string" office:string-value="n" calcext:value-type="string">
            <text:p>n</text:p>
          </table:table-cell>
          <table:table-cell table:style-name="ce46"/>
          <table:table-cell table:style-name="ce46" table:formula="of:=IF([.I720]=&quot;&quot;;&quot;&quot;;[.I72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21]+1" office:value-type="float" office:value="715" calcext:value-type="float">
            <text:p>715</text:p>
          </table:table-cell>
          <table:table-cell table:style-name="ce46" table:formula="of:=IF([.B721]=&quot;&quot;;&quot;&quot;;[.B72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1]=&quot;&quot;;&quot;&quot;;[.G721])" office:value-type="string" office:string-value="n" calcext:value-type="string">
            <text:p>n</text:p>
          </table:table-cell>
          <table:table-cell table:style-name="ce46"/>
          <table:table-cell table:style-name="ce46" table:formula="of:=IF([.I721]=&quot;&quot;;&quot;&quot;;[.I72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22]+1" office:value-type="float" office:value="716" calcext:value-type="float">
            <text:p>716</text:p>
          </table:table-cell>
          <table:table-cell table:style-name="ce46" table:formula="of:=IF([.B722]=&quot;&quot;;&quot;&quot;;[.B72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2]=&quot;&quot;;&quot;&quot;;[.G722])" office:value-type="string" office:string-value="n" calcext:value-type="string">
            <text:p>n</text:p>
          </table:table-cell>
          <table:table-cell table:style-name="ce46"/>
          <table:table-cell table:style-name="ce46" table:formula="of:=IF([.I722]=&quot;&quot;;&quot;&quot;;[.I72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23]+1" office:value-type="float" office:value="717" calcext:value-type="float">
            <text:p>717</text:p>
          </table:table-cell>
          <table:table-cell table:style-name="ce46" table:formula="of:=IF([.B723]=&quot;&quot;;&quot;&quot;;[.B72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3]=&quot;&quot;;&quot;&quot;;[.G723])" office:value-type="string" office:string-value="n" calcext:value-type="string">
            <text:p>n</text:p>
          </table:table-cell>
          <table:table-cell table:style-name="ce46"/>
          <table:table-cell table:style-name="ce46" table:formula="of:=IF([.I723]=&quot;&quot;;&quot;&quot;;[.I72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24]+1" office:value-type="float" office:value="718" calcext:value-type="float">
            <text:p>718</text:p>
          </table:table-cell>
          <table:table-cell table:style-name="ce46" table:formula="of:=IF([.B724]=&quot;&quot;;&quot;&quot;;[.B72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4]=&quot;&quot;;&quot;&quot;;[.G724])" office:value-type="string" office:string-value="n" calcext:value-type="string">
            <text:p>n</text:p>
          </table:table-cell>
          <table:table-cell table:style-name="ce46"/>
          <table:table-cell table:style-name="ce46" table:formula="of:=IF([.I724]=&quot;&quot;;&quot;&quot;;[.I72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25]+1" office:value-type="float" office:value="719" calcext:value-type="float">
            <text:p>719</text:p>
          </table:table-cell>
          <table:table-cell table:style-name="ce46" table:formula="of:=IF([.B725]=&quot;&quot;;&quot;&quot;;[.B72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5]=&quot;&quot;;&quot;&quot;;[.G725])" office:value-type="string" office:string-value="n" calcext:value-type="string">
            <text:p>n</text:p>
          </table:table-cell>
          <table:table-cell table:style-name="ce46"/>
          <table:table-cell table:style-name="ce46" table:formula="of:=IF([.I725]=&quot;&quot;;&quot;&quot;;[.I72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26]+1" office:value-type="float" office:value="720" calcext:value-type="float">
            <text:p>720</text:p>
          </table:table-cell>
          <table:table-cell table:style-name="ce46" table:formula="of:=IF([.B726]=&quot;&quot;;&quot;&quot;;[.B72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6]=&quot;&quot;;&quot;&quot;;[.G726])" office:value-type="string" office:string-value="n" calcext:value-type="string">
            <text:p>n</text:p>
          </table:table-cell>
          <table:table-cell table:style-name="ce46"/>
          <table:table-cell table:style-name="ce46" table:formula="of:=IF([.I726]=&quot;&quot;;&quot;&quot;;[.I72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27]+1" office:value-type="float" office:value="721" calcext:value-type="float">
            <text:p>721</text:p>
          </table:table-cell>
          <table:table-cell table:style-name="ce46" table:formula="of:=IF([.B727]=&quot;&quot;;&quot;&quot;;[.B72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7]=&quot;&quot;;&quot;&quot;;[.G727])" office:value-type="string" office:string-value="n" calcext:value-type="string">
            <text:p>n</text:p>
          </table:table-cell>
          <table:table-cell table:style-name="ce46"/>
          <table:table-cell table:style-name="ce46" table:formula="of:=IF([.I727]=&quot;&quot;;&quot;&quot;;[.I72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28]+1" office:value-type="float" office:value="722" calcext:value-type="float">
            <text:p>722</text:p>
          </table:table-cell>
          <table:table-cell table:style-name="ce46" table:formula="of:=IF([.B728]=&quot;&quot;;&quot;&quot;;[.B72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8]=&quot;&quot;;&quot;&quot;;[.G728])" office:value-type="string" office:string-value="n" calcext:value-type="string">
            <text:p>n</text:p>
          </table:table-cell>
          <table:table-cell table:style-name="ce46"/>
          <table:table-cell table:style-name="ce46" table:formula="of:=IF([.I728]=&quot;&quot;;&quot;&quot;;[.I72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29]+1" office:value-type="float" office:value="723" calcext:value-type="float">
            <text:p>723</text:p>
          </table:table-cell>
          <table:table-cell table:style-name="ce46" table:formula="of:=IF([.B729]=&quot;&quot;;&quot;&quot;;[.B72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9]=&quot;&quot;;&quot;&quot;;[.G729])" office:value-type="string" office:string-value="n" calcext:value-type="string">
            <text:p>n</text:p>
          </table:table-cell>
          <table:table-cell table:style-name="ce46"/>
          <table:table-cell table:style-name="ce46" table:formula="of:=IF([.I729]=&quot;&quot;;&quot;&quot;;[.I72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30]+1" office:value-type="float" office:value="724" calcext:value-type="float">
            <text:p>724</text:p>
          </table:table-cell>
          <table:table-cell table:style-name="ce46" table:formula="of:=IF([.B730]=&quot;&quot;;&quot;&quot;;[.B73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0]=&quot;&quot;;&quot;&quot;;[.G730])" office:value-type="string" office:string-value="n" calcext:value-type="string">
            <text:p>n</text:p>
          </table:table-cell>
          <table:table-cell table:style-name="ce46"/>
          <table:table-cell table:style-name="ce46" table:formula="of:=IF([.I730]=&quot;&quot;;&quot;&quot;;[.I73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31]+1" office:value-type="float" office:value="725" calcext:value-type="float">
            <text:p>725</text:p>
          </table:table-cell>
          <table:table-cell table:style-name="ce46" table:formula="of:=IF([.B731]=&quot;&quot;;&quot;&quot;;[.B73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1]=&quot;&quot;;&quot;&quot;;[.G731])" office:value-type="string" office:string-value="n" calcext:value-type="string">
            <text:p>n</text:p>
          </table:table-cell>
          <table:table-cell table:style-name="ce46"/>
          <table:table-cell table:style-name="ce46" table:formula="of:=IF([.I731]=&quot;&quot;;&quot;&quot;;[.I73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32]+1" office:value-type="float" office:value="726" calcext:value-type="float">
            <text:p>726</text:p>
          </table:table-cell>
          <table:table-cell table:style-name="ce46" table:formula="of:=IF([.B732]=&quot;&quot;;&quot;&quot;;[.B73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2]=&quot;&quot;;&quot;&quot;;[.G732])" office:value-type="string" office:string-value="n" calcext:value-type="string">
            <text:p>n</text:p>
          </table:table-cell>
          <table:table-cell table:style-name="ce46"/>
          <table:table-cell table:style-name="ce46" table:formula="of:=IF([.I732]=&quot;&quot;;&quot;&quot;;[.I73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33]+1" office:value-type="float" office:value="727" calcext:value-type="float">
            <text:p>727</text:p>
          </table:table-cell>
          <table:table-cell table:style-name="ce46" table:formula="of:=IF([.B733]=&quot;&quot;;&quot;&quot;;[.B73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3]=&quot;&quot;;&quot;&quot;;[.G733])" office:value-type="string" office:string-value="n" calcext:value-type="string">
            <text:p>n</text:p>
          </table:table-cell>
          <table:table-cell table:style-name="ce46"/>
          <table:table-cell table:style-name="ce46" table:formula="of:=IF([.I733]=&quot;&quot;;&quot;&quot;;[.I73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34]+1" office:value-type="float" office:value="728" calcext:value-type="float">
            <text:p>728</text:p>
          </table:table-cell>
          <table:table-cell table:style-name="ce46" table:formula="of:=IF([.B734]=&quot;&quot;;&quot;&quot;;[.B73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4]=&quot;&quot;;&quot;&quot;;[.G734])" office:value-type="string" office:string-value="n" calcext:value-type="string">
            <text:p>n</text:p>
          </table:table-cell>
          <table:table-cell table:style-name="ce46"/>
          <table:table-cell table:style-name="ce46" table:formula="of:=IF([.I734]=&quot;&quot;;&quot;&quot;;[.I73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35]+1" office:value-type="float" office:value="729" calcext:value-type="float">
            <text:p>729</text:p>
          </table:table-cell>
          <table:table-cell table:style-name="ce46" table:formula="of:=IF([.B735]=&quot;&quot;;&quot;&quot;;[.B73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5]=&quot;&quot;;&quot;&quot;;[.G735])" office:value-type="string" office:string-value="n" calcext:value-type="string">
            <text:p>n</text:p>
          </table:table-cell>
          <table:table-cell table:style-name="ce46"/>
          <table:table-cell table:style-name="ce46" table:formula="of:=IF([.I735]=&quot;&quot;;&quot;&quot;;[.I73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36]+1" office:value-type="float" office:value="730" calcext:value-type="float">
            <text:p>730</text:p>
          </table:table-cell>
          <table:table-cell table:style-name="ce46" table:formula="of:=IF([.B736]=&quot;&quot;;&quot;&quot;;[.B73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6]=&quot;&quot;;&quot;&quot;;[.G736])" office:value-type="string" office:string-value="n" calcext:value-type="string">
            <text:p>n</text:p>
          </table:table-cell>
          <table:table-cell table:style-name="ce46"/>
          <table:table-cell table:style-name="ce46" table:formula="of:=IF([.I736]=&quot;&quot;;&quot;&quot;;[.I73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37]+1" office:value-type="float" office:value="731" calcext:value-type="float">
            <text:p>731</text:p>
          </table:table-cell>
          <table:table-cell table:style-name="ce46" table:formula="of:=IF([.B737]=&quot;&quot;;&quot;&quot;;[.B73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7]=&quot;&quot;;&quot;&quot;;[.G737])" office:value-type="string" office:string-value="n" calcext:value-type="string">
            <text:p>n</text:p>
          </table:table-cell>
          <table:table-cell table:style-name="ce46"/>
          <table:table-cell table:style-name="ce46" table:formula="of:=IF([.I737]=&quot;&quot;;&quot;&quot;;[.I73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38]+1" office:value-type="float" office:value="732" calcext:value-type="float">
            <text:p>732</text:p>
          </table:table-cell>
          <table:table-cell table:style-name="ce46" table:formula="of:=IF([.B738]=&quot;&quot;;&quot;&quot;;[.B73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8]=&quot;&quot;;&quot;&quot;;[.G738])" office:value-type="string" office:string-value="n" calcext:value-type="string">
            <text:p>n</text:p>
          </table:table-cell>
          <table:table-cell table:style-name="ce46"/>
          <table:table-cell table:style-name="ce46" table:formula="of:=IF([.I738]=&quot;&quot;;&quot;&quot;;[.I73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39]+1" office:value-type="float" office:value="733" calcext:value-type="float">
            <text:p>733</text:p>
          </table:table-cell>
          <table:table-cell table:style-name="ce46" table:formula="of:=IF([.B739]=&quot;&quot;;&quot;&quot;;[.B73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9]=&quot;&quot;;&quot;&quot;;[.G739])" office:value-type="string" office:string-value="n" calcext:value-type="string">
            <text:p>n</text:p>
          </table:table-cell>
          <table:table-cell table:style-name="ce46"/>
          <table:table-cell table:style-name="ce46" table:formula="of:=IF([.I739]=&quot;&quot;;&quot;&quot;;[.I73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40]+1" office:value-type="float" office:value="734" calcext:value-type="float">
            <text:p>734</text:p>
          </table:table-cell>
          <table:table-cell table:style-name="ce46" table:formula="of:=IF([.B740]=&quot;&quot;;&quot;&quot;;[.B74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40]=&quot;&quot;;&quot;&quot;;[.G740])" office:value-type="string" office:string-value="n" calcext:value-type="string">
            <text:p>n</text:p>
          </table:table-cell>
          <table:table-cell table:style-name="ce46"/>
          <table:table-cell table:style-name="ce46" table:formula="of:=IF([.I740]=&quot;&quot;;&quot;&quot;;[.I74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41]+1" office:value-type="float" office:value="735" calcext:value-type="float">
            <text:p>735</text:p>
          </table:table-cell>
          <table:table-cell table:style-name="ce46" table:formula="of:=IF([.B741]=&quot;&quot;;&quot;&quot;;[.B74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41]=&quot;&quot;;&quot;&quot;;[.G741])" office:value-type="string" office:string-value="n" calcext:value-type="string">
            <text:p>n</text:p>
          </table:table-cell>
          <table:table-cell table:style-name="ce46"/>
          <table:table-cell table:style-name="ce46" table:formula="of:=IF([.I741]=&quot;&quot;;&quot;&quot;;[.I74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42]+1" office:value-type="float" office:value="736" calcext:value-type="float">
            <text:p>736</text:p>
          </table:table-cell>
          <table:table-cell table:style-name="ce46" table:formula="of:=IF([.B742]=&quot;&quot;;&quot;&quot;;[.B74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42]=&quot;&quot;;&quot;&quot;;[.G742])" office:value-type="string" office:string-value="n" calcext:value-type="string">
            <text:p>n</text:p>
          </table:table-cell>
          <table:table-cell table:style-name="ce46"/>
          <table:table-cell table:style-name="ce46" table:formula="of:=IF([.I742]=&quot;&quot;;&quot;&quot;;[.I74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43]+1" office:value-type="float" office:value="737" calcext:value-type="float">
            <text:p>737</text:p>
          </table:table-cell>
          <table:table-cell table:style-name="ce46" table:formula="of:=IF([.B743]=&quot;&quot;;&quot;&quot;;[.B74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43]=&quot;&quot;;&quot;&quot;;[.G743])" office:value-type="string" office:string-value="n" calcext:value-type="string">
            <text:p>n</text:p>
          </table:table-cell>
          <table:table-cell table:style-name="ce46"/>
          <table:table-cell table:style-name="ce46" table:formula="of:=IF([.I743]=&quot;&quot;;&quot;&quot;;[.I74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44]+1" office:value-type="float" office:value="738" calcext:value-type="float">
            <text:p>738</text:p>
          </table:table-cell>
          <table:table-cell table:style-name="ce46" table:formula="of:=IF([.B744]=&quot;&quot;;&quot;&quot;;[.B74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44]=&quot;&quot;;&quot;&quot;;[.G744])" office:value-type="string" office:string-value="n" calcext:value-type="string">
            <text:p>n</text:p>
          </table:table-cell>
          <table:table-cell table:style-name="ce46"/>
          <table:table-cell table:style-name="ce46" table:formula="of:=IF([.I744]=&quot;&quot;;&quot;&quot;;[.I74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6">
          <table:table-cell table:formula="of:=[.A745]+1" office:value-type="float" office:value="739" calcext:value-type="float">
            <text:p>739</text:p>
          </table:table-cell>
          <table:table-cell table:number-columns-repeated="1023"/>
        </table:table-row>
        <table:table-row table:style-name="ro6">
          <table:table-cell table:formula="of:=[.A746]+1" office:value-type="float" office:value="740" calcext:value-type="float">
            <text:p>740</text:p>
          </table:table-cell>
          <table:table-cell table:number-columns-repeated="1023"/>
        </table:table-row>
        <table:table-row table:style-name="ro6">
          <table:table-cell table:formula="of:=[.A747]+1" office:value-type="float" office:value="741" calcext:value-type="float">
            <text:p>741</text:p>
          </table:table-cell>
          <table:table-cell table:number-columns-repeated="1023"/>
        </table:table-row>
        <table:table-row table:style-name="ro6">
          <table:table-cell table:formula="of:=[.A748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6">
          <table:table-cell table:formula="of:=[.A749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6" table:number-rows-repeated="10478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tografie" table:style-name="ta1">
        <table:table-column table:style-name="co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number-columns-repeated="1020" table:default-cell-style-name="Default"/>
        <table:table-row table:style-name="ro8">
          <table:table-cell table:style-name="ce61"/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Cesta</text:p>
          </table:table-cell>
          <table:table-cell table:style-name="ce61" office:value-type="string" calcext:value-type="string">
            <text:p>Lokace</text:p>
          </table:table-cell>
          <table:table-cell table:style-name="ce61" table:number-columns-repeated="1020"/>
        </table:table-row>
        <table:table-row table:style-name="ro6">
          <table:table-cell/>
          <table:table-cell table:formula="of:=RIGHT([.$C2];LEN([.$C2])-FIND(&quot;$$$&quot;;SUBSTITUTE([.$C2];&quot;/&quot;;&quot;$$$&quot;;LEN([.$C2])-LEN(SUBSTITUTE([.$C2];&quot;/&quot;;&quot;&quot;)))))" office:value-type="string" office:string-value="_APE0824.jpg" calcext:value-type="string">
            <text:p>_APE0824.jpg</text:p>
          </table:table-cell>
          <table:table-cell office:value-type="string" calcext:value-type="string">
            <text:p>./koupelna/_APE0824.jpg</text:p>
          </table:table-cell>
          <table:table-cell table:formula="of:=LEFT([.C2];FIND([.B2];[.C2];1)-1)" office:value-type="string" office:string-value="./koupelna/" calcext:value-type="string">
            <text:p>./koupelna/</text:p>
          </table:table-cell>
          <table:table-cell table:number-columns-repeated="1020"/>
        </table:table-row>
        <table:table-row table:style-name="ro6">
          <table:table-cell/>
          <table:table-cell table:formula="of:=RIGHT([.$C3];LEN([.$C3])-FIND(&quot;$$$&quot;;SUBSTITUTE([.$C3];&quot;/&quot;;&quot;$$$&quot;;LEN([.$C3])-LEN(SUBSTITUTE([.$C3];&quot;/&quot;;&quot;&quot;)))))" office:value-type="string" office:string-value="DSC_7515.jpg" calcext:value-type="string">
            <text:p>DSC_7515.jpg</text:p>
          </table:table-cell>
          <table:table-cell office:value-type="string" calcext:value-type="string">
            <text:p>./DSC_7515.jpg</text:p>
          </table:table-cell>
          <table:table-cell table:formula="of:=LEFT([.C3];FIND([.B3];[.C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6">
          <table:table-cell/>
          <table:table-cell table:formula="of:=RIGHT([.$C4];LEN([.$C4])-FIND(&quot;$$$&quot;;SUBSTITUTE([.$C4];&quot;/&quot;;&quot;$$$&quot;;LEN([.$C4])-LEN(SUBSTITUTE([.$C4];&quot;/&quot;;&quot;&quot;)))))" office:value-type="string" office:string-value="_APE0827.jpg" calcext:value-type="string">
            <text:p>_APE0827.jpg</text:p>
          </table:table-cell>
          <table:table-cell office:value-type="string" calcext:value-type="string">
            <text:p>./_APE0827.jpg</text:p>
          </table:table-cell>
          <table:table-cell table:formula="of:=LEFT([.C4];FIND([.B4];[.C4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6">
          <table:table-cell/>
          <table:table-cell table:formula="of:=RIGHT([.$C5];LEN([.$C5])-FIND(&quot;$$$&quot;;SUBSTITUTE([.$C5];&quot;/&quot;;&quot;$$$&quot;;LEN([.$C5])-LEN(SUBSTITUTE([.$C5];&quot;/&quot;;&quot;&quot;)))))" office:value-type="string" office:string-value="DSC_7553.jpg" calcext:value-type="string">
            <text:p>DSC_7553.jpg</text:p>
          </table:table-cell>
          <table:table-cell office:value-type="string" calcext:value-type="string">
            <text:p>./loznice/DSC_7553.jpg</text:p>
          </table:table-cell>
          <table:table-cell table:formula="of:=LEFT([.C5];FIND([.B5];[.C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6">
          <table:table-cell/>
          <table:table-cell table:formula="of:=RIGHT([.$C6];LEN([.$C6])-FIND(&quot;$$$&quot;;SUBSTITUTE([.$C6];&quot;/&quot;;&quot;$$$&quot;;LEN([.$C6])-LEN(SUBSTITUTE([.$C6];&quot;/&quot;;&quot;&quot;)))))" office:value-type="string" office:string-value="20140625_0006.jpg" calcext:value-type="string">
            <text:p>20140625_0006.jpg</text:p>
          </table:table-cell>
          <table:table-cell office:value-type="string" calcext:value-type="string">
            <text:p>./loznice/20140625_0006.jpg</text:p>
          </table:table-cell>
          <table:table-cell table:formula="of:=LEFT([.C6];FIND([.B6];[.C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6">
          <table:table-cell/>
          <table:table-cell table:formula="of:=RIGHT([.$C7];LEN([.$C7])-FIND(&quot;$$$&quot;;SUBSTITUTE([.$C7];&quot;/&quot;;&quot;$$$&quot;;LEN([.$C7])-LEN(SUBSTITUTE([.$C7];&quot;/&quot;;&quot;&quot;)))))" office:value-type="string" office:string-value="DSC_7554.jpg" calcext:value-type="string">
            <text:p>DSC_7554.jpg</text:p>
          </table:table-cell>
          <table:table-cell office:value-type="string" calcext:value-type="string">
            <text:p>./loznice/DSC_7554.jpg</text:p>
          </table:table-cell>
          <table:table-cell table:formula="of:=LEFT([.C7];FIND([.B7];[.C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6">
          <table:table-cell/>
          <table:table-cell table:formula="of:=RIGHT([.$C8];LEN([.$C8])-FIND(&quot;$$$&quot;;SUBSTITUTE([.$C8];&quot;/&quot;;&quot;$$$&quot;;LEN([.$C8])-LEN(SUBSTITUTE([.$C8];&quot;/&quot;;&quot;&quot;)))))" office:value-type="string" office:string-value="_APE0728.jpg" calcext:value-type="string">
            <text:p>_APE0728.jpg</text:p>
          </table:table-cell>
          <table:table-cell office:value-type="string" calcext:value-type="string">
            <text:p>./loznice/skrin/_APE0728.jpg</text:p>
          </table:table-cell>
          <table:table-cell table:formula="of:=LEFT([.C8];FIND([.B8];[.C8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6">
          <table:table-cell/>
          <table:table-cell table:formula="of:=RIGHT([.$C9];LEN([.$C9])-FIND(&quot;$$$&quot;;SUBSTITUTE([.$C9];&quot;/&quot;;&quot;$$$&quot;;LEN([.$C9])-LEN(SUBSTITUTE([.$C9];&quot;/&quot;;&quot;&quot;)))))" office:value-type="string" office:string-value="_APE0731.jpg" calcext:value-type="string">
            <text:p>_APE0731.jpg</text:p>
          </table:table-cell>
          <table:table-cell office:value-type="string" calcext:value-type="string">
            <text:p>./loznice/skrin/_APE0731.jpg</text:p>
          </table:table-cell>
          <table:table-cell table:formula="of:=LEFT([.C9];FIND([.B9];[.C9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6">
          <table:table-cell/>
          <table:table-cell table:formula="of:=RIGHT([.$C10];LEN([.$C10])-FIND(&quot;$$$&quot;;SUBSTITUTE([.$C10];&quot;/&quot;;&quot;$$$&quot;;LEN([.$C10])-LEN(SUBSTITUTE([.$C10];&quot;/&quot;;&quot;&quot;)))))" office:value-type="string" office:string-value="_APE0730.jpg" calcext:value-type="string">
            <text:p>_APE0730.jpg</text:p>
          </table:table-cell>
          <table:table-cell office:value-type="string" calcext:value-type="string">
            <text:p>./loznice/skrin/_APE0730.jpg</text:p>
          </table:table-cell>
          <table:table-cell table:formula="of:=LEFT([.C10];FIND([.B10];[.C10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6">
          <table:table-cell/>
          <table:table-cell table:formula="of:=RIGHT([.$C11];LEN([.$C11])-FIND(&quot;$$$&quot;;SUBSTITUTE([.$C11];&quot;/&quot;;&quot;$$$&quot;;LEN([.$C11])-LEN(SUBSTITUTE([.$C11];&quot;/&quot;;&quot;&quot;)))))" office:value-type="string" office:string-value="_APE0729.jpg" calcext:value-type="string">
            <text:p>_APE0729.jpg</text:p>
          </table:table-cell>
          <table:table-cell office:value-type="string" calcext:value-type="string">
            <text:p>./loznice/skrin/_APE0729.jpg</text:p>
          </table:table-cell>
          <table:table-cell table:formula="of:=LEFT([.C11];FIND([.B11];[.C11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6">
          <table:table-cell/>
          <table:table-cell table:formula="of:=RIGHT([.$C12];LEN([.$C12])-FIND(&quot;$$$&quot;;SUBSTITUTE([.$C12];&quot;/&quot;;&quot;$$$&quot;;LEN([.$C12])-LEN(SUBSTITUTE([.$C12];&quot;/&quot;;&quot;&quot;)))))" office:value-type="string" office:string-value="_APE0722.jpg" calcext:value-type="string">
            <text:p>_APE0722.jpg</text:p>
          </table:table-cell>
          <table:table-cell office:value-type="string" calcext:value-type="string">
            <text:p>./loznice/_APE0722.jpg</text:p>
          </table:table-cell>
          <table:table-cell table:formula="of:=LEFT([.C12];FIND([.B12];[.C12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6">
          <table:table-cell/>
          <table:table-cell table:formula="of:=RIGHT([.$C13];LEN([.$C13])-FIND(&quot;$$$&quot;;SUBSTITUTE([.$C13];&quot;/&quot;;&quot;$$$&quot;;LEN([.$C13])-LEN(SUBSTITUTE([.$C13];&quot;/&quot;;&quot;&quot;)))))" office:value-type="string" office:string-value="_APE0726.jpg" calcext:value-type="string">
            <text:p>_APE0726.jpg</text:p>
          </table:table-cell>
          <table:table-cell office:value-type="string" calcext:value-type="string">
            <text:p>./loznice/_APE0726.jpg</text:p>
          </table:table-cell>
          <table:table-cell table:formula="of:=LEFT([.C13];FIND([.B13];[.C13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6">
          <table:table-cell/>
          <table:table-cell table:formula="of:=RIGHT([.$C14];LEN([.$C14])-FIND(&quot;$$$&quot;;SUBSTITUTE([.$C14];&quot;/&quot;;&quot;$$$&quot;;LEN([.$C14])-LEN(SUBSTITUTE([.$C14];&quot;/&quot;;&quot;&quot;)))))" office:value-type="string" office:string-value="_APE0727.jpg" calcext:value-type="string">
            <text:p>_APE0727.jpg</text:p>
          </table:table-cell>
          <table:table-cell office:value-type="string" calcext:value-type="string">
            <text:p>./loznice/_APE0727.jpg</text:p>
          </table:table-cell>
          <table:table-cell table:formula="of:=LEFT([.C14];FIND([.B14];[.C14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6">
          <table:table-cell/>
          <table:table-cell table:formula="of:=RIGHT([.$C15];LEN([.$C15])-FIND(&quot;$$$&quot;;SUBSTITUTE([.$C15];&quot;/&quot;;&quot;$$$&quot;;LEN([.$C15])-LEN(SUBSTITUTE([.$C15];&quot;/&quot;;&quot;&quot;)))))" office:value-type="string" office:string-value="20140625_0008.jpg" calcext:value-type="string">
            <text:p>20140625_0008.jpg</text:p>
          </table:table-cell>
          <table:table-cell office:value-type="string" calcext:value-type="string">
            <text:p>./loznice/20140625_0008.jpg</text:p>
          </table:table-cell>
          <table:table-cell table:formula="of:=LEFT([.C15];FIND([.B15];[.C1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6">
          <table:table-cell/>
          <table:table-cell table:formula="of:=RIGHT([.$C16];LEN([.$C16])-FIND(&quot;$$$&quot;;SUBSTITUTE([.$C16];&quot;/&quot;;&quot;$$$&quot;;LEN([.$C16])-LEN(SUBSTITUTE([.$C16];&quot;/&quot;;&quot;&quot;)))))" office:value-type="string" office:string-value="_APE0723.jpg" calcext:value-type="string">
            <text:p>_APE0723.jpg</text:p>
          </table:table-cell>
          <table:table-cell office:value-type="string" calcext:value-type="string">
            <text:p>./loznice/_APE0723.jpg</text:p>
          </table:table-cell>
          <table:table-cell table:formula="of:=LEFT([.C16];FIND([.B16];[.C1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6">
          <table:table-cell/>
          <table:table-cell table:formula="of:=RIGHT([.$C17];LEN([.$C17])-FIND(&quot;$$$&quot;;SUBSTITUTE([.$C17];&quot;/&quot;;&quot;$$$&quot;;LEN([.$C17])-LEN(SUBSTITUTE([.$C17];&quot;/&quot;;&quot;&quot;)))))" office:value-type="string" office:string-value="20140625_0011.jpg" calcext:value-type="string">
            <text:p>20140625_0011.jpg</text:p>
          </table:table-cell>
          <table:table-cell office:value-type="string" calcext:value-type="string">
            <text:p>./loznice/20140625_0011.jpg</text:p>
          </table:table-cell>
          <table:table-cell table:formula="of:=LEFT([.C17];FIND([.B17];[.C1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6">
          <table:table-cell/>
          <table:table-cell table:formula="of:=RIGHT([.$C18];LEN([.$C18])-FIND(&quot;$$$&quot;;SUBSTITUTE([.$C18];&quot;/&quot;;&quot;$$$&quot;;LEN([.$C18])-LEN(SUBSTITUTE([.$C18];&quot;/&quot;;&quot;&quot;)))))" office:value-type="string" office:string-value="_APE0750.jpg" calcext:value-type="string">
            <text:p>_APE0750.jpg</text:p>
          </table:table-cell>
          <table:table-cell office:value-type="string" calcext:value-type="string">
            <text:p>./_APE0750.jpg</text:p>
          </table:table-cell>
          <table:table-cell table:formula="of:=LEFT([.C18];FIND([.B18];[.C18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6">
          <table:table-cell/>
          <table:table-cell table:formula="of:=RIGHT([.$C19];LEN([.$C19])-FIND(&quot;$$$&quot;;SUBSTITUTE([.$C19];&quot;/&quot;;&quot;$$$&quot;;LEN([.$C19])-LEN(SUBSTITUTE([.$C19];&quot;/&quot;;&quot;&quot;)))))" office:value-type="string" office:string-value="DSC_7520.jpg" calcext:value-type="string">
            <text:p>DSC_7520.jpg</text:p>
          </table:table-cell>
          <table:table-cell office:value-type="string" calcext:value-type="string">
            <text:p>./obyvak/DSC_7520.jpg</text:p>
          </table:table-cell>
          <table:table-cell table:formula="of:=LEFT([.C19];FIND([.B19];[.C1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20];LEN([.$C20])-FIND(&quot;$$$&quot;;SUBSTITUTE([.$C20];&quot;/&quot;;&quot;$$$&quot;;LEN([.$C20])-LEN(SUBSTITUTE([.$C20];&quot;/&quot;;&quot;&quot;)))))" office:value-type="string" office:string-value="DSC_7528.jpg" calcext:value-type="string">
            <text:p>DSC_7528.jpg</text:p>
          </table:table-cell>
          <table:table-cell office:value-type="string" calcext:value-type="string">
            <text:p>./obyvak/DSC_7528.jpg</text:p>
          </table:table-cell>
          <table:table-cell table:formula="of:=LEFT([.C20];FIND([.B20];[.C2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21];LEN([.$C21])-FIND(&quot;$$$&quot;;SUBSTITUTE([.$C21];&quot;/&quot;;&quot;$$$&quot;;LEN([.$C21])-LEN(SUBSTITUTE([.$C21];&quot;/&quot;;&quot;&quot;)))))" office:value-type="string" office:string-value="DSC_7539.jpg" calcext:value-type="string">
            <text:p>DSC_7539.jpg</text:p>
          </table:table-cell>
          <table:table-cell office:value-type="string" calcext:value-type="string">
            <text:p>./obyvak/DSC_7539.jpg</text:p>
          </table:table-cell>
          <table:table-cell table:formula="of:=LEFT([.C21];FIND([.B21];[.C2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22];LEN([.$C22])-FIND(&quot;$$$&quot;;SUBSTITUTE([.$C22];&quot;/&quot;;&quot;$$$&quot;;LEN([.$C22])-LEN(SUBSTITUTE([.$C22];&quot;/&quot;;&quot;&quot;)))))" office:value-type="string" office:string-value="_APE0756.jpg" calcext:value-type="string">
            <text:p>_APE0756.jpg</text:p>
          </table:table-cell>
          <table:table-cell office:value-type="string" calcext:value-type="string">
            <text:p>./obyvak/_APE0756.jpg</text:p>
          </table:table-cell>
          <table:table-cell table:formula="of:=LEFT([.C22];FIND([.B22];[.C2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23];LEN([.$C23])-FIND(&quot;$$$&quot;;SUBSTITUTE([.$C23];&quot;/&quot;;&quot;$$$&quot;;LEN([.$C23])-LEN(SUBSTITUTE([.$C23];&quot;/&quot;;&quot;&quot;)))))" office:value-type="string" office:string-value="DSC_7540.jpg" calcext:value-type="string">
            <text:p>DSC_7540.jpg</text:p>
          </table:table-cell>
          <table:table-cell office:value-type="string" calcext:value-type="string">
            <text:p>./obyvak/DSC_7540.jpg</text:p>
          </table:table-cell>
          <table:table-cell table:formula="of:=LEFT([.C23];FIND([.B23];[.C2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24];LEN([.$C24])-FIND(&quot;$$$&quot;;SUBSTITUTE([.$C24];&quot;/&quot;;&quot;$$$&quot;;LEN([.$C24])-LEN(SUBSTITUTE([.$C24];&quot;/&quot;;&quot;&quot;)))))" office:value-type="string" office:string-value="_APE0767.jpg" calcext:value-type="string">
            <text:p>_APE0767.jpg</text:p>
          </table:table-cell>
          <table:table-cell office:value-type="string" calcext:value-type="string">
            <text:p>./obyvak/_APE0767.jpg</text:p>
          </table:table-cell>
          <table:table-cell table:formula="of:=LEFT([.C24];FIND([.B24];[.C2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25];LEN([.$C25])-FIND(&quot;$$$&quot;;SUBSTITUTE([.$C25];&quot;/&quot;;&quot;$$$&quot;;LEN([.$C25])-LEN(SUBSTITUTE([.$C25];&quot;/&quot;;&quot;&quot;)))))" office:value-type="string" office:string-value="_APE0765.jpg" calcext:value-type="string">
            <text:p>_APE0765.jpg</text:p>
          </table:table-cell>
          <table:table-cell office:value-type="string" calcext:value-type="string">
            <text:p>./obyvak/_APE0765.jpg</text:p>
          </table:table-cell>
          <table:table-cell table:formula="of:=LEFT([.C25];FIND([.B25];[.C2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26];LEN([.$C26])-FIND(&quot;$$$&quot;;SUBSTITUTE([.$C26];&quot;/&quot;;&quot;$$$&quot;;LEN([.$C26])-LEN(SUBSTITUTE([.$C26];&quot;/&quot;;&quot;&quot;)))))" office:value-type="string" office:string-value="DSC_7532.jpg" calcext:value-type="string">
            <text:p>DSC_7532.jpg</text:p>
          </table:table-cell>
          <table:table-cell office:value-type="string" calcext:value-type="string">
            <text:p>./obyvak/DSC_7532.jpg</text:p>
          </table:table-cell>
          <table:table-cell table:formula="of:=LEFT([.C26];FIND([.B26];[.C2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27];LEN([.$C27])-FIND(&quot;$$$&quot;;SUBSTITUTE([.$C27];&quot;/&quot;;&quot;$$$&quot;;LEN([.$C27])-LEN(SUBSTITUTE([.$C27];&quot;/&quot;;&quot;&quot;)))))" office:value-type="string" office:string-value="_APE0751.jpg" calcext:value-type="string">
            <text:p>_APE0751.jpg</text:p>
          </table:table-cell>
          <table:table-cell office:value-type="string" calcext:value-type="string">
            <text:p>./obyvak/_APE0751.jpg</text:p>
          </table:table-cell>
          <table:table-cell table:formula="of:=LEFT([.C27];FIND([.B27];[.C2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28];LEN([.$C28])-FIND(&quot;$$$&quot;;SUBSTITUTE([.$C28];&quot;/&quot;;&quot;$$$&quot;;LEN([.$C28])-LEN(SUBSTITUTE([.$C28];&quot;/&quot;;&quot;&quot;)))))" office:value-type="string" office:string-value="_APE0769.jpg" calcext:value-type="string">
            <text:p>_APE0769.jpg</text:p>
          </table:table-cell>
          <table:table-cell office:value-type="string" calcext:value-type="string">
            <text:p>./obyvak/_APE0769.jpg</text:p>
          </table:table-cell>
          <table:table-cell table:formula="of:=LEFT([.C28];FIND([.B28];[.C2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29];LEN([.$C29])-FIND(&quot;$$$&quot;;SUBSTITUTE([.$C29];&quot;/&quot;;&quot;$$$&quot;;LEN([.$C29])-LEN(SUBSTITUTE([.$C29];&quot;/&quot;;&quot;&quot;)))))" office:value-type="string" office:string-value="_APE0766.jpg" calcext:value-type="string">
            <text:p>_APE0766.jpg</text:p>
          </table:table-cell>
          <table:table-cell office:value-type="string" calcext:value-type="string">
            <text:p>./obyvak/_APE0766.jpg</text:p>
          </table:table-cell>
          <table:table-cell table:formula="of:=LEFT([.C29];FIND([.B29];[.C2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30];LEN([.$C30])-FIND(&quot;$$$&quot;;SUBSTITUTE([.$C30];&quot;/&quot;;&quot;$$$&quot;;LEN([.$C30])-LEN(SUBSTITUTE([.$C30];&quot;/&quot;;&quot;&quot;)))))" office:value-type="string" office:string-value="_APE0755.jpg" calcext:value-type="string">
            <text:p>_APE0755.jpg</text:p>
          </table:table-cell>
          <table:table-cell office:value-type="string" calcext:value-type="string">
            <text:p>./obyvak/_APE0755.jpg</text:p>
          </table:table-cell>
          <table:table-cell table:formula="of:=LEFT([.C30];FIND([.B30];[.C3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31];LEN([.$C31])-FIND(&quot;$$$&quot;;SUBSTITUTE([.$C31];&quot;/&quot;;&quot;$$$&quot;;LEN([.$C31])-LEN(SUBSTITUTE([.$C31];&quot;/&quot;;&quot;&quot;)))))" office:value-type="string" office:string-value="_APE0763.jpg" calcext:value-type="string">
            <text:p>_APE0763.jpg</text:p>
          </table:table-cell>
          <table:table-cell office:value-type="string" calcext:value-type="string">
            <text:p>./obyvak/_APE0763.jpg</text:p>
          </table:table-cell>
          <table:table-cell table:formula="of:=LEFT([.C31];FIND([.B31];[.C3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32];LEN([.$C32])-FIND(&quot;$$$&quot;;SUBSTITUTE([.$C32];&quot;/&quot;;&quot;$$$&quot;;LEN([.$C32])-LEN(SUBSTITUTE([.$C32];&quot;/&quot;;&quot;&quot;)))))" office:value-type="string" office:string-value="_APE0771.jpg" calcext:value-type="string">
            <text:p>_APE0771.jpg</text:p>
          </table:table-cell>
          <table:table-cell office:value-type="string" calcext:value-type="string">
            <text:p>./obyvak/_APE0771.jpg</text:p>
          </table:table-cell>
          <table:table-cell table:formula="of:=LEFT([.C32];FIND([.B32];[.C3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33];LEN([.$C33])-FIND(&quot;$$$&quot;;SUBSTITUTE([.$C33];&quot;/&quot;;&quot;$$$&quot;;LEN([.$C33])-LEN(SUBSTITUTE([.$C33];&quot;/&quot;;&quot;&quot;)))))" office:value-type="string" office:string-value="_APE0787.jpg" calcext:value-type="string">
            <text:p>_APE0787.jpg</text:p>
          </table:table-cell>
          <table:table-cell office:value-type="string" calcext:value-type="string">
            <text:p>./obyvak/_APE0787.jpg</text:p>
          </table:table-cell>
          <table:table-cell table:formula="of:=LEFT([.C33];FIND([.B33];[.C3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34];LEN([.$C34])-FIND(&quot;$$$&quot;;SUBSTITUTE([.$C34];&quot;/&quot;;&quot;$$$&quot;;LEN([.$C34])-LEN(SUBSTITUTE([.$C3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DSC_7527.jpg</text:p>
          </table:table-cell>
          <table:table-cell table:formula="of:=LEFT([.C34];FIND([.B34];[.C3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35];LEN([.$C35])-FIND(&quot;$$$&quot;;SUBSTITUTE([.$C35];&quot;/&quot;;&quot;$$$&quot;;LEN([.$C35])-LEN(SUBSTITUTE([.$C35];&quot;/&quot;;&quot;&quot;)))))" office:value-type="string" office:string-value="_APE0813.jpg" calcext:value-type="string">
            <text:p>_APE0813.jpg</text:p>
          </table:table-cell>
          <table:table-cell office:value-type="string" calcext:value-type="string">
            <text:p>./obyvak/_APE0813.jpg</text:p>
          </table:table-cell>
          <table:table-cell table:formula="of:=LEFT([.C35];FIND([.B35];[.C3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36];LEN([.$C36])-FIND(&quot;$$$&quot;;SUBSTITUTE([.$C36];&quot;/&quot;;&quot;$$$&quot;;LEN([.$C36])-LEN(SUBSTITUTE([.$C36];&quot;/&quot;;&quot;&quot;)))))" office:value-type="string" office:string-value="_APE0753.jpg" calcext:value-type="string">
            <text:p>_APE0753.jpg</text:p>
          </table:table-cell>
          <table:table-cell office:value-type="string" calcext:value-type="string">
            <text:p>./obyvak/_APE0753.jpg</text:p>
          </table:table-cell>
          <table:table-cell table:formula="of:=LEFT([.C36];FIND([.B36];[.C3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37];LEN([.$C37])-FIND(&quot;$$$&quot;;SUBSTITUTE([.$C37];&quot;/&quot;;&quot;$$$&quot;;LEN([.$C37])-LEN(SUBSTITUTE([.$C37];&quot;/&quot;;&quot;&quot;)))))" office:value-type="string" office:string-value="_APE0774.jpg" calcext:value-type="string">
            <text:p>_APE0774.jpg</text:p>
          </table:table-cell>
          <table:table-cell office:value-type="string" calcext:value-type="string">
            <text:p>./obyvak/_APE0774.jpg</text:p>
          </table:table-cell>
          <table:table-cell table:formula="of:=LEFT([.C37];FIND([.B37];[.C3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38];LEN([.$C38])-FIND(&quot;$$$&quot;;SUBSTITUTE([.$C38];&quot;/&quot;;&quot;$$$&quot;;LEN([.$C38])-LEN(SUBSTITUTE([.$C38];&quot;/&quot;;&quot;&quot;)))))" office:value-type="string" office:string-value="_APE0814.jpg" calcext:value-type="string">
            <text:p>_APE0814.jpg</text:p>
          </table:table-cell>
          <table:table-cell office:value-type="string" calcext:value-type="string">
            <text:p>./obyvak/_APE0814.jpg</text:p>
          </table:table-cell>
          <table:table-cell table:formula="of:=LEFT([.C38];FIND([.B38];[.C3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39];LEN([.$C39])-FIND(&quot;$$$&quot;;SUBSTITUTE([.$C39];&quot;/&quot;;&quot;$$$&quot;;LEN([.$C39])-LEN(SUBSTITUTE([.$C39];&quot;/&quot;;&quot;&quot;)))))" office:value-type="string" office:string-value="_APE0759.jpg" calcext:value-type="string">
            <text:p>_APE0759.jpg</text:p>
          </table:table-cell>
          <table:table-cell office:value-type="string" calcext:value-type="string">
            <text:p>./obyvak/_APE0759.jpg</text:p>
          </table:table-cell>
          <table:table-cell table:formula="of:=LEFT([.C39];FIND([.B39];[.C3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40];LEN([.$C40])-FIND(&quot;$$$&quot;;SUBSTITUTE([.$C40];&quot;/&quot;;&quot;$$$&quot;;LEN([.$C40])-LEN(SUBSTITUTE([.$C40];&quot;/&quot;;&quot;&quot;)))))" office:value-type="string" office:string-value="DSC_7530.jpg" calcext:value-type="string">
            <text:p>DSC_7530.jpg</text:p>
          </table:table-cell>
          <table:table-cell office:value-type="string" calcext:value-type="string">
            <text:p>./obyvak/detske/DSC_7530.jpg</text:p>
          </table:table-cell>
          <table:table-cell table:formula="of:=LEFT([.C40];FIND([.B40];[.C40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6">
          <table:table-cell/>
          <table:table-cell table:formula="of:=RIGHT([.$C41];LEN([.$C41])-FIND(&quot;$$$&quot;;SUBSTITUTE([.$C41];&quot;/&quot;;&quot;$$$&quot;;LEN([.$C41])-LEN(SUBSTITUTE([.$C41];&quot;/&quot;;&quot;&quot;)))))" office:value-type="string" office:string-value="_APE0786.jpg" calcext:value-type="string">
            <text:p>_APE0786.jpg</text:p>
          </table:table-cell>
          <table:table-cell office:value-type="string" calcext:value-type="string">
            <text:p>./obyvak/detske/_APE0786.jpg</text:p>
          </table:table-cell>
          <table:table-cell table:formula="of:=LEFT([.C41];FIND([.B41];[.C41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6">
          <table:table-cell/>
          <table:table-cell table:formula="of:=RIGHT([.$C42];LEN([.$C42])-FIND(&quot;$$$&quot;;SUBSTITUTE([.$C42];&quot;/&quot;;&quot;$$$&quot;;LEN([.$C42])-LEN(SUBSTITUTE([.$C42];&quot;/&quot;;&quot;&quot;)))))" office:value-type="string" office:string-value="DSC_7536.jpg" calcext:value-type="string">
            <text:p>DSC_7536.jpg</text:p>
          </table:table-cell>
          <table:table-cell office:value-type="string" calcext:value-type="string">
            <text:p>./obyvak/detske/DSC_7536.jpg</text:p>
          </table:table-cell>
          <table:table-cell table:formula="of:=LEFT([.C42];FIND([.B42];[.C42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6">
          <table:table-cell/>
          <table:table-cell table:formula="of:=RIGHT([.$C43];LEN([.$C43])-FIND(&quot;$$$&quot;;SUBSTITUTE([.$C43];&quot;/&quot;;&quot;$$$&quot;;LEN([.$C43])-LEN(SUBSTITUTE([.$C43];&quot;/&quot;;&quot;&quot;)))))" office:value-type="string" office:string-value="DSC_7522.jpg" calcext:value-type="string">
            <text:p>DSC_7522.jpg</text:p>
          </table:table-cell>
          <table:table-cell office:value-type="string" calcext:value-type="string">
            <text:p>./obyvak/detske/DSC_7522.jpg</text:p>
          </table:table-cell>
          <table:table-cell table:formula="of:=LEFT([.C43];FIND([.B43];[.C43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6">
          <table:table-cell/>
          <table:table-cell table:formula="of:=RIGHT([.$C44];LEN([.$C44])-FIND(&quot;$$$&quot;;SUBSTITUTE([.$C44];&quot;/&quot;;&quot;$$$&quot;;LEN([.$C44])-LEN(SUBSTITUTE([.$C44];&quot;/&quot;;&quot;&quot;)))))" office:value-type="string" office:string-value="DSC_7534.jpg" calcext:value-type="string">
            <text:p>DSC_7534.jpg</text:p>
          </table:table-cell>
          <table:table-cell office:value-type="string" calcext:value-type="string">
            <text:p>./obyvak/detske/DSC_7534.jpg</text:p>
          </table:table-cell>
          <table:table-cell table:formula="of:=LEFT([.C44];FIND([.B44];[.C44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6">
          <table:table-cell/>
          <table:table-cell table:formula="of:=RIGHT([.$C45];LEN([.$C45])-FIND(&quot;$$$&quot;;SUBSTITUTE([.$C45];&quot;/&quot;;&quot;$$$&quot;;LEN([.$C45])-LEN(SUBSTITUTE([.$C45];&quot;/&quot;;&quot;&quot;)))))" office:value-type="string" office:string-value="DSC_7535.jpg" calcext:value-type="string">
            <text:p>DSC_7535.jpg</text:p>
          </table:table-cell>
          <table:table-cell office:value-type="string" calcext:value-type="string">
            <text:p>./obyvak/detske/DSC_7535.jpg</text:p>
          </table:table-cell>
          <table:table-cell table:formula="of:=LEFT([.C45];FIND([.B45];[.C45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6">
          <table:table-cell/>
          <table:table-cell table:formula="of:=RIGHT([.$C46];LEN([.$C46])-FIND(&quot;$$$&quot;;SUBSTITUTE([.$C46];&quot;/&quot;;&quot;$$$&quot;;LEN([.$C46])-LEN(SUBSTITUTE([.$C46];&quot;/&quot;;&quot;&quot;)))))" office:value-type="string" office:string-value="_APE0772.jpg" calcext:value-type="string">
            <text:p>_APE0772.jpg</text:p>
          </table:table-cell>
          <table:table-cell office:value-type="string" calcext:value-type="string">
            <text:p>./obyvak/_APE0772.jpg</text:p>
          </table:table-cell>
          <table:table-cell table:formula="of:=LEFT([.C46];FIND([.B46];[.C4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47];LEN([.$C47])-FIND(&quot;$$$&quot;;SUBSTITUTE([.$C47];&quot;/&quot;;&quot;$$$&quot;;LEN([.$C47])-LEN(SUBSTITUTE([.$C47];&quot;/&quot;;&quot;&quot;)))))" office:value-type="string" office:string-value="_APE0770.jpg" calcext:value-type="string">
            <text:p>_APE0770.jpg</text:p>
          </table:table-cell>
          <table:table-cell office:value-type="string" calcext:value-type="string">
            <text:p>./obyvak/_APE0770.jpg</text:p>
          </table:table-cell>
          <table:table-cell table:formula="of:=LEFT([.C47];FIND([.B47];[.C4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48];LEN([.$C48])-FIND(&quot;$$$&quot;;SUBSTITUTE([.$C48];&quot;/&quot;;&quot;$$$&quot;;LEN([.$C48])-LEN(SUBSTITUTE([.$C48];&quot;/&quot;;&quot;&quot;)))))" office:value-type="string" office:string-value="DSC_7529.jpg" calcext:value-type="string">
            <text:p>DSC_7529.jpg</text:p>
          </table:table-cell>
          <table:table-cell office:value-type="string" calcext:value-type="string">
            <text:p>./obyvak/DSC_7529.jpg</text:p>
          </table:table-cell>
          <table:table-cell table:formula="of:=LEFT([.C48];FIND([.B48];[.C4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49];LEN([.$C49])-FIND(&quot;$$$&quot;;SUBSTITUTE([.$C49];&quot;/&quot;;&quot;$$$&quot;;LEN([.$C49])-LEN(SUBSTITUTE([.$C49];&quot;/&quot;;&quot;&quot;)))))" office:value-type="string" office:string-value="_APE0757.jpg" calcext:value-type="string">
            <text:p>_APE0757.jpg</text:p>
          </table:table-cell>
          <table:table-cell office:value-type="string" calcext:value-type="string">
            <text:p>./obyvak/_APE0757.jpg</text:p>
          </table:table-cell>
          <table:table-cell table:formula="of:=LEFT([.C49];FIND([.B49];[.C4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50];LEN([.$C50])-FIND(&quot;$$$&quot;;SUBSTITUTE([.$C50];&quot;/&quot;;&quot;$$$&quot;;LEN([.$C50])-LEN(SUBSTITUTE([.$C50];&quot;/&quot;;&quot;&quot;)))))" office:value-type="string" office:string-value="_APE0752.jpg" calcext:value-type="string">
            <text:p>_APE0752.jpg</text:p>
          </table:table-cell>
          <table:table-cell office:value-type="string" calcext:value-type="string">
            <text:p>./obyvak/_APE0752.jpg</text:p>
          </table:table-cell>
          <table:table-cell table:formula="of:=LEFT([.C50];FIND([.B50];[.C5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51];LEN([.$C51])-FIND(&quot;$$$&quot;;SUBSTITUTE([.$C51];&quot;/&quot;;&quot;$$$&quot;;LEN([.$C51])-LEN(SUBSTITUTE([.$C51];&quot;/&quot;;&quot;&quot;)))))" office:value-type="string" office:string-value="_APE0764.jpg" calcext:value-type="string">
            <text:p>_APE0764.jpg</text:p>
          </table:table-cell>
          <table:table-cell office:value-type="string" calcext:value-type="string">
            <text:p>./obyvak/_APE0764.jpg</text:p>
          </table:table-cell>
          <table:table-cell table:formula="of:=LEFT([.C51];FIND([.B51];[.C5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52];LEN([.$C52])-FIND(&quot;$$$&quot;;SUBSTITUTE([.$C52];&quot;/&quot;;&quot;$$$&quot;;LEN([.$C52])-LEN(SUBSTITUTE([.$C52];&quot;/&quot;;&quot;&quot;)))))" office:value-type="string" office:string-value="_APE0761.jpg" calcext:value-type="string">
            <text:p>_APE0761.jpg</text:p>
          </table:table-cell>
          <table:table-cell office:value-type="string" calcext:value-type="string">
            <text:p>./obyvak/_APE0761.jpg</text:p>
          </table:table-cell>
          <table:table-cell table:formula="of:=LEFT([.C52];FIND([.B52];[.C5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53];LEN([.$C53])-FIND(&quot;$$$&quot;;SUBSTITUTE([.$C53];&quot;/&quot;;&quot;$$$&quot;;LEN([.$C53])-LEN(SUBSTITUTE([.$C53];&quot;/&quot;;&quot;&quot;)))))" office:value-type="string" office:string-value="_APE0760.jpg" calcext:value-type="string">
            <text:p>_APE0760.jpg</text:p>
          </table:table-cell>
          <table:table-cell office:value-type="string" calcext:value-type="string">
            <text:p>./obyvak/_APE0760.jpg</text:p>
          </table:table-cell>
          <table:table-cell table:formula="of:=LEFT([.C53];FIND([.B53];[.C5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6">
          <table:table-cell/>
          <table:table-cell table:formula="of:=RIGHT([.$C54];LEN([.$C54])-FIND(&quot;$$$&quot;;SUBSTITUTE([.$C54];&quot;/&quot;;&quot;$$$&quot;;LEN([.$C54])-LEN(SUBSTITUTE([.$C54];&quot;/&quot;;&quot;&quot;)))))" office:value-type="string" office:string-value="_APE0781.jpg" calcext:value-type="string">
            <text:p>_APE0781.jpg</text:p>
          </table:table-cell>
          <table:table-cell office:value-type="string" calcext:value-type="string">
            <text:p>./obyvak/elektronika/_APE0781.jpg</text:p>
          </table:table-cell>
          <table:table-cell table:formula="of:=LEFT([.C54];FIND([.B54];[.C5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55];LEN([.$C55])-FIND(&quot;$$$&quot;;SUBSTITUTE([.$C55];&quot;/&quot;;&quot;$$$&quot;;LEN([.$C55])-LEN(SUBSTITUTE([.$C55];&quot;/&quot;;&quot;&quot;)))))" office:value-type="string" office:string-value="DSC_7523.jpg" calcext:value-type="string">
            <text:p>DSC_7523.jpg</text:p>
          </table:table-cell>
          <table:table-cell office:value-type="string" calcext:value-type="string">
            <text:p>./obyvak/elektronika/DSC_7523.jpg</text:p>
          </table:table-cell>
          <table:table-cell table:formula="of:=LEFT([.C55];FIND([.B55];[.C5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56];LEN([.$C56])-FIND(&quot;$$$&quot;;SUBSTITUTE([.$C56];&quot;/&quot;;&quot;$$$&quot;;LEN([.$C56])-LEN(SUBSTITUTE([.$C56];&quot;/&quot;;&quot;&quot;)))))" office:value-type="string" office:string-value="_APE0819.jpg" calcext:value-type="string">
            <text:p>_APE0819.jpg</text:p>
          </table:table-cell>
          <table:table-cell office:value-type="string" calcext:value-type="string">
            <text:p>./obyvak/elektronika/_APE0819.jpg</text:p>
          </table:table-cell>
          <table:table-cell table:formula="of:=LEFT([.C56];FIND([.B56];[.C5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57];LEN([.$C57])-FIND(&quot;$$$&quot;;SUBSTITUTE([.$C57];&quot;/&quot;;&quot;$$$&quot;;LEN([.$C57])-LEN(SUBSTITUTE([.$C57];&quot;/&quot;;&quot;&quot;)))))" office:value-type="string" office:string-value="_APE0785.jpg" calcext:value-type="string">
            <text:p>_APE0785.jpg</text:p>
          </table:table-cell>
          <table:table-cell office:value-type="string" calcext:value-type="string">
            <text:p>./obyvak/elektronika/_APE0785.jpg</text:p>
          </table:table-cell>
          <table:table-cell table:formula="of:=LEFT([.C57];FIND([.B57];[.C5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58];LEN([.$C58])-FIND(&quot;$$$&quot;;SUBSTITUTE([.$C58];&quot;/&quot;;&quot;$$$&quot;;LEN([.$C58])-LEN(SUBSTITUTE([.$C58];&quot;/&quot;;&quot;&quot;)))))" office:value-type="string" office:string-value="_APE0780.jpg" calcext:value-type="string">
            <text:p>_APE0780.jpg</text:p>
          </table:table-cell>
          <table:table-cell office:value-type="string" calcext:value-type="string">
            <text:p>./obyvak/elektronika/_APE0780.jpg</text:p>
          </table:table-cell>
          <table:table-cell table:formula="of:=LEFT([.C58];FIND([.B58];[.C5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59];LEN([.$C59])-FIND(&quot;$$$&quot;;SUBSTITUTE([.$C59];&quot;/&quot;;&quot;$$$&quot;;LEN([.$C59])-LEN(SUBSTITUTE([.$C59];&quot;/&quot;;&quot;&quot;)))))" office:value-type="string" office:string-value="_APE0784.jpg" calcext:value-type="string">
            <text:p>_APE0784.jpg</text:p>
          </table:table-cell>
          <table:table-cell office:value-type="string" calcext:value-type="string">
            <text:p>./obyvak/elektronika/_APE0784.jpg</text:p>
          </table:table-cell>
          <table:table-cell table:formula="of:=LEFT([.C59];FIND([.B59];[.C5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60];LEN([.$C60])-FIND(&quot;$$$&quot;;SUBSTITUTE([.$C60];&quot;/&quot;;&quot;$$$&quot;;LEN([.$C60])-LEN(SUBSTITUTE([.$C60];&quot;/&quot;;&quot;&quot;)))))" office:value-type="string" office:string-value="DSC_7525.jpg" calcext:value-type="string">
            <text:p>DSC_7525.jpg</text:p>
          </table:table-cell>
          <table:table-cell office:value-type="string" calcext:value-type="string">
            <text:p>./obyvak/elektronika/DSC_7525.jpg</text:p>
          </table:table-cell>
          <table:table-cell table:formula="of:=LEFT([.C60];FIND([.B60];[.C6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61];LEN([.$C61])-FIND(&quot;$$$&quot;;SUBSTITUTE([.$C61];&quot;/&quot;;&quot;$$$&quot;;LEN([.$C61])-LEN(SUBSTITUTE([.$C61];&quot;/&quot;;&quot;&quot;)))))" office:value-type="string" office:string-value="_APE0782.jpg" calcext:value-type="string">
            <text:p>_APE0782.jpg</text:p>
          </table:table-cell>
          <table:table-cell office:value-type="string" calcext:value-type="string">
            <text:p>./obyvak/elektronika/_APE0782.jpg</text:p>
          </table:table-cell>
          <table:table-cell table:formula="of:=LEFT([.C61];FIND([.B61];[.C61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62];LEN([.$C62])-FIND(&quot;$$$&quot;;SUBSTITUTE([.$C62];&quot;/&quot;;&quot;$$$&quot;;LEN([.$C62])-LEN(SUBSTITUTE([.$C62];&quot;/&quot;;&quot;&quot;)))))" office:value-type="string" office:string-value="_APE0762.jpg" calcext:value-type="string">
            <text:p>_APE0762.jpg</text:p>
          </table:table-cell>
          <table:table-cell office:value-type="string" calcext:value-type="string">
            <text:p>./obyvak/elektronika/_APE0762.jpg</text:p>
          </table:table-cell>
          <table:table-cell table:formula="of:=LEFT([.C62];FIND([.B62];[.C62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63];LEN([.$C63])-FIND(&quot;$$$&quot;;SUBSTITUTE([.$C63];&quot;/&quot;;&quot;$$$&quot;;LEN([.$C63])-LEN(SUBSTITUTE([.$C63];&quot;/&quot;;&quot;&quot;)))))" office:value-type="string" office:string-value="_APE0779.jpg" calcext:value-type="string">
            <text:p>_APE0779.jpg</text:p>
          </table:table-cell>
          <table:table-cell office:value-type="string" calcext:value-type="string">
            <text:p>./obyvak/elektronika/_APE0779.jpg</text:p>
          </table:table-cell>
          <table:table-cell table:formula="of:=LEFT([.C63];FIND([.B63];[.C63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64];LEN([.$C64])-FIND(&quot;$$$&quot;;SUBSTITUTE([.$C64];&quot;/&quot;;&quot;$$$&quot;;LEN([.$C64])-LEN(SUBSTITUTE([.$C6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elektronika/DSC_7527.jpg</text:p>
          </table:table-cell>
          <table:table-cell table:formula="of:=LEFT([.C64];FIND([.B64];[.C6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65];LEN([.$C65])-FIND(&quot;$$$&quot;;SUBSTITUTE([.$C65];&quot;/&quot;;&quot;$$$&quot;;LEN([.$C65])-LEN(SUBSTITUTE([.$C65];&quot;/&quot;;&quot;&quot;)))))" office:value-type="string" office:string-value="DSC_7526.jpg" calcext:value-type="string">
            <text:p>DSC_7526.jpg</text:p>
          </table:table-cell>
          <table:table-cell office:value-type="string" calcext:value-type="string">
            <text:p>./obyvak/elektronika/DSC_7526.jpg</text:p>
          </table:table-cell>
          <table:table-cell table:formula="of:=LEFT([.C65];FIND([.B65];[.C6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66];LEN([.$C66])-FIND(&quot;$$$&quot;;SUBSTITUTE([.$C66];&quot;/&quot;;&quot;$$$&quot;;LEN([.$C66])-LEN(SUBSTITUTE([.$C66];&quot;/&quot;;&quot;&quot;)))))" office:value-type="string" office:string-value="_APE0758.jpg" calcext:value-type="string">
            <text:p>_APE0758.jpg</text:p>
          </table:table-cell>
          <table:table-cell office:value-type="string" calcext:value-type="string">
            <text:p>./obyvak/elektronika/_APE0758.jpg</text:p>
          </table:table-cell>
          <table:table-cell table:formula="of:=LEFT([.C66];FIND([.B66];[.C6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67];LEN([.$C67])-FIND(&quot;$$$&quot;;SUBSTITUTE([.$C67];&quot;/&quot;;&quot;$$$&quot;;LEN([.$C67])-LEN(SUBSTITUTE([.$C67];&quot;/&quot;;&quot;&quot;)))))" office:value-type="string" office:string-value="_APE0820.jpg" calcext:value-type="string">
            <text:p>_APE0820.jpg</text:p>
          </table:table-cell>
          <table:table-cell office:value-type="string" calcext:value-type="string">
            <text:p>./obyvak/elektronika/_APE0820.jpg</text:p>
          </table:table-cell>
          <table:table-cell table:formula="of:=LEFT([.C67];FIND([.B67];[.C6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68];LEN([.$C68])-FIND(&quot;$$$&quot;;SUBSTITUTE([.$C68];&quot;/&quot;;&quot;$$$&quot;;LEN([.$C68])-LEN(SUBSTITUTE([.$C68];&quot;/&quot;;&quot;&quot;)))))" office:value-type="string" office:string-value="_APE0775.jpg" calcext:value-type="string">
            <text:p>_APE0775.jpg</text:p>
          </table:table-cell>
          <table:table-cell office:value-type="string" calcext:value-type="string">
            <text:p>./obyvak/elektronika/_APE0775.jpg</text:p>
          </table:table-cell>
          <table:table-cell table:formula="of:=LEFT([.C68];FIND([.B68];[.C6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69];LEN([.$C69])-FIND(&quot;$$$&quot;;SUBSTITUTE([.$C69];&quot;/&quot;;&quot;$$$&quot;;LEN([.$C69])-LEN(SUBSTITUTE([.$C69];&quot;/&quot;;&quot;&quot;)))))" office:value-type="string" office:string-value="_APE0778.jpg" calcext:value-type="string">
            <text:p>_APE0778.jpg</text:p>
          </table:table-cell>
          <table:table-cell office:value-type="string" calcext:value-type="string">
            <text:p>./obyvak/elektronika/_APE0778.jpg</text:p>
          </table:table-cell>
          <table:table-cell table:formula="of:=LEFT([.C69];FIND([.B69];[.C6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70];LEN([.$C70])-FIND(&quot;$$$&quot;;SUBSTITUTE([.$C70];&quot;/&quot;;&quot;$$$&quot;;LEN([.$C70])-LEN(SUBSTITUTE([.$C70];&quot;/&quot;;&quot;&quot;)))))" office:value-type="string" office:string-value="_APE0776.jpg" calcext:value-type="string">
            <text:p>_APE0776.jpg</text:p>
          </table:table-cell>
          <table:table-cell office:value-type="string" calcext:value-type="string">
            <text:p>./obyvak/elektronika/_APE0776.jpg</text:p>
          </table:table-cell>
          <table:table-cell table:formula="of:=LEFT([.C70];FIND([.B70];[.C7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6">
          <table:table-cell/>
          <table:table-cell table:formula="of:=RIGHT([.$C71];LEN([.$C71])-FIND(&quot;$$$&quot;;SUBSTITUTE([.$C71];&quot;/&quot;;&quot;$$$&quot;;LEN([.$C71])-LEN(SUBSTITUTE([.$C71];&quot;/&quot;;&quot;&quot;)))))" office:value-type="string" office:string-value="20140625_0018.jpg" calcext:value-type="string">
            <text:p>20140625_0018.jpg</text:p>
          </table:table-cell>
          <table:table-cell office:value-type="string" calcext:value-type="string">
            <text:p>./toaleta/20140625_0018.jpg</text:p>
          </table:table-cell>
          <table:table-cell table:formula="of:=LEFT([.C71];FIND([.B71];[.C71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6">
          <table:table-cell/>
          <table:table-cell table:formula="of:=RIGHT([.$C72];LEN([.$C72])-FIND(&quot;$$$&quot;;SUBSTITUTE([.$C72];&quot;/&quot;;&quot;$$$&quot;;LEN([.$C72])-LEN(SUBSTITUTE([.$C72];&quot;/&quot;;&quot;&quot;)))))" office:value-type="string" office:string-value="_APE0822.jpg" calcext:value-type="string">
            <text:p>_APE0822.jpg</text:p>
          </table:table-cell>
          <table:table-cell office:value-type="string" calcext:value-type="string">
            <text:p>./toaleta/_APE0822.jpg</text:p>
          </table:table-cell>
          <table:table-cell table:formula="of:=LEFT([.C72];FIND([.B72];[.C72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6">
          <table:table-cell/>
          <table:table-cell table:formula="of:=RIGHT([.$C73];LEN([.$C73])-FIND(&quot;$$$&quot;;SUBSTITUTE([.$C73];&quot;/&quot;;&quot;$$$&quot;;LEN([.$C73])-LEN(SUBSTITUTE([.$C73];&quot;/&quot;;&quot;&quot;)))))" office:value-type="string" office:string-value="_APE0725.jpg" calcext:value-type="string">
            <text:p>_APE0725.jpg</text:p>
          </table:table-cell>
          <table:table-cell office:value-type="string" calcext:value-type="string">
            <text:p>./_APE0725.jpg</text:p>
          </table:table-cell>
          <table:table-cell table:formula="of:=LEFT([.C73];FIND([.B73];[.C7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6">
          <table:table-cell/>
          <table:table-cell table:formula="of:=RIGHT([.$C74];LEN([.$C74])-FIND(&quot;$$$&quot;;SUBSTITUTE([.$C74];&quot;/&quot;;&quot;$$$&quot;;LEN([.$C74])-LEN(SUBSTITUTE([.$C74];&quot;/&quot;;&quot;&quot;)))))" office:value-type="string" office:string-value="DSC_7548.jpg" calcext:value-type="string">
            <text:p>DSC_7548.jpg</text:p>
          </table:table-cell>
          <table:table-cell office:value-type="string" calcext:value-type="string">
            <text:p>./chodba/DSC_7548.jpg</text:p>
          </table:table-cell>
          <table:table-cell table:formula="of:=LEFT([.C74];FIND([.B74];[.C7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6">
          <table:table-cell/>
          <table:table-cell table:formula="of:=RIGHT([.$C75];LEN([.$C75])-FIND(&quot;$$$&quot;;SUBSTITUTE([.$C75];&quot;/&quot;;&quot;$$$&quot;;LEN([.$C75])-LEN(SUBSTITUTE([.$C75];&quot;/&quot;;&quot;&quot;)))))" office:value-type="string" office:string-value="DSC_7542.jpg" calcext:value-type="string">
            <text:p>DSC_7542.jpg</text:p>
          </table:table-cell>
          <table:table-cell office:value-type="string" calcext:value-type="string">
            <text:p>./chodba/DSC_7542.jpg</text:p>
          </table:table-cell>
          <table:table-cell table:formula="of:=LEFT([.C75];FIND([.B75];[.C7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6">
          <table:table-cell/>
          <table:table-cell table:formula="of:=RIGHT([.$C76];LEN([.$C76])-FIND(&quot;$$$&quot;;SUBSTITUTE([.$C76];&quot;/&quot;;&quot;$$$&quot;;LEN([.$C76])-LEN(SUBSTITUTE([.$C76];&quot;/&quot;;&quot;&quot;)))))" office:value-type="string" office:string-value="_APE0739.jpg" calcext:value-type="string">
            <text:p>_APE0739.jpg</text:p>
          </table:table-cell>
          <table:table-cell office:value-type="string" calcext:value-type="string">
            <text:p>./chodba/skrin/_APE0739.jpg</text:p>
          </table:table-cell>
          <table:table-cell table:formula="of:=LEFT([.C76];FIND([.B76];[.C76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6">
          <table:table-cell/>
          <table:table-cell table:formula="of:=RIGHT([.$C77];LEN([.$C77])-FIND(&quot;$$$&quot;;SUBSTITUTE([.$C77];&quot;/&quot;;&quot;$$$&quot;;LEN([.$C77])-LEN(SUBSTITUTE([.$C77];&quot;/&quot;;&quot;&quot;)))))" office:value-type="string" office:string-value="_APE0736.jpg" calcext:value-type="string">
            <text:p>_APE0736.jpg</text:p>
          </table:table-cell>
          <table:table-cell office:value-type="string" calcext:value-type="string">
            <text:p>./chodba/skrin/_APE0736.jpg</text:p>
          </table:table-cell>
          <table:table-cell table:formula="of:=LEFT([.C77];FIND([.B77];[.C77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6">
          <table:table-cell/>
          <table:table-cell table:formula="of:=RIGHT([.$C78];LEN([.$C78])-FIND(&quot;$$$&quot;;SUBSTITUTE([.$C78];&quot;/&quot;;&quot;$$$&quot;;LEN([.$C78])-LEN(SUBSTITUTE([.$C78];&quot;/&quot;;&quot;&quot;)))))" office:value-type="string" office:string-value="_APE0737.jpg" calcext:value-type="string">
            <text:p>_APE0737.jpg</text:p>
          </table:table-cell>
          <table:table-cell office:value-type="string" calcext:value-type="string">
            <text:p>./chodba/skrin/_APE0737.jpg</text:p>
          </table:table-cell>
          <table:table-cell table:formula="of:=LEFT([.C78];FIND([.B78];[.C78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6">
          <table:table-cell/>
          <table:table-cell table:formula="of:=RIGHT([.$C79];LEN([.$C79])-FIND(&quot;$$$&quot;;SUBSTITUTE([.$C79];&quot;/&quot;;&quot;$$$&quot;;LEN([.$C79])-LEN(SUBSTITUTE([.$C79];&quot;/&quot;;&quot;&quot;)))))" office:value-type="string" office:string-value="_APE0740.jpg" calcext:value-type="string">
            <text:p>_APE0740.jpg</text:p>
          </table:table-cell>
          <table:table-cell office:value-type="string" calcext:value-type="string">
            <text:p>./chodba/skrin/_APE0740.jpg</text:p>
          </table:table-cell>
          <table:table-cell table:formula="of:=LEFT([.C79];FIND([.B79];[.C79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6">
          <table:table-cell/>
          <table:table-cell table:formula="of:=RIGHT([.$C80];LEN([.$C80])-FIND(&quot;$$$&quot;;SUBSTITUTE([.$C80];&quot;/&quot;;&quot;$$$&quot;;LEN([.$C80])-LEN(SUBSTITUTE([.$C80];&quot;/&quot;;&quot;&quot;)))))" office:value-type="string" office:string-value="_APE0738.jpg" calcext:value-type="string">
            <text:p>_APE0738.jpg</text:p>
          </table:table-cell>
          <table:table-cell office:value-type="string" calcext:value-type="string">
            <text:p>./chodba/skrin/_APE0738.jpg</text:p>
          </table:table-cell>
          <table:table-cell table:formula="of:=LEFT([.C80];FIND([.B80];[.C80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6">
          <table:table-cell/>
          <table:table-cell table:formula="of:=RIGHT([.$C81];LEN([.$C81])-FIND(&quot;$$$&quot;;SUBSTITUTE([.$C81];&quot;/&quot;;&quot;$$$&quot;;LEN([.$C81])-LEN(SUBSTITUTE([.$C81];&quot;/&quot;;&quot;&quot;)))))" office:value-type="string" office:string-value="20140625_0020.jpg" calcext:value-type="string">
            <text:p>20140625_0020.jpg</text:p>
          </table:table-cell>
          <table:table-cell office:value-type="string" calcext:value-type="string">
            <text:p>./chodba/20140625_0020.jpg</text:p>
          </table:table-cell>
          <table:table-cell table:formula="of:=LEFT([.C81];FIND([.B81];[.C8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6">
          <table:table-cell/>
          <table:table-cell table:formula="of:=RIGHT([.$C82];LEN([.$C82])-FIND(&quot;$$$&quot;;SUBSTITUTE([.$C82];&quot;/&quot;;&quot;$$$&quot;;LEN([.$C82])-LEN(SUBSTITUTE([.$C82];&quot;/&quot;;&quot;&quot;)))))" office:value-type="string" office:string-value="DSC_7547.jpg" calcext:value-type="string">
            <text:p>DSC_7547.jpg</text:p>
          </table:table-cell>
          <table:table-cell office:value-type="string" calcext:value-type="string">
            <text:p>./chodba/DSC_7547.jpg</text:p>
          </table:table-cell>
          <table:table-cell table:formula="of:=LEFT([.C82];FIND([.B82];[.C82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6">
          <table:table-cell/>
          <table:table-cell table:formula="of:=RIGHT([.$C83];LEN([.$C83])-FIND(&quot;$$$&quot;;SUBSTITUTE([.$C83];&quot;/&quot;;&quot;$$$&quot;;LEN([.$C83])-LEN(SUBSTITUTE([.$C83];&quot;/&quot;;&quot;&quot;)))))" office:value-type="string" office:string-value="_APE0743.jpg" calcext:value-type="string">
            <text:p>_APE0743.jpg</text:p>
          </table:table-cell>
          <table:table-cell office:value-type="string" calcext:value-type="string">
            <text:p>./chodba/_APE0743.jpg</text:p>
          </table:table-cell>
          <table:table-cell table:formula="of:=LEFT([.C83];FIND([.B83];[.C83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6">
          <table:table-cell/>
          <table:table-cell table:formula="of:=RIGHT([.$C84];LEN([.$C84])-FIND(&quot;$$$&quot;;SUBSTITUTE([.$C84];&quot;/&quot;;&quot;$$$&quot;;LEN([.$C84])-LEN(SUBSTITUTE([.$C84];&quot;/&quot;;&quot;&quot;)))))" office:value-type="string" office:string-value="_APE0746.jpg" calcext:value-type="string">
            <text:p>_APE0746.jpg</text:p>
          </table:table-cell>
          <table:table-cell office:value-type="string" calcext:value-type="string">
            <text:p>./chodba/_APE0746.jpg</text:p>
          </table:table-cell>
          <table:table-cell table:formula="of:=LEFT([.C84];FIND([.B84];[.C8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6">
          <table:table-cell/>
          <table:table-cell table:formula="of:=RIGHT([.$C85];LEN([.$C85])-FIND(&quot;$$$&quot;;SUBSTITUTE([.$C85];&quot;/&quot;;&quot;$$$&quot;;LEN([.$C85])-LEN(SUBSTITUTE([.$C85];&quot;/&quot;;&quot;&quot;)))))" office:value-type="string" office:string-value="_APE0742.jpg" calcext:value-type="string">
            <text:p>_APE0742.jpg</text:p>
          </table:table-cell>
          <table:table-cell office:value-type="string" calcext:value-type="string">
            <text:p>./chodba/_APE0742.jpg</text:p>
          </table:table-cell>
          <table:table-cell table:formula="of:=LEFT([.C85];FIND([.B85];[.C8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6">
          <table:table-cell/>
          <table:table-cell table:formula="of:=RIGHT([.$C86];LEN([.$C86])-FIND(&quot;$$$&quot;;SUBSTITUTE([.$C86];&quot;/&quot;;&quot;$$$&quot;;LEN([.$C86])-LEN(SUBSTITUTE([.$C86];&quot;/&quot;;&quot;&quot;)))))" office:value-type="string" office:string-value="_APE0748.jpg" calcext:value-type="string">
            <text:p>_APE0748.jpg</text:p>
          </table:table-cell>
          <table:table-cell office:value-type="string" calcext:value-type="string">
            <text:p>./chodba/_APE0748.jpg</text:p>
          </table:table-cell>
          <table:table-cell table:formula="of:=LEFT([.C86];FIND([.B86];[.C86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6">
          <table:table-cell/>
          <table:table-cell table:formula="of:=RIGHT([.$C87];LEN([.$C87])-FIND(&quot;$$$&quot;;SUBSTITUTE([.$C87];&quot;/&quot;;&quot;$$$&quot;;LEN([.$C87])-LEN(SUBSTITUTE([.$C87];&quot;/&quot;;&quot;&quot;)))))" office:value-type="string" office:string-value="20140625_0013.jpg" calcext:value-type="string">
            <text:p>20140625_0013.jpg</text:p>
          </table:table-cell>
          <table:table-cell office:value-type="string" calcext:value-type="string">
            <text:p>./chodba/20140625_0013.jpg</text:p>
          </table:table-cell>
          <table:table-cell table:formula="of:=LEFT([.C87];FIND([.B87];[.C87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6">
          <table:table-cell/>
          <table:table-cell table:formula="of:=RIGHT([.$C88];LEN([.$C88])-FIND(&quot;$$$&quot;;SUBSTITUTE([.$C88];&quot;/&quot;;&quot;$$$&quot;;LEN([.$C88])-LEN(SUBSTITUTE([.$C88];&quot;/&quot;;&quot;&quot;)))))" office:value-type="string" office:string-value="_APE0823.jpg" calcext:value-type="string">
            <text:p>_APE0823.jpg</text:p>
          </table:table-cell>
          <table:table-cell office:value-type="string" calcext:value-type="string">
            <text:p>./chodba/_APE0823.jpg</text:p>
          </table:table-cell>
          <table:table-cell table:formula="of:=LEFT([.C88];FIND([.B88];[.C88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6">
          <table:table-cell/>
          <table:table-cell table:formula="of:=RIGHT([.$C89];LEN([.$C89])-FIND(&quot;$$$&quot;;SUBSTITUTE([.$C89];&quot;/&quot;;&quot;$$$&quot;;LEN([.$C89])-LEN(SUBSTITUTE([.$C89];&quot;/&quot;;&quot;&quot;)))))" office:value-type="string" office:string-value="_APE0747.jpg" calcext:value-type="string">
            <text:p>_APE0747.jpg</text:p>
          </table:table-cell>
          <table:table-cell office:value-type="string" calcext:value-type="string">
            <text:p>./chodba/_APE0747.jpg</text:p>
          </table:table-cell>
          <table:table-cell table:formula="of:=LEFT([.C89];FIND([.B89];[.C89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6">
          <table:table-cell/>
          <table:table-cell table:formula="of:=RIGHT([.$C90];LEN([.$C90])-FIND(&quot;$$$&quot;;SUBSTITUTE([.$C90];&quot;/&quot;;&quot;$$$&quot;;LEN([.$C90])-LEN(SUBSTITUTE([.$C90];&quot;/&quot;;&quot;&quot;)))))" office:value-type="string" office:string-value="DSC_7546.jpg" calcext:value-type="string">
            <text:p>DSC_7546.jpg</text:p>
          </table:table-cell>
          <table:table-cell office:value-type="string" calcext:value-type="string">
            <text:p>./chodba/DSC_7546.jpg</text:p>
          </table:table-cell>
          <table:table-cell table:formula="of:=LEFT([.C90];FIND([.B90];[.C90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6">
          <table:table-cell/>
          <table:table-cell table:formula="of:=RIGHT([.$C91];LEN([.$C91])-FIND(&quot;$$$&quot;;SUBSTITUTE([.$C91];&quot;/&quot;;&quot;$$$&quot;;LEN([.$C91])-LEN(SUBSTITUTE([.$C91];&quot;/&quot;;&quot;&quot;)))))" office:value-type="string" office:string-value="_APE0745.jpg" calcext:value-type="string">
            <text:p>_APE0745.jpg</text:p>
          </table:table-cell>
          <table:table-cell office:value-type="string" calcext:value-type="string">
            <text:p>./chodba/_APE0745.jpg</text:p>
          </table:table-cell>
          <table:table-cell table:formula="of:=LEFT([.C91];FIND([.B91];[.C9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6">
          <table:table-cell/>
          <table:table-cell table:formula="of:=RIGHT([.$C92];LEN([.$C92])-FIND(&quot;$$$&quot;;SUBSTITUTE([.$C92];&quot;/&quot;;&quot;$$$&quot;;LEN([.$C92])-LEN(SUBSTITUTE([.$C92];&quot;/&quot;;&quot;&quot;)))))" office:value-type="string" office:string-value="_APE0801.jpg" calcext:value-type="string">
            <text:p>_APE0801.jpg</text:p>
          </table:table-cell>
          <table:table-cell office:value-type="string" calcext:value-type="string">
            <text:p>./kuchyne/_APE0801.jpg</text:p>
          </table:table-cell>
          <table:table-cell table:formula="of:=LEFT([.C92];FIND([.B92];[.C92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6">
          <table:table-cell/>
          <table:table-cell table:formula="of:=RIGHT([.$C93];LEN([.$C93])-FIND(&quot;$$$&quot;;SUBSTITUTE([.$C93];&quot;/&quot;;&quot;$$$&quot;;LEN([.$C93])-LEN(SUBSTITUTE([.$C93];&quot;/&quot;;&quot;&quot;)))))" office:value-type="string" office:string-value="_APE0788.jpg" calcext:value-type="string">
            <text:p>_APE0788.jpg</text:p>
          </table:table-cell>
          <table:table-cell office:value-type="string" calcext:value-type="string">
            <text:p>./kuchyne/_APE0788.jpg</text:p>
          </table:table-cell>
          <table:table-cell table:formula="of:=LEFT([.C93];FIND([.B93];[.C9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6">
          <table:table-cell/>
          <table:table-cell table:formula="of:=RIGHT([.$C94];LEN([.$C94])-FIND(&quot;$$$&quot;;SUBSTITUTE([.$C94];&quot;/&quot;;&quot;$$$&quot;;LEN([.$C94])-LEN(SUBSTITUTE([.$C94];&quot;/&quot;;&quot;&quot;)))))" office:value-type="string" office:string-value="_APE0799.jpg" calcext:value-type="string">
            <text:p>_APE0799.jpg</text:p>
          </table:table-cell>
          <table:table-cell office:value-type="string" calcext:value-type="string">
            <text:p>./kuchyne/_APE0799.jpg</text:p>
          </table:table-cell>
          <table:table-cell table:formula="of:=LEFT([.C94];FIND([.B94];[.C9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6">
          <table:table-cell/>
          <table:table-cell table:formula="of:=RIGHT([.$C95];LEN([.$C95])-FIND(&quot;$$$&quot;;SUBSTITUTE([.$C95];&quot;/&quot;;&quot;$$$&quot;;LEN([.$C95])-LEN(SUBSTITUTE([.$C95];&quot;/&quot;;&quot;&quot;)))))" office:value-type="string" office:string-value="_APE0803.jpg" calcext:value-type="string">
            <text:p>_APE0803.jpg</text:p>
          </table:table-cell>
          <table:table-cell office:value-type="string" calcext:value-type="string">
            <text:p>./kuchyne/_APE0803.jpg</text:p>
          </table:table-cell>
          <table:table-cell table:formula="of:=LEFT([.C95];FIND([.B95];[.C9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6">
          <table:table-cell/>
          <table:table-cell table:formula="of:=RIGHT([.$C96];LEN([.$C96])-FIND(&quot;$$$&quot;;SUBSTITUTE([.$C96];&quot;/&quot;;&quot;$$$&quot;;LEN([.$C96])-LEN(SUBSTITUTE([.$C96];&quot;/&quot;;&quot;&quot;)))))" office:value-type="string" office:string-value="_APE0793.jpg" calcext:value-type="string">
            <text:p>_APE0793.jpg</text:p>
          </table:table-cell>
          <table:table-cell office:value-type="string" calcext:value-type="string">
            <text:p>./kuchyne/_APE0793.jpg</text:p>
          </table:table-cell>
          <table:table-cell table:formula="of:=LEFT([.C96];FIND([.B96];[.C9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6">
          <table:table-cell/>
          <table:table-cell table:formula="of:=RIGHT([.$C97];LEN([.$C97])-FIND(&quot;$$$&quot;;SUBSTITUTE([.$C97];&quot;/&quot;;&quot;$$$&quot;;LEN([.$C97])-LEN(SUBSTITUTE([.$C97];&quot;/&quot;;&quot;&quot;)))))" office:value-type="string" office:string-value="_APE0795.jpg" calcext:value-type="string">
            <text:p>_APE0795.jpg</text:p>
          </table:table-cell>
          <table:table-cell office:value-type="string" calcext:value-type="string">
            <text:p>./kuchyne/_APE0795.jpg</text:p>
          </table:table-cell>
          <table:table-cell table:formula="of:=LEFT([.C97];FIND([.B97];[.C97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6">
          <table:table-cell/>
          <table:table-cell table:formula="of:=RIGHT([.$C98];LEN([.$C98])-FIND(&quot;$$$&quot;;SUBSTITUTE([.$C98];&quot;/&quot;;&quot;$$$&quot;;LEN([.$C98])-LEN(SUBSTITUTE([.$C98];&quot;/&quot;;&quot;&quot;)))))" office:value-type="string" office:string-value="20140625_0021.jpg" calcext:value-type="string">
            <text:p>20140625_0021.jpg</text:p>
          </table:table-cell>
          <table:table-cell office:value-type="string" calcext:value-type="string">
            <text:p>./kuchyne/20140625_0021.jpg</text:p>
          </table:table-cell>
          <table:table-cell table:formula="of:=LEFT([.C98];FIND([.B98];[.C98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6">
          <table:table-cell/>
          <table:table-cell table:formula="of:=RIGHT([.$C99];LEN([.$C99])-FIND(&quot;$$$&quot;;SUBSTITUTE([.$C99];&quot;/&quot;;&quot;$$$&quot;;LEN([.$C99])-LEN(SUBSTITUTE([.$C99];&quot;/&quot;;&quot;&quot;)))))" office:value-type="string" office:string-value="_APE0818.jpg" calcext:value-type="string">
            <text:p>_APE0818.jpg</text:p>
          </table:table-cell>
          <table:table-cell office:value-type="string" calcext:value-type="string">
            <text:p>./kuchyne/_APE0818.jpg</text:p>
          </table:table-cell>
          <table:table-cell table:formula="of:=LEFT([.C99];FIND([.B99];[.C99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6">
          <table:table-cell/>
          <table:table-cell table:formula="of:=RIGHT([.$C100];LEN([.$C100])-FIND(&quot;$$$&quot;;SUBSTITUTE([.$C100];&quot;/&quot;;&quot;$$$&quot;;LEN([.$C100])-LEN(SUBSTITUTE([.$C100];&quot;/&quot;;&quot;&quot;)))))" office:value-type="string" office:string-value="_APE0792.jpg" calcext:value-type="string">
            <text:p>_APE0792.jpg</text:p>
          </table:table-cell>
          <table:table-cell office:value-type="string" calcext:value-type="string">
            <text:p>./kuchyne/spotrebice/_APE0792.jpg</text:p>
          </table:table-cell>
          <table:table-cell table:formula="of:=LEFT([.C100];FIND([.B100];[.C100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6">
          <table:table-cell/>
          <table:table-cell table:formula="of:=RIGHT([.$C101];LEN([.$C101])-FIND(&quot;$$$&quot;;SUBSTITUTE([.$C101];&quot;/&quot;;&quot;$$$&quot;;LEN([.$C101])-LEN(SUBSTITUTE([.$C101];&quot;/&quot;;&quot;&quot;)))))" office:value-type="string" office:string-value="_APE0798.jpg" calcext:value-type="string">
            <text:p>_APE0798.jpg</text:p>
          </table:table-cell>
          <table:table-cell office:value-type="string" calcext:value-type="string">
            <text:p>./kuchyne/spotrebice/_APE0798.jpg</text:p>
          </table:table-cell>
          <table:table-cell table:formula="of:=LEFT([.C101];FIND([.B101];[.C101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6">
          <table:table-cell/>
          <table:table-cell table:formula="of:=RIGHT([.$C102];LEN([.$C102])-FIND(&quot;$$$&quot;;SUBSTITUTE([.$C102];&quot;/&quot;;&quot;$$$&quot;;LEN([.$C102])-LEN(SUBSTITUTE([.$C102];&quot;/&quot;;&quot;&quot;)))))" office:value-type="string" office:string-value="_APE0812.jpg" calcext:value-type="string">
            <text:p>_APE0812.jpg</text:p>
          </table:table-cell>
          <table:table-cell office:value-type="string" calcext:value-type="string">
            <text:p>./kuchyne/spotrebice/_APE0812.jpg</text:p>
          </table:table-cell>
          <table:table-cell table:formula="of:=LEFT([.C102];FIND([.B102];[.C102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6">
          <table:table-cell/>
          <table:table-cell table:formula="of:=RIGHT([.$C103];LEN([.$C103])-FIND(&quot;$$$&quot;;SUBSTITUTE([.$C103];&quot;/&quot;;&quot;$$$&quot;;LEN([.$C103])-LEN(SUBSTITUTE([.$C103];&quot;/&quot;;&quot;&quot;)))))" office:value-type="string" office:string-value="_APE0817.jpg" calcext:value-type="string">
            <text:p>_APE0817.jpg</text:p>
          </table:table-cell>
          <table:table-cell office:value-type="string" calcext:value-type="string">
            <text:p>./kuchyne/spotrebice/_APE0817.jpg</text:p>
          </table:table-cell>
          <table:table-cell table:formula="of:=LEFT([.C103];FIND([.B103];[.C103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6">
          <table:table-cell/>
          <table:table-cell table:formula="of:=RIGHT([.$C104];LEN([.$C104])-FIND(&quot;$$$&quot;;SUBSTITUTE([.$C104];&quot;/&quot;;&quot;$$$&quot;;LEN([.$C104])-LEN(SUBSTITUTE([.$C104];&quot;/&quot;;&quot;&quot;)))))" office:value-type="string" office:string-value="DSC_7509.jpg" calcext:value-type="string">
            <text:p>DSC_7509.jpg</text:p>
          </table:table-cell>
          <table:table-cell office:value-type="string" calcext:value-type="string">
            <text:p>./kuchyne/spotrebice/DSC_7509.jpg</text:p>
          </table:table-cell>
          <table:table-cell table:formula="of:=LEFT([.C104];FIND([.B104];[.C104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6">
          <table:table-cell/>
          <table:table-cell table:formula="of:=RIGHT([.$C105];LEN([.$C105])-FIND(&quot;$$$&quot;;SUBSTITUTE([.$C105];&quot;/&quot;;&quot;$$$&quot;;LEN([.$C105])-LEN(SUBSTITUTE([.$C105];&quot;/&quot;;&quot;&quot;)))))" office:value-type="string" office:string-value="20140625_0023.jpg" calcext:value-type="string">
            <text:p>20140625_0023.jpg</text:p>
          </table:table-cell>
          <table:table-cell office:value-type="string" calcext:value-type="string">
            <text:p>./kuchyne/20140625_0023.jpg</text:p>
          </table:table-cell>
          <table:table-cell table:formula="of:=LEFT([.C105];FIND([.B105];[.C10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6">
          <table:table-cell/>
          <table:table-cell table:formula="of:=RIGHT([.$C106];LEN([.$C106])-FIND(&quot;$$$&quot;;SUBSTITUTE([.$C106];&quot;/&quot;;&quot;$$$&quot;;LEN([.$C106])-LEN(SUBSTITUTE([.$C106];&quot;/&quot;;&quot;&quot;)))))" office:value-type="string" office:string-value="_APE0800.jpg" calcext:value-type="string">
            <text:p>_APE0800.jpg</text:p>
          </table:table-cell>
          <table:table-cell office:value-type="string" calcext:value-type="string">
            <text:p>./kuchyne/_APE0800.jpg</text:p>
          </table:table-cell>
          <table:table-cell table:formula="of:=LEFT([.C106];FIND([.B106];[.C10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6">
          <table:table-cell/>
          <table:table-cell table:formula="of:=RIGHT([.$C107];LEN([.$C107])-FIND(&quot;$$$&quot;;SUBSTITUTE([.$C107];&quot;/&quot;;&quot;$$$&quot;;LEN([.$C107])-LEN(SUBSTITUTE([.$C107];&quot;/&quot;;&quot;&quot;)))))" office:value-type="string" office:string-value="DSC_7508.jpg" calcext:value-type="string">
            <text:p>DSC_7508.jpg</text:p>
          </table:table-cell>
          <table:table-cell office:value-type="string" calcext:value-type="string">
            <text:p>./kuchyne/vybaveni/DSC_7508.jpg</text:p>
          </table:table-cell>
          <table:table-cell table:formula="of:=LEFT([.C107];FIND([.B107];[.C10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08];LEN([.$C108])-FIND(&quot;$$$&quot;;SUBSTITUTE([.$C108];&quot;/&quot;;&quot;$$$&quot;;LEN([.$C108])-LEN(SUBSTITUTE([.$C108];&quot;/&quot;;&quot;&quot;)))))" office:value-type="string" office:string-value="_APE0791.jpg" calcext:value-type="string">
            <text:p>_APE0791.jpg</text:p>
          </table:table-cell>
          <table:table-cell office:value-type="string" calcext:value-type="string">
            <text:p>./kuchyne/vybaveni/_APE0791.jpg</text:p>
          </table:table-cell>
          <table:table-cell table:formula="of:=LEFT([.C108];FIND([.B108];[.C10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09];LEN([.$C109])-FIND(&quot;$$$&quot;;SUBSTITUTE([.$C109];&quot;/&quot;;&quot;$$$&quot;;LEN([.$C109])-LEN(SUBSTITUTE([.$C109];&quot;/&quot;;&quot;&quot;)))))" office:value-type="string" office:string-value="DSC_7502.jpg" calcext:value-type="string">
            <text:p>DSC_7502.jpg</text:p>
          </table:table-cell>
          <table:table-cell office:value-type="string" calcext:value-type="string">
            <text:p>./kuchyne/vybaveni/DSC_7502.jpg</text:p>
          </table:table-cell>
          <table:table-cell table:formula="of:=LEFT([.C109];FIND([.B109];[.C10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10];LEN([.$C110])-FIND(&quot;$$$&quot;;SUBSTITUTE([.$C110];&quot;/&quot;;&quot;$$$&quot;;LEN([.$C110])-LEN(SUBSTITUTE([.$C110];&quot;/&quot;;&quot;&quot;)))))" office:value-type="string" office:string-value="DSC_7492.jpg" calcext:value-type="string">
            <text:p>DSC_7492.jpg</text:p>
          </table:table-cell>
          <table:table-cell office:value-type="string" calcext:value-type="string">
            <text:p>./kuchyne/vybaveni/DSC_7492.jpg</text:p>
          </table:table-cell>
          <table:table-cell table:formula="of:=LEFT([.C110];FIND([.B110];[.C11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11];LEN([.$C111])-FIND(&quot;$$$&quot;;SUBSTITUTE([.$C111];&quot;/&quot;;&quot;$$$&quot;;LEN([.$C111])-LEN(SUBSTITUTE([.$C111];&quot;/&quot;;&quot;&quot;)))))" office:value-type="string" office:string-value="DSC_7512.jpg" calcext:value-type="string">
            <text:p>DSC_7512.jpg</text:p>
          </table:table-cell>
          <table:table-cell office:value-type="string" calcext:value-type="string">
            <text:p>./kuchyne/vybaveni/DSC_7512.jpg</text:p>
          </table:table-cell>
          <table:table-cell table:formula="of:=LEFT([.C111];FIND([.B111];[.C11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12];LEN([.$C112])-FIND(&quot;$$$&quot;;SUBSTITUTE([.$C112];&quot;/&quot;;&quot;$$$&quot;;LEN([.$C112])-LEN(SUBSTITUTE([.$C112];&quot;/&quot;;&quot;&quot;)))))" office:value-type="string" office:string-value="DSC_7517.jpg" calcext:value-type="string">
            <text:p>DSC_7517.jpg</text:p>
          </table:table-cell>
          <table:table-cell office:value-type="string" calcext:value-type="string">
            <text:p>./kuchyne/vybaveni/DSC_7517.jpg</text:p>
          </table:table-cell>
          <table:table-cell table:formula="of:=LEFT([.C112];FIND([.B112];[.C11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13];LEN([.$C113])-FIND(&quot;$$$&quot;;SUBSTITUTE([.$C113];&quot;/&quot;;&quot;$$$&quot;;LEN([.$C113])-LEN(SUBSTITUTE([.$C113];&quot;/&quot;;&quot;&quot;)))))" office:value-type="string" office:string-value="_APE0797.jpg" calcext:value-type="string">
            <text:p>_APE0797.jpg</text:p>
          </table:table-cell>
          <table:table-cell office:value-type="string" calcext:value-type="string">
            <text:p>./kuchyne/vybaveni/_APE0797.jpg</text:p>
          </table:table-cell>
          <table:table-cell table:formula="of:=LEFT([.C113];FIND([.B113];[.C11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14];LEN([.$C114])-FIND(&quot;$$$&quot;;SUBSTITUTE([.$C114];&quot;/&quot;;&quot;$$$&quot;;LEN([.$C114])-LEN(SUBSTITUTE([.$C114];&quot;/&quot;;&quot;&quot;)))))" office:value-type="string" office:string-value="DSC_7510.jpg" calcext:value-type="string">
            <text:p>DSC_7510.jpg</text:p>
          </table:table-cell>
          <table:table-cell office:value-type="string" calcext:value-type="string">
            <text:p>./kuchyne/vybaveni/DSC_7510.jpg</text:p>
          </table:table-cell>
          <table:table-cell table:formula="of:=LEFT([.C114];FIND([.B114];[.C11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15];LEN([.$C115])-FIND(&quot;$$$&quot;;SUBSTITUTE([.$C115];&quot;/&quot;;&quot;$$$&quot;;LEN([.$C115])-LEN(SUBSTITUTE([.$C115];&quot;/&quot;;&quot;&quot;)))))" office:value-type="string" office:string-value="DSC_7493.jpg" calcext:value-type="string">
            <text:p>DSC_7493.jpg</text:p>
          </table:table-cell>
          <table:table-cell office:value-type="string" calcext:value-type="string">
            <text:p>./kuchyne/vybaveni/DSC_7493.jpg</text:p>
          </table:table-cell>
          <table:table-cell table:formula="of:=LEFT([.C115];FIND([.B115];[.C11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16];LEN([.$C116])-FIND(&quot;$$$&quot;;SUBSTITUTE([.$C116];&quot;/&quot;;&quot;$$$&quot;;LEN([.$C116])-LEN(SUBSTITUTE([.$C116];&quot;/&quot;;&quot;&quot;)))))" office:value-type="string" office:string-value="DSC_7503.jpg" calcext:value-type="string">
            <text:p>DSC_7503.jpg</text:p>
          </table:table-cell>
          <table:table-cell office:value-type="string" calcext:value-type="string">
            <text:p>./kuchyne/vybaveni/DSC_7503.jpg</text:p>
          </table:table-cell>
          <table:table-cell table:formula="of:=LEFT([.C116];FIND([.B116];[.C11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17];LEN([.$C117])-FIND(&quot;$$$&quot;;SUBSTITUTE([.$C117];&quot;/&quot;;&quot;$$$&quot;;LEN([.$C117])-LEN(SUBSTITUTE([.$C117];&quot;/&quot;;&quot;&quot;)))))" office:value-type="string" office:string-value="DSC_7513.jpg" calcext:value-type="string">
            <text:p>DSC_7513.jpg</text:p>
          </table:table-cell>
          <table:table-cell office:value-type="string" calcext:value-type="string">
            <text:p>./kuchyne/vybaveni/DSC_7513.jpg</text:p>
          </table:table-cell>
          <table:table-cell table:formula="of:=LEFT([.C117];FIND([.B117];[.C11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18];LEN([.$C118])-FIND(&quot;$$$&quot;;SUBSTITUTE([.$C118];&quot;/&quot;;&quot;$$$&quot;;LEN([.$C118])-LEN(SUBSTITUTE([.$C118];&quot;/&quot;;&quot;&quot;)))))" office:value-type="string" office:string-value="DSC_7497.jpg" calcext:value-type="string">
            <text:p>DSC_7497.jpg</text:p>
          </table:table-cell>
          <table:table-cell office:value-type="string" calcext:value-type="string">
            <text:p>./kuchyne/vybaveni/DSC_7497.jpg</text:p>
          </table:table-cell>
          <table:table-cell table:formula="of:=LEFT([.C118];FIND([.B118];[.C11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19];LEN([.$C119])-FIND(&quot;$$$&quot;;SUBSTITUTE([.$C119];&quot;/&quot;;&quot;$$$&quot;;LEN([.$C119])-LEN(SUBSTITUTE([.$C119];&quot;/&quot;;&quot;&quot;)))))" office:value-type="string" office:string-value="DSC_7490.jpg" calcext:value-type="string">
            <text:p>DSC_7490.jpg</text:p>
          </table:table-cell>
          <table:table-cell office:value-type="string" calcext:value-type="string">
            <text:p>./kuchyne/vybaveni/DSC_7490.jpg</text:p>
          </table:table-cell>
          <table:table-cell table:formula="of:=LEFT([.C119];FIND([.B119];[.C11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20];LEN([.$C120])-FIND(&quot;$$$&quot;;SUBSTITUTE([.$C120];&quot;/&quot;;&quot;$$$&quot;;LEN([.$C120])-LEN(SUBSTITUTE([.$C120];&quot;/&quot;;&quot;&quot;)))))" office:value-type="string" office:string-value="DSC_7496.jpg" calcext:value-type="string">
            <text:p>DSC_7496.jpg</text:p>
          </table:table-cell>
          <table:table-cell office:value-type="string" calcext:value-type="string">
            <text:p>./kuchyne/vybaveni/DSC_7496.jpg</text:p>
          </table:table-cell>
          <table:table-cell table:formula="of:=LEFT([.C120];FIND([.B120];[.C12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21];LEN([.$C121])-FIND(&quot;$$$&quot;;SUBSTITUTE([.$C121];&quot;/&quot;;&quot;$$$&quot;;LEN([.$C121])-LEN(SUBSTITUTE([.$C121];&quot;/&quot;;&quot;&quot;)))))" office:value-type="string" office:string-value="DSC_7498.jpg" calcext:value-type="string">
            <text:p>DSC_7498.jpg</text:p>
          </table:table-cell>
          <table:table-cell office:value-type="string" calcext:value-type="string">
            <text:p>./kuchyne/vybaveni/DSC_7498.jpg</text:p>
          </table:table-cell>
          <table:table-cell table:formula="of:=LEFT([.C121];FIND([.B121];[.C12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22];LEN([.$C122])-FIND(&quot;$$$&quot;;SUBSTITUTE([.$C122];&quot;/&quot;;&quot;$$$&quot;;LEN([.$C122])-LEN(SUBSTITUTE([.$C122];&quot;/&quot;;&quot;&quot;)))))" office:value-type="string" office:string-value="DSC_7494.jpg" calcext:value-type="string">
            <text:p>DSC_7494.jpg</text:p>
          </table:table-cell>
          <table:table-cell office:value-type="string" calcext:value-type="string">
            <text:p>./kuchyne/vybaveni/DSC_7494.jpg</text:p>
          </table:table-cell>
          <table:table-cell table:formula="of:=LEFT([.C122];FIND([.B122];[.C12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23];LEN([.$C123])-FIND(&quot;$$$&quot;;SUBSTITUTE([.$C123];&quot;/&quot;;&quot;$$$&quot;;LEN([.$C123])-LEN(SUBSTITUTE([.$C123];&quot;/&quot;;&quot;&quot;)))))" office:value-type="string" office:string-value="DSC_7491.jpg" calcext:value-type="string">
            <text:p>DSC_7491.jpg</text:p>
          </table:table-cell>
          <table:table-cell office:value-type="string" calcext:value-type="string">
            <text:p>./kuchyne/vybaveni/DSC_7491.jpg</text:p>
          </table:table-cell>
          <table:table-cell table:formula="of:=LEFT([.C123];FIND([.B123];[.C12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24];LEN([.$C124])-FIND(&quot;$$$&quot;;SUBSTITUTE([.$C124];&quot;/&quot;;&quot;$$$&quot;;LEN([.$C124])-LEN(SUBSTITUTE([.$C124];&quot;/&quot;;&quot;&quot;)))))" office:value-type="string" office:string-value="DSC_7504.jpg" calcext:value-type="string">
            <text:p>DSC_7504.jpg</text:p>
          </table:table-cell>
          <table:table-cell office:value-type="string" calcext:value-type="string">
            <text:p>./kuchyne/vybaveni/DSC_7504.jpg</text:p>
          </table:table-cell>
          <table:table-cell table:formula="of:=LEFT([.C124];FIND([.B124];[.C12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25];LEN([.$C125])-FIND(&quot;$$$&quot;;SUBSTITUTE([.$C125];&quot;/&quot;;&quot;$$$&quot;;LEN([.$C125])-LEN(SUBSTITUTE([.$C125];&quot;/&quot;;&quot;&quot;)))))" office:value-type="string" office:string-value="DSC_7514.jpg" calcext:value-type="string">
            <text:p>DSC_7514.jpg</text:p>
          </table:table-cell>
          <table:table-cell office:value-type="string" calcext:value-type="string">
            <text:p>./kuchyne/vybaveni/DSC_7514.jpg</text:p>
          </table:table-cell>
          <table:table-cell table:formula="of:=LEFT([.C125];FIND([.B125];[.C12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26];LEN([.$C126])-FIND(&quot;$$$&quot;;SUBSTITUTE([.$C126];&quot;/&quot;;&quot;$$$&quot;;LEN([.$C126])-LEN(SUBSTITUTE([.$C126];&quot;/&quot;;&quot;&quot;)))))" office:value-type="string" office:string-value="DSC_7511.jpg" calcext:value-type="string">
            <text:p>DSC_7511.jpg</text:p>
          </table:table-cell>
          <table:table-cell office:value-type="string" calcext:value-type="string">
            <text:p>./kuchyne/vybaveni/DSC_7511.jpg</text:p>
          </table:table-cell>
          <table:table-cell table:formula="of:=LEFT([.C126];FIND([.B126];[.C12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27];LEN([.$C127])-FIND(&quot;$$$&quot;;SUBSTITUTE([.$C127];&quot;/&quot;;&quot;$$$&quot;;LEN([.$C127])-LEN(SUBSTITUTE([.$C127];&quot;/&quot;;&quot;&quot;)))))" office:value-type="string" office:string-value="DSC_7482.jpg" calcext:value-type="string">
            <text:p>DSC_7482.jpg</text:p>
          </table:table-cell>
          <table:table-cell office:value-type="string" calcext:value-type="string">
            <text:p>./kuchyne/vybaveni/DSC_7482.jpg</text:p>
          </table:table-cell>
          <table:table-cell table:formula="of:=LEFT([.C127];FIND([.B127];[.C12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28];LEN([.$C128])-FIND(&quot;$$$&quot;;SUBSTITUTE([.$C128];&quot;/&quot;;&quot;$$$&quot;;LEN([.$C128])-LEN(SUBSTITUTE([.$C128];&quot;/&quot;;&quot;&quot;)))))" office:value-type="string" office:string-value="DSC_7489.jpg" calcext:value-type="string">
            <text:p>DSC_7489.jpg</text:p>
          </table:table-cell>
          <table:table-cell office:value-type="string" calcext:value-type="string">
            <text:p>./kuchyne/vybaveni/DSC_7489.jpg</text:p>
          </table:table-cell>
          <table:table-cell table:formula="of:=LEFT([.C128];FIND([.B128];[.C12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29];LEN([.$C129])-FIND(&quot;$$$&quot;;SUBSTITUTE([.$C129];&quot;/&quot;;&quot;$$$&quot;;LEN([.$C129])-LEN(SUBSTITUTE([.$C129];&quot;/&quot;;&quot;&quot;)))))" office:value-type="string" office:string-value="DSC_7499.jpg" calcext:value-type="string">
            <text:p>DSC_7499.jpg</text:p>
          </table:table-cell>
          <table:table-cell office:value-type="string" calcext:value-type="string">
            <text:p>./kuchyne/vybaveni/DSC_7499.jpg</text:p>
          </table:table-cell>
          <table:table-cell table:formula="of:=LEFT([.C129];FIND([.B129];[.C12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30];LEN([.$C130])-FIND(&quot;$$$&quot;;SUBSTITUTE([.$C130];&quot;/&quot;;&quot;$$$&quot;;LEN([.$C130])-LEN(SUBSTITUTE([.$C130];&quot;/&quot;;&quot;&quot;)))))" office:value-type="string" office:string-value="DSC_7495.jpg" calcext:value-type="string">
            <text:p>DSC_7495.jpg</text:p>
          </table:table-cell>
          <table:table-cell office:value-type="string" calcext:value-type="string">
            <text:p>./kuchyne/vybaveni/DSC_7495.jpg</text:p>
          </table:table-cell>
          <table:table-cell table:formula="of:=LEFT([.C130];FIND([.B130];[.C13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31];LEN([.$C131])-FIND(&quot;$$$&quot;;SUBSTITUTE([.$C131];&quot;/&quot;;&quot;$$$&quot;;LEN([.$C131])-LEN(SUBSTITUTE([.$C131];&quot;/&quot;;&quot;&quot;)))))" office:value-type="string" office:string-value="DSC_7505.jpg" calcext:value-type="string">
            <text:p>DSC_7505.jpg</text:p>
          </table:table-cell>
          <table:table-cell office:value-type="string" calcext:value-type="string">
            <text:p>./kuchyne/vybaveni/DSC_7505.jpg</text:p>
          </table:table-cell>
          <table:table-cell table:formula="of:=LEFT([.C131];FIND([.B131];[.C13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32];LEN([.$C132])-FIND(&quot;$$$&quot;;SUBSTITUTE([.$C132];&quot;/&quot;;&quot;$$$&quot;;LEN([.$C132])-LEN(SUBSTITUTE([.$C132];&quot;/&quot;;&quot;&quot;)))))" office:value-type="string" office:string-value="_APE0808.jpg" calcext:value-type="string">
            <text:p>_APE0808.jpg</text:p>
          </table:table-cell>
          <table:table-cell office:value-type="string" calcext:value-type="string">
            <text:p>./kuchyne/vybaveni/_APE0808.jpg</text:p>
          </table:table-cell>
          <table:table-cell table:formula="of:=LEFT([.C132];FIND([.B132];[.C13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6">
          <table:table-cell/>
          <table:table-cell table:formula="of:=RIGHT([.$C133];LEN([.$C133])-FIND(&quot;$$$&quot;;SUBSTITUTE([.$C133];&quot;/&quot;;&quot;$$$&quot;;LEN([.$C133])-LEN(SUBSTITUTE([.$C133];&quot;/&quot;;&quot;&quot;)))))" office:value-type="string" office:string-value="_APE0805.jpg" calcext:value-type="string">
            <text:p>_APE0805.jpg</text:p>
          </table:table-cell>
          <table:table-cell office:value-type="string" calcext:value-type="string">
            <text:p>./kuchyne/_APE0805.jpg</text:p>
          </table:table-cell>
          <table:table-cell table:formula="of:=LEFT([.C133];FIND([.B133];[.C13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6">
          <table:table-cell/>
          <table:table-cell table:formula="of:=RIGHT([.$C134];LEN([.$C134])-FIND(&quot;$$$&quot;;SUBSTITUTE([.$C134];&quot;/&quot;;&quot;$$$&quot;;LEN([.$C134])-LEN(SUBSTITUTE([.$C134];&quot;/&quot;;&quot;&quot;)))))" office:value-type="string" office:string-value="_APE0796.jpg" calcext:value-type="string">
            <text:p>_APE0796.jpg</text:p>
          </table:table-cell>
          <table:table-cell office:value-type="string" calcext:value-type="string">
            <text:p>./kuchyne/_APE0796.jpg</text:p>
          </table:table-cell>
          <table:table-cell table:formula="of:=LEFT([.C134];FIND([.B134];[.C13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6">
          <table:table-cell/>
          <table:table-cell table:formula="of:=RIGHT([.$C135];LEN([.$C135])-FIND(&quot;$$$&quot;;SUBSTITUTE([.$C135];&quot;/&quot;;&quot;$$$&quot;;LEN([.$C135])-LEN(SUBSTITUTE([.$C135];&quot;/&quot;;&quot;&quot;)))))" office:value-type="string" office:string-value="20140625_0024.jpg" calcext:value-type="string">
            <text:p>20140625_0024.jpg</text:p>
          </table:table-cell>
          <table:table-cell office:value-type="string" calcext:value-type="string">
            <text:p>./kuchyne/20140625_0024.jpg</text:p>
          </table:table-cell>
          <table:table-cell table:formula="of:=LEFT([.C135];FIND([.B135];[.C13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6">
          <table:table-cell/>
          <table:table-cell table:formula="of:=RIGHT([.$C136];LEN([.$C136])-FIND(&quot;$$$&quot;;SUBSTITUTE([.$C136];&quot;/&quot;;&quot;$$$&quot;;LEN([.$C136])-LEN(SUBSTITUTE([.$C136];&quot;/&quot;;&quot;&quot;)))))" office:value-type="string" office:string-value="_APE0790.jpg" calcext:value-type="string">
            <text:p>_APE0790.jpg</text:p>
          </table:table-cell>
          <table:table-cell office:value-type="string" calcext:value-type="string">
            <text:p>./kuchyne/_APE0790.jpg</text:p>
          </table:table-cell>
          <table:table-cell table:formula="of:=LEFT([.C136];FIND([.B136];[.C13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6">
          <table:table-cell/>
          <table:table-cell table:formula="of:=RIGHT([.$C137];LEN([.$C137])-FIND(&quot;$$$&quot;;SUBSTITUTE([.$C137];&quot;/&quot;;&quot;$$$&quot;;LEN([.$C137])-LEN(SUBSTITUTE([.$C137];&quot;/&quot;;&quot;&quot;)))))" office:value-type="string" office:string-value="_APE0838.jpg" calcext:value-type="string">
            <text:p>_APE0838.jpg</text:p>
          </table:table-cell>
          <table:table-cell office:value-type="string" calcext:value-type="string">
            <text:p>./loznice/poskozene/_APE0838.jpg</text:p>
          </table:table-cell>
          <table:table-cell table:formula="of:=LEFT([.C137];FIND([.B137];[.C137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38];LEN([.$C138])-FIND(&quot;$$$&quot;;SUBSTITUTE([.$C138];&quot;/&quot;;&quot;$$$&quot;;LEN([.$C138])-LEN(SUBSTITUTE([.$C138];&quot;/&quot;;&quot;&quot;)))))" office:value-type="string" office:string-value="_APE0856.jpg" calcext:value-type="string">
            <text:p>_APE0856.jpg</text:p>
          </table:table-cell>
          <table:table-cell office:value-type="string" calcext:value-type="string">
            <text:p>./loznice/poskozene/_APE0856.jpg</text:p>
          </table:table-cell>
          <table:table-cell table:formula="of:=LEFT([.C138];FIND([.B138];[.C138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39];LEN([.$C139])-FIND(&quot;$$$&quot;;SUBSTITUTE([.$C139];&quot;/&quot;;&quot;$$$&quot;;LEN([.$C139])-LEN(SUBSTITUTE([.$C139];&quot;/&quot;;&quot;&quot;)))))" office:value-type="string" office:string-value="_APE0835.jpg" calcext:value-type="string">
            <text:p>_APE0835.jpg</text:p>
          </table:table-cell>
          <table:table-cell office:value-type="string" calcext:value-type="string">
            <text:p>./loznice/poskozene/_APE0835.jpg</text:p>
          </table:table-cell>
          <table:table-cell table:formula="of:=LEFT([.C139];FIND([.B139];[.C139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40];LEN([.$C140])-FIND(&quot;$$$&quot;;SUBSTITUTE([.$C140];&quot;/&quot;;&quot;$$$&quot;;LEN([.$C140])-LEN(SUBSTITUTE([.$C140];&quot;/&quot;;&quot;&quot;)))))" office:value-type="string" office:string-value="_APE0855.jpg" calcext:value-type="string">
            <text:p>_APE0855.jpg</text:p>
          </table:table-cell>
          <table:table-cell office:value-type="string" calcext:value-type="string">
            <text:p>./loznice/poskozene/_APE0855.jpg</text:p>
          </table:table-cell>
          <table:table-cell table:formula="of:=LEFT([.C140];FIND([.B140];[.C140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41];LEN([.$C141])-FIND(&quot;$$$&quot;;SUBSTITUTE([.$C141];&quot;/&quot;;&quot;$$$&quot;;LEN([.$C141])-LEN(SUBSTITUTE([.$C141];&quot;/&quot;;&quot;&quot;)))))" office:value-type="string" office:string-value="_APE0839.jpg" calcext:value-type="string">
            <text:p>_APE0839.jpg</text:p>
          </table:table-cell>
          <table:table-cell office:value-type="string" calcext:value-type="string">
            <text:p>./loznice/poskozene/_APE0839.jpg</text:p>
          </table:table-cell>
          <table:table-cell table:formula="of:=LEFT([.C141];FIND([.B141];[.C141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42];LEN([.$C142])-FIND(&quot;$$$&quot;;SUBSTITUTE([.$C142];&quot;/&quot;;&quot;$$$&quot;;LEN([.$C142])-LEN(SUBSTITUTE([.$C142];&quot;/&quot;;&quot;&quot;)))))" office:value-type="string" office:string-value="_APE0850.jpg" calcext:value-type="string">
            <text:p>_APE0850.jpg</text:p>
          </table:table-cell>
          <table:table-cell office:value-type="string" calcext:value-type="string">
            <text:p>./loznice/poskozene/_APE0850.jpg</text:p>
          </table:table-cell>
          <table:table-cell table:formula="of:=LEFT([.C142];FIND([.B142];[.C142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43];LEN([.$C143])-FIND(&quot;$$$&quot;;SUBSTITUTE([.$C143];&quot;/&quot;;&quot;$$$&quot;;LEN([.$C143])-LEN(SUBSTITUTE([.$C143];&quot;/&quot;;&quot;&quot;)))))" office:value-type="string" office:string-value="_APE0840.jpg" calcext:value-type="string">
            <text:p>_APE0840.jpg</text:p>
          </table:table-cell>
          <table:table-cell office:value-type="string" calcext:value-type="string">
            <text:p>./loznice/poskozene/_APE0840.jpg</text:p>
          </table:table-cell>
          <table:table-cell table:formula="of:=LEFT([.C143];FIND([.B143];[.C143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44];LEN([.$C144])-FIND(&quot;$$$&quot;;SUBSTITUTE([.$C144];&quot;/&quot;;&quot;$$$&quot;;LEN([.$C144])-LEN(SUBSTITUTE([.$C144];&quot;/&quot;;&quot;&quot;)))))" office:value-type="string" office:string-value="_APE0853.jpg" calcext:value-type="string">
            <text:p>_APE0853.jpg</text:p>
          </table:table-cell>
          <table:table-cell office:value-type="string" calcext:value-type="string">
            <text:p>./loznice/poskozene/_APE0853.jpg</text:p>
          </table:table-cell>
          <table:table-cell table:formula="of:=LEFT([.C144];FIND([.B144];[.C144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45];LEN([.$C145])-FIND(&quot;$$$&quot;;SUBSTITUTE([.$C145];&quot;/&quot;;&quot;$$$&quot;;LEN([.$C145])-LEN(SUBSTITUTE([.$C145];&quot;/&quot;;&quot;&quot;)))))" office:value-type="string" office:string-value="_APE0845.jpg" calcext:value-type="string">
            <text:p>_APE0845.jpg</text:p>
          </table:table-cell>
          <table:table-cell office:value-type="string" calcext:value-type="string">
            <text:p>./loznice/poskozene/_APE0845.jpg</text:p>
          </table:table-cell>
          <table:table-cell table:formula="of:=LEFT([.C145];FIND([.B145];[.C145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46];LEN([.$C146])-FIND(&quot;$$$&quot;;SUBSTITUTE([.$C146];&quot;/&quot;;&quot;$$$&quot;;LEN([.$C146])-LEN(SUBSTITUTE([.$C146];&quot;/&quot;;&quot;&quot;)))))" office:value-type="string" office:string-value="_APE0837.jpg" calcext:value-type="string">
            <text:p>_APE0837.jpg</text:p>
          </table:table-cell>
          <table:table-cell office:value-type="string" calcext:value-type="string">
            <text:p>./loznice/poskozene/_APE0837.jpg</text:p>
          </table:table-cell>
          <table:table-cell table:formula="of:=LEFT([.C146];FIND([.B146];[.C146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47];LEN([.$C147])-FIND(&quot;$$$&quot;;SUBSTITUTE([.$C147];&quot;/&quot;;&quot;$$$&quot;;LEN([.$C147])-LEN(SUBSTITUTE([.$C147];&quot;/&quot;;&quot;&quot;)))))" office:value-type="string" office:string-value="_APE0846.jpg" calcext:value-type="string">
            <text:p>_APE0846.jpg</text:p>
          </table:table-cell>
          <table:table-cell office:value-type="string" calcext:value-type="string">
            <text:p>./loznice/poskozene/_APE0846.jpg</text:p>
          </table:table-cell>
          <table:table-cell table:formula="of:=LEFT([.C147];FIND([.B147];[.C147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48];LEN([.$C148])-FIND(&quot;$$$&quot;;SUBSTITUTE([.$C148];&quot;/&quot;;&quot;$$$&quot;;LEN([.$C148])-LEN(SUBSTITUTE([.$C148];&quot;/&quot;;&quot;&quot;)))))" office:value-type="string" office:string-value="_APE0831.jpg" calcext:value-type="string">
            <text:p>_APE0831.jpg</text:p>
          </table:table-cell>
          <table:table-cell office:value-type="string" calcext:value-type="string">
            <text:p>./loznice/poskozene/_APE0831.jpg</text:p>
          </table:table-cell>
          <table:table-cell table:formula="of:=LEFT([.C148];FIND([.B148];[.C148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49];LEN([.$C149])-FIND(&quot;$$$&quot;;SUBSTITUTE([.$C149];&quot;/&quot;;&quot;$$$&quot;;LEN([.$C149])-LEN(SUBSTITUTE([.$C149];&quot;/&quot;;&quot;&quot;)))))" office:value-type="string" office:string-value="_APE0836.jpg" calcext:value-type="string">
            <text:p>_APE0836.jpg</text:p>
          </table:table-cell>
          <table:table-cell office:value-type="string" calcext:value-type="string">
            <text:p>./loznice/poskozene/_APE0836.jpg</text:p>
          </table:table-cell>
          <table:table-cell table:formula="of:=LEFT([.C149];FIND([.B149];[.C149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50];LEN([.$C150])-FIND(&quot;$$$&quot;;SUBSTITUTE([.$C150];&quot;/&quot;;&quot;$$$&quot;;LEN([.$C150])-LEN(SUBSTITUTE([.$C150];&quot;/&quot;;&quot;&quot;)))))" office:value-type="string" office:string-value="_APE0848.jpg" calcext:value-type="string">
            <text:p>_APE0848.jpg</text:p>
          </table:table-cell>
          <table:table-cell office:value-type="string" calcext:value-type="string">
            <text:p>./loznice/poskozene/_APE0848.jpg</text:p>
          </table:table-cell>
          <table:table-cell table:formula="of:=LEFT([.C150];FIND([.B150];[.C150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51];LEN([.$C151])-FIND(&quot;$$$&quot;;SUBSTITUTE([.$C151];&quot;/&quot;;&quot;$$$&quot;;LEN([.$C151])-LEN(SUBSTITUTE([.$C151];&quot;/&quot;;&quot;&quot;)))))" office:value-type="string" office:string-value="_APE0843.jpg" calcext:value-type="string">
            <text:p>_APE0843.jpg</text:p>
          </table:table-cell>
          <table:table-cell office:value-type="string" calcext:value-type="string">
            <text:p>./loznice/poskozene/_APE0843.jpg</text:p>
          </table:table-cell>
          <table:table-cell table:formula="of:=LEFT([.C151];FIND([.B151];[.C151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52];LEN([.$C152])-FIND(&quot;$$$&quot;;SUBSTITUTE([.$C152];&quot;/&quot;;&quot;$$$&quot;;LEN([.$C152])-LEN(SUBSTITUTE([.$C152];&quot;/&quot;;&quot;&quot;)))))" office:value-type="string" office:string-value="_APE0844.jpg" calcext:value-type="string">
            <text:p>_APE0844.jpg</text:p>
          </table:table-cell>
          <table:table-cell office:value-type="string" calcext:value-type="string">
            <text:p>./loznice/poskozene/_APE0844.jpg</text:p>
          </table:table-cell>
          <table:table-cell table:formula="of:=LEFT([.C152];FIND([.B152];[.C152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53];LEN([.$C153])-FIND(&quot;$$$&quot;;SUBSTITUTE([.$C153];&quot;/&quot;;&quot;$$$&quot;;LEN([.$C153])-LEN(SUBSTITUTE([.$C153];&quot;/&quot;;&quot;&quot;)))))" office:value-type="string" office:string-value="_APE0854.jpg" calcext:value-type="string">
            <text:p>_APE0854.jpg</text:p>
          </table:table-cell>
          <table:table-cell office:value-type="string" calcext:value-type="string">
            <text:p>./loznice/poskozene/_APE0854.jpg</text:p>
          </table:table-cell>
          <table:table-cell table:formula="of:=LEFT([.C153];FIND([.B153];[.C153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54];LEN([.$C154])-FIND(&quot;$$$&quot;;SUBSTITUTE([.$C154];&quot;/&quot;;&quot;$$$&quot;;LEN([.$C154])-LEN(SUBSTITUTE([.$C154];&quot;/&quot;;&quot;&quot;)))))" office:value-type="string" office:string-value="_APE0832.jpg" calcext:value-type="string">
            <text:p>_APE0832.jpg</text:p>
          </table:table-cell>
          <table:table-cell office:value-type="string" calcext:value-type="string">
            <text:p>./loznice/poskozene/_APE0832.jpg</text:p>
          </table:table-cell>
          <table:table-cell table:formula="of:=LEFT([.C154];FIND([.B154];[.C154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55];LEN([.$C155])-FIND(&quot;$$$&quot;;SUBSTITUTE([.$C155];&quot;/&quot;;&quot;$$$&quot;;LEN([.$C155])-LEN(SUBSTITUTE([.$C155];&quot;/&quot;;&quot;&quot;)))))" office:value-type="string" office:string-value="_APE0852.jpg" calcext:value-type="string">
            <text:p>_APE0852.jpg</text:p>
          </table:table-cell>
          <table:table-cell office:value-type="string" calcext:value-type="string">
            <text:p>./loznice/poskozene/_APE0852.jpg</text:p>
          </table:table-cell>
          <table:table-cell table:formula="of:=LEFT([.C155];FIND([.B155];[.C155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56];LEN([.$C156])-FIND(&quot;$$$&quot;;SUBSTITUTE([.$C156];&quot;/&quot;;&quot;$$$&quot;;LEN([.$C156])-LEN(SUBSTITUTE([.$C156];&quot;/&quot;;&quot;&quot;)))))" office:value-type="string" office:string-value="_APE0841.jpg" calcext:value-type="string">
            <text:p>_APE0841.jpg</text:p>
          </table:table-cell>
          <table:table-cell office:value-type="string" calcext:value-type="string">
            <text:p>./loznice/poskozene/_APE0841.jpg</text:p>
          </table:table-cell>
          <table:table-cell table:formula="of:=LEFT([.C156];FIND([.B156];[.C156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57];LEN([.$C157])-FIND(&quot;$$$&quot;;SUBSTITUTE([.$C157];&quot;/&quot;;&quot;$$$&quot;;LEN([.$C157])-LEN(SUBSTITUTE([.$C157];&quot;/&quot;;&quot;&quot;)))))" office:value-type="string" office:string-value="_APE0847.jpg" calcext:value-type="string">
            <text:p>_APE0847.jpg</text:p>
          </table:table-cell>
          <table:table-cell office:value-type="string" calcext:value-type="string">
            <text:p>./loznice/poskozene/_APE0847.jpg</text:p>
          </table:table-cell>
          <table:table-cell table:formula="of:=LEFT([.C157];FIND([.B157];[.C157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58];LEN([.$C158])-FIND(&quot;$$$&quot;;SUBSTITUTE([.$C158];&quot;/&quot;;&quot;$$$&quot;;LEN([.$C158])-LEN(SUBSTITUTE([.$C158];&quot;/&quot;;&quot;&quot;)))))" office:value-type="string" office:string-value="_APE0842.jpg" calcext:value-type="string">
            <text:p>_APE0842.jpg</text:p>
          </table:table-cell>
          <table:table-cell office:value-type="string" calcext:value-type="string">
            <text:p>./loznice/poskozene/_APE0842.jpg</text:p>
          </table:table-cell>
          <table:table-cell table:formula="of:=LEFT([.C158];FIND([.B158];[.C158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59];LEN([.$C159])-FIND(&quot;$$$&quot;;SUBSTITUTE([.$C159];&quot;/&quot;;&quot;$$$&quot;;LEN([.$C159])-LEN(SUBSTITUTE([.$C159];&quot;/&quot;;&quot;&quot;)))))" office:value-type="string" office:string-value="_APE0834.jpg" calcext:value-type="string">
            <text:p>_APE0834.jpg</text:p>
          </table:table-cell>
          <table:table-cell office:value-type="string" calcext:value-type="string">
            <text:p>./loznice/poskozene/_APE0834.jpg</text:p>
          </table:table-cell>
          <table:table-cell table:formula="of:=LEFT([.C159];FIND([.B159];[.C159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60];LEN([.$C160])-FIND(&quot;$$$&quot;;SUBSTITUTE([.$C160];&quot;/&quot;;&quot;$$$&quot;;LEN([.$C160])-LEN(SUBSTITUTE([.$C160];&quot;/&quot;;&quot;&quot;)))))" office:value-type="string" office:string-value="_APE0851.jpg" calcext:value-type="string">
            <text:p>_APE0851.jpg</text:p>
          </table:table-cell>
          <table:table-cell office:value-type="string" calcext:value-type="string">
            <text:p>./loznice/poskozene/_APE0851.jpg</text:p>
          </table:table-cell>
          <table:table-cell table:formula="of:=LEFT([.C160];FIND([.B160];[.C160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61];LEN([.$C161])-FIND(&quot;$$$&quot;;SUBSTITUTE([.$C161];&quot;/&quot;;&quot;$$$&quot;;LEN([.$C161])-LEN(SUBSTITUTE([.$C161];&quot;/&quot;;&quot;&quot;)))))" office:value-type="string" office:string-value="_APE0833.jpg" calcext:value-type="string">
            <text:p>_APE0833.jpg</text:p>
          </table:table-cell>
          <table:table-cell office:value-type="string" calcext:value-type="string">
            <text:p>./loznice/poskozene/_APE0833.jpg</text:p>
          </table:table-cell>
          <table:table-cell table:formula="of:=LEFT([.C161];FIND([.B161];[.C161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6">
          <table:table-cell/>
          <table:table-cell table:formula="of:=RIGHT([.$C162];LEN([.$C162])-FIND(&quot;$$$&quot;;SUBSTITUTE([.$C162];&quot;/&quot;;&quot;$$$&quot;;LEN([.$C162])-LEN(SUBSTITUTE([.$C162];&quot;/&quot;;&quot;&quot;)))))" office:value-type="string" office:string-value="_APE0849.jpg" calcext:value-type="string">
            <text:p>_APE0849.jpg</text:p>
          </table:table-cell>
          <table:table-cell office:value-type="string" calcext:value-type="string">
            <text:p>./loznice/poskozene/_APE0849.jpg</text:p>
          </table:table-cell>
          <table:table-cell table:formula="of:=LEFT([.C162];FIND([.B162];[.C162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</table:table>
      <table:table table:name="Doklady" table:style-name="ta1">
        <table:table-column table:style-name="co11" table:number-columns-repeated="1024" table:default-cell-style-name="ce61"/>
        <table:table-row table:style-name="ro8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esta</text:p>
          </table:table-cell>
          <table:table-cell table:number-columns-repeated="1021"/>
        </table:table-row>
      </table:table>
      <table:named-expressions>
        <table:named-expression table:name="SHARED_FORMULA_6_9_6_9_0" table:base-cell-address="$ProPojistovnu.$G$10" table:expression="((100-[.F10])/100)*[.C10]"/>
      </table:named-expressions>
      <table:database-ranges>
        <table:database-range table:name="__Anonymous_DB__1" table:target-range-address="Evidence.C32:Evidence.C43" table:orientation="column"/>
        <table:database-range table:name="__Anonymous_Sheet_DB__0" table:target-range-address="ProPojistovnu.A9:ProPojistovnu.F970" table:display-filter-buttons="true">
          <table:filter>
            <table:filter-and>
              <table:filter-condition table:field-number="0" table:data-type="number" table:value="67" table:operator="!empty"/>
              <table:filter-condition table:field-number="0" table:value="EMPTY" table:operator="!="/>
            </table:filter-and>
          </table:filter>
        </table:database-range>
        <table:database-range table:name="__Anonymous_Sheet_DB__2" table:target-range-address="Evidence.A4:Evidence.Q34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grouping="true"/>
      <number:text> Kč</number:text>
    </number:number-style>
    <number:number-style style:name="N122P0" style:volatile="true">
      <number:number number:decimal-places="0" number:min-integer-digits="1" number:grouping="true"/>
      <number:text> Kč</number:text>
    </number:number-style>
    <number:number-style style:name="N122">
      <number:text>-</number:text>
      <number:number number:decimal-places="0" number:min-integer-digits="1" number:grouping="true"/>
      <number:text> Kč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Kč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Kč</number:text>
    </number:number-style>
    <number:number-style style:name="N125">
      <number:text>-</number:text>
      <number:number number:decimal-places="2" number:min-integer-digits="1" number:grouping="true"/>
      <number:text> Kč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Kč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34P2" style:volatile="true">
      <loext:fill-character> </loext:fill-character>
      <number:text>-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38P1" style:volatile="true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38P2" style:volatile="true">
      <loext:fill-character> </loext:fill-character>
      <number:text>- Kč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46P1" style:volatile="true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46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currency-style style:name="N154P0" style:volatile="true">
      <loext:fill-character> </loext:fill-character>
      <number:number number:decimal-places="2" number:min-integer-digits="1" number:grouping="true"/>
      <number:text> </number:text>
      <number:currency-symbol number:language="cs" number:country="CZ">Kč</number:currency-symbol>
      <number:text> </number:text>
    </number:currency-style>
    <number:currency-style style:name="N154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cs" number:country="CZ">Kč</number:currency-symbol>
      <number:text> </number:text>
    </number:currency-style>
    <number:currency-style style:name="N154P2" style:volatile="true">
      <loext:fill-character> </loext:fill-character>
      <number:text>-</number:text>
      <number:number number:decimal-places="0" number:min-integer-digits="0"/>
      <number:text> </number:text>
      <number:currency-symbol number:language="cs" number:country="CZ">Kč</number:currency-symbol>
      <number:text> </number:text>
    </number:currency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¥€</number:currency-symbol>
      <number:text> </number:text>
      <number:number number:decimal-places="0" number:min-integer-digits="3">
        <number:embedded-text number:position="5"> </number:embedded-text>
      </number:number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0" number:min-integer-digits="3">
        <number:embedded-text number:position="5"> </number:embedded-text>
      </number:number>
      <number:text>)</number:text>
      <style:map style:condition="value()&gt;=0" style:apply-style-name="N162P0"/>
    </number:currency-style>
    <number:date-style style:name="N163">
      <number:day number:style="long"/>
      <number:text>.</number:text>
      <number:month number:style="long"/>
      <number:text>.</number:text>
      <number:year number:style="long"/>
    </number:date-style>
    <number:currency-style style:name="N40103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3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ální_20_2" style:display-name="Normální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/00/0000</text:date>, <text:time style:data-style-name="N2" text:time-value="07:01:46.699273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Michalec</meta:initial-creator>
    <meta:creation-date>2014-06-22T22:37:53.843904985</meta:creation-date>
    <dc:date>2014-07-04T07:46:56.402999453</dc:date>
    <meta:editing-duration>P1DT13H8M53S</meta:editing-duration>
    <meta:editing-cycles>64</meta:editing-cycles>
    <meta:generator>LibreOffice/4.2.4.2$Linux_X86_64 LibreOffice_project/420m0$Build-2</meta:generator>
    <meta:printed-by>Petr Michalec</meta:printed-by>
    <meta:print-date>2014-06-24T22:06:45.138547982</meta:print-date>
    <dc:subject>Evidence poskozeneho majetku, Michalcovi</dc:subject>
    <dc:title>Podklad pro pojistovnu</dc:title>
    <dc:creator>Petr Michalec</dc:creator>
    <meta:document-statistic meta:table-count="5" meta:cell-count="12360" meta:object-count="1"/>
    <meta:user-defined meta:name="Status">Draft</meta:user-defined>
    <meta:user-defined meta:name="Version">1.0</meta:user-defined>
  </office:meta>
</office:document-meta>
</file>